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Unbenannt1" style:base-cell-address="Tabelle1.A1"/>
    </style:style>
    <style:style style:name="ce2" style:family="table-cell" style:parent-style-name="Default">
      <style:map style:condition="cell-content()=1" style:apply-style-name="Unbenannt1" style:base-cell-address="Tabelle1.B74"/>
    </style:style>
    <style:style style:name="ce3" style:family="table-cell" style:parent-style-name="Default">
      <style:map style:condition="cell-content()=1" style:apply-style-name="Unbenannt1" style:base-cell-address="Tabelle1.B75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59.99mm" svg:height="89.99mm" svg:x="11.25mm" svg:y="223.23mm">
            <loext:p draw:notify-on-update-of-ranges="Tabelle1.B74:Tabelle1.BV74 Tabelle1.B75:Tabelle1.BV75 Tabelle1.B76:Tabelle1.BV7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95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(([.A1] = 1)   AND   ([.A2] = 0))   OR   (([.A1] = 0)   AND   ([.A2] = 1));1;0)" office:value-type="float" office:value="0" calcext:value-type="float">
            <text:p>0</text:p>
          </table:table-cell>
          <table:table-cell table:formula="of:=IF((([.B1] = 1)   AND   ([.B2] = 0))   OR   (([.B1] = 0)   AND   ([.B2] = 1));1;0)" office:value-type="float" office:value="1" calcext:value-type="float">
            <text:p>1</text:p>
          </table:table-cell>
          <table:table-cell table:formula="of:=IF((([.C1] = 1)   AND   ([.C2] = 0))   OR   (([.C1] = 0)   AND   ([.C2] = 1));1;0)" office:value-type="float" office:value="1" calcext:value-type="float">
            <text:p>1</text:p>
          </table:table-cell>
          <table:table-cell table:formula="of:=IF((([.D1] = 1)   AND   ([.D2] = 0))   OR   (([.D1] = 0)   AND   ([.D2] = 1));1;0)" office:value-type="float" office:value="1" calcext:value-type="float">
            <text:p>1</text:p>
          </table:table-cell>
          <table:table-cell table:formula="of:=IF((([.E1] = 1)   AND   ([.E2] = 0))   OR   (([.E1] = 0)   AND   ([.E2] = 1));1;0)" office:value-type="float" office:value="1" calcext:value-type="float">
            <text:p>1</text:p>
          </table:table-cell>
          <table:table-cell table:formula="of:=IF((([.F1] = 1)   AND   ([.F2] = 0))   OR   (([.F1] = 0)   AND   ([.F2] = 1));1;0)" office:value-type="float" office:value="1" calcext:value-type="float">
            <text:p>1</text:p>
          </table:table-cell>
          <table:table-cell table:formula="of:=IF((([.G1] = 1)   AND   ([.G2] = 0))   OR   (([.G1] = 0)   AND   ([.G2] = 1));1;0)" office:value-type="float" office:value="1" calcext:value-type="float">
            <text:p>1</text:p>
          </table:table-cell>
          <table:table-cell table:formula="of:=IF((([.H1] = 1)   AND   ([.H2] = 0))   OR   (([.H1] = 0)   AND   ([.H2] = 1));1;0)" office:value-type="float" office:value="1" calcext:value-type="float">
            <text:p>1</text:p>
          </table:table-cell>
          <table:table-cell table:formula="of:=IF((([.I1] = 1)   AND   ([.I2] = 0))   OR   (([.I1] = 0)   AND   ([.I2] = 1));1;0)" office:value-type="float" office:value="1" calcext:value-type="float">
            <text:p>1</text:p>
          </table:table-cell>
          <table:table-cell table:formula="of:=IF((([.J1] = 1)   AND   ([.J2] = 0))   OR   (([.J1] = 0)   AND   ([.J2] = 1));1;0)" office:value-type="float" office:value="1" calcext:value-type="float">
            <text:p>1</text:p>
          </table:table-cell>
          <table:table-cell table:formula="of:=IF((([.K1] = 1)   AND   ([.K2] = 0))   OR   (([.K1] = 0)   AND   ([.K2] = 1));1;0)" office:value-type="float" office:value="1" calcext:value-type="float">
            <text:p>1</text:p>
          </table:table-cell>
          <table:table-cell table:formula="of:=IF((([.L1] = 1)   AND   ([.L2] = 0))   OR   (([.L1] = 0)   AND   ([.L2] = 1));1;0)" office:value-type="float" office:value="1" calcext:value-type="float">
            <text:p>1</text:p>
          </table:table-cell>
          <table:table-cell table:formula="of:=IF((([.M1] = 1)   AND   ([.M2] = 0))   OR   (([.M1] = 0)   AND   ([.M2] = 1));1;0)" office:value-type="float" office:value="1" calcext:value-type="float">
            <text:p>1</text:p>
          </table:table-cell>
          <table:table-cell table:formula="of:=IF((([.N1] = 1)   AND   ([.N2] = 0))   OR   (([.N1] = 0)   AND   ([.N2] = 1));1;0)" office:value-type="float" office:value="1" calcext:value-type="float">
            <text:p>1</text:p>
          </table:table-cell>
          <table:table-cell table:formula="of:=IF((([.O1] = 1)   AND   ([.O2] = 0))   OR   (([.O1] = 0)   AND   ([.O2] = 1));1;0)" office:value-type="float" office:value="1" calcext:value-type="float">
            <text:p>1</text:p>
          </table:table-cell>
          <table:table-cell table:formula="of:=IF((([.P1] = 1)   AND   ([.P2] = 0))   OR   (([.P1] = 0)   AND   ([.P2] = 1));1;0)" office:value-type="float" office:value="1" calcext:value-type="float">
            <text:p>1</text:p>
          </table:table-cell>
          <table:table-cell table:formula="of:=IF((([.Q1] = 1)   AND   ([.Q2] = 0))   OR   (([.Q1] = 0)   AND   ([.Q2] = 1));1;0)" office:value-type="float" office:value="1" calcext:value-type="float">
            <text:p>1</text:p>
          </table:table-cell>
          <table:table-cell table:formula="of:=IF((([.R1] = 1)   AND   ([.R2] = 0))   OR   (([.R1] = 0)   AND   ([.R2] = 1));1;0)" office:value-type="float" office:value="1" calcext:value-type="float">
            <text:p>1</text:p>
          </table:table-cell>
          <table:table-cell table:formula="of:=IF((([.S1] = 1)   AND   ([.S2] = 0))   OR   (([.S1] = 0)   AND   ([.S2] = 1));1;0)" office:value-type="float" office:value="1" calcext:value-type="float">
            <text:p>1</text:p>
          </table:table-cell>
          <table:table-cell table:formula="of:=IF((([.T1] = 1)   AND   ([.T2] = 0))   OR   (([.T1] = 0)   AND   ([.T2] = 1));1;0)" office:value-type="float" office:value="1" calcext:value-type="float">
            <text:p>1</text:p>
          </table:table-cell>
          <table:table-cell table:formula="of:=IF((([.U1] = 1)   AND   ([.U2] = 0))   OR   (([.U1] = 0)   AND   ([.U2] = 1));1;0)" office:value-type="float" office:value="1" calcext:value-type="float">
            <text:p>1</text:p>
          </table:table-cell>
          <table:table-cell table:formula="of:=IF((([.V1] = 1)   AND   ([.V2] = 0))   OR   (([.V1] = 0)   AND   ([.V2] = 1));1;0)" office:value-type="float" office:value="1" calcext:value-type="float">
            <text:p>1</text:p>
          </table:table-cell>
          <table:table-cell table:formula="of:=IF((([.W1] = 1)   AND   ([.W2] = 0))   OR   (([.W1] = 0)   AND   ([.W2] = 1));1;0)" office:value-type="float" office:value="1" calcext:value-type="float">
            <text:p>1</text:p>
          </table:table-cell>
          <table:table-cell table:formula="of:=IF((([.X1] = 1)   AND   ([.X2] = 0))   OR   (([.X1] = 0)   AND   ([.X2] = 1));1;0)" office:value-type="float" office:value="1" calcext:value-type="float">
            <text:p>1</text:p>
          </table:table-cell>
          <table:table-cell table:formula="of:=IF((([.Y1] = 1)   AND   ([.Y2] = 0))   OR   (([.Y1] = 0)   AND   ([.Y2] = 1));1;0)" office:value-type="float" office:value="1" calcext:value-type="float">
            <text:p>1</text:p>
          </table:table-cell>
          <table:table-cell table:formula="of:=IF((([.Z1] = 1)   AND   ([.Z2] = 0))   OR   (([.Z1] = 0)   AND   ([.Z2] = 1));1;0)" office:value-type="float" office:value="1" calcext:value-type="float">
            <text:p>1</text:p>
          </table:table-cell>
          <table:table-cell table:formula="of:=IF((([.AA1] = 1)   AND   ([.AA2] = 0))   OR   (([.AA1] = 0)   AND   ([.AA2] = 1));1;0)" office:value-type="float" office:value="1" calcext:value-type="float">
            <text:p>1</text:p>
          </table:table-cell>
          <table:table-cell table:formula="of:=IF((([.AB1] = 1)   AND   ([.AB2] = 0))   OR   (([.AB1] = 0)   AND   ([.AB2] = 1));1;0)" office:value-type="float" office:value="1" calcext:value-type="float">
            <text:p>1</text:p>
          </table:table-cell>
          <table:table-cell table:formula="of:=IF((([.AC1] = 1)   AND   ([.AC2] = 0))   OR   (([.AC1] = 0)   AND   ([.AC2] = 1));1;0)" office:value-type="float" office:value="1" calcext:value-type="float">
            <text:p>1</text:p>
          </table:table-cell>
          <table:table-cell table:formula="of:=IF((([.AD1] = 1)   AND   ([.AD2] = 0))   OR   (([.AD1] = 0)   AND   ([.AD2] = 1));1;0)" office:value-type="float" office:value="1" calcext:value-type="float">
            <text:p>1</text:p>
          </table:table-cell>
          <table:table-cell table:formula="of:=IF((([.AE1] = 1)   AND   ([.AE2] = 0))   OR   (([.AE1] = 0)   AND   ([.AE2] = 1));1;0)" office:value-type="float" office:value="1" calcext:value-type="float">
            <text:p>1</text:p>
          </table:table-cell>
          <table:table-cell table:formula="of:=IF((([.AF1] = 1)   AND   ([.AF2] = 0))   OR   (([.AF1] = 0)   AND   ([.AF2] = 1));1;0)" office:value-type="float" office:value="1" calcext:value-type="float">
            <text:p>1</text:p>
          </table:table-cell>
          <table:table-cell table:formula="of:=IF((([.AG1] = 1)   AND   ([.AG2] = 0))   OR   (([.AG1] = 0)   AND   ([.AG2] = 1));1;0)" office:value-type="float" office:value="1" calcext:value-type="float">
            <text:p>1</text:p>
          </table:table-cell>
          <table:table-cell table:formula="of:=IF((([.AH1] = 1)   AND   ([.AH2] = 0))   OR   (([.AH1] = 0)   AND   ([.AH2] = 1));1;0)" office:value-type="float" office:value="1" calcext:value-type="float">
            <text:p>1</text:p>
          </table:table-cell>
          <table:table-cell table:formula="of:=IF((([.AI1] = 1)   AND   ([.AI2] = 0))   OR   (([.AI1] = 0)   AND   ([.AI2] = 1));1;0)" office:value-type="float" office:value="1" calcext:value-type="float">
            <text:p>1</text:p>
          </table:table-cell>
          <table:table-cell table:formula="of:=IF((([.AJ1] = 1)   AND   ([.AJ2] = 0))   OR   (([.AJ1] = 0)   AND   ([.AJ2] = 1));1;0)" office:value-type="float" office:value="1" calcext:value-type="float">
            <text:p>1</text:p>
          </table:table-cell>
          <table:table-cell table:formula="of:=IF((([.AK1] = 1)   AND   ([.AK2] = 0))   OR   (([.AK1] = 0)   AND   ([.AK2] = 1));1;0)" office:value-type="float" office:value="1" calcext:value-type="float">
            <text:p>1</text:p>
          </table:table-cell>
          <table:table-cell table:formula="of:=IF((([.AL1] = 1)   AND   ([.AL2] = 0))   OR   (([.AL1] = 0)   AND   ([.AL2] = 1));1;0)" office:value-type="float" office:value="1" calcext:value-type="float">
            <text:p>1</text:p>
          </table:table-cell>
          <table:table-cell table:formula="of:=IF((([.AM1] = 1)   AND   ([.AM2] = 0))   OR   (([.AM1] = 0)   AND   ([.AM2] = 1));1;0)" office:value-type="float" office:value="1" calcext:value-type="float">
            <text:p>1</text:p>
          </table:table-cell>
          <table:table-cell table:formula="of:=IF((([.AN1] = 1)   AND   ([.AN2] = 0))   OR   (([.AN1] = 0)   AND   ([.AN2] = 1));1;0)" office:value-type="float" office:value="1" calcext:value-type="float">
            <text:p>1</text:p>
          </table:table-cell>
          <table:table-cell table:formula="of:=IF((([.AO1] = 1)   AND   ([.AO2] = 0))   OR   (([.AO1] = 0)   AND   ([.AO2] = 1));1;0)" office:value-type="float" office:value="1" calcext:value-type="float">
            <text:p>1</text:p>
          </table:table-cell>
          <table:table-cell table:formula="of:=IF((([.AP1] = 1)   AND   ([.AP2] = 0))   OR   (([.AP1] = 0)   AND   ([.AP2] = 1));1;0)" office:value-type="float" office:value="1" calcext:value-type="float">
            <text:p>1</text:p>
          </table:table-cell>
          <table:table-cell table:formula="of:=IF((([.AQ1] = 1)   AND   ([.AQ2] = 0))   OR   (([.AQ1] = 0)   AND   ([.AQ2] = 1));1;0)" office:value-type="float" office:value="1" calcext:value-type="float">
            <text:p>1</text:p>
          </table:table-cell>
          <table:table-cell table:formula="of:=IF((([.AR1] = 1)   AND   ([.AR2] = 0))   OR   (([.AR1] = 0)   AND   ([.AR2] = 1));1;0)" office:value-type="float" office:value="1" calcext:value-type="float">
            <text:p>1</text:p>
          </table:table-cell>
          <table:table-cell table:formula="of:=IF((([.AS1] = 1)   AND   ([.AS2] = 0))   OR   (([.AS1] = 0)   AND   ([.AS2] = 1));1;0)" office:value-type="float" office:value="1" calcext:value-type="float">
            <text:p>1</text:p>
          </table:table-cell>
          <table:table-cell table:formula="of:=IF((([.AT1] = 1)   AND   ([.AT2] = 0))   OR   (([.AT1] = 0)   AND   ([.AT2] = 1));1;0)" office:value-type="float" office:value="1" calcext:value-type="float">
            <text:p>1</text:p>
          </table:table-cell>
          <table:table-cell table:formula="of:=IF((([.AU1] = 1)   AND   ([.AU2] = 0))   OR   (([.AU1] = 0)   AND   ([.AU2] = 1));1;0)" office:value-type="float" office:value="1" calcext:value-type="float">
            <text:p>1</text:p>
          </table:table-cell>
          <table:table-cell table:formula="of:=IF((([.AV1] = 1)   AND   ([.AV2] = 0))   OR   (([.AV1] = 0)   AND   ([.AV2] = 1));1;0)" office:value-type="float" office:value="1" calcext:value-type="float">
            <text:p>1</text:p>
          </table:table-cell>
          <table:table-cell table:formula="of:=IF((([.AW1] = 1)   AND   ([.AW2] = 0))   OR   (([.AW1] = 0)   AND   ([.AW2] = 1));1;0)" office:value-type="float" office:value="1" calcext:value-type="float">
            <text:p>1</text:p>
          </table:table-cell>
          <table:table-cell table:formula="of:=IF((([.AX1] = 1)   AND   ([.AX2] = 0))   OR   (([.AX1] = 0)   AND   ([.AX2] = 1));1;0)" office:value-type="float" office:value="1" calcext:value-type="float">
            <text:p>1</text:p>
          </table:table-cell>
          <table:table-cell table:formula="of:=IF((([.AY1] = 1)   AND   ([.AY2] = 0))   OR   (([.AY1] = 0)   AND   ([.AY2] = 1));1;0)" office:value-type="float" office:value="1" calcext:value-type="float">
            <text:p>1</text:p>
          </table:table-cell>
          <table:table-cell table:formula="of:=IF((([.AZ1] = 1)   AND   ([.AZ2] = 0))   OR   (([.AZ1] = 0)   AND   ([.AZ2] = 1));1;0)" office:value-type="float" office:value="1" calcext:value-type="float">
            <text:p>1</text:p>
          </table:table-cell>
          <table:table-cell table:formula="of:=IF((([.BA1] = 1)   AND   ([.BA2] = 0))   OR   (([.BA1] = 0)   AND   ([.BA2] = 1));1;0)" office:value-type="float" office:value="1" calcext:value-type="float">
            <text:p>1</text:p>
          </table:table-cell>
          <table:table-cell table:formula="of:=IF((([.BB1] = 1)   AND   ([.BB2] = 0))   OR   (([.BB1] = 0)   AND   ([.BB2] = 1));1;0)" office:value-type="float" office:value="1" calcext:value-type="float">
            <text:p>1</text:p>
          </table:table-cell>
          <table:table-cell table:formula="of:=IF((([.BC1] = 1)   AND   ([.BC2] = 0))   OR   (([.BC1] = 0)   AND   ([.BC2] = 1));1;0)" office:value-type="float" office:value="1" calcext:value-type="float">
            <text:p>1</text:p>
          </table:table-cell>
          <table:table-cell table:formula="of:=IF((([.BD1] = 1)   AND   ([.BD2] = 0))   OR   (([.BD1] = 0)   AND   ([.BD2] = 1));1;0)" office:value-type="float" office:value="1" calcext:value-type="float">
            <text:p>1</text:p>
          </table:table-cell>
          <table:table-cell table:formula="of:=IF((([.BE1] = 1)   AND   ([.BE2] = 0))   OR   (([.BE1] = 0)   AND   ([.BE2] = 1));1;0)" office:value-type="float" office:value="1" calcext:value-type="float">
            <text:p>1</text:p>
          </table:table-cell>
          <table:table-cell table:formula="of:=IF((([.BF1] = 1)   AND   ([.BF2] = 0))   OR   (([.BF1] = 0)   AND   ([.BF2] = 1));1;0)" office:value-type="float" office:value="1" calcext:value-type="float">
            <text:p>1</text:p>
          </table:table-cell>
          <table:table-cell table:formula="of:=IF((([.BG1] = 1)   AND   ([.BG2] = 0))   OR   (([.BG1] = 0)   AND   ([.BG2] = 1));1;0)" office:value-type="float" office:value="1" calcext:value-type="float">
            <text:p>1</text:p>
          </table:table-cell>
          <table:table-cell table:formula="of:=IF((([.BH1] = 1)   AND   ([.BH2] = 0))   OR   (([.BH1] = 0)   AND   ([.BH2] = 1));1;0)" office:value-type="float" office:value="1" calcext:value-type="float">
            <text:p>1</text:p>
          </table:table-cell>
          <table:table-cell table:formula="of:=IF((([.BI1] = 1)   AND   ([.BI2] = 0))   OR   (([.BI1] = 0)   AND   ([.BI2] = 1));1;0)" office:value-type="float" office:value="1" calcext:value-type="float">
            <text:p>1</text:p>
          </table:table-cell>
          <table:table-cell table:formula="of:=IF((([.BJ1] = 1)   AND   ([.BJ2] = 0))   OR   (([.BJ1] = 0)   AND   ([.BJ2] = 1));1;0)" office:value-type="float" office:value="1" calcext:value-type="float">
            <text:p>1</text:p>
          </table:table-cell>
          <table:table-cell table:formula="of:=IF((([.BK1] = 1)   AND   ([.BK2] = 0))   OR   (([.BK1] = 0)   AND   ([.BK2] = 1));1;0)" office:value-type="float" office:value="1" calcext:value-type="float">
            <text:p>1</text:p>
          </table:table-cell>
          <table:table-cell table:formula="of:=IF((([.BL1] = 1)   AND   ([.BL2] = 0))   OR   (([.BL1] = 0)   AND   ([.BL2] = 1));1;0)" office:value-type="float" office:value="1" calcext:value-type="float">
            <text:p>1</text:p>
          </table:table-cell>
          <table:table-cell table:formula="of:=IF((([.BM1] = 1)   AND   ([.BM2] = 0))   OR   (([.BM1] = 0)   AND   ([.BM2] = 1));1;0)" office:value-type="float" office:value="1" calcext:value-type="float">
            <text:p>1</text:p>
          </table:table-cell>
          <table:table-cell table:formula="of:=IF((([.BN1] = 1)   AND   ([.BN2] = 0))   OR   (([.BN1] = 0)   AND   ([.BN2] = 1));1;0)" office:value-type="float" office:value="1" calcext:value-type="float">
            <text:p>1</text:p>
          </table:table-cell>
          <table:table-cell table:formula="of:=IF((([.BO1] = 1)   AND   ([.BO2] = 0))   OR   (([.BO1] = 0)   AND   ([.BO2] = 1));1;0)" office:value-type="float" office:value="1" calcext:value-type="float">
            <text:p>1</text:p>
          </table:table-cell>
          <table:table-cell table:formula="of:=IF((([.BP1] = 1)   AND   ([.BP2] = 0))   OR   (([.BP1] = 0)   AND   ([.BP2] = 1));1;0)" office:value-type="float" office:value="1" calcext:value-type="float">
            <text:p>1</text:p>
          </table:table-cell>
          <table:table-cell table:formula="of:=IF((([.BQ1] = 1)   AND   ([.BQ2] = 0))   OR   (([.BQ1] = 0)   AND   ([.BQ2] = 1));1;0)" office:value-type="float" office:value="1" calcext:value-type="float">
            <text:p>1</text:p>
          </table:table-cell>
          <table:table-cell table:formula="of:=IF((([.BR1] = 1)   AND   ([.BR2] = 0))   OR   (([.BR1] = 0)   AND   ([.BR2] = 1));1;0)" office:value-type="float" office:value="1" calcext:value-type="float">
            <text:p>1</text:p>
          </table:table-cell>
          <table:table-cell table:formula="of:=IF((([.BS1] = 1)   AND   ([.BS2] = 0))   OR   (([.BS1] = 0)   AND   ([.BS2] = 1));1;0)" office:value-type="float" office:value="1" calcext:value-type="float">
            <text:p>1</text:p>
          </table:table-cell>
          <table:table-cell table:formula="of:=IF((([.BT1] = 1)   AND   ([.BT2] = 0))   OR   (([.BT1] = 0)   AND   ([.BT2] = 1));1;0)" office:value-type="float" office:value="1" calcext:value-type="float">
            <text:p>1</text:p>
          </table:table-cell>
          <table:table-cell table:formula="of:=IF((([.BU1] = 1)   AND   ([.BU2] = 0))   OR   (([.BU1] = 0)   AND   ([.BU2] = 1));1;0)" office:value-type="float" office:value="1" calcext:value-type="float">
            <text:p>1</text:p>
          </table:table-cell>
          <table:table-cell/>
          <table:table-cell table:formula="of:=SUM([.A2:.BW2])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(([.A2] = 1)   AND   ([.A3] = 0))   OR   (([.A2] = 0)   AND   ([.A3] = 1));1;0)" office:value-type="float" office:value="0" calcext:value-type="float">
            <text:p>0</text:p>
          </table:table-cell>
          <table:table-cell table:formula="of:=IF((([.B2] = 1)   AND   ([.B3] = 0))   OR   (([.B2] = 0)   AND   ([.B3] = 1));1;0)" office:value-type="float" office:value="0" calcext:value-type="float">
            <text:p>0</text:p>
          </table:table-cell>
          <table:table-cell table:formula="of:=IF((([.C2] = 1)   AND   ([.C3] = 0))   OR   (([.C2] = 0)   AND   ([.C3] = 1));1;0)" office:value-type="float" office:value="1" calcext:value-type="float">
            <text:p>1</text:p>
          </table:table-cell>
          <table:table-cell table:formula="of:=IF((([.D2] = 1)   AND   ([.D3] = 0))   OR   (([.D2] = 0)   AND   ([.D3] = 1));1;0)" office:value-type="float" office:value="0" calcext:value-type="float">
            <text:p>0</text:p>
          </table:table-cell>
          <table:table-cell table:formula="of:=IF((([.E2] = 1)   AND   ([.E3] = 0))   OR   (([.E2] = 0)   AND   ([.E3] = 1));1;0)" office:value-type="float" office:value="1" calcext:value-type="float">
            <text:p>1</text:p>
          </table:table-cell>
          <table:table-cell table:formula="of:=IF((([.F2] = 1)   AND   ([.F3] = 0))   OR   (([.F2] = 0)   AND   ([.F3] = 1));1;0)" office:value-type="float" office:value="0" calcext:value-type="float">
            <text:p>0</text:p>
          </table:table-cell>
          <table:table-cell table:formula="of:=IF((([.G2] = 1)   AND   ([.G3] = 0))   OR   (([.G2] = 0)   AND   ([.G3] = 1));1;0)" office:value-type="float" office:value="1" calcext:value-type="float">
            <text:p>1</text:p>
          </table:table-cell>
          <table:table-cell table:formula="of:=IF((([.H2] = 1)   AND   ([.H3] = 0))   OR   (([.H2] = 0)   AND   ([.H3] = 1));1;0)" office:value-type="float" office:value="0" calcext:value-type="float">
            <text:p>0</text:p>
          </table:table-cell>
          <table:table-cell table:formula="of:=IF((([.I2] = 1)   AND   ([.I3] = 0))   OR   (([.I2] = 0)   AND   ([.I3] = 1));1;0)" office:value-type="float" office:value="1" calcext:value-type="float">
            <text:p>1</text:p>
          </table:table-cell>
          <table:table-cell table:formula="of:=IF((([.J2] = 1)   AND   ([.J3] = 0))   OR   (([.J2] = 0)   AND   ([.J3] = 1));1;0)" office:value-type="float" office:value="0" calcext:value-type="float">
            <text:p>0</text:p>
          </table:table-cell>
          <table:table-cell table:formula="of:=IF((([.K2] = 1)   AND   ([.K3] = 0))   OR   (([.K2] = 0)   AND   ([.K3] = 1));1;0)" office:value-type="float" office:value="1" calcext:value-type="float">
            <text:p>1</text:p>
          </table:table-cell>
          <table:table-cell table:formula="of:=IF((([.L2] = 1)   AND   ([.L3] = 0))   OR   (([.L2] = 0)   AND   ([.L3] = 1));1;0)" office:value-type="float" office:value="0" calcext:value-type="float">
            <text:p>0</text:p>
          </table:table-cell>
          <table:table-cell table:formula="of:=IF((([.M2] = 1)   AND   ([.M3] = 0))   OR   (([.M2] = 0)   AND   ([.M3] = 1));1;0)" office:value-type="float" office:value="1" calcext:value-type="float">
            <text:p>1</text:p>
          </table:table-cell>
          <table:table-cell table:formula="of:=IF((([.N2] = 1)   AND   ([.N3] = 0))   OR   (([.N2] = 0)   AND   ([.N3] = 1));1;0)" office:value-type="float" office:value="0" calcext:value-type="float">
            <text:p>0</text:p>
          </table:table-cell>
          <table:table-cell table:formula="of:=IF((([.O2] = 1)   AND   ([.O3] = 0))   OR   (([.O2] = 0)   AND   ([.O3] = 1));1;0)" office:value-type="float" office:value="1" calcext:value-type="float">
            <text:p>1</text:p>
          </table:table-cell>
          <table:table-cell table:formula="of:=IF((([.P2] = 1)   AND   ([.P3] = 0))   OR   (([.P2] = 0)   AND   ([.P3] = 1));1;0)" office:value-type="float" office:value="0" calcext:value-type="float">
            <text:p>0</text:p>
          </table:table-cell>
          <table:table-cell table:formula="of:=IF((([.Q2] = 1)   AND   ([.Q3] = 0))   OR   (([.Q2] = 0)   AND   ([.Q3] = 1));1;0)" office:value-type="float" office:value="1" calcext:value-type="float">
            <text:p>1</text:p>
          </table:table-cell>
          <table:table-cell table:formula="of:=IF((([.R2] = 1)   AND   ([.R3] = 0))   OR   (([.R2] = 0)   AND   ([.R3] = 1));1;0)" office:value-type="float" office:value="0" calcext:value-type="float">
            <text:p>0</text:p>
          </table:table-cell>
          <table:table-cell table:formula="of:=IF((([.S2] = 1)   AND   ([.S3] = 0))   OR   (([.S2] = 0)   AND   ([.S3] = 1));1;0)" office:value-type="float" office:value="1" calcext:value-type="float">
            <text:p>1</text:p>
          </table:table-cell>
          <table:table-cell table:formula="of:=IF((([.T2] = 1)   AND   ([.T3] = 0))   OR   (([.T2] = 0)   AND   ([.T3] = 1));1;0)" office:value-type="float" office:value="0" calcext:value-type="float">
            <text:p>0</text:p>
          </table:table-cell>
          <table:table-cell table:formula="of:=IF((([.U2] = 1)   AND   ([.U3] = 0))   OR   (([.U2] = 0)   AND   ([.U3] = 1));1;0)" office:value-type="float" office:value="1" calcext:value-type="float">
            <text:p>1</text:p>
          </table:table-cell>
          <table:table-cell table:formula="of:=IF((([.V2] = 1)   AND   ([.V3] = 0))   OR   (([.V2] = 0)   AND   ([.V3] = 1));1;0)" office:value-type="float" office:value="0" calcext:value-type="float">
            <text:p>0</text:p>
          </table:table-cell>
          <table:table-cell table:formula="of:=IF((([.W2] = 1)   AND   ([.W3] = 0))   OR   (([.W2] = 0)   AND   ([.W3] = 1));1;0)" office:value-type="float" office:value="1" calcext:value-type="float">
            <text:p>1</text:p>
          </table:table-cell>
          <table:table-cell table:formula="of:=IF((([.X2] = 1)   AND   ([.X3] = 0))   OR   (([.X2] = 0)   AND   ([.X3] = 1));1;0)" office:value-type="float" office:value="0" calcext:value-type="float">
            <text:p>0</text:p>
          </table:table-cell>
          <table:table-cell table:formula="of:=IF((([.Y2] = 1)   AND   ([.Y3] = 0))   OR   (([.Y2] = 0)   AND   ([.Y3] = 1));1;0)" office:value-type="float" office:value="1" calcext:value-type="float">
            <text:p>1</text:p>
          </table:table-cell>
          <table:table-cell table:formula="of:=IF((([.Z2] = 1)   AND   ([.Z3] = 0))   OR   (([.Z2] = 0)   AND   ([.Z3] = 1));1;0)" office:value-type="float" office:value="0" calcext:value-type="float">
            <text:p>0</text:p>
          </table:table-cell>
          <table:table-cell table:formula="of:=IF((([.AA2] = 1)   AND   ([.AA3] = 0))   OR   (([.AA2] = 0)   AND   ([.AA3] = 1));1;0)" office:value-type="float" office:value="1" calcext:value-type="float">
            <text:p>1</text:p>
          </table:table-cell>
          <table:table-cell table:formula="of:=IF((([.AB2] = 1)   AND   ([.AB3] = 0))   OR   (([.AB2] = 0)   AND   ([.AB3] = 1));1;0)" office:value-type="float" office:value="0" calcext:value-type="float">
            <text:p>0</text:p>
          </table:table-cell>
          <table:table-cell table:formula="of:=IF((([.AC2] = 1)   AND   ([.AC3] = 0))   OR   (([.AC2] = 0)   AND   ([.AC3] = 1));1;0)" office:value-type="float" office:value="1" calcext:value-type="float">
            <text:p>1</text:p>
          </table:table-cell>
          <table:table-cell table:formula="of:=IF((([.AD2] = 1)   AND   ([.AD3] = 0))   OR   (([.AD2] = 0)   AND   ([.AD3] = 1));1;0)" office:value-type="float" office:value="0" calcext:value-type="float">
            <text:p>0</text:p>
          </table:table-cell>
          <table:table-cell table:formula="of:=IF((([.AE2] = 1)   AND   ([.AE3] = 0))   OR   (([.AE2] = 0)   AND   ([.AE3] = 1));1;0)" office:value-type="float" office:value="1" calcext:value-type="float">
            <text:p>1</text:p>
          </table:table-cell>
          <table:table-cell table:formula="of:=IF((([.AF2] = 1)   AND   ([.AF3] = 0))   OR   (([.AF2] = 0)   AND   ([.AF3] = 1));1;0)" office:value-type="float" office:value="0" calcext:value-type="float">
            <text:p>0</text:p>
          </table:table-cell>
          <table:table-cell table:formula="of:=IF((([.AG2] = 1)   AND   ([.AG3] = 0))   OR   (([.AG2] = 0)   AND   ([.AG3] = 1));1;0)" office:value-type="float" office:value="1" calcext:value-type="float">
            <text:p>1</text:p>
          </table:table-cell>
          <table:table-cell table:formula="of:=IF((([.AH2] = 1)   AND   ([.AH3] = 0))   OR   (([.AH2] = 0)   AND   ([.AH3] = 1));1;0)" office:value-type="float" office:value="0" calcext:value-type="float">
            <text:p>0</text:p>
          </table:table-cell>
          <table:table-cell table:formula="of:=IF((([.AI2] = 1)   AND   ([.AI3] = 0))   OR   (([.AI2] = 0)   AND   ([.AI3] = 1));1;0)" office:value-type="float" office:value="1" calcext:value-type="float">
            <text:p>1</text:p>
          </table:table-cell>
          <table:table-cell table:formula="of:=IF((([.AJ2] = 1)   AND   ([.AJ3] = 0))   OR   (([.AJ2] = 0)   AND   ([.AJ3] = 1));1;0)" office:value-type="float" office:value="0" calcext:value-type="float">
            <text:p>0</text:p>
          </table:table-cell>
          <table:table-cell table:formula="of:=IF((([.AK2] = 1)   AND   ([.AK3] = 0))   OR   (([.AK2] = 0)   AND   ([.AK3] = 1));1;0)" office:value-type="float" office:value="1" calcext:value-type="float">
            <text:p>1</text:p>
          </table:table-cell>
          <table:table-cell table:formula="of:=IF((([.AL2] = 1)   AND   ([.AL3] = 0))   OR   (([.AL2] = 0)   AND   ([.AL3] = 1));1;0)" office:value-type="float" office:value="0" calcext:value-type="float">
            <text:p>0</text:p>
          </table:table-cell>
          <table:table-cell table:formula="of:=IF((([.AM2] = 1)   AND   ([.AM3] = 0))   OR   (([.AM2] = 0)   AND   ([.AM3] = 1));1;0)" office:value-type="float" office:value="1" calcext:value-type="float">
            <text:p>1</text:p>
          </table:table-cell>
          <table:table-cell table:formula="of:=IF((([.AN2] = 1)   AND   ([.AN3] = 0))   OR   (([.AN2] = 0)   AND   ([.AN3] = 1));1;0)" office:value-type="float" office:value="0" calcext:value-type="float">
            <text:p>0</text:p>
          </table:table-cell>
          <table:table-cell table:formula="of:=IF((([.AO2] = 1)   AND   ([.AO3] = 0))   OR   (([.AO2] = 0)   AND   ([.AO3] = 1));1;0)" office:value-type="float" office:value="1" calcext:value-type="float">
            <text:p>1</text:p>
          </table:table-cell>
          <table:table-cell table:formula="of:=IF((([.AP2] = 1)   AND   ([.AP3] = 0))   OR   (([.AP2] = 0)   AND   ([.AP3] = 1));1;0)" office:value-type="float" office:value="0" calcext:value-type="float">
            <text:p>0</text:p>
          </table:table-cell>
          <table:table-cell table:formula="of:=IF((([.AQ2] = 1)   AND   ([.AQ3] = 0))   OR   (([.AQ2] = 0)   AND   ([.AQ3] = 1));1;0)" office:value-type="float" office:value="1" calcext:value-type="float">
            <text:p>1</text:p>
          </table:table-cell>
          <table:table-cell table:formula="of:=IF((([.AR2] = 1)   AND   ([.AR3] = 0))   OR   (([.AR2] = 0)   AND   ([.AR3] = 1));1;0)" office:value-type="float" office:value="0" calcext:value-type="float">
            <text:p>0</text:p>
          </table:table-cell>
          <table:table-cell table:formula="of:=IF((([.AS2] = 1)   AND   ([.AS3] = 0))   OR   (([.AS2] = 0)   AND   ([.AS3] = 1));1;0)" office:value-type="float" office:value="1" calcext:value-type="float">
            <text:p>1</text:p>
          </table:table-cell>
          <table:table-cell table:formula="of:=IF((([.AT2] = 1)   AND   ([.AT3] = 0))   OR   (([.AT2] = 0)   AND   ([.AT3] = 1));1;0)" office:value-type="float" office:value="0" calcext:value-type="float">
            <text:p>0</text:p>
          </table:table-cell>
          <table:table-cell table:formula="of:=IF((([.AU2] = 1)   AND   ([.AU3] = 0))   OR   (([.AU2] = 0)   AND   ([.AU3] = 1));1;0)" office:value-type="float" office:value="1" calcext:value-type="float">
            <text:p>1</text:p>
          </table:table-cell>
          <table:table-cell table:formula="of:=IF((([.AV2] = 1)   AND   ([.AV3] = 0))   OR   (([.AV2] = 0)   AND   ([.AV3] = 1));1;0)" office:value-type="float" office:value="0" calcext:value-type="float">
            <text:p>0</text:p>
          </table:table-cell>
          <table:table-cell table:formula="of:=IF((([.AW2] = 1)   AND   ([.AW3] = 0))   OR   (([.AW2] = 0)   AND   ([.AW3] = 1));1;0)" office:value-type="float" office:value="1" calcext:value-type="float">
            <text:p>1</text:p>
          </table:table-cell>
          <table:table-cell table:formula="of:=IF((([.AX2] = 1)   AND   ([.AX3] = 0))   OR   (([.AX2] = 0)   AND   ([.AX3] = 1));1;0)" office:value-type="float" office:value="0" calcext:value-type="float">
            <text:p>0</text:p>
          </table:table-cell>
          <table:table-cell table:formula="of:=IF((([.AY2] = 1)   AND   ([.AY3] = 0))   OR   (([.AY2] = 0)   AND   ([.AY3] = 1));1;0)" office:value-type="float" office:value="1" calcext:value-type="float">
            <text:p>1</text:p>
          </table:table-cell>
          <table:table-cell table:formula="of:=IF((([.AZ2] = 1)   AND   ([.AZ3] = 0))   OR   (([.AZ2] = 0)   AND   ([.AZ3] = 1));1;0)" office:value-type="float" office:value="0" calcext:value-type="float">
            <text:p>0</text:p>
          </table:table-cell>
          <table:table-cell table:formula="of:=IF((([.BA2] = 1)   AND   ([.BA3] = 0))   OR   (([.BA2] = 0)   AND   ([.BA3] = 1));1;0)" office:value-type="float" office:value="1" calcext:value-type="float">
            <text:p>1</text:p>
          </table:table-cell>
          <table:table-cell table:formula="of:=IF((([.BB2] = 1)   AND   ([.BB3] = 0))   OR   (([.BB2] = 0)   AND   ([.BB3] = 1));1;0)" office:value-type="float" office:value="0" calcext:value-type="float">
            <text:p>0</text:p>
          </table:table-cell>
          <table:table-cell table:formula="of:=IF((([.BC2] = 1)   AND   ([.BC3] = 0))   OR   (([.BC2] = 0)   AND   ([.BC3] = 1));1;0)" office:value-type="float" office:value="1" calcext:value-type="float">
            <text:p>1</text:p>
          </table:table-cell>
          <table:table-cell table:formula="of:=IF((([.BD2] = 1)   AND   ([.BD3] = 0))   OR   (([.BD2] = 0)   AND   ([.BD3] = 1));1;0)" office:value-type="float" office:value="0" calcext:value-type="float">
            <text:p>0</text:p>
          </table:table-cell>
          <table:table-cell table:formula="of:=IF((([.BE2] = 1)   AND   ([.BE3] = 0))   OR   (([.BE2] = 0)   AND   ([.BE3] = 1));1;0)" office:value-type="float" office:value="1" calcext:value-type="float">
            <text:p>1</text:p>
          </table:table-cell>
          <table:table-cell table:formula="of:=IF((([.BF2] = 1)   AND   ([.BF3] = 0))   OR   (([.BF2] = 0)   AND   ([.BF3] = 1));1;0)" office:value-type="float" office:value="0" calcext:value-type="float">
            <text:p>0</text:p>
          </table:table-cell>
          <table:table-cell table:formula="of:=IF((([.BG2] = 1)   AND   ([.BG3] = 0))   OR   (([.BG2] = 0)   AND   ([.BG3] = 1));1;0)" office:value-type="float" office:value="1" calcext:value-type="float">
            <text:p>1</text:p>
          </table:table-cell>
          <table:table-cell table:formula="of:=IF((([.BH2] = 1)   AND   ([.BH3] = 0))   OR   (([.BH2] = 0)   AND   ([.BH3] = 1));1;0)" office:value-type="float" office:value="0" calcext:value-type="float">
            <text:p>0</text:p>
          </table:table-cell>
          <table:table-cell table:formula="of:=IF((([.BI2] = 1)   AND   ([.BI3] = 0))   OR   (([.BI2] = 0)   AND   ([.BI3] = 1));1;0)" office:value-type="float" office:value="1" calcext:value-type="float">
            <text:p>1</text:p>
          </table:table-cell>
          <table:table-cell table:formula="of:=IF((([.BJ2] = 1)   AND   ([.BJ3] = 0))   OR   (([.BJ2] = 0)   AND   ([.BJ3] = 1));1;0)" office:value-type="float" office:value="0" calcext:value-type="float">
            <text:p>0</text:p>
          </table:table-cell>
          <table:table-cell table:formula="of:=IF((([.BK2] = 1)   AND   ([.BK3] = 0))   OR   (([.BK2] = 0)   AND   ([.BK3] = 1));1;0)" office:value-type="float" office:value="1" calcext:value-type="float">
            <text:p>1</text:p>
          </table:table-cell>
          <table:table-cell table:formula="of:=IF((([.BL2] = 1)   AND   ([.BL3] = 0))   OR   (([.BL2] = 0)   AND   ([.BL3] = 1));1;0)" office:value-type="float" office:value="0" calcext:value-type="float">
            <text:p>0</text:p>
          </table:table-cell>
          <table:table-cell table:formula="of:=IF((([.BM2] = 1)   AND   ([.BM3] = 0))   OR   (([.BM2] = 0)   AND   ([.BM3] = 1));1;0)" office:value-type="float" office:value="1" calcext:value-type="float">
            <text:p>1</text:p>
          </table:table-cell>
          <table:table-cell table:formula="of:=IF((([.BN2] = 1)   AND   ([.BN3] = 0))   OR   (([.BN2] = 0)   AND   ([.BN3] = 1));1;0)" office:value-type="float" office:value="0" calcext:value-type="float">
            <text:p>0</text:p>
          </table:table-cell>
          <table:table-cell table:formula="of:=IF((([.BO2] = 1)   AND   ([.BO3] = 0))   OR   (([.BO2] = 0)   AND   ([.BO3] = 1));1;0)" office:value-type="float" office:value="1" calcext:value-type="float">
            <text:p>1</text:p>
          </table:table-cell>
          <table:table-cell table:formula="of:=IF((([.BP2] = 1)   AND   ([.BP3] = 0))   OR   (([.BP2] = 0)   AND   ([.BP3] = 1));1;0)" office:value-type="float" office:value="0" calcext:value-type="float">
            <text:p>0</text:p>
          </table:table-cell>
          <table:table-cell table:formula="of:=IF((([.BQ2] = 1)   AND   ([.BQ3] = 0))   OR   (([.BQ2] = 0)   AND   ([.BQ3] = 1));1;0)" office:value-type="float" office:value="1" calcext:value-type="float">
            <text:p>1</text:p>
          </table:table-cell>
          <table:table-cell table:formula="of:=IF((([.BR2] = 1)   AND   ([.BR3] = 0))   OR   (([.BR2] = 0)   AND   ([.BR3] = 1));1;0)" office:value-type="float" office:value="0" calcext:value-type="float">
            <text:p>0</text:p>
          </table:table-cell>
          <table:table-cell table:formula="of:=IF((([.BS2] = 1)   AND   ([.BS3] = 0))   OR   (([.BS2] = 0)   AND   ([.BS3] = 1));1;0)" office:value-type="float" office:value="1" calcext:value-type="float">
            <text:p>1</text:p>
          </table:table-cell>
          <table:table-cell table:formula="of:=IF((([.BT2] = 1)   AND   ([.BT3] = 0))   OR   (([.BT2] = 0)   AND   ([.BT3] = 1));1;0)" office:value-type="float" office:value="0" calcext:value-type="float">
            <text:p>0</text:p>
          </table:table-cell>
          <table:table-cell table:formula="of:=IF((([.BU2] = 1)   AND   ([.BU3] = 0))   OR   (([.BU2] = 0)   AND   ([.BU3] = 1));1;0)" office:value-type="float" office:value="1" calcext:value-type="float">
            <text:p>1</text:p>
          </table:table-cell>
          <table:table-cell/>
          <table:table-cell table:formula="of:=SUM([.A3:.BW3]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(([.A3] = 1)   AND   ([.A4] = 0))   OR   (([.A3] = 0)   AND   ([.A4] = 1));1;0)" office:value-type="float" office:value="0" calcext:value-type="float">
            <text:p>0</text:p>
          </table:table-cell>
          <table:table-cell table:formula="of:=IF((([.B3] = 1)   AND   ([.B4] = 0))   OR   (([.B3] = 0)   AND   ([.B4] = 1));1;0)" office:value-type="float" office:value="0" calcext:value-type="float">
            <text:p>0</text:p>
          </table:table-cell>
          <table:table-cell table:formula="of:=IF((([.C3] = 1)   AND   ([.C4] = 0))   OR   (([.C3] = 0)   AND   ([.C4] = 1));1;0)" office:value-type="float" office:value="0" calcext:value-type="float">
            <text:p>0</text:p>
          </table:table-cell>
          <table:table-cell table:formula="of:=IF((([.D3] = 1)   AND   ([.D4] = 0))   OR   (([.D3] = 0)   AND   ([.D4] = 1));1;0)" office:value-type="float" office:value="1" calcext:value-type="float">
            <text:p>1</text:p>
          </table:table-cell>
          <table:table-cell table:formula="of:=IF((([.E3] = 1)   AND   ([.E4] = 0))   OR   (([.E3] = 0)   AND   ([.E4] = 1));1;0)" office:value-type="float" office:value="1" calcext:value-type="float">
            <text:p>1</text:p>
          </table:table-cell>
          <table:table-cell table:formula="of:=IF((([.F3] = 1)   AND   ([.F4] = 0))   OR   (([.F3] = 0)   AND   ([.F4] = 1));1;0)" office:value-type="float" office:value="0" calcext:value-type="float">
            <text:p>0</text:p>
          </table:table-cell>
          <table:table-cell table:formula="of:=IF((([.G3] = 1)   AND   ([.G4] = 0))   OR   (([.G3] = 0)   AND   ([.G4] = 1));1;0)" office:value-type="float" office:value="0" calcext:value-type="float">
            <text:p>0</text:p>
          </table:table-cell>
          <table:table-cell table:formula="of:=IF((([.H3] = 1)   AND   ([.H4] = 0))   OR   (([.H3] = 0)   AND   ([.H4] = 1));1;0)" office:value-type="float" office:value="1" calcext:value-type="float">
            <text:p>1</text:p>
          </table:table-cell>
          <table:table-cell table:formula="of:=IF((([.I3] = 1)   AND   ([.I4] = 0))   OR   (([.I3] = 0)   AND   ([.I4] = 1));1;0)" office:value-type="float" office:value="1" calcext:value-type="float">
            <text:p>1</text:p>
          </table:table-cell>
          <table:table-cell table:formula="of:=IF((([.J3] = 1)   AND   ([.J4] = 0))   OR   (([.J3] = 0)   AND   ([.J4] = 1));1;0)" office:value-type="float" office:value="0" calcext:value-type="float">
            <text:p>0</text:p>
          </table:table-cell>
          <table:table-cell table:formula="of:=IF((([.K3] = 1)   AND   ([.K4] = 0))   OR   (([.K3] = 0)   AND   ([.K4] = 1));1;0)" office:value-type="float" office:value="0" calcext:value-type="float">
            <text:p>0</text:p>
          </table:table-cell>
          <table:table-cell table:formula="of:=IF((([.L3] = 1)   AND   ([.L4] = 0))   OR   (([.L3] = 0)   AND   ([.L4] = 1));1;0)" office:value-type="float" office:value="1" calcext:value-type="float">
            <text:p>1</text:p>
          </table:table-cell>
          <table:table-cell table:formula="of:=IF((([.M3] = 1)   AND   ([.M4] = 0))   OR   (([.M3] = 0)   AND   ([.M4] = 1));1;0)" office:value-type="float" office:value="1" calcext:value-type="float">
            <text:p>1</text:p>
          </table:table-cell>
          <table:table-cell table:formula="of:=IF((([.N3] = 1)   AND   ([.N4] = 0))   OR   (([.N3] = 0)   AND   ([.N4] = 1));1;0)" office:value-type="float" office:value="0" calcext:value-type="float">
            <text:p>0</text:p>
          </table:table-cell>
          <table:table-cell table:formula="of:=IF((([.O3] = 1)   AND   ([.O4] = 0))   OR   (([.O3] = 0)   AND   ([.O4] = 1));1;0)" office:value-type="float" office:value="0" calcext:value-type="float">
            <text:p>0</text:p>
          </table:table-cell>
          <table:table-cell table:formula="of:=IF((([.P3] = 1)   AND   ([.P4] = 0))   OR   (([.P3] = 0)   AND   ([.P4] = 1));1;0)" office:value-type="float" office:value="1" calcext:value-type="float">
            <text:p>1</text:p>
          </table:table-cell>
          <table:table-cell table:formula="of:=IF((([.Q3] = 1)   AND   ([.Q4] = 0))   OR   (([.Q3] = 0)   AND   ([.Q4] = 1));1;0)" office:value-type="float" office:value="1" calcext:value-type="float">
            <text:p>1</text:p>
          </table:table-cell>
          <table:table-cell table:formula="of:=IF((([.R3] = 1)   AND   ([.R4] = 0))   OR   (([.R3] = 0)   AND   ([.R4] = 1));1;0)" office:value-type="float" office:value="0" calcext:value-type="float">
            <text:p>0</text:p>
          </table:table-cell>
          <table:table-cell table:formula="of:=IF((([.S3] = 1)   AND   ([.S4] = 0))   OR   (([.S3] = 0)   AND   ([.S4] = 1));1;0)" office:value-type="float" office:value="0" calcext:value-type="float">
            <text:p>0</text:p>
          </table:table-cell>
          <table:table-cell table:formula="of:=IF((([.T3] = 1)   AND   ([.T4] = 0))   OR   (([.T3] = 0)   AND   ([.T4] = 1));1;0)" office:value-type="float" office:value="1" calcext:value-type="float">
            <text:p>1</text:p>
          </table:table-cell>
          <table:table-cell table:formula="of:=IF((([.U3] = 1)   AND   ([.U4] = 0))   OR   (([.U3] = 0)   AND   ([.U4] = 1));1;0)" office:value-type="float" office:value="1" calcext:value-type="float">
            <text:p>1</text:p>
          </table:table-cell>
          <table:table-cell table:formula="of:=IF((([.V3] = 1)   AND   ([.V4] = 0))   OR   (([.V3] = 0)   AND   ([.V4] = 1));1;0)" office:value-type="float" office:value="0" calcext:value-type="float">
            <text:p>0</text:p>
          </table:table-cell>
          <table:table-cell table:formula="of:=IF((([.W3] = 1)   AND   ([.W4] = 0))   OR   (([.W3] = 0)   AND   ([.W4] = 1));1;0)" office:value-type="float" office:value="0" calcext:value-type="float">
            <text:p>0</text:p>
          </table:table-cell>
          <table:table-cell table:formula="of:=IF((([.X3] = 1)   AND   ([.X4] = 0))   OR   (([.X3] = 0)   AND   ([.X4] = 1));1;0)" office:value-type="float" office:value="1" calcext:value-type="float">
            <text:p>1</text:p>
          </table:table-cell>
          <table:table-cell table:formula="of:=IF((([.Y3] = 1)   AND   ([.Y4] = 0))   OR   (([.Y3] = 0)   AND   ([.Y4] = 1));1;0)" office:value-type="float" office:value="1" calcext:value-type="float">
            <text:p>1</text:p>
          </table:table-cell>
          <table:table-cell table:formula="of:=IF((([.Z3] = 1)   AND   ([.Z4] = 0))   OR   (([.Z3] = 0)   AND   ([.Z4] = 1));1;0)" office:value-type="float" office:value="0" calcext:value-type="float">
            <text:p>0</text:p>
          </table:table-cell>
          <table:table-cell table:formula="of:=IF((([.AA3] = 1)   AND   ([.AA4] = 0))   OR   (([.AA3] = 0)   AND   ([.AA4] = 1));1;0)" office:value-type="float" office:value="0" calcext:value-type="float">
            <text:p>0</text:p>
          </table:table-cell>
          <table:table-cell table:formula="of:=IF((([.AB3] = 1)   AND   ([.AB4] = 0))   OR   (([.AB3] = 0)   AND   ([.AB4] = 1));1;0)" office:value-type="float" office:value="1" calcext:value-type="float">
            <text:p>1</text:p>
          </table:table-cell>
          <table:table-cell table:formula="of:=IF((([.AC3] = 1)   AND   ([.AC4] = 0))   OR   (([.AC3] = 0)   AND   ([.AC4] = 1));1;0)" office:value-type="float" office:value="1" calcext:value-type="float">
            <text:p>1</text:p>
          </table:table-cell>
          <table:table-cell table:formula="of:=IF((([.AD3] = 1)   AND   ([.AD4] = 0))   OR   (([.AD3] = 0)   AND   ([.AD4] = 1));1;0)" office:value-type="float" office:value="0" calcext:value-type="float">
            <text:p>0</text:p>
          </table:table-cell>
          <table:table-cell table:formula="of:=IF((([.AE3] = 1)   AND   ([.AE4] = 0))   OR   (([.AE3] = 0)   AND   ([.AE4] = 1));1;0)" office:value-type="float" office:value="0" calcext:value-type="float">
            <text:p>0</text:p>
          </table:table-cell>
          <table:table-cell table:formula="of:=IF((([.AF3] = 1)   AND   ([.AF4] = 0))   OR   (([.AF3] = 0)   AND   ([.AF4] = 1));1;0)" office:value-type="float" office:value="1" calcext:value-type="float">
            <text:p>1</text:p>
          </table:table-cell>
          <table:table-cell table:formula="of:=IF((([.AG3] = 1)   AND   ([.AG4] = 0))   OR   (([.AG3] = 0)   AND   ([.AG4] = 1));1;0)" office:value-type="float" office:value="1" calcext:value-type="float">
            <text:p>1</text:p>
          </table:table-cell>
          <table:table-cell table:formula="of:=IF((([.AH3] = 1)   AND   ([.AH4] = 0))   OR   (([.AH3] = 0)   AND   ([.AH4] = 1));1;0)" office:value-type="float" office:value="0" calcext:value-type="float">
            <text:p>0</text:p>
          </table:table-cell>
          <table:table-cell table:formula="of:=IF((([.AI3] = 1)   AND   ([.AI4] = 0))   OR   (([.AI3] = 0)   AND   ([.AI4] = 1));1;0)" office:value-type="float" office:value="0" calcext:value-type="float">
            <text:p>0</text:p>
          </table:table-cell>
          <table:table-cell table:formula="of:=IF((([.AJ3] = 1)   AND   ([.AJ4] = 0))   OR   (([.AJ3] = 0)   AND   ([.AJ4] = 1));1;0)" office:value-type="float" office:value="1" calcext:value-type="float">
            <text:p>1</text:p>
          </table:table-cell>
          <table:table-cell table:formula="of:=IF((([.AK3] = 1)   AND   ([.AK4] = 0))   OR   (([.AK3] = 0)   AND   ([.AK4] = 1));1;0)" office:value-type="float" office:value="1" calcext:value-type="float">
            <text:p>1</text:p>
          </table:table-cell>
          <table:table-cell table:formula="of:=IF((([.AL3] = 1)   AND   ([.AL4] = 0))   OR   (([.AL3] = 0)   AND   ([.AL4] = 1));1;0)" office:value-type="float" office:value="0" calcext:value-type="float">
            <text:p>0</text:p>
          </table:table-cell>
          <table:table-cell table:formula="of:=IF((([.AM3] = 1)   AND   ([.AM4] = 0))   OR   (([.AM3] = 0)   AND   ([.AM4] = 1));1;0)" office:value-type="float" office:value="0" calcext:value-type="float">
            <text:p>0</text:p>
          </table:table-cell>
          <table:table-cell table:formula="of:=IF((([.AN3] = 1)   AND   ([.AN4] = 0))   OR   (([.AN3] = 0)   AND   ([.AN4] = 1));1;0)" office:value-type="float" office:value="1" calcext:value-type="float">
            <text:p>1</text:p>
          </table:table-cell>
          <table:table-cell table:formula="of:=IF((([.AO3] = 1)   AND   ([.AO4] = 0))   OR   (([.AO3] = 0)   AND   ([.AO4] = 1));1;0)" office:value-type="float" office:value="1" calcext:value-type="float">
            <text:p>1</text:p>
          </table:table-cell>
          <table:table-cell table:formula="of:=IF((([.AP3] = 1)   AND   ([.AP4] = 0))   OR   (([.AP3] = 0)   AND   ([.AP4] = 1));1;0)" office:value-type="float" office:value="0" calcext:value-type="float">
            <text:p>0</text:p>
          </table:table-cell>
          <table:table-cell table:formula="of:=IF((([.AQ3] = 1)   AND   ([.AQ4] = 0))   OR   (([.AQ3] = 0)   AND   ([.AQ4] = 1));1;0)" office:value-type="float" office:value="0" calcext:value-type="float">
            <text:p>0</text:p>
          </table:table-cell>
          <table:table-cell table:formula="of:=IF((([.AR3] = 1)   AND   ([.AR4] = 0))   OR   (([.AR3] = 0)   AND   ([.AR4] = 1));1;0)" office:value-type="float" office:value="1" calcext:value-type="float">
            <text:p>1</text:p>
          </table:table-cell>
          <table:table-cell table:formula="of:=IF((([.AS3] = 1)   AND   ([.AS4] = 0))   OR   (([.AS3] = 0)   AND   ([.AS4] = 1));1;0)" office:value-type="float" office:value="1" calcext:value-type="float">
            <text:p>1</text:p>
          </table:table-cell>
          <table:table-cell table:formula="of:=IF((([.AT3] = 1)   AND   ([.AT4] = 0))   OR   (([.AT3] = 0)   AND   ([.AT4] = 1));1;0)" office:value-type="float" office:value="0" calcext:value-type="float">
            <text:p>0</text:p>
          </table:table-cell>
          <table:table-cell table:formula="of:=IF((([.AU3] = 1)   AND   ([.AU4] = 0))   OR   (([.AU3] = 0)   AND   ([.AU4] = 1));1;0)" office:value-type="float" office:value="0" calcext:value-type="float">
            <text:p>0</text:p>
          </table:table-cell>
          <table:table-cell table:formula="of:=IF((([.AV3] = 1)   AND   ([.AV4] = 0))   OR   (([.AV3] = 0)   AND   ([.AV4] = 1));1;0)" office:value-type="float" office:value="1" calcext:value-type="float">
            <text:p>1</text:p>
          </table:table-cell>
          <table:table-cell table:formula="of:=IF((([.AW3] = 1)   AND   ([.AW4] = 0))   OR   (([.AW3] = 0)   AND   ([.AW4] = 1));1;0)" office:value-type="float" office:value="1" calcext:value-type="float">
            <text:p>1</text:p>
          </table:table-cell>
          <table:table-cell table:formula="of:=IF((([.AX3] = 1)   AND   ([.AX4] = 0))   OR   (([.AX3] = 0)   AND   ([.AX4] = 1));1;0)" office:value-type="float" office:value="0" calcext:value-type="float">
            <text:p>0</text:p>
          </table:table-cell>
          <table:table-cell table:formula="of:=IF((([.AY3] = 1)   AND   ([.AY4] = 0))   OR   (([.AY3] = 0)   AND   ([.AY4] = 1));1;0)" office:value-type="float" office:value="0" calcext:value-type="float">
            <text:p>0</text:p>
          </table:table-cell>
          <table:table-cell table:formula="of:=IF((([.AZ3] = 1)   AND   ([.AZ4] = 0))   OR   (([.AZ3] = 0)   AND   ([.AZ4] = 1));1;0)" office:value-type="float" office:value="1" calcext:value-type="float">
            <text:p>1</text:p>
          </table:table-cell>
          <table:table-cell table:formula="of:=IF((([.BA3] = 1)   AND   ([.BA4] = 0))   OR   (([.BA3] = 0)   AND   ([.BA4] = 1));1;0)" office:value-type="float" office:value="1" calcext:value-type="float">
            <text:p>1</text:p>
          </table:table-cell>
          <table:table-cell table:formula="of:=IF((([.BB3] = 1)   AND   ([.BB4] = 0))   OR   (([.BB3] = 0)   AND   ([.BB4] = 1));1;0)" office:value-type="float" office:value="0" calcext:value-type="float">
            <text:p>0</text:p>
          </table:table-cell>
          <table:table-cell table:formula="of:=IF((([.BC3] = 1)   AND   ([.BC4] = 0))   OR   (([.BC3] = 0)   AND   ([.BC4] = 1));1;0)" office:value-type="float" office:value="0" calcext:value-type="float">
            <text:p>0</text:p>
          </table:table-cell>
          <table:table-cell table:formula="of:=IF((([.BD3] = 1)   AND   ([.BD4] = 0))   OR   (([.BD3] = 0)   AND   ([.BD4] = 1));1;0)" office:value-type="float" office:value="1" calcext:value-type="float">
            <text:p>1</text:p>
          </table:table-cell>
          <table:table-cell table:formula="of:=IF((([.BE3] = 1)   AND   ([.BE4] = 0))   OR   (([.BE3] = 0)   AND   ([.BE4] = 1));1;0)" office:value-type="float" office:value="1" calcext:value-type="float">
            <text:p>1</text:p>
          </table:table-cell>
          <table:table-cell table:formula="of:=IF((([.BF3] = 1)   AND   ([.BF4] = 0))   OR   (([.BF3] = 0)   AND   ([.BF4] = 1));1;0)" office:value-type="float" office:value="0" calcext:value-type="float">
            <text:p>0</text:p>
          </table:table-cell>
          <table:table-cell table:formula="of:=IF((([.BG3] = 1)   AND   ([.BG4] = 0))   OR   (([.BG3] = 0)   AND   ([.BG4] = 1));1;0)" office:value-type="float" office:value="0" calcext:value-type="float">
            <text:p>0</text:p>
          </table:table-cell>
          <table:table-cell table:formula="of:=IF((([.BH3] = 1)   AND   ([.BH4] = 0))   OR   (([.BH3] = 0)   AND   ([.BH4] = 1));1;0)" office:value-type="float" office:value="1" calcext:value-type="float">
            <text:p>1</text:p>
          </table:table-cell>
          <table:table-cell table:formula="of:=IF((([.BI3] = 1)   AND   ([.BI4] = 0))   OR   (([.BI3] = 0)   AND   ([.BI4] = 1));1;0)" office:value-type="float" office:value="1" calcext:value-type="float">
            <text:p>1</text:p>
          </table:table-cell>
          <table:table-cell table:formula="of:=IF((([.BJ3] = 1)   AND   ([.BJ4] = 0))   OR   (([.BJ3] = 0)   AND   ([.BJ4] = 1));1;0)" office:value-type="float" office:value="0" calcext:value-type="float">
            <text:p>0</text:p>
          </table:table-cell>
          <table:table-cell table:formula="of:=IF((([.BK3] = 1)   AND   ([.BK4] = 0))   OR   (([.BK3] = 0)   AND   ([.BK4] = 1));1;0)" office:value-type="float" office:value="0" calcext:value-type="float">
            <text:p>0</text:p>
          </table:table-cell>
          <table:table-cell table:formula="of:=IF((([.BL3] = 1)   AND   ([.BL4] = 0))   OR   (([.BL3] = 0)   AND   ([.BL4] = 1));1;0)" office:value-type="float" office:value="1" calcext:value-type="float">
            <text:p>1</text:p>
          </table:table-cell>
          <table:table-cell table:formula="of:=IF((([.BM3] = 1)   AND   ([.BM4] = 0))   OR   (([.BM3] = 0)   AND   ([.BM4] = 1));1;0)" office:value-type="float" office:value="1" calcext:value-type="float">
            <text:p>1</text:p>
          </table:table-cell>
          <table:table-cell table:formula="of:=IF((([.BN3] = 1)   AND   ([.BN4] = 0))   OR   (([.BN3] = 0)   AND   ([.BN4] = 1));1;0)" office:value-type="float" office:value="0" calcext:value-type="float">
            <text:p>0</text:p>
          </table:table-cell>
          <table:table-cell table:formula="of:=IF((([.BO3] = 1)   AND   ([.BO4] = 0))   OR   (([.BO3] = 0)   AND   ([.BO4] = 1));1;0)" office:value-type="float" office:value="0" calcext:value-type="float">
            <text:p>0</text:p>
          </table:table-cell>
          <table:table-cell table:formula="of:=IF((([.BP3] = 1)   AND   ([.BP4] = 0))   OR   (([.BP3] = 0)   AND   ([.BP4] = 1));1;0)" office:value-type="float" office:value="1" calcext:value-type="float">
            <text:p>1</text:p>
          </table:table-cell>
          <table:table-cell table:formula="of:=IF((([.BQ3] = 1)   AND   ([.BQ4] = 0))   OR   (([.BQ3] = 0)   AND   ([.BQ4] = 1));1;0)" office:value-type="float" office:value="1" calcext:value-type="float">
            <text:p>1</text:p>
          </table:table-cell>
          <table:table-cell table:formula="of:=IF((([.BR3] = 1)   AND   ([.BR4] = 0))   OR   (([.BR3] = 0)   AND   ([.BR4] = 1));1;0)" office:value-type="float" office:value="0" calcext:value-type="float">
            <text:p>0</text:p>
          </table:table-cell>
          <table:table-cell table:formula="of:=IF((([.BS3] = 1)   AND   ([.BS4] = 0))   OR   (([.BS3] = 0)   AND   ([.BS4] = 1));1;0)" office:value-type="float" office:value="0" calcext:value-type="float">
            <text:p>0</text:p>
          </table:table-cell>
          <table:table-cell table:formula="of:=IF((([.BT3] = 1)   AND   ([.BT4] = 0))   OR   (([.BT3] = 0)   AND   ([.BT4] = 1));1;0)" office:value-type="float" office:value="1" calcext:value-type="float">
            <text:p>1</text:p>
          </table:table-cell>
          <table:table-cell table:formula="of:=IF((([.BU3] = 1)   AND   ([.BU4] = 0))   OR   (([.BU3] = 0)   AND   ([.BU4] = 1));1;0)" office:value-type="float" office:value="1" calcext:value-type="float">
            <text:p>1</text:p>
          </table:table-cell>
          <table:table-cell/>
          <table:table-cell table:formula="of:=SUM([.A4:.BW4]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94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(([.A4] = 1)   AND   ([.A5] = 0))   OR   (([.A4] = 0)   AND   ([.A5] = 1));1;0)" office:value-type="float" office:value="0" calcext:value-type="float">
            <text:p>0</text:p>
          </table:table-cell>
          <table:table-cell table:formula="of:=IF((([.B4] = 1)   AND   ([.B5] = 0))   OR   (([.B4] = 0)   AND   ([.B5] = 1));1;0)" office:value-type="float" office:value="0" calcext:value-type="float">
            <text:p>0</text:p>
          </table:table-cell>
          <table:table-cell table:formula="of:=IF((([.C4] = 1)   AND   ([.C5] = 0))   OR   (([.C4] = 0)   AND   ([.C5] = 1));1;0)" office:value-type="float" office:value="0" calcext:value-type="float">
            <text:p>0</text:p>
          </table:table-cell>
          <table:table-cell table:formula="of:=IF((([.D4] = 1)   AND   ([.D5] = 0))   OR   (([.D4] = 0)   AND   ([.D5] = 1));1;0)" office:value-type="float" office:value="0" calcext:value-type="float">
            <text:p>0</text:p>
          </table:table-cell>
          <table:table-cell table:formula="of:=IF((([.E4] = 1)   AND   ([.E5] = 0))   OR   (([.E4] = 0)   AND   ([.E5] = 1));1;0)" office:value-type="float" office:value="1" calcext:value-type="float">
            <text:p>1</text:p>
          </table:table-cell>
          <table:table-cell table:formula="of:=IF((([.F4] = 1)   AND   ([.F5] = 0))   OR   (([.F4] = 0)   AND   ([.F5] = 1));1;0)" office:value-type="float" office:value="0" calcext:value-type="float">
            <text:p>0</text:p>
          </table:table-cell>
          <table:table-cell table:formula="of:=IF((([.G4] = 1)   AND   ([.G5] = 0))   OR   (([.G4] = 0)   AND   ([.G5] = 1));1;0)" office:value-type="float" office:value="0" calcext:value-type="float">
            <text:p>0</text:p>
          </table:table-cell>
          <table:table-cell table:formula="of:=IF((([.H4] = 1)   AND   ([.H5] = 0))   OR   (([.H4] = 0)   AND   ([.H5] = 1));1;0)" office:value-type="float" office:value="0" calcext:value-type="float">
            <text:p>0</text:p>
          </table:table-cell>
          <table:table-cell table:formula="of:=IF((([.I4] = 1)   AND   ([.I5] = 0))   OR   (([.I4] = 0)   AND   ([.I5] = 1));1;0)" office:value-type="float" office:value="1" calcext:value-type="float">
            <text:p>1</text:p>
          </table:table-cell>
          <table:table-cell table:formula="of:=IF((([.J4] = 1)   AND   ([.J5] = 0))   OR   (([.J4] = 0)   AND   ([.J5] = 1));1;0)" office:value-type="float" office:value="0" calcext:value-type="float">
            <text:p>0</text:p>
          </table:table-cell>
          <table:table-cell table:formula="of:=IF((([.K4] = 1)   AND   ([.K5] = 0))   OR   (([.K4] = 0)   AND   ([.K5] = 1));1;0)" office:value-type="float" office:value="0" calcext:value-type="float">
            <text:p>0</text:p>
          </table:table-cell>
          <table:table-cell table:formula="of:=IF((([.L4] = 1)   AND   ([.L5] = 0))   OR   (([.L4] = 0)   AND   ([.L5] = 1));1;0)" office:value-type="float" office:value="0" calcext:value-type="float">
            <text:p>0</text:p>
          </table:table-cell>
          <table:table-cell table:formula="of:=IF((([.M4] = 1)   AND   ([.M5] = 0))   OR   (([.M4] = 0)   AND   ([.M5] = 1));1;0)" office:value-type="float" office:value="1" calcext:value-type="float">
            <text:p>1</text:p>
          </table:table-cell>
          <table:table-cell table:formula="of:=IF((([.N4] = 1)   AND   ([.N5] = 0))   OR   (([.N4] = 0)   AND   ([.N5] = 1));1;0)" office:value-type="float" office:value="0" calcext:value-type="float">
            <text:p>0</text:p>
          </table:table-cell>
          <table:table-cell table:formula="of:=IF((([.O4] = 1)   AND   ([.O5] = 0))   OR   (([.O4] = 0)   AND   ([.O5] = 1));1;0)" office:value-type="float" office:value="0" calcext:value-type="float">
            <text:p>0</text:p>
          </table:table-cell>
          <table:table-cell table:formula="of:=IF((([.P4] = 1)   AND   ([.P5] = 0))   OR   (([.P4] = 0)   AND   ([.P5] = 1));1;0)" office:value-type="float" office:value="0" calcext:value-type="float">
            <text:p>0</text:p>
          </table:table-cell>
          <table:table-cell table:formula="of:=IF((([.Q4] = 1)   AND   ([.Q5] = 0))   OR   (([.Q4] = 0)   AND   ([.Q5] = 1));1;0)" office:value-type="float" office:value="1" calcext:value-type="float">
            <text:p>1</text:p>
          </table:table-cell>
          <table:table-cell table:formula="of:=IF((([.R4] = 1)   AND   ([.R5] = 0))   OR   (([.R4] = 0)   AND   ([.R5] = 1));1;0)" office:value-type="float" office:value="0" calcext:value-type="float">
            <text:p>0</text:p>
          </table:table-cell>
          <table:table-cell table:formula="of:=IF((([.S4] = 1)   AND   ([.S5] = 0))   OR   (([.S4] = 0)   AND   ([.S5] = 1));1;0)" office:value-type="float" office:value="0" calcext:value-type="float">
            <text:p>0</text:p>
          </table:table-cell>
          <table:table-cell table:formula="of:=IF((([.T4] = 1)   AND   ([.T5] = 0))   OR   (([.T4] = 0)   AND   ([.T5] = 1));1;0)" office:value-type="float" office:value="0" calcext:value-type="float">
            <text:p>0</text:p>
          </table:table-cell>
          <table:table-cell table:formula="of:=IF((([.U4] = 1)   AND   ([.U5] = 0))   OR   (([.U4] = 0)   AND   ([.U5] = 1));1;0)" office:value-type="float" office:value="1" calcext:value-type="float">
            <text:p>1</text:p>
          </table:table-cell>
          <table:table-cell table:formula="of:=IF((([.V4] = 1)   AND   ([.V5] = 0))   OR   (([.V4] = 0)   AND   ([.V5] = 1));1;0)" office:value-type="float" office:value="0" calcext:value-type="float">
            <text:p>0</text:p>
          </table:table-cell>
          <table:table-cell table:formula="of:=IF((([.W4] = 1)   AND   ([.W5] = 0))   OR   (([.W4] = 0)   AND   ([.W5] = 1));1;0)" office:value-type="float" office:value="0" calcext:value-type="float">
            <text:p>0</text:p>
          </table:table-cell>
          <table:table-cell table:formula="of:=IF((([.X4] = 1)   AND   ([.X5] = 0))   OR   (([.X4] = 0)   AND   ([.X5] = 1));1;0)" office:value-type="float" office:value="0" calcext:value-type="float">
            <text:p>0</text:p>
          </table:table-cell>
          <table:table-cell table:formula="of:=IF((([.Y4] = 1)   AND   ([.Y5] = 0))   OR   (([.Y4] = 0)   AND   ([.Y5] = 1));1;0)" office:value-type="float" office:value="1" calcext:value-type="float">
            <text:p>1</text:p>
          </table:table-cell>
          <table:table-cell table:formula="of:=IF((([.Z4] = 1)   AND   ([.Z5] = 0))   OR   (([.Z4] = 0)   AND   ([.Z5] = 1));1;0)" office:value-type="float" office:value="0" calcext:value-type="float">
            <text:p>0</text:p>
          </table:table-cell>
          <table:table-cell table:formula="of:=IF((([.AA4] = 1)   AND   ([.AA5] = 0))   OR   (([.AA4] = 0)   AND   ([.AA5] = 1));1;0)" office:value-type="float" office:value="0" calcext:value-type="float">
            <text:p>0</text:p>
          </table:table-cell>
          <table:table-cell table:formula="of:=IF((([.AB4] = 1)   AND   ([.AB5] = 0))   OR   (([.AB4] = 0)   AND   ([.AB5] = 1));1;0)" office:value-type="float" office:value="0" calcext:value-type="float">
            <text:p>0</text:p>
          </table:table-cell>
          <table:table-cell table:formula="of:=IF((([.AC4] = 1)   AND   ([.AC5] = 0))   OR   (([.AC4] = 0)   AND   ([.AC5] = 1));1;0)" office:value-type="float" office:value="1" calcext:value-type="float">
            <text:p>1</text:p>
          </table:table-cell>
          <table:table-cell table:formula="of:=IF((([.AD4] = 1)   AND   ([.AD5] = 0))   OR   (([.AD4] = 0)   AND   ([.AD5] = 1));1;0)" office:value-type="float" office:value="0" calcext:value-type="float">
            <text:p>0</text:p>
          </table:table-cell>
          <table:table-cell table:formula="of:=IF((([.AE4] = 1)   AND   ([.AE5] = 0))   OR   (([.AE4] = 0)   AND   ([.AE5] = 1));1;0)" office:value-type="float" office:value="0" calcext:value-type="float">
            <text:p>0</text:p>
          </table:table-cell>
          <table:table-cell table:formula="of:=IF((([.AF4] = 1)   AND   ([.AF5] = 0))   OR   (([.AF4] = 0)   AND   ([.AF5] = 1));1;0)" office:value-type="float" office:value="0" calcext:value-type="float">
            <text:p>0</text:p>
          </table:table-cell>
          <table:table-cell table:formula="of:=IF((([.AG4] = 1)   AND   ([.AG5] = 0))   OR   (([.AG4] = 0)   AND   ([.AG5] = 1));1;0)" office:value-type="float" office:value="1" calcext:value-type="float">
            <text:p>1</text:p>
          </table:table-cell>
          <table:table-cell table:formula="of:=IF((([.AH4] = 1)   AND   ([.AH5] = 0))   OR   (([.AH4] = 0)   AND   ([.AH5] = 1));1;0)" office:value-type="float" office:value="0" calcext:value-type="float">
            <text:p>0</text:p>
          </table:table-cell>
          <table:table-cell table:formula="of:=IF((([.AI4] = 1)   AND   ([.AI5] = 0))   OR   (([.AI4] = 0)   AND   ([.AI5] = 1));1;0)" office:value-type="float" office:value="0" calcext:value-type="float">
            <text:p>0</text:p>
          </table:table-cell>
          <table:table-cell table:formula="of:=IF((([.AJ4] = 1)   AND   ([.AJ5] = 0))   OR   (([.AJ4] = 0)   AND   ([.AJ5] = 1));1;0)" office:value-type="float" office:value="0" calcext:value-type="float">
            <text:p>0</text:p>
          </table:table-cell>
          <table:table-cell table:formula="of:=IF((([.AK4] = 1)   AND   ([.AK5] = 0))   OR   (([.AK4] = 0)   AND   ([.AK5] = 1));1;0)" office:value-type="float" office:value="1" calcext:value-type="float">
            <text:p>1</text:p>
          </table:table-cell>
          <table:table-cell table:formula="of:=IF((([.AL4] = 1)   AND   ([.AL5] = 0))   OR   (([.AL4] = 0)   AND   ([.AL5] = 1));1;0)" office:value-type="float" office:value="0" calcext:value-type="float">
            <text:p>0</text:p>
          </table:table-cell>
          <table:table-cell table:formula="of:=IF((([.AM4] = 1)   AND   ([.AM5] = 0))   OR   (([.AM4] = 0)   AND   ([.AM5] = 1));1;0)" office:value-type="float" office:value="0" calcext:value-type="float">
            <text:p>0</text:p>
          </table:table-cell>
          <table:table-cell table:formula="of:=IF((([.AN4] = 1)   AND   ([.AN5] = 0))   OR   (([.AN4] = 0)   AND   ([.AN5] = 1));1;0)" office:value-type="float" office:value="0" calcext:value-type="float">
            <text:p>0</text:p>
          </table:table-cell>
          <table:table-cell table:formula="of:=IF((([.AO4] = 1)   AND   ([.AO5] = 0))   OR   (([.AO4] = 0)   AND   ([.AO5] = 1));1;0)" office:value-type="float" office:value="1" calcext:value-type="float">
            <text:p>1</text:p>
          </table:table-cell>
          <table:table-cell table:formula="of:=IF((([.AP4] = 1)   AND   ([.AP5] = 0))   OR   (([.AP4] = 0)   AND   ([.AP5] = 1));1;0)" office:value-type="float" office:value="0" calcext:value-type="float">
            <text:p>0</text:p>
          </table:table-cell>
          <table:table-cell table:formula="of:=IF((([.AQ4] = 1)   AND   ([.AQ5] = 0))   OR   (([.AQ4] = 0)   AND   ([.AQ5] = 1));1;0)" office:value-type="float" office:value="0" calcext:value-type="float">
            <text:p>0</text:p>
          </table:table-cell>
          <table:table-cell table:formula="of:=IF((([.AR4] = 1)   AND   ([.AR5] = 0))   OR   (([.AR4] = 0)   AND   ([.AR5] = 1));1;0)" office:value-type="float" office:value="0" calcext:value-type="float">
            <text:p>0</text:p>
          </table:table-cell>
          <table:table-cell table:formula="of:=IF((([.AS4] = 1)   AND   ([.AS5] = 0))   OR   (([.AS4] = 0)   AND   ([.AS5] = 1));1;0)" office:value-type="float" office:value="1" calcext:value-type="float">
            <text:p>1</text:p>
          </table:table-cell>
          <table:table-cell table:formula="of:=IF((([.AT4] = 1)   AND   ([.AT5] = 0))   OR   (([.AT4] = 0)   AND   ([.AT5] = 1));1;0)" office:value-type="float" office:value="0" calcext:value-type="float">
            <text:p>0</text:p>
          </table:table-cell>
          <table:table-cell table:formula="of:=IF((([.AU4] = 1)   AND   ([.AU5] = 0))   OR   (([.AU4] = 0)   AND   ([.AU5] = 1));1;0)" office:value-type="float" office:value="0" calcext:value-type="float">
            <text:p>0</text:p>
          </table:table-cell>
          <table:table-cell table:formula="of:=IF((([.AV4] = 1)   AND   ([.AV5] = 0))   OR   (([.AV4] = 0)   AND   ([.AV5] = 1));1;0)" office:value-type="float" office:value="0" calcext:value-type="float">
            <text:p>0</text:p>
          </table:table-cell>
          <table:table-cell table:formula="of:=IF((([.AW4] = 1)   AND   ([.AW5] = 0))   OR   (([.AW4] = 0)   AND   ([.AW5] = 1));1;0)" office:value-type="float" office:value="1" calcext:value-type="float">
            <text:p>1</text:p>
          </table:table-cell>
          <table:table-cell table:formula="of:=IF((([.AX4] = 1)   AND   ([.AX5] = 0))   OR   (([.AX4] = 0)   AND   ([.AX5] = 1));1;0)" office:value-type="float" office:value="0" calcext:value-type="float">
            <text:p>0</text:p>
          </table:table-cell>
          <table:table-cell table:formula="of:=IF((([.AY4] = 1)   AND   ([.AY5] = 0))   OR   (([.AY4] = 0)   AND   ([.AY5] = 1));1;0)" office:value-type="float" office:value="0" calcext:value-type="float">
            <text:p>0</text:p>
          </table:table-cell>
          <table:table-cell table:formula="of:=IF((([.AZ4] = 1)   AND   ([.AZ5] = 0))   OR   (([.AZ4] = 0)   AND   ([.AZ5] = 1));1;0)" office:value-type="float" office:value="0" calcext:value-type="float">
            <text:p>0</text:p>
          </table:table-cell>
          <table:table-cell table:formula="of:=IF((([.BA4] = 1)   AND   ([.BA5] = 0))   OR   (([.BA4] = 0)   AND   ([.BA5] = 1));1;0)" office:value-type="float" office:value="1" calcext:value-type="float">
            <text:p>1</text:p>
          </table:table-cell>
          <table:table-cell table:formula="of:=IF((([.BB4] = 1)   AND   ([.BB5] = 0))   OR   (([.BB4] = 0)   AND   ([.BB5] = 1));1;0)" office:value-type="float" office:value="0" calcext:value-type="float">
            <text:p>0</text:p>
          </table:table-cell>
          <table:table-cell table:formula="of:=IF((([.BC4] = 1)   AND   ([.BC5] = 0))   OR   (([.BC4] = 0)   AND   ([.BC5] = 1));1;0)" office:value-type="float" office:value="0" calcext:value-type="float">
            <text:p>0</text:p>
          </table:table-cell>
          <table:table-cell table:formula="of:=IF((([.BD4] = 1)   AND   ([.BD5] = 0))   OR   (([.BD4] = 0)   AND   ([.BD5] = 1));1;0)" office:value-type="float" office:value="0" calcext:value-type="float">
            <text:p>0</text:p>
          </table:table-cell>
          <table:table-cell table:formula="of:=IF((([.BE4] = 1)   AND   ([.BE5] = 0))   OR   (([.BE4] = 0)   AND   ([.BE5] = 1));1;0)" office:value-type="float" office:value="1" calcext:value-type="float">
            <text:p>1</text:p>
          </table:table-cell>
          <table:table-cell table:formula="of:=IF((([.BF4] = 1)   AND   ([.BF5] = 0))   OR   (([.BF4] = 0)   AND   ([.BF5] = 1));1;0)" office:value-type="float" office:value="0" calcext:value-type="float">
            <text:p>0</text:p>
          </table:table-cell>
          <table:table-cell table:formula="of:=IF((([.BG4] = 1)   AND   ([.BG5] = 0))   OR   (([.BG4] = 0)   AND   ([.BG5] = 1));1;0)" office:value-type="float" office:value="0" calcext:value-type="float">
            <text:p>0</text:p>
          </table:table-cell>
          <table:table-cell table:formula="of:=IF((([.BH4] = 1)   AND   ([.BH5] = 0))   OR   (([.BH4] = 0)   AND   ([.BH5] = 1));1;0)" office:value-type="float" office:value="0" calcext:value-type="float">
            <text:p>0</text:p>
          </table:table-cell>
          <table:table-cell table:formula="of:=IF((([.BI4] = 1)   AND   ([.BI5] = 0))   OR   (([.BI4] = 0)   AND   ([.BI5] = 1));1;0)" office:value-type="float" office:value="1" calcext:value-type="float">
            <text:p>1</text:p>
          </table:table-cell>
          <table:table-cell table:formula="of:=IF((([.BJ4] = 1)   AND   ([.BJ5] = 0))   OR   (([.BJ4] = 0)   AND   ([.BJ5] = 1));1;0)" office:value-type="float" office:value="0" calcext:value-type="float">
            <text:p>0</text:p>
          </table:table-cell>
          <table:table-cell table:formula="of:=IF((([.BK4] = 1)   AND   ([.BK5] = 0))   OR   (([.BK4] = 0)   AND   ([.BK5] = 1));1;0)" office:value-type="float" office:value="0" calcext:value-type="float">
            <text:p>0</text:p>
          </table:table-cell>
          <table:table-cell table:formula="of:=IF((([.BL4] = 1)   AND   ([.BL5] = 0))   OR   (([.BL4] = 0)   AND   ([.BL5] = 1));1;0)" office:value-type="float" office:value="0" calcext:value-type="float">
            <text:p>0</text:p>
          </table:table-cell>
          <table:table-cell table:formula="of:=IF((([.BM4] = 1)   AND   ([.BM5] = 0))   OR   (([.BM4] = 0)   AND   ([.BM5] = 1));1;0)" office:value-type="float" office:value="1" calcext:value-type="float">
            <text:p>1</text:p>
          </table:table-cell>
          <table:table-cell table:formula="of:=IF((([.BN4] = 1)   AND   ([.BN5] = 0))   OR   (([.BN4] = 0)   AND   ([.BN5] = 1));1;0)" office:value-type="float" office:value="0" calcext:value-type="float">
            <text:p>0</text:p>
          </table:table-cell>
          <table:table-cell table:formula="of:=IF((([.BO4] = 1)   AND   ([.BO5] = 0))   OR   (([.BO4] = 0)   AND   ([.BO5] = 1));1;0)" office:value-type="float" office:value="0" calcext:value-type="float">
            <text:p>0</text:p>
          </table:table-cell>
          <table:table-cell table:formula="of:=IF((([.BP4] = 1)   AND   ([.BP5] = 0))   OR   (([.BP4] = 0)   AND   ([.BP5] = 1));1;0)" office:value-type="float" office:value="0" calcext:value-type="float">
            <text:p>0</text:p>
          </table:table-cell>
          <table:table-cell table:formula="of:=IF((([.BQ4] = 1)   AND   ([.BQ5] = 0))   OR   (([.BQ4] = 0)   AND   ([.BQ5] = 1));1;0)" office:value-type="float" office:value="1" calcext:value-type="float">
            <text:p>1</text:p>
          </table:table-cell>
          <table:table-cell table:formula="of:=IF((([.BR4] = 1)   AND   ([.BR5] = 0))   OR   (([.BR4] = 0)   AND   ([.BR5] = 1));1;0)" office:value-type="float" office:value="0" calcext:value-type="float">
            <text:p>0</text:p>
          </table:table-cell>
          <table:table-cell table:formula="of:=IF((([.BS4] = 1)   AND   ([.BS5] = 0))   OR   (([.BS4] = 0)   AND   ([.BS5] = 1));1;0)" office:value-type="float" office:value="0" calcext:value-type="float">
            <text:p>0</text:p>
          </table:table-cell>
          <table:table-cell table:formula="of:=IF((([.BT4] = 1)   AND   ([.BT5] = 0))   OR   (([.BT4] = 0)   AND   ([.BT5] = 1));1;0)" office:value-type="float" office:value="0" calcext:value-type="float">
            <text:p>0</text:p>
          </table:table-cell>
          <table:table-cell table:formula="of:=IF((([.BU4] = 1)   AND   ([.BU5] = 0))   OR   (([.BU4] = 0)   AND   ([.BU5] = 1));1;0)" office:value-type="float" office:value="1" calcext:value-type="float">
            <text:p>1</text:p>
          </table:table-cell>
          <table:table-cell/>
          <table:table-cell table:formula="of:=SUM([.A5:.BW5]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(([.A5] = 1)   AND   ([.A6] = 0))   OR   (([.A5] = 0)   AND   ([.A6] = 1));1;0)" office:value-type="float" office:value="0" calcext:value-type="float">
            <text:p>0</text:p>
          </table:table-cell>
          <table:table-cell table:formula="of:=IF((([.B5] = 1)   AND   ([.B6] = 0))   OR   (([.B5] = 0)   AND   ([.B6] = 1));1;0)" office:value-type="float" office:value="0" calcext:value-type="float">
            <text:p>0</text:p>
          </table:table-cell>
          <table:table-cell table:formula="of:=IF((([.C5] = 1)   AND   ([.C6] = 0))   OR   (([.C5] = 0)   AND   ([.C6] = 1));1;0)" office:value-type="float" office:value="0" calcext:value-type="float">
            <text:p>0</text:p>
          </table:table-cell>
          <table:table-cell table:formula="of:=IF((([.D5] = 1)   AND   ([.D6] = 0))   OR   (([.D5] = 0)   AND   ([.D6] = 1));1;0)" office:value-type="float" office:value="0" calcext:value-type="float">
            <text:p>0</text:p>
          </table:table-cell>
          <table:table-cell table:formula="of:=IF((([.E5] = 1)   AND   ([.E6] = 0))   OR   (([.E5] = 0)   AND   ([.E6] = 1));1;0)" office:value-type="float" office:value="0" calcext:value-type="float">
            <text:p>0</text:p>
          </table:table-cell>
          <table:table-cell table:formula="of:=IF((([.F5] = 1)   AND   ([.F6] = 0))   OR   (([.F5] = 0)   AND   ([.F6] = 1));1;0)" office:value-type="float" office:value="1" calcext:value-type="float">
            <text:p>1</text:p>
          </table:table-cell>
          <table:table-cell table:formula="of:=IF((([.G5] = 1)   AND   ([.G6] = 0))   OR   (([.G5] = 0)   AND   ([.G6] = 1));1;0)" office:value-type="float" office:value="1" calcext:value-type="float">
            <text:p>1</text:p>
          </table:table-cell>
          <table:table-cell table:formula="of:=IF((([.H5] = 1)   AND   ([.H6] = 0))   OR   (([.H5] = 0)   AND   ([.H6] = 1));1;0)" office:value-type="float" office:value="1" calcext:value-type="float">
            <text:p>1</text:p>
          </table:table-cell>
          <table:table-cell table:formula="of:=IF((([.I5] = 1)   AND   ([.I6] = 0))   OR   (([.I5] = 0)   AND   ([.I6] = 1));1;0)" office:value-type="float" office:value="1" calcext:value-type="float">
            <text:p>1</text:p>
          </table:table-cell>
          <table:table-cell table:formula="of:=IF((([.J5] = 1)   AND   ([.J6] = 0))   OR   (([.J5] = 0)   AND   ([.J6] = 1));1;0)" office:value-type="float" office:value="0" calcext:value-type="float">
            <text:p>0</text:p>
          </table:table-cell>
          <table:table-cell table:formula="of:=IF((([.K5] = 1)   AND   ([.K6] = 0))   OR   (([.K5] = 0)   AND   ([.K6] = 1));1;0)" office:value-type="float" office:value="0" calcext:value-type="float">
            <text:p>0</text:p>
          </table:table-cell>
          <table:table-cell table:formula="of:=IF((([.L5] = 1)   AND   ([.L6] = 0))   OR   (([.L5] = 0)   AND   ([.L6] = 1));1;0)" office:value-type="float" office:value="0" calcext:value-type="float">
            <text:p>0</text:p>
          </table:table-cell>
          <table:table-cell table:formula="of:=IF((([.M5] = 1)   AND   ([.M6] = 0))   OR   (([.M5] = 0)   AND   ([.M6] = 1));1;0)" office:value-type="float" office:value="0" calcext:value-type="float">
            <text:p>0</text:p>
          </table:table-cell>
          <table:table-cell table:formula="of:=IF((([.N5] = 1)   AND   ([.N6] = 0))   OR   (([.N5] = 0)   AND   ([.N6] = 1));1;0)" office:value-type="float" office:value="1" calcext:value-type="float">
            <text:p>1</text:p>
          </table:table-cell>
          <table:table-cell table:formula="of:=IF((([.O5] = 1)   AND   ([.O6] = 0))   OR   (([.O5] = 0)   AND   ([.O6] = 1));1;0)" office:value-type="float" office:value="1" calcext:value-type="float">
            <text:p>1</text:p>
          </table:table-cell>
          <table:table-cell table:formula="of:=IF((([.P5] = 1)   AND   ([.P6] = 0))   OR   (([.P5] = 0)   AND   ([.P6] = 1));1;0)" office:value-type="float" office:value="1" calcext:value-type="float">
            <text:p>1</text:p>
          </table:table-cell>
          <table:table-cell table:formula="of:=IF((([.Q5] = 1)   AND   ([.Q6] = 0))   OR   (([.Q5] = 0)   AND   ([.Q6] = 1));1;0)" office:value-type="float" office:value="1" calcext:value-type="float">
            <text:p>1</text:p>
          </table:table-cell>
          <table:table-cell table:formula="of:=IF((([.R5] = 1)   AND   ([.R6] = 0))   OR   (([.R5] = 0)   AND   ([.R6] = 1));1;0)" office:value-type="float" office:value="0" calcext:value-type="float">
            <text:p>0</text:p>
          </table:table-cell>
          <table:table-cell table:formula="of:=IF((([.S5] = 1)   AND   ([.S6] = 0))   OR   (([.S5] = 0)   AND   ([.S6] = 1));1;0)" office:value-type="float" office:value="0" calcext:value-type="float">
            <text:p>0</text:p>
          </table:table-cell>
          <table:table-cell table:formula="of:=IF((([.T5] = 1)   AND   ([.T6] = 0))   OR   (([.T5] = 0)   AND   ([.T6] = 1));1;0)" office:value-type="float" office:value="0" calcext:value-type="float">
            <text:p>0</text:p>
          </table:table-cell>
          <table:table-cell table:formula="of:=IF((([.U5] = 1)   AND   ([.U6] = 0))   OR   (([.U5] = 0)   AND   ([.U6] = 1));1;0)" office:value-type="float" office:value="0" calcext:value-type="float">
            <text:p>0</text:p>
          </table:table-cell>
          <table:table-cell table:formula="of:=IF((([.V5] = 1)   AND   ([.V6] = 0))   OR   (([.V5] = 0)   AND   ([.V6] = 1));1;0)" office:value-type="float" office:value="1" calcext:value-type="float">
            <text:p>1</text:p>
          </table:table-cell>
          <table:table-cell table:formula="of:=IF((([.W5] = 1)   AND   ([.W6] = 0))   OR   (([.W5] = 0)   AND   ([.W6] = 1));1;0)" office:value-type="float" office:value="1" calcext:value-type="float">
            <text:p>1</text:p>
          </table:table-cell>
          <table:table-cell table:formula="of:=IF((([.X5] = 1)   AND   ([.X6] = 0))   OR   (([.X5] = 0)   AND   ([.X6] = 1));1;0)" office:value-type="float" office:value="1" calcext:value-type="float">
            <text:p>1</text:p>
          </table:table-cell>
          <table:table-cell table:formula="of:=IF((([.Y5] = 1)   AND   ([.Y6] = 0))   OR   (([.Y5] = 0)   AND   ([.Y6] = 1));1;0)" office:value-type="float" office:value="1" calcext:value-type="float">
            <text:p>1</text:p>
          </table:table-cell>
          <table:table-cell table:formula="of:=IF((([.Z5] = 1)   AND   ([.Z6] = 0))   OR   (([.Z5] = 0)   AND   ([.Z6] = 1));1;0)" office:value-type="float" office:value="0" calcext:value-type="float">
            <text:p>0</text:p>
          </table:table-cell>
          <table:table-cell table:formula="of:=IF((([.AA5] = 1)   AND   ([.AA6] = 0))   OR   (([.AA5] = 0)   AND   ([.AA6] = 1));1;0)" office:value-type="float" office:value="0" calcext:value-type="float">
            <text:p>0</text:p>
          </table:table-cell>
          <table:table-cell table:formula="of:=IF((([.AB5] = 1)   AND   ([.AB6] = 0))   OR   (([.AB5] = 0)   AND   ([.AB6] = 1));1;0)" office:value-type="float" office:value="0" calcext:value-type="float">
            <text:p>0</text:p>
          </table:table-cell>
          <table:table-cell table:formula="of:=IF((([.AC5] = 1)   AND   ([.AC6] = 0))   OR   (([.AC5] = 0)   AND   ([.AC6] = 1));1;0)" office:value-type="float" office:value="0" calcext:value-type="float">
            <text:p>0</text:p>
          </table:table-cell>
          <table:table-cell table:formula="of:=IF((([.AD5] = 1)   AND   ([.AD6] = 0))   OR   (([.AD5] = 0)   AND   ([.AD6] = 1));1;0)" office:value-type="float" office:value="1" calcext:value-type="float">
            <text:p>1</text:p>
          </table:table-cell>
          <table:table-cell table:formula="of:=IF((([.AE5] = 1)   AND   ([.AE6] = 0))   OR   (([.AE5] = 0)   AND   ([.AE6] = 1));1;0)" office:value-type="float" office:value="1" calcext:value-type="float">
            <text:p>1</text:p>
          </table:table-cell>
          <table:table-cell table:formula="of:=IF((([.AF5] = 1)   AND   ([.AF6] = 0))   OR   (([.AF5] = 0)   AND   ([.AF6] = 1));1;0)" office:value-type="float" office:value="1" calcext:value-type="float">
            <text:p>1</text:p>
          </table:table-cell>
          <table:table-cell table:formula="of:=IF((([.AG5] = 1)   AND   ([.AG6] = 0))   OR   (([.AG5] = 0)   AND   ([.AG6] = 1));1;0)" office:value-type="float" office:value="1" calcext:value-type="float">
            <text:p>1</text:p>
          </table:table-cell>
          <table:table-cell table:formula="of:=IF((([.AH5] = 1)   AND   ([.AH6] = 0))   OR   (([.AH5] = 0)   AND   ([.AH6] = 1));1;0)" office:value-type="float" office:value="0" calcext:value-type="float">
            <text:p>0</text:p>
          </table:table-cell>
          <table:table-cell table:formula="of:=IF((([.AI5] = 1)   AND   ([.AI6] = 0))   OR   (([.AI5] = 0)   AND   ([.AI6] = 1));1;0)" office:value-type="float" office:value="0" calcext:value-type="float">
            <text:p>0</text:p>
          </table:table-cell>
          <table:table-cell table:formula="of:=IF((([.AJ5] = 1)   AND   ([.AJ6] = 0))   OR   (([.AJ5] = 0)   AND   ([.AJ6] = 1));1;0)" office:value-type="float" office:value="0" calcext:value-type="float">
            <text:p>0</text:p>
          </table:table-cell>
          <table:table-cell table:formula="of:=IF((([.AK5] = 1)   AND   ([.AK6] = 0))   OR   (([.AK5] = 0)   AND   ([.AK6] = 1));1;0)" office:value-type="float" office:value="0" calcext:value-type="float">
            <text:p>0</text:p>
          </table:table-cell>
          <table:table-cell table:formula="of:=IF((([.AL5] = 1)   AND   ([.AL6] = 0))   OR   (([.AL5] = 0)   AND   ([.AL6] = 1));1;0)" office:value-type="float" office:value="1" calcext:value-type="float">
            <text:p>1</text:p>
          </table:table-cell>
          <table:table-cell table:formula="of:=IF((([.AM5] = 1)   AND   ([.AM6] = 0))   OR   (([.AM5] = 0)   AND   ([.AM6] = 1));1;0)" office:value-type="float" office:value="1" calcext:value-type="float">
            <text:p>1</text:p>
          </table:table-cell>
          <table:table-cell table:formula="of:=IF((([.AN5] = 1)   AND   ([.AN6] = 0))   OR   (([.AN5] = 0)   AND   ([.AN6] = 1));1;0)" office:value-type="float" office:value="1" calcext:value-type="float">
            <text:p>1</text:p>
          </table:table-cell>
          <table:table-cell table:formula="of:=IF((([.AO5] = 1)   AND   ([.AO6] = 0))   OR   (([.AO5] = 0)   AND   ([.AO6] = 1));1;0)" office:value-type="float" office:value="1" calcext:value-type="float">
            <text:p>1</text:p>
          </table:table-cell>
          <table:table-cell table:formula="of:=IF((([.AP5] = 1)   AND   ([.AP6] = 0))   OR   (([.AP5] = 0)   AND   ([.AP6] = 1));1;0)" office:value-type="float" office:value="0" calcext:value-type="float">
            <text:p>0</text:p>
          </table:table-cell>
          <table:table-cell table:formula="of:=IF((([.AQ5] = 1)   AND   ([.AQ6] = 0))   OR   (([.AQ5] = 0)   AND   ([.AQ6] = 1));1;0)" office:value-type="float" office:value="0" calcext:value-type="float">
            <text:p>0</text:p>
          </table:table-cell>
          <table:table-cell table:formula="of:=IF((([.AR5] = 1)   AND   ([.AR6] = 0))   OR   (([.AR5] = 0)   AND   ([.AR6] = 1));1;0)" office:value-type="float" office:value="0" calcext:value-type="float">
            <text:p>0</text:p>
          </table:table-cell>
          <table:table-cell table:formula="of:=IF((([.AS5] = 1)   AND   ([.AS6] = 0))   OR   (([.AS5] = 0)   AND   ([.AS6] = 1));1;0)" office:value-type="float" office:value="0" calcext:value-type="float">
            <text:p>0</text:p>
          </table:table-cell>
          <table:table-cell table:formula="of:=IF((([.AT5] = 1)   AND   ([.AT6] = 0))   OR   (([.AT5] = 0)   AND   ([.AT6] = 1));1;0)" office:value-type="float" office:value="1" calcext:value-type="float">
            <text:p>1</text:p>
          </table:table-cell>
          <table:table-cell table:formula="of:=IF((([.AU5] = 1)   AND   ([.AU6] = 0))   OR   (([.AU5] = 0)   AND   ([.AU6] = 1));1;0)" office:value-type="float" office:value="1" calcext:value-type="float">
            <text:p>1</text:p>
          </table:table-cell>
          <table:table-cell table:formula="of:=IF((([.AV5] = 1)   AND   ([.AV6] = 0))   OR   (([.AV5] = 0)   AND   ([.AV6] = 1));1;0)" office:value-type="float" office:value="1" calcext:value-type="float">
            <text:p>1</text:p>
          </table:table-cell>
          <table:table-cell table:formula="of:=IF((([.AW5] = 1)   AND   ([.AW6] = 0))   OR   (([.AW5] = 0)   AND   ([.AW6] = 1));1;0)" office:value-type="float" office:value="1" calcext:value-type="float">
            <text:p>1</text:p>
          </table:table-cell>
          <table:table-cell table:formula="of:=IF((([.AX5] = 1)   AND   ([.AX6] = 0))   OR   (([.AX5] = 0)   AND   ([.AX6] = 1));1;0)" office:value-type="float" office:value="0" calcext:value-type="float">
            <text:p>0</text:p>
          </table:table-cell>
          <table:table-cell table:formula="of:=IF((([.AY5] = 1)   AND   ([.AY6] = 0))   OR   (([.AY5] = 0)   AND   ([.AY6] = 1));1;0)" office:value-type="float" office:value="0" calcext:value-type="float">
            <text:p>0</text:p>
          </table:table-cell>
          <table:table-cell table:formula="of:=IF((([.AZ5] = 1)   AND   ([.AZ6] = 0))   OR   (([.AZ5] = 0)   AND   ([.AZ6] = 1));1;0)" office:value-type="float" office:value="0" calcext:value-type="float">
            <text:p>0</text:p>
          </table:table-cell>
          <table:table-cell table:formula="of:=IF((([.BA5] = 1)   AND   ([.BA6] = 0))   OR   (([.BA5] = 0)   AND   ([.BA6] = 1));1;0)" office:value-type="float" office:value="0" calcext:value-type="float">
            <text:p>0</text:p>
          </table:table-cell>
          <table:table-cell table:formula="of:=IF((([.BB5] = 1)   AND   ([.BB6] = 0))   OR   (([.BB5] = 0)   AND   ([.BB6] = 1));1;0)" office:value-type="float" office:value="1" calcext:value-type="float">
            <text:p>1</text:p>
          </table:table-cell>
          <table:table-cell table:formula="of:=IF((([.BC5] = 1)   AND   ([.BC6] = 0))   OR   (([.BC5] = 0)   AND   ([.BC6] = 1));1;0)" office:value-type="float" office:value="1" calcext:value-type="float">
            <text:p>1</text:p>
          </table:table-cell>
          <table:table-cell table:formula="of:=IF((([.BD5] = 1)   AND   ([.BD6] = 0))   OR   (([.BD5] = 0)   AND   ([.BD6] = 1));1;0)" office:value-type="float" office:value="1" calcext:value-type="float">
            <text:p>1</text:p>
          </table:table-cell>
          <table:table-cell table:formula="of:=IF((([.BE5] = 1)   AND   ([.BE6] = 0))   OR   (([.BE5] = 0)   AND   ([.BE6] = 1));1;0)" office:value-type="float" office:value="1" calcext:value-type="float">
            <text:p>1</text:p>
          </table:table-cell>
          <table:table-cell table:formula="of:=IF((([.BF5] = 1)   AND   ([.BF6] = 0))   OR   (([.BF5] = 0)   AND   ([.BF6] = 1));1;0)" office:value-type="float" office:value="0" calcext:value-type="float">
            <text:p>0</text:p>
          </table:table-cell>
          <table:table-cell table:formula="of:=IF((([.BG5] = 1)   AND   ([.BG6] = 0))   OR   (([.BG5] = 0)   AND   ([.BG6] = 1));1;0)" office:value-type="float" office:value="0" calcext:value-type="float">
            <text:p>0</text:p>
          </table:table-cell>
          <table:table-cell table:formula="of:=IF((([.BH5] = 1)   AND   ([.BH6] = 0))   OR   (([.BH5] = 0)   AND   ([.BH6] = 1));1;0)" office:value-type="float" office:value="0" calcext:value-type="float">
            <text:p>0</text:p>
          </table:table-cell>
          <table:table-cell table:formula="of:=IF((([.BI5] = 1)   AND   ([.BI6] = 0))   OR   (([.BI5] = 0)   AND   ([.BI6] = 1));1;0)" office:value-type="float" office:value="0" calcext:value-type="float">
            <text:p>0</text:p>
          </table:table-cell>
          <table:table-cell table:formula="of:=IF((([.BJ5] = 1)   AND   ([.BJ6] = 0))   OR   (([.BJ5] = 0)   AND   ([.BJ6] = 1));1;0)" office:value-type="float" office:value="1" calcext:value-type="float">
            <text:p>1</text:p>
          </table:table-cell>
          <table:table-cell table:formula="of:=IF((([.BK5] = 1)   AND   ([.BK6] = 0))   OR   (([.BK5] = 0)   AND   ([.BK6] = 1));1;0)" office:value-type="float" office:value="1" calcext:value-type="float">
            <text:p>1</text:p>
          </table:table-cell>
          <table:table-cell table:formula="of:=IF((([.BL5] = 1)   AND   ([.BL6] = 0))   OR   (([.BL5] = 0)   AND   ([.BL6] = 1));1;0)" office:value-type="float" office:value="1" calcext:value-type="float">
            <text:p>1</text:p>
          </table:table-cell>
          <table:table-cell table:formula="of:=IF((([.BM5] = 1)   AND   ([.BM6] = 0))   OR   (([.BM5] = 0)   AND   ([.BM6] = 1));1;0)" office:value-type="float" office:value="1" calcext:value-type="float">
            <text:p>1</text:p>
          </table:table-cell>
          <table:table-cell table:formula="of:=IF((([.BN5] = 1)   AND   ([.BN6] = 0))   OR   (([.BN5] = 0)   AND   ([.BN6] = 1));1;0)" office:value-type="float" office:value="0" calcext:value-type="float">
            <text:p>0</text:p>
          </table:table-cell>
          <table:table-cell table:formula="of:=IF((([.BO5] = 1)   AND   ([.BO6] = 0))   OR   (([.BO5] = 0)   AND   ([.BO6] = 1));1;0)" office:value-type="float" office:value="0" calcext:value-type="float">
            <text:p>0</text:p>
          </table:table-cell>
          <table:table-cell table:formula="of:=IF((([.BP5] = 1)   AND   ([.BP6] = 0))   OR   (([.BP5] = 0)   AND   ([.BP6] = 1));1;0)" office:value-type="float" office:value="0" calcext:value-type="float">
            <text:p>0</text:p>
          </table:table-cell>
          <table:table-cell table:formula="of:=IF((([.BQ5] = 1)   AND   ([.BQ6] = 0))   OR   (([.BQ5] = 0)   AND   ([.BQ6] = 1));1;0)" office:value-type="float" office:value="0" calcext:value-type="float">
            <text:p>0</text:p>
          </table:table-cell>
          <table:table-cell table:formula="of:=IF((([.BR5] = 1)   AND   ([.BR6] = 0))   OR   (([.BR5] = 0)   AND   ([.BR6] = 1));1;0)" office:value-type="float" office:value="1" calcext:value-type="float">
            <text:p>1</text:p>
          </table:table-cell>
          <table:table-cell table:formula="of:=IF((([.BS5] = 1)   AND   ([.BS6] = 0))   OR   (([.BS5] = 0)   AND   ([.BS6] = 1));1;0)" office:value-type="float" office:value="1" calcext:value-type="float">
            <text:p>1</text:p>
          </table:table-cell>
          <table:table-cell table:formula="of:=IF((([.BT5] = 1)   AND   ([.BT6] = 0))   OR   (([.BT5] = 0)   AND   ([.BT6] = 1));1;0)" office:value-type="float" office:value="1" calcext:value-type="float">
            <text:p>1</text:p>
          </table:table-cell>
          <table:table-cell table:formula="of:=IF((([.BU5] = 1)   AND   ([.BU6] = 0))   OR   (([.BU5] = 0)   AND   ([.BU6] = 1));1;0)" office:value-type="float" office:value="1" calcext:value-type="float">
            <text:p>1</text:p>
          </table:table-cell>
          <table:table-cell/>
          <table:table-cell table:formula="of:=SUM([.A6:.BW6])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94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(([.A6] = 1)   AND   ([.A7] = 0))   OR   (([.A6] = 0)   AND   ([.A7] = 1));1;0)" office:value-type="float" office:value="0" calcext:value-type="float">
            <text:p>0</text:p>
          </table:table-cell>
          <table:table-cell table:formula="of:=IF((([.B6] = 1)   AND   ([.B7] = 0))   OR   (([.B6] = 0)   AND   ([.B7] = 1));1;0)" office:value-type="float" office:value="0" calcext:value-type="float">
            <text:p>0</text:p>
          </table:table-cell>
          <table:table-cell table:formula="of:=IF((([.C6] = 1)   AND   ([.C7] = 0))   OR   (([.C6] = 0)   AND   ([.C7] = 1));1;0)" office:value-type="float" office:value="0" calcext:value-type="float">
            <text:p>0</text:p>
          </table:table-cell>
          <table:table-cell table:formula="of:=IF((([.D6] = 1)   AND   ([.D7] = 0))   OR   (([.D6] = 0)   AND   ([.D7] = 1));1;0)" office:value-type="float" office:value="0" calcext:value-type="float">
            <text:p>0</text:p>
          </table:table-cell>
          <table:table-cell table:formula="of:=IF((([.E6] = 1)   AND   ([.E7] = 0))   OR   (([.E6] = 0)   AND   ([.E7] = 1));1;0)" office:value-type="float" office:value="0" calcext:value-type="float">
            <text:p>0</text:p>
          </table:table-cell>
          <table:table-cell table:formula="of:=IF((([.F6] = 1)   AND   ([.F7] = 0))   OR   (([.F6] = 0)   AND   ([.F7] = 1));1;0)" office:value-type="float" office:value="0" calcext:value-type="float">
            <text:p>0</text:p>
          </table:table-cell>
          <table:table-cell table:formula="of:=IF((([.G6] = 1)   AND   ([.G7] = 0))   OR   (([.G6] = 0)   AND   ([.G7] = 1));1;0)" office:value-type="float" office:value="1" calcext:value-type="float">
            <text:p>1</text:p>
          </table:table-cell>
          <table:table-cell table:formula="of:=IF((([.H6] = 1)   AND   ([.H7] = 0))   OR   (([.H6] = 0)   AND   ([.H7] = 1));1;0)" office:value-type="float" office:value="0" calcext:value-type="float">
            <text:p>0</text:p>
          </table:table-cell>
          <table:table-cell table:formula="of:=IF((([.I6] = 1)   AND   ([.I7] = 0))   OR   (([.I6] = 0)   AND   ([.I7] = 1));1;0)" office:value-type="float" office:value="1" calcext:value-type="float">
            <text:p>1</text:p>
          </table:table-cell>
          <table:table-cell table:formula="of:=IF((([.J6] = 1)   AND   ([.J7] = 0))   OR   (([.J6] = 0)   AND   ([.J7] = 1));1;0)" office:value-type="float" office:value="0" calcext:value-type="float">
            <text:p>0</text:p>
          </table:table-cell>
          <table:table-cell table:formula="of:=IF((([.K6] = 1)   AND   ([.K7] = 0))   OR   (([.K6] = 0)   AND   ([.K7] = 1));1;0)" office:value-type="float" office:value="0" calcext:value-type="float">
            <text:p>0</text:p>
          </table:table-cell>
          <table:table-cell table:formula="of:=IF((([.L6] = 1)   AND   ([.L7] = 0))   OR   (([.L6] = 0)   AND   ([.L7] = 1));1;0)" office:value-type="float" office:value="0" calcext:value-type="float">
            <text:p>0</text:p>
          </table:table-cell>
          <table:table-cell table:formula="of:=IF((([.M6] = 1)   AND   ([.M7] = 0))   OR   (([.M6] = 0)   AND   ([.M7] = 1));1;0)" office:value-type="float" office:value="0" calcext:value-type="float">
            <text:p>0</text:p>
          </table:table-cell>
          <table:table-cell table:formula="of:=IF((([.N6] = 1)   AND   ([.N7] = 0))   OR   (([.N6] = 0)   AND   ([.N7] = 1));1;0)" office:value-type="float" office:value="0" calcext:value-type="float">
            <text:p>0</text:p>
          </table:table-cell>
          <table:table-cell table:formula="of:=IF((([.O6] = 1)   AND   ([.O7] = 0))   OR   (([.O6] = 0)   AND   ([.O7] = 1));1;0)" office:value-type="float" office:value="1" calcext:value-type="float">
            <text:p>1</text:p>
          </table:table-cell>
          <table:table-cell table:formula="of:=IF((([.P6] = 1)   AND   ([.P7] = 0))   OR   (([.P6] = 0)   AND   ([.P7] = 1));1;0)" office:value-type="float" office:value="0" calcext:value-type="float">
            <text:p>0</text:p>
          </table:table-cell>
          <table:table-cell table:formula="of:=IF((([.Q6] = 1)   AND   ([.Q7] = 0))   OR   (([.Q6] = 0)   AND   ([.Q7] = 1));1;0)" office:value-type="float" office:value="1" calcext:value-type="float">
            <text:p>1</text:p>
          </table:table-cell>
          <table:table-cell table:formula="of:=IF((([.R6] = 1)   AND   ([.R7] = 0))   OR   (([.R6] = 0)   AND   ([.R7] = 1));1;0)" office:value-type="float" office:value="0" calcext:value-type="float">
            <text:p>0</text:p>
          </table:table-cell>
          <table:table-cell table:formula="of:=IF((([.S6] = 1)   AND   ([.S7] = 0))   OR   (([.S6] = 0)   AND   ([.S7] = 1));1;0)" office:value-type="float" office:value="0" calcext:value-type="float">
            <text:p>0</text:p>
          </table:table-cell>
          <table:table-cell table:formula="of:=IF((([.T6] = 1)   AND   ([.T7] = 0))   OR   (([.T6] = 0)   AND   ([.T7] = 1));1;0)" office:value-type="float" office:value="0" calcext:value-type="float">
            <text:p>0</text:p>
          </table:table-cell>
          <table:table-cell table:formula="of:=IF((([.U6] = 1)   AND   ([.U7] = 0))   OR   (([.U6] = 0)   AND   ([.U7] = 1));1;0)" office:value-type="float" office:value="0" calcext:value-type="float">
            <text:p>0</text:p>
          </table:table-cell>
          <table:table-cell table:formula="of:=IF((([.V6] = 1)   AND   ([.V7] = 0))   OR   (([.V6] = 0)   AND   ([.V7] = 1));1;0)" office:value-type="float" office:value="0" calcext:value-type="float">
            <text:p>0</text:p>
          </table:table-cell>
          <table:table-cell table:formula="of:=IF((([.W6] = 1)   AND   ([.W7] = 0))   OR   (([.W6] = 0)   AND   ([.W7] = 1));1;0)" office:value-type="float" office:value="1" calcext:value-type="float">
            <text:p>1</text:p>
          </table:table-cell>
          <table:table-cell table:formula="of:=IF((([.X6] = 1)   AND   ([.X7] = 0))   OR   (([.X6] = 0)   AND   ([.X7] = 1));1;0)" office:value-type="float" office:value="0" calcext:value-type="float">
            <text:p>0</text:p>
          </table:table-cell>
          <table:table-cell table:formula="of:=IF((([.Y6] = 1)   AND   ([.Y7] = 0))   OR   (([.Y6] = 0)   AND   ([.Y7] = 1));1;0)" office:value-type="float" office:value="1" calcext:value-type="float">
            <text:p>1</text:p>
          </table:table-cell>
          <table:table-cell table:formula="of:=IF((([.Z6] = 1)   AND   ([.Z7] = 0))   OR   (([.Z6] = 0)   AND   ([.Z7] = 1));1;0)" office:value-type="float" office:value="0" calcext:value-type="float">
            <text:p>0</text:p>
          </table:table-cell>
          <table:table-cell table:formula="of:=IF((([.AA6] = 1)   AND   ([.AA7] = 0))   OR   (([.AA6] = 0)   AND   ([.AA7] = 1));1;0)" office:value-type="float" office:value="0" calcext:value-type="float">
            <text:p>0</text:p>
          </table:table-cell>
          <table:table-cell table:formula="of:=IF((([.AB6] = 1)   AND   ([.AB7] = 0))   OR   (([.AB6] = 0)   AND   ([.AB7] = 1));1;0)" office:value-type="float" office:value="0" calcext:value-type="float">
            <text:p>0</text:p>
          </table:table-cell>
          <table:table-cell table:formula="of:=IF((([.AC6] = 1)   AND   ([.AC7] = 0))   OR   (([.AC6] = 0)   AND   ([.AC7] = 1));1;0)" office:value-type="float" office:value="0" calcext:value-type="float">
            <text:p>0</text:p>
          </table:table-cell>
          <table:table-cell table:formula="of:=IF((([.AD6] = 1)   AND   ([.AD7] = 0))   OR   (([.AD6] = 0)   AND   ([.AD7] = 1));1;0)" office:value-type="float" office:value="0" calcext:value-type="float">
            <text:p>0</text:p>
          </table:table-cell>
          <table:table-cell table:formula="of:=IF((([.AE6] = 1)   AND   ([.AE7] = 0))   OR   (([.AE6] = 0)   AND   ([.AE7] = 1));1;0)" office:value-type="float" office:value="1" calcext:value-type="float">
            <text:p>1</text:p>
          </table:table-cell>
          <table:table-cell table:formula="of:=IF((([.AF6] = 1)   AND   ([.AF7] = 0))   OR   (([.AF6] = 0)   AND   ([.AF7] = 1));1;0)" office:value-type="float" office:value="0" calcext:value-type="float">
            <text:p>0</text:p>
          </table:table-cell>
          <table:table-cell table:formula="of:=IF((([.AG6] = 1)   AND   ([.AG7] = 0))   OR   (([.AG6] = 0)   AND   ([.AG7] = 1));1;0)" office:value-type="float" office:value="1" calcext:value-type="float">
            <text:p>1</text:p>
          </table:table-cell>
          <table:table-cell table:formula="of:=IF((([.AH6] = 1)   AND   ([.AH7] = 0))   OR   (([.AH6] = 0)   AND   ([.AH7] = 1));1;0)" office:value-type="float" office:value="0" calcext:value-type="float">
            <text:p>0</text:p>
          </table:table-cell>
          <table:table-cell table:formula="of:=IF((([.AI6] = 1)   AND   ([.AI7] = 0))   OR   (([.AI6] = 0)   AND   ([.AI7] = 1));1;0)" office:value-type="float" office:value="0" calcext:value-type="float">
            <text:p>0</text:p>
          </table:table-cell>
          <table:table-cell table:formula="of:=IF((([.AJ6] = 1)   AND   ([.AJ7] = 0))   OR   (([.AJ6] = 0)   AND   ([.AJ7] = 1));1;0)" office:value-type="float" office:value="0" calcext:value-type="float">
            <text:p>0</text:p>
          </table:table-cell>
          <table:table-cell table:formula="of:=IF((([.AK6] = 1)   AND   ([.AK7] = 0))   OR   (([.AK6] = 0)   AND   ([.AK7] = 1));1;0)" office:value-type="float" office:value="0" calcext:value-type="float">
            <text:p>0</text:p>
          </table:table-cell>
          <table:table-cell table:formula="of:=IF((([.AL6] = 1)   AND   ([.AL7] = 0))   OR   (([.AL6] = 0)   AND   ([.AL7] = 1));1;0)" office:value-type="float" office:value="0" calcext:value-type="float">
            <text:p>0</text:p>
          </table:table-cell>
          <table:table-cell table:formula="of:=IF((([.AM6] = 1)   AND   ([.AM7] = 0))   OR   (([.AM6] = 0)   AND   ([.AM7] = 1));1;0)" office:value-type="float" office:value="1" calcext:value-type="float">
            <text:p>1</text:p>
          </table:table-cell>
          <table:table-cell table:formula="of:=IF((([.AN6] = 1)   AND   ([.AN7] = 0))   OR   (([.AN6] = 0)   AND   ([.AN7] = 1));1;0)" office:value-type="float" office:value="0" calcext:value-type="float">
            <text:p>0</text:p>
          </table:table-cell>
          <table:table-cell table:formula="of:=IF((([.AO6] = 1)   AND   ([.AO7] = 0))   OR   (([.AO6] = 0)   AND   ([.AO7] = 1));1;0)" office:value-type="float" office:value="1" calcext:value-type="float">
            <text:p>1</text:p>
          </table:table-cell>
          <table:table-cell table:formula="of:=IF((([.AP6] = 1)   AND   ([.AP7] = 0))   OR   (([.AP6] = 0)   AND   ([.AP7] = 1));1;0)" office:value-type="float" office:value="0" calcext:value-type="float">
            <text:p>0</text:p>
          </table:table-cell>
          <table:table-cell table:formula="of:=IF((([.AQ6] = 1)   AND   ([.AQ7] = 0))   OR   (([.AQ6] = 0)   AND   ([.AQ7] = 1));1;0)" office:value-type="float" office:value="0" calcext:value-type="float">
            <text:p>0</text:p>
          </table:table-cell>
          <table:table-cell table:formula="of:=IF((([.AR6] = 1)   AND   ([.AR7] = 0))   OR   (([.AR6] = 0)   AND   ([.AR7] = 1));1;0)" office:value-type="float" office:value="0" calcext:value-type="float">
            <text:p>0</text:p>
          </table:table-cell>
          <table:table-cell table:formula="of:=IF((([.AS6] = 1)   AND   ([.AS7] = 0))   OR   (([.AS6] = 0)   AND   ([.AS7] = 1));1;0)" office:value-type="float" office:value="0" calcext:value-type="float">
            <text:p>0</text:p>
          </table:table-cell>
          <table:table-cell table:formula="of:=IF((([.AT6] = 1)   AND   ([.AT7] = 0))   OR   (([.AT6] = 0)   AND   ([.AT7] = 1));1;0)" office:value-type="float" office:value="0" calcext:value-type="float">
            <text:p>0</text:p>
          </table:table-cell>
          <table:table-cell table:formula="of:=IF((([.AU6] = 1)   AND   ([.AU7] = 0))   OR   (([.AU6] = 0)   AND   ([.AU7] = 1));1;0)" office:value-type="float" office:value="1" calcext:value-type="float">
            <text:p>1</text:p>
          </table:table-cell>
          <table:table-cell table:formula="of:=IF((([.AV6] = 1)   AND   ([.AV7] = 0))   OR   (([.AV6] = 0)   AND   ([.AV7] = 1));1;0)" office:value-type="float" office:value="0" calcext:value-type="float">
            <text:p>0</text:p>
          </table:table-cell>
          <table:table-cell table:formula="of:=IF((([.AW6] = 1)   AND   ([.AW7] = 0))   OR   (([.AW6] = 0)   AND   ([.AW7] = 1));1;0)" office:value-type="float" office:value="1" calcext:value-type="float">
            <text:p>1</text:p>
          </table:table-cell>
          <table:table-cell table:formula="of:=IF((([.AX6] = 1)   AND   ([.AX7] = 0))   OR   (([.AX6] = 0)   AND   ([.AX7] = 1));1;0)" office:value-type="float" office:value="0" calcext:value-type="float">
            <text:p>0</text:p>
          </table:table-cell>
          <table:table-cell table:formula="of:=IF((([.AY6] = 1)   AND   ([.AY7] = 0))   OR   (([.AY6] = 0)   AND   ([.AY7] = 1));1;0)" office:value-type="float" office:value="0" calcext:value-type="float">
            <text:p>0</text:p>
          </table:table-cell>
          <table:table-cell table:formula="of:=IF((([.AZ6] = 1)   AND   ([.AZ7] = 0))   OR   (([.AZ6] = 0)   AND   ([.AZ7] = 1));1;0)" office:value-type="float" office:value="0" calcext:value-type="float">
            <text:p>0</text:p>
          </table:table-cell>
          <table:table-cell table:formula="of:=IF((([.BA6] = 1)   AND   ([.BA7] = 0))   OR   (([.BA6] = 0)   AND   ([.BA7] = 1));1;0)" office:value-type="float" office:value="0" calcext:value-type="float">
            <text:p>0</text:p>
          </table:table-cell>
          <table:table-cell table:formula="of:=IF((([.BB6] = 1)   AND   ([.BB7] = 0))   OR   (([.BB6] = 0)   AND   ([.BB7] = 1));1;0)" office:value-type="float" office:value="0" calcext:value-type="float">
            <text:p>0</text:p>
          </table:table-cell>
          <table:table-cell table:formula="of:=IF((([.BC6] = 1)   AND   ([.BC7] = 0))   OR   (([.BC6] = 0)   AND   ([.BC7] = 1));1;0)" office:value-type="float" office:value="1" calcext:value-type="float">
            <text:p>1</text:p>
          </table:table-cell>
          <table:table-cell table:formula="of:=IF((([.BD6] = 1)   AND   ([.BD7] = 0))   OR   (([.BD6] = 0)   AND   ([.BD7] = 1));1;0)" office:value-type="float" office:value="0" calcext:value-type="float">
            <text:p>0</text:p>
          </table:table-cell>
          <table:table-cell table:formula="of:=IF((([.BE6] = 1)   AND   ([.BE7] = 0))   OR   (([.BE6] = 0)   AND   ([.BE7] = 1));1;0)" office:value-type="float" office:value="1" calcext:value-type="float">
            <text:p>1</text:p>
          </table:table-cell>
          <table:table-cell table:formula="of:=IF((([.BF6] = 1)   AND   ([.BF7] = 0))   OR   (([.BF6] = 0)   AND   ([.BF7] = 1));1;0)" office:value-type="float" office:value="0" calcext:value-type="float">
            <text:p>0</text:p>
          </table:table-cell>
          <table:table-cell table:formula="of:=IF((([.BG6] = 1)   AND   ([.BG7] = 0))   OR   (([.BG6] = 0)   AND   ([.BG7] = 1));1;0)" office:value-type="float" office:value="0" calcext:value-type="float">
            <text:p>0</text:p>
          </table:table-cell>
          <table:table-cell table:formula="of:=IF((([.BH6] = 1)   AND   ([.BH7] = 0))   OR   (([.BH6] = 0)   AND   ([.BH7] = 1));1;0)" office:value-type="float" office:value="0" calcext:value-type="float">
            <text:p>0</text:p>
          </table:table-cell>
          <table:table-cell table:formula="of:=IF((([.BI6] = 1)   AND   ([.BI7] = 0))   OR   (([.BI6] = 0)   AND   ([.BI7] = 1));1;0)" office:value-type="float" office:value="0" calcext:value-type="float">
            <text:p>0</text:p>
          </table:table-cell>
          <table:table-cell table:formula="of:=IF((([.BJ6] = 1)   AND   ([.BJ7] = 0))   OR   (([.BJ6] = 0)   AND   ([.BJ7] = 1));1;0)" office:value-type="float" office:value="0" calcext:value-type="float">
            <text:p>0</text:p>
          </table:table-cell>
          <table:table-cell table:formula="of:=IF((([.BK6] = 1)   AND   ([.BK7] = 0))   OR   (([.BK6] = 0)   AND   ([.BK7] = 1));1;0)" office:value-type="float" office:value="1" calcext:value-type="float">
            <text:p>1</text:p>
          </table:table-cell>
          <table:table-cell table:formula="of:=IF((([.BL6] = 1)   AND   ([.BL7] = 0))   OR   (([.BL6] = 0)   AND   ([.BL7] = 1));1;0)" office:value-type="float" office:value="0" calcext:value-type="float">
            <text:p>0</text:p>
          </table:table-cell>
          <table:table-cell table:formula="of:=IF((([.BM6] = 1)   AND   ([.BM7] = 0))   OR   (([.BM6] = 0)   AND   ([.BM7] = 1));1;0)" office:value-type="float" office:value="1" calcext:value-type="float">
            <text:p>1</text:p>
          </table:table-cell>
          <table:table-cell table:formula="of:=IF((([.BN6] = 1)   AND   ([.BN7] = 0))   OR   (([.BN6] = 0)   AND   ([.BN7] = 1));1;0)" office:value-type="float" office:value="0" calcext:value-type="float">
            <text:p>0</text:p>
          </table:table-cell>
          <table:table-cell table:formula="of:=IF((([.BO6] = 1)   AND   ([.BO7] = 0))   OR   (([.BO6] = 0)   AND   ([.BO7] = 1));1;0)" office:value-type="float" office:value="0" calcext:value-type="float">
            <text:p>0</text:p>
          </table:table-cell>
          <table:table-cell table:formula="of:=IF((([.BP6] = 1)   AND   ([.BP7] = 0))   OR   (([.BP6] = 0)   AND   ([.BP7] = 1));1;0)" office:value-type="float" office:value="0" calcext:value-type="float">
            <text:p>0</text:p>
          </table:table-cell>
          <table:table-cell table:formula="of:=IF((([.BQ6] = 1)   AND   ([.BQ7] = 0))   OR   (([.BQ6] = 0)   AND   ([.BQ7] = 1));1;0)" office:value-type="float" office:value="0" calcext:value-type="float">
            <text:p>0</text:p>
          </table:table-cell>
          <table:table-cell table:formula="of:=IF((([.BR6] = 1)   AND   ([.BR7] = 0))   OR   (([.BR6] = 0)   AND   ([.BR7] = 1));1;0)" office:value-type="float" office:value="0" calcext:value-type="float">
            <text:p>0</text:p>
          </table:table-cell>
          <table:table-cell table:formula="of:=IF((([.BS6] = 1)   AND   ([.BS7] = 0))   OR   (([.BS6] = 0)   AND   ([.BS7] = 1));1;0)" office:value-type="float" office:value="1" calcext:value-type="float">
            <text:p>1</text:p>
          </table:table-cell>
          <table:table-cell table:formula="of:=IF((([.BT6] = 1)   AND   ([.BT7] = 0))   OR   (([.BT6] = 0)   AND   ([.BT7] = 1));1;0)" office:value-type="float" office:value="0" calcext:value-type="float">
            <text:p>0</text:p>
          </table:table-cell>
          <table:table-cell table:formula="of:=IF((([.BU6] = 1)   AND   ([.BU7] = 0))   OR   (([.BU6] = 0)   AND   ([.BU7] = 1));1;0)" office:value-type="float" office:value="1" calcext:value-type="float">
            <text:p>1</text:p>
          </table:table-cell>
          <table:table-cell/>
          <table:table-cell table:formula="of:=SUM([.A7:.BW7])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94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(([.A7] = 1)   AND   ([.A8] = 0))   OR   (([.A7] = 0)   AND   ([.A8] = 1));1;0)" office:value-type="float" office:value="0" calcext:value-type="float">
            <text:p>0</text:p>
          </table:table-cell>
          <table:table-cell table:formula="of:=IF((([.B7] = 1)   AND   ([.B8] = 0))   OR   (([.B7] = 0)   AND   ([.B8] = 1));1;0)" office:value-type="float" office:value="0" calcext:value-type="float">
            <text:p>0</text:p>
          </table:table-cell>
          <table:table-cell table:formula="of:=IF((([.C7] = 1)   AND   ([.C8] = 0))   OR   (([.C7] = 0)   AND   ([.C8] = 1));1;0)" office:value-type="float" office:value="0" calcext:value-type="float">
            <text:p>0</text:p>
          </table:table-cell>
          <table:table-cell table:formula="of:=IF((([.D7] = 1)   AND   ([.D8] = 0))   OR   (([.D7] = 0)   AND   ([.D8] = 1));1;0)" office:value-type="float" office:value="0" calcext:value-type="float">
            <text:p>0</text:p>
          </table:table-cell>
          <table:table-cell table:formula="of:=IF((([.E7] = 1)   AND   ([.E8] = 0))   OR   (([.E7] = 0)   AND   ([.E8] = 1));1;0)" office:value-type="float" office:value="0" calcext:value-type="float">
            <text:p>0</text:p>
          </table:table-cell>
          <table:table-cell table:formula="of:=IF((([.F7] = 1)   AND   ([.F8] = 0))   OR   (([.F7] = 0)   AND   ([.F8] = 1));1;0)" office:value-type="float" office:value="0" calcext:value-type="float">
            <text:p>0</text:p>
          </table:table-cell>
          <table:table-cell table:formula="of:=IF((([.G7] = 1)   AND   ([.G8] = 0))   OR   (([.G7] = 0)   AND   ([.G8] = 1));1;0)" office:value-type="float" office:value="0" calcext:value-type="float">
            <text:p>0</text:p>
          </table:table-cell>
          <table:table-cell table:formula="of:=IF((([.H7] = 1)   AND   ([.H8] = 0))   OR   (([.H7] = 0)   AND   ([.H8] = 1));1;0)" office:value-type="float" office:value="1" calcext:value-type="float">
            <text:p>1</text:p>
          </table:table-cell>
          <table:table-cell table:formula="of:=IF((([.I7] = 1)   AND   ([.I8] = 0))   OR   (([.I7] = 0)   AND   ([.I8] = 1));1;0)" office:value-type="float" office:value="1" calcext:value-type="float">
            <text:p>1</text:p>
          </table:table-cell>
          <table:table-cell table:formula="of:=IF((([.J7] = 1)   AND   ([.J8] = 0))   OR   (([.J7] = 0)   AND   ([.J8] = 1));1;0)" office:value-type="float" office:value="0" calcext:value-type="float">
            <text:p>0</text:p>
          </table:table-cell>
          <table:table-cell table:formula="of:=IF((([.K7] = 1)   AND   ([.K8] = 0))   OR   (([.K7] = 0)   AND   ([.K8] = 1));1;0)" office:value-type="float" office:value="0" calcext:value-type="float">
            <text:p>0</text:p>
          </table:table-cell>
          <table:table-cell table:formula="of:=IF((([.L7] = 1)   AND   ([.L8] = 0))   OR   (([.L7] = 0)   AND   ([.L8] = 1));1;0)" office:value-type="float" office:value="0" calcext:value-type="float">
            <text:p>0</text:p>
          </table:table-cell>
          <table:table-cell table:formula="of:=IF((([.M7] = 1)   AND   ([.M8] = 0))   OR   (([.M7] = 0)   AND   ([.M8] = 1));1;0)" office:value-type="float" office:value="0" calcext:value-type="float">
            <text:p>0</text:p>
          </table:table-cell>
          <table:table-cell table:formula="of:=IF((([.N7] = 1)   AND   ([.N8] = 0))   OR   (([.N7] = 0)   AND   ([.N8] = 1));1;0)" office:value-type="float" office:value="0" calcext:value-type="float">
            <text:p>0</text:p>
          </table:table-cell>
          <table:table-cell table:formula="of:=IF((([.O7] = 1)   AND   ([.O8] = 0))   OR   (([.O7] = 0)   AND   ([.O8] = 1));1;0)" office:value-type="float" office:value="0" calcext:value-type="float">
            <text:p>0</text:p>
          </table:table-cell>
          <table:table-cell table:formula="of:=IF((([.P7] = 1)   AND   ([.P8] = 0))   OR   (([.P7] = 0)   AND   ([.P8] = 1));1;0)" office:value-type="float" office:value="1" calcext:value-type="float">
            <text:p>1</text:p>
          </table:table-cell>
          <table:table-cell table:formula="of:=IF((([.Q7] = 1)   AND   ([.Q8] = 0))   OR   (([.Q7] = 0)   AND   ([.Q8] = 1));1;0)" office:value-type="float" office:value="1" calcext:value-type="float">
            <text:p>1</text:p>
          </table:table-cell>
          <table:table-cell table:formula="of:=IF((([.R7] = 1)   AND   ([.R8] = 0))   OR   (([.R7] = 0)   AND   ([.R8] = 1));1;0)" office:value-type="float" office:value="0" calcext:value-type="float">
            <text:p>0</text:p>
          </table:table-cell>
          <table:table-cell table:formula="of:=IF((([.S7] = 1)   AND   ([.S8] = 0))   OR   (([.S7] = 0)   AND   ([.S8] = 1));1;0)" office:value-type="float" office:value="0" calcext:value-type="float">
            <text:p>0</text:p>
          </table:table-cell>
          <table:table-cell table:formula="of:=IF((([.T7] = 1)   AND   ([.T8] = 0))   OR   (([.T7] = 0)   AND   ([.T8] = 1));1;0)" office:value-type="float" office:value="0" calcext:value-type="float">
            <text:p>0</text:p>
          </table:table-cell>
          <table:table-cell table:formula="of:=IF((([.U7] = 1)   AND   ([.U8] = 0))   OR   (([.U7] = 0)   AND   ([.U8] = 1));1;0)" office:value-type="float" office:value="0" calcext:value-type="float">
            <text:p>0</text:p>
          </table:table-cell>
          <table:table-cell table:formula="of:=IF((([.V7] = 1)   AND   ([.V8] = 0))   OR   (([.V7] = 0)   AND   ([.V8] = 1));1;0)" office:value-type="float" office:value="0" calcext:value-type="float">
            <text:p>0</text:p>
          </table:table-cell>
          <table:table-cell table:formula="of:=IF((([.W7] = 1)   AND   ([.W8] = 0))   OR   (([.W7] = 0)   AND   ([.W8] = 1));1;0)" office:value-type="float" office:value="0" calcext:value-type="float">
            <text:p>0</text:p>
          </table:table-cell>
          <table:table-cell table:formula="of:=IF((([.X7] = 1)   AND   ([.X8] = 0))   OR   (([.X7] = 0)   AND   ([.X8] = 1));1;0)" office:value-type="float" office:value="1" calcext:value-type="float">
            <text:p>1</text:p>
          </table:table-cell>
          <table:table-cell table:formula="of:=IF((([.Y7] = 1)   AND   ([.Y8] = 0))   OR   (([.Y7] = 0)   AND   ([.Y8] = 1));1;0)" office:value-type="float" office:value="1" calcext:value-type="float">
            <text:p>1</text:p>
          </table:table-cell>
          <table:table-cell table:formula="of:=IF((([.Z7] = 1)   AND   ([.Z8] = 0))   OR   (([.Z7] = 0)   AND   ([.Z8] = 1));1;0)" office:value-type="float" office:value="0" calcext:value-type="float">
            <text:p>0</text:p>
          </table:table-cell>
          <table:table-cell table:formula="of:=IF((([.AA7] = 1)   AND   ([.AA8] = 0))   OR   (([.AA7] = 0)   AND   ([.AA8] = 1));1;0)" office:value-type="float" office:value="0" calcext:value-type="float">
            <text:p>0</text:p>
          </table:table-cell>
          <table:table-cell table:formula="of:=IF((([.AB7] = 1)   AND   ([.AB8] = 0))   OR   (([.AB7] = 0)   AND   ([.AB8] = 1));1;0)" office:value-type="float" office:value="0" calcext:value-type="float">
            <text:p>0</text:p>
          </table:table-cell>
          <table:table-cell table:formula="of:=IF((([.AC7] = 1)   AND   ([.AC8] = 0))   OR   (([.AC7] = 0)   AND   ([.AC8] = 1));1;0)" office:value-type="float" office:value="0" calcext:value-type="float">
            <text:p>0</text:p>
          </table:table-cell>
          <table:table-cell table:formula="of:=IF((([.AD7] = 1)   AND   ([.AD8] = 0))   OR   (([.AD7] = 0)   AND   ([.AD8] = 1));1;0)" office:value-type="float" office:value="0" calcext:value-type="float">
            <text:p>0</text:p>
          </table:table-cell>
          <table:table-cell table:formula="of:=IF((([.AE7] = 1)   AND   ([.AE8] = 0))   OR   (([.AE7] = 0)   AND   ([.AE8] = 1));1;0)" office:value-type="float" office:value="0" calcext:value-type="float">
            <text:p>0</text:p>
          </table:table-cell>
          <table:table-cell table:formula="of:=IF((([.AF7] = 1)   AND   ([.AF8] = 0))   OR   (([.AF7] = 0)   AND   ([.AF8] = 1));1;0)" office:value-type="float" office:value="1" calcext:value-type="float">
            <text:p>1</text:p>
          </table:table-cell>
          <table:table-cell table:formula="of:=IF((([.AG7] = 1)   AND   ([.AG8] = 0))   OR   (([.AG7] = 0)   AND   ([.AG8] = 1));1;0)" office:value-type="float" office:value="1" calcext:value-type="float">
            <text:p>1</text:p>
          </table:table-cell>
          <table:table-cell table:formula="of:=IF((([.AH7] = 1)   AND   ([.AH8] = 0))   OR   (([.AH7] = 0)   AND   ([.AH8] = 1));1;0)" office:value-type="float" office:value="0" calcext:value-type="float">
            <text:p>0</text:p>
          </table:table-cell>
          <table:table-cell table:formula="of:=IF((([.AI7] = 1)   AND   ([.AI8] = 0))   OR   (([.AI7] = 0)   AND   ([.AI8] = 1));1;0)" office:value-type="float" office:value="0" calcext:value-type="float">
            <text:p>0</text:p>
          </table:table-cell>
          <table:table-cell table:formula="of:=IF((([.AJ7] = 1)   AND   ([.AJ8] = 0))   OR   (([.AJ7] = 0)   AND   ([.AJ8] = 1));1;0)" office:value-type="float" office:value="0" calcext:value-type="float">
            <text:p>0</text:p>
          </table:table-cell>
          <table:table-cell table:formula="of:=IF((([.AK7] = 1)   AND   ([.AK8] = 0))   OR   (([.AK7] = 0)   AND   ([.AK8] = 1));1;0)" office:value-type="float" office:value="0" calcext:value-type="float">
            <text:p>0</text:p>
          </table:table-cell>
          <table:table-cell table:formula="of:=IF((([.AL7] = 1)   AND   ([.AL8] = 0))   OR   (([.AL7] = 0)   AND   ([.AL8] = 1));1;0)" office:value-type="float" office:value="0" calcext:value-type="float">
            <text:p>0</text:p>
          </table:table-cell>
          <table:table-cell table:formula="of:=IF((([.AM7] = 1)   AND   ([.AM8] = 0))   OR   (([.AM7] = 0)   AND   ([.AM8] = 1));1;0)" office:value-type="float" office:value="0" calcext:value-type="float">
            <text:p>0</text:p>
          </table:table-cell>
          <table:table-cell table:formula="of:=IF((([.AN7] = 1)   AND   ([.AN8] = 0))   OR   (([.AN7] = 0)   AND   ([.AN8] = 1));1;0)" office:value-type="float" office:value="1" calcext:value-type="float">
            <text:p>1</text:p>
          </table:table-cell>
          <table:table-cell table:formula="of:=IF((([.AO7] = 1)   AND   ([.AO8] = 0))   OR   (([.AO7] = 0)   AND   ([.AO8] = 1));1;0)" office:value-type="float" office:value="1" calcext:value-type="float">
            <text:p>1</text:p>
          </table:table-cell>
          <table:table-cell table:formula="of:=IF((([.AP7] = 1)   AND   ([.AP8] = 0))   OR   (([.AP7] = 0)   AND   ([.AP8] = 1));1;0)" office:value-type="float" office:value="0" calcext:value-type="float">
            <text:p>0</text:p>
          </table:table-cell>
          <table:table-cell table:formula="of:=IF((([.AQ7] = 1)   AND   ([.AQ8] = 0))   OR   (([.AQ7] = 0)   AND   ([.AQ8] = 1));1;0)" office:value-type="float" office:value="0" calcext:value-type="float">
            <text:p>0</text:p>
          </table:table-cell>
          <table:table-cell table:formula="of:=IF((([.AR7] = 1)   AND   ([.AR8] = 0))   OR   (([.AR7] = 0)   AND   ([.AR8] = 1));1;0)" office:value-type="float" office:value="0" calcext:value-type="float">
            <text:p>0</text:p>
          </table:table-cell>
          <table:table-cell table:formula="of:=IF((([.AS7] = 1)   AND   ([.AS8] = 0))   OR   (([.AS7] = 0)   AND   ([.AS8] = 1));1;0)" office:value-type="float" office:value="0" calcext:value-type="float">
            <text:p>0</text:p>
          </table:table-cell>
          <table:table-cell table:formula="of:=IF((([.AT7] = 1)   AND   ([.AT8] = 0))   OR   (([.AT7] = 0)   AND   ([.AT8] = 1));1;0)" office:value-type="float" office:value="0" calcext:value-type="float">
            <text:p>0</text:p>
          </table:table-cell>
          <table:table-cell table:formula="of:=IF((([.AU7] = 1)   AND   ([.AU8] = 0))   OR   (([.AU7] = 0)   AND   ([.AU8] = 1));1;0)" office:value-type="float" office:value="0" calcext:value-type="float">
            <text:p>0</text:p>
          </table:table-cell>
          <table:table-cell table:formula="of:=IF((([.AV7] = 1)   AND   ([.AV8] = 0))   OR   (([.AV7] = 0)   AND   ([.AV8] = 1));1;0)" office:value-type="float" office:value="1" calcext:value-type="float">
            <text:p>1</text:p>
          </table:table-cell>
          <table:table-cell table:formula="of:=IF((([.AW7] = 1)   AND   ([.AW8] = 0))   OR   (([.AW7] = 0)   AND   ([.AW8] = 1));1;0)" office:value-type="float" office:value="1" calcext:value-type="float">
            <text:p>1</text:p>
          </table:table-cell>
          <table:table-cell table:formula="of:=IF((([.AX7] = 1)   AND   ([.AX8] = 0))   OR   (([.AX7] = 0)   AND   ([.AX8] = 1));1;0)" office:value-type="float" office:value="0" calcext:value-type="float">
            <text:p>0</text:p>
          </table:table-cell>
          <table:table-cell table:formula="of:=IF((([.AY7] = 1)   AND   ([.AY8] = 0))   OR   (([.AY7] = 0)   AND   ([.AY8] = 1));1;0)" office:value-type="float" office:value="0" calcext:value-type="float">
            <text:p>0</text:p>
          </table:table-cell>
          <table:table-cell table:formula="of:=IF((([.AZ7] = 1)   AND   ([.AZ8] = 0))   OR   (([.AZ7] = 0)   AND   ([.AZ8] = 1));1;0)" office:value-type="float" office:value="0" calcext:value-type="float">
            <text:p>0</text:p>
          </table:table-cell>
          <table:table-cell table:formula="of:=IF((([.BA7] = 1)   AND   ([.BA8] = 0))   OR   (([.BA7] = 0)   AND   ([.BA8] = 1));1;0)" office:value-type="float" office:value="0" calcext:value-type="float">
            <text:p>0</text:p>
          </table:table-cell>
          <table:table-cell table:formula="of:=IF((([.BB7] = 1)   AND   ([.BB8] = 0))   OR   (([.BB7] = 0)   AND   ([.BB8] = 1));1;0)" office:value-type="float" office:value="0" calcext:value-type="float">
            <text:p>0</text:p>
          </table:table-cell>
          <table:table-cell table:formula="of:=IF((([.BC7] = 1)   AND   ([.BC8] = 0))   OR   (([.BC7] = 0)   AND   ([.BC8] = 1));1;0)" office:value-type="float" office:value="0" calcext:value-type="float">
            <text:p>0</text:p>
          </table:table-cell>
          <table:table-cell table:formula="of:=IF((([.BD7] = 1)   AND   ([.BD8] = 0))   OR   (([.BD7] = 0)   AND   ([.BD8] = 1));1;0)" office:value-type="float" office:value="1" calcext:value-type="float">
            <text:p>1</text:p>
          </table:table-cell>
          <table:table-cell table:formula="of:=IF((([.BE7] = 1)   AND   ([.BE8] = 0))   OR   (([.BE7] = 0)   AND   ([.BE8] = 1));1;0)" office:value-type="float" office:value="1" calcext:value-type="float">
            <text:p>1</text:p>
          </table:table-cell>
          <table:table-cell table:formula="of:=IF((([.BF7] = 1)   AND   ([.BF8] = 0))   OR   (([.BF7] = 0)   AND   ([.BF8] = 1));1;0)" office:value-type="float" office:value="0" calcext:value-type="float">
            <text:p>0</text:p>
          </table:table-cell>
          <table:table-cell table:formula="of:=IF((([.BG7] = 1)   AND   ([.BG8] = 0))   OR   (([.BG7] = 0)   AND   ([.BG8] = 1));1;0)" office:value-type="float" office:value="0" calcext:value-type="float">
            <text:p>0</text:p>
          </table:table-cell>
          <table:table-cell table:formula="of:=IF((([.BH7] = 1)   AND   ([.BH8] = 0))   OR   (([.BH7] = 0)   AND   ([.BH8] = 1));1;0)" office:value-type="float" office:value="0" calcext:value-type="float">
            <text:p>0</text:p>
          </table:table-cell>
          <table:table-cell table:formula="of:=IF((([.BI7] = 1)   AND   ([.BI8] = 0))   OR   (([.BI7] = 0)   AND   ([.BI8] = 1));1;0)" office:value-type="float" office:value="0" calcext:value-type="float">
            <text:p>0</text:p>
          </table:table-cell>
          <table:table-cell table:formula="of:=IF((([.BJ7] = 1)   AND   ([.BJ8] = 0))   OR   (([.BJ7] = 0)   AND   ([.BJ8] = 1));1;0)" office:value-type="float" office:value="0" calcext:value-type="float">
            <text:p>0</text:p>
          </table:table-cell>
          <table:table-cell table:formula="of:=IF((([.BK7] = 1)   AND   ([.BK8] = 0))   OR   (([.BK7] = 0)   AND   ([.BK8] = 1));1;0)" office:value-type="float" office:value="0" calcext:value-type="float">
            <text:p>0</text:p>
          </table:table-cell>
          <table:table-cell table:formula="of:=IF((([.BL7] = 1)   AND   ([.BL8] = 0))   OR   (([.BL7] = 0)   AND   ([.BL8] = 1));1;0)" office:value-type="float" office:value="1" calcext:value-type="float">
            <text:p>1</text:p>
          </table:table-cell>
          <table:table-cell table:formula="of:=IF((([.BM7] = 1)   AND   ([.BM8] = 0))   OR   (([.BM7] = 0)   AND   ([.BM8] = 1));1;0)" office:value-type="float" office:value="1" calcext:value-type="float">
            <text:p>1</text:p>
          </table:table-cell>
          <table:table-cell table:formula="of:=IF((([.BN7] = 1)   AND   ([.BN8] = 0))   OR   (([.BN7] = 0)   AND   ([.BN8] = 1));1;0)" office:value-type="float" office:value="0" calcext:value-type="float">
            <text:p>0</text:p>
          </table:table-cell>
          <table:table-cell table:formula="of:=IF((([.BO7] = 1)   AND   ([.BO8] = 0))   OR   (([.BO7] = 0)   AND   ([.BO8] = 1));1;0)" office:value-type="float" office:value="0" calcext:value-type="float">
            <text:p>0</text:p>
          </table:table-cell>
          <table:table-cell table:formula="of:=IF((([.BP7] = 1)   AND   ([.BP8] = 0))   OR   (([.BP7] = 0)   AND   ([.BP8] = 1));1;0)" office:value-type="float" office:value="0" calcext:value-type="float">
            <text:p>0</text:p>
          </table:table-cell>
          <table:table-cell table:formula="of:=IF((([.BQ7] = 1)   AND   ([.BQ8] = 0))   OR   (([.BQ7] = 0)   AND   ([.BQ8] = 1));1;0)" office:value-type="float" office:value="0" calcext:value-type="float">
            <text:p>0</text:p>
          </table:table-cell>
          <table:table-cell table:formula="of:=IF((([.BR7] = 1)   AND   ([.BR8] = 0))   OR   (([.BR7] = 0)   AND   ([.BR8] = 1));1;0)" office:value-type="float" office:value="0" calcext:value-type="float">
            <text:p>0</text:p>
          </table:table-cell>
          <table:table-cell table:formula="of:=IF((([.BS7] = 1)   AND   ([.BS8] = 0))   OR   (([.BS7] = 0)   AND   ([.BS8] = 1));1;0)" office:value-type="float" office:value="0" calcext:value-type="float">
            <text:p>0</text:p>
          </table:table-cell>
          <table:table-cell table:formula="of:=IF((([.BT7] = 1)   AND   ([.BT8] = 0))   OR   (([.BT7] = 0)   AND   ([.BT8] = 1));1;0)" office:value-type="float" office:value="1" calcext:value-type="float">
            <text:p>1</text:p>
          </table:table-cell>
          <table:table-cell table:formula="of:=IF((([.BU7] = 1)   AND   ([.BU8] = 0))   OR   (([.BU7] = 0)   AND   ([.BU8] = 1));1;0)" office:value-type="float" office:value="1" calcext:value-type="float">
            <text:p>1</text:p>
          </table:table-cell>
          <table:table-cell/>
          <table:table-cell table:formula="of:=SUM([.A8:.BW8]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(([.A8] = 1)   AND   ([.A9] = 0))   OR   (([.A8] = 0)   AND   ([.A9] = 1));1;0)" office:value-type="float" office:value="0" calcext:value-type="float">
            <text:p>0</text:p>
          </table:table-cell>
          <table:table-cell table:formula="of:=IF((([.B8] = 1)   AND   ([.B9] = 0))   OR   (([.B8] = 0)   AND   ([.B9] = 1));1;0)" office:value-type="float" office:value="0" calcext:value-type="float">
            <text:p>0</text:p>
          </table:table-cell>
          <table:table-cell table:formula="of:=IF((([.C8] = 1)   AND   ([.C9] = 0))   OR   (([.C8] = 0)   AND   ([.C9] = 1));1;0)" office:value-type="float" office:value="0" calcext:value-type="float">
            <text:p>0</text:p>
          </table:table-cell>
          <table:table-cell table:formula="of:=IF((([.D8] = 1)   AND   ([.D9] = 0))   OR   (([.D8] = 0)   AND   ([.D9] = 1));1;0)" office:value-type="float" office:value="0" calcext:value-type="float">
            <text:p>0</text:p>
          </table:table-cell>
          <table:table-cell table:formula="of:=IF((([.E8] = 1)   AND   ([.E9] = 0))   OR   (([.E8] = 0)   AND   ([.E9] = 1));1;0)" office:value-type="float" office:value="0" calcext:value-type="float">
            <text:p>0</text:p>
          </table:table-cell>
          <table:table-cell table:formula="of:=IF((([.F8] = 1)   AND   ([.F9] = 0))   OR   (([.F8] = 0)   AND   ([.F9] = 1));1;0)" office:value-type="float" office:value="0" calcext:value-type="float">
            <text:p>0</text:p>
          </table:table-cell>
          <table:table-cell table:formula="of:=IF((([.G8] = 1)   AND   ([.G9] = 0))   OR   (([.G8] = 0)   AND   ([.G9] = 1));1;0)" office:value-type="float" office:value="0" calcext:value-type="float">
            <text:p>0</text:p>
          </table:table-cell>
          <table:table-cell table:formula="of:=IF((([.H8] = 1)   AND   ([.H9] = 0))   OR   (([.H8] = 0)   AND   ([.H9] = 1));1;0)" office:value-type="float" office:value="0" calcext:value-type="float">
            <text:p>0</text:p>
          </table:table-cell>
          <table:table-cell table:formula="of:=IF((([.I8] = 1)   AND   ([.I9] = 0))   OR   (([.I8] = 0)   AND   ([.I9] = 1));1;0)" office:value-type="float" office:value="1" calcext:value-type="float">
            <text:p>1</text:p>
          </table:table-cell>
          <table:table-cell table:formula="of:=IF((([.J8] = 1)   AND   ([.J9] = 0))   OR   (([.J8] = 0)   AND   ([.J9] = 1));1;0)" office:value-type="float" office:value="0" calcext:value-type="float">
            <text:p>0</text:p>
          </table:table-cell>
          <table:table-cell table:formula="of:=IF((([.K8] = 1)   AND   ([.K9] = 0))   OR   (([.K8] = 0)   AND   ([.K9] = 1));1;0)" office:value-type="float" office:value="0" calcext:value-type="float">
            <text:p>0</text:p>
          </table:table-cell>
          <table:table-cell table:formula="of:=IF((([.L8] = 1)   AND   ([.L9] = 0))   OR   (([.L8] = 0)   AND   ([.L9] = 1));1;0)" office:value-type="float" office:value="0" calcext:value-type="float">
            <text:p>0</text:p>
          </table:table-cell>
          <table:table-cell table:formula="of:=IF((([.M8] = 1)   AND   ([.M9] = 0))   OR   (([.M8] = 0)   AND   ([.M9] = 1));1;0)" office:value-type="float" office:value="0" calcext:value-type="float">
            <text:p>0</text:p>
          </table:table-cell>
          <table:table-cell table:formula="of:=IF((([.N8] = 1)   AND   ([.N9] = 0))   OR   (([.N8] = 0)   AND   ([.N9] = 1));1;0)" office:value-type="float" office:value="0" calcext:value-type="float">
            <text:p>0</text:p>
          </table:table-cell>
          <table:table-cell table:formula="of:=IF((([.O8] = 1)   AND   ([.O9] = 0))   OR   (([.O8] = 0)   AND   ([.O9] = 1));1;0)" office:value-type="float" office:value="0" calcext:value-type="float">
            <text:p>0</text:p>
          </table:table-cell>
          <table:table-cell table:formula="of:=IF((([.P8] = 1)   AND   ([.P9] = 0))   OR   (([.P8] = 0)   AND   ([.P9] = 1));1;0)" office:value-type="float" office:value="0" calcext:value-type="float">
            <text:p>0</text:p>
          </table:table-cell>
          <table:table-cell table:formula="of:=IF((([.Q8] = 1)   AND   ([.Q9] = 0))   OR   (([.Q8] = 0)   AND   ([.Q9] = 1));1;0)" office:value-type="float" office:value="1" calcext:value-type="float">
            <text:p>1</text:p>
          </table:table-cell>
          <table:table-cell table:formula="of:=IF((([.R8] = 1)   AND   ([.R9] = 0))   OR   (([.R8] = 0)   AND   ([.R9] = 1));1;0)" office:value-type="float" office:value="0" calcext:value-type="float">
            <text:p>0</text:p>
          </table:table-cell>
          <table:table-cell table:formula="of:=IF((([.S8] = 1)   AND   ([.S9] = 0))   OR   (([.S8] = 0)   AND   ([.S9] = 1));1;0)" office:value-type="float" office:value="0" calcext:value-type="float">
            <text:p>0</text:p>
          </table:table-cell>
          <table:table-cell table:formula="of:=IF((([.T8] = 1)   AND   ([.T9] = 0))   OR   (([.T8] = 0)   AND   ([.T9] = 1));1;0)" office:value-type="float" office:value="0" calcext:value-type="float">
            <text:p>0</text:p>
          </table:table-cell>
          <table:table-cell table:formula="of:=IF((([.U8] = 1)   AND   ([.U9] = 0))   OR   (([.U8] = 0)   AND   ([.U9] = 1));1;0)" office:value-type="float" office:value="0" calcext:value-type="float">
            <text:p>0</text:p>
          </table:table-cell>
          <table:table-cell table:formula="of:=IF((([.V8] = 1)   AND   ([.V9] = 0))   OR   (([.V8] = 0)   AND   ([.V9] = 1));1;0)" office:value-type="float" office:value="0" calcext:value-type="float">
            <text:p>0</text:p>
          </table:table-cell>
          <table:table-cell table:formula="of:=IF((([.W8] = 1)   AND   ([.W9] = 0))   OR   (([.W8] = 0)   AND   ([.W9] = 1));1;0)" office:value-type="float" office:value="0" calcext:value-type="float">
            <text:p>0</text:p>
          </table:table-cell>
          <table:table-cell table:formula="of:=IF((([.X8] = 1)   AND   ([.X9] = 0))   OR   (([.X8] = 0)   AND   ([.X9] = 1));1;0)" office:value-type="float" office:value="0" calcext:value-type="float">
            <text:p>0</text:p>
          </table:table-cell>
          <table:table-cell table:formula="of:=IF((([.Y8] = 1)   AND   ([.Y9] = 0))   OR   (([.Y8] = 0)   AND   ([.Y9] = 1));1;0)" office:value-type="float" office:value="1" calcext:value-type="float">
            <text:p>1</text:p>
          </table:table-cell>
          <table:table-cell table:formula="of:=IF((([.Z8] = 1)   AND   ([.Z9] = 0))   OR   (([.Z8] = 0)   AND   ([.Z9] = 1));1;0)" office:value-type="float" office:value="0" calcext:value-type="float">
            <text:p>0</text:p>
          </table:table-cell>
          <table:table-cell table:formula="of:=IF((([.AA8] = 1)   AND   ([.AA9] = 0))   OR   (([.AA8] = 0)   AND   ([.AA9] = 1));1;0)" office:value-type="float" office:value="0" calcext:value-type="float">
            <text:p>0</text:p>
          </table:table-cell>
          <table:table-cell table:formula="of:=IF((([.AB8] = 1)   AND   ([.AB9] = 0))   OR   (([.AB8] = 0)   AND   ([.AB9] = 1));1;0)" office:value-type="float" office:value="0" calcext:value-type="float">
            <text:p>0</text:p>
          </table:table-cell>
          <table:table-cell table:formula="of:=IF((([.AC8] = 1)   AND   ([.AC9] = 0))   OR   (([.AC8] = 0)   AND   ([.AC9] = 1));1;0)" office:value-type="float" office:value="0" calcext:value-type="float">
            <text:p>0</text:p>
          </table:table-cell>
          <table:table-cell table:formula="of:=IF((([.AD8] = 1)   AND   ([.AD9] = 0))   OR   (([.AD8] = 0)   AND   ([.AD9] = 1));1;0)" office:value-type="float" office:value="0" calcext:value-type="float">
            <text:p>0</text:p>
          </table:table-cell>
          <table:table-cell table:formula="of:=IF((([.AE8] = 1)   AND   ([.AE9] = 0))   OR   (([.AE8] = 0)   AND   ([.AE9] = 1));1;0)" office:value-type="float" office:value="0" calcext:value-type="float">
            <text:p>0</text:p>
          </table:table-cell>
          <table:table-cell table:formula="of:=IF((([.AF8] = 1)   AND   ([.AF9] = 0))   OR   (([.AF8] = 0)   AND   ([.AF9] = 1));1;0)" office:value-type="float" office:value="0" calcext:value-type="float">
            <text:p>0</text:p>
          </table:table-cell>
          <table:table-cell table:formula="of:=IF((([.AG8] = 1)   AND   ([.AG9] = 0))   OR   (([.AG8] = 0)   AND   ([.AG9] = 1));1;0)" office:value-type="float" office:value="1" calcext:value-type="float">
            <text:p>1</text:p>
          </table:table-cell>
          <table:table-cell table:formula="of:=IF((([.AH8] = 1)   AND   ([.AH9] = 0))   OR   (([.AH8] = 0)   AND   ([.AH9] = 1));1;0)" office:value-type="float" office:value="0" calcext:value-type="float">
            <text:p>0</text:p>
          </table:table-cell>
          <table:table-cell table:formula="of:=IF((([.AI8] = 1)   AND   ([.AI9] = 0))   OR   (([.AI8] = 0)   AND   ([.AI9] = 1));1;0)" office:value-type="float" office:value="0" calcext:value-type="float">
            <text:p>0</text:p>
          </table:table-cell>
          <table:table-cell table:formula="of:=IF((([.AJ8] = 1)   AND   ([.AJ9] = 0))   OR   (([.AJ8] = 0)   AND   ([.AJ9] = 1));1;0)" office:value-type="float" office:value="0" calcext:value-type="float">
            <text:p>0</text:p>
          </table:table-cell>
          <table:table-cell table:formula="of:=IF((([.AK8] = 1)   AND   ([.AK9] = 0))   OR   (([.AK8] = 0)   AND   ([.AK9] = 1));1;0)" office:value-type="float" office:value="0" calcext:value-type="float">
            <text:p>0</text:p>
          </table:table-cell>
          <table:table-cell table:formula="of:=IF((([.AL8] = 1)   AND   ([.AL9] = 0))   OR   (([.AL8] = 0)   AND   ([.AL9] = 1));1;0)" office:value-type="float" office:value="0" calcext:value-type="float">
            <text:p>0</text:p>
          </table:table-cell>
          <table:table-cell table:formula="of:=IF((([.AM8] = 1)   AND   ([.AM9] = 0))   OR   (([.AM8] = 0)   AND   ([.AM9] = 1));1;0)" office:value-type="float" office:value="0" calcext:value-type="float">
            <text:p>0</text:p>
          </table:table-cell>
          <table:table-cell table:formula="of:=IF((([.AN8] = 1)   AND   ([.AN9] = 0))   OR   (([.AN8] = 0)   AND   ([.AN9] = 1));1;0)" office:value-type="float" office:value="0" calcext:value-type="float">
            <text:p>0</text:p>
          </table:table-cell>
          <table:table-cell table:formula="of:=IF((([.AO8] = 1)   AND   ([.AO9] = 0))   OR   (([.AO8] = 0)   AND   ([.AO9] = 1));1;0)" office:value-type="float" office:value="1" calcext:value-type="float">
            <text:p>1</text:p>
          </table:table-cell>
          <table:table-cell table:formula="of:=IF((([.AP8] = 1)   AND   ([.AP9] = 0))   OR   (([.AP8] = 0)   AND   ([.AP9] = 1));1;0)" office:value-type="float" office:value="0" calcext:value-type="float">
            <text:p>0</text:p>
          </table:table-cell>
          <table:table-cell table:formula="of:=IF((([.AQ8] = 1)   AND   ([.AQ9] = 0))   OR   (([.AQ8] = 0)   AND   ([.AQ9] = 1));1;0)" office:value-type="float" office:value="0" calcext:value-type="float">
            <text:p>0</text:p>
          </table:table-cell>
          <table:table-cell table:formula="of:=IF((([.AR8] = 1)   AND   ([.AR9] = 0))   OR   (([.AR8] = 0)   AND   ([.AR9] = 1));1;0)" office:value-type="float" office:value="0" calcext:value-type="float">
            <text:p>0</text:p>
          </table:table-cell>
          <table:table-cell table:formula="of:=IF((([.AS8] = 1)   AND   ([.AS9] = 0))   OR   (([.AS8] = 0)   AND   ([.AS9] = 1));1;0)" office:value-type="float" office:value="0" calcext:value-type="float">
            <text:p>0</text:p>
          </table:table-cell>
          <table:table-cell table:formula="of:=IF((([.AT8] = 1)   AND   ([.AT9] = 0))   OR   (([.AT8] = 0)   AND   ([.AT9] = 1));1;0)" office:value-type="float" office:value="0" calcext:value-type="float">
            <text:p>0</text:p>
          </table:table-cell>
          <table:table-cell table:formula="of:=IF((([.AU8] = 1)   AND   ([.AU9] = 0))   OR   (([.AU8] = 0)   AND   ([.AU9] = 1));1;0)" office:value-type="float" office:value="0" calcext:value-type="float">
            <text:p>0</text:p>
          </table:table-cell>
          <table:table-cell table:formula="of:=IF((([.AV8] = 1)   AND   ([.AV9] = 0))   OR   (([.AV8] = 0)   AND   ([.AV9] = 1));1;0)" office:value-type="float" office:value="0" calcext:value-type="float">
            <text:p>0</text:p>
          </table:table-cell>
          <table:table-cell table:formula="of:=IF((([.AW8] = 1)   AND   ([.AW9] = 0))   OR   (([.AW8] = 0)   AND   ([.AW9] = 1));1;0)" office:value-type="float" office:value="1" calcext:value-type="float">
            <text:p>1</text:p>
          </table:table-cell>
          <table:table-cell table:formula="of:=IF((([.AX8] = 1)   AND   ([.AX9] = 0))   OR   (([.AX8] = 0)   AND   ([.AX9] = 1));1;0)" office:value-type="float" office:value="0" calcext:value-type="float">
            <text:p>0</text:p>
          </table:table-cell>
          <table:table-cell table:formula="of:=IF((([.AY8] = 1)   AND   ([.AY9] = 0))   OR   (([.AY8] = 0)   AND   ([.AY9] = 1));1;0)" office:value-type="float" office:value="0" calcext:value-type="float">
            <text:p>0</text:p>
          </table:table-cell>
          <table:table-cell table:formula="of:=IF((([.AZ8] = 1)   AND   ([.AZ9] = 0))   OR   (([.AZ8] = 0)   AND   ([.AZ9] = 1));1;0)" office:value-type="float" office:value="0" calcext:value-type="float">
            <text:p>0</text:p>
          </table:table-cell>
          <table:table-cell table:formula="of:=IF((([.BA8] = 1)   AND   ([.BA9] = 0))   OR   (([.BA8] = 0)   AND   ([.BA9] = 1));1;0)" office:value-type="float" office:value="0" calcext:value-type="float">
            <text:p>0</text:p>
          </table:table-cell>
          <table:table-cell table:formula="of:=IF((([.BB8] = 1)   AND   ([.BB9] = 0))   OR   (([.BB8] = 0)   AND   ([.BB9] = 1));1;0)" office:value-type="float" office:value="0" calcext:value-type="float">
            <text:p>0</text:p>
          </table:table-cell>
          <table:table-cell table:formula="of:=IF((([.BC8] = 1)   AND   ([.BC9] = 0))   OR   (([.BC8] = 0)   AND   ([.BC9] = 1));1;0)" office:value-type="float" office:value="0" calcext:value-type="float">
            <text:p>0</text:p>
          </table:table-cell>
          <table:table-cell table:formula="of:=IF((([.BD8] = 1)   AND   ([.BD9] = 0))   OR   (([.BD8] = 0)   AND   ([.BD9] = 1));1;0)" office:value-type="float" office:value="0" calcext:value-type="float">
            <text:p>0</text:p>
          </table:table-cell>
          <table:table-cell table:formula="of:=IF((([.BE8] = 1)   AND   ([.BE9] = 0))   OR   (([.BE8] = 0)   AND   ([.BE9] = 1));1;0)" office:value-type="float" office:value="1" calcext:value-type="float">
            <text:p>1</text:p>
          </table:table-cell>
          <table:table-cell table:formula="of:=IF((([.BF8] = 1)   AND   ([.BF9] = 0))   OR   (([.BF8] = 0)   AND   ([.BF9] = 1));1;0)" office:value-type="float" office:value="0" calcext:value-type="float">
            <text:p>0</text:p>
          </table:table-cell>
          <table:table-cell table:formula="of:=IF((([.BG8] = 1)   AND   ([.BG9] = 0))   OR   (([.BG8] = 0)   AND   ([.BG9] = 1));1;0)" office:value-type="float" office:value="0" calcext:value-type="float">
            <text:p>0</text:p>
          </table:table-cell>
          <table:table-cell table:formula="of:=IF((([.BH8] = 1)   AND   ([.BH9] = 0))   OR   (([.BH8] = 0)   AND   ([.BH9] = 1));1;0)" office:value-type="float" office:value="0" calcext:value-type="float">
            <text:p>0</text:p>
          </table:table-cell>
          <table:table-cell table:formula="of:=IF((([.BI8] = 1)   AND   ([.BI9] = 0))   OR   (([.BI8] = 0)   AND   ([.BI9] = 1));1;0)" office:value-type="float" office:value="0" calcext:value-type="float">
            <text:p>0</text:p>
          </table:table-cell>
          <table:table-cell table:formula="of:=IF((([.BJ8] = 1)   AND   ([.BJ9] = 0))   OR   (([.BJ8] = 0)   AND   ([.BJ9] = 1));1;0)" office:value-type="float" office:value="0" calcext:value-type="float">
            <text:p>0</text:p>
          </table:table-cell>
          <table:table-cell table:formula="of:=IF((([.BK8] = 1)   AND   ([.BK9] = 0))   OR   (([.BK8] = 0)   AND   ([.BK9] = 1));1;0)" office:value-type="float" office:value="0" calcext:value-type="float">
            <text:p>0</text:p>
          </table:table-cell>
          <table:table-cell table:formula="of:=IF((([.BL8] = 1)   AND   ([.BL9] = 0))   OR   (([.BL8] = 0)   AND   ([.BL9] = 1));1;0)" office:value-type="float" office:value="0" calcext:value-type="float">
            <text:p>0</text:p>
          </table:table-cell>
          <table:table-cell table:formula="of:=IF((([.BM8] = 1)   AND   ([.BM9] = 0))   OR   (([.BM8] = 0)   AND   ([.BM9] = 1));1;0)" office:value-type="float" office:value="1" calcext:value-type="float">
            <text:p>1</text:p>
          </table:table-cell>
          <table:table-cell table:formula="of:=IF((([.BN8] = 1)   AND   ([.BN9] = 0))   OR   (([.BN8] = 0)   AND   ([.BN9] = 1));1;0)" office:value-type="float" office:value="0" calcext:value-type="float">
            <text:p>0</text:p>
          </table:table-cell>
          <table:table-cell table:formula="of:=IF((([.BO8] = 1)   AND   ([.BO9] = 0))   OR   (([.BO8] = 0)   AND   ([.BO9] = 1));1;0)" office:value-type="float" office:value="0" calcext:value-type="float">
            <text:p>0</text:p>
          </table:table-cell>
          <table:table-cell table:formula="of:=IF((([.BP8] = 1)   AND   ([.BP9] = 0))   OR   (([.BP8] = 0)   AND   ([.BP9] = 1));1;0)" office:value-type="float" office:value="0" calcext:value-type="float">
            <text:p>0</text:p>
          </table:table-cell>
          <table:table-cell table:formula="of:=IF((([.BQ8] = 1)   AND   ([.BQ9] = 0))   OR   (([.BQ8] = 0)   AND   ([.BQ9] = 1));1;0)" office:value-type="float" office:value="0" calcext:value-type="float">
            <text:p>0</text:p>
          </table:table-cell>
          <table:table-cell table:formula="of:=IF((([.BR8] = 1)   AND   ([.BR9] = 0))   OR   (([.BR8] = 0)   AND   ([.BR9] = 1));1;0)" office:value-type="float" office:value="0" calcext:value-type="float">
            <text:p>0</text:p>
          </table:table-cell>
          <table:table-cell table:formula="of:=IF((([.BS8] = 1)   AND   ([.BS9] = 0))   OR   (([.BS8] = 0)   AND   ([.BS9] = 1));1;0)" office:value-type="float" office:value="0" calcext:value-type="float">
            <text:p>0</text:p>
          </table:table-cell>
          <table:table-cell table:formula="of:=IF((([.BT8] = 1)   AND   ([.BT9] = 0))   OR   (([.BT8] = 0)   AND   ([.BT9] = 1));1;0)" office:value-type="float" office:value="0" calcext:value-type="float">
            <text:p>0</text:p>
          </table:table-cell>
          <table:table-cell table:formula="of:=IF((([.BU8] = 1)   AND   ([.BU9] = 0))   OR   (([.BU8] = 0)   AND   ([.BU9] = 1));1;0)" office:value-type="float" office:value="1" calcext:value-type="float">
            <text:p>1</text:p>
          </table:table-cell>
          <table:table-cell/>
          <table:table-cell table:formula="of:=SUM([.A9:.BW9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94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(([.A9] = 1)   AND   ([.A10] = 0))   OR   (([.A9] = 0)   AND   ([.A10] = 1));1;0)" office:value-type="float" office:value="0" calcext:value-type="float">
            <text:p>0</text:p>
          </table:table-cell>
          <table:table-cell table:formula="of:=IF((([.B9] = 1)   AND   ([.B10] = 0))   OR   (([.B9] = 0)   AND   ([.B10] = 1));1;0)" office:value-type="float" office:value="0" calcext:value-type="float">
            <text:p>0</text:p>
          </table:table-cell>
          <table:table-cell table:formula="of:=IF((([.C9] = 1)   AND   ([.C10] = 0))   OR   (([.C9] = 0)   AND   ([.C10] = 1));1;0)" office:value-type="float" office:value="0" calcext:value-type="float">
            <text:p>0</text:p>
          </table:table-cell>
          <table:table-cell table:formula="of:=IF((([.D9] = 1)   AND   ([.D10] = 0))   OR   (([.D9] = 0)   AND   ([.D10] = 1));1;0)" office:value-type="float" office:value="0" calcext:value-type="float">
            <text:p>0</text:p>
          </table:table-cell>
          <table:table-cell table:formula="of:=IF((([.E9] = 1)   AND   ([.E10] = 0))   OR   (([.E9] = 0)   AND   ([.E10] = 1));1;0)" office:value-type="float" office:value="0" calcext:value-type="float">
            <text:p>0</text:p>
          </table:table-cell>
          <table:table-cell table:formula="of:=IF((([.F9] = 1)   AND   ([.F10] = 0))   OR   (([.F9] = 0)   AND   ([.F10] = 1));1;0)" office:value-type="float" office:value="0" calcext:value-type="float">
            <text:p>0</text:p>
          </table:table-cell>
          <table:table-cell table:formula="of:=IF((([.G9] = 1)   AND   ([.G10] = 0))   OR   (([.G9] = 0)   AND   ([.G10] = 1));1;0)" office:value-type="float" office:value="0" calcext:value-type="float">
            <text:p>0</text:p>
          </table:table-cell>
          <table:table-cell table:formula="of:=IF((([.H9] = 1)   AND   ([.H10] = 0))   OR   (([.H9] = 0)   AND   ([.H10] = 1));1;0)" office:value-type="float" office:value="0" calcext:value-type="float">
            <text:p>0</text:p>
          </table:table-cell>
          <table:table-cell table:formula="of:=IF((([.I9] = 1)   AND   ([.I10] = 0))   OR   (([.I9] = 0)   AND   ([.I10] = 1));1;0)" office:value-type="float" office:value="0" calcext:value-type="float">
            <text:p>0</text:p>
          </table:table-cell>
          <table:table-cell table:formula="of:=IF((([.J9] = 1)   AND   ([.J10] = 0))   OR   (([.J9] = 0)   AND   ([.J10] = 1));1;0)" office:value-type="float" office:value="1" calcext:value-type="float">
            <text:p>1</text:p>
          </table:table-cell>
          <table:table-cell table:formula="of:=IF((([.K9] = 1)   AND   ([.K10] = 0))   OR   (([.K9] = 0)   AND   ([.K10] = 1));1;0)" office:value-type="float" office:value="1" calcext:value-type="float">
            <text:p>1</text:p>
          </table:table-cell>
          <table:table-cell table:formula="of:=IF((([.L9] = 1)   AND   ([.L10] = 0))   OR   (([.L9] = 0)   AND   ([.L10] = 1));1;0)" office:value-type="float" office:value="1" calcext:value-type="float">
            <text:p>1</text:p>
          </table:table-cell>
          <table:table-cell table:formula="of:=IF((([.M9] = 1)   AND   ([.M10] = 0))   OR   (([.M9] = 0)   AND   ([.M10] = 1));1;0)" office:value-type="float" office:value="1" calcext:value-type="float">
            <text:p>1</text:p>
          </table:table-cell>
          <table:table-cell table:formula="of:=IF((([.N9] = 1)   AND   ([.N10] = 0))   OR   (([.N9] = 0)   AND   ([.N10] = 1));1;0)" office:value-type="float" office:value="1" calcext:value-type="float">
            <text:p>1</text:p>
          </table:table-cell>
          <table:table-cell table:formula="of:=IF((([.O9] = 1)   AND   ([.O10] = 0))   OR   (([.O9] = 0)   AND   ([.O10] = 1));1;0)" office:value-type="float" office:value="1" calcext:value-type="float">
            <text:p>1</text:p>
          </table:table-cell>
          <table:table-cell table:formula="of:=IF((([.P9] = 1)   AND   ([.P10] = 0))   OR   (([.P9] = 0)   AND   ([.P10] = 1));1;0)" office:value-type="float" office:value="1" calcext:value-type="float">
            <text:p>1</text:p>
          </table:table-cell>
          <table:table-cell table:formula="of:=IF((([.Q9] = 1)   AND   ([.Q10] = 0))   OR   (([.Q9] = 0)   AND   ([.Q10] = 1));1;0)" office:value-type="float" office:value="1" calcext:value-type="float">
            <text:p>1</text:p>
          </table:table-cell>
          <table:table-cell table:formula="of:=IF((([.R9] = 1)   AND   ([.R10] = 0))   OR   (([.R9] = 0)   AND   ([.R10] = 1));1;0)" office:value-type="float" office:value="0" calcext:value-type="float">
            <text:p>0</text:p>
          </table:table-cell>
          <table:table-cell table:formula="of:=IF((([.S9] = 1)   AND   ([.S10] = 0))   OR   (([.S9] = 0)   AND   ([.S10] = 1));1;0)" office:value-type="float" office:value="0" calcext:value-type="float">
            <text:p>0</text:p>
          </table:table-cell>
          <table:table-cell table:formula="of:=IF((([.T9] = 1)   AND   ([.T10] = 0))   OR   (([.T9] = 0)   AND   ([.T10] = 1));1;0)" office:value-type="float" office:value="0" calcext:value-type="float">
            <text:p>0</text:p>
          </table:table-cell>
          <table:table-cell table:formula="of:=IF((([.U9] = 1)   AND   ([.U10] = 0))   OR   (([.U9] = 0)   AND   ([.U10] = 1));1;0)" office:value-type="float" office:value="0" calcext:value-type="float">
            <text:p>0</text:p>
          </table:table-cell>
          <table:table-cell table:formula="of:=IF((([.V9] = 1)   AND   ([.V10] = 0))   OR   (([.V9] = 0)   AND   ([.V10] = 1));1;0)" office:value-type="float" office:value="0" calcext:value-type="float">
            <text:p>0</text:p>
          </table:table-cell>
          <table:table-cell table:formula="of:=IF((([.W9] = 1)   AND   ([.W10] = 0))   OR   (([.W9] = 0)   AND   ([.W10] = 1));1;0)" office:value-type="float" office:value="0" calcext:value-type="float">
            <text:p>0</text:p>
          </table:table-cell>
          <table:table-cell table:formula="of:=IF((([.X9] = 1)   AND   ([.X10] = 0))   OR   (([.X9] = 0)   AND   ([.X10] = 1));1;0)" office:value-type="float" office:value="0" calcext:value-type="float">
            <text:p>0</text:p>
          </table:table-cell>
          <table:table-cell table:formula="of:=IF((([.Y9] = 1)   AND   ([.Y10] = 0))   OR   (([.Y9] = 0)   AND   ([.Y10] = 1));1;0)" office:value-type="float" office:value="0" calcext:value-type="float">
            <text:p>0</text:p>
          </table:table-cell>
          <table:table-cell table:formula="of:=IF((([.Z9] = 1)   AND   ([.Z10] = 0))   OR   (([.Z9] = 0)   AND   ([.Z10] = 1));1;0)" office:value-type="float" office:value="1" calcext:value-type="float">
            <text:p>1</text:p>
          </table:table-cell>
          <table:table-cell table:formula="of:=IF((([.AA9] = 1)   AND   ([.AA10] = 0))   OR   (([.AA9] = 0)   AND   ([.AA10] = 1));1;0)" office:value-type="float" office:value="1" calcext:value-type="float">
            <text:p>1</text:p>
          </table:table-cell>
          <table:table-cell table:formula="of:=IF((([.AB9] = 1)   AND   ([.AB10] = 0))   OR   (([.AB9] = 0)   AND   ([.AB10] = 1));1;0)" office:value-type="float" office:value="1" calcext:value-type="float">
            <text:p>1</text:p>
          </table:table-cell>
          <table:table-cell table:formula="of:=IF((([.AC9] = 1)   AND   ([.AC10] = 0))   OR   (([.AC9] = 0)   AND   ([.AC10] = 1));1;0)" office:value-type="float" office:value="1" calcext:value-type="float">
            <text:p>1</text:p>
          </table:table-cell>
          <table:table-cell table:formula="of:=IF((([.AD9] = 1)   AND   ([.AD10] = 0))   OR   (([.AD9] = 0)   AND   ([.AD10] = 1));1;0)" office:value-type="float" office:value="1" calcext:value-type="float">
            <text:p>1</text:p>
          </table:table-cell>
          <table:table-cell table:formula="of:=IF((([.AE9] = 1)   AND   ([.AE10] = 0))   OR   (([.AE9] = 0)   AND   ([.AE10] = 1));1;0)" office:value-type="float" office:value="1" calcext:value-type="float">
            <text:p>1</text:p>
          </table:table-cell>
          <table:table-cell table:formula="of:=IF((([.AF9] = 1)   AND   ([.AF10] = 0))   OR   (([.AF9] = 0)   AND   ([.AF10] = 1));1;0)" office:value-type="float" office:value="1" calcext:value-type="float">
            <text:p>1</text:p>
          </table:table-cell>
          <table:table-cell table:formula="of:=IF((([.AG9] = 1)   AND   ([.AG10] = 0))   OR   (([.AG9] = 0)   AND   ([.AG10] = 1));1;0)" office:value-type="float" office:value="1" calcext:value-type="float">
            <text:p>1</text:p>
          </table:table-cell>
          <table:table-cell table:formula="of:=IF((([.AH9] = 1)   AND   ([.AH10] = 0))   OR   (([.AH9] = 0)   AND   ([.AH10] = 1));1;0)" office:value-type="float" office:value="0" calcext:value-type="float">
            <text:p>0</text:p>
          </table:table-cell>
          <table:table-cell table:formula="of:=IF((([.AI9] = 1)   AND   ([.AI10] = 0))   OR   (([.AI9] = 0)   AND   ([.AI10] = 1));1;0)" office:value-type="float" office:value="0" calcext:value-type="float">
            <text:p>0</text:p>
          </table:table-cell>
          <table:table-cell table:formula="of:=IF((([.AJ9] = 1)   AND   ([.AJ10] = 0))   OR   (([.AJ9] = 0)   AND   ([.AJ10] = 1));1;0)" office:value-type="float" office:value="0" calcext:value-type="float">
            <text:p>0</text:p>
          </table:table-cell>
          <table:table-cell table:formula="of:=IF((([.AK9] = 1)   AND   ([.AK10] = 0))   OR   (([.AK9] = 0)   AND   ([.AK10] = 1));1;0)" office:value-type="float" office:value="0" calcext:value-type="float">
            <text:p>0</text:p>
          </table:table-cell>
          <table:table-cell table:formula="of:=IF((([.AL9] = 1)   AND   ([.AL10] = 0))   OR   (([.AL9] = 0)   AND   ([.AL10] = 1));1;0)" office:value-type="float" office:value="0" calcext:value-type="float">
            <text:p>0</text:p>
          </table:table-cell>
          <table:table-cell table:formula="of:=IF((([.AM9] = 1)   AND   ([.AM10] = 0))   OR   (([.AM9] = 0)   AND   ([.AM10] = 1));1;0)" office:value-type="float" office:value="0" calcext:value-type="float">
            <text:p>0</text:p>
          </table:table-cell>
          <table:table-cell table:formula="of:=IF((([.AN9] = 1)   AND   ([.AN10] = 0))   OR   (([.AN9] = 0)   AND   ([.AN10] = 1));1;0)" office:value-type="float" office:value="0" calcext:value-type="float">
            <text:p>0</text:p>
          </table:table-cell>
          <table:table-cell table:formula="of:=IF((([.AO9] = 1)   AND   ([.AO10] = 0))   OR   (([.AO9] = 0)   AND   ([.AO10] = 1));1;0)" office:value-type="float" office:value="0" calcext:value-type="float">
            <text:p>0</text:p>
          </table:table-cell>
          <table:table-cell table:formula="of:=IF((([.AP9] = 1)   AND   ([.AP10] = 0))   OR   (([.AP9] = 0)   AND   ([.AP10] = 1));1;0)" office:value-type="float" office:value="1" calcext:value-type="float">
            <text:p>1</text:p>
          </table:table-cell>
          <table:table-cell table:formula="of:=IF((([.AQ9] = 1)   AND   ([.AQ10] = 0))   OR   (([.AQ9] = 0)   AND   ([.AQ10] = 1));1;0)" office:value-type="float" office:value="1" calcext:value-type="float">
            <text:p>1</text:p>
          </table:table-cell>
          <table:table-cell table:formula="of:=IF((([.AR9] = 1)   AND   ([.AR10] = 0))   OR   (([.AR9] = 0)   AND   ([.AR10] = 1));1;0)" office:value-type="float" office:value="1" calcext:value-type="float">
            <text:p>1</text:p>
          </table:table-cell>
          <table:table-cell table:formula="of:=IF((([.AS9] = 1)   AND   ([.AS10] = 0))   OR   (([.AS9] = 0)   AND   ([.AS10] = 1));1;0)" office:value-type="float" office:value="1" calcext:value-type="float">
            <text:p>1</text:p>
          </table:table-cell>
          <table:table-cell table:formula="of:=IF((([.AT9] = 1)   AND   ([.AT10] = 0))   OR   (([.AT9] = 0)   AND   ([.AT10] = 1));1;0)" office:value-type="float" office:value="1" calcext:value-type="float">
            <text:p>1</text:p>
          </table:table-cell>
          <table:table-cell table:formula="of:=IF((([.AU9] = 1)   AND   ([.AU10] = 0))   OR   (([.AU9] = 0)   AND   ([.AU10] = 1));1;0)" office:value-type="float" office:value="1" calcext:value-type="float">
            <text:p>1</text:p>
          </table:table-cell>
          <table:table-cell table:formula="of:=IF((([.AV9] = 1)   AND   ([.AV10] = 0))   OR   (([.AV9] = 0)   AND   ([.AV10] = 1));1;0)" office:value-type="float" office:value="1" calcext:value-type="float">
            <text:p>1</text:p>
          </table:table-cell>
          <table:table-cell table:formula="of:=IF((([.AW9] = 1)   AND   ([.AW10] = 0))   OR   (([.AW9] = 0)   AND   ([.AW10] = 1));1;0)" office:value-type="float" office:value="1" calcext:value-type="float">
            <text:p>1</text:p>
          </table:table-cell>
          <table:table-cell table:formula="of:=IF((([.AX9] = 1)   AND   ([.AX10] = 0))   OR   (([.AX9] = 0)   AND   ([.AX10] = 1));1;0)" office:value-type="float" office:value="0" calcext:value-type="float">
            <text:p>0</text:p>
          </table:table-cell>
          <table:table-cell table:formula="of:=IF((([.AY9] = 1)   AND   ([.AY10] = 0))   OR   (([.AY9] = 0)   AND   ([.AY10] = 1));1;0)" office:value-type="float" office:value="0" calcext:value-type="float">
            <text:p>0</text:p>
          </table:table-cell>
          <table:table-cell table:formula="of:=IF((([.AZ9] = 1)   AND   ([.AZ10] = 0))   OR   (([.AZ9] = 0)   AND   ([.AZ10] = 1));1;0)" office:value-type="float" office:value="0" calcext:value-type="float">
            <text:p>0</text:p>
          </table:table-cell>
          <table:table-cell table:formula="of:=IF((([.BA9] = 1)   AND   ([.BA10] = 0))   OR   (([.BA9] = 0)   AND   ([.BA10] = 1));1;0)" office:value-type="float" office:value="0" calcext:value-type="float">
            <text:p>0</text:p>
          </table:table-cell>
          <table:table-cell table:formula="of:=IF((([.BB9] = 1)   AND   ([.BB10] = 0))   OR   (([.BB9] = 0)   AND   ([.BB10] = 1));1;0)" office:value-type="float" office:value="0" calcext:value-type="float">
            <text:p>0</text:p>
          </table:table-cell>
          <table:table-cell table:formula="of:=IF((([.BC9] = 1)   AND   ([.BC10] = 0))   OR   (([.BC9] = 0)   AND   ([.BC10] = 1));1;0)" office:value-type="float" office:value="0" calcext:value-type="float">
            <text:p>0</text:p>
          </table:table-cell>
          <table:table-cell table:formula="of:=IF((([.BD9] = 1)   AND   ([.BD10] = 0))   OR   (([.BD9] = 0)   AND   ([.BD10] = 1));1;0)" office:value-type="float" office:value="0" calcext:value-type="float">
            <text:p>0</text:p>
          </table:table-cell>
          <table:table-cell table:formula="of:=IF((([.BE9] = 1)   AND   ([.BE10] = 0))   OR   (([.BE9] = 0)   AND   ([.BE10] = 1));1;0)" office:value-type="float" office:value="0" calcext:value-type="float">
            <text:p>0</text:p>
          </table:table-cell>
          <table:table-cell table:formula="of:=IF((([.BF9] = 1)   AND   ([.BF10] = 0))   OR   (([.BF9] = 0)   AND   ([.BF10] = 1));1;0)" office:value-type="float" office:value="1" calcext:value-type="float">
            <text:p>1</text:p>
          </table:table-cell>
          <table:table-cell table:formula="of:=IF((([.BG9] = 1)   AND   ([.BG10] = 0))   OR   (([.BG9] = 0)   AND   ([.BG10] = 1));1;0)" office:value-type="float" office:value="1" calcext:value-type="float">
            <text:p>1</text:p>
          </table:table-cell>
          <table:table-cell table:formula="of:=IF((([.BH9] = 1)   AND   ([.BH10] = 0))   OR   (([.BH9] = 0)   AND   ([.BH10] = 1));1;0)" office:value-type="float" office:value="1" calcext:value-type="float">
            <text:p>1</text:p>
          </table:table-cell>
          <table:table-cell table:formula="of:=IF((([.BI9] = 1)   AND   ([.BI10] = 0))   OR   (([.BI9] = 0)   AND   ([.BI10] = 1));1;0)" office:value-type="float" office:value="1" calcext:value-type="float">
            <text:p>1</text:p>
          </table:table-cell>
          <table:table-cell table:formula="of:=IF((([.BJ9] = 1)   AND   ([.BJ10] = 0))   OR   (([.BJ9] = 0)   AND   ([.BJ10] = 1));1;0)" office:value-type="float" office:value="1" calcext:value-type="float">
            <text:p>1</text:p>
          </table:table-cell>
          <table:table-cell table:formula="of:=IF((([.BK9] = 1)   AND   ([.BK10] = 0))   OR   (([.BK9] = 0)   AND   ([.BK10] = 1));1;0)" office:value-type="float" office:value="1" calcext:value-type="float">
            <text:p>1</text:p>
          </table:table-cell>
          <table:table-cell table:formula="of:=IF((([.BL9] = 1)   AND   ([.BL10] = 0))   OR   (([.BL9] = 0)   AND   ([.BL10] = 1));1;0)" office:value-type="float" office:value="1" calcext:value-type="float">
            <text:p>1</text:p>
          </table:table-cell>
          <table:table-cell table:formula="of:=IF((([.BM9] = 1)   AND   ([.BM10] = 0))   OR   (([.BM9] = 0)   AND   ([.BM10] = 1));1;0)" office:value-type="float" office:value="1" calcext:value-type="float">
            <text:p>1</text:p>
          </table:table-cell>
          <table:table-cell table:formula="of:=IF((([.BN9] = 1)   AND   ([.BN10] = 0))   OR   (([.BN9] = 0)   AND   ([.BN10] = 1));1;0)" office:value-type="float" office:value="0" calcext:value-type="float">
            <text:p>0</text:p>
          </table:table-cell>
          <table:table-cell table:formula="of:=IF((([.BO9] = 1)   AND   ([.BO10] = 0))   OR   (([.BO9] = 0)   AND   ([.BO10] = 1));1;0)" office:value-type="float" office:value="0" calcext:value-type="float">
            <text:p>0</text:p>
          </table:table-cell>
          <table:table-cell table:formula="of:=IF((([.BP9] = 1)   AND   ([.BP10] = 0))   OR   (([.BP9] = 0)   AND   ([.BP10] = 1));1;0)" office:value-type="float" office:value="0" calcext:value-type="float">
            <text:p>0</text:p>
          </table:table-cell>
          <table:table-cell table:formula="of:=IF((([.BQ9] = 1)   AND   ([.BQ10] = 0))   OR   (([.BQ9] = 0)   AND   ([.BQ10] = 1));1;0)" office:value-type="float" office:value="0" calcext:value-type="float">
            <text:p>0</text:p>
          </table:table-cell>
          <table:table-cell table:formula="of:=IF((([.BR9] = 1)   AND   ([.BR10] = 0))   OR   (([.BR9] = 0)   AND   ([.BR10] = 1));1;0)" office:value-type="float" office:value="0" calcext:value-type="float">
            <text:p>0</text:p>
          </table:table-cell>
          <table:table-cell table:formula="of:=IF((([.BS9] = 1)   AND   ([.BS10] = 0))   OR   (([.BS9] = 0)   AND   ([.BS10] = 1));1;0)" office:value-type="float" office:value="0" calcext:value-type="float">
            <text:p>0</text:p>
          </table:table-cell>
          <table:table-cell table:formula="of:=IF((([.BT9] = 1)   AND   ([.BT10] = 0))   OR   (([.BT9] = 0)   AND   ([.BT10] = 1));1;0)" office:value-type="float" office:value="0" calcext:value-type="float">
            <text:p>0</text:p>
          </table:table-cell>
          <table:table-cell table:formula="of:=IF((([.BU9] = 1)   AND   ([.BU10] = 0))   OR   (([.BU9] = 0)   AND   ([.BU10] = 1));1;0)" office:value-type="float" office:value="0" calcext:value-type="float">
            <text:p>0</text:p>
          </table:table-cell>
          <table:table-cell/>
          <table:table-cell table:formula="of:=SUM([.A10:.BW10])"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94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(([.A10] = 1)   AND   ([.A11] = 0))   OR   (([.A10] = 0)   AND   ([.A11] = 1));1;0)" office:value-type="float" office:value="0" calcext:value-type="float">
            <text:p>0</text:p>
          </table:table-cell>
          <table:table-cell table:formula="of:=IF((([.B10] = 1)   AND   ([.B11] = 0))   OR   (([.B10] = 0)   AND   ([.B11] = 1));1;0)" office:value-type="float" office:value="0" calcext:value-type="float">
            <text:p>0</text:p>
          </table:table-cell>
          <table:table-cell table:formula="of:=IF((([.C10] = 1)   AND   ([.C11] = 0))   OR   (([.C10] = 0)   AND   ([.C11] = 1));1;0)" office:value-type="float" office:value="0" calcext:value-type="float">
            <text:p>0</text:p>
          </table:table-cell>
          <table:table-cell table:formula="of:=IF((([.D10] = 1)   AND   ([.D11] = 0))   OR   (([.D10] = 0)   AND   ([.D11] = 1));1;0)" office:value-type="float" office:value="0" calcext:value-type="float">
            <text:p>0</text:p>
          </table:table-cell>
          <table:table-cell table:formula="of:=IF((([.E10] = 1)   AND   ([.E11] = 0))   OR   (([.E10] = 0)   AND   ([.E11] = 1));1;0)" office:value-type="float" office:value="0" calcext:value-type="float">
            <text:p>0</text:p>
          </table:table-cell>
          <table:table-cell table:formula="of:=IF((([.F10] = 1)   AND   ([.F11] = 0))   OR   (([.F10] = 0)   AND   ([.F11] = 1));1;0)" office:value-type="float" office:value="0" calcext:value-type="float">
            <text:p>0</text:p>
          </table:table-cell>
          <table:table-cell table:formula="of:=IF((([.G10] = 1)   AND   ([.G11] = 0))   OR   (([.G10] = 0)   AND   ([.G11] = 1));1;0)" office:value-type="float" office:value="0" calcext:value-type="float">
            <text:p>0</text:p>
          </table:table-cell>
          <table:table-cell table:formula="of:=IF((([.H10] = 1)   AND   ([.H11] = 0))   OR   (([.H10] = 0)   AND   ([.H11] = 1));1;0)" office:value-type="float" office:value="0" calcext:value-type="float">
            <text:p>0</text:p>
          </table:table-cell>
          <table:table-cell table:formula="of:=IF((([.I10] = 1)   AND   ([.I11] = 0))   OR   (([.I10] = 0)   AND   ([.I11] = 1));1;0)" office:value-type="float" office:value="0" calcext:value-type="float">
            <text:p>0</text:p>
          </table:table-cell>
          <table:table-cell table:formula="of:=IF((([.J10] = 1)   AND   ([.J11] = 0))   OR   (([.J10] = 0)   AND   ([.J11] = 1));1;0)" office:value-type="float" office:value="0" calcext:value-type="float">
            <text:p>0</text:p>
          </table:table-cell>
          <table:table-cell table:formula="of:=IF((([.K10] = 1)   AND   ([.K11] = 0))   OR   (([.K10] = 0)   AND   ([.K11] = 1));1;0)" office:value-type="float" office:value="1" calcext:value-type="float">
            <text:p>1</text:p>
          </table:table-cell>
          <table:table-cell table:formula="of:=IF((([.L10] = 1)   AND   ([.L11] = 0))   OR   (([.L10] = 0)   AND   ([.L11] = 1));1;0)" office:value-type="float" office:value="0" calcext:value-type="float">
            <text:p>0</text:p>
          </table:table-cell>
          <table:table-cell table:formula="of:=IF((([.M10] = 1)   AND   ([.M11] = 0))   OR   (([.M10] = 0)   AND   ([.M11] = 1));1;0)" office:value-type="float" office:value="1" calcext:value-type="float">
            <text:p>1</text:p>
          </table:table-cell>
          <table:table-cell table:formula="of:=IF((([.N10] = 1)   AND   ([.N11] = 0))   OR   (([.N10] = 0)   AND   ([.N11] = 1));1;0)" office:value-type="float" office:value="0" calcext:value-type="float">
            <text:p>0</text:p>
          </table:table-cell>
          <table:table-cell table:formula="of:=IF((([.O10] = 1)   AND   ([.O11] = 0))   OR   (([.O10] = 0)   AND   ([.O11] = 1));1;0)" office:value-type="float" office:value="1" calcext:value-type="float">
            <text:p>1</text:p>
          </table:table-cell>
          <table:table-cell table:formula="of:=IF((([.P10] = 1)   AND   ([.P11] = 0))   OR   (([.P10] = 0)   AND   ([.P11] = 1));1;0)" office:value-type="float" office:value="0" calcext:value-type="float">
            <text:p>0</text:p>
          </table:table-cell>
          <table:table-cell table:formula="of:=IF((([.Q10] = 1)   AND   ([.Q11] = 0))   OR   (([.Q10] = 0)   AND   ([.Q11] = 1));1;0)" office:value-type="float" office:value="1" calcext:value-type="float">
            <text:p>1</text:p>
          </table:table-cell>
          <table:table-cell table:formula="of:=IF((([.R10] = 1)   AND   ([.R11] = 0))   OR   (([.R10] = 0)   AND   ([.R11] = 1));1;0)" office:value-type="float" office:value="0" calcext:value-type="float">
            <text:p>0</text:p>
          </table:table-cell>
          <table:table-cell table:formula="of:=IF((([.S10] = 1)   AND   ([.S11] = 0))   OR   (([.S10] = 0)   AND   ([.S11] = 1));1;0)" office:value-type="float" office:value="0" calcext:value-type="float">
            <text:p>0</text:p>
          </table:table-cell>
          <table:table-cell table:formula="of:=IF((([.T10] = 1)   AND   ([.T11] = 0))   OR   (([.T10] = 0)   AND   ([.T11] = 1));1;0)" office:value-type="float" office:value="0" calcext:value-type="float">
            <text:p>0</text:p>
          </table:table-cell>
          <table:table-cell table:formula="of:=IF((([.U10] = 1)   AND   ([.U11] = 0))   OR   (([.U10] = 0)   AND   ([.U11] = 1));1;0)" office:value-type="float" office:value="0" calcext:value-type="float">
            <text:p>0</text:p>
          </table:table-cell>
          <table:table-cell table:formula="of:=IF((([.V10] = 1)   AND   ([.V11] = 0))   OR   (([.V10] = 0)   AND   ([.V11] = 1));1;0)" office:value-type="float" office:value="0" calcext:value-type="float">
            <text:p>0</text:p>
          </table:table-cell>
          <table:table-cell table:formula="of:=IF((([.W10] = 1)   AND   ([.W11] = 0))   OR   (([.W10] = 0)   AND   ([.W11] = 1));1;0)" office:value-type="float" office:value="0" calcext:value-type="float">
            <text:p>0</text:p>
          </table:table-cell>
          <table:table-cell table:formula="of:=IF((([.X10] = 1)   AND   ([.X11] = 0))   OR   (([.X10] = 0)   AND   ([.X11] = 1));1;0)" office:value-type="float" office:value="0" calcext:value-type="float">
            <text:p>0</text:p>
          </table:table-cell>
          <table:table-cell table:formula="of:=IF((([.Y10] = 1)   AND   ([.Y11] = 0))   OR   (([.Y10] = 0)   AND   ([.Y11] = 1));1;0)" office:value-type="float" office:value="0" calcext:value-type="float">
            <text:p>0</text:p>
          </table:table-cell>
          <table:table-cell table:formula="of:=IF((([.Z10] = 1)   AND   ([.Z11] = 0))   OR   (([.Z10] = 0)   AND   ([.Z11] = 1));1;0)" office:value-type="float" office:value="0" calcext:value-type="float">
            <text:p>0</text:p>
          </table:table-cell>
          <table:table-cell table:formula="of:=IF((([.AA10] = 1)   AND   ([.AA11] = 0))   OR   (([.AA10] = 0)   AND   ([.AA11] = 1));1;0)" office:value-type="float" office:value="1" calcext:value-type="float">
            <text:p>1</text:p>
          </table:table-cell>
          <table:table-cell table:formula="of:=IF((([.AB10] = 1)   AND   ([.AB11] = 0))   OR   (([.AB10] = 0)   AND   ([.AB11] = 1));1;0)" office:value-type="float" office:value="0" calcext:value-type="float">
            <text:p>0</text:p>
          </table:table-cell>
          <table:table-cell table:formula="of:=IF((([.AC10] = 1)   AND   ([.AC11] = 0))   OR   (([.AC10] = 0)   AND   ([.AC11] = 1));1;0)" office:value-type="float" office:value="1" calcext:value-type="float">
            <text:p>1</text:p>
          </table:table-cell>
          <table:table-cell table:formula="of:=IF((([.AD10] = 1)   AND   ([.AD11] = 0))   OR   (([.AD10] = 0)   AND   ([.AD11] = 1));1;0)" office:value-type="float" office:value="0" calcext:value-type="float">
            <text:p>0</text:p>
          </table:table-cell>
          <table:table-cell table:formula="of:=IF((([.AE10] = 1)   AND   ([.AE11] = 0))   OR   (([.AE10] = 0)   AND   ([.AE11] = 1));1;0)" office:value-type="float" office:value="1" calcext:value-type="float">
            <text:p>1</text:p>
          </table:table-cell>
          <table:table-cell table:formula="of:=IF((([.AF10] = 1)   AND   ([.AF11] = 0))   OR   (([.AF10] = 0)   AND   ([.AF11] = 1));1;0)" office:value-type="float" office:value="0" calcext:value-type="float">
            <text:p>0</text:p>
          </table:table-cell>
          <table:table-cell table:formula="of:=IF((([.AG10] = 1)   AND   ([.AG11] = 0))   OR   (([.AG10] = 0)   AND   ([.AG11] = 1));1;0)" office:value-type="float" office:value="1" calcext:value-type="float">
            <text:p>1</text:p>
          </table:table-cell>
          <table:table-cell table:formula="of:=IF((([.AH10] = 1)   AND   ([.AH11] = 0))   OR   (([.AH10] = 0)   AND   ([.AH11] = 1));1;0)" office:value-type="float" office:value="0" calcext:value-type="float">
            <text:p>0</text:p>
          </table:table-cell>
          <table:table-cell table:formula="of:=IF((([.AI10] = 1)   AND   ([.AI11] = 0))   OR   (([.AI10] = 0)   AND   ([.AI11] = 1));1;0)" office:value-type="float" office:value="0" calcext:value-type="float">
            <text:p>0</text:p>
          </table:table-cell>
          <table:table-cell table:formula="of:=IF((([.AJ10] = 1)   AND   ([.AJ11] = 0))   OR   (([.AJ10] = 0)   AND   ([.AJ11] = 1));1;0)" office:value-type="float" office:value="0" calcext:value-type="float">
            <text:p>0</text:p>
          </table:table-cell>
          <table:table-cell table:formula="of:=IF((([.AK10] = 1)   AND   ([.AK11] = 0))   OR   (([.AK10] = 0)   AND   ([.AK11] = 1));1;0)" office:value-type="float" office:value="0" calcext:value-type="float">
            <text:p>0</text:p>
          </table:table-cell>
          <table:table-cell table:formula="of:=IF((([.AL10] = 1)   AND   ([.AL11] = 0))   OR   (([.AL10] = 0)   AND   ([.AL11] = 1));1;0)" office:value-type="float" office:value="0" calcext:value-type="float">
            <text:p>0</text:p>
          </table:table-cell>
          <table:table-cell table:formula="of:=IF((([.AM10] = 1)   AND   ([.AM11] = 0))   OR   (([.AM10] = 0)   AND   ([.AM11] = 1));1;0)" office:value-type="float" office:value="0" calcext:value-type="float">
            <text:p>0</text:p>
          </table:table-cell>
          <table:table-cell table:formula="of:=IF((([.AN10] = 1)   AND   ([.AN11] = 0))   OR   (([.AN10] = 0)   AND   ([.AN11] = 1));1;0)" office:value-type="float" office:value="0" calcext:value-type="float">
            <text:p>0</text:p>
          </table:table-cell>
          <table:table-cell table:formula="of:=IF((([.AO10] = 1)   AND   ([.AO11] = 0))   OR   (([.AO10] = 0)   AND   ([.AO11] = 1));1;0)" office:value-type="float" office:value="0" calcext:value-type="float">
            <text:p>0</text:p>
          </table:table-cell>
          <table:table-cell table:formula="of:=IF((([.AP10] = 1)   AND   ([.AP11] = 0))   OR   (([.AP10] = 0)   AND   ([.AP11] = 1));1;0)" office:value-type="float" office:value="0" calcext:value-type="float">
            <text:p>0</text:p>
          </table:table-cell>
          <table:table-cell table:formula="of:=IF((([.AQ10] = 1)   AND   ([.AQ11] = 0))   OR   (([.AQ10] = 0)   AND   ([.AQ11] = 1));1;0)" office:value-type="float" office:value="1" calcext:value-type="float">
            <text:p>1</text:p>
          </table:table-cell>
          <table:table-cell table:formula="of:=IF((([.AR10] = 1)   AND   ([.AR11] = 0))   OR   (([.AR10] = 0)   AND   ([.AR11] = 1));1;0)" office:value-type="float" office:value="0" calcext:value-type="float">
            <text:p>0</text:p>
          </table:table-cell>
          <table:table-cell table:formula="of:=IF((([.AS10] = 1)   AND   ([.AS11] = 0))   OR   (([.AS10] = 0)   AND   ([.AS11] = 1));1;0)" office:value-type="float" office:value="1" calcext:value-type="float">
            <text:p>1</text:p>
          </table:table-cell>
          <table:table-cell table:formula="of:=IF((([.AT10] = 1)   AND   ([.AT11] = 0))   OR   (([.AT10] = 0)   AND   ([.AT11] = 1));1;0)" office:value-type="float" office:value="0" calcext:value-type="float">
            <text:p>0</text:p>
          </table:table-cell>
          <table:table-cell table:formula="of:=IF((([.AU10] = 1)   AND   ([.AU11] = 0))   OR   (([.AU10] = 0)   AND   ([.AU11] = 1));1;0)" office:value-type="float" office:value="1" calcext:value-type="float">
            <text:p>1</text:p>
          </table:table-cell>
          <table:table-cell table:formula="of:=IF((([.AV10] = 1)   AND   ([.AV11] = 0))   OR   (([.AV10] = 0)   AND   ([.AV11] = 1));1;0)" office:value-type="float" office:value="0" calcext:value-type="float">
            <text:p>0</text:p>
          </table:table-cell>
          <table:table-cell table:formula="of:=IF((([.AW10] = 1)   AND   ([.AW11] = 0))   OR   (([.AW10] = 0)   AND   ([.AW11] = 1));1;0)" office:value-type="float" office:value="1" calcext:value-type="float">
            <text:p>1</text:p>
          </table:table-cell>
          <table:table-cell table:formula="of:=IF((([.AX10] = 1)   AND   ([.AX11] = 0))   OR   (([.AX10] = 0)   AND   ([.AX11] = 1));1;0)" office:value-type="float" office:value="0" calcext:value-type="float">
            <text:p>0</text:p>
          </table:table-cell>
          <table:table-cell table:formula="of:=IF((([.AY10] = 1)   AND   ([.AY11] = 0))   OR   (([.AY10] = 0)   AND   ([.AY11] = 1));1;0)" office:value-type="float" office:value="0" calcext:value-type="float">
            <text:p>0</text:p>
          </table:table-cell>
          <table:table-cell table:formula="of:=IF((([.AZ10] = 1)   AND   ([.AZ11] = 0))   OR   (([.AZ10] = 0)   AND   ([.AZ11] = 1));1;0)" office:value-type="float" office:value="0" calcext:value-type="float">
            <text:p>0</text:p>
          </table:table-cell>
          <table:table-cell table:formula="of:=IF((([.BA10] = 1)   AND   ([.BA11] = 0))   OR   (([.BA10] = 0)   AND   ([.BA11] = 1));1;0)" office:value-type="float" office:value="0" calcext:value-type="float">
            <text:p>0</text:p>
          </table:table-cell>
          <table:table-cell table:formula="of:=IF((([.BB10] = 1)   AND   ([.BB11] = 0))   OR   (([.BB10] = 0)   AND   ([.BB11] = 1));1;0)" office:value-type="float" office:value="0" calcext:value-type="float">
            <text:p>0</text:p>
          </table:table-cell>
          <table:table-cell table:formula="of:=IF((([.BC10] = 1)   AND   ([.BC11] = 0))   OR   (([.BC10] = 0)   AND   ([.BC11] = 1));1;0)" office:value-type="float" office:value="0" calcext:value-type="float">
            <text:p>0</text:p>
          </table:table-cell>
          <table:table-cell table:formula="of:=IF((([.BD10] = 1)   AND   ([.BD11] = 0))   OR   (([.BD10] = 0)   AND   ([.BD11] = 1));1;0)" office:value-type="float" office:value="0" calcext:value-type="float">
            <text:p>0</text:p>
          </table:table-cell>
          <table:table-cell table:formula="of:=IF((([.BE10] = 1)   AND   ([.BE11] = 0))   OR   (([.BE10] = 0)   AND   ([.BE11] = 1));1;0)" office:value-type="float" office:value="0" calcext:value-type="float">
            <text:p>0</text:p>
          </table:table-cell>
          <table:table-cell table:formula="of:=IF((([.BF10] = 1)   AND   ([.BF11] = 0))   OR   (([.BF10] = 0)   AND   ([.BF11] = 1));1;0)" office:value-type="float" office:value="0" calcext:value-type="float">
            <text:p>0</text:p>
          </table:table-cell>
          <table:table-cell table:formula="of:=IF((([.BG10] = 1)   AND   ([.BG11] = 0))   OR   (([.BG10] = 0)   AND   ([.BG11] = 1));1;0)" office:value-type="float" office:value="1" calcext:value-type="float">
            <text:p>1</text:p>
          </table:table-cell>
          <table:table-cell table:formula="of:=IF((([.BH10] = 1)   AND   ([.BH11] = 0))   OR   (([.BH10] = 0)   AND   ([.BH11] = 1));1;0)" office:value-type="float" office:value="0" calcext:value-type="float">
            <text:p>0</text:p>
          </table:table-cell>
          <table:table-cell table:formula="of:=IF((([.BI10] = 1)   AND   ([.BI11] = 0))   OR   (([.BI10] = 0)   AND   ([.BI11] = 1));1;0)" office:value-type="float" office:value="1" calcext:value-type="float">
            <text:p>1</text:p>
          </table:table-cell>
          <table:table-cell table:formula="of:=IF((([.BJ10] = 1)   AND   ([.BJ11] = 0))   OR   (([.BJ10] = 0)   AND   ([.BJ11] = 1));1;0)" office:value-type="float" office:value="0" calcext:value-type="float">
            <text:p>0</text:p>
          </table:table-cell>
          <table:table-cell table:formula="of:=IF((([.BK10] = 1)   AND   ([.BK11] = 0))   OR   (([.BK10] = 0)   AND   ([.BK11] = 1));1;0)" office:value-type="float" office:value="1" calcext:value-type="float">
            <text:p>1</text:p>
          </table:table-cell>
          <table:table-cell table:formula="of:=IF((([.BL10] = 1)   AND   ([.BL11] = 0))   OR   (([.BL10] = 0)   AND   ([.BL11] = 1));1;0)" office:value-type="float" office:value="0" calcext:value-type="float">
            <text:p>0</text:p>
          </table:table-cell>
          <table:table-cell table:formula="of:=IF((([.BM10] = 1)   AND   ([.BM11] = 0))   OR   (([.BM10] = 0)   AND   ([.BM11] = 1));1;0)" office:value-type="float" office:value="1" calcext:value-type="float">
            <text:p>1</text:p>
          </table:table-cell>
          <table:table-cell table:formula="of:=IF((([.BN10] = 1)   AND   ([.BN11] = 0))   OR   (([.BN10] = 0)   AND   ([.BN11] = 1));1;0)" office:value-type="float" office:value="0" calcext:value-type="float">
            <text:p>0</text:p>
          </table:table-cell>
          <table:table-cell table:formula="of:=IF((([.BO10] = 1)   AND   ([.BO11] = 0))   OR   (([.BO10] = 0)   AND   ([.BO11] = 1));1;0)" office:value-type="float" office:value="0" calcext:value-type="float">
            <text:p>0</text:p>
          </table:table-cell>
          <table:table-cell table:formula="of:=IF((([.BP10] = 1)   AND   ([.BP11] = 0))   OR   (([.BP10] = 0)   AND   ([.BP11] = 1));1;0)" office:value-type="float" office:value="0" calcext:value-type="float">
            <text:p>0</text:p>
          </table:table-cell>
          <table:table-cell table:formula="of:=IF((([.BQ10] = 1)   AND   ([.BQ11] = 0))   OR   (([.BQ10] = 0)   AND   ([.BQ11] = 1));1;0)" office:value-type="float" office:value="0" calcext:value-type="float">
            <text:p>0</text:p>
          </table:table-cell>
          <table:table-cell table:formula="of:=IF((([.BR10] = 1)   AND   ([.BR11] = 0))   OR   (([.BR10] = 0)   AND   ([.BR11] = 1));1;0)" office:value-type="float" office:value="0" calcext:value-type="float">
            <text:p>0</text:p>
          </table:table-cell>
          <table:table-cell table:formula="of:=IF((([.BS10] = 1)   AND   ([.BS11] = 0))   OR   (([.BS10] = 0)   AND   ([.BS11] = 1));1;0)" office:value-type="float" office:value="0" calcext:value-type="float">
            <text:p>0</text:p>
          </table:table-cell>
          <table:table-cell table:formula="of:=IF((([.BT10] = 1)   AND   ([.BT11] = 0))   OR   (([.BT10] = 0)   AND   ([.BT11] = 1));1;0)" office:value-type="float" office:value="0" calcext:value-type="float">
            <text:p>0</text:p>
          </table:table-cell>
          <table:table-cell table:formula="of:=IF((([.BU10] = 1)   AND   ([.BU11] = 0))   OR   (([.BU10] = 0)   AND   ([.BU11] = 1));1;0)" office:value-type="float" office:value="0" calcext:value-type="float">
            <text:p>0</text:p>
          </table:table-cell>
          <table:table-cell/>
          <table:table-cell table:formula="of:=SUM([.A11:.BW11])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94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(([.A11] = 1)   AND   ([.A12] = 0))   OR   (([.A11] = 0)   AND   ([.A12] = 1));1;0)" office:value-type="float" office:value="0" calcext:value-type="float">
            <text:p>0</text:p>
          </table:table-cell>
          <table:table-cell table:formula="of:=IF((([.B11] = 1)   AND   ([.B12] = 0))   OR   (([.B11] = 0)   AND   ([.B12] = 1));1;0)" office:value-type="float" office:value="0" calcext:value-type="float">
            <text:p>0</text:p>
          </table:table-cell>
          <table:table-cell table:formula="of:=IF((([.C11] = 1)   AND   ([.C12] = 0))   OR   (([.C11] = 0)   AND   ([.C12] = 1));1;0)" office:value-type="float" office:value="0" calcext:value-type="float">
            <text:p>0</text:p>
          </table:table-cell>
          <table:table-cell table:formula="of:=IF((([.D11] = 1)   AND   ([.D12] = 0))   OR   (([.D11] = 0)   AND   ([.D12] = 1));1;0)" office:value-type="float" office:value="0" calcext:value-type="float">
            <text:p>0</text:p>
          </table:table-cell>
          <table:table-cell table:formula="of:=IF((([.E11] = 1)   AND   ([.E12] = 0))   OR   (([.E11] = 0)   AND   ([.E12] = 1));1;0)" office:value-type="float" office:value="0" calcext:value-type="float">
            <text:p>0</text:p>
          </table:table-cell>
          <table:table-cell table:formula="of:=IF((([.F11] = 1)   AND   ([.F12] = 0))   OR   (([.F11] = 0)   AND   ([.F12] = 1));1;0)" office:value-type="float" office:value="0" calcext:value-type="float">
            <text:p>0</text:p>
          </table:table-cell>
          <table:table-cell table:formula="of:=IF((([.G11] = 1)   AND   ([.G12] = 0))   OR   (([.G11] = 0)   AND   ([.G12] = 1));1;0)" office:value-type="float" office:value="0" calcext:value-type="float">
            <text:p>0</text:p>
          </table:table-cell>
          <table:table-cell table:formula="of:=IF((([.H11] = 1)   AND   ([.H12] = 0))   OR   (([.H11] = 0)   AND   ([.H12] = 1));1;0)" office:value-type="float" office:value="0" calcext:value-type="float">
            <text:p>0</text:p>
          </table:table-cell>
          <table:table-cell table:formula="of:=IF((([.I11] = 1)   AND   ([.I12] = 0))   OR   (([.I11] = 0)   AND   ([.I12] = 1));1;0)" office:value-type="float" office:value="0" calcext:value-type="float">
            <text:p>0</text:p>
          </table:table-cell>
          <table:table-cell table:formula="of:=IF((([.J11] = 1)   AND   ([.J12] = 0))   OR   (([.J11] = 0)   AND   ([.J12] = 1));1;0)" office:value-type="float" office:value="0" calcext:value-type="float">
            <text:p>0</text:p>
          </table:table-cell>
          <table:table-cell table:formula="of:=IF((([.K11] = 1)   AND   ([.K12] = 0))   OR   (([.K11] = 0)   AND   ([.K12] = 1));1;0)" office:value-type="float" office:value="0" calcext:value-type="float">
            <text:p>0</text:p>
          </table:table-cell>
          <table:table-cell table:formula="of:=IF((([.L11] = 1)   AND   ([.L12] = 0))   OR   (([.L11] = 0)   AND   ([.L12] = 1));1;0)" office:value-type="float" office:value="1" calcext:value-type="float">
            <text:p>1</text:p>
          </table:table-cell>
          <table:table-cell table:formula="of:=IF((([.M11] = 1)   AND   ([.M12] = 0))   OR   (([.M11] = 0)   AND   ([.M12] = 1));1;0)" office:value-type="float" office:value="1" calcext:value-type="float">
            <text:p>1</text:p>
          </table:table-cell>
          <table:table-cell table:formula="of:=IF((([.N11] = 1)   AND   ([.N12] = 0))   OR   (([.N11] = 0)   AND   ([.N12] = 1));1;0)" office:value-type="float" office:value="0" calcext:value-type="float">
            <text:p>0</text:p>
          </table:table-cell>
          <table:table-cell table:formula="of:=IF((([.O11] = 1)   AND   ([.O12] = 0))   OR   (([.O11] = 0)   AND   ([.O12] = 1));1;0)" office:value-type="float" office:value="0" calcext:value-type="float">
            <text:p>0</text:p>
          </table:table-cell>
          <table:table-cell table:formula="of:=IF((([.P11] = 1)   AND   ([.P12] = 0))   OR   (([.P11] = 0)   AND   ([.P12] = 1));1;0)" office:value-type="float" office:value="1" calcext:value-type="float">
            <text:p>1</text:p>
          </table:table-cell>
          <table:table-cell table:formula="of:=IF((([.Q11] = 1)   AND   ([.Q12] = 0))   OR   (([.Q11] = 0)   AND   ([.Q12] = 1));1;0)" office:value-type="float" office:value="1" calcext:value-type="float">
            <text:p>1</text:p>
          </table:table-cell>
          <table:table-cell table:formula="of:=IF((([.R11] = 1)   AND   ([.R12] = 0))   OR   (([.R11] = 0)   AND   ([.R12] = 1));1;0)" office:value-type="float" office:value="0" calcext:value-type="float">
            <text:p>0</text:p>
          </table:table-cell>
          <table:table-cell table:formula="of:=IF((([.S11] = 1)   AND   ([.S12] = 0))   OR   (([.S11] = 0)   AND   ([.S12] = 1));1;0)" office:value-type="float" office:value="0" calcext:value-type="float">
            <text:p>0</text:p>
          </table:table-cell>
          <table:table-cell table:formula="of:=IF((([.T11] = 1)   AND   ([.T12] = 0))   OR   (([.T11] = 0)   AND   ([.T12] = 1));1;0)" office:value-type="float" office:value="0" calcext:value-type="float">
            <text:p>0</text:p>
          </table:table-cell>
          <table:table-cell table:formula="of:=IF((([.U11] = 1)   AND   ([.U12] = 0))   OR   (([.U11] = 0)   AND   ([.U12] = 1));1;0)" office:value-type="float" office:value="0" calcext:value-type="float">
            <text:p>0</text:p>
          </table:table-cell>
          <table:table-cell table:formula="of:=IF((([.V11] = 1)   AND   ([.V12] = 0))   OR   (([.V11] = 0)   AND   ([.V12] = 1));1;0)" office:value-type="float" office:value="0" calcext:value-type="float">
            <text:p>0</text:p>
          </table:table-cell>
          <table:table-cell table:formula="of:=IF((([.W11] = 1)   AND   ([.W12] = 0))   OR   (([.W11] = 0)   AND   ([.W12] = 1));1;0)" office:value-type="float" office:value="0" calcext:value-type="float">
            <text:p>0</text:p>
          </table:table-cell>
          <table:table-cell table:formula="of:=IF((([.X11] = 1)   AND   ([.X12] = 0))   OR   (([.X11] = 0)   AND   ([.X12] = 1));1;0)" office:value-type="float" office:value="0" calcext:value-type="float">
            <text:p>0</text:p>
          </table:table-cell>
          <table:table-cell table:formula="of:=IF((([.Y11] = 1)   AND   ([.Y12] = 0))   OR   (([.Y11] = 0)   AND   ([.Y12] = 1));1;0)" office:value-type="float" office:value="0" calcext:value-type="float">
            <text:p>0</text:p>
          </table:table-cell>
          <table:table-cell table:formula="of:=IF((([.Z11] = 1)   AND   ([.Z12] = 0))   OR   (([.Z11] = 0)   AND   ([.Z12] = 1));1;0)" office:value-type="float" office:value="0" calcext:value-type="float">
            <text:p>0</text:p>
          </table:table-cell>
          <table:table-cell table:formula="of:=IF((([.AA11] = 1)   AND   ([.AA12] = 0))   OR   (([.AA11] = 0)   AND   ([.AA12] = 1));1;0)" office:value-type="float" office:value="0" calcext:value-type="float">
            <text:p>0</text:p>
          </table:table-cell>
          <table:table-cell table:formula="of:=IF((([.AB11] = 1)   AND   ([.AB12] = 0))   OR   (([.AB11] = 0)   AND   ([.AB12] = 1));1;0)" office:value-type="float" office:value="1" calcext:value-type="float">
            <text:p>1</text:p>
          </table:table-cell>
          <table:table-cell table:formula="of:=IF((([.AC11] = 1)   AND   ([.AC12] = 0))   OR   (([.AC11] = 0)   AND   ([.AC12] = 1));1;0)" office:value-type="float" office:value="1" calcext:value-type="float">
            <text:p>1</text:p>
          </table:table-cell>
          <table:table-cell table:formula="of:=IF((([.AD11] = 1)   AND   ([.AD12] = 0))   OR   (([.AD11] = 0)   AND   ([.AD12] = 1));1;0)" office:value-type="float" office:value="0" calcext:value-type="float">
            <text:p>0</text:p>
          </table:table-cell>
          <table:table-cell table:formula="of:=IF((([.AE11] = 1)   AND   ([.AE12] = 0))   OR   (([.AE11] = 0)   AND   ([.AE12] = 1));1;0)" office:value-type="float" office:value="0" calcext:value-type="float">
            <text:p>0</text:p>
          </table:table-cell>
          <table:table-cell table:formula="of:=IF((([.AF11] = 1)   AND   ([.AF12] = 0))   OR   (([.AF11] = 0)   AND   ([.AF12] = 1));1;0)" office:value-type="float" office:value="1" calcext:value-type="float">
            <text:p>1</text:p>
          </table:table-cell>
          <table:table-cell table:formula="of:=IF((([.AG11] = 1)   AND   ([.AG12] = 0))   OR   (([.AG11] = 0)   AND   ([.AG12] = 1));1;0)" office:value-type="float" office:value="1" calcext:value-type="float">
            <text:p>1</text:p>
          </table:table-cell>
          <table:table-cell table:formula="of:=IF((([.AH11] = 1)   AND   ([.AH12] = 0))   OR   (([.AH11] = 0)   AND   ([.AH12] = 1));1;0)" office:value-type="float" office:value="0" calcext:value-type="float">
            <text:p>0</text:p>
          </table:table-cell>
          <table:table-cell table:formula="of:=IF((([.AI11] = 1)   AND   ([.AI12] = 0))   OR   (([.AI11] = 0)   AND   ([.AI12] = 1));1;0)" office:value-type="float" office:value="0" calcext:value-type="float">
            <text:p>0</text:p>
          </table:table-cell>
          <table:table-cell table:formula="of:=IF((([.AJ11] = 1)   AND   ([.AJ12] = 0))   OR   (([.AJ11] = 0)   AND   ([.AJ12] = 1));1;0)" office:value-type="float" office:value="0" calcext:value-type="float">
            <text:p>0</text:p>
          </table:table-cell>
          <table:table-cell table:formula="of:=IF((([.AK11] = 1)   AND   ([.AK12] = 0))   OR   (([.AK11] = 0)   AND   ([.AK12] = 1));1;0)" office:value-type="float" office:value="0" calcext:value-type="float">
            <text:p>0</text:p>
          </table:table-cell>
          <table:table-cell table:formula="of:=IF((([.AL11] = 1)   AND   ([.AL12] = 0))   OR   (([.AL11] = 0)   AND   ([.AL12] = 1));1;0)" office:value-type="float" office:value="0" calcext:value-type="float">
            <text:p>0</text:p>
          </table:table-cell>
          <table:table-cell table:formula="of:=IF((([.AM11] = 1)   AND   ([.AM12] = 0))   OR   (([.AM11] = 0)   AND   ([.AM12] = 1));1;0)" office:value-type="float" office:value="0" calcext:value-type="float">
            <text:p>0</text:p>
          </table:table-cell>
          <table:table-cell table:formula="of:=IF((([.AN11] = 1)   AND   ([.AN12] = 0))   OR   (([.AN11] = 0)   AND   ([.AN12] = 1));1;0)" office:value-type="float" office:value="0" calcext:value-type="float">
            <text:p>0</text:p>
          </table:table-cell>
          <table:table-cell table:formula="of:=IF((([.AO11] = 1)   AND   ([.AO12] = 0))   OR   (([.AO11] = 0)   AND   ([.AO12] = 1));1;0)" office:value-type="float" office:value="0" calcext:value-type="float">
            <text:p>0</text:p>
          </table:table-cell>
          <table:table-cell table:formula="of:=IF((([.AP11] = 1)   AND   ([.AP12] = 0))   OR   (([.AP11] = 0)   AND   ([.AP12] = 1));1;0)" office:value-type="float" office:value="0" calcext:value-type="float">
            <text:p>0</text:p>
          </table:table-cell>
          <table:table-cell table:formula="of:=IF((([.AQ11] = 1)   AND   ([.AQ12] = 0))   OR   (([.AQ11] = 0)   AND   ([.AQ12] = 1));1;0)" office:value-type="float" office:value="0" calcext:value-type="float">
            <text:p>0</text:p>
          </table:table-cell>
          <table:table-cell table:formula="of:=IF((([.AR11] = 1)   AND   ([.AR12] = 0))   OR   (([.AR11] = 0)   AND   ([.AR12] = 1));1;0)" office:value-type="float" office:value="1" calcext:value-type="float">
            <text:p>1</text:p>
          </table:table-cell>
          <table:table-cell table:formula="of:=IF((([.AS11] = 1)   AND   ([.AS12] = 0))   OR   (([.AS11] = 0)   AND   ([.AS12] = 1));1;0)" office:value-type="float" office:value="1" calcext:value-type="float">
            <text:p>1</text:p>
          </table:table-cell>
          <table:table-cell table:formula="of:=IF((([.AT11] = 1)   AND   ([.AT12] = 0))   OR   (([.AT11] = 0)   AND   ([.AT12] = 1));1;0)" office:value-type="float" office:value="0" calcext:value-type="float">
            <text:p>0</text:p>
          </table:table-cell>
          <table:table-cell table:formula="of:=IF((([.AU11] = 1)   AND   ([.AU12] = 0))   OR   (([.AU11] = 0)   AND   ([.AU12] = 1));1;0)" office:value-type="float" office:value="0" calcext:value-type="float">
            <text:p>0</text:p>
          </table:table-cell>
          <table:table-cell table:formula="of:=IF((([.AV11] = 1)   AND   ([.AV12] = 0))   OR   (([.AV11] = 0)   AND   ([.AV12] = 1));1;0)" office:value-type="float" office:value="1" calcext:value-type="float">
            <text:p>1</text:p>
          </table:table-cell>
          <table:table-cell table:formula="of:=IF((([.AW11] = 1)   AND   ([.AW12] = 0))   OR   (([.AW11] = 0)   AND   ([.AW12] = 1));1;0)" office:value-type="float" office:value="1" calcext:value-type="float">
            <text:p>1</text:p>
          </table:table-cell>
          <table:table-cell table:formula="of:=IF((([.AX11] = 1)   AND   ([.AX12] = 0))   OR   (([.AX11] = 0)   AND   ([.AX12] = 1));1;0)" office:value-type="float" office:value="0" calcext:value-type="float">
            <text:p>0</text:p>
          </table:table-cell>
          <table:table-cell table:formula="of:=IF((([.AY11] = 1)   AND   ([.AY12] = 0))   OR   (([.AY11] = 0)   AND   ([.AY12] = 1));1;0)" office:value-type="float" office:value="0" calcext:value-type="float">
            <text:p>0</text:p>
          </table:table-cell>
          <table:table-cell table:formula="of:=IF((([.AZ11] = 1)   AND   ([.AZ12] = 0))   OR   (([.AZ11] = 0)   AND   ([.AZ12] = 1));1;0)" office:value-type="float" office:value="0" calcext:value-type="float">
            <text:p>0</text:p>
          </table:table-cell>
          <table:table-cell table:formula="of:=IF((([.BA11] = 1)   AND   ([.BA12] = 0))   OR   (([.BA11] = 0)   AND   ([.BA12] = 1));1;0)" office:value-type="float" office:value="0" calcext:value-type="float">
            <text:p>0</text:p>
          </table:table-cell>
          <table:table-cell table:formula="of:=IF((([.BB11] = 1)   AND   ([.BB12] = 0))   OR   (([.BB11] = 0)   AND   ([.BB12] = 1));1;0)" office:value-type="float" office:value="0" calcext:value-type="float">
            <text:p>0</text:p>
          </table:table-cell>
          <table:table-cell table:formula="of:=IF((([.BC11] = 1)   AND   ([.BC12] = 0))   OR   (([.BC11] = 0)   AND   ([.BC12] = 1));1;0)" office:value-type="float" office:value="0" calcext:value-type="float">
            <text:p>0</text:p>
          </table:table-cell>
          <table:table-cell table:formula="of:=IF((([.BD11] = 1)   AND   ([.BD12] = 0))   OR   (([.BD11] = 0)   AND   ([.BD12] = 1));1;0)" office:value-type="float" office:value="0" calcext:value-type="float">
            <text:p>0</text:p>
          </table:table-cell>
          <table:table-cell table:formula="of:=IF((([.BE11] = 1)   AND   ([.BE12] = 0))   OR   (([.BE11] = 0)   AND   ([.BE12] = 1));1;0)" office:value-type="float" office:value="0" calcext:value-type="float">
            <text:p>0</text:p>
          </table:table-cell>
          <table:table-cell table:formula="of:=IF((([.BF11] = 1)   AND   ([.BF12] = 0))   OR   (([.BF11] = 0)   AND   ([.BF12] = 1));1;0)" office:value-type="float" office:value="0" calcext:value-type="float">
            <text:p>0</text:p>
          </table:table-cell>
          <table:table-cell table:formula="of:=IF((([.BG11] = 1)   AND   ([.BG12] = 0))   OR   (([.BG11] = 0)   AND   ([.BG12] = 1));1;0)" office:value-type="float" office:value="0" calcext:value-type="float">
            <text:p>0</text:p>
          </table:table-cell>
          <table:table-cell table:formula="of:=IF((([.BH11] = 1)   AND   ([.BH12] = 0))   OR   (([.BH11] = 0)   AND   ([.BH12] = 1));1;0)" office:value-type="float" office:value="1" calcext:value-type="float">
            <text:p>1</text:p>
          </table:table-cell>
          <table:table-cell table:formula="of:=IF((([.BI11] = 1)   AND   ([.BI12] = 0))   OR   (([.BI11] = 0)   AND   ([.BI12] = 1));1;0)" office:value-type="float" office:value="1" calcext:value-type="float">
            <text:p>1</text:p>
          </table:table-cell>
          <table:table-cell table:formula="of:=IF((([.BJ11] = 1)   AND   ([.BJ12] = 0))   OR   (([.BJ11] = 0)   AND   ([.BJ12] = 1));1;0)" office:value-type="float" office:value="0" calcext:value-type="float">
            <text:p>0</text:p>
          </table:table-cell>
          <table:table-cell table:formula="of:=IF((([.BK11] = 1)   AND   ([.BK12] = 0))   OR   (([.BK11] = 0)   AND   ([.BK12] = 1));1;0)" office:value-type="float" office:value="0" calcext:value-type="float">
            <text:p>0</text:p>
          </table:table-cell>
          <table:table-cell table:formula="of:=IF((([.BL11] = 1)   AND   ([.BL12] = 0))   OR   (([.BL11] = 0)   AND   ([.BL12] = 1));1;0)" office:value-type="float" office:value="1" calcext:value-type="float">
            <text:p>1</text:p>
          </table:table-cell>
          <table:table-cell table:formula="of:=IF((([.BM11] = 1)   AND   ([.BM12] = 0))   OR   (([.BM11] = 0)   AND   ([.BM12] = 1));1;0)" office:value-type="float" office:value="1" calcext:value-type="float">
            <text:p>1</text:p>
          </table:table-cell>
          <table:table-cell table:formula="of:=IF((([.BN11] = 1)   AND   ([.BN12] = 0))   OR   (([.BN11] = 0)   AND   ([.BN12] = 1));1;0)" office:value-type="float" office:value="0" calcext:value-type="float">
            <text:p>0</text:p>
          </table:table-cell>
          <table:table-cell table:formula="of:=IF((([.BO11] = 1)   AND   ([.BO12] = 0))   OR   (([.BO11] = 0)   AND   ([.BO12] = 1));1;0)" office:value-type="float" office:value="0" calcext:value-type="float">
            <text:p>0</text:p>
          </table:table-cell>
          <table:table-cell table:formula="of:=IF((([.BP11] = 1)   AND   ([.BP12] = 0))   OR   (([.BP11] = 0)   AND   ([.BP12] = 1));1;0)" office:value-type="float" office:value="0" calcext:value-type="float">
            <text:p>0</text:p>
          </table:table-cell>
          <table:table-cell table:formula="of:=IF((([.BQ11] = 1)   AND   ([.BQ12] = 0))   OR   (([.BQ11] = 0)   AND   ([.BQ12] = 1));1;0)" office:value-type="float" office:value="0" calcext:value-type="float">
            <text:p>0</text:p>
          </table:table-cell>
          <table:table-cell table:formula="of:=IF((([.BR11] = 1)   AND   ([.BR12] = 0))   OR   (([.BR11] = 0)   AND   ([.BR12] = 1));1;0)" office:value-type="float" office:value="0" calcext:value-type="float">
            <text:p>0</text:p>
          </table:table-cell>
          <table:table-cell table:formula="of:=IF((([.BS11] = 1)   AND   ([.BS12] = 0))   OR   (([.BS11] = 0)   AND   ([.BS12] = 1));1;0)" office:value-type="float" office:value="0" calcext:value-type="float">
            <text:p>0</text:p>
          </table:table-cell>
          <table:table-cell table:formula="of:=IF((([.BT11] = 1)   AND   ([.BT12] = 0))   OR   (([.BT11] = 0)   AND   ([.BT12] = 1));1;0)" office:value-type="float" office:value="0" calcext:value-type="float">
            <text:p>0</text:p>
          </table:table-cell>
          <table:table-cell table:formula="of:=IF((([.BU11] = 1)   AND   ([.BU12] = 0))   OR   (([.BU11] = 0)   AND   ([.BU12] = 1));1;0)" office:value-type="float" office:value="0" calcext:value-type="float">
            <text:p>0</text:p>
          </table:table-cell>
          <table:table-cell/>
          <table:table-cell table:formula="of:=SUM([.A12:.BW12])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94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(([.A12] = 1)   AND   ([.A13] = 0))   OR   (([.A12] = 0)   AND   ([.A13] = 1));1;0)" office:value-type="float" office:value="0" calcext:value-type="float">
            <text:p>0</text:p>
          </table:table-cell>
          <table:table-cell table:formula="of:=IF((([.B12] = 1)   AND   ([.B13] = 0))   OR   (([.B12] = 0)   AND   ([.B13] = 1));1;0)" office:value-type="float" office:value="0" calcext:value-type="float">
            <text:p>0</text:p>
          </table:table-cell>
          <table:table-cell table:formula="of:=IF((([.C12] = 1)   AND   ([.C13] = 0))   OR   (([.C12] = 0)   AND   ([.C13] = 1));1;0)" office:value-type="float" office:value="0" calcext:value-type="float">
            <text:p>0</text:p>
          </table:table-cell>
          <table:table-cell table:formula="of:=IF((([.D12] = 1)   AND   ([.D13] = 0))   OR   (([.D12] = 0)   AND   ([.D13] = 1));1;0)" office:value-type="float" office:value="0" calcext:value-type="float">
            <text:p>0</text:p>
          </table:table-cell>
          <table:table-cell table:formula="of:=IF((([.E12] = 1)   AND   ([.E13] = 0))   OR   (([.E12] = 0)   AND   ([.E13] = 1));1;0)" office:value-type="float" office:value="0" calcext:value-type="float">
            <text:p>0</text:p>
          </table:table-cell>
          <table:table-cell table:formula="of:=IF((([.F12] = 1)   AND   ([.F13] = 0))   OR   (([.F12] = 0)   AND   ([.F13] = 1));1;0)" office:value-type="float" office:value="0" calcext:value-type="float">
            <text:p>0</text:p>
          </table:table-cell>
          <table:table-cell table:formula="of:=IF((([.G12] = 1)   AND   ([.G13] = 0))   OR   (([.G12] = 0)   AND   ([.G13] = 1));1;0)" office:value-type="float" office:value="0" calcext:value-type="float">
            <text:p>0</text:p>
          </table:table-cell>
          <table:table-cell table:formula="of:=IF((([.H12] = 1)   AND   ([.H13] = 0))   OR   (([.H12] = 0)   AND   ([.H13] = 1));1;0)" office:value-type="float" office:value="0" calcext:value-type="float">
            <text:p>0</text:p>
          </table:table-cell>
          <table:table-cell table:formula="of:=IF((([.I12] = 1)   AND   ([.I13] = 0))   OR   (([.I12] = 0)   AND   ([.I13] = 1));1;0)" office:value-type="float" office:value="0" calcext:value-type="float">
            <text:p>0</text:p>
          </table:table-cell>
          <table:table-cell table:formula="of:=IF((([.J12] = 1)   AND   ([.J13] = 0))   OR   (([.J12] = 0)   AND   ([.J13] = 1));1;0)" office:value-type="float" office:value="0" calcext:value-type="float">
            <text:p>0</text:p>
          </table:table-cell>
          <table:table-cell table:formula="of:=IF((([.K12] = 1)   AND   ([.K13] = 0))   OR   (([.K12] = 0)   AND   ([.K13] = 1));1;0)" office:value-type="float" office:value="0" calcext:value-type="float">
            <text:p>0</text:p>
          </table:table-cell>
          <table:table-cell table:formula="of:=IF((([.L12] = 1)   AND   ([.L13] = 0))   OR   (([.L12] = 0)   AND   ([.L13] = 1));1;0)" office:value-type="float" office:value="0" calcext:value-type="float">
            <text:p>0</text:p>
          </table:table-cell>
          <table:table-cell table:formula="of:=IF((([.M12] = 1)   AND   ([.M13] = 0))   OR   (([.M12] = 0)   AND   ([.M13] = 1));1;0)" office:value-type="float" office:value="1" calcext:value-type="float">
            <text:p>1</text:p>
          </table:table-cell>
          <table:table-cell table:formula="of:=IF((([.N12] = 1)   AND   ([.N13] = 0))   OR   (([.N12] = 0)   AND   ([.N13] = 1));1;0)" office:value-type="float" office:value="0" calcext:value-type="float">
            <text:p>0</text:p>
          </table:table-cell>
          <table:table-cell table:formula="of:=IF((([.O12] = 1)   AND   ([.O13] = 0))   OR   (([.O12] = 0)   AND   ([.O13] = 1));1;0)" office:value-type="float" office:value="0" calcext:value-type="float">
            <text:p>0</text:p>
          </table:table-cell>
          <table:table-cell table:formula="of:=IF((([.P12] = 1)   AND   ([.P13] = 0))   OR   (([.P12] = 0)   AND   ([.P13] = 1));1;0)" office:value-type="float" office:value="0" calcext:value-type="float">
            <text:p>0</text:p>
          </table:table-cell>
          <table:table-cell table:formula="of:=IF((([.Q12] = 1)   AND   ([.Q13] = 0))   OR   (([.Q12] = 0)   AND   ([.Q13] = 1));1;0)" office:value-type="float" office:value="1" calcext:value-type="float">
            <text:p>1</text:p>
          </table:table-cell>
          <table:table-cell table:formula="of:=IF((([.R12] = 1)   AND   ([.R13] = 0))   OR   (([.R12] = 0)   AND   ([.R13] = 1));1;0)" office:value-type="float" office:value="0" calcext:value-type="float">
            <text:p>0</text:p>
          </table:table-cell>
          <table:table-cell table:formula="of:=IF((([.S12] = 1)   AND   ([.S13] = 0))   OR   (([.S12] = 0)   AND   ([.S13] = 1));1;0)" office:value-type="float" office:value="0" calcext:value-type="float">
            <text:p>0</text:p>
          </table:table-cell>
          <table:table-cell table:formula="of:=IF((([.T12] = 1)   AND   ([.T13] = 0))   OR   (([.T12] = 0)   AND   ([.T13] = 1));1;0)" office:value-type="float" office:value="0" calcext:value-type="float">
            <text:p>0</text:p>
          </table:table-cell>
          <table:table-cell table:formula="of:=IF((([.U12] = 1)   AND   ([.U13] = 0))   OR   (([.U12] = 0)   AND   ([.U13] = 1));1;0)" office:value-type="float" office:value="0" calcext:value-type="float">
            <text:p>0</text:p>
          </table:table-cell>
          <table:table-cell table:formula="of:=IF((([.V12] = 1)   AND   ([.V13] = 0))   OR   (([.V12] = 0)   AND   ([.V13] = 1));1;0)" office:value-type="float" office:value="0" calcext:value-type="float">
            <text:p>0</text:p>
          </table:table-cell>
          <table:table-cell table:formula="of:=IF((([.W12] = 1)   AND   ([.W13] = 0))   OR   (([.W12] = 0)   AND   ([.W13] = 1));1;0)" office:value-type="float" office:value="0" calcext:value-type="float">
            <text:p>0</text:p>
          </table:table-cell>
          <table:table-cell table:formula="of:=IF((([.X12] = 1)   AND   ([.X13] = 0))   OR   (([.X12] = 0)   AND   ([.X13] = 1));1;0)" office:value-type="float" office:value="0" calcext:value-type="float">
            <text:p>0</text:p>
          </table:table-cell>
          <table:table-cell table:formula="of:=IF((([.Y12] = 1)   AND   ([.Y13] = 0))   OR   (([.Y12] = 0)   AND   ([.Y13] = 1));1;0)" office:value-type="float" office:value="0" calcext:value-type="float">
            <text:p>0</text:p>
          </table:table-cell>
          <table:table-cell table:formula="of:=IF((([.Z12] = 1)   AND   ([.Z13] = 0))   OR   (([.Z12] = 0)   AND   ([.Z13] = 1));1;0)" office:value-type="float" office:value="0" calcext:value-type="float">
            <text:p>0</text:p>
          </table:table-cell>
          <table:table-cell table:formula="of:=IF((([.AA12] = 1)   AND   ([.AA13] = 0))   OR   (([.AA12] = 0)   AND   ([.AA13] = 1));1;0)" office:value-type="float" office:value="0" calcext:value-type="float">
            <text:p>0</text:p>
          </table:table-cell>
          <table:table-cell table:formula="of:=IF((([.AB12] = 1)   AND   ([.AB13] = 0))   OR   (([.AB12] = 0)   AND   ([.AB13] = 1));1;0)" office:value-type="float" office:value="0" calcext:value-type="float">
            <text:p>0</text:p>
          </table:table-cell>
          <table:table-cell table:formula="of:=IF((([.AC12] = 1)   AND   ([.AC13] = 0))   OR   (([.AC12] = 0)   AND   ([.AC13] = 1));1;0)" office:value-type="float" office:value="1" calcext:value-type="float">
            <text:p>1</text:p>
          </table:table-cell>
          <table:table-cell table:formula="of:=IF((([.AD12] = 1)   AND   ([.AD13] = 0))   OR   (([.AD12] = 0)   AND   ([.AD13] = 1));1;0)" office:value-type="float" office:value="0" calcext:value-type="float">
            <text:p>0</text:p>
          </table:table-cell>
          <table:table-cell table:formula="of:=IF((([.AE12] = 1)   AND   ([.AE13] = 0))   OR   (([.AE12] = 0)   AND   ([.AE13] = 1));1;0)" office:value-type="float" office:value="0" calcext:value-type="float">
            <text:p>0</text:p>
          </table:table-cell>
          <table:table-cell table:formula="of:=IF((([.AF12] = 1)   AND   ([.AF13] = 0))   OR   (([.AF12] = 0)   AND   ([.AF13] = 1));1;0)" office:value-type="float" office:value="0" calcext:value-type="float">
            <text:p>0</text:p>
          </table:table-cell>
          <table:table-cell table:formula="of:=IF((([.AG12] = 1)   AND   ([.AG13] = 0))   OR   (([.AG12] = 0)   AND   ([.AG13] = 1));1;0)" office:value-type="float" office:value="1" calcext:value-type="float">
            <text:p>1</text:p>
          </table:table-cell>
          <table:table-cell table:formula="of:=IF((([.AH12] = 1)   AND   ([.AH13] = 0))   OR   (([.AH12] = 0)   AND   ([.AH13] = 1));1;0)" office:value-type="float" office:value="0" calcext:value-type="float">
            <text:p>0</text:p>
          </table:table-cell>
          <table:table-cell table:formula="of:=IF((([.AI12] = 1)   AND   ([.AI13] = 0))   OR   (([.AI12] = 0)   AND   ([.AI13] = 1));1;0)" office:value-type="float" office:value="0" calcext:value-type="float">
            <text:p>0</text:p>
          </table:table-cell>
          <table:table-cell table:formula="of:=IF((([.AJ12] = 1)   AND   ([.AJ13] = 0))   OR   (([.AJ12] = 0)   AND   ([.AJ13] = 1));1;0)" office:value-type="float" office:value="0" calcext:value-type="float">
            <text:p>0</text:p>
          </table:table-cell>
          <table:table-cell table:formula="of:=IF((([.AK12] = 1)   AND   ([.AK13] = 0))   OR   (([.AK12] = 0)   AND   ([.AK13] = 1));1;0)" office:value-type="float" office:value="0" calcext:value-type="float">
            <text:p>0</text:p>
          </table:table-cell>
          <table:table-cell table:formula="of:=IF((([.AL12] = 1)   AND   ([.AL13] = 0))   OR   (([.AL12] = 0)   AND   ([.AL13] = 1));1;0)" office:value-type="float" office:value="0" calcext:value-type="float">
            <text:p>0</text:p>
          </table:table-cell>
          <table:table-cell table:formula="of:=IF((([.AM12] = 1)   AND   ([.AM13] = 0))   OR   (([.AM12] = 0)   AND   ([.AM13] = 1));1;0)" office:value-type="float" office:value="0" calcext:value-type="float">
            <text:p>0</text:p>
          </table:table-cell>
          <table:table-cell table:formula="of:=IF((([.AN12] = 1)   AND   ([.AN13] = 0))   OR   (([.AN12] = 0)   AND   ([.AN13] = 1));1;0)" office:value-type="float" office:value="0" calcext:value-type="float">
            <text:p>0</text:p>
          </table:table-cell>
          <table:table-cell table:formula="of:=IF((([.AO12] = 1)   AND   ([.AO13] = 0))   OR   (([.AO12] = 0)   AND   ([.AO13] = 1));1;0)" office:value-type="float" office:value="0" calcext:value-type="float">
            <text:p>0</text:p>
          </table:table-cell>
          <table:table-cell table:formula="of:=IF((([.AP12] = 1)   AND   ([.AP13] = 0))   OR   (([.AP12] = 0)   AND   ([.AP13] = 1));1;0)" office:value-type="float" office:value="0" calcext:value-type="float">
            <text:p>0</text:p>
          </table:table-cell>
          <table:table-cell table:formula="of:=IF((([.AQ12] = 1)   AND   ([.AQ13] = 0))   OR   (([.AQ12] = 0)   AND   ([.AQ13] = 1));1;0)" office:value-type="float" office:value="0" calcext:value-type="float">
            <text:p>0</text:p>
          </table:table-cell>
          <table:table-cell table:formula="of:=IF((([.AR12] = 1)   AND   ([.AR13] = 0))   OR   (([.AR12] = 0)   AND   ([.AR13] = 1));1;0)" office:value-type="float" office:value="0" calcext:value-type="float">
            <text:p>0</text:p>
          </table:table-cell>
          <table:table-cell table:formula="of:=IF((([.AS12] = 1)   AND   ([.AS13] = 0))   OR   (([.AS12] = 0)   AND   ([.AS13] = 1));1;0)" office:value-type="float" office:value="1" calcext:value-type="float">
            <text:p>1</text:p>
          </table:table-cell>
          <table:table-cell table:formula="of:=IF((([.AT12] = 1)   AND   ([.AT13] = 0))   OR   (([.AT12] = 0)   AND   ([.AT13] = 1));1;0)" office:value-type="float" office:value="0" calcext:value-type="float">
            <text:p>0</text:p>
          </table:table-cell>
          <table:table-cell table:formula="of:=IF((([.AU12] = 1)   AND   ([.AU13] = 0))   OR   (([.AU12] = 0)   AND   ([.AU13] = 1));1;0)" office:value-type="float" office:value="0" calcext:value-type="float">
            <text:p>0</text:p>
          </table:table-cell>
          <table:table-cell table:formula="of:=IF((([.AV12] = 1)   AND   ([.AV13] = 0))   OR   (([.AV12] = 0)   AND   ([.AV13] = 1));1;0)" office:value-type="float" office:value="0" calcext:value-type="float">
            <text:p>0</text:p>
          </table:table-cell>
          <table:table-cell table:formula="of:=IF((([.AW12] = 1)   AND   ([.AW13] = 0))   OR   (([.AW12] = 0)   AND   ([.AW13] = 1));1;0)" office:value-type="float" office:value="1" calcext:value-type="float">
            <text:p>1</text:p>
          </table:table-cell>
          <table:table-cell table:formula="of:=IF((([.AX12] = 1)   AND   ([.AX13] = 0))   OR   (([.AX12] = 0)   AND   ([.AX13] = 1));1;0)" office:value-type="float" office:value="0" calcext:value-type="float">
            <text:p>0</text:p>
          </table:table-cell>
          <table:table-cell table:formula="of:=IF((([.AY12] = 1)   AND   ([.AY13] = 0))   OR   (([.AY12] = 0)   AND   ([.AY13] = 1));1;0)" office:value-type="float" office:value="0" calcext:value-type="float">
            <text:p>0</text:p>
          </table:table-cell>
          <table:table-cell table:formula="of:=IF((([.AZ12] = 1)   AND   ([.AZ13] = 0))   OR   (([.AZ12] = 0)   AND   ([.AZ13] = 1));1;0)" office:value-type="float" office:value="0" calcext:value-type="float">
            <text:p>0</text:p>
          </table:table-cell>
          <table:table-cell table:formula="of:=IF((([.BA12] = 1)   AND   ([.BA13] = 0))   OR   (([.BA12] = 0)   AND   ([.BA13] = 1));1;0)" office:value-type="float" office:value="0" calcext:value-type="float">
            <text:p>0</text:p>
          </table:table-cell>
          <table:table-cell table:formula="of:=IF((([.BB12] = 1)   AND   ([.BB13] = 0))   OR   (([.BB12] = 0)   AND   ([.BB13] = 1));1;0)" office:value-type="float" office:value="0" calcext:value-type="float">
            <text:p>0</text:p>
          </table:table-cell>
          <table:table-cell table:formula="of:=IF((([.BC12] = 1)   AND   ([.BC13] = 0))   OR   (([.BC12] = 0)   AND   ([.BC13] = 1));1;0)" office:value-type="float" office:value="0" calcext:value-type="float">
            <text:p>0</text:p>
          </table:table-cell>
          <table:table-cell table:formula="of:=IF((([.BD12] = 1)   AND   ([.BD13] = 0))   OR   (([.BD12] = 0)   AND   ([.BD13] = 1));1;0)" office:value-type="float" office:value="0" calcext:value-type="float">
            <text:p>0</text:p>
          </table:table-cell>
          <table:table-cell table:formula="of:=IF((([.BE12] = 1)   AND   ([.BE13] = 0))   OR   (([.BE12] = 0)   AND   ([.BE13] = 1));1;0)" office:value-type="float" office:value="0" calcext:value-type="float">
            <text:p>0</text:p>
          </table:table-cell>
          <table:table-cell table:formula="of:=IF((([.BF12] = 1)   AND   ([.BF13] = 0))   OR   (([.BF12] = 0)   AND   ([.BF13] = 1));1;0)" office:value-type="float" office:value="0" calcext:value-type="float">
            <text:p>0</text:p>
          </table:table-cell>
          <table:table-cell table:formula="of:=IF((([.BG12] = 1)   AND   ([.BG13] = 0))   OR   (([.BG12] = 0)   AND   ([.BG13] = 1));1;0)" office:value-type="float" office:value="0" calcext:value-type="float">
            <text:p>0</text:p>
          </table:table-cell>
          <table:table-cell table:formula="of:=IF((([.BH12] = 1)   AND   ([.BH13] = 0))   OR   (([.BH12] = 0)   AND   ([.BH13] = 1));1;0)" office:value-type="float" office:value="0" calcext:value-type="float">
            <text:p>0</text:p>
          </table:table-cell>
          <table:table-cell table:formula="of:=IF((([.BI12] = 1)   AND   ([.BI13] = 0))   OR   (([.BI12] = 0)   AND   ([.BI13] = 1));1;0)" office:value-type="float" office:value="1" calcext:value-type="float">
            <text:p>1</text:p>
          </table:table-cell>
          <table:table-cell table:formula="of:=IF((([.BJ12] = 1)   AND   ([.BJ13] = 0))   OR   (([.BJ12] = 0)   AND   ([.BJ13] = 1));1;0)" office:value-type="float" office:value="0" calcext:value-type="float">
            <text:p>0</text:p>
          </table:table-cell>
          <table:table-cell table:formula="of:=IF((([.BK12] = 1)   AND   ([.BK13] = 0))   OR   (([.BK12] = 0)   AND   ([.BK13] = 1));1;0)" office:value-type="float" office:value="0" calcext:value-type="float">
            <text:p>0</text:p>
          </table:table-cell>
          <table:table-cell table:formula="of:=IF((([.BL12] = 1)   AND   ([.BL13] = 0))   OR   (([.BL12] = 0)   AND   ([.BL13] = 1));1;0)" office:value-type="float" office:value="0" calcext:value-type="float">
            <text:p>0</text:p>
          </table:table-cell>
          <table:table-cell table:formula="of:=IF((([.BM12] = 1)   AND   ([.BM13] = 0))   OR   (([.BM12] = 0)   AND   ([.BM13] = 1));1;0)" office:value-type="float" office:value="1" calcext:value-type="float">
            <text:p>1</text:p>
          </table:table-cell>
          <table:table-cell table:formula="of:=IF((([.BN12] = 1)   AND   ([.BN13] = 0))   OR   (([.BN12] = 0)   AND   ([.BN13] = 1));1;0)" office:value-type="float" office:value="0" calcext:value-type="float">
            <text:p>0</text:p>
          </table:table-cell>
          <table:table-cell table:formula="of:=IF((([.BO12] = 1)   AND   ([.BO13] = 0))   OR   (([.BO12] = 0)   AND   ([.BO13] = 1));1;0)" office:value-type="float" office:value="0" calcext:value-type="float">
            <text:p>0</text:p>
          </table:table-cell>
          <table:table-cell table:formula="of:=IF((([.BP12] = 1)   AND   ([.BP13] = 0))   OR   (([.BP12] = 0)   AND   ([.BP13] = 1));1;0)" office:value-type="float" office:value="0" calcext:value-type="float">
            <text:p>0</text:p>
          </table:table-cell>
          <table:table-cell table:formula="of:=IF((([.BQ12] = 1)   AND   ([.BQ13] = 0))   OR   (([.BQ12] = 0)   AND   ([.BQ13] = 1));1;0)" office:value-type="float" office:value="0" calcext:value-type="float">
            <text:p>0</text:p>
          </table:table-cell>
          <table:table-cell table:formula="of:=IF((([.BR12] = 1)   AND   ([.BR13] = 0))   OR   (([.BR12] = 0)   AND   ([.BR13] = 1));1;0)" office:value-type="float" office:value="0" calcext:value-type="float">
            <text:p>0</text:p>
          </table:table-cell>
          <table:table-cell table:formula="of:=IF((([.BS12] = 1)   AND   ([.BS13] = 0))   OR   (([.BS12] = 0)   AND   ([.BS13] = 1));1;0)" office:value-type="float" office:value="0" calcext:value-type="float">
            <text:p>0</text:p>
          </table:table-cell>
          <table:table-cell table:formula="of:=IF((([.BT12] = 1)   AND   ([.BT13] = 0))   OR   (([.BT12] = 0)   AND   ([.BT13] = 1));1;0)" office:value-type="float" office:value="0" calcext:value-type="float">
            <text:p>0</text:p>
          </table:table-cell>
          <table:table-cell table:formula="of:=IF((([.BU12] = 1)   AND   ([.BU13] = 0))   OR   (([.BU12] = 0)   AND   ([.BU13] = 1));1;0)" office:value-type="float" office:value="0" calcext:value-type="float">
            <text:p>0</text:p>
          </table:table-cell>
          <table:table-cell/>
          <table:table-cell table:formula="of:=SUM([.A13:.BW13])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94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(([.A13] = 1)   AND   ([.A14] = 0))   OR   (([.A13] = 0)   AND   ([.A14] = 1));1;0)" office:value-type="float" office:value="0" calcext:value-type="float">
            <text:p>0</text:p>
          </table:table-cell>
          <table:table-cell table:formula="of:=IF((([.B13] = 1)   AND   ([.B14] = 0))   OR   (([.B13] = 0)   AND   ([.B14] = 1));1;0)" office:value-type="float" office:value="0" calcext:value-type="float">
            <text:p>0</text:p>
          </table:table-cell>
          <table:table-cell table:formula="of:=IF((([.C13] = 1)   AND   ([.C14] = 0))   OR   (([.C13] = 0)   AND   ([.C14] = 1));1;0)" office:value-type="float" office:value="0" calcext:value-type="float">
            <text:p>0</text:p>
          </table:table-cell>
          <table:table-cell table:formula="of:=IF((([.D13] = 1)   AND   ([.D14] = 0))   OR   (([.D13] = 0)   AND   ([.D14] = 1));1;0)" office:value-type="float" office:value="0" calcext:value-type="float">
            <text:p>0</text:p>
          </table:table-cell>
          <table:table-cell table:formula="of:=IF((([.E13] = 1)   AND   ([.E14] = 0))   OR   (([.E13] = 0)   AND   ([.E14] = 1));1;0)" office:value-type="float" office:value="0" calcext:value-type="float">
            <text:p>0</text:p>
          </table:table-cell>
          <table:table-cell table:formula="of:=IF((([.F13] = 1)   AND   ([.F14] = 0))   OR   (([.F13] = 0)   AND   ([.F14] = 1));1;0)" office:value-type="float" office:value="0" calcext:value-type="float">
            <text:p>0</text:p>
          </table:table-cell>
          <table:table-cell table:formula="of:=IF((([.G13] = 1)   AND   ([.G14] = 0))   OR   (([.G13] = 0)   AND   ([.G14] = 1));1;0)" office:value-type="float" office:value="0" calcext:value-type="float">
            <text:p>0</text:p>
          </table:table-cell>
          <table:table-cell table:formula="of:=IF((([.H13] = 1)   AND   ([.H14] = 0))   OR   (([.H13] = 0)   AND   ([.H14] = 1));1;0)" office:value-type="float" office:value="0" calcext:value-type="float">
            <text:p>0</text:p>
          </table:table-cell>
          <table:table-cell table:formula="of:=IF((([.I13] = 1)   AND   ([.I14] = 0))   OR   (([.I13] = 0)   AND   ([.I14] = 1));1;0)" office:value-type="float" office:value="0" calcext:value-type="float">
            <text:p>0</text:p>
          </table:table-cell>
          <table:table-cell table:formula="of:=IF((([.J13] = 1)   AND   ([.J14] = 0))   OR   (([.J13] = 0)   AND   ([.J14] = 1));1;0)" office:value-type="float" office:value="0" calcext:value-type="float">
            <text:p>0</text:p>
          </table:table-cell>
          <table:table-cell table:formula="of:=IF((([.K13] = 1)   AND   ([.K14] = 0))   OR   (([.K13] = 0)   AND   ([.K14] = 1));1;0)" office:value-type="float" office:value="0" calcext:value-type="float">
            <text:p>0</text:p>
          </table:table-cell>
          <table:table-cell table:formula="of:=IF((([.L13] = 1)   AND   ([.L14] = 0))   OR   (([.L13] = 0)   AND   ([.L14] = 1));1;0)" office:value-type="float" office:value="0" calcext:value-type="float">
            <text:p>0</text:p>
          </table:table-cell>
          <table:table-cell table:formula="of:=IF((([.M13] = 1)   AND   ([.M14] = 0))   OR   (([.M13] = 0)   AND   ([.M14] = 1));1;0)" office:value-type="float" office:value="0" calcext:value-type="float">
            <text:p>0</text:p>
          </table:table-cell>
          <table:table-cell table:formula="of:=IF((([.N13] = 1)   AND   ([.N14] = 0))   OR   (([.N13] = 0)   AND   ([.N14] = 1));1;0)" office:value-type="float" office:value="1" calcext:value-type="float">
            <text:p>1</text:p>
          </table:table-cell>
          <table:table-cell table:formula="of:=IF((([.O13] = 1)   AND   ([.O14] = 0))   OR   (([.O13] = 0)   AND   ([.O14] = 1));1;0)" office:value-type="float" office:value="1" calcext:value-type="float">
            <text:p>1</text:p>
          </table:table-cell>
          <table:table-cell table:formula="of:=IF((([.P13] = 1)   AND   ([.P14] = 0))   OR   (([.P13] = 0)   AND   ([.P14] = 1));1;0)" office:value-type="float" office:value="1" calcext:value-type="float">
            <text:p>1</text:p>
          </table:table-cell>
          <table:table-cell table:formula="of:=IF((([.Q13] = 1)   AND   ([.Q14] = 0))   OR   (([.Q13] = 0)   AND   ([.Q14] = 1));1;0)" office:value-type="float" office:value="1" calcext:value-type="float">
            <text:p>1</text:p>
          </table:table-cell>
          <table:table-cell table:formula="of:=IF((([.R13] = 1)   AND   ([.R14] = 0))   OR   (([.R13] = 0)   AND   ([.R14] = 1));1;0)" office:value-type="float" office:value="0" calcext:value-type="float">
            <text:p>0</text:p>
          </table:table-cell>
          <table:table-cell table:formula="of:=IF((([.S13] = 1)   AND   ([.S14] = 0))   OR   (([.S13] = 0)   AND   ([.S14] = 1));1;0)" office:value-type="float" office:value="0" calcext:value-type="float">
            <text:p>0</text:p>
          </table:table-cell>
          <table:table-cell table:formula="of:=IF((([.T13] = 1)   AND   ([.T14] = 0))   OR   (([.T13] = 0)   AND   ([.T14] = 1));1;0)" office:value-type="float" office:value="0" calcext:value-type="float">
            <text:p>0</text:p>
          </table:table-cell>
          <table:table-cell table:formula="of:=IF((([.U13] = 1)   AND   ([.U14] = 0))   OR   (([.U13] = 0)   AND   ([.U14] = 1));1;0)" office:value-type="float" office:value="0" calcext:value-type="float">
            <text:p>0</text:p>
          </table:table-cell>
          <table:table-cell table:formula="of:=IF((([.V13] = 1)   AND   ([.V14] = 0))   OR   (([.V13] = 0)   AND   ([.V14] = 1));1;0)" office:value-type="float" office:value="0" calcext:value-type="float">
            <text:p>0</text:p>
          </table:table-cell>
          <table:table-cell table:formula="of:=IF((([.W13] = 1)   AND   ([.W14] = 0))   OR   (([.W13] = 0)   AND   ([.W14] = 1));1;0)" office:value-type="float" office:value="0" calcext:value-type="float">
            <text:p>0</text:p>
          </table:table-cell>
          <table:table-cell table:formula="of:=IF((([.X13] = 1)   AND   ([.X14] = 0))   OR   (([.X13] = 0)   AND   ([.X14] = 1));1;0)" office:value-type="float" office:value="0" calcext:value-type="float">
            <text:p>0</text:p>
          </table:table-cell>
          <table:table-cell table:formula="of:=IF((([.Y13] = 1)   AND   ([.Y14] = 0))   OR   (([.Y13] = 0)   AND   ([.Y14] = 1));1;0)" office:value-type="float" office:value="0" calcext:value-type="float">
            <text:p>0</text:p>
          </table:table-cell>
          <table:table-cell table:formula="of:=IF((([.Z13] = 1)   AND   ([.Z14] = 0))   OR   (([.Z13] = 0)   AND   ([.Z14] = 1));1;0)" office:value-type="float" office:value="0" calcext:value-type="float">
            <text:p>0</text:p>
          </table:table-cell>
          <table:table-cell table:formula="of:=IF((([.AA13] = 1)   AND   ([.AA14] = 0))   OR   (([.AA13] = 0)   AND   ([.AA14] = 1));1;0)" office:value-type="float" office:value="0" calcext:value-type="float">
            <text:p>0</text:p>
          </table:table-cell>
          <table:table-cell table:formula="of:=IF((([.AB13] = 1)   AND   ([.AB14] = 0))   OR   (([.AB13] = 0)   AND   ([.AB14] = 1));1;0)" office:value-type="float" office:value="0" calcext:value-type="float">
            <text:p>0</text:p>
          </table:table-cell>
          <table:table-cell table:formula="of:=IF((([.AC13] = 1)   AND   ([.AC14] = 0))   OR   (([.AC13] = 0)   AND   ([.AC14] = 1));1;0)" office:value-type="float" office:value="0" calcext:value-type="float">
            <text:p>0</text:p>
          </table:table-cell>
          <table:table-cell table:formula="of:=IF((([.AD13] = 1)   AND   ([.AD14] = 0))   OR   (([.AD13] = 0)   AND   ([.AD14] = 1));1;0)" office:value-type="float" office:value="1" calcext:value-type="float">
            <text:p>1</text:p>
          </table:table-cell>
          <table:table-cell table:formula="of:=IF((([.AE13] = 1)   AND   ([.AE14] = 0))   OR   (([.AE13] = 0)   AND   ([.AE14] = 1));1;0)" office:value-type="float" office:value="1" calcext:value-type="float">
            <text:p>1</text:p>
          </table:table-cell>
          <table:table-cell table:formula="of:=IF((([.AF13] = 1)   AND   ([.AF14] = 0))   OR   (([.AF13] = 0)   AND   ([.AF14] = 1));1;0)" office:value-type="float" office:value="1" calcext:value-type="float">
            <text:p>1</text:p>
          </table:table-cell>
          <table:table-cell table:formula="of:=IF((([.AG13] = 1)   AND   ([.AG14] = 0))   OR   (([.AG13] = 0)   AND   ([.AG14] = 1));1;0)" office:value-type="float" office:value="1" calcext:value-type="float">
            <text:p>1</text:p>
          </table:table-cell>
          <table:table-cell table:formula="of:=IF((([.AH13] = 1)   AND   ([.AH14] = 0))   OR   (([.AH13] = 0)   AND   ([.AH14] = 1));1;0)" office:value-type="float" office:value="0" calcext:value-type="float">
            <text:p>0</text:p>
          </table:table-cell>
          <table:table-cell table:formula="of:=IF((([.AI13] = 1)   AND   ([.AI14] = 0))   OR   (([.AI13] = 0)   AND   ([.AI14] = 1));1;0)" office:value-type="float" office:value="0" calcext:value-type="float">
            <text:p>0</text:p>
          </table:table-cell>
          <table:table-cell table:formula="of:=IF((([.AJ13] = 1)   AND   ([.AJ14] = 0))   OR   (([.AJ13] = 0)   AND   ([.AJ14] = 1));1;0)" office:value-type="float" office:value="0" calcext:value-type="float">
            <text:p>0</text:p>
          </table:table-cell>
          <table:table-cell table:formula="of:=IF((([.AK13] = 1)   AND   ([.AK14] = 0))   OR   (([.AK13] = 0)   AND   ([.AK14] = 1));1;0)" office:value-type="float" office:value="0" calcext:value-type="float">
            <text:p>0</text:p>
          </table:table-cell>
          <table:table-cell table:formula="of:=IF((([.AL13] = 1)   AND   ([.AL14] = 0))   OR   (([.AL13] = 0)   AND   ([.AL14] = 1));1;0)" office:value-type="float" office:value="0" calcext:value-type="float">
            <text:p>0</text:p>
          </table:table-cell>
          <table:table-cell table:formula="of:=IF((([.AM13] = 1)   AND   ([.AM14] = 0))   OR   (([.AM13] = 0)   AND   ([.AM14] = 1));1;0)" office:value-type="float" office:value="0" calcext:value-type="float">
            <text:p>0</text:p>
          </table:table-cell>
          <table:table-cell table:formula="of:=IF((([.AN13] = 1)   AND   ([.AN14] = 0))   OR   (([.AN13] = 0)   AND   ([.AN14] = 1));1;0)" office:value-type="float" office:value="0" calcext:value-type="float">
            <text:p>0</text:p>
          </table:table-cell>
          <table:table-cell table:formula="of:=IF((([.AO13] = 1)   AND   ([.AO14] = 0))   OR   (([.AO13] = 0)   AND   ([.AO14] = 1));1;0)" office:value-type="float" office:value="0" calcext:value-type="float">
            <text:p>0</text:p>
          </table:table-cell>
          <table:table-cell table:formula="of:=IF((([.AP13] = 1)   AND   ([.AP14] = 0))   OR   (([.AP13] = 0)   AND   ([.AP14] = 1));1;0)" office:value-type="float" office:value="0" calcext:value-type="float">
            <text:p>0</text:p>
          </table:table-cell>
          <table:table-cell table:formula="of:=IF((([.AQ13] = 1)   AND   ([.AQ14] = 0))   OR   (([.AQ13] = 0)   AND   ([.AQ14] = 1));1;0)" office:value-type="float" office:value="0" calcext:value-type="float">
            <text:p>0</text:p>
          </table:table-cell>
          <table:table-cell table:formula="of:=IF((([.AR13] = 1)   AND   ([.AR14] = 0))   OR   (([.AR13] = 0)   AND   ([.AR14] = 1));1;0)" office:value-type="float" office:value="0" calcext:value-type="float">
            <text:p>0</text:p>
          </table:table-cell>
          <table:table-cell table:formula="of:=IF((([.AS13] = 1)   AND   ([.AS14] = 0))   OR   (([.AS13] = 0)   AND   ([.AS14] = 1));1;0)" office:value-type="float" office:value="0" calcext:value-type="float">
            <text:p>0</text:p>
          </table:table-cell>
          <table:table-cell table:formula="of:=IF((([.AT13] = 1)   AND   ([.AT14] = 0))   OR   (([.AT13] = 0)   AND   ([.AT14] = 1));1;0)" office:value-type="float" office:value="1" calcext:value-type="float">
            <text:p>1</text:p>
          </table:table-cell>
          <table:table-cell table:formula="of:=IF((([.AU13] = 1)   AND   ([.AU14] = 0))   OR   (([.AU13] = 0)   AND   ([.AU14] = 1));1;0)" office:value-type="float" office:value="1" calcext:value-type="float">
            <text:p>1</text:p>
          </table:table-cell>
          <table:table-cell table:formula="of:=IF((([.AV13] = 1)   AND   ([.AV14] = 0))   OR   (([.AV13] = 0)   AND   ([.AV14] = 1));1;0)" office:value-type="float" office:value="1" calcext:value-type="float">
            <text:p>1</text:p>
          </table:table-cell>
          <table:table-cell table:formula="of:=IF((([.AW13] = 1)   AND   ([.AW14] = 0))   OR   (([.AW13] = 0)   AND   ([.AW14] = 1));1;0)" office:value-type="float" office:value="1" calcext:value-type="float">
            <text:p>1</text:p>
          </table:table-cell>
          <table:table-cell table:formula="of:=IF((([.AX13] = 1)   AND   ([.AX14] = 0))   OR   (([.AX13] = 0)   AND   ([.AX14] = 1));1;0)" office:value-type="float" office:value="0" calcext:value-type="float">
            <text:p>0</text:p>
          </table:table-cell>
          <table:table-cell table:formula="of:=IF((([.AY13] = 1)   AND   ([.AY14] = 0))   OR   (([.AY13] = 0)   AND   ([.AY14] = 1));1;0)" office:value-type="float" office:value="0" calcext:value-type="float">
            <text:p>0</text:p>
          </table:table-cell>
          <table:table-cell table:formula="of:=IF((([.AZ13] = 1)   AND   ([.AZ14] = 0))   OR   (([.AZ13] = 0)   AND   ([.AZ14] = 1));1;0)" office:value-type="float" office:value="0" calcext:value-type="float">
            <text:p>0</text:p>
          </table:table-cell>
          <table:table-cell table:formula="of:=IF((([.BA13] = 1)   AND   ([.BA14] = 0))   OR   (([.BA13] = 0)   AND   ([.BA14] = 1));1;0)" office:value-type="float" office:value="0" calcext:value-type="float">
            <text:p>0</text:p>
          </table:table-cell>
          <table:table-cell table:formula="of:=IF((([.BB13] = 1)   AND   ([.BB14] = 0))   OR   (([.BB13] = 0)   AND   ([.BB14] = 1));1;0)" office:value-type="float" office:value="0" calcext:value-type="float">
            <text:p>0</text:p>
          </table:table-cell>
          <table:table-cell table:formula="of:=IF((([.BC13] = 1)   AND   ([.BC14] = 0))   OR   (([.BC13] = 0)   AND   ([.BC14] = 1));1;0)" office:value-type="float" office:value="0" calcext:value-type="float">
            <text:p>0</text:p>
          </table:table-cell>
          <table:table-cell table:formula="of:=IF((([.BD13] = 1)   AND   ([.BD14] = 0))   OR   (([.BD13] = 0)   AND   ([.BD14] = 1));1;0)" office:value-type="float" office:value="0" calcext:value-type="float">
            <text:p>0</text:p>
          </table:table-cell>
          <table:table-cell table:formula="of:=IF((([.BE13] = 1)   AND   ([.BE14] = 0))   OR   (([.BE13] = 0)   AND   ([.BE14] = 1));1;0)" office:value-type="float" office:value="0" calcext:value-type="float">
            <text:p>0</text:p>
          </table:table-cell>
          <table:table-cell table:formula="of:=IF((([.BF13] = 1)   AND   ([.BF14] = 0))   OR   (([.BF13] = 0)   AND   ([.BF14] = 1));1;0)" office:value-type="float" office:value="0" calcext:value-type="float">
            <text:p>0</text:p>
          </table:table-cell>
          <table:table-cell table:formula="of:=IF((([.BG13] = 1)   AND   ([.BG14] = 0))   OR   (([.BG13] = 0)   AND   ([.BG14] = 1));1;0)" office:value-type="float" office:value="0" calcext:value-type="float">
            <text:p>0</text:p>
          </table:table-cell>
          <table:table-cell table:formula="of:=IF((([.BH13] = 1)   AND   ([.BH14] = 0))   OR   (([.BH13] = 0)   AND   ([.BH14] = 1));1;0)" office:value-type="float" office:value="0" calcext:value-type="float">
            <text:p>0</text:p>
          </table:table-cell>
          <table:table-cell table:formula="of:=IF((([.BI13] = 1)   AND   ([.BI14] = 0))   OR   (([.BI13] = 0)   AND   ([.BI14] = 1));1;0)" office:value-type="float" office:value="0" calcext:value-type="float">
            <text:p>0</text:p>
          </table:table-cell>
          <table:table-cell table:formula="of:=IF((([.BJ13] = 1)   AND   ([.BJ14] = 0))   OR   (([.BJ13] = 0)   AND   ([.BJ14] = 1));1;0)" office:value-type="float" office:value="1" calcext:value-type="float">
            <text:p>1</text:p>
          </table:table-cell>
          <table:table-cell table:formula="of:=IF((([.BK13] = 1)   AND   ([.BK14] = 0))   OR   (([.BK13] = 0)   AND   ([.BK14] = 1));1;0)" office:value-type="float" office:value="1" calcext:value-type="float">
            <text:p>1</text:p>
          </table:table-cell>
          <table:table-cell table:formula="of:=IF((([.BL13] = 1)   AND   ([.BL14] = 0))   OR   (([.BL13] = 0)   AND   ([.BL14] = 1));1;0)" office:value-type="float" office:value="1" calcext:value-type="float">
            <text:p>1</text:p>
          </table:table-cell>
          <table:table-cell table:formula="of:=IF((([.BM13] = 1)   AND   ([.BM14] = 0))   OR   (([.BM13] = 0)   AND   ([.BM14] = 1));1;0)" office:value-type="float" office:value="1" calcext:value-type="float">
            <text:p>1</text:p>
          </table:table-cell>
          <table:table-cell table:formula="of:=IF((([.BN13] = 1)   AND   ([.BN14] = 0))   OR   (([.BN13] = 0)   AND   ([.BN14] = 1));1;0)" office:value-type="float" office:value="0" calcext:value-type="float">
            <text:p>0</text:p>
          </table:table-cell>
          <table:table-cell table:formula="of:=IF((([.BO13] = 1)   AND   ([.BO14] = 0))   OR   (([.BO13] = 0)   AND   ([.BO14] = 1));1;0)" office:value-type="float" office:value="0" calcext:value-type="float">
            <text:p>0</text:p>
          </table:table-cell>
          <table:table-cell table:formula="of:=IF((([.BP13] = 1)   AND   ([.BP14] = 0))   OR   (([.BP13] = 0)   AND   ([.BP14] = 1));1;0)" office:value-type="float" office:value="0" calcext:value-type="float">
            <text:p>0</text:p>
          </table:table-cell>
          <table:table-cell table:formula="of:=IF((([.BQ13] = 1)   AND   ([.BQ14] = 0))   OR   (([.BQ13] = 0)   AND   ([.BQ14] = 1));1;0)" office:value-type="float" office:value="0" calcext:value-type="float">
            <text:p>0</text:p>
          </table:table-cell>
          <table:table-cell table:formula="of:=IF((([.BR13] = 1)   AND   ([.BR14] = 0))   OR   (([.BR13] = 0)   AND   ([.BR14] = 1));1;0)" office:value-type="float" office:value="0" calcext:value-type="float">
            <text:p>0</text:p>
          </table:table-cell>
          <table:table-cell table:formula="of:=IF((([.BS13] = 1)   AND   ([.BS14] = 0))   OR   (([.BS13] = 0)   AND   ([.BS14] = 1));1;0)" office:value-type="float" office:value="0" calcext:value-type="float">
            <text:p>0</text:p>
          </table:table-cell>
          <table:table-cell table:formula="of:=IF((([.BT13] = 1)   AND   ([.BT14] = 0))   OR   (([.BT13] = 0)   AND   ([.BT14] = 1));1;0)" office:value-type="float" office:value="0" calcext:value-type="float">
            <text:p>0</text:p>
          </table:table-cell>
          <table:table-cell table:formula="of:=IF((([.BU13] = 1)   AND   ([.BU14] = 0))   OR   (([.BU13] = 0)   AND   ([.BU14] = 1));1;0)" office:value-type="float" office:value="0" calcext:value-type="float">
            <text:p>0</text:p>
          </table:table-cell>
          <table:table-cell/>
          <table:table-cell table:formula="of:=SUM([.A14:.BW14])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94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(([.A14] = 1)   AND   ([.A15] = 0))   OR   (([.A14] = 0)   AND   ([.A15] = 1));1;0)" office:value-type="float" office:value="0" calcext:value-type="float">
            <text:p>0</text:p>
          </table:table-cell>
          <table:table-cell table:formula="of:=IF((([.B14] = 1)   AND   ([.B15] = 0))   OR   (([.B14] = 0)   AND   ([.B15] = 1));1;0)" office:value-type="float" office:value="0" calcext:value-type="float">
            <text:p>0</text:p>
          </table:table-cell>
          <table:table-cell table:formula="of:=IF((([.C14] = 1)   AND   ([.C15] = 0))   OR   (([.C14] = 0)   AND   ([.C15] = 1));1;0)" office:value-type="float" office:value="0" calcext:value-type="float">
            <text:p>0</text:p>
          </table:table-cell>
          <table:table-cell table:formula="of:=IF((([.D14] = 1)   AND   ([.D15] = 0))   OR   (([.D14] = 0)   AND   ([.D15] = 1));1;0)" office:value-type="float" office:value="0" calcext:value-type="float">
            <text:p>0</text:p>
          </table:table-cell>
          <table:table-cell table:formula="of:=IF((([.E14] = 1)   AND   ([.E15] = 0))   OR   (([.E14] = 0)   AND   ([.E15] = 1));1;0)" office:value-type="float" office:value="0" calcext:value-type="float">
            <text:p>0</text:p>
          </table:table-cell>
          <table:table-cell table:formula="of:=IF((([.F14] = 1)   AND   ([.F15] = 0))   OR   (([.F14] = 0)   AND   ([.F15] = 1));1;0)" office:value-type="float" office:value="0" calcext:value-type="float">
            <text:p>0</text:p>
          </table:table-cell>
          <table:table-cell table:formula="of:=IF((([.G14] = 1)   AND   ([.G15] = 0))   OR   (([.G14] = 0)   AND   ([.G15] = 1));1;0)" office:value-type="float" office:value="0" calcext:value-type="float">
            <text:p>0</text:p>
          </table:table-cell>
          <table:table-cell table:formula="of:=IF((([.H14] = 1)   AND   ([.H15] = 0))   OR   (([.H14] = 0)   AND   ([.H15] = 1));1;0)" office:value-type="float" office:value="0" calcext:value-type="float">
            <text:p>0</text:p>
          </table:table-cell>
          <table:table-cell table:formula="of:=IF((([.I14] = 1)   AND   ([.I15] = 0))   OR   (([.I14] = 0)   AND   ([.I15] = 1));1;0)" office:value-type="float" office:value="0" calcext:value-type="float">
            <text:p>0</text:p>
          </table:table-cell>
          <table:table-cell table:formula="of:=IF((([.J14] = 1)   AND   ([.J15] = 0))   OR   (([.J14] = 0)   AND   ([.J15] = 1));1;0)" office:value-type="float" office:value="0" calcext:value-type="float">
            <text:p>0</text:p>
          </table:table-cell>
          <table:table-cell table:formula="of:=IF((([.K14] = 1)   AND   ([.K15] = 0))   OR   (([.K14] = 0)   AND   ([.K15] = 1));1;0)" office:value-type="float" office:value="0" calcext:value-type="float">
            <text:p>0</text:p>
          </table:table-cell>
          <table:table-cell table:formula="of:=IF((([.L14] = 1)   AND   ([.L15] = 0))   OR   (([.L14] = 0)   AND   ([.L15] = 1));1;0)" office:value-type="float" office:value="0" calcext:value-type="float">
            <text:p>0</text:p>
          </table:table-cell>
          <table:table-cell table:formula="of:=IF((([.M14] = 1)   AND   ([.M15] = 0))   OR   (([.M14] = 0)   AND   ([.M15] = 1));1;0)" office:value-type="float" office:value="0" calcext:value-type="float">
            <text:p>0</text:p>
          </table:table-cell>
          <table:table-cell table:formula="of:=IF((([.N14] = 1)   AND   ([.N15] = 0))   OR   (([.N14] = 0)   AND   ([.N15] = 1));1;0)" office:value-type="float" office:value="0" calcext:value-type="float">
            <text:p>0</text:p>
          </table:table-cell>
          <table:table-cell table:formula="of:=IF((([.O14] = 1)   AND   ([.O15] = 0))   OR   (([.O14] = 0)   AND   ([.O15] = 1));1;0)" office:value-type="float" office:value="1" calcext:value-type="float">
            <text:p>1</text:p>
          </table:table-cell>
          <table:table-cell table:formula="of:=IF((([.P14] = 1)   AND   ([.P15] = 0))   OR   (([.P14] = 0)   AND   ([.P15] = 1));1;0)" office:value-type="float" office:value="0" calcext:value-type="float">
            <text:p>0</text:p>
          </table:table-cell>
          <table:table-cell table:formula="of:=IF((([.Q14] = 1)   AND   ([.Q15] = 0))   OR   (([.Q14] = 0)   AND   ([.Q15] = 1));1;0)" office:value-type="float" office:value="1" calcext:value-type="float">
            <text:p>1</text:p>
          </table:table-cell>
          <table:table-cell table:formula="of:=IF((([.R14] = 1)   AND   ([.R15] = 0))   OR   (([.R14] = 0)   AND   ([.R15] = 1));1;0)" office:value-type="float" office:value="0" calcext:value-type="float">
            <text:p>0</text:p>
          </table:table-cell>
          <table:table-cell table:formula="of:=IF((([.S14] = 1)   AND   ([.S15] = 0))   OR   (([.S14] = 0)   AND   ([.S15] = 1));1;0)" office:value-type="float" office:value="0" calcext:value-type="float">
            <text:p>0</text:p>
          </table:table-cell>
          <table:table-cell table:formula="of:=IF((([.T14] = 1)   AND   ([.T15] = 0))   OR   (([.T14] = 0)   AND   ([.T15] = 1));1;0)" office:value-type="float" office:value="0" calcext:value-type="float">
            <text:p>0</text:p>
          </table:table-cell>
          <table:table-cell table:formula="of:=IF((([.U14] = 1)   AND   ([.U15] = 0))   OR   (([.U14] = 0)   AND   ([.U15] = 1));1;0)" office:value-type="float" office:value="0" calcext:value-type="float">
            <text:p>0</text:p>
          </table:table-cell>
          <table:table-cell table:formula="of:=IF((([.V14] = 1)   AND   ([.V15] = 0))   OR   (([.V14] = 0)   AND   ([.V15] = 1));1;0)" office:value-type="float" office:value="0" calcext:value-type="float">
            <text:p>0</text:p>
          </table:table-cell>
          <table:table-cell table:formula="of:=IF((([.W14] = 1)   AND   ([.W15] = 0))   OR   (([.W14] = 0)   AND   ([.W15] = 1));1;0)" office:value-type="float" office:value="0" calcext:value-type="float">
            <text:p>0</text:p>
          </table:table-cell>
          <table:table-cell table:formula="of:=IF((([.X14] = 1)   AND   ([.X15] = 0))   OR   (([.X14] = 0)   AND   ([.X15] = 1));1;0)" office:value-type="float" office:value="0" calcext:value-type="float">
            <text:p>0</text:p>
          </table:table-cell>
          <table:table-cell table:formula="of:=IF((([.Y14] = 1)   AND   ([.Y15] = 0))   OR   (([.Y14] = 0)   AND   ([.Y15] = 1));1;0)" office:value-type="float" office:value="0" calcext:value-type="float">
            <text:p>0</text:p>
          </table:table-cell>
          <table:table-cell table:formula="of:=IF((([.Z14] = 1)   AND   ([.Z15] = 0))   OR   (([.Z14] = 0)   AND   ([.Z15] = 1));1;0)" office:value-type="float" office:value="0" calcext:value-type="float">
            <text:p>0</text:p>
          </table:table-cell>
          <table:table-cell table:formula="of:=IF((([.AA14] = 1)   AND   ([.AA15] = 0))   OR   (([.AA14] = 0)   AND   ([.AA15] = 1));1;0)" office:value-type="float" office:value="0" calcext:value-type="float">
            <text:p>0</text:p>
          </table:table-cell>
          <table:table-cell table:formula="of:=IF((([.AB14] = 1)   AND   ([.AB15] = 0))   OR   (([.AB14] = 0)   AND   ([.AB15] = 1));1;0)" office:value-type="float" office:value="0" calcext:value-type="float">
            <text:p>0</text:p>
          </table:table-cell>
          <table:table-cell table:formula="of:=IF((([.AC14] = 1)   AND   ([.AC15] = 0))   OR   (([.AC14] = 0)   AND   ([.AC15] = 1));1;0)" office:value-type="float" office:value="0" calcext:value-type="float">
            <text:p>0</text:p>
          </table:table-cell>
          <table:table-cell table:formula="of:=IF((([.AD14] = 1)   AND   ([.AD15] = 0))   OR   (([.AD14] = 0)   AND   ([.AD15] = 1));1;0)" office:value-type="float" office:value="0" calcext:value-type="float">
            <text:p>0</text:p>
          </table:table-cell>
          <table:table-cell table:formula="of:=IF((([.AE14] = 1)   AND   ([.AE15] = 0))   OR   (([.AE14] = 0)   AND   ([.AE15] = 1));1;0)" office:value-type="float" office:value="1" calcext:value-type="float">
            <text:p>1</text:p>
          </table:table-cell>
          <table:table-cell table:formula="of:=IF((([.AF14] = 1)   AND   ([.AF15] = 0))   OR   (([.AF14] = 0)   AND   ([.AF15] = 1));1;0)" office:value-type="float" office:value="0" calcext:value-type="float">
            <text:p>0</text:p>
          </table:table-cell>
          <table:table-cell table:formula="of:=IF((([.AG14] = 1)   AND   ([.AG15] = 0))   OR   (([.AG14] = 0)   AND   ([.AG15] = 1));1;0)" office:value-type="float" office:value="1" calcext:value-type="float">
            <text:p>1</text:p>
          </table:table-cell>
          <table:table-cell table:formula="of:=IF((([.AH14] = 1)   AND   ([.AH15] = 0))   OR   (([.AH14] = 0)   AND   ([.AH15] = 1));1;0)" office:value-type="float" office:value="0" calcext:value-type="float">
            <text:p>0</text:p>
          </table:table-cell>
          <table:table-cell table:formula="of:=IF((([.AI14] = 1)   AND   ([.AI15] = 0))   OR   (([.AI14] = 0)   AND   ([.AI15] = 1));1;0)" office:value-type="float" office:value="0" calcext:value-type="float">
            <text:p>0</text:p>
          </table:table-cell>
          <table:table-cell table:formula="of:=IF((([.AJ14] = 1)   AND   ([.AJ15] = 0))   OR   (([.AJ14] = 0)   AND   ([.AJ15] = 1));1;0)" office:value-type="float" office:value="0" calcext:value-type="float">
            <text:p>0</text:p>
          </table:table-cell>
          <table:table-cell table:formula="of:=IF((([.AK14] = 1)   AND   ([.AK15] = 0))   OR   (([.AK14] = 0)   AND   ([.AK15] = 1));1;0)" office:value-type="float" office:value="0" calcext:value-type="float">
            <text:p>0</text:p>
          </table:table-cell>
          <table:table-cell table:formula="of:=IF((([.AL14] = 1)   AND   ([.AL15] = 0))   OR   (([.AL14] = 0)   AND   ([.AL15] = 1));1;0)" office:value-type="float" office:value="0" calcext:value-type="float">
            <text:p>0</text:p>
          </table:table-cell>
          <table:table-cell table:formula="of:=IF((([.AM14] = 1)   AND   ([.AM15] = 0))   OR   (([.AM14] = 0)   AND   ([.AM15] = 1));1;0)" office:value-type="float" office:value="0" calcext:value-type="float">
            <text:p>0</text:p>
          </table:table-cell>
          <table:table-cell table:formula="of:=IF((([.AN14] = 1)   AND   ([.AN15] = 0))   OR   (([.AN14] = 0)   AND   ([.AN15] = 1));1;0)" office:value-type="float" office:value="0" calcext:value-type="float">
            <text:p>0</text:p>
          </table:table-cell>
          <table:table-cell table:formula="of:=IF((([.AO14] = 1)   AND   ([.AO15] = 0))   OR   (([.AO14] = 0)   AND   ([.AO15] = 1));1;0)" office:value-type="float" office:value="0" calcext:value-type="float">
            <text:p>0</text:p>
          </table:table-cell>
          <table:table-cell table:formula="of:=IF((([.AP14] = 1)   AND   ([.AP15] = 0))   OR   (([.AP14] = 0)   AND   ([.AP15] = 1));1;0)" office:value-type="float" office:value="0" calcext:value-type="float">
            <text:p>0</text:p>
          </table:table-cell>
          <table:table-cell table:formula="of:=IF((([.AQ14] = 1)   AND   ([.AQ15] = 0))   OR   (([.AQ14] = 0)   AND   ([.AQ15] = 1));1;0)" office:value-type="float" office:value="0" calcext:value-type="float">
            <text:p>0</text:p>
          </table:table-cell>
          <table:table-cell table:formula="of:=IF((([.AR14] = 1)   AND   ([.AR15] = 0))   OR   (([.AR14] = 0)   AND   ([.AR15] = 1));1;0)" office:value-type="float" office:value="0" calcext:value-type="float">
            <text:p>0</text:p>
          </table:table-cell>
          <table:table-cell table:formula="of:=IF((([.AS14] = 1)   AND   ([.AS15] = 0))   OR   (([.AS14] = 0)   AND   ([.AS15] = 1));1;0)" office:value-type="float" office:value="0" calcext:value-type="float">
            <text:p>0</text:p>
          </table:table-cell>
          <table:table-cell table:formula="of:=IF((([.AT14] = 1)   AND   ([.AT15] = 0))   OR   (([.AT14] = 0)   AND   ([.AT15] = 1));1;0)" office:value-type="float" office:value="0" calcext:value-type="float">
            <text:p>0</text:p>
          </table:table-cell>
          <table:table-cell table:formula="of:=IF((([.AU14] = 1)   AND   ([.AU15] = 0))   OR   (([.AU14] = 0)   AND   ([.AU15] = 1));1;0)" office:value-type="float" office:value="1" calcext:value-type="float">
            <text:p>1</text:p>
          </table:table-cell>
          <table:table-cell table:formula="of:=IF((([.AV14] = 1)   AND   ([.AV15] = 0))   OR   (([.AV14] = 0)   AND   ([.AV15] = 1));1;0)" office:value-type="float" office:value="0" calcext:value-type="float">
            <text:p>0</text:p>
          </table:table-cell>
          <table:table-cell table:formula="of:=IF((([.AW14] = 1)   AND   ([.AW15] = 0))   OR   (([.AW14] = 0)   AND   ([.AW15] = 1));1;0)" office:value-type="float" office:value="1" calcext:value-type="float">
            <text:p>1</text:p>
          </table:table-cell>
          <table:table-cell table:formula="of:=IF((([.AX14] = 1)   AND   ([.AX15] = 0))   OR   (([.AX14] = 0)   AND   ([.AX15] = 1));1;0)" office:value-type="float" office:value="0" calcext:value-type="float">
            <text:p>0</text:p>
          </table:table-cell>
          <table:table-cell table:formula="of:=IF((([.AY14] = 1)   AND   ([.AY15] = 0))   OR   (([.AY14] = 0)   AND   ([.AY15] = 1));1;0)" office:value-type="float" office:value="0" calcext:value-type="float">
            <text:p>0</text:p>
          </table:table-cell>
          <table:table-cell table:formula="of:=IF((([.AZ14] = 1)   AND   ([.AZ15] = 0))   OR   (([.AZ14] = 0)   AND   ([.AZ15] = 1));1;0)" office:value-type="float" office:value="0" calcext:value-type="float">
            <text:p>0</text:p>
          </table:table-cell>
          <table:table-cell table:formula="of:=IF((([.BA14] = 1)   AND   ([.BA15] = 0))   OR   (([.BA14] = 0)   AND   ([.BA15] = 1));1;0)" office:value-type="float" office:value="0" calcext:value-type="float">
            <text:p>0</text:p>
          </table:table-cell>
          <table:table-cell table:formula="of:=IF((([.BB14] = 1)   AND   ([.BB15] = 0))   OR   (([.BB14] = 0)   AND   ([.BB15] = 1));1;0)" office:value-type="float" office:value="0" calcext:value-type="float">
            <text:p>0</text:p>
          </table:table-cell>
          <table:table-cell table:formula="of:=IF((([.BC14] = 1)   AND   ([.BC15] = 0))   OR   (([.BC14] = 0)   AND   ([.BC15] = 1));1;0)" office:value-type="float" office:value="0" calcext:value-type="float">
            <text:p>0</text:p>
          </table:table-cell>
          <table:table-cell table:formula="of:=IF((([.BD14] = 1)   AND   ([.BD15] = 0))   OR   (([.BD14] = 0)   AND   ([.BD15] = 1));1;0)" office:value-type="float" office:value="0" calcext:value-type="float">
            <text:p>0</text:p>
          </table:table-cell>
          <table:table-cell table:formula="of:=IF((([.BE14] = 1)   AND   ([.BE15] = 0))   OR   (([.BE14] = 0)   AND   ([.BE15] = 1));1;0)" office:value-type="float" office:value="0" calcext:value-type="float">
            <text:p>0</text:p>
          </table:table-cell>
          <table:table-cell table:formula="of:=IF((([.BF14] = 1)   AND   ([.BF15] = 0))   OR   (([.BF14] = 0)   AND   ([.BF15] = 1));1;0)" office:value-type="float" office:value="0" calcext:value-type="float">
            <text:p>0</text:p>
          </table:table-cell>
          <table:table-cell table:formula="of:=IF((([.BG14] = 1)   AND   ([.BG15] = 0))   OR   (([.BG14] = 0)   AND   ([.BG15] = 1));1;0)" office:value-type="float" office:value="0" calcext:value-type="float">
            <text:p>0</text:p>
          </table:table-cell>
          <table:table-cell table:formula="of:=IF((([.BH14] = 1)   AND   ([.BH15] = 0))   OR   (([.BH14] = 0)   AND   ([.BH15] = 1));1;0)" office:value-type="float" office:value="0" calcext:value-type="float">
            <text:p>0</text:p>
          </table:table-cell>
          <table:table-cell table:formula="of:=IF((([.BI14] = 1)   AND   ([.BI15] = 0))   OR   (([.BI14] = 0)   AND   ([.BI15] = 1));1;0)" office:value-type="float" office:value="0" calcext:value-type="float">
            <text:p>0</text:p>
          </table:table-cell>
          <table:table-cell table:formula="of:=IF((([.BJ14] = 1)   AND   ([.BJ15] = 0))   OR   (([.BJ14] = 0)   AND   ([.BJ15] = 1));1;0)" office:value-type="float" office:value="0" calcext:value-type="float">
            <text:p>0</text:p>
          </table:table-cell>
          <table:table-cell table:formula="of:=IF((([.BK14] = 1)   AND   ([.BK15] = 0))   OR   (([.BK14] = 0)   AND   ([.BK15] = 1));1;0)" office:value-type="float" office:value="1" calcext:value-type="float">
            <text:p>1</text:p>
          </table:table-cell>
          <table:table-cell table:formula="of:=IF((([.BL14] = 1)   AND   ([.BL15] = 0))   OR   (([.BL14] = 0)   AND   ([.BL15] = 1));1;0)" office:value-type="float" office:value="0" calcext:value-type="float">
            <text:p>0</text:p>
          </table:table-cell>
          <table:table-cell table:formula="of:=IF((([.BM14] = 1)   AND   ([.BM15] = 0))   OR   (([.BM14] = 0)   AND   ([.BM15] = 1));1;0)" office:value-type="float" office:value="1" calcext:value-type="float">
            <text:p>1</text:p>
          </table:table-cell>
          <table:table-cell table:formula="of:=IF((([.BN14] = 1)   AND   ([.BN15] = 0))   OR   (([.BN14] = 0)   AND   ([.BN15] = 1));1;0)" office:value-type="float" office:value="0" calcext:value-type="float">
            <text:p>0</text:p>
          </table:table-cell>
          <table:table-cell table:formula="of:=IF((([.BO14] = 1)   AND   ([.BO15] = 0))   OR   (([.BO14] = 0)   AND   ([.BO15] = 1));1;0)" office:value-type="float" office:value="0" calcext:value-type="float">
            <text:p>0</text:p>
          </table:table-cell>
          <table:table-cell table:formula="of:=IF((([.BP14] = 1)   AND   ([.BP15] = 0))   OR   (([.BP14] = 0)   AND   ([.BP15] = 1));1;0)" office:value-type="float" office:value="0" calcext:value-type="float">
            <text:p>0</text:p>
          </table:table-cell>
          <table:table-cell table:formula="of:=IF((([.BQ14] = 1)   AND   ([.BQ15] = 0))   OR   (([.BQ14] = 0)   AND   ([.BQ15] = 1));1;0)" office:value-type="float" office:value="0" calcext:value-type="float">
            <text:p>0</text:p>
          </table:table-cell>
          <table:table-cell table:formula="of:=IF((([.BR14] = 1)   AND   ([.BR15] = 0))   OR   (([.BR14] = 0)   AND   ([.BR15] = 1));1;0)" office:value-type="float" office:value="0" calcext:value-type="float">
            <text:p>0</text:p>
          </table:table-cell>
          <table:table-cell table:formula="of:=IF((([.BS14] = 1)   AND   ([.BS15] = 0))   OR   (([.BS14] = 0)   AND   ([.BS15] = 1));1;0)" office:value-type="float" office:value="0" calcext:value-type="float">
            <text:p>0</text:p>
          </table:table-cell>
          <table:table-cell table:formula="of:=IF((([.BT14] = 1)   AND   ([.BT15] = 0))   OR   (([.BT14] = 0)   AND   ([.BT15] = 1));1;0)" office:value-type="float" office:value="0" calcext:value-type="float">
            <text:p>0</text:p>
          </table:table-cell>
          <table:table-cell table:formula="of:=IF((([.BU14] = 1)   AND   ([.BU15] = 0))   OR   (([.BU14] = 0)   AND   ([.BU15] = 1));1;0)" office:value-type="float" office:value="0" calcext:value-type="float">
            <text:p>0</text:p>
          </table:table-cell>
          <table:table-cell/>
          <table:table-cell table:formula="of:=SUM([.A15:.BW15])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94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(([.A15] = 1)   AND   ([.A16] = 0))   OR   (([.A15] = 0)   AND   ([.A16] = 1));1;0)" office:value-type="float" office:value="0" calcext:value-type="float">
            <text:p>0</text:p>
          </table:table-cell>
          <table:table-cell table:formula="of:=IF((([.B15] = 1)   AND   ([.B16] = 0))   OR   (([.B15] = 0)   AND   ([.B16] = 1));1;0)" office:value-type="float" office:value="0" calcext:value-type="float">
            <text:p>0</text:p>
          </table:table-cell>
          <table:table-cell table:formula="of:=IF((([.C15] = 1)   AND   ([.C16] = 0))   OR   (([.C15] = 0)   AND   ([.C16] = 1));1;0)" office:value-type="float" office:value="0" calcext:value-type="float">
            <text:p>0</text:p>
          </table:table-cell>
          <table:table-cell table:formula="of:=IF((([.D15] = 1)   AND   ([.D16] = 0))   OR   (([.D15] = 0)   AND   ([.D16] = 1));1;0)" office:value-type="float" office:value="0" calcext:value-type="float">
            <text:p>0</text:p>
          </table:table-cell>
          <table:table-cell table:formula="of:=IF((([.E15] = 1)   AND   ([.E16] = 0))   OR   (([.E15] = 0)   AND   ([.E16] = 1));1;0)" office:value-type="float" office:value="0" calcext:value-type="float">
            <text:p>0</text:p>
          </table:table-cell>
          <table:table-cell table:formula="of:=IF((([.F15] = 1)   AND   ([.F16] = 0))   OR   (([.F15] = 0)   AND   ([.F16] = 1));1;0)" office:value-type="float" office:value="0" calcext:value-type="float">
            <text:p>0</text:p>
          </table:table-cell>
          <table:table-cell table:formula="of:=IF((([.G15] = 1)   AND   ([.G16] = 0))   OR   (([.G15] = 0)   AND   ([.G16] = 1));1;0)" office:value-type="float" office:value="0" calcext:value-type="float">
            <text:p>0</text:p>
          </table:table-cell>
          <table:table-cell table:formula="of:=IF((([.H15] = 1)   AND   ([.H16] = 0))   OR   (([.H15] = 0)   AND   ([.H16] = 1));1;0)" office:value-type="float" office:value="0" calcext:value-type="float">
            <text:p>0</text:p>
          </table:table-cell>
          <table:table-cell table:formula="of:=IF((([.I15] = 1)   AND   ([.I16] = 0))   OR   (([.I15] = 0)   AND   ([.I16] = 1));1;0)" office:value-type="float" office:value="0" calcext:value-type="float">
            <text:p>0</text:p>
          </table:table-cell>
          <table:table-cell table:formula="of:=IF((([.J15] = 1)   AND   ([.J16] = 0))   OR   (([.J15] = 0)   AND   ([.J16] = 1));1;0)" office:value-type="float" office:value="0" calcext:value-type="float">
            <text:p>0</text:p>
          </table:table-cell>
          <table:table-cell table:formula="of:=IF((([.K15] = 1)   AND   ([.K16] = 0))   OR   (([.K15] = 0)   AND   ([.K16] = 1));1;0)" office:value-type="float" office:value="0" calcext:value-type="float">
            <text:p>0</text:p>
          </table:table-cell>
          <table:table-cell table:formula="of:=IF((([.L15] = 1)   AND   ([.L16] = 0))   OR   (([.L15] = 0)   AND   ([.L16] = 1));1;0)" office:value-type="float" office:value="0" calcext:value-type="float">
            <text:p>0</text:p>
          </table:table-cell>
          <table:table-cell table:formula="of:=IF((([.M15] = 1)   AND   ([.M16] = 0))   OR   (([.M15] = 0)   AND   ([.M16] = 1));1;0)" office:value-type="float" office:value="0" calcext:value-type="float">
            <text:p>0</text:p>
          </table:table-cell>
          <table:table-cell table:formula="of:=IF((([.N15] = 1)   AND   ([.N16] = 0))   OR   (([.N15] = 0)   AND   ([.N16] = 1));1;0)" office:value-type="float" office:value="0" calcext:value-type="float">
            <text:p>0</text:p>
          </table:table-cell>
          <table:table-cell table:formula="of:=IF((([.O15] = 1)   AND   ([.O16] = 0))   OR   (([.O15] = 0)   AND   ([.O16] = 1));1;0)" office:value-type="float" office:value="0" calcext:value-type="float">
            <text:p>0</text:p>
          </table:table-cell>
          <table:table-cell table:formula="of:=IF((([.P15] = 1)   AND   ([.P16] = 0))   OR   (([.P15] = 0)   AND   ([.P16] = 1));1;0)" office:value-type="float" office:value="1" calcext:value-type="float">
            <text:p>1</text:p>
          </table:table-cell>
          <table:table-cell table:formula="of:=IF((([.Q15] = 1)   AND   ([.Q16] = 0))   OR   (([.Q15] = 0)   AND   ([.Q16] = 1));1;0)" office:value-type="float" office:value="1" calcext:value-type="float">
            <text:p>1</text:p>
          </table:table-cell>
          <table:table-cell table:formula="of:=IF((([.R15] = 1)   AND   ([.R16] = 0))   OR   (([.R15] = 0)   AND   ([.R16] = 1));1;0)" office:value-type="float" office:value="0" calcext:value-type="float">
            <text:p>0</text:p>
          </table:table-cell>
          <table:table-cell table:formula="of:=IF((([.S15] = 1)   AND   ([.S16] = 0))   OR   (([.S15] = 0)   AND   ([.S16] = 1));1;0)" office:value-type="float" office:value="0" calcext:value-type="float">
            <text:p>0</text:p>
          </table:table-cell>
          <table:table-cell table:formula="of:=IF((([.T15] = 1)   AND   ([.T16] = 0))   OR   (([.T15] = 0)   AND   ([.T16] = 1));1;0)" office:value-type="float" office:value="0" calcext:value-type="float">
            <text:p>0</text:p>
          </table:table-cell>
          <table:table-cell table:formula="of:=IF((([.U15] = 1)   AND   ([.U16] = 0))   OR   (([.U15] = 0)   AND   ([.U16] = 1));1;0)" office:value-type="float" office:value="0" calcext:value-type="float">
            <text:p>0</text:p>
          </table:table-cell>
          <table:table-cell table:formula="of:=IF((([.V15] = 1)   AND   ([.V16] = 0))   OR   (([.V15] = 0)   AND   ([.V16] = 1));1;0)" office:value-type="float" office:value="0" calcext:value-type="float">
            <text:p>0</text:p>
          </table:table-cell>
          <table:table-cell table:formula="of:=IF((([.W15] = 1)   AND   ([.W16] = 0))   OR   (([.W15] = 0)   AND   ([.W16] = 1));1;0)" office:value-type="float" office:value="0" calcext:value-type="float">
            <text:p>0</text:p>
          </table:table-cell>
          <table:table-cell table:formula="of:=IF((([.X15] = 1)   AND   ([.X16] = 0))   OR   (([.X15] = 0)   AND   ([.X16] = 1));1;0)" office:value-type="float" office:value="0" calcext:value-type="float">
            <text:p>0</text:p>
          </table:table-cell>
          <table:table-cell table:formula="of:=IF((([.Y15] = 1)   AND   ([.Y16] = 0))   OR   (([.Y15] = 0)   AND   ([.Y16] = 1));1;0)" office:value-type="float" office:value="0" calcext:value-type="float">
            <text:p>0</text:p>
          </table:table-cell>
          <table:table-cell table:formula="of:=IF((([.Z15] = 1)   AND   ([.Z16] = 0))   OR   (([.Z15] = 0)   AND   ([.Z16] = 1));1;0)" office:value-type="float" office:value="0" calcext:value-type="float">
            <text:p>0</text:p>
          </table:table-cell>
          <table:table-cell table:formula="of:=IF((([.AA15] = 1)   AND   ([.AA16] = 0))   OR   (([.AA15] = 0)   AND   ([.AA16] = 1));1;0)" office:value-type="float" office:value="0" calcext:value-type="float">
            <text:p>0</text:p>
          </table:table-cell>
          <table:table-cell table:formula="of:=IF((([.AB15] = 1)   AND   ([.AB16] = 0))   OR   (([.AB15] = 0)   AND   ([.AB16] = 1));1;0)" office:value-type="float" office:value="0" calcext:value-type="float">
            <text:p>0</text:p>
          </table:table-cell>
          <table:table-cell table:formula="of:=IF((([.AC15] = 1)   AND   ([.AC16] = 0))   OR   (([.AC15] = 0)   AND   ([.AC16] = 1));1;0)" office:value-type="float" office:value="0" calcext:value-type="float">
            <text:p>0</text:p>
          </table:table-cell>
          <table:table-cell table:formula="of:=IF((([.AD15] = 1)   AND   ([.AD16] = 0))   OR   (([.AD15] = 0)   AND   ([.AD16] = 1));1;0)" office:value-type="float" office:value="0" calcext:value-type="float">
            <text:p>0</text:p>
          </table:table-cell>
          <table:table-cell table:formula="of:=IF((([.AE15] = 1)   AND   ([.AE16] = 0))   OR   (([.AE15] = 0)   AND   ([.AE16] = 1));1;0)" office:value-type="float" office:value="0" calcext:value-type="float">
            <text:p>0</text:p>
          </table:table-cell>
          <table:table-cell table:formula="of:=IF((([.AF15] = 1)   AND   ([.AF16] = 0))   OR   (([.AF15] = 0)   AND   ([.AF16] = 1));1;0)" office:value-type="float" office:value="1" calcext:value-type="float">
            <text:p>1</text:p>
          </table:table-cell>
          <table:table-cell table:formula="of:=IF((([.AG15] = 1)   AND   ([.AG16] = 0))   OR   (([.AG15] = 0)   AND   ([.AG16] = 1));1;0)" office:value-type="float" office:value="1" calcext:value-type="float">
            <text:p>1</text:p>
          </table:table-cell>
          <table:table-cell table:formula="of:=IF((([.AH15] = 1)   AND   ([.AH16] = 0))   OR   (([.AH15] = 0)   AND   ([.AH16] = 1));1;0)" office:value-type="float" office:value="0" calcext:value-type="float">
            <text:p>0</text:p>
          </table:table-cell>
          <table:table-cell table:formula="of:=IF((([.AI15] = 1)   AND   ([.AI16] = 0))   OR   (([.AI15] = 0)   AND   ([.AI16] = 1));1;0)" office:value-type="float" office:value="0" calcext:value-type="float">
            <text:p>0</text:p>
          </table:table-cell>
          <table:table-cell table:formula="of:=IF((([.AJ15] = 1)   AND   ([.AJ16] = 0))   OR   (([.AJ15] = 0)   AND   ([.AJ16] = 1));1;0)" office:value-type="float" office:value="0" calcext:value-type="float">
            <text:p>0</text:p>
          </table:table-cell>
          <table:table-cell table:formula="of:=IF((([.AK15] = 1)   AND   ([.AK16] = 0))   OR   (([.AK15] = 0)   AND   ([.AK16] = 1));1;0)" office:value-type="float" office:value="0" calcext:value-type="float">
            <text:p>0</text:p>
          </table:table-cell>
          <table:table-cell table:formula="of:=IF((([.AL15] = 1)   AND   ([.AL16] = 0))   OR   (([.AL15] = 0)   AND   ([.AL16] = 1));1;0)" office:value-type="float" office:value="0" calcext:value-type="float">
            <text:p>0</text:p>
          </table:table-cell>
          <table:table-cell table:formula="of:=IF((([.AM15] = 1)   AND   ([.AM16] = 0))   OR   (([.AM15] = 0)   AND   ([.AM16] = 1));1;0)" office:value-type="float" office:value="0" calcext:value-type="float">
            <text:p>0</text:p>
          </table:table-cell>
          <table:table-cell table:formula="of:=IF((([.AN15] = 1)   AND   ([.AN16] = 0))   OR   (([.AN15] = 0)   AND   ([.AN16] = 1));1;0)" office:value-type="float" office:value="0" calcext:value-type="float">
            <text:p>0</text:p>
          </table:table-cell>
          <table:table-cell table:formula="of:=IF((([.AO15] = 1)   AND   ([.AO16] = 0))   OR   (([.AO15] = 0)   AND   ([.AO16] = 1));1;0)" office:value-type="float" office:value="0" calcext:value-type="float">
            <text:p>0</text:p>
          </table:table-cell>
          <table:table-cell table:formula="of:=IF((([.AP15] = 1)   AND   ([.AP16] = 0))   OR   (([.AP15] = 0)   AND   ([.AP16] = 1));1;0)" office:value-type="float" office:value="0" calcext:value-type="float">
            <text:p>0</text:p>
          </table:table-cell>
          <table:table-cell table:formula="of:=IF((([.AQ15] = 1)   AND   ([.AQ16] = 0))   OR   (([.AQ15] = 0)   AND   ([.AQ16] = 1));1;0)" office:value-type="float" office:value="0" calcext:value-type="float">
            <text:p>0</text:p>
          </table:table-cell>
          <table:table-cell table:formula="of:=IF((([.AR15] = 1)   AND   ([.AR16] = 0))   OR   (([.AR15] = 0)   AND   ([.AR16] = 1));1;0)" office:value-type="float" office:value="0" calcext:value-type="float">
            <text:p>0</text:p>
          </table:table-cell>
          <table:table-cell table:formula="of:=IF((([.AS15] = 1)   AND   ([.AS16] = 0))   OR   (([.AS15] = 0)   AND   ([.AS16] = 1));1;0)" office:value-type="float" office:value="0" calcext:value-type="float">
            <text:p>0</text:p>
          </table:table-cell>
          <table:table-cell table:formula="of:=IF((([.AT15] = 1)   AND   ([.AT16] = 0))   OR   (([.AT15] = 0)   AND   ([.AT16] = 1));1;0)" office:value-type="float" office:value="0" calcext:value-type="float">
            <text:p>0</text:p>
          </table:table-cell>
          <table:table-cell table:formula="of:=IF((([.AU15] = 1)   AND   ([.AU16] = 0))   OR   (([.AU15] = 0)   AND   ([.AU16] = 1));1;0)" office:value-type="float" office:value="0" calcext:value-type="float">
            <text:p>0</text:p>
          </table:table-cell>
          <table:table-cell table:formula="of:=IF((([.AV15] = 1)   AND   ([.AV16] = 0))   OR   (([.AV15] = 0)   AND   ([.AV16] = 1));1;0)" office:value-type="float" office:value="1" calcext:value-type="float">
            <text:p>1</text:p>
          </table:table-cell>
          <table:table-cell table:formula="of:=IF((([.AW15] = 1)   AND   ([.AW16] = 0))   OR   (([.AW15] = 0)   AND   ([.AW16] = 1));1;0)" office:value-type="float" office:value="1" calcext:value-type="float">
            <text:p>1</text:p>
          </table:table-cell>
          <table:table-cell table:formula="of:=IF((([.AX15] = 1)   AND   ([.AX16] = 0))   OR   (([.AX15] = 0)   AND   ([.AX16] = 1));1;0)" office:value-type="float" office:value="0" calcext:value-type="float">
            <text:p>0</text:p>
          </table:table-cell>
          <table:table-cell table:formula="of:=IF((([.AY15] = 1)   AND   ([.AY16] = 0))   OR   (([.AY15] = 0)   AND   ([.AY16] = 1));1;0)" office:value-type="float" office:value="0" calcext:value-type="float">
            <text:p>0</text:p>
          </table:table-cell>
          <table:table-cell table:formula="of:=IF((([.AZ15] = 1)   AND   ([.AZ16] = 0))   OR   (([.AZ15] = 0)   AND   ([.AZ16] = 1));1;0)" office:value-type="float" office:value="0" calcext:value-type="float">
            <text:p>0</text:p>
          </table:table-cell>
          <table:table-cell table:formula="of:=IF((([.BA15] = 1)   AND   ([.BA16] = 0))   OR   (([.BA15] = 0)   AND   ([.BA16] = 1));1;0)" office:value-type="float" office:value="0" calcext:value-type="float">
            <text:p>0</text:p>
          </table:table-cell>
          <table:table-cell table:formula="of:=IF((([.BB15] = 1)   AND   ([.BB16] = 0))   OR   (([.BB15] = 0)   AND   ([.BB16] = 1));1;0)" office:value-type="float" office:value="0" calcext:value-type="float">
            <text:p>0</text:p>
          </table:table-cell>
          <table:table-cell table:formula="of:=IF((([.BC15] = 1)   AND   ([.BC16] = 0))   OR   (([.BC15] = 0)   AND   ([.BC16] = 1));1;0)" office:value-type="float" office:value="0" calcext:value-type="float">
            <text:p>0</text:p>
          </table:table-cell>
          <table:table-cell table:formula="of:=IF((([.BD15] = 1)   AND   ([.BD16] = 0))   OR   (([.BD15] = 0)   AND   ([.BD16] = 1));1;0)" office:value-type="float" office:value="0" calcext:value-type="float">
            <text:p>0</text:p>
          </table:table-cell>
          <table:table-cell table:formula="of:=IF((([.BE15] = 1)   AND   ([.BE16] = 0))   OR   (([.BE15] = 0)   AND   ([.BE16] = 1));1;0)" office:value-type="float" office:value="0" calcext:value-type="float">
            <text:p>0</text:p>
          </table:table-cell>
          <table:table-cell table:formula="of:=IF((([.BF15] = 1)   AND   ([.BF16] = 0))   OR   (([.BF15] = 0)   AND   ([.BF16] = 1));1;0)" office:value-type="float" office:value="0" calcext:value-type="float">
            <text:p>0</text:p>
          </table:table-cell>
          <table:table-cell table:formula="of:=IF((([.BG15] = 1)   AND   ([.BG16] = 0))   OR   (([.BG15] = 0)   AND   ([.BG16] = 1));1;0)" office:value-type="float" office:value="0" calcext:value-type="float">
            <text:p>0</text:p>
          </table:table-cell>
          <table:table-cell table:formula="of:=IF((([.BH15] = 1)   AND   ([.BH16] = 0))   OR   (([.BH15] = 0)   AND   ([.BH16] = 1));1;0)" office:value-type="float" office:value="0" calcext:value-type="float">
            <text:p>0</text:p>
          </table:table-cell>
          <table:table-cell table:formula="of:=IF((([.BI15] = 1)   AND   ([.BI16] = 0))   OR   (([.BI15] = 0)   AND   ([.BI16] = 1));1;0)" office:value-type="float" office:value="0" calcext:value-type="float">
            <text:p>0</text:p>
          </table:table-cell>
          <table:table-cell table:formula="of:=IF((([.BJ15] = 1)   AND   ([.BJ16] = 0))   OR   (([.BJ15] = 0)   AND   ([.BJ16] = 1));1;0)" office:value-type="float" office:value="0" calcext:value-type="float">
            <text:p>0</text:p>
          </table:table-cell>
          <table:table-cell table:formula="of:=IF((([.BK15] = 1)   AND   ([.BK16] = 0))   OR   (([.BK15] = 0)   AND   ([.BK16] = 1));1;0)" office:value-type="float" office:value="0" calcext:value-type="float">
            <text:p>0</text:p>
          </table:table-cell>
          <table:table-cell table:formula="of:=IF((([.BL15] = 1)   AND   ([.BL16] = 0))   OR   (([.BL15] = 0)   AND   ([.BL16] = 1));1;0)" office:value-type="float" office:value="1" calcext:value-type="float">
            <text:p>1</text:p>
          </table:table-cell>
          <table:table-cell table:formula="of:=IF((([.BM15] = 1)   AND   ([.BM16] = 0))   OR   (([.BM15] = 0)   AND   ([.BM16] = 1));1;0)" office:value-type="float" office:value="1" calcext:value-type="float">
            <text:p>1</text:p>
          </table:table-cell>
          <table:table-cell table:formula="of:=IF((([.BN15] = 1)   AND   ([.BN16] = 0))   OR   (([.BN15] = 0)   AND   ([.BN16] = 1));1;0)" office:value-type="float" office:value="0" calcext:value-type="float">
            <text:p>0</text:p>
          </table:table-cell>
          <table:table-cell table:formula="of:=IF((([.BO15] = 1)   AND   ([.BO16] = 0))   OR   (([.BO15] = 0)   AND   ([.BO16] = 1));1;0)" office:value-type="float" office:value="0" calcext:value-type="float">
            <text:p>0</text:p>
          </table:table-cell>
          <table:table-cell table:formula="of:=IF((([.BP15] = 1)   AND   ([.BP16] = 0))   OR   (([.BP15] = 0)   AND   ([.BP16] = 1));1;0)" office:value-type="float" office:value="0" calcext:value-type="float">
            <text:p>0</text:p>
          </table:table-cell>
          <table:table-cell table:formula="of:=IF((([.BQ15] = 1)   AND   ([.BQ16] = 0))   OR   (([.BQ15] = 0)   AND   ([.BQ16] = 1));1;0)" office:value-type="float" office:value="0" calcext:value-type="float">
            <text:p>0</text:p>
          </table:table-cell>
          <table:table-cell table:formula="of:=IF((([.BR15] = 1)   AND   ([.BR16] = 0))   OR   (([.BR15] = 0)   AND   ([.BR16] = 1));1;0)" office:value-type="float" office:value="0" calcext:value-type="float">
            <text:p>0</text:p>
          </table:table-cell>
          <table:table-cell table:formula="of:=IF((([.BS15] = 1)   AND   ([.BS16] = 0))   OR   (([.BS15] = 0)   AND   ([.BS16] = 1));1;0)" office:value-type="float" office:value="0" calcext:value-type="float">
            <text:p>0</text:p>
          </table:table-cell>
          <table:table-cell table:formula="of:=IF((([.BT15] = 1)   AND   ([.BT16] = 0))   OR   (([.BT15] = 0)   AND   ([.BT16] = 1));1;0)" office:value-type="float" office:value="0" calcext:value-type="float">
            <text:p>0</text:p>
          </table:table-cell>
          <table:table-cell table:formula="of:=IF((([.BU15] = 1)   AND   ([.BU16] = 0))   OR   (([.BU15] = 0)   AND   ([.BU16] = 1));1;0)" office:value-type="float" office:value="0" calcext:value-type="float">
            <text:p>0</text:p>
          </table:table-cell>
          <table:table-cell/>
          <table:table-cell table:formula="of:=SUM([.A16:.BW16]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4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(([.A16] = 1)   AND   ([.A17] = 0))   OR   (([.A16] = 0)   AND   ([.A17] = 1));1;0)" office:value-type="float" office:value="0" calcext:value-type="float">
            <text:p>0</text:p>
          </table:table-cell>
          <table:table-cell table:formula="of:=IF((([.B16] = 1)   AND   ([.B17] = 0))   OR   (([.B16] = 0)   AND   ([.B17] = 1));1;0)" office:value-type="float" office:value="0" calcext:value-type="float">
            <text:p>0</text:p>
          </table:table-cell>
          <table:table-cell table:formula="of:=IF((([.C16] = 1)   AND   ([.C17] = 0))   OR   (([.C16] = 0)   AND   ([.C17] = 1));1;0)" office:value-type="float" office:value="0" calcext:value-type="float">
            <text:p>0</text:p>
          </table:table-cell>
          <table:table-cell table:formula="of:=IF((([.D16] = 1)   AND   ([.D17] = 0))   OR   (([.D16] = 0)   AND   ([.D17] = 1));1;0)" office:value-type="float" office:value="0" calcext:value-type="float">
            <text:p>0</text:p>
          </table:table-cell>
          <table:table-cell table:formula="of:=IF((([.E16] = 1)   AND   ([.E17] = 0))   OR   (([.E16] = 0)   AND   ([.E17] = 1));1;0)" office:value-type="float" office:value="0" calcext:value-type="float">
            <text:p>0</text:p>
          </table:table-cell>
          <table:table-cell table:formula="of:=IF((([.F16] = 1)   AND   ([.F17] = 0))   OR   (([.F16] = 0)   AND   ([.F17] = 1));1;0)" office:value-type="float" office:value="0" calcext:value-type="float">
            <text:p>0</text:p>
          </table:table-cell>
          <table:table-cell table:formula="of:=IF((([.G16] = 1)   AND   ([.G17] = 0))   OR   (([.G16] = 0)   AND   ([.G17] = 1));1;0)" office:value-type="float" office:value="0" calcext:value-type="float">
            <text:p>0</text:p>
          </table:table-cell>
          <table:table-cell table:formula="of:=IF((([.H16] = 1)   AND   ([.H17] = 0))   OR   (([.H16] = 0)   AND   ([.H17] = 1));1;0)" office:value-type="float" office:value="0" calcext:value-type="float">
            <text:p>0</text:p>
          </table:table-cell>
          <table:table-cell table:formula="of:=IF((([.I16] = 1)   AND   ([.I17] = 0))   OR   (([.I16] = 0)   AND   ([.I17] = 1));1;0)" office:value-type="float" office:value="0" calcext:value-type="float">
            <text:p>0</text:p>
          </table:table-cell>
          <table:table-cell table:formula="of:=IF((([.J16] = 1)   AND   ([.J17] = 0))   OR   (([.J16] = 0)   AND   ([.J17] = 1));1;0)" office:value-type="float" office:value="0" calcext:value-type="float">
            <text:p>0</text:p>
          </table:table-cell>
          <table:table-cell table:formula="of:=IF((([.K16] = 1)   AND   ([.K17] = 0))   OR   (([.K16] = 0)   AND   ([.K17] = 1));1;0)" office:value-type="float" office:value="0" calcext:value-type="float">
            <text:p>0</text:p>
          </table:table-cell>
          <table:table-cell table:formula="of:=IF((([.L16] = 1)   AND   ([.L17] = 0))   OR   (([.L16] = 0)   AND   ([.L17] = 1));1;0)" office:value-type="float" office:value="0" calcext:value-type="float">
            <text:p>0</text:p>
          </table:table-cell>
          <table:table-cell table:formula="of:=IF((([.M16] = 1)   AND   ([.M17] = 0))   OR   (([.M16] = 0)   AND   ([.M17] = 1));1;0)" office:value-type="float" office:value="0" calcext:value-type="float">
            <text:p>0</text:p>
          </table:table-cell>
          <table:table-cell table:formula="of:=IF((([.N16] = 1)   AND   ([.N17] = 0))   OR   (([.N16] = 0)   AND   ([.N17] = 1));1;0)" office:value-type="float" office:value="0" calcext:value-type="float">
            <text:p>0</text:p>
          </table:table-cell>
          <table:table-cell table:formula="of:=IF((([.O16] = 1)   AND   ([.O17] = 0))   OR   (([.O16] = 0)   AND   ([.O17] = 1));1;0)" office:value-type="float" office:value="0" calcext:value-type="float">
            <text:p>0</text:p>
          </table:table-cell>
          <table:table-cell table:formula="of:=IF((([.P16] = 1)   AND   ([.P17] = 0))   OR   (([.P16] = 0)   AND   ([.P17] = 1));1;0)" office:value-type="float" office:value="0" calcext:value-type="float">
            <text:p>0</text:p>
          </table:table-cell>
          <table:table-cell table:formula="of:=IF((([.Q16] = 1)   AND   ([.Q17] = 0))   OR   (([.Q16] = 0)   AND   ([.Q17] = 1));1;0)" office:value-type="float" office:value="1" calcext:value-type="float">
            <text:p>1</text:p>
          </table:table-cell>
          <table:table-cell table:formula="of:=IF((([.R16] = 1)   AND   ([.R17] = 0))   OR   (([.R16] = 0)   AND   ([.R17] = 1));1;0)" office:value-type="float" office:value="0" calcext:value-type="float">
            <text:p>0</text:p>
          </table:table-cell>
          <table:table-cell table:formula="of:=IF((([.S16] = 1)   AND   ([.S17] = 0))   OR   (([.S16] = 0)   AND   ([.S17] = 1));1;0)" office:value-type="float" office:value="0" calcext:value-type="float">
            <text:p>0</text:p>
          </table:table-cell>
          <table:table-cell table:formula="of:=IF((([.T16] = 1)   AND   ([.T17] = 0))   OR   (([.T16] = 0)   AND   ([.T17] = 1));1;0)" office:value-type="float" office:value="0" calcext:value-type="float">
            <text:p>0</text:p>
          </table:table-cell>
          <table:table-cell table:formula="of:=IF((([.U16] = 1)   AND   ([.U17] = 0))   OR   (([.U16] = 0)   AND   ([.U17] = 1));1;0)" office:value-type="float" office:value="0" calcext:value-type="float">
            <text:p>0</text:p>
          </table:table-cell>
          <table:table-cell table:formula="of:=IF((([.V16] = 1)   AND   ([.V17] = 0))   OR   (([.V16] = 0)   AND   ([.V17] = 1));1;0)" office:value-type="float" office:value="0" calcext:value-type="float">
            <text:p>0</text:p>
          </table:table-cell>
          <table:table-cell table:formula="of:=IF((([.W16] = 1)   AND   ([.W17] = 0))   OR   (([.W16] = 0)   AND   ([.W17] = 1));1;0)" office:value-type="float" office:value="0" calcext:value-type="float">
            <text:p>0</text:p>
          </table:table-cell>
          <table:table-cell table:formula="of:=IF((([.X16] = 1)   AND   ([.X17] = 0))   OR   (([.X16] = 0)   AND   ([.X17] = 1));1;0)" office:value-type="float" office:value="0" calcext:value-type="float">
            <text:p>0</text:p>
          </table:table-cell>
          <table:table-cell table:formula="of:=IF((([.Y16] = 1)   AND   ([.Y17] = 0))   OR   (([.Y16] = 0)   AND   ([.Y17] = 1));1;0)" office:value-type="float" office:value="0" calcext:value-type="float">
            <text:p>0</text:p>
          </table:table-cell>
          <table:table-cell table:formula="of:=IF((([.Z16] = 1)   AND   ([.Z17] = 0))   OR   (([.Z16] = 0)   AND   ([.Z17] = 1));1;0)" office:value-type="float" office:value="0" calcext:value-type="float">
            <text:p>0</text:p>
          </table:table-cell>
          <table:table-cell table:formula="of:=IF((([.AA16] = 1)   AND   ([.AA17] = 0))   OR   (([.AA16] = 0)   AND   ([.AA17] = 1));1;0)" office:value-type="float" office:value="0" calcext:value-type="float">
            <text:p>0</text:p>
          </table:table-cell>
          <table:table-cell table:formula="of:=IF((([.AB16] = 1)   AND   ([.AB17] = 0))   OR   (([.AB16] = 0)   AND   ([.AB17] = 1));1;0)" office:value-type="float" office:value="0" calcext:value-type="float">
            <text:p>0</text:p>
          </table:table-cell>
          <table:table-cell table:formula="of:=IF((([.AC16] = 1)   AND   ([.AC17] = 0))   OR   (([.AC16] = 0)   AND   ([.AC17] = 1));1;0)" office:value-type="float" office:value="0" calcext:value-type="float">
            <text:p>0</text:p>
          </table:table-cell>
          <table:table-cell table:formula="of:=IF((([.AD16] = 1)   AND   ([.AD17] = 0))   OR   (([.AD16] = 0)   AND   ([.AD17] = 1));1;0)" office:value-type="float" office:value="0" calcext:value-type="float">
            <text:p>0</text:p>
          </table:table-cell>
          <table:table-cell table:formula="of:=IF((([.AE16] = 1)   AND   ([.AE17] = 0))   OR   (([.AE16] = 0)   AND   ([.AE17] = 1));1;0)" office:value-type="float" office:value="0" calcext:value-type="float">
            <text:p>0</text:p>
          </table:table-cell>
          <table:table-cell table:formula="of:=IF((([.AF16] = 1)   AND   ([.AF17] = 0))   OR   (([.AF16] = 0)   AND   ([.AF17] = 1));1;0)" office:value-type="float" office:value="0" calcext:value-type="float">
            <text:p>0</text:p>
          </table:table-cell>
          <table:table-cell table:formula="of:=IF((([.AG16] = 1)   AND   ([.AG17] = 0))   OR   (([.AG16] = 0)   AND   ([.AG17] = 1));1;0)" office:value-type="float" office:value="1" calcext:value-type="float">
            <text:p>1</text:p>
          </table:table-cell>
          <table:table-cell table:formula="of:=IF((([.AH16] = 1)   AND   ([.AH17] = 0))   OR   (([.AH16] = 0)   AND   ([.AH17] = 1));1;0)" office:value-type="float" office:value="0" calcext:value-type="float">
            <text:p>0</text:p>
          </table:table-cell>
          <table:table-cell table:formula="of:=IF((([.AI16] = 1)   AND   ([.AI17] = 0))   OR   (([.AI16] = 0)   AND   ([.AI17] = 1));1;0)" office:value-type="float" office:value="0" calcext:value-type="float">
            <text:p>0</text:p>
          </table:table-cell>
          <table:table-cell table:formula="of:=IF((([.AJ16] = 1)   AND   ([.AJ17] = 0))   OR   (([.AJ16] = 0)   AND   ([.AJ17] = 1));1;0)" office:value-type="float" office:value="0" calcext:value-type="float">
            <text:p>0</text:p>
          </table:table-cell>
          <table:table-cell table:formula="of:=IF((([.AK16] = 1)   AND   ([.AK17] = 0))   OR   (([.AK16] = 0)   AND   ([.AK17] = 1));1;0)" office:value-type="float" office:value="0" calcext:value-type="float">
            <text:p>0</text:p>
          </table:table-cell>
          <table:table-cell table:formula="of:=IF((([.AL16] = 1)   AND   ([.AL17] = 0))   OR   (([.AL16] = 0)   AND   ([.AL17] = 1));1;0)" office:value-type="float" office:value="0" calcext:value-type="float">
            <text:p>0</text:p>
          </table:table-cell>
          <table:table-cell table:formula="of:=IF((([.AM16] = 1)   AND   ([.AM17] = 0))   OR   (([.AM16] = 0)   AND   ([.AM17] = 1));1;0)" office:value-type="float" office:value="0" calcext:value-type="float">
            <text:p>0</text:p>
          </table:table-cell>
          <table:table-cell table:formula="of:=IF((([.AN16] = 1)   AND   ([.AN17] = 0))   OR   (([.AN16] = 0)   AND   ([.AN17] = 1));1;0)" office:value-type="float" office:value="0" calcext:value-type="float">
            <text:p>0</text:p>
          </table:table-cell>
          <table:table-cell table:formula="of:=IF((([.AO16] = 1)   AND   ([.AO17] = 0))   OR   (([.AO16] = 0)   AND   ([.AO17] = 1));1;0)" office:value-type="float" office:value="0" calcext:value-type="float">
            <text:p>0</text:p>
          </table:table-cell>
          <table:table-cell table:formula="of:=IF((([.AP16] = 1)   AND   ([.AP17] = 0))   OR   (([.AP16] = 0)   AND   ([.AP17] = 1));1;0)" office:value-type="float" office:value="0" calcext:value-type="float">
            <text:p>0</text:p>
          </table:table-cell>
          <table:table-cell table:formula="of:=IF((([.AQ16] = 1)   AND   ([.AQ17] = 0))   OR   (([.AQ16] = 0)   AND   ([.AQ17] = 1));1;0)" office:value-type="float" office:value="0" calcext:value-type="float">
            <text:p>0</text:p>
          </table:table-cell>
          <table:table-cell table:formula="of:=IF((([.AR16] = 1)   AND   ([.AR17] = 0))   OR   (([.AR16] = 0)   AND   ([.AR17] = 1));1;0)" office:value-type="float" office:value="0" calcext:value-type="float">
            <text:p>0</text:p>
          </table:table-cell>
          <table:table-cell table:formula="of:=IF((([.AS16] = 1)   AND   ([.AS17] = 0))   OR   (([.AS16] = 0)   AND   ([.AS17] = 1));1;0)" office:value-type="float" office:value="0" calcext:value-type="float">
            <text:p>0</text:p>
          </table:table-cell>
          <table:table-cell table:formula="of:=IF((([.AT16] = 1)   AND   ([.AT17] = 0))   OR   (([.AT16] = 0)   AND   ([.AT17] = 1));1;0)" office:value-type="float" office:value="0" calcext:value-type="float">
            <text:p>0</text:p>
          </table:table-cell>
          <table:table-cell table:formula="of:=IF((([.AU16] = 1)   AND   ([.AU17] = 0))   OR   (([.AU16] = 0)   AND   ([.AU17] = 1));1;0)" office:value-type="float" office:value="0" calcext:value-type="float">
            <text:p>0</text:p>
          </table:table-cell>
          <table:table-cell table:formula="of:=IF((([.AV16] = 1)   AND   ([.AV17] = 0))   OR   (([.AV16] = 0)   AND   ([.AV17] = 1));1;0)" office:value-type="float" office:value="0" calcext:value-type="float">
            <text:p>0</text:p>
          </table:table-cell>
          <table:table-cell table:formula="of:=IF((([.AW16] = 1)   AND   ([.AW17] = 0))   OR   (([.AW16] = 0)   AND   ([.AW17] = 1));1;0)" office:value-type="float" office:value="1" calcext:value-type="float">
            <text:p>1</text:p>
          </table:table-cell>
          <table:table-cell table:formula="of:=IF((([.AX16] = 1)   AND   ([.AX17] = 0))   OR   (([.AX16] = 0)   AND   ([.AX17] = 1));1;0)" office:value-type="float" office:value="0" calcext:value-type="float">
            <text:p>0</text:p>
          </table:table-cell>
          <table:table-cell table:formula="of:=IF((([.AY16] = 1)   AND   ([.AY17] = 0))   OR   (([.AY16] = 0)   AND   ([.AY17] = 1));1;0)" office:value-type="float" office:value="0" calcext:value-type="float">
            <text:p>0</text:p>
          </table:table-cell>
          <table:table-cell table:formula="of:=IF((([.AZ16] = 1)   AND   ([.AZ17] = 0))   OR   (([.AZ16] = 0)   AND   ([.AZ17] = 1));1;0)" office:value-type="float" office:value="0" calcext:value-type="float">
            <text:p>0</text:p>
          </table:table-cell>
          <table:table-cell table:formula="of:=IF((([.BA16] = 1)   AND   ([.BA17] = 0))   OR   (([.BA16] = 0)   AND   ([.BA17] = 1));1;0)" office:value-type="float" office:value="0" calcext:value-type="float">
            <text:p>0</text:p>
          </table:table-cell>
          <table:table-cell table:formula="of:=IF((([.BB16] = 1)   AND   ([.BB17] = 0))   OR   (([.BB16] = 0)   AND   ([.BB17] = 1));1;0)" office:value-type="float" office:value="0" calcext:value-type="float">
            <text:p>0</text:p>
          </table:table-cell>
          <table:table-cell table:formula="of:=IF((([.BC16] = 1)   AND   ([.BC17] = 0))   OR   (([.BC16] = 0)   AND   ([.BC17] = 1));1;0)" office:value-type="float" office:value="0" calcext:value-type="float">
            <text:p>0</text:p>
          </table:table-cell>
          <table:table-cell table:formula="of:=IF((([.BD16] = 1)   AND   ([.BD17] = 0))   OR   (([.BD16] = 0)   AND   ([.BD17] = 1));1;0)" office:value-type="float" office:value="0" calcext:value-type="float">
            <text:p>0</text:p>
          </table:table-cell>
          <table:table-cell table:formula="of:=IF((([.BE16] = 1)   AND   ([.BE17] = 0))   OR   (([.BE16] = 0)   AND   ([.BE17] = 1));1;0)" office:value-type="float" office:value="0" calcext:value-type="float">
            <text:p>0</text:p>
          </table:table-cell>
          <table:table-cell table:formula="of:=IF((([.BF16] = 1)   AND   ([.BF17] = 0))   OR   (([.BF16] = 0)   AND   ([.BF17] = 1));1;0)" office:value-type="float" office:value="0" calcext:value-type="float">
            <text:p>0</text:p>
          </table:table-cell>
          <table:table-cell table:formula="of:=IF((([.BG16] = 1)   AND   ([.BG17] = 0))   OR   (([.BG16] = 0)   AND   ([.BG17] = 1));1;0)" office:value-type="float" office:value="0" calcext:value-type="float">
            <text:p>0</text:p>
          </table:table-cell>
          <table:table-cell table:formula="of:=IF((([.BH16] = 1)   AND   ([.BH17] = 0))   OR   (([.BH16] = 0)   AND   ([.BH17] = 1));1;0)" office:value-type="float" office:value="0" calcext:value-type="float">
            <text:p>0</text:p>
          </table:table-cell>
          <table:table-cell table:formula="of:=IF((([.BI16] = 1)   AND   ([.BI17] = 0))   OR   (([.BI16] = 0)   AND   ([.BI17] = 1));1;0)" office:value-type="float" office:value="0" calcext:value-type="float">
            <text:p>0</text:p>
          </table:table-cell>
          <table:table-cell table:formula="of:=IF((([.BJ16] = 1)   AND   ([.BJ17] = 0))   OR   (([.BJ16] = 0)   AND   ([.BJ17] = 1));1;0)" office:value-type="float" office:value="0" calcext:value-type="float">
            <text:p>0</text:p>
          </table:table-cell>
          <table:table-cell table:formula="of:=IF((([.BK16] = 1)   AND   ([.BK17] = 0))   OR   (([.BK16] = 0)   AND   ([.BK17] = 1));1;0)" office:value-type="float" office:value="0" calcext:value-type="float">
            <text:p>0</text:p>
          </table:table-cell>
          <table:table-cell table:formula="of:=IF((([.BL16] = 1)   AND   ([.BL17] = 0))   OR   (([.BL16] = 0)   AND   ([.BL17] = 1));1;0)" office:value-type="float" office:value="0" calcext:value-type="float">
            <text:p>0</text:p>
          </table:table-cell>
          <table:table-cell table:formula="of:=IF((([.BM16] = 1)   AND   ([.BM17] = 0))   OR   (([.BM16] = 0)   AND   ([.BM17] = 1));1;0)" office:value-type="float" office:value="1" calcext:value-type="float">
            <text:p>1</text:p>
          </table:table-cell>
          <table:table-cell table:formula="of:=IF((([.BN16] = 1)   AND   ([.BN17] = 0))   OR   (([.BN16] = 0)   AND   ([.BN17] = 1));1;0)" office:value-type="float" office:value="0" calcext:value-type="float">
            <text:p>0</text:p>
          </table:table-cell>
          <table:table-cell table:formula="of:=IF((([.BO16] = 1)   AND   ([.BO17] = 0))   OR   (([.BO16] = 0)   AND   ([.BO17] = 1));1;0)" office:value-type="float" office:value="0" calcext:value-type="float">
            <text:p>0</text:p>
          </table:table-cell>
          <table:table-cell table:formula="of:=IF((([.BP16] = 1)   AND   ([.BP17] = 0))   OR   (([.BP16] = 0)   AND   ([.BP17] = 1));1;0)" office:value-type="float" office:value="0" calcext:value-type="float">
            <text:p>0</text:p>
          </table:table-cell>
          <table:table-cell table:formula="of:=IF((([.BQ16] = 1)   AND   ([.BQ17] = 0))   OR   (([.BQ16] = 0)   AND   ([.BQ17] = 1));1;0)" office:value-type="float" office:value="0" calcext:value-type="float">
            <text:p>0</text:p>
          </table:table-cell>
          <table:table-cell table:formula="of:=IF((([.BR16] = 1)   AND   ([.BR17] = 0))   OR   (([.BR16] = 0)   AND   ([.BR17] = 1));1;0)" office:value-type="float" office:value="0" calcext:value-type="float">
            <text:p>0</text:p>
          </table:table-cell>
          <table:table-cell table:formula="of:=IF((([.BS16] = 1)   AND   ([.BS17] = 0))   OR   (([.BS16] = 0)   AND   ([.BS17] = 1));1;0)" office:value-type="float" office:value="0" calcext:value-type="float">
            <text:p>0</text:p>
          </table:table-cell>
          <table:table-cell table:formula="of:=IF((([.BT16] = 1)   AND   ([.BT17] = 0))   OR   (([.BT16] = 0)   AND   ([.BT17] = 1));1;0)" office:value-type="float" office:value="0" calcext:value-type="float">
            <text:p>0</text:p>
          </table:table-cell>
          <table:table-cell table:formula="of:=IF((([.BU16] = 1)   AND   ([.BU17] = 0))   OR   (([.BU16] = 0)   AND   ([.BU17] = 1));1;0)" office:value-type="float" office:value="0" calcext:value-type="float">
            <text:p>0</text:p>
          </table:table-cell>
          <table:table-cell/>
          <table:table-cell table:formula="of:=SUM([.A17:.BW17]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94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(([.A17] = 1)   AND   ([.A18] = 0))   OR   (([.A17] = 0)   AND   ([.A18] = 1));1;0)" office:value-type="float" office:value="0" calcext:value-type="float">
            <text:p>0</text:p>
          </table:table-cell>
          <table:table-cell table:formula="of:=IF((([.B17] = 1)   AND   ([.B18] = 0))   OR   (([.B17] = 0)   AND   ([.B18] = 1));1;0)" office:value-type="float" office:value="0" calcext:value-type="float">
            <text:p>0</text:p>
          </table:table-cell>
          <table:table-cell table:formula="of:=IF((([.C17] = 1)   AND   ([.C18] = 0))   OR   (([.C17] = 0)   AND   ([.C18] = 1));1;0)" office:value-type="float" office:value="0" calcext:value-type="float">
            <text:p>0</text:p>
          </table:table-cell>
          <table:table-cell table:formula="of:=IF((([.D17] = 1)   AND   ([.D18] = 0))   OR   (([.D17] = 0)   AND   ([.D18] = 1));1;0)" office:value-type="float" office:value="0" calcext:value-type="float">
            <text:p>0</text:p>
          </table:table-cell>
          <table:table-cell table:formula="of:=IF((([.E17] = 1)   AND   ([.E18] = 0))   OR   (([.E17] = 0)   AND   ([.E18] = 1));1;0)" office:value-type="float" office:value="0" calcext:value-type="float">
            <text:p>0</text:p>
          </table:table-cell>
          <table:table-cell table:formula="of:=IF((([.F17] = 1)   AND   ([.F18] = 0))   OR   (([.F17] = 0)   AND   ([.F18] = 1));1;0)" office:value-type="float" office:value="0" calcext:value-type="float">
            <text:p>0</text:p>
          </table:table-cell>
          <table:table-cell table:formula="of:=IF((([.G17] = 1)   AND   ([.G18] = 0))   OR   (([.G17] = 0)   AND   ([.G18] = 1));1;0)" office:value-type="float" office:value="0" calcext:value-type="float">
            <text:p>0</text:p>
          </table:table-cell>
          <table:table-cell table:formula="of:=IF((([.H17] = 1)   AND   ([.H18] = 0))   OR   (([.H17] = 0)   AND   ([.H18] = 1));1;0)" office:value-type="float" office:value="0" calcext:value-type="float">
            <text:p>0</text:p>
          </table:table-cell>
          <table:table-cell table:formula="of:=IF((([.I17] = 1)   AND   ([.I18] = 0))   OR   (([.I17] = 0)   AND   ([.I18] = 1));1;0)" office:value-type="float" office:value="0" calcext:value-type="float">
            <text:p>0</text:p>
          </table:table-cell>
          <table:table-cell table:formula="of:=IF((([.J17] = 1)   AND   ([.J18] = 0))   OR   (([.J17] = 0)   AND   ([.J18] = 1));1;0)" office:value-type="float" office:value="0" calcext:value-type="float">
            <text:p>0</text:p>
          </table:table-cell>
          <table:table-cell table:formula="of:=IF((([.K17] = 1)   AND   ([.K18] = 0))   OR   (([.K17] = 0)   AND   ([.K18] = 1));1;0)" office:value-type="float" office:value="0" calcext:value-type="float">
            <text:p>0</text:p>
          </table:table-cell>
          <table:table-cell table:formula="of:=IF((([.L17] = 1)   AND   ([.L18] = 0))   OR   (([.L17] = 0)   AND   ([.L18] = 1));1;0)" office:value-type="float" office:value="0" calcext:value-type="float">
            <text:p>0</text:p>
          </table:table-cell>
          <table:table-cell table:formula="of:=IF((([.M17] = 1)   AND   ([.M18] = 0))   OR   (([.M17] = 0)   AND   ([.M18] = 1));1;0)" office:value-type="float" office:value="0" calcext:value-type="float">
            <text:p>0</text:p>
          </table:table-cell>
          <table:table-cell table:formula="of:=IF((([.N17] = 1)   AND   ([.N18] = 0))   OR   (([.N17] = 0)   AND   ([.N18] = 1));1;0)" office:value-type="float" office:value="0" calcext:value-type="float">
            <text:p>0</text:p>
          </table:table-cell>
          <table:table-cell table:formula="of:=IF((([.O17] = 1)   AND   ([.O18] = 0))   OR   (([.O17] = 0)   AND   ([.O18] = 1));1;0)" office:value-type="float" office:value="0" calcext:value-type="float">
            <text:p>0</text:p>
          </table:table-cell>
          <table:table-cell table:formula="of:=IF((([.P17] = 1)   AND   ([.P18] = 0))   OR   (([.P17] = 0)   AND   ([.P18] = 1));1;0)" office:value-type="float" office:value="0" calcext:value-type="float">
            <text:p>0</text:p>
          </table:table-cell>
          <table:table-cell table:formula="of:=IF((([.Q17] = 1)   AND   ([.Q18] = 0))   OR   (([.Q17] = 0)   AND   ([.Q18] = 1));1;0)" office:value-type="float" office:value="0" calcext:value-type="float">
            <text:p>0</text:p>
          </table:table-cell>
          <table:table-cell table:formula="of:=IF((([.R17] = 1)   AND   ([.R18] = 0))   OR   (([.R17] = 0)   AND   ([.R18] = 1));1;0)" office:value-type="float" office:value="1" calcext:value-type="float">
            <text:p>1</text:p>
          </table:table-cell>
          <table:table-cell table:formula="of:=IF((([.S17] = 1)   AND   ([.S18] = 0))   OR   (([.S17] = 0)   AND   ([.S18] = 1));1;0)" office:value-type="float" office:value="1" calcext:value-type="float">
            <text:p>1</text:p>
          </table:table-cell>
          <table:table-cell table:formula="of:=IF((([.T17] = 1)   AND   ([.T18] = 0))   OR   (([.T17] = 0)   AND   ([.T18] = 1));1;0)" office:value-type="float" office:value="1" calcext:value-type="float">
            <text:p>1</text:p>
          </table:table-cell>
          <table:table-cell table:formula="of:=IF((([.U17] = 1)   AND   ([.U18] = 0))   OR   (([.U17] = 0)   AND   ([.U18] = 1));1;0)" office:value-type="float" office:value="1" calcext:value-type="float">
            <text:p>1</text:p>
          </table:table-cell>
          <table:table-cell table:formula="of:=IF((([.V17] = 1)   AND   ([.V18] = 0))   OR   (([.V17] = 0)   AND   ([.V18] = 1));1;0)" office:value-type="float" office:value="1" calcext:value-type="float">
            <text:p>1</text:p>
          </table:table-cell>
          <table:table-cell table:formula="of:=IF((([.W17] = 1)   AND   ([.W18] = 0))   OR   (([.W17] = 0)   AND   ([.W18] = 1));1;0)" office:value-type="float" office:value="1" calcext:value-type="float">
            <text:p>1</text:p>
          </table:table-cell>
          <table:table-cell table:formula="of:=IF((([.X17] = 1)   AND   ([.X18] = 0))   OR   (([.X17] = 0)   AND   ([.X18] = 1));1;0)" office:value-type="float" office:value="1" calcext:value-type="float">
            <text:p>1</text:p>
          </table:table-cell>
          <table:table-cell table:formula="of:=IF((([.Y17] = 1)   AND   ([.Y18] = 0))   OR   (([.Y17] = 0)   AND   ([.Y18] = 1));1;0)" office:value-type="float" office:value="1" calcext:value-type="float">
            <text:p>1</text:p>
          </table:table-cell>
          <table:table-cell table:formula="of:=IF((([.Z17] = 1)   AND   ([.Z18] = 0))   OR   (([.Z17] = 0)   AND   ([.Z18] = 1));1;0)" office:value-type="float" office:value="1" calcext:value-type="float">
            <text:p>1</text:p>
          </table:table-cell>
          <table:table-cell table:formula="of:=IF((([.AA17] = 1)   AND   ([.AA18] = 0))   OR   (([.AA17] = 0)   AND   ([.AA18] = 1));1;0)" office:value-type="float" office:value="1" calcext:value-type="float">
            <text:p>1</text:p>
          </table:table-cell>
          <table:table-cell table:formula="of:=IF((([.AB17] = 1)   AND   ([.AB18] = 0))   OR   (([.AB17] = 0)   AND   ([.AB18] = 1));1;0)" office:value-type="float" office:value="1" calcext:value-type="float">
            <text:p>1</text:p>
          </table:table-cell>
          <table:table-cell table:formula="of:=IF((([.AC17] = 1)   AND   ([.AC18] = 0))   OR   (([.AC17] = 0)   AND   ([.AC18] = 1));1;0)" office:value-type="float" office:value="1" calcext:value-type="float">
            <text:p>1</text:p>
          </table:table-cell>
          <table:table-cell table:formula="of:=IF((([.AD17] = 1)   AND   ([.AD18] = 0))   OR   (([.AD17] = 0)   AND   ([.AD18] = 1));1;0)" office:value-type="float" office:value="1" calcext:value-type="float">
            <text:p>1</text:p>
          </table:table-cell>
          <table:table-cell table:formula="of:=IF((([.AE17] = 1)   AND   ([.AE18] = 0))   OR   (([.AE17] = 0)   AND   ([.AE18] = 1));1;0)" office:value-type="float" office:value="1" calcext:value-type="float">
            <text:p>1</text:p>
          </table:table-cell>
          <table:table-cell table:formula="of:=IF((([.AF17] = 1)   AND   ([.AF18] = 0))   OR   (([.AF17] = 0)   AND   ([.AF18] = 1));1;0)" office:value-type="float" office:value="1" calcext:value-type="float">
            <text:p>1</text:p>
          </table:table-cell>
          <table:table-cell table:formula="of:=IF((([.AG17] = 1)   AND   ([.AG18] = 0))   OR   (([.AG17] = 0)   AND   ([.AG18] = 1));1;0)" office:value-type="float" office:value="1" calcext:value-type="float">
            <text:p>1</text:p>
          </table:table-cell>
          <table:table-cell table:formula="of:=IF((([.AH17] = 1)   AND   ([.AH18] = 0))   OR   (([.AH17] = 0)   AND   ([.AH18] = 1));1;0)" office:value-type="float" office:value="0" calcext:value-type="float">
            <text:p>0</text:p>
          </table:table-cell>
          <table:table-cell table:formula="of:=IF((([.AI17] = 1)   AND   ([.AI18] = 0))   OR   (([.AI17] = 0)   AND   ([.AI18] = 1));1;0)" office:value-type="float" office:value="0" calcext:value-type="float">
            <text:p>0</text:p>
          </table:table-cell>
          <table:table-cell table:formula="of:=IF((([.AJ17] = 1)   AND   ([.AJ18] = 0))   OR   (([.AJ17] = 0)   AND   ([.AJ18] = 1));1;0)" office:value-type="float" office:value="0" calcext:value-type="float">
            <text:p>0</text:p>
          </table:table-cell>
          <table:table-cell table:formula="of:=IF((([.AK17] = 1)   AND   ([.AK18] = 0))   OR   (([.AK17] = 0)   AND   ([.AK18] = 1));1;0)" office:value-type="float" office:value="0" calcext:value-type="float">
            <text:p>0</text:p>
          </table:table-cell>
          <table:table-cell table:formula="of:=IF((([.AL17] = 1)   AND   ([.AL18] = 0))   OR   (([.AL17] = 0)   AND   ([.AL18] = 1));1;0)" office:value-type="float" office:value="0" calcext:value-type="float">
            <text:p>0</text:p>
          </table:table-cell>
          <table:table-cell table:formula="of:=IF((([.AM17] = 1)   AND   ([.AM18] = 0))   OR   (([.AM17] = 0)   AND   ([.AM18] = 1));1;0)" office:value-type="float" office:value="0" calcext:value-type="float">
            <text:p>0</text:p>
          </table:table-cell>
          <table:table-cell table:formula="of:=IF((([.AN17] = 1)   AND   ([.AN18] = 0))   OR   (([.AN17] = 0)   AND   ([.AN18] = 1));1;0)" office:value-type="float" office:value="0" calcext:value-type="float">
            <text:p>0</text:p>
          </table:table-cell>
          <table:table-cell table:formula="of:=IF((([.AO17] = 1)   AND   ([.AO18] = 0))   OR   (([.AO17] = 0)   AND   ([.AO18] = 1));1;0)" office:value-type="float" office:value="0" calcext:value-type="float">
            <text:p>0</text:p>
          </table:table-cell>
          <table:table-cell table:formula="of:=IF((([.AP17] = 1)   AND   ([.AP18] = 0))   OR   (([.AP17] = 0)   AND   ([.AP18] = 1));1;0)" office:value-type="float" office:value="0" calcext:value-type="float">
            <text:p>0</text:p>
          </table:table-cell>
          <table:table-cell table:formula="of:=IF((([.AQ17] = 1)   AND   ([.AQ18] = 0))   OR   (([.AQ17] = 0)   AND   ([.AQ18] = 1));1;0)" office:value-type="float" office:value="0" calcext:value-type="float">
            <text:p>0</text:p>
          </table:table-cell>
          <table:table-cell table:formula="of:=IF((([.AR17] = 1)   AND   ([.AR18] = 0))   OR   (([.AR17] = 0)   AND   ([.AR18] = 1));1;0)" office:value-type="float" office:value="0" calcext:value-type="float">
            <text:p>0</text:p>
          </table:table-cell>
          <table:table-cell table:formula="of:=IF((([.AS17] = 1)   AND   ([.AS18] = 0))   OR   (([.AS17] = 0)   AND   ([.AS18] = 1));1;0)" office:value-type="float" office:value="0" calcext:value-type="float">
            <text:p>0</text:p>
          </table:table-cell>
          <table:table-cell table:formula="of:=IF((([.AT17] = 1)   AND   ([.AT18] = 0))   OR   (([.AT17] = 0)   AND   ([.AT18] = 1));1;0)" office:value-type="float" office:value="0" calcext:value-type="float">
            <text:p>0</text:p>
          </table:table-cell>
          <table:table-cell table:formula="of:=IF((([.AU17] = 1)   AND   ([.AU18] = 0))   OR   (([.AU17] = 0)   AND   ([.AU18] = 1));1;0)" office:value-type="float" office:value="0" calcext:value-type="float">
            <text:p>0</text:p>
          </table:table-cell>
          <table:table-cell table:formula="of:=IF((([.AV17] = 1)   AND   ([.AV18] = 0))   OR   (([.AV17] = 0)   AND   ([.AV18] = 1));1;0)" office:value-type="float" office:value="0" calcext:value-type="float">
            <text:p>0</text:p>
          </table:table-cell>
          <table:table-cell table:formula="of:=IF((([.AW17] = 1)   AND   ([.AW18] = 0))   OR   (([.AW17] = 0)   AND   ([.AW18] = 1));1;0)" office:value-type="float" office:value="0" calcext:value-type="float">
            <text:p>0</text:p>
          </table:table-cell>
          <table:table-cell table:formula="of:=IF((([.AX17] = 1)   AND   ([.AX18] = 0))   OR   (([.AX17] = 0)   AND   ([.AX18] = 1));1;0)" office:value-type="float" office:value="1" calcext:value-type="float">
            <text:p>1</text:p>
          </table:table-cell>
          <table:table-cell table:formula="of:=IF((([.AY17] = 1)   AND   ([.AY18] = 0))   OR   (([.AY17] = 0)   AND   ([.AY18] = 1));1;0)" office:value-type="float" office:value="1" calcext:value-type="float">
            <text:p>1</text:p>
          </table:table-cell>
          <table:table-cell table:formula="of:=IF((([.AZ17] = 1)   AND   ([.AZ18] = 0))   OR   (([.AZ17] = 0)   AND   ([.AZ18] = 1));1;0)" office:value-type="float" office:value="1" calcext:value-type="float">
            <text:p>1</text:p>
          </table:table-cell>
          <table:table-cell table:formula="of:=IF((([.BA17] = 1)   AND   ([.BA18] = 0))   OR   (([.BA17] = 0)   AND   ([.BA18] = 1));1;0)" office:value-type="float" office:value="1" calcext:value-type="float">
            <text:p>1</text:p>
          </table:table-cell>
          <table:table-cell table:formula="of:=IF((([.BB17] = 1)   AND   ([.BB18] = 0))   OR   (([.BB17] = 0)   AND   ([.BB18] = 1));1;0)" office:value-type="float" office:value="1" calcext:value-type="float">
            <text:p>1</text:p>
          </table:table-cell>
          <table:table-cell table:formula="of:=IF((([.BC17] = 1)   AND   ([.BC18] = 0))   OR   (([.BC17] = 0)   AND   ([.BC18] = 1));1;0)" office:value-type="float" office:value="1" calcext:value-type="float">
            <text:p>1</text:p>
          </table:table-cell>
          <table:table-cell table:formula="of:=IF((([.BD17] = 1)   AND   ([.BD18] = 0))   OR   (([.BD17] = 0)   AND   ([.BD18] = 1));1;0)" office:value-type="float" office:value="1" calcext:value-type="float">
            <text:p>1</text:p>
          </table:table-cell>
          <table:table-cell table:formula="of:=IF((([.BE17] = 1)   AND   ([.BE18] = 0))   OR   (([.BE17] = 0)   AND   ([.BE18] = 1));1;0)" office:value-type="float" office:value="1" calcext:value-type="float">
            <text:p>1</text:p>
          </table:table-cell>
          <table:table-cell table:formula="of:=IF((([.BF17] = 1)   AND   ([.BF18] = 0))   OR   (([.BF17] = 0)   AND   ([.BF18] = 1));1;0)" office:value-type="float" office:value="1" calcext:value-type="float">
            <text:p>1</text:p>
          </table:table-cell>
          <table:table-cell table:formula="of:=IF((([.BG17] = 1)   AND   ([.BG18] = 0))   OR   (([.BG17] = 0)   AND   ([.BG18] = 1));1;0)" office:value-type="float" office:value="1" calcext:value-type="float">
            <text:p>1</text:p>
          </table:table-cell>
          <table:table-cell table:formula="of:=IF((([.BH17] = 1)   AND   ([.BH18] = 0))   OR   (([.BH17] = 0)   AND   ([.BH18] = 1));1;0)" office:value-type="float" office:value="1" calcext:value-type="float">
            <text:p>1</text:p>
          </table:table-cell>
          <table:table-cell table:formula="of:=IF((([.BI17] = 1)   AND   ([.BI18] = 0))   OR   (([.BI17] = 0)   AND   ([.BI18] = 1));1;0)" office:value-type="float" office:value="1" calcext:value-type="float">
            <text:p>1</text:p>
          </table:table-cell>
          <table:table-cell table:formula="of:=IF((([.BJ17] = 1)   AND   ([.BJ18] = 0))   OR   (([.BJ17] = 0)   AND   ([.BJ18] = 1));1;0)" office:value-type="float" office:value="1" calcext:value-type="float">
            <text:p>1</text:p>
          </table:table-cell>
          <table:table-cell table:formula="of:=IF((([.BK17] = 1)   AND   ([.BK18] = 0))   OR   (([.BK17] = 0)   AND   ([.BK18] = 1));1;0)" office:value-type="float" office:value="1" calcext:value-type="float">
            <text:p>1</text:p>
          </table:table-cell>
          <table:table-cell table:formula="of:=IF((([.BL17] = 1)   AND   ([.BL18] = 0))   OR   (([.BL17] = 0)   AND   ([.BL18] = 1));1;0)" office:value-type="float" office:value="1" calcext:value-type="float">
            <text:p>1</text:p>
          </table:table-cell>
          <table:table-cell table:formula="of:=IF((([.BM17] = 1)   AND   ([.BM18] = 0))   OR   (([.BM17] = 0)   AND   ([.BM18] = 1));1;0)" office:value-type="float" office:value="1" calcext:value-type="float">
            <text:p>1</text:p>
          </table:table-cell>
          <table:table-cell table:formula="of:=IF((([.BN17] = 1)   AND   ([.BN18] = 0))   OR   (([.BN17] = 0)   AND   ([.BN18] = 1));1;0)" office:value-type="float" office:value="0" calcext:value-type="float">
            <text:p>0</text:p>
          </table:table-cell>
          <table:table-cell table:formula="of:=IF((([.BO17] = 1)   AND   ([.BO18] = 0))   OR   (([.BO17] = 0)   AND   ([.BO18] = 1));1;0)" office:value-type="float" office:value="0" calcext:value-type="float">
            <text:p>0</text:p>
          </table:table-cell>
          <table:table-cell table:formula="of:=IF((([.BP17] = 1)   AND   ([.BP18] = 0))   OR   (([.BP17] = 0)   AND   ([.BP18] = 1));1;0)" office:value-type="float" office:value="0" calcext:value-type="float">
            <text:p>0</text:p>
          </table:table-cell>
          <table:table-cell table:formula="of:=IF((([.BQ17] = 1)   AND   ([.BQ18] = 0))   OR   (([.BQ17] = 0)   AND   ([.BQ18] = 1));1;0)" office:value-type="float" office:value="0" calcext:value-type="float">
            <text:p>0</text:p>
          </table:table-cell>
          <table:table-cell table:formula="of:=IF((([.BR17] = 1)   AND   ([.BR18] = 0))   OR   (([.BR17] = 0)   AND   ([.BR18] = 1));1;0)" office:value-type="float" office:value="0" calcext:value-type="float">
            <text:p>0</text:p>
          </table:table-cell>
          <table:table-cell table:formula="of:=IF((([.BS17] = 1)   AND   ([.BS18] = 0))   OR   (([.BS17] = 0)   AND   ([.BS18] = 1));1;0)" office:value-type="float" office:value="0" calcext:value-type="float">
            <text:p>0</text:p>
          </table:table-cell>
          <table:table-cell table:formula="of:=IF((([.BT17] = 1)   AND   ([.BT18] = 0))   OR   (([.BT17] = 0)   AND   ([.BT18] = 1));1;0)" office:value-type="float" office:value="0" calcext:value-type="float">
            <text:p>0</text:p>
          </table:table-cell>
          <table:table-cell table:formula="of:=IF((([.BU17] = 1)   AND   ([.BU18] = 0))   OR   (([.BU17] = 0)   AND   ([.BU18] = 1));1;0)" office:value-type="float" office:value="0" calcext:value-type="float">
            <text:p>0</text:p>
          </table:table-cell>
          <table:table-cell/>
          <table:table-cell table:formula="of:=SUM([.A18:.BW18])"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947"/>
        </table:table-row>
        <table:table-row table:style-name="ro1">
          <table:table-cell/>
          <table:table-cell table:formula="of:=IF((([.A18] = 1)   AND   ([.A19] = 0))   OR   (([.A18] = 0)   AND   ([.A19] = 1));1;0)" office:value-type="float" office:value="0" calcext:value-type="float">
            <text:p>0</text:p>
          </table:table-cell>
          <table:table-cell table:formula="of:=IF((([.B18] = 1)   AND   ([.B19] = 0))   OR   (([.B18] = 0)   AND   ([.B19] = 1));1;0)" office:value-type="float" office:value="0" calcext:value-type="float">
            <text:p>0</text:p>
          </table:table-cell>
          <table:table-cell table:formula="of:=IF((([.C18] = 1)   AND   ([.C19] = 0))   OR   (([.C18] = 0)   AND   ([.C19] = 1));1;0)" office:value-type="float" office:value="0" calcext:value-type="float">
            <text:p>0</text:p>
          </table:table-cell>
          <table:table-cell table:formula="of:=IF((([.D18] = 1)   AND   ([.D19] = 0))   OR   (([.D18] = 0)   AND   ([.D19] = 1));1;0)" office:value-type="float" office:value="0" calcext:value-type="float">
            <text:p>0</text:p>
          </table:table-cell>
          <table:table-cell table:formula="of:=IF((([.E18] = 1)   AND   ([.E19] = 0))   OR   (([.E18] = 0)   AND   ([.E19] = 1));1;0)" office:value-type="float" office:value="0" calcext:value-type="float">
            <text:p>0</text:p>
          </table:table-cell>
          <table:table-cell table:formula="of:=IF((([.F18] = 1)   AND   ([.F19] = 0))   OR   (([.F18] = 0)   AND   ([.F19] = 1));1;0)" office:value-type="float" office:value="0" calcext:value-type="float">
            <text:p>0</text:p>
          </table:table-cell>
          <table:table-cell table:formula="of:=IF((([.G18] = 1)   AND   ([.G19] = 0))   OR   (([.G18] = 0)   AND   ([.G19] = 1));1;0)" office:value-type="float" office:value="0" calcext:value-type="float">
            <text:p>0</text:p>
          </table:table-cell>
          <table:table-cell table:formula="of:=IF((([.H18] = 1)   AND   ([.H19] = 0))   OR   (([.H18] = 0)   AND   ([.H19] = 1));1;0)" office:value-type="float" office:value="0" calcext:value-type="float">
            <text:p>0</text:p>
          </table:table-cell>
          <table:table-cell table:formula="of:=IF((([.I18] = 1)   AND   ([.I19] = 0))   OR   (([.I18] = 0)   AND   ([.I19] = 1));1;0)" office:value-type="float" office:value="0" calcext:value-type="float">
            <text:p>0</text:p>
          </table:table-cell>
          <table:table-cell table:formula="of:=IF((([.J18] = 1)   AND   ([.J19] = 0))   OR   (([.J18] = 0)   AND   ([.J19] = 1));1;0)" office:value-type="float" office:value="0" calcext:value-type="float">
            <text:p>0</text:p>
          </table:table-cell>
          <table:table-cell table:formula="of:=IF((([.K18] = 1)   AND   ([.K19] = 0))   OR   (([.K18] = 0)   AND   ([.K19] = 1));1;0)" office:value-type="float" office:value="0" calcext:value-type="float">
            <text:p>0</text:p>
          </table:table-cell>
          <table:table-cell table:formula="of:=IF((([.L18] = 1)   AND   ([.L19] = 0))   OR   (([.L18] = 0)   AND   ([.L19] = 1));1;0)" office:value-type="float" office:value="0" calcext:value-type="float">
            <text:p>0</text:p>
          </table:table-cell>
          <table:table-cell table:formula="of:=IF((([.M18] = 1)   AND   ([.M19] = 0))   OR   (([.M18] = 0)   AND   ([.M19] = 1));1;0)" office:value-type="float" office:value="0" calcext:value-type="float">
            <text:p>0</text:p>
          </table:table-cell>
          <table:table-cell table:formula="of:=IF((([.N18] = 1)   AND   ([.N19] = 0))   OR   (([.N18] = 0)   AND   ([.N19] = 1));1;0)" office:value-type="float" office:value="0" calcext:value-type="float">
            <text:p>0</text:p>
          </table:table-cell>
          <table:table-cell table:formula="of:=IF((([.O18] = 1)   AND   ([.O19] = 0))   OR   (([.O18] = 0)   AND   ([.O19] = 1));1;0)" office:value-type="float" office:value="0" calcext:value-type="float">
            <text:p>0</text:p>
          </table:table-cell>
          <table:table-cell table:formula="of:=IF((([.P18] = 1)   AND   ([.P19] = 0))   OR   (([.P18] = 0)   AND   ([.P19] = 1));1;0)" office:value-type="float" office:value="0" calcext:value-type="float">
            <text:p>0</text:p>
          </table:table-cell>
          <table:table-cell table:formula="of:=IF((([.Q18] = 1)   AND   ([.Q19] = 0))   OR   (([.Q18] = 0)   AND   ([.Q19] = 1));1;0)" office:value-type="float" office:value="0" calcext:value-type="float">
            <text:p>0</text:p>
          </table:table-cell>
          <table:table-cell table:formula="of:=IF((([.R18] = 1)   AND   ([.R19] = 0))   OR   (([.R18] = 0)   AND   ([.R19] = 1));1;0)" office:value-type="float" office:value="0" calcext:value-type="float">
            <text:p>0</text:p>
          </table:table-cell>
          <table:table-cell table:formula="of:=IF((([.S18] = 1)   AND   ([.S19] = 0))   OR   (([.S18] = 0)   AND   ([.S19] = 1));1;0)" office:value-type="float" office:value="1" calcext:value-type="float">
            <text:p>1</text:p>
          </table:table-cell>
          <table:table-cell table:formula="of:=IF((([.T18] = 1)   AND   ([.T19] = 0))   OR   (([.T18] = 0)   AND   ([.T19] = 1));1;0)" office:value-type="float" office:value="0" calcext:value-type="float">
            <text:p>0</text:p>
          </table:table-cell>
          <table:table-cell table:formula="of:=IF((([.U18] = 1)   AND   ([.U19] = 0))   OR   (([.U18] = 0)   AND   ([.U19] = 1));1;0)" office:value-type="float" office:value="1" calcext:value-type="float">
            <text:p>1</text:p>
          </table:table-cell>
          <table:table-cell table:formula="of:=IF((([.V18] = 1)   AND   ([.V19] = 0))   OR   (([.V18] = 0)   AND   ([.V19] = 1));1;0)" office:value-type="float" office:value="0" calcext:value-type="float">
            <text:p>0</text:p>
          </table:table-cell>
          <table:table-cell table:formula="of:=IF((([.W18] = 1)   AND   ([.W19] = 0))   OR   (([.W18] = 0)   AND   ([.W19] = 1));1;0)" office:value-type="float" office:value="1" calcext:value-type="float">
            <text:p>1</text:p>
          </table:table-cell>
          <table:table-cell table:formula="of:=IF((([.X18] = 1)   AND   ([.X19] = 0))   OR   (([.X18] = 0)   AND   ([.X19] = 1));1;0)" office:value-type="float" office:value="0" calcext:value-type="float">
            <text:p>0</text:p>
          </table:table-cell>
          <table:table-cell table:formula="of:=IF((([.Y18] = 1)   AND   ([.Y19] = 0))   OR   (([.Y18] = 0)   AND   ([.Y19] = 1));1;0)" office:value-type="float" office:value="1" calcext:value-type="float">
            <text:p>1</text:p>
          </table:table-cell>
          <table:table-cell table:formula="of:=IF((([.Z18] = 1)   AND   ([.Z19] = 0))   OR   (([.Z18] = 0)   AND   ([.Z19] = 1));1;0)" office:value-type="float" office:value="0" calcext:value-type="float">
            <text:p>0</text:p>
          </table:table-cell>
          <table:table-cell table:formula="of:=IF((([.AA18] = 1)   AND   ([.AA19] = 0))   OR   (([.AA18] = 0)   AND   ([.AA19] = 1));1;0)" office:value-type="float" office:value="1" calcext:value-type="float">
            <text:p>1</text:p>
          </table:table-cell>
          <table:table-cell table:formula="of:=IF((([.AB18] = 1)   AND   ([.AB19] = 0))   OR   (([.AB18] = 0)   AND   ([.AB19] = 1));1;0)" office:value-type="float" office:value="0" calcext:value-type="float">
            <text:p>0</text:p>
          </table:table-cell>
          <table:table-cell table:formula="of:=IF((([.AC18] = 1)   AND   ([.AC19] = 0))   OR   (([.AC18] = 0)   AND   ([.AC19] = 1));1;0)" office:value-type="float" office:value="1" calcext:value-type="float">
            <text:p>1</text:p>
          </table:table-cell>
          <table:table-cell table:formula="of:=IF((([.AD18] = 1)   AND   ([.AD19] = 0))   OR   (([.AD18] = 0)   AND   ([.AD19] = 1));1;0)" office:value-type="float" office:value="0" calcext:value-type="float">
            <text:p>0</text:p>
          </table:table-cell>
          <table:table-cell table:formula="of:=IF((([.AE18] = 1)   AND   ([.AE19] = 0))   OR   (([.AE18] = 0)   AND   ([.AE19] = 1));1;0)" office:value-type="float" office:value="1" calcext:value-type="float">
            <text:p>1</text:p>
          </table:table-cell>
          <table:table-cell table:formula="of:=IF((([.AF18] = 1)   AND   ([.AF19] = 0))   OR   (([.AF18] = 0)   AND   ([.AF19] = 1));1;0)" office:value-type="float" office:value="0" calcext:value-type="float">
            <text:p>0</text:p>
          </table:table-cell>
          <table:table-cell table:formula="of:=IF((([.AG18] = 1)   AND   ([.AG19] = 0))   OR   (([.AG18] = 0)   AND   ([.AG19] = 1));1;0)" office:value-type="float" office:value="1" calcext:value-type="float">
            <text:p>1</text:p>
          </table:table-cell>
          <table:table-cell table:formula="of:=IF((([.AH18] = 1)   AND   ([.AH19] = 0))   OR   (([.AH18] = 0)   AND   ([.AH19] = 1));1;0)" office:value-type="float" office:value="0" calcext:value-type="float">
            <text:p>0</text:p>
          </table:table-cell>
          <table:table-cell table:formula="of:=IF((([.AI18] = 1)   AND   ([.AI19] = 0))   OR   (([.AI18] = 0)   AND   ([.AI19] = 1));1;0)" office:value-type="float" office:value="0" calcext:value-type="float">
            <text:p>0</text:p>
          </table:table-cell>
          <table:table-cell table:formula="of:=IF((([.AJ18] = 1)   AND   ([.AJ19] = 0))   OR   (([.AJ18] = 0)   AND   ([.AJ19] = 1));1;0)" office:value-type="float" office:value="0" calcext:value-type="float">
            <text:p>0</text:p>
          </table:table-cell>
          <table:table-cell table:formula="of:=IF((([.AK18] = 1)   AND   ([.AK19] = 0))   OR   (([.AK18] = 0)   AND   ([.AK19] = 1));1;0)" office:value-type="float" office:value="0" calcext:value-type="float">
            <text:p>0</text:p>
          </table:table-cell>
          <table:table-cell table:formula="of:=IF((([.AL18] = 1)   AND   ([.AL19] = 0))   OR   (([.AL18] = 0)   AND   ([.AL19] = 1));1;0)" office:value-type="float" office:value="0" calcext:value-type="float">
            <text:p>0</text:p>
          </table:table-cell>
          <table:table-cell table:formula="of:=IF((([.AM18] = 1)   AND   ([.AM19] = 0))   OR   (([.AM18] = 0)   AND   ([.AM19] = 1));1;0)" office:value-type="float" office:value="0" calcext:value-type="float">
            <text:p>0</text:p>
          </table:table-cell>
          <table:table-cell table:formula="of:=IF((([.AN18] = 1)   AND   ([.AN19] = 0))   OR   (([.AN18] = 0)   AND   ([.AN19] = 1));1;0)" office:value-type="float" office:value="0" calcext:value-type="float">
            <text:p>0</text:p>
          </table:table-cell>
          <table:table-cell table:formula="of:=IF((([.AO18] = 1)   AND   ([.AO19] = 0))   OR   (([.AO18] = 0)   AND   ([.AO19] = 1));1;0)" office:value-type="float" office:value="0" calcext:value-type="float">
            <text:p>0</text:p>
          </table:table-cell>
          <table:table-cell table:formula="of:=IF((([.AP18] = 1)   AND   ([.AP19] = 0))   OR   (([.AP18] = 0)   AND   ([.AP19] = 1));1;0)" office:value-type="float" office:value="0" calcext:value-type="float">
            <text:p>0</text:p>
          </table:table-cell>
          <table:table-cell table:formula="of:=IF((([.AQ18] = 1)   AND   ([.AQ19] = 0))   OR   (([.AQ18] = 0)   AND   ([.AQ19] = 1));1;0)" office:value-type="float" office:value="0" calcext:value-type="float">
            <text:p>0</text:p>
          </table:table-cell>
          <table:table-cell table:formula="of:=IF((([.AR18] = 1)   AND   ([.AR19] = 0))   OR   (([.AR18] = 0)   AND   ([.AR19] = 1));1;0)" office:value-type="float" office:value="0" calcext:value-type="float">
            <text:p>0</text:p>
          </table:table-cell>
          <table:table-cell table:formula="of:=IF((([.AS18] = 1)   AND   ([.AS19] = 0))   OR   (([.AS18] = 0)   AND   ([.AS19] = 1));1;0)" office:value-type="float" office:value="0" calcext:value-type="float">
            <text:p>0</text:p>
          </table:table-cell>
          <table:table-cell table:formula="of:=IF((([.AT18] = 1)   AND   ([.AT19] = 0))   OR   (([.AT18] = 0)   AND   ([.AT19] = 1));1;0)" office:value-type="float" office:value="0" calcext:value-type="float">
            <text:p>0</text:p>
          </table:table-cell>
          <table:table-cell table:formula="of:=IF((([.AU18] = 1)   AND   ([.AU19] = 0))   OR   (([.AU18] = 0)   AND   ([.AU19] = 1));1;0)" office:value-type="float" office:value="0" calcext:value-type="float">
            <text:p>0</text:p>
          </table:table-cell>
          <table:table-cell table:formula="of:=IF((([.AV18] = 1)   AND   ([.AV19] = 0))   OR   (([.AV18] = 0)   AND   ([.AV19] = 1));1;0)" office:value-type="float" office:value="0" calcext:value-type="float">
            <text:p>0</text:p>
          </table:table-cell>
          <table:table-cell table:formula="of:=IF((([.AW18] = 1)   AND   ([.AW19] = 0))   OR   (([.AW18] = 0)   AND   ([.AW19] = 1));1;0)" office:value-type="float" office:value="0" calcext:value-type="float">
            <text:p>0</text:p>
          </table:table-cell>
          <table:table-cell table:formula="of:=IF((([.AX18] = 1)   AND   ([.AX19] = 0))   OR   (([.AX18] = 0)   AND   ([.AX19] = 1));1;0)" office:value-type="float" office:value="0" calcext:value-type="float">
            <text:p>0</text:p>
          </table:table-cell>
          <table:table-cell table:formula="of:=IF((([.AY18] = 1)   AND   ([.AY19] = 0))   OR   (([.AY18] = 0)   AND   ([.AY19] = 1));1;0)" office:value-type="float" office:value="1" calcext:value-type="float">
            <text:p>1</text:p>
          </table:table-cell>
          <table:table-cell table:formula="of:=IF((([.AZ18] = 1)   AND   ([.AZ19] = 0))   OR   (([.AZ18] = 0)   AND   ([.AZ19] = 1));1;0)" office:value-type="float" office:value="0" calcext:value-type="float">
            <text:p>0</text:p>
          </table:table-cell>
          <table:table-cell table:formula="of:=IF((([.BA18] = 1)   AND   ([.BA19] = 0))   OR   (([.BA18] = 0)   AND   ([.BA19] = 1));1;0)" office:value-type="float" office:value="1" calcext:value-type="float">
            <text:p>1</text:p>
          </table:table-cell>
          <table:table-cell table:formula="of:=IF((([.BB18] = 1)   AND   ([.BB19] = 0))   OR   (([.BB18] = 0)   AND   ([.BB19] = 1));1;0)" office:value-type="float" office:value="0" calcext:value-type="float">
            <text:p>0</text:p>
          </table:table-cell>
          <table:table-cell table:formula="of:=IF((([.BC18] = 1)   AND   ([.BC19] = 0))   OR   (([.BC18] = 0)   AND   ([.BC19] = 1));1;0)" office:value-type="float" office:value="1" calcext:value-type="float">
            <text:p>1</text:p>
          </table:table-cell>
          <table:table-cell table:formula="of:=IF((([.BD18] = 1)   AND   ([.BD19] = 0))   OR   (([.BD18] = 0)   AND   ([.BD19] = 1));1;0)" office:value-type="float" office:value="0" calcext:value-type="float">
            <text:p>0</text:p>
          </table:table-cell>
          <table:table-cell table:formula="of:=IF((([.BE18] = 1)   AND   ([.BE19] = 0))   OR   (([.BE18] = 0)   AND   ([.BE19] = 1));1;0)" office:value-type="float" office:value="1" calcext:value-type="float">
            <text:p>1</text:p>
          </table:table-cell>
          <table:table-cell table:formula="of:=IF((([.BF18] = 1)   AND   ([.BF19] = 0))   OR   (([.BF18] = 0)   AND   ([.BF19] = 1));1;0)" office:value-type="float" office:value="0" calcext:value-type="float">
            <text:p>0</text:p>
          </table:table-cell>
          <table:table-cell table:formula="of:=IF((([.BG18] = 1)   AND   ([.BG19] = 0))   OR   (([.BG18] = 0)   AND   ([.BG19] = 1));1;0)" office:value-type="float" office:value="1" calcext:value-type="float">
            <text:p>1</text:p>
          </table:table-cell>
          <table:table-cell table:formula="of:=IF((([.BH18] = 1)   AND   ([.BH19] = 0))   OR   (([.BH18] = 0)   AND   ([.BH19] = 1));1;0)" office:value-type="float" office:value="0" calcext:value-type="float">
            <text:p>0</text:p>
          </table:table-cell>
          <table:table-cell table:formula="of:=IF((([.BI18] = 1)   AND   ([.BI19] = 0))   OR   (([.BI18] = 0)   AND   ([.BI19] = 1));1;0)" office:value-type="float" office:value="1" calcext:value-type="float">
            <text:p>1</text:p>
          </table:table-cell>
          <table:table-cell table:formula="of:=IF((([.BJ18] = 1)   AND   ([.BJ19] = 0))   OR   (([.BJ18] = 0)   AND   ([.BJ19] = 1));1;0)" office:value-type="float" office:value="0" calcext:value-type="float">
            <text:p>0</text:p>
          </table:table-cell>
          <table:table-cell table:formula="of:=IF((([.BK18] = 1)   AND   ([.BK19] = 0))   OR   (([.BK18] = 0)   AND   ([.BK19] = 1));1;0)" office:value-type="float" office:value="1" calcext:value-type="float">
            <text:p>1</text:p>
          </table:table-cell>
          <table:table-cell table:formula="of:=IF((([.BL18] = 1)   AND   ([.BL19] = 0))   OR   (([.BL18] = 0)   AND   ([.BL19] = 1));1;0)" office:value-type="float" office:value="0" calcext:value-type="float">
            <text:p>0</text:p>
          </table:table-cell>
          <table:table-cell table:formula="of:=IF((([.BM18] = 1)   AND   ([.BM19] = 0))   OR   (([.BM18] = 0)   AND   ([.BM19] = 1));1;0)" office:value-type="float" office:value="1" calcext:value-type="float">
            <text:p>1</text:p>
          </table:table-cell>
          <table:table-cell table:formula="of:=IF((([.BN18] = 1)   AND   ([.BN19] = 0))   OR   (([.BN18] = 0)   AND   ([.BN19] = 1));1;0)" office:value-type="float" office:value="0" calcext:value-type="float">
            <text:p>0</text:p>
          </table:table-cell>
          <table:table-cell table:formula="of:=IF((([.BO18] = 1)   AND   ([.BO19] = 0))   OR   (([.BO18] = 0)   AND   ([.BO19] = 1));1;0)" office:value-type="float" office:value="0" calcext:value-type="float">
            <text:p>0</text:p>
          </table:table-cell>
          <table:table-cell table:formula="of:=IF((([.BP18] = 1)   AND   ([.BP19] = 0))   OR   (([.BP18] = 0)   AND   ([.BP19] = 1));1;0)" office:value-type="float" office:value="0" calcext:value-type="float">
            <text:p>0</text:p>
          </table:table-cell>
          <table:table-cell table:formula="of:=IF((([.BQ18] = 1)   AND   ([.BQ19] = 0))   OR   (([.BQ18] = 0)   AND   ([.BQ19] = 1));1;0)" office:value-type="float" office:value="0" calcext:value-type="float">
            <text:p>0</text:p>
          </table:table-cell>
          <table:table-cell table:formula="of:=IF((([.BR18] = 1)   AND   ([.BR19] = 0))   OR   (([.BR18] = 0)   AND   ([.BR19] = 1));1;0)" office:value-type="float" office:value="0" calcext:value-type="float">
            <text:p>0</text:p>
          </table:table-cell>
          <table:table-cell table:formula="of:=IF((([.BS18] = 1)   AND   ([.BS19] = 0))   OR   (([.BS18] = 0)   AND   ([.BS19] = 1));1;0)" office:value-type="float" office:value="0" calcext:value-type="float">
            <text:p>0</text:p>
          </table:table-cell>
          <table:table-cell table:formula="of:=IF((([.BT18] = 1)   AND   ([.BT19] = 0))   OR   (([.BT18] = 0)   AND   ([.BT19] = 1));1;0)" office:value-type="float" office:value="0" calcext:value-type="float">
            <text:p>0</text:p>
          </table:table-cell>
          <table:table-cell table:formula="of:=IF((([.BU18] = 1)   AND   ([.BU19] = 0))   OR   (([.BU18] = 0)   AND   ([.BU19] = 1));1;0)" office:value-type="float" office:value="0" calcext:value-type="float">
            <text:p>0</text:p>
          </table:table-cell>
          <table:table-cell/>
          <table:table-cell table:formula="of:=SUM([.A19:.BW19])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947"/>
        </table:table-row>
        <table:table-row table:style-name="ro1">
          <table:table-cell/>
          <table:table-cell table:formula="of:=IF((([.A19] = 1)   AND   ([.A20] = 0))   OR   (([.A19] = 0)   AND   ([.A20] = 1));1;0)" office:value-type="float" office:value="0" calcext:value-type="float">
            <text:p>0</text:p>
          </table:table-cell>
          <table:table-cell table:formula="of:=IF((([.B19] = 1)   AND   ([.B20] = 0))   OR   (([.B19] = 0)   AND   ([.B20] = 1));1;0)" office:value-type="float" office:value="0" calcext:value-type="float">
            <text:p>0</text:p>
          </table:table-cell>
          <table:table-cell table:formula="of:=IF((([.C19] = 1)   AND   ([.C20] = 0))   OR   (([.C19] = 0)   AND   ([.C20] = 1));1;0)" office:value-type="float" office:value="0" calcext:value-type="float">
            <text:p>0</text:p>
          </table:table-cell>
          <table:table-cell table:formula="of:=IF((([.D19] = 1)   AND   ([.D20] = 0))   OR   (([.D19] = 0)   AND   ([.D20] = 1));1;0)" office:value-type="float" office:value="0" calcext:value-type="float">
            <text:p>0</text:p>
          </table:table-cell>
          <table:table-cell table:formula="of:=IF((([.E19] = 1)   AND   ([.E20] = 0))   OR   (([.E19] = 0)   AND   ([.E20] = 1));1;0)" office:value-type="float" office:value="0" calcext:value-type="float">
            <text:p>0</text:p>
          </table:table-cell>
          <table:table-cell table:formula="of:=IF((([.F19] = 1)   AND   ([.F20] = 0))   OR   (([.F19] = 0)   AND   ([.F20] = 1));1;0)" office:value-type="float" office:value="0" calcext:value-type="float">
            <text:p>0</text:p>
          </table:table-cell>
          <table:table-cell table:formula="of:=IF((([.G19] = 1)   AND   ([.G20] = 0))   OR   (([.G19] = 0)   AND   ([.G20] = 1));1;0)" office:value-type="float" office:value="0" calcext:value-type="float">
            <text:p>0</text:p>
          </table:table-cell>
          <table:table-cell table:formula="of:=IF((([.H19] = 1)   AND   ([.H20] = 0))   OR   (([.H19] = 0)   AND   ([.H20] = 1));1;0)" office:value-type="float" office:value="0" calcext:value-type="float">
            <text:p>0</text:p>
          </table:table-cell>
          <table:table-cell table:formula="of:=IF((([.I19] = 1)   AND   ([.I20] = 0))   OR   (([.I19] = 0)   AND   ([.I20] = 1));1;0)" office:value-type="float" office:value="0" calcext:value-type="float">
            <text:p>0</text:p>
          </table:table-cell>
          <table:table-cell table:formula="of:=IF((([.J19] = 1)   AND   ([.J20] = 0))   OR   (([.J19] = 0)   AND   ([.J20] = 1));1;0)" office:value-type="float" office:value="0" calcext:value-type="float">
            <text:p>0</text:p>
          </table:table-cell>
          <table:table-cell table:formula="of:=IF((([.K19] = 1)   AND   ([.K20] = 0))   OR   (([.K19] = 0)   AND   ([.K20] = 1));1;0)" office:value-type="float" office:value="0" calcext:value-type="float">
            <text:p>0</text:p>
          </table:table-cell>
          <table:table-cell table:formula="of:=IF((([.L19] = 1)   AND   ([.L20] = 0))   OR   (([.L19] = 0)   AND   ([.L20] = 1));1;0)" office:value-type="float" office:value="0" calcext:value-type="float">
            <text:p>0</text:p>
          </table:table-cell>
          <table:table-cell table:formula="of:=IF((([.M19] = 1)   AND   ([.M20] = 0))   OR   (([.M19] = 0)   AND   ([.M20] = 1));1;0)" office:value-type="float" office:value="0" calcext:value-type="float">
            <text:p>0</text:p>
          </table:table-cell>
          <table:table-cell table:formula="of:=IF((([.N19] = 1)   AND   ([.N20] = 0))   OR   (([.N19] = 0)   AND   ([.N20] = 1));1;0)" office:value-type="float" office:value="0" calcext:value-type="float">
            <text:p>0</text:p>
          </table:table-cell>
          <table:table-cell table:formula="of:=IF((([.O19] = 1)   AND   ([.O20] = 0))   OR   (([.O19] = 0)   AND   ([.O20] = 1));1;0)" office:value-type="float" office:value="0" calcext:value-type="float">
            <text:p>0</text:p>
          </table:table-cell>
          <table:table-cell table:formula="of:=IF((([.P19] = 1)   AND   ([.P20] = 0))   OR   (([.P19] = 0)   AND   ([.P20] = 1));1;0)" office:value-type="float" office:value="0" calcext:value-type="float">
            <text:p>0</text:p>
          </table:table-cell>
          <table:table-cell table:formula="of:=IF((([.Q19] = 1)   AND   ([.Q20] = 0))   OR   (([.Q19] = 0)   AND   ([.Q20] = 1));1;0)" office:value-type="float" office:value="0" calcext:value-type="float">
            <text:p>0</text:p>
          </table:table-cell>
          <table:table-cell table:formula="of:=IF((([.R19] = 1)   AND   ([.R20] = 0))   OR   (([.R19] = 0)   AND   ([.R20] = 1));1;0)" office:value-type="float" office:value="0" calcext:value-type="float">
            <text:p>0</text:p>
          </table:table-cell>
          <table:table-cell table:formula="of:=IF((([.S19] = 1)   AND   ([.S20] = 0))   OR   (([.S19] = 0)   AND   ([.S20] = 1));1;0)" office:value-type="float" office:value="0" calcext:value-type="float">
            <text:p>0</text:p>
          </table:table-cell>
          <table:table-cell table:formula="of:=IF((([.T19] = 1)   AND   ([.T20] = 0))   OR   (([.T19] = 0)   AND   ([.T20] = 1));1;0)" office:value-type="float" office:value="1" calcext:value-type="float">
            <text:p>1</text:p>
          </table:table-cell>
          <table:table-cell table:formula="of:=IF((([.U19] = 1)   AND   ([.U20] = 0))   OR   (([.U19] = 0)   AND   ([.U20] = 1));1;0)" office:value-type="float" office:value="1" calcext:value-type="float">
            <text:p>1</text:p>
          </table:table-cell>
          <table:table-cell table:formula="of:=IF((([.V19] = 1)   AND   ([.V20] = 0))   OR   (([.V19] = 0)   AND   ([.V20] = 1));1;0)" office:value-type="float" office:value="0" calcext:value-type="float">
            <text:p>0</text:p>
          </table:table-cell>
          <table:table-cell table:formula="of:=IF((([.W19] = 1)   AND   ([.W20] = 0))   OR   (([.W19] = 0)   AND   ([.W20] = 1));1;0)" office:value-type="float" office:value="0" calcext:value-type="float">
            <text:p>0</text:p>
          </table:table-cell>
          <table:table-cell table:formula="of:=IF((([.X19] = 1)   AND   ([.X20] = 0))   OR   (([.X19] = 0)   AND   ([.X20] = 1));1;0)" office:value-type="float" office:value="1" calcext:value-type="float">
            <text:p>1</text:p>
          </table:table-cell>
          <table:table-cell table:formula="of:=IF((([.Y19] = 1)   AND   ([.Y20] = 0))   OR   (([.Y19] = 0)   AND   ([.Y20] = 1));1;0)" office:value-type="float" office:value="1" calcext:value-type="float">
            <text:p>1</text:p>
          </table:table-cell>
          <table:table-cell table:formula="of:=IF((([.Z19] = 1)   AND   ([.Z20] = 0))   OR   (([.Z19] = 0)   AND   ([.Z20] = 1));1;0)" office:value-type="float" office:value="0" calcext:value-type="float">
            <text:p>0</text:p>
          </table:table-cell>
          <table:table-cell table:formula="of:=IF((([.AA19] = 1)   AND   ([.AA20] = 0))   OR   (([.AA19] = 0)   AND   ([.AA20] = 1));1;0)" office:value-type="float" office:value="0" calcext:value-type="float">
            <text:p>0</text:p>
          </table:table-cell>
          <table:table-cell table:formula="of:=IF((([.AB19] = 1)   AND   ([.AB20] = 0))   OR   (([.AB19] = 0)   AND   ([.AB20] = 1));1;0)" office:value-type="float" office:value="1" calcext:value-type="float">
            <text:p>1</text:p>
          </table:table-cell>
          <table:table-cell table:formula="of:=IF((([.AC19] = 1)   AND   ([.AC20] = 0))   OR   (([.AC19] = 0)   AND   ([.AC20] = 1));1;0)" office:value-type="float" office:value="1" calcext:value-type="float">
            <text:p>1</text:p>
          </table:table-cell>
          <table:table-cell table:formula="of:=IF((([.AD19] = 1)   AND   ([.AD20] = 0))   OR   (([.AD19] = 0)   AND   ([.AD20] = 1));1;0)" office:value-type="float" office:value="0" calcext:value-type="float">
            <text:p>0</text:p>
          </table:table-cell>
          <table:table-cell table:formula="of:=IF((([.AE19] = 1)   AND   ([.AE20] = 0))   OR   (([.AE19] = 0)   AND   ([.AE20] = 1));1;0)" office:value-type="float" office:value="0" calcext:value-type="float">
            <text:p>0</text:p>
          </table:table-cell>
          <table:table-cell table:formula="of:=IF((([.AF19] = 1)   AND   ([.AF20] = 0))   OR   (([.AF19] = 0)   AND   ([.AF20] = 1));1;0)" office:value-type="float" office:value="1" calcext:value-type="float">
            <text:p>1</text:p>
          </table:table-cell>
          <table:table-cell table:formula="of:=IF((([.AG19] = 1)   AND   ([.AG20] = 0))   OR   (([.AG19] = 0)   AND   ([.AG20] = 1));1;0)" office:value-type="float" office:value="1" calcext:value-type="float">
            <text:p>1</text:p>
          </table:table-cell>
          <table:table-cell table:formula="of:=IF((([.AH19] = 1)   AND   ([.AH20] = 0))   OR   (([.AH19] = 0)   AND   ([.AH20] = 1));1;0)" office:value-type="float" office:value="0" calcext:value-type="float">
            <text:p>0</text:p>
          </table:table-cell>
          <table:table-cell table:formula="of:=IF((([.AI19] = 1)   AND   ([.AI20] = 0))   OR   (([.AI19] = 0)   AND   ([.AI20] = 1));1;0)" office:value-type="float" office:value="0" calcext:value-type="float">
            <text:p>0</text:p>
          </table:table-cell>
          <table:table-cell table:formula="of:=IF((([.AJ19] = 1)   AND   ([.AJ20] = 0))   OR   (([.AJ19] = 0)   AND   ([.AJ20] = 1));1;0)" office:value-type="float" office:value="0" calcext:value-type="float">
            <text:p>0</text:p>
          </table:table-cell>
          <table:table-cell table:formula="of:=IF((([.AK19] = 1)   AND   ([.AK20] = 0))   OR   (([.AK19] = 0)   AND   ([.AK20] = 1));1;0)" office:value-type="float" office:value="0" calcext:value-type="float">
            <text:p>0</text:p>
          </table:table-cell>
          <table:table-cell table:formula="of:=IF((([.AL19] = 1)   AND   ([.AL20] = 0))   OR   (([.AL19] = 0)   AND   ([.AL20] = 1));1;0)" office:value-type="float" office:value="0" calcext:value-type="float">
            <text:p>0</text:p>
          </table:table-cell>
          <table:table-cell table:formula="of:=IF((([.AM19] = 1)   AND   ([.AM20] = 0))   OR   (([.AM19] = 0)   AND   ([.AM20] = 1));1;0)" office:value-type="float" office:value="0" calcext:value-type="float">
            <text:p>0</text:p>
          </table:table-cell>
          <table:table-cell table:formula="of:=IF((([.AN19] = 1)   AND   ([.AN20] = 0))   OR   (([.AN19] = 0)   AND   ([.AN20] = 1));1;0)" office:value-type="float" office:value="0" calcext:value-type="float">
            <text:p>0</text:p>
          </table:table-cell>
          <table:table-cell table:formula="of:=IF((([.AO19] = 1)   AND   ([.AO20] = 0))   OR   (([.AO19] = 0)   AND   ([.AO20] = 1));1;0)" office:value-type="float" office:value="0" calcext:value-type="float">
            <text:p>0</text:p>
          </table:table-cell>
          <table:table-cell table:formula="of:=IF((([.AP19] = 1)   AND   ([.AP20] = 0))   OR   (([.AP19] = 0)   AND   ([.AP20] = 1));1;0)" office:value-type="float" office:value="0" calcext:value-type="float">
            <text:p>0</text:p>
          </table:table-cell>
          <table:table-cell table:formula="of:=IF((([.AQ19] = 1)   AND   ([.AQ20] = 0))   OR   (([.AQ19] = 0)   AND   ([.AQ20] = 1));1;0)" office:value-type="float" office:value="0" calcext:value-type="float">
            <text:p>0</text:p>
          </table:table-cell>
          <table:table-cell table:formula="of:=IF((([.AR19] = 1)   AND   ([.AR20] = 0))   OR   (([.AR19] = 0)   AND   ([.AR20] = 1));1;0)" office:value-type="float" office:value="0" calcext:value-type="float">
            <text:p>0</text:p>
          </table:table-cell>
          <table:table-cell table:formula="of:=IF((([.AS19] = 1)   AND   ([.AS20] = 0))   OR   (([.AS19] = 0)   AND   ([.AS20] = 1));1;0)" office:value-type="float" office:value="0" calcext:value-type="float">
            <text:p>0</text:p>
          </table:table-cell>
          <table:table-cell table:formula="of:=IF((([.AT19] = 1)   AND   ([.AT20] = 0))   OR   (([.AT19] = 0)   AND   ([.AT20] = 1));1;0)" office:value-type="float" office:value="0" calcext:value-type="float">
            <text:p>0</text:p>
          </table:table-cell>
          <table:table-cell table:formula="of:=IF((([.AU19] = 1)   AND   ([.AU20] = 0))   OR   (([.AU19] = 0)   AND   ([.AU20] = 1));1;0)" office:value-type="float" office:value="0" calcext:value-type="float">
            <text:p>0</text:p>
          </table:table-cell>
          <table:table-cell table:formula="of:=IF((([.AV19] = 1)   AND   ([.AV20] = 0))   OR   (([.AV19] = 0)   AND   ([.AV20] = 1));1;0)" office:value-type="float" office:value="0" calcext:value-type="float">
            <text:p>0</text:p>
          </table:table-cell>
          <table:table-cell table:formula="of:=IF((([.AW19] = 1)   AND   ([.AW20] = 0))   OR   (([.AW19] = 0)   AND   ([.AW20] = 1));1;0)" office:value-type="float" office:value="0" calcext:value-type="float">
            <text:p>0</text:p>
          </table:table-cell>
          <table:table-cell table:formula="of:=IF((([.AX19] = 1)   AND   ([.AX20] = 0))   OR   (([.AX19] = 0)   AND   ([.AX20] = 1));1;0)" office:value-type="float" office:value="0" calcext:value-type="float">
            <text:p>0</text:p>
          </table:table-cell>
          <table:table-cell table:formula="of:=IF((([.AY19] = 1)   AND   ([.AY20] = 0))   OR   (([.AY19] = 0)   AND   ([.AY20] = 1));1;0)" office:value-type="float" office:value="0" calcext:value-type="float">
            <text:p>0</text:p>
          </table:table-cell>
          <table:table-cell table:formula="of:=IF((([.AZ19] = 1)   AND   ([.AZ20] = 0))   OR   (([.AZ19] = 0)   AND   ([.AZ20] = 1));1;0)" office:value-type="float" office:value="1" calcext:value-type="float">
            <text:p>1</text:p>
          </table:table-cell>
          <table:table-cell table:formula="of:=IF((([.BA19] = 1)   AND   ([.BA20] = 0))   OR   (([.BA19] = 0)   AND   ([.BA20] = 1));1;0)" office:value-type="float" office:value="1" calcext:value-type="float">
            <text:p>1</text:p>
          </table:table-cell>
          <table:table-cell table:formula="of:=IF((([.BB19] = 1)   AND   ([.BB20] = 0))   OR   (([.BB19] = 0)   AND   ([.BB20] = 1));1;0)" office:value-type="float" office:value="0" calcext:value-type="float">
            <text:p>0</text:p>
          </table:table-cell>
          <table:table-cell table:formula="of:=IF((([.BC19] = 1)   AND   ([.BC20] = 0))   OR   (([.BC19] = 0)   AND   ([.BC20] = 1));1;0)" office:value-type="float" office:value="0" calcext:value-type="float">
            <text:p>0</text:p>
          </table:table-cell>
          <table:table-cell table:formula="of:=IF((([.BD19] = 1)   AND   ([.BD20] = 0))   OR   (([.BD19] = 0)   AND   ([.BD20] = 1));1;0)" office:value-type="float" office:value="1" calcext:value-type="float">
            <text:p>1</text:p>
          </table:table-cell>
          <table:table-cell table:formula="of:=IF((([.BE19] = 1)   AND   ([.BE20] = 0))   OR   (([.BE19] = 0)   AND   ([.BE20] = 1));1;0)" office:value-type="float" office:value="1" calcext:value-type="float">
            <text:p>1</text:p>
          </table:table-cell>
          <table:table-cell table:formula="of:=IF((([.BF19] = 1)   AND   ([.BF20] = 0))   OR   (([.BF19] = 0)   AND   ([.BF20] = 1));1;0)" office:value-type="float" office:value="0" calcext:value-type="float">
            <text:p>0</text:p>
          </table:table-cell>
          <table:table-cell table:formula="of:=IF((([.BG19] = 1)   AND   ([.BG20] = 0))   OR   (([.BG19] = 0)   AND   ([.BG20] = 1));1;0)" office:value-type="float" office:value="0" calcext:value-type="float">
            <text:p>0</text:p>
          </table:table-cell>
          <table:table-cell table:formula="of:=IF((([.BH19] = 1)   AND   ([.BH20] = 0))   OR   (([.BH19] = 0)   AND   ([.BH20] = 1));1;0)" office:value-type="float" office:value="1" calcext:value-type="float">
            <text:p>1</text:p>
          </table:table-cell>
          <table:table-cell table:formula="of:=IF((([.BI19] = 1)   AND   ([.BI20] = 0))   OR   (([.BI19] = 0)   AND   ([.BI20] = 1));1;0)" office:value-type="float" office:value="1" calcext:value-type="float">
            <text:p>1</text:p>
          </table:table-cell>
          <table:table-cell table:formula="of:=IF((([.BJ19] = 1)   AND   ([.BJ20] = 0))   OR   (([.BJ19] = 0)   AND   ([.BJ20] = 1));1;0)" office:value-type="float" office:value="0" calcext:value-type="float">
            <text:p>0</text:p>
          </table:table-cell>
          <table:table-cell table:formula="of:=IF((([.BK19] = 1)   AND   ([.BK20] = 0))   OR   (([.BK19] = 0)   AND   ([.BK20] = 1));1;0)" office:value-type="float" office:value="0" calcext:value-type="float">
            <text:p>0</text:p>
          </table:table-cell>
          <table:table-cell table:formula="of:=IF((([.BL19] = 1)   AND   ([.BL20] = 0))   OR   (([.BL19] = 0)   AND   ([.BL20] = 1));1;0)" office:value-type="float" office:value="1" calcext:value-type="float">
            <text:p>1</text:p>
          </table:table-cell>
          <table:table-cell table:formula="of:=IF((([.BM19] = 1)   AND   ([.BM20] = 0))   OR   (([.BM19] = 0)   AND   ([.BM20] = 1));1;0)" office:value-type="float" office:value="1" calcext:value-type="float">
            <text:p>1</text:p>
          </table:table-cell>
          <table:table-cell table:formula="of:=IF((([.BN19] = 1)   AND   ([.BN20] = 0))   OR   (([.BN19] = 0)   AND   ([.BN20] = 1));1;0)" office:value-type="float" office:value="0" calcext:value-type="float">
            <text:p>0</text:p>
          </table:table-cell>
          <table:table-cell table:formula="of:=IF((([.BO19] = 1)   AND   ([.BO20] = 0))   OR   (([.BO19] = 0)   AND   ([.BO20] = 1));1;0)" office:value-type="float" office:value="0" calcext:value-type="float">
            <text:p>0</text:p>
          </table:table-cell>
          <table:table-cell table:formula="of:=IF((([.BP19] = 1)   AND   ([.BP20] = 0))   OR   (([.BP19] = 0)   AND   ([.BP20] = 1));1;0)" office:value-type="float" office:value="0" calcext:value-type="float">
            <text:p>0</text:p>
          </table:table-cell>
          <table:table-cell table:formula="of:=IF((([.BQ19] = 1)   AND   ([.BQ20] = 0))   OR   (([.BQ19] = 0)   AND   ([.BQ20] = 1));1;0)" office:value-type="float" office:value="0" calcext:value-type="float">
            <text:p>0</text:p>
          </table:table-cell>
          <table:table-cell table:formula="of:=IF((([.BR19] = 1)   AND   ([.BR20] = 0))   OR   (([.BR19] = 0)   AND   ([.BR20] = 1));1;0)" office:value-type="float" office:value="0" calcext:value-type="float">
            <text:p>0</text:p>
          </table:table-cell>
          <table:table-cell table:formula="of:=IF((([.BS19] = 1)   AND   ([.BS20] = 0))   OR   (([.BS19] = 0)   AND   ([.BS20] = 1));1;0)" office:value-type="float" office:value="0" calcext:value-type="float">
            <text:p>0</text:p>
          </table:table-cell>
          <table:table-cell table:formula="of:=IF((([.BT19] = 1)   AND   ([.BT20] = 0))   OR   (([.BT19] = 0)   AND   ([.BT20] = 1));1;0)" office:value-type="float" office:value="0" calcext:value-type="float">
            <text:p>0</text:p>
          </table:table-cell>
          <table:table-cell table:formula="of:=IF((([.BU19] = 1)   AND   ([.BU20] = 0))   OR   (([.BU19] = 0)   AND   ([.BU20] = 1));1;0)" office:value-type="float" office:value="0" calcext:value-type="float">
            <text:p>0</text:p>
          </table:table-cell>
          <table:table-cell/>
          <table:table-cell table:formula="of:=SUM([.A20:.BW20])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947"/>
        </table:table-row>
        <table:table-row table:style-name="ro1">
          <table:table-cell/>
          <table:table-cell table:formula="of:=IF((([.A20] = 1)   AND   ([.A21] = 0))   OR   (([.A20] = 0)   AND   ([.A21] = 1));1;0)" office:value-type="float" office:value="0" calcext:value-type="float">
            <text:p>0</text:p>
          </table:table-cell>
          <table:table-cell table:formula="of:=IF((([.B20] = 1)   AND   ([.B21] = 0))   OR   (([.B20] = 0)   AND   ([.B21] = 1));1;0)" office:value-type="float" office:value="0" calcext:value-type="float">
            <text:p>0</text:p>
          </table:table-cell>
          <table:table-cell table:formula="of:=IF((([.C20] = 1)   AND   ([.C21] = 0))   OR   (([.C20] = 0)   AND   ([.C21] = 1));1;0)" office:value-type="float" office:value="0" calcext:value-type="float">
            <text:p>0</text:p>
          </table:table-cell>
          <table:table-cell table:formula="of:=IF((([.D20] = 1)   AND   ([.D21] = 0))   OR   (([.D20] = 0)   AND   ([.D21] = 1));1;0)" office:value-type="float" office:value="0" calcext:value-type="float">
            <text:p>0</text:p>
          </table:table-cell>
          <table:table-cell table:formula="of:=IF((([.E20] = 1)   AND   ([.E21] = 0))   OR   (([.E20] = 0)   AND   ([.E21] = 1));1;0)" office:value-type="float" office:value="0" calcext:value-type="float">
            <text:p>0</text:p>
          </table:table-cell>
          <table:table-cell table:formula="of:=IF((([.F20] = 1)   AND   ([.F21] = 0))   OR   (([.F20] = 0)   AND   ([.F21] = 1));1;0)" office:value-type="float" office:value="0" calcext:value-type="float">
            <text:p>0</text:p>
          </table:table-cell>
          <table:table-cell table:formula="of:=IF((([.G20] = 1)   AND   ([.G21] = 0))   OR   (([.G20] = 0)   AND   ([.G21] = 1));1;0)" office:value-type="float" office:value="0" calcext:value-type="float">
            <text:p>0</text:p>
          </table:table-cell>
          <table:table-cell table:formula="of:=IF((([.H20] = 1)   AND   ([.H21] = 0))   OR   (([.H20] = 0)   AND   ([.H21] = 1));1;0)" office:value-type="float" office:value="0" calcext:value-type="float">
            <text:p>0</text:p>
          </table:table-cell>
          <table:table-cell table:formula="of:=IF((([.I20] = 1)   AND   ([.I21] = 0))   OR   (([.I20] = 0)   AND   ([.I21] = 1));1;0)" office:value-type="float" office:value="0" calcext:value-type="float">
            <text:p>0</text:p>
          </table:table-cell>
          <table:table-cell table:formula="of:=IF((([.J20] = 1)   AND   ([.J21] = 0))   OR   (([.J20] = 0)   AND   ([.J21] = 1));1;0)" office:value-type="float" office:value="0" calcext:value-type="float">
            <text:p>0</text:p>
          </table:table-cell>
          <table:table-cell table:formula="of:=IF((([.K20] = 1)   AND   ([.K21] = 0))   OR   (([.K20] = 0)   AND   ([.K21] = 1));1;0)" office:value-type="float" office:value="0" calcext:value-type="float">
            <text:p>0</text:p>
          </table:table-cell>
          <table:table-cell table:formula="of:=IF((([.L20] = 1)   AND   ([.L21] = 0))   OR   (([.L20] = 0)   AND   ([.L21] = 1));1;0)" office:value-type="float" office:value="0" calcext:value-type="float">
            <text:p>0</text:p>
          </table:table-cell>
          <table:table-cell table:formula="of:=IF((([.M20] = 1)   AND   ([.M21] = 0))   OR   (([.M20] = 0)   AND   ([.M21] = 1));1;0)" office:value-type="float" office:value="0" calcext:value-type="float">
            <text:p>0</text:p>
          </table:table-cell>
          <table:table-cell table:formula="of:=IF((([.N20] = 1)   AND   ([.N21] = 0))   OR   (([.N20] = 0)   AND   ([.N21] = 1));1;0)" office:value-type="float" office:value="0" calcext:value-type="float">
            <text:p>0</text:p>
          </table:table-cell>
          <table:table-cell table:formula="of:=IF((([.O20] = 1)   AND   ([.O21] = 0))   OR   (([.O20] = 0)   AND   ([.O21] = 1));1;0)" office:value-type="float" office:value="0" calcext:value-type="float">
            <text:p>0</text:p>
          </table:table-cell>
          <table:table-cell table:formula="of:=IF((([.P20] = 1)   AND   ([.P21] = 0))   OR   (([.P20] = 0)   AND   ([.P21] = 1));1;0)" office:value-type="float" office:value="0" calcext:value-type="float">
            <text:p>0</text:p>
          </table:table-cell>
          <table:table-cell table:formula="of:=IF((([.Q20] = 1)   AND   ([.Q21] = 0))   OR   (([.Q20] = 0)   AND   ([.Q21] = 1));1;0)" office:value-type="float" office:value="0" calcext:value-type="float">
            <text:p>0</text:p>
          </table:table-cell>
          <table:table-cell table:formula="of:=IF((([.R20] = 1)   AND   ([.R21] = 0))   OR   (([.R20] = 0)   AND   ([.R21] = 1));1;0)" office:value-type="float" office:value="0" calcext:value-type="float">
            <text:p>0</text:p>
          </table:table-cell>
          <table:table-cell table:formula="of:=IF((([.S20] = 1)   AND   ([.S21] = 0))   OR   (([.S20] = 0)   AND   ([.S21] = 1));1;0)" office:value-type="float" office:value="0" calcext:value-type="float">
            <text:p>0</text:p>
          </table:table-cell>
          <table:table-cell table:formula="of:=IF((([.T20] = 1)   AND   ([.T21] = 0))   OR   (([.T20] = 0)   AND   ([.T21] = 1));1;0)" office:value-type="float" office:value="0" calcext:value-type="float">
            <text:p>0</text:p>
          </table:table-cell>
          <table:table-cell table:formula="of:=IF((([.U20] = 1)   AND   ([.U21] = 0))   OR   (([.U20] = 0)   AND   ([.U21] = 1));1;0)" office:value-type="float" office:value="1" calcext:value-type="float">
            <text:p>1</text:p>
          </table:table-cell>
          <table:table-cell table:formula="of:=IF((([.V20] = 1)   AND   ([.V21] = 0))   OR   (([.V20] = 0)   AND   ([.V21] = 1));1;0)" office:value-type="float" office:value="0" calcext:value-type="float">
            <text:p>0</text:p>
          </table:table-cell>
          <table:table-cell table:formula="of:=IF((([.W20] = 1)   AND   ([.W21] = 0))   OR   (([.W20] = 0)   AND   ([.W21] = 1));1;0)" office:value-type="float" office:value="0" calcext:value-type="float">
            <text:p>0</text:p>
          </table:table-cell>
          <table:table-cell table:formula="of:=IF((([.X20] = 1)   AND   ([.X21] = 0))   OR   (([.X20] = 0)   AND   ([.X21] = 1));1;0)" office:value-type="float" office:value="0" calcext:value-type="float">
            <text:p>0</text:p>
          </table:table-cell>
          <table:table-cell table:formula="of:=IF((([.Y20] = 1)   AND   ([.Y21] = 0))   OR   (([.Y20] = 0)   AND   ([.Y21] = 1));1;0)" office:value-type="float" office:value="1" calcext:value-type="float">
            <text:p>1</text:p>
          </table:table-cell>
          <table:table-cell table:formula="of:=IF((([.Z20] = 1)   AND   ([.Z21] = 0))   OR   (([.Z20] = 0)   AND   ([.Z21] = 1));1;0)" office:value-type="float" office:value="0" calcext:value-type="float">
            <text:p>0</text:p>
          </table:table-cell>
          <table:table-cell table:formula="of:=IF((([.AA20] = 1)   AND   ([.AA21] = 0))   OR   (([.AA20] = 0)   AND   ([.AA21] = 1));1;0)" office:value-type="float" office:value="0" calcext:value-type="float">
            <text:p>0</text:p>
          </table:table-cell>
          <table:table-cell table:formula="of:=IF((([.AB20] = 1)   AND   ([.AB21] = 0))   OR   (([.AB20] = 0)   AND   ([.AB21] = 1));1;0)" office:value-type="float" office:value="0" calcext:value-type="float">
            <text:p>0</text:p>
          </table:table-cell>
          <table:table-cell table:formula="of:=IF((([.AC20] = 1)   AND   ([.AC21] = 0))   OR   (([.AC20] = 0)   AND   ([.AC21] = 1));1;0)" office:value-type="float" office:value="1" calcext:value-type="float">
            <text:p>1</text:p>
          </table:table-cell>
          <table:table-cell table:formula="of:=IF((([.AD20] = 1)   AND   ([.AD21] = 0))   OR   (([.AD20] = 0)   AND   ([.AD21] = 1));1;0)" office:value-type="float" office:value="0" calcext:value-type="float">
            <text:p>0</text:p>
          </table:table-cell>
          <table:table-cell table:formula="of:=IF((([.AE20] = 1)   AND   ([.AE21] = 0))   OR   (([.AE20] = 0)   AND   ([.AE21] = 1));1;0)" office:value-type="float" office:value="0" calcext:value-type="float">
            <text:p>0</text:p>
          </table:table-cell>
          <table:table-cell table:formula="of:=IF((([.AF20] = 1)   AND   ([.AF21] = 0))   OR   (([.AF20] = 0)   AND   ([.AF21] = 1));1;0)" office:value-type="float" office:value="0" calcext:value-type="float">
            <text:p>0</text:p>
          </table:table-cell>
          <table:table-cell table:formula="of:=IF((([.AG20] = 1)   AND   ([.AG21] = 0))   OR   (([.AG20] = 0)   AND   ([.AG21] = 1));1;0)" office:value-type="float" office:value="1" calcext:value-type="float">
            <text:p>1</text:p>
          </table:table-cell>
          <table:table-cell table:formula="of:=IF((([.AH20] = 1)   AND   ([.AH21] = 0))   OR   (([.AH20] = 0)   AND   ([.AH21] = 1));1;0)" office:value-type="float" office:value="0" calcext:value-type="float">
            <text:p>0</text:p>
          </table:table-cell>
          <table:table-cell table:formula="of:=IF((([.AI20] = 1)   AND   ([.AI21] = 0))   OR   (([.AI20] = 0)   AND   ([.AI21] = 1));1;0)" office:value-type="float" office:value="0" calcext:value-type="float">
            <text:p>0</text:p>
          </table:table-cell>
          <table:table-cell table:formula="of:=IF((([.AJ20] = 1)   AND   ([.AJ21] = 0))   OR   (([.AJ20] = 0)   AND   ([.AJ21] = 1));1;0)" office:value-type="float" office:value="0" calcext:value-type="float">
            <text:p>0</text:p>
          </table:table-cell>
          <table:table-cell table:formula="of:=IF((([.AK20] = 1)   AND   ([.AK21] = 0))   OR   (([.AK20] = 0)   AND   ([.AK21] = 1));1;0)" office:value-type="float" office:value="0" calcext:value-type="float">
            <text:p>0</text:p>
          </table:table-cell>
          <table:table-cell table:formula="of:=IF((([.AL20] = 1)   AND   ([.AL21] = 0))   OR   (([.AL20] = 0)   AND   ([.AL21] = 1));1;0)" office:value-type="float" office:value="0" calcext:value-type="float">
            <text:p>0</text:p>
          </table:table-cell>
          <table:table-cell table:formula="of:=IF((([.AM20] = 1)   AND   ([.AM21] = 0))   OR   (([.AM20] = 0)   AND   ([.AM21] = 1));1;0)" office:value-type="float" office:value="0" calcext:value-type="float">
            <text:p>0</text:p>
          </table:table-cell>
          <table:table-cell table:formula="of:=IF((([.AN20] = 1)   AND   ([.AN21] = 0))   OR   (([.AN20] = 0)   AND   ([.AN21] = 1));1;0)" office:value-type="float" office:value="0" calcext:value-type="float">
            <text:p>0</text:p>
          </table:table-cell>
          <table:table-cell table:formula="of:=IF((([.AO20] = 1)   AND   ([.AO21] = 0))   OR   (([.AO20] = 0)   AND   ([.AO21] = 1));1;0)" office:value-type="float" office:value="0" calcext:value-type="float">
            <text:p>0</text:p>
          </table:table-cell>
          <table:table-cell table:formula="of:=IF((([.AP20] = 1)   AND   ([.AP21] = 0))   OR   (([.AP20] = 0)   AND   ([.AP21] = 1));1;0)" office:value-type="float" office:value="0" calcext:value-type="float">
            <text:p>0</text:p>
          </table:table-cell>
          <table:table-cell table:formula="of:=IF((([.AQ20] = 1)   AND   ([.AQ21] = 0))   OR   (([.AQ20] = 0)   AND   ([.AQ21] = 1));1;0)" office:value-type="float" office:value="0" calcext:value-type="float">
            <text:p>0</text:p>
          </table:table-cell>
          <table:table-cell table:formula="of:=IF((([.AR20] = 1)   AND   ([.AR21] = 0))   OR   (([.AR20] = 0)   AND   ([.AR21] = 1));1;0)" office:value-type="float" office:value="0" calcext:value-type="float">
            <text:p>0</text:p>
          </table:table-cell>
          <table:table-cell table:formula="of:=IF((([.AS20] = 1)   AND   ([.AS21] = 0))   OR   (([.AS20] = 0)   AND   ([.AS21] = 1));1;0)" office:value-type="float" office:value="0" calcext:value-type="float">
            <text:p>0</text:p>
          </table:table-cell>
          <table:table-cell table:formula="of:=IF((([.AT20] = 1)   AND   ([.AT21] = 0))   OR   (([.AT20] = 0)   AND   ([.AT21] = 1));1;0)" office:value-type="float" office:value="0" calcext:value-type="float">
            <text:p>0</text:p>
          </table:table-cell>
          <table:table-cell table:formula="of:=IF((([.AU20] = 1)   AND   ([.AU21] = 0))   OR   (([.AU20] = 0)   AND   ([.AU21] = 1));1;0)" office:value-type="float" office:value="0" calcext:value-type="float">
            <text:p>0</text:p>
          </table:table-cell>
          <table:table-cell table:formula="of:=IF((([.AV20] = 1)   AND   ([.AV21] = 0))   OR   (([.AV20] = 0)   AND   ([.AV21] = 1));1;0)" office:value-type="float" office:value="0" calcext:value-type="float">
            <text:p>0</text:p>
          </table:table-cell>
          <table:table-cell table:formula="of:=IF((([.AW20] = 1)   AND   ([.AW21] = 0))   OR   (([.AW20] = 0)   AND   ([.AW21] = 1));1;0)" office:value-type="float" office:value="0" calcext:value-type="float">
            <text:p>0</text:p>
          </table:table-cell>
          <table:table-cell table:formula="of:=IF((([.AX20] = 1)   AND   ([.AX21] = 0))   OR   (([.AX20] = 0)   AND   ([.AX21] = 1));1;0)" office:value-type="float" office:value="0" calcext:value-type="float">
            <text:p>0</text:p>
          </table:table-cell>
          <table:table-cell table:formula="of:=IF((([.AY20] = 1)   AND   ([.AY21] = 0))   OR   (([.AY20] = 0)   AND   ([.AY21] = 1));1;0)" office:value-type="float" office:value="0" calcext:value-type="float">
            <text:p>0</text:p>
          </table:table-cell>
          <table:table-cell table:formula="of:=IF((([.AZ20] = 1)   AND   ([.AZ21] = 0))   OR   (([.AZ20] = 0)   AND   ([.AZ21] = 1));1;0)" office:value-type="float" office:value="0" calcext:value-type="float">
            <text:p>0</text:p>
          </table:table-cell>
          <table:table-cell table:formula="of:=IF((([.BA20] = 1)   AND   ([.BA21] = 0))   OR   (([.BA20] = 0)   AND   ([.BA21] = 1));1;0)" office:value-type="float" office:value="1" calcext:value-type="float">
            <text:p>1</text:p>
          </table:table-cell>
          <table:table-cell table:formula="of:=IF((([.BB20] = 1)   AND   ([.BB21] = 0))   OR   (([.BB20] = 0)   AND   ([.BB21] = 1));1;0)" office:value-type="float" office:value="0" calcext:value-type="float">
            <text:p>0</text:p>
          </table:table-cell>
          <table:table-cell table:formula="of:=IF((([.BC20] = 1)   AND   ([.BC21] = 0))   OR   (([.BC20] = 0)   AND   ([.BC21] = 1));1;0)" office:value-type="float" office:value="0" calcext:value-type="float">
            <text:p>0</text:p>
          </table:table-cell>
          <table:table-cell table:formula="of:=IF((([.BD20] = 1)   AND   ([.BD21] = 0))   OR   (([.BD20] = 0)   AND   ([.BD21] = 1));1;0)" office:value-type="float" office:value="0" calcext:value-type="float">
            <text:p>0</text:p>
          </table:table-cell>
          <table:table-cell table:formula="of:=IF((([.BE20] = 1)   AND   ([.BE21] = 0))   OR   (([.BE20] = 0)   AND   ([.BE21] = 1));1;0)" office:value-type="float" office:value="1" calcext:value-type="float">
            <text:p>1</text:p>
          </table:table-cell>
          <table:table-cell table:formula="of:=IF((([.BF20] = 1)   AND   ([.BF21] = 0))   OR   (([.BF20] = 0)   AND   ([.BF21] = 1));1;0)" office:value-type="float" office:value="0" calcext:value-type="float">
            <text:p>0</text:p>
          </table:table-cell>
          <table:table-cell table:formula="of:=IF((([.BG20] = 1)   AND   ([.BG21] = 0))   OR   (([.BG20] = 0)   AND   ([.BG21] = 1));1;0)" office:value-type="float" office:value="0" calcext:value-type="float">
            <text:p>0</text:p>
          </table:table-cell>
          <table:table-cell table:formula="of:=IF((([.BH20] = 1)   AND   ([.BH21] = 0))   OR   (([.BH20] = 0)   AND   ([.BH21] = 1));1;0)" office:value-type="float" office:value="0" calcext:value-type="float">
            <text:p>0</text:p>
          </table:table-cell>
          <table:table-cell table:formula="of:=IF((([.BI20] = 1)   AND   ([.BI21] = 0))   OR   (([.BI20] = 0)   AND   ([.BI21] = 1));1;0)" office:value-type="float" office:value="1" calcext:value-type="float">
            <text:p>1</text:p>
          </table:table-cell>
          <table:table-cell table:formula="of:=IF((([.BJ20] = 1)   AND   ([.BJ21] = 0))   OR   (([.BJ20] = 0)   AND   ([.BJ21] = 1));1;0)" office:value-type="float" office:value="0" calcext:value-type="float">
            <text:p>0</text:p>
          </table:table-cell>
          <table:table-cell table:formula="of:=IF((([.BK20] = 1)   AND   ([.BK21] = 0))   OR   (([.BK20] = 0)   AND   ([.BK21] = 1));1;0)" office:value-type="float" office:value="0" calcext:value-type="float">
            <text:p>0</text:p>
          </table:table-cell>
          <table:table-cell table:formula="of:=IF((([.BL20] = 1)   AND   ([.BL21] = 0))   OR   (([.BL20] = 0)   AND   ([.BL21] = 1));1;0)" office:value-type="float" office:value="0" calcext:value-type="float">
            <text:p>0</text:p>
          </table:table-cell>
          <table:table-cell table:formula="of:=IF((([.BM20] = 1)   AND   ([.BM21] = 0))   OR   (([.BM20] = 0)   AND   ([.BM21] = 1));1;0)" office:value-type="float" office:value="1" calcext:value-type="float">
            <text:p>1</text:p>
          </table:table-cell>
          <table:table-cell table:formula="of:=IF((([.BN20] = 1)   AND   ([.BN21] = 0))   OR   (([.BN20] = 0)   AND   ([.BN21] = 1));1;0)" office:value-type="float" office:value="0" calcext:value-type="float">
            <text:p>0</text:p>
          </table:table-cell>
          <table:table-cell table:formula="of:=IF((([.BO20] = 1)   AND   ([.BO21] = 0))   OR   (([.BO20] = 0)   AND   ([.BO21] = 1));1;0)" office:value-type="float" office:value="0" calcext:value-type="float">
            <text:p>0</text:p>
          </table:table-cell>
          <table:table-cell table:formula="of:=IF((([.BP20] = 1)   AND   ([.BP21] = 0))   OR   (([.BP20] = 0)   AND   ([.BP21] = 1));1;0)" office:value-type="float" office:value="0" calcext:value-type="float">
            <text:p>0</text:p>
          </table:table-cell>
          <table:table-cell table:formula="of:=IF((([.BQ20] = 1)   AND   ([.BQ21] = 0))   OR   (([.BQ20] = 0)   AND   ([.BQ21] = 1));1;0)" office:value-type="float" office:value="0" calcext:value-type="float">
            <text:p>0</text:p>
          </table:table-cell>
          <table:table-cell table:formula="of:=IF((([.BR20] = 1)   AND   ([.BR21] = 0))   OR   (([.BR20] = 0)   AND   ([.BR21] = 1));1;0)" office:value-type="float" office:value="0" calcext:value-type="float">
            <text:p>0</text:p>
          </table:table-cell>
          <table:table-cell table:formula="of:=IF((([.BS20] = 1)   AND   ([.BS21] = 0))   OR   (([.BS20] = 0)   AND   ([.BS21] = 1));1;0)" office:value-type="float" office:value="0" calcext:value-type="float">
            <text:p>0</text:p>
          </table:table-cell>
          <table:table-cell table:formula="of:=IF((([.BT20] = 1)   AND   ([.BT21] = 0))   OR   (([.BT20] = 0)   AND   ([.BT21] = 1));1;0)" office:value-type="float" office:value="0" calcext:value-type="float">
            <text:p>0</text:p>
          </table:table-cell>
          <table:table-cell table:formula="of:=IF((([.BU20] = 1)   AND   ([.BU21] = 0))   OR   (([.BU20] = 0)   AND   ([.BU21] = 1));1;0)" office:value-type="float" office:value="0" calcext:value-type="float">
            <text:p>0</text:p>
          </table:table-cell>
          <table:table-cell/>
          <table:table-cell table:formula="of:=SUM([.A21:.BW21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947"/>
        </table:table-row>
        <table:table-row table:style-name="ro1">
          <table:table-cell/>
          <table:table-cell table:formula="of:=IF((([.A21] = 1)   AND   ([.A22] = 0))   OR   (([.A21] = 0)   AND   ([.A22] = 1));1;0)" office:value-type="float" office:value="0" calcext:value-type="float">
            <text:p>0</text:p>
          </table:table-cell>
          <table:table-cell table:formula="of:=IF((([.B21] = 1)   AND   ([.B22] = 0))   OR   (([.B21] = 0)   AND   ([.B22] = 1));1;0)" office:value-type="float" office:value="0" calcext:value-type="float">
            <text:p>0</text:p>
          </table:table-cell>
          <table:table-cell table:formula="of:=IF((([.C21] = 1)   AND   ([.C22] = 0))   OR   (([.C21] = 0)   AND   ([.C22] = 1));1;0)" office:value-type="float" office:value="0" calcext:value-type="float">
            <text:p>0</text:p>
          </table:table-cell>
          <table:table-cell table:formula="of:=IF((([.D21] = 1)   AND   ([.D22] = 0))   OR   (([.D21] = 0)   AND   ([.D22] = 1));1;0)" office:value-type="float" office:value="0" calcext:value-type="float">
            <text:p>0</text:p>
          </table:table-cell>
          <table:table-cell table:formula="of:=IF((([.E21] = 1)   AND   ([.E22] = 0))   OR   (([.E21] = 0)   AND   ([.E22] = 1));1;0)" office:value-type="float" office:value="0" calcext:value-type="float">
            <text:p>0</text:p>
          </table:table-cell>
          <table:table-cell table:formula="of:=IF((([.F21] = 1)   AND   ([.F22] = 0))   OR   (([.F21] = 0)   AND   ([.F22] = 1));1;0)" office:value-type="float" office:value="0" calcext:value-type="float">
            <text:p>0</text:p>
          </table:table-cell>
          <table:table-cell table:formula="of:=IF((([.G21] = 1)   AND   ([.G22] = 0))   OR   (([.G21] = 0)   AND   ([.G22] = 1));1;0)" office:value-type="float" office:value="0" calcext:value-type="float">
            <text:p>0</text:p>
          </table:table-cell>
          <table:table-cell table:formula="of:=IF((([.H21] = 1)   AND   ([.H22] = 0))   OR   (([.H21] = 0)   AND   ([.H22] = 1));1;0)" office:value-type="float" office:value="0" calcext:value-type="float">
            <text:p>0</text:p>
          </table:table-cell>
          <table:table-cell table:formula="of:=IF((([.I21] = 1)   AND   ([.I22] = 0))   OR   (([.I21] = 0)   AND   ([.I22] = 1));1;0)" office:value-type="float" office:value="0" calcext:value-type="float">
            <text:p>0</text:p>
          </table:table-cell>
          <table:table-cell table:formula="of:=IF((([.J21] = 1)   AND   ([.J22] = 0))   OR   (([.J21] = 0)   AND   ([.J22] = 1));1;0)" office:value-type="float" office:value="0" calcext:value-type="float">
            <text:p>0</text:p>
          </table:table-cell>
          <table:table-cell table:formula="of:=IF((([.K21] = 1)   AND   ([.K22] = 0))   OR   (([.K21] = 0)   AND   ([.K22] = 1));1;0)" office:value-type="float" office:value="0" calcext:value-type="float">
            <text:p>0</text:p>
          </table:table-cell>
          <table:table-cell table:formula="of:=IF((([.L21] = 1)   AND   ([.L22] = 0))   OR   (([.L21] = 0)   AND   ([.L22] = 1));1;0)" office:value-type="float" office:value="0" calcext:value-type="float">
            <text:p>0</text:p>
          </table:table-cell>
          <table:table-cell table:formula="of:=IF((([.M21] = 1)   AND   ([.M22] = 0))   OR   (([.M21] = 0)   AND   ([.M22] = 1));1;0)" office:value-type="float" office:value="0" calcext:value-type="float">
            <text:p>0</text:p>
          </table:table-cell>
          <table:table-cell table:formula="of:=IF((([.N21] = 1)   AND   ([.N22] = 0))   OR   (([.N21] = 0)   AND   ([.N22] = 1));1;0)" office:value-type="float" office:value="0" calcext:value-type="float">
            <text:p>0</text:p>
          </table:table-cell>
          <table:table-cell table:formula="of:=IF((([.O21] = 1)   AND   ([.O22] = 0))   OR   (([.O21] = 0)   AND   ([.O22] = 1));1;0)" office:value-type="float" office:value="0" calcext:value-type="float">
            <text:p>0</text:p>
          </table:table-cell>
          <table:table-cell table:formula="of:=IF((([.P21] = 1)   AND   ([.P22] = 0))   OR   (([.P21] = 0)   AND   ([.P22] = 1));1;0)" office:value-type="float" office:value="0" calcext:value-type="float">
            <text:p>0</text:p>
          </table:table-cell>
          <table:table-cell table:formula="of:=IF((([.Q21] = 1)   AND   ([.Q22] = 0))   OR   (([.Q21] = 0)   AND   ([.Q22] = 1));1;0)" office:value-type="float" office:value="0" calcext:value-type="float">
            <text:p>0</text:p>
          </table:table-cell>
          <table:table-cell table:formula="of:=IF((([.R21] = 1)   AND   ([.R22] = 0))   OR   (([.R21] = 0)   AND   ([.R22] = 1));1;0)" office:value-type="float" office:value="0" calcext:value-type="float">
            <text:p>0</text:p>
          </table:table-cell>
          <table:table-cell table:formula="of:=IF((([.S21] = 1)   AND   ([.S22] = 0))   OR   (([.S21] = 0)   AND   ([.S22] = 1));1;0)" office:value-type="float" office:value="0" calcext:value-type="float">
            <text:p>0</text:p>
          </table:table-cell>
          <table:table-cell table:formula="of:=IF((([.T21] = 1)   AND   ([.T22] = 0))   OR   (([.T21] = 0)   AND   ([.T22] = 1));1;0)" office:value-type="float" office:value="0" calcext:value-type="float">
            <text:p>0</text:p>
          </table:table-cell>
          <table:table-cell table:formula="of:=IF((([.U21] = 1)   AND   ([.U22] = 0))   OR   (([.U21] = 0)   AND   ([.U22] = 1));1;0)" office:value-type="float" office:value="0" calcext:value-type="float">
            <text:p>0</text:p>
          </table:table-cell>
          <table:table-cell table:formula="of:=IF((([.V21] = 1)   AND   ([.V22] = 0))   OR   (([.V21] = 0)   AND   ([.V22] = 1));1;0)" office:value-type="float" office:value="1" calcext:value-type="float">
            <text:p>1</text:p>
          </table:table-cell>
          <table:table-cell table:formula="of:=IF((([.W21] = 1)   AND   ([.W22] = 0))   OR   (([.W21] = 0)   AND   ([.W22] = 1));1;0)" office:value-type="float" office:value="1" calcext:value-type="float">
            <text:p>1</text:p>
          </table:table-cell>
          <table:table-cell table:formula="of:=IF((([.X21] = 1)   AND   ([.X22] = 0))   OR   (([.X21] = 0)   AND   ([.X22] = 1));1;0)" office:value-type="float" office:value="1" calcext:value-type="float">
            <text:p>1</text:p>
          </table:table-cell>
          <table:table-cell table:formula="of:=IF((([.Y21] = 1)   AND   ([.Y22] = 0))   OR   (([.Y21] = 0)   AND   ([.Y22] = 1));1;0)" office:value-type="float" office:value="1" calcext:value-type="float">
            <text:p>1</text:p>
          </table:table-cell>
          <table:table-cell table:formula="of:=IF((([.Z21] = 1)   AND   ([.Z22] = 0))   OR   (([.Z21] = 0)   AND   ([.Z22] = 1));1;0)" office:value-type="float" office:value="0" calcext:value-type="float">
            <text:p>0</text:p>
          </table:table-cell>
          <table:table-cell table:formula="of:=IF((([.AA21] = 1)   AND   ([.AA22] = 0))   OR   (([.AA21] = 0)   AND   ([.AA22] = 1));1;0)" office:value-type="float" office:value="0" calcext:value-type="float">
            <text:p>0</text:p>
          </table:table-cell>
          <table:table-cell table:formula="of:=IF((([.AB21] = 1)   AND   ([.AB22] = 0))   OR   (([.AB21] = 0)   AND   ([.AB22] = 1));1;0)" office:value-type="float" office:value="0" calcext:value-type="float">
            <text:p>0</text:p>
          </table:table-cell>
          <table:table-cell table:formula="of:=IF((([.AC21] = 1)   AND   ([.AC22] = 0))   OR   (([.AC21] = 0)   AND   ([.AC22] = 1));1;0)" office:value-type="float" office:value="0" calcext:value-type="float">
            <text:p>0</text:p>
          </table:table-cell>
          <table:table-cell table:formula="of:=IF((([.AD21] = 1)   AND   ([.AD22] = 0))   OR   (([.AD21] = 0)   AND   ([.AD22] = 1));1;0)" office:value-type="float" office:value="1" calcext:value-type="float">
            <text:p>1</text:p>
          </table:table-cell>
          <table:table-cell table:formula="of:=IF((([.AE21] = 1)   AND   ([.AE22] = 0))   OR   (([.AE21] = 0)   AND   ([.AE22] = 1));1;0)" office:value-type="float" office:value="1" calcext:value-type="float">
            <text:p>1</text:p>
          </table:table-cell>
          <table:table-cell table:formula="of:=IF((([.AF21] = 1)   AND   ([.AF22] = 0))   OR   (([.AF21] = 0)   AND   ([.AF22] = 1));1;0)" office:value-type="float" office:value="1" calcext:value-type="float">
            <text:p>1</text:p>
          </table:table-cell>
          <table:table-cell table:formula="of:=IF((([.AG21] = 1)   AND   ([.AG22] = 0))   OR   (([.AG21] = 0)   AND   ([.AG22] = 1));1;0)" office:value-type="float" office:value="1" calcext:value-type="float">
            <text:p>1</text:p>
          </table:table-cell>
          <table:table-cell table:formula="of:=IF((([.AH21] = 1)   AND   ([.AH22] = 0))   OR   (([.AH21] = 0)   AND   ([.AH22] = 1));1;0)" office:value-type="float" office:value="0" calcext:value-type="float">
            <text:p>0</text:p>
          </table:table-cell>
          <table:table-cell table:formula="of:=IF((([.AI21] = 1)   AND   ([.AI22] = 0))   OR   (([.AI21] = 0)   AND   ([.AI22] = 1));1;0)" office:value-type="float" office:value="0" calcext:value-type="float">
            <text:p>0</text:p>
          </table:table-cell>
          <table:table-cell table:formula="of:=IF((([.AJ21] = 1)   AND   ([.AJ22] = 0))   OR   (([.AJ21] = 0)   AND   ([.AJ22] = 1));1;0)" office:value-type="float" office:value="0" calcext:value-type="float">
            <text:p>0</text:p>
          </table:table-cell>
          <table:table-cell table:formula="of:=IF((([.AK21] = 1)   AND   ([.AK22] = 0))   OR   (([.AK21] = 0)   AND   ([.AK22] = 1));1;0)" office:value-type="float" office:value="0" calcext:value-type="float">
            <text:p>0</text:p>
          </table:table-cell>
          <table:table-cell table:formula="of:=IF((([.AL21] = 1)   AND   ([.AL22] = 0))   OR   (([.AL21] = 0)   AND   ([.AL22] = 1));1;0)" office:value-type="float" office:value="0" calcext:value-type="float">
            <text:p>0</text:p>
          </table:table-cell>
          <table:table-cell table:formula="of:=IF((([.AM21] = 1)   AND   ([.AM22] = 0))   OR   (([.AM21] = 0)   AND   ([.AM22] = 1));1;0)" office:value-type="float" office:value="0" calcext:value-type="float">
            <text:p>0</text:p>
          </table:table-cell>
          <table:table-cell table:formula="of:=IF((([.AN21] = 1)   AND   ([.AN22] = 0))   OR   (([.AN21] = 0)   AND   ([.AN22] = 1));1;0)" office:value-type="float" office:value="0" calcext:value-type="float">
            <text:p>0</text:p>
          </table:table-cell>
          <table:table-cell table:formula="of:=IF((([.AO21] = 1)   AND   ([.AO22] = 0))   OR   (([.AO21] = 0)   AND   ([.AO22] = 1));1;0)" office:value-type="float" office:value="0" calcext:value-type="float">
            <text:p>0</text:p>
          </table:table-cell>
          <table:table-cell table:formula="of:=IF((([.AP21] = 1)   AND   ([.AP22] = 0))   OR   (([.AP21] = 0)   AND   ([.AP22] = 1));1;0)" office:value-type="float" office:value="0" calcext:value-type="float">
            <text:p>0</text:p>
          </table:table-cell>
          <table:table-cell table:formula="of:=IF((([.AQ21] = 1)   AND   ([.AQ22] = 0))   OR   (([.AQ21] = 0)   AND   ([.AQ22] = 1));1;0)" office:value-type="float" office:value="0" calcext:value-type="float">
            <text:p>0</text:p>
          </table:table-cell>
          <table:table-cell table:formula="of:=IF((([.AR21] = 1)   AND   ([.AR22] = 0))   OR   (([.AR21] = 0)   AND   ([.AR22] = 1));1;0)" office:value-type="float" office:value="0" calcext:value-type="float">
            <text:p>0</text:p>
          </table:table-cell>
          <table:table-cell table:formula="of:=IF((([.AS21] = 1)   AND   ([.AS22] = 0))   OR   (([.AS21] = 0)   AND   ([.AS22] = 1));1;0)" office:value-type="float" office:value="0" calcext:value-type="float">
            <text:p>0</text:p>
          </table:table-cell>
          <table:table-cell table:formula="of:=IF((([.AT21] = 1)   AND   ([.AT22] = 0))   OR   (([.AT21] = 0)   AND   ([.AT22] = 1));1;0)" office:value-type="float" office:value="0" calcext:value-type="float">
            <text:p>0</text:p>
          </table:table-cell>
          <table:table-cell table:formula="of:=IF((([.AU21] = 1)   AND   ([.AU22] = 0))   OR   (([.AU21] = 0)   AND   ([.AU22] = 1));1;0)" office:value-type="float" office:value="0" calcext:value-type="float">
            <text:p>0</text:p>
          </table:table-cell>
          <table:table-cell table:formula="of:=IF((([.AV21] = 1)   AND   ([.AV22] = 0))   OR   (([.AV21] = 0)   AND   ([.AV22] = 1));1;0)" office:value-type="float" office:value="0" calcext:value-type="float">
            <text:p>0</text:p>
          </table:table-cell>
          <table:table-cell table:formula="of:=IF((([.AW21] = 1)   AND   ([.AW22] = 0))   OR   (([.AW21] = 0)   AND   ([.AW22] = 1));1;0)" office:value-type="float" office:value="0" calcext:value-type="float">
            <text:p>0</text:p>
          </table:table-cell>
          <table:table-cell table:formula="of:=IF((([.AX21] = 1)   AND   ([.AX22] = 0))   OR   (([.AX21] = 0)   AND   ([.AX22] = 1));1;0)" office:value-type="float" office:value="0" calcext:value-type="float">
            <text:p>0</text:p>
          </table:table-cell>
          <table:table-cell table:formula="of:=IF((([.AY21] = 1)   AND   ([.AY22] = 0))   OR   (([.AY21] = 0)   AND   ([.AY22] = 1));1;0)" office:value-type="float" office:value="0" calcext:value-type="float">
            <text:p>0</text:p>
          </table:table-cell>
          <table:table-cell table:formula="of:=IF((([.AZ21] = 1)   AND   ([.AZ22] = 0))   OR   (([.AZ21] = 0)   AND   ([.AZ22] = 1));1;0)" office:value-type="float" office:value="0" calcext:value-type="float">
            <text:p>0</text:p>
          </table:table-cell>
          <table:table-cell table:formula="of:=IF((([.BA21] = 1)   AND   ([.BA22] = 0))   OR   (([.BA21] = 0)   AND   ([.BA22] = 1));1;0)" office:value-type="float" office:value="0" calcext:value-type="float">
            <text:p>0</text:p>
          </table:table-cell>
          <table:table-cell table:formula="of:=IF((([.BB21] = 1)   AND   ([.BB22] = 0))   OR   (([.BB21] = 0)   AND   ([.BB22] = 1));1;0)" office:value-type="float" office:value="1" calcext:value-type="float">
            <text:p>1</text:p>
          </table:table-cell>
          <table:table-cell table:formula="of:=IF((([.BC21] = 1)   AND   ([.BC22] = 0))   OR   (([.BC21] = 0)   AND   ([.BC22] = 1));1;0)" office:value-type="float" office:value="1" calcext:value-type="float">
            <text:p>1</text:p>
          </table:table-cell>
          <table:table-cell table:formula="of:=IF((([.BD21] = 1)   AND   ([.BD22] = 0))   OR   (([.BD21] = 0)   AND   ([.BD22] = 1));1;0)" office:value-type="float" office:value="1" calcext:value-type="float">
            <text:p>1</text:p>
          </table:table-cell>
          <table:table-cell table:formula="of:=IF((([.BE21] = 1)   AND   ([.BE22] = 0))   OR   (([.BE21] = 0)   AND   ([.BE22] = 1));1;0)" office:value-type="float" office:value="1" calcext:value-type="float">
            <text:p>1</text:p>
          </table:table-cell>
          <table:table-cell table:formula="of:=IF((([.BF21] = 1)   AND   ([.BF22] = 0))   OR   (([.BF21] = 0)   AND   ([.BF22] = 1));1;0)" office:value-type="float" office:value="0" calcext:value-type="float">
            <text:p>0</text:p>
          </table:table-cell>
          <table:table-cell table:formula="of:=IF((([.BG21] = 1)   AND   ([.BG22] = 0))   OR   (([.BG21] = 0)   AND   ([.BG22] = 1));1;0)" office:value-type="float" office:value="0" calcext:value-type="float">
            <text:p>0</text:p>
          </table:table-cell>
          <table:table-cell table:formula="of:=IF((([.BH21] = 1)   AND   ([.BH22] = 0))   OR   (([.BH21] = 0)   AND   ([.BH22] = 1));1;0)" office:value-type="float" office:value="0" calcext:value-type="float">
            <text:p>0</text:p>
          </table:table-cell>
          <table:table-cell table:formula="of:=IF((([.BI21] = 1)   AND   ([.BI22] = 0))   OR   (([.BI21] = 0)   AND   ([.BI22] = 1));1;0)" office:value-type="float" office:value="0" calcext:value-type="float">
            <text:p>0</text:p>
          </table:table-cell>
          <table:table-cell table:formula="of:=IF((([.BJ21] = 1)   AND   ([.BJ22] = 0))   OR   (([.BJ21] = 0)   AND   ([.BJ22] = 1));1;0)" office:value-type="float" office:value="1" calcext:value-type="float">
            <text:p>1</text:p>
          </table:table-cell>
          <table:table-cell table:formula="of:=IF((([.BK21] = 1)   AND   ([.BK22] = 0))   OR   (([.BK21] = 0)   AND   ([.BK22] = 1));1;0)" office:value-type="float" office:value="1" calcext:value-type="float">
            <text:p>1</text:p>
          </table:table-cell>
          <table:table-cell table:formula="of:=IF((([.BL21] = 1)   AND   ([.BL22] = 0))   OR   (([.BL21] = 0)   AND   ([.BL22] = 1));1;0)" office:value-type="float" office:value="1" calcext:value-type="float">
            <text:p>1</text:p>
          </table:table-cell>
          <table:table-cell table:formula="of:=IF((([.BM21] = 1)   AND   ([.BM22] = 0))   OR   (([.BM21] = 0)   AND   ([.BM22] = 1));1;0)" office:value-type="float" office:value="1" calcext:value-type="float">
            <text:p>1</text:p>
          </table:table-cell>
          <table:table-cell table:formula="of:=IF((([.BN21] = 1)   AND   ([.BN22] = 0))   OR   (([.BN21] = 0)   AND   ([.BN22] = 1));1;0)" office:value-type="float" office:value="0" calcext:value-type="float">
            <text:p>0</text:p>
          </table:table-cell>
          <table:table-cell table:formula="of:=IF((([.BO21] = 1)   AND   ([.BO22] = 0))   OR   (([.BO21] = 0)   AND   ([.BO22] = 1));1;0)" office:value-type="float" office:value="0" calcext:value-type="float">
            <text:p>0</text:p>
          </table:table-cell>
          <table:table-cell table:formula="of:=IF((([.BP21] = 1)   AND   ([.BP22] = 0))   OR   (([.BP21] = 0)   AND   ([.BP22] = 1));1;0)" office:value-type="float" office:value="0" calcext:value-type="float">
            <text:p>0</text:p>
          </table:table-cell>
          <table:table-cell table:formula="of:=IF((([.BQ21] = 1)   AND   ([.BQ22] = 0))   OR   (([.BQ21] = 0)   AND   ([.BQ22] = 1));1;0)" office:value-type="float" office:value="0" calcext:value-type="float">
            <text:p>0</text:p>
          </table:table-cell>
          <table:table-cell table:formula="of:=IF((([.BR21] = 1)   AND   ([.BR22] = 0))   OR   (([.BR21] = 0)   AND   ([.BR22] = 1));1;0)" office:value-type="float" office:value="0" calcext:value-type="float">
            <text:p>0</text:p>
          </table:table-cell>
          <table:table-cell table:formula="of:=IF((([.BS21] = 1)   AND   ([.BS22] = 0))   OR   (([.BS21] = 0)   AND   ([.BS22] = 1));1;0)" office:value-type="float" office:value="0" calcext:value-type="float">
            <text:p>0</text:p>
          </table:table-cell>
          <table:table-cell table:formula="of:=IF((([.BT21] = 1)   AND   ([.BT22] = 0))   OR   (([.BT21] = 0)   AND   ([.BT22] = 1));1;0)" office:value-type="float" office:value="0" calcext:value-type="float">
            <text:p>0</text:p>
          </table:table-cell>
          <table:table-cell table:formula="of:=IF((([.BU21] = 1)   AND   ([.BU22] = 0))   OR   (([.BU21] = 0)   AND   ([.BU22] = 1));1;0)" office:value-type="float" office:value="0" calcext:value-type="float">
            <text:p>0</text:p>
          </table:table-cell>
          <table:table-cell/>
          <table:table-cell table:formula="of:=SUM([.A22:.BW22])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947"/>
        </table:table-row>
        <table:table-row table:style-name="ro1">
          <table:table-cell/>
          <table:table-cell table:formula="of:=IF((([.A22] = 1)   AND   ([.A23] = 0))   OR   (([.A22] = 0)   AND   ([.A23] = 1));1;0)" office:value-type="float" office:value="0" calcext:value-type="float">
            <text:p>0</text:p>
          </table:table-cell>
          <table:table-cell table:formula="of:=IF((([.B22] = 1)   AND   ([.B23] = 0))   OR   (([.B22] = 0)   AND   ([.B23] = 1));1;0)" office:value-type="float" office:value="0" calcext:value-type="float">
            <text:p>0</text:p>
          </table:table-cell>
          <table:table-cell table:formula="of:=IF((([.C22] = 1)   AND   ([.C23] = 0))   OR   (([.C22] = 0)   AND   ([.C23] = 1));1;0)" office:value-type="float" office:value="0" calcext:value-type="float">
            <text:p>0</text:p>
          </table:table-cell>
          <table:table-cell table:formula="of:=IF((([.D22] = 1)   AND   ([.D23] = 0))   OR   (([.D22] = 0)   AND   ([.D23] = 1));1;0)" office:value-type="float" office:value="0" calcext:value-type="float">
            <text:p>0</text:p>
          </table:table-cell>
          <table:table-cell table:formula="of:=IF((([.E22] = 1)   AND   ([.E23] = 0))   OR   (([.E22] = 0)   AND   ([.E23] = 1));1;0)" office:value-type="float" office:value="0" calcext:value-type="float">
            <text:p>0</text:p>
          </table:table-cell>
          <table:table-cell table:formula="of:=IF((([.F22] = 1)   AND   ([.F23] = 0))   OR   (([.F22] = 0)   AND   ([.F23] = 1));1;0)" office:value-type="float" office:value="0" calcext:value-type="float">
            <text:p>0</text:p>
          </table:table-cell>
          <table:table-cell table:formula="of:=IF((([.G22] = 1)   AND   ([.G23] = 0))   OR   (([.G22] = 0)   AND   ([.G23] = 1));1;0)" office:value-type="float" office:value="0" calcext:value-type="float">
            <text:p>0</text:p>
          </table:table-cell>
          <table:table-cell table:formula="of:=IF((([.H22] = 1)   AND   ([.H23] = 0))   OR   (([.H22] = 0)   AND   ([.H23] = 1));1;0)" office:value-type="float" office:value="0" calcext:value-type="float">
            <text:p>0</text:p>
          </table:table-cell>
          <table:table-cell table:formula="of:=IF((([.I22] = 1)   AND   ([.I23] = 0))   OR   (([.I22] = 0)   AND   ([.I23] = 1));1;0)" office:value-type="float" office:value="0" calcext:value-type="float">
            <text:p>0</text:p>
          </table:table-cell>
          <table:table-cell table:formula="of:=IF((([.J22] = 1)   AND   ([.J23] = 0))   OR   (([.J22] = 0)   AND   ([.J23] = 1));1;0)" office:value-type="float" office:value="0" calcext:value-type="float">
            <text:p>0</text:p>
          </table:table-cell>
          <table:table-cell table:formula="of:=IF((([.K22] = 1)   AND   ([.K23] = 0))   OR   (([.K22] = 0)   AND   ([.K23] = 1));1;0)" office:value-type="float" office:value="0" calcext:value-type="float">
            <text:p>0</text:p>
          </table:table-cell>
          <table:table-cell table:formula="of:=IF((([.L22] = 1)   AND   ([.L23] = 0))   OR   (([.L22] = 0)   AND   ([.L23] = 1));1;0)" office:value-type="float" office:value="0" calcext:value-type="float">
            <text:p>0</text:p>
          </table:table-cell>
          <table:table-cell table:formula="of:=IF((([.M22] = 1)   AND   ([.M23] = 0))   OR   (([.M22] = 0)   AND   ([.M23] = 1));1;0)" office:value-type="float" office:value="0" calcext:value-type="float">
            <text:p>0</text:p>
          </table:table-cell>
          <table:table-cell table:formula="of:=IF((([.N22] = 1)   AND   ([.N23] = 0))   OR   (([.N22] = 0)   AND   ([.N23] = 1));1;0)" office:value-type="float" office:value="0" calcext:value-type="float">
            <text:p>0</text:p>
          </table:table-cell>
          <table:table-cell table:formula="of:=IF((([.O22] = 1)   AND   ([.O23] = 0))   OR   (([.O22] = 0)   AND   ([.O23] = 1));1;0)" office:value-type="float" office:value="0" calcext:value-type="float">
            <text:p>0</text:p>
          </table:table-cell>
          <table:table-cell table:formula="of:=IF((([.P22] = 1)   AND   ([.P23] = 0))   OR   (([.P22] = 0)   AND   ([.P23] = 1));1;0)" office:value-type="float" office:value="0" calcext:value-type="float">
            <text:p>0</text:p>
          </table:table-cell>
          <table:table-cell table:formula="of:=IF((([.Q22] = 1)   AND   ([.Q23] = 0))   OR   (([.Q22] = 0)   AND   ([.Q23] = 1));1;0)" office:value-type="float" office:value="0" calcext:value-type="float">
            <text:p>0</text:p>
          </table:table-cell>
          <table:table-cell table:formula="of:=IF((([.R22] = 1)   AND   ([.R23] = 0))   OR   (([.R22] = 0)   AND   ([.R23] = 1));1;0)" office:value-type="float" office:value="0" calcext:value-type="float">
            <text:p>0</text:p>
          </table:table-cell>
          <table:table-cell table:formula="of:=IF((([.S22] = 1)   AND   ([.S23] = 0))   OR   (([.S22] = 0)   AND   ([.S23] = 1));1;0)" office:value-type="float" office:value="0" calcext:value-type="float">
            <text:p>0</text:p>
          </table:table-cell>
          <table:table-cell table:formula="of:=IF((([.T22] = 1)   AND   ([.T23] = 0))   OR   (([.T22] = 0)   AND   ([.T23] = 1));1;0)" office:value-type="float" office:value="0" calcext:value-type="float">
            <text:p>0</text:p>
          </table:table-cell>
          <table:table-cell table:formula="of:=IF((([.U22] = 1)   AND   ([.U23] = 0))   OR   (([.U22] = 0)   AND   ([.U23] = 1));1;0)" office:value-type="float" office:value="0" calcext:value-type="float">
            <text:p>0</text:p>
          </table:table-cell>
          <table:table-cell table:formula="of:=IF((([.V22] = 1)   AND   ([.V23] = 0))   OR   (([.V22] = 0)   AND   ([.V23] = 1));1;0)" office:value-type="float" office:value="0" calcext:value-type="float">
            <text:p>0</text:p>
          </table:table-cell>
          <table:table-cell table:formula="of:=IF((([.W22] = 1)   AND   ([.W23] = 0))   OR   (([.W22] = 0)   AND   ([.W23] = 1));1;0)" office:value-type="float" office:value="1" calcext:value-type="float">
            <text:p>1</text:p>
          </table:table-cell>
          <table:table-cell table:formula="of:=IF((([.X22] = 1)   AND   ([.X23] = 0))   OR   (([.X22] = 0)   AND   ([.X23] = 1));1;0)" office:value-type="float" office:value="0" calcext:value-type="float">
            <text:p>0</text:p>
          </table:table-cell>
          <table:table-cell table:formula="of:=IF((([.Y22] = 1)   AND   ([.Y23] = 0))   OR   (([.Y22] = 0)   AND   ([.Y23] = 1));1;0)" office:value-type="float" office:value="1" calcext:value-type="float">
            <text:p>1</text:p>
          </table:table-cell>
          <table:table-cell table:formula="of:=IF((([.Z22] = 1)   AND   ([.Z23] = 0))   OR   (([.Z22] = 0)   AND   ([.Z23] = 1));1;0)" office:value-type="float" office:value="0" calcext:value-type="float">
            <text:p>0</text:p>
          </table:table-cell>
          <table:table-cell table:formula="of:=IF((([.AA22] = 1)   AND   ([.AA23] = 0))   OR   (([.AA22] = 0)   AND   ([.AA23] = 1));1;0)" office:value-type="float" office:value="0" calcext:value-type="float">
            <text:p>0</text:p>
          </table:table-cell>
          <table:table-cell table:formula="of:=IF((([.AB22] = 1)   AND   ([.AB23] = 0))   OR   (([.AB22] = 0)   AND   ([.AB23] = 1));1;0)" office:value-type="float" office:value="0" calcext:value-type="float">
            <text:p>0</text:p>
          </table:table-cell>
          <table:table-cell table:formula="of:=IF((([.AC22] = 1)   AND   ([.AC23] = 0))   OR   (([.AC22] = 0)   AND   ([.AC23] = 1));1;0)" office:value-type="float" office:value="0" calcext:value-type="float">
            <text:p>0</text:p>
          </table:table-cell>
          <table:table-cell table:formula="of:=IF((([.AD22] = 1)   AND   ([.AD23] = 0))   OR   (([.AD22] = 0)   AND   ([.AD23] = 1));1;0)" office:value-type="float" office:value="0" calcext:value-type="float">
            <text:p>0</text:p>
          </table:table-cell>
          <table:table-cell table:formula="of:=IF((([.AE22] = 1)   AND   ([.AE23] = 0))   OR   (([.AE22] = 0)   AND   ([.AE23] = 1));1;0)" office:value-type="float" office:value="1" calcext:value-type="float">
            <text:p>1</text:p>
          </table:table-cell>
          <table:table-cell table:formula="of:=IF((([.AF22] = 1)   AND   ([.AF23] = 0))   OR   (([.AF22] = 0)   AND   ([.AF23] = 1));1;0)" office:value-type="float" office:value="0" calcext:value-type="float">
            <text:p>0</text:p>
          </table:table-cell>
          <table:table-cell table:formula="of:=IF((([.AG22] = 1)   AND   ([.AG23] = 0))   OR   (([.AG22] = 0)   AND   ([.AG23] = 1));1;0)" office:value-type="float" office:value="1" calcext:value-type="float">
            <text:p>1</text:p>
          </table:table-cell>
          <table:table-cell table:formula="of:=IF((([.AH22] = 1)   AND   ([.AH23] = 0))   OR   (([.AH22] = 0)   AND   ([.AH23] = 1));1;0)" office:value-type="float" office:value="0" calcext:value-type="float">
            <text:p>0</text:p>
          </table:table-cell>
          <table:table-cell table:formula="of:=IF((([.AI22] = 1)   AND   ([.AI23] = 0))   OR   (([.AI22] = 0)   AND   ([.AI23] = 1));1;0)" office:value-type="float" office:value="0" calcext:value-type="float">
            <text:p>0</text:p>
          </table:table-cell>
          <table:table-cell table:formula="of:=IF((([.AJ22] = 1)   AND   ([.AJ23] = 0))   OR   (([.AJ22] = 0)   AND   ([.AJ23] = 1));1;0)" office:value-type="float" office:value="0" calcext:value-type="float">
            <text:p>0</text:p>
          </table:table-cell>
          <table:table-cell table:formula="of:=IF((([.AK22] = 1)   AND   ([.AK23] = 0))   OR   (([.AK22] = 0)   AND   ([.AK23] = 1));1;0)" office:value-type="float" office:value="0" calcext:value-type="float">
            <text:p>0</text:p>
          </table:table-cell>
          <table:table-cell table:formula="of:=IF((([.AL22] = 1)   AND   ([.AL23] = 0))   OR   (([.AL22] = 0)   AND   ([.AL23] = 1));1;0)" office:value-type="float" office:value="0" calcext:value-type="float">
            <text:p>0</text:p>
          </table:table-cell>
          <table:table-cell table:formula="of:=IF((([.AM22] = 1)   AND   ([.AM23] = 0))   OR   (([.AM22] = 0)   AND   ([.AM23] = 1));1;0)" office:value-type="float" office:value="0" calcext:value-type="float">
            <text:p>0</text:p>
          </table:table-cell>
          <table:table-cell table:formula="of:=IF((([.AN22] = 1)   AND   ([.AN23] = 0))   OR   (([.AN22] = 0)   AND   ([.AN23] = 1));1;0)" office:value-type="float" office:value="0" calcext:value-type="float">
            <text:p>0</text:p>
          </table:table-cell>
          <table:table-cell table:formula="of:=IF((([.AO22] = 1)   AND   ([.AO23] = 0))   OR   (([.AO22] = 0)   AND   ([.AO23] = 1));1;0)" office:value-type="float" office:value="0" calcext:value-type="float">
            <text:p>0</text:p>
          </table:table-cell>
          <table:table-cell table:formula="of:=IF((([.AP22] = 1)   AND   ([.AP23] = 0))   OR   (([.AP22] = 0)   AND   ([.AP23] = 1));1;0)" office:value-type="float" office:value="0" calcext:value-type="float">
            <text:p>0</text:p>
          </table:table-cell>
          <table:table-cell table:formula="of:=IF((([.AQ22] = 1)   AND   ([.AQ23] = 0))   OR   (([.AQ22] = 0)   AND   ([.AQ23] = 1));1;0)" office:value-type="float" office:value="0" calcext:value-type="float">
            <text:p>0</text:p>
          </table:table-cell>
          <table:table-cell table:formula="of:=IF((([.AR22] = 1)   AND   ([.AR23] = 0))   OR   (([.AR22] = 0)   AND   ([.AR23] = 1));1;0)" office:value-type="float" office:value="0" calcext:value-type="float">
            <text:p>0</text:p>
          </table:table-cell>
          <table:table-cell table:formula="of:=IF((([.AS22] = 1)   AND   ([.AS23] = 0))   OR   (([.AS22] = 0)   AND   ([.AS23] = 1));1;0)" office:value-type="float" office:value="0" calcext:value-type="float">
            <text:p>0</text:p>
          </table:table-cell>
          <table:table-cell table:formula="of:=IF((([.AT22] = 1)   AND   ([.AT23] = 0))   OR   (([.AT22] = 0)   AND   ([.AT23] = 1));1;0)" office:value-type="float" office:value="0" calcext:value-type="float">
            <text:p>0</text:p>
          </table:table-cell>
          <table:table-cell table:formula="of:=IF((([.AU22] = 1)   AND   ([.AU23] = 0))   OR   (([.AU22] = 0)   AND   ([.AU23] = 1));1;0)" office:value-type="float" office:value="0" calcext:value-type="float">
            <text:p>0</text:p>
          </table:table-cell>
          <table:table-cell table:formula="of:=IF((([.AV22] = 1)   AND   ([.AV23] = 0))   OR   (([.AV22] = 0)   AND   ([.AV23] = 1));1;0)" office:value-type="float" office:value="0" calcext:value-type="float">
            <text:p>0</text:p>
          </table:table-cell>
          <table:table-cell table:formula="of:=IF((([.AW22] = 1)   AND   ([.AW23] = 0))   OR   (([.AW22] = 0)   AND   ([.AW23] = 1));1;0)" office:value-type="float" office:value="0" calcext:value-type="float">
            <text:p>0</text:p>
          </table:table-cell>
          <table:table-cell table:formula="of:=IF((([.AX22] = 1)   AND   ([.AX23] = 0))   OR   (([.AX22] = 0)   AND   ([.AX23] = 1));1;0)" office:value-type="float" office:value="0" calcext:value-type="float">
            <text:p>0</text:p>
          </table:table-cell>
          <table:table-cell table:formula="of:=IF((([.AY22] = 1)   AND   ([.AY23] = 0))   OR   (([.AY22] = 0)   AND   ([.AY23] = 1));1;0)" office:value-type="float" office:value="0" calcext:value-type="float">
            <text:p>0</text:p>
          </table:table-cell>
          <table:table-cell table:formula="of:=IF((([.AZ22] = 1)   AND   ([.AZ23] = 0))   OR   (([.AZ22] = 0)   AND   ([.AZ23] = 1));1;0)" office:value-type="float" office:value="0" calcext:value-type="float">
            <text:p>0</text:p>
          </table:table-cell>
          <table:table-cell table:formula="of:=IF((([.BA22] = 1)   AND   ([.BA23] = 0))   OR   (([.BA22] = 0)   AND   ([.BA23] = 1));1;0)" office:value-type="float" office:value="0" calcext:value-type="float">
            <text:p>0</text:p>
          </table:table-cell>
          <table:table-cell table:formula="of:=IF((([.BB22] = 1)   AND   ([.BB23] = 0))   OR   (([.BB22] = 0)   AND   ([.BB23] = 1));1;0)" office:value-type="float" office:value="0" calcext:value-type="float">
            <text:p>0</text:p>
          </table:table-cell>
          <table:table-cell table:formula="of:=IF((([.BC22] = 1)   AND   ([.BC23] = 0))   OR   (([.BC22] = 0)   AND   ([.BC23] = 1));1;0)" office:value-type="float" office:value="1" calcext:value-type="float">
            <text:p>1</text:p>
          </table:table-cell>
          <table:table-cell table:formula="of:=IF((([.BD22] = 1)   AND   ([.BD23] = 0))   OR   (([.BD22] = 0)   AND   ([.BD23] = 1));1;0)" office:value-type="float" office:value="0" calcext:value-type="float">
            <text:p>0</text:p>
          </table:table-cell>
          <table:table-cell table:formula="of:=IF((([.BE22] = 1)   AND   ([.BE23] = 0))   OR   (([.BE22] = 0)   AND   ([.BE23] = 1));1;0)" office:value-type="float" office:value="1" calcext:value-type="float">
            <text:p>1</text:p>
          </table:table-cell>
          <table:table-cell table:formula="of:=IF((([.BF22] = 1)   AND   ([.BF23] = 0))   OR   (([.BF22] = 0)   AND   ([.BF23] = 1));1;0)" office:value-type="float" office:value="0" calcext:value-type="float">
            <text:p>0</text:p>
          </table:table-cell>
          <table:table-cell table:formula="of:=IF((([.BG22] = 1)   AND   ([.BG23] = 0))   OR   (([.BG22] = 0)   AND   ([.BG23] = 1));1;0)" office:value-type="float" office:value="0" calcext:value-type="float">
            <text:p>0</text:p>
          </table:table-cell>
          <table:table-cell table:formula="of:=IF((([.BH22] = 1)   AND   ([.BH23] = 0))   OR   (([.BH22] = 0)   AND   ([.BH23] = 1));1;0)" office:value-type="float" office:value="0" calcext:value-type="float">
            <text:p>0</text:p>
          </table:table-cell>
          <table:table-cell table:formula="of:=IF((([.BI22] = 1)   AND   ([.BI23] = 0))   OR   (([.BI22] = 0)   AND   ([.BI23] = 1));1;0)" office:value-type="float" office:value="0" calcext:value-type="float">
            <text:p>0</text:p>
          </table:table-cell>
          <table:table-cell table:formula="of:=IF((([.BJ22] = 1)   AND   ([.BJ23] = 0))   OR   (([.BJ22] = 0)   AND   ([.BJ23] = 1));1;0)" office:value-type="float" office:value="0" calcext:value-type="float">
            <text:p>0</text:p>
          </table:table-cell>
          <table:table-cell table:formula="of:=IF((([.BK22] = 1)   AND   ([.BK23] = 0))   OR   (([.BK22] = 0)   AND   ([.BK23] = 1));1;0)" office:value-type="float" office:value="1" calcext:value-type="float">
            <text:p>1</text:p>
          </table:table-cell>
          <table:table-cell table:formula="of:=IF((([.BL22] = 1)   AND   ([.BL23] = 0))   OR   (([.BL22] = 0)   AND   ([.BL23] = 1));1;0)" office:value-type="float" office:value="0" calcext:value-type="float">
            <text:p>0</text:p>
          </table:table-cell>
          <table:table-cell table:formula="of:=IF((([.BM22] = 1)   AND   ([.BM23] = 0))   OR   (([.BM22] = 0)   AND   ([.BM23] = 1));1;0)" office:value-type="float" office:value="1" calcext:value-type="float">
            <text:p>1</text:p>
          </table:table-cell>
          <table:table-cell table:formula="of:=IF((([.BN22] = 1)   AND   ([.BN23] = 0))   OR   (([.BN22] = 0)   AND   ([.BN23] = 1));1;0)" office:value-type="float" office:value="0" calcext:value-type="float">
            <text:p>0</text:p>
          </table:table-cell>
          <table:table-cell table:formula="of:=IF((([.BO22] = 1)   AND   ([.BO23] = 0))   OR   (([.BO22] = 0)   AND   ([.BO23] = 1));1;0)" office:value-type="float" office:value="0" calcext:value-type="float">
            <text:p>0</text:p>
          </table:table-cell>
          <table:table-cell table:formula="of:=IF((([.BP22] = 1)   AND   ([.BP23] = 0))   OR   (([.BP22] = 0)   AND   ([.BP23] = 1));1;0)" office:value-type="float" office:value="0" calcext:value-type="float">
            <text:p>0</text:p>
          </table:table-cell>
          <table:table-cell table:formula="of:=IF((([.BQ22] = 1)   AND   ([.BQ23] = 0))   OR   (([.BQ22] = 0)   AND   ([.BQ23] = 1));1;0)" office:value-type="float" office:value="0" calcext:value-type="float">
            <text:p>0</text:p>
          </table:table-cell>
          <table:table-cell table:formula="of:=IF((([.BR22] = 1)   AND   ([.BR23] = 0))   OR   (([.BR22] = 0)   AND   ([.BR23] = 1));1;0)" office:value-type="float" office:value="0" calcext:value-type="float">
            <text:p>0</text:p>
          </table:table-cell>
          <table:table-cell table:formula="of:=IF((([.BS22] = 1)   AND   ([.BS23] = 0))   OR   (([.BS22] = 0)   AND   ([.BS23] = 1));1;0)" office:value-type="float" office:value="0" calcext:value-type="float">
            <text:p>0</text:p>
          </table:table-cell>
          <table:table-cell table:formula="of:=IF((([.BT22] = 1)   AND   ([.BT23] = 0))   OR   (([.BT22] = 0)   AND   ([.BT23] = 1));1;0)" office:value-type="float" office:value="0" calcext:value-type="float">
            <text:p>0</text:p>
          </table:table-cell>
          <table:table-cell table:formula="of:=IF((([.BU22] = 1)   AND   ([.BU23] = 0))   OR   (([.BU22] = 0)   AND   ([.BU23] = 1));1;0)" office:value-type="float" office:value="0" calcext:value-type="float">
            <text:p>0</text:p>
          </table:table-cell>
          <table:table-cell/>
          <table:table-cell table:formula="of:=SUM([.A23:.BW23])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947"/>
        </table:table-row>
        <table:table-row table:style-name="ro1">
          <table:table-cell/>
          <table:table-cell table:formula="of:=IF((([.A23] = 1)   AND   ([.A24] = 0))   OR   (([.A23] = 0)   AND   ([.A24] = 1));1;0)" office:value-type="float" office:value="0" calcext:value-type="float">
            <text:p>0</text:p>
          </table:table-cell>
          <table:table-cell table:formula="of:=IF((([.B23] = 1)   AND   ([.B24] = 0))   OR   (([.B23] = 0)   AND   ([.B24] = 1));1;0)" office:value-type="float" office:value="0" calcext:value-type="float">
            <text:p>0</text:p>
          </table:table-cell>
          <table:table-cell table:formula="of:=IF((([.C23] = 1)   AND   ([.C24] = 0))   OR   (([.C23] = 0)   AND   ([.C24] = 1));1;0)" office:value-type="float" office:value="0" calcext:value-type="float">
            <text:p>0</text:p>
          </table:table-cell>
          <table:table-cell table:formula="of:=IF((([.D23] = 1)   AND   ([.D24] = 0))   OR   (([.D23] = 0)   AND   ([.D24] = 1));1;0)" office:value-type="float" office:value="0" calcext:value-type="float">
            <text:p>0</text:p>
          </table:table-cell>
          <table:table-cell table:formula="of:=IF((([.E23] = 1)   AND   ([.E24] = 0))   OR   (([.E23] = 0)   AND   ([.E24] = 1));1;0)" office:value-type="float" office:value="0" calcext:value-type="float">
            <text:p>0</text:p>
          </table:table-cell>
          <table:table-cell table:formula="of:=IF((([.F23] = 1)   AND   ([.F24] = 0))   OR   (([.F23] = 0)   AND   ([.F24] = 1));1;0)" office:value-type="float" office:value="0" calcext:value-type="float">
            <text:p>0</text:p>
          </table:table-cell>
          <table:table-cell table:formula="of:=IF((([.G23] = 1)   AND   ([.G24] = 0))   OR   (([.G23] = 0)   AND   ([.G24] = 1));1;0)" office:value-type="float" office:value="0" calcext:value-type="float">
            <text:p>0</text:p>
          </table:table-cell>
          <table:table-cell table:formula="of:=IF((([.H23] = 1)   AND   ([.H24] = 0))   OR   (([.H23] = 0)   AND   ([.H24] = 1));1;0)" office:value-type="float" office:value="0" calcext:value-type="float">
            <text:p>0</text:p>
          </table:table-cell>
          <table:table-cell table:formula="of:=IF((([.I23] = 1)   AND   ([.I24] = 0))   OR   (([.I23] = 0)   AND   ([.I24] = 1));1;0)" office:value-type="float" office:value="0" calcext:value-type="float">
            <text:p>0</text:p>
          </table:table-cell>
          <table:table-cell table:formula="of:=IF((([.J23] = 1)   AND   ([.J24] = 0))   OR   (([.J23] = 0)   AND   ([.J24] = 1));1;0)" office:value-type="float" office:value="0" calcext:value-type="float">
            <text:p>0</text:p>
          </table:table-cell>
          <table:table-cell table:formula="of:=IF((([.K23] = 1)   AND   ([.K24] = 0))   OR   (([.K23] = 0)   AND   ([.K24] = 1));1;0)" office:value-type="float" office:value="0" calcext:value-type="float">
            <text:p>0</text:p>
          </table:table-cell>
          <table:table-cell table:formula="of:=IF((([.L23] = 1)   AND   ([.L24] = 0))   OR   (([.L23] = 0)   AND   ([.L24] = 1));1;0)" office:value-type="float" office:value="0" calcext:value-type="float">
            <text:p>0</text:p>
          </table:table-cell>
          <table:table-cell table:formula="of:=IF((([.M23] = 1)   AND   ([.M24] = 0))   OR   (([.M23] = 0)   AND   ([.M24] = 1));1;0)" office:value-type="float" office:value="0" calcext:value-type="float">
            <text:p>0</text:p>
          </table:table-cell>
          <table:table-cell table:formula="of:=IF((([.N23] = 1)   AND   ([.N24] = 0))   OR   (([.N23] = 0)   AND   ([.N24] = 1));1;0)" office:value-type="float" office:value="0" calcext:value-type="float">
            <text:p>0</text:p>
          </table:table-cell>
          <table:table-cell table:formula="of:=IF((([.O23] = 1)   AND   ([.O24] = 0))   OR   (([.O23] = 0)   AND   ([.O24] = 1));1;0)" office:value-type="float" office:value="0" calcext:value-type="float">
            <text:p>0</text:p>
          </table:table-cell>
          <table:table-cell table:formula="of:=IF((([.P23] = 1)   AND   ([.P24] = 0))   OR   (([.P23] = 0)   AND   ([.P24] = 1));1;0)" office:value-type="float" office:value="0" calcext:value-type="float">
            <text:p>0</text:p>
          </table:table-cell>
          <table:table-cell table:formula="of:=IF((([.Q23] = 1)   AND   ([.Q24] = 0))   OR   (([.Q23] = 0)   AND   ([.Q24] = 1));1;0)" office:value-type="float" office:value="0" calcext:value-type="float">
            <text:p>0</text:p>
          </table:table-cell>
          <table:table-cell table:formula="of:=IF((([.R23] = 1)   AND   ([.R24] = 0))   OR   (([.R23] = 0)   AND   ([.R24] = 1));1;0)" office:value-type="float" office:value="0" calcext:value-type="float">
            <text:p>0</text:p>
          </table:table-cell>
          <table:table-cell table:formula="of:=IF((([.S23] = 1)   AND   ([.S24] = 0))   OR   (([.S23] = 0)   AND   ([.S24] = 1));1;0)" office:value-type="float" office:value="0" calcext:value-type="float">
            <text:p>0</text:p>
          </table:table-cell>
          <table:table-cell table:formula="of:=IF((([.T23] = 1)   AND   ([.T24] = 0))   OR   (([.T23] = 0)   AND   ([.T24] = 1));1;0)" office:value-type="float" office:value="0" calcext:value-type="float">
            <text:p>0</text:p>
          </table:table-cell>
          <table:table-cell table:formula="of:=IF((([.U23] = 1)   AND   ([.U24] = 0))   OR   (([.U23] = 0)   AND   ([.U24] = 1));1;0)" office:value-type="float" office:value="0" calcext:value-type="float">
            <text:p>0</text:p>
          </table:table-cell>
          <table:table-cell table:formula="of:=IF((([.V23] = 1)   AND   ([.V24] = 0))   OR   (([.V23] = 0)   AND   ([.V24] = 1));1;0)" office:value-type="float" office:value="0" calcext:value-type="float">
            <text:p>0</text:p>
          </table:table-cell>
          <table:table-cell table:formula="of:=IF((([.W23] = 1)   AND   ([.W24] = 0))   OR   (([.W23] = 0)   AND   ([.W24] = 1));1;0)" office:value-type="float" office:value="0" calcext:value-type="float">
            <text:p>0</text:p>
          </table:table-cell>
          <table:table-cell table:formula="of:=IF((([.X23] = 1)   AND   ([.X24] = 0))   OR   (([.X23] = 0)   AND   ([.X24] = 1));1;0)" office:value-type="float" office:value="1" calcext:value-type="float">
            <text:p>1</text:p>
          </table:table-cell>
          <table:table-cell table:formula="of:=IF((([.Y23] = 1)   AND   ([.Y24] = 0))   OR   (([.Y23] = 0)   AND   ([.Y24] = 1));1;0)" office:value-type="float" office:value="1" calcext:value-type="float">
            <text:p>1</text:p>
          </table:table-cell>
          <table:table-cell table:formula="of:=IF((([.Z23] = 1)   AND   ([.Z24] = 0))   OR   (([.Z23] = 0)   AND   ([.Z24] = 1));1;0)" office:value-type="float" office:value="0" calcext:value-type="float">
            <text:p>0</text:p>
          </table:table-cell>
          <table:table-cell table:formula="of:=IF((([.AA23] = 1)   AND   ([.AA24] = 0))   OR   (([.AA23] = 0)   AND   ([.AA24] = 1));1;0)" office:value-type="float" office:value="0" calcext:value-type="float">
            <text:p>0</text:p>
          </table:table-cell>
          <table:table-cell table:formula="of:=IF((([.AB23] = 1)   AND   ([.AB24] = 0))   OR   (([.AB23] = 0)   AND   ([.AB24] = 1));1;0)" office:value-type="float" office:value="0" calcext:value-type="float">
            <text:p>0</text:p>
          </table:table-cell>
          <table:table-cell table:formula="of:=IF((([.AC23] = 1)   AND   ([.AC24] = 0))   OR   (([.AC23] = 0)   AND   ([.AC24] = 1));1;0)" office:value-type="float" office:value="0" calcext:value-type="float">
            <text:p>0</text:p>
          </table:table-cell>
          <table:table-cell table:formula="of:=IF((([.AD23] = 1)   AND   ([.AD24] = 0))   OR   (([.AD23] = 0)   AND   ([.AD24] = 1));1;0)" office:value-type="float" office:value="0" calcext:value-type="float">
            <text:p>0</text:p>
          </table:table-cell>
          <table:table-cell table:formula="of:=IF((([.AE23] = 1)   AND   ([.AE24] = 0))   OR   (([.AE23] = 0)   AND   ([.AE24] = 1));1;0)" office:value-type="float" office:value="0" calcext:value-type="float">
            <text:p>0</text:p>
          </table:table-cell>
          <table:table-cell table:formula="of:=IF((([.AF23] = 1)   AND   ([.AF24] = 0))   OR   (([.AF23] = 0)   AND   ([.AF24] = 1));1;0)" office:value-type="float" office:value="1" calcext:value-type="float">
            <text:p>1</text:p>
          </table:table-cell>
          <table:table-cell table:formula="of:=IF((([.AG23] = 1)   AND   ([.AG24] = 0))   OR   (([.AG23] = 0)   AND   ([.AG24] = 1));1;0)" office:value-type="float" office:value="1" calcext:value-type="float">
            <text:p>1</text:p>
          </table:table-cell>
          <table:table-cell table:formula="of:=IF((([.AH23] = 1)   AND   ([.AH24] = 0))   OR   (([.AH23] = 0)   AND   ([.AH24] = 1));1;0)" office:value-type="float" office:value="0" calcext:value-type="float">
            <text:p>0</text:p>
          </table:table-cell>
          <table:table-cell table:formula="of:=IF((([.AI23] = 1)   AND   ([.AI24] = 0))   OR   (([.AI23] = 0)   AND   ([.AI24] = 1));1;0)" office:value-type="float" office:value="0" calcext:value-type="float">
            <text:p>0</text:p>
          </table:table-cell>
          <table:table-cell table:formula="of:=IF((([.AJ23] = 1)   AND   ([.AJ24] = 0))   OR   (([.AJ23] = 0)   AND   ([.AJ24] = 1));1;0)" office:value-type="float" office:value="0" calcext:value-type="float">
            <text:p>0</text:p>
          </table:table-cell>
          <table:table-cell table:formula="of:=IF((([.AK23] = 1)   AND   ([.AK24] = 0))   OR   (([.AK23] = 0)   AND   ([.AK24] = 1));1;0)" office:value-type="float" office:value="0" calcext:value-type="float">
            <text:p>0</text:p>
          </table:table-cell>
          <table:table-cell table:formula="of:=IF((([.AL23] = 1)   AND   ([.AL24] = 0))   OR   (([.AL23] = 0)   AND   ([.AL24] = 1));1;0)" office:value-type="float" office:value="0" calcext:value-type="float">
            <text:p>0</text:p>
          </table:table-cell>
          <table:table-cell table:formula="of:=IF((([.AM23] = 1)   AND   ([.AM24] = 0))   OR   (([.AM23] = 0)   AND   ([.AM24] = 1));1;0)" office:value-type="float" office:value="0" calcext:value-type="float">
            <text:p>0</text:p>
          </table:table-cell>
          <table:table-cell table:formula="of:=IF((([.AN23] = 1)   AND   ([.AN24] = 0))   OR   (([.AN23] = 0)   AND   ([.AN24] = 1));1;0)" office:value-type="float" office:value="0" calcext:value-type="float">
            <text:p>0</text:p>
          </table:table-cell>
          <table:table-cell table:formula="of:=IF((([.AO23] = 1)   AND   ([.AO24] = 0))   OR   (([.AO23] = 0)   AND   ([.AO24] = 1));1;0)" office:value-type="float" office:value="0" calcext:value-type="float">
            <text:p>0</text:p>
          </table:table-cell>
          <table:table-cell table:formula="of:=IF((([.AP23] = 1)   AND   ([.AP24] = 0))   OR   (([.AP23] = 0)   AND   ([.AP24] = 1));1;0)" office:value-type="float" office:value="0" calcext:value-type="float">
            <text:p>0</text:p>
          </table:table-cell>
          <table:table-cell table:formula="of:=IF((([.AQ23] = 1)   AND   ([.AQ24] = 0))   OR   (([.AQ23] = 0)   AND   ([.AQ24] = 1));1;0)" office:value-type="float" office:value="0" calcext:value-type="float">
            <text:p>0</text:p>
          </table:table-cell>
          <table:table-cell table:formula="of:=IF((([.AR23] = 1)   AND   ([.AR24] = 0))   OR   (([.AR23] = 0)   AND   ([.AR24] = 1));1;0)" office:value-type="float" office:value="0" calcext:value-type="float">
            <text:p>0</text:p>
          </table:table-cell>
          <table:table-cell table:formula="of:=IF((([.AS23] = 1)   AND   ([.AS24] = 0))   OR   (([.AS23] = 0)   AND   ([.AS24] = 1));1;0)" office:value-type="float" office:value="0" calcext:value-type="float">
            <text:p>0</text:p>
          </table:table-cell>
          <table:table-cell table:formula="of:=IF((([.AT23] = 1)   AND   ([.AT24] = 0))   OR   (([.AT23] = 0)   AND   ([.AT24] = 1));1;0)" office:value-type="float" office:value="0" calcext:value-type="float">
            <text:p>0</text:p>
          </table:table-cell>
          <table:table-cell table:formula="of:=IF((([.AU23] = 1)   AND   ([.AU24] = 0))   OR   (([.AU23] = 0)   AND   ([.AU24] = 1));1;0)" office:value-type="float" office:value="0" calcext:value-type="float">
            <text:p>0</text:p>
          </table:table-cell>
          <table:table-cell table:formula="of:=IF((([.AV23] = 1)   AND   ([.AV24] = 0))   OR   (([.AV23] = 0)   AND   ([.AV24] = 1));1;0)" office:value-type="float" office:value="0" calcext:value-type="float">
            <text:p>0</text:p>
          </table:table-cell>
          <table:table-cell table:formula="of:=IF((([.AW23] = 1)   AND   ([.AW24] = 0))   OR   (([.AW23] = 0)   AND   ([.AW24] = 1));1;0)" office:value-type="float" office:value="0" calcext:value-type="float">
            <text:p>0</text:p>
          </table:table-cell>
          <table:table-cell table:formula="of:=IF((([.AX23] = 1)   AND   ([.AX24] = 0))   OR   (([.AX23] = 0)   AND   ([.AX24] = 1));1;0)" office:value-type="float" office:value="0" calcext:value-type="float">
            <text:p>0</text:p>
          </table:table-cell>
          <table:table-cell table:formula="of:=IF((([.AY23] = 1)   AND   ([.AY24] = 0))   OR   (([.AY23] = 0)   AND   ([.AY24] = 1));1;0)" office:value-type="float" office:value="0" calcext:value-type="float">
            <text:p>0</text:p>
          </table:table-cell>
          <table:table-cell table:formula="of:=IF((([.AZ23] = 1)   AND   ([.AZ24] = 0))   OR   (([.AZ23] = 0)   AND   ([.AZ24] = 1));1;0)" office:value-type="float" office:value="0" calcext:value-type="float">
            <text:p>0</text:p>
          </table:table-cell>
          <table:table-cell table:formula="of:=IF((([.BA23] = 1)   AND   ([.BA24] = 0))   OR   (([.BA23] = 0)   AND   ([.BA24] = 1));1;0)" office:value-type="float" office:value="0" calcext:value-type="float">
            <text:p>0</text:p>
          </table:table-cell>
          <table:table-cell table:formula="of:=IF((([.BB23] = 1)   AND   ([.BB24] = 0))   OR   (([.BB23] = 0)   AND   ([.BB24] = 1));1;0)" office:value-type="float" office:value="0" calcext:value-type="float">
            <text:p>0</text:p>
          </table:table-cell>
          <table:table-cell table:formula="of:=IF((([.BC23] = 1)   AND   ([.BC24] = 0))   OR   (([.BC23] = 0)   AND   ([.BC24] = 1));1;0)" office:value-type="float" office:value="0" calcext:value-type="float">
            <text:p>0</text:p>
          </table:table-cell>
          <table:table-cell table:formula="of:=IF((([.BD23] = 1)   AND   ([.BD24] = 0))   OR   (([.BD23] = 0)   AND   ([.BD24] = 1));1;0)" office:value-type="float" office:value="1" calcext:value-type="float">
            <text:p>1</text:p>
          </table:table-cell>
          <table:table-cell table:formula="of:=IF((([.BE23] = 1)   AND   ([.BE24] = 0))   OR   (([.BE23] = 0)   AND   ([.BE24] = 1));1;0)" office:value-type="float" office:value="1" calcext:value-type="float">
            <text:p>1</text:p>
          </table:table-cell>
          <table:table-cell table:formula="of:=IF((([.BF23] = 1)   AND   ([.BF24] = 0))   OR   (([.BF23] = 0)   AND   ([.BF24] = 1));1;0)" office:value-type="float" office:value="0" calcext:value-type="float">
            <text:p>0</text:p>
          </table:table-cell>
          <table:table-cell table:formula="of:=IF((([.BG23] = 1)   AND   ([.BG24] = 0))   OR   (([.BG23] = 0)   AND   ([.BG24] = 1));1;0)" office:value-type="float" office:value="0" calcext:value-type="float">
            <text:p>0</text:p>
          </table:table-cell>
          <table:table-cell table:formula="of:=IF((([.BH23] = 1)   AND   ([.BH24] = 0))   OR   (([.BH23] = 0)   AND   ([.BH24] = 1));1;0)" office:value-type="float" office:value="0" calcext:value-type="float">
            <text:p>0</text:p>
          </table:table-cell>
          <table:table-cell table:formula="of:=IF((([.BI23] = 1)   AND   ([.BI24] = 0))   OR   (([.BI23] = 0)   AND   ([.BI24] = 1));1;0)" office:value-type="float" office:value="0" calcext:value-type="float">
            <text:p>0</text:p>
          </table:table-cell>
          <table:table-cell table:formula="of:=IF((([.BJ23] = 1)   AND   ([.BJ24] = 0))   OR   (([.BJ23] = 0)   AND   ([.BJ24] = 1));1;0)" office:value-type="float" office:value="0" calcext:value-type="float">
            <text:p>0</text:p>
          </table:table-cell>
          <table:table-cell table:formula="of:=IF((([.BK23] = 1)   AND   ([.BK24] = 0))   OR   (([.BK23] = 0)   AND   ([.BK24] = 1));1;0)" office:value-type="float" office:value="0" calcext:value-type="float">
            <text:p>0</text:p>
          </table:table-cell>
          <table:table-cell table:formula="of:=IF((([.BL23] = 1)   AND   ([.BL24] = 0))   OR   (([.BL23] = 0)   AND   ([.BL24] = 1));1;0)" office:value-type="float" office:value="1" calcext:value-type="float">
            <text:p>1</text:p>
          </table:table-cell>
          <table:table-cell table:formula="of:=IF((([.BM23] = 1)   AND   ([.BM24] = 0))   OR   (([.BM23] = 0)   AND   ([.BM24] = 1));1;0)" office:value-type="float" office:value="1" calcext:value-type="float">
            <text:p>1</text:p>
          </table:table-cell>
          <table:table-cell table:formula="of:=IF((([.BN23] = 1)   AND   ([.BN24] = 0))   OR   (([.BN23] = 0)   AND   ([.BN24] = 1));1;0)" office:value-type="float" office:value="0" calcext:value-type="float">
            <text:p>0</text:p>
          </table:table-cell>
          <table:table-cell table:formula="of:=IF((([.BO23] = 1)   AND   ([.BO24] = 0))   OR   (([.BO23] = 0)   AND   ([.BO24] = 1));1;0)" office:value-type="float" office:value="0" calcext:value-type="float">
            <text:p>0</text:p>
          </table:table-cell>
          <table:table-cell table:formula="of:=IF((([.BP23] = 1)   AND   ([.BP24] = 0))   OR   (([.BP23] = 0)   AND   ([.BP24] = 1));1;0)" office:value-type="float" office:value="0" calcext:value-type="float">
            <text:p>0</text:p>
          </table:table-cell>
          <table:table-cell table:formula="of:=IF((([.BQ23] = 1)   AND   ([.BQ24] = 0))   OR   (([.BQ23] = 0)   AND   ([.BQ24] = 1));1;0)" office:value-type="float" office:value="0" calcext:value-type="float">
            <text:p>0</text:p>
          </table:table-cell>
          <table:table-cell table:formula="of:=IF((([.BR23] = 1)   AND   ([.BR24] = 0))   OR   (([.BR23] = 0)   AND   ([.BR24] = 1));1;0)" office:value-type="float" office:value="0" calcext:value-type="float">
            <text:p>0</text:p>
          </table:table-cell>
          <table:table-cell table:formula="of:=IF((([.BS23] = 1)   AND   ([.BS24] = 0))   OR   (([.BS23] = 0)   AND   ([.BS24] = 1));1;0)" office:value-type="float" office:value="0" calcext:value-type="float">
            <text:p>0</text:p>
          </table:table-cell>
          <table:table-cell table:formula="of:=IF((([.BT23] = 1)   AND   ([.BT24] = 0))   OR   (([.BT23] = 0)   AND   ([.BT24] = 1));1;0)" office:value-type="float" office:value="0" calcext:value-type="float">
            <text:p>0</text:p>
          </table:table-cell>
          <table:table-cell table:formula="of:=IF((([.BU23] = 1)   AND   ([.BU24] = 0))   OR   (([.BU23] = 0)   AND   ([.BU24] = 1));1;0)" office:value-type="float" office:value="0" calcext:value-type="float">
            <text:p>0</text:p>
          </table:table-cell>
          <table:table-cell/>
          <table:table-cell table:formula="of:=SUM([.A24:.BW24])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947"/>
        </table:table-row>
        <table:table-row table:style-name="ro1">
          <table:table-cell/>
          <table:table-cell table:formula="of:=IF((([.A24] = 1)   AND   ([.A25] = 0))   OR   (([.A24] = 0)   AND   ([.A25] = 1));1;0)" office:value-type="float" office:value="0" calcext:value-type="float">
            <text:p>0</text:p>
          </table:table-cell>
          <table:table-cell table:formula="of:=IF((([.B24] = 1)   AND   ([.B25] = 0))   OR   (([.B24] = 0)   AND   ([.B25] = 1));1;0)" office:value-type="float" office:value="0" calcext:value-type="float">
            <text:p>0</text:p>
          </table:table-cell>
          <table:table-cell table:formula="of:=IF((([.C24] = 1)   AND   ([.C25] = 0))   OR   (([.C24] = 0)   AND   ([.C25] = 1));1;0)" office:value-type="float" office:value="0" calcext:value-type="float">
            <text:p>0</text:p>
          </table:table-cell>
          <table:table-cell table:formula="of:=IF((([.D24] = 1)   AND   ([.D25] = 0))   OR   (([.D24] = 0)   AND   ([.D25] = 1));1;0)" office:value-type="float" office:value="0" calcext:value-type="float">
            <text:p>0</text:p>
          </table:table-cell>
          <table:table-cell table:formula="of:=IF((([.E24] = 1)   AND   ([.E25] = 0))   OR   (([.E24] = 0)   AND   ([.E25] = 1));1;0)" office:value-type="float" office:value="0" calcext:value-type="float">
            <text:p>0</text:p>
          </table:table-cell>
          <table:table-cell table:formula="of:=IF((([.F24] = 1)   AND   ([.F25] = 0))   OR   (([.F24] = 0)   AND   ([.F25] = 1));1;0)" office:value-type="float" office:value="0" calcext:value-type="float">
            <text:p>0</text:p>
          </table:table-cell>
          <table:table-cell table:formula="of:=IF((([.G24] = 1)   AND   ([.G25] = 0))   OR   (([.G24] = 0)   AND   ([.G25] = 1));1;0)" office:value-type="float" office:value="0" calcext:value-type="float">
            <text:p>0</text:p>
          </table:table-cell>
          <table:table-cell table:formula="of:=IF((([.H24] = 1)   AND   ([.H25] = 0))   OR   (([.H24] = 0)   AND   ([.H25] = 1));1;0)" office:value-type="float" office:value="0" calcext:value-type="float">
            <text:p>0</text:p>
          </table:table-cell>
          <table:table-cell table:formula="of:=IF((([.I24] = 1)   AND   ([.I25] = 0))   OR   (([.I24] = 0)   AND   ([.I25] = 1));1;0)" office:value-type="float" office:value="0" calcext:value-type="float">
            <text:p>0</text:p>
          </table:table-cell>
          <table:table-cell table:formula="of:=IF((([.J24] = 1)   AND   ([.J25] = 0))   OR   (([.J24] = 0)   AND   ([.J25] = 1));1;0)" office:value-type="float" office:value="0" calcext:value-type="float">
            <text:p>0</text:p>
          </table:table-cell>
          <table:table-cell table:formula="of:=IF((([.K24] = 1)   AND   ([.K25] = 0))   OR   (([.K24] = 0)   AND   ([.K25] = 1));1;0)" office:value-type="float" office:value="0" calcext:value-type="float">
            <text:p>0</text:p>
          </table:table-cell>
          <table:table-cell table:formula="of:=IF((([.L24] = 1)   AND   ([.L25] = 0))   OR   (([.L24] = 0)   AND   ([.L25] = 1));1;0)" office:value-type="float" office:value="0" calcext:value-type="float">
            <text:p>0</text:p>
          </table:table-cell>
          <table:table-cell table:formula="of:=IF((([.M24] = 1)   AND   ([.M25] = 0))   OR   (([.M24] = 0)   AND   ([.M25] = 1));1;0)" office:value-type="float" office:value="0" calcext:value-type="float">
            <text:p>0</text:p>
          </table:table-cell>
          <table:table-cell table:formula="of:=IF((([.N24] = 1)   AND   ([.N25] = 0))   OR   (([.N24] = 0)   AND   ([.N25] = 1));1;0)" office:value-type="float" office:value="0" calcext:value-type="float">
            <text:p>0</text:p>
          </table:table-cell>
          <table:table-cell table:formula="of:=IF((([.O24] = 1)   AND   ([.O25] = 0))   OR   (([.O24] = 0)   AND   ([.O25] = 1));1;0)" office:value-type="float" office:value="0" calcext:value-type="float">
            <text:p>0</text:p>
          </table:table-cell>
          <table:table-cell table:formula="of:=IF((([.P24] = 1)   AND   ([.P25] = 0))   OR   (([.P24] = 0)   AND   ([.P25] = 1));1;0)" office:value-type="float" office:value="0" calcext:value-type="float">
            <text:p>0</text:p>
          </table:table-cell>
          <table:table-cell table:formula="of:=IF((([.Q24] = 1)   AND   ([.Q25] = 0))   OR   (([.Q24] = 0)   AND   ([.Q25] = 1));1;0)" office:value-type="float" office:value="0" calcext:value-type="float">
            <text:p>0</text:p>
          </table:table-cell>
          <table:table-cell table:formula="of:=IF((([.R24] = 1)   AND   ([.R25] = 0))   OR   (([.R24] = 0)   AND   ([.R25] = 1));1;0)" office:value-type="float" office:value="0" calcext:value-type="float">
            <text:p>0</text:p>
          </table:table-cell>
          <table:table-cell table:formula="of:=IF((([.S24] = 1)   AND   ([.S25] = 0))   OR   (([.S24] = 0)   AND   ([.S25] = 1));1;0)" office:value-type="float" office:value="0" calcext:value-type="float">
            <text:p>0</text:p>
          </table:table-cell>
          <table:table-cell table:formula="of:=IF((([.T24] = 1)   AND   ([.T25] = 0))   OR   (([.T24] = 0)   AND   ([.T25] = 1));1;0)" office:value-type="float" office:value="0" calcext:value-type="float">
            <text:p>0</text:p>
          </table:table-cell>
          <table:table-cell table:formula="of:=IF((([.U24] = 1)   AND   ([.U25] = 0))   OR   (([.U24] = 0)   AND   ([.U25] = 1));1;0)" office:value-type="float" office:value="0" calcext:value-type="float">
            <text:p>0</text:p>
          </table:table-cell>
          <table:table-cell table:formula="of:=IF((([.V24] = 1)   AND   ([.V25] = 0))   OR   (([.V24] = 0)   AND   ([.V25] = 1));1;0)" office:value-type="float" office:value="0" calcext:value-type="float">
            <text:p>0</text:p>
          </table:table-cell>
          <table:table-cell table:formula="of:=IF((([.W24] = 1)   AND   ([.W25] = 0))   OR   (([.W24] = 0)   AND   ([.W25] = 1));1;0)" office:value-type="float" office:value="0" calcext:value-type="float">
            <text:p>0</text:p>
          </table:table-cell>
          <table:table-cell table:formula="of:=IF((([.X24] = 1)   AND   ([.X25] = 0))   OR   (([.X24] = 0)   AND   ([.X25] = 1));1;0)" office:value-type="float" office:value="0" calcext:value-type="float">
            <text:p>0</text:p>
          </table:table-cell>
          <table:table-cell table:formula="of:=IF((([.Y24] = 1)   AND   ([.Y25] = 0))   OR   (([.Y24] = 0)   AND   ([.Y25] = 1));1;0)" office:value-type="float" office:value="1" calcext:value-type="float">
            <text:p>1</text:p>
          </table:table-cell>
          <table:table-cell table:formula="of:=IF((([.Z24] = 1)   AND   ([.Z25] = 0))   OR   (([.Z24] = 0)   AND   ([.Z25] = 1));1;0)" office:value-type="float" office:value="0" calcext:value-type="float">
            <text:p>0</text:p>
          </table:table-cell>
          <table:table-cell table:formula="of:=IF((([.AA24] = 1)   AND   ([.AA25] = 0))   OR   (([.AA24] = 0)   AND   ([.AA25] = 1));1;0)" office:value-type="float" office:value="0" calcext:value-type="float">
            <text:p>0</text:p>
          </table:table-cell>
          <table:table-cell table:formula="of:=IF((([.AB24] = 1)   AND   ([.AB25] = 0))   OR   (([.AB24] = 0)   AND   ([.AB25] = 1));1;0)" office:value-type="float" office:value="0" calcext:value-type="float">
            <text:p>0</text:p>
          </table:table-cell>
          <table:table-cell table:formula="of:=IF((([.AC24] = 1)   AND   ([.AC25] = 0))   OR   (([.AC24] = 0)   AND   ([.AC25] = 1));1;0)" office:value-type="float" office:value="0" calcext:value-type="float">
            <text:p>0</text:p>
          </table:table-cell>
          <table:table-cell table:formula="of:=IF((([.AD24] = 1)   AND   ([.AD25] = 0))   OR   (([.AD24] = 0)   AND   ([.AD25] = 1));1;0)" office:value-type="float" office:value="0" calcext:value-type="float">
            <text:p>0</text:p>
          </table:table-cell>
          <table:table-cell table:formula="of:=IF((([.AE24] = 1)   AND   ([.AE25] = 0))   OR   (([.AE24] = 0)   AND   ([.AE25] = 1));1;0)" office:value-type="float" office:value="0" calcext:value-type="float">
            <text:p>0</text:p>
          </table:table-cell>
          <table:table-cell table:formula="of:=IF((([.AF24] = 1)   AND   ([.AF25] = 0))   OR   (([.AF24] = 0)   AND   ([.AF25] = 1));1;0)" office:value-type="float" office:value="0" calcext:value-type="float">
            <text:p>0</text:p>
          </table:table-cell>
          <table:table-cell table:formula="of:=IF((([.AG24] = 1)   AND   ([.AG25] = 0))   OR   (([.AG24] = 0)   AND   ([.AG25] = 1));1;0)" office:value-type="float" office:value="1" calcext:value-type="float">
            <text:p>1</text:p>
          </table:table-cell>
          <table:table-cell table:formula="of:=IF((([.AH24] = 1)   AND   ([.AH25] = 0))   OR   (([.AH24] = 0)   AND   ([.AH25] = 1));1;0)" office:value-type="float" office:value="0" calcext:value-type="float">
            <text:p>0</text:p>
          </table:table-cell>
          <table:table-cell table:formula="of:=IF((([.AI24] = 1)   AND   ([.AI25] = 0))   OR   (([.AI24] = 0)   AND   ([.AI25] = 1));1;0)" office:value-type="float" office:value="0" calcext:value-type="float">
            <text:p>0</text:p>
          </table:table-cell>
          <table:table-cell table:formula="of:=IF((([.AJ24] = 1)   AND   ([.AJ25] = 0))   OR   (([.AJ24] = 0)   AND   ([.AJ25] = 1));1;0)" office:value-type="float" office:value="0" calcext:value-type="float">
            <text:p>0</text:p>
          </table:table-cell>
          <table:table-cell table:formula="of:=IF((([.AK24] = 1)   AND   ([.AK25] = 0))   OR   (([.AK24] = 0)   AND   ([.AK25] = 1));1;0)" office:value-type="float" office:value="0" calcext:value-type="float">
            <text:p>0</text:p>
          </table:table-cell>
          <table:table-cell table:formula="of:=IF((([.AL24] = 1)   AND   ([.AL25] = 0))   OR   (([.AL24] = 0)   AND   ([.AL25] = 1));1;0)" office:value-type="float" office:value="0" calcext:value-type="float">
            <text:p>0</text:p>
          </table:table-cell>
          <table:table-cell table:formula="of:=IF((([.AM24] = 1)   AND   ([.AM25] = 0))   OR   (([.AM24] = 0)   AND   ([.AM25] = 1));1;0)" office:value-type="float" office:value="0" calcext:value-type="float">
            <text:p>0</text:p>
          </table:table-cell>
          <table:table-cell table:formula="of:=IF((([.AN24] = 1)   AND   ([.AN25] = 0))   OR   (([.AN24] = 0)   AND   ([.AN25] = 1));1;0)" office:value-type="float" office:value="0" calcext:value-type="float">
            <text:p>0</text:p>
          </table:table-cell>
          <table:table-cell table:formula="of:=IF((([.AO24] = 1)   AND   ([.AO25] = 0))   OR   (([.AO24] = 0)   AND   ([.AO25] = 1));1;0)" office:value-type="float" office:value="0" calcext:value-type="float">
            <text:p>0</text:p>
          </table:table-cell>
          <table:table-cell table:formula="of:=IF((([.AP24] = 1)   AND   ([.AP25] = 0))   OR   (([.AP24] = 0)   AND   ([.AP25] = 1));1;0)" office:value-type="float" office:value="0" calcext:value-type="float">
            <text:p>0</text:p>
          </table:table-cell>
          <table:table-cell table:formula="of:=IF((([.AQ24] = 1)   AND   ([.AQ25] = 0))   OR   (([.AQ24] = 0)   AND   ([.AQ25] = 1));1;0)" office:value-type="float" office:value="0" calcext:value-type="float">
            <text:p>0</text:p>
          </table:table-cell>
          <table:table-cell table:formula="of:=IF((([.AR24] = 1)   AND   ([.AR25] = 0))   OR   (([.AR24] = 0)   AND   ([.AR25] = 1));1;0)" office:value-type="float" office:value="0" calcext:value-type="float">
            <text:p>0</text:p>
          </table:table-cell>
          <table:table-cell table:formula="of:=IF((([.AS24] = 1)   AND   ([.AS25] = 0))   OR   (([.AS24] = 0)   AND   ([.AS25] = 1));1;0)" office:value-type="float" office:value="0" calcext:value-type="float">
            <text:p>0</text:p>
          </table:table-cell>
          <table:table-cell table:formula="of:=IF((([.AT24] = 1)   AND   ([.AT25] = 0))   OR   (([.AT24] = 0)   AND   ([.AT25] = 1));1;0)" office:value-type="float" office:value="0" calcext:value-type="float">
            <text:p>0</text:p>
          </table:table-cell>
          <table:table-cell table:formula="of:=IF((([.AU24] = 1)   AND   ([.AU25] = 0))   OR   (([.AU24] = 0)   AND   ([.AU25] = 1));1;0)" office:value-type="float" office:value="0" calcext:value-type="float">
            <text:p>0</text:p>
          </table:table-cell>
          <table:table-cell table:formula="of:=IF((([.AV24] = 1)   AND   ([.AV25] = 0))   OR   (([.AV24] = 0)   AND   ([.AV25] = 1));1;0)" office:value-type="float" office:value="0" calcext:value-type="float">
            <text:p>0</text:p>
          </table:table-cell>
          <table:table-cell table:formula="of:=IF((([.AW24] = 1)   AND   ([.AW25] = 0))   OR   (([.AW24] = 0)   AND   ([.AW25] = 1));1;0)" office:value-type="float" office:value="0" calcext:value-type="float">
            <text:p>0</text:p>
          </table:table-cell>
          <table:table-cell table:formula="of:=IF((([.AX24] = 1)   AND   ([.AX25] = 0))   OR   (([.AX24] = 0)   AND   ([.AX25] = 1));1;0)" office:value-type="float" office:value="0" calcext:value-type="float">
            <text:p>0</text:p>
          </table:table-cell>
          <table:table-cell table:formula="of:=IF((([.AY24] = 1)   AND   ([.AY25] = 0))   OR   (([.AY24] = 0)   AND   ([.AY25] = 1));1;0)" office:value-type="float" office:value="0" calcext:value-type="float">
            <text:p>0</text:p>
          </table:table-cell>
          <table:table-cell table:formula="of:=IF((([.AZ24] = 1)   AND   ([.AZ25] = 0))   OR   (([.AZ24] = 0)   AND   ([.AZ25] = 1));1;0)" office:value-type="float" office:value="0" calcext:value-type="float">
            <text:p>0</text:p>
          </table:table-cell>
          <table:table-cell table:formula="of:=IF((([.BA24] = 1)   AND   ([.BA25] = 0))   OR   (([.BA24] = 0)   AND   ([.BA25] = 1));1;0)" office:value-type="float" office:value="0" calcext:value-type="float">
            <text:p>0</text:p>
          </table:table-cell>
          <table:table-cell table:formula="of:=IF((([.BB24] = 1)   AND   ([.BB25] = 0))   OR   (([.BB24] = 0)   AND   ([.BB25] = 1));1;0)" office:value-type="float" office:value="0" calcext:value-type="float">
            <text:p>0</text:p>
          </table:table-cell>
          <table:table-cell table:formula="of:=IF((([.BC24] = 1)   AND   ([.BC25] = 0))   OR   (([.BC24] = 0)   AND   ([.BC25] = 1));1;0)" office:value-type="float" office:value="0" calcext:value-type="float">
            <text:p>0</text:p>
          </table:table-cell>
          <table:table-cell table:formula="of:=IF((([.BD24] = 1)   AND   ([.BD25] = 0))   OR   (([.BD24] = 0)   AND   ([.BD25] = 1));1;0)" office:value-type="float" office:value="0" calcext:value-type="float">
            <text:p>0</text:p>
          </table:table-cell>
          <table:table-cell table:formula="of:=IF((([.BE24] = 1)   AND   ([.BE25] = 0))   OR   (([.BE24] = 0)   AND   ([.BE25] = 1));1;0)" office:value-type="float" office:value="1" calcext:value-type="float">
            <text:p>1</text:p>
          </table:table-cell>
          <table:table-cell table:formula="of:=IF((([.BF24] = 1)   AND   ([.BF25] = 0))   OR   (([.BF24] = 0)   AND   ([.BF25] = 1));1;0)" office:value-type="float" office:value="0" calcext:value-type="float">
            <text:p>0</text:p>
          </table:table-cell>
          <table:table-cell table:formula="of:=IF((([.BG24] = 1)   AND   ([.BG25] = 0))   OR   (([.BG24] = 0)   AND   ([.BG25] = 1));1;0)" office:value-type="float" office:value="0" calcext:value-type="float">
            <text:p>0</text:p>
          </table:table-cell>
          <table:table-cell table:formula="of:=IF((([.BH24] = 1)   AND   ([.BH25] = 0))   OR   (([.BH24] = 0)   AND   ([.BH25] = 1));1;0)" office:value-type="float" office:value="0" calcext:value-type="float">
            <text:p>0</text:p>
          </table:table-cell>
          <table:table-cell table:formula="of:=IF((([.BI24] = 1)   AND   ([.BI25] = 0))   OR   (([.BI24] = 0)   AND   ([.BI25] = 1));1;0)" office:value-type="float" office:value="0" calcext:value-type="float">
            <text:p>0</text:p>
          </table:table-cell>
          <table:table-cell table:formula="of:=IF((([.BJ24] = 1)   AND   ([.BJ25] = 0))   OR   (([.BJ24] = 0)   AND   ([.BJ25] = 1));1;0)" office:value-type="float" office:value="0" calcext:value-type="float">
            <text:p>0</text:p>
          </table:table-cell>
          <table:table-cell table:formula="of:=IF((([.BK24] = 1)   AND   ([.BK25] = 0))   OR   (([.BK24] = 0)   AND   ([.BK25] = 1));1;0)" office:value-type="float" office:value="0" calcext:value-type="float">
            <text:p>0</text:p>
          </table:table-cell>
          <table:table-cell table:formula="of:=IF((([.BL24] = 1)   AND   ([.BL25] = 0))   OR   (([.BL24] = 0)   AND   ([.BL25] = 1));1;0)" office:value-type="float" office:value="0" calcext:value-type="float">
            <text:p>0</text:p>
          </table:table-cell>
          <table:table-cell table:formula="of:=IF((([.BM24] = 1)   AND   ([.BM25] = 0))   OR   (([.BM24] = 0)   AND   ([.BM25] = 1));1;0)" office:value-type="float" office:value="1" calcext:value-type="float">
            <text:p>1</text:p>
          </table:table-cell>
          <table:table-cell table:formula="of:=IF((([.BN24] = 1)   AND   ([.BN25] = 0))   OR   (([.BN24] = 0)   AND   ([.BN25] = 1));1;0)" office:value-type="float" office:value="0" calcext:value-type="float">
            <text:p>0</text:p>
          </table:table-cell>
          <table:table-cell table:formula="of:=IF((([.BO24] = 1)   AND   ([.BO25] = 0))   OR   (([.BO24] = 0)   AND   ([.BO25] = 1));1;0)" office:value-type="float" office:value="0" calcext:value-type="float">
            <text:p>0</text:p>
          </table:table-cell>
          <table:table-cell table:formula="of:=IF((([.BP24] = 1)   AND   ([.BP25] = 0))   OR   (([.BP24] = 0)   AND   ([.BP25] = 1));1;0)" office:value-type="float" office:value="0" calcext:value-type="float">
            <text:p>0</text:p>
          </table:table-cell>
          <table:table-cell table:formula="of:=IF((([.BQ24] = 1)   AND   ([.BQ25] = 0))   OR   (([.BQ24] = 0)   AND   ([.BQ25] = 1));1;0)" office:value-type="float" office:value="0" calcext:value-type="float">
            <text:p>0</text:p>
          </table:table-cell>
          <table:table-cell table:formula="of:=IF((([.BR24] = 1)   AND   ([.BR25] = 0))   OR   (([.BR24] = 0)   AND   ([.BR25] = 1));1;0)" office:value-type="float" office:value="0" calcext:value-type="float">
            <text:p>0</text:p>
          </table:table-cell>
          <table:table-cell table:formula="of:=IF((([.BS24] = 1)   AND   ([.BS25] = 0))   OR   (([.BS24] = 0)   AND   ([.BS25] = 1));1;0)" office:value-type="float" office:value="0" calcext:value-type="float">
            <text:p>0</text:p>
          </table:table-cell>
          <table:table-cell table:formula="of:=IF((([.BT24] = 1)   AND   ([.BT25] = 0))   OR   (([.BT24] = 0)   AND   ([.BT25] = 1));1;0)" office:value-type="float" office:value="0" calcext:value-type="float">
            <text:p>0</text:p>
          </table:table-cell>
          <table:table-cell table:formula="of:=IF((([.BU24] = 1)   AND   ([.BU25] = 0))   OR   (([.BU24] = 0)   AND   ([.BU25] = 1));1;0)" office:value-type="float" office:value="0" calcext:value-type="float">
            <text:p>0</text:p>
          </table:table-cell>
          <table:table-cell/>
          <table:table-cell table:formula="of:=SUM([.A25:.BW25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947"/>
        </table:table-row>
        <table:table-row table:style-name="ro1">
          <table:table-cell/>
          <table:table-cell table:formula="of:=IF((([.A25] = 1)   AND   ([.A26] = 0))   OR   (([.A25] = 0)   AND   ([.A26] = 1));1;0)" office:value-type="float" office:value="0" calcext:value-type="float">
            <text:p>0</text:p>
          </table:table-cell>
          <table:table-cell table:formula="of:=IF((([.B25] = 1)   AND   ([.B26] = 0))   OR   (([.B25] = 0)   AND   ([.B26] = 1));1;0)" office:value-type="float" office:value="0" calcext:value-type="float">
            <text:p>0</text:p>
          </table:table-cell>
          <table:table-cell table:formula="of:=IF((([.C25] = 1)   AND   ([.C26] = 0))   OR   (([.C25] = 0)   AND   ([.C26] = 1));1;0)" office:value-type="float" office:value="0" calcext:value-type="float">
            <text:p>0</text:p>
          </table:table-cell>
          <table:table-cell table:formula="of:=IF((([.D25] = 1)   AND   ([.D26] = 0))   OR   (([.D25] = 0)   AND   ([.D26] = 1));1;0)" office:value-type="float" office:value="0" calcext:value-type="float">
            <text:p>0</text:p>
          </table:table-cell>
          <table:table-cell table:formula="of:=IF((([.E25] = 1)   AND   ([.E26] = 0))   OR   (([.E25] = 0)   AND   ([.E26] = 1));1;0)" office:value-type="float" office:value="0" calcext:value-type="float">
            <text:p>0</text:p>
          </table:table-cell>
          <table:table-cell table:formula="of:=IF((([.F25] = 1)   AND   ([.F26] = 0))   OR   (([.F25] = 0)   AND   ([.F26] = 1));1;0)" office:value-type="float" office:value="0" calcext:value-type="float">
            <text:p>0</text:p>
          </table:table-cell>
          <table:table-cell table:formula="of:=IF((([.G25] = 1)   AND   ([.G26] = 0))   OR   (([.G25] = 0)   AND   ([.G26] = 1));1;0)" office:value-type="float" office:value="0" calcext:value-type="float">
            <text:p>0</text:p>
          </table:table-cell>
          <table:table-cell table:formula="of:=IF((([.H25] = 1)   AND   ([.H26] = 0))   OR   (([.H25] = 0)   AND   ([.H26] = 1));1;0)" office:value-type="float" office:value="0" calcext:value-type="float">
            <text:p>0</text:p>
          </table:table-cell>
          <table:table-cell table:formula="of:=IF((([.I25] = 1)   AND   ([.I26] = 0))   OR   (([.I25] = 0)   AND   ([.I26] = 1));1;0)" office:value-type="float" office:value="0" calcext:value-type="float">
            <text:p>0</text:p>
          </table:table-cell>
          <table:table-cell table:formula="of:=IF((([.J25] = 1)   AND   ([.J26] = 0))   OR   (([.J25] = 0)   AND   ([.J26] = 1));1;0)" office:value-type="float" office:value="0" calcext:value-type="float">
            <text:p>0</text:p>
          </table:table-cell>
          <table:table-cell table:formula="of:=IF((([.K25] = 1)   AND   ([.K26] = 0))   OR   (([.K25] = 0)   AND   ([.K26] = 1));1;0)" office:value-type="float" office:value="0" calcext:value-type="float">
            <text:p>0</text:p>
          </table:table-cell>
          <table:table-cell table:formula="of:=IF((([.L25] = 1)   AND   ([.L26] = 0))   OR   (([.L25] = 0)   AND   ([.L26] = 1));1;0)" office:value-type="float" office:value="0" calcext:value-type="float">
            <text:p>0</text:p>
          </table:table-cell>
          <table:table-cell table:formula="of:=IF((([.M25] = 1)   AND   ([.M26] = 0))   OR   (([.M25] = 0)   AND   ([.M26] = 1));1;0)" office:value-type="float" office:value="0" calcext:value-type="float">
            <text:p>0</text:p>
          </table:table-cell>
          <table:table-cell table:formula="of:=IF((([.N25] = 1)   AND   ([.N26] = 0))   OR   (([.N25] = 0)   AND   ([.N26] = 1));1;0)" office:value-type="float" office:value="0" calcext:value-type="float">
            <text:p>0</text:p>
          </table:table-cell>
          <table:table-cell table:formula="of:=IF((([.O25] = 1)   AND   ([.O26] = 0))   OR   (([.O25] = 0)   AND   ([.O26] = 1));1;0)" office:value-type="float" office:value="0" calcext:value-type="float">
            <text:p>0</text:p>
          </table:table-cell>
          <table:table-cell table:formula="of:=IF((([.P25] = 1)   AND   ([.P26] = 0))   OR   (([.P25] = 0)   AND   ([.P26] = 1));1;0)" office:value-type="float" office:value="0" calcext:value-type="float">
            <text:p>0</text:p>
          </table:table-cell>
          <table:table-cell table:formula="of:=IF((([.Q25] = 1)   AND   ([.Q26] = 0))   OR   (([.Q25] = 0)   AND   ([.Q26] = 1));1;0)" office:value-type="float" office:value="0" calcext:value-type="float">
            <text:p>0</text:p>
          </table:table-cell>
          <table:table-cell table:formula="of:=IF((([.R25] = 1)   AND   ([.R26] = 0))   OR   (([.R25] = 0)   AND   ([.R26] = 1));1;0)" office:value-type="float" office:value="0" calcext:value-type="float">
            <text:p>0</text:p>
          </table:table-cell>
          <table:table-cell table:formula="of:=IF((([.S25] = 1)   AND   ([.S26] = 0))   OR   (([.S25] = 0)   AND   ([.S26] = 1));1;0)" office:value-type="float" office:value="0" calcext:value-type="float">
            <text:p>0</text:p>
          </table:table-cell>
          <table:table-cell table:formula="of:=IF((([.T25] = 1)   AND   ([.T26] = 0))   OR   (([.T25] = 0)   AND   ([.T26] = 1));1;0)" office:value-type="float" office:value="0" calcext:value-type="float">
            <text:p>0</text:p>
          </table:table-cell>
          <table:table-cell table:formula="of:=IF((([.U25] = 1)   AND   ([.U26] = 0))   OR   (([.U25] = 0)   AND   ([.U26] = 1));1;0)" office:value-type="float" office:value="0" calcext:value-type="float">
            <text:p>0</text:p>
          </table:table-cell>
          <table:table-cell table:formula="of:=IF((([.V25] = 1)   AND   ([.V26] = 0))   OR   (([.V25] = 0)   AND   ([.V26] = 1));1;0)" office:value-type="float" office:value="0" calcext:value-type="float">
            <text:p>0</text:p>
          </table:table-cell>
          <table:table-cell table:formula="of:=IF((([.W25] = 1)   AND   ([.W26] = 0))   OR   (([.W25] = 0)   AND   ([.W26] = 1));1;0)" office:value-type="float" office:value="0" calcext:value-type="float">
            <text:p>0</text:p>
          </table:table-cell>
          <table:table-cell table:formula="of:=IF((([.X25] = 1)   AND   ([.X26] = 0))   OR   (([.X25] = 0)   AND   ([.X26] = 1));1;0)" office:value-type="float" office:value="0" calcext:value-type="float">
            <text:p>0</text:p>
          </table:table-cell>
          <table:table-cell table:formula="of:=IF((([.Y25] = 1)   AND   ([.Y26] = 0))   OR   (([.Y25] = 0)   AND   ([.Y26] = 1));1;0)" office:value-type="float" office:value="0" calcext:value-type="float">
            <text:p>0</text:p>
          </table:table-cell>
          <table:table-cell table:formula="of:=IF((([.Z25] = 1)   AND   ([.Z26] = 0))   OR   (([.Z25] = 0)   AND   ([.Z26] = 1));1;0)" office:value-type="float" office:value="1" calcext:value-type="float">
            <text:p>1</text:p>
          </table:table-cell>
          <table:table-cell table:formula="of:=IF((([.AA25] = 1)   AND   ([.AA26] = 0))   OR   (([.AA25] = 0)   AND   ([.AA26] = 1));1;0)" office:value-type="float" office:value="1" calcext:value-type="float">
            <text:p>1</text:p>
          </table:table-cell>
          <table:table-cell table:formula="of:=IF((([.AB25] = 1)   AND   ([.AB26] = 0))   OR   (([.AB25] = 0)   AND   ([.AB26] = 1));1;0)" office:value-type="float" office:value="1" calcext:value-type="float">
            <text:p>1</text:p>
          </table:table-cell>
          <table:table-cell table:formula="of:=IF((([.AC25] = 1)   AND   ([.AC26] = 0))   OR   (([.AC25] = 0)   AND   ([.AC26] = 1));1;0)" office:value-type="float" office:value="1" calcext:value-type="float">
            <text:p>1</text:p>
          </table:table-cell>
          <table:table-cell table:formula="of:=IF((([.AD25] = 1)   AND   ([.AD26] = 0))   OR   (([.AD25] = 0)   AND   ([.AD26] = 1));1;0)" office:value-type="float" office:value="1" calcext:value-type="float">
            <text:p>1</text:p>
          </table:table-cell>
          <table:table-cell table:formula="of:=IF((([.AE25] = 1)   AND   ([.AE26] = 0))   OR   (([.AE25] = 0)   AND   ([.AE26] = 1));1;0)" office:value-type="float" office:value="1" calcext:value-type="float">
            <text:p>1</text:p>
          </table:table-cell>
          <table:table-cell table:formula="of:=IF((([.AF25] = 1)   AND   ([.AF26] = 0))   OR   (([.AF25] = 0)   AND   ([.AF26] = 1));1;0)" office:value-type="float" office:value="1" calcext:value-type="float">
            <text:p>1</text:p>
          </table:table-cell>
          <table:table-cell table:formula="of:=IF((([.AG25] = 1)   AND   ([.AG26] = 0))   OR   (([.AG25] = 0)   AND   ([.AG26] = 1));1;0)" office:value-type="float" office:value="1" calcext:value-type="float">
            <text:p>1</text:p>
          </table:table-cell>
          <table:table-cell table:formula="of:=IF((([.AH25] = 1)   AND   ([.AH26] = 0))   OR   (([.AH25] = 0)   AND   ([.AH26] = 1));1;0)" office:value-type="float" office:value="0" calcext:value-type="float">
            <text:p>0</text:p>
          </table:table-cell>
          <table:table-cell table:formula="of:=IF((([.AI25] = 1)   AND   ([.AI26] = 0))   OR   (([.AI25] = 0)   AND   ([.AI26] = 1));1;0)" office:value-type="float" office:value="0" calcext:value-type="float">
            <text:p>0</text:p>
          </table:table-cell>
          <table:table-cell table:formula="of:=IF((([.AJ25] = 1)   AND   ([.AJ26] = 0))   OR   (([.AJ25] = 0)   AND   ([.AJ26] = 1));1;0)" office:value-type="float" office:value="0" calcext:value-type="float">
            <text:p>0</text:p>
          </table:table-cell>
          <table:table-cell table:formula="of:=IF((([.AK25] = 1)   AND   ([.AK26] = 0))   OR   (([.AK25] = 0)   AND   ([.AK26] = 1));1;0)" office:value-type="float" office:value="0" calcext:value-type="float">
            <text:p>0</text:p>
          </table:table-cell>
          <table:table-cell table:formula="of:=IF((([.AL25] = 1)   AND   ([.AL26] = 0))   OR   (([.AL25] = 0)   AND   ([.AL26] = 1));1;0)" office:value-type="float" office:value="0" calcext:value-type="float">
            <text:p>0</text:p>
          </table:table-cell>
          <table:table-cell table:formula="of:=IF((([.AM25] = 1)   AND   ([.AM26] = 0))   OR   (([.AM25] = 0)   AND   ([.AM26] = 1));1;0)" office:value-type="float" office:value="0" calcext:value-type="float">
            <text:p>0</text:p>
          </table:table-cell>
          <table:table-cell table:formula="of:=IF((([.AN25] = 1)   AND   ([.AN26] = 0))   OR   (([.AN25] = 0)   AND   ([.AN26] = 1));1;0)" office:value-type="float" office:value="0" calcext:value-type="float">
            <text:p>0</text:p>
          </table:table-cell>
          <table:table-cell table:formula="of:=IF((([.AO25] = 1)   AND   ([.AO26] = 0))   OR   (([.AO25] = 0)   AND   ([.AO26] = 1));1;0)" office:value-type="float" office:value="0" calcext:value-type="float">
            <text:p>0</text:p>
          </table:table-cell>
          <table:table-cell table:formula="of:=IF((([.AP25] = 1)   AND   ([.AP26] = 0))   OR   (([.AP25] = 0)   AND   ([.AP26] = 1));1;0)" office:value-type="float" office:value="0" calcext:value-type="float">
            <text:p>0</text:p>
          </table:table-cell>
          <table:table-cell table:formula="of:=IF((([.AQ25] = 1)   AND   ([.AQ26] = 0))   OR   (([.AQ25] = 0)   AND   ([.AQ26] = 1));1;0)" office:value-type="float" office:value="0" calcext:value-type="float">
            <text:p>0</text:p>
          </table:table-cell>
          <table:table-cell table:formula="of:=IF((([.AR25] = 1)   AND   ([.AR26] = 0))   OR   (([.AR25] = 0)   AND   ([.AR26] = 1));1;0)" office:value-type="float" office:value="0" calcext:value-type="float">
            <text:p>0</text:p>
          </table:table-cell>
          <table:table-cell table:formula="of:=IF((([.AS25] = 1)   AND   ([.AS26] = 0))   OR   (([.AS25] = 0)   AND   ([.AS26] = 1));1;0)" office:value-type="float" office:value="0" calcext:value-type="float">
            <text:p>0</text:p>
          </table:table-cell>
          <table:table-cell table:formula="of:=IF((([.AT25] = 1)   AND   ([.AT26] = 0))   OR   (([.AT25] = 0)   AND   ([.AT26] = 1));1;0)" office:value-type="float" office:value="0" calcext:value-type="float">
            <text:p>0</text:p>
          </table:table-cell>
          <table:table-cell table:formula="of:=IF((([.AU25] = 1)   AND   ([.AU26] = 0))   OR   (([.AU25] = 0)   AND   ([.AU26] = 1));1;0)" office:value-type="float" office:value="0" calcext:value-type="float">
            <text:p>0</text:p>
          </table:table-cell>
          <table:table-cell table:formula="of:=IF((([.AV25] = 1)   AND   ([.AV26] = 0))   OR   (([.AV25] = 0)   AND   ([.AV26] = 1));1;0)" office:value-type="float" office:value="0" calcext:value-type="float">
            <text:p>0</text:p>
          </table:table-cell>
          <table:table-cell table:formula="of:=IF((([.AW25] = 1)   AND   ([.AW26] = 0))   OR   (([.AW25] = 0)   AND   ([.AW26] = 1));1;0)" office:value-type="float" office:value="0" calcext:value-type="float">
            <text:p>0</text:p>
          </table:table-cell>
          <table:table-cell table:formula="of:=IF((([.AX25] = 1)   AND   ([.AX26] = 0))   OR   (([.AX25] = 0)   AND   ([.AX26] = 1));1;0)" office:value-type="float" office:value="0" calcext:value-type="float">
            <text:p>0</text:p>
          </table:table-cell>
          <table:table-cell table:formula="of:=IF((([.AY25] = 1)   AND   ([.AY26] = 0))   OR   (([.AY25] = 0)   AND   ([.AY26] = 1));1;0)" office:value-type="float" office:value="0" calcext:value-type="float">
            <text:p>0</text:p>
          </table:table-cell>
          <table:table-cell table:formula="of:=IF((([.AZ25] = 1)   AND   ([.AZ26] = 0))   OR   (([.AZ25] = 0)   AND   ([.AZ26] = 1));1;0)" office:value-type="float" office:value="0" calcext:value-type="float">
            <text:p>0</text:p>
          </table:table-cell>
          <table:table-cell table:formula="of:=IF((([.BA25] = 1)   AND   ([.BA26] = 0))   OR   (([.BA25] = 0)   AND   ([.BA26] = 1));1;0)" office:value-type="float" office:value="0" calcext:value-type="float">
            <text:p>0</text:p>
          </table:table-cell>
          <table:table-cell table:formula="of:=IF((([.BB25] = 1)   AND   ([.BB26] = 0))   OR   (([.BB25] = 0)   AND   ([.BB26] = 1));1;0)" office:value-type="float" office:value="0" calcext:value-type="float">
            <text:p>0</text:p>
          </table:table-cell>
          <table:table-cell table:formula="of:=IF((([.BC25] = 1)   AND   ([.BC26] = 0))   OR   (([.BC25] = 0)   AND   ([.BC26] = 1));1;0)" office:value-type="float" office:value="0" calcext:value-type="float">
            <text:p>0</text:p>
          </table:table-cell>
          <table:table-cell table:formula="of:=IF((([.BD25] = 1)   AND   ([.BD26] = 0))   OR   (([.BD25] = 0)   AND   ([.BD26] = 1));1;0)" office:value-type="float" office:value="0" calcext:value-type="float">
            <text:p>0</text:p>
          </table:table-cell>
          <table:table-cell table:formula="of:=IF((([.BE25] = 1)   AND   ([.BE26] = 0))   OR   (([.BE25] = 0)   AND   ([.BE26] = 1));1;0)" office:value-type="float" office:value="0" calcext:value-type="float">
            <text:p>0</text:p>
          </table:table-cell>
          <table:table-cell table:formula="of:=IF((([.BF25] = 1)   AND   ([.BF26] = 0))   OR   (([.BF25] = 0)   AND   ([.BF26] = 1));1;0)" office:value-type="float" office:value="1" calcext:value-type="float">
            <text:p>1</text:p>
          </table:table-cell>
          <table:table-cell table:formula="of:=IF((([.BG25] = 1)   AND   ([.BG26] = 0))   OR   (([.BG25] = 0)   AND   ([.BG26] = 1));1;0)" office:value-type="float" office:value="1" calcext:value-type="float">
            <text:p>1</text:p>
          </table:table-cell>
          <table:table-cell table:formula="of:=IF((([.BH25] = 1)   AND   ([.BH26] = 0))   OR   (([.BH25] = 0)   AND   ([.BH26] = 1));1;0)" office:value-type="float" office:value="1" calcext:value-type="float">
            <text:p>1</text:p>
          </table:table-cell>
          <table:table-cell table:formula="of:=IF((([.BI25] = 1)   AND   ([.BI26] = 0))   OR   (([.BI25] = 0)   AND   ([.BI26] = 1));1;0)" office:value-type="float" office:value="1" calcext:value-type="float">
            <text:p>1</text:p>
          </table:table-cell>
          <table:table-cell table:formula="of:=IF((([.BJ25] = 1)   AND   ([.BJ26] = 0))   OR   (([.BJ25] = 0)   AND   ([.BJ26] = 1));1;0)" office:value-type="float" office:value="1" calcext:value-type="float">
            <text:p>1</text:p>
          </table:table-cell>
          <table:table-cell table:formula="of:=IF((([.BK25] = 1)   AND   ([.BK26] = 0))   OR   (([.BK25] = 0)   AND   ([.BK26] = 1));1;0)" office:value-type="float" office:value="1" calcext:value-type="float">
            <text:p>1</text:p>
          </table:table-cell>
          <table:table-cell table:formula="of:=IF((([.BL25] = 1)   AND   ([.BL26] = 0))   OR   (([.BL25] = 0)   AND   ([.BL26] = 1));1;0)" office:value-type="float" office:value="1" calcext:value-type="float">
            <text:p>1</text:p>
          </table:table-cell>
          <table:table-cell table:formula="of:=IF((([.BM25] = 1)   AND   ([.BM26] = 0))   OR   (([.BM25] = 0)   AND   ([.BM26] = 1));1;0)" office:value-type="float" office:value="1" calcext:value-type="float">
            <text:p>1</text:p>
          </table:table-cell>
          <table:table-cell table:formula="of:=IF((([.BN25] = 1)   AND   ([.BN26] = 0))   OR   (([.BN25] = 0)   AND   ([.BN26] = 1));1;0)" office:value-type="float" office:value="0" calcext:value-type="float">
            <text:p>0</text:p>
          </table:table-cell>
          <table:table-cell table:formula="of:=IF((([.BO25] = 1)   AND   ([.BO26] = 0))   OR   (([.BO25] = 0)   AND   ([.BO26] = 1));1;0)" office:value-type="float" office:value="0" calcext:value-type="float">
            <text:p>0</text:p>
          </table:table-cell>
          <table:table-cell table:formula="of:=IF((([.BP25] = 1)   AND   ([.BP26] = 0))   OR   (([.BP25] = 0)   AND   ([.BP26] = 1));1;0)" office:value-type="float" office:value="0" calcext:value-type="float">
            <text:p>0</text:p>
          </table:table-cell>
          <table:table-cell table:formula="of:=IF((([.BQ25] = 1)   AND   ([.BQ26] = 0))   OR   (([.BQ25] = 0)   AND   ([.BQ26] = 1));1;0)" office:value-type="float" office:value="0" calcext:value-type="float">
            <text:p>0</text:p>
          </table:table-cell>
          <table:table-cell table:formula="of:=IF((([.BR25] = 1)   AND   ([.BR26] = 0))   OR   (([.BR25] = 0)   AND   ([.BR26] = 1));1;0)" office:value-type="float" office:value="0" calcext:value-type="float">
            <text:p>0</text:p>
          </table:table-cell>
          <table:table-cell table:formula="of:=IF((([.BS25] = 1)   AND   ([.BS26] = 0))   OR   (([.BS25] = 0)   AND   ([.BS26] = 1));1;0)" office:value-type="float" office:value="0" calcext:value-type="float">
            <text:p>0</text:p>
          </table:table-cell>
          <table:table-cell table:formula="of:=IF((([.BT25] = 1)   AND   ([.BT26] = 0))   OR   (([.BT25] = 0)   AND   ([.BT26] = 1));1;0)" office:value-type="float" office:value="0" calcext:value-type="float">
            <text:p>0</text:p>
          </table:table-cell>
          <table:table-cell table:formula="of:=IF((([.BU25] = 1)   AND   ([.BU26] = 0))   OR   (([.BU25] = 0)   AND   ([.BU26] = 1));1;0)" office:value-type="float" office:value="0" calcext:value-type="float">
            <text:p>0</text:p>
          </table:table-cell>
          <table:table-cell/>
          <table:table-cell table:formula="of:=SUM([.A26:.BW26])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947"/>
        </table:table-row>
        <table:table-row table:style-name="ro1">
          <table:table-cell/>
          <table:table-cell table:formula="of:=IF((([.A26] = 1)   AND   ([.A27] = 0))   OR   (([.A26] = 0)   AND   ([.A27] = 1));1;0)" office:value-type="float" office:value="0" calcext:value-type="float">
            <text:p>0</text:p>
          </table:table-cell>
          <table:table-cell table:formula="of:=IF((([.B26] = 1)   AND   ([.B27] = 0))   OR   (([.B26] = 0)   AND   ([.B27] = 1));1;0)" office:value-type="float" office:value="0" calcext:value-type="float">
            <text:p>0</text:p>
          </table:table-cell>
          <table:table-cell table:formula="of:=IF((([.C26] = 1)   AND   ([.C27] = 0))   OR   (([.C26] = 0)   AND   ([.C27] = 1));1;0)" office:value-type="float" office:value="0" calcext:value-type="float">
            <text:p>0</text:p>
          </table:table-cell>
          <table:table-cell table:formula="of:=IF((([.D26] = 1)   AND   ([.D27] = 0))   OR   (([.D26] = 0)   AND   ([.D27] = 1));1;0)" office:value-type="float" office:value="0" calcext:value-type="float">
            <text:p>0</text:p>
          </table:table-cell>
          <table:table-cell table:formula="of:=IF((([.E26] = 1)   AND   ([.E27] = 0))   OR   (([.E26] = 0)   AND   ([.E27] = 1));1;0)" office:value-type="float" office:value="0" calcext:value-type="float">
            <text:p>0</text:p>
          </table:table-cell>
          <table:table-cell table:formula="of:=IF((([.F26] = 1)   AND   ([.F27] = 0))   OR   (([.F26] = 0)   AND   ([.F27] = 1));1;0)" office:value-type="float" office:value="0" calcext:value-type="float">
            <text:p>0</text:p>
          </table:table-cell>
          <table:table-cell table:formula="of:=IF((([.G26] = 1)   AND   ([.G27] = 0))   OR   (([.G26] = 0)   AND   ([.G27] = 1));1;0)" office:value-type="float" office:value="0" calcext:value-type="float">
            <text:p>0</text:p>
          </table:table-cell>
          <table:table-cell table:formula="of:=IF((([.H26] = 1)   AND   ([.H27] = 0))   OR   (([.H26] = 0)   AND   ([.H27] = 1));1;0)" office:value-type="float" office:value="0" calcext:value-type="float">
            <text:p>0</text:p>
          </table:table-cell>
          <table:table-cell table:formula="of:=IF((([.I26] = 1)   AND   ([.I27] = 0))   OR   (([.I26] = 0)   AND   ([.I27] = 1));1;0)" office:value-type="float" office:value="0" calcext:value-type="float">
            <text:p>0</text:p>
          </table:table-cell>
          <table:table-cell table:formula="of:=IF((([.J26] = 1)   AND   ([.J27] = 0))   OR   (([.J26] = 0)   AND   ([.J27] = 1));1;0)" office:value-type="float" office:value="0" calcext:value-type="float">
            <text:p>0</text:p>
          </table:table-cell>
          <table:table-cell table:formula="of:=IF((([.K26] = 1)   AND   ([.K27] = 0))   OR   (([.K26] = 0)   AND   ([.K27] = 1));1;0)" office:value-type="float" office:value="0" calcext:value-type="float">
            <text:p>0</text:p>
          </table:table-cell>
          <table:table-cell table:formula="of:=IF((([.L26] = 1)   AND   ([.L27] = 0))   OR   (([.L26] = 0)   AND   ([.L27] = 1));1;0)" office:value-type="float" office:value="0" calcext:value-type="float">
            <text:p>0</text:p>
          </table:table-cell>
          <table:table-cell table:formula="of:=IF((([.M26] = 1)   AND   ([.M27] = 0))   OR   (([.M26] = 0)   AND   ([.M27] = 1));1;0)" office:value-type="float" office:value="0" calcext:value-type="float">
            <text:p>0</text:p>
          </table:table-cell>
          <table:table-cell table:formula="of:=IF((([.N26] = 1)   AND   ([.N27] = 0))   OR   (([.N26] = 0)   AND   ([.N27] = 1));1;0)" office:value-type="float" office:value="0" calcext:value-type="float">
            <text:p>0</text:p>
          </table:table-cell>
          <table:table-cell table:formula="of:=IF((([.O26] = 1)   AND   ([.O27] = 0))   OR   (([.O26] = 0)   AND   ([.O27] = 1));1;0)" office:value-type="float" office:value="0" calcext:value-type="float">
            <text:p>0</text:p>
          </table:table-cell>
          <table:table-cell table:formula="of:=IF((([.P26] = 1)   AND   ([.P27] = 0))   OR   (([.P26] = 0)   AND   ([.P27] = 1));1;0)" office:value-type="float" office:value="0" calcext:value-type="float">
            <text:p>0</text:p>
          </table:table-cell>
          <table:table-cell table:formula="of:=IF((([.Q26] = 1)   AND   ([.Q27] = 0))   OR   (([.Q26] = 0)   AND   ([.Q27] = 1));1;0)" office:value-type="float" office:value="0" calcext:value-type="float">
            <text:p>0</text:p>
          </table:table-cell>
          <table:table-cell table:formula="of:=IF((([.R26] = 1)   AND   ([.R27] = 0))   OR   (([.R26] = 0)   AND   ([.R27] = 1));1;0)" office:value-type="float" office:value="0" calcext:value-type="float">
            <text:p>0</text:p>
          </table:table-cell>
          <table:table-cell table:formula="of:=IF((([.S26] = 1)   AND   ([.S27] = 0))   OR   (([.S26] = 0)   AND   ([.S27] = 1));1;0)" office:value-type="float" office:value="0" calcext:value-type="float">
            <text:p>0</text:p>
          </table:table-cell>
          <table:table-cell table:formula="of:=IF((([.T26] = 1)   AND   ([.T27] = 0))   OR   (([.T26] = 0)   AND   ([.T27] = 1));1;0)" office:value-type="float" office:value="0" calcext:value-type="float">
            <text:p>0</text:p>
          </table:table-cell>
          <table:table-cell table:formula="of:=IF((([.U26] = 1)   AND   ([.U27] = 0))   OR   (([.U26] = 0)   AND   ([.U27] = 1));1;0)" office:value-type="float" office:value="0" calcext:value-type="float">
            <text:p>0</text:p>
          </table:table-cell>
          <table:table-cell table:formula="of:=IF((([.V26] = 1)   AND   ([.V27] = 0))   OR   (([.V26] = 0)   AND   ([.V27] = 1));1;0)" office:value-type="float" office:value="0" calcext:value-type="float">
            <text:p>0</text:p>
          </table:table-cell>
          <table:table-cell table:formula="of:=IF((([.W26] = 1)   AND   ([.W27] = 0))   OR   (([.W26] = 0)   AND   ([.W27] = 1));1;0)" office:value-type="float" office:value="0" calcext:value-type="float">
            <text:p>0</text:p>
          </table:table-cell>
          <table:table-cell table:formula="of:=IF((([.X26] = 1)   AND   ([.X27] = 0))   OR   (([.X26] = 0)   AND   ([.X27] = 1));1;0)" office:value-type="float" office:value="0" calcext:value-type="float">
            <text:p>0</text:p>
          </table:table-cell>
          <table:table-cell table:formula="of:=IF((([.Y26] = 1)   AND   ([.Y27] = 0))   OR   (([.Y26] = 0)   AND   ([.Y27] = 1));1;0)" office:value-type="float" office:value="0" calcext:value-type="float">
            <text:p>0</text:p>
          </table:table-cell>
          <table:table-cell table:formula="of:=IF((([.Z26] = 1)   AND   ([.Z27] = 0))   OR   (([.Z26] = 0)   AND   ([.Z27] = 1));1;0)" office:value-type="float" office:value="0" calcext:value-type="float">
            <text:p>0</text:p>
          </table:table-cell>
          <table:table-cell table:formula="of:=IF((([.AA26] = 1)   AND   ([.AA27] = 0))   OR   (([.AA26] = 0)   AND   ([.AA27] = 1));1;0)" office:value-type="float" office:value="1" calcext:value-type="float">
            <text:p>1</text:p>
          </table:table-cell>
          <table:table-cell table:formula="of:=IF((([.AB26] = 1)   AND   ([.AB27] = 0))   OR   (([.AB26] = 0)   AND   ([.AB27] = 1));1;0)" office:value-type="float" office:value="0" calcext:value-type="float">
            <text:p>0</text:p>
          </table:table-cell>
          <table:table-cell table:formula="of:=IF((([.AC26] = 1)   AND   ([.AC27] = 0))   OR   (([.AC26] = 0)   AND   ([.AC27] = 1));1;0)" office:value-type="float" office:value="1" calcext:value-type="float">
            <text:p>1</text:p>
          </table:table-cell>
          <table:table-cell table:formula="of:=IF((([.AD26] = 1)   AND   ([.AD27] = 0))   OR   (([.AD26] = 0)   AND   ([.AD27] = 1));1;0)" office:value-type="float" office:value="0" calcext:value-type="float">
            <text:p>0</text:p>
          </table:table-cell>
          <table:table-cell table:formula="of:=IF((([.AE26] = 1)   AND   ([.AE27] = 0))   OR   (([.AE26] = 0)   AND   ([.AE27] = 1));1;0)" office:value-type="float" office:value="1" calcext:value-type="float">
            <text:p>1</text:p>
          </table:table-cell>
          <table:table-cell table:formula="of:=IF((([.AF26] = 1)   AND   ([.AF27] = 0))   OR   (([.AF26] = 0)   AND   ([.AF27] = 1));1;0)" office:value-type="float" office:value="0" calcext:value-type="float">
            <text:p>0</text:p>
          </table:table-cell>
          <table:table-cell table:formula="of:=IF((([.AG26] = 1)   AND   ([.AG27] = 0))   OR   (([.AG26] = 0)   AND   ([.AG27] = 1));1;0)" office:value-type="float" office:value="1" calcext:value-type="float">
            <text:p>1</text:p>
          </table:table-cell>
          <table:table-cell table:formula="of:=IF((([.AH26] = 1)   AND   ([.AH27] = 0))   OR   (([.AH26] = 0)   AND   ([.AH27] = 1));1;0)" office:value-type="float" office:value="0" calcext:value-type="float">
            <text:p>0</text:p>
          </table:table-cell>
          <table:table-cell table:formula="of:=IF((([.AI26] = 1)   AND   ([.AI27] = 0))   OR   (([.AI26] = 0)   AND   ([.AI27] = 1));1;0)" office:value-type="float" office:value="0" calcext:value-type="float">
            <text:p>0</text:p>
          </table:table-cell>
          <table:table-cell table:formula="of:=IF((([.AJ26] = 1)   AND   ([.AJ27] = 0))   OR   (([.AJ26] = 0)   AND   ([.AJ27] = 1));1;0)" office:value-type="float" office:value="0" calcext:value-type="float">
            <text:p>0</text:p>
          </table:table-cell>
          <table:table-cell table:formula="of:=IF((([.AK26] = 1)   AND   ([.AK27] = 0))   OR   (([.AK26] = 0)   AND   ([.AK27] = 1));1;0)" office:value-type="float" office:value="0" calcext:value-type="float">
            <text:p>0</text:p>
          </table:table-cell>
          <table:table-cell table:formula="of:=IF((([.AL26] = 1)   AND   ([.AL27] = 0))   OR   (([.AL26] = 0)   AND   ([.AL27] = 1));1;0)" office:value-type="float" office:value="0" calcext:value-type="float">
            <text:p>0</text:p>
          </table:table-cell>
          <table:table-cell table:formula="of:=IF((([.AM26] = 1)   AND   ([.AM27] = 0))   OR   (([.AM26] = 0)   AND   ([.AM27] = 1));1;0)" office:value-type="float" office:value="0" calcext:value-type="float">
            <text:p>0</text:p>
          </table:table-cell>
          <table:table-cell table:formula="of:=IF((([.AN26] = 1)   AND   ([.AN27] = 0))   OR   (([.AN26] = 0)   AND   ([.AN27] = 1));1;0)" office:value-type="float" office:value="0" calcext:value-type="float">
            <text:p>0</text:p>
          </table:table-cell>
          <table:table-cell table:formula="of:=IF((([.AO26] = 1)   AND   ([.AO27] = 0))   OR   (([.AO26] = 0)   AND   ([.AO27] = 1));1;0)" office:value-type="float" office:value="0" calcext:value-type="float">
            <text:p>0</text:p>
          </table:table-cell>
          <table:table-cell table:formula="of:=IF((([.AP26] = 1)   AND   ([.AP27] = 0))   OR   (([.AP26] = 0)   AND   ([.AP27] = 1));1;0)" office:value-type="float" office:value="0" calcext:value-type="float">
            <text:p>0</text:p>
          </table:table-cell>
          <table:table-cell table:formula="of:=IF((([.AQ26] = 1)   AND   ([.AQ27] = 0))   OR   (([.AQ26] = 0)   AND   ([.AQ27] = 1));1;0)" office:value-type="float" office:value="0" calcext:value-type="float">
            <text:p>0</text:p>
          </table:table-cell>
          <table:table-cell table:formula="of:=IF((([.AR26] = 1)   AND   ([.AR27] = 0))   OR   (([.AR26] = 0)   AND   ([.AR27] = 1));1;0)" office:value-type="float" office:value="0" calcext:value-type="float">
            <text:p>0</text:p>
          </table:table-cell>
          <table:table-cell table:formula="of:=IF((([.AS26] = 1)   AND   ([.AS27] = 0))   OR   (([.AS26] = 0)   AND   ([.AS27] = 1));1;0)" office:value-type="float" office:value="0" calcext:value-type="float">
            <text:p>0</text:p>
          </table:table-cell>
          <table:table-cell table:formula="of:=IF((([.AT26] = 1)   AND   ([.AT27] = 0))   OR   (([.AT26] = 0)   AND   ([.AT27] = 1));1;0)" office:value-type="float" office:value="0" calcext:value-type="float">
            <text:p>0</text:p>
          </table:table-cell>
          <table:table-cell table:formula="of:=IF((([.AU26] = 1)   AND   ([.AU27] = 0))   OR   (([.AU26] = 0)   AND   ([.AU27] = 1));1;0)" office:value-type="float" office:value="0" calcext:value-type="float">
            <text:p>0</text:p>
          </table:table-cell>
          <table:table-cell table:formula="of:=IF((([.AV26] = 1)   AND   ([.AV27] = 0))   OR   (([.AV26] = 0)   AND   ([.AV27] = 1));1;0)" office:value-type="float" office:value="0" calcext:value-type="float">
            <text:p>0</text:p>
          </table:table-cell>
          <table:table-cell table:formula="of:=IF((([.AW26] = 1)   AND   ([.AW27] = 0))   OR   (([.AW26] = 0)   AND   ([.AW27] = 1));1;0)" office:value-type="float" office:value="0" calcext:value-type="float">
            <text:p>0</text:p>
          </table:table-cell>
          <table:table-cell table:formula="of:=IF((([.AX26] = 1)   AND   ([.AX27] = 0))   OR   (([.AX26] = 0)   AND   ([.AX27] = 1));1;0)" office:value-type="float" office:value="0" calcext:value-type="float">
            <text:p>0</text:p>
          </table:table-cell>
          <table:table-cell table:formula="of:=IF((([.AY26] = 1)   AND   ([.AY27] = 0))   OR   (([.AY26] = 0)   AND   ([.AY27] = 1));1;0)" office:value-type="float" office:value="0" calcext:value-type="float">
            <text:p>0</text:p>
          </table:table-cell>
          <table:table-cell table:formula="of:=IF((([.AZ26] = 1)   AND   ([.AZ27] = 0))   OR   (([.AZ26] = 0)   AND   ([.AZ27] = 1));1;0)" office:value-type="float" office:value="0" calcext:value-type="float">
            <text:p>0</text:p>
          </table:table-cell>
          <table:table-cell table:formula="of:=IF((([.BA26] = 1)   AND   ([.BA27] = 0))   OR   (([.BA26] = 0)   AND   ([.BA27] = 1));1;0)" office:value-type="float" office:value="0" calcext:value-type="float">
            <text:p>0</text:p>
          </table:table-cell>
          <table:table-cell table:formula="of:=IF((([.BB26] = 1)   AND   ([.BB27] = 0))   OR   (([.BB26] = 0)   AND   ([.BB27] = 1));1;0)" office:value-type="float" office:value="0" calcext:value-type="float">
            <text:p>0</text:p>
          </table:table-cell>
          <table:table-cell table:formula="of:=IF((([.BC26] = 1)   AND   ([.BC27] = 0))   OR   (([.BC26] = 0)   AND   ([.BC27] = 1));1;0)" office:value-type="float" office:value="0" calcext:value-type="float">
            <text:p>0</text:p>
          </table:table-cell>
          <table:table-cell table:formula="of:=IF((([.BD26] = 1)   AND   ([.BD27] = 0))   OR   (([.BD26] = 0)   AND   ([.BD27] = 1));1;0)" office:value-type="float" office:value="0" calcext:value-type="float">
            <text:p>0</text:p>
          </table:table-cell>
          <table:table-cell table:formula="of:=IF((([.BE26] = 1)   AND   ([.BE27] = 0))   OR   (([.BE26] = 0)   AND   ([.BE27] = 1));1;0)" office:value-type="float" office:value="0" calcext:value-type="float">
            <text:p>0</text:p>
          </table:table-cell>
          <table:table-cell table:formula="of:=IF((([.BF26] = 1)   AND   ([.BF27] = 0))   OR   (([.BF26] = 0)   AND   ([.BF27] = 1));1;0)" office:value-type="float" office:value="0" calcext:value-type="float">
            <text:p>0</text:p>
          </table:table-cell>
          <table:table-cell table:formula="of:=IF((([.BG26] = 1)   AND   ([.BG27] = 0))   OR   (([.BG26] = 0)   AND   ([.BG27] = 1));1;0)" office:value-type="float" office:value="1" calcext:value-type="float">
            <text:p>1</text:p>
          </table:table-cell>
          <table:table-cell table:formula="of:=IF((([.BH26] = 1)   AND   ([.BH27] = 0))   OR   (([.BH26] = 0)   AND   ([.BH27] = 1));1;0)" office:value-type="float" office:value="0" calcext:value-type="float">
            <text:p>0</text:p>
          </table:table-cell>
          <table:table-cell table:formula="of:=IF((([.BI26] = 1)   AND   ([.BI27] = 0))   OR   (([.BI26] = 0)   AND   ([.BI27] = 1));1;0)" office:value-type="float" office:value="1" calcext:value-type="float">
            <text:p>1</text:p>
          </table:table-cell>
          <table:table-cell table:formula="of:=IF((([.BJ26] = 1)   AND   ([.BJ27] = 0))   OR   (([.BJ26] = 0)   AND   ([.BJ27] = 1));1;0)" office:value-type="float" office:value="0" calcext:value-type="float">
            <text:p>0</text:p>
          </table:table-cell>
          <table:table-cell table:formula="of:=IF((([.BK26] = 1)   AND   ([.BK27] = 0))   OR   (([.BK26] = 0)   AND   ([.BK27] = 1));1;0)" office:value-type="float" office:value="1" calcext:value-type="float">
            <text:p>1</text:p>
          </table:table-cell>
          <table:table-cell table:formula="of:=IF((([.BL26] = 1)   AND   ([.BL27] = 0))   OR   (([.BL26] = 0)   AND   ([.BL27] = 1));1;0)" office:value-type="float" office:value="0" calcext:value-type="float">
            <text:p>0</text:p>
          </table:table-cell>
          <table:table-cell table:formula="of:=IF((([.BM26] = 1)   AND   ([.BM27] = 0))   OR   (([.BM26] = 0)   AND   ([.BM27] = 1));1;0)" office:value-type="float" office:value="1" calcext:value-type="float">
            <text:p>1</text:p>
          </table:table-cell>
          <table:table-cell table:formula="of:=IF((([.BN26] = 1)   AND   ([.BN27] = 0))   OR   (([.BN26] = 0)   AND   ([.BN27] = 1));1;0)" office:value-type="float" office:value="0" calcext:value-type="float">
            <text:p>0</text:p>
          </table:table-cell>
          <table:table-cell table:formula="of:=IF((([.BO26] = 1)   AND   ([.BO27] = 0))   OR   (([.BO26] = 0)   AND   ([.BO27] = 1));1;0)" office:value-type="float" office:value="0" calcext:value-type="float">
            <text:p>0</text:p>
          </table:table-cell>
          <table:table-cell table:formula="of:=IF((([.BP26] = 1)   AND   ([.BP27] = 0))   OR   (([.BP26] = 0)   AND   ([.BP27] = 1));1;0)" office:value-type="float" office:value="0" calcext:value-type="float">
            <text:p>0</text:p>
          </table:table-cell>
          <table:table-cell table:formula="of:=IF((([.BQ26] = 1)   AND   ([.BQ27] = 0))   OR   (([.BQ26] = 0)   AND   ([.BQ27] = 1));1;0)" office:value-type="float" office:value="0" calcext:value-type="float">
            <text:p>0</text:p>
          </table:table-cell>
          <table:table-cell table:formula="of:=IF((([.BR26] = 1)   AND   ([.BR27] = 0))   OR   (([.BR26] = 0)   AND   ([.BR27] = 1));1;0)" office:value-type="float" office:value="0" calcext:value-type="float">
            <text:p>0</text:p>
          </table:table-cell>
          <table:table-cell table:formula="of:=IF((([.BS26] = 1)   AND   ([.BS27] = 0))   OR   (([.BS26] = 0)   AND   ([.BS27] = 1));1;0)" office:value-type="float" office:value="0" calcext:value-type="float">
            <text:p>0</text:p>
          </table:table-cell>
          <table:table-cell table:formula="of:=IF((([.BT26] = 1)   AND   ([.BT27] = 0))   OR   (([.BT26] = 0)   AND   ([.BT27] = 1));1;0)" office:value-type="float" office:value="0" calcext:value-type="float">
            <text:p>0</text:p>
          </table:table-cell>
          <table:table-cell table:formula="of:=IF((([.BU26] = 1)   AND   ([.BU27] = 0))   OR   (([.BU26] = 0)   AND   ([.BU27] = 1));1;0)" office:value-type="float" office:value="0" calcext:value-type="float">
            <text:p>0</text:p>
          </table:table-cell>
          <table:table-cell/>
          <table:table-cell table:formula="of:=SUM([.A27:.BW27])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947"/>
        </table:table-row>
        <table:table-row table:style-name="ro1">
          <table:table-cell/>
          <table:table-cell table:formula="of:=IF((([.A27] = 1)   AND   ([.A28] = 0))   OR   (([.A27] = 0)   AND   ([.A28] = 1));1;0)" office:value-type="float" office:value="0" calcext:value-type="float">
            <text:p>0</text:p>
          </table:table-cell>
          <table:table-cell table:formula="of:=IF((([.B27] = 1)   AND   ([.B28] = 0))   OR   (([.B27] = 0)   AND   ([.B28] = 1));1;0)" office:value-type="float" office:value="0" calcext:value-type="float">
            <text:p>0</text:p>
          </table:table-cell>
          <table:table-cell table:formula="of:=IF((([.C27] = 1)   AND   ([.C28] = 0))   OR   (([.C27] = 0)   AND   ([.C28] = 1));1;0)" office:value-type="float" office:value="0" calcext:value-type="float">
            <text:p>0</text:p>
          </table:table-cell>
          <table:table-cell table:formula="of:=IF((([.D27] = 1)   AND   ([.D28] = 0))   OR   (([.D27] = 0)   AND   ([.D28] = 1));1;0)" office:value-type="float" office:value="0" calcext:value-type="float">
            <text:p>0</text:p>
          </table:table-cell>
          <table:table-cell table:formula="of:=IF((([.E27] = 1)   AND   ([.E28] = 0))   OR   (([.E27] = 0)   AND   ([.E28] = 1));1;0)" office:value-type="float" office:value="0" calcext:value-type="float">
            <text:p>0</text:p>
          </table:table-cell>
          <table:table-cell table:formula="of:=IF((([.F27] = 1)   AND   ([.F28] = 0))   OR   (([.F27] = 0)   AND   ([.F28] = 1));1;0)" office:value-type="float" office:value="0" calcext:value-type="float">
            <text:p>0</text:p>
          </table:table-cell>
          <table:table-cell table:formula="of:=IF((([.G27] = 1)   AND   ([.G28] = 0))   OR   (([.G27] = 0)   AND   ([.G28] = 1));1;0)" office:value-type="float" office:value="0" calcext:value-type="float">
            <text:p>0</text:p>
          </table:table-cell>
          <table:table-cell table:formula="of:=IF((([.H27] = 1)   AND   ([.H28] = 0))   OR   (([.H27] = 0)   AND   ([.H28] = 1));1;0)" office:value-type="float" office:value="0" calcext:value-type="float">
            <text:p>0</text:p>
          </table:table-cell>
          <table:table-cell table:formula="of:=IF((([.I27] = 1)   AND   ([.I28] = 0))   OR   (([.I27] = 0)   AND   ([.I28] = 1));1;0)" office:value-type="float" office:value="0" calcext:value-type="float">
            <text:p>0</text:p>
          </table:table-cell>
          <table:table-cell table:formula="of:=IF((([.J27] = 1)   AND   ([.J28] = 0))   OR   (([.J27] = 0)   AND   ([.J28] = 1));1;0)" office:value-type="float" office:value="0" calcext:value-type="float">
            <text:p>0</text:p>
          </table:table-cell>
          <table:table-cell table:formula="of:=IF((([.K27] = 1)   AND   ([.K28] = 0))   OR   (([.K27] = 0)   AND   ([.K28] = 1));1;0)" office:value-type="float" office:value="0" calcext:value-type="float">
            <text:p>0</text:p>
          </table:table-cell>
          <table:table-cell table:formula="of:=IF((([.L27] = 1)   AND   ([.L28] = 0))   OR   (([.L27] = 0)   AND   ([.L28] = 1));1;0)" office:value-type="float" office:value="0" calcext:value-type="float">
            <text:p>0</text:p>
          </table:table-cell>
          <table:table-cell table:formula="of:=IF((([.M27] = 1)   AND   ([.M28] = 0))   OR   (([.M27] = 0)   AND   ([.M28] = 1));1;0)" office:value-type="float" office:value="0" calcext:value-type="float">
            <text:p>0</text:p>
          </table:table-cell>
          <table:table-cell table:formula="of:=IF((([.N27] = 1)   AND   ([.N28] = 0))   OR   (([.N27] = 0)   AND   ([.N28] = 1));1;0)" office:value-type="float" office:value="0" calcext:value-type="float">
            <text:p>0</text:p>
          </table:table-cell>
          <table:table-cell table:formula="of:=IF((([.O27] = 1)   AND   ([.O28] = 0))   OR   (([.O27] = 0)   AND   ([.O28] = 1));1;0)" office:value-type="float" office:value="0" calcext:value-type="float">
            <text:p>0</text:p>
          </table:table-cell>
          <table:table-cell table:formula="of:=IF((([.P27] = 1)   AND   ([.P28] = 0))   OR   (([.P27] = 0)   AND   ([.P28] = 1));1;0)" office:value-type="float" office:value="0" calcext:value-type="float">
            <text:p>0</text:p>
          </table:table-cell>
          <table:table-cell table:formula="of:=IF((([.Q27] = 1)   AND   ([.Q28] = 0))   OR   (([.Q27] = 0)   AND   ([.Q28] = 1));1;0)" office:value-type="float" office:value="0" calcext:value-type="float">
            <text:p>0</text:p>
          </table:table-cell>
          <table:table-cell table:formula="of:=IF((([.R27] = 1)   AND   ([.R28] = 0))   OR   (([.R27] = 0)   AND   ([.R28] = 1));1;0)" office:value-type="float" office:value="0" calcext:value-type="float">
            <text:p>0</text:p>
          </table:table-cell>
          <table:table-cell table:formula="of:=IF((([.S27] = 1)   AND   ([.S28] = 0))   OR   (([.S27] = 0)   AND   ([.S28] = 1));1;0)" office:value-type="float" office:value="0" calcext:value-type="float">
            <text:p>0</text:p>
          </table:table-cell>
          <table:table-cell table:formula="of:=IF((([.T27] = 1)   AND   ([.T28] = 0))   OR   (([.T27] = 0)   AND   ([.T28] = 1));1;0)" office:value-type="float" office:value="0" calcext:value-type="float">
            <text:p>0</text:p>
          </table:table-cell>
          <table:table-cell table:formula="of:=IF((([.U27] = 1)   AND   ([.U28] = 0))   OR   (([.U27] = 0)   AND   ([.U28] = 1));1;0)" office:value-type="float" office:value="0" calcext:value-type="float">
            <text:p>0</text:p>
          </table:table-cell>
          <table:table-cell table:formula="of:=IF((([.V27] = 1)   AND   ([.V28] = 0))   OR   (([.V27] = 0)   AND   ([.V28] = 1));1;0)" office:value-type="float" office:value="0" calcext:value-type="float">
            <text:p>0</text:p>
          </table:table-cell>
          <table:table-cell table:formula="of:=IF((([.W27] = 1)   AND   ([.W28] = 0))   OR   (([.W27] = 0)   AND   ([.W28] = 1));1;0)" office:value-type="float" office:value="0" calcext:value-type="float">
            <text:p>0</text:p>
          </table:table-cell>
          <table:table-cell table:formula="of:=IF((([.X27] = 1)   AND   ([.X28] = 0))   OR   (([.X27] = 0)   AND   ([.X28] = 1));1;0)" office:value-type="float" office:value="0" calcext:value-type="float">
            <text:p>0</text:p>
          </table:table-cell>
          <table:table-cell table:formula="of:=IF((([.Y27] = 1)   AND   ([.Y28] = 0))   OR   (([.Y27] = 0)   AND   ([.Y28] = 1));1;0)" office:value-type="float" office:value="0" calcext:value-type="float">
            <text:p>0</text:p>
          </table:table-cell>
          <table:table-cell table:formula="of:=IF((([.Z27] = 1)   AND   ([.Z28] = 0))   OR   (([.Z27] = 0)   AND   ([.Z28] = 1));1;0)" office:value-type="float" office:value="0" calcext:value-type="float">
            <text:p>0</text:p>
          </table:table-cell>
          <table:table-cell table:formula="of:=IF((([.AA27] = 1)   AND   ([.AA28] = 0))   OR   (([.AA27] = 0)   AND   ([.AA28] = 1));1;0)" office:value-type="float" office:value="0" calcext:value-type="float">
            <text:p>0</text:p>
          </table:table-cell>
          <table:table-cell table:formula="of:=IF((([.AB27] = 1)   AND   ([.AB28] = 0))   OR   (([.AB27] = 0)   AND   ([.AB28] = 1));1;0)" office:value-type="float" office:value="1" calcext:value-type="float">
            <text:p>1</text:p>
          </table:table-cell>
          <table:table-cell table:formula="of:=IF((([.AC27] = 1)   AND   ([.AC28] = 0))   OR   (([.AC27] = 0)   AND   ([.AC28] = 1));1;0)" office:value-type="float" office:value="1" calcext:value-type="float">
            <text:p>1</text:p>
          </table:table-cell>
          <table:table-cell table:formula="of:=IF((([.AD27] = 1)   AND   ([.AD28] = 0))   OR   (([.AD27] = 0)   AND   ([.AD28] = 1));1;0)" office:value-type="float" office:value="0" calcext:value-type="float">
            <text:p>0</text:p>
          </table:table-cell>
          <table:table-cell table:formula="of:=IF((([.AE27] = 1)   AND   ([.AE28] = 0))   OR   (([.AE27] = 0)   AND   ([.AE28] = 1));1;0)" office:value-type="float" office:value="0" calcext:value-type="float">
            <text:p>0</text:p>
          </table:table-cell>
          <table:table-cell table:formula="of:=IF((([.AF27] = 1)   AND   ([.AF28] = 0))   OR   (([.AF27] = 0)   AND   ([.AF28] = 1));1;0)" office:value-type="float" office:value="1" calcext:value-type="float">
            <text:p>1</text:p>
          </table:table-cell>
          <table:table-cell table:formula="of:=IF((([.AG27] = 1)   AND   ([.AG28] = 0))   OR   (([.AG27] = 0)   AND   ([.AG28] = 1));1;0)" office:value-type="float" office:value="1" calcext:value-type="float">
            <text:p>1</text:p>
          </table:table-cell>
          <table:table-cell table:formula="of:=IF((([.AH27] = 1)   AND   ([.AH28] = 0))   OR   (([.AH27] = 0)   AND   ([.AH28] = 1));1;0)" office:value-type="float" office:value="0" calcext:value-type="float">
            <text:p>0</text:p>
          </table:table-cell>
          <table:table-cell table:formula="of:=IF((([.AI27] = 1)   AND   ([.AI28] = 0))   OR   (([.AI27] = 0)   AND   ([.AI28] = 1));1;0)" office:value-type="float" office:value="0" calcext:value-type="float">
            <text:p>0</text:p>
          </table:table-cell>
          <table:table-cell table:formula="of:=IF((([.AJ27] = 1)   AND   ([.AJ28] = 0))   OR   (([.AJ27] = 0)   AND   ([.AJ28] = 1));1;0)" office:value-type="float" office:value="0" calcext:value-type="float">
            <text:p>0</text:p>
          </table:table-cell>
          <table:table-cell table:formula="of:=IF((([.AK27] = 1)   AND   ([.AK28] = 0))   OR   (([.AK27] = 0)   AND   ([.AK28] = 1));1;0)" office:value-type="float" office:value="0" calcext:value-type="float">
            <text:p>0</text:p>
          </table:table-cell>
          <table:table-cell table:formula="of:=IF((([.AL27] = 1)   AND   ([.AL28] = 0))   OR   (([.AL27] = 0)   AND   ([.AL28] = 1));1;0)" office:value-type="float" office:value="0" calcext:value-type="float">
            <text:p>0</text:p>
          </table:table-cell>
          <table:table-cell table:formula="of:=IF((([.AM27] = 1)   AND   ([.AM28] = 0))   OR   (([.AM27] = 0)   AND   ([.AM28] = 1));1;0)" office:value-type="float" office:value="0" calcext:value-type="float">
            <text:p>0</text:p>
          </table:table-cell>
          <table:table-cell table:formula="of:=IF((([.AN27] = 1)   AND   ([.AN28] = 0))   OR   (([.AN27] = 0)   AND   ([.AN28] = 1));1;0)" office:value-type="float" office:value="0" calcext:value-type="float">
            <text:p>0</text:p>
          </table:table-cell>
          <table:table-cell table:formula="of:=IF((([.AO27] = 1)   AND   ([.AO28] = 0))   OR   (([.AO27] = 0)   AND   ([.AO28] = 1));1;0)" office:value-type="float" office:value="0" calcext:value-type="float">
            <text:p>0</text:p>
          </table:table-cell>
          <table:table-cell table:formula="of:=IF((([.AP27] = 1)   AND   ([.AP28] = 0))   OR   (([.AP27] = 0)   AND   ([.AP28] = 1));1;0)" office:value-type="float" office:value="0" calcext:value-type="float">
            <text:p>0</text:p>
          </table:table-cell>
          <table:table-cell table:formula="of:=IF((([.AQ27] = 1)   AND   ([.AQ28] = 0))   OR   (([.AQ27] = 0)   AND   ([.AQ28] = 1));1;0)" office:value-type="float" office:value="0" calcext:value-type="float">
            <text:p>0</text:p>
          </table:table-cell>
          <table:table-cell table:formula="of:=IF((([.AR27] = 1)   AND   ([.AR28] = 0))   OR   (([.AR27] = 0)   AND   ([.AR28] = 1));1;0)" office:value-type="float" office:value="0" calcext:value-type="float">
            <text:p>0</text:p>
          </table:table-cell>
          <table:table-cell table:formula="of:=IF((([.AS27] = 1)   AND   ([.AS28] = 0))   OR   (([.AS27] = 0)   AND   ([.AS28] = 1));1;0)" office:value-type="float" office:value="0" calcext:value-type="float">
            <text:p>0</text:p>
          </table:table-cell>
          <table:table-cell table:formula="of:=IF((([.AT27] = 1)   AND   ([.AT28] = 0))   OR   (([.AT27] = 0)   AND   ([.AT28] = 1));1;0)" office:value-type="float" office:value="0" calcext:value-type="float">
            <text:p>0</text:p>
          </table:table-cell>
          <table:table-cell table:formula="of:=IF((([.AU27] = 1)   AND   ([.AU28] = 0))   OR   (([.AU27] = 0)   AND   ([.AU28] = 1));1;0)" office:value-type="float" office:value="0" calcext:value-type="float">
            <text:p>0</text:p>
          </table:table-cell>
          <table:table-cell table:formula="of:=IF((([.AV27] = 1)   AND   ([.AV28] = 0))   OR   (([.AV27] = 0)   AND   ([.AV28] = 1));1;0)" office:value-type="float" office:value="0" calcext:value-type="float">
            <text:p>0</text:p>
          </table:table-cell>
          <table:table-cell table:formula="of:=IF((([.AW27] = 1)   AND   ([.AW28] = 0))   OR   (([.AW27] = 0)   AND   ([.AW28] = 1));1;0)" office:value-type="float" office:value="0" calcext:value-type="float">
            <text:p>0</text:p>
          </table:table-cell>
          <table:table-cell table:formula="of:=IF((([.AX27] = 1)   AND   ([.AX28] = 0))   OR   (([.AX27] = 0)   AND   ([.AX28] = 1));1;0)" office:value-type="float" office:value="0" calcext:value-type="float">
            <text:p>0</text:p>
          </table:table-cell>
          <table:table-cell table:formula="of:=IF((([.AY27] = 1)   AND   ([.AY28] = 0))   OR   (([.AY27] = 0)   AND   ([.AY28] = 1));1;0)" office:value-type="float" office:value="0" calcext:value-type="float">
            <text:p>0</text:p>
          </table:table-cell>
          <table:table-cell table:formula="of:=IF((([.AZ27] = 1)   AND   ([.AZ28] = 0))   OR   (([.AZ27] = 0)   AND   ([.AZ28] = 1));1;0)" office:value-type="float" office:value="0" calcext:value-type="float">
            <text:p>0</text:p>
          </table:table-cell>
          <table:table-cell table:formula="of:=IF((([.BA27] = 1)   AND   ([.BA28] = 0))   OR   (([.BA27] = 0)   AND   ([.BA28] = 1));1;0)" office:value-type="float" office:value="0" calcext:value-type="float">
            <text:p>0</text:p>
          </table:table-cell>
          <table:table-cell table:formula="of:=IF((([.BB27] = 1)   AND   ([.BB28] = 0))   OR   (([.BB27] = 0)   AND   ([.BB28] = 1));1;0)" office:value-type="float" office:value="0" calcext:value-type="float">
            <text:p>0</text:p>
          </table:table-cell>
          <table:table-cell table:formula="of:=IF((([.BC27] = 1)   AND   ([.BC28] = 0))   OR   (([.BC27] = 0)   AND   ([.BC28] = 1));1;0)" office:value-type="float" office:value="0" calcext:value-type="float">
            <text:p>0</text:p>
          </table:table-cell>
          <table:table-cell table:formula="of:=IF((([.BD27] = 1)   AND   ([.BD28] = 0))   OR   (([.BD27] = 0)   AND   ([.BD28] = 1));1;0)" office:value-type="float" office:value="0" calcext:value-type="float">
            <text:p>0</text:p>
          </table:table-cell>
          <table:table-cell table:formula="of:=IF((([.BE27] = 1)   AND   ([.BE28] = 0))   OR   (([.BE27] = 0)   AND   ([.BE28] = 1));1;0)" office:value-type="float" office:value="0" calcext:value-type="float">
            <text:p>0</text:p>
          </table:table-cell>
          <table:table-cell table:formula="of:=IF((([.BF27] = 1)   AND   ([.BF28] = 0))   OR   (([.BF27] = 0)   AND   ([.BF28] = 1));1;0)" office:value-type="float" office:value="0" calcext:value-type="float">
            <text:p>0</text:p>
          </table:table-cell>
          <table:table-cell table:formula="of:=IF((([.BG27] = 1)   AND   ([.BG28] = 0))   OR   (([.BG27] = 0)   AND   ([.BG28] = 1));1;0)" office:value-type="float" office:value="0" calcext:value-type="float">
            <text:p>0</text:p>
          </table:table-cell>
          <table:table-cell table:formula="of:=IF((([.BH27] = 1)   AND   ([.BH28] = 0))   OR   (([.BH27] = 0)   AND   ([.BH28] = 1));1;0)" office:value-type="float" office:value="1" calcext:value-type="float">
            <text:p>1</text:p>
          </table:table-cell>
          <table:table-cell table:formula="of:=IF((([.BI27] = 1)   AND   ([.BI28] = 0))   OR   (([.BI27] = 0)   AND   ([.BI28] = 1));1;0)" office:value-type="float" office:value="1" calcext:value-type="float">
            <text:p>1</text:p>
          </table:table-cell>
          <table:table-cell table:formula="of:=IF((([.BJ27] = 1)   AND   ([.BJ28] = 0))   OR   (([.BJ27] = 0)   AND   ([.BJ28] = 1));1;0)" office:value-type="float" office:value="0" calcext:value-type="float">
            <text:p>0</text:p>
          </table:table-cell>
          <table:table-cell table:formula="of:=IF((([.BK27] = 1)   AND   ([.BK28] = 0))   OR   (([.BK27] = 0)   AND   ([.BK28] = 1));1;0)" office:value-type="float" office:value="0" calcext:value-type="float">
            <text:p>0</text:p>
          </table:table-cell>
          <table:table-cell table:formula="of:=IF((([.BL27] = 1)   AND   ([.BL28] = 0))   OR   (([.BL27] = 0)   AND   ([.BL28] = 1));1;0)" office:value-type="float" office:value="1" calcext:value-type="float">
            <text:p>1</text:p>
          </table:table-cell>
          <table:table-cell table:formula="of:=IF((([.BM27] = 1)   AND   ([.BM28] = 0))   OR   (([.BM27] = 0)   AND   ([.BM28] = 1));1;0)" office:value-type="float" office:value="1" calcext:value-type="float">
            <text:p>1</text:p>
          </table:table-cell>
          <table:table-cell table:formula="of:=IF((([.BN27] = 1)   AND   ([.BN28] = 0))   OR   (([.BN27] = 0)   AND   ([.BN28] = 1));1;0)" office:value-type="float" office:value="0" calcext:value-type="float">
            <text:p>0</text:p>
          </table:table-cell>
          <table:table-cell table:formula="of:=IF((([.BO27] = 1)   AND   ([.BO28] = 0))   OR   (([.BO27] = 0)   AND   ([.BO28] = 1));1;0)" office:value-type="float" office:value="0" calcext:value-type="float">
            <text:p>0</text:p>
          </table:table-cell>
          <table:table-cell table:formula="of:=IF((([.BP27] = 1)   AND   ([.BP28] = 0))   OR   (([.BP27] = 0)   AND   ([.BP28] = 1));1;0)" office:value-type="float" office:value="0" calcext:value-type="float">
            <text:p>0</text:p>
          </table:table-cell>
          <table:table-cell table:formula="of:=IF((([.BQ27] = 1)   AND   ([.BQ28] = 0))   OR   (([.BQ27] = 0)   AND   ([.BQ28] = 1));1;0)" office:value-type="float" office:value="0" calcext:value-type="float">
            <text:p>0</text:p>
          </table:table-cell>
          <table:table-cell table:formula="of:=IF((([.BR27] = 1)   AND   ([.BR28] = 0))   OR   (([.BR27] = 0)   AND   ([.BR28] = 1));1;0)" office:value-type="float" office:value="0" calcext:value-type="float">
            <text:p>0</text:p>
          </table:table-cell>
          <table:table-cell table:formula="of:=IF((([.BS27] = 1)   AND   ([.BS28] = 0))   OR   (([.BS27] = 0)   AND   ([.BS28] = 1));1;0)" office:value-type="float" office:value="0" calcext:value-type="float">
            <text:p>0</text:p>
          </table:table-cell>
          <table:table-cell table:formula="of:=IF((([.BT27] = 1)   AND   ([.BT28] = 0))   OR   (([.BT27] = 0)   AND   ([.BT28] = 1));1;0)" office:value-type="float" office:value="0" calcext:value-type="float">
            <text:p>0</text:p>
          </table:table-cell>
          <table:table-cell table:formula="of:=IF((([.BU27] = 1)   AND   ([.BU28] = 0))   OR   (([.BU27] = 0)   AND   ([.BU28] = 1));1;0)" office:value-type="float" office:value="0" calcext:value-type="float">
            <text:p>0</text:p>
          </table:table-cell>
          <table:table-cell/>
          <table:table-cell table:formula="of:=SUM([.A28:.BW28])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947"/>
        </table:table-row>
        <table:table-row table:style-name="ro1">
          <table:table-cell/>
          <table:table-cell table:formula="of:=IF((([.A28] = 1)   AND   ([.A29] = 0))   OR   (([.A28] = 0)   AND   ([.A29] = 1));1;0)" office:value-type="float" office:value="0" calcext:value-type="float">
            <text:p>0</text:p>
          </table:table-cell>
          <table:table-cell table:formula="of:=IF((([.B28] = 1)   AND   ([.B29] = 0))   OR   (([.B28] = 0)   AND   ([.B29] = 1));1;0)" office:value-type="float" office:value="0" calcext:value-type="float">
            <text:p>0</text:p>
          </table:table-cell>
          <table:table-cell table:formula="of:=IF((([.C28] = 1)   AND   ([.C29] = 0))   OR   (([.C28] = 0)   AND   ([.C29] = 1));1;0)" office:value-type="float" office:value="0" calcext:value-type="float">
            <text:p>0</text:p>
          </table:table-cell>
          <table:table-cell table:formula="of:=IF((([.D28] = 1)   AND   ([.D29] = 0))   OR   (([.D28] = 0)   AND   ([.D29] = 1));1;0)" office:value-type="float" office:value="0" calcext:value-type="float">
            <text:p>0</text:p>
          </table:table-cell>
          <table:table-cell table:formula="of:=IF((([.E28] = 1)   AND   ([.E29] = 0))   OR   (([.E28] = 0)   AND   ([.E29] = 1));1;0)" office:value-type="float" office:value="0" calcext:value-type="float">
            <text:p>0</text:p>
          </table:table-cell>
          <table:table-cell table:formula="of:=IF((([.F28] = 1)   AND   ([.F29] = 0))   OR   (([.F28] = 0)   AND   ([.F29] = 1));1;0)" office:value-type="float" office:value="0" calcext:value-type="float">
            <text:p>0</text:p>
          </table:table-cell>
          <table:table-cell table:formula="of:=IF((([.G28] = 1)   AND   ([.G29] = 0))   OR   (([.G28] = 0)   AND   ([.G29] = 1));1;0)" office:value-type="float" office:value="0" calcext:value-type="float">
            <text:p>0</text:p>
          </table:table-cell>
          <table:table-cell table:formula="of:=IF((([.H28] = 1)   AND   ([.H29] = 0))   OR   (([.H28] = 0)   AND   ([.H29] = 1));1;0)" office:value-type="float" office:value="0" calcext:value-type="float">
            <text:p>0</text:p>
          </table:table-cell>
          <table:table-cell table:formula="of:=IF((([.I28] = 1)   AND   ([.I29] = 0))   OR   (([.I28] = 0)   AND   ([.I29] = 1));1;0)" office:value-type="float" office:value="0" calcext:value-type="float">
            <text:p>0</text:p>
          </table:table-cell>
          <table:table-cell table:formula="of:=IF((([.J28] = 1)   AND   ([.J29] = 0))   OR   (([.J28] = 0)   AND   ([.J29] = 1));1;0)" office:value-type="float" office:value="0" calcext:value-type="float">
            <text:p>0</text:p>
          </table:table-cell>
          <table:table-cell table:formula="of:=IF((([.K28] = 1)   AND   ([.K29] = 0))   OR   (([.K28] = 0)   AND   ([.K29] = 1));1;0)" office:value-type="float" office:value="0" calcext:value-type="float">
            <text:p>0</text:p>
          </table:table-cell>
          <table:table-cell table:formula="of:=IF((([.L28] = 1)   AND   ([.L29] = 0))   OR   (([.L28] = 0)   AND   ([.L29] = 1));1;0)" office:value-type="float" office:value="0" calcext:value-type="float">
            <text:p>0</text:p>
          </table:table-cell>
          <table:table-cell table:formula="of:=IF((([.M28] = 1)   AND   ([.M29] = 0))   OR   (([.M28] = 0)   AND   ([.M29] = 1));1;0)" office:value-type="float" office:value="0" calcext:value-type="float">
            <text:p>0</text:p>
          </table:table-cell>
          <table:table-cell table:formula="of:=IF((([.N28] = 1)   AND   ([.N29] = 0))   OR   (([.N28] = 0)   AND   ([.N29] = 1));1;0)" office:value-type="float" office:value="0" calcext:value-type="float">
            <text:p>0</text:p>
          </table:table-cell>
          <table:table-cell table:formula="of:=IF((([.O28] = 1)   AND   ([.O29] = 0))   OR   (([.O28] = 0)   AND   ([.O29] = 1));1;0)" office:value-type="float" office:value="0" calcext:value-type="float">
            <text:p>0</text:p>
          </table:table-cell>
          <table:table-cell table:formula="of:=IF((([.P28] = 1)   AND   ([.P29] = 0))   OR   (([.P28] = 0)   AND   ([.P29] = 1));1;0)" office:value-type="float" office:value="0" calcext:value-type="float">
            <text:p>0</text:p>
          </table:table-cell>
          <table:table-cell table:formula="of:=IF((([.Q28] = 1)   AND   ([.Q29] = 0))   OR   (([.Q28] = 0)   AND   ([.Q29] = 1));1;0)" office:value-type="float" office:value="0" calcext:value-type="float">
            <text:p>0</text:p>
          </table:table-cell>
          <table:table-cell table:formula="of:=IF((([.R28] = 1)   AND   ([.R29] = 0))   OR   (([.R28] = 0)   AND   ([.R29] = 1));1;0)" office:value-type="float" office:value="0" calcext:value-type="float">
            <text:p>0</text:p>
          </table:table-cell>
          <table:table-cell table:formula="of:=IF((([.S28] = 1)   AND   ([.S29] = 0))   OR   (([.S28] = 0)   AND   ([.S29] = 1));1;0)" office:value-type="float" office:value="0" calcext:value-type="float">
            <text:p>0</text:p>
          </table:table-cell>
          <table:table-cell table:formula="of:=IF((([.T28] = 1)   AND   ([.T29] = 0))   OR   (([.T28] = 0)   AND   ([.T29] = 1));1;0)" office:value-type="float" office:value="0" calcext:value-type="float">
            <text:p>0</text:p>
          </table:table-cell>
          <table:table-cell table:formula="of:=IF((([.U28] = 1)   AND   ([.U29] = 0))   OR   (([.U28] = 0)   AND   ([.U29] = 1));1;0)" office:value-type="float" office:value="0" calcext:value-type="float">
            <text:p>0</text:p>
          </table:table-cell>
          <table:table-cell table:formula="of:=IF((([.V28] = 1)   AND   ([.V29] = 0))   OR   (([.V28] = 0)   AND   ([.V29] = 1));1;0)" office:value-type="float" office:value="0" calcext:value-type="float">
            <text:p>0</text:p>
          </table:table-cell>
          <table:table-cell table:formula="of:=IF((([.W28] = 1)   AND   ([.W29] = 0))   OR   (([.W28] = 0)   AND   ([.W29] = 1));1;0)" office:value-type="float" office:value="0" calcext:value-type="float">
            <text:p>0</text:p>
          </table:table-cell>
          <table:table-cell table:formula="of:=IF((([.X28] = 1)   AND   ([.X29] = 0))   OR   (([.X28] = 0)   AND   ([.X29] = 1));1;0)" office:value-type="float" office:value="0" calcext:value-type="float">
            <text:p>0</text:p>
          </table:table-cell>
          <table:table-cell table:formula="of:=IF((([.Y28] = 1)   AND   ([.Y29] = 0))   OR   (([.Y28] = 0)   AND   ([.Y29] = 1));1;0)" office:value-type="float" office:value="0" calcext:value-type="float">
            <text:p>0</text:p>
          </table:table-cell>
          <table:table-cell table:formula="of:=IF((([.Z28] = 1)   AND   ([.Z29] = 0))   OR   (([.Z28] = 0)   AND   ([.Z29] = 1));1;0)" office:value-type="float" office:value="0" calcext:value-type="float">
            <text:p>0</text:p>
          </table:table-cell>
          <table:table-cell table:formula="of:=IF((([.AA28] = 1)   AND   ([.AA29] = 0))   OR   (([.AA28] = 0)   AND   ([.AA29] = 1));1;0)" office:value-type="float" office:value="0" calcext:value-type="float">
            <text:p>0</text:p>
          </table:table-cell>
          <table:table-cell table:formula="of:=IF((([.AB28] = 1)   AND   ([.AB29] = 0))   OR   (([.AB28] = 0)   AND   ([.AB29] = 1));1;0)" office:value-type="float" office:value="0" calcext:value-type="float">
            <text:p>0</text:p>
          </table:table-cell>
          <table:table-cell table:formula="of:=IF((([.AC28] = 1)   AND   ([.AC29] = 0))   OR   (([.AC28] = 0)   AND   ([.AC29] = 1));1;0)" office:value-type="float" office:value="1" calcext:value-type="float">
            <text:p>1</text:p>
          </table:table-cell>
          <table:table-cell table:formula="of:=IF((([.AD28] = 1)   AND   ([.AD29] = 0))   OR   (([.AD28] = 0)   AND   ([.AD29] = 1));1;0)" office:value-type="float" office:value="0" calcext:value-type="float">
            <text:p>0</text:p>
          </table:table-cell>
          <table:table-cell table:formula="of:=IF((([.AE28] = 1)   AND   ([.AE29] = 0))   OR   (([.AE28] = 0)   AND   ([.AE29] = 1));1;0)" office:value-type="float" office:value="0" calcext:value-type="float">
            <text:p>0</text:p>
          </table:table-cell>
          <table:table-cell table:formula="of:=IF((([.AF28] = 1)   AND   ([.AF29] = 0))   OR   (([.AF28] = 0)   AND   ([.AF29] = 1));1;0)" office:value-type="float" office:value="0" calcext:value-type="float">
            <text:p>0</text:p>
          </table:table-cell>
          <table:table-cell table:formula="of:=IF((([.AG28] = 1)   AND   ([.AG29] = 0))   OR   (([.AG28] = 0)   AND   ([.AG29] = 1));1;0)" office:value-type="float" office:value="1" calcext:value-type="float">
            <text:p>1</text:p>
          </table:table-cell>
          <table:table-cell table:formula="of:=IF((([.AH28] = 1)   AND   ([.AH29] = 0))   OR   (([.AH28] = 0)   AND   ([.AH29] = 1));1;0)" office:value-type="float" office:value="0" calcext:value-type="float">
            <text:p>0</text:p>
          </table:table-cell>
          <table:table-cell table:formula="of:=IF((([.AI28] = 1)   AND   ([.AI29] = 0))   OR   (([.AI28] = 0)   AND   ([.AI29] = 1));1;0)" office:value-type="float" office:value="0" calcext:value-type="float">
            <text:p>0</text:p>
          </table:table-cell>
          <table:table-cell table:formula="of:=IF((([.AJ28] = 1)   AND   ([.AJ29] = 0))   OR   (([.AJ28] = 0)   AND   ([.AJ29] = 1));1;0)" office:value-type="float" office:value="0" calcext:value-type="float">
            <text:p>0</text:p>
          </table:table-cell>
          <table:table-cell table:formula="of:=IF((([.AK28] = 1)   AND   ([.AK29] = 0))   OR   (([.AK28] = 0)   AND   ([.AK29] = 1));1;0)" office:value-type="float" office:value="0" calcext:value-type="float">
            <text:p>0</text:p>
          </table:table-cell>
          <table:table-cell table:formula="of:=IF((([.AL28] = 1)   AND   ([.AL29] = 0))   OR   (([.AL28] = 0)   AND   ([.AL29] = 1));1;0)" office:value-type="float" office:value="0" calcext:value-type="float">
            <text:p>0</text:p>
          </table:table-cell>
          <table:table-cell table:formula="of:=IF((([.AM28] = 1)   AND   ([.AM29] = 0))   OR   (([.AM28] = 0)   AND   ([.AM29] = 1));1;0)" office:value-type="float" office:value="0" calcext:value-type="float">
            <text:p>0</text:p>
          </table:table-cell>
          <table:table-cell table:formula="of:=IF((([.AN28] = 1)   AND   ([.AN29] = 0))   OR   (([.AN28] = 0)   AND   ([.AN29] = 1));1;0)" office:value-type="float" office:value="0" calcext:value-type="float">
            <text:p>0</text:p>
          </table:table-cell>
          <table:table-cell table:formula="of:=IF((([.AO28] = 1)   AND   ([.AO29] = 0))   OR   (([.AO28] = 0)   AND   ([.AO29] = 1));1;0)" office:value-type="float" office:value="0" calcext:value-type="float">
            <text:p>0</text:p>
          </table:table-cell>
          <table:table-cell table:formula="of:=IF((([.AP28] = 1)   AND   ([.AP29] = 0))   OR   (([.AP28] = 0)   AND   ([.AP29] = 1));1;0)" office:value-type="float" office:value="0" calcext:value-type="float">
            <text:p>0</text:p>
          </table:table-cell>
          <table:table-cell table:formula="of:=IF((([.AQ28] = 1)   AND   ([.AQ29] = 0))   OR   (([.AQ28] = 0)   AND   ([.AQ29] = 1));1;0)" office:value-type="float" office:value="0" calcext:value-type="float">
            <text:p>0</text:p>
          </table:table-cell>
          <table:table-cell table:formula="of:=IF((([.AR28] = 1)   AND   ([.AR29] = 0))   OR   (([.AR28] = 0)   AND   ([.AR29] = 1));1;0)" office:value-type="float" office:value="0" calcext:value-type="float">
            <text:p>0</text:p>
          </table:table-cell>
          <table:table-cell table:formula="of:=IF((([.AS28] = 1)   AND   ([.AS29] = 0))   OR   (([.AS28] = 0)   AND   ([.AS29] = 1));1;0)" office:value-type="float" office:value="0" calcext:value-type="float">
            <text:p>0</text:p>
          </table:table-cell>
          <table:table-cell table:formula="of:=IF((([.AT28] = 1)   AND   ([.AT29] = 0))   OR   (([.AT28] = 0)   AND   ([.AT29] = 1));1;0)" office:value-type="float" office:value="0" calcext:value-type="float">
            <text:p>0</text:p>
          </table:table-cell>
          <table:table-cell table:formula="of:=IF((([.AU28] = 1)   AND   ([.AU29] = 0))   OR   (([.AU28] = 0)   AND   ([.AU29] = 1));1;0)" office:value-type="float" office:value="0" calcext:value-type="float">
            <text:p>0</text:p>
          </table:table-cell>
          <table:table-cell table:formula="of:=IF((([.AV28] = 1)   AND   ([.AV29] = 0))   OR   (([.AV28] = 0)   AND   ([.AV29] = 1));1;0)" office:value-type="float" office:value="0" calcext:value-type="float">
            <text:p>0</text:p>
          </table:table-cell>
          <table:table-cell table:formula="of:=IF((([.AW28] = 1)   AND   ([.AW29] = 0))   OR   (([.AW28] = 0)   AND   ([.AW29] = 1));1;0)" office:value-type="float" office:value="0" calcext:value-type="float">
            <text:p>0</text:p>
          </table:table-cell>
          <table:table-cell table:formula="of:=IF((([.AX28] = 1)   AND   ([.AX29] = 0))   OR   (([.AX28] = 0)   AND   ([.AX29] = 1));1;0)" office:value-type="float" office:value="0" calcext:value-type="float">
            <text:p>0</text:p>
          </table:table-cell>
          <table:table-cell table:formula="of:=IF((([.AY28] = 1)   AND   ([.AY29] = 0))   OR   (([.AY28] = 0)   AND   ([.AY29] = 1));1;0)" office:value-type="float" office:value="0" calcext:value-type="float">
            <text:p>0</text:p>
          </table:table-cell>
          <table:table-cell table:formula="of:=IF((([.AZ28] = 1)   AND   ([.AZ29] = 0))   OR   (([.AZ28] = 0)   AND   ([.AZ29] = 1));1;0)" office:value-type="float" office:value="0" calcext:value-type="float">
            <text:p>0</text:p>
          </table:table-cell>
          <table:table-cell table:formula="of:=IF((([.BA28] = 1)   AND   ([.BA29] = 0))   OR   (([.BA28] = 0)   AND   ([.BA29] = 1));1;0)" office:value-type="float" office:value="0" calcext:value-type="float">
            <text:p>0</text:p>
          </table:table-cell>
          <table:table-cell table:formula="of:=IF((([.BB28] = 1)   AND   ([.BB29] = 0))   OR   (([.BB28] = 0)   AND   ([.BB29] = 1));1;0)" office:value-type="float" office:value="0" calcext:value-type="float">
            <text:p>0</text:p>
          </table:table-cell>
          <table:table-cell table:formula="of:=IF((([.BC28] = 1)   AND   ([.BC29] = 0))   OR   (([.BC28] = 0)   AND   ([.BC29] = 1));1;0)" office:value-type="float" office:value="0" calcext:value-type="float">
            <text:p>0</text:p>
          </table:table-cell>
          <table:table-cell table:formula="of:=IF((([.BD28] = 1)   AND   ([.BD29] = 0))   OR   (([.BD28] = 0)   AND   ([.BD29] = 1));1;0)" office:value-type="float" office:value="0" calcext:value-type="float">
            <text:p>0</text:p>
          </table:table-cell>
          <table:table-cell table:formula="of:=IF((([.BE28] = 1)   AND   ([.BE29] = 0))   OR   (([.BE28] = 0)   AND   ([.BE29] = 1));1;0)" office:value-type="float" office:value="0" calcext:value-type="float">
            <text:p>0</text:p>
          </table:table-cell>
          <table:table-cell table:formula="of:=IF((([.BF28] = 1)   AND   ([.BF29] = 0))   OR   (([.BF28] = 0)   AND   ([.BF29] = 1));1;0)" office:value-type="float" office:value="0" calcext:value-type="float">
            <text:p>0</text:p>
          </table:table-cell>
          <table:table-cell table:formula="of:=IF((([.BG28] = 1)   AND   ([.BG29] = 0))   OR   (([.BG28] = 0)   AND   ([.BG29] = 1));1;0)" office:value-type="float" office:value="0" calcext:value-type="float">
            <text:p>0</text:p>
          </table:table-cell>
          <table:table-cell table:formula="of:=IF((([.BH28] = 1)   AND   ([.BH29] = 0))   OR   (([.BH28] = 0)   AND   ([.BH29] = 1));1;0)" office:value-type="float" office:value="0" calcext:value-type="float">
            <text:p>0</text:p>
          </table:table-cell>
          <table:table-cell table:formula="of:=IF((([.BI28] = 1)   AND   ([.BI29] = 0))   OR   (([.BI28] = 0)   AND   ([.BI29] = 1));1;0)" office:value-type="float" office:value="1" calcext:value-type="float">
            <text:p>1</text:p>
          </table:table-cell>
          <table:table-cell table:formula="of:=IF((([.BJ28] = 1)   AND   ([.BJ29] = 0))   OR   (([.BJ28] = 0)   AND   ([.BJ29] = 1));1;0)" office:value-type="float" office:value="0" calcext:value-type="float">
            <text:p>0</text:p>
          </table:table-cell>
          <table:table-cell table:formula="of:=IF((([.BK28] = 1)   AND   ([.BK29] = 0))   OR   (([.BK28] = 0)   AND   ([.BK29] = 1));1;0)" office:value-type="float" office:value="0" calcext:value-type="float">
            <text:p>0</text:p>
          </table:table-cell>
          <table:table-cell table:formula="of:=IF((([.BL28] = 1)   AND   ([.BL29] = 0))   OR   (([.BL28] = 0)   AND   ([.BL29] = 1));1;0)" office:value-type="float" office:value="0" calcext:value-type="float">
            <text:p>0</text:p>
          </table:table-cell>
          <table:table-cell table:formula="of:=IF((([.BM28] = 1)   AND   ([.BM29] = 0))   OR   (([.BM28] = 0)   AND   ([.BM29] = 1));1;0)" office:value-type="float" office:value="1" calcext:value-type="float">
            <text:p>1</text:p>
          </table:table-cell>
          <table:table-cell table:formula="of:=IF((([.BN28] = 1)   AND   ([.BN29] = 0))   OR   (([.BN28] = 0)   AND   ([.BN29] = 1));1;0)" office:value-type="float" office:value="0" calcext:value-type="float">
            <text:p>0</text:p>
          </table:table-cell>
          <table:table-cell table:formula="of:=IF((([.BO28] = 1)   AND   ([.BO29] = 0))   OR   (([.BO28] = 0)   AND   ([.BO29] = 1));1;0)" office:value-type="float" office:value="0" calcext:value-type="float">
            <text:p>0</text:p>
          </table:table-cell>
          <table:table-cell table:formula="of:=IF((([.BP28] = 1)   AND   ([.BP29] = 0))   OR   (([.BP28] = 0)   AND   ([.BP29] = 1));1;0)" office:value-type="float" office:value="0" calcext:value-type="float">
            <text:p>0</text:p>
          </table:table-cell>
          <table:table-cell table:formula="of:=IF((([.BQ28] = 1)   AND   ([.BQ29] = 0))   OR   (([.BQ28] = 0)   AND   ([.BQ29] = 1));1;0)" office:value-type="float" office:value="0" calcext:value-type="float">
            <text:p>0</text:p>
          </table:table-cell>
          <table:table-cell table:formula="of:=IF((([.BR28] = 1)   AND   ([.BR29] = 0))   OR   (([.BR28] = 0)   AND   ([.BR29] = 1));1;0)" office:value-type="float" office:value="0" calcext:value-type="float">
            <text:p>0</text:p>
          </table:table-cell>
          <table:table-cell table:formula="of:=IF((([.BS28] = 1)   AND   ([.BS29] = 0))   OR   (([.BS28] = 0)   AND   ([.BS29] = 1));1;0)" office:value-type="float" office:value="0" calcext:value-type="float">
            <text:p>0</text:p>
          </table:table-cell>
          <table:table-cell table:formula="of:=IF((([.BT28] = 1)   AND   ([.BT29] = 0))   OR   (([.BT28] = 0)   AND   ([.BT29] = 1));1;0)" office:value-type="float" office:value="0" calcext:value-type="float">
            <text:p>0</text:p>
          </table:table-cell>
          <table:table-cell table:formula="of:=IF((([.BU28] = 1)   AND   ([.BU29] = 0))   OR   (([.BU28] = 0)   AND   ([.BU29] = 1));1;0)" office:value-type="float" office:value="0" calcext:value-type="float">
            <text:p>0</text:p>
          </table:table-cell>
          <table:table-cell/>
          <table:table-cell table:formula="of:=SUM([.A29:.BW29])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947"/>
        </table:table-row>
        <table:table-row table:style-name="ro1">
          <table:table-cell/>
          <table:table-cell table:formula="of:=IF((([.A29] = 1)   AND   ([.A30] = 0))   OR   (([.A29] = 0)   AND   ([.A30] = 1));1;0)" office:value-type="float" office:value="0" calcext:value-type="float">
            <text:p>0</text:p>
          </table:table-cell>
          <table:table-cell table:formula="of:=IF((([.B29] = 1)   AND   ([.B30] = 0))   OR   (([.B29] = 0)   AND   ([.B30] = 1));1;0)" office:value-type="float" office:value="0" calcext:value-type="float">
            <text:p>0</text:p>
          </table:table-cell>
          <table:table-cell table:formula="of:=IF((([.C29] = 1)   AND   ([.C30] = 0))   OR   (([.C29] = 0)   AND   ([.C30] = 1));1;0)" office:value-type="float" office:value="0" calcext:value-type="float">
            <text:p>0</text:p>
          </table:table-cell>
          <table:table-cell table:formula="of:=IF((([.D29] = 1)   AND   ([.D30] = 0))   OR   (([.D29] = 0)   AND   ([.D30] = 1));1;0)" office:value-type="float" office:value="0" calcext:value-type="float">
            <text:p>0</text:p>
          </table:table-cell>
          <table:table-cell table:formula="of:=IF((([.E29] = 1)   AND   ([.E30] = 0))   OR   (([.E29] = 0)   AND   ([.E30] = 1));1;0)" office:value-type="float" office:value="0" calcext:value-type="float">
            <text:p>0</text:p>
          </table:table-cell>
          <table:table-cell table:formula="of:=IF((([.F29] = 1)   AND   ([.F30] = 0))   OR   (([.F29] = 0)   AND   ([.F30] = 1));1;0)" office:value-type="float" office:value="0" calcext:value-type="float">
            <text:p>0</text:p>
          </table:table-cell>
          <table:table-cell table:formula="of:=IF((([.G29] = 1)   AND   ([.G30] = 0))   OR   (([.G29] = 0)   AND   ([.G30] = 1));1;0)" office:value-type="float" office:value="0" calcext:value-type="float">
            <text:p>0</text:p>
          </table:table-cell>
          <table:table-cell table:formula="of:=IF((([.H29] = 1)   AND   ([.H30] = 0))   OR   (([.H29] = 0)   AND   ([.H30] = 1));1;0)" office:value-type="float" office:value="0" calcext:value-type="float">
            <text:p>0</text:p>
          </table:table-cell>
          <table:table-cell table:formula="of:=IF((([.I29] = 1)   AND   ([.I30] = 0))   OR   (([.I29] = 0)   AND   ([.I30] = 1));1;0)" office:value-type="float" office:value="0" calcext:value-type="float">
            <text:p>0</text:p>
          </table:table-cell>
          <table:table-cell table:formula="of:=IF((([.J29] = 1)   AND   ([.J30] = 0))   OR   (([.J29] = 0)   AND   ([.J30] = 1));1;0)" office:value-type="float" office:value="0" calcext:value-type="float">
            <text:p>0</text:p>
          </table:table-cell>
          <table:table-cell table:formula="of:=IF((([.K29] = 1)   AND   ([.K30] = 0))   OR   (([.K29] = 0)   AND   ([.K30] = 1));1;0)" office:value-type="float" office:value="0" calcext:value-type="float">
            <text:p>0</text:p>
          </table:table-cell>
          <table:table-cell table:formula="of:=IF((([.L29] = 1)   AND   ([.L30] = 0))   OR   (([.L29] = 0)   AND   ([.L30] = 1));1;0)" office:value-type="float" office:value="0" calcext:value-type="float">
            <text:p>0</text:p>
          </table:table-cell>
          <table:table-cell table:formula="of:=IF((([.M29] = 1)   AND   ([.M30] = 0))   OR   (([.M29] = 0)   AND   ([.M30] = 1));1;0)" office:value-type="float" office:value="0" calcext:value-type="float">
            <text:p>0</text:p>
          </table:table-cell>
          <table:table-cell table:formula="of:=IF((([.N29] = 1)   AND   ([.N30] = 0))   OR   (([.N29] = 0)   AND   ([.N30] = 1));1;0)" office:value-type="float" office:value="0" calcext:value-type="float">
            <text:p>0</text:p>
          </table:table-cell>
          <table:table-cell table:formula="of:=IF((([.O29] = 1)   AND   ([.O30] = 0))   OR   (([.O29] = 0)   AND   ([.O30] = 1));1;0)" office:value-type="float" office:value="0" calcext:value-type="float">
            <text:p>0</text:p>
          </table:table-cell>
          <table:table-cell table:formula="of:=IF((([.P29] = 1)   AND   ([.P30] = 0))   OR   (([.P29] = 0)   AND   ([.P30] = 1));1;0)" office:value-type="float" office:value="0" calcext:value-type="float">
            <text:p>0</text:p>
          </table:table-cell>
          <table:table-cell table:formula="of:=IF((([.Q29] = 1)   AND   ([.Q30] = 0))   OR   (([.Q29] = 0)   AND   ([.Q30] = 1));1;0)" office:value-type="float" office:value="0" calcext:value-type="float">
            <text:p>0</text:p>
          </table:table-cell>
          <table:table-cell table:formula="of:=IF((([.R29] = 1)   AND   ([.R30] = 0))   OR   (([.R29] = 0)   AND   ([.R30] = 1));1;0)" office:value-type="float" office:value="0" calcext:value-type="float">
            <text:p>0</text:p>
          </table:table-cell>
          <table:table-cell table:formula="of:=IF((([.S29] = 1)   AND   ([.S30] = 0))   OR   (([.S29] = 0)   AND   ([.S30] = 1));1;0)" office:value-type="float" office:value="0" calcext:value-type="float">
            <text:p>0</text:p>
          </table:table-cell>
          <table:table-cell table:formula="of:=IF((([.T29] = 1)   AND   ([.T30] = 0))   OR   (([.T29] = 0)   AND   ([.T30] = 1));1;0)" office:value-type="float" office:value="0" calcext:value-type="float">
            <text:p>0</text:p>
          </table:table-cell>
          <table:table-cell table:formula="of:=IF((([.U29] = 1)   AND   ([.U30] = 0))   OR   (([.U29] = 0)   AND   ([.U30] = 1));1;0)" office:value-type="float" office:value="0" calcext:value-type="float">
            <text:p>0</text:p>
          </table:table-cell>
          <table:table-cell table:formula="of:=IF((([.V29] = 1)   AND   ([.V30] = 0))   OR   (([.V29] = 0)   AND   ([.V30] = 1));1;0)" office:value-type="float" office:value="0" calcext:value-type="float">
            <text:p>0</text:p>
          </table:table-cell>
          <table:table-cell table:formula="of:=IF((([.W29] = 1)   AND   ([.W30] = 0))   OR   (([.W29] = 0)   AND   ([.W30] = 1));1;0)" office:value-type="float" office:value="0" calcext:value-type="float">
            <text:p>0</text:p>
          </table:table-cell>
          <table:table-cell table:formula="of:=IF((([.X29] = 1)   AND   ([.X30] = 0))   OR   (([.X29] = 0)   AND   ([.X30] = 1));1;0)" office:value-type="float" office:value="0" calcext:value-type="float">
            <text:p>0</text:p>
          </table:table-cell>
          <table:table-cell table:formula="of:=IF((([.Y29] = 1)   AND   ([.Y30] = 0))   OR   (([.Y29] = 0)   AND   ([.Y30] = 1));1;0)" office:value-type="float" office:value="0" calcext:value-type="float">
            <text:p>0</text:p>
          </table:table-cell>
          <table:table-cell table:formula="of:=IF((([.Z29] = 1)   AND   ([.Z30] = 0))   OR   (([.Z29] = 0)   AND   ([.Z30] = 1));1;0)" office:value-type="float" office:value="0" calcext:value-type="float">
            <text:p>0</text:p>
          </table:table-cell>
          <table:table-cell table:formula="of:=IF((([.AA29] = 1)   AND   ([.AA30] = 0))   OR   (([.AA29] = 0)   AND   ([.AA30] = 1));1;0)" office:value-type="float" office:value="0" calcext:value-type="float">
            <text:p>0</text:p>
          </table:table-cell>
          <table:table-cell table:formula="of:=IF((([.AB29] = 1)   AND   ([.AB30] = 0))   OR   (([.AB29] = 0)   AND   ([.AB30] = 1));1;0)" office:value-type="float" office:value="0" calcext:value-type="float">
            <text:p>0</text:p>
          </table:table-cell>
          <table:table-cell table:formula="of:=IF((([.AC29] = 1)   AND   ([.AC30] = 0))   OR   (([.AC29] = 0)   AND   ([.AC30] = 1));1;0)" office:value-type="float" office:value="0" calcext:value-type="float">
            <text:p>0</text:p>
          </table:table-cell>
          <table:table-cell table:formula="of:=IF((([.AD29] = 1)   AND   ([.AD30] = 0))   OR   (([.AD29] = 0)   AND   ([.AD30] = 1));1;0)" office:value-type="float" office:value="1" calcext:value-type="float">
            <text:p>1</text:p>
          </table:table-cell>
          <table:table-cell table:formula="of:=IF((([.AE29] = 1)   AND   ([.AE30] = 0))   OR   (([.AE29] = 0)   AND   ([.AE30] = 1));1;0)" office:value-type="float" office:value="1" calcext:value-type="float">
            <text:p>1</text:p>
          </table:table-cell>
          <table:table-cell table:formula="of:=IF((([.AF29] = 1)   AND   ([.AF30] = 0))   OR   (([.AF29] = 0)   AND   ([.AF30] = 1));1;0)" office:value-type="float" office:value="1" calcext:value-type="float">
            <text:p>1</text:p>
          </table:table-cell>
          <table:table-cell table:formula="of:=IF((([.AG29] = 1)   AND   ([.AG30] = 0))   OR   (([.AG29] = 0)   AND   ([.AG30] = 1));1;0)" office:value-type="float" office:value="1" calcext:value-type="float">
            <text:p>1</text:p>
          </table:table-cell>
          <table:table-cell table:formula="of:=IF((([.AH29] = 1)   AND   ([.AH30] = 0))   OR   (([.AH29] = 0)   AND   ([.AH30] = 1));1;0)" office:value-type="float" office:value="0" calcext:value-type="float">
            <text:p>0</text:p>
          </table:table-cell>
          <table:table-cell table:formula="of:=IF((([.AI29] = 1)   AND   ([.AI30] = 0))   OR   (([.AI29] = 0)   AND   ([.AI30] = 1));1;0)" office:value-type="float" office:value="0" calcext:value-type="float">
            <text:p>0</text:p>
          </table:table-cell>
          <table:table-cell table:formula="of:=IF((([.AJ29] = 1)   AND   ([.AJ30] = 0))   OR   (([.AJ29] = 0)   AND   ([.AJ30] = 1));1;0)" office:value-type="float" office:value="0" calcext:value-type="float">
            <text:p>0</text:p>
          </table:table-cell>
          <table:table-cell table:formula="of:=IF((([.AK29] = 1)   AND   ([.AK30] = 0))   OR   (([.AK29] = 0)   AND   ([.AK30] = 1));1;0)" office:value-type="float" office:value="0" calcext:value-type="float">
            <text:p>0</text:p>
          </table:table-cell>
          <table:table-cell table:formula="of:=IF((([.AL29] = 1)   AND   ([.AL30] = 0))   OR   (([.AL29] = 0)   AND   ([.AL30] = 1));1;0)" office:value-type="float" office:value="0" calcext:value-type="float">
            <text:p>0</text:p>
          </table:table-cell>
          <table:table-cell table:formula="of:=IF((([.AM29] = 1)   AND   ([.AM30] = 0))   OR   (([.AM29] = 0)   AND   ([.AM30] = 1));1;0)" office:value-type="float" office:value="0" calcext:value-type="float">
            <text:p>0</text:p>
          </table:table-cell>
          <table:table-cell table:formula="of:=IF((([.AN29] = 1)   AND   ([.AN30] = 0))   OR   (([.AN29] = 0)   AND   ([.AN30] = 1));1;0)" office:value-type="float" office:value="0" calcext:value-type="float">
            <text:p>0</text:p>
          </table:table-cell>
          <table:table-cell table:formula="of:=IF((([.AO29] = 1)   AND   ([.AO30] = 0))   OR   (([.AO29] = 0)   AND   ([.AO30] = 1));1;0)" office:value-type="float" office:value="0" calcext:value-type="float">
            <text:p>0</text:p>
          </table:table-cell>
          <table:table-cell table:formula="of:=IF((([.AP29] = 1)   AND   ([.AP30] = 0))   OR   (([.AP29] = 0)   AND   ([.AP30] = 1));1;0)" office:value-type="float" office:value="0" calcext:value-type="float">
            <text:p>0</text:p>
          </table:table-cell>
          <table:table-cell table:formula="of:=IF((([.AQ29] = 1)   AND   ([.AQ30] = 0))   OR   (([.AQ29] = 0)   AND   ([.AQ30] = 1));1;0)" office:value-type="float" office:value="0" calcext:value-type="float">
            <text:p>0</text:p>
          </table:table-cell>
          <table:table-cell table:formula="of:=IF((([.AR29] = 1)   AND   ([.AR30] = 0))   OR   (([.AR29] = 0)   AND   ([.AR30] = 1));1;0)" office:value-type="float" office:value="0" calcext:value-type="float">
            <text:p>0</text:p>
          </table:table-cell>
          <table:table-cell table:formula="of:=IF((([.AS29] = 1)   AND   ([.AS30] = 0))   OR   (([.AS29] = 0)   AND   ([.AS30] = 1));1;0)" office:value-type="float" office:value="0" calcext:value-type="float">
            <text:p>0</text:p>
          </table:table-cell>
          <table:table-cell table:formula="of:=IF((([.AT29] = 1)   AND   ([.AT30] = 0))   OR   (([.AT29] = 0)   AND   ([.AT30] = 1));1;0)" office:value-type="float" office:value="0" calcext:value-type="float">
            <text:p>0</text:p>
          </table:table-cell>
          <table:table-cell table:formula="of:=IF((([.AU29] = 1)   AND   ([.AU30] = 0))   OR   (([.AU29] = 0)   AND   ([.AU30] = 1));1;0)" office:value-type="float" office:value="0" calcext:value-type="float">
            <text:p>0</text:p>
          </table:table-cell>
          <table:table-cell table:formula="of:=IF((([.AV29] = 1)   AND   ([.AV30] = 0))   OR   (([.AV29] = 0)   AND   ([.AV30] = 1));1;0)" office:value-type="float" office:value="0" calcext:value-type="float">
            <text:p>0</text:p>
          </table:table-cell>
          <table:table-cell table:formula="of:=IF((([.AW29] = 1)   AND   ([.AW30] = 0))   OR   (([.AW29] = 0)   AND   ([.AW30] = 1));1;0)" office:value-type="float" office:value="0" calcext:value-type="float">
            <text:p>0</text:p>
          </table:table-cell>
          <table:table-cell table:formula="of:=IF((([.AX29] = 1)   AND   ([.AX30] = 0))   OR   (([.AX29] = 0)   AND   ([.AX30] = 1));1;0)" office:value-type="float" office:value="0" calcext:value-type="float">
            <text:p>0</text:p>
          </table:table-cell>
          <table:table-cell table:formula="of:=IF((([.AY29] = 1)   AND   ([.AY30] = 0))   OR   (([.AY29] = 0)   AND   ([.AY30] = 1));1;0)" office:value-type="float" office:value="0" calcext:value-type="float">
            <text:p>0</text:p>
          </table:table-cell>
          <table:table-cell table:formula="of:=IF((([.AZ29] = 1)   AND   ([.AZ30] = 0))   OR   (([.AZ29] = 0)   AND   ([.AZ30] = 1));1;0)" office:value-type="float" office:value="0" calcext:value-type="float">
            <text:p>0</text:p>
          </table:table-cell>
          <table:table-cell table:formula="of:=IF((([.BA29] = 1)   AND   ([.BA30] = 0))   OR   (([.BA29] = 0)   AND   ([.BA30] = 1));1;0)" office:value-type="float" office:value="0" calcext:value-type="float">
            <text:p>0</text:p>
          </table:table-cell>
          <table:table-cell table:formula="of:=IF((([.BB29] = 1)   AND   ([.BB30] = 0))   OR   (([.BB29] = 0)   AND   ([.BB30] = 1));1;0)" office:value-type="float" office:value="0" calcext:value-type="float">
            <text:p>0</text:p>
          </table:table-cell>
          <table:table-cell table:formula="of:=IF((([.BC29] = 1)   AND   ([.BC30] = 0))   OR   (([.BC29] = 0)   AND   ([.BC30] = 1));1;0)" office:value-type="float" office:value="0" calcext:value-type="float">
            <text:p>0</text:p>
          </table:table-cell>
          <table:table-cell table:formula="of:=IF((([.BD29] = 1)   AND   ([.BD30] = 0))   OR   (([.BD29] = 0)   AND   ([.BD30] = 1));1;0)" office:value-type="float" office:value="0" calcext:value-type="float">
            <text:p>0</text:p>
          </table:table-cell>
          <table:table-cell table:formula="of:=IF((([.BE29] = 1)   AND   ([.BE30] = 0))   OR   (([.BE29] = 0)   AND   ([.BE30] = 1));1;0)" office:value-type="float" office:value="0" calcext:value-type="float">
            <text:p>0</text:p>
          </table:table-cell>
          <table:table-cell table:formula="of:=IF((([.BF29] = 1)   AND   ([.BF30] = 0))   OR   (([.BF29] = 0)   AND   ([.BF30] = 1));1;0)" office:value-type="float" office:value="0" calcext:value-type="float">
            <text:p>0</text:p>
          </table:table-cell>
          <table:table-cell table:formula="of:=IF((([.BG29] = 1)   AND   ([.BG30] = 0))   OR   (([.BG29] = 0)   AND   ([.BG30] = 1));1;0)" office:value-type="float" office:value="0" calcext:value-type="float">
            <text:p>0</text:p>
          </table:table-cell>
          <table:table-cell table:formula="of:=IF((([.BH29] = 1)   AND   ([.BH30] = 0))   OR   (([.BH29] = 0)   AND   ([.BH30] = 1));1;0)" office:value-type="float" office:value="0" calcext:value-type="float">
            <text:p>0</text:p>
          </table:table-cell>
          <table:table-cell table:formula="of:=IF((([.BI29] = 1)   AND   ([.BI30] = 0))   OR   (([.BI29] = 0)   AND   ([.BI30] = 1));1;0)" office:value-type="float" office:value="0" calcext:value-type="float">
            <text:p>0</text:p>
          </table:table-cell>
          <table:table-cell table:formula="of:=IF((([.BJ29] = 1)   AND   ([.BJ30] = 0))   OR   (([.BJ29] = 0)   AND   ([.BJ30] = 1));1;0)" office:value-type="float" office:value="1" calcext:value-type="float">
            <text:p>1</text:p>
          </table:table-cell>
          <table:table-cell table:formula="of:=IF((([.BK29] = 1)   AND   ([.BK30] = 0))   OR   (([.BK29] = 0)   AND   ([.BK30] = 1));1;0)" office:value-type="float" office:value="1" calcext:value-type="float">
            <text:p>1</text:p>
          </table:table-cell>
          <table:table-cell table:formula="of:=IF((([.BL29] = 1)   AND   ([.BL30] = 0))   OR   (([.BL29] = 0)   AND   ([.BL30] = 1));1;0)" office:value-type="float" office:value="1" calcext:value-type="float">
            <text:p>1</text:p>
          </table:table-cell>
          <table:table-cell table:formula="of:=IF((([.BM29] = 1)   AND   ([.BM30] = 0))   OR   (([.BM29] = 0)   AND   ([.BM30] = 1));1;0)" office:value-type="float" office:value="1" calcext:value-type="float">
            <text:p>1</text:p>
          </table:table-cell>
          <table:table-cell table:formula="of:=IF((([.BN29] = 1)   AND   ([.BN30] = 0))   OR   (([.BN29] = 0)   AND   ([.BN30] = 1));1;0)" office:value-type="float" office:value="0" calcext:value-type="float">
            <text:p>0</text:p>
          </table:table-cell>
          <table:table-cell table:formula="of:=IF((([.BO29] = 1)   AND   ([.BO30] = 0))   OR   (([.BO29] = 0)   AND   ([.BO30] = 1));1;0)" office:value-type="float" office:value="0" calcext:value-type="float">
            <text:p>0</text:p>
          </table:table-cell>
          <table:table-cell table:formula="of:=IF((([.BP29] = 1)   AND   ([.BP30] = 0))   OR   (([.BP29] = 0)   AND   ([.BP30] = 1));1;0)" office:value-type="float" office:value="0" calcext:value-type="float">
            <text:p>0</text:p>
          </table:table-cell>
          <table:table-cell table:formula="of:=IF((([.BQ29] = 1)   AND   ([.BQ30] = 0))   OR   (([.BQ29] = 0)   AND   ([.BQ30] = 1));1;0)" office:value-type="float" office:value="0" calcext:value-type="float">
            <text:p>0</text:p>
          </table:table-cell>
          <table:table-cell table:formula="of:=IF((([.BR29] = 1)   AND   ([.BR30] = 0))   OR   (([.BR29] = 0)   AND   ([.BR30] = 1));1;0)" office:value-type="float" office:value="0" calcext:value-type="float">
            <text:p>0</text:p>
          </table:table-cell>
          <table:table-cell table:formula="of:=IF((([.BS29] = 1)   AND   ([.BS30] = 0))   OR   (([.BS29] = 0)   AND   ([.BS30] = 1));1;0)" office:value-type="float" office:value="0" calcext:value-type="float">
            <text:p>0</text:p>
          </table:table-cell>
          <table:table-cell table:formula="of:=IF((([.BT29] = 1)   AND   ([.BT30] = 0))   OR   (([.BT29] = 0)   AND   ([.BT30] = 1));1;0)" office:value-type="float" office:value="0" calcext:value-type="float">
            <text:p>0</text:p>
          </table:table-cell>
          <table:table-cell table:formula="of:=IF((([.BU29] = 1)   AND   ([.BU30] = 0))   OR   (([.BU29] = 0)   AND   ([.BU30] = 1));1;0)" office:value-type="float" office:value="0" calcext:value-type="float">
            <text:p>0</text:p>
          </table:table-cell>
          <table:table-cell/>
          <table:table-cell table:formula="of:=SUM([.A30:.BW30]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947"/>
        </table:table-row>
        <table:table-row table:style-name="ro1">
          <table:table-cell/>
          <table:table-cell table:formula="of:=IF((([.A30] = 1)   AND   ([.A31] = 0))   OR   (([.A30] = 0)   AND   ([.A31] = 1));1;0)" office:value-type="float" office:value="0" calcext:value-type="float">
            <text:p>0</text:p>
          </table:table-cell>
          <table:table-cell table:formula="of:=IF((([.B30] = 1)   AND   ([.B31] = 0))   OR   (([.B30] = 0)   AND   ([.B31] = 1));1;0)" office:value-type="float" office:value="0" calcext:value-type="float">
            <text:p>0</text:p>
          </table:table-cell>
          <table:table-cell table:formula="of:=IF((([.C30] = 1)   AND   ([.C31] = 0))   OR   (([.C30] = 0)   AND   ([.C31] = 1));1;0)" office:value-type="float" office:value="0" calcext:value-type="float">
            <text:p>0</text:p>
          </table:table-cell>
          <table:table-cell table:formula="of:=IF((([.D30] = 1)   AND   ([.D31] = 0))   OR   (([.D30] = 0)   AND   ([.D31] = 1));1;0)" office:value-type="float" office:value="0" calcext:value-type="float">
            <text:p>0</text:p>
          </table:table-cell>
          <table:table-cell table:formula="of:=IF((([.E30] = 1)   AND   ([.E31] = 0))   OR   (([.E30] = 0)   AND   ([.E31] = 1));1;0)" office:value-type="float" office:value="0" calcext:value-type="float">
            <text:p>0</text:p>
          </table:table-cell>
          <table:table-cell table:formula="of:=IF((([.F30] = 1)   AND   ([.F31] = 0))   OR   (([.F30] = 0)   AND   ([.F31] = 1));1;0)" office:value-type="float" office:value="0" calcext:value-type="float">
            <text:p>0</text:p>
          </table:table-cell>
          <table:table-cell table:formula="of:=IF((([.G30] = 1)   AND   ([.G31] = 0))   OR   (([.G30] = 0)   AND   ([.G31] = 1));1;0)" office:value-type="float" office:value="0" calcext:value-type="float">
            <text:p>0</text:p>
          </table:table-cell>
          <table:table-cell table:formula="of:=IF((([.H30] = 1)   AND   ([.H31] = 0))   OR   (([.H30] = 0)   AND   ([.H31] = 1));1;0)" office:value-type="float" office:value="0" calcext:value-type="float">
            <text:p>0</text:p>
          </table:table-cell>
          <table:table-cell table:formula="of:=IF((([.I30] = 1)   AND   ([.I31] = 0))   OR   (([.I30] = 0)   AND   ([.I31] = 1));1;0)" office:value-type="float" office:value="0" calcext:value-type="float">
            <text:p>0</text:p>
          </table:table-cell>
          <table:table-cell table:formula="of:=IF((([.J30] = 1)   AND   ([.J31] = 0))   OR   (([.J30] = 0)   AND   ([.J31] = 1));1;0)" office:value-type="float" office:value="0" calcext:value-type="float">
            <text:p>0</text:p>
          </table:table-cell>
          <table:table-cell table:formula="of:=IF((([.K30] = 1)   AND   ([.K31] = 0))   OR   (([.K30] = 0)   AND   ([.K31] = 1));1;0)" office:value-type="float" office:value="0" calcext:value-type="float">
            <text:p>0</text:p>
          </table:table-cell>
          <table:table-cell table:formula="of:=IF((([.L30] = 1)   AND   ([.L31] = 0))   OR   (([.L30] = 0)   AND   ([.L31] = 1));1;0)" office:value-type="float" office:value="0" calcext:value-type="float">
            <text:p>0</text:p>
          </table:table-cell>
          <table:table-cell table:formula="of:=IF((([.M30] = 1)   AND   ([.M31] = 0))   OR   (([.M30] = 0)   AND   ([.M31] = 1));1;0)" office:value-type="float" office:value="0" calcext:value-type="float">
            <text:p>0</text:p>
          </table:table-cell>
          <table:table-cell table:formula="of:=IF((([.N30] = 1)   AND   ([.N31] = 0))   OR   (([.N30] = 0)   AND   ([.N31] = 1));1;0)" office:value-type="float" office:value="0" calcext:value-type="float">
            <text:p>0</text:p>
          </table:table-cell>
          <table:table-cell table:formula="of:=IF((([.O30] = 1)   AND   ([.O31] = 0))   OR   (([.O30] = 0)   AND   ([.O31] = 1));1;0)" office:value-type="float" office:value="0" calcext:value-type="float">
            <text:p>0</text:p>
          </table:table-cell>
          <table:table-cell table:formula="of:=IF((([.P30] = 1)   AND   ([.P31] = 0))   OR   (([.P30] = 0)   AND   ([.P31] = 1));1;0)" office:value-type="float" office:value="0" calcext:value-type="float">
            <text:p>0</text:p>
          </table:table-cell>
          <table:table-cell table:formula="of:=IF((([.Q30] = 1)   AND   ([.Q31] = 0))   OR   (([.Q30] = 0)   AND   ([.Q31] = 1));1;0)" office:value-type="float" office:value="0" calcext:value-type="float">
            <text:p>0</text:p>
          </table:table-cell>
          <table:table-cell table:formula="of:=IF((([.R30] = 1)   AND   ([.R31] = 0))   OR   (([.R30] = 0)   AND   ([.R31] = 1));1;0)" office:value-type="float" office:value="0" calcext:value-type="float">
            <text:p>0</text:p>
          </table:table-cell>
          <table:table-cell table:formula="of:=IF((([.S30] = 1)   AND   ([.S31] = 0))   OR   (([.S30] = 0)   AND   ([.S31] = 1));1;0)" office:value-type="float" office:value="0" calcext:value-type="float">
            <text:p>0</text:p>
          </table:table-cell>
          <table:table-cell table:formula="of:=IF((([.T30] = 1)   AND   ([.T31] = 0))   OR   (([.T30] = 0)   AND   ([.T31] = 1));1;0)" office:value-type="float" office:value="0" calcext:value-type="float">
            <text:p>0</text:p>
          </table:table-cell>
          <table:table-cell table:formula="of:=IF((([.U30] = 1)   AND   ([.U31] = 0))   OR   (([.U30] = 0)   AND   ([.U31] = 1));1;0)" office:value-type="float" office:value="0" calcext:value-type="float">
            <text:p>0</text:p>
          </table:table-cell>
          <table:table-cell table:formula="of:=IF((([.V30] = 1)   AND   ([.V31] = 0))   OR   (([.V30] = 0)   AND   ([.V31] = 1));1;0)" office:value-type="float" office:value="0" calcext:value-type="float">
            <text:p>0</text:p>
          </table:table-cell>
          <table:table-cell table:formula="of:=IF((([.W30] = 1)   AND   ([.W31] = 0))   OR   (([.W30] = 0)   AND   ([.W31] = 1));1;0)" office:value-type="float" office:value="0" calcext:value-type="float">
            <text:p>0</text:p>
          </table:table-cell>
          <table:table-cell table:formula="of:=IF((([.X30] = 1)   AND   ([.X31] = 0))   OR   (([.X30] = 0)   AND   ([.X31] = 1));1;0)" office:value-type="float" office:value="0" calcext:value-type="float">
            <text:p>0</text:p>
          </table:table-cell>
          <table:table-cell table:formula="of:=IF((([.Y30] = 1)   AND   ([.Y31] = 0))   OR   (([.Y30] = 0)   AND   ([.Y31] = 1));1;0)" office:value-type="float" office:value="0" calcext:value-type="float">
            <text:p>0</text:p>
          </table:table-cell>
          <table:table-cell table:formula="of:=IF((([.Z30] = 1)   AND   ([.Z31] = 0))   OR   (([.Z30] = 0)   AND   ([.Z31] = 1));1;0)" office:value-type="float" office:value="0" calcext:value-type="float">
            <text:p>0</text:p>
          </table:table-cell>
          <table:table-cell table:formula="of:=IF((([.AA30] = 1)   AND   ([.AA31] = 0))   OR   (([.AA30] = 0)   AND   ([.AA31] = 1));1;0)" office:value-type="float" office:value="0" calcext:value-type="float">
            <text:p>0</text:p>
          </table:table-cell>
          <table:table-cell table:formula="of:=IF((([.AB30] = 1)   AND   ([.AB31] = 0))   OR   (([.AB30] = 0)   AND   ([.AB31] = 1));1;0)" office:value-type="float" office:value="0" calcext:value-type="float">
            <text:p>0</text:p>
          </table:table-cell>
          <table:table-cell table:formula="of:=IF((([.AC30] = 1)   AND   ([.AC31] = 0))   OR   (([.AC30] = 0)   AND   ([.AC31] = 1));1;0)" office:value-type="float" office:value="0" calcext:value-type="float">
            <text:p>0</text:p>
          </table:table-cell>
          <table:table-cell table:formula="of:=IF((([.AD30] = 1)   AND   ([.AD31] = 0))   OR   (([.AD30] = 0)   AND   ([.AD31] = 1));1;0)" office:value-type="float" office:value="0" calcext:value-type="float">
            <text:p>0</text:p>
          </table:table-cell>
          <table:table-cell table:formula="of:=IF((([.AE30] = 1)   AND   ([.AE31] = 0))   OR   (([.AE30] = 0)   AND   ([.AE31] = 1));1;0)" office:value-type="float" office:value="1" calcext:value-type="float">
            <text:p>1</text:p>
          </table:table-cell>
          <table:table-cell table:formula="of:=IF((([.AF30] = 1)   AND   ([.AF31] = 0))   OR   (([.AF30] = 0)   AND   ([.AF31] = 1));1;0)" office:value-type="float" office:value="0" calcext:value-type="float">
            <text:p>0</text:p>
          </table:table-cell>
          <table:table-cell table:formula="of:=IF((([.AG30] = 1)   AND   ([.AG31] = 0))   OR   (([.AG30] = 0)   AND   ([.AG31] = 1));1;0)" office:value-type="float" office:value="1" calcext:value-type="float">
            <text:p>1</text:p>
          </table:table-cell>
          <table:table-cell table:formula="of:=IF((([.AH30] = 1)   AND   ([.AH31] = 0))   OR   (([.AH30] = 0)   AND   ([.AH31] = 1));1;0)" office:value-type="float" office:value="0" calcext:value-type="float">
            <text:p>0</text:p>
          </table:table-cell>
          <table:table-cell table:formula="of:=IF((([.AI30] = 1)   AND   ([.AI31] = 0))   OR   (([.AI30] = 0)   AND   ([.AI31] = 1));1;0)" office:value-type="float" office:value="0" calcext:value-type="float">
            <text:p>0</text:p>
          </table:table-cell>
          <table:table-cell table:formula="of:=IF((([.AJ30] = 1)   AND   ([.AJ31] = 0))   OR   (([.AJ30] = 0)   AND   ([.AJ31] = 1));1;0)" office:value-type="float" office:value="0" calcext:value-type="float">
            <text:p>0</text:p>
          </table:table-cell>
          <table:table-cell table:formula="of:=IF((([.AK30] = 1)   AND   ([.AK31] = 0))   OR   (([.AK30] = 0)   AND   ([.AK31] = 1));1;0)" office:value-type="float" office:value="0" calcext:value-type="float">
            <text:p>0</text:p>
          </table:table-cell>
          <table:table-cell table:formula="of:=IF((([.AL30] = 1)   AND   ([.AL31] = 0))   OR   (([.AL30] = 0)   AND   ([.AL31] = 1));1;0)" office:value-type="float" office:value="0" calcext:value-type="float">
            <text:p>0</text:p>
          </table:table-cell>
          <table:table-cell table:formula="of:=IF((([.AM30] = 1)   AND   ([.AM31] = 0))   OR   (([.AM30] = 0)   AND   ([.AM31] = 1));1;0)" office:value-type="float" office:value="0" calcext:value-type="float">
            <text:p>0</text:p>
          </table:table-cell>
          <table:table-cell table:formula="of:=IF((([.AN30] = 1)   AND   ([.AN31] = 0))   OR   (([.AN30] = 0)   AND   ([.AN31] = 1));1;0)" office:value-type="float" office:value="0" calcext:value-type="float">
            <text:p>0</text:p>
          </table:table-cell>
          <table:table-cell table:formula="of:=IF((([.AO30] = 1)   AND   ([.AO31] = 0))   OR   (([.AO30] = 0)   AND   ([.AO31] = 1));1;0)" office:value-type="float" office:value="0" calcext:value-type="float">
            <text:p>0</text:p>
          </table:table-cell>
          <table:table-cell table:formula="of:=IF((([.AP30] = 1)   AND   ([.AP31] = 0))   OR   (([.AP30] = 0)   AND   ([.AP31] = 1));1;0)" office:value-type="float" office:value="0" calcext:value-type="float">
            <text:p>0</text:p>
          </table:table-cell>
          <table:table-cell table:formula="of:=IF((([.AQ30] = 1)   AND   ([.AQ31] = 0))   OR   (([.AQ30] = 0)   AND   ([.AQ31] = 1));1;0)" office:value-type="float" office:value="0" calcext:value-type="float">
            <text:p>0</text:p>
          </table:table-cell>
          <table:table-cell table:formula="of:=IF((([.AR30] = 1)   AND   ([.AR31] = 0))   OR   (([.AR30] = 0)   AND   ([.AR31] = 1));1;0)" office:value-type="float" office:value="0" calcext:value-type="float">
            <text:p>0</text:p>
          </table:table-cell>
          <table:table-cell table:formula="of:=IF((([.AS30] = 1)   AND   ([.AS31] = 0))   OR   (([.AS30] = 0)   AND   ([.AS31] = 1));1;0)" office:value-type="float" office:value="0" calcext:value-type="float">
            <text:p>0</text:p>
          </table:table-cell>
          <table:table-cell table:formula="of:=IF((([.AT30] = 1)   AND   ([.AT31] = 0))   OR   (([.AT30] = 0)   AND   ([.AT31] = 1));1;0)" office:value-type="float" office:value="0" calcext:value-type="float">
            <text:p>0</text:p>
          </table:table-cell>
          <table:table-cell table:formula="of:=IF((([.AU30] = 1)   AND   ([.AU31] = 0))   OR   (([.AU30] = 0)   AND   ([.AU31] = 1));1;0)" office:value-type="float" office:value="0" calcext:value-type="float">
            <text:p>0</text:p>
          </table:table-cell>
          <table:table-cell table:formula="of:=IF((([.AV30] = 1)   AND   ([.AV31] = 0))   OR   (([.AV30] = 0)   AND   ([.AV31] = 1));1;0)" office:value-type="float" office:value="0" calcext:value-type="float">
            <text:p>0</text:p>
          </table:table-cell>
          <table:table-cell table:formula="of:=IF((([.AW30] = 1)   AND   ([.AW31] = 0))   OR   (([.AW30] = 0)   AND   ([.AW31] = 1));1;0)" office:value-type="float" office:value="0" calcext:value-type="float">
            <text:p>0</text:p>
          </table:table-cell>
          <table:table-cell table:formula="of:=IF((([.AX30] = 1)   AND   ([.AX31] = 0))   OR   (([.AX30] = 0)   AND   ([.AX31] = 1));1;0)" office:value-type="float" office:value="0" calcext:value-type="float">
            <text:p>0</text:p>
          </table:table-cell>
          <table:table-cell table:formula="of:=IF((([.AY30] = 1)   AND   ([.AY31] = 0))   OR   (([.AY30] = 0)   AND   ([.AY31] = 1));1;0)" office:value-type="float" office:value="0" calcext:value-type="float">
            <text:p>0</text:p>
          </table:table-cell>
          <table:table-cell table:formula="of:=IF((([.AZ30] = 1)   AND   ([.AZ31] = 0))   OR   (([.AZ30] = 0)   AND   ([.AZ31] = 1));1;0)" office:value-type="float" office:value="0" calcext:value-type="float">
            <text:p>0</text:p>
          </table:table-cell>
          <table:table-cell table:formula="of:=IF((([.BA30] = 1)   AND   ([.BA31] = 0))   OR   (([.BA30] = 0)   AND   ([.BA31] = 1));1;0)" office:value-type="float" office:value="0" calcext:value-type="float">
            <text:p>0</text:p>
          </table:table-cell>
          <table:table-cell table:formula="of:=IF((([.BB30] = 1)   AND   ([.BB31] = 0))   OR   (([.BB30] = 0)   AND   ([.BB31] = 1));1;0)" office:value-type="float" office:value="0" calcext:value-type="float">
            <text:p>0</text:p>
          </table:table-cell>
          <table:table-cell table:formula="of:=IF((([.BC30] = 1)   AND   ([.BC31] = 0))   OR   (([.BC30] = 0)   AND   ([.BC31] = 1));1;0)" office:value-type="float" office:value="0" calcext:value-type="float">
            <text:p>0</text:p>
          </table:table-cell>
          <table:table-cell table:formula="of:=IF((([.BD30] = 1)   AND   ([.BD31] = 0))   OR   (([.BD30] = 0)   AND   ([.BD31] = 1));1;0)" office:value-type="float" office:value="0" calcext:value-type="float">
            <text:p>0</text:p>
          </table:table-cell>
          <table:table-cell table:formula="of:=IF((([.BE30] = 1)   AND   ([.BE31] = 0))   OR   (([.BE30] = 0)   AND   ([.BE31] = 1));1;0)" office:value-type="float" office:value="0" calcext:value-type="float">
            <text:p>0</text:p>
          </table:table-cell>
          <table:table-cell table:formula="of:=IF((([.BF30] = 1)   AND   ([.BF31] = 0))   OR   (([.BF30] = 0)   AND   ([.BF31] = 1));1;0)" office:value-type="float" office:value="0" calcext:value-type="float">
            <text:p>0</text:p>
          </table:table-cell>
          <table:table-cell table:formula="of:=IF((([.BG30] = 1)   AND   ([.BG31] = 0))   OR   (([.BG30] = 0)   AND   ([.BG31] = 1));1;0)" office:value-type="float" office:value="0" calcext:value-type="float">
            <text:p>0</text:p>
          </table:table-cell>
          <table:table-cell table:formula="of:=IF((([.BH30] = 1)   AND   ([.BH31] = 0))   OR   (([.BH30] = 0)   AND   ([.BH31] = 1));1;0)" office:value-type="float" office:value="0" calcext:value-type="float">
            <text:p>0</text:p>
          </table:table-cell>
          <table:table-cell table:formula="of:=IF((([.BI30] = 1)   AND   ([.BI31] = 0))   OR   (([.BI30] = 0)   AND   ([.BI31] = 1));1;0)" office:value-type="float" office:value="0" calcext:value-type="float">
            <text:p>0</text:p>
          </table:table-cell>
          <table:table-cell table:formula="of:=IF((([.BJ30] = 1)   AND   ([.BJ31] = 0))   OR   (([.BJ30] = 0)   AND   ([.BJ31] = 1));1;0)" office:value-type="float" office:value="0" calcext:value-type="float">
            <text:p>0</text:p>
          </table:table-cell>
          <table:table-cell table:formula="of:=IF((([.BK30] = 1)   AND   ([.BK31] = 0))   OR   (([.BK30] = 0)   AND   ([.BK31] = 1));1;0)" office:value-type="float" office:value="1" calcext:value-type="float">
            <text:p>1</text:p>
          </table:table-cell>
          <table:table-cell table:formula="of:=IF((([.BL30] = 1)   AND   ([.BL31] = 0))   OR   (([.BL30] = 0)   AND   ([.BL31] = 1));1;0)" office:value-type="float" office:value="0" calcext:value-type="float">
            <text:p>0</text:p>
          </table:table-cell>
          <table:table-cell table:formula="of:=IF((([.BM30] = 1)   AND   ([.BM31] = 0))   OR   (([.BM30] = 0)   AND   ([.BM31] = 1));1;0)" office:value-type="float" office:value="1" calcext:value-type="float">
            <text:p>1</text:p>
          </table:table-cell>
          <table:table-cell table:formula="of:=IF((([.BN30] = 1)   AND   ([.BN31] = 0))   OR   (([.BN30] = 0)   AND   ([.BN31] = 1));1;0)" office:value-type="float" office:value="0" calcext:value-type="float">
            <text:p>0</text:p>
          </table:table-cell>
          <table:table-cell table:formula="of:=IF((([.BO30] = 1)   AND   ([.BO31] = 0))   OR   (([.BO30] = 0)   AND   ([.BO31] = 1));1;0)" office:value-type="float" office:value="0" calcext:value-type="float">
            <text:p>0</text:p>
          </table:table-cell>
          <table:table-cell table:formula="of:=IF((([.BP30] = 1)   AND   ([.BP31] = 0))   OR   (([.BP30] = 0)   AND   ([.BP31] = 1));1;0)" office:value-type="float" office:value="0" calcext:value-type="float">
            <text:p>0</text:p>
          </table:table-cell>
          <table:table-cell table:formula="of:=IF((([.BQ30] = 1)   AND   ([.BQ31] = 0))   OR   (([.BQ30] = 0)   AND   ([.BQ31] = 1));1;0)" office:value-type="float" office:value="0" calcext:value-type="float">
            <text:p>0</text:p>
          </table:table-cell>
          <table:table-cell table:formula="of:=IF((([.BR30] = 1)   AND   ([.BR31] = 0))   OR   (([.BR30] = 0)   AND   ([.BR31] = 1));1;0)" office:value-type="float" office:value="0" calcext:value-type="float">
            <text:p>0</text:p>
          </table:table-cell>
          <table:table-cell table:formula="of:=IF((([.BS30] = 1)   AND   ([.BS31] = 0))   OR   (([.BS30] = 0)   AND   ([.BS31] = 1));1;0)" office:value-type="float" office:value="0" calcext:value-type="float">
            <text:p>0</text:p>
          </table:table-cell>
          <table:table-cell table:formula="of:=IF((([.BT30] = 1)   AND   ([.BT31] = 0))   OR   (([.BT30] = 0)   AND   ([.BT31] = 1));1;0)" office:value-type="float" office:value="0" calcext:value-type="float">
            <text:p>0</text:p>
          </table:table-cell>
          <table:table-cell table:formula="of:=IF((([.BU30] = 1)   AND   ([.BU31] = 0))   OR   (([.BU30] = 0)   AND   ([.BU31] = 1));1;0)" office:value-type="float" office:value="0" calcext:value-type="float">
            <text:p>0</text:p>
          </table:table-cell>
          <table:table-cell/>
          <table:table-cell table:formula="of:=SUM([.A31:.BW31]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947"/>
        </table:table-row>
        <table:table-row table:style-name="ro1">
          <table:table-cell/>
          <table:table-cell table:formula="of:=IF((([.A31] = 1)   AND   ([.A32] = 0))   OR   (([.A31] = 0)   AND   ([.A32] = 1));1;0)" office:value-type="float" office:value="0" calcext:value-type="float">
            <text:p>0</text:p>
          </table:table-cell>
          <table:table-cell table:formula="of:=IF((([.B31] = 1)   AND   ([.B32] = 0))   OR   (([.B31] = 0)   AND   ([.B32] = 1));1;0)" office:value-type="float" office:value="0" calcext:value-type="float">
            <text:p>0</text:p>
          </table:table-cell>
          <table:table-cell table:formula="of:=IF((([.C31] = 1)   AND   ([.C32] = 0))   OR   (([.C31] = 0)   AND   ([.C32] = 1));1;0)" office:value-type="float" office:value="0" calcext:value-type="float">
            <text:p>0</text:p>
          </table:table-cell>
          <table:table-cell table:formula="of:=IF((([.D31] = 1)   AND   ([.D32] = 0))   OR   (([.D31] = 0)   AND   ([.D32] = 1));1;0)" office:value-type="float" office:value="0" calcext:value-type="float">
            <text:p>0</text:p>
          </table:table-cell>
          <table:table-cell table:formula="of:=IF((([.E31] = 1)   AND   ([.E32] = 0))   OR   (([.E31] = 0)   AND   ([.E32] = 1));1;0)" office:value-type="float" office:value="0" calcext:value-type="float">
            <text:p>0</text:p>
          </table:table-cell>
          <table:table-cell table:formula="of:=IF((([.F31] = 1)   AND   ([.F32] = 0))   OR   (([.F31] = 0)   AND   ([.F32] = 1));1;0)" office:value-type="float" office:value="0" calcext:value-type="float">
            <text:p>0</text:p>
          </table:table-cell>
          <table:table-cell table:formula="of:=IF((([.G31] = 1)   AND   ([.G32] = 0))   OR   (([.G31] = 0)   AND   ([.G32] = 1));1;0)" office:value-type="float" office:value="0" calcext:value-type="float">
            <text:p>0</text:p>
          </table:table-cell>
          <table:table-cell table:formula="of:=IF((([.H31] = 1)   AND   ([.H32] = 0))   OR   (([.H31] = 0)   AND   ([.H32] = 1));1;0)" office:value-type="float" office:value="0" calcext:value-type="float">
            <text:p>0</text:p>
          </table:table-cell>
          <table:table-cell table:formula="of:=IF((([.I31] = 1)   AND   ([.I32] = 0))   OR   (([.I31] = 0)   AND   ([.I32] = 1));1;0)" office:value-type="float" office:value="0" calcext:value-type="float">
            <text:p>0</text:p>
          </table:table-cell>
          <table:table-cell table:formula="of:=IF((([.J31] = 1)   AND   ([.J32] = 0))   OR   (([.J31] = 0)   AND   ([.J32] = 1));1;0)" office:value-type="float" office:value="0" calcext:value-type="float">
            <text:p>0</text:p>
          </table:table-cell>
          <table:table-cell table:formula="of:=IF((([.K31] = 1)   AND   ([.K32] = 0))   OR   (([.K31] = 0)   AND   ([.K32] = 1));1;0)" office:value-type="float" office:value="0" calcext:value-type="float">
            <text:p>0</text:p>
          </table:table-cell>
          <table:table-cell table:formula="of:=IF((([.L31] = 1)   AND   ([.L32] = 0))   OR   (([.L31] = 0)   AND   ([.L32] = 1));1;0)" office:value-type="float" office:value="0" calcext:value-type="float">
            <text:p>0</text:p>
          </table:table-cell>
          <table:table-cell table:formula="of:=IF((([.M31] = 1)   AND   ([.M32] = 0))   OR   (([.M31] = 0)   AND   ([.M32] = 1));1;0)" office:value-type="float" office:value="0" calcext:value-type="float">
            <text:p>0</text:p>
          </table:table-cell>
          <table:table-cell table:formula="of:=IF((([.N31] = 1)   AND   ([.N32] = 0))   OR   (([.N31] = 0)   AND   ([.N32] = 1));1;0)" office:value-type="float" office:value="0" calcext:value-type="float">
            <text:p>0</text:p>
          </table:table-cell>
          <table:table-cell table:formula="of:=IF((([.O31] = 1)   AND   ([.O32] = 0))   OR   (([.O31] = 0)   AND   ([.O32] = 1));1;0)" office:value-type="float" office:value="0" calcext:value-type="float">
            <text:p>0</text:p>
          </table:table-cell>
          <table:table-cell table:formula="of:=IF((([.P31] = 1)   AND   ([.P32] = 0))   OR   (([.P31] = 0)   AND   ([.P32] = 1));1;0)" office:value-type="float" office:value="0" calcext:value-type="float">
            <text:p>0</text:p>
          </table:table-cell>
          <table:table-cell table:formula="of:=IF((([.Q31] = 1)   AND   ([.Q32] = 0))   OR   (([.Q31] = 0)   AND   ([.Q32] = 1));1;0)" office:value-type="float" office:value="0" calcext:value-type="float">
            <text:p>0</text:p>
          </table:table-cell>
          <table:table-cell table:formula="of:=IF((([.R31] = 1)   AND   ([.R32] = 0))   OR   (([.R31] = 0)   AND   ([.R32] = 1));1;0)" office:value-type="float" office:value="0" calcext:value-type="float">
            <text:p>0</text:p>
          </table:table-cell>
          <table:table-cell table:formula="of:=IF((([.S31] = 1)   AND   ([.S32] = 0))   OR   (([.S31] = 0)   AND   ([.S32] = 1));1;0)" office:value-type="float" office:value="0" calcext:value-type="float">
            <text:p>0</text:p>
          </table:table-cell>
          <table:table-cell table:formula="of:=IF((([.T31] = 1)   AND   ([.T32] = 0))   OR   (([.T31] = 0)   AND   ([.T32] = 1));1;0)" office:value-type="float" office:value="0" calcext:value-type="float">
            <text:p>0</text:p>
          </table:table-cell>
          <table:table-cell table:formula="of:=IF((([.U31] = 1)   AND   ([.U32] = 0))   OR   (([.U31] = 0)   AND   ([.U32] = 1));1;0)" office:value-type="float" office:value="0" calcext:value-type="float">
            <text:p>0</text:p>
          </table:table-cell>
          <table:table-cell table:formula="of:=IF((([.V31] = 1)   AND   ([.V32] = 0))   OR   (([.V31] = 0)   AND   ([.V32] = 1));1;0)" office:value-type="float" office:value="0" calcext:value-type="float">
            <text:p>0</text:p>
          </table:table-cell>
          <table:table-cell table:formula="of:=IF((([.W31] = 1)   AND   ([.W32] = 0))   OR   (([.W31] = 0)   AND   ([.W32] = 1));1;0)" office:value-type="float" office:value="0" calcext:value-type="float">
            <text:p>0</text:p>
          </table:table-cell>
          <table:table-cell table:formula="of:=IF((([.X31] = 1)   AND   ([.X32] = 0))   OR   (([.X31] = 0)   AND   ([.X32] = 1));1;0)" office:value-type="float" office:value="0" calcext:value-type="float">
            <text:p>0</text:p>
          </table:table-cell>
          <table:table-cell table:formula="of:=IF((([.Y31] = 1)   AND   ([.Y32] = 0))   OR   (([.Y31] = 0)   AND   ([.Y32] = 1));1;0)" office:value-type="float" office:value="0" calcext:value-type="float">
            <text:p>0</text:p>
          </table:table-cell>
          <table:table-cell table:formula="of:=IF((([.Z31] = 1)   AND   ([.Z32] = 0))   OR   (([.Z31] = 0)   AND   ([.Z32] = 1));1;0)" office:value-type="float" office:value="0" calcext:value-type="float">
            <text:p>0</text:p>
          </table:table-cell>
          <table:table-cell table:formula="of:=IF((([.AA31] = 1)   AND   ([.AA32] = 0))   OR   (([.AA31] = 0)   AND   ([.AA32] = 1));1;0)" office:value-type="float" office:value="0" calcext:value-type="float">
            <text:p>0</text:p>
          </table:table-cell>
          <table:table-cell table:formula="of:=IF((([.AB31] = 1)   AND   ([.AB32] = 0))   OR   (([.AB31] = 0)   AND   ([.AB32] = 1));1;0)" office:value-type="float" office:value="0" calcext:value-type="float">
            <text:p>0</text:p>
          </table:table-cell>
          <table:table-cell table:formula="of:=IF((([.AC31] = 1)   AND   ([.AC32] = 0))   OR   (([.AC31] = 0)   AND   ([.AC32] = 1));1;0)" office:value-type="float" office:value="0" calcext:value-type="float">
            <text:p>0</text:p>
          </table:table-cell>
          <table:table-cell table:formula="of:=IF((([.AD31] = 1)   AND   ([.AD32] = 0))   OR   (([.AD31] = 0)   AND   ([.AD32] = 1));1;0)" office:value-type="float" office:value="0" calcext:value-type="float">
            <text:p>0</text:p>
          </table:table-cell>
          <table:table-cell table:formula="of:=IF((([.AE31] = 1)   AND   ([.AE32] = 0))   OR   (([.AE31] = 0)   AND   ([.AE32] = 1));1;0)" office:value-type="float" office:value="0" calcext:value-type="float">
            <text:p>0</text:p>
          </table:table-cell>
          <table:table-cell table:formula="of:=IF((([.AF31] = 1)   AND   ([.AF32] = 0))   OR   (([.AF31] = 0)   AND   ([.AF32] = 1));1;0)" office:value-type="float" office:value="1" calcext:value-type="float">
            <text:p>1</text:p>
          </table:table-cell>
          <table:table-cell table:formula="of:=IF((([.AG31] = 1)   AND   ([.AG32] = 0))   OR   (([.AG31] = 0)   AND   ([.AG32] = 1));1;0)" office:value-type="float" office:value="1" calcext:value-type="float">
            <text:p>1</text:p>
          </table:table-cell>
          <table:table-cell table:formula="of:=IF((([.AH31] = 1)   AND   ([.AH32] = 0))   OR   (([.AH31] = 0)   AND   ([.AH32] = 1));1;0)" office:value-type="float" office:value="0" calcext:value-type="float">
            <text:p>0</text:p>
          </table:table-cell>
          <table:table-cell table:formula="of:=IF((([.AI31] = 1)   AND   ([.AI32] = 0))   OR   (([.AI31] = 0)   AND   ([.AI32] = 1));1;0)" office:value-type="float" office:value="0" calcext:value-type="float">
            <text:p>0</text:p>
          </table:table-cell>
          <table:table-cell table:formula="of:=IF((([.AJ31] = 1)   AND   ([.AJ32] = 0))   OR   (([.AJ31] = 0)   AND   ([.AJ32] = 1));1;0)" office:value-type="float" office:value="0" calcext:value-type="float">
            <text:p>0</text:p>
          </table:table-cell>
          <table:table-cell table:formula="of:=IF((([.AK31] = 1)   AND   ([.AK32] = 0))   OR   (([.AK31] = 0)   AND   ([.AK32] = 1));1;0)" office:value-type="float" office:value="0" calcext:value-type="float">
            <text:p>0</text:p>
          </table:table-cell>
          <table:table-cell table:formula="of:=IF((([.AL31] = 1)   AND   ([.AL32] = 0))   OR   (([.AL31] = 0)   AND   ([.AL32] = 1));1;0)" office:value-type="float" office:value="0" calcext:value-type="float">
            <text:p>0</text:p>
          </table:table-cell>
          <table:table-cell table:formula="of:=IF((([.AM31] = 1)   AND   ([.AM32] = 0))   OR   (([.AM31] = 0)   AND   ([.AM32] = 1));1;0)" office:value-type="float" office:value="0" calcext:value-type="float">
            <text:p>0</text:p>
          </table:table-cell>
          <table:table-cell table:formula="of:=IF((([.AN31] = 1)   AND   ([.AN32] = 0))   OR   (([.AN31] = 0)   AND   ([.AN32] = 1));1;0)" office:value-type="float" office:value="0" calcext:value-type="float">
            <text:p>0</text:p>
          </table:table-cell>
          <table:table-cell table:formula="of:=IF((([.AO31] = 1)   AND   ([.AO32] = 0))   OR   (([.AO31] = 0)   AND   ([.AO32] = 1));1;0)" office:value-type="float" office:value="0" calcext:value-type="float">
            <text:p>0</text:p>
          </table:table-cell>
          <table:table-cell table:formula="of:=IF((([.AP31] = 1)   AND   ([.AP32] = 0))   OR   (([.AP31] = 0)   AND   ([.AP32] = 1));1;0)" office:value-type="float" office:value="0" calcext:value-type="float">
            <text:p>0</text:p>
          </table:table-cell>
          <table:table-cell table:formula="of:=IF((([.AQ31] = 1)   AND   ([.AQ32] = 0))   OR   (([.AQ31] = 0)   AND   ([.AQ32] = 1));1;0)" office:value-type="float" office:value="0" calcext:value-type="float">
            <text:p>0</text:p>
          </table:table-cell>
          <table:table-cell table:formula="of:=IF((([.AR31] = 1)   AND   ([.AR32] = 0))   OR   (([.AR31] = 0)   AND   ([.AR32] = 1));1;0)" office:value-type="float" office:value="0" calcext:value-type="float">
            <text:p>0</text:p>
          </table:table-cell>
          <table:table-cell table:formula="of:=IF((([.AS31] = 1)   AND   ([.AS32] = 0))   OR   (([.AS31] = 0)   AND   ([.AS32] = 1));1;0)" office:value-type="float" office:value="0" calcext:value-type="float">
            <text:p>0</text:p>
          </table:table-cell>
          <table:table-cell table:formula="of:=IF((([.AT31] = 1)   AND   ([.AT32] = 0))   OR   (([.AT31] = 0)   AND   ([.AT32] = 1));1;0)" office:value-type="float" office:value="0" calcext:value-type="float">
            <text:p>0</text:p>
          </table:table-cell>
          <table:table-cell table:formula="of:=IF((([.AU31] = 1)   AND   ([.AU32] = 0))   OR   (([.AU31] = 0)   AND   ([.AU32] = 1));1;0)" office:value-type="float" office:value="0" calcext:value-type="float">
            <text:p>0</text:p>
          </table:table-cell>
          <table:table-cell table:formula="of:=IF((([.AV31] = 1)   AND   ([.AV32] = 0))   OR   (([.AV31] = 0)   AND   ([.AV32] = 1));1;0)" office:value-type="float" office:value="0" calcext:value-type="float">
            <text:p>0</text:p>
          </table:table-cell>
          <table:table-cell table:formula="of:=IF((([.AW31] = 1)   AND   ([.AW32] = 0))   OR   (([.AW31] = 0)   AND   ([.AW32] = 1));1;0)" office:value-type="float" office:value="0" calcext:value-type="float">
            <text:p>0</text:p>
          </table:table-cell>
          <table:table-cell table:formula="of:=IF((([.AX31] = 1)   AND   ([.AX32] = 0))   OR   (([.AX31] = 0)   AND   ([.AX32] = 1));1;0)" office:value-type="float" office:value="0" calcext:value-type="float">
            <text:p>0</text:p>
          </table:table-cell>
          <table:table-cell table:formula="of:=IF((([.AY31] = 1)   AND   ([.AY32] = 0))   OR   (([.AY31] = 0)   AND   ([.AY32] = 1));1;0)" office:value-type="float" office:value="0" calcext:value-type="float">
            <text:p>0</text:p>
          </table:table-cell>
          <table:table-cell table:formula="of:=IF((([.AZ31] = 1)   AND   ([.AZ32] = 0))   OR   (([.AZ31] = 0)   AND   ([.AZ32] = 1));1;0)" office:value-type="float" office:value="0" calcext:value-type="float">
            <text:p>0</text:p>
          </table:table-cell>
          <table:table-cell table:formula="of:=IF((([.BA31] = 1)   AND   ([.BA32] = 0))   OR   (([.BA31] = 0)   AND   ([.BA32] = 1));1;0)" office:value-type="float" office:value="0" calcext:value-type="float">
            <text:p>0</text:p>
          </table:table-cell>
          <table:table-cell table:formula="of:=IF((([.BB31] = 1)   AND   ([.BB32] = 0))   OR   (([.BB31] = 0)   AND   ([.BB32] = 1));1;0)" office:value-type="float" office:value="0" calcext:value-type="float">
            <text:p>0</text:p>
          </table:table-cell>
          <table:table-cell table:formula="of:=IF((([.BC31] = 1)   AND   ([.BC32] = 0))   OR   (([.BC31] = 0)   AND   ([.BC32] = 1));1;0)" office:value-type="float" office:value="0" calcext:value-type="float">
            <text:p>0</text:p>
          </table:table-cell>
          <table:table-cell table:formula="of:=IF((([.BD31] = 1)   AND   ([.BD32] = 0))   OR   (([.BD31] = 0)   AND   ([.BD32] = 1));1;0)" office:value-type="float" office:value="0" calcext:value-type="float">
            <text:p>0</text:p>
          </table:table-cell>
          <table:table-cell table:formula="of:=IF((([.BE31] = 1)   AND   ([.BE32] = 0))   OR   (([.BE31] = 0)   AND   ([.BE32] = 1));1;0)" office:value-type="float" office:value="0" calcext:value-type="float">
            <text:p>0</text:p>
          </table:table-cell>
          <table:table-cell table:formula="of:=IF((([.BF31] = 1)   AND   ([.BF32] = 0))   OR   (([.BF31] = 0)   AND   ([.BF32] = 1));1;0)" office:value-type="float" office:value="0" calcext:value-type="float">
            <text:p>0</text:p>
          </table:table-cell>
          <table:table-cell table:formula="of:=IF((([.BG31] = 1)   AND   ([.BG32] = 0))   OR   (([.BG31] = 0)   AND   ([.BG32] = 1));1;0)" office:value-type="float" office:value="0" calcext:value-type="float">
            <text:p>0</text:p>
          </table:table-cell>
          <table:table-cell table:formula="of:=IF((([.BH31] = 1)   AND   ([.BH32] = 0))   OR   (([.BH31] = 0)   AND   ([.BH32] = 1));1;0)" office:value-type="float" office:value="0" calcext:value-type="float">
            <text:p>0</text:p>
          </table:table-cell>
          <table:table-cell table:formula="of:=IF((([.BI31] = 1)   AND   ([.BI32] = 0))   OR   (([.BI31] = 0)   AND   ([.BI32] = 1));1;0)" office:value-type="float" office:value="0" calcext:value-type="float">
            <text:p>0</text:p>
          </table:table-cell>
          <table:table-cell table:formula="of:=IF((([.BJ31] = 1)   AND   ([.BJ32] = 0))   OR   (([.BJ31] = 0)   AND   ([.BJ32] = 1));1;0)" office:value-type="float" office:value="0" calcext:value-type="float">
            <text:p>0</text:p>
          </table:table-cell>
          <table:table-cell table:formula="of:=IF((([.BK31] = 1)   AND   ([.BK32] = 0))   OR   (([.BK31] = 0)   AND   ([.BK32] = 1));1;0)" office:value-type="float" office:value="0" calcext:value-type="float">
            <text:p>0</text:p>
          </table:table-cell>
          <table:table-cell table:formula="of:=IF((([.BL31] = 1)   AND   ([.BL32] = 0))   OR   (([.BL31] = 0)   AND   ([.BL32] = 1));1;0)" office:value-type="float" office:value="1" calcext:value-type="float">
            <text:p>1</text:p>
          </table:table-cell>
          <table:table-cell table:formula="of:=IF((([.BM31] = 1)   AND   ([.BM32] = 0))   OR   (([.BM31] = 0)   AND   ([.BM32] = 1));1;0)" office:value-type="float" office:value="1" calcext:value-type="float">
            <text:p>1</text:p>
          </table:table-cell>
          <table:table-cell table:formula="of:=IF((([.BN31] = 1)   AND   ([.BN32] = 0))   OR   (([.BN31] = 0)   AND   ([.BN32] = 1));1;0)" office:value-type="float" office:value="0" calcext:value-type="float">
            <text:p>0</text:p>
          </table:table-cell>
          <table:table-cell table:formula="of:=IF((([.BO31] = 1)   AND   ([.BO32] = 0))   OR   (([.BO31] = 0)   AND   ([.BO32] = 1));1;0)" office:value-type="float" office:value="0" calcext:value-type="float">
            <text:p>0</text:p>
          </table:table-cell>
          <table:table-cell table:formula="of:=IF((([.BP31] = 1)   AND   ([.BP32] = 0))   OR   (([.BP31] = 0)   AND   ([.BP32] = 1));1;0)" office:value-type="float" office:value="0" calcext:value-type="float">
            <text:p>0</text:p>
          </table:table-cell>
          <table:table-cell table:formula="of:=IF((([.BQ31] = 1)   AND   ([.BQ32] = 0))   OR   (([.BQ31] = 0)   AND   ([.BQ32] = 1));1;0)" office:value-type="float" office:value="0" calcext:value-type="float">
            <text:p>0</text:p>
          </table:table-cell>
          <table:table-cell table:formula="of:=IF((([.BR31] = 1)   AND   ([.BR32] = 0))   OR   (([.BR31] = 0)   AND   ([.BR32] = 1));1;0)" office:value-type="float" office:value="0" calcext:value-type="float">
            <text:p>0</text:p>
          </table:table-cell>
          <table:table-cell table:formula="of:=IF((([.BS31] = 1)   AND   ([.BS32] = 0))   OR   (([.BS31] = 0)   AND   ([.BS32] = 1));1;0)" office:value-type="float" office:value="0" calcext:value-type="float">
            <text:p>0</text:p>
          </table:table-cell>
          <table:table-cell table:formula="of:=IF((([.BT31] = 1)   AND   ([.BT32] = 0))   OR   (([.BT31] = 0)   AND   ([.BT32] = 1));1;0)" office:value-type="float" office:value="0" calcext:value-type="float">
            <text:p>0</text:p>
          </table:table-cell>
          <table:table-cell table:formula="of:=IF((([.BU31] = 1)   AND   ([.BU32] = 0))   OR   (([.BU31] = 0)   AND   ([.BU32] = 1));1;0)" office:value-type="float" office:value="0" calcext:value-type="float">
            <text:p>0</text:p>
          </table:table-cell>
          <table:table-cell/>
          <table:table-cell table:formula="of:=SUM([.A32:.BW32])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947"/>
        </table:table-row>
        <table:table-row table:style-name="ro1">
          <table:table-cell/>
          <table:table-cell table:formula="of:=IF((([.A32] = 1)   AND   ([.A33] = 0))   OR   (([.A32] = 0)   AND   ([.A33] = 1));1;0)" office:value-type="float" office:value="0" calcext:value-type="float">
            <text:p>0</text:p>
          </table:table-cell>
          <table:table-cell table:formula="of:=IF((([.B32] = 1)   AND   ([.B33] = 0))   OR   (([.B32] = 0)   AND   ([.B33] = 1));1;0)" office:value-type="float" office:value="0" calcext:value-type="float">
            <text:p>0</text:p>
          </table:table-cell>
          <table:table-cell table:formula="of:=IF((([.C32] = 1)   AND   ([.C33] = 0))   OR   (([.C32] = 0)   AND   ([.C33] = 1));1;0)" office:value-type="float" office:value="0" calcext:value-type="float">
            <text:p>0</text:p>
          </table:table-cell>
          <table:table-cell table:formula="of:=IF((([.D32] = 1)   AND   ([.D33] = 0))   OR   (([.D32] = 0)   AND   ([.D33] = 1));1;0)" office:value-type="float" office:value="0" calcext:value-type="float">
            <text:p>0</text:p>
          </table:table-cell>
          <table:table-cell table:formula="of:=IF((([.E32] = 1)   AND   ([.E33] = 0))   OR   (([.E32] = 0)   AND   ([.E33] = 1));1;0)" office:value-type="float" office:value="0" calcext:value-type="float">
            <text:p>0</text:p>
          </table:table-cell>
          <table:table-cell table:formula="of:=IF((([.F32] = 1)   AND   ([.F33] = 0))   OR   (([.F32] = 0)   AND   ([.F33] = 1));1;0)" office:value-type="float" office:value="0" calcext:value-type="float">
            <text:p>0</text:p>
          </table:table-cell>
          <table:table-cell table:formula="of:=IF((([.G32] = 1)   AND   ([.G33] = 0))   OR   (([.G32] = 0)   AND   ([.G33] = 1));1;0)" office:value-type="float" office:value="0" calcext:value-type="float">
            <text:p>0</text:p>
          </table:table-cell>
          <table:table-cell table:formula="of:=IF((([.H32] = 1)   AND   ([.H33] = 0))   OR   (([.H32] = 0)   AND   ([.H33] = 1));1;0)" office:value-type="float" office:value="0" calcext:value-type="float">
            <text:p>0</text:p>
          </table:table-cell>
          <table:table-cell table:formula="of:=IF((([.I32] = 1)   AND   ([.I33] = 0))   OR   (([.I32] = 0)   AND   ([.I33] = 1));1;0)" office:value-type="float" office:value="0" calcext:value-type="float">
            <text:p>0</text:p>
          </table:table-cell>
          <table:table-cell table:formula="of:=IF((([.J32] = 1)   AND   ([.J33] = 0))   OR   (([.J32] = 0)   AND   ([.J33] = 1));1;0)" office:value-type="float" office:value="0" calcext:value-type="float">
            <text:p>0</text:p>
          </table:table-cell>
          <table:table-cell table:formula="of:=IF((([.K32] = 1)   AND   ([.K33] = 0))   OR   (([.K32] = 0)   AND   ([.K33] = 1));1;0)" office:value-type="float" office:value="0" calcext:value-type="float">
            <text:p>0</text:p>
          </table:table-cell>
          <table:table-cell table:formula="of:=IF((([.L32] = 1)   AND   ([.L33] = 0))   OR   (([.L32] = 0)   AND   ([.L33] = 1));1;0)" office:value-type="float" office:value="0" calcext:value-type="float">
            <text:p>0</text:p>
          </table:table-cell>
          <table:table-cell table:formula="of:=IF((([.M32] = 1)   AND   ([.M33] = 0))   OR   (([.M32] = 0)   AND   ([.M33] = 1));1;0)" office:value-type="float" office:value="0" calcext:value-type="float">
            <text:p>0</text:p>
          </table:table-cell>
          <table:table-cell table:formula="of:=IF((([.N32] = 1)   AND   ([.N33] = 0))   OR   (([.N32] = 0)   AND   ([.N33] = 1));1;0)" office:value-type="float" office:value="0" calcext:value-type="float">
            <text:p>0</text:p>
          </table:table-cell>
          <table:table-cell table:formula="of:=IF((([.O32] = 1)   AND   ([.O33] = 0))   OR   (([.O32] = 0)   AND   ([.O33] = 1));1;0)" office:value-type="float" office:value="0" calcext:value-type="float">
            <text:p>0</text:p>
          </table:table-cell>
          <table:table-cell table:formula="of:=IF((([.P32] = 1)   AND   ([.P33] = 0))   OR   (([.P32] = 0)   AND   ([.P33] = 1));1;0)" office:value-type="float" office:value="0" calcext:value-type="float">
            <text:p>0</text:p>
          </table:table-cell>
          <table:table-cell table:formula="of:=IF((([.Q32] = 1)   AND   ([.Q33] = 0))   OR   (([.Q32] = 0)   AND   ([.Q33] = 1));1;0)" office:value-type="float" office:value="0" calcext:value-type="float">
            <text:p>0</text:p>
          </table:table-cell>
          <table:table-cell table:formula="of:=IF((([.R32] = 1)   AND   ([.R33] = 0))   OR   (([.R32] = 0)   AND   ([.R33] = 1));1;0)" office:value-type="float" office:value="0" calcext:value-type="float">
            <text:p>0</text:p>
          </table:table-cell>
          <table:table-cell table:formula="of:=IF((([.S32] = 1)   AND   ([.S33] = 0))   OR   (([.S32] = 0)   AND   ([.S33] = 1));1;0)" office:value-type="float" office:value="0" calcext:value-type="float">
            <text:p>0</text:p>
          </table:table-cell>
          <table:table-cell table:formula="of:=IF((([.T32] = 1)   AND   ([.T33] = 0))   OR   (([.T32] = 0)   AND   ([.T33] = 1));1;0)" office:value-type="float" office:value="0" calcext:value-type="float">
            <text:p>0</text:p>
          </table:table-cell>
          <table:table-cell table:formula="of:=IF((([.U32] = 1)   AND   ([.U33] = 0))   OR   (([.U32] = 0)   AND   ([.U33] = 1));1;0)" office:value-type="float" office:value="0" calcext:value-type="float">
            <text:p>0</text:p>
          </table:table-cell>
          <table:table-cell table:formula="of:=IF((([.V32] = 1)   AND   ([.V33] = 0))   OR   (([.V32] = 0)   AND   ([.V33] = 1));1;0)" office:value-type="float" office:value="0" calcext:value-type="float">
            <text:p>0</text:p>
          </table:table-cell>
          <table:table-cell table:formula="of:=IF((([.W32] = 1)   AND   ([.W33] = 0))   OR   (([.W32] = 0)   AND   ([.W33] = 1));1;0)" office:value-type="float" office:value="0" calcext:value-type="float">
            <text:p>0</text:p>
          </table:table-cell>
          <table:table-cell table:formula="of:=IF((([.X32] = 1)   AND   ([.X33] = 0))   OR   (([.X32] = 0)   AND   ([.X33] = 1));1;0)" office:value-type="float" office:value="0" calcext:value-type="float">
            <text:p>0</text:p>
          </table:table-cell>
          <table:table-cell table:formula="of:=IF((([.Y32] = 1)   AND   ([.Y33] = 0))   OR   (([.Y32] = 0)   AND   ([.Y33] = 1));1;0)" office:value-type="float" office:value="0" calcext:value-type="float">
            <text:p>0</text:p>
          </table:table-cell>
          <table:table-cell table:formula="of:=IF((([.Z32] = 1)   AND   ([.Z33] = 0))   OR   (([.Z32] = 0)   AND   ([.Z33] = 1));1;0)" office:value-type="float" office:value="0" calcext:value-type="float">
            <text:p>0</text:p>
          </table:table-cell>
          <table:table-cell table:formula="of:=IF((([.AA32] = 1)   AND   ([.AA33] = 0))   OR   (([.AA32] = 0)   AND   ([.AA33] = 1));1;0)" office:value-type="float" office:value="0" calcext:value-type="float">
            <text:p>0</text:p>
          </table:table-cell>
          <table:table-cell table:formula="of:=IF((([.AB32] = 1)   AND   ([.AB33] = 0))   OR   (([.AB32] = 0)   AND   ([.AB33] = 1));1;0)" office:value-type="float" office:value="0" calcext:value-type="float">
            <text:p>0</text:p>
          </table:table-cell>
          <table:table-cell table:formula="of:=IF((([.AC32] = 1)   AND   ([.AC33] = 0))   OR   (([.AC32] = 0)   AND   ([.AC33] = 1));1;0)" office:value-type="float" office:value="0" calcext:value-type="float">
            <text:p>0</text:p>
          </table:table-cell>
          <table:table-cell table:formula="of:=IF((([.AD32] = 1)   AND   ([.AD33] = 0))   OR   (([.AD32] = 0)   AND   ([.AD33] = 1));1;0)" office:value-type="float" office:value="0" calcext:value-type="float">
            <text:p>0</text:p>
          </table:table-cell>
          <table:table-cell table:formula="of:=IF((([.AE32] = 1)   AND   ([.AE33] = 0))   OR   (([.AE32] = 0)   AND   ([.AE33] = 1));1;0)" office:value-type="float" office:value="0" calcext:value-type="float">
            <text:p>0</text:p>
          </table:table-cell>
          <table:table-cell table:formula="of:=IF((([.AF32] = 1)   AND   ([.AF33] = 0))   OR   (([.AF32] = 0)   AND   ([.AF33] = 1));1;0)" office:value-type="float" office:value="0" calcext:value-type="float">
            <text:p>0</text:p>
          </table:table-cell>
          <table:table-cell table:formula="of:=IF((([.AG32] = 1)   AND   ([.AG33] = 0))   OR   (([.AG32] = 0)   AND   ([.AG33] = 1));1;0)" office:value-type="float" office:value="1" calcext:value-type="float">
            <text:p>1</text:p>
          </table:table-cell>
          <table:table-cell table:formula="of:=IF((([.AH32] = 1)   AND   ([.AH33] = 0))   OR   (([.AH32] = 0)   AND   ([.AH33] = 1));1;0)" office:value-type="float" office:value="0" calcext:value-type="float">
            <text:p>0</text:p>
          </table:table-cell>
          <table:table-cell table:formula="of:=IF((([.AI32] = 1)   AND   ([.AI33] = 0))   OR   (([.AI32] = 0)   AND   ([.AI33] = 1));1;0)" office:value-type="float" office:value="0" calcext:value-type="float">
            <text:p>0</text:p>
          </table:table-cell>
          <table:table-cell table:formula="of:=IF((([.AJ32] = 1)   AND   ([.AJ33] = 0))   OR   (([.AJ32] = 0)   AND   ([.AJ33] = 1));1;0)" office:value-type="float" office:value="0" calcext:value-type="float">
            <text:p>0</text:p>
          </table:table-cell>
          <table:table-cell table:formula="of:=IF((([.AK32] = 1)   AND   ([.AK33] = 0))   OR   (([.AK32] = 0)   AND   ([.AK33] = 1));1;0)" office:value-type="float" office:value="0" calcext:value-type="float">
            <text:p>0</text:p>
          </table:table-cell>
          <table:table-cell table:formula="of:=IF((([.AL32] = 1)   AND   ([.AL33] = 0))   OR   (([.AL32] = 0)   AND   ([.AL33] = 1));1;0)" office:value-type="float" office:value="0" calcext:value-type="float">
            <text:p>0</text:p>
          </table:table-cell>
          <table:table-cell table:formula="of:=IF((([.AM32] = 1)   AND   ([.AM33] = 0))   OR   (([.AM32] = 0)   AND   ([.AM33] = 1));1;0)" office:value-type="float" office:value="0" calcext:value-type="float">
            <text:p>0</text:p>
          </table:table-cell>
          <table:table-cell table:formula="of:=IF((([.AN32] = 1)   AND   ([.AN33] = 0))   OR   (([.AN32] = 0)   AND   ([.AN33] = 1));1;0)" office:value-type="float" office:value="0" calcext:value-type="float">
            <text:p>0</text:p>
          </table:table-cell>
          <table:table-cell table:formula="of:=IF((([.AO32] = 1)   AND   ([.AO33] = 0))   OR   (([.AO32] = 0)   AND   ([.AO33] = 1));1;0)" office:value-type="float" office:value="0" calcext:value-type="float">
            <text:p>0</text:p>
          </table:table-cell>
          <table:table-cell table:formula="of:=IF((([.AP32] = 1)   AND   ([.AP33] = 0))   OR   (([.AP32] = 0)   AND   ([.AP33] = 1));1;0)" office:value-type="float" office:value="0" calcext:value-type="float">
            <text:p>0</text:p>
          </table:table-cell>
          <table:table-cell table:formula="of:=IF((([.AQ32] = 1)   AND   ([.AQ33] = 0))   OR   (([.AQ32] = 0)   AND   ([.AQ33] = 1));1;0)" office:value-type="float" office:value="0" calcext:value-type="float">
            <text:p>0</text:p>
          </table:table-cell>
          <table:table-cell table:formula="of:=IF((([.AR32] = 1)   AND   ([.AR33] = 0))   OR   (([.AR32] = 0)   AND   ([.AR33] = 1));1;0)" office:value-type="float" office:value="0" calcext:value-type="float">
            <text:p>0</text:p>
          </table:table-cell>
          <table:table-cell table:formula="of:=IF((([.AS32] = 1)   AND   ([.AS33] = 0))   OR   (([.AS32] = 0)   AND   ([.AS33] = 1));1;0)" office:value-type="float" office:value="0" calcext:value-type="float">
            <text:p>0</text:p>
          </table:table-cell>
          <table:table-cell table:formula="of:=IF((([.AT32] = 1)   AND   ([.AT33] = 0))   OR   (([.AT32] = 0)   AND   ([.AT33] = 1));1;0)" office:value-type="float" office:value="0" calcext:value-type="float">
            <text:p>0</text:p>
          </table:table-cell>
          <table:table-cell table:formula="of:=IF((([.AU32] = 1)   AND   ([.AU33] = 0))   OR   (([.AU32] = 0)   AND   ([.AU33] = 1));1;0)" office:value-type="float" office:value="0" calcext:value-type="float">
            <text:p>0</text:p>
          </table:table-cell>
          <table:table-cell table:formula="of:=IF((([.AV32] = 1)   AND   ([.AV33] = 0))   OR   (([.AV32] = 0)   AND   ([.AV33] = 1));1;0)" office:value-type="float" office:value="0" calcext:value-type="float">
            <text:p>0</text:p>
          </table:table-cell>
          <table:table-cell table:formula="of:=IF((([.AW32] = 1)   AND   ([.AW33] = 0))   OR   (([.AW32] = 0)   AND   ([.AW33] = 1));1;0)" office:value-type="float" office:value="0" calcext:value-type="float">
            <text:p>0</text:p>
          </table:table-cell>
          <table:table-cell table:formula="of:=IF((([.AX32] = 1)   AND   ([.AX33] = 0))   OR   (([.AX32] = 0)   AND   ([.AX33] = 1));1;0)" office:value-type="float" office:value="0" calcext:value-type="float">
            <text:p>0</text:p>
          </table:table-cell>
          <table:table-cell table:formula="of:=IF((([.AY32] = 1)   AND   ([.AY33] = 0))   OR   (([.AY32] = 0)   AND   ([.AY33] = 1));1;0)" office:value-type="float" office:value="0" calcext:value-type="float">
            <text:p>0</text:p>
          </table:table-cell>
          <table:table-cell table:formula="of:=IF((([.AZ32] = 1)   AND   ([.AZ33] = 0))   OR   (([.AZ32] = 0)   AND   ([.AZ33] = 1));1;0)" office:value-type="float" office:value="0" calcext:value-type="float">
            <text:p>0</text:p>
          </table:table-cell>
          <table:table-cell table:formula="of:=IF((([.BA32] = 1)   AND   ([.BA33] = 0))   OR   (([.BA32] = 0)   AND   ([.BA33] = 1));1;0)" office:value-type="float" office:value="0" calcext:value-type="float">
            <text:p>0</text:p>
          </table:table-cell>
          <table:table-cell table:formula="of:=IF((([.BB32] = 1)   AND   ([.BB33] = 0))   OR   (([.BB32] = 0)   AND   ([.BB33] = 1));1;0)" office:value-type="float" office:value="0" calcext:value-type="float">
            <text:p>0</text:p>
          </table:table-cell>
          <table:table-cell table:formula="of:=IF((([.BC32] = 1)   AND   ([.BC33] = 0))   OR   (([.BC32] = 0)   AND   ([.BC33] = 1));1;0)" office:value-type="float" office:value="0" calcext:value-type="float">
            <text:p>0</text:p>
          </table:table-cell>
          <table:table-cell table:formula="of:=IF((([.BD32] = 1)   AND   ([.BD33] = 0))   OR   (([.BD32] = 0)   AND   ([.BD33] = 1));1;0)" office:value-type="float" office:value="0" calcext:value-type="float">
            <text:p>0</text:p>
          </table:table-cell>
          <table:table-cell table:formula="of:=IF((([.BE32] = 1)   AND   ([.BE33] = 0))   OR   (([.BE32] = 0)   AND   ([.BE33] = 1));1;0)" office:value-type="float" office:value="0" calcext:value-type="float">
            <text:p>0</text:p>
          </table:table-cell>
          <table:table-cell table:formula="of:=IF((([.BF32] = 1)   AND   ([.BF33] = 0))   OR   (([.BF32] = 0)   AND   ([.BF33] = 1));1;0)" office:value-type="float" office:value="0" calcext:value-type="float">
            <text:p>0</text:p>
          </table:table-cell>
          <table:table-cell table:formula="of:=IF((([.BG32] = 1)   AND   ([.BG33] = 0))   OR   (([.BG32] = 0)   AND   ([.BG33] = 1));1;0)" office:value-type="float" office:value="0" calcext:value-type="float">
            <text:p>0</text:p>
          </table:table-cell>
          <table:table-cell table:formula="of:=IF((([.BH32] = 1)   AND   ([.BH33] = 0))   OR   (([.BH32] = 0)   AND   ([.BH33] = 1));1;0)" office:value-type="float" office:value="0" calcext:value-type="float">
            <text:p>0</text:p>
          </table:table-cell>
          <table:table-cell table:formula="of:=IF((([.BI32] = 1)   AND   ([.BI33] = 0))   OR   (([.BI32] = 0)   AND   ([.BI33] = 1));1;0)" office:value-type="float" office:value="0" calcext:value-type="float">
            <text:p>0</text:p>
          </table:table-cell>
          <table:table-cell table:formula="of:=IF((([.BJ32] = 1)   AND   ([.BJ33] = 0))   OR   (([.BJ32] = 0)   AND   ([.BJ33] = 1));1;0)" office:value-type="float" office:value="0" calcext:value-type="float">
            <text:p>0</text:p>
          </table:table-cell>
          <table:table-cell table:formula="of:=IF((([.BK32] = 1)   AND   ([.BK33] = 0))   OR   (([.BK32] = 0)   AND   ([.BK33] = 1));1;0)" office:value-type="float" office:value="0" calcext:value-type="float">
            <text:p>0</text:p>
          </table:table-cell>
          <table:table-cell table:formula="of:=IF((([.BL32] = 1)   AND   ([.BL33] = 0))   OR   (([.BL32] = 0)   AND   ([.BL33] = 1));1;0)" office:value-type="float" office:value="0" calcext:value-type="float">
            <text:p>0</text:p>
          </table:table-cell>
          <table:table-cell table:formula="of:=IF((([.BM32] = 1)   AND   ([.BM33] = 0))   OR   (([.BM32] = 0)   AND   ([.BM33] = 1));1;0)" office:value-type="float" office:value="1" calcext:value-type="float">
            <text:p>1</text:p>
          </table:table-cell>
          <table:table-cell table:formula="of:=IF((([.BN32] = 1)   AND   ([.BN33] = 0))   OR   (([.BN32] = 0)   AND   ([.BN33] = 1));1;0)" office:value-type="float" office:value="0" calcext:value-type="float">
            <text:p>0</text:p>
          </table:table-cell>
          <table:table-cell table:formula="of:=IF((([.BO32] = 1)   AND   ([.BO33] = 0))   OR   (([.BO32] = 0)   AND   ([.BO33] = 1));1;0)" office:value-type="float" office:value="0" calcext:value-type="float">
            <text:p>0</text:p>
          </table:table-cell>
          <table:table-cell table:formula="of:=IF((([.BP32] = 1)   AND   ([.BP33] = 0))   OR   (([.BP32] = 0)   AND   ([.BP33] = 1));1;0)" office:value-type="float" office:value="0" calcext:value-type="float">
            <text:p>0</text:p>
          </table:table-cell>
          <table:table-cell table:formula="of:=IF((([.BQ32] = 1)   AND   ([.BQ33] = 0))   OR   (([.BQ32] = 0)   AND   ([.BQ33] = 1));1;0)" office:value-type="float" office:value="0" calcext:value-type="float">
            <text:p>0</text:p>
          </table:table-cell>
          <table:table-cell table:formula="of:=IF((([.BR32] = 1)   AND   ([.BR33] = 0))   OR   (([.BR32] = 0)   AND   ([.BR33] = 1));1;0)" office:value-type="float" office:value="0" calcext:value-type="float">
            <text:p>0</text:p>
          </table:table-cell>
          <table:table-cell table:formula="of:=IF((([.BS32] = 1)   AND   ([.BS33] = 0))   OR   (([.BS32] = 0)   AND   ([.BS33] = 1));1;0)" office:value-type="float" office:value="0" calcext:value-type="float">
            <text:p>0</text:p>
          </table:table-cell>
          <table:table-cell table:formula="of:=IF((([.BT32] = 1)   AND   ([.BT33] = 0))   OR   (([.BT32] = 0)   AND   ([.BT33] = 1));1;0)" office:value-type="float" office:value="0" calcext:value-type="float">
            <text:p>0</text:p>
          </table:table-cell>
          <table:table-cell table:formula="of:=IF((([.BU32] = 1)   AND   ([.BU33] = 0))   OR   (([.BU32] = 0)   AND   ([.BU33] = 1));1;0)" office:value-type="float" office:value="0" calcext:value-type="float">
            <text:p>0</text:p>
          </table:table-cell>
          <table:table-cell/>
          <table:table-cell table:formula="of:=SUM([.A33:.BW33])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47"/>
        </table:table-row>
        <table:table-row table:style-name="ro1">
          <table:table-cell/>
          <table:table-cell table:formula="of:=IF((([.A33] = 1)   AND   ([.A34] = 0))   OR   (([.A33] = 0)   AND   ([.A34] = 1));1;0)" office:value-type="float" office:value="0" calcext:value-type="float">
            <text:p>0</text:p>
          </table:table-cell>
          <table:table-cell table:formula="of:=IF((([.B33] = 1)   AND   ([.B34] = 0))   OR   (([.B33] = 0)   AND   ([.B34] = 1));1;0)" office:value-type="float" office:value="0" calcext:value-type="float">
            <text:p>0</text:p>
          </table:table-cell>
          <table:table-cell table:formula="of:=IF((([.C33] = 1)   AND   ([.C34] = 0))   OR   (([.C33] = 0)   AND   ([.C34] = 1));1;0)" office:value-type="float" office:value="0" calcext:value-type="float">
            <text:p>0</text:p>
          </table:table-cell>
          <table:table-cell table:formula="of:=IF((([.D33] = 1)   AND   ([.D34] = 0))   OR   (([.D33] = 0)   AND   ([.D34] = 1));1;0)" office:value-type="float" office:value="0" calcext:value-type="float">
            <text:p>0</text:p>
          </table:table-cell>
          <table:table-cell table:formula="of:=IF((([.E33] = 1)   AND   ([.E34] = 0))   OR   (([.E33] = 0)   AND   ([.E34] = 1));1;0)" office:value-type="float" office:value="0" calcext:value-type="float">
            <text:p>0</text:p>
          </table:table-cell>
          <table:table-cell table:formula="of:=IF((([.F33] = 1)   AND   ([.F34] = 0))   OR   (([.F33] = 0)   AND   ([.F34] = 1));1;0)" office:value-type="float" office:value="0" calcext:value-type="float">
            <text:p>0</text:p>
          </table:table-cell>
          <table:table-cell table:formula="of:=IF((([.G33] = 1)   AND   ([.G34] = 0))   OR   (([.G33] = 0)   AND   ([.G34] = 1));1;0)" office:value-type="float" office:value="0" calcext:value-type="float">
            <text:p>0</text:p>
          </table:table-cell>
          <table:table-cell table:formula="of:=IF((([.H33] = 1)   AND   ([.H34] = 0))   OR   (([.H33] = 0)   AND   ([.H34] = 1));1;0)" office:value-type="float" office:value="0" calcext:value-type="float">
            <text:p>0</text:p>
          </table:table-cell>
          <table:table-cell table:formula="of:=IF((([.I33] = 1)   AND   ([.I34] = 0))   OR   (([.I33] = 0)   AND   ([.I34] = 1));1;0)" office:value-type="float" office:value="0" calcext:value-type="float">
            <text:p>0</text:p>
          </table:table-cell>
          <table:table-cell table:formula="of:=IF((([.J33] = 1)   AND   ([.J34] = 0))   OR   (([.J33] = 0)   AND   ([.J34] = 1));1;0)" office:value-type="float" office:value="0" calcext:value-type="float">
            <text:p>0</text:p>
          </table:table-cell>
          <table:table-cell table:formula="of:=IF((([.K33] = 1)   AND   ([.K34] = 0))   OR   (([.K33] = 0)   AND   ([.K34] = 1));1;0)" office:value-type="float" office:value="0" calcext:value-type="float">
            <text:p>0</text:p>
          </table:table-cell>
          <table:table-cell table:formula="of:=IF((([.L33] = 1)   AND   ([.L34] = 0))   OR   (([.L33] = 0)   AND   ([.L34] = 1));1;0)" office:value-type="float" office:value="0" calcext:value-type="float">
            <text:p>0</text:p>
          </table:table-cell>
          <table:table-cell table:formula="of:=IF((([.M33] = 1)   AND   ([.M34] = 0))   OR   (([.M33] = 0)   AND   ([.M34] = 1));1;0)" office:value-type="float" office:value="0" calcext:value-type="float">
            <text:p>0</text:p>
          </table:table-cell>
          <table:table-cell table:formula="of:=IF((([.N33] = 1)   AND   ([.N34] = 0))   OR   (([.N33] = 0)   AND   ([.N34] = 1));1;0)" office:value-type="float" office:value="0" calcext:value-type="float">
            <text:p>0</text:p>
          </table:table-cell>
          <table:table-cell table:formula="of:=IF((([.O33] = 1)   AND   ([.O34] = 0))   OR   (([.O33] = 0)   AND   ([.O34] = 1));1;0)" office:value-type="float" office:value="0" calcext:value-type="float">
            <text:p>0</text:p>
          </table:table-cell>
          <table:table-cell table:formula="of:=IF((([.P33] = 1)   AND   ([.P34] = 0))   OR   (([.P33] = 0)   AND   ([.P34] = 1));1;0)" office:value-type="float" office:value="0" calcext:value-type="float">
            <text:p>0</text:p>
          </table:table-cell>
          <table:table-cell table:formula="of:=IF((([.Q33] = 1)   AND   ([.Q34] = 0))   OR   (([.Q33] = 0)   AND   ([.Q34] = 1));1;0)" office:value-type="float" office:value="0" calcext:value-type="float">
            <text:p>0</text:p>
          </table:table-cell>
          <table:table-cell table:formula="of:=IF((([.R33] = 1)   AND   ([.R34] = 0))   OR   (([.R33] = 0)   AND   ([.R34] = 1));1;0)" office:value-type="float" office:value="0" calcext:value-type="float">
            <text:p>0</text:p>
          </table:table-cell>
          <table:table-cell table:formula="of:=IF((([.S33] = 1)   AND   ([.S34] = 0))   OR   (([.S33] = 0)   AND   ([.S34] = 1));1;0)" office:value-type="float" office:value="0" calcext:value-type="float">
            <text:p>0</text:p>
          </table:table-cell>
          <table:table-cell table:formula="of:=IF((([.T33] = 1)   AND   ([.T34] = 0))   OR   (([.T33] = 0)   AND   ([.T34] = 1));1;0)" office:value-type="float" office:value="0" calcext:value-type="float">
            <text:p>0</text:p>
          </table:table-cell>
          <table:table-cell table:formula="of:=IF((([.U33] = 1)   AND   ([.U34] = 0))   OR   (([.U33] = 0)   AND   ([.U34] = 1));1;0)" office:value-type="float" office:value="0" calcext:value-type="float">
            <text:p>0</text:p>
          </table:table-cell>
          <table:table-cell table:formula="of:=IF((([.V33] = 1)   AND   ([.V34] = 0))   OR   (([.V33] = 0)   AND   ([.V34] = 1));1;0)" office:value-type="float" office:value="0" calcext:value-type="float">
            <text:p>0</text:p>
          </table:table-cell>
          <table:table-cell table:formula="of:=IF((([.W33] = 1)   AND   ([.W34] = 0))   OR   (([.W33] = 0)   AND   ([.W34] = 1));1;0)" office:value-type="float" office:value="0" calcext:value-type="float">
            <text:p>0</text:p>
          </table:table-cell>
          <table:table-cell table:formula="of:=IF((([.X33] = 1)   AND   ([.X34] = 0))   OR   (([.X33] = 0)   AND   ([.X34] = 1));1;0)" office:value-type="float" office:value="0" calcext:value-type="float">
            <text:p>0</text:p>
          </table:table-cell>
          <table:table-cell table:formula="of:=IF((([.Y33] = 1)   AND   ([.Y34] = 0))   OR   (([.Y33] = 0)   AND   ([.Y34] = 1));1;0)" office:value-type="float" office:value="0" calcext:value-type="float">
            <text:p>0</text:p>
          </table:table-cell>
          <table:table-cell table:formula="of:=IF((([.Z33] = 1)   AND   ([.Z34] = 0))   OR   (([.Z33] = 0)   AND   ([.Z34] = 1));1;0)" office:value-type="float" office:value="0" calcext:value-type="float">
            <text:p>0</text:p>
          </table:table-cell>
          <table:table-cell table:formula="of:=IF((([.AA33] = 1)   AND   ([.AA34] = 0))   OR   (([.AA33] = 0)   AND   ([.AA34] = 1));1;0)" office:value-type="float" office:value="0" calcext:value-type="float">
            <text:p>0</text:p>
          </table:table-cell>
          <table:table-cell table:formula="of:=IF((([.AB33] = 1)   AND   ([.AB34] = 0))   OR   (([.AB33] = 0)   AND   ([.AB34] = 1));1;0)" office:value-type="float" office:value="0" calcext:value-type="float">
            <text:p>0</text:p>
          </table:table-cell>
          <table:table-cell table:formula="of:=IF((([.AC33] = 1)   AND   ([.AC34] = 0))   OR   (([.AC33] = 0)   AND   ([.AC34] = 1));1;0)" office:value-type="float" office:value="0" calcext:value-type="float">
            <text:p>0</text:p>
          </table:table-cell>
          <table:table-cell table:formula="of:=IF((([.AD33] = 1)   AND   ([.AD34] = 0))   OR   (([.AD33] = 0)   AND   ([.AD34] = 1));1;0)" office:value-type="float" office:value="0" calcext:value-type="float">
            <text:p>0</text:p>
          </table:table-cell>
          <table:table-cell table:formula="of:=IF((([.AE33] = 1)   AND   ([.AE34] = 0))   OR   (([.AE33] = 0)   AND   ([.AE34] = 1));1;0)" office:value-type="float" office:value="0" calcext:value-type="float">
            <text:p>0</text:p>
          </table:table-cell>
          <table:table-cell table:formula="of:=IF((([.AF33] = 1)   AND   ([.AF34] = 0))   OR   (([.AF33] = 0)   AND   ([.AF34] = 1));1;0)" office:value-type="float" office:value="0" calcext:value-type="float">
            <text:p>0</text:p>
          </table:table-cell>
          <table:table-cell table:formula="of:=IF((([.AG33] = 1)   AND   ([.AG34] = 0))   OR   (([.AG33] = 0)   AND   ([.AG34] = 1));1;0)" office:value-type="float" office:value="0" calcext:value-type="float">
            <text:p>0</text:p>
          </table:table-cell>
          <table:table-cell table:formula="of:=IF((([.AH33] = 1)   AND   ([.AH34] = 0))   OR   (([.AH33] = 0)   AND   ([.AH34] = 1));1;0)" office:value-type="float" office:value="1" calcext:value-type="float">
            <text:p>1</text:p>
          </table:table-cell>
          <table:table-cell table:formula="of:=IF((([.AI33] = 1)   AND   ([.AI34] = 0))   OR   (([.AI33] = 0)   AND   ([.AI34] = 1));1;0)" office:value-type="float" office:value="1" calcext:value-type="float">
            <text:p>1</text:p>
          </table:table-cell>
          <table:table-cell table:formula="of:=IF((([.AJ33] = 1)   AND   ([.AJ34] = 0))   OR   (([.AJ33] = 0)   AND   ([.AJ34] = 1));1;0)" office:value-type="float" office:value="1" calcext:value-type="float">
            <text:p>1</text:p>
          </table:table-cell>
          <table:table-cell table:formula="of:=IF((([.AK33] = 1)   AND   ([.AK34] = 0))   OR   (([.AK33] = 0)   AND   ([.AK34] = 1));1;0)" office:value-type="float" office:value="1" calcext:value-type="float">
            <text:p>1</text:p>
          </table:table-cell>
          <table:table-cell table:formula="of:=IF((([.AL33] = 1)   AND   ([.AL34] = 0))   OR   (([.AL33] = 0)   AND   ([.AL34] = 1));1;0)" office:value-type="float" office:value="1" calcext:value-type="float">
            <text:p>1</text:p>
          </table:table-cell>
          <table:table-cell table:formula="of:=IF((([.AM33] = 1)   AND   ([.AM34] = 0))   OR   (([.AM33] = 0)   AND   ([.AM34] = 1));1;0)" office:value-type="float" office:value="1" calcext:value-type="float">
            <text:p>1</text:p>
          </table:table-cell>
          <table:table-cell table:formula="of:=IF((([.AN33] = 1)   AND   ([.AN34] = 0))   OR   (([.AN33] = 0)   AND   ([.AN34] = 1));1;0)" office:value-type="float" office:value="1" calcext:value-type="float">
            <text:p>1</text:p>
          </table:table-cell>
          <table:table-cell table:formula="of:=IF((([.AO33] = 1)   AND   ([.AO34] = 0))   OR   (([.AO33] = 0)   AND   ([.AO34] = 1));1;0)" office:value-type="float" office:value="1" calcext:value-type="float">
            <text:p>1</text:p>
          </table:table-cell>
          <table:table-cell table:formula="of:=IF((([.AP33] = 1)   AND   ([.AP34] = 0))   OR   (([.AP33] = 0)   AND   ([.AP34] = 1));1;0)" office:value-type="float" office:value="1" calcext:value-type="float">
            <text:p>1</text:p>
          </table:table-cell>
          <table:table-cell table:formula="of:=IF((([.AQ33] = 1)   AND   ([.AQ34] = 0))   OR   (([.AQ33] = 0)   AND   ([.AQ34] = 1));1;0)" office:value-type="float" office:value="1" calcext:value-type="float">
            <text:p>1</text:p>
          </table:table-cell>
          <table:table-cell table:formula="of:=IF((([.AR33] = 1)   AND   ([.AR34] = 0))   OR   (([.AR33] = 0)   AND   ([.AR34] = 1));1;0)" office:value-type="float" office:value="1" calcext:value-type="float">
            <text:p>1</text:p>
          </table:table-cell>
          <table:table-cell table:formula="of:=IF((([.AS33] = 1)   AND   ([.AS34] = 0))   OR   (([.AS33] = 0)   AND   ([.AS34] = 1));1;0)" office:value-type="float" office:value="1" calcext:value-type="float">
            <text:p>1</text:p>
          </table:table-cell>
          <table:table-cell table:formula="of:=IF((([.AT33] = 1)   AND   ([.AT34] = 0))   OR   (([.AT33] = 0)   AND   ([.AT34] = 1));1;0)" office:value-type="float" office:value="1" calcext:value-type="float">
            <text:p>1</text:p>
          </table:table-cell>
          <table:table-cell table:formula="of:=IF((([.AU33] = 1)   AND   ([.AU34] = 0))   OR   (([.AU33] = 0)   AND   ([.AU34] = 1));1;0)" office:value-type="float" office:value="1" calcext:value-type="float">
            <text:p>1</text:p>
          </table:table-cell>
          <table:table-cell table:formula="of:=IF((([.AV33] = 1)   AND   ([.AV34] = 0))   OR   (([.AV33] = 0)   AND   ([.AV34] = 1));1;0)" office:value-type="float" office:value="1" calcext:value-type="float">
            <text:p>1</text:p>
          </table:table-cell>
          <table:table-cell table:formula="of:=IF((([.AW33] = 1)   AND   ([.AW34] = 0))   OR   (([.AW33] = 0)   AND   ([.AW34] = 1));1;0)" office:value-type="float" office:value="1" calcext:value-type="float">
            <text:p>1</text:p>
          </table:table-cell>
          <table:table-cell table:formula="of:=IF((([.AX33] = 1)   AND   ([.AX34] = 0))   OR   (([.AX33] = 0)   AND   ([.AX34] = 1));1;0)" office:value-type="float" office:value="1" calcext:value-type="float">
            <text:p>1</text:p>
          </table:table-cell>
          <table:table-cell table:formula="of:=IF((([.AY33] = 1)   AND   ([.AY34] = 0))   OR   (([.AY33] = 0)   AND   ([.AY34] = 1));1;0)" office:value-type="float" office:value="1" calcext:value-type="float">
            <text:p>1</text:p>
          </table:table-cell>
          <table:table-cell table:formula="of:=IF((([.AZ33] = 1)   AND   ([.AZ34] = 0))   OR   (([.AZ33] = 0)   AND   ([.AZ34] = 1));1;0)" office:value-type="float" office:value="1" calcext:value-type="float">
            <text:p>1</text:p>
          </table:table-cell>
          <table:table-cell table:formula="of:=IF((([.BA33] = 1)   AND   ([.BA34] = 0))   OR   (([.BA33] = 0)   AND   ([.BA34] = 1));1;0)" office:value-type="float" office:value="1" calcext:value-type="float">
            <text:p>1</text:p>
          </table:table-cell>
          <table:table-cell table:formula="of:=IF((([.BB33] = 1)   AND   ([.BB34] = 0))   OR   (([.BB33] = 0)   AND   ([.BB34] = 1));1;0)" office:value-type="float" office:value="1" calcext:value-type="float">
            <text:p>1</text:p>
          </table:table-cell>
          <table:table-cell table:formula="of:=IF((([.BC33] = 1)   AND   ([.BC34] = 0))   OR   (([.BC33] = 0)   AND   ([.BC34] = 1));1;0)" office:value-type="float" office:value="1" calcext:value-type="float">
            <text:p>1</text:p>
          </table:table-cell>
          <table:table-cell table:formula="of:=IF((([.BD33] = 1)   AND   ([.BD34] = 0))   OR   (([.BD33] = 0)   AND   ([.BD34] = 1));1;0)" office:value-type="float" office:value="1" calcext:value-type="float">
            <text:p>1</text:p>
          </table:table-cell>
          <table:table-cell table:formula="of:=IF((([.BE33] = 1)   AND   ([.BE34] = 0))   OR   (([.BE33] = 0)   AND   ([.BE34] = 1));1;0)" office:value-type="float" office:value="1" calcext:value-type="float">
            <text:p>1</text:p>
          </table:table-cell>
          <table:table-cell table:formula="of:=IF((([.BF33] = 1)   AND   ([.BF34] = 0))   OR   (([.BF33] = 0)   AND   ([.BF34] = 1));1;0)" office:value-type="float" office:value="1" calcext:value-type="float">
            <text:p>1</text:p>
          </table:table-cell>
          <table:table-cell table:formula="of:=IF((([.BG33] = 1)   AND   ([.BG34] = 0))   OR   (([.BG33] = 0)   AND   ([.BG34] = 1));1;0)" office:value-type="float" office:value="1" calcext:value-type="float">
            <text:p>1</text:p>
          </table:table-cell>
          <table:table-cell table:formula="of:=IF((([.BH33] = 1)   AND   ([.BH34] = 0))   OR   (([.BH33] = 0)   AND   ([.BH34] = 1));1;0)" office:value-type="float" office:value="1" calcext:value-type="float">
            <text:p>1</text:p>
          </table:table-cell>
          <table:table-cell table:formula="of:=IF((([.BI33] = 1)   AND   ([.BI34] = 0))   OR   (([.BI33] = 0)   AND   ([.BI34] = 1));1;0)" office:value-type="float" office:value="1" calcext:value-type="float">
            <text:p>1</text:p>
          </table:table-cell>
          <table:table-cell table:formula="of:=IF((([.BJ33] = 1)   AND   ([.BJ34] = 0))   OR   (([.BJ33] = 0)   AND   ([.BJ34] = 1));1;0)" office:value-type="float" office:value="1" calcext:value-type="float">
            <text:p>1</text:p>
          </table:table-cell>
          <table:table-cell table:formula="of:=IF((([.BK33] = 1)   AND   ([.BK34] = 0))   OR   (([.BK33] = 0)   AND   ([.BK34] = 1));1;0)" office:value-type="float" office:value="1" calcext:value-type="float">
            <text:p>1</text:p>
          </table:table-cell>
          <table:table-cell table:formula="of:=IF((([.BL33] = 1)   AND   ([.BL34] = 0))   OR   (([.BL33] = 0)   AND   ([.BL34] = 1));1;0)" office:value-type="float" office:value="1" calcext:value-type="float">
            <text:p>1</text:p>
          </table:table-cell>
          <table:table-cell table:formula="of:=IF((([.BM33] = 1)   AND   ([.BM34] = 0))   OR   (([.BM33] = 0)   AND   ([.BM34] = 1));1;0)" office:value-type="float" office:value="1" calcext:value-type="float">
            <text:p>1</text:p>
          </table:table-cell>
          <table:table-cell table:formula="of:=IF((([.BN33] = 1)   AND   ([.BN34] = 0))   OR   (([.BN33] = 0)   AND   ([.BN34] = 1));1;0)" office:value-type="float" office:value="0" calcext:value-type="float">
            <text:p>0</text:p>
          </table:table-cell>
          <table:table-cell table:formula="of:=IF((([.BO33] = 1)   AND   ([.BO34] = 0))   OR   (([.BO33] = 0)   AND   ([.BO34] = 1));1;0)" office:value-type="float" office:value="0" calcext:value-type="float">
            <text:p>0</text:p>
          </table:table-cell>
          <table:table-cell table:formula="of:=IF((([.BP33] = 1)   AND   ([.BP34] = 0))   OR   (([.BP33] = 0)   AND   ([.BP34] = 1));1;0)" office:value-type="float" office:value="0" calcext:value-type="float">
            <text:p>0</text:p>
          </table:table-cell>
          <table:table-cell table:formula="of:=IF((([.BQ33] = 1)   AND   ([.BQ34] = 0))   OR   (([.BQ33] = 0)   AND   ([.BQ34] = 1));1;0)" office:value-type="float" office:value="0" calcext:value-type="float">
            <text:p>0</text:p>
          </table:table-cell>
          <table:table-cell table:formula="of:=IF((([.BR33] = 1)   AND   ([.BR34] = 0))   OR   (([.BR33] = 0)   AND   ([.BR34] = 1));1;0)" office:value-type="float" office:value="0" calcext:value-type="float">
            <text:p>0</text:p>
          </table:table-cell>
          <table:table-cell table:formula="of:=IF((([.BS33] = 1)   AND   ([.BS34] = 0))   OR   (([.BS33] = 0)   AND   ([.BS34] = 1));1;0)" office:value-type="float" office:value="0" calcext:value-type="float">
            <text:p>0</text:p>
          </table:table-cell>
          <table:table-cell table:formula="of:=IF((([.BT33] = 1)   AND   ([.BT34] = 0))   OR   (([.BT33] = 0)   AND   ([.BT34] = 1));1;0)" office:value-type="float" office:value="0" calcext:value-type="float">
            <text:p>0</text:p>
          </table:table-cell>
          <table:table-cell table:formula="of:=IF((([.BU33] = 1)   AND   ([.BU34] = 0))   OR   (([.BU33] = 0)   AND   ([.BU34] = 1));1;0)" office:value-type="float" office:value="0" calcext:value-type="float">
            <text:p>0</text:p>
          </table:table-cell>
          <table:table-cell/>
          <table:table-cell table:formula="of:=SUM([.A34:.BW34])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947"/>
        </table:table-row>
        <table:table-row table:style-name="ro1">
          <table:table-cell/>
          <table:table-cell table:formula="of:=IF((([.A34] = 1)   AND   ([.A35] = 0))   OR   (([.A34] = 0)   AND   ([.A35] = 1));1;0)" office:value-type="float" office:value="0" calcext:value-type="float">
            <text:p>0</text:p>
          </table:table-cell>
          <table:table-cell table:formula="of:=IF((([.B34] = 1)   AND   ([.B35] = 0))   OR   (([.B34] = 0)   AND   ([.B35] = 1));1;0)" office:value-type="float" office:value="0" calcext:value-type="float">
            <text:p>0</text:p>
          </table:table-cell>
          <table:table-cell table:formula="of:=IF((([.C34] = 1)   AND   ([.C35] = 0))   OR   (([.C34] = 0)   AND   ([.C35] = 1));1;0)" office:value-type="float" office:value="0" calcext:value-type="float">
            <text:p>0</text:p>
          </table:table-cell>
          <table:table-cell table:formula="of:=IF((([.D34] = 1)   AND   ([.D35] = 0))   OR   (([.D34] = 0)   AND   ([.D35] = 1));1;0)" office:value-type="float" office:value="0" calcext:value-type="float">
            <text:p>0</text:p>
          </table:table-cell>
          <table:table-cell table:formula="of:=IF((([.E34] = 1)   AND   ([.E35] = 0))   OR   (([.E34] = 0)   AND   ([.E35] = 1));1;0)" office:value-type="float" office:value="0" calcext:value-type="float">
            <text:p>0</text:p>
          </table:table-cell>
          <table:table-cell table:formula="of:=IF((([.F34] = 1)   AND   ([.F35] = 0))   OR   (([.F34] = 0)   AND   ([.F35] = 1));1;0)" office:value-type="float" office:value="0" calcext:value-type="float">
            <text:p>0</text:p>
          </table:table-cell>
          <table:table-cell table:formula="of:=IF((([.G34] = 1)   AND   ([.G35] = 0))   OR   (([.G34] = 0)   AND   ([.G35] = 1));1;0)" office:value-type="float" office:value="0" calcext:value-type="float">
            <text:p>0</text:p>
          </table:table-cell>
          <table:table-cell table:formula="of:=IF((([.H34] = 1)   AND   ([.H35] = 0))   OR   (([.H34] = 0)   AND   ([.H35] = 1));1;0)" office:value-type="float" office:value="0" calcext:value-type="float">
            <text:p>0</text:p>
          </table:table-cell>
          <table:table-cell table:formula="of:=IF((([.I34] = 1)   AND   ([.I35] = 0))   OR   (([.I34] = 0)   AND   ([.I35] = 1));1;0)" office:value-type="float" office:value="0" calcext:value-type="float">
            <text:p>0</text:p>
          </table:table-cell>
          <table:table-cell table:formula="of:=IF((([.J34] = 1)   AND   ([.J35] = 0))   OR   (([.J34] = 0)   AND   ([.J35] = 1));1;0)" office:value-type="float" office:value="0" calcext:value-type="float">
            <text:p>0</text:p>
          </table:table-cell>
          <table:table-cell table:formula="of:=IF((([.K34] = 1)   AND   ([.K35] = 0))   OR   (([.K34] = 0)   AND   ([.K35] = 1));1;0)" office:value-type="float" office:value="0" calcext:value-type="float">
            <text:p>0</text:p>
          </table:table-cell>
          <table:table-cell table:formula="of:=IF((([.L34] = 1)   AND   ([.L35] = 0))   OR   (([.L34] = 0)   AND   ([.L35] = 1));1;0)" office:value-type="float" office:value="0" calcext:value-type="float">
            <text:p>0</text:p>
          </table:table-cell>
          <table:table-cell table:formula="of:=IF((([.M34] = 1)   AND   ([.M35] = 0))   OR   (([.M34] = 0)   AND   ([.M35] = 1));1;0)" office:value-type="float" office:value="0" calcext:value-type="float">
            <text:p>0</text:p>
          </table:table-cell>
          <table:table-cell table:formula="of:=IF((([.N34] = 1)   AND   ([.N35] = 0))   OR   (([.N34] = 0)   AND   ([.N35] = 1));1;0)" office:value-type="float" office:value="0" calcext:value-type="float">
            <text:p>0</text:p>
          </table:table-cell>
          <table:table-cell table:formula="of:=IF((([.O34] = 1)   AND   ([.O35] = 0))   OR   (([.O34] = 0)   AND   ([.O35] = 1));1;0)" office:value-type="float" office:value="0" calcext:value-type="float">
            <text:p>0</text:p>
          </table:table-cell>
          <table:table-cell table:formula="of:=IF((([.P34] = 1)   AND   ([.P35] = 0))   OR   (([.P34] = 0)   AND   ([.P35] = 1));1;0)" office:value-type="float" office:value="0" calcext:value-type="float">
            <text:p>0</text:p>
          </table:table-cell>
          <table:table-cell table:formula="of:=IF((([.Q34] = 1)   AND   ([.Q35] = 0))   OR   (([.Q34] = 0)   AND   ([.Q35] = 1));1;0)" office:value-type="float" office:value="0" calcext:value-type="float">
            <text:p>0</text:p>
          </table:table-cell>
          <table:table-cell table:formula="of:=IF((([.R34] = 1)   AND   ([.R35] = 0))   OR   (([.R34] = 0)   AND   ([.R35] = 1));1;0)" office:value-type="float" office:value="0" calcext:value-type="float">
            <text:p>0</text:p>
          </table:table-cell>
          <table:table-cell table:formula="of:=IF((([.S34] = 1)   AND   ([.S35] = 0))   OR   (([.S34] = 0)   AND   ([.S35] = 1));1;0)" office:value-type="float" office:value="0" calcext:value-type="float">
            <text:p>0</text:p>
          </table:table-cell>
          <table:table-cell table:formula="of:=IF((([.T34] = 1)   AND   ([.T35] = 0))   OR   (([.T34] = 0)   AND   ([.T35] = 1));1;0)" office:value-type="float" office:value="0" calcext:value-type="float">
            <text:p>0</text:p>
          </table:table-cell>
          <table:table-cell table:formula="of:=IF((([.U34] = 1)   AND   ([.U35] = 0))   OR   (([.U34] = 0)   AND   ([.U35] = 1));1;0)" office:value-type="float" office:value="0" calcext:value-type="float">
            <text:p>0</text:p>
          </table:table-cell>
          <table:table-cell table:formula="of:=IF((([.V34] = 1)   AND   ([.V35] = 0))   OR   (([.V34] = 0)   AND   ([.V35] = 1));1;0)" office:value-type="float" office:value="0" calcext:value-type="float">
            <text:p>0</text:p>
          </table:table-cell>
          <table:table-cell table:formula="of:=IF((([.W34] = 1)   AND   ([.W35] = 0))   OR   (([.W34] = 0)   AND   ([.W35] = 1));1;0)" office:value-type="float" office:value="0" calcext:value-type="float">
            <text:p>0</text:p>
          </table:table-cell>
          <table:table-cell table:formula="of:=IF((([.X34] = 1)   AND   ([.X35] = 0))   OR   (([.X34] = 0)   AND   ([.X35] = 1));1;0)" office:value-type="float" office:value="0" calcext:value-type="float">
            <text:p>0</text:p>
          </table:table-cell>
          <table:table-cell table:formula="of:=IF((([.Y34] = 1)   AND   ([.Y35] = 0))   OR   (([.Y34] = 0)   AND   ([.Y35] = 1));1;0)" office:value-type="float" office:value="0" calcext:value-type="float">
            <text:p>0</text:p>
          </table:table-cell>
          <table:table-cell table:formula="of:=IF((([.Z34] = 1)   AND   ([.Z35] = 0))   OR   (([.Z34] = 0)   AND   ([.Z35] = 1));1;0)" office:value-type="float" office:value="0" calcext:value-type="float">
            <text:p>0</text:p>
          </table:table-cell>
          <table:table-cell table:formula="of:=IF((([.AA34] = 1)   AND   ([.AA35] = 0))   OR   (([.AA34] = 0)   AND   ([.AA35] = 1));1;0)" office:value-type="float" office:value="0" calcext:value-type="float">
            <text:p>0</text:p>
          </table:table-cell>
          <table:table-cell table:formula="of:=IF((([.AB34] = 1)   AND   ([.AB35] = 0))   OR   (([.AB34] = 0)   AND   ([.AB35] = 1));1;0)" office:value-type="float" office:value="0" calcext:value-type="float">
            <text:p>0</text:p>
          </table:table-cell>
          <table:table-cell table:formula="of:=IF((([.AC34] = 1)   AND   ([.AC35] = 0))   OR   (([.AC34] = 0)   AND   ([.AC35] = 1));1;0)" office:value-type="float" office:value="0" calcext:value-type="float">
            <text:p>0</text:p>
          </table:table-cell>
          <table:table-cell table:formula="of:=IF((([.AD34] = 1)   AND   ([.AD35] = 0))   OR   (([.AD34] = 0)   AND   ([.AD35] = 1));1;0)" office:value-type="float" office:value="0" calcext:value-type="float">
            <text:p>0</text:p>
          </table:table-cell>
          <table:table-cell table:formula="of:=IF((([.AE34] = 1)   AND   ([.AE35] = 0))   OR   (([.AE34] = 0)   AND   ([.AE35] = 1));1;0)" office:value-type="float" office:value="0" calcext:value-type="float">
            <text:p>0</text:p>
          </table:table-cell>
          <table:table-cell table:formula="of:=IF((([.AF34] = 1)   AND   ([.AF35] = 0))   OR   (([.AF34] = 0)   AND   ([.AF35] = 1));1;0)" office:value-type="float" office:value="0" calcext:value-type="float">
            <text:p>0</text:p>
          </table:table-cell>
          <table:table-cell table:formula="of:=IF((([.AG34] = 1)   AND   ([.AG35] = 0))   OR   (([.AG34] = 0)   AND   ([.AG35] = 1));1;0)" office:value-type="float" office:value="0" calcext:value-type="float">
            <text:p>0</text:p>
          </table:table-cell>
          <table:table-cell table:formula="of:=IF((([.AH34] = 1)   AND   ([.AH35] = 0))   OR   (([.AH34] = 0)   AND   ([.AH35] = 1));1;0)" office:value-type="float" office:value="0" calcext:value-type="float">
            <text:p>0</text:p>
          </table:table-cell>
          <table:table-cell table:formula="of:=IF((([.AI34] = 1)   AND   ([.AI35] = 0))   OR   (([.AI34] = 0)   AND   ([.AI35] = 1));1;0)" office:value-type="float" office:value="1" calcext:value-type="float">
            <text:p>1</text:p>
          </table:table-cell>
          <table:table-cell table:formula="of:=IF((([.AJ34] = 1)   AND   ([.AJ35] = 0))   OR   (([.AJ34] = 0)   AND   ([.AJ35] = 1));1;0)" office:value-type="float" office:value="0" calcext:value-type="float">
            <text:p>0</text:p>
          </table:table-cell>
          <table:table-cell table:formula="of:=IF((([.AK34] = 1)   AND   ([.AK35] = 0))   OR   (([.AK34] = 0)   AND   ([.AK35] = 1));1;0)" office:value-type="float" office:value="1" calcext:value-type="float">
            <text:p>1</text:p>
          </table:table-cell>
          <table:table-cell table:formula="of:=IF((([.AL34] = 1)   AND   ([.AL35] = 0))   OR   (([.AL34] = 0)   AND   ([.AL35] = 1));1;0)" office:value-type="float" office:value="0" calcext:value-type="float">
            <text:p>0</text:p>
          </table:table-cell>
          <table:table-cell table:formula="of:=IF((([.AM34] = 1)   AND   ([.AM35] = 0))   OR   (([.AM34] = 0)   AND   ([.AM35] = 1));1;0)" office:value-type="float" office:value="1" calcext:value-type="float">
            <text:p>1</text:p>
          </table:table-cell>
          <table:table-cell table:formula="of:=IF((([.AN34] = 1)   AND   ([.AN35] = 0))   OR   (([.AN34] = 0)   AND   ([.AN35] = 1));1;0)" office:value-type="float" office:value="0" calcext:value-type="float">
            <text:p>0</text:p>
          </table:table-cell>
          <table:table-cell table:formula="of:=IF((([.AO34] = 1)   AND   ([.AO35] = 0))   OR   (([.AO34] = 0)   AND   ([.AO35] = 1));1;0)" office:value-type="float" office:value="1" calcext:value-type="float">
            <text:p>1</text:p>
          </table:table-cell>
          <table:table-cell table:formula="of:=IF((([.AP34] = 1)   AND   ([.AP35] = 0))   OR   (([.AP34] = 0)   AND   ([.AP35] = 1));1;0)" office:value-type="float" office:value="0" calcext:value-type="float">
            <text:p>0</text:p>
          </table:table-cell>
          <table:table-cell table:formula="of:=IF((([.AQ34] = 1)   AND   ([.AQ35] = 0))   OR   (([.AQ34] = 0)   AND   ([.AQ35] = 1));1;0)" office:value-type="float" office:value="1" calcext:value-type="float">
            <text:p>1</text:p>
          </table:table-cell>
          <table:table-cell table:formula="of:=IF((([.AR34] = 1)   AND   ([.AR35] = 0))   OR   (([.AR34] = 0)   AND   ([.AR35] = 1));1;0)" office:value-type="float" office:value="0" calcext:value-type="float">
            <text:p>0</text:p>
          </table:table-cell>
          <table:table-cell table:formula="of:=IF((([.AS34] = 1)   AND   ([.AS35] = 0))   OR   (([.AS34] = 0)   AND   ([.AS35] = 1));1;0)" office:value-type="float" office:value="1" calcext:value-type="float">
            <text:p>1</text:p>
          </table:table-cell>
          <table:table-cell table:formula="of:=IF((([.AT34] = 1)   AND   ([.AT35] = 0))   OR   (([.AT34] = 0)   AND   ([.AT35] = 1));1;0)" office:value-type="float" office:value="0" calcext:value-type="float">
            <text:p>0</text:p>
          </table:table-cell>
          <table:table-cell table:formula="of:=IF((([.AU34] = 1)   AND   ([.AU35] = 0))   OR   (([.AU34] = 0)   AND   ([.AU35] = 1));1;0)" office:value-type="float" office:value="1" calcext:value-type="float">
            <text:p>1</text:p>
          </table:table-cell>
          <table:table-cell table:formula="of:=IF((([.AV34] = 1)   AND   ([.AV35] = 0))   OR   (([.AV34] = 0)   AND   ([.AV35] = 1));1;0)" office:value-type="float" office:value="0" calcext:value-type="float">
            <text:p>0</text:p>
          </table:table-cell>
          <table:table-cell table:formula="of:=IF((([.AW34] = 1)   AND   ([.AW35] = 0))   OR   (([.AW34] = 0)   AND   ([.AW35] = 1));1;0)" office:value-type="float" office:value="1" calcext:value-type="float">
            <text:p>1</text:p>
          </table:table-cell>
          <table:table-cell table:formula="of:=IF((([.AX34] = 1)   AND   ([.AX35] = 0))   OR   (([.AX34] = 0)   AND   ([.AX35] = 1));1;0)" office:value-type="float" office:value="0" calcext:value-type="float">
            <text:p>0</text:p>
          </table:table-cell>
          <table:table-cell table:formula="of:=IF((([.AY34] = 1)   AND   ([.AY35] = 0))   OR   (([.AY34] = 0)   AND   ([.AY35] = 1));1;0)" office:value-type="float" office:value="1" calcext:value-type="float">
            <text:p>1</text:p>
          </table:table-cell>
          <table:table-cell table:formula="of:=IF((([.AZ34] = 1)   AND   ([.AZ35] = 0))   OR   (([.AZ34] = 0)   AND   ([.AZ35] = 1));1;0)" office:value-type="float" office:value="0" calcext:value-type="float">
            <text:p>0</text:p>
          </table:table-cell>
          <table:table-cell table:formula="of:=IF((([.BA34] = 1)   AND   ([.BA35] = 0))   OR   (([.BA34] = 0)   AND   ([.BA35] = 1));1;0)" office:value-type="float" office:value="1" calcext:value-type="float">
            <text:p>1</text:p>
          </table:table-cell>
          <table:table-cell table:formula="of:=IF((([.BB34] = 1)   AND   ([.BB35] = 0))   OR   (([.BB34] = 0)   AND   ([.BB35] = 1));1;0)" office:value-type="float" office:value="0" calcext:value-type="float">
            <text:p>0</text:p>
          </table:table-cell>
          <table:table-cell table:formula="of:=IF((([.BC34] = 1)   AND   ([.BC35] = 0))   OR   (([.BC34] = 0)   AND   ([.BC35] = 1));1;0)" office:value-type="float" office:value="1" calcext:value-type="float">
            <text:p>1</text:p>
          </table:table-cell>
          <table:table-cell table:formula="of:=IF((([.BD34] = 1)   AND   ([.BD35] = 0))   OR   (([.BD34] = 0)   AND   ([.BD35] = 1));1;0)" office:value-type="float" office:value="0" calcext:value-type="float">
            <text:p>0</text:p>
          </table:table-cell>
          <table:table-cell table:formula="of:=IF((([.BE34] = 1)   AND   ([.BE35] = 0))   OR   (([.BE34] = 0)   AND   ([.BE35] = 1));1;0)" office:value-type="float" office:value="1" calcext:value-type="float">
            <text:p>1</text:p>
          </table:table-cell>
          <table:table-cell table:formula="of:=IF((([.BF34] = 1)   AND   ([.BF35] = 0))   OR   (([.BF34] = 0)   AND   ([.BF35] = 1));1;0)" office:value-type="float" office:value="0" calcext:value-type="float">
            <text:p>0</text:p>
          </table:table-cell>
          <table:table-cell table:formula="of:=IF((([.BG34] = 1)   AND   ([.BG35] = 0))   OR   (([.BG34] = 0)   AND   ([.BG35] = 1));1;0)" office:value-type="float" office:value="1" calcext:value-type="float">
            <text:p>1</text:p>
          </table:table-cell>
          <table:table-cell table:formula="of:=IF((([.BH34] = 1)   AND   ([.BH35] = 0))   OR   (([.BH34] = 0)   AND   ([.BH35] = 1));1;0)" office:value-type="float" office:value="0" calcext:value-type="float">
            <text:p>0</text:p>
          </table:table-cell>
          <table:table-cell table:formula="of:=IF((([.BI34] = 1)   AND   ([.BI35] = 0))   OR   (([.BI34] = 0)   AND   ([.BI35] = 1));1;0)" office:value-type="float" office:value="1" calcext:value-type="float">
            <text:p>1</text:p>
          </table:table-cell>
          <table:table-cell table:formula="of:=IF((([.BJ34] = 1)   AND   ([.BJ35] = 0))   OR   (([.BJ34] = 0)   AND   ([.BJ35] = 1));1;0)" office:value-type="float" office:value="0" calcext:value-type="float">
            <text:p>0</text:p>
          </table:table-cell>
          <table:table-cell table:formula="of:=IF((([.BK34] = 1)   AND   ([.BK35] = 0))   OR   (([.BK34] = 0)   AND   ([.BK35] = 1));1;0)" office:value-type="float" office:value="1" calcext:value-type="float">
            <text:p>1</text:p>
          </table:table-cell>
          <table:table-cell table:formula="of:=IF((([.BL34] = 1)   AND   ([.BL35] = 0))   OR   (([.BL34] = 0)   AND   ([.BL35] = 1));1;0)" office:value-type="float" office:value="0" calcext:value-type="float">
            <text:p>0</text:p>
          </table:table-cell>
          <table:table-cell table:formula="of:=IF((([.BM34] = 1)   AND   ([.BM35] = 0))   OR   (([.BM34] = 0)   AND   ([.BM35] = 1));1;0)" office:value-type="float" office:value="1" calcext:value-type="float">
            <text:p>1</text:p>
          </table:table-cell>
          <table:table-cell table:formula="of:=IF((([.BN34] = 1)   AND   ([.BN35] = 0))   OR   (([.BN34] = 0)   AND   ([.BN35] = 1));1;0)" office:value-type="float" office:value="0" calcext:value-type="float">
            <text:p>0</text:p>
          </table:table-cell>
          <table:table-cell table:formula="of:=IF((([.BO34] = 1)   AND   ([.BO35] = 0))   OR   (([.BO34] = 0)   AND   ([.BO35] = 1));1;0)" office:value-type="float" office:value="0" calcext:value-type="float">
            <text:p>0</text:p>
          </table:table-cell>
          <table:table-cell table:formula="of:=IF((([.BP34] = 1)   AND   ([.BP35] = 0))   OR   (([.BP34] = 0)   AND   ([.BP35] = 1));1;0)" office:value-type="float" office:value="0" calcext:value-type="float">
            <text:p>0</text:p>
          </table:table-cell>
          <table:table-cell table:formula="of:=IF((([.BQ34] = 1)   AND   ([.BQ35] = 0))   OR   (([.BQ34] = 0)   AND   ([.BQ35] = 1));1;0)" office:value-type="float" office:value="0" calcext:value-type="float">
            <text:p>0</text:p>
          </table:table-cell>
          <table:table-cell table:formula="of:=IF((([.BR34] = 1)   AND   ([.BR35] = 0))   OR   (([.BR34] = 0)   AND   ([.BR35] = 1));1;0)" office:value-type="float" office:value="0" calcext:value-type="float">
            <text:p>0</text:p>
          </table:table-cell>
          <table:table-cell table:formula="of:=IF((([.BS34] = 1)   AND   ([.BS35] = 0))   OR   (([.BS34] = 0)   AND   ([.BS35] = 1));1;0)" office:value-type="float" office:value="0" calcext:value-type="float">
            <text:p>0</text:p>
          </table:table-cell>
          <table:table-cell table:formula="of:=IF((([.BT34] = 1)   AND   ([.BT35] = 0))   OR   (([.BT34] = 0)   AND   ([.BT35] = 1));1;0)" office:value-type="float" office:value="0" calcext:value-type="float">
            <text:p>0</text:p>
          </table:table-cell>
          <table:table-cell table:formula="of:=IF((([.BU34] = 1)   AND   ([.BU35] = 0))   OR   (([.BU34] = 0)   AND   ([.BU35] = 1));1;0)" office:value-type="float" office:value="0" calcext:value-type="float">
            <text:p>0</text:p>
          </table:table-cell>
          <table:table-cell/>
          <table:table-cell table:formula="of:=SUM([.A35:.BW35])"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947"/>
        </table:table-row>
        <table:table-row table:style-name="ro1">
          <table:table-cell/>
          <table:table-cell table:formula="of:=IF((([.A35] = 1)   AND   ([.A36] = 0))   OR   (([.A35] = 0)   AND   ([.A36] = 1));1;0)" office:value-type="float" office:value="0" calcext:value-type="float">
            <text:p>0</text:p>
          </table:table-cell>
          <table:table-cell table:formula="of:=IF((([.B35] = 1)   AND   ([.B36] = 0))   OR   (([.B35] = 0)   AND   ([.B36] = 1));1;0)" office:value-type="float" office:value="0" calcext:value-type="float">
            <text:p>0</text:p>
          </table:table-cell>
          <table:table-cell table:formula="of:=IF((([.C35] = 1)   AND   ([.C36] = 0))   OR   (([.C35] = 0)   AND   ([.C36] = 1));1;0)" office:value-type="float" office:value="0" calcext:value-type="float">
            <text:p>0</text:p>
          </table:table-cell>
          <table:table-cell table:formula="of:=IF((([.D35] = 1)   AND   ([.D36] = 0))   OR   (([.D35] = 0)   AND   ([.D36] = 1));1;0)" office:value-type="float" office:value="0" calcext:value-type="float">
            <text:p>0</text:p>
          </table:table-cell>
          <table:table-cell table:formula="of:=IF((([.E35] = 1)   AND   ([.E36] = 0))   OR   (([.E35] = 0)   AND   ([.E36] = 1));1;0)" office:value-type="float" office:value="0" calcext:value-type="float">
            <text:p>0</text:p>
          </table:table-cell>
          <table:table-cell table:formula="of:=IF((([.F35] = 1)   AND   ([.F36] = 0))   OR   (([.F35] = 0)   AND   ([.F36] = 1));1;0)" office:value-type="float" office:value="0" calcext:value-type="float">
            <text:p>0</text:p>
          </table:table-cell>
          <table:table-cell table:formula="of:=IF((([.G35] = 1)   AND   ([.G36] = 0))   OR   (([.G35] = 0)   AND   ([.G36] = 1));1;0)" office:value-type="float" office:value="0" calcext:value-type="float">
            <text:p>0</text:p>
          </table:table-cell>
          <table:table-cell table:formula="of:=IF((([.H35] = 1)   AND   ([.H36] = 0))   OR   (([.H35] = 0)   AND   ([.H36] = 1));1;0)" office:value-type="float" office:value="0" calcext:value-type="float">
            <text:p>0</text:p>
          </table:table-cell>
          <table:table-cell table:formula="of:=IF((([.I35] = 1)   AND   ([.I36] = 0))   OR   (([.I35] = 0)   AND   ([.I36] = 1));1;0)" office:value-type="float" office:value="0" calcext:value-type="float">
            <text:p>0</text:p>
          </table:table-cell>
          <table:table-cell table:formula="of:=IF((([.J35] = 1)   AND   ([.J36] = 0))   OR   (([.J35] = 0)   AND   ([.J36] = 1));1;0)" office:value-type="float" office:value="0" calcext:value-type="float">
            <text:p>0</text:p>
          </table:table-cell>
          <table:table-cell table:formula="of:=IF((([.K35] = 1)   AND   ([.K36] = 0))   OR   (([.K35] = 0)   AND   ([.K36] = 1));1;0)" office:value-type="float" office:value="0" calcext:value-type="float">
            <text:p>0</text:p>
          </table:table-cell>
          <table:table-cell table:formula="of:=IF((([.L35] = 1)   AND   ([.L36] = 0))   OR   (([.L35] = 0)   AND   ([.L36] = 1));1;0)" office:value-type="float" office:value="0" calcext:value-type="float">
            <text:p>0</text:p>
          </table:table-cell>
          <table:table-cell table:formula="of:=IF((([.M35] = 1)   AND   ([.M36] = 0))   OR   (([.M35] = 0)   AND   ([.M36] = 1));1;0)" office:value-type="float" office:value="0" calcext:value-type="float">
            <text:p>0</text:p>
          </table:table-cell>
          <table:table-cell table:formula="of:=IF((([.N35] = 1)   AND   ([.N36] = 0))   OR   (([.N35] = 0)   AND   ([.N36] = 1));1;0)" office:value-type="float" office:value="0" calcext:value-type="float">
            <text:p>0</text:p>
          </table:table-cell>
          <table:table-cell table:formula="of:=IF((([.O35] = 1)   AND   ([.O36] = 0))   OR   (([.O35] = 0)   AND   ([.O36] = 1));1;0)" office:value-type="float" office:value="0" calcext:value-type="float">
            <text:p>0</text:p>
          </table:table-cell>
          <table:table-cell table:formula="of:=IF((([.P35] = 1)   AND   ([.P36] = 0))   OR   (([.P35] = 0)   AND   ([.P36] = 1));1;0)" office:value-type="float" office:value="0" calcext:value-type="float">
            <text:p>0</text:p>
          </table:table-cell>
          <table:table-cell table:formula="of:=IF((([.Q35] = 1)   AND   ([.Q36] = 0))   OR   (([.Q35] = 0)   AND   ([.Q36] = 1));1;0)" office:value-type="float" office:value="0" calcext:value-type="float">
            <text:p>0</text:p>
          </table:table-cell>
          <table:table-cell table:formula="of:=IF((([.R35] = 1)   AND   ([.R36] = 0))   OR   (([.R35] = 0)   AND   ([.R36] = 1));1;0)" office:value-type="float" office:value="0" calcext:value-type="float">
            <text:p>0</text:p>
          </table:table-cell>
          <table:table-cell table:formula="of:=IF((([.S35] = 1)   AND   ([.S36] = 0))   OR   (([.S35] = 0)   AND   ([.S36] = 1));1;0)" office:value-type="float" office:value="0" calcext:value-type="float">
            <text:p>0</text:p>
          </table:table-cell>
          <table:table-cell table:formula="of:=IF((([.T35] = 1)   AND   ([.T36] = 0))   OR   (([.T35] = 0)   AND   ([.T36] = 1));1;0)" office:value-type="float" office:value="0" calcext:value-type="float">
            <text:p>0</text:p>
          </table:table-cell>
          <table:table-cell table:formula="of:=IF((([.U35] = 1)   AND   ([.U36] = 0))   OR   (([.U35] = 0)   AND   ([.U36] = 1));1;0)" office:value-type="float" office:value="0" calcext:value-type="float">
            <text:p>0</text:p>
          </table:table-cell>
          <table:table-cell table:formula="of:=IF((([.V35] = 1)   AND   ([.V36] = 0))   OR   (([.V35] = 0)   AND   ([.V36] = 1));1;0)" office:value-type="float" office:value="0" calcext:value-type="float">
            <text:p>0</text:p>
          </table:table-cell>
          <table:table-cell table:formula="of:=IF((([.W35] = 1)   AND   ([.W36] = 0))   OR   (([.W35] = 0)   AND   ([.W36] = 1));1;0)" office:value-type="float" office:value="0" calcext:value-type="float">
            <text:p>0</text:p>
          </table:table-cell>
          <table:table-cell table:formula="of:=IF((([.X35] = 1)   AND   ([.X36] = 0))   OR   (([.X35] = 0)   AND   ([.X36] = 1));1;0)" office:value-type="float" office:value="0" calcext:value-type="float">
            <text:p>0</text:p>
          </table:table-cell>
          <table:table-cell table:formula="of:=IF((([.Y35] = 1)   AND   ([.Y36] = 0))   OR   (([.Y35] = 0)   AND   ([.Y36] = 1));1;0)" office:value-type="float" office:value="0" calcext:value-type="float">
            <text:p>0</text:p>
          </table:table-cell>
          <table:table-cell table:formula="of:=IF((([.Z35] = 1)   AND   ([.Z36] = 0))   OR   (([.Z35] = 0)   AND   ([.Z36] = 1));1;0)" office:value-type="float" office:value="0" calcext:value-type="float">
            <text:p>0</text:p>
          </table:table-cell>
          <table:table-cell table:formula="of:=IF((([.AA35] = 1)   AND   ([.AA36] = 0))   OR   (([.AA35] = 0)   AND   ([.AA36] = 1));1;0)" office:value-type="float" office:value="0" calcext:value-type="float">
            <text:p>0</text:p>
          </table:table-cell>
          <table:table-cell table:formula="of:=IF((([.AB35] = 1)   AND   ([.AB36] = 0))   OR   (([.AB35] = 0)   AND   ([.AB36] = 1));1;0)" office:value-type="float" office:value="0" calcext:value-type="float">
            <text:p>0</text:p>
          </table:table-cell>
          <table:table-cell table:formula="of:=IF((([.AC35] = 1)   AND   ([.AC36] = 0))   OR   (([.AC35] = 0)   AND   ([.AC36] = 1));1;0)" office:value-type="float" office:value="0" calcext:value-type="float">
            <text:p>0</text:p>
          </table:table-cell>
          <table:table-cell table:formula="of:=IF((([.AD35] = 1)   AND   ([.AD36] = 0))   OR   (([.AD35] = 0)   AND   ([.AD36] = 1));1;0)" office:value-type="float" office:value="0" calcext:value-type="float">
            <text:p>0</text:p>
          </table:table-cell>
          <table:table-cell table:formula="of:=IF((([.AE35] = 1)   AND   ([.AE36] = 0))   OR   (([.AE35] = 0)   AND   ([.AE36] = 1));1;0)" office:value-type="float" office:value="0" calcext:value-type="float">
            <text:p>0</text:p>
          </table:table-cell>
          <table:table-cell table:formula="of:=IF((([.AF35] = 1)   AND   ([.AF36] = 0))   OR   (([.AF35] = 0)   AND   ([.AF36] = 1));1;0)" office:value-type="float" office:value="0" calcext:value-type="float">
            <text:p>0</text:p>
          </table:table-cell>
          <table:table-cell table:formula="of:=IF((([.AG35] = 1)   AND   ([.AG36] = 0))   OR   (([.AG35] = 0)   AND   ([.AG36] = 1));1;0)" office:value-type="float" office:value="0" calcext:value-type="float">
            <text:p>0</text:p>
          </table:table-cell>
          <table:table-cell table:formula="of:=IF((([.AH35] = 1)   AND   ([.AH36] = 0))   OR   (([.AH35] = 0)   AND   ([.AH36] = 1));1;0)" office:value-type="float" office:value="0" calcext:value-type="float">
            <text:p>0</text:p>
          </table:table-cell>
          <table:table-cell table:formula="of:=IF((([.AI35] = 1)   AND   ([.AI36] = 0))   OR   (([.AI35] = 0)   AND   ([.AI36] = 1));1;0)" office:value-type="float" office:value="0" calcext:value-type="float">
            <text:p>0</text:p>
          </table:table-cell>
          <table:table-cell table:formula="of:=IF((([.AJ35] = 1)   AND   ([.AJ36] = 0))   OR   (([.AJ35] = 0)   AND   ([.AJ36] = 1));1;0)" office:value-type="float" office:value="1" calcext:value-type="float">
            <text:p>1</text:p>
          </table:table-cell>
          <table:table-cell table:formula="of:=IF((([.AK35] = 1)   AND   ([.AK36] = 0))   OR   (([.AK35] = 0)   AND   ([.AK36] = 1));1;0)" office:value-type="float" office:value="1" calcext:value-type="float">
            <text:p>1</text:p>
          </table:table-cell>
          <table:table-cell table:formula="of:=IF((([.AL35] = 1)   AND   ([.AL36] = 0))   OR   (([.AL35] = 0)   AND   ([.AL36] = 1));1;0)" office:value-type="float" office:value="0" calcext:value-type="float">
            <text:p>0</text:p>
          </table:table-cell>
          <table:table-cell table:formula="of:=IF((([.AM35] = 1)   AND   ([.AM36] = 0))   OR   (([.AM35] = 0)   AND   ([.AM36] = 1));1;0)" office:value-type="float" office:value="0" calcext:value-type="float">
            <text:p>0</text:p>
          </table:table-cell>
          <table:table-cell table:formula="of:=IF((([.AN35] = 1)   AND   ([.AN36] = 0))   OR   (([.AN35] = 0)   AND   ([.AN36] = 1));1;0)" office:value-type="float" office:value="1" calcext:value-type="float">
            <text:p>1</text:p>
          </table:table-cell>
          <table:table-cell table:formula="of:=IF((([.AO35] = 1)   AND   ([.AO36] = 0))   OR   (([.AO35] = 0)   AND   ([.AO36] = 1));1;0)" office:value-type="float" office:value="1" calcext:value-type="float">
            <text:p>1</text:p>
          </table:table-cell>
          <table:table-cell table:formula="of:=IF((([.AP35] = 1)   AND   ([.AP36] = 0))   OR   (([.AP35] = 0)   AND   ([.AP36] = 1));1;0)" office:value-type="float" office:value="0" calcext:value-type="float">
            <text:p>0</text:p>
          </table:table-cell>
          <table:table-cell table:formula="of:=IF((([.AQ35] = 1)   AND   ([.AQ36] = 0))   OR   (([.AQ35] = 0)   AND   ([.AQ36] = 1));1;0)" office:value-type="float" office:value="0" calcext:value-type="float">
            <text:p>0</text:p>
          </table:table-cell>
          <table:table-cell table:formula="of:=IF((([.AR35] = 1)   AND   ([.AR36] = 0))   OR   (([.AR35] = 0)   AND   ([.AR36] = 1));1;0)" office:value-type="float" office:value="1" calcext:value-type="float">
            <text:p>1</text:p>
          </table:table-cell>
          <table:table-cell table:formula="of:=IF((([.AS35] = 1)   AND   ([.AS36] = 0))   OR   (([.AS35] = 0)   AND   ([.AS36] = 1));1;0)" office:value-type="float" office:value="1" calcext:value-type="float">
            <text:p>1</text:p>
          </table:table-cell>
          <table:table-cell table:formula="of:=IF((([.AT35] = 1)   AND   ([.AT36] = 0))   OR   (([.AT35] = 0)   AND   ([.AT36] = 1));1;0)" office:value-type="float" office:value="0" calcext:value-type="float">
            <text:p>0</text:p>
          </table:table-cell>
          <table:table-cell table:formula="of:=IF((([.AU35] = 1)   AND   ([.AU36] = 0))   OR   (([.AU35] = 0)   AND   ([.AU36] = 1));1;0)" office:value-type="float" office:value="0" calcext:value-type="float">
            <text:p>0</text:p>
          </table:table-cell>
          <table:table-cell table:formula="of:=IF((([.AV35] = 1)   AND   ([.AV36] = 0))   OR   (([.AV35] = 0)   AND   ([.AV36] = 1));1;0)" office:value-type="float" office:value="1" calcext:value-type="float">
            <text:p>1</text:p>
          </table:table-cell>
          <table:table-cell table:formula="of:=IF((([.AW35] = 1)   AND   ([.AW36] = 0))   OR   (([.AW35] = 0)   AND   ([.AW36] = 1));1;0)" office:value-type="float" office:value="1" calcext:value-type="float">
            <text:p>1</text:p>
          </table:table-cell>
          <table:table-cell table:formula="of:=IF((([.AX35] = 1)   AND   ([.AX36] = 0))   OR   (([.AX35] = 0)   AND   ([.AX36] = 1));1;0)" office:value-type="float" office:value="0" calcext:value-type="float">
            <text:p>0</text:p>
          </table:table-cell>
          <table:table-cell table:formula="of:=IF((([.AY35] = 1)   AND   ([.AY36] = 0))   OR   (([.AY35] = 0)   AND   ([.AY36] = 1));1;0)" office:value-type="float" office:value="0" calcext:value-type="float">
            <text:p>0</text:p>
          </table:table-cell>
          <table:table-cell table:formula="of:=IF((([.AZ35] = 1)   AND   ([.AZ36] = 0))   OR   (([.AZ35] = 0)   AND   ([.AZ36] = 1));1;0)" office:value-type="float" office:value="1" calcext:value-type="float">
            <text:p>1</text:p>
          </table:table-cell>
          <table:table-cell table:formula="of:=IF((([.BA35] = 1)   AND   ([.BA36] = 0))   OR   (([.BA35] = 0)   AND   ([.BA36] = 1));1;0)" office:value-type="float" office:value="1" calcext:value-type="float">
            <text:p>1</text:p>
          </table:table-cell>
          <table:table-cell table:formula="of:=IF((([.BB35] = 1)   AND   ([.BB36] = 0))   OR   (([.BB35] = 0)   AND   ([.BB36] = 1));1;0)" office:value-type="float" office:value="0" calcext:value-type="float">
            <text:p>0</text:p>
          </table:table-cell>
          <table:table-cell table:formula="of:=IF((([.BC35] = 1)   AND   ([.BC36] = 0))   OR   (([.BC35] = 0)   AND   ([.BC36] = 1));1;0)" office:value-type="float" office:value="0" calcext:value-type="float">
            <text:p>0</text:p>
          </table:table-cell>
          <table:table-cell table:formula="of:=IF((([.BD35] = 1)   AND   ([.BD36] = 0))   OR   (([.BD35] = 0)   AND   ([.BD36] = 1));1;0)" office:value-type="float" office:value="1" calcext:value-type="float">
            <text:p>1</text:p>
          </table:table-cell>
          <table:table-cell table:formula="of:=IF((([.BE35] = 1)   AND   ([.BE36] = 0))   OR   (([.BE35] = 0)   AND   ([.BE36] = 1));1;0)" office:value-type="float" office:value="1" calcext:value-type="float">
            <text:p>1</text:p>
          </table:table-cell>
          <table:table-cell table:formula="of:=IF((([.BF35] = 1)   AND   ([.BF36] = 0))   OR   (([.BF35] = 0)   AND   ([.BF36] = 1));1;0)" office:value-type="float" office:value="0" calcext:value-type="float">
            <text:p>0</text:p>
          </table:table-cell>
          <table:table-cell table:formula="of:=IF((([.BG35] = 1)   AND   ([.BG36] = 0))   OR   (([.BG35] = 0)   AND   ([.BG36] = 1));1;0)" office:value-type="float" office:value="0" calcext:value-type="float">
            <text:p>0</text:p>
          </table:table-cell>
          <table:table-cell table:formula="of:=IF((([.BH35] = 1)   AND   ([.BH36] = 0))   OR   (([.BH35] = 0)   AND   ([.BH36] = 1));1;0)" office:value-type="float" office:value="1" calcext:value-type="float">
            <text:p>1</text:p>
          </table:table-cell>
          <table:table-cell table:formula="of:=IF((([.BI35] = 1)   AND   ([.BI36] = 0))   OR   (([.BI35] = 0)   AND   ([.BI36] = 1));1;0)" office:value-type="float" office:value="1" calcext:value-type="float">
            <text:p>1</text:p>
          </table:table-cell>
          <table:table-cell table:formula="of:=IF((([.BJ35] = 1)   AND   ([.BJ36] = 0))   OR   (([.BJ35] = 0)   AND   ([.BJ36] = 1));1;0)" office:value-type="float" office:value="0" calcext:value-type="float">
            <text:p>0</text:p>
          </table:table-cell>
          <table:table-cell table:formula="of:=IF((([.BK35] = 1)   AND   ([.BK36] = 0))   OR   (([.BK35] = 0)   AND   ([.BK36] = 1));1;0)" office:value-type="float" office:value="0" calcext:value-type="float">
            <text:p>0</text:p>
          </table:table-cell>
          <table:table-cell table:formula="of:=IF((([.BL35] = 1)   AND   ([.BL36] = 0))   OR   (([.BL35] = 0)   AND   ([.BL36] = 1));1;0)" office:value-type="float" office:value="1" calcext:value-type="float">
            <text:p>1</text:p>
          </table:table-cell>
          <table:table-cell table:formula="of:=IF((([.BM35] = 1)   AND   ([.BM36] = 0))   OR   (([.BM35] = 0)   AND   ([.BM36] = 1));1;0)" office:value-type="float" office:value="1" calcext:value-type="float">
            <text:p>1</text:p>
          </table:table-cell>
          <table:table-cell table:formula="of:=IF((([.BN35] = 1)   AND   ([.BN36] = 0))   OR   (([.BN35] = 0)   AND   ([.BN36] = 1));1;0)" office:value-type="float" office:value="0" calcext:value-type="float">
            <text:p>0</text:p>
          </table:table-cell>
          <table:table-cell table:formula="of:=IF((([.BO35] = 1)   AND   ([.BO36] = 0))   OR   (([.BO35] = 0)   AND   ([.BO36] = 1));1;0)" office:value-type="float" office:value="0" calcext:value-type="float">
            <text:p>0</text:p>
          </table:table-cell>
          <table:table-cell table:formula="of:=IF((([.BP35] = 1)   AND   ([.BP36] = 0))   OR   (([.BP35] = 0)   AND   ([.BP36] = 1));1;0)" office:value-type="float" office:value="0" calcext:value-type="float">
            <text:p>0</text:p>
          </table:table-cell>
          <table:table-cell table:formula="of:=IF((([.BQ35] = 1)   AND   ([.BQ36] = 0))   OR   (([.BQ35] = 0)   AND   ([.BQ36] = 1));1;0)" office:value-type="float" office:value="0" calcext:value-type="float">
            <text:p>0</text:p>
          </table:table-cell>
          <table:table-cell table:formula="of:=IF((([.BR35] = 1)   AND   ([.BR36] = 0))   OR   (([.BR35] = 0)   AND   ([.BR36] = 1));1;0)" office:value-type="float" office:value="0" calcext:value-type="float">
            <text:p>0</text:p>
          </table:table-cell>
          <table:table-cell table:formula="of:=IF((([.BS35] = 1)   AND   ([.BS36] = 0))   OR   (([.BS35] = 0)   AND   ([.BS36] = 1));1;0)" office:value-type="float" office:value="0" calcext:value-type="float">
            <text:p>0</text:p>
          </table:table-cell>
          <table:table-cell table:formula="of:=IF((([.BT35] = 1)   AND   ([.BT36] = 0))   OR   (([.BT35] = 0)   AND   ([.BT36] = 1));1;0)" office:value-type="float" office:value="0" calcext:value-type="float">
            <text:p>0</text:p>
          </table:table-cell>
          <table:table-cell table:formula="of:=IF((([.BU35] = 1)   AND   ([.BU36] = 0))   OR   (([.BU35] = 0)   AND   ([.BU36] = 1));1;0)" office:value-type="float" office:value="0" calcext:value-type="float">
            <text:p>0</text:p>
          </table:table-cell>
          <table:table-cell/>
          <table:table-cell table:formula="of:=SUM([.A36:.BW36])"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number-columns-repeated="947"/>
        </table:table-row>
        <table:table-row table:style-name="ro1">
          <table:table-cell/>
          <table:table-cell table:formula="of:=IF((([.A36] = 1)   AND   ([.A37] = 0))   OR   (([.A36] = 0)   AND   ([.A37] = 1));1;0)" office:value-type="float" office:value="0" calcext:value-type="float">
            <text:p>0</text:p>
          </table:table-cell>
          <table:table-cell table:formula="of:=IF((([.B36] = 1)   AND   ([.B37] = 0))   OR   (([.B36] = 0)   AND   ([.B37] = 1));1;0)" office:value-type="float" office:value="0" calcext:value-type="float">
            <text:p>0</text:p>
          </table:table-cell>
          <table:table-cell table:formula="of:=IF((([.C36] = 1)   AND   ([.C37] = 0))   OR   (([.C36] = 0)   AND   ([.C37] = 1));1;0)" office:value-type="float" office:value="0" calcext:value-type="float">
            <text:p>0</text:p>
          </table:table-cell>
          <table:table-cell table:formula="of:=IF((([.D36] = 1)   AND   ([.D37] = 0))   OR   (([.D36] = 0)   AND   ([.D37] = 1));1;0)" office:value-type="float" office:value="0" calcext:value-type="float">
            <text:p>0</text:p>
          </table:table-cell>
          <table:table-cell table:formula="of:=IF((([.E36] = 1)   AND   ([.E37] = 0))   OR   (([.E36] = 0)   AND   ([.E37] = 1));1;0)" office:value-type="float" office:value="0" calcext:value-type="float">
            <text:p>0</text:p>
          </table:table-cell>
          <table:table-cell table:formula="of:=IF((([.F36] = 1)   AND   ([.F37] = 0))   OR   (([.F36] = 0)   AND   ([.F37] = 1));1;0)" office:value-type="float" office:value="0" calcext:value-type="float">
            <text:p>0</text:p>
          </table:table-cell>
          <table:table-cell table:formula="of:=IF((([.G36] = 1)   AND   ([.G37] = 0))   OR   (([.G36] = 0)   AND   ([.G37] = 1));1;0)" office:value-type="float" office:value="0" calcext:value-type="float">
            <text:p>0</text:p>
          </table:table-cell>
          <table:table-cell table:formula="of:=IF((([.H36] = 1)   AND   ([.H37] = 0))   OR   (([.H36] = 0)   AND   ([.H37] = 1));1;0)" office:value-type="float" office:value="0" calcext:value-type="float">
            <text:p>0</text:p>
          </table:table-cell>
          <table:table-cell table:formula="of:=IF((([.I36] = 1)   AND   ([.I37] = 0))   OR   (([.I36] = 0)   AND   ([.I37] = 1));1;0)" office:value-type="float" office:value="0" calcext:value-type="float">
            <text:p>0</text:p>
          </table:table-cell>
          <table:table-cell table:formula="of:=IF((([.J36] = 1)   AND   ([.J37] = 0))   OR   (([.J36] = 0)   AND   ([.J37] = 1));1;0)" office:value-type="float" office:value="0" calcext:value-type="float">
            <text:p>0</text:p>
          </table:table-cell>
          <table:table-cell table:formula="of:=IF((([.K36] = 1)   AND   ([.K37] = 0))   OR   (([.K36] = 0)   AND   ([.K37] = 1));1;0)" office:value-type="float" office:value="0" calcext:value-type="float">
            <text:p>0</text:p>
          </table:table-cell>
          <table:table-cell table:formula="of:=IF((([.L36] = 1)   AND   ([.L37] = 0))   OR   (([.L36] = 0)   AND   ([.L37] = 1));1;0)" office:value-type="float" office:value="0" calcext:value-type="float">
            <text:p>0</text:p>
          </table:table-cell>
          <table:table-cell table:formula="of:=IF((([.M36] = 1)   AND   ([.M37] = 0))   OR   (([.M36] = 0)   AND   ([.M37] = 1));1;0)" office:value-type="float" office:value="0" calcext:value-type="float">
            <text:p>0</text:p>
          </table:table-cell>
          <table:table-cell table:formula="of:=IF((([.N36] = 1)   AND   ([.N37] = 0))   OR   (([.N36] = 0)   AND   ([.N37] = 1));1;0)" office:value-type="float" office:value="0" calcext:value-type="float">
            <text:p>0</text:p>
          </table:table-cell>
          <table:table-cell table:formula="of:=IF((([.O36] = 1)   AND   ([.O37] = 0))   OR   (([.O36] = 0)   AND   ([.O37] = 1));1;0)" office:value-type="float" office:value="0" calcext:value-type="float">
            <text:p>0</text:p>
          </table:table-cell>
          <table:table-cell table:formula="of:=IF((([.P36] = 1)   AND   ([.P37] = 0))   OR   (([.P36] = 0)   AND   ([.P37] = 1));1;0)" office:value-type="float" office:value="0" calcext:value-type="float">
            <text:p>0</text:p>
          </table:table-cell>
          <table:table-cell table:formula="of:=IF((([.Q36] = 1)   AND   ([.Q37] = 0))   OR   (([.Q36] = 0)   AND   ([.Q37] = 1));1;0)" office:value-type="float" office:value="0" calcext:value-type="float">
            <text:p>0</text:p>
          </table:table-cell>
          <table:table-cell table:formula="of:=IF((([.R36] = 1)   AND   ([.R37] = 0))   OR   (([.R36] = 0)   AND   ([.R37] = 1));1;0)" office:value-type="float" office:value="0" calcext:value-type="float">
            <text:p>0</text:p>
          </table:table-cell>
          <table:table-cell table:formula="of:=IF((([.S36] = 1)   AND   ([.S37] = 0))   OR   (([.S36] = 0)   AND   ([.S37] = 1));1;0)" office:value-type="float" office:value="0" calcext:value-type="float">
            <text:p>0</text:p>
          </table:table-cell>
          <table:table-cell table:formula="of:=IF((([.T36] = 1)   AND   ([.T37] = 0))   OR   (([.T36] = 0)   AND   ([.T37] = 1));1;0)" office:value-type="float" office:value="0" calcext:value-type="float">
            <text:p>0</text:p>
          </table:table-cell>
          <table:table-cell table:formula="of:=IF((([.U36] = 1)   AND   ([.U37] = 0))   OR   (([.U36] = 0)   AND   ([.U37] = 1));1;0)" office:value-type="float" office:value="0" calcext:value-type="float">
            <text:p>0</text:p>
          </table:table-cell>
          <table:table-cell table:formula="of:=IF((([.V36] = 1)   AND   ([.V37] = 0))   OR   (([.V36] = 0)   AND   ([.V37] = 1));1;0)" office:value-type="float" office:value="0" calcext:value-type="float">
            <text:p>0</text:p>
          </table:table-cell>
          <table:table-cell table:formula="of:=IF((([.W36] = 1)   AND   ([.W37] = 0))   OR   (([.W36] = 0)   AND   ([.W37] = 1));1;0)" office:value-type="float" office:value="0" calcext:value-type="float">
            <text:p>0</text:p>
          </table:table-cell>
          <table:table-cell table:formula="of:=IF((([.X36] = 1)   AND   ([.X37] = 0))   OR   (([.X36] = 0)   AND   ([.X37] = 1));1;0)" office:value-type="float" office:value="0" calcext:value-type="float">
            <text:p>0</text:p>
          </table:table-cell>
          <table:table-cell table:formula="of:=IF((([.Y36] = 1)   AND   ([.Y37] = 0))   OR   (([.Y36] = 0)   AND   ([.Y37] = 1));1;0)" office:value-type="float" office:value="0" calcext:value-type="float">
            <text:p>0</text:p>
          </table:table-cell>
          <table:table-cell table:formula="of:=IF((([.Z36] = 1)   AND   ([.Z37] = 0))   OR   (([.Z36] = 0)   AND   ([.Z37] = 1));1;0)" office:value-type="float" office:value="0" calcext:value-type="float">
            <text:p>0</text:p>
          </table:table-cell>
          <table:table-cell table:formula="of:=IF((([.AA36] = 1)   AND   ([.AA37] = 0))   OR   (([.AA36] = 0)   AND   ([.AA37] = 1));1;0)" office:value-type="float" office:value="0" calcext:value-type="float">
            <text:p>0</text:p>
          </table:table-cell>
          <table:table-cell table:formula="of:=IF((([.AB36] = 1)   AND   ([.AB37] = 0))   OR   (([.AB36] = 0)   AND   ([.AB37] = 1));1;0)" office:value-type="float" office:value="0" calcext:value-type="float">
            <text:p>0</text:p>
          </table:table-cell>
          <table:table-cell table:formula="of:=IF((([.AC36] = 1)   AND   ([.AC37] = 0))   OR   (([.AC36] = 0)   AND   ([.AC37] = 1));1;0)" office:value-type="float" office:value="0" calcext:value-type="float">
            <text:p>0</text:p>
          </table:table-cell>
          <table:table-cell table:formula="of:=IF((([.AD36] = 1)   AND   ([.AD37] = 0))   OR   (([.AD36] = 0)   AND   ([.AD37] = 1));1;0)" office:value-type="float" office:value="0" calcext:value-type="float">
            <text:p>0</text:p>
          </table:table-cell>
          <table:table-cell table:formula="of:=IF((([.AE36] = 1)   AND   ([.AE37] = 0))   OR   (([.AE36] = 0)   AND   ([.AE37] = 1));1;0)" office:value-type="float" office:value="0" calcext:value-type="float">
            <text:p>0</text:p>
          </table:table-cell>
          <table:table-cell table:formula="of:=IF((([.AF36] = 1)   AND   ([.AF37] = 0))   OR   (([.AF36] = 0)   AND   ([.AF37] = 1));1;0)" office:value-type="float" office:value="0" calcext:value-type="float">
            <text:p>0</text:p>
          </table:table-cell>
          <table:table-cell table:formula="of:=IF((([.AG36] = 1)   AND   ([.AG37] = 0))   OR   (([.AG36] = 0)   AND   ([.AG37] = 1));1;0)" office:value-type="float" office:value="0" calcext:value-type="float">
            <text:p>0</text:p>
          </table:table-cell>
          <table:table-cell table:formula="of:=IF((([.AH36] = 1)   AND   ([.AH37] = 0))   OR   (([.AH36] = 0)   AND   ([.AH37] = 1));1;0)" office:value-type="float" office:value="0" calcext:value-type="float">
            <text:p>0</text:p>
          </table:table-cell>
          <table:table-cell table:formula="of:=IF((([.AI36] = 1)   AND   ([.AI37] = 0))   OR   (([.AI36] = 0)   AND   ([.AI37] = 1));1;0)" office:value-type="float" office:value="0" calcext:value-type="float">
            <text:p>0</text:p>
          </table:table-cell>
          <table:table-cell table:formula="of:=IF((([.AJ36] = 1)   AND   ([.AJ37] = 0))   OR   (([.AJ36] = 0)   AND   ([.AJ37] = 1));1;0)" office:value-type="float" office:value="0" calcext:value-type="float">
            <text:p>0</text:p>
          </table:table-cell>
          <table:table-cell table:formula="of:=IF((([.AK36] = 1)   AND   ([.AK37] = 0))   OR   (([.AK36] = 0)   AND   ([.AK37] = 1));1;0)" office:value-type="float" office:value="1" calcext:value-type="float">
            <text:p>1</text:p>
          </table:table-cell>
          <table:table-cell table:formula="of:=IF((([.AL36] = 1)   AND   ([.AL37] = 0))   OR   (([.AL36] = 0)   AND   ([.AL37] = 1));1;0)" office:value-type="float" office:value="0" calcext:value-type="float">
            <text:p>0</text:p>
          </table:table-cell>
          <table:table-cell table:formula="of:=IF((([.AM36] = 1)   AND   ([.AM37] = 0))   OR   (([.AM36] = 0)   AND   ([.AM37] = 1));1;0)" office:value-type="float" office:value="0" calcext:value-type="float">
            <text:p>0</text:p>
          </table:table-cell>
          <table:table-cell table:formula="of:=IF((([.AN36] = 1)   AND   ([.AN37] = 0))   OR   (([.AN36] = 0)   AND   ([.AN37] = 1));1;0)" office:value-type="float" office:value="0" calcext:value-type="float">
            <text:p>0</text:p>
          </table:table-cell>
          <table:table-cell table:formula="of:=IF((([.AO36] = 1)   AND   ([.AO37] = 0))   OR   (([.AO36] = 0)   AND   ([.AO37] = 1));1;0)" office:value-type="float" office:value="1" calcext:value-type="float">
            <text:p>1</text:p>
          </table:table-cell>
          <table:table-cell table:formula="of:=IF((([.AP36] = 1)   AND   ([.AP37] = 0))   OR   (([.AP36] = 0)   AND   ([.AP37] = 1));1;0)" office:value-type="float" office:value="0" calcext:value-type="float">
            <text:p>0</text:p>
          </table:table-cell>
          <table:table-cell table:formula="of:=IF((([.AQ36] = 1)   AND   ([.AQ37] = 0))   OR   (([.AQ36] = 0)   AND   ([.AQ37] = 1));1;0)" office:value-type="float" office:value="0" calcext:value-type="float">
            <text:p>0</text:p>
          </table:table-cell>
          <table:table-cell table:formula="of:=IF((([.AR36] = 1)   AND   ([.AR37] = 0))   OR   (([.AR36] = 0)   AND   ([.AR37] = 1));1;0)" office:value-type="float" office:value="0" calcext:value-type="float">
            <text:p>0</text:p>
          </table:table-cell>
          <table:table-cell table:formula="of:=IF((([.AS36] = 1)   AND   ([.AS37] = 0))   OR   (([.AS36] = 0)   AND   ([.AS37] = 1));1;0)" office:value-type="float" office:value="1" calcext:value-type="float">
            <text:p>1</text:p>
          </table:table-cell>
          <table:table-cell table:formula="of:=IF((([.AT36] = 1)   AND   ([.AT37] = 0))   OR   (([.AT36] = 0)   AND   ([.AT37] = 1));1;0)" office:value-type="float" office:value="0" calcext:value-type="float">
            <text:p>0</text:p>
          </table:table-cell>
          <table:table-cell table:formula="of:=IF((([.AU36] = 1)   AND   ([.AU37] = 0))   OR   (([.AU36] = 0)   AND   ([.AU37] = 1));1;0)" office:value-type="float" office:value="0" calcext:value-type="float">
            <text:p>0</text:p>
          </table:table-cell>
          <table:table-cell table:formula="of:=IF((([.AV36] = 1)   AND   ([.AV37] = 0))   OR   (([.AV36] = 0)   AND   ([.AV37] = 1));1;0)" office:value-type="float" office:value="0" calcext:value-type="float">
            <text:p>0</text:p>
          </table:table-cell>
          <table:table-cell table:formula="of:=IF((([.AW36] = 1)   AND   ([.AW37] = 0))   OR   (([.AW36] = 0)   AND   ([.AW37] = 1));1;0)" office:value-type="float" office:value="1" calcext:value-type="float">
            <text:p>1</text:p>
          </table:table-cell>
          <table:table-cell table:formula="of:=IF((([.AX36] = 1)   AND   ([.AX37] = 0))   OR   (([.AX36] = 0)   AND   ([.AX37] = 1));1;0)" office:value-type="float" office:value="0" calcext:value-type="float">
            <text:p>0</text:p>
          </table:table-cell>
          <table:table-cell table:formula="of:=IF((([.AY36] = 1)   AND   ([.AY37] = 0))   OR   (([.AY36] = 0)   AND   ([.AY37] = 1));1;0)" office:value-type="float" office:value="0" calcext:value-type="float">
            <text:p>0</text:p>
          </table:table-cell>
          <table:table-cell table:formula="of:=IF((([.AZ36] = 1)   AND   ([.AZ37] = 0))   OR   (([.AZ36] = 0)   AND   ([.AZ37] = 1));1;0)" office:value-type="float" office:value="0" calcext:value-type="float">
            <text:p>0</text:p>
          </table:table-cell>
          <table:table-cell table:formula="of:=IF((([.BA36] = 1)   AND   ([.BA37] = 0))   OR   (([.BA36] = 0)   AND   ([.BA37] = 1));1;0)" office:value-type="float" office:value="1" calcext:value-type="float">
            <text:p>1</text:p>
          </table:table-cell>
          <table:table-cell table:formula="of:=IF((([.BB36] = 1)   AND   ([.BB37] = 0))   OR   (([.BB36] = 0)   AND   ([.BB37] = 1));1;0)" office:value-type="float" office:value="0" calcext:value-type="float">
            <text:p>0</text:p>
          </table:table-cell>
          <table:table-cell table:formula="of:=IF((([.BC36] = 1)   AND   ([.BC37] = 0))   OR   (([.BC36] = 0)   AND   ([.BC37] = 1));1;0)" office:value-type="float" office:value="0" calcext:value-type="float">
            <text:p>0</text:p>
          </table:table-cell>
          <table:table-cell table:formula="of:=IF((([.BD36] = 1)   AND   ([.BD37] = 0))   OR   (([.BD36] = 0)   AND   ([.BD37] = 1));1;0)" office:value-type="float" office:value="0" calcext:value-type="float">
            <text:p>0</text:p>
          </table:table-cell>
          <table:table-cell table:formula="of:=IF((([.BE36] = 1)   AND   ([.BE37] = 0))   OR   (([.BE36] = 0)   AND   ([.BE37] = 1));1;0)" office:value-type="float" office:value="1" calcext:value-type="float">
            <text:p>1</text:p>
          </table:table-cell>
          <table:table-cell table:formula="of:=IF((([.BF36] = 1)   AND   ([.BF37] = 0))   OR   (([.BF36] = 0)   AND   ([.BF37] = 1));1;0)" office:value-type="float" office:value="0" calcext:value-type="float">
            <text:p>0</text:p>
          </table:table-cell>
          <table:table-cell table:formula="of:=IF((([.BG36] = 1)   AND   ([.BG37] = 0))   OR   (([.BG36] = 0)   AND   ([.BG37] = 1));1;0)" office:value-type="float" office:value="0" calcext:value-type="float">
            <text:p>0</text:p>
          </table:table-cell>
          <table:table-cell table:formula="of:=IF((([.BH36] = 1)   AND   ([.BH37] = 0))   OR   (([.BH36] = 0)   AND   ([.BH37] = 1));1;0)" office:value-type="float" office:value="0" calcext:value-type="float">
            <text:p>0</text:p>
          </table:table-cell>
          <table:table-cell table:formula="of:=IF((([.BI36] = 1)   AND   ([.BI37] = 0))   OR   (([.BI36] = 0)   AND   ([.BI37] = 1));1;0)" office:value-type="float" office:value="1" calcext:value-type="float">
            <text:p>1</text:p>
          </table:table-cell>
          <table:table-cell table:formula="of:=IF((([.BJ36] = 1)   AND   ([.BJ37] = 0))   OR   (([.BJ36] = 0)   AND   ([.BJ37] = 1));1;0)" office:value-type="float" office:value="0" calcext:value-type="float">
            <text:p>0</text:p>
          </table:table-cell>
          <table:table-cell table:formula="of:=IF((([.BK36] = 1)   AND   ([.BK37] = 0))   OR   (([.BK36] = 0)   AND   ([.BK37] = 1));1;0)" office:value-type="float" office:value="0" calcext:value-type="float">
            <text:p>0</text:p>
          </table:table-cell>
          <table:table-cell table:formula="of:=IF((([.BL36] = 1)   AND   ([.BL37] = 0))   OR   (([.BL36] = 0)   AND   ([.BL37] = 1));1;0)" office:value-type="float" office:value="0" calcext:value-type="float">
            <text:p>0</text:p>
          </table:table-cell>
          <table:table-cell table:formula="of:=IF((([.BM36] = 1)   AND   ([.BM37] = 0))   OR   (([.BM36] = 0)   AND   ([.BM37] = 1));1;0)" office:value-type="float" office:value="1" calcext:value-type="float">
            <text:p>1</text:p>
          </table:table-cell>
          <table:table-cell table:formula="of:=IF((([.BN36] = 1)   AND   ([.BN37] = 0))   OR   (([.BN36] = 0)   AND   ([.BN37] = 1));1;0)" office:value-type="float" office:value="0" calcext:value-type="float">
            <text:p>0</text:p>
          </table:table-cell>
          <table:table-cell table:formula="of:=IF((([.BO36] = 1)   AND   ([.BO37] = 0))   OR   (([.BO36] = 0)   AND   ([.BO37] = 1));1;0)" office:value-type="float" office:value="0" calcext:value-type="float">
            <text:p>0</text:p>
          </table:table-cell>
          <table:table-cell table:formula="of:=IF((([.BP36] = 1)   AND   ([.BP37] = 0))   OR   (([.BP36] = 0)   AND   ([.BP37] = 1));1;0)" office:value-type="float" office:value="0" calcext:value-type="float">
            <text:p>0</text:p>
          </table:table-cell>
          <table:table-cell table:formula="of:=IF((([.BQ36] = 1)   AND   ([.BQ37] = 0))   OR   (([.BQ36] = 0)   AND   ([.BQ37] = 1));1;0)" office:value-type="float" office:value="0" calcext:value-type="float">
            <text:p>0</text:p>
          </table:table-cell>
          <table:table-cell table:formula="of:=IF((([.BR36] = 1)   AND   ([.BR37] = 0))   OR   (([.BR36] = 0)   AND   ([.BR37] = 1));1;0)" office:value-type="float" office:value="0" calcext:value-type="float">
            <text:p>0</text:p>
          </table:table-cell>
          <table:table-cell table:formula="of:=IF((([.BS36] = 1)   AND   ([.BS37] = 0))   OR   (([.BS36] = 0)   AND   ([.BS37] = 1));1;0)" office:value-type="float" office:value="0" calcext:value-type="float">
            <text:p>0</text:p>
          </table:table-cell>
          <table:table-cell table:formula="of:=IF((([.BT36] = 1)   AND   ([.BT37] = 0))   OR   (([.BT36] = 0)   AND   ([.BT37] = 1));1;0)" office:value-type="float" office:value="0" calcext:value-type="float">
            <text:p>0</text:p>
          </table:table-cell>
          <table:table-cell table:formula="of:=IF((([.BU36] = 1)   AND   ([.BU37] = 0))   OR   (([.BU36] = 0)   AND   ([.BU37] = 1));1;0)" office:value-type="float" office:value="0" calcext:value-type="float">
            <text:p>0</text:p>
          </table:table-cell>
          <table:table-cell/>
          <table:table-cell table:formula="of:=SUM([.A37:.BW37])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947"/>
        </table:table-row>
        <table:table-row table:style-name="ro1">
          <table:table-cell/>
          <table:table-cell table:formula="of:=IF((([.A37] = 1)   AND   ([.A38] = 0))   OR   (([.A37] = 0)   AND   ([.A38] = 1));1;0)" office:value-type="float" office:value="0" calcext:value-type="float">
            <text:p>0</text:p>
          </table:table-cell>
          <table:table-cell table:formula="of:=IF((([.B37] = 1)   AND   ([.B38] = 0))   OR   (([.B37] = 0)   AND   ([.B38] = 1));1;0)" office:value-type="float" office:value="0" calcext:value-type="float">
            <text:p>0</text:p>
          </table:table-cell>
          <table:table-cell table:formula="of:=IF((([.C37] = 1)   AND   ([.C38] = 0))   OR   (([.C37] = 0)   AND   ([.C38] = 1));1;0)" office:value-type="float" office:value="0" calcext:value-type="float">
            <text:p>0</text:p>
          </table:table-cell>
          <table:table-cell table:formula="of:=IF((([.D37] = 1)   AND   ([.D38] = 0))   OR   (([.D37] = 0)   AND   ([.D38] = 1));1;0)" office:value-type="float" office:value="0" calcext:value-type="float">
            <text:p>0</text:p>
          </table:table-cell>
          <table:table-cell table:formula="of:=IF((([.E37] = 1)   AND   ([.E38] = 0))   OR   (([.E37] = 0)   AND   ([.E38] = 1));1;0)" office:value-type="float" office:value="0" calcext:value-type="float">
            <text:p>0</text:p>
          </table:table-cell>
          <table:table-cell table:formula="of:=IF((([.F37] = 1)   AND   ([.F38] = 0))   OR   (([.F37] = 0)   AND   ([.F38] = 1));1;0)" office:value-type="float" office:value="0" calcext:value-type="float">
            <text:p>0</text:p>
          </table:table-cell>
          <table:table-cell table:formula="of:=IF((([.G37] = 1)   AND   ([.G38] = 0))   OR   (([.G37] = 0)   AND   ([.G38] = 1));1;0)" office:value-type="float" office:value="0" calcext:value-type="float">
            <text:p>0</text:p>
          </table:table-cell>
          <table:table-cell table:formula="of:=IF((([.H37] = 1)   AND   ([.H38] = 0))   OR   (([.H37] = 0)   AND   ([.H38] = 1));1;0)" office:value-type="float" office:value="0" calcext:value-type="float">
            <text:p>0</text:p>
          </table:table-cell>
          <table:table-cell table:formula="of:=IF((([.I37] = 1)   AND   ([.I38] = 0))   OR   (([.I37] = 0)   AND   ([.I38] = 1));1;0)" office:value-type="float" office:value="0" calcext:value-type="float">
            <text:p>0</text:p>
          </table:table-cell>
          <table:table-cell table:formula="of:=IF((([.J37] = 1)   AND   ([.J38] = 0))   OR   (([.J37] = 0)   AND   ([.J38] = 1));1;0)" office:value-type="float" office:value="0" calcext:value-type="float">
            <text:p>0</text:p>
          </table:table-cell>
          <table:table-cell table:formula="of:=IF((([.K37] = 1)   AND   ([.K38] = 0))   OR   (([.K37] = 0)   AND   ([.K38] = 1));1;0)" office:value-type="float" office:value="0" calcext:value-type="float">
            <text:p>0</text:p>
          </table:table-cell>
          <table:table-cell table:formula="of:=IF((([.L37] = 1)   AND   ([.L38] = 0))   OR   (([.L37] = 0)   AND   ([.L38] = 1));1;0)" office:value-type="float" office:value="0" calcext:value-type="float">
            <text:p>0</text:p>
          </table:table-cell>
          <table:table-cell table:formula="of:=IF((([.M37] = 1)   AND   ([.M38] = 0))   OR   (([.M37] = 0)   AND   ([.M38] = 1));1;0)" office:value-type="float" office:value="0" calcext:value-type="float">
            <text:p>0</text:p>
          </table:table-cell>
          <table:table-cell table:formula="of:=IF((([.N37] = 1)   AND   ([.N38] = 0))   OR   (([.N37] = 0)   AND   ([.N38] = 1));1;0)" office:value-type="float" office:value="0" calcext:value-type="float">
            <text:p>0</text:p>
          </table:table-cell>
          <table:table-cell table:formula="of:=IF((([.O37] = 1)   AND   ([.O38] = 0))   OR   (([.O37] = 0)   AND   ([.O38] = 1));1;0)" office:value-type="float" office:value="0" calcext:value-type="float">
            <text:p>0</text:p>
          </table:table-cell>
          <table:table-cell table:formula="of:=IF((([.P37] = 1)   AND   ([.P38] = 0))   OR   (([.P37] = 0)   AND   ([.P38] = 1));1;0)" office:value-type="float" office:value="0" calcext:value-type="float">
            <text:p>0</text:p>
          </table:table-cell>
          <table:table-cell table:formula="of:=IF((([.Q37] = 1)   AND   ([.Q38] = 0))   OR   (([.Q37] = 0)   AND   ([.Q38] = 1));1;0)" office:value-type="float" office:value="0" calcext:value-type="float">
            <text:p>0</text:p>
          </table:table-cell>
          <table:table-cell table:formula="of:=IF((([.R37] = 1)   AND   ([.R38] = 0))   OR   (([.R37] = 0)   AND   ([.R38] = 1));1;0)" office:value-type="float" office:value="0" calcext:value-type="float">
            <text:p>0</text:p>
          </table:table-cell>
          <table:table-cell table:formula="of:=IF((([.S37] = 1)   AND   ([.S38] = 0))   OR   (([.S37] = 0)   AND   ([.S38] = 1));1;0)" office:value-type="float" office:value="0" calcext:value-type="float">
            <text:p>0</text:p>
          </table:table-cell>
          <table:table-cell table:formula="of:=IF((([.T37] = 1)   AND   ([.T38] = 0))   OR   (([.T37] = 0)   AND   ([.T38] = 1));1;0)" office:value-type="float" office:value="0" calcext:value-type="float">
            <text:p>0</text:p>
          </table:table-cell>
          <table:table-cell table:formula="of:=IF((([.U37] = 1)   AND   ([.U38] = 0))   OR   (([.U37] = 0)   AND   ([.U38] = 1));1;0)" office:value-type="float" office:value="0" calcext:value-type="float">
            <text:p>0</text:p>
          </table:table-cell>
          <table:table-cell table:formula="of:=IF((([.V37] = 1)   AND   ([.V38] = 0))   OR   (([.V37] = 0)   AND   ([.V38] = 1));1;0)" office:value-type="float" office:value="0" calcext:value-type="float">
            <text:p>0</text:p>
          </table:table-cell>
          <table:table-cell table:formula="of:=IF((([.W37] = 1)   AND   ([.W38] = 0))   OR   (([.W37] = 0)   AND   ([.W38] = 1));1;0)" office:value-type="float" office:value="0" calcext:value-type="float">
            <text:p>0</text:p>
          </table:table-cell>
          <table:table-cell table:formula="of:=IF((([.X37] = 1)   AND   ([.X38] = 0))   OR   (([.X37] = 0)   AND   ([.X38] = 1));1;0)" office:value-type="float" office:value="0" calcext:value-type="float">
            <text:p>0</text:p>
          </table:table-cell>
          <table:table-cell table:formula="of:=IF((([.Y37] = 1)   AND   ([.Y38] = 0))   OR   (([.Y37] = 0)   AND   ([.Y38] = 1));1;0)" office:value-type="float" office:value="0" calcext:value-type="float">
            <text:p>0</text:p>
          </table:table-cell>
          <table:table-cell table:formula="of:=IF((([.Z37] = 1)   AND   ([.Z38] = 0))   OR   (([.Z37] = 0)   AND   ([.Z38] = 1));1;0)" office:value-type="float" office:value="0" calcext:value-type="float">
            <text:p>0</text:p>
          </table:table-cell>
          <table:table-cell table:formula="of:=IF((([.AA37] = 1)   AND   ([.AA38] = 0))   OR   (([.AA37] = 0)   AND   ([.AA38] = 1));1;0)" office:value-type="float" office:value="0" calcext:value-type="float">
            <text:p>0</text:p>
          </table:table-cell>
          <table:table-cell table:formula="of:=IF((([.AB37] = 1)   AND   ([.AB38] = 0))   OR   (([.AB37] = 0)   AND   ([.AB38] = 1));1;0)" office:value-type="float" office:value="0" calcext:value-type="float">
            <text:p>0</text:p>
          </table:table-cell>
          <table:table-cell table:formula="of:=IF((([.AC37] = 1)   AND   ([.AC38] = 0))   OR   (([.AC37] = 0)   AND   ([.AC38] = 1));1;0)" office:value-type="float" office:value="0" calcext:value-type="float">
            <text:p>0</text:p>
          </table:table-cell>
          <table:table-cell table:formula="of:=IF((([.AD37] = 1)   AND   ([.AD38] = 0))   OR   (([.AD37] = 0)   AND   ([.AD38] = 1));1;0)" office:value-type="float" office:value="0" calcext:value-type="float">
            <text:p>0</text:p>
          </table:table-cell>
          <table:table-cell table:formula="of:=IF((([.AE37] = 1)   AND   ([.AE38] = 0))   OR   (([.AE37] = 0)   AND   ([.AE38] = 1));1;0)" office:value-type="float" office:value="0" calcext:value-type="float">
            <text:p>0</text:p>
          </table:table-cell>
          <table:table-cell table:formula="of:=IF((([.AF37] = 1)   AND   ([.AF38] = 0))   OR   (([.AF37] = 0)   AND   ([.AF38] = 1));1;0)" office:value-type="float" office:value="0" calcext:value-type="float">
            <text:p>0</text:p>
          </table:table-cell>
          <table:table-cell table:formula="of:=IF((([.AG37] = 1)   AND   ([.AG38] = 0))   OR   (([.AG37] = 0)   AND   ([.AG38] = 1));1;0)" office:value-type="float" office:value="0" calcext:value-type="float">
            <text:p>0</text:p>
          </table:table-cell>
          <table:table-cell table:formula="of:=IF((([.AH37] = 1)   AND   ([.AH38] = 0))   OR   (([.AH37] = 0)   AND   ([.AH38] = 1));1;0)" office:value-type="float" office:value="0" calcext:value-type="float">
            <text:p>0</text:p>
          </table:table-cell>
          <table:table-cell table:formula="of:=IF((([.AI37] = 1)   AND   ([.AI38] = 0))   OR   (([.AI37] = 0)   AND   ([.AI38] = 1));1;0)" office:value-type="float" office:value="0" calcext:value-type="float">
            <text:p>0</text:p>
          </table:table-cell>
          <table:table-cell table:formula="of:=IF((([.AJ37] = 1)   AND   ([.AJ38] = 0))   OR   (([.AJ37] = 0)   AND   ([.AJ38] = 1));1;0)" office:value-type="float" office:value="0" calcext:value-type="float">
            <text:p>0</text:p>
          </table:table-cell>
          <table:table-cell table:formula="of:=IF((([.AK37] = 1)   AND   ([.AK38] = 0))   OR   (([.AK37] = 0)   AND   ([.AK38] = 1));1;0)" office:value-type="float" office:value="0" calcext:value-type="float">
            <text:p>0</text:p>
          </table:table-cell>
          <table:table-cell table:formula="of:=IF((([.AL37] = 1)   AND   ([.AL38] = 0))   OR   (([.AL37] = 0)   AND   ([.AL38] = 1));1;0)" office:value-type="float" office:value="1" calcext:value-type="float">
            <text:p>1</text:p>
          </table:table-cell>
          <table:table-cell table:formula="of:=IF((([.AM37] = 1)   AND   ([.AM38] = 0))   OR   (([.AM37] = 0)   AND   ([.AM38] = 1));1;0)" office:value-type="float" office:value="1" calcext:value-type="float">
            <text:p>1</text:p>
          </table:table-cell>
          <table:table-cell table:formula="of:=IF((([.AN37] = 1)   AND   ([.AN38] = 0))   OR   (([.AN37] = 0)   AND   ([.AN38] = 1));1;0)" office:value-type="float" office:value="1" calcext:value-type="float">
            <text:p>1</text:p>
          </table:table-cell>
          <table:table-cell table:formula="of:=IF((([.AO37] = 1)   AND   ([.AO38] = 0))   OR   (([.AO37] = 0)   AND   ([.AO38] = 1));1;0)" office:value-type="float" office:value="1" calcext:value-type="float">
            <text:p>1</text:p>
          </table:table-cell>
          <table:table-cell table:formula="of:=IF((([.AP37] = 1)   AND   ([.AP38] = 0))   OR   (([.AP37] = 0)   AND   ([.AP38] = 1));1;0)" office:value-type="float" office:value="0" calcext:value-type="float">
            <text:p>0</text:p>
          </table:table-cell>
          <table:table-cell table:formula="of:=IF((([.AQ37] = 1)   AND   ([.AQ38] = 0))   OR   (([.AQ37] = 0)   AND   ([.AQ38] = 1));1;0)" office:value-type="float" office:value="0" calcext:value-type="float">
            <text:p>0</text:p>
          </table:table-cell>
          <table:table-cell table:formula="of:=IF((([.AR37] = 1)   AND   ([.AR38] = 0))   OR   (([.AR37] = 0)   AND   ([.AR38] = 1));1;0)" office:value-type="float" office:value="0" calcext:value-type="float">
            <text:p>0</text:p>
          </table:table-cell>
          <table:table-cell table:formula="of:=IF((([.AS37] = 1)   AND   ([.AS38] = 0))   OR   (([.AS37] = 0)   AND   ([.AS38] = 1));1;0)" office:value-type="float" office:value="0" calcext:value-type="float">
            <text:p>0</text:p>
          </table:table-cell>
          <table:table-cell table:formula="of:=IF((([.AT37] = 1)   AND   ([.AT38] = 0))   OR   (([.AT37] = 0)   AND   ([.AT38] = 1));1;0)" office:value-type="float" office:value="1" calcext:value-type="float">
            <text:p>1</text:p>
          </table:table-cell>
          <table:table-cell table:formula="of:=IF((([.AU37] = 1)   AND   ([.AU38] = 0))   OR   (([.AU37] = 0)   AND   ([.AU38] = 1));1;0)" office:value-type="float" office:value="1" calcext:value-type="float">
            <text:p>1</text:p>
          </table:table-cell>
          <table:table-cell table:formula="of:=IF((([.AV37] = 1)   AND   ([.AV38] = 0))   OR   (([.AV37] = 0)   AND   ([.AV38] = 1));1;0)" office:value-type="float" office:value="1" calcext:value-type="float">
            <text:p>1</text:p>
          </table:table-cell>
          <table:table-cell table:formula="of:=IF((([.AW37] = 1)   AND   ([.AW38] = 0))   OR   (([.AW37] = 0)   AND   ([.AW38] = 1));1;0)" office:value-type="float" office:value="1" calcext:value-type="float">
            <text:p>1</text:p>
          </table:table-cell>
          <table:table-cell table:formula="of:=IF((([.AX37] = 1)   AND   ([.AX38] = 0))   OR   (([.AX37] = 0)   AND   ([.AX38] = 1));1;0)" office:value-type="float" office:value="0" calcext:value-type="float">
            <text:p>0</text:p>
          </table:table-cell>
          <table:table-cell table:formula="of:=IF((([.AY37] = 1)   AND   ([.AY38] = 0))   OR   (([.AY37] = 0)   AND   ([.AY38] = 1));1;0)" office:value-type="float" office:value="0" calcext:value-type="float">
            <text:p>0</text:p>
          </table:table-cell>
          <table:table-cell table:formula="of:=IF((([.AZ37] = 1)   AND   ([.AZ38] = 0))   OR   (([.AZ37] = 0)   AND   ([.AZ38] = 1));1;0)" office:value-type="float" office:value="0" calcext:value-type="float">
            <text:p>0</text:p>
          </table:table-cell>
          <table:table-cell table:formula="of:=IF((([.BA37] = 1)   AND   ([.BA38] = 0))   OR   (([.BA37] = 0)   AND   ([.BA38] = 1));1;0)" office:value-type="float" office:value="0" calcext:value-type="float">
            <text:p>0</text:p>
          </table:table-cell>
          <table:table-cell table:formula="of:=IF((([.BB37] = 1)   AND   ([.BB38] = 0))   OR   (([.BB37] = 0)   AND   ([.BB38] = 1));1;0)" office:value-type="float" office:value="1" calcext:value-type="float">
            <text:p>1</text:p>
          </table:table-cell>
          <table:table-cell table:formula="of:=IF((([.BC37] = 1)   AND   ([.BC38] = 0))   OR   (([.BC37] = 0)   AND   ([.BC38] = 1));1;0)" office:value-type="float" office:value="1" calcext:value-type="float">
            <text:p>1</text:p>
          </table:table-cell>
          <table:table-cell table:formula="of:=IF((([.BD37] = 1)   AND   ([.BD38] = 0))   OR   (([.BD37] = 0)   AND   ([.BD38] = 1));1;0)" office:value-type="float" office:value="1" calcext:value-type="float">
            <text:p>1</text:p>
          </table:table-cell>
          <table:table-cell table:formula="of:=IF((([.BE37] = 1)   AND   ([.BE38] = 0))   OR   (([.BE37] = 0)   AND   ([.BE38] = 1));1;0)" office:value-type="float" office:value="1" calcext:value-type="float">
            <text:p>1</text:p>
          </table:table-cell>
          <table:table-cell table:formula="of:=IF((([.BF37] = 1)   AND   ([.BF38] = 0))   OR   (([.BF37] = 0)   AND   ([.BF38] = 1));1;0)" office:value-type="float" office:value="0" calcext:value-type="float">
            <text:p>0</text:p>
          </table:table-cell>
          <table:table-cell table:formula="of:=IF((([.BG37] = 1)   AND   ([.BG38] = 0))   OR   (([.BG37] = 0)   AND   ([.BG38] = 1));1;0)" office:value-type="float" office:value="0" calcext:value-type="float">
            <text:p>0</text:p>
          </table:table-cell>
          <table:table-cell table:formula="of:=IF((([.BH37] = 1)   AND   ([.BH38] = 0))   OR   (([.BH37] = 0)   AND   ([.BH38] = 1));1;0)" office:value-type="float" office:value="0" calcext:value-type="float">
            <text:p>0</text:p>
          </table:table-cell>
          <table:table-cell table:formula="of:=IF((([.BI37] = 1)   AND   ([.BI38] = 0))   OR   (([.BI37] = 0)   AND   ([.BI38] = 1));1;0)" office:value-type="float" office:value="0" calcext:value-type="float">
            <text:p>0</text:p>
          </table:table-cell>
          <table:table-cell table:formula="of:=IF((([.BJ37] = 1)   AND   ([.BJ38] = 0))   OR   (([.BJ37] = 0)   AND   ([.BJ38] = 1));1;0)" office:value-type="float" office:value="1" calcext:value-type="float">
            <text:p>1</text:p>
          </table:table-cell>
          <table:table-cell table:formula="of:=IF((([.BK37] = 1)   AND   ([.BK38] = 0))   OR   (([.BK37] = 0)   AND   ([.BK38] = 1));1;0)" office:value-type="float" office:value="1" calcext:value-type="float">
            <text:p>1</text:p>
          </table:table-cell>
          <table:table-cell table:formula="of:=IF((([.BL37] = 1)   AND   ([.BL38] = 0))   OR   (([.BL37] = 0)   AND   ([.BL38] = 1));1;0)" office:value-type="float" office:value="1" calcext:value-type="float">
            <text:p>1</text:p>
          </table:table-cell>
          <table:table-cell table:formula="of:=IF((([.BM37] = 1)   AND   ([.BM38] = 0))   OR   (([.BM37] = 0)   AND   ([.BM38] = 1));1;0)" office:value-type="float" office:value="1" calcext:value-type="float">
            <text:p>1</text:p>
          </table:table-cell>
          <table:table-cell table:formula="of:=IF((([.BN37] = 1)   AND   ([.BN38] = 0))   OR   (([.BN37] = 0)   AND   ([.BN38] = 1));1;0)" office:value-type="float" office:value="0" calcext:value-type="float">
            <text:p>0</text:p>
          </table:table-cell>
          <table:table-cell table:formula="of:=IF((([.BO37] = 1)   AND   ([.BO38] = 0))   OR   (([.BO37] = 0)   AND   ([.BO38] = 1));1;0)" office:value-type="float" office:value="0" calcext:value-type="float">
            <text:p>0</text:p>
          </table:table-cell>
          <table:table-cell table:formula="of:=IF((([.BP37] = 1)   AND   ([.BP38] = 0))   OR   (([.BP37] = 0)   AND   ([.BP38] = 1));1;0)" office:value-type="float" office:value="0" calcext:value-type="float">
            <text:p>0</text:p>
          </table:table-cell>
          <table:table-cell table:formula="of:=IF((([.BQ37] = 1)   AND   ([.BQ38] = 0))   OR   (([.BQ37] = 0)   AND   ([.BQ38] = 1));1;0)" office:value-type="float" office:value="0" calcext:value-type="float">
            <text:p>0</text:p>
          </table:table-cell>
          <table:table-cell table:formula="of:=IF((([.BR37] = 1)   AND   ([.BR38] = 0))   OR   (([.BR37] = 0)   AND   ([.BR38] = 1));1;0)" office:value-type="float" office:value="0" calcext:value-type="float">
            <text:p>0</text:p>
          </table:table-cell>
          <table:table-cell table:formula="of:=IF((([.BS37] = 1)   AND   ([.BS38] = 0))   OR   (([.BS37] = 0)   AND   ([.BS38] = 1));1;0)" office:value-type="float" office:value="0" calcext:value-type="float">
            <text:p>0</text:p>
          </table:table-cell>
          <table:table-cell table:formula="of:=IF((([.BT37] = 1)   AND   ([.BT38] = 0))   OR   (([.BT37] = 0)   AND   ([.BT38] = 1));1;0)" office:value-type="float" office:value="0" calcext:value-type="float">
            <text:p>0</text:p>
          </table:table-cell>
          <table:table-cell table:formula="of:=IF((([.BU37] = 1)   AND   ([.BU38] = 0))   OR   (([.BU37] = 0)   AND   ([.BU38] = 1));1;0)" office:value-type="float" office:value="0" calcext:value-type="float">
            <text:p>0</text:p>
          </table:table-cell>
          <table:table-cell/>
          <table:table-cell table:formula="of:=SUM([.A38:.BW38]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947"/>
        </table:table-row>
        <table:table-row table:style-name="ro1">
          <table:table-cell/>
          <table:table-cell table:formula="of:=IF((([.A38] = 1)   AND   ([.A39] = 0))   OR   (([.A38] = 0)   AND   ([.A39] = 1));1;0)" office:value-type="float" office:value="0" calcext:value-type="float">
            <text:p>0</text:p>
          </table:table-cell>
          <table:table-cell table:formula="of:=IF((([.B38] = 1)   AND   ([.B39] = 0))   OR   (([.B38] = 0)   AND   ([.B39] = 1));1;0)" office:value-type="float" office:value="0" calcext:value-type="float">
            <text:p>0</text:p>
          </table:table-cell>
          <table:table-cell table:formula="of:=IF((([.C38] = 1)   AND   ([.C39] = 0))   OR   (([.C38] = 0)   AND   ([.C39] = 1));1;0)" office:value-type="float" office:value="0" calcext:value-type="float">
            <text:p>0</text:p>
          </table:table-cell>
          <table:table-cell table:formula="of:=IF((([.D38] = 1)   AND   ([.D39] = 0))   OR   (([.D38] = 0)   AND   ([.D39] = 1));1;0)" office:value-type="float" office:value="0" calcext:value-type="float">
            <text:p>0</text:p>
          </table:table-cell>
          <table:table-cell table:formula="of:=IF((([.E38] = 1)   AND   ([.E39] = 0))   OR   (([.E38] = 0)   AND   ([.E39] = 1));1;0)" office:value-type="float" office:value="0" calcext:value-type="float">
            <text:p>0</text:p>
          </table:table-cell>
          <table:table-cell table:formula="of:=IF((([.F38] = 1)   AND   ([.F39] = 0))   OR   (([.F38] = 0)   AND   ([.F39] = 1));1;0)" office:value-type="float" office:value="0" calcext:value-type="float">
            <text:p>0</text:p>
          </table:table-cell>
          <table:table-cell table:formula="of:=IF((([.G38] = 1)   AND   ([.G39] = 0))   OR   (([.G38] = 0)   AND   ([.G39] = 1));1;0)" office:value-type="float" office:value="0" calcext:value-type="float">
            <text:p>0</text:p>
          </table:table-cell>
          <table:table-cell table:formula="of:=IF((([.H38] = 1)   AND   ([.H39] = 0))   OR   (([.H38] = 0)   AND   ([.H39] = 1));1;0)" office:value-type="float" office:value="0" calcext:value-type="float">
            <text:p>0</text:p>
          </table:table-cell>
          <table:table-cell table:formula="of:=IF((([.I38] = 1)   AND   ([.I39] = 0))   OR   (([.I38] = 0)   AND   ([.I39] = 1));1;0)" office:value-type="float" office:value="0" calcext:value-type="float">
            <text:p>0</text:p>
          </table:table-cell>
          <table:table-cell table:formula="of:=IF((([.J38] = 1)   AND   ([.J39] = 0))   OR   (([.J38] = 0)   AND   ([.J39] = 1));1;0)" office:value-type="float" office:value="0" calcext:value-type="float">
            <text:p>0</text:p>
          </table:table-cell>
          <table:table-cell table:formula="of:=IF((([.K38] = 1)   AND   ([.K39] = 0))   OR   (([.K38] = 0)   AND   ([.K39] = 1));1;0)" office:value-type="float" office:value="0" calcext:value-type="float">
            <text:p>0</text:p>
          </table:table-cell>
          <table:table-cell table:formula="of:=IF((([.L38] = 1)   AND   ([.L39] = 0))   OR   (([.L38] = 0)   AND   ([.L39] = 1));1;0)" office:value-type="float" office:value="0" calcext:value-type="float">
            <text:p>0</text:p>
          </table:table-cell>
          <table:table-cell table:formula="of:=IF((([.M38] = 1)   AND   ([.M39] = 0))   OR   (([.M38] = 0)   AND   ([.M39] = 1));1;0)" office:value-type="float" office:value="0" calcext:value-type="float">
            <text:p>0</text:p>
          </table:table-cell>
          <table:table-cell table:formula="of:=IF((([.N38] = 1)   AND   ([.N39] = 0))   OR   (([.N38] = 0)   AND   ([.N39] = 1));1;0)" office:value-type="float" office:value="0" calcext:value-type="float">
            <text:p>0</text:p>
          </table:table-cell>
          <table:table-cell table:formula="of:=IF((([.O38] = 1)   AND   ([.O39] = 0))   OR   (([.O38] = 0)   AND   ([.O39] = 1));1;0)" office:value-type="float" office:value="0" calcext:value-type="float">
            <text:p>0</text:p>
          </table:table-cell>
          <table:table-cell table:formula="of:=IF((([.P38] = 1)   AND   ([.P39] = 0))   OR   (([.P38] = 0)   AND   ([.P39] = 1));1;0)" office:value-type="float" office:value="0" calcext:value-type="float">
            <text:p>0</text:p>
          </table:table-cell>
          <table:table-cell table:formula="of:=IF((([.Q38] = 1)   AND   ([.Q39] = 0))   OR   (([.Q38] = 0)   AND   ([.Q39] = 1));1;0)" office:value-type="float" office:value="0" calcext:value-type="float">
            <text:p>0</text:p>
          </table:table-cell>
          <table:table-cell table:formula="of:=IF((([.R38] = 1)   AND   ([.R39] = 0))   OR   (([.R38] = 0)   AND   ([.R39] = 1));1;0)" office:value-type="float" office:value="0" calcext:value-type="float">
            <text:p>0</text:p>
          </table:table-cell>
          <table:table-cell table:formula="of:=IF((([.S38] = 1)   AND   ([.S39] = 0))   OR   (([.S38] = 0)   AND   ([.S39] = 1));1;0)" office:value-type="float" office:value="0" calcext:value-type="float">
            <text:p>0</text:p>
          </table:table-cell>
          <table:table-cell table:formula="of:=IF((([.T38] = 1)   AND   ([.T39] = 0))   OR   (([.T38] = 0)   AND   ([.T39] = 1));1;0)" office:value-type="float" office:value="0" calcext:value-type="float">
            <text:p>0</text:p>
          </table:table-cell>
          <table:table-cell table:formula="of:=IF((([.U38] = 1)   AND   ([.U39] = 0))   OR   (([.U38] = 0)   AND   ([.U39] = 1));1;0)" office:value-type="float" office:value="0" calcext:value-type="float">
            <text:p>0</text:p>
          </table:table-cell>
          <table:table-cell table:formula="of:=IF((([.V38] = 1)   AND   ([.V39] = 0))   OR   (([.V38] = 0)   AND   ([.V39] = 1));1;0)" office:value-type="float" office:value="0" calcext:value-type="float">
            <text:p>0</text:p>
          </table:table-cell>
          <table:table-cell table:formula="of:=IF((([.W38] = 1)   AND   ([.W39] = 0))   OR   (([.W38] = 0)   AND   ([.W39] = 1));1;0)" office:value-type="float" office:value="0" calcext:value-type="float">
            <text:p>0</text:p>
          </table:table-cell>
          <table:table-cell table:formula="of:=IF((([.X38] = 1)   AND   ([.X39] = 0))   OR   (([.X38] = 0)   AND   ([.X39] = 1));1;0)" office:value-type="float" office:value="0" calcext:value-type="float">
            <text:p>0</text:p>
          </table:table-cell>
          <table:table-cell table:formula="of:=IF((([.Y38] = 1)   AND   ([.Y39] = 0))   OR   (([.Y38] = 0)   AND   ([.Y39] = 1));1;0)" office:value-type="float" office:value="0" calcext:value-type="float">
            <text:p>0</text:p>
          </table:table-cell>
          <table:table-cell table:formula="of:=IF((([.Z38] = 1)   AND   ([.Z39] = 0))   OR   (([.Z38] = 0)   AND   ([.Z39] = 1));1;0)" office:value-type="float" office:value="0" calcext:value-type="float">
            <text:p>0</text:p>
          </table:table-cell>
          <table:table-cell table:formula="of:=IF((([.AA38] = 1)   AND   ([.AA39] = 0))   OR   (([.AA38] = 0)   AND   ([.AA39] = 1));1;0)" office:value-type="float" office:value="0" calcext:value-type="float">
            <text:p>0</text:p>
          </table:table-cell>
          <table:table-cell table:formula="of:=IF((([.AB38] = 1)   AND   ([.AB39] = 0))   OR   (([.AB38] = 0)   AND   ([.AB39] = 1));1;0)" office:value-type="float" office:value="0" calcext:value-type="float">
            <text:p>0</text:p>
          </table:table-cell>
          <table:table-cell table:formula="of:=IF((([.AC38] = 1)   AND   ([.AC39] = 0))   OR   (([.AC38] = 0)   AND   ([.AC39] = 1));1;0)" office:value-type="float" office:value="0" calcext:value-type="float">
            <text:p>0</text:p>
          </table:table-cell>
          <table:table-cell table:formula="of:=IF((([.AD38] = 1)   AND   ([.AD39] = 0))   OR   (([.AD38] = 0)   AND   ([.AD39] = 1));1;0)" office:value-type="float" office:value="0" calcext:value-type="float">
            <text:p>0</text:p>
          </table:table-cell>
          <table:table-cell table:formula="of:=IF((([.AE38] = 1)   AND   ([.AE39] = 0))   OR   (([.AE38] = 0)   AND   ([.AE39] = 1));1;0)" office:value-type="float" office:value="0" calcext:value-type="float">
            <text:p>0</text:p>
          </table:table-cell>
          <table:table-cell table:formula="of:=IF((([.AF38] = 1)   AND   ([.AF39] = 0))   OR   (([.AF38] = 0)   AND   ([.AF39] = 1));1;0)" office:value-type="float" office:value="0" calcext:value-type="float">
            <text:p>0</text:p>
          </table:table-cell>
          <table:table-cell table:formula="of:=IF((([.AG38] = 1)   AND   ([.AG39] = 0))   OR   (([.AG38] = 0)   AND   ([.AG39] = 1));1;0)" office:value-type="float" office:value="0" calcext:value-type="float">
            <text:p>0</text:p>
          </table:table-cell>
          <table:table-cell table:formula="of:=IF((([.AH38] = 1)   AND   ([.AH39] = 0))   OR   (([.AH38] = 0)   AND   ([.AH39] = 1));1;0)" office:value-type="float" office:value="0" calcext:value-type="float">
            <text:p>0</text:p>
          </table:table-cell>
          <table:table-cell table:formula="of:=IF((([.AI38] = 1)   AND   ([.AI39] = 0))   OR   (([.AI38] = 0)   AND   ([.AI39] = 1));1;0)" office:value-type="float" office:value="0" calcext:value-type="float">
            <text:p>0</text:p>
          </table:table-cell>
          <table:table-cell table:formula="of:=IF((([.AJ38] = 1)   AND   ([.AJ39] = 0))   OR   (([.AJ38] = 0)   AND   ([.AJ39] = 1));1;0)" office:value-type="float" office:value="0" calcext:value-type="float">
            <text:p>0</text:p>
          </table:table-cell>
          <table:table-cell table:formula="of:=IF((([.AK38] = 1)   AND   ([.AK39] = 0))   OR   (([.AK38] = 0)   AND   ([.AK39] = 1));1;0)" office:value-type="float" office:value="0" calcext:value-type="float">
            <text:p>0</text:p>
          </table:table-cell>
          <table:table-cell table:formula="of:=IF((([.AL38] = 1)   AND   ([.AL39] = 0))   OR   (([.AL38] = 0)   AND   ([.AL39] = 1));1;0)" office:value-type="float" office:value="0" calcext:value-type="float">
            <text:p>0</text:p>
          </table:table-cell>
          <table:table-cell table:formula="of:=IF((([.AM38] = 1)   AND   ([.AM39] = 0))   OR   (([.AM38] = 0)   AND   ([.AM39] = 1));1;0)" office:value-type="float" office:value="1" calcext:value-type="float">
            <text:p>1</text:p>
          </table:table-cell>
          <table:table-cell table:formula="of:=IF((([.AN38] = 1)   AND   ([.AN39] = 0))   OR   (([.AN38] = 0)   AND   ([.AN39] = 1));1;0)" office:value-type="float" office:value="0" calcext:value-type="float">
            <text:p>0</text:p>
          </table:table-cell>
          <table:table-cell table:formula="of:=IF((([.AO38] = 1)   AND   ([.AO39] = 0))   OR   (([.AO38] = 0)   AND   ([.AO39] = 1));1;0)" office:value-type="float" office:value="1" calcext:value-type="float">
            <text:p>1</text:p>
          </table:table-cell>
          <table:table-cell table:formula="of:=IF((([.AP38] = 1)   AND   ([.AP39] = 0))   OR   (([.AP38] = 0)   AND   ([.AP39] = 1));1;0)" office:value-type="float" office:value="0" calcext:value-type="float">
            <text:p>0</text:p>
          </table:table-cell>
          <table:table-cell table:formula="of:=IF((([.AQ38] = 1)   AND   ([.AQ39] = 0))   OR   (([.AQ38] = 0)   AND   ([.AQ39] = 1));1;0)" office:value-type="float" office:value="0" calcext:value-type="float">
            <text:p>0</text:p>
          </table:table-cell>
          <table:table-cell table:formula="of:=IF((([.AR38] = 1)   AND   ([.AR39] = 0))   OR   (([.AR38] = 0)   AND   ([.AR39] = 1));1;0)" office:value-type="float" office:value="0" calcext:value-type="float">
            <text:p>0</text:p>
          </table:table-cell>
          <table:table-cell table:formula="of:=IF((([.AS38] = 1)   AND   ([.AS39] = 0))   OR   (([.AS38] = 0)   AND   ([.AS39] = 1));1;0)" office:value-type="float" office:value="0" calcext:value-type="float">
            <text:p>0</text:p>
          </table:table-cell>
          <table:table-cell table:formula="of:=IF((([.AT38] = 1)   AND   ([.AT39] = 0))   OR   (([.AT38] = 0)   AND   ([.AT39] = 1));1;0)" office:value-type="float" office:value="0" calcext:value-type="float">
            <text:p>0</text:p>
          </table:table-cell>
          <table:table-cell table:formula="of:=IF((([.AU38] = 1)   AND   ([.AU39] = 0))   OR   (([.AU38] = 0)   AND   ([.AU39] = 1));1;0)" office:value-type="float" office:value="1" calcext:value-type="float">
            <text:p>1</text:p>
          </table:table-cell>
          <table:table-cell table:formula="of:=IF((([.AV38] = 1)   AND   ([.AV39] = 0))   OR   (([.AV38] = 0)   AND   ([.AV39] = 1));1;0)" office:value-type="float" office:value="0" calcext:value-type="float">
            <text:p>0</text:p>
          </table:table-cell>
          <table:table-cell table:formula="of:=IF((([.AW38] = 1)   AND   ([.AW39] = 0))   OR   (([.AW38] = 0)   AND   ([.AW39] = 1));1;0)" office:value-type="float" office:value="1" calcext:value-type="float">
            <text:p>1</text:p>
          </table:table-cell>
          <table:table-cell table:formula="of:=IF((([.AX38] = 1)   AND   ([.AX39] = 0))   OR   (([.AX38] = 0)   AND   ([.AX39] = 1));1;0)" office:value-type="float" office:value="0" calcext:value-type="float">
            <text:p>0</text:p>
          </table:table-cell>
          <table:table-cell table:formula="of:=IF((([.AY38] = 1)   AND   ([.AY39] = 0))   OR   (([.AY38] = 0)   AND   ([.AY39] = 1));1;0)" office:value-type="float" office:value="0" calcext:value-type="float">
            <text:p>0</text:p>
          </table:table-cell>
          <table:table-cell table:formula="of:=IF((([.AZ38] = 1)   AND   ([.AZ39] = 0))   OR   (([.AZ38] = 0)   AND   ([.AZ39] = 1));1;0)" office:value-type="float" office:value="0" calcext:value-type="float">
            <text:p>0</text:p>
          </table:table-cell>
          <table:table-cell table:formula="of:=IF((([.BA38] = 1)   AND   ([.BA39] = 0))   OR   (([.BA38] = 0)   AND   ([.BA39] = 1));1;0)" office:value-type="float" office:value="0" calcext:value-type="float">
            <text:p>0</text:p>
          </table:table-cell>
          <table:table-cell table:formula="of:=IF((([.BB38] = 1)   AND   ([.BB39] = 0))   OR   (([.BB38] = 0)   AND   ([.BB39] = 1));1;0)" office:value-type="float" office:value="0" calcext:value-type="float">
            <text:p>0</text:p>
          </table:table-cell>
          <table:table-cell table:formula="of:=IF((([.BC38] = 1)   AND   ([.BC39] = 0))   OR   (([.BC38] = 0)   AND   ([.BC39] = 1));1;0)" office:value-type="float" office:value="1" calcext:value-type="float">
            <text:p>1</text:p>
          </table:table-cell>
          <table:table-cell table:formula="of:=IF((([.BD38] = 1)   AND   ([.BD39] = 0))   OR   (([.BD38] = 0)   AND   ([.BD39] = 1));1;0)" office:value-type="float" office:value="0" calcext:value-type="float">
            <text:p>0</text:p>
          </table:table-cell>
          <table:table-cell table:formula="of:=IF((([.BE38] = 1)   AND   ([.BE39] = 0))   OR   (([.BE38] = 0)   AND   ([.BE39] = 1));1;0)" office:value-type="float" office:value="1" calcext:value-type="float">
            <text:p>1</text:p>
          </table:table-cell>
          <table:table-cell table:formula="of:=IF((([.BF38] = 1)   AND   ([.BF39] = 0))   OR   (([.BF38] = 0)   AND   ([.BF39] = 1));1;0)" office:value-type="float" office:value="0" calcext:value-type="float">
            <text:p>0</text:p>
          </table:table-cell>
          <table:table-cell table:formula="of:=IF((([.BG38] = 1)   AND   ([.BG39] = 0))   OR   (([.BG38] = 0)   AND   ([.BG39] = 1));1;0)" office:value-type="float" office:value="0" calcext:value-type="float">
            <text:p>0</text:p>
          </table:table-cell>
          <table:table-cell table:formula="of:=IF((([.BH38] = 1)   AND   ([.BH39] = 0))   OR   (([.BH38] = 0)   AND   ([.BH39] = 1));1;0)" office:value-type="float" office:value="0" calcext:value-type="float">
            <text:p>0</text:p>
          </table:table-cell>
          <table:table-cell table:formula="of:=IF((([.BI38] = 1)   AND   ([.BI39] = 0))   OR   (([.BI38] = 0)   AND   ([.BI39] = 1));1;0)" office:value-type="float" office:value="0" calcext:value-type="float">
            <text:p>0</text:p>
          </table:table-cell>
          <table:table-cell table:formula="of:=IF((([.BJ38] = 1)   AND   ([.BJ39] = 0))   OR   (([.BJ38] = 0)   AND   ([.BJ39] = 1));1;0)" office:value-type="float" office:value="0" calcext:value-type="float">
            <text:p>0</text:p>
          </table:table-cell>
          <table:table-cell table:formula="of:=IF((([.BK38] = 1)   AND   ([.BK39] = 0))   OR   (([.BK38] = 0)   AND   ([.BK39] = 1));1;0)" office:value-type="float" office:value="1" calcext:value-type="float">
            <text:p>1</text:p>
          </table:table-cell>
          <table:table-cell table:formula="of:=IF((([.BL38] = 1)   AND   ([.BL39] = 0))   OR   (([.BL38] = 0)   AND   ([.BL39] = 1));1;0)" office:value-type="float" office:value="0" calcext:value-type="float">
            <text:p>0</text:p>
          </table:table-cell>
          <table:table-cell table:formula="of:=IF((([.BM38] = 1)   AND   ([.BM39] = 0))   OR   (([.BM38] = 0)   AND   ([.BM39] = 1));1;0)" office:value-type="float" office:value="1" calcext:value-type="float">
            <text:p>1</text:p>
          </table:table-cell>
          <table:table-cell table:formula="of:=IF((([.BN38] = 1)   AND   ([.BN39] = 0))   OR   (([.BN38] = 0)   AND   ([.BN39] = 1));1;0)" office:value-type="float" office:value="0" calcext:value-type="float">
            <text:p>0</text:p>
          </table:table-cell>
          <table:table-cell table:formula="of:=IF((([.BO38] = 1)   AND   ([.BO39] = 0))   OR   (([.BO38] = 0)   AND   ([.BO39] = 1));1;0)" office:value-type="float" office:value="0" calcext:value-type="float">
            <text:p>0</text:p>
          </table:table-cell>
          <table:table-cell table:formula="of:=IF((([.BP38] = 1)   AND   ([.BP39] = 0))   OR   (([.BP38] = 0)   AND   ([.BP39] = 1));1;0)" office:value-type="float" office:value="0" calcext:value-type="float">
            <text:p>0</text:p>
          </table:table-cell>
          <table:table-cell table:formula="of:=IF((([.BQ38] = 1)   AND   ([.BQ39] = 0))   OR   (([.BQ38] = 0)   AND   ([.BQ39] = 1));1;0)" office:value-type="float" office:value="0" calcext:value-type="float">
            <text:p>0</text:p>
          </table:table-cell>
          <table:table-cell table:formula="of:=IF((([.BR38] = 1)   AND   ([.BR39] = 0))   OR   (([.BR38] = 0)   AND   ([.BR39] = 1));1;0)" office:value-type="float" office:value="0" calcext:value-type="float">
            <text:p>0</text:p>
          </table:table-cell>
          <table:table-cell table:formula="of:=IF((([.BS38] = 1)   AND   ([.BS39] = 0))   OR   (([.BS38] = 0)   AND   ([.BS39] = 1));1;0)" office:value-type="float" office:value="0" calcext:value-type="float">
            <text:p>0</text:p>
          </table:table-cell>
          <table:table-cell table:formula="of:=IF((([.BT38] = 1)   AND   ([.BT39] = 0))   OR   (([.BT38] = 0)   AND   ([.BT39] = 1));1;0)" office:value-type="float" office:value="0" calcext:value-type="float">
            <text:p>0</text:p>
          </table:table-cell>
          <table:table-cell table:formula="of:=IF((([.BU38] = 1)   AND   ([.BU39] = 0))   OR   (([.BU38] = 0)   AND   ([.BU39] = 1));1;0)" office:value-type="float" office:value="0" calcext:value-type="float">
            <text:p>0</text:p>
          </table:table-cell>
          <table:table-cell/>
          <table:table-cell table:formula="of:=SUM([.A39:.BW39])"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947"/>
        </table:table-row>
        <table:table-row table:style-name="ro1">
          <table:table-cell/>
          <table:table-cell table:formula="of:=IF((([.A39] = 1)   AND   ([.A40] = 0))   OR   (([.A39] = 0)   AND   ([.A40] = 1));1;0)" office:value-type="float" office:value="0" calcext:value-type="float">
            <text:p>0</text:p>
          </table:table-cell>
          <table:table-cell table:formula="of:=IF((([.B39] = 1)   AND   ([.B40] = 0))   OR   (([.B39] = 0)   AND   ([.B40] = 1));1;0)" office:value-type="float" office:value="0" calcext:value-type="float">
            <text:p>0</text:p>
          </table:table-cell>
          <table:table-cell table:formula="of:=IF((([.C39] = 1)   AND   ([.C40] = 0))   OR   (([.C39] = 0)   AND   ([.C40] = 1));1;0)" office:value-type="float" office:value="0" calcext:value-type="float">
            <text:p>0</text:p>
          </table:table-cell>
          <table:table-cell table:formula="of:=IF((([.D39] = 1)   AND   ([.D40] = 0))   OR   (([.D39] = 0)   AND   ([.D40] = 1));1;0)" office:value-type="float" office:value="0" calcext:value-type="float">
            <text:p>0</text:p>
          </table:table-cell>
          <table:table-cell table:formula="of:=IF((([.E39] = 1)   AND   ([.E40] = 0))   OR   (([.E39] = 0)   AND   ([.E40] = 1));1;0)" office:value-type="float" office:value="0" calcext:value-type="float">
            <text:p>0</text:p>
          </table:table-cell>
          <table:table-cell table:formula="of:=IF((([.F39] = 1)   AND   ([.F40] = 0))   OR   (([.F39] = 0)   AND   ([.F40] = 1));1;0)" office:value-type="float" office:value="0" calcext:value-type="float">
            <text:p>0</text:p>
          </table:table-cell>
          <table:table-cell table:formula="of:=IF((([.G39] = 1)   AND   ([.G40] = 0))   OR   (([.G39] = 0)   AND   ([.G40] = 1));1;0)" office:value-type="float" office:value="0" calcext:value-type="float">
            <text:p>0</text:p>
          </table:table-cell>
          <table:table-cell table:formula="of:=IF((([.H39] = 1)   AND   ([.H40] = 0))   OR   (([.H39] = 0)   AND   ([.H40] = 1));1;0)" office:value-type="float" office:value="0" calcext:value-type="float">
            <text:p>0</text:p>
          </table:table-cell>
          <table:table-cell table:formula="of:=IF((([.I39] = 1)   AND   ([.I40] = 0))   OR   (([.I39] = 0)   AND   ([.I40] = 1));1;0)" office:value-type="float" office:value="0" calcext:value-type="float">
            <text:p>0</text:p>
          </table:table-cell>
          <table:table-cell table:formula="of:=IF((([.J39] = 1)   AND   ([.J40] = 0))   OR   (([.J39] = 0)   AND   ([.J40] = 1));1;0)" office:value-type="float" office:value="0" calcext:value-type="float">
            <text:p>0</text:p>
          </table:table-cell>
          <table:table-cell table:formula="of:=IF((([.K39] = 1)   AND   ([.K40] = 0))   OR   (([.K39] = 0)   AND   ([.K40] = 1));1;0)" office:value-type="float" office:value="0" calcext:value-type="float">
            <text:p>0</text:p>
          </table:table-cell>
          <table:table-cell table:formula="of:=IF((([.L39] = 1)   AND   ([.L40] = 0))   OR   (([.L39] = 0)   AND   ([.L40] = 1));1;0)" office:value-type="float" office:value="0" calcext:value-type="float">
            <text:p>0</text:p>
          </table:table-cell>
          <table:table-cell table:formula="of:=IF((([.M39] = 1)   AND   ([.M40] = 0))   OR   (([.M39] = 0)   AND   ([.M40] = 1));1;0)" office:value-type="float" office:value="0" calcext:value-type="float">
            <text:p>0</text:p>
          </table:table-cell>
          <table:table-cell table:formula="of:=IF((([.N39] = 1)   AND   ([.N40] = 0))   OR   (([.N39] = 0)   AND   ([.N40] = 1));1;0)" office:value-type="float" office:value="0" calcext:value-type="float">
            <text:p>0</text:p>
          </table:table-cell>
          <table:table-cell table:formula="of:=IF((([.O39] = 1)   AND   ([.O40] = 0))   OR   (([.O39] = 0)   AND   ([.O40] = 1));1;0)" office:value-type="float" office:value="0" calcext:value-type="float">
            <text:p>0</text:p>
          </table:table-cell>
          <table:table-cell table:formula="of:=IF((([.P39] = 1)   AND   ([.P40] = 0))   OR   (([.P39] = 0)   AND   ([.P40] = 1));1;0)" office:value-type="float" office:value="0" calcext:value-type="float">
            <text:p>0</text:p>
          </table:table-cell>
          <table:table-cell table:formula="of:=IF((([.Q39] = 1)   AND   ([.Q40] = 0))   OR   (([.Q39] = 0)   AND   ([.Q40] = 1));1;0)" office:value-type="float" office:value="0" calcext:value-type="float">
            <text:p>0</text:p>
          </table:table-cell>
          <table:table-cell table:formula="of:=IF((([.R39] = 1)   AND   ([.R40] = 0))   OR   (([.R39] = 0)   AND   ([.R40] = 1));1;0)" office:value-type="float" office:value="0" calcext:value-type="float">
            <text:p>0</text:p>
          </table:table-cell>
          <table:table-cell table:formula="of:=IF((([.S39] = 1)   AND   ([.S40] = 0))   OR   (([.S39] = 0)   AND   ([.S40] = 1));1;0)" office:value-type="float" office:value="0" calcext:value-type="float">
            <text:p>0</text:p>
          </table:table-cell>
          <table:table-cell table:formula="of:=IF((([.T39] = 1)   AND   ([.T40] = 0))   OR   (([.T39] = 0)   AND   ([.T40] = 1));1;0)" office:value-type="float" office:value="0" calcext:value-type="float">
            <text:p>0</text:p>
          </table:table-cell>
          <table:table-cell table:formula="of:=IF((([.U39] = 1)   AND   ([.U40] = 0))   OR   (([.U39] = 0)   AND   ([.U40] = 1));1;0)" office:value-type="float" office:value="0" calcext:value-type="float">
            <text:p>0</text:p>
          </table:table-cell>
          <table:table-cell table:formula="of:=IF((([.V39] = 1)   AND   ([.V40] = 0))   OR   (([.V39] = 0)   AND   ([.V40] = 1));1;0)" office:value-type="float" office:value="0" calcext:value-type="float">
            <text:p>0</text:p>
          </table:table-cell>
          <table:table-cell table:formula="of:=IF((([.W39] = 1)   AND   ([.W40] = 0))   OR   (([.W39] = 0)   AND   ([.W40] = 1));1;0)" office:value-type="float" office:value="0" calcext:value-type="float">
            <text:p>0</text:p>
          </table:table-cell>
          <table:table-cell table:formula="of:=IF((([.X39] = 1)   AND   ([.X40] = 0))   OR   (([.X39] = 0)   AND   ([.X40] = 1));1;0)" office:value-type="float" office:value="0" calcext:value-type="float">
            <text:p>0</text:p>
          </table:table-cell>
          <table:table-cell table:formula="of:=IF((([.Y39] = 1)   AND   ([.Y40] = 0))   OR   (([.Y39] = 0)   AND   ([.Y40] = 1));1;0)" office:value-type="float" office:value="0" calcext:value-type="float">
            <text:p>0</text:p>
          </table:table-cell>
          <table:table-cell table:formula="of:=IF((([.Z39] = 1)   AND   ([.Z40] = 0))   OR   (([.Z39] = 0)   AND   ([.Z40] = 1));1;0)" office:value-type="float" office:value="0" calcext:value-type="float">
            <text:p>0</text:p>
          </table:table-cell>
          <table:table-cell table:formula="of:=IF((([.AA39] = 1)   AND   ([.AA40] = 0))   OR   (([.AA39] = 0)   AND   ([.AA40] = 1));1;0)" office:value-type="float" office:value="0" calcext:value-type="float">
            <text:p>0</text:p>
          </table:table-cell>
          <table:table-cell table:formula="of:=IF((([.AB39] = 1)   AND   ([.AB40] = 0))   OR   (([.AB39] = 0)   AND   ([.AB40] = 1));1;0)" office:value-type="float" office:value="0" calcext:value-type="float">
            <text:p>0</text:p>
          </table:table-cell>
          <table:table-cell table:formula="of:=IF((([.AC39] = 1)   AND   ([.AC40] = 0))   OR   (([.AC39] = 0)   AND   ([.AC40] = 1));1;0)" office:value-type="float" office:value="0" calcext:value-type="float">
            <text:p>0</text:p>
          </table:table-cell>
          <table:table-cell table:formula="of:=IF((([.AD39] = 1)   AND   ([.AD40] = 0))   OR   (([.AD39] = 0)   AND   ([.AD40] = 1));1;0)" office:value-type="float" office:value="0" calcext:value-type="float">
            <text:p>0</text:p>
          </table:table-cell>
          <table:table-cell table:formula="of:=IF((([.AE39] = 1)   AND   ([.AE40] = 0))   OR   (([.AE39] = 0)   AND   ([.AE40] = 1));1;0)" office:value-type="float" office:value="0" calcext:value-type="float">
            <text:p>0</text:p>
          </table:table-cell>
          <table:table-cell table:formula="of:=IF((([.AF39] = 1)   AND   ([.AF40] = 0))   OR   (([.AF39] = 0)   AND   ([.AF40] = 1));1;0)" office:value-type="float" office:value="0" calcext:value-type="float">
            <text:p>0</text:p>
          </table:table-cell>
          <table:table-cell table:formula="of:=IF((([.AG39] = 1)   AND   ([.AG40] = 0))   OR   (([.AG39] = 0)   AND   ([.AG40] = 1));1;0)" office:value-type="float" office:value="0" calcext:value-type="float">
            <text:p>0</text:p>
          </table:table-cell>
          <table:table-cell table:formula="of:=IF((([.AH39] = 1)   AND   ([.AH40] = 0))   OR   (([.AH39] = 0)   AND   ([.AH40] = 1));1;0)" office:value-type="float" office:value="0" calcext:value-type="float">
            <text:p>0</text:p>
          </table:table-cell>
          <table:table-cell table:formula="of:=IF((([.AI39] = 1)   AND   ([.AI40] = 0))   OR   (([.AI39] = 0)   AND   ([.AI40] = 1));1;0)" office:value-type="float" office:value="0" calcext:value-type="float">
            <text:p>0</text:p>
          </table:table-cell>
          <table:table-cell table:formula="of:=IF((([.AJ39] = 1)   AND   ([.AJ40] = 0))   OR   (([.AJ39] = 0)   AND   ([.AJ40] = 1));1;0)" office:value-type="float" office:value="0" calcext:value-type="float">
            <text:p>0</text:p>
          </table:table-cell>
          <table:table-cell table:formula="of:=IF((([.AK39] = 1)   AND   ([.AK40] = 0))   OR   (([.AK39] = 0)   AND   ([.AK40] = 1));1;0)" office:value-type="float" office:value="0" calcext:value-type="float">
            <text:p>0</text:p>
          </table:table-cell>
          <table:table-cell table:formula="of:=IF((([.AL39] = 1)   AND   ([.AL40] = 0))   OR   (([.AL39] = 0)   AND   ([.AL40] = 1));1;0)" office:value-type="float" office:value="0" calcext:value-type="float">
            <text:p>0</text:p>
          </table:table-cell>
          <table:table-cell table:formula="of:=IF((([.AM39] = 1)   AND   ([.AM40] = 0))   OR   (([.AM39] = 0)   AND   ([.AM40] = 1));1;0)" office:value-type="float" office:value="0" calcext:value-type="float">
            <text:p>0</text:p>
          </table:table-cell>
          <table:table-cell table:formula="of:=IF((([.AN39] = 1)   AND   ([.AN40] = 0))   OR   (([.AN39] = 0)   AND   ([.AN40] = 1));1;0)" office:value-type="float" office:value="1" calcext:value-type="float">
            <text:p>1</text:p>
          </table:table-cell>
          <table:table-cell table:formula="of:=IF((([.AO39] = 1)   AND   ([.AO40] = 0))   OR   (([.AO39] = 0)   AND   ([.AO40] = 1));1;0)" office:value-type="float" office:value="1" calcext:value-type="float">
            <text:p>1</text:p>
          </table:table-cell>
          <table:table-cell table:formula="of:=IF((([.AP39] = 1)   AND   ([.AP40] = 0))   OR   (([.AP39] = 0)   AND   ([.AP40] = 1));1;0)" office:value-type="float" office:value="0" calcext:value-type="float">
            <text:p>0</text:p>
          </table:table-cell>
          <table:table-cell table:formula="of:=IF((([.AQ39] = 1)   AND   ([.AQ40] = 0))   OR   (([.AQ39] = 0)   AND   ([.AQ40] = 1));1;0)" office:value-type="float" office:value="0" calcext:value-type="float">
            <text:p>0</text:p>
          </table:table-cell>
          <table:table-cell table:formula="of:=IF((([.AR39] = 1)   AND   ([.AR40] = 0))   OR   (([.AR39] = 0)   AND   ([.AR40] = 1));1;0)" office:value-type="float" office:value="0" calcext:value-type="float">
            <text:p>0</text:p>
          </table:table-cell>
          <table:table-cell table:formula="of:=IF((([.AS39] = 1)   AND   ([.AS40] = 0))   OR   (([.AS39] = 0)   AND   ([.AS40] = 1));1;0)" office:value-type="float" office:value="0" calcext:value-type="float">
            <text:p>0</text:p>
          </table:table-cell>
          <table:table-cell table:formula="of:=IF((([.AT39] = 1)   AND   ([.AT40] = 0))   OR   (([.AT39] = 0)   AND   ([.AT40] = 1));1;0)" office:value-type="float" office:value="0" calcext:value-type="float">
            <text:p>0</text:p>
          </table:table-cell>
          <table:table-cell table:formula="of:=IF((([.AU39] = 1)   AND   ([.AU40] = 0))   OR   (([.AU39] = 0)   AND   ([.AU40] = 1));1;0)" office:value-type="float" office:value="0" calcext:value-type="float">
            <text:p>0</text:p>
          </table:table-cell>
          <table:table-cell table:formula="of:=IF((([.AV39] = 1)   AND   ([.AV40] = 0))   OR   (([.AV39] = 0)   AND   ([.AV40] = 1));1;0)" office:value-type="float" office:value="1" calcext:value-type="float">
            <text:p>1</text:p>
          </table:table-cell>
          <table:table-cell table:formula="of:=IF((([.AW39] = 1)   AND   ([.AW40] = 0))   OR   (([.AW39] = 0)   AND   ([.AW40] = 1));1;0)" office:value-type="float" office:value="1" calcext:value-type="float">
            <text:p>1</text:p>
          </table:table-cell>
          <table:table-cell table:formula="of:=IF((([.AX39] = 1)   AND   ([.AX40] = 0))   OR   (([.AX39] = 0)   AND   ([.AX40] = 1));1;0)" office:value-type="float" office:value="0" calcext:value-type="float">
            <text:p>0</text:p>
          </table:table-cell>
          <table:table-cell table:formula="of:=IF((([.AY39] = 1)   AND   ([.AY40] = 0))   OR   (([.AY39] = 0)   AND   ([.AY40] = 1));1;0)" office:value-type="float" office:value="0" calcext:value-type="float">
            <text:p>0</text:p>
          </table:table-cell>
          <table:table-cell table:formula="of:=IF((([.AZ39] = 1)   AND   ([.AZ40] = 0))   OR   (([.AZ39] = 0)   AND   ([.AZ40] = 1));1;0)" office:value-type="float" office:value="0" calcext:value-type="float">
            <text:p>0</text:p>
          </table:table-cell>
          <table:table-cell table:formula="of:=IF((([.BA39] = 1)   AND   ([.BA40] = 0))   OR   (([.BA39] = 0)   AND   ([.BA40] = 1));1;0)" office:value-type="float" office:value="0" calcext:value-type="float">
            <text:p>0</text:p>
          </table:table-cell>
          <table:table-cell table:formula="of:=IF((([.BB39] = 1)   AND   ([.BB40] = 0))   OR   (([.BB39] = 0)   AND   ([.BB40] = 1));1;0)" office:value-type="float" office:value="0" calcext:value-type="float">
            <text:p>0</text:p>
          </table:table-cell>
          <table:table-cell table:formula="of:=IF((([.BC39] = 1)   AND   ([.BC40] = 0))   OR   (([.BC39] = 0)   AND   ([.BC40] = 1));1;0)" office:value-type="float" office:value="0" calcext:value-type="float">
            <text:p>0</text:p>
          </table:table-cell>
          <table:table-cell table:formula="of:=IF((([.BD39] = 1)   AND   ([.BD40] = 0))   OR   (([.BD39] = 0)   AND   ([.BD40] = 1));1;0)" office:value-type="float" office:value="1" calcext:value-type="float">
            <text:p>1</text:p>
          </table:table-cell>
          <table:table-cell table:formula="of:=IF((([.BE39] = 1)   AND   ([.BE40] = 0))   OR   (([.BE39] = 0)   AND   ([.BE40] = 1));1;0)" office:value-type="float" office:value="1" calcext:value-type="float">
            <text:p>1</text:p>
          </table:table-cell>
          <table:table-cell table:formula="of:=IF((([.BF39] = 1)   AND   ([.BF40] = 0))   OR   (([.BF39] = 0)   AND   ([.BF40] = 1));1;0)" office:value-type="float" office:value="0" calcext:value-type="float">
            <text:p>0</text:p>
          </table:table-cell>
          <table:table-cell table:formula="of:=IF((([.BG39] = 1)   AND   ([.BG40] = 0))   OR   (([.BG39] = 0)   AND   ([.BG40] = 1));1;0)" office:value-type="float" office:value="0" calcext:value-type="float">
            <text:p>0</text:p>
          </table:table-cell>
          <table:table-cell table:formula="of:=IF((([.BH39] = 1)   AND   ([.BH40] = 0))   OR   (([.BH39] = 0)   AND   ([.BH40] = 1));1;0)" office:value-type="float" office:value="0" calcext:value-type="float">
            <text:p>0</text:p>
          </table:table-cell>
          <table:table-cell table:formula="of:=IF((([.BI39] = 1)   AND   ([.BI40] = 0))   OR   (([.BI39] = 0)   AND   ([.BI40] = 1));1;0)" office:value-type="float" office:value="0" calcext:value-type="float">
            <text:p>0</text:p>
          </table:table-cell>
          <table:table-cell table:formula="of:=IF((([.BJ39] = 1)   AND   ([.BJ40] = 0))   OR   (([.BJ39] = 0)   AND   ([.BJ40] = 1));1;0)" office:value-type="float" office:value="0" calcext:value-type="float">
            <text:p>0</text:p>
          </table:table-cell>
          <table:table-cell table:formula="of:=IF((([.BK39] = 1)   AND   ([.BK40] = 0))   OR   (([.BK39] = 0)   AND   ([.BK40] = 1));1;0)" office:value-type="float" office:value="0" calcext:value-type="float">
            <text:p>0</text:p>
          </table:table-cell>
          <table:table-cell table:formula="of:=IF((([.BL39] = 1)   AND   ([.BL40] = 0))   OR   (([.BL39] = 0)   AND   ([.BL40] = 1));1;0)" office:value-type="float" office:value="1" calcext:value-type="float">
            <text:p>1</text:p>
          </table:table-cell>
          <table:table-cell table:formula="of:=IF((([.BM39] = 1)   AND   ([.BM40] = 0))   OR   (([.BM39] = 0)   AND   ([.BM40] = 1));1;0)" office:value-type="float" office:value="1" calcext:value-type="float">
            <text:p>1</text:p>
          </table:table-cell>
          <table:table-cell table:formula="of:=IF((([.BN39] = 1)   AND   ([.BN40] = 0))   OR   (([.BN39] = 0)   AND   ([.BN40] = 1));1;0)" office:value-type="float" office:value="0" calcext:value-type="float">
            <text:p>0</text:p>
          </table:table-cell>
          <table:table-cell table:formula="of:=IF((([.BO39] = 1)   AND   ([.BO40] = 0))   OR   (([.BO39] = 0)   AND   ([.BO40] = 1));1;0)" office:value-type="float" office:value="0" calcext:value-type="float">
            <text:p>0</text:p>
          </table:table-cell>
          <table:table-cell table:formula="of:=IF((([.BP39] = 1)   AND   ([.BP40] = 0))   OR   (([.BP39] = 0)   AND   ([.BP40] = 1));1;0)" office:value-type="float" office:value="0" calcext:value-type="float">
            <text:p>0</text:p>
          </table:table-cell>
          <table:table-cell table:formula="of:=IF((([.BQ39] = 1)   AND   ([.BQ40] = 0))   OR   (([.BQ39] = 0)   AND   ([.BQ40] = 1));1;0)" office:value-type="float" office:value="0" calcext:value-type="float">
            <text:p>0</text:p>
          </table:table-cell>
          <table:table-cell table:formula="of:=IF((([.BR39] = 1)   AND   ([.BR40] = 0))   OR   (([.BR39] = 0)   AND   ([.BR40] = 1));1;0)" office:value-type="float" office:value="0" calcext:value-type="float">
            <text:p>0</text:p>
          </table:table-cell>
          <table:table-cell table:formula="of:=IF((([.BS39] = 1)   AND   ([.BS40] = 0))   OR   (([.BS39] = 0)   AND   ([.BS40] = 1));1;0)" office:value-type="float" office:value="0" calcext:value-type="float">
            <text:p>0</text:p>
          </table:table-cell>
          <table:table-cell table:formula="of:=IF((([.BT39] = 1)   AND   ([.BT40] = 0))   OR   (([.BT39] = 0)   AND   ([.BT40] = 1));1;0)" office:value-type="float" office:value="0" calcext:value-type="float">
            <text:p>0</text:p>
          </table:table-cell>
          <table:table-cell table:formula="of:=IF((([.BU39] = 1)   AND   ([.BU40] = 0))   OR   (([.BU39] = 0)   AND   ([.BU40] = 1));1;0)" office:value-type="float" office:value="0" calcext:value-type="float">
            <text:p>0</text:p>
          </table:table-cell>
          <table:table-cell/>
          <table:table-cell table:formula="of:=SUM([.A40:.BW40])"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947"/>
        </table:table-row>
        <table:table-row table:style-name="ro1">
          <table:table-cell/>
          <table:table-cell table:formula="of:=IF((([.A40] = 1)   AND   ([.A41] = 0))   OR   (([.A40] = 0)   AND   ([.A41] = 1));1;0)" office:value-type="float" office:value="0" calcext:value-type="float">
            <text:p>0</text:p>
          </table:table-cell>
          <table:table-cell table:formula="of:=IF((([.B40] = 1)   AND   ([.B41] = 0))   OR   (([.B40] = 0)   AND   ([.B41] = 1));1;0)" office:value-type="float" office:value="0" calcext:value-type="float">
            <text:p>0</text:p>
          </table:table-cell>
          <table:table-cell table:formula="of:=IF((([.C40] = 1)   AND   ([.C41] = 0))   OR   (([.C40] = 0)   AND   ([.C41] = 1));1;0)" office:value-type="float" office:value="0" calcext:value-type="float">
            <text:p>0</text:p>
          </table:table-cell>
          <table:table-cell table:formula="of:=IF((([.D40] = 1)   AND   ([.D41] = 0))   OR   (([.D40] = 0)   AND   ([.D41] = 1));1;0)" office:value-type="float" office:value="0" calcext:value-type="float">
            <text:p>0</text:p>
          </table:table-cell>
          <table:table-cell table:formula="of:=IF((([.E40] = 1)   AND   ([.E41] = 0))   OR   (([.E40] = 0)   AND   ([.E41] = 1));1;0)" office:value-type="float" office:value="0" calcext:value-type="float">
            <text:p>0</text:p>
          </table:table-cell>
          <table:table-cell table:formula="of:=IF((([.F40] = 1)   AND   ([.F41] = 0))   OR   (([.F40] = 0)   AND   ([.F41] = 1));1;0)" office:value-type="float" office:value="0" calcext:value-type="float">
            <text:p>0</text:p>
          </table:table-cell>
          <table:table-cell table:formula="of:=IF((([.G40] = 1)   AND   ([.G41] = 0))   OR   (([.G40] = 0)   AND   ([.G41] = 1));1;0)" office:value-type="float" office:value="0" calcext:value-type="float">
            <text:p>0</text:p>
          </table:table-cell>
          <table:table-cell table:formula="of:=IF((([.H40] = 1)   AND   ([.H41] = 0))   OR   (([.H40] = 0)   AND   ([.H41] = 1));1;0)" office:value-type="float" office:value="0" calcext:value-type="float">
            <text:p>0</text:p>
          </table:table-cell>
          <table:table-cell table:formula="of:=IF((([.I40] = 1)   AND   ([.I41] = 0))   OR   (([.I40] = 0)   AND   ([.I41] = 1));1;0)" office:value-type="float" office:value="0" calcext:value-type="float">
            <text:p>0</text:p>
          </table:table-cell>
          <table:table-cell table:formula="of:=IF((([.J40] = 1)   AND   ([.J41] = 0))   OR   (([.J40] = 0)   AND   ([.J41] = 1));1;0)" office:value-type="float" office:value="0" calcext:value-type="float">
            <text:p>0</text:p>
          </table:table-cell>
          <table:table-cell table:formula="of:=IF((([.K40] = 1)   AND   ([.K41] = 0))   OR   (([.K40] = 0)   AND   ([.K41] = 1));1;0)" office:value-type="float" office:value="0" calcext:value-type="float">
            <text:p>0</text:p>
          </table:table-cell>
          <table:table-cell table:formula="of:=IF((([.L40] = 1)   AND   ([.L41] = 0))   OR   (([.L40] = 0)   AND   ([.L41] = 1));1;0)" office:value-type="float" office:value="0" calcext:value-type="float">
            <text:p>0</text:p>
          </table:table-cell>
          <table:table-cell table:formula="of:=IF((([.M40] = 1)   AND   ([.M41] = 0))   OR   (([.M40] = 0)   AND   ([.M41] = 1));1;0)" office:value-type="float" office:value="0" calcext:value-type="float">
            <text:p>0</text:p>
          </table:table-cell>
          <table:table-cell table:formula="of:=IF((([.N40] = 1)   AND   ([.N41] = 0))   OR   (([.N40] = 0)   AND   ([.N41] = 1));1;0)" office:value-type="float" office:value="0" calcext:value-type="float">
            <text:p>0</text:p>
          </table:table-cell>
          <table:table-cell table:formula="of:=IF((([.O40] = 1)   AND   ([.O41] = 0))   OR   (([.O40] = 0)   AND   ([.O41] = 1));1;0)" office:value-type="float" office:value="0" calcext:value-type="float">
            <text:p>0</text:p>
          </table:table-cell>
          <table:table-cell table:formula="of:=IF((([.P40] = 1)   AND   ([.P41] = 0))   OR   (([.P40] = 0)   AND   ([.P41] = 1));1;0)" office:value-type="float" office:value="0" calcext:value-type="float">
            <text:p>0</text:p>
          </table:table-cell>
          <table:table-cell table:formula="of:=IF((([.Q40] = 1)   AND   ([.Q41] = 0))   OR   (([.Q40] = 0)   AND   ([.Q41] = 1));1;0)" office:value-type="float" office:value="0" calcext:value-type="float">
            <text:p>0</text:p>
          </table:table-cell>
          <table:table-cell table:formula="of:=IF((([.R40] = 1)   AND   ([.R41] = 0))   OR   (([.R40] = 0)   AND   ([.R41] = 1));1;0)" office:value-type="float" office:value="0" calcext:value-type="float">
            <text:p>0</text:p>
          </table:table-cell>
          <table:table-cell table:formula="of:=IF((([.S40] = 1)   AND   ([.S41] = 0))   OR   (([.S40] = 0)   AND   ([.S41] = 1));1;0)" office:value-type="float" office:value="0" calcext:value-type="float">
            <text:p>0</text:p>
          </table:table-cell>
          <table:table-cell table:formula="of:=IF((([.T40] = 1)   AND   ([.T41] = 0))   OR   (([.T40] = 0)   AND   ([.T41] = 1));1;0)" office:value-type="float" office:value="0" calcext:value-type="float">
            <text:p>0</text:p>
          </table:table-cell>
          <table:table-cell table:formula="of:=IF((([.U40] = 1)   AND   ([.U41] = 0))   OR   (([.U40] = 0)   AND   ([.U41] = 1));1;0)" office:value-type="float" office:value="0" calcext:value-type="float">
            <text:p>0</text:p>
          </table:table-cell>
          <table:table-cell table:formula="of:=IF((([.V40] = 1)   AND   ([.V41] = 0))   OR   (([.V40] = 0)   AND   ([.V41] = 1));1;0)" office:value-type="float" office:value="0" calcext:value-type="float">
            <text:p>0</text:p>
          </table:table-cell>
          <table:table-cell table:formula="of:=IF((([.W40] = 1)   AND   ([.W41] = 0))   OR   (([.W40] = 0)   AND   ([.W41] = 1));1;0)" office:value-type="float" office:value="0" calcext:value-type="float">
            <text:p>0</text:p>
          </table:table-cell>
          <table:table-cell table:formula="of:=IF((([.X40] = 1)   AND   ([.X41] = 0))   OR   (([.X40] = 0)   AND   ([.X41] = 1));1;0)" office:value-type="float" office:value="0" calcext:value-type="float">
            <text:p>0</text:p>
          </table:table-cell>
          <table:table-cell table:formula="of:=IF((([.Y40] = 1)   AND   ([.Y41] = 0))   OR   (([.Y40] = 0)   AND   ([.Y41] = 1));1;0)" office:value-type="float" office:value="0" calcext:value-type="float">
            <text:p>0</text:p>
          </table:table-cell>
          <table:table-cell table:formula="of:=IF((([.Z40] = 1)   AND   ([.Z41] = 0))   OR   (([.Z40] = 0)   AND   ([.Z41] = 1));1;0)" office:value-type="float" office:value="0" calcext:value-type="float">
            <text:p>0</text:p>
          </table:table-cell>
          <table:table-cell table:formula="of:=IF((([.AA40] = 1)   AND   ([.AA41] = 0))   OR   (([.AA40] = 0)   AND   ([.AA41] = 1));1;0)" office:value-type="float" office:value="0" calcext:value-type="float">
            <text:p>0</text:p>
          </table:table-cell>
          <table:table-cell table:formula="of:=IF((([.AB40] = 1)   AND   ([.AB41] = 0))   OR   (([.AB40] = 0)   AND   ([.AB41] = 1));1;0)" office:value-type="float" office:value="0" calcext:value-type="float">
            <text:p>0</text:p>
          </table:table-cell>
          <table:table-cell table:formula="of:=IF((([.AC40] = 1)   AND   ([.AC41] = 0))   OR   (([.AC40] = 0)   AND   ([.AC41] = 1));1;0)" office:value-type="float" office:value="0" calcext:value-type="float">
            <text:p>0</text:p>
          </table:table-cell>
          <table:table-cell table:formula="of:=IF((([.AD40] = 1)   AND   ([.AD41] = 0))   OR   (([.AD40] = 0)   AND   ([.AD41] = 1));1;0)" office:value-type="float" office:value="0" calcext:value-type="float">
            <text:p>0</text:p>
          </table:table-cell>
          <table:table-cell table:formula="of:=IF((([.AE40] = 1)   AND   ([.AE41] = 0))   OR   (([.AE40] = 0)   AND   ([.AE41] = 1));1;0)" office:value-type="float" office:value="0" calcext:value-type="float">
            <text:p>0</text:p>
          </table:table-cell>
          <table:table-cell table:formula="of:=IF((([.AF40] = 1)   AND   ([.AF41] = 0))   OR   (([.AF40] = 0)   AND   ([.AF41] = 1));1;0)" office:value-type="float" office:value="0" calcext:value-type="float">
            <text:p>0</text:p>
          </table:table-cell>
          <table:table-cell table:formula="of:=IF((([.AG40] = 1)   AND   ([.AG41] = 0))   OR   (([.AG40] = 0)   AND   ([.AG41] = 1));1;0)" office:value-type="float" office:value="0" calcext:value-type="float">
            <text:p>0</text:p>
          </table:table-cell>
          <table:table-cell table:formula="of:=IF((([.AH40] = 1)   AND   ([.AH41] = 0))   OR   (([.AH40] = 0)   AND   ([.AH41] = 1));1;0)" office:value-type="float" office:value="0" calcext:value-type="float">
            <text:p>0</text:p>
          </table:table-cell>
          <table:table-cell table:formula="of:=IF((([.AI40] = 1)   AND   ([.AI41] = 0))   OR   (([.AI40] = 0)   AND   ([.AI41] = 1));1;0)" office:value-type="float" office:value="0" calcext:value-type="float">
            <text:p>0</text:p>
          </table:table-cell>
          <table:table-cell table:formula="of:=IF((([.AJ40] = 1)   AND   ([.AJ41] = 0))   OR   (([.AJ40] = 0)   AND   ([.AJ41] = 1));1;0)" office:value-type="float" office:value="0" calcext:value-type="float">
            <text:p>0</text:p>
          </table:table-cell>
          <table:table-cell table:formula="of:=IF((([.AK40] = 1)   AND   ([.AK41] = 0))   OR   (([.AK40] = 0)   AND   ([.AK41] = 1));1;0)" office:value-type="float" office:value="0" calcext:value-type="float">
            <text:p>0</text:p>
          </table:table-cell>
          <table:table-cell table:formula="of:=IF((([.AL40] = 1)   AND   ([.AL41] = 0))   OR   (([.AL40] = 0)   AND   ([.AL41] = 1));1;0)" office:value-type="float" office:value="0" calcext:value-type="float">
            <text:p>0</text:p>
          </table:table-cell>
          <table:table-cell table:formula="of:=IF((([.AM40] = 1)   AND   ([.AM41] = 0))   OR   (([.AM40] = 0)   AND   ([.AM41] = 1));1;0)" office:value-type="float" office:value="0" calcext:value-type="float">
            <text:p>0</text:p>
          </table:table-cell>
          <table:table-cell table:formula="of:=IF((([.AN40] = 1)   AND   ([.AN41] = 0))   OR   (([.AN40] = 0)   AND   ([.AN41] = 1));1;0)" office:value-type="float" office:value="0" calcext:value-type="float">
            <text:p>0</text:p>
          </table:table-cell>
          <table:table-cell table:formula="of:=IF((([.AO40] = 1)   AND   ([.AO41] = 0))   OR   (([.AO40] = 0)   AND   ([.AO41] = 1));1;0)" office:value-type="float" office:value="1" calcext:value-type="float">
            <text:p>1</text:p>
          </table:table-cell>
          <table:table-cell table:formula="of:=IF((([.AP40] = 1)   AND   ([.AP41] = 0))   OR   (([.AP40] = 0)   AND   ([.AP41] = 1));1;0)" office:value-type="float" office:value="0" calcext:value-type="float">
            <text:p>0</text:p>
          </table:table-cell>
          <table:table-cell table:formula="of:=IF((([.AQ40] = 1)   AND   ([.AQ41] = 0))   OR   (([.AQ40] = 0)   AND   ([.AQ41] = 1));1;0)" office:value-type="float" office:value="0" calcext:value-type="float">
            <text:p>0</text:p>
          </table:table-cell>
          <table:table-cell table:formula="of:=IF((([.AR40] = 1)   AND   ([.AR41] = 0))   OR   (([.AR40] = 0)   AND   ([.AR41] = 1));1;0)" office:value-type="float" office:value="0" calcext:value-type="float">
            <text:p>0</text:p>
          </table:table-cell>
          <table:table-cell table:formula="of:=IF((([.AS40] = 1)   AND   ([.AS41] = 0))   OR   (([.AS40] = 0)   AND   ([.AS41] = 1));1;0)" office:value-type="float" office:value="0" calcext:value-type="float">
            <text:p>0</text:p>
          </table:table-cell>
          <table:table-cell table:formula="of:=IF((([.AT40] = 1)   AND   ([.AT41] = 0))   OR   (([.AT40] = 0)   AND   ([.AT41] = 1));1;0)" office:value-type="float" office:value="0" calcext:value-type="float">
            <text:p>0</text:p>
          </table:table-cell>
          <table:table-cell table:formula="of:=IF((([.AU40] = 1)   AND   ([.AU41] = 0))   OR   (([.AU40] = 0)   AND   ([.AU41] = 1));1;0)" office:value-type="float" office:value="0" calcext:value-type="float">
            <text:p>0</text:p>
          </table:table-cell>
          <table:table-cell table:formula="of:=IF((([.AV40] = 1)   AND   ([.AV41] = 0))   OR   (([.AV40] = 0)   AND   ([.AV41] = 1));1;0)" office:value-type="float" office:value="0" calcext:value-type="float">
            <text:p>0</text:p>
          </table:table-cell>
          <table:table-cell table:formula="of:=IF((([.AW40] = 1)   AND   ([.AW41] = 0))   OR   (([.AW40] = 0)   AND   ([.AW41] = 1));1;0)" office:value-type="float" office:value="1" calcext:value-type="float">
            <text:p>1</text:p>
          </table:table-cell>
          <table:table-cell table:formula="of:=IF((([.AX40] = 1)   AND   ([.AX41] = 0))   OR   (([.AX40] = 0)   AND   ([.AX41] = 1));1;0)" office:value-type="float" office:value="0" calcext:value-type="float">
            <text:p>0</text:p>
          </table:table-cell>
          <table:table-cell table:formula="of:=IF((([.AY40] = 1)   AND   ([.AY41] = 0))   OR   (([.AY40] = 0)   AND   ([.AY41] = 1));1;0)" office:value-type="float" office:value="0" calcext:value-type="float">
            <text:p>0</text:p>
          </table:table-cell>
          <table:table-cell table:formula="of:=IF((([.AZ40] = 1)   AND   ([.AZ41] = 0))   OR   (([.AZ40] = 0)   AND   ([.AZ41] = 1));1;0)" office:value-type="float" office:value="0" calcext:value-type="float">
            <text:p>0</text:p>
          </table:table-cell>
          <table:table-cell table:formula="of:=IF((([.BA40] = 1)   AND   ([.BA41] = 0))   OR   (([.BA40] = 0)   AND   ([.BA41] = 1));1;0)" office:value-type="float" office:value="0" calcext:value-type="float">
            <text:p>0</text:p>
          </table:table-cell>
          <table:table-cell table:formula="of:=IF((([.BB40] = 1)   AND   ([.BB41] = 0))   OR   (([.BB40] = 0)   AND   ([.BB41] = 1));1;0)" office:value-type="float" office:value="0" calcext:value-type="float">
            <text:p>0</text:p>
          </table:table-cell>
          <table:table-cell table:formula="of:=IF((([.BC40] = 1)   AND   ([.BC41] = 0))   OR   (([.BC40] = 0)   AND   ([.BC41] = 1));1;0)" office:value-type="float" office:value="0" calcext:value-type="float">
            <text:p>0</text:p>
          </table:table-cell>
          <table:table-cell table:formula="of:=IF((([.BD40] = 1)   AND   ([.BD41] = 0))   OR   (([.BD40] = 0)   AND   ([.BD41] = 1));1;0)" office:value-type="float" office:value="0" calcext:value-type="float">
            <text:p>0</text:p>
          </table:table-cell>
          <table:table-cell table:formula="of:=IF((([.BE40] = 1)   AND   ([.BE41] = 0))   OR   (([.BE40] = 0)   AND   ([.BE41] = 1));1;0)" office:value-type="float" office:value="1" calcext:value-type="float">
            <text:p>1</text:p>
          </table:table-cell>
          <table:table-cell table:formula="of:=IF((([.BF40] = 1)   AND   ([.BF41] = 0))   OR   (([.BF40] = 0)   AND   ([.BF41] = 1));1;0)" office:value-type="float" office:value="0" calcext:value-type="float">
            <text:p>0</text:p>
          </table:table-cell>
          <table:table-cell table:formula="of:=IF((([.BG40] = 1)   AND   ([.BG41] = 0))   OR   (([.BG40] = 0)   AND   ([.BG41] = 1));1;0)" office:value-type="float" office:value="0" calcext:value-type="float">
            <text:p>0</text:p>
          </table:table-cell>
          <table:table-cell table:formula="of:=IF((([.BH40] = 1)   AND   ([.BH41] = 0))   OR   (([.BH40] = 0)   AND   ([.BH41] = 1));1;0)" office:value-type="float" office:value="0" calcext:value-type="float">
            <text:p>0</text:p>
          </table:table-cell>
          <table:table-cell table:formula="of:=IF((([.BI40] = 1)   AND   ([.BI41] = 0))   OR   (([.BI40] = 0)   AND   ([.BI41] = 1));1;0)" office:value-type="float" office:value="0" calcext:value-type="float">
            <text:p>0</text:p>
          </table:table-cell>
          <table:table-cell table:formula="of:=IF((([.BJ40] = 1)   AND   ([.BJ41] = 0))   OR   (([.BJ40] = 0)   AND   ([.BJ41] = 1));1;0)" office:value-type="float" office:value="0" calcext:value-type="float">
            <text:p>0</text:p>
          </table:table-cell>
          <table:table-cell table:formula="of:=IF((([.BK40] = 1)   AND   ([.BK41] = 0))   OR   (([.BK40] = 0)   AND   ([.BK41] = 1));1;0)" office:value-type="float" office:value="0" calcext:value-type="float">
            <text:p>0</text:p>
          </table:table-cell>
          <table:table-cell table:formula="of:=IF((([.BL40] = 1)   AND   ([.BL41] = 0))   OR   (([.BL40] = 0)   AND   ([.BL41] = 1));1;0)" office:value-type="float" office:value="0" calcext:value-type="float">
            <text:p>0</text:p>
          </table:table-cell>
          <table:table-cell table:formula="of:=IF((([.BM40] = 1)   AND   ([.BM41] = 0))   OR   (([.BM40] = 0)   AND   ([.BM41] = 1));1;0)" office:value-type="float" office:value="1" calcext:value-type="float">
            <text:p>1</text:p>
          </table:table-cell>
          <table:table-cell table:formula="of:=IF((([.BN40] = 1)   AND   ([.BN41] = 0))   OR   (([.BN40] = 0)   AND   ([.BN41] = 1));1;0)" office:value-type="float" office:value="0" calcext:value-type="float">
            <text:p>0</text:p>
          </table:table-cell>
          <table:table-cell table:formula="of:=IF((([.BO40] = 1)   AND   ([.BO41] = 0))   OR   (([.BO40] = 0)   AND   ([.BO41] = 1));1;0)" office:value-type="float" office:value="0" calcext:value-type="float">
            <text:p>0</text:p>
          </table:table-cell>
          <table:table-cell table:formula="of:=IF((([.BP40] = 1)   AND   ([.BP41] = 0))   OR   (([.BP40] = 0)   AND   ([.BP41] = 1));1;0)" office:value-type="float" office:value="0" calcext:value-type="float">
            <text:p>0</text:p>
          </table:table-cell>
          <table:table-cell table:formula="of:=IF((([.BQ40] = 1)   AND   ([.BQ41] = 0))   OR   (([.BQ40] = 0)   AND   ([.BQ41] = 1));1;0)" office:value-type="float" office:value="0" calcext:value-type="float">
            <text:p>0</text:p>
          </table:table-cell>
          <table:table-cell table:formula="of:=IF((([.BR40] = 1)   AND   ([.BR41] = 0))   OR   (([.BR40] = 0)   AND   ([.BR41] = 1));1;0)" office:value-type="float" office:value="0" calcext:value-type="float">
            <text:p>0</text:p>
          </table:table-cell>
          <table:table-cell table:formula="of:=IF((([.BS40] = 1)   AND   ([.BS41] = 0))   OR   (([.BS40] = 0)   AND   ([.BS41] = 1));1;0)" office:value-type="float" office:value="0" calcext:value-type="float">
            <text:p>0</text:p>
          </table:table-cell>
          <table:table-cell table:formula="of:=IF((([.BT40] = 1)   AND   ([.BT41] = 0))   OR   (([.BT40] = 0)   AND   ([.BT41] = 1));1;0)" office:value-type="float" office:value="0" calcext:value-type="float">
            <text:p>0</text:p>
          </table:table-cell>
          <table:table-cell table:formula="of:=IF((([.BU40] = 1)   AND   ([.BU41] = 0))   OR   (([.BU40] = 0)   AND   ([.BU41] = 1));1;0)" office:value-type="float" office:value="0" calcext:value-type="float">
            <text:p>0</text:p>
          </table:table-cell>
          <table:table-cell/>
          <table:table-cell table:formula="of:=SUM([.A41:.BW41])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947"/>
        </table:table-row>
        <table:table-row table:style-name="ro1">
          <table:table-cell/>
          <table:table-cell table:formula="of:=IF((([.A41] = 1)   AND   ([.A42] = 0))   OR   (([.A41] = 0)   AND   ([.A42] = 1));1;0)" office:value-type="float" office:value="0" calcext:value-type="float">
            <text:p>0</text:p>
          </table:table-cell>
          <table:table-cell table:formula="of:=IF((([.B41] = 1)   AND   ([.B42] = 0))   OR   (([.B41] = 0)   AND   ([.B42] = 1));1;0)" office:value-type="float" office:value="0" calcext:value-type="float">
            <text:p>0</text:p>
          </table:table-cell>
          <table:table-cell table:formula="of:=IF((([.C41] = 1)   AND   ([.C42] = 0))   OR   (([.C41] = 0)   AND   ([.C42] = 1));1;0)" office:value-type="float" office:value="0" calcext:value-type="float">
            <text:p>0</text:p>
          </table:table-cell>
          <table:table-cell table:formula="of:=IF((([.D41] = 1)   AND   ([.D42] = 0))   OR   (([.D41] = 0)   AND   ([.D42] = 1));1;0)" office:value-type="float" office:value="0" calcext:value-type="float">
            <text:p>0</text:p>
          </table:table-cell>
          <table:table-cell table:formula="of:=IF((([.E41] = 1)   AND   ([.E42] = 0))   OR   (([.E41] = 0)   AND   ([.E42] = 1));1;0)" office:value-type="float" office:value="0" calcext:value-type="float">
            <text:p>0</text:p>
          </table:table-cell>
          <table:table-cell table:formula="of:=IF((([.F41] = 1)   AND   ([.F42] = 0))   OR   (([.F41] = 0)   AND   ([.F42] = 1));1;0)" office:value-type="float" office:value="0" calcext:value-type="float">
            <text:p>0</text:p>
          </table:table-cell>
          <table:table-cell table:formula="of:=IF((([.G41] = 1)   AND   ([.G42] = 0))   OR   (([.G41] = 0)   AND   ([.G42] = 1));1;0)" office:value-type="float" office:value="0" calcext:value-type="float">
            <text:p>0</text:p>
          </table:table-cell>
          <table:table-cell table:formula="of:=IF((([.H41] = 1)   AND   ([.H42] = 0))   OR   (([.H41] = 0)   AND   ([.H42] = 1));1;0)" office:value-type="float" office:value="0" calcext:value-type="float">
            <text:p>0</text:p>
          </table:table-cell>
          <table:table-cell table:formula="of:=IF((([.I41] = 1)   AND   ([.I42] = 0))   OR   (([.I41] = 0)   AND   ([.I42] = 1));1;0)" office:value-type="float" office:value="0" calcext:value-type="float">
            <text:p>0</text:p>
          </table:table-cell>
          <table:table-cell table:formula="of:=IF((([.J41] = 1)   AND   ([.J42] = 0))   OR   (([.J41] = 0)   AND   ([.J42] = 1));1;0)" office:value-type="float" office:value="0" calcext:value-type="float">
            <text:p>0</text:p>
          </table:table-cell>
          <table:table-cell table:formula="of:=IF((([.K41] = 1)   AND   ([.K42] = 0))   OR   (([.K41] = 0)   AND   ([.K42] = 1));1;0)" office:value-type="float" office:value="0" calcext:value-type="float">
            <text:p>0</text:p>
          </table:table-cell>
          <table:table-cell table:formula="of:=IF((([.L41] = 1)   AND   ([.L42] = 0))   OR   (([.L41] = 0)   AND   ([.L42] = 1));1;0)" office:value-type="float" office:value="0" calcext:value-type="float">
            <text:p>0</text:p>
          </table:table-cell>
          <table:table-cell table:formula="of:=IF((([.M41] = 1)   AND   ([.M42] = 0))   OR   (([.M41] = 0)   AND   ([.M42] = 1));1;0)" office:value-type="float" office:value="0" calcext:value-type="float">
            <text:p>0</text:p>
          </table:table-cell>
          <table:table-cell table:formula="of:=IF((([.N41] = 1)   AND   ([.N42] = 0))   OR   (([.N41] = 0)   AND   ([.N42] = 1));1;0)" office:value-type="float" office:value="0" calcext:value-type="float">
            <text:p>0</text:p>
          </table:table-cell>
          <table:table-cell table:formula="of:=IF((([.O41] = 1)   AND   ([.O42] = 0))   OR   (([.O41] = 0)   AND   ([.O42] = 1));1;0)" office:value-type="float" office:value="0" calcext:value-type="float">
            <text:p>0</text:p>
          </table:table-cell>
          <table:table-cell table:formula="of:=IF((([.P41] = 1)   AND   ([.P42] = 0))   OR   (([.P41] = 0)   AND   ([.P42] = 1));1;0)" office:value-type="float" office:value="0" calcext:value-type="float">
            <text:p>0</text:p>
          </table:table-cell>
          <table:table-cell table:formula="of:=IF((([.Q41] = 1)   AND   ([.Q42] = 0))   OR   (([.Q41] = 0)   AND   ([.Q42] = 1));1;0)" office:value-type="float" office:value="0" calcext:value-type="float">
            <text:p>0</text:p>
          </table:table-cell>
          <table:table-cell table:formula="of:=IF((([.R41] = 1)   AND   ([.R42] = 0))   OR   (([.R41] = 0)   AND   ([.R42] = 1));1;0)" office:value-type="float" office:value="0" calcext:value-type="float">
            <text:p>0</text:p>
          </table:table-cell>
          <table:table-cell table:formula="of:=IF((([.S41] = 1)   AND   ([.S42] = 0))   OR   (([.S41] = 0)   AND   ([.S42] = 1));1;0)" office:value-type="float" office:value="0" calcext:value-type="float">
            <text:p>0</text:p>
          </table:table-cell>
          <table:table-cell table:formula="of:=IF((([.T41] = 1)   AND   ([.T42] = 0))   OR   (([.T41] = 0)   AND   ([.T42] = 1));1;0)" office:value-type="float" office:value="0" calcext:value-type="float">
            <text:p>0</text:p>
          </table:table-cell>
          <table:table-cell table:formula="of:=IF((([.U41] = 1)   AND   ([.U42] = 0))   OR   (([.U41] = 0)   AND   ([.U42] = 1));1;0)" office:value-type="float" office:value="0" calcext:value-type="float">
            <text:p>0</text:p>
          </table:table-cell>
          <table:table-cell table:formula="of:=IF((([.V41] = 1)   AND   ([.V42] = 0))   OR   (([.V41] = 0)   AND   ([.V42] = 1));1;0)" office:value-type="float" office:value="0" calcext:value-type="float">
            <text:p>0</text:p>
          </table:table-cell>
          <table:table-cell table:formula="of:=IF((([.W41] = 1)   AND   ([.W42] = 0))   OR   (([.W41] = 0)   AND   ([.W42] = 1));1;0)" office:value-type="float" office:value="0" calcext:value-type="float">
            <text:p>0</text:p>
          </table:table-cell>
          <table:table-cell table:formula="of:=IF((([.X41] = 1)   AND   ([.X42] = 0))   OR   (([.X41] = 0)   AND   ([.X42] = 1));1;0)" office:value-type="float" office:value="0" calcext:value-type="float">
            <text:p>0</text:p>
          </table:table-cell>
          <table:table-cell table:formula="of:=IF((([.Y41] = 1)   AND   ([.Y42] = 0))   OR   (([.Y41] = 0)   AND   ([.Y42] = 1));1;0)" office:value-type="float" office:value="0" calcext:value-type="float">
            <text:p>0</text:p>
          </table:table-cell>
          <table:table-cell table:formula="of:=IF((([.Z41] = 1)   AND   ([.Z42] = 0))   OR   (([.Z41] = 0)   AND   ([.Z42] = 1));1;0)" office:value-type="float" office:value="0" calcext:value-type="float">
            <text:p>0</text:p>
          </table:table-cell>
          <table:table-cell table:formula="of:=IF((([.AA41] = 1)   AND   ([.AA42] = 0))   OR   (([.AA41] = 0)   AND   ([.AA42] = 1));1;0)" office:value-type="float" office:value="0" calcext:value-type="float">
            <text:p>0</text:p>
          </table:table-cell>
          <table:table-cell table:formula="of:=IF((([.AB41] = 1)   AND   ([.AB42] = 0))   OR   (([.AB41] = 0)   AND   ([.AB42] = 1));1;0)" office:value-type="float" office:value="0" calcext:value-type="float">
            <text:p>0</text:p>
          </table:table-cell>
          <table:table-cell table:formula="of:=IF((([.AC41] = 1)   AND   ([.AC42] = 0))   OR   (([.AC41] = 0)   AND   ([.AC42] = 1));1;0)" office:value-type="float" office:value="0" calcext:value-type="float">
            <text:p>0</text:p>
          </table:table-cell>
          <table:table-cell table:formula="of:=IF((([.AD41] = 1)   AND   ([.AD42] = 0))   OR   (([.AD41] = 0)   AND   ([.AD42] = 1));1;0)" office:value-type="float" office:value="0" calcext:value-type="float">
            <text:p>0</text:p>
          </table:table-cell>
          <table:table-cell table:formula="of:=IF((([.AE41] = 1)   AND   ([.AE42] = 0))   OR   (([.AE41] = 0)   AND   ([.AE42] = 1));1;0)" office:value-type="float" office:value="0" calcext:value-type="float">
            <text:p>0</text:p>
          </table:table-cell>
          <table:table-cell table:formula="of:=IF((([.AF41] = 1)   AND   ([.AF42] = 0))   OR   (([.AF41] = 0)   AND   ([.AF42] = 1));1;0)" office:value-type="float" office:value="0" calcext:value-type="float">
            <text:p>0</text:p>
          </table:table-cell>
          <table:table-cell table:formula="of:=IF((([.AG41] = 1)   AND   ([.AG42] = 0))   OR   (([.AG41] = 0)   AND   ([.AG42] = 1));1;0)" office:value-type="float" office:value="0" calcext:value-type="float">
            <text:p>0</text:p>
          </table:table-cell>
          <table:table-cell table:formula="of:=IF((([.AH41] = 1)   AND   ([.AH42] = 0))   OR   (([.AH41] = 0)   AND   ([.AH42] = 1));1;0)" office:value-type="float" office:value="0" calcext:value-type="float">
            <text:p>0</text:p>
          </table:table-cell>
          <table:table-cell table:formula="of:=IF((([.AI41] = 1)   AND   ([.AI42] = 0))   OR   (([.AI41] = 0)   AND   ([.AI42] = 1));1;0)" office:value-type="float" office:value="0" calcext:value-type="float">
            <text:p>0</text:p>
          </table:table-cell>
          <table:table-cell table:formula="of:=IF((([.AJ41] = 1)   AND   ([.AJ42] = 0))   OR   (([.AJ41] = 0)   AND   ([.AJ42] = 1));1;0)" office:value-type="float" office:value="0" calcext:value-type="float">
            <text:p>0</text:p>
          </table:table-cell>
          <table:table-cell table:formula="of:=IF((([.AK41] = 1)   AND   ([.AK42] = 0))   OR   (([.AK41] = 0)   AND   ([.AK42] = 1));1;0)" office:value-type="float" office:value="0" calcext:value-type="float">
            <text:p>0</text:p>
          </table:table-cell>
          <table:table-cell table:formula="of:=IF((([.AL41] = 1)   AND   ([.AL42] = 0))   OR   (([.AL41] = 0)   AND   ([.AL42] = 1));1;0)" office:value-type="float" office:value="0" calcext:value-type="float">
            <text:p>0</text:p>
          </table:table-cell>
          <table:table-cell table:formula="of:=IF((([.AM41] = 1)   AND   ([.AM42] = 0))   OR   (([.AM41] = 0)   AND   ([.AM42] = 1));1;0)" office:value-type="float" office:value="0" calcext:value-type="float">
            <text:p>0</text:p>
          </table:table-cell>
          <table:table-cell table:formula="of:=IF((([.AN41] = 1)   AND   ([.AN42] = 0))   OR   (([.AN41] = 0)   AND   ([.AN42] = 1));1;0)" office:value-type="float" office:value="0" calcext:value-type="float">
            <text:p>0</text:p>
          </table:table-cell>
          <table:table-cell table:formula="of:=IF((([.AO41] = 1)   AND   ([.AO42] = 0))   OR   (([.AO41] = 0)   AND   ([.AO42] = 1));1;0)" office:value-type="float" office:value="0" calcext:value-type="float">
            <text:p>0</text:p>
          </table:table-cell>
          <table:table-cell table:formula="of:=IF((([.AP41] = 1)   AND   ([.AP42] = 0))   OR   (([.AP41] = 0)   AND   ([.AP42] = 1));1;0)" office:value-type="float" office:value="1" calcext:value-type="float">
            <text:p>1</text:p>
          </table:table-cell>
          <table:table-cell table:formula="of:=IF((([.AQ41] = 1)   AND   ([.AQ42] = 0))   OR   (([.AQ41] = 0)   AND   ([.AQ42] = 1));1;0)" office:value-type="float" office:value="1" calcext:value-type="float">
            <text:p>1</text:p>
          </table:table-cell>
          <table:table-cell table:formula="of:=IF((([.AR41] = 1)   AND   ([.AR42] = 0))   OR   (([.AR41] = 0)   AND   ([.AR42] = 1));1;0)" office:value-type="float" office:value="1" calcext:value-type="float">
            <text:p>1</text:p>
          </table:table-cell>
          <table:table-cell table:formula="of:=IF((([.AS41] = 1)   AND   ([.AS42] = 0))   OR   (([.AS41] = 0)   AND   ([.AS42] = 1));1;0)" office:value-type="float" office:value="1" calcext:value-type="float">
            <text:p>1</text:p>
          </table:table-cell>
          <table:table-cell table:formula="of:=IF((([.AT41] = 1)   AND   ([.AT42] = 0))   OR   (([.AT41] = 0)   AND   ([.AT42] = 1));1;0)" office:value-type="float" office:value="1" calcext:value-type="float">
            <text:p>1</text:p>
          </table:table-cell>
          <table:table-cell table:formula="of:=IF((([.AU41] = 1)   AND   ([.AU42] = 0))   OR   (([.AU41] = 0)   AND   ([.AU42] = 1));1;0)" office:value-type="float" office:value="1" calcext:value-type="float">
            <text:p>1</text:p>
          </table:table-cell>
          <table:table-cell table:formula="of:=IF((([.AV41] = 1)   AND   ([.AV42] = 0))   OR   (([.AV41] = 0)   AND   ([.AV42] = 1));1;0)" office:value-type="float" office:value="1" calcext:value-type="float">
            <text:p>1</text:p>
          </table:table-cell>
          <table:table-cell table:formula="of:=IF((([.AW41] = 1)   AND   ([.AW42] = 0))   OR   (([.AW41] = 0)   AND   ([.AW42] = 1));1;0)" office:value-type="float" office:value="1" calcext:value-type="float">
            <text:p>1</text:p>
          </table:table-cell>
          <table:table-cell table:formula="of:=IF((([.AX41] = 1)   AND   ([.AX42] = 0))   OR   (([.AX41] = 0)   AND   ([.AX42] = 1));1;0)" office:value-type="float" office:value="0" calcext:value-type="float">
            <text:p>0</text:p>
          </table:table-cell>
          <table:table-cell table:formula="of:=IF((([.AY41] = 1)   AND   ([.AY42] = 0))   OR   (([.AY41] = 0)   AND   ([.AY42] = 1));1;0)" office:value-type="float" office:value="0" calcext:value-type="float">
            <text:p>0</text:p>
          </table:table-cell>
          <table:table-cell table:formula="of:=IF((([.AZ41] = 1)   AND   ([.AZ42] = 0))   OR   (([.AZ41] = 0)   AND   ([.AZ42] = 1));1;0)" office:value-type="float" office:value="0" calcext:value-type="float">
            <text:p>0</text:p>
          </table:table-cell>
          <table:table-cell table:formula="of:=IF((([.BA41] = 1)   AND   ([.BA42] = 0))   OR   (([.BA41] = 0)   AND   ([.BA42] = 1));1;0)" office:value-type="float" office:value="0" calcext:value-type="float">
            <text:p>0</text:p>
          </table:table-cell>
          <table:table-cell table:formula="of:=IF((([.BB41] = 1)   AND   ([.BB42] = 0))   OR   (([.BB41] = 0)   AND   ([.BB42] = 1));1;0)" office:value-type="float" office:value="0" calcext:value-type="float">
            <text:p>0</text:p>
          </table:table-cell>
          <table:table-cell table:formula="of:=IF((([.BC41] = 1)   AND   ([.BC42] = 0))   OR   (([.BC41] = 0)   AND   ([.BC42] = 1));1;0)" office:value-type="float" office:value="0" calcext:value-type="float">
            <text:p>0</text:p>
          </table:table-cell>
          <table:table-cell table:formula="of:=IF((([.BD41] = 1)   AND   ([.BD42] = 0))   OR   (([.BD41] = 0)   AND   ([.BD42] = 1));1;0)" office:value-type="float" office:value="0" calcext:value-type="float">
            <text:p>0</text:p>
          </table:table-cell>
          <table:table-cell table:formula="of:=IF((([.BE41] = 1)   AND   ([.BE42] = 0))   OR   (([.BE41] = 0)   AND   ([.BE42] = 1));1;0)" office:value-type="float" office:value="0" calcext:value-type="float">
            <text:p>0</text:p>
          </table:table-cell>
          <table:table-cell table:formula="of:=IF((([.BF41] = 1)   AND   ([.BF42] = 0))   OR   (([.BF41] = 0)   AND   ([.BF42] = 1));1;0)" office:value-type="float" office:value="1" calcext:value-type="float">
            <text:p>1</text:p>
          </table:table-cell>
          <table:table-cell table:formula="of:=IF((([.BG41] = 1)   AND   ([.BG42] = 0))   OR   (([.BG41] = 0)   AND   ([.BG42] = 1));1;0)" office:value-type="float" office:value="1" calcext:value-type="float">
            <text:p>1</text:p>
          </table:table-cell>
          <table:table-cell table:formula="of:=IF((([.BH41] = 1)   AND   ([.BH42] = 0))   OR   (([.BH41] = 0)   AND   ([.BH42] = 1));1;0)" office:value-type="float" office:value="1" calcext:value-type="float">
            <text:p>1</text:p>
          </table:table-cell>
          <table:table-cell table:formula="of:=IF((([.BI41] = 1)   AND   ([.BI42] = 0))   OR   (([.BI41] = 0)   AND   ([.BI42] = 1));1;0)" office:value-type="float" office:value="1" calcext:value-type="float">
            <text:p>1</text:p>
          </table:table-cell>
          <table:table-cell table:formula="of:=IF((([.BJ41] = 1)   AND   ([.BJ42] = 0))   OR   (([.BJ41] = 0)   AND   ([.BJ42] = 1));1;0)" office:value-type="float" office:value="1" calcext:value-type="float">
            <text:p>1</text:p>
          </table:table-cell>
          <table:table-cell table:formula="of:=IF((([.BK41] = 1)   AND   ([.BK42] = 0))   OR   (([.BK41] = 0)   AND   ([.BK42] = 1));1;0)" office:value-type="float" office:value="1" calcext:value-type="float">
            <text:p>1</text:p>
          </table:table-cell>
          <table:table-cell table:formula="of:=IF((([.BL41] = 1)   AND   ([.BL42] = 0))   OR   (([.BL41] = 0)   AND   ([.BL42] = 1));1;0)" office:value-type="float" office:value="1" calcext:value-type="float">
            <text:p>1</text:p>
          </table:table-cell>
          <table:table-cell table:formula="of:=IF((([.BM41] = 1)   AND   ([.BM42] = 0))   OR   (([.BM41] = 0)   AND   ([.BM42] = 1));1;0)" office:value-type="float" office:value="1" calcext:value-type="float">
            <text:p>1</text:p>
          </table:table-cell>
          <table:table-cell table:formula="of:=IF((([.BN41] = 1)   AND   ([.BN42] = 0))   OR   (([.BN41] = 0)   AND   ([.BN42] = 1));1;0)" office:value-type="float" office:value="0" calcext:value-type="float">
            <text:p>0</text:p>
          </table:table-cell>
          <table:table-cell table:formula="of:=IF((([.BO41] = 1)   AND   ([.BO42] = 0))   OR   (([.BO41] = 0)   AND   ([.BO42] = 1));1;0)" office:value-type="float" office:value="0" calcext:value-type="float">
            <text:p>0</text:p>
          </table:table-cell>
          <table:table-cell table:formula="of:=IF((([.BP41] = 1)   AND   ([.BP42] = 0))   OR   (([.BP41] = 0)   AND   ([.BP42] = 1));1;0)" office:value-type="float" office:value="0" calcext:value-type="float">
            <text:p>0</text:p>
          </table:table-cell>
          <table:table-cell table:formula="of:=IF((([.BQ41] = 1)   AND   ([.BQ42] = 0))   OR   (([.BQ41] = 0)   AND   ([.BQ42] = 1));1;0)" office:value-type="float" office:value="0" calcext:value-type="float">
            <text:p>0</text:p>
          </table:table-cell>
          <table:table-cell table:formula="of:=IF((([.BR41] = 1)   AND   ([.BR42] = 0))   OR   (([.BR41] = 0)   AND   ([.BR42] = 1));1;0)" office:value-type="float" office:value="0" calcext:value-type="float">
            <text:p>0</text:p>
          </table:table-cell>
          <table:table-cell table:formula="of:=IF((([.BS41] = 1)   AND   ([.BS42] = 0))   OR   (([.BS41] = 0)   AND   ([.BS42] = 1));1;0)" office:value-type="float" office:value="0" calcext:value-type="float">
            <text:p>0</text:p>
          </table:table-cell>
          <table:table-cell table:formula="of:=IF((([.BT41] = 1)   AND   ([.BT42] = 0))   OR   (([.BT41] = 0)   AND   ([.BT42] = 1));1;0)" office:value-type="float" office:value="0" calcext:value-type="float">
            <text:p>0</text:p>
          </table:table-cell>
          <table:table-cell table:formula="of:=IF((([.BU41] = 1)   AND   ([.BU42] = 0))   OR   (([.BU41] = 0)   AND   ([.BU42] = 1));1;0)" office:value-type="float" office:value="0" calcext:value-type="float">
            <text:p>0</text:p>
          </table:table-cell>
          <table:table-cell/>
          <table:table-cell table:formula="of:=SUM([.A42:.BW42])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947"/>
        </table:table-row>
        <table:table-row table:style-name="ro1">
          <table:table-cell/>
          <table:table-cell table:formula="of:=IF((([.A42] = 1)   AND   ([.A43] = 0))   OR   (([.A42] = 0)   AND   ([.A43] = 1));1;0)" office:value-type="float" office:value="0" calcext:value-type="float">
            <text:p>0</text:p>
          </table:table-cell>
          <table:table-cell table:formula="of:=IF((([.B42] = 1)   AND   ([.B43] = 0))   OR   (([.B42] = 0)   AND   ([.B43] = 1));1;0)" office:value-type="float" office:value="0" calcext:value-type="float">
            <text:p>0</text:p>
          </table:table-cell>
          <table:table-cell table:formula="of:=IF((([.C42] = 1)   AND   ([.C43] = 0))   OR   (([.C42] = 0)   AND   ([.C43] = 1));1;0)" office:value-type="float" office:value="0" calcext:value-type="float">
            <text:p>0</text:p>
          </table:table-cell>
          <table:table-cell table:formula="of:=IF((([.D42] = 1)   AND   ([.D43] = 0))   OR   (([.D42] = 0)   AND   ([.D43] = 1));1;0)" office:value-type="float" office:value="0" calcext:value-type="float">
            <text:p>0</text:p>
          </table:table-cell>
          <table:table-cell table:formula="of:=IF((([.E42] = 1)   AND   ([.E43] = 0))   OR   (([.E42] = 0)   AND   ([.E43] = 1));1;0)" office:value-type="float" office:value="0" calcext:value-type="float">
            <text:p>0</text:p>
          </table:table-cell>
          <table:table-cell table:formula="of:=IF((([.F42] = 1)   AND   ([.F43] = 0))   OR   (([.F42] = 0)   AND   ([.F43] = 1));1;0)" office:value-type="float" office:value="0" calcext:value-type="float">
            <text:p>0</text:p>
          </table:table-cell>
          <table:table-cell table:formula="of:=IF((([.G42] = 1)   AND   ([.G43] = 0))   OR   (([.G42] = 0)   AND   ([.G43] = 1));1;0)" office:value-type="float" office:value="0" calcext:value-type="float">
            <text:p>0</text:p>
          </table:table-cell>
          <table:table-cell table:formula="of:=IF((([.H42] = 1)   AND   ([.H43] = 0))   OR   (([.H42] = 0)   AND   ([.H43] = 1));1;0)" office:value-type="float" office:value="0" calcext:value-type="float">
            <text:p>0</text:p>
          </table:table-cell>
          <table:table-cell table:formula="of:=IF((([.I42] = 1)   AND   ([.I43] = 0))   OR   (([.I42] = 0)   AND   ([.I43] = 1));1;0)" office:value-type="float" office:value="0" calcext:value-type="float">
            <text:p>0</text:p>
          </table:table-cell>
          <table:table-cell table:formula="of:=IF((([.J42] = 1)   AND   ([.J43] = 0))   OR   (([.J42] = 0)   AND   ([.J43] = 1));1;0)" office:value-type="float" office:value="0" calcext:value-type="float">
            <text:p>0</text:p>
          </table:table-cell>
          <table:table-cell table:formula="of:=IF((([.K42] = 1)   AND   ([.K43] = 0))   OR   (([.K42] = 0)   AND   ([.K43] = 1));1;0)" office:value-type="float" office:value="0" calcext:value-type="float">
            <text:p>0</text:p>
          </table:table-cell>
          <table:table-cell table:formula="of:=IF((([.L42] = 1)   AND   ([.L43] = 0))   OR   (([.L42] = 0)   AND   ([.L43] = 1));1;0)" office:value-type="float" office:value="0" calcext:value-type="float">
            <text:p>0</text:p>
          </table:table-cell>
          <table:table-cell table:formula="of:=IF((([.M42] = 1)   AND   ([.M43] = 0))   OR   (([.M42] = 0)   AND   ([.M43] = 1));1;0)" office:value-type="float" office:value="0" calcext:value-type="float">
            <text:p>0</text:p>
          </table:table-cell>
          <table:table-cell table:formula="of:=IF((([.N42] = 1)   AND   ([.N43] = 0))   OR   (([.N42] = 0)   AND   ([.N43] = 1));1;0)" office:value-type="float" office:value="0" calcext:value-type="float">
            <text:p>0</text:p>
          </table:table-cell>
          <table:table-cell table:formula="of:=IF((([.O42] = 1)   AND   ([.O43] = 0))   OR   (([.O42] = 0)   AND   ([.O43] = 1));1;0)" office:value-type="float" office:value="0" calcext:value-type="float">
            <text:p>0</text:p>
          </table:table-cell>
          <table:table-cell table:formula="of:=IF((([.P42] = 1)   AND   ([.P43] = 0))   OR   (([.P42] = 0)   AND   ([.P43] = 1));1;0)" office:value-type="float" office:value="0" calcext:value-type="float">
            <text:p>0</text:p>
          </table:table-cell>
          <table:table-cell table:formula="of:=IF((([.Q42] = 1)   AND   ([.Q43] = 0))   OR   (([.Q42] = 0)   AND   ([.Q43] = 1));1;0)" office:value-type="float" office:value="0" calcext:value-type="float">
            <text:p>0</text:p>
          </table:table-cell>
          <table:table-cell table:formula="of:=IF((([.R42] = 1)   AND   ([.R43] = 0))   OR   (([.R42] = 0)   AND   ([.R43] = 1));1;0)" office:value-type="float" office:value="0" calcext:value-type="float">
            <text:p>0</text:p>
          </table:table-cell>
          <table:table-cell table:formula="of:=IF((([.S42] = 1)   AND   ([.S43] = 0))   OR   (([.S42] = 0)   AND   ([.S43] = 1));1;0)" office:value-type="float" office:value="0" calcext:value-type="float">
            <text:p>0</text:p>
          </table:table-cell>
          <table:table-cell table:formula="of:=IF((([.T42] = 1)   AND   ([.T43] = 0))   OR   (([.T42] = 0)   AND   ([.T43] = 1));1;0)" office:value-type="float" office:value="0" calcext:value-type="float">
            <text:p>0</text:p>
          </table:table-cell>
          <table:table-cell table:formula="of:=IF((([.U42] = 1)   AND   ([.U43] = 0))   OR   (([.U42] = 0)   AND   ([.U43] = 1));1;0)" office:value-type="float" office:value="0" calcext:value-type="float">
            <text:p>0</text:p>
          </table:table-cell>
          <table:table-cell table:formula="of:=IF((([.V42] = 1)   AND   ([.V43] = 0))   OR   (([.V42] = 0)   AND   ([.V43] = 1));1;0)" office:value-type="float" office:value="0" calcext:value-type="float">
            <text:p>0</text:p>
          </table:table-cell>
          <table:table-cell table:formula="of:=IF((([.W42] = 1)   AND   ([.W43] = 0))   OR   (([.W42] = 0)   AND   ([.W43] = 1));1;0)" office:value-type="float" office:value="0" calcext:value-type="float">
            <text:p>0</text:p>
          </table:table-cell>
          <table:table-cell table:formula="of:=IF((([.X42] = 1)   AND   ([.X43] = 0))   OR   (([.X42] = 0)   AND   ([.X43] = 1));1;0)" office:value-type="float" office:value="0" calcext:value-type="float">
            <text:p>0</text:p>
          </table:table-cell>
          <table:table-cell table:formula="of:=IF((([.Y42] = 1)   AND   ([.Y43] = 0))   OR   (([.Y42] = 0)   AND   ([.Y43] = 1));1;0)" office:value-type="float" office:value="0" calcext:value-type="float">
            <text:p>0</text:p>
          </table:table-cell>
          <table:table-cell table:formula="of:=IF((([.Z42] = 1)   AND   ([.Z43] = 0))   OR   (([.Z42] = 0)   AND   ([.Z43] = 1));1;0)" office:value-type="float" office:value="0" calcext:value-type="float">
            <text:p>0</text:p>
          </table:table-cell>
          <table:table-cell table:formula="of:=IF((([.AA42] = 1)   AND   ([.AA43] = 0))   OR   (([.AA42] = 0)   AND   ([.AA43] = 1));1;0)" office:value-type="float" office:value="0" calcext:value-type="float">
            <text:p>0</text:p>
          </table:table-cell>
          <table:table-cell table:formula="of:=IF((([.AB42] = 1)   AND   ([.AB43] = 0))   OR   (([.AB42] = 0)   AND   ([.AB43] = 1));1;0)" office:value-type="float" office:value="0" calcext:value-type="float">
            <text:p>0</text:p>
          </table:table-cell>
          <table:table-cell table:formula="of:=IF((([.AC42] = 1)   AND   ([.AC43] = 0))   OR   (([.AC42] = 0)   AND   ([.AC43] = 1));1;0)" office:value-type="float" office:value="0" calcext:value-type="float">
            <text:p>0</text:p>
          </table:table-cell>
          <table:table-cell table:formula="of:=IF((([.AD42] = 1)   AND   ([.AD43] = 0))   OR   (([.AD42] = 0)   AND   ([.AD43] = 1));1;0)" office:value-type="float" office:value="0" calcext:value-type="float">
            <text:p>0</text:p>
          </table:table-cell>
          <table:table-cell table:formula="of:=IF((([.AE42] = 1)   AND   ([.AE43] = 0))   OR   (([.AE42] = 0)   AND   ([.AE43] = 1));1;0)" office:value-type="float" office:value="0" calcext:value-type="float">
            <text:p>0</text:p>
          </table:table-cell>
          <table:table-cell table:formula="of:=IF((([.AF42] = 1)   AND   ([.AF43] = 0))   OR   (([.AF42] = 0)   AND   ([.AF43] = 1));1;0)" office:value-type="float" office:value="0" calcext:value-type="float">
            <text:p>0</text:p>
          </table:table-cell>
          <table:table-cell table:formula="of:=IF((([.AG42] = 1)   AND   ([.AG43] = 0))   OR   (([.AG42] = 0)   AND   ([.AG43] = 1));1;0)" office:value-type="float" office:value="0" calcext:value-type="float">
            <text:p>0</text:p>
          </table:table-cell>
          <table:table-cell table:formula="of:=IF((([.AH42] = 1)   AND   ([.AH43] = 0))   OR   (([.AH42] = 0)   AND   ([.AH43] = 1));1;0)" office:value-type="float" office:value="0" calcext:value-type="float">
            <text:p>0</text:p>
          </table:table-cell>
          <table:table-cell table:formula="of:=IF((([.AI42] = 1)   AND   ([.AI43] = 0))   OR   (([.AI42] = 0)   AND   ([.AI43] = 1));1;0)" office:value-type="float" office:value="0" calcext:value-type="float">
            <text:p>0</text:p>
          </table:table-cell>
          <table:table-cell table:formula="of:=IF((([.AJ42] = 1)   AND   ([.AJ43] = 0))   OR   (([.AJ42] = 0)   AND   ([.AJ43] = 1));1;0)" office:value-type="float" office:value="0" calcext:value-type="float">
            <text:p>0</text:p>
          </table:table-cell>
          <table:table-cell table:formula="of:=IF((([.AK42] = 1)   AND   ([.AK43] = 0))   OR   (([.AK42] = 0)   AND   ([.AK43] = 1));1;0)" office:value-type="float" office:value="0" calcext:value-type="float">
            <text:p>0</text:p>
          </table:table-cell>
          <table:table-cell table:formula="of:=IF((([.AL42] = 1)   AND   ([.AL43] = 0))   OR   (([.AL42] = 0)   AND   ([.AL43] = 1));1;0)" office:value-type="float" office:value="0" calcext:value-type="float">
            <text:p>0</text:p>
          </table:table-cell>
          <table:table-cell table:formula="of:=IF((([.AM42] = 1)   AND   ([.AM43] = 0))   OR   (([.AM42] = 0)   AND   ([.AM43] = 1));1;0)" office:value-type="float" office:value="0" calcext:value-type="float">
            <text:p>0</text:p>
          </table:table-cell>
          <table:table-cell table:formula="of:=IF((([.AN42] = 1)   AND   ([.AN43] = 0))   OR   (([.AN42] = 0)   AND   ([.AN43] = 1));1;0)" office:value-type="float" office:value="0" calcext:value-type="float">
            <text:p>0</text:p>
          </table:table-cell>
          <table:table-cell table:formula="of:=IF((([.AO42] = 1)   AND   ([.AO43] = 0))   OR   (([.AO42] = 0)   AND   ([.AO43] = 1));1;0)" office:value-type="float" office:value="0" calcext:value-type="float">
            <text:p>0</text:p>
          </table:table-cell>
          <table:table-cell table:formula="of:=IF((([.AP42] = 1)   AND   ([.AP43] = 0))   OR   (([.AP42] = 0)   AND   ([.AP43] = 1));1;0)" office:value-type="float" office:value="0" calcext:value-type="float">
            <text:p>0</text:p>
          </table:table-cell>
          <table:table-cell table:formula="of:=IF((([.AQ42] = 1)   AND   ([.AQ43] = 0))   OR   (([.AQ42] = 0)   AND   ([.AQ43] = 1));1;0)" office:value-type="float" office:value="1" calcext:value-type="float">
            <text:p>1</text:p>
          </table:table-cell>
          <table:table-cell table:formula="of:=IF((([.AR42] = 1)   AND   ([.AR43] = 0))   OR   (([.AR42] = 0)   AND   ([.AR43] = 1));1;0)" office:value-type="float" office:value="0" calcext:value-type="float">
            <text:p>0</text:p>
          </table:table-cell>
          <table:table-cell table:formula="of:=IF((([.AS42] = 1)   AND   ([.AS43] = 0))   OR   (([.AS42] = 0)   AND   ([.AS43] = 1));1;0)" office:value-type="float" office:value="1" calcext:value-type="float">
            <text:p>1</text:p>
          </table:table-cell>
          <table:table-cell table:formula="of:=IF((([.AT42] = 1)   AND   ([.AT43] = 0))   OR   (([.AT42] = 0)   AND   ([.AT43] = 1));1;0)" office:value-type="float" office:value="0" calcext:value-type="float">
            <text:p>0</text:p>
          </table:table-cell>
          <table:table-cell table:formula="of:=IF((([.AU42] = 1)   AND   ([.AU43] = 0))   OR   (([.AU42] = 0)   AND   ([.AU43] = 1));1;0)" office:value-type="float" office:value="1" calcext:value-type="float">
            <text:p>1</text:p>
          </table:table-cell>
          <table:table-cell table:formula="of:=IF((([.AV42] = 1)   AND   ([.AV43] = 0))   OR   (([.AV42] = 0)   AND   ([.AV43] = 1));1;0)" office:value-type="float" office:value="0" calcext:value-type="float">
            <text:p>0</text:p>
          </table:table-cell>
          <table:table-cell table:formula="of:=IF((([.AW42] = 1)   AND   ([.AW43] = 0))   OR   (([.AW42] = 0)   AND   ([.AW43] = 1));1;0)" office:value-type="float" office:value="1" calcext:value-type="float">
            <text:p>1</text:p>
          </table:table-cell>
          <table:table-cell table:formula="of:=IF((([.AX42] = 1)   AND   ([.AX43] = 0))   OR   (([.AX42] = 0)   AND   ([.AX43] = 1));1;0)" office:value-type="float" office:value="0" calcext:value-type="float">
            <text:p>0</text:p>
          </table:table-cell>
          <table:table-cell table:formula="of:=IF((([.AY42] = 1)   AND   ([.AY43] = 0))   OR   (([.AY42] = 0)   AND   ([.AY43] = 1));1;0)" office:value-type="float" office:value="0" calcext:value-type="float">
            <text:p>0</text:p>
          </table:table-cell>
          <table:table-cell table:formula="of:=IF((([.AZ42] = 1)   AND   ([.AZ43] = 0))   OR   (([.AZ42] = 0)   AND   ([.AZ43] = 1));1;0)" office:value-type="float" office:value="0" calcext:value-type="float">
            <text:p>0</text:p>
          </table:table-cell>
          <table:table-cell table:formula="of:=IF((([.BA42] = 1)   AND   ([.BA43] = 0))   OR   (([.BA42] = 0)   AND   ([.BA43] = 1));1;0)" office:value-type="float" office:value="0" calcext:value-type="float">
            <text:p>0</text:p>
          </table:table-cell>
          <table:table-cell table:formula="of:=IF((([.BB42] = 1)   AND   ([.BB43] = 0))   OR   (([.BB42] = 0)   AND   ([.BB43] = 1));1;0)" office:value-type="float" office:value="0" calcext:value-type="float">
            <text:p>0</text:p>
          </table:table-cell>
          <table:table-cell table:formula="of:=IF((([.BC42] = 1)   AND   ([.BC43] = 0))   OR   (([.BC42] = 0)   AND   ([.BC43] = 1));1;0)" office:value-type="float" office:value="0" calcext:value-type="float">
            <text:p>0</text:p>
          </table:table-cell>
          <table:table-cell table:formula="of:=IF((([.BD42] = 1)   AND   ([.BD43] = 0))   OR   (([.BD42] = 0)   AND   ([.BD43] = 1));1;0)" office:value-type="float" office:value="0" calcext:value-type="float">
            <text:p>0</text:p>
          </table:table-cell>
          <table:table-cell table:formula="of:=IF((([.BE42] = 1)   AND   ([.BE43] = 0))   OR   (([.BE42] = 0)   AND   ([.BE43] = 1));1;0)" office:value-type="float" office:value="0" calcext:value-type="float">
            <text:p>0</text:p>
          </table:table-cell>
          <table:table-cell table:formula="of:=IF((([.BF42] = 1)   AND   ([.BF43] = 0))   OR   (([.BF42] = 0)   AND   ([.BF43] = 1));1;0)" office:value-type="float" office:value="0" calcext:value-type="float">
            <text:p>0</text:p>
          </table:table-cell>
          <table:table-cell table:formula="of:=IF((([.BG42] = 1)   AND   ([.BG43] = 0))   OR   (([.BG42] = 0)   AND   ([.BG43] = 1));1;0)" office:value-type="float" office:value="1" calcext:value-type="float">
            <text:p>1</text:p>
          </table:table-cell>
          <table:table-cell table:formula="of:=IF((([.BH42] = 1)   AND   ([.BH43] = 0))   OR   (([.BH42] = 0)   AND   ([.BH43] = 1));1;0)" office:value-type="float" office:value="0" calcext:value-type="float">
            <text:p>0</text:p>
          </table:table-cell>
          <table:table-cell table:formula="of:=IF((([.BI42] = 1)   AND   ([.BI43] = 0))   OR   (([.BI42] = 0)   AND   ([.BI43] = 1));1;0)" office:value-type="float" office:value="1" calcext:value-type="float">
            <text:p>1</text:p>
          </table:table-cell>
          <table:table-cell table:formula="of:=IF((([.BJ42] = 1)   AND   ([.BJ43] = 0))   OR   (([.BJ42] = 0)   AND   ([.BJ43] = 1));1;0)" office:value-type="float" office:value="0" calcext:value-type="float">
            <text:p>0</text:p>
          </table:table-cell>
          <table:table-cell table:formula="of:=IF((([.BK42] = 1)   AND   ([.BK43] = 0))   OR   (([.BK42] = 0)   AND   ([.BK43] = 1));1;0)" office:value-type="float" office:value="1" calcext:value-type="float">
            <text:p>1</text:p>
          </table:table-cell>
          <table:table-cell table:formula="of:=IF((([.BL42] = 1)   AND   ([.BL43] = 0))   OR   (([.BL42] = 0)   AND   ([.BL43] = 1));1;0)" office:value-type="float" office:value="0" calcext:value-type="float">
            <text:p>0</text:p>
          </table:table-cell>
          <table:table-cell table:formula="of:=IF((([.BM42] = 1)   AND   ([.BM43] = 0))   OR   (([.BM42] = 0)   AND   ([.BM43] = 1));1;0)" office:value-type="float" office:value="1" calcext:value-type="float">
            <text:p>1</text:p>
          </table:table-cell>
          <table:table-cell table:formula="of:=IF((([.BN42] = 1)   AND   ([.BN43] = 0))   OR   (([.BN42] = 0)   AND   ([.BN43] = 1));1;0)" office:value-type="float" office:value="0" calcext:value-type="float">
            <text:p>0</text:p>
          </table:table-cell>
          <table:table-cell table:formula="of:=IF((([.BO42] = 1)   AND   ([.BO43] = 0))   OR   (([.BO42] = 0)   AND   ([.BO43] = 1));1;0)" office:value-type="float" office:value="0" calcext:value-type="float">
            <text:p>0</text:p>
          </table:table-cell>
          <table:table-cell table:formula="of:=IF((([.BP42] = 1)   AND   ([.BP43] = 0))   OR   (([.BP42] = 0)   AND   ([.BP43] = 1));1;0)" office:value-type="float" office:value="0" calcext:value-type="float">
            <text:p>0</text:p>
          </table:table-cell>
          <table:table-cell table:formula="of:=IF((([.BQ42] = 1)   AND   ([.BQ43] = 0))   OR   (([.BQ42] = 0)   AND   ([.BQ43] = 1));1;0)" office:value-type="float" office:value="0" calcext:value-type="float">
            <text:p>0</text:p>
          </table:table-cell>
          <table:table-cell table:formula="of:=IF((([.BR42] = 1)   AND   ([.BR43] = 0))   OR   (([.BR42] = 0)   AND   ([.BR43] = 1));1;0)" office:value-type="float" office:value="0" calcext:value-type="float">
            <text:p>0</text:p>
          </table:table-cell>
          <table:table-cell table:formula="of:=IF((([.BS42] = 1)   AND   ([.BS43] = 0))   OR   (([.BS42] = 0)   AND   ([.BS43] = 1));1;0)" office:value-type="float" office:value="0" calcext:value-type="float">
            <text:p>0</text:p>
          </table:table-cell>
          <table:table-cell table:formula="of:=IF((([.BT42] = 1)   AND   ([.BT43] = 0))   OR   (([.BT42] = 0)   AND   ([.BT43] = 1));1;0)" office:value-type="float" office:value="0" calcext:value-type="float">
            <text:p>0</text:p>
          </table:table-cell>
          <table:table-cell table:formula="of:=IF((([.BU42] = 1)   AND   ([.BU43] = 0))   OR   (([.BU42] = 0)   AND   ([.BU43] = 1));1;0)" office:value-type="float" office:value="0" calcext:value-type="float">
            <text:p>0</text:p>
          </table:table-cell>
          <table:table-cell/>
          <table:table-cell table:formula="of:=SUM([.A43:.BW43])"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947"/>
        </table:table-row>
        <table:table-row table:style-name="ro1">
          <table:table-cell/>
          <table:table-cell table:formula="of:=IF((([.A43] = 1)   AND   ([.A44] = 0))   OR   (([.A43] = 0)   AND   ([.A44] = 1));1;0)" office:value-type="float" office:value="0" calcext:value-type="float">
            <text:p>0</text:p>
          </table:table-cell>
          <table:table-cell table:formula="of:=IF((([.B43] = 1)   AND   ([.B44] = 0))   OR   (([.B43] = 0)   AND   ([.B44] = 1));1;0)" office:value-type="float" office:value="0" calcext:value-type="float">
            <text:p>0</text:p>
          </table:table-cell>
          <table:table-cell table:formula="of:=IF((([.C43] = 1)   AND   ([.C44] = 0))   OR   (([.C43] = 0)   AND   ([.C44] = 1));1;0)" office:value-type="float" office:value="0" calcext:value-type="float">
            <text:p>0</text:p>
          </table:table-cell>
          <table:table-cell table:formula="of:=IF((([.D43] = 1)   AND   ([.D44] = 0))   OR   (([.D43] = 0)   AND   ([.D44] = 1));1;0)" office:value-type="float" office:value="0" calcext:value-type="float">
            <text:p>0</text:p>
          </table:table-cell>
          <table:table-cell table:formula="of:=IF((([.E43] = 1)   AND   ([.E44] = 0))   OR   (([.E43] = 0)   AND   ([.E44] = 1));1;0)" office:value-type="float" office:value="0" calcext:value-type="float">
            <text:p>0</text:p>
          </table:table-cell>
          <table:table-cell table:formula="of:=IF((([.F43] = 1)   AND   ([.F44] = 0))   OR   (([.F43] = 0)   AND   ([.F44] = 1));1;0)" office:value-type="float" office:value="0" calcext:value-type="float">
            <text:p>0</text:p>
          </table:table-cell>
          <table:table-cell table:formula="of:=IF((([.G43] = 1)   AND   ([.G44] = 0))   OR   (([.G43] = 0)   AND   ([.G44] = 1));1;0)" office:value-type="float" office:value="0" calcext:value-type="float">
            <text:p>0</text:p>
          </table:table-cell>
          <table:table-cell table:formula="of:=IF((([.H43] = 1)   AND   ([.H44] = 0))   OR   (([.H43] = 0)   AND   ([.H44] = 1));1;0)" office:value-type="float" office:value="0" calcext:value-type="float">
            <text:p>0</text:p>
          </table:table-cell>
          <table:table-cell table:formula="of:=IF((([.I43] = 1)   AND   ([.I44] = 0))   OR   (([.I43] = 0)   AND   ([.I44] = 1));1;0)" office:value-type="float" office:value="0" calcext:value-type="float">
            <text:p>0</text:p>
          </table:table-cell>
          <table:table-cell table:formula="of:=IF((([.J43] = 1)   AND   ([.J44] = 0))   OR   (([.J43] = 0)   AND   ([.J44] = 1));1;0)" office:value-type="float" office:value="0" calcext:value-type="float">
            <text:p>0</text:p>
          </table:table-cell>
          <table:table-cell table:formula="of:=IF((([.K43] = 1)   AND   ([.K44] = 0))   OR   (([.K43] = 0)   AND   ([.K44] = 1));1;0)" office:value-type="float" office:value="0" calcext:value-type="float">
            <text:p>0</text:p>
          </table:table-cell>
          <table:table-cell table:formula="of:=IF((([.L43] = 1)   AND   ([.L44] = 0))   OR   (([.L43] = 0)   AND   ([.L44] = 1));1;0)" office:value-type="float" office:value="0" calcext:value-type="float">
            <text:p>0</text:p>
          </table:table-cell>
          <table:table-cell table:formula="of:=IF((([.M43] = 1)   AND   ([.M44] = 0))   OR   (([.M43] = 0)   AND   ([.M44] = 1));1;0)" office:value-type="float" office:value="0" calcext:value-type="float">
            <text:p>0</text:p>
          </table:table-cell>
          <table:table-cell table:formula="of:=IF((([.N43] = 1)   AND   ([.N44] = 0))   OR   (([.N43] = 0)   AND   ([.N44] = 1));1;0)" office:value-type="float" office:value="0" calcext:value-type="float">
            <text:p>0</text:p>
          </table:table-cell>
          <table:table-cell table:formula="of:=IF((([.O43] = 1)   AND   ([.O44] = 0))   OR   (([.O43] = 0)   AND   ([.O44] = 1));1;0)" office:value-type="float" office:value="0" calcext:value-type="float">
            <text:p>0</text:p>
          </table:table-cell>
          <table:table-cell table:formula="of:=IF((([.P43] = 1)   AND   ([.P44] = 0))   OR   (([.P43] = 0)   AND   ([.P44] = 1));1;0)" office:value-type="float" office:value="0" calcext:value-type="float">
            <text:p>0</text:p>
          </table:table-cell>
          <table:table-cell table:formula="of:=IF((([.Q43] = 1)   AND   ([.Q44] = 0))   OR   (([.Q43] = 0)   AND   ([.Q44] = 1));1;0)" office:value-type="float" office:value="0" calcext:value-type="float">
            <text:p>0</text:p>
          </table:table-cell>
          <table:table-cell table:formula="of:=IF((([.R43] = 1)   AND   ([.R44] = 0))   OR   (([.R43] = 0)   AND   ([.R44] = 1));1;0)" office:value-type="float" office:value="0" calcext:value-type="float">
            <text:p>0</text:p>
          </table:table-cell>
          <table:table-cell table:formula="of:=IF((([.S43] = 1)   AND   ([.S44] = 0))   OR   (([.S43] = 0)   AND   ([.S44] = 1));1;0)" office:value-type="float" office:value="0" calcext:value-type="float">
            <text:p>0</text:p>
          </table:table-cell>
          <table:table-cell table:formula="of:=IF((([.T43] = 1)   AND   ([.T44] = 0))   OR   (([.T43] = 0)   AND   ([.T44] = 1));1;0)" office:value-type="float" office:value="0" calcext:value-type="float">
            <text:p>0</text:p>
          </table:table-cell>
          <table:table-cell table:formula="of:=IF((([.U43] = 1)   AND   ([.U44] = 0))   OR   (([.U43] = 0)   AND   ([.U44] = 1));1;0)" office:value-type="float" office:value="0" calcext:value-type="float">
            <text:p>0</text:p>
          </table:table-cell>
          <table:table-cell table:formula="of:=IF((([.V43] = 1)   AND   ([.V44] = 0))   OR   (([.V43] = 0)   AND   ([.V44] = 1));1;0)" office:value-type="float" office:value="0" calcext:value-type="float">
            <text:p>0</text:p>
          </table:table-cell>
          <table:table-cell table:formula="of:=IF((([.W43] = 1)   AND   ([.W44] = 0))   OR   (([.W43] = 0)   AND   ([.W44] = 1));1;0)" office:value-type="float" office:value="0" calcext:value-type="float">
            <text:p>0</text:p>
          </table:table-cell>
          <table:table-cell table:formula="of:=IF((([.X43] = 1)   AND   ([.X44] = 0))   OR   (([.X43] = 0)   AND   ([.X44] = 1));1;0)" office:value-type="float" office:value="0" calcext:value-type="float">
            <text:p>0</text:p>
          </table:table-cell>
          <table:table-cell table:formula="of:=IF((([.Y43] = 1)   AND   ([.Y44] = 0))   OR   (([.Y43] = 0)   AND   ([.Y44] = 1));1;0)" office:value-type="float" office:value="0" calcext:value-type="float">
            <text:p>0</text:p>
          </table:table-cell>
          <table:table-cell table:formula="of:=IF((([.Z43] = 1)   AND   ([.Z44] = 0))   OR   (([.Z43] = 0)   AND   ([.Z44] = 1));1;0)" office:value-type="float" office:value="0" calcext:value-type="float">
            <text:p>0</text:p>
          </table:table-cell>
          <table:table-cell table:formula="of:=IF((([.AA43] = 1)   AND   ([.AA44] = 0))   OR   (([.AA43] = 0)   AND   ([.AA44] = 1));1;0)" office:value-type="float" office:value="0" calcext:value-type="float">
            <text:p>0</text:p>
          </table:table-cell>
          <table:table-cell table:formula="of:=IF((([.AB43] = 1)   AND   ([.AB44] = 0))   OR   (([.AB43] = 0)   AND   ([.AB44] = 1));1;0)" office:value-type="float" office:value="0" calcext:value-type="float">
            <text:p>0</text:p>
          </table:table-cell>
          <table:table-cell table:formula="of:=IF((([.AC43] = 1)   AND   ([.AC44] = 0))   OR   (([.AC43] = 0)   AND   ([.AC44] = 1));1;0)" office:value-type="float" office:value="0" calcext:value-type="float">
            <text:p>0</text:p>
          </table:table-cell>
          <table:table-cell table:formula="of:=IF((([.AD43] = 1)   AND   ([.AD44] = 0))   OR   (([.AD43] = 0)   AND   ([.AD44] = 1));1;0)" office:value-type="float" office:value="0" calcext:value-type="float">
            <text:p>0</text:p>
          </table:table-cell>
          <table:table-cell table:formula="of:=IF((([.AE43] = 1)   AND   ([.AE44] = 0))   OR   (([.AE43] = 0)   AND   ([.AE44] = 1));1;0)" office:value-type="float" office:value="0" calcext:value-type="float">
            <text:p>0</text:p>
          </table:table-cell>
          <table:table-cell table:formula="of:=IF((([.AF43] = 1)   AND   ([.AF44] = 0))   OR   (([.AF43] = 0)   AND   ([.AF44] = 1));1;0)" office:value-type="float" office:value="0" calcext:value-type="float">
            <text:p>0</text:p>
          </table:table-cell>
          <table:table-cell table:formula="of:=IF((([.AG43] = 1)   AND   ([.AG44] = 0))   OR   (([.AG43] = 0)   AND   ([.AG44] = 1));1;0)" office:value-type="float" office:value="0" calcext:value-type="float">
            <text:p>0</text:p>
          </table:table-cell>
          <table:table-cell table:formula="of:=IF((([.AH43] = 1)   AND   ([.AH44] = 0))   OR   (([.AH43] = 0)   AND   ([.AH44] = 1));1;0)" office:value-type="float" office:value="0" calcext:value-type="float">
            <text:p>0</text:p>
          </table:table-cell>
          <table:table-cell table:formula="of:=IF((([.AI43] = 1)   AND   ([.AI44] = 0))   OR   (([.AI43] = 0)   AND   ([.AI44] = 1));1;0)" office:value-type="float" office:value="0" calcext:value-type="float">
            <text:p>0</text:p>
          </table:table-cell>
          <table:table-cell table:formula="of:=IF((([.AJ43] = 1)   AND   ([.AJ44] = 0))   OR   (([.AJ43] = 0)   AND   ([.AJ44] = 1));1;0)" office:value-type="float" office:value="0" calcext:value-type="float">
            <text:p>0</text:p>
          </table:table-cell>
          <table:table-cell table:formula="of:=IF((([.AK43] = 1)   AND   ([.AK44] = 0))   OR   (([.AK43] = 0)   AND   ([.AK44] = 1));1;0)" office:value-type="float" office:value="0" calcext:value-type="float">
            <text:p>0</text:p>
          </table:table-cell>
          <table:table-cell table:formula="of:=IF((([.AL43] = 1)   AND   ([.AL44] = 0))   OR   (([.AL43] = 0)   AND   ([.AL44] = 1));1;0)" office:value-type="float" office:value="0" calcext:value-type="float">
            <text:p>0</text:p>
          </table:table-cell>
          <table:table-cell table:formula="of:=IF((([.AM43] = 1)   AND   ([.AM44] = 0))   OR   (([.AM43] = 0)   AND   ([.AM44] = 1));1;0)" office:value-type="float" office:value="0" calcext:value-type="float">
            <text:p>0</text:p>
          </table:table-cell>
          <table:table-cell table:formula="of:=IF((([.AN43] = 1)   AND   ([.AN44] = 0))   OR   (([.AN43] = 0)   AND   ([.AN44] = 1));1;0)" office:value-type="float" office:value="0" calcext:value-type="float">
            <text:p>0</text:p>
          </table:table-cell>
          <table:table-cell table:formula="of:=IF((([.AO43] = 1)   AND   ([.AO44] = 0))   OR   (([.AO43] = 0)   AND   ([.AO44] = 1));1;0)" office:value-type="float" office:value="0" calcext:value-type="float">
            <text:p>0</text:p>
          </table:table-cell>
          <table:table-cell table:formula="of:=IF((([.AP43] = 1)   AND   ([.AP44] = 0))   OR   (([.AP43] = 0)   AND   ([.AP44] = 1));1;0)" office:value-type="float" office:value="0" calcext:value-type="float">
            <text:p>0</text:p>
          </table:table-cell>
          <table:table-cell table:formula="of:=IF((([.AQ43] = 1)   AND   ([.AQ44] = 0))   OR   (([.AQ43] = 0)   AND   ([.AQ44] = 1));1;0)" office:value-type="float" office:value="0" calcext:value-type="float">
            <text:p>0</text:p>
          </table:table-cell>
          <table:table-cell table:formula="of:=IF((([.AR43] = 1)   AND   ([.AR44] = 0))   OR   (([.AR43] = 0)   AND   ([.AR44] = 1));1;0)" office:value-type="float" office:value="1" calcext:value-type="float">
            <text:p>1</text:p>
          </table:table-cell>
          <table:table-cell table:formula="of:=IF((([.AS43] = 1)   AND   ([.AS44] = 0))   OR   (([.AS43] = 0)   AND   ([.AS44] = 1));1;0)" office:value-type="float" office:value="1" calcext:value-type="float">
            <text:p>1</text:p>
          </table:table-cell>
          <table:table-cell table:formula="of:=IF((([.AT43] = 1)   AND   ([.AT44] = 0))   OR   (([.AT43] = 0)   AND   ([.AT44] = 1));1;0)" office:value-type="float" office:value="0" calcext:value-type="float">
            <text:p>0</text:p>
          </table:table-cell>
          <table:table-cell table:formula="of:=IF((([.AU43] = 1)   AND   ([.AU44] = 0))   OR   (([.AU43] = 0)   AND   ([.AU44] = 1));1;0)" office:value-type="float" office:value="0" calcext:value-type="float">
            <text:p>0</text:p>
          </table:table-cell>
          <table:table-cell table:formula="of:=IF((([.AV43] = 1)   AND   ([.AV44] = 0))   OR   (([.AV43] = 0)   AND   ([.AV44] = 1));1;0)" office:value-type="float" office:value="1" calcext:value-type="float">
            <text:p>1</text:p>
          </table:table-cell>
          <table:table-cell table:formula="of:=IF((([.AW43] = 1)   AND   ([.AW44] = 0))   OR   (([.AW43] = 0)   AND   ([.AW44] = 1));1;0)" office:value-type="float" office:value="1" calcext:value-type="float">
            <text:p>1</text:p>
          </table:table-cell>
          <table:table-cell table:formula="of:=IF((([.AX43] = 1)   AND   ([.AX44] = 0))   OR   (([.AX43] = 0)   AND   ([.AX44] = 1));1;0)" office:value-type="float" office:value="0" calcext:value-type="float">
            <text:p>0</text:p>
          </table:table-cell>
          <table:table-cell table:formula="of:=IF((([.AY43] = 1)   AND   ([.AY44] = 0))   OR   (([.AY43] = 0)   AND   ([.AY44] = 1));1;0)" office:value-type="float" office:value="0" calcext:value-type="float">
            <text:p>0</text:p>
          </table:table-cell>
          <table:table-cell table:formula="of:=IF((([.AZ43] = 1)   AND   ([.AZ44] = 0))   OR   (([.AZ43] = 0)   AND   ([.AZ44] = 1));1;0)" office:value-type="float" office:value="0" calcext:value-type="float">
            <text:p>0</text:p>
          </table:table-cell>
          <table:table-cell table:formula="of:=IF((([.BA43] = 1)   AND   ([.BA44] = 0))   OR   (([.BA43] = 0)   AND   ([.BA44] = 1));1;0)" office:value-type="float" office:value="0" calcext:value-type="float">
            <text:p>0</text:p>
          </table:table-cell>
          <table:table-cell table:formula="of:=IF((([.BB43] = 1)   AND   ([.BB44] = 0))   OR   (([.BB43] = 0)   AND   ([.BB44] = 1));1;0)" office:value-type="float" office:value="0" calcext:value-type="float">
            <text:p>0</text:p>
          </table:table-cell>
          <table:table-cell table:formula="of:=IF((([.BC43] = 1)   AND   ([.BC44] = 0))   OR   (([.BC43] = 0)   AND   ([.BC44] = 1));1;0)" office:value-type="float" office:value="0" calcext:value-type="float">
            <text:p>0</text:p>
          </table:table-cell>
          <table:table-cell table:formula="of:=IF((([.BD43] = 1)   AND   ([.BD44] = 0))   OR   (([.BD43] = 0)   AND   ([.BD44] = 1));1;0)" office:value-type="float" office:value="0" calcext:value-type="float">
            <text:p>0</text:p>
          </table:table-cell>
          <table:table-cell table:formula="of:=IF((([.BE43] = 1)   AND   ([.BE44] = 0))   OR   (([.BE43] = 0)   AND   ([.BE44] = 1));1;0)" office:value-type="float" office:value="0" calcext:value-type="float">
            <text:p>0</text:p>
          </table:table-cell>
          <table:table-cell table:formula="of:=IF((([.BF43] = 1)   AND   ([.BF44] = 0))   OR   (([.BF43] = 0)   AND   ([.BF44] = 1));1;0)" office:value-type="float" office:value="0" calcext:value-type="float">
            <text:p>0</text:p>
          </table:table-cell>
          <table:table-cell table:formula="of:=IF((([.BG43] = 1)   AND   ([.BG44] = 0))   OR   (([.BG43] = 0)   AND   ([.BG44] = 1));1;0)" office:value-type="float" office:value="0" calcext:value-type="float">
            <text:p>0</text:p>
          </table:table-cell>
          <table:table-cell table:formula="of:=IF((([.BH43] = 1)   AND   ([.BH44] = 0))   OR   (([.BH43] = 0)   AND   ([.BH44] = 1));1;0)" office:value-type="float" office:value="1" calcext:value-type="float">
            <text:p>1</text:p>
          </table:table-cell>
          <table:table-cell table:formula="of:=IF((([.BI43] = 1)   AND   ([.BI44] = 0))   OR   (([.BI43] = 0)   AND   ([.BI44] = 1));1;0)" office:value-type="float" office:value="1" calcext:value-type="float">
            <text:p>1</text:p>
          </table:table-cell>
          <table:table-cell table:formula="of:=IF((([.BJ43] = 1)   AND   ([.BJ44] = 0))   OR   (([.BJ43] = 0)   AND   ([.BJ44] = 1));1;0)" office:value-type="float" office:value="0" calcext:value-type="float">
            <text:p>0</text:p>
          </table:table-cell>
          <table:table-cell table:formula="of:=IF((([.BK43] = 1)   AND   ([.BK44] = 0))   OR   (([.BK43] = 0)   AND   ([.BK44] = 1));1;0)" office:value-type="float" office:value="0" calcext:value-type="float">
            <text:p>0</text:p>
          </table:table-cell>
          <table:table-cell table:formula="of:=IF((([.BL43] = 1)   AND   ([.BL44] = 0))   OR   (([.BL43] = 0)   AND   ([.BL44] = 1));1;0)" office:value-type="float" office:value="1" calcext:value-type="float">
            <text:p>1</text:p>
          </table:table-cell>
          <table:table-cell table:formula="of:=IF((([.BM43] = 1)   AND   ([.BM44] = 0))   OR   (([.BM43] = 0)   AND   ([.BM44] = 1));1;0)" office:value-type="float" office:value="1" calcext:value-type="float">
            <text:p>1</text:p>
          </table:table-cell>
          <table:table-cell table:formula="of:=IF((([.BN43] = 1)   AND   ([.BN44] = 0))   OR   (([.BN43] = 0)   AND   ([.BN44] = 1));1;0)" office:value-type="float" office:value="0" calcext:value-type="float">
            <text:p>0</text:p>
          </table:table-cell>
          <table:table-cell table:formula="of:=IF((([.BO43] = 1)   AND   ([.BO44] = 0))   OR   (([.BO43] = 0)   AND   ([.BO44] = 1));1;0)" office:value-type="float" office:value="0" calcext:value-type="float">
            <text:p>0</text:p>
          </table:table-cell>
          <table:table-cell table:formula="of:=IF((([.BP43] = 1)   AND   ([.BP44] = 0))   OR   (([.BP43] = 0)   AND   ([.BP44] = 1));1;0)" office:value-type="float" office:value="0" calcext:value-type="float">
            <text:p>0</text:p>
          </table:table-cell>
          <table:table-cell table:formula="of:=IF((([.BQ43] = 1)   AND   ([.BQ44] = 0))   OR   (([.BQ43] = 0)   AND   ([.BQ44] = 1));1;0)" office:value-type="float" office:value="0" calcext:value-type="float">
            <text:p>0</text:p>
          </table:table-cell>
          <table:table-cell table:formula="of:=IF((([.BR43] = 1)   AND   ([.BR44] = 0))   OR   (([.BR43] = 0)   AND   ([.BR44] = 1));1;0)" office:value-type="float" office:value="0" calcext:value-type="float">
            <text:p>0</text:p>
          </table:table-cell>
          <table:table-cell table:formula="of:=IF((([.BS43] = 1)   AND   ([.BS44] = 0))   OR   (([.BS43] = 0)   AND   ([.BS44] = 1));1;0)" office:value-type="float" office:value="0" calcext:value-type="float">
            <text:p>0</text:p>
          </table:table-cell>
          <table:table-cell table:formula="of:=IF((([.BT43] = 1)   AND   ([.BT44] = 0))   OR   (([.BT43] = 0)   AND   ([.BT44] = 1));1;0)" office:value-type="float" office:value="0" calcext:value-type="float">
            <text:p>0</text:p>
          </table:table-cell>
          <table:table-cell table:formula="of:=IF((([.BU43] = 1)   AND   ([.BU44] = 0))   OR   (([.BU43] = 0)   AND   ([.BU44] = 1));1;0)" office:value-type="float" office:value="0" calcext:value-type="float">
            <text:p>0</text:p>
          </table:table-cell>
          <table:table-cell/>
          <table:table-cell table:formula="of:=SUM([.A44:.BW44])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947"/>
        </table:table-row>
        <table:table-row table:style-name="ro1">
          <table:table-cell/>
          <table:table-cell table:formula="of:=IF((([.A44] = 1)   AND   ([.A45] = 0))   OR   (([.A44] = 0)   AND   ([.A45] = 1));1;0)" office:value-type="float" office:value="0" calcext:value-type="float">
            <text:p>0</text:p>
          </table:table-cell>
          <table:table-cell table:formula="of:=IF((([.B44] = 1)   AND   ([.B45] = 0))   OR   (([.B44] = 0)   AND   ([.B45] = 1));1;0)" office:value-type="float" office:value="0" calcext:value-type="float">
            <text:p>0</text:p>
          </table:table-cell>
          <table:table-cell table:formula="of:=IF((([.C44] = 1)   AND   ([.C45] = 0))   OR   (([.C44] = 0)   AND   ([.C45] = 1));1;0)" office:value-type="float" office:value="0" calcext:value-type="float">
            <text:p>0</text:p>
          </table:table-cell>
          <table:table-cell table:formula="of:=IF((([.D44] = 1)   AND   ([.D45] = 0))   OR   (([.D44] = 0)   AND   ([.D45] = 1));1;0)" office:value-type="float" office:value="0" calcext:value-type="float">
            <text:p>0</text:p>
          </table:table-cell>
          <table:table-cell table:formula="of:=IF((([.E44] = 1)   AND   ([.E45] = 0))   OR   (([.E44] = 0)   AND   ([.E45] = 1));1;0)" office:value-type="float" office:value="0" calcext:value-type="float">
            <text:p>0</text:p>
          </table:table-cell>
          <table:table-cell table:formula="of:=IF((([.F44] = 1)   AND   ([.F45] = 0))   OR   (([.F44] = 0)   AND   ([.F45] = 1));1;0)" office:value-type="float" office:value="0" calcext:value-type="float">
            <text:p>0</text:p>
          </table:table-cell>
          <table:table-cell table:formula="of:=IF((([.G44] = 1)   AND   ([.G45] = 0))   OR   (([.G44] = 0)   AND   ([.G45] = 1));1;0)" office:value-type="float" office:value="0" calcext:value-type="float">
            <text:p>0</text:p>
          </table:table-cell>
          <table:table-cell table:formula="of:=IF((([.H44] = 1)   AND   ([.H45] = 0))   OR   (([.H44] = 0)   AND   ([.H45] = 1));1;0)" office:value-type="float" office:value="0" calcext:value-type="float">
            <text:p>0</text:p>
          </table:table-cell>
          <table:table-cell table:formula="of:=IF((([.I44] = 1)   AND   ([.I45] = 0))   OR   (([.I44] = 0)   AND   ([.I45] = 1));1;0)" office:value-type="float" office:value="0" calcext:value-type="float">
            <text:p>0</text:p>
          </table:table-cell>
          <table:table-cell table:formula="of:=IF((([.J44] = 1)   AND   ([.J45] = 0))   OR   (([.J44] = 0)   AND   ([.J45] = 1));1;0)" office:value-type="float" office:value="0" calcext:value-type="float">
            <text:p>0</text:p>
          </table:table-cell>
          <table:table-cell table:formula="of:=IF((([.K44] = 1)   AND   ([.K45] = 0))   OR   (([.K44] = 0)   AND   ([.K45] = 1));1;0)" office:value-type="float" office:value="0" calcext:value-type="float">
            <text:p>0</text:p>
          </table:table-cell>
          <table:table-cell table:formula="of:=IF((([.L44] = 1)   AND   ([.L45] = 0))   OR   (([.L44] = 0)   AND   ([.L45] = 1));1;0)" office:value-type="float" office:value="0" calcext:value-type="float">
            <text:p>0</text:p>
          </table:table-cell>
          <table:table-cell table:formula="of:=IF((([.M44] = 1)   AND   ([.M45] = 0))   OR   (([.M44] = 0)   AND   ([.M45] = 1));1;0)" office:value-type="float" office:value="0" calcext:value-type="float">
            <text:p>0</text:p>
          </table:table-cell>
          <table:table-cell table:formula="of:=IF((([.N44] = 1)   AND   ([.N45] = 0))   OR   (([.N44] = 0)   AND   ([.N45] = 1));1;0)" office:value-type="float" office:value="0" calcext:value-type="float">
            <text:p>0</text:p>
          </table:table-cell>
          <table:table-cell table:formula="of:=IF((([.O44] = 1)   AND   ([.O45] = 0))   OR   (([.O44] = 0)   AND   ([.O45] = 1));1;0)" office:value-type="float" office:value="0" calcext:value-type="float">
            <text:p>0</text:p>
          </table:table-cell>
          <table:table-cell table:formula="of:=IF((([.P44] = 1)   AND   ([.P45] = 0))   OR   (([.P44] = 0)   AND   ([.P45] = 1));1;0)" office:value-type="float" office:value="0" calcext:value-type="float">
            <text:p>0</text:p>
          </table:table-cell>
          <table:table-cell table:formula="of:=IF((([.Q44] = 1)   AND   ([.Q45] = 0))   OR   (([.Q44] = 0)   AND   ([.Q45] = 1));1;0)" office:value-type="float" office:value="0" calcext:value-type="float">
            <text:p>0</text:p>
          </table:table-cell>
          <table:table-cell table:formula="of:=IF((([.R44] = 1)   AND   ([.R45] = 0))   OR   (([.R44] = 0)   AND   ([.R45] = 1));1;0)" office:value-type="float" office:value="0" calcext:value-type="float">
            <text:p>0</text:p>
          </table:table-cell>
          <table:table-cell table:formula="of:=IF((([.S44] = 1)   AND   ([.S45] = 0))   OR   (([.S44] = 0)   AND   ([.S45] = 1));1;0)" office:value-type="float" office:value="0" calcext:value-type="float">
            <text:p>0</text:p>
          </table:table-cell>
          <table:table-cell table:formula="of:=IF((([.T44] = 1)   AND   ([.T45] = 0))   OR   (([.T44] = 0)   AND   ([.T45] = 1));1;0)" office:value-type="float" office:value="0" calcext:value-type="float">
            <text:p>0</text:p>
          </table:table-cell>
          <table:table-cell table:formula="of:=IF((([.U44] = 1)   AND   ([.U45] = 0))   OR   (([.U44] = 0)   AND   ([.U45] = 1));1;0)" office:value-type="float" office:value="0" calcext:value-type="float">
            <text:p>0</text:p>
          </table:table-cell>
          <table:table-cell table:formula="of:=IF((([.V44] = 1)   AND   ([.V45] = 0))   OR   (([.V44] = 0)   AND   ([.V45] = 1));1;0)" office:value-type="float" office:value="0" calcext:value-type="float">
            <text:p>0</text:p>
          </table:table-cell>
          <table:table-cell table:formula="of:=IF((([.W44] = 1)   AND   ([.W45] = 0))   OR   (([.W44] = 0)   AND   ([.W45] = 1));1;0)" office:value-type="float" office:value="0" calcext:value-type="float">
            <text:p>0</text:p>
          </table:table-cell>
          <table:table-cell table:formula="of:=IF((([.X44] = 1)   AND   ([.X45] = 0))   OR   (([.X44] = 0)   AND   ([.X45] = 1));1;0)" office:value-type="float" office:value="0" calcext:value-type="float">
            <text:p>0</text:p>
          </table:table-cell>
          <table:table-cell table:formula="of:=IF((([.Y44] = 1)   AND   ([.Y45] = 0))   OR   (([.Y44] = 0)   AND   ([.Y45] = 1));1;0)" office:value-type="float" office:value="0" calcext:value-type="float">
            <text:p>0</text:p>
          </table:table-cell>
          <table:table-cell table:formula="of:=IF((([.Z44] = 1)   AND   ([.Z45] = 0))   OR   (([.Z44] = 0)   AND   ([.Z45] = 1));1;0)" office:value-type="float" office:value="0" calcext:value-type="float">
            <text:p>0</text:p>
          </table:table-cell>
          <table:table-cell table:formula="of:=IF((([.AA44] = 1)   AND   ([.AA45] = 0))   OR   (([.AA44] = 0)   AND   ([.AA45] = 1));1;0)" office:value-type="float" office:value="0" calcext:value-type="float">
            <text:p>0</text:p>
          </table:table-cell>
          <table:table-cell table:formula="of:=IF((([.AB44] = 1)   AND   ([.AB45] = 0))   OR   (([.AB44] = 0)   AND   ([.AB45] = 1));1;0)" office:value-type="float" office:value="0" calcext:value-type="float">
            <text:p>0</text:p>
          </table:table-cell>
          <table:table-cell table:formula="of:=IF((([.AC44] = 1)   AND   ([.AC45] = 0))   OR   (([.AC44] = 0)   AND   ([.AC45] = 1));1;0)" office:value-type="float" office:value="0" calcext:value-type="float">
            <text:p>0</text:p>
          </table:table-cell>
          <table:table-cell table:formula="of:=IF((([.AD44] = 1)   AND   ([.AD45] = 0))   OR   (([.AD44] = 0)   AND   ([.AD45] = 1));1;0)" office:value-type="float" office:value="0" calcext:value-type="float">
            <text:p>0</text:p>
          </table:table-cell>
          <table:table-cell table:formula="of:=IF((([.AE44] = 1)   AND   ([.AE45] = 0))   OR   (([.AE44] = 0)   AND   ([.AE45] = 1));1;0)" office:value-type="float" office:value="0" calcext:value-type="float">
            <text:p>0</text:p>
          </table:table-cell>
          <table:table-cell table:formula="of:=IF((([.AF44] = 1)   AND   ([.AF45] = 0))   OR   (([.AF44] = 0)   AND   ([.AF45] = 1));1;0)" office:value-type="float" office:value="0" calcext:value-type="float">
            <text:p>0</text:p>
          </table:table-cell>
          <table:table-cell table:formula="of:=IF((([.AG44] = 1)   AND   ([.AG45] = 0))   OR   (([.AG44] = 0)   AND   ([.AG45] = 1));1;0)" office:value-type="float" office:value="0" calcext:value-type="float">
            <text:p>0</text:p>
          </table:table-cell>
          <table:table-cell table:formula="of:=IF((([.AH44] = 1)   AND   ([.AH45] = 0))   OR   (([.AH44] = 0)   AND   ([.AH45] = 1));1;0)" office:value-type="float" office:value="0" calcext:value-type="float">
            <text:p>0</text:p>
          </table:table-cell>
          <table:table-cell table:formula="of:=IF((([.AI44] = 1)   AND   ([.AI45] = 0))   OR   (([.AI44] = 0)   AND   ([.AI45] = 1));1;0)" office:value-type="float" office:value="0" calcext:value-type="float">
            <text:p>0</text:p>
          </table:table-cell>
          <table:table-cell table:formula="of:=IF((([.AJ44] = 1)   AND   ([.AJ45] = 0))   OR   (([.AJ44] = 0)   AND   ([.AJ45] = 1));1;0)" office:value-type="float" office:value="0" calcext:value-type="float">
            <text:p>0</text:p>
          </table:table-cell>
          <table:table-cell table:formula="of:=IF((([.AK44] = 1)   AND   ([.AK45] = 0))   OR   (([.AK44] = 0)   AND   ([.AK45] = 1));1;0)" office:value-type="float" office:value="0" calcext:value-type="float">
            <text:p>0</text:p>
          </table:table-cell>
          <table:table-cell table:formula="of:=IF((([.AL44] = 1)   AND   ([.AL45] = 0))   OR   (([.AL44] = 0)   AND   ([.AL45] = 1));1;0)" office:value-type="float" office:value="0" calcext:value-type="float">
            <text:p>0</text:p>
          </table:table-cell>
          <table:table-cell table:formula="of:=IF((([.AM44] = 1)   AND   ([.AM45] = 0))   OR   (([.AM44] = 0)   AND   ([.AM45] = 1));1;0)" office:value-type="float" office:value="0" calcext:value-type="float">
            <text:p>0</text:p>
          </table:table-cell>
          <table:table-cell table:formula="of:=IF((([.AN44] = 1)   AND   ([.AN45] = 0))   OR   (([.AN44] = 0)   AND   ([.AN45] = 1));1;0)" office:value-type="float" office:value="0" calcext:value-type="float">
            <text:p>0</text:p>
          </table:table-cell>
          <table:table-cell table:formula="of:=IF((([.AO44] = 1)   AND   ([.AO45] = 0))   OR   (([.AO44] = 0)   AND   ([.AO45] = 1));1;0)" office:value-type="float" office:value="0" calcext:value-type="float">
            <text:p>0</text:p>
          </table:table-cell>
          <table:table-cell table:formula="of:=IF((([.AP44] = 1)   AND   ([.AP45] = 0))   OR   (([.AP44] = 0)   AND   ([.AP45] = 1));1;0)" office:value-type="float" office:value="0" calcext:value-type="float">
            <text:p>0</text:p>
          </table:table-cell>
          <table:table-cell table:formula="of:=IF((([.AQ44] = 1)   AND   ([.AQ45] = 0))   OR   (([.AQ44] = 0)   AND   ([.AQ45] = 1));1;0)" office:value-type="float" office:value="0" calcext:value-type="float">
            <text:p>0</text:p>
          </table:table-cell>
          <table:table-cell table:formula="of:=IF((([.AR44] = 1)   AND   ([.AR45] = 0))   OR   (([.AR44] = 0)   AND   ([.AR45] = 1));1;0)" office:value-type="float" office:value="0" calcext:value-type="float">
            <text:p>0</text:p>
          </table:table-cell>
          <table:table-cell table:formula="of:=IF((([.AS44] = 1)   AND   ([.AS45] = 0))   OR   (([.AS44] = 0)   AND   ([.AS45] = 1));1;0)" office:value-type="float" office:value="1" calcext:value-type="float">
            <text:p>1</text:p>
          </table:table-cell>
          <table:table-cell table:formula="of:=IF((([.AT44] = 1)   AND   ([.AT45] = 0))   OR   (([.AT44] = 0)   AND   ([.AT45] = 1));1;0)" office:value-type="float" office:value="0" calcext:value-type="float">
            <text:p>0</text:p>
          </table:table-cell>
          <table:table-cell table:formula="of:=IF((([.AU44] = 1)   AND   ([.AU45] = 0))   OR   (([.AU44] = 0)   AND   ([.AU45] = 1));1;0)" office:value-type="float" office:value="0" calcext:value-type="float">
            <text:p>0</text:p>
          </table:table-cell>
          <table:table-cell table:formula="of:=IF((([.AV44] = 1)   AND   ([.AV45] = 0))   OR   (([.AV44] = 0)   AND   ([.AV45] = 1));1;0)" office:value-type="float" office:value="0" calcext:value-type="float">
            <text:p>0</text:p>
          </table:table-cell>
          <table:table-cell table:formula="of:=IF((([.AW44] = 1)   AND   ([.AW45] = 0))   OR   (([.AW44] = 0)   AND   ([.AW45] = 1));1;0)" office:value-type="float" office:value="1" calcext:value-type="float">
            <text:p>1</text:p>
          </table:table-cell>
          <table:table-cell table:formula="of:=IF((([.AX44] = 1)   AND   ([.AX45] = 0))   OR   (([.AX44] = 0)   AND   ([.AX45] = 1));1;0)" office:value-type="float" office:value="0" calcext:value-type="float">
            <text:p>0</text:p>
          </table:table-cell>
          <table:table-cell table:formula="of:=IF((([.AY44] = 1)   AND   ([.AY45] = 0))   OR   (([.AY44] = 0)   AND   ([.AY45] = 1));1;0)" office:value-type="float" office:value="0" calcext:value-type="float">
            <text:p>0</text:p>
          </table:table-cell>
          <table:table-cell table:formula="of:=IF((([.AZ44] = 1)   AND   ([.AZ45] = 0))   OR   (([.AZ44] = 0)   AND   ([.AZ45] = 1));1;0)" office:value-type="float" office:value="0" calcext:value-type="float">
            <text:p>0</text:p>
          </table:table-cell>
          <table:table-cell table:formula="of:=IF((([.BA44] = 1)   AND   ([.BA45] = 0))   OR   (([.BA44] = 0)   AND   ([.BA45] = 1));1;0)" office:value-type="float" office:value="0" calcext:value-type="float">
            <text:p>0</text:p>
          </table:table-cell>
          <table:table-cell table:formula="of:=IF((([.BB44] = 1)   AND   ([.BB45] = 0))   OR   (([.BB44] = 0)   AND   ([.BB45] = 1));1;0)" office:value-type="float" office:value="0" calcext:value-type="float">
            <text:p>0</text:p>
          </table:table-cell>
          <table:table-cell table:formula="of:=IF((([.BC44] = 1)   AND   ([.BC45] = 0))   OR   (([.BC44] = 0)   AND   ([.BC45] = 1));1;0)" office:value-type="float" office:value="0" calcext:value-type="float">
            <text:p>0</text:p>
          </table:table-cell>
          <table:table-cell table:formula="of:=IF((([.BD44] = 1)   AND   ([.BD45] = 0))   OR   (([.BD44] = 0)   AND   ([.BD45] = 1));1;0)" office:value-type="float" office:value="0" calcext:value-type="float">
            <text:p>0</text:p>
          </table:table-cell>
          <table:table-cell table:formula="of:=IF((([.BE44] = 1)   AND   ([.BE45] = 0))   OR   (([.BE44] = 0)   AND   ([.BE45] = 1));1;0)" office:value-type="float" office:value="0" calcext:value-type="float">
            <text:p>0</text:p>
          </table:table-cell>
          <table:table-cell table:formula="of:=IF((([.BF44] = 1)   AND   ([.BF45] = 0))   OR   (([.BF44] = 0)   AND   ([.BF45] = 1));1;0)" office:value-type="float" office:value="0" calcext:value-type="float">
            <text:p>0</text:p>
          </table:table-cell>
          <table:table-cell table:formula="of:=IF((([.BG44] = 1)   AND   ([.BG45] = 0))   OR   (([.BG44] = 0)   AND   ([.BG45] = 1));1;0)" office:value-type="float" office:value="0" calcext:value-type="float">
            <text:p>0</text:p>
          </table:table-cell>
          <table:table-cell table:formula="of:=IF((([.BH44] = 1)   AND   ([.BH45] = 0))   OR   (([.BH44] = 0)   AND   ([.BH45] = 1));1;0)" office:value-type="float" office:value="0" calcext:value-type="float">
            <text:p>0</text:p>
          </table:table-cell>
          <table:table-cell table:formula="of:=IF((([.BI44] = 1)   AND   ([.BI45] = 0))   OR   (([.BI44] = 0)   AND   ([.BI45] = 1));1;0)" office:value-type="float" office:value="1" calcext:value-type="float">
            <text:p>1</text:p>
          </table:table-cell>
          <table:table-cell table:formula="of:=IF((([.BJ44] = 1)   AND   ([.BJ45] = 0))   OR   (([.BJ44] = 0)   AND   ([.BJ45] = 1));1;0)" office:value-type="float" office:value="0" calcext:value-type="float">
            <text:p>0</text:p>
          </table:table-cell>
          <table:table-cell table:formula="of:=IF((([.BK44] = 1)   AND   ([.BK45] = 0))   OR   (([.BK44] = 0)   AND   ([.BK45] = 1));1;0)" office:value-type="float" office:value="0" calcext:value-type="float">
            <text:p>0</text:p>
          </table:table-cell>
          <table:table-cell table:formula="of:=IF((([.BL44] = 1)   AND   ([.BL45] = 0))   OR   (([.BL44] = 0)   AND   ([.BL45] = 1));1;0)" office:value-type="float" office:value="0" calcext:value-type="float">
            <text:p>0</text:p>
          </table:table-cell>
          <table:table-cell table:formula="of:=IF((([.BM44] = 1)   AND   ([.BM45] = 0))   OR   (([.BM44] = 0)   AND   ([.BM45] = 1));1;0)" office:value-type="float" office:value="1" calcext:value-type="float">
            <text:p>1</text:p>
          </table:table-cell>
          <table:table-cell table:formula="of:=IF((([.BN44] = 1)   AND   ([.BN45] = 0))   OR   (([.BN44] = 0)   AND   ([.BN45] = 1));1;0)" office:value-type="float" office:value="0" calcext:value-type="float">
            <text:p>0</text:p>
          </table:table-cell>
          <table:table-cell table:formula="of:=IF((([.BO44] = 1)   AND   ([.BO45] = 0))   OR   (([.BO44] = 0)   AND   ([.BO45] = 1));1;0)" office:value-type="float" office:value="0" calcext:value-type="float">
            <text:p>0</text:p>
          </table:table-cell>
          <table:table-cell table:formula="of:=IF((([.BP44] = 1)   AND   ([.BP45] = 0))   OR   (([.BP44] = 0)   AND   ([.BP45] = 1));1;0)" office:value-type="float" office:value="0" calcext:value-type="float">
            <text:p>0</text:p>
          </table:table-cell>
          <table:table-cell table:formula="of:=IF((([.BQ44] = 1)   AND   ([.BQ45] = 0))   OR   (([.BQ44] = 0)   AND   ([.BQ45] = 1));1;0)" office:value-type="float" office:value="0" calcext:value-type="float">
            <text:p>0</text:p>
          </table:table-cell>
          <table:table-cell table:formula="of:=IF((([.BR44] = 1)   AND   ([.BR45] = 0))   OR   (([.BR44] = 0)   AND   ([.BR45] = 1));1;0)" office:value-type="float" office:value="0" calcext:value-type="float">
            <text:p>0</text:p>
          </table:table-cell>
          <table:table-cell table:formula="of:=IF((([.BS44] = 1)   AND   ([.BS45] = 0))   OR   (([.BS44] = 0)   AND   ([.BS45] = 1));1;0)" office:value-type="float" office:value="0" calcext:value-type="float">
            <text:p>0</text:p>
          </table:table-cell>
          <table:table-cell table:formula="of:=IF((([.BT44] = 1)   AND   ([.BT45] = 0))   OR   (([.BT44] = 0)   AND   ([.BT45] = 1));1;0)" office:value-type="float" office:value="0" calcext:value-type="float">
            <text:p>0</text:p>
          </table:table-cell>
          <table:table-cell table:formula="of:=IF((([.BU44] = 1)   AND   ([.BU45] = 0))   OR   (([.BU44] = 0)   AND   ([.BU45] = 1));1;0)" office:value-type="float" office:value="0" calcext:value-type="float">
            <text:p>0</text:p>
          </table:table-cell>
          <table:table-cell/>
          <table:table-cell table:formula="of:=SUM([.A45:.BW45])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number-columns-repeated="947"/>
        </table:table-row>
        <table:table-row table:style-name="ro1">
          <table:table-cell/>
          <table:table-cell table:formula="of:=IF((([.A45] = 1)   AND   ([.A46] = 0))   OR   (([.A45] = 0)   AND   ([.A46] = 1));1;0)" office:value-type="float" office:value="0" calcext:value-type="float">
            <text:p>0</text:p>
          </table:table-cell>
          <table:table-cell table:formula="of:=IF((([.B45] = 1)   AND   ([.B46] = 0))   OR   (([.B45] = 0)   AND   ([.B46] = 1));1;0)" office:value-type="float" office:value="0" calcext:value-type="float">
            <text:p>0</text:p>
          </table:table-cell>
          <table:table-cell table:formula="of:=IF((([.C45] = 1)   AND   ([.C46] = 0))   OR   (([.C45] = 0)   AND   ([.C46] = 1));1;0)" office:value-type="float" office:value="0" calcext:value-type="float">
            <text:p>0</text:p>
          </table:table-cell>
          <table:table-cell table:formula="of:=IF((([.D45] = 1)   AND   ([.D46] = 0))   OR   (([.D45] = 0)   AND   ([.D46] = 1));1;0)" office:value-type="float" office:value="0" calcext:value-type="float">
            <text:p>0</text:p>
          </table:table-cell>
          <table:table-cell table:formula="of:=IF((([.E45] = 1)   AND   ([.E46] = 0))   OR   (([.E45] = 0)   AND   ([.E46] = 1));1;0)" office:value-type="float" office:value="0" calcext:value-type="float">
            <text:p>0</text:p>
          </table:table-cell>
          <table:table-cell table:formula="of:=IF((([.F45] = 1)   AND   ([.F46] = 0))   OR   (([.F45] = 0)   AND   ([.F46] = 1));1;0)" office:value-type="float" office:value="0" calcext:value-type="float">
            <text:p>0</text:p>
          </table:table-cell>
          <table:table-cell table:formula="of:=IF((([.G45] = 1)   AND   ([.G46] = 0))   OR   (([.G45] = 0)   AND   ([.G46] = 1));1;0)" office:value-type="float" office:value="0" calcext:value-type="float">
            <text:p>0</text:p>
          </table:table-cell>
          <table:table-cell table:formula="of:=IF((([.H45] = 1)   AND   ([.H46] = 0))   OR   (([.H45] = 0)   AND   ([.H46] = 1));1;0)" office:value-type="float" office:value="0" calcext:value-type="float">
            <text:p>0</text:p>
          </table:table-cell>
          <table:table-cell table:formula="of:=IF((([.I45] = 1)   AND   ([.I46] = 0))   OR   (([.I45] = 0)   AND   ([.I46] = 1));1;0)" office:value-type="float" office:value="0" calcext:value-type="float">
            <text:p>0</text:p>
          </table:table-cell>
          <table:table-cell table:formula="of:=IF((([.J45] = 1)   AND   ([.J46] = 0))   OR   (([.J45] = 0)   AND   ([.J46] = 1));1;0)" office:value-type="float" office:value="0" calcext:value-type="float">
            <text:p>0</text:p>
          </table:table-cell>
          <table:table-cell table:formula="of:=IF((([.K45] = 1)   AND   ([.K46] = 0))   OR   (([.K45] = 0)   AND   ([.K46] = 1));1;0)" office:value-type="float" office:value="0" calcext:value-type="float">
            <text:p>0</text:p>
          </table:table-cell>
          <table:table-cell table:formula="of:=IF((([.L45] = 1)   AND   ([.L46] = 0))   OR   (([.L45] = 0)   AND   ([.L46] = 1));1;0)" office:value-type="float" office:value="0" calcext:value-type="float">
            <text:p>0</text:p>
          </table:table-cell>
          <table:table-cell table:formula="of:=IF((([.M45] = 1)   AND   ([.M46] = 0))   OR   (([.M45] = 0)   AND   ([.M46] = 1));1;0)" office:value-type="float" office:value="0" calcext:value-type="float">
            <text:p>0</text:p>
          </table:table-cell>
          <table:table-cell table:formula="of:=IF((([.N45] = 1)   AND   ([.N46] = 0))   OR   (([.N45] = 0)   AND   ([.N46] = 1));1;0)" office:value-type="float" office:value="0" calcext:value-type="float">
            <text:p>0</text:p>
          </table:table-cell>
          <table:table-cell table:formula="of:=IF((([.O45] = 1)   AND   ([.O46] = 0))   OR   (([.O45] = 0)   AND   ([.O46] = 1));1;0)" office:value-type="float" office:value="0" calcext:value-type="float">
            <text:p>0</text:p>
          </table:table-cell>
          <table:table-cell table:formula="of:=IF((([.P45] = 1)   AND   ([.P46] = 0))   OR   (([.P45] = 0)   AND   ([.P46] = 1));1;0)" office:value-type="float" office:value="0" calcext:value-type="float">
            <text:p>0</text:p>
          </table:table-cell>
          <table:table-cell table:formula="of:=IF((([.Q45] = 1)   AND   ([.Q46] = 0))   OR   (([.Q45] = 0)   AND   ([.Q46] = 1));1;0)" office:value-type="float" office:value="0" calcext:value-type="float">
            <text:p>0</text:p>
          </table:table-cell>
          <table:table-cell table:formula="of:=IF((([.R45] = 1)   AND   ([.R46] = 0))   OR   (([.R45] = 0)   AND   ([.R46] = 1));1;0)" office:value-type="float" office:value="0" calcext:value-type="float">
            <text:p>0</text:p>
          </table:table-cell>
          <table:table-cell table:formula="of:=IF((([.S45] = 1)   AND   ([.S46] = 0))   OR   (([.S45] = 0)   AND   ([.S46] = 1));1;0)" office:value-type="float" office:value="0" calcext:value-type="float">
            <text:p>0</text:p>
          </table:table-cell>
          <table:table-cell table:formula="of:=IF((([.T45] = 1)   AND   ([.T46] = 0))   OR   (([.T45] = 0)   AND   ([.T46] = 1));1;0)" office:value-type="float" office:value="0" calcext:value-type="float">
            <text:p>0</text:p>
          </table:table-cell>
          <table:table-cell table:formula="of:=IF((([.U45] = 1)   AND   ([.U46] = 0))   OR   (([.U45] = 0)   AND   ([.U46] = 1));1;0)" office:value-type="float" office:value="0" calcext:value-type="float">
            <text:p>0</text:p>
          </table:table-cell>
          <table:table-cell table:formula="of:=IF((([.V45] = 1)   AND   ([.V46] = 0))   OR   (([.V45] = 0)   AND   ([.V46] = 1));1;0)" office:value-type="float" office:value="0" calcext:value-type="float">
            <text:p>0</text:p>
          </table:table-cell>
          <table:table-cell table:formula="of:=IF((([.W45] = 1)   AND   ([.W46] = 0))   OR   (([.W45] = 0)   AND   ([.W46] = 1));1;0)" office:value-type="float" office:value="0" calcext:value-type="float">
            <text:p>0</text:p>
          </table:table-cell>
          <table:table-cell table:formula="of:=IF((([.X45] = 1)   AND   ([.X46] = 0))   OR   (([.X45] = 0)   AND   ([.X46] = 1));1;0)" office:value-type="float" office:value="0" calcext:value-type="float">
            <text:p>0</text:p>
          </table:table-cell>
          <table:table-cell table:formula="of:=IF((([.Y45] = 1)   AND   ([.Y46] = 0))   OR   (([.Y45] = 0)   AND   ([.Y46] = 1));1;0)" office:value-type="float" office:value="0" calcext:value-type="float">
            <text:p>0</text:p>
          </table:table-cell>
          <table:table-cell table:formula="of:=IF((([.Z45] = 1)   AND   ([.Z46] = 0))   OR   (([.Z45] = 0)   AND   ([.Z46] = 1));1;0)" office:value-type="float" office:value="0" calcext:value-type="float">
            <text:p>0</text:p>
          </table:table-cell>
          <table:table-cell table:formula="of:=IF((([.AA45] = 1)   AND   ([.AA46] = 0))   OR   (([.AA45] = 0)   AND   ([.AA46] = 1));1;0)" office:value-type="float" office:value="0" calcext:value-type="float">
            <text:p>0</text:p>
          </table:table-cell>
          <table:table-cell table:formula="of:=IF((([.AB45] = 1)   AND   ([.AB46] = 0))   OR   (([.AB45] = 0)   AND   ([.AB46] = 1));1;0)" office:value-type="float" office:value="0" calcext:value-type="float">
            <text:p>0</text:p>
          </table:table-cell>
          <table:table-cell table:formula="of:=IF((([.AC45] = 1)   AND   ([.AC46] = 0))   OR   (([.AC45] = 0)   AND   ([.AC46] = 1));1;0)" office:value-type="float" office:value="0" calcext:value-type="float">
            <text:p>0</text:p>
          </table:table-cell>
          <table:table-cell table:formula="of:=IF((([.AD45] = 1)   AND   ([.AD46] = 0))   OR   (([.AD45] = 0)   AND   ([.AD46] = 1));1;0)" office:value-type="float" office:value="0" calcext:value-type="float">
            <text:p>0</text:p>
          </table:table-cell>
          <table:table-cell table:formula="of:=IF((([.AE45] = 1)   AND   ([.AE46] = 0))   OR   (([.AE45] = 0)   AND   ([.AE46] = 1));1;0)" office:value-type="float" office:value="0" calcext:value-type="float">
            <text:p>0</text:p>
          </table:table-cell>
          <table:table-cell table:formula="of:=IF((([.AF45] = 1)   AND   ([.AF46] = 0))   OR   (([.AF45] = 0)   AND   ([.AF46] = 1));1;0)" office:value-type="float" office:value="0" calcext:value-type="float">
            <text:p>0</text:p>
          </table:table-cell>
          <table:table-cell table:formula="of:=IF((([.AG45] = 1)   AND   ([.AG46] = 0))   OR   (([.AG45] = 0)   AND   ([.AG46] = 1));1;0)" office:value-type="float" office:value="0" calcext:value-type="float">
            <text:p>0</text:p>
          </table:table-cell>
          <table:table-cell table:formula="of:=IF((([.AH45] = 1)   AND   ([.AH46] = 0))   OR   (([.AH45] = 0)   AND   ([.AH46] = 1));1;0)" office:value-type="float" office:value="0" calcext:value-type="float">
            <text:p>0</text:p>
          </table:table-cell>
          <table:table-cell table:formula="of:=IF((([.AI45] = 1)   AND   ([.AI46] = 0))   OR   (([.AI45] = 0)   AND   ([.AI46] = 1));1;0)" office:value-type="float" office:value="0" calcext:value-type="float">
            <text:p>0</text:p>
          </table:table-cell>
          <table:table-cell table:formula="of:=IF((([.AJ45] = 1)   AND   ([.AJ46] = 0))   OR   (([.AJ45] = 0)   AND   ([.AJ46] = 1));1;0)" office:value-type="float" office:value="0" calcext:value-type="float">
            <text:p>0</text:p>
          </table:table-cell>
          <table:table-cell table:formula="of:=IF((([.AK45] = 1)   AND   ([.AK46] = 0))   OR   (([.AK45] = 0)   AND   ([.AK46] = 1));1;0)" office:value-type="float" office:value="0" calcext:value-type="float">
            <text:p>0</text:p>
          </table:table-cell>
          <table:table-cell table:formula="of:=IF((([.AL45] = 1)   AND   ([.AL46] = 0))   OR   (([.AL45] = 0)   AND   ([.AL46] = 1));1;0)" office:value-type="float" office:value="0" calcext:value-type="float">
            <text:p>0</text:p>
          </table:table-cell>
          <table:table-cell table:formula="of:=IF((([.AM45] = 1)   AND   ([.AM46] = 0))   OR   (([.AM45] = 0)   AND   ([.AM46] = 1));1;0)" office:value-type="float" office:value="0" calcext:value-type="float">
            <text:p>0</text:p>
          </table:table-cell>
          <table:table-cell table:formula="of:=IF((([.AN45] = 1)   AND   ([.AN46] = 0))   OR   (([.AN45] = 0)   AND   ([.AN46] = 1));1;0)" office:value-type="float" office:value="0" calcext:value-type="float">
            <text:p>0</text:p>
          </table:table-cell>
          <table:table-cell table:formula="of:=IF((([.AO45] = 1)   AND   ([.AO46] = 0))   OR   (([.AO45] = 0)   AND   ([.AO46] = 1));1;0)" office:value-type="float" office:value="0" calcext:value-type="float">
            <text:p>0</text:p>
          </table:table-cell>
          <table:table-cell table:formula="of:=IF((([.AP45] = 1)   AND   ([.AP46] = 0))   OR   (([.AP45] = 0)   AND   ([.AP46] = 1));1;0)" office:value-type="float" office:value="0" calcext:value-type="float">
            <text:p>0</text:p>
          </table:table-cell>
          <table:table-cell table:formula="of:=IF((([.AQ45] = 1)   AND   ([.AQ46] = 0))   OR   (([.AQ45] = 0)   AND   ([.AQ46] = 1));1;0)" office:value-type="float" office:value="0" calcext:value-type="float">
            <text:p>0</text:p>
          </table:table-cell>
          <table:table-cell table:formula="of:=IF((([.AR45] = 1)   AND   ([.AR46] = 0))   OR   (([.AR45] = 0)   AND   ([.AR46] = 1));1;0)" office:value-type="float" office:value="0" calcext:value-type="float">
            <text:p>0</text:p>
          </table:table-cell>
          <table:table-cell table:formula="of:=IF((([.AS45] = 1)   AND   ([.AS46] = 0))   OR   (([.AS45] = 0)   AND   ([.AS46] = 1));1;0)" office:value-type="float" office:value="0" calcext:value-type="float">
            <text:p>0</text:p>
          </table:table-cell>
          <table:table-cell table:formula="of:=IF((([.AT45] = 1)   AND   ([.AT46] = 0))   OR   (([.AT45] = 0)   AND   ([.AT46] = 1));1;0)" office:value-type="float" office:value="1" calcext:value-type="float">
            <text:p>1</text:p>
          </table:table-cell>
          <table:table-cell table:formula="of:=IF((([.AU45] = 1)   AND   ([.AU46] = 0))   OR   (([.AU45] = 0)   AND   ([.AU46] = 1));1;0)" office:value-type="float" office:value="1" calcext:value-type="float">
            <text:p>1</text:p>
          </table:table-cell>
          <table:table-cell table:formula="of:=IF((([.AV45] = 1)   AND   ([.AV46] = 0))   OR   (([.AV45] = 0)   AND   ([.AV46] = 1));1;0)" office:value-type="float" office:value="1" calcext:value-type="float">
            <text:p>1</text:p>
          </table:table-cell>
          <table:table-cell table:formula="of:=IF((([.AW45] = 1)   AND   ([.AW46] = 0))   OR   (([.AW45] = 0)   AND   ([.AW46] = 1));1;0)" office:value-type="float" office:value="1" calcext:value-type="float">
            <text:p>1</text:p>
          </table:table-cell>
          <table:table-cell table:formula="of:=IF((([.AX45] = 1)   AND   ([.AX46] = 0))   OR   (([.AX45] = 0)   AND   ([.AX46] = 1));1;0)" office:value-type="float" office:value="0" calcext:value-type="float">
            <text:p>0</text:p>
          </table:table-cell>
          <table:table-cell table:formula="of:=IF((([.AY45] = 1)   AND   ([.AY46] = 0))   OR   (([.AY45] = 0)   AND   ([.AY46] = 1));1;0)" office:value-type="float" office:value="0" calcext:value-type="float">
            <text:p>0</text:p>
          </table:table-cell>
          <table:table-cell table:formula="of:=IF((([.AZ45] = 1)   AND   ([.AZ46] = 0))   OR   (([.AZ45] = 0)   AND   ([.AZ46] = 1));1;0)" office:value-type="float" office:value="0" calcext:value-type="float">
            <text:p>0</text:p>
          </table:table-cell>
          <table:table-cell table:formula="of:=IF((([.BA45] = 1)   AND   ([.BA46] = 0))   OR   (([.BA45] = 0)   AND   ([.BA46] = 1));1;0)" office:value-type="float" office:value="0" calcext:value-type="float">
            <text:p>0</text:p>
          </table:table-cell>
          <table:table-cell table:formula="of:=IF((([.BB45] = 1)   AND   ([.BB46] = 0))   OR   (([.BB45] = 0)   AND   ([.BB46] = 1));1;0)" office:value-type="float" office:value="0" calcext:value-type="float">
            <text:p>0</text:p>
          </table:table-cell>
          <table:table-cell table:formula="of:=IF((([.BC45] = 1)   AND   ([.BC46] = 0))   OR   (([.BC45] = 0)   AND   ([.BC46] = 1));1;0)" office:value-type="float" office:value="0" calcext:value-type="float">
            <text:p>0</text:p>
          </table:table-cell>
          <table:table-cell table:formula="of:=IF((([.BD45] = 1)   AND   ([.BD46] = 0))   OR   (([.BD45] = 0)   AND   ([.BD46] = 1));1;0)" office:value-type="float" office:value="0" calcext:value-type="float">
            <text:p>0</text:p>
          </table:table-cell>
          <table:table-cell table:formula="of:=IF((([.BE45] = 1)   AND   ([.BE46] = 0))   OR   (([.BE45] = 0)   AND   ([.BE46] = 1));1;0)" office:value-type="float" office:value="0" calcext:value-type="float">
            <text:p>0</text:p>
          </table:table-cell>
          <table:table-cell table:formula="of:=IF((([.BF45] = 1)   AND   ([.BF46] = 0))   OR   (([.BF45] = 0)   AND   ([.BF46] = 1));1;0)" office:value-type="float" office:value="0" calcext:value-type="float">
            <text:p>0</text:p>
          </table:table-cell>
          <table:table-cell table:formula="of:=IF((([.BG45] = 1)   AND   ([.BG46] = 0))   OR   (([.BG45] = 0)   AND   ([.BG46] = 1));1;0)" office:value-type="float" office:value="0" calcext:value-type="float">
            <text:p>0</text:p>
          </table:table-cell>
          <table:table-cell table:formula="of:=IF((([.BH45] = 1)   AND   ([.BH46] = 0))   OR   (([.BH45] = 0)   AND   ([.BH46] = 1));1;0)" office:value-type="float" office:value="0" calcext:value-type="float">
            <text:p>0</text:p>
          </table:table-cell>
          <table:table-cell table:formula="of:=IF((([.BI45] = 1)   AND   ([.BI46] = 0))   OR   (([.BI45] = 0)   AND   ([.BI46] = 1));1;0)" office:value-type="float" office:value="0" calcext:value-type="float">
            <text:p>0</text:p>
          </table:table-cell>
          <table:table-cell table:formula="of:=IF((([.BJ45] = 1)   AND   ([.BJ46] = 0))   OR   (([.BJ45] = 0)   AND   ([.BJ46] = 1));1;0)" office:value-type="float" office:value="1" calcext:value-type="float">
            <text:p>1</text:p>
          </table:table-cell>
          <table:table-cell table:formula="of:=IF((([.BK45] = 1)   AND   ([.BK46] = 0))   OR   (([.BK45] = 0)   AND   ([.BK46] = 1));1;0)" office:value-type="float" office:value="1" calcext:value-type="float">
            <text:p>1</text:p>
          </table:table-cell>
          <table:table-cell table:formula="of:=IF((([.BL45] = 1)   AND   ([.BL46] = 0))   OR   (([.BL45] = 0)   AND   ([.BL46] = 1));1;0)" office:value-type="float" office:value="1" calcext:value-type="float">
            <text:p>1</text:p>
          </table:table-cell>
          <table:table-cell table:formula="of:=IF((([.BM45] = 1)   AND   ([.BM46] = 0))   OR   (([.BM45] = 0)   AND   ([.BM46] = 1));1;0)" office:value-type="float" office:value="1" calcext:value-type="float">
            <text:p>1</text:p>
          </table:table-cell>
          <table:table-cell table:formula="of:=IF((([.BN45] = 1)   AND   ([.BN46] = 0))   OR   (([.BN45] = 0)   AND   ([.BN46] = 1));1;0)" office:value-type="float" office:value="0" calcext:value-type="float">
            <text:p>0</text:p>
          </table:table-cell>
          <table:table-cell table:formula="of:=IF((([.BO45] = 1)   AND   ([.BO46] = 0))   OR   (([.BO45] = 0)   AND   ([.BO46] = 1));1;0)" office:value-type="float" office:value="0" calcext:value-type="float">
            <text:p>0</text:p>
          </table:table-cell>
          <table:table-cell table:formula="of:=IF((([.BP45] = 1)   AND   ([.BP46] = 0))   OR   (([.BP45] = 0)   AND   ([.BP46] = 1));1;0)" office:value-type="float" office:value="0" calcext:value-type="float">
            <text:p>0</text:p>
          </table:table-cell>
          <table:table-cell table:formula="of:=IF((([.BQ45] = 1)   AND   ([.BQ46] = 0))   OR   (([.BQ45] = 0)   AND   ([.BQ46] = 1));1;0)" office:value-type="float" office:value="0" calcext:value-type="float">
            <text:p>0</text:p>
          </table:table-cell>
          <table:table-cell table:formula="of:=IF((([.BR45] = 1)   AND   ([.BR46] = 0))   OR   (([.BR45] = 0)   AND   ([.BR46] = 1));1;0)" office:value-type="float" office:value="0" calcext:value-type="float">
            <text:p>0</text:p>
          </table:table-cell>
          <table:table-cell table:formula="of:=IF((([.BS45] = 1)   AND   ([.BS46] = 0))   OR   (([.BS45] = 0)   AND   ([.BS46] = 1));1;0)" office:value-type="float" office:value="0" calcext:value-type="float">
            <text:p>0</text:p>
          </table:table-cell>
          <table:table-cell table:formula="of:=IF((([.BT45] = 1)   AND   ([.BT46] = 0))   OR   (([.BT45] = 0)   AND   ([.BT46] = 1));1;0)" office:value-type="float" office:value="0" calcext:value-type="float">
            <text:p>0</text:p>
          </table:table-cell>
          <table:table-cell table:formula="of:=IF((([.BU45] = 1)   AND   ([.BU46] = 0))   OR   (([.BU45] = 0)   AND   ([.BU46] = 1));1;0)" office:value-type="float" office:value="0" calcext:value-type="float">
            <text:p>0</text:p>
          </table:table-cell>
          <table:table-cell/>
          <table:table-cell table:formula="of:=SUM([.A46:.BW46])"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947"/>
        </table:table-row>
        <table:table-row table:style-name="ro1">
          <table:table-cell/>
          <table:table-cell table:formula="of:=IF((([.A46] = 1)   AND   ([.A47] = 0))   OR   (([.A46] = 0)   AND   ([.A47] = 1));1;0)" office:value-type="float" office:value="0" calcext:value-type="float">
            <text:p>0</text:p>
          </table:table-cell>
          <table:table-cell table:formula="of:=IF((([.B46] = 1)   AND   ([.B47] = 0))   OR   (([.B46] = 0)   AND   ([.B47] = 1));1;0)" office:value-type="float" office:value="0" calcext:value-type="float">
            <text:p>0</text:p>
          </table:table-cell>
          <table:table-cell table:formula="of:=IF((([.C46] = 1)   AND   ([.C47] = 0))   OR   (([.C46] = 0)   AND   ([.C47] = 1));1;0)" office:value-type="float" office:value="0" calcext:value-type="float">
            <text:p>0</text:p>
          </table:table-cell>
          <table:table-cell table:formula="of:=IF((([.D46] = 1)   AND   ([.D47] = 0))   OR   (([.D46] = 0)   AND   ([.D47] = 1));1;0)" office:value-type="float" office:value="0" calcext:value-type="float">
            <text:p>0</text:p>
          </table:table-cell>
          <table:table-cell table:formula="of:=IF((([.E46] = 1)   AND   ([.E47] = 0))   OR   (([.E46] = 0)   AND   ([.E47] = 1));1;0)" office:value-type="float" office:value="0" calcext:value-type="float">
            <text:p>0</text:p>
          </table:table-cell>
          <table:table-cell table:formula="of:=IF((([.F46] = 1)   AND   ([.F47] = 0))   OR   (([.F46] = 0)   AND   ([.F47] = 1));1;0)" office:value-type="float" office:value="0" calcext:value-type="float">
            <text:p>0</text:p>
          </table:table-cell>
          <table:table-cell table:formula="of:=IF((([.G46] = 1)   AND   ([.G47] = 0))   OR   (([.G46] = 0)   AND   ([.G47] = 1));1;0)" office:value-type="float" office:value="0" calcext:value-type="float">
            <text:p>0</text:p>
          </table:table-cell>
          <table:table-cell table:formula="of:=IF((([.H46] = 1)   AND   ([.H47] = 0))   OR   (([.H46] = 0)   AND   ([.H47] = 1));1;0)" office:value-type="float" office:value="0" calcext:value-type="float">
            <text:p>0</text:p>
          </table:table-cell>
          <table:table-cell table:formula="of:=IF((([.I46] = 1)   AND   ([.I47] = 0))   OR   (([.I46] = 0)   AND   ([.I47] = 1));1;0)" office:value-type="float" office:value="0" calcext:value-type="float">
            <text:p>0</text:p>
          </table:table-cell>
          <table:table-cell table:formula="of:=IF((([.J46] = 1)   AND   ([.J47] = 0))   OR   (([.J46] = 0)   AND   ([.J47] = 1));1;0)" office:value-type="float" office:value="0" calcext:value-type="float">
            <text:p>0</text:p>
          </table:table-cell>
          <table:table-cell table:formula="of:=IF((([.K46] = 1)   AND   ([.K47] = 0))   OR   (([.K46] = 0)   AND   ([.K47] = 1));1;0)" office:value-type="float" office:value="0" calcext:value-type="float">
            <text:p>0</text:p>
          </table:table-cell>
          <table:table-cell table:formula="of:=IF((([.L46] = 1)   AND   ([.L47] = 0))   OR   (([.L46] = 0)   AND   ([.L47] = 1));1;0)" office:value-type="float" office:value="0" calcext:value-type="float">
            <text:p>0</text:p>
          </table:table-cell>
          <table:table-cell table:formula="of:=IF((([.M46] = 1)   AND   ([.M47] = 0))   OR   (([.M46] = 0)   AND   ([.M47] = 1));1;0)" office:value-type="float" office:value="0" calcext:value-type="float">
            <text:p>0</text:p>
          </table:table-cell>
          <table:table-cell table:formula="of:=IF((([.N46] = 1)   AND   ([.N47] = 0))   OR   (([.N46] = 0)   AND   ([.N47] = 1));1;0)" office:value-type="float" office:value="0" calcext:value-type="float">
            <text:p>0</text:p>
          </table:table-cell>
          <table:table-cell table:formula="of:=IF((([.O46] = 1)   AND   ([.O47] = 0))   OR   (([.O46] = 0)   AND   ([.O47] = 1));1;0)" office:value-type="float" office:value="0" calcext:value-type="float">
            <text:p>0</text:p>
          </table:table-cell>
          <table:table-cell table:formula="of:=IF((([.P46] = 1)   AND   ([.P47] = 0))   OR   (([.P46] = 0)   AND   ([.P47] = 1));1;0)" office:value-type="float" office:value="0" calcext:value-type="float">
            <text:p>0</text:p>
          </table:table-cell>
          <table:table-cell table:formula="of:=IF((([.Q46] = 1)   AND   ([.Q47] = 0))   OR   (([.Q46] = 0)   AND   ([.Q47] = 1));1;0)" office:value-type="float" office:value="0" calcext:value-type="float">
            <text:p>0</text:p>
          </table:table-cell>
          <table:table-cell table:formula="of:=IF((([.R46] = 1)   AND   ([.R47] = 0))   OR   (([.R46] = 0)   AND   ([.R47] = 1));1;0)" office:value-type="float" office:value="0" calcext:value-type="float">
            <text:p>0</text:p>
          </table:table-cell>
          <table:table-cell table:formula="of:=IF((([.S46] = 1)   AND   ([.S47] = 0))   OR   (([.S46] = 0)   AND   ([.S47] = 1));1;0)" office:value-type="float" office:value="0" calcext:value-type="float">
            <text:p>0</text:p>
          </table:table-cell>
          <table:table-cell table:formula="of:=IF((([.T46] = 1)   AND   ([.T47] = 0))   OR   (([.T46] = 0)   AND   ([.T47] = 1));1;0)" office:value-type="float" office:value="0" calcext:value-type="float">
            <text:p>0</text:p>
          </table:table-cell>
          <table:table-cell table:formula="of:=IF((([.U46] = 1)   AND   ([.U47] = 0))   OR   (([.U46] = 0)   AND   ([.U47] = 1));1;0)" office:value-type="float" office:value="0" calcext:value-type="float">
            <text:p>0</text:p>
          </table:table-cell>
          <table:table-cell table:formula="of:=IF((([.V46] = 1)   AND   ([.V47] = 0))   OR   (([.V46] = 0)   AND   ([.V47] = 1));1;0)" office:value-type="float" office:value="0" calcext:value-type="float">
            <text:p>0</text:p>
          </table:table-cell>
          <table:table-cell table:formula="of:=IF((([.W46] = 1)   AND   ([.W47] = 0))   OR   (([.W46] = 0)   AND   ([.W47] = 1));1;0)" office:value-type="float" office:value="0" calcext:value-type="float">
            <text:p>0</text:p>
          </table:table-cell>
          <table:table-cell table:formula="of:=IF((([.X46] = 1)   AND   ([.X47] = 0))   OR   (([.X46] = 0)   AND   ([.X47] = 1));1;0)" office:value-type="float" office:value="0" calcext:value-type="float">
            <text:p>0</text:p>
          </table:table-cell>
          <table:table-cell table:formula="of:=IF((([.Y46] = 1)   AND   ([.Y47] = 0))   OR   (([.Y46] = 0)   AND   ([.Y47] = 1));1;0)" office:value-type="float" office:value="0" calcext:value-type="float">
            <text:p>0</text:p>
          </table:table-cell>
          <table:table-cell table:formula="of:=IF((([.Z46] = 1)   AND   ([.Z47] = 0))   OR   (([.Z46] = 0)   AND   ([.Z47] = 1));1;0)" office:value-type="float" office:value="0" calcext:value-type="float">
            <text:p>0</text:p>
          </table:table-cell>
          <table:table-cell table:formula="of:=IF((([.AA46] = 1)   AND   ([.AA47] = 0))   OR   (([.AA46] = 0)   AND   ([.AA47] = 1));1;0)" office:value-type="float" office:value="0" calcext:value-type="float">
            <text:p>0</text:p>
          </table:table-cell>
          <table:table-cell table:formula="of:=IF((([.AB46] = 1)   AND   ([.AB47] = 0))   OR   (([.AB46] = 0)   AND   ([.AB47] = 1));1;0)" office:value-type="float" office:value="0" calcext:value-type="float">
            <text:p>0</text:p>
          </table:table-cell>
          <table:table-cell table:formula="of:=IF((([.AC46] = 1)   AND   ([.AC47] = 0))   OR   (([.AC46] = 0)   AND   ([.AC47] = 1));1;0)" office:value-type="float" office:value="0" calcext:value-type="float">
            <text:p>0</text:p>
          </table:table-cell>
          <table:table-cell table:formula="of:=IF((([.AD46] = 1)   AND   ([.AD47] = 0))   OR   (([.AD46] = 0)   AND   ([.AD47] = 1));1;0)" office:value-type="float" office:value="0" calcext:value-type="float">
            <text:p>0</text:p>
          </table:table-cell>
          <table:table-cell table:formula="of:=IF((([.AE46] = 1)   AND   ([.AE47] = 0))   OR   (([.AE46] = 0)   AND   ([.AE47] = 1));1;0)" office:value-type="float" office:value="0" calcext:value-type="float">
            <text:p>0</text:p>
          </table:table-cell>
          <table:table-cell table:formula="of:=IF((([.AF46] = 1)   AND   ([.AF47] = 0))   OR   (([.AF46] = 0)   AND   ([.AF47] = 1));1;0)" office:value-type="float" office:value="0" calcext:value-type="float">
            <text:p>0</text:p>
          </table:table-cell>
          <table:table-cell table:formula="of:=IF((([.AG46] = 1)   AND   ([.AG47] = 0))   OR   (([.AG46] = 0)   AND   ([.AG47] = 1));1;0)" office:value-type="float" office:value="0" calcext:value-type="float">
            <text:p>0</text:p>
          </table:table-cell>
          <table:table-cell table:formula="of:=IF((([.AH46] = 1)   AND   ([.AH47] = 0))   OR   (([.AH46] = 0)   AND   ([.AH47] = 1));1;0)" office:value-type="float" office:value="0" calcext:value-type="float">
            <text:p>0</text:p>
          </table:table-cell>
          <table:table-cell table:formula="of:=IF((([.AI46] = 1)   AND   ([.AI47] = 0))   OR   (([.AI46] = 0)   AND   ([.AI47] = 1));1;0)" office:value-type="float" office:value="0" calcext:value-type="float">
            <text:p>0</text:p>
          </table:table-cell>
          <table:table-cell table:formula="of:=IF((([.AJ46] = 1)   AND   ([.AJ47] = 0))   OR   (([.AJ46] = 0)   AND   ([.AJ47] = 1));1;0)" office:value-type="float" office:value="0" calcext:value-type="float">
            <text:p>0</text:p>
          </table:table-cell>
          <table:table-cell table:formula="of:=IF((([.AK46] = 1)   AND   ([.AK47] = 0))   OR   (([.AK46] = 0)   AND   ([.AK47] = 1));1;0)" office:value-type="float" office:value="0" calcext:value-type="float">
            <text:p>0</text:p>
          </table:table-cell>
          <table:table-cell table:formula="of:=IF((([.AL46] = 1)   AND   ([.AL47] = 0))   OR   (([.AL46] = 0)   AND   ([.AL47] = 1));1;0)" office:value-type="float" office:value="0" calcext:value-type="float">
            <text:p>0</text:p>
          </table:table-cell>
          <table:table-cell table:formula="of:=IF((([.AM46] = 1)   AND   ([.AM47] = 0))   OR   (([.AM46] = 0)   AND   ([.AM47] = 1));1;0)" office:value-type="float" office:value="0" calcext:value-type="float">
            <text:p>0</text:p>
          </table:table-cell>
          <table:table-cell table:formula="of:=IF((([.AN46] = 1)   AND   ([.AN47] = 0))   OR   (([.AN46] = 0)   AND   ([.AN47] = 1));1;0)" office:value-type="float" office:value="0" calcext:value-type="float">
            <text:p>0</text:p>
          </table:table-cell>
          <table:table-cell table:formula="of:=IF((([.AO46] = 1)   AND   ([.AO47] = 0))   OR   (([.AO46] = 0)   AND   ([.AO47] = 1));1;0)" office:value-type="float" office:value="0" calcext:value-type="float">
            <text:p>0</text:p>
          </table:table-cell>
          <table:table-cell table:formula="of:=IF((([.AP46] = 1)   AND   ([.AP47] = 0))   OR   (([.AP46] = 0)   AND   ([.AP47] = 1));1;0)" office:value-type="float" office:value="0" calcext:value-type="float">
            <text:p>0</text:p>
          </table:table-cell>
          <table:table-cell table:formula="of:=IF((([.AQ46] = 1)   AND   ([.AQ47] = 0))   OR   (([.AQ46] = 0)   AND   ([.AQ47] = 1));1;0)" office:value-type="float" office:value="0" calcext:value-type="float">
            <text:p>0</text:p>
          </table:table-cell>
          <table:table-cell table:formula="of:=IF((([.AR46] = 1)   AND   ([.AR47] = 0))   OR   (([.AR46] = 0)   AND   ([.AR47] = 1));1;0)" office:value-type="float" office:value="0" calcext:value-type="float">
            <text:p>0</text:p>
          </table:table-cell>
          <table:table-cell table:formula="of:=IF((([.AS46] = 1)   AND   ([.AS47] = 0))   OR   (([.AS46] = 0)   AND   ([.AS47] = 1));1;0)" office:value-type="float" office:value="0" calcext:value-type="float">
            <text:p>0</text:p>
          </table:table-cell>
          <table:table-cell table:formula="of:=IF((([.AT46] = 1)   AND   ([.AT47] = 0))   OR   (([.AT46] = 0)   AND   ([.AT47] = 1));1;0)" office:value-type="float" office:value="0" calcext:value-type="float">
            <text:p>0</text:p>
          </table:table-cell>
          <table:table-cell table:formula="of:=IF((([.AU46] = 1)   AND   ([.AU47] = 0))   OR   (([.AU46] = 0)   AND   ([.AU47] = 1));1;0)" office:value-type="float" office:value="1" calcext:value-type="float">
            <text:p>1</text:p>
          </table:table-cell>
          <table:table-cell table:formula="of:=IF((([.AV46] = 1)   AND   ([.AV47] = 0))   OR   (([.AV46] = 0)   AND   ([.AV47] = 1));1;0)" office:value-type="float" office:value="0" calcext:value-type="float">
            <text:p>0</text:p>
          </table:table-cell>
          <table:table-cell table:formula="of:=IF((([.AW46] = 1)   AND   ([.AW47] = 0))   OR   (([.AW46] = 0)   AND   ([.AW47] = 1));1;0)" office:value-type="float" office:value="1" calcext:value-type="float">
            <text:p>1</text:p>
          </table:table-cell>
          <table:table-cell table:formula="of:=IF((([.AX46] = 1)   AND   ([.AX47] = 0))   OR   (([.AX46] = 0)   AND   ([.AX47] = 1));1;0)" office:value-type="float" office:value="0" calcext:value-type="float">
            <text:p>0</text:p>
          </table:table-cell>
          <table:table-cell table:formula="of:=IF((([.AY46] = 1)   AND   ([.AY47] = 0))   OR   (([.AY46] = 0)   AND   ([.AY47] = 1));1;0)" office:value-type="float" office:value="0" calcext:value-type="float">
            <text:p>0</text:p>
          </table:table-cell>
          <table:table-cell table:formula="of:=IF((([.AZ46] = 1)   AND   ([.AZ47] = 0))   OR   (([.AZ46] = 0)   AND   ([.AZ47] = 1));1;0)" office:value-type="float" office:value="0" calcext:value-type="float">
            <text:p>0</text:p>
          </table:table-cell>
          <table:table-cell table:formula="of:=IF((([.BA46] = 1)   AND   ([.BA47] = 0))   OR   (([.BA46] = 0)   AND   ([.BA47] = 1));1;0)" office:value-type="float" office:value="0" calcext:value-type="float">
            <text:p>0</text:p>
          </table:table-cell>
          <table:table-cell table:formula="of:=IF((([.BB46] = 1)   AND   ([.BB47] = 0))   OR   (([.BB46] = 0)   AND   ([.BB47] = 1));1;0)" office:value-type="float" office:value="0" calcext:value-type="float">
            <text:p>0</text:p>
          </table:table-cell>
          <table:table-cell table:formula="of:=IF((([.BC46] = 1)   AND   ([.BC47] = 0))   OR   (([.BC46] = 0)   AND   ([.BC47] = 1));1;0)" office:value-type="float" office:value="0" calcext:value-type="float">
            <text:p>0</text:p>
          </table:table-cell>
          <table:table-cell table:formula="of:=IF((([.BD46] = 1)   AND   ([.BD47] = 0))   OR   (([.BD46] = 0)   AND   ([.BD47] = 1));1;0)" office:value-type="float" office:value="0" calcext:value-type="float">
            <text:p>0</text:p>
          </table:table-cell>
          <table:table-cell table:formula="of:=IF((([.BE46] = 1)   AND   ([.BE47] = 0))   OR   (([.BE46] = 0)   AND   ([.BE47] = 1));1;0)" office:value-type="float" office:value="0" calcext:value-type="float">
            <text:p>0</text:p>
          </table:table-cell>
          <table:table-cell table:formula="of:=IF((([.BF46] = 1)   AND   ([.BF47] = 0))   OR   (([.BF46] = 0)   AND   ([.BF47] = 1));1;0)" office:value-type="float" office:value="0" calcext:value-type="float">
            <text:p>0</text:p>
          </table:table-cell>
          <table:table-cell table:formula="of:=IF((([.BG46] = 1)   AND   ([.BG47] = 0))   OR   (([.BG46] = 0)   AND   ([.BG47] = 1));1;0)" office:value-type="float" office:value="0" calcext:value-type="float">
            <text:p>0</text:p>
          </table:table-cell>
          <table:table-cell table:formula="of:=IF((([.BH46] = 1)   AND   ([.BH47] = 0))   OR   (([.BH46] = 0)   AND   ([.BH47] = 1));1;0)" office:value-type="float" office:value="0" calcext:value-type="float">
            <text:p>0</text:p>
          </table:table-cell>
          <table:table-cell table:formula="of:=IF((([.BI46] = 1)   AND   ([.BI47] = 0))   OR   (([.BI46] = 0)   AND   ([.BI47] = 1));1;0)" office:value-type="float" office:value="0" calcext:value-type="float">
            <text:p>0</text:p>
          </table:table-cell>
          <table:table-cell table:formula="of:=IF((([.BJ46] = 1)   AND   ([.BJ47] = 0))   OR   (([.BJ46] = 0)   AND   ([.BJ47] = 1));1;0)" office:value-type="float" office:value="0" calcext:value-type="float">
            <text:p>0</text:p>
          </table:table-cell>
          <table:table-cell table:formula="of:=IF((([.BK46] = 1)   AND   ([.BK47] = 0))   OR   (([.BK46] = 0)   AND   ([.BK47] = 1));1;0)" office:value-type="float" office:value="1" calcext:value-type="float">
            <text:p>1</text:p>
          </table:table-cell>
          <table:table-cell table:formula="of:=IF((([.BL46] = 1)   AND   ([.BL47] = 0))   OR   (([.BL46] = 0)   AND   ([.BL47] = 1));1;0)" office:value-type="float" office:value="0" calcext:value-type="float">
            <text:p>0</text:p>
          </table:table-cell>
          <table:table-cell table:formula="of:=IF((([.BM46] = 1)   AND   ([.BM47] = 0))   OR   (([.BM46] = 0)   AND   ([.BM47] = 1));1;0)" office:value-type="float" office:value="1" calcext:value-type="float">
            <text:p>1</text:p>
          </table:table-cell>
          <table:table-cell table:formula="of:=IF((([.BN46] = 1)   AND   ([.BN47] = 0))   OR   (([.BN46] = 0)   AND   ([.BN47] = 1));1;0)" office:value-type="float" office:value="0" calcext:value-type="float">
            <text:p>0</text:p>
          </table:table-cell>
          <table:table-cell table:formula="of:=IF((([.BO46] = 1)   AND   ([.BO47] = 0))   OR   (([.BO46] = 0)   AND   ([.BO47] = 1));1;0)" office:value-type="float" office:value="0" calcext:value-type="float">
            <text:p>0</text:p>
          </table:table-cell>
          <table:table-cell table:formula="of:=IF((([.BP46] = 1)   AND   ([.BP47] = 0))   OR   (([.BP46] = 0)   AND   ([.BP47] = 1));1;0)" office:value-type="float" office:value="0" calcext:value-type="float">
            <text:p>0</text:p>
          </table:table-cell>
          <table:table-cell table:formula="of:=IF((([.BQ46] = 1)   AND   ([.BQ47] = 0))   OR   (([.BQ46] = 0)   AND   ([.BQ47] = 1));1;0)" office:value-type="float" office:value="0" calcext:value-type="float">
            <text:p>0</text:p>
          </table:table-cell>
          <table:table-cell table:formula="of:=IF((([.BR46] = 1)   AND   ([.BR47] = 0))   OR   (([.BR46] = 0)   AND   ([.BR47] = 1));1;0)" office:value-type="float" office:value="0" calcext:value-type="float">
            <text:p>0</text:p>
          </table:table-cell>
          <table:table-cell table:formula="of:=IF((([.BS46] = 1)   AND   ([.BS47] = 0))   OR   (([.BS46] = 0)   AND   ([.BS47] = 1));1;0)" office:value-type="float" office:value="0" calcext:value-type="float">
            <text:p>0</text:p>
          </table:table-cell>
          <table:table-cell table:formula="of:=IF((([.BT46] = 1)   AND   ([.BT47] = 0))   OR   (([.BT46] = 0)   AND   ([.BT47] = 1));1;0)" office:value-type="float" office:value="0" calcext:value-type="float">
            <text:p>0</text:p>
          </table:table-cell>
          <table:table-cell table:formula="of:=IF((([.BU46] = 1)   AND   ([.BU47] = 0))   OR   (([.BU46] = 0)   AND   ([.BU47] = 1));1;0)" office:value-type="float" office:value="0" calcext:value-type="float">
            <text:p>0</text:p>
          </table:table-cell>
          <table:table-cell/>
          <table:table-cell table:formula="of:=SUM([.A47:.BW47])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947"/>
        </table:table-row>
        <table:table-row table:style-name="ro1">
          <table:table-cell/>
          <table:table-cell table:formula="of:=IF((([.A47] = 1)   AND   ([.A48] = 0))   OR   (([.A47] = 0)   AND   ([.A48] = 1));1;0)" office:value-type="float" office:value="0" calcext:value-type="float">
            <text:p>0</text:p>
          </table:table-cell>
          <table:table-cell table:formula="of:=IF((([.B47] = 1)   AND   ([.B48] = 0))   OR   (([.B47] = 0)   AND   ([.B48] = 1));1;0)" office:value-type="float" office:value="0" calcext:value-type="float">
            <text:p>0</text:p>
          </table:table-cell>
          <table:table-cell table:formula="of:=IF((([.C47] = 1)   AND   ([.C48] = 0))   OR   (([.C47] = 0)   AND   ([.C48] = 1));1;0)" office:value-type="float" office:value="0" calcext:value-type="float">
            <text:p>0</text:p>
          </table:table-cell>
          <table:table-cell table:formula="of:=IF((([.D47] = 1)   AND   ([.D48] = 0))   OR   (([.D47] = 0)   AND   ([.D48] = 1));1;0)" office:value-type="float" office:value="0" calcext:value-type="float">
            <text:p>0</text:p>
          </table:table-cell>
          <table:table-cell table:formula="of:=IF((([.E47] = 1)   AND   ([.E48] = 0))   OR   (([.E47] = 0)   AND   ([.E48] = 1));1;0)" office:value-type="float" office:value="0" calcext:value-type="float">
            <text:p>0</text:p>
          </table:table-cell>
          <table:table-cell table:formula="of:=IF((([.F47] = 1)   AND   ([.F48] = 0))   OR   (([.F47] = 0)   AND   ([.F48] = 1));1;0)" office:value-type="float" office:value="0" calcext:value-type="float">
            <text:p>0</text:p>
          </table:table-cell>
          <table:table-cell table:formula="of:=IF((([.G47] = 1)   AND   ([.G48] = 0))   OR   (([.G47] = 0)   AND   ([.G48] = 1));1;0)" office:value-type="float" office:value="0" calcext:value-type="float">
            <text:p>0</text:p>
          </table:table-cell>
          <table:table-cell table:formula="of:=IF((([.H47] = 1)   AND   ([.H48] = 0))   OR   (([.H47] = 0)   AND   ([.H48] = 1));1;0)" office:value-type="float" office:value="0" calcext:value-type="float">
            <text:p>0</text:p>
          </table:table-cell>
          <table:table-cell table:formula="of:=IF((([.I47] = 1)   AND   ([.I48] = 0))   OR   (([.I47] = 0)   AND   ([.I48] = 1));1;0)" office:value-type="float" office:value="0" calcext:value-type="float">
            <text:p>0</text:p>
          </table:table-cell>
          <table:table-cell table:formula="of:=IF((([.J47] = 1)   AND   ([.J48] = 0))   OR   (([.J47] = 0)   AND   ([.J48] = 1));1;0)" office:value-type="float" office:value="0" calcext:value-type="float">
            <text:p>0</text:p>
          </table:table-cell>
          <table:table-cell table:formula="of:=IF((([.K47] = 1)   AND   ([.K48] = 0))   OR   (([.K47] = 0)   AND   ([.K48] = 1));1;0)" office:value-type="float" office:value="0" calcext:value-type="float">
            <text:p>0</text:p>
          </table:table-cell>
          <table:table-cell table:formula="of:=IF((([.L47] = 1)   AND   ([.L48] = 0))   OR   (([.L47] = 0)   AND   ([.L48] = 1));1;0)" office:value-type="float" office:value="0" calcext:value-type="float">
            <text:p>0</text:p>
          </table:table-cell>
          <table:table-cell table:formula="of:=IF((([.M47] = 1)   AND   ([.M48] = 0))   OR   (([.M47] = 0)   AND   ([.M48] = 1));1;0)" office:value-type="float" office:value="0" calcext:value-type="float">
            <text:p>0</text:p>
          </table:table-cell>
          <table:table-cell table:formula="of:=IF((([.N47] = 1)   AND   ([.N48] = 0))   OR   (([.N47] = 0)   AND   ([.N48] = 1));1;0)" office:value-type="float" office:value="0" calcext:value-type="float">
            <text:p>0</text:p>
          </table:table-cell>
          <table:table-cell table:formula="of:=IF((([.O47] = 1)   AND   ([.O48] = 0))   OR   (([.O47] = 0)   AND   ([.O48] = 1));1;0)" office:value-type="float" office:value="0" calcext:value-type="float">
            <text:p>0</text:p>
          </table:table-cell>
          <table:table-cell table:formula="of:=IF((([.P47] = 1)   AND   ([.P48] = 0))   OR   (([.P47] = 0)   AND   ([.P48] = 1));1;0)" office:value-type="float" office:value="0" calcext:value-type="float">
            <text:p>0</text:p>
          </table:table-cell>
          <table:table-cell table:formula="of:=IF((([.Q47] = 1)   AND   ([.Q48] = 0))   OR   (([.Q47] = 0)   AND   ([.Q48] = 1));1;0)" office:value-type="float" office:value="0" calcext:value-type="float">
            <text:p>0</text:p>
          </table:table-cell>
          <table:table-cell table:formula="of:=IF((([.R47] = 1)   AND   ([.R48] = 0))   OR   (([.R47] = 0)   AND   ([.R48] = 1));1;0)" office:value-type="float" office:value="0" calcext:value-type="float">
            <text:p>0</text:p>
          </table:table-cell>
          <table:table-cell table:formula="of:=IF((([.S47] = 1)   AND   ([.S48] = 0))   OR   (([.S47] = 0)   AND   ([.S48] = 1));1;0)" office:value-type="float" office:value="0" calcext:value-type="float">
            <text:p>0</text:p>
          </table:table-cell>
          <table:table-cell table:formula="of:=IF((([.T47] = 1)   AND   ([.T48] = 0))   OR   (([.T47] = 0)   AND   ([.T48] = 1));1;0)" office:value-type="float" office:value="0" calcext:value-type="float">
            <text:p>0</text:p>
          </table:table-cell>
          <table:table-cell table:formula="of:=IF((([.U47] = 1)   AND   ([.U48] = 0))   OR   (([.U47] = 0)   AND   ([.U48] = 1));1;0)" office:value-type="float" office:value="0" calcext:value-type="float">
            <text:p>0</text:p>
          </table:table-cell>
          <table:table-cell table:formula="of:=IF((([.V47] = 1)   AND   ([.V48] = 0))   OR   (([.V47] = 0)   AND   ([.V48] = 1));1;0)" office:value-type="float" office:value="0" calcext:value-type="float">
            <text:p>0</text:p>
          </table:table-cell>
          <table:table-cell table:formula="of:=IF((([.W47] = 1)   AND   ([.W48] = 0))   OR   (([.W47] = 0)   AND   ([.W48] = 1));1;0)" office:value-type="float" office:value="0" calcext:value-type="float">
            <text:p>0</text:p>
          </table:table-cell>
          <table:table-cell table:formula="of:=IF((([.X47] = 1)   AND   ([.X48] = 0))   OR   (([.X47] = 0)   AND   ([.X48] = 1));1;0)" office:value-type="float" office:value="0" calcext:value-type="float">
            <text:p>0</text:p>
          </table:table-cell>
          <table:table-cell table:formula="of:=IF((([.Y47] = 1)   AND   ([.Y48] = 0))   OR   (([.Y47] = 0)   AND   ([.Y48] = 1));1;0)" office:value-type="float" office:value="0" calcext:value-type="float">
            <text:p>0</text:p>
          </table:table-cell>
          <table:table-cell table:formula="of:=IF((([.Z47] = 1)   AND   ([.Z48] = 0))   OR   (([.Z47] = 0)   AND   ([.Z48] = 1));1;0)" office:value-type="float" office:value="0" calcext:value-type="float">
            <text:p>0</text:p>
          </table:table-cell>
          <table:table-cell table:formula="of:=IF((([.AA47] = 1)   AND   ([.AA48] = 0))   OR   (([.AA47] = 0)   AND   ([.AA48] = 1));1;0)" office:value-type="float" office:value="0" calcext:value-type="float">
            <text:p>0</text:p>
          </table:table-cell>
          <table:table-cell table:formula="of:=IF((([.AB47] = 1)   AND   ([.AB48] = 0))   OR   (([.AB47] = 0)   AND   ([.AB48] = 1));1;0)" office:value-type="float" office:value="0" calcext:value-type="float">
            <text:p>0</text:p>
          </table:table-cell>
          <table:table-cell table:formula="of:=IF((([.AC47] = 1)   AND   ([.AC48] = 0))   OR   (([.AC47] = 0)   AND   ([.AC48] = 1));1;0)" office:value-type="float" office:value="0" calcext:value-type="float">
            <text:p>0</text:p>
          </table:table-cell>
          <table:table-cell table:formula="of:=IF((([.AD47] = 1)   AND   ([.AD48] = 0))   OR   (([.AD47] = 0)   AND   ([.AD48] = 1));1;0)" office:value-type="float" office:value="0" calcext:value-type="float">
            <text:p>0</text:p>
          </table:table-cell>
          <table:table-cell table:formula="of:=IF((([.AE47] = 1)   AND   ([.AE48] = 0))   OR   (([.AE47] = 0)   AND   ([.AE48] = 1));1;0)" office:value-type="float" office:value="0" calcext:value-type="float">
            <text:p>0</text:p>
          </table:table-cell>
          <table:table-cell table:formula="of:=IF((([.AF47] = 1)   AND   ([.AF48] = 0))   OR   (([.AF47] = 0)   AND   ([.AF48] = 1));1;0)" office:value-type="float" office:value="0" calcext:value-type="float">
            <text:p>0</text:p>
          </table:table-cell>
          <table:table-cell table:formula="of:=IF((([.AG47] = 1)   AND   ([.AG48] = 0))   OR   (([.AG47] = 0)   AND   ([.AG48] = 1));1;0)" office:value-type="float" office:value="0" calcext:value-type="float">
            <text:p>0</text:p>
          </table:table-cell>
          <table:table-cell table:formula="of:=IF((([.AH47] = 1)   AND   ([.AH48] = 0))   OR   (([.AH47] = 0)   AND   ([.AH48] = 1));1;0)" office:value-type="float" office:value="0" calcext:value-type="float">
            <text:p>0</text:p>
          </table:table-cell>
          <table:table-cell table:formula="of:=IF((([.AI47] = 1)   AND   ([.AI48] = 0))   OR   (([.AI47] = 0)   AND   ([.AI48] = 1));1;0)" office:value-type="float" office:value="0" calcext:value-type="float">
            <text:p>0</text:p>
          </table:table-cell>
          <table:table-cell table:formula="of:=IF((([.AJ47] = 1)   AND   ([.AJ48] = 0))   OR   (([.AJ47] = 0)   AND   ([.AJ48] = 1));1;0)" office:value-type="float" office:value="0" calcext:value-type="float">
            <text:p>0</text:p>
          </table:table-cell>
          <table:table-cell table:formula="of:=IF((([.AK47] = 1)   AND   ([.AK48] = 0))   OR   (([.AK47] = 0)   AND   ([.AK48] = 1));1;0)" office:value-type="float" office:value="0" calcext:value-type="float">
            <text:p>0</text:p>
          </table:table-cell>
          <table:table-cell table:formula="of:=IF((([.AL47] = 1)   AND   ([.AL48] = 0))   OR   (([.AL47] = 0)   AND   ([.AL48] = 1));1;0)" office:value-type="float" office:value="0" calcext:value-type="float">
            <text:p>0</text:p>
          </table:table-cell>
          <table:table-cell table:formula="of:=IF((([.AM47] = 1)   AND   ([.AM48] = 0))   OR   (([.AM47] = 0)   AND   ([.AM48] = 1));1;0)" office:value-type="float" office:value="0" calcext:value-type="float">
            <text:p>0</text:p>
          </table:table-cell>
          <table:table-cell table:formula="of:=IF((([.AN47] = 1)   AND   ([.AN48] = 0))   OR   (([.AN47] = 0)   AND   ([.AN48] = 1));1;0)" office:value-type="float" office:value="0" calcext:value-type="float">
            <text:p>0</text:p>
          </table:table-cell>
          <table:table-cell table:formula="of:=IF((([.AO47] = 1)   AND   ([.AO48] = 0))   OR   (([.AO47] = 0)   AND   ([.AO48] = 1));1;0)" office:value-type="float" office:value="0" calcext:value-type="float">
            <text:p>0</text:p>
          </table:table-cell>
          <table:table-cell table:formula="of:=IF((([.AP47] = 1)   AND   ([.AP48] = 0))   OR   (([.AP47] = 0)   AND   ([.AP48] = 1));1;0)" office:value-type="float" office:value="0" calcext:value-type="float">
            <text:p>0</text:p>
          </table:table-cell>
          <table:table-cell table:formula="of:=IF((([.AQ47] = 1)   AND   ([.AQ48] = 0))   OR   (([.AQ47] = 0)   AND   ([.AQ48] = 1));1;0)" office:value-type="float" office:value="0" calcext:value-type="float">
            <text:p>0</text:p>
          </table:table-cell>
          <table:table-cell table:formula="of:=IF((([.AR47] = 1)   AND   ([.AR48] = 0))   OR   (([.AR47] = 0)   AND   ([.AR48] = 1));1;0)" office:value-type="float" office:value="0" calcext:value-type="float">
            <text:p>0</text:p>
          </table:table-cell>
          <table:table-cell table:formula="of:=IF((([.AS47] = 1)   AND   ([.AS48] = 0))   OR   (([.AS47] = 0)   AND   ([.AS48] = 1));1;0)" office:value-type="float" office:value="0" calcext:value-type="float">
            <text:p>0</text:p>
          </table:table-cell>
          <table:table-cell table:formula="of:=IF((([.AT47] = 1)   AND   ([.AT48] = 0))   OR   (([.AT47] = 0)   AND   ([.AT48] = 1));1;0)" office:value-type="float" office:value="0" calcext:value-type="float">
            <text:p>0</text:p>
          </table:table-cell>
          <table:table-cell table:formula="of:=IF((([.AU47] = 1)   AND   ([.AU48] = 0))   OR   (([.AU47] = 0)   AND   ([.AU48] = 1));1;0)" office:value-type="float" office:value="0" calcext:value-type="float">
            <text:p>0</text:p>
          </table:table-cell>
          <table:table-cell table:formula="of:=IF((([.AV47] = 1)   AND   ([.AV48] = 0))   OR   (([.AV47] = 0)   AND   ([.AV48] = 1));1;0)" office:value-type="float" office:value="1" calcext:value-type="float">
            <text:p>1</text:p>
          </table:table-cell>
          <table:table-cell table:formula="of:=IF((([.AW47] = 1)   AND   ([.AW48] = 0))   OR   (([.AW47] = 0)   AND   ([.AW48] = 1));1;0)" office:value-type="float" office:value="1" calcext:value-type="float">
            <text:p>1</text:p>
          </table:table-cell>
          <table:table-cell table:formula="of:=IF((([.AX47] = 1)   AND   ([.AX48] = 0))   OR   (([.AX47] = 0)   AND   ([.AX48] = 1));1;0)" office:value-type="float" office:value="0" calcext:value-type="float">
            <text:p>0</text:p>
          </table:table-cell>
          <table:table-cell table:formula="of:=IF((([.AY47] = 1)   AND   ([.AY48] = 0))   OR   (([.AY47] = 0)   AND   ([.AY48] = 1));1;0)" office:value-type="float" office:value="0" calcext:value-type="float">
            <text:p>0</text:p>
          </table:table-cell>
          <table:table-cell table:formula="of:=IF((([.AZ47] = 1)   AND   ([.AZ48] = 0))   OR   (([.AZ47] = 0)   AND   ([.AZ48] = 1));1;0)" office:value-type="float" office:value="0" calcext:value-type="float">
            <text:p>0</text:p>
          </table:table-cell>
          <table:table-cell table:formula="of:=IF((([.BA47] = 1)   AND   ([.BA48] = 0))   OR   (([.BA47] = 0)   AND   ([.BA48] = 1));1;0)" office:value-type="float" office:value="0" calcext:value-type="float">
            <text:p>0</text:p>
          </table:table-cell>
          <table:table-cell table:formula="of:=IF((([.BB47] = 1)   AND   ([.BB48] = 0))   OR   (([.BB47] = 0)   AND   ([.BB48] = 1));1;0)" office:value-type="float" office:value="0" calcext:value-type="float">
            <text:p>0</text:p>
          </table:table-cell>
          <table:table-cell table:formula="of:=IF((([.BC47] = 1)   AND   ([.BC48] = 0))   OR   (([.BC47] = 0)   AND   ([.BC48] = 1));1;0)" office:value-type="float" office:value="0" calcext:value-type="float">
            <text:p>0</text:p>
          </table:table-cell>
          <table:table-cell table:formula="of:=IF((([.BD47] = 1)   AND   ([.BD48] = 0))   OR   (([.BD47] = 0)   AND   ([.BD48] = 1));1;0)" office:value-type="float" office:value="0" calcext:value-type="float">
            <text:p>0</text:p>
          </table:table-cell>
          <table:table-cell table:formula="of:=IF((([.BE47] = 1)   AND   ([.BE48] = 0))   OR   (([.BE47] = 0)   AND   ([.BE48] = 1));1;0)" office:value-type="float" office:value="0" calcext:value-type="float">
            <text:p>0</text:p>
          </table:table-cell>
          <table:table-cell table:formula="of:=IF((([.BF47] = 1)   AND   ([.BF48] = 0))   OR   (([.BF47] = 0)   AND   ([.BF48] = 1));1;0)" office:value-type="float" office:value="0" calcext:value-type="float">
            <text:p>0</text:p>
          </table:table-cell>
          <table:table-cell table:formula="of:=IF((([.BG47] = 1)   AND   ([.BG48] = 0))   OR   (([.BG47] = 0)   AND   ([.BG48] = 1));1;0)" office:value-type="float" office:value="0" calcext:value-type="float">
            <text:p>0</text:p>
          </table:table-cell>
          <table:table-cell table:formula="of:=IF((([.BH47] = 1)   AND   ([.BH48] = 0))   OR   (([.BH47] = 0)   AND   ([.BH48] = 1));1;0)" office:value-type="float" office:value="0" calcext:value-type="float">
            <text:p>0</text:p>
          </table:table-cell>
          <table:table-cell table:formula="of:=IF((([.BI47] = 1)   AND   ([.BI48] = 0))   OR   (([.BI47] = 0)   AND   ([.BI48] = 1));1;0)" office:value-type="float" office:value="0" calcext:value-type="float">
            <text:p>0</text:p>
          </table:table-cell>
          <table:table-cell table:formula="of:=IF((([.BJ47] = 1)   AND   ([.BJ48] = 0))   OR   (([.BJ47] = 0)   AND   ([.BJ48] = 1));1;0)" office:value-type="float" office:value="0" calcext:value-type="float">
            <text:p>0</text:p>
          </table:table-cell>
          <table:table-cell table:formula="of:=IF((([.BK47] = 1)   AND   ([.BK48] = 0))   OR   (([.BK47] = 0)   AND   ([.BK48] = 1));1;0)" office:value-type="float" office:value="0" calcext:value-type="float">
            <text:p>0</text:p>
          </table:table-cell>
          <table:table-cell table:formula="of:=IF((([.BL47] = 1)   AND   ([.BL48] = 0))   OR   (([.BL47] = 0)   AND   ([.BL48] = 1));1;0)" office:value-type="float" office:value="1" calcext:value-type="float">
            <text:p>1</text:p>
          </table:table-cell>
          <table:table-cell table:formula="of:=IF((([.BM47] = 1)   AND   ([.BM48] = 0))   OR   (([.BM47] = 0)   AND   ([.BM48] = 1));1;0)" office:value-type="float" office:value="1" calcext:value-type="float">
            <text:p>1</text:p>
          </table:table-cell>
          <table:table-cell table:formula="of:=IF((([.BN47] = 1)   AND   ([.BN48] = 0))   OR   (([.BN47] = 0)   AND   ([.BN48] = 1));1;0)" office:value-type="float" office:value="0" calcext:value-type="float">
            <text:p>0</text:p>
          </table:table-cell>
          <table:table-cell table:formula="of:=IF((([.BO47] = 1)   AND   ([.BO48] = 0))   OR   (([.BO47] = 0)   AND   ([.BO48] = 1));1;0)" office:value-type="float" office:value="0" calcext:value-type="float">
            <text:p>0</text:p>
          </table:table-cell>
          <table:table-cell table:formula="of:=IF((([.BP47] = 1)   AND   ([.BP48] = 0))   OR   (([.BP47] = 0)   AND   ([.BP48] = 1));1;0)" office:value-type="float" office:value="0" calcext:value-type="float">
            <text:p>0</text:p>
          </table:table-cell>
          <table:table-cell table:formula="of:=IF((([.BQ47] = 1)   AND   ([.BQ48] = 0))   OR   (([.BQ47] = 0)   AND   ([.BQ48] = 1));1;0)" office:value-type="float" office:value="0" calcext:value-type="float">
            <text:p>0</text:p>
          </table:table-cell>
          <table:table-cell table:formula="of:=IF((([.BR47] = 1)   AND   ([.BR48] = 0))   OR   (([.BR47] = 0)   AND   ([.BR48] = 1));1;0)" office:value-type="float" office:value="0" calcext:value-type="float">
            <text:p>0</text:p>
          </table:table-cell>
          <table:table-cell table:formula="of:=IF((([.BS47] = 1)   AND   ([.BS48] = 0))   OR   (([.BS47] = 0)   AND   ([.BS48] = 1));1;0)" office:value-type="float" office:value="0" calcext:value-type="float">
            <text:p>0</text:p>
          </table:table-cell>
          <table:table-cell table:formula="of:=IF((([.BT47] = 1)   AND   ([.BT48] = 0))   OR   (([.BT47] = 0)   AND   ([.BT48] = 1));1;0)" office:value-type="float" office:value="0" calcext:value-type="float">
            <text:p>0</text:p>
          </table:table-cell>
          <table:table-cell table:formula="of:=IF((([.BU47] = 1)   AND   ([.BU48] = 0))   OR   (([.BU47] = 0)   AND   ([.BU48] = 1));1;0)" office:value-type="float" office:value="0" calcext:value-type="float">
            <text:p>0</text:p>
          </table:table-cell>
          <table:table-cell/>
          <table:table-cell table:formula="of:=SUM([.A48:.BW48])"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number-columns-repeated="947"/>
        </table:table-row>
        <table:table-row table:style-name="ro1">
          <table:table-cell/>
          <table:table-cell table:formula="of:=IF((([.A48] = 1)   AND   ([.A49] = 0))   OR   (([.A48] = 0)   AND   ([.A49] = 1));1;0)" office:value-type="float" office:value="0" calcext:value-type="float">
            <text:p>0</text:p>
          </table:table-cell>
          <table:table-cell table:formula="of:=IF((([.B48] = 1)   AND   ([.B49] = 0))   OR   (([.B48] = 0)   AND   ([.B49] = 1));1;0)" office:value-type="float" office:value="0" calcext:value-type="float">
            <text:p>0</text:p>
          </table:table-cell>
          <table:table-cell table:formula="of:=IF((([.C48] = 1)   AND   ([.C49] = 0))   OR   (([.C48] = 0)   AND   ([.C49] = 1));1;0)" office:value-type="float" office:value="0" calcext:value-type="float">
            <text:p>0</text:p>
          </table:table-cell>
          <table:table-cell table:formula="of:=IF((([.D48] = 1)   AND   ([.D49] = 0))   OR   (([.D48] = 0)   AND   ([.D49] = 1));1;0)" office:value-type="float" office:value="0" calcext:value-type="float">
            <text:p>0</text:p>
          </table:table-cell>
          <table:table-cell table:formula="of:=IF((([.E48] = 1)   AND   ([.E49] = 0))   OR   (([.E48] = 0)   AND   ([.E49] = 1));1;0)" office:value-type="float" office:value="0" calcext:value-type="float">
            <text:p>0</text:p>
          </table:table-cell>
          <table:table-cell table:formula="of:=IF((([.F48] = 1)   AND   ([.F49] = 0))   OR   (([.F48] = 0)   AND   ([.F49] = 1));1;0)" office:value-type="float" office:value="0" calcext:value-type="float">
            <text:p>0</text:p>
          </table:table-cell>
          <table:table-cell table:formula="of:=IF((([.G48] = 1)   AND   ([.G49] = 0))   OR   (([.G48] = 0)   AND   ([.G49] = 1));1;0)" office:value-type="float" office:value="0" calcext:value-type="float">
            <text:p>0</text:p>
          </table:table-cell>
          <table:table-cell table:formula="of:=IF((([.H48] = 1)   AND   ([.H49] = 0))   OR   (([.H48] = 0)   AND   ([.H49] = 1));1;0)" office:value-type="float" office:value="0" calcext:value-type="float">
            <text:p>0</text:p>
          </table:table-cell>
          <table:table-cell table:formula="of:=IF((([.I48] = 1)   AND   ([.I49] = 0))   OR   (([.I48] = 0)   AND   ([.I49] = 1));1;0)" office:value-type="float" office:value="0" calcext:value-type="float">
            <text:p>0</text:p>
          </table:table-cell>
          <table:table-cell table:formula="of:=IF((([.J48] = 1)   AND   ([.J49] = 0))   OR   (([.J48] = 0)   AND   ([.J49] = 1));1;0)" office:value-type="float" office:value="0" calcext:value-type="float">
            <text:p>0</text:p>
          </table:table-cell>
          <table:table-cell table:formula="of:=IF((([.K48] = 1)   AND   ([.K49] = 0))   OR   (([.K48] = 0)   AND   ([.K49] = 1));1;0)" office:value-type="float" office:value="0" calcext:value-type="float">
            <text:p>0</text:p>
          </table:table-cell>
          <table:table-cell table:formula="of:=IF((([.L48] = 1)   AND   ([.L49] = 0))   OR   (([.L48] = 0)   AND   ([.L49] = 1));1;0)" office:value-type="float" office:value="0" calcext:value-type="float">
            <text:p>0</text:p>
          </table:table-cell>
          <table:table-cell table:formula="of:=IF((([.M48] = 1)   AND   ([.M49] = 0))   OR   (([.M48] = 0)   AND   ([.M49] = 1));1;0)" office:value-type="float" office:value="0" calcext:value-type="float">
            <text:p>0</text:p>
          </table:table-cell>
          <table:table-cell table:formula="of:=IF((([.N48] = 1)   AND   ([.N49] = 0))   OR   (([.N48] = 0)   AND   ([.N49] = 1));1;0)" office:value-type="float" office:value="0" calcext:value-type="float">
            <text:p>0</text:p>
          </table:table-cell>
          <table:table-cell table:formula="of:=IF((([.O48] = 1)   AND   ([.O49] = 0))   OR   (([.O48] = 0)   AND   ([.O49] = 1));1;0)" office:value-type="float" office:value="0" calcext:value-type="float">
            <text:p>0</text:p>
          </table:table-cell>
          <table:table-cell table:formula="of:=IF((([.P48] = 1)   AND   ([.P49] = 0))   OR   (([.P48] = 0)   AND   ([.P49] = 1));1;0)" office:value-type="float" office:value="0" calcext:value-type="float">
            <text:p>0</text:p>
          </table:table-cell>
          <table:table-cell table:formula="of:=IF((([.Q48] = 1)   AND   ([.Q49] = 0))   OR   (([.Q48] = 0)   AND   ([.Q49] = 1));1;0)" office:value-type="float" office:value="0" calcext:value-type="float">
            <text:p>0</text:p>
          </table:table-cell>
          <table:table-cell table:formula="of:=IF((([.R48] = 1)   AND   ([.R49] = 0))   OR   (([.R48] = 0)   AND   ([.R49] = 1));1;0)" office:value-type="float" office:value="0" calcext:value-type="float">
            <text:p>0</text:p>
          </table:table-cell>
          <table:table-cell table:formula="of:=IF((([.S48] = 1)   AND   ([.S49] = 0))   OR   (([.S48] = 0)   AND   ([.S49] = 1));1;0)" office:value-type="float" office:value="0" calcext:value-type="float">
            <text:p>0</text:p>
          </table:table-cell>
          <table:table-cell table:formula="of:=IF((([.T48] = 1)   AND   ([.T49] = 0))   OR   (([.T48] = 0)   AND   ([.T49] = 1));1;0)" office:value-type="float" office:value="0" calcext:value-type="float">
            <text:p>0</text:p>
          </table:table-cell>
          <table:table-cell table:formula="of:=IF((([.U48] = 1)   AND   ([.U49] = 0))   OR   (([.U48] = 0)   AND   ([.U49] = 1));1;0)" office:value-type="float" office:value="0" calcext:value-type="float">
            <text:p>0</text:p>
          </table:table-cell>
          <table:table-cell table:formula="of:=IF((([.V48] = 1)   AND   ([.V49] = 0))   OR   (([.V48] = 0)   AND   ([.V49] = 1));1;0)" office:value-type="float" office:value="0" calcext:value-type="float">
            <text:p>0</text:p>
          </table:table-cell>
          <table:table-cell table:formula="of:=IF((([.W48] = 1)   AND   ([.W49] = 0))   OR   (([.W48] = 0)   AND   ([.W49] = 1));1;0)" office:value-type="float" office:value="0" calcext:value-type="float">
            <text:p>0</text:p>
          </table:table-cell>
          <table:table-cell table:formula="of:=IF((([.X48] = 1)   AND   ([.X49] = 0))   OR   (([.X48] = 0)   AND   ([.X49] = 1));1;0)" office:value-type="float" office:value="0" calcext:value-type="float">
            <text:p>0</text:p>
          </table:table-cell>
          <table:table-cell table:formula="of:=IF((([.Y48] = 1)   AND   ([.Y49] = 0))   OR   (([.Y48] = 0)   AND   ([.Y49] = 1));1;0)" office:value-type="float" office:value="0" calcext:value-type="float">
            <text:p>0</text:p>
          </table:table-cell>
          <table:table-cell table:formula="of:=IF((([.Z48] = 1)   AND   ([.Z49] = 0))   OR   (([.Z48] = 0)   AND   ([.Z49] = 1));1;0)" office:value-type="float" office:value="0" calcext:value-type="float">
            <text:p>0</text:p>
          </table:table-cell>
          <table:table-cell table:formula="of:=IF((([.AA48] = 1)   AND   ([.AA49] = 0))   OR   (([.AA48] = 0)   AND   ([.AA49] = 1));1;0)" office:value-type="float" office:value="0" calcext:value-type="float">
            <text:p>0</text:p>
          </table:table-cell>
          <table:table-cell table:formula="of:=IF((([.AB48] = 1)   AND   ([.AB49] = 0))   OR   (([.AB48] = 0)   AND   ([.AB49] = 1));1;0)" office:value-type="float" office:value="0" calcext:value-type="float">
            <text:p>0</text:p>
          </table:table-cell>
          <table:table-cell table:formula="of:=IF((([.AC48] = 1)   AND   ([.AC49] = 0))   OR   (([.AC48] = 0)   AND   ([.AC49] = 1));1;0)" office:value-type="float" office:value="0" calcext:value-type="float">
            <text:p>0</text:p>
          </table:table-cell>
          <table:table-cell table:formula="of:=IF((([.AD48] = 1)   AND   ([.AD49] = 0))   OR   (([.AD48] = 0)   AND   ([.AD49] = 1));1;0)" office:value-type="float" office:value="0" calcext:value-type="float">
            <text:p>0</text:p>
          </table:table-cell>
          <table:table-cell table:formula="of:=IF((([.AE48] = 1)   AND   ([.AE49] = 0))   OR   (([.AE48] = 0)   AND   ([.AE49] = 1));1;0)" office:value-type="float" office:value="0" calcext:value-type="float">
            <text:p>0</text:p>
          </table:table-cell>
          <table:table-cell table:formula="of:=IF((([.AF48] = 1)   AND   ([.AF49] = 0))   OR   (([.AF48] = 0)   AND   ([.AF49] = 1));1;0)" office:value-type="float" office:value="0" calcext:value-type="float">
            <text:p>0</text:p>
          </table:table-cell>
          <table:table-cell table:formula="of:=IF((([.AG48] = 1)   AND   ([.AG49] = 0))   OR   (([.AG48] = 0)   AND   ([.AG49] = 1));1;0)" office:value-type="float" office:value="0" calcext:value-type="float">
            <text:p>0</text:p>
          </table:table-cell>
          <table:table-cell table:formula="of:=IF((([.AH48] = 1)   AND   ([.AH49] = 0))   OR   (([.AH48] = 0)   AND   ([.AH49] = 1));1;0)" office:value-type="float" office:value="0" calcext:value-type="float">
            <text:p>0</text:p>
          </table:table-cell>
          <table:table-cell table:formula="of:=IF((([.AI48] = 1)   AND   ([.AI49] = 0))   OR   (([.AI48] = 0)   AND   ([.AI49] = 1));1;0)" office:value-type="float" office:value="0" calcext:value-type="float">
            <text:p>0</text:p>
          </table:table-cell>
          <table:table-cell table:formula="of:=IF((([.AJ48] = 1)   AND   ([.AJ49] = 0))   OR   (([.AJ48] = 0)   AND   ([.AJ49] = 1));1;0)" office:value-type="float" office:value="0" calcext:value-type="float">
            <text:p>0</text:p>
          </table:table-cell>
          <table:table-cell table:formula="of:=IF((([.AK48] = 1)   AND   ([.AK49] = 0))   OR   (([.AK48] = 0)   AND   ([.AK49] = 1));1;0)" office:value-type="float" office:value="0" calcext:value-type="float">
            <text:p>0</text:p>
          </table:table-cell>
          <table:table-cell table:formula="of:=IF((([.AL48] = 1)   AND   ([.AL49] = 0))   OR   (([.AL48] = 0)   AND   ([.AL49] = 1));1;0)" office:value-type="float" office:value="0" calcext:value-type="float">
            <text:p>0</text:p>
          </table:table-cell>
          <table:table-cell table:formula="of:=IF((([.AM48] = 1)   AND   ([.AM49] = 0))   OR   (([.AM48] = 0)   AND   ([.AM49] = 1));1;0)" office:value-type="float" office:value="0" calcext:value-type="float">
            <text:p>0</text:p>
          </table:table-cell>
          <table:table-cell table:formula="of:=IF((([.AN48] = 1)   AND   ([.AN49] = 0))   OR   (([.AN48] = 0)   AND   ([.AN49] = 1));1;0)" office:value-type="float" office:value="0" calcext:value-type="float">
            <text:p>0</text:p>
          </table:table-cell>
          <table:table-cell table:formula="of:=IF((([.AO48] = 1)   AND   ([.AO49] = 0))   OR   (([.AO48] = 0)   AND   ([.AO49] = 1));1;0)" office:value-type="float" office:value="0" calcext:value-type="float">
            <text:p>0</text:p>
          </table:table-cell>
          <table:table-cell table:formula="of:=IF((([.AP48] = 1)   AND   ([.AP49] = 0))   OR   (([.AP48] = 0)   AND   ([.AP49] = 1));1;0)" office:value-type="float" office:value="0" calcext:value-type="float">
            <text:p>0</text:p>
          </table:table-cell>
          <table:table-cell table:formula="of:=IF((([.AQ48] = 1)   AND   ([.AQ49] = 0))   OR   (([.AQ48] = 0)   AND   ([.AQ49] = 1));1;0)" office:value-type="float" office:value="0" calcext:value-type="float">
            <text:p>0</text:p>
          </table:table-cell>
          <table:table-cell table:formula="of:=IF((([.AR48] = 1)   AND   ([.AR49] = 0))   OR   (([.AR48] = 0)   AND   ([.AR49] = 1));1;0)" office:value-type="float" office:value="0" calcext:value-type="float">
            <text:p>0</text:p>
          </table:table-cell>
          <table:table-cell table:formula="of:=IF((([.AS48] = 1)   AND   ([.AS49] = 0))   OR   (([.AS48] = 0)   AND   ([.AS49] = 1));1;0)" office:value-type="float" office:value="0" calcext:value-type="float">
            <text:p>0</text:p>
          </table:table-cell>
          <table:table-cell table:formula="of:=IF((([.AT48] = 1)   AND   ([.AT49] = 0))   OR   (([.AT48] = 0)   AND   ([.AT49] = 1));1;0)" office:value-type="float" office:value="0" calcext:value-type="float">
            <text:p>0</text:p>
          </table:table-cell>
          <table:table-cell table:formula="of:=IF((([.AU48] = 1)   AND   ([.AU49] = 0))   OR   (([.AU48] = 0)   AND   ([.AU49] = 1));1;0)" office:value-type="float" office:value="0" calcext:value-type="float">
            <text:p>0</text:p>
          </table:table-cell>
          <table:table-cell table:formula="of:=IF((([.AV48] = 1)   AND   ([.AV49] = 0))   OR   (([.AV48] = 0)   AND   ([.AV49] = 1));1;0)" office:value-type="float" office:value="0" calcext:value-type="float">
            <text:p>0</text:p>
          </table:table-cell>
          <table:table-cell table:formula="of:=IF((([.AW48] = 1)   AND   ([.AW49] = 0))   OR   (([.AW48] = 0)   AND   ([.AW49] = 1));1;0)" office:value-type="float" office:value="1" calcext:value-type="float">
            <text:p>1</text:p>
          </table:table-cell>
          <table:table-cell table:formula="of:=IF((([.AX48] = 1)   AND   ([.AX49] = 0))   OR   (([.AX48] = 0)   AND   ([.AX49] = 1));1;0)" office:value-type="float" office:value="0" calcext:value-type="float">
            <text:p>0</text:p>
          </table:table-cell>
          <table:table-cell table:formula="of:=IF((([.AY48] = 1)   AND   ([.AY49] = 0))   OR   (([.AY48] = 0)   AND   ([.AY49] = 1));1;0)" office:value-type="float" office:value="0" calcext:value-type="float">
            <text:p>0</text:p>
          </table:table-cell>
          <table:table-cell table:formula="of:=IF((([.AZ48] = 1)   AND   ([.AZ49] = 0))   OR   (([.AZ48] = 0)   AND   ([.AZ49] = 1));1;0)" office:value-type="float" office:value="0" calcext:value-type="float">
            <text:p>0</text:p>
          </table:table-cell>
          <table:table-cell table:formula="of:=IF((([.BA48] = 1)   AND   ([.BA49] = 0))   OR   (([.BA48] = 0)   AND   ([.BA49] = 1));1;0)" office:value-type="float" office:value="0" calcext:value-type="float">
            <text:p>0</text:p>
          </table:table-cell>
          <table:table-cell table:formula="of:=IF((([.BB48] = 1)   AND   ([.BB49] = 0))   OR   (([.BB48] = 0)   AND   ([.BB49] = 1));1;0)" office:value-type="float" office:value="0" calcext:value-type="float">
            <text:p>0</text:p>
          </table:table-cell>
          <table:table-cell table:formula="of:=IF((([.BC48] = 1)   AND   ([.BC49] = 0))   OR   (([.BC48] = 0)   AND   ([.BC49] = 1));1;0)" office:value-type="float" office:value="0" calcext:value-type="float">
            <text:p>0</text:p>
          </table:table-cell>
          <table:table-cell table:formula="of:=IF((([.BD48] = 1)   AND   ([.BD49] = 0))   OR   (([.BD48] = 0)   AND   ([.BD49] = 1));1;0)" office:value-type="float" office:value="0" calcext:value-type="float">
            <text:p>0</text:p>
          </table:table-cell>
          <table:table-cell table:formula="of:=IF((([.BE48] = 1)   AND   ([.BE49] = 0))   OR   (([.BE48] = 0)   AND   ([.BE49] = 1));1;0)" office:value-type="float" office:value="0" calcext:value-type="float">
            <text:p>0</text:p>
          </table:table-cell>
          <table:table-cell table:formula="of:=IF((([.BF48] = 1)   AND   ([.BF49] = 0))   OR   (([.BF48] = 0)   AND   ([.BF49] = 1));1;0)" office:value-type="float" office:value="0" calcext:value-type="float">
            <text:p>0</text:p>
          </table:table-cell>
          <table:table-cell table:formula="of:=IF((([.BG48] = 1)   AND   ([.BG49] = 0))   OR   (([.BG48] = 0)   AND   ([.BG49] = 1));1;0)" office:value-type="float" office:value="0" calcext:value-type="float">
            <text:p>0</text:p>
          </table:table-cell>
          <table:table-cell table:formula="of:=IF((([.BH48] = 1)   AND   ([.BH49] = 0))   OR   (([.BH48] = 0)   AND   ([.BH49] = 1));1;0)" office:value-type="float" office:value="0" calcext:value-type="float">
            <text:p>0</text:p>
          </table:table-cell>
          <table:table-cell table:formula="of:=IF((([.BI48] = 1)   AND   ([.BI49] = 0))   OR   (([.BI48] = 0)   AND   ([.BI49] = 1));1;0)" office:value-type="float" office:value="0" calcext:value-type="float">
            <text:p>0</text:p>
          </table:table-cell>
          <table:table-cell table:formula="of:=IF((([.BJ48] = 1)   AND   ([.BJ49] = 0))   OR   (([.BJ48] = 0)   AND   ([.BJ49] = 1));1;0)" office:value-type="float" office:value="0" calcext:value-type="float">
            <text:p>0</text:p>
          </table:table-cell>
          <table:table-cell table:formula="of:=IF((([.BK48] = 1)   AND   ([.BK49] = 0))   OR   (([.BK48] = 0)   AND   ([.BK49] = 1));1;0)" office:value-type="float" office:value="0" calcext:value-type="float">
            <text:p>0</text:p>
          </table:table-cell>
          <table:table-cell table:formula="of:=IF((([.BL48] = 1)   AND   ([.BL49] = 0))   OR   (([.BL48] = 0)   AND   ([.BL49] = 1));1;0)" office:value-type="float" office:value="0" calcext:value-type="float">
            <text:p>0</text:p>
          </table:table-cell>
          <table:table-cell table:formula="of:=IF((([.BM48] = 1)   AND   ([.BM49] = 0))   OR   (([.BM48] = 0)   AND   ([.BM49] = 1));1;0)" office:value-type="float" office:value="1" calcext:value-type="float">
            <text:p>1</text:p>
          </table:table-cell>
          <table:table-cell table:formula="of:=IF((([.BN48] = 1)   AND   ([.BN49] = 0))   OR   (([.BN48] = 0)   AND   ([.BN49] = 1));1;0)" office:value-type="float" office:value="0" calcext:value-type="float">
            <text:p>0</text:p>
          </table:table-cell>
          <table:table-cell table:formula="of:=IF((([.BO48] = 1)   AND   ([.BO49] = 0))   OR   (([.BO48] = 0)   AND   ([.BO49] = 1));1;0)" office:value-type="float" office:value="0" calcext:value-type="float">
            <text:p>0</text:p>
          </table:table-cell>
          <table:table-cell table:formula="of:=IF((([.BP48] = 1)   AND   ([.BP49] = 0))   OR   (([.BP48] = 0)   AND   ([.BP49] = 1));1;0)" office:value-type="float" office:value="0" calcext:value-type="float">
            <text:p>0</text:p>
          </table:table-cell>
          <table:table-cell table:formula="of:=IF((([.BQ48] = 1)   AND   ([.BQ49] = 0))   OR   (([.BQ48] = 0)   AND   ([.BQ49] = 1));1;0)" office:value-type="float" office:value="0" calcext:value-type="float">
            <text:p>0</text:p>
          </table:table-cell>
          <table:table-cell table:formula="of:=IF((([.BR48] = 1)   AND   ([.BR49] = 0))   OR   (([.BR48] = 0)   AND   ([.BR49] = 1));1;0)" office:value-type="float" office:value="0" calcext:value-type="float">
            <text:p>0</text:p>
          </table:table-cell>
          <table:table-cell table:formula="of:=IF((([.BS48] = 1)   AND   ([.BS49] = 0))   OR   (([.BS48] = 0)   AND   ([.BS49] = 1));1;0)" office:value-type="float" office:value="0" calcext:value-type="float">
            <text:p>0</text:p>
          </table:table-cell>
          <table:table-cell table:formula="of:=IF((([.BT48] = 1)   AND   ([.BT49] = 0))   OR   (([.BT48] = 0)   AND   ([.BT49] = 1));1;0)" office:value-type="float" office:value="0" calcext:value-type="float">
            <text:p>0</text:p>
          </table:table-cell>
          <table:table-cell table:formula="of:=IF((([.BU48] = 1)   AND   ([.BU49] = 0))   OR   (([.BU48] = 0)   AND   ([.BU49] = 1));1;0)" office:value-type="float" office:value="0" calcext:value-type="float">
            <text:p>0</text:p>
          </table:table-cell>
          <table:table-cell/>
          <table:table-cell table:formula="of:=SUM([.A49:.BW49])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947"/>
        </table:table-row>
        <table:table-row table:style-name="ro1">
          <table:table-cell/>
          <table:table-cell table:formula="of:=IF((([.A49] = 1)   AND   ([.A50] = 0))   OR   (([.A49] = 0)   AND   ([.A50] = 1));1;0)" office:value-type="float" office:value="0" calcext:value-type="float">
            <text:p>0</text:p>
          </table:table-cell>
          <table:table-cell table:formula="of:=IF((([.B49] = 1)   AND   ([.B50] = 0))   OR   (([.B49] = 0)   AND   ([.B50] = 1));1;0)" office:value-type="float" office:value="0" calcext:value-type="float">
            <text:p>0</text:p>
          </table:table-cell>
          <table:table-cell table:formula="of:=IF((([.C49] = 1)   AND   ([.C50] = 0))   OR   (([.C49] = 0)   AND   ([.C50] = 1));1;0)" office:value-type="float" office:value="0" calcext:value-type="float">
            <text:p>0</text:p>
          </table:table-cell>
          <table:table-cell table:formula="of:=IF((([.D49] = 1)   AND   ([.D50] = 0))   OR   (([.D49] = 0)   AND   ([.D50] = 1));1;0)" office:value-type="float" office:value="0" calcext:value-type="float">
            <text:p>0</text:p>
          </table:table-cell>
          <table:table-cell table:formula="of:=IF((([.E49] = 1)   AND   ([.E50] = 0))   OR   (([.E49] = 0)   AND   ([.E50] = 1));1;0)" office:value-type="float" office:value="0" calcext:value-type="float">
            <text:p>0</text:p>
          </table:table-cell>
          <table:table-cell table:formula="of:=IF((([.F49] = 1)   AND   ([.F50] = 0))   OR   (([.F49] = 0)   AND   ([.F50] = 1));1;0)" office:value-type="float" office:value="0" calcext:value-type="float">
            <text:p>0</text:p>
          </table:table-cell>
          <table:table-cell table:formula="of:=IF((([.G49] = 1)   AND   ([.G50] = 0))   OR   (([.G49] = 0)   AND   ([.G50] = 1));1;0)" office:value-type="float" office:value="0" calcext:value-type="float">
            <text:p>0</text:p>
          </table:table-cell>
          <table:table-cell table:formula="of:=IF((([.H49] = 1)   AND   ([.H50] = 0))   OR   (([.H49] = 0)   AND   ([.H50] = 1));1;0)" office:value-type="float" office:value="0" calcext:value-type="float">
            <text:p>0</text:p>
          </table:table-cell>
          <table:table-cell table:formula="of:=IF((([.I49] = 1)   AND   ([.I50] = 0))   OR   (([.I49] = 0)   AND   ([.I50] = 1));1;0)" office:value-type="float" office:value="0" calcext:value-type="float">
            <text:p>0</text:p>
          </table:table-cell>
          <table:table-cell table:formula="of:=IF((([.J49] = 1)   AND   ([.J50] = 0))   OR   (([.J49] = 0)   AND   ([.J50] = 1));1;0)" office:value-type="float" office:value="0" calcext:value-type="float">
            <text:p>0</text:p>
          </table:table-cell>
          <table:table-cell table:formula="of:=IF((([.K49] = 1)   AND   ([.K50] = 0))   OR   (([.K49] = 0)   AND   ([.K50] = 1));1;0)" office:value-type="float" office:value="0" calcext:value-type="float">
            <text:p>0</text:p>
          </table:table-cell>
          <table:table-cell table:formula="of:=IF((([.L49] = 1)   AND   ([.L50] = 0))   OR   (([.L49] = 0)   AND   ([.L50] = 1));1;0)" office:value-type="float" office:value="0" calcext:value-type="float">
            <text:p>0</text:p>
          </table:table-cell>
          <table:table-cell table:formula="of:=IF((([.M49] = 1)   AND   ([.M50] = 0))   OR   (([.M49] = 0)   AND   ([.M50] = 1));1;0)" office:value-type="float" office:value="0" calcext:value-type="float">
            <text:p>0</text:p>
          </table:table-cell>
          <table:table-cell table:formula="of:=IF((([.N49] = 1)   AND   ([.N50] = 0))   OR   (([.N49] = 0)   AND   ([.N50] = 1));1;0)" office:value-type="float" office:value="0" calcext:value-type="float">
            <text:p>0</text:p>
          </table:table-cell>
          <table:table-cell table:formula="of:=IF((([.O49] = 1)   AND   ([.O50] = 0))   OR   (([.O49] = 0)   AND   ([.O50] = 1));1;0)" office:value-type="float" office:value="0" calcext:value-type="float">
            <text:p>0</text:p>
          </table:table-cell>
          <table:table-cell table:formula="of:=IF((([.P49] = 1)   AND   ([.P50] = 0))   OR   (([.P49] = 0)   AND   ([.P50] = 1));1;0)" office:value-type="float" office:value="0" calcext:value-type="float">
            <text:p>0</text:p>
          </table:table-cell>
          <table:table-cell table:formula="of:=IF((([.Q49] = 1)   AND   ([.Q50] = 0))   OR   (([.Q49] = 0)   AND   ([.Q50] = 1));1;0)" office:value-type="float" office:value="0" calcext:value-type="float">
            <text:p>0</text:p>
          </table:table-cell>
          <table:table-cell table:formula="of:=IF((([.R49] = 1)   AND   ([.R50] = 0))   OR   (([.R49] = 0)   AND   ([.R50] = 1));1;0)" office:value-type="float" office:value="0" calcext:value-type="float">
            <text:p>0</text:p>
          </table:table-cell>
          <table:table-cell table:formula="of:=IF((([.S49] = 1)   AND   ([.S50] = 0))   OR   (([.S49] = 0)   AND   ([.S50] = 1));1;0)" office:value-type="float" office:value="0" calcext:value-type="float">
            <text:p>0</text:p>
          </table:table-cell>
          <table:table-cell table:formula="of:=IF((([.T49] = 1)   AND   ([.T50] = 0))   OR   (([.T49] = 0)   AND   ([.T50] = 1));1;0)" office:value-type="float" office:value="0" calcext:value-type="float">
            <text:p>0</text:p>
          </table:table-cell>
          <table:table-cell table:formula="of:=IF((([.U49] = 1)   AND   ([.U50] = 0))   OR   (([.U49] = 0)   AND   ([.U50] = 1));1;0)" office:value-type="float" office:value="0" calcext:value-type="float">
            <text:p>0</text:p>
          </table:table-cell>
          <table:table-cell table:formula="of:=IF((([.V49] = 1)   AND   ([.V50] = 0))   OR   (([.V49] = 0)   AND   ([.V50] = 1));1;0)" office:value-type="float" office:value="0" calcext:value-type="float">
            <text:p>0</text:p>
          </table:table-cell>
          <table:table-cell table:formula="of:=IF((([.W49] = 1)   AND   ([.W50] = 0))   OR   (([.W49] = 0)   AND   ([.W50] = 1));1;0)" office:value-type="float" office:value="0" calcext:value-type="float">
            <text:p>0</text:p>
          </table:table-cell>
          <table:table-cell table:formula="of:=IF((([.X49] = 1)   AND   ([.X50] = 0))   OR   (([.X49] = 0)   AND   ([.X50] = 1));1;0)" office:value-type="float" office:value="0" calcext:value-type="float">
            <text:p>0</text:p>
          </table:table-cell>
          <table:table-cell table:formula="of:=IF((([.Y49] = 1)   AND   ([.Y50] = 0))   OR   (([.Y49] = 0)   AND   ([.Y50] = 1));1;0)" office:value-type="float" office:value="0" calcext:value-type="float">
            <text:p>0</text:p>
          </table:table-cell>
          <table:table-cell table:formula="of:=IF((([.Z49] = 1)   AND   ([.Z50] = 0))   OR   (([.Z49] = 0)   AND   ([.Z50] = 1));1;0)" office:value-type="float" office:value="0" calcext:value-type="float">
            <text:p>0</text:p>
          </table:table-cell>
          <table:table-cell table:formula="of:=IF((([.AA49] = 1)   AND   ([.AA50] = 0))   OR   (([.AA49] = 0)   AND   ([.AA50] = 1));1;0)" office:value-type="float" office:value="0" calcext:value-type="float">
            <text:p>0</text:p>
          </table:table-cell>
          <table:table-cell table:formula="of:=IF((([.AB49] = 1)   AND   ([.AB50] = 0))   OR   (([.AB49] = 0)   AND   ([.AB50] = 1));1;0)" office:value-type="float" office:value="0" calcext:value-type="float">
            <text:p>0</text:p>
          </table:table-cell>
          <table:table-cell table:formula="of:=IF((([.AC49] = 1)   AND   ([.AC50] = 0))   OR   (([.AC49] = 0)   AND   ([.AC50] = 1));1;0)" office:value-type="float" office:value="0" calcext:value-type="float">
            <text:p>0</text:p>
          </table:table-cell>
          <table:table-cell table:formula="of:=IF((([.AD49] = 1)   AND   ([.AD50] = 0))   OR   (([.AD49] = 0)   AND   ([.AD50] = 1));1;0)" office:value-type="float" office:value="0" calcext:value-type="float">
            <text:p>0</text:p>
          </table:table-cell>
          <table:table-cell table:formula="of:=IF((([.AE49] = 1)   AND   ([.AE50] = 0))   OR   (([.AE49] = 0)   AND   ([.AE50] = 1));1;0)" office:value-type="float" office:value="0" calcext:value-type="float">
            <text:p>0</text:p>
          </table:table-cell>
          <table:table-cell table:formula="of:=IF((([.AF49] = 1)   AND   ([.AF50] = 0))   OR   (([.AF49] = 0)   AND   ([.AF50] = 1));1;0)" office:value-type="float" office:value="0" calcext:value-type="float">
            <text:p>0</text:p>
          </table:table-cell>
          <table:table-cell table:formula="of:=IF((([.AG49] = 1)   AND   ([.AG50] = 0))   OR   (([.AG49] = 0)   AND   ([.AG50] = 1));1;0)" office:value-type="float" office:value="0" calcext:value-type="float">
            <text:p>0</text:p>
          </table:table-cell>
          <table:table-cell table:formula="of:=IF((([.AH49] = 1)   AND   ([.AH50] = 0))   OR   (([.AH49] = 0)   AND   ([.AH50] = 1));1;0)" office:value-type="float" office:value="0" calcext:value-type="float">
            <text:p>0</text:p>
          </table:table-cell>
          <table:table-cell table:formula="of:=IF((([.AI49] = 1)   AND   ([.AI50] = 0))   OR   (([.AI49] = 0)   AND   ([.AI50] = 1));1;0)" office:value-type="float" office:value="0" calcext:value-type="float">
            <text:p>0</text:p>
          </table:table-cell>
          <table:table-cell table:formula="of:=IF((([.AJ49] = 1)   AND   ([.AJ50] = 0))   OR   (([.AJ49] = 0)   AND   ([.AJ50] = 1));1;0)" office:value-type="float" office:value="0" calcext:value-type="float">
            <text:p>0</text:p>
          </table:table-cell>
          <table:table-cell table:formula="of:=IF((([.AK49] = 1)   AND   ([.AK50] = 0))   OR   (([.AK49] = 0)   AND   ([.AK50] = 1));1;0)" office:value-type="float" office:value="0" calcext:value-type="float">
            <text:p>0</text:p>
          </table:table-cell>
          <table:table-cell table:formula="of:=IF((([.AL49] = 1)   AND   ([.AL50] = 0))   OR   (([.AL49] = 0)   AND   ([.AL50] = 1));1;0)" office:value-type="float" office:value="0" calcext:value-type="float">
            <text:p>0</text:p>
          </table:table-cell>
          <table:table-cell table:formula="of:=IF((([.AM49] = 1)   AND   ([.AM50] = 0))   OR   (([.AM49] = 0)   AND   ([.AM50] = 1));1;0)" office:value-type="float" office:value="0" calcext:value-type="float">
            <text:p>0</text:p>
          </table:table-cell>
          <table:table-cell table:formula="of:=IF((([.AN49] = 1)   AND   ([.AN50] = 0))   OR   (([.AN49] = 0)   AND   ([.AN50] = 1));1;0)" office:value-type="float" office:value="0" calcext:value-type="float">
            <text:p>0</text:p>
          </table:table-cell>
          <table:table-cell table:formula="of:=IF((([.AO49] = 1)   AND   ([.AO50] = 0))   OR   (([.AO49] = 0)   AND   ([.AO50] = 1));1;0)" office:value-type="float" office:value="0" calcext:value-type="float">
            <text:p>0</text:p>
          </table:table-cell>
          <table:table-cell table:formula="of:=IF((([.AP49] = 1)   AND   ([.AP50] = 0))   OR   (([.AP49] = 0)   AND   ([.AP50] = 1));1;0)" office:value-type="float" office:value="0" calcext:value-type="float">
            <text:p>0</text:p>
          </table:table-cell>
          <table:table-cell table:formula="of:=IF((([.AQ49] = 1)   AND   ([.AQ50] = 0))   OR   (([.AQ49] = 0)   AND   ([.AQ50] = 1));1;0)" office:value-type="float" office:value="0" calcext:value-type="float">
            <text:p>0</text:p>
          </table:table-cell>
          <table:table-cell table:formula="of:=IF((([.AR49] = 1)   AND   ([.AR50] = 0))   OR   (([.AR49] = 0)   AND   ([.AR50] = 1));1;0)" office:value-type="float" office:value="0" calcext:value-type="float">
            <text:p>0</text:p>
          </table:table-cell>
          <table:table-cell table:formula="of:=IF((([.AS49] = 1)   AND   ([.AS50] = 0))   OR   (([.AS49] = 0)   AND   ([.AS50] = 1));1;0)" office:value-type="float" office:value="0" calcext:value-type="float">
            <text:p>0</text:p>
          </table:table-cell>
          <table:table-cell table:formula="of:=IF((([.AT49] = 1)   AND   ([.AT50] = 0))   OR   (([.AT49] = 0)   AND   ([.AT50] = 1));1;0)" office:value-type="float" office:value="0" calcext:value-type="float">
            <text:p>0</text:p>
          </table:table-cell>
          <table:table-cell table:formula="of:=IF((([.AU49] = 1)   AND   ([.AU50] = 0))   OR   (([.AU49] = 0)   AND   ([.AU50] = 1));1;0)" office:value-type="float" office:value="0" calcext:value-type="float">
            <text:p>0</text:p>
          </table:table-cell>
          <table:table-cell table:formula="of:=IF((([.AV49] = 1)   AND   ([.AV50] = 0))   OR   (([.AV49] = 0)   AND   ([.AV50] = 1));1;0)" office:value-type="float" office:value="0" calcext:value-type="float">
            <text:p>0</text:p>
          </table:table-cell>
          <table:table-cell table:formula="of:=IF((([.AW49] = 1)   AND   ([.AW50] = 0))   OR   (([.AW49] = 0)   AND   ([.AW50] = 1));1;0)" office:value-type="float" office:value="0" calcext:value-type="float">
            <text:p>0</text:p>
          </table:table-cell>
          <table:table-cell table:formula="of:=IF((([.AX49] = 1)   AND   ([.AX50] = 0))   OR   (([.AX49] = 0)   AND   ([.AX50] = 1));1;0)" office:value-type="float" office:value="1" calcext:value-type="float">
            <text:p>1</text:p>
          </table:table-cell>
          <table:table-cell table:formula="of:=IF((([.AY49] = 1)   AND   ([.AY50] = 0))   OR   (([.AY49] = 0)   AND   ([.AY50] = 1));1;0)" office:value-type="float" office:value="1" calcext:value-type="float">
            <text:p>1</text:p>
          </table:table-cell>
          <table:table-cell table:formula="of:=IF((([.AZ49] = 1)   AND   ([.AZ50] = 0))   OR   (([.AZ49] = 0)   AND   ([.AZ50] = 1));1;0)" office:value-type="float" office:value="1" calcext:value-type="float">
            <text:p>1</text:p>
          </table:table-cell>
          <table:table-cell table:formula="of:=IF((([.BA49] = 1)   AND   ([.BA50] = 0))   OR   (([.BA49] = 0)   AND   ([.BA50] = 1));1;0)" office:value-type="float" office:value="1" calcext:value-type="float">
            <text:p>1</text:p>
          </table:table-cell>
          <table:table-cell table:formula="of:=IF((([.BB49] = 1)   AND   ([.BB50] = 0))   OR   (([.BB49] = 0)   AND   ([.BB50] = 1));1;0)" office:value-type="float" office:value="1" calcext:value-type="float">
            <text:p>1</text:p>
          </table:table-cell>
          <table:table-cell table:formula="of:=IF((([.BC49] = 1)   AND   ([.BC50] = 0))   OR   (([.BC49] = 0)   AND   ([.BC50] = 1));1;0)" office:value-type="float" office:value="1" calcext:value-type="float">
            <text:p>1</text:p>
          </table:table-cell>
          <table:table-cell table:formula="of:=IF((([.BD49] = 1)   AND   ([.BD50] = 0))   OR   (([.BD49] = 0)   AND   ([.BD50] = 1));1;0)" office:value-type="float" office:value="1" calcext:value-type="float">
            <text:p>1</text:p>
          </table:table-cell>
          <table:table-cell table:formula="of:=IF((([.BE49] = 1)   AND   ([.BE50] = 0))   OR   (([.BE49] = 0)   AND   ([.BE50] = 1));1;0)" office:value-type="float" office:value="1" calcext:value-type="float">
            <text:p>1</text:p>
          </table:table-cell>
          <table:table-cell table:formula="of:=IF((([.BF49] = 1)   AND   ([.BF50] = 0))   OR   (([.BF49] = 0)   AND   ([.BF50] = 1));1;0)" office:value-type="float" office:value="1" calcext:value-type="float">
            <text:p>1</text:p>
          </table:table-cell>
          <table:table-cell table:formula="of:=IF((([.BG49] = 1)   AND   ([.BG50] = 0))   OR   (([.BG49] = 0)   AND   ([.BG50] = 1));1;0)" office:value-type="float" office:value="1" calcext:value-type="float">
            <text:p>1</text:p>
          </table:table-cell>
          <table:table-cell table:formula="of:=IF((([.BH49] = 1)   AND   ([.BH50] = 0))   OR   (([.BH49] = 0)   AND   ([.BH50] = 1));1;0)" office:value-type="float" office:value="1" calcext:value-type="float">
            <text:p>1</text:p>
          </table:table-cell>
          <table:table-cell table:formula="of:=IF((([.BI49] = 1)   AND   ([.BI50] = 0))   OR   (([.BI49] = 0)   AND   ([.BI50] = 1));1;0)" office:value-type="float" office:value="1" calcext:value-type="float">
            <text:p>1</text:p>
          </table:table-cell>
          <table:table-cell table:formula="of:=IF((([.BJ49] = 1)   AND   ([.BJ50] = 0))   OR   (([.BJ49] = 0)   AND   ([.BJ50] = 1));1;0)" office:value-type="float" office:value="1" calcext:value-type="float">
            <text:p>1</text:p>
          </table:table-cell>
          <table:table-cell table:formula="of:=IF((([.BK49] = 1)   AND   ([.BK50] = 0))   OR   (([.BK49] = 0)   AND   ([.BK50] = 1));1;0)" office:value-type="float" office:value="1" calcext:value-type="float">
            <text:p>1</text:p>
          </table:table-cell>
          <table:table-cell table:formula="of:=IF((([.BL49] = 1)   AND   ([.BL50] = 0))   OR   (([.BL49] = 0)   AND   ([.BL50] = 1));1;0)" office:value-type="float" office:value="1" calcext:value-type="float">
            <text:p>1</text:p>
          </table:table-cell>
          <table:table-cell table:formula="of:=IF((([.BM49] = 1)   AND   ([.BM50] = 0))   OR   (([.BM49] = 0)   AND   ([.BM50] = 1));1;0)" office:value-type="float" office:value="1" calcext:value-type="float">
            <text:p>1</text:p>
          </table:table-cell>
          <table:table-cell table:formula="of:=IF((([.BN49] = 1)   AND   ([.BN50] = 0))   OR   (([.BN49] = 0)   AND   ([.BN50] = 1));1;0)" office:value-type="float" office:value="0" calcext:value-type="float">
            <text:p>0</text:p>
          </table:table-cell>
          <table:table-cell table:formula="of:=IF((([.BO49] = 1)   AND   ([.BO50] = 0))   OR   (([.BO49] = 0)   AND   ([.BO50] = 1));1;0)" office:value-type="float" office:value="0" calcext:value-type="float">
            <text:p>0</text:p>
          </table:table-cell>
          <table:table-cell table:formula="of:=IF((([.BP49] = 1)   AND   ([.BP50] = 0))   OR   (([.BP49] = 0)   AND   ([.BP50] = 1));1;0)" office:value-type="float" office:value="0" calcext:value-type="float">
            <text:p>0</text:p>
          </table:table-cell>
          <table:table-cell table:formula="of:=IF((([.BQ49] = 1)   AND   ([.BQ50] = 0))   OR   (([.BQ49] = 0)   AND   ([.BQ50] = 1));1;0)" office:value-type="float" office:value="0" calcext:value-type="float">
            <text:p>0</text:p>
          </table:table-cell>
          <table:table-cell table:formula="of:=IF((([.BR49] = 1)   AND   ([.BR50] = 0))   OR   (([.BR49] = 0)   AND   ([.BR50] = 1));1;0)" office:value-type="float" office:value="0" calcext:value-type="float">
            <text:p>0</text:p>
          </table:table-cell>
          <table:table-cell table:formula="of:=IF((([.BS49] = 1)   AND   ([.BS50] = 0))   OR   (([.BS49] = 0)   AND   ([.BS50] = 1));1;0)" office:value-type="float" office:value="0" calcext:value-type="float">
            <text:p>0</text:p>
          </table:table-cell>
          <table:table-cell table:formula="of:=IF((([.BT49] = 1)   AND   ([.BT50] = 0))   OR   (([.BT49] = 0)   AND   ([.BT50] = 1));1;0)" office:value-type="float" office:value="0" calcext:value-type="float">
            <text:p>0</text:p>
          </table:table-cell>
          <table:table-cell table:formula="of:=IF((([.BU49] = 1)   AND   ([.BU50] = 0))   OR   (([.BU49] = 0)   AND   ([.BU50] = 1));1;0)" office:value-type="float" office:value="0" calcext:value-type="float">
            <text:p>0</text:p>
          </table:table-cell>
          <table:table-cell/>
          <table:table-cell table:formula="of:=SUM([.A50:.BW50])"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number-columns-repeated="947"/>
        </table:table-row>
        <table:table-row table:style-name="ro1">
          <table:table-cell/>
          <table:table-cell table:formula="of:=IF((([.A50] = 1)   AND   ([.A51] = 0))   OR   (([.A50] = 0)   AND   ([.A51] = 1));1;0)" office:value-type="float" office:value="0" calcext:value-type="float">
            <text:p>0</text:p>
          </table:table-cell>
          <table:table-cell table:formula="of:=IF((([.B50] = 1)   AND   ([.B51] = 0))   OR   (([.B50] = 0)   AND   ([.B51] = 1));1;0)" office:value-type="float" office:value="0" calcext:value-type="float">
            <text:p>0</text:p>
          </table:table-cell>
          <table:table-cell table:formula="of:=IF((([.C50] = 1)   AND   ([.C51] = 0))   OR   (([.C50] = 0)   AND   ([.C51] = 1));1;0)" office:value-type="float" office:value="0" calcext:value-type="float">
            <text:p>0</text:p>
          </table:table-cell>
          <table:table-cell table:formula="of:=IF((([.D50] = 1)   AND   ([.D51] = 0))   OR   (([.D50] = 0)   AND   ([.D51] = 1));1;0)" office:value-type="float" office:value="0" calcext:value-type="float">
            <text:p>0</text:p>
          </table:table-cell>
          <table:table-cell table:formula="of:=IF((([.E50] = 1)   AND   ([.E51] = 0))   OR   (([.E50] = 0)   AND   ([.E51] = 1));1;0)" office:value-type="float" office:value="0" calcext:value-type="float">
            <text:p>0</text:p>
          </table:table-cell>
          <table:table-cell table:formula="of:=IF((([.F50] = 1)   AND   ([.F51] = 0))   OR   (([.F50] = 0)   AND   ([.F51] = 1));1;0)" office:value-type="float" office:value="0" calcext:value-type="float">
            <text:p>0</text:p>
          </table:table-cell>
          <table:table-cell table:formula="of:=IF((([.G50] = 1)   AND   ([.G51] = 0))   OR   (([.G50] = 0)   AND   ([.G51] = 1));1;0)" office:value-type="float" office:value="0" calcext:value-type="float">
            <text:p>0</text:p>
          </table:table-cell>
          <table:table-cell table:formula="of:=IF((([.H50] = 1)   AND   ([.H51] = 0))   OR   (([.H50] = 0)   AND   ([.H51] = 1));1;0)" office:value-type="float" office:value="0" calcext:value-type="float">
            <text:p>0</text:p>
          </table:table-cell>
          <table:table-cell table:formula="of:=IF((([.I50] = 1)   AND   ([.I51] = 0))   OR   (([.I50] = 0)   AND   ([.I51] = 1));1;0)" office:value-type="float" office:value="0" calcext:value-type="float">
            <text:p>0</text:p>
          </table:table-cell>
          <table:table-cell table:formula="of:=IF((([.J50] = 1)   AND   ([.J51] = 0))   OR   (([.J50] = 0)   AND   ([.J51] = 1));1;0)" office:value-type="float" office:value="0" calcext:value-type="float">
            <text:p>0</text:p>
          </table:table-cell>
          <table:table-cell table:formula="of:=IF((([.K50] = 1)   AND   ([.K51] = 0))   OR   (([.K50] = 0)   AND   ([.K51] = 1));1;0)" office:value-type="float" office:value="0" calcext:value-type="float">
            <text:p>0</text:p>
          </table:table-cell>
          <table:table-cell table:formula="of:=IF((([.L50] = 1)   AND   ([.L51] = 0))   OR   (([.L50] = 0)   AND   ([.L51] = 1));1;0)" office:value-type="float" office:value="0" calcext:value-type="float">
            <text:p>0</text:p>
          </table:table-cell>
          <table:table-cell table:formula="of:=IF((([.M50] = 1)   AND   ([.M51] = 0))   OR   (([.M50] = 0)   AND   ([.M51] = 1));1;0)" office:value-type="float" office:value="0" calcext:value-type="float">
            <text:p>0</text:p>
          </table:table-cell>
          <table:table-cell table:formula="of:=IF((([.N50] = 1)   AND   ([.N51] = 0))   OR   (([.N50] = 0)   AND   ([.N51] = 1));1;0)" office:value-type="float" office:value="0" calcext:value-type="float">
            <text:p>0</text:p>
          </table:table-cell>
          <table:table-cell table:formula="of:=IF((([.O50] = 1)   AND   ([.O51] = 0))   OR   (([.O50] = 0)   AND   ([.O51] = 1));1;0)" office:value-type="float" office:value="0" calcext:value-type="float">
            <text:p>0</text:p>
          </table:table-cell>
          <table:table-cell table:formula="of:=IF((([.P50] = 1)   AND   ([.P51] = 0))   OR   (([.P50] = 0)   AND   ([.P51] = 1));1;0)" office:value-type="float" office:value="0" calcext:value-type="float">
            <text:p>0</text:p>
          </table:table-cell>
          <table:table-cell table:formula="of:=IF((([.Q50] = 1)   AND   ([.Q51] = 0))   OR   (([.Q50] = 0)   AND   ([.Q51] = 1));1;0)" office:value-type="float" office:value="0" calcext:value-type="float">
            <text:p>0</text:p>
          </table:table-cell>
          <table:table-cell table:formula="of:=IF((([.R50] = 1)   AND   ([.R51] = 0))   OR   (([.R50] = 0)   AND   ([.R51] = 1));1;0)" office:value-type="float" office:value="0" calcext:value-type="float">
            <text:p>0</text:p>
          </table:table-cell>
          <table:table-cell table:formula="of:=IF((([.S50] = 1)   AND   ([.S51] = 0))   OR   (([.S50] = 0)   AND   ([.S51] = 1));1;0)" office:value-type="float" office:value="0" calcext:value-type="float">
            <text:p>0</text:p>
          </table:table-cell>
          <table:table-cell table:formula="of:=IF((([.T50] = 1)   AND   ([.T51] = 0))   OR   (([.T50] = 0)   AND   ([.T51] = 1));1;0)" office:value-type="float" office:value="0" calcext:value-type="float">
            <text:p>0</text:p>
          </table:table-cell>
          <table:table-cell table:formula="of:=IF((([.U50] = 1)   AND   ([.U51] = 0))   OR   (([.U50] = 0)   AND   ([.U51] = 1));1;0)" office:value-type="float" office:value="0" calcext:value-type="float">
            <text:p>0</text:p>
          </table:table-cell>
          <table:table-cell table:formula="of:=IF((([.V50] = 1)   AND   ([.V51] = 0))   OR   (([.V50] = 0)   AND   ([.V51] = 1));1;0)" office:value-type="float" office:value="0" calcext:value-type="float">
            <text:p>0</text:p>
          </table:table-cell>
          <table:table-cell table:formula="of:=IF((([.W50] = 1)   AND   ([.W51] = 0))   OR   (([.W50] = 0)   AND   ([.W51] = 1));1;0)" office:value-type="float" office:value="0" calcext:value-type="float">
            <text:p>0</text:p>
          </table:table-cell>
          <table:table-cell table:formula="of:=IF((([.X50] = 1)   AND   ([.X51] = 0))   OR   (([.X50] = 0)   AND   ([.X51] = 1));1;0)" office:value-type="float" office:value="0" calcext:value-type="float">
            <text:p>0</text:p>
          </table:table-cell>
          <table:table-cell table:formula="of:=IF((([.Y50] = 1)   AND   ([.Y51] = 0))   OR   (([.Y50] = 0)   AND   ([.Y51] = 1));1;0)" office:value-type="float" office:value="0" calcext:value-type="float">
            <text:p>0</text:p>
          </table:table-cell>
          <table:table-cell table:formula="of:=IF((([.Z50] = 1)   AND   ([.Z51] = 0))   OR   (([.Z50] = 0)   AND   ([.Z51] = 1));1;0)" office:value-type="float" office:value="0" calcext:value-type="float">
            <text:p>0</text:p>
          </table:table-cell>
          <table:table-cell table:formula="of:=IF((([.AA50] = 1)   AND   ([.AA51] = 0))   OR   (([.AA50] = 0)   AND   ([.AA51] = 1));1;0)" office:value-type="float" office:value="0" calcext:value-type="float">
            <text:p>0</text:p>
          </table:table-cell>
          <table:table-cell table:formula="of:=IF((([.AB50] = 1)   AND   ([.AB51] = 0))   OR   (([.AB50] = 0)   AND   ([.AB51] = 1));1;0)" office:value-type="float" office:value="0" calcext:value-type="float">
            <text:p>0</text:p>
          </table:table-cell>
          <table:table-cell table:formula="of:=IF((([.AC50] = 1)   AND   ([.AC51] = 0))   OR   (([.AC50] = 0)   AND   ([.AC51] = 1));1;0)" office:value-type="float" office:value="0" calcext:value-type="float">
            <text:p>0</text:p>
          </table:table-cell>
          <table:table-cell table:formula="of:=IF((([.AD50] = 1)   AND   ([.AD51] = 0))   OR   (([.AD50] = 0)   AND   ([.AD51] = 1));1;0)" office:value-type="float" office:value="0" calcext:value-type="float">
            <text:p>0</text:p>
          </table:table-cell>
          <table:table-cell table:formula="of:=IF((([.AE50] = 1)   AND   ([.AE51] = 0))   OR   (([.AE50] = 0)   AND   ([.AE51] = 1));1;0)" office:value-type="float" office:value="0" calcext:value-type="float">
            <text:p>0</text:p>
          </table:table-cell>
          <table:table-cell table:formula="of:=IF((([.AF50] = 1)   AND   ([.AF51] = 0))   OR   (([.AF50] = 0)   AND   ([.AF51] = 1));1;0)" office:value-type="float" office:value="0" calcext:value-type="float">
            <text:p>0</text:p>
          </table:table-cell>
          <table:table-cell table:formula="of:=IF((([.AG50] = 1)   AND   ([.AG51] = 0))   OR   (([.AG50] = 0)   AND   ([.AG51] = 1));1;0)" office:value-type="float" office:value="0" calcext:value-type="float">
            <text:p>0</text:p>
          </table:table-cell>
          <table:table-cell table:formula="of:=IF((([.AH50] = 1)   AND   ([.AH51] = 0))   OR   (([.AH50] = 0)   AND   ([.AH51] = 1));1;0)" office:value-type="float" office:value="0" calcext:value-type="float">
            <text:p>0</text:p>
          </table:table-cell>
          <table:table-cell table:formula="of:=IF((([.AI50] = 1)   AND   ([.AI51] = 0))   OR   (([.AI50] = 0)   AND   ([.AI51] = 1));1;0)" office:value-type="float" office:value="0" calcext:value-type="float">
            <text:p>0</text:p>
          </table:table-cell>
          <table:table-cell table:formula="of:=IF((([.AJ50] = 1)   AND   ([.AJ51] = 0))   OR   (([.AJ50] = 0)   AND   ([.AJ51] = 1));1;0)" office:value-type="float" office:value="0" calcext:value-type="float">
            <text:p>0</text:p>
          </table:table-cell>
          <table:table-cell table:formula="of:=IF((([.AK50] = 1)   AND   ([.AK51] = 0))   OR   (([.AK50] = 0)   AND   ([.AK51] = 1));1;0)" office:value-type="float" office:value="0" calcext:value-type="float">
            <text:p>0</text:p>
          </table:table-cell>
          <table:table-cell table:formula="of:=IF((([.AL50] = 1)   AND   ([.AL51] = 0))   OR   (([.AL50] = 0)   AND   ([.AL51] = 1));1;0)" office:value-type="float" office:value="0" calcext:value-type="float">
            <text:p>0</text:p>
          </table:table-cell>
          <table:table-cell table:formula="of:=IF((([.AM50] = 1)   AND   ([.AM51] = 0))   OR   (([.AM50] = 0)   AND   ([.AM51] = 1));1;0)" office:value-type="float" office:value="0" calcext:value-type="float">
            <text:p>0</text:p>
          </table:table-cell>
          <table:table-cell table:formula="of:=IF((([.AN50] = 1)   AND   ([.AN51] = 0))   OR   (([.AN50] = 0)   AND   ([.AN51] = 1));1;0)" office:value-type="float" office:value="0" calcext:value-type="float">
            <text:p>0</text:p>
          </table:table-cell>
          <table:table-cell table:formula="of:=IF((([.AO50] = 1)   AND   ([.AO51] = 0))   OR   (([.AO50] = 0)   AND   ([.AO51] = 1));1;0)" office:value-type="float" office:value="0" calcext:value-type="float">
            <text:p>0</text:p>
          </table:table-cell>
          <table:table-cell table:formula="of:=IF((([.AP50] = 1)   AND   ([.AP51] = 0))   OR   (([.AP50] = 0)   AND   ([.AP51] = 1));1;0)" office:value-type="float" office:value="0" calcext:value-type="float">
            <text:p>0</text:p>
          </table:table-cell>
          <table:table-cell table:formula="of:=IF((([.AQ50] = 1)   AND   ([.AQ51] = 0))   OR   (([.AQ50] = 0)   AND   ([.AQ51] = 1));1;0)" office:value-type="float" office:value="0" calcext:value-type="float">
            <text:p>0</text:p>
          </table:table-cell>
          <table:table-cell table:formula="of:=IF((([.AR50] = 1)   AND   ([.AR51] = 0))   OR   (([.AR50] = 0)   AND   ([.AR51] = 1));1;0)" office:value-type="float" office:value="0" calcext:value-type="float">
            <text:p>0</text:p>
          </table:table-cell>
          <table:table-cell table:formula="of:=IF((([.AS50] = 1)   AND   ([.AS51] = 0))   OR   (([.AS50] = 0)   AND   ([.AS51] = 1));1;0)" office:value-type="float" office:value="0" calcext:value-type="float">
            <text:p>0</text:p>
          </table:table-cell>
          <table:table-cell table:formula="of:=IF((([.AT50] = 1)   AND   ([.AT51] = 0))   OR   (([.AT50] = 0)   AND   ([.AT51] = 1));1;0)" office:value-type="float" office:value="0" calcext:value-type="float">
            <text:p>0</text:p>
          </table:table-cell>
          <table:table-cell table:formula="of:=IF((([.AU50] = 1)   AND   ([.AU51] = 0))   OR   (([.AU50] = 0)   AND   ([.AU51] = 1));1;0)" office:value-type="float" office:value="0" calcext:value-type="float">
            <text:p>0</text:p>
          </table:table-cell>
          <table:table-cell table:formula="of:=IF((([.AV50] = 1)   AND   ([.AV51] = 0))   OR   (([.AV50] = 0)   AND   ([.AV51] = 1));1;0)" office:value-type="float" office:value="0" calcext:value-type="float">
            <text:p>0</text:p>
          </table:table-cell>
          <table:table-cell table:formula="of:=IF((([.AW50] = 1)   AND   ([.AW51] = 0))   OR   (([.AW50] = 0)   AND   ([.AW51] = 1));1;0)" office:value-type="float" office:value="0" calcext:value-type="float">
            <text:p>0</text:p>
          </table:table-cell>
          <table:table-cell table:formula="of:=IF((([.AX50] = 1)   AND   ([.AX51] = 0))   OR   (([.AX50] = 0)   AND   ([.AX51] = 1));1;0)" office:value-type="float" office:value="0" calcext:value-type="float">
            <text:p>0</text:p>
          </table:table-cell>
          <table:table-cell table:formula="of:=IF((([.AY50] = 1)   AND   ([.AY51] = 0))   OR   (([.AY50] = 0)   AND   ([.AY51] = 1));1;0)" office:value-type="float" office:value="1" calcext:value-type="float">
            <text:p>1</text:p>
          </table:table-cell>
          <table:table-cell table:formula="of:=IF((([.AZ50] = 1)   AND   ([.AZ51] = 0))   OR   (([.AZ50] = 0)   AND   ([.AZ51] = 1));1;0)" office:value-type="float" office:value="0" calcext:value-type="float">
            <text:p>0</text:p>
          </table:table-cell>
          <table:table-cell table:formula="of:=IF((([.BA50] = 1)   AND   ([.BA51] = 0))   OR   (([.BA50] = 0)   AND   ([.BA51] = 1));1;0)" office:value-type="float" office:value="1" calcext:value-type="float">
            <text:p>1</text:p>
          </table:table-cell>
          <table:table-cell table:formula="of:=IF((([.BB50] = 1)   AND   ([.BB51] = 0))   OR   (([.BB50] = 0)   AND   ([.BB51] = 1));1;0)" office:value-type="float" office:value="0" calcext:value-type="float">
            <text:p>0</text:p>
          </table:table-cell>
          <table:table-cell table:formula="of:=IF((([.BC50] = 1)   AND   ([.BC51] = 0))   OR   (([.BC50] = 0)   AND   ([.BC51] = 1));1;0)" office:value-type="float" office:value="1" calcext:value-type="float">
            <text:p>1</text:p>
          </table:table-cell>
          <table:table-cell table:formula="of:=IF((([.BD50] = 1)   AND   ([.BD51] = 0))   OR   (([.BD50] = 0)   AND   ([.BD51] = 1));1;0)" office:value-type="float" office:value="0" calcext:value-type="float">
            <text:p>0</text:p>
          </table:table-cell>
          <table:table-cell table:formula="of:=IF((([.BE50] = 1)   AND   ([.BE51] = 0))   OR   (([.BE50] = 0)   AND   ([.BE51] = 1));1;0)" office:value-type="float" office:value="1" calcext:value-type="float">
            <text:p>1</text:p>
          </table:table-cell>
          <table:table-cell table:formula="of:=IF((([.BF50] = 1)   AND   ([.BF51] = 0))   OR   (([.BF50] = 0)   AND   ([.BF51] = 1));1;0)" office:value-type="float" office:value="0" calcext:value-type="float">
            <text:p>0</text:p>
          </table:table-cell>
          <table:table-cell table:formula="of:=IF((([.BG50] = 1)   AND   ([.BG51] = 0))   OR   (([.BG50] = 0)   AND   ([.BG51] = 1));1;0)" office:value-type="float" office:value="1" calcext:value-type="float">
            <text:p>1</text:p>
          </table:table-cell>
          <table:table-cell table:formula="of:=IF((([.BH50] = 1)   AND   ([.BH51] = 0))   OR   (([.BH50] = 0)   AND   ([.BH51] = 1));1;0)" office:value-type="float" office:value="0" calcext:value-type="float">
            <text:p>0</text:p>
          </table:table-cell>
          <table:table-cell table:formula="of:=IF((([.BI50] = 1)   AND   ([.BI51] = 0))   OR   (([.BI50] = 0)   AND   ([.BI51] = 1));1;0)" office:value-type="float" office:value="1" calcext:value-type="float">
            <text:p>1</text:p>
          </table:table-cell>
          <table:table-cell table:formula="of:=IF((([.BJ50] = 1)   AND   ([.BJ51] = 0))   OR   (([.BJ50] = 0)   AND   ([.BJ51] = 1));1;0)" office:value-type="float" office:value="0" calcext:value-type="float">
            <text:p>0</text:p>
          </table:table-cell>
          <table:table-cell table:formula="of:=IF((([.BK50] = 1)   AND   ([.BK51] = 0))   OR   (([.BK50] = 0)   AND   ([.BK51] = 1));1;0)" office:value-type="float" office:value="1" calcext:value-type="float">
            <text:p>1</text:p>
          </table:table-cell>
          <table:table-cell table:formula="of:=IF((([.BL50] = 1)   AND   ([.BL51] = 0))   OR   (([.BL50] = 0)   AND   ([.BL51] = 1));1;0)" office:value-type="float" office:value="0" calcext:value-type="float">
            <text:p>0</text:p>
          </table:table-cell>
          <table:table-cell table:formula="of:=IF((([.BM50] = 1)   AND   ([.BM51] = 0))   OR   (([.BM50] = 0)   AND   ([.BM51] = 1));1;0)" office:value-type="float" office:value="1" calcext:value-type="float">
            <text:p>1</text:p>
          </table:table-cell>
          <table:table-cell table:formula="of:=IF((([.BN50] = 1)   AND   ([.BN51] = 0))   OR   (([.BN50] = 0)   AND   ([.BN51] = 1));1;0)" office:value-type="float" office:value="0" calcext:value-type="float">
            <text:p>0</text:p>
          </table:table-cell>
          <table:table-cell table:formula="of:=IF((([.BO50] = 1)   AND   ([.BO51] = 0))   OR   (([.BO50] = 0)   AND   ([.BO51] = 1));1;0)" office:value-type="float" office:value="0" calcext:value-type="float">
            <text:p>0</text:p>
          </table:table-cell>
          <table:table-cell table:formula="of:=IF((([.BP50] = 1)   AND   ([.BP51] = 0))   OR   (([.BP50] = 0)   AND   ([.BP51] = 1));1;0)" office:value-type="float" office:value="0" calcext:value-type="float">
            <text:p>0</text:p>
          </table:table-cell>
          <table:table-cell table:formula="of:=IF((([.BQ50] = 1)   AND   ([.BQ51] = 0))   OR   (([.BQ50] = 0)   AND   ([.BQ51] = 1));1;0)" office:value-type="float" office:value="0" calcext:value-type="float">
            <text:p>0</text:p>
          </table:table-cell>
          <table:table-cell table:formula="of:=IF((([.BR50] = 1)   AND   ([.BR51] = 0))   OR   (([.BR50] = 0)   AND   ([.BR51] = 1));1;0)" office:value-type="float" office:value="0" calcext:value-type="float">
            <text:p>0</text:p>
          </table:table-cell>
          <table:table-cell table:formula="of:=IF((([.BS50] = 1)   AND   ([.BS51] = 0))   OR   (([.BS50] = 0)   AND   ([.BS51] = 1));1;0)" office:value-type="float" office:value="0" calcext:value-type="float">
            <text:p>0</text:p>
          </table:table-cell>
          <table:table-cell table:formula="of:=IF((([.BT50] = 1)   AND   ([.BT51] = 0))   OR   (([.BT50] = 0)   AND   ([.BT51] = 1));1;0)" office:value-type="float" office:value="0" calcext:value-type="float">
            <text:p>0</text:p>
          </table:table-cell>
          <table:table-cell table:formula="of:=IF((([.BU50] = 1)   AND   ([.BU51] = 0))   OR   (([.BU50] = 0)   AND   ([.BU51] = 1));1;0)" office:value-type="float" office:value="0" calcext:value-type="float">
            <text:p>0</text:p>
          </table:table-cell>
          <table:table-cell/>
          <table:table-cell table:formula="of:=SUM([.A51:.BW51])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947"/>
        </table:table-row>
        <table:table-row table:style-name="ro1">
          <table:table-cell/>
          <table:table-cell table:formula="of:=IF((([.A51] = 1)   AND   ([.A52] = 0))   OR   (([.A51] = 0)   AND   ([.A52] = 1));1;0)" office:value-type="float" office:value="0" calcext:value-type="float">
            <text:p>0</text:p>
          </table:table-cell>
          <table:table-cell table:formula="of:=IF((([.B51] = 1)   AND   ([.B52] = 0))   OR   (([.B51] = 0)   AND   ([.B52] = 1));1;0)" office:value-type="float" office:value="0" calcext:value-type="float">
            <text:p>0</text:p>
          </table:table-cell>
          <table:table-cell table:formula="of:=IF((([.C51] = 1)   AND   ([.C52] = 0))   OR   (([.C51] = 0)   AND   ([.C52] = 1));1;0)" office:value-type="float" office:value="0" calcext:value-type="float">
            <text:p>0</text:p>
          </table:table-cell>
          <table:table-cell table:formula="of:=IF((([.D51] = 1)   AND   ([.D52] = 0))   OR   (([.D51] = 0)   AND   ([.D52] = 1));1;0)" office:value-type="float" office:value="0" calcext:value-type="float">
            <text:p>0</text:p>
          </table:table-cell>
          <table:table-cell table:formula="of:=IF((([.E51] = 1)   AND   ([.E52] = 0))   OR   (([.E51] = 0)   AND   ([.E52] = 1));1;0)" office:value-type="float" office:value="0" calcext:value-type="float">
            <text:p>0</text:p>
          </table:table-cell>
          <table:table-cell table:formula="of:=IF((([.F51] = 1)   AND   ([.F52] = 0))   OR   (([.F51] = 0)   AND   ([.F52] = 1));1;0)" office:value-type="float" office:value="0" calcext:value-type="float">
            <text:p>0</text:p>
          </table:table-cell>
          <table:table-cell table:formula="of:=IF((([.G51] = 1)   AND   ([.G52] = 0))   OR   (([.G51] = 0)   AND   ([.G52] = 1));1;0)" office:value-type="float" office:value="0" calcext:value-type="float">
            <text:p>0</text:p>
          </table:table-cell>
          <table:table-cell table:formula="of:=IF((([.H51] = 1)   AND   ([.H52] = 0))   OR   (([.H51] = 0)   AND   ([.H52] = 1));1;0)" office:value-type="float" office:value="0" calcext:value-type="float">
            <text:p>0</text:p>
          </table:table-cell>
          <table:table-cell table:formula="of:=IF((([.I51] = 1)   AND   ([.I52] = 0))   OR   (([.I51] = 0)   AND   ([.I52] = 1));1;0)" office:value-type="float" office:value="0" calcext:value-type="float">
            <text:p>0</text:p>
          </table:table-cell>
          <table:table-cell table:formula="of:=IF((([.J51] = 1)   AND   ([.J52] = 0))   OR   (([.J51] = 0)   AND   ([.J52] = 1));1;0)" office:value-type="float" office:value="0" calcext:value-type="float">
            <text:p>0</text:p>
          </table:table-cell>
          <table:table-cell table:formula="of:=IF((([.K51] = 1)   AND   ([.K52] = 0))   OR   (([.K51] = 0)   AND   ([.K52] = 1));1;0)" office:value-type="float" office:value="0" calcext:value-type="float">
            <text:p>0</text:p>
          </table:table-cell>
          <table:table-cell table:formula="of:=IF((([.L51] = 1)   AND   ([.L52] = 0))   OR   (([.L51] = 0)   AND   ([.L52] = 1));1;0)" office:value-type="float" office:value="0" calcext:value-type="float">
            <text:p>0</text:p>
          </table:table-cell>
          <table:table-cell table:formula="of:=IF((([.M51] = 1)   AND   ([.M52] = 0))   OR   (([.M51] = 0)   AND   ([.M52] = 1));1;0)" office:value-type="float" office:value="0" calcext:value-type="float">
            <text:p>0</text:p>
          </table:table-cell>
          <table:table-cell table:formula="of:=IF((([.N51] = 1)   AND   ([.N52] = 0))   OR   (([.N51] = 0)   AND   ([.N52] = 1));1;0)" office:value-type="float" office:value="0" calcext:value-type="float">
            <text:p>0</text:p>
          </table:table-cell>
          <table:table-cell table:formula="of:=IF((([.O51] = 1)   AND   ([.O52] = 0))   OR   (([.O51] = 0)   AND   ([.O52] = 1));1;0)" office:value-type="float" office:value="0" calcext:value-type="float">
            <text:p>0</text:p>
          </table:table-cell>
          <table:table-cell table:formula="of:=IF((([.P51] = 1)   AND   ([.P52] = 0))   OR   (([.P51] = 0)   AND   ([.P52] = 1));1;0)" office:value-type="float" office:value="0" calcext:value-type="float">
            <text:p>0</text:p>
          </table:table-cell>
          <table:table-cell table:formula="of:=IF((([.Q51] = 1)   AND   ([.Q52] = 0))   OR   (([.Q51] = 0)   AND   ([.Q52] = 1));1;0)" office:value-type="float" office:value="0" calcext:value-type="float">
            <text:p>0</text:p>
          </table:table-cell>
          <table:table-cell table:formula="of:=IF((([.R51] = 1)   AND   ([.R52] = 0))   OR   (([.R51] = 0)   AND   ([.R52] = 1));1;0)" office:value-type="float" office:value="0" calcext:value-type="float">
            <text:p>0</text:p>
          </table:table-cell>
          <table:table-cell table:formula="of:=IF((([.S51] = 1)   AND   ([.S52] = 0))   OR   (([.S51] = 0)   AND   ([.S52] = 1));1;0)" office:value-type="float" office:value="0" calcext:value-type="float">
            <text:p>0</text:p>
          </table:table-cell>
          <table:table-cell table:formula="of:=IF((([.T51] = 1)   AND   ([.T52] = 0))   OR   (([.T51] = 0)   AND   ([.T52] = 1));1;0)" office:value-type="float" office:value="0" calcext:value-type="float">
            <text:p>0</text:p>
          </table:table-cell>
          <table:table-cell table:formula="of:=IF((([.U51] = 1)   AND   ([.U52] = 0))   OR   (([.U51] = 0)   AND   ([.U52] = 1));1;0)" office:value-type="float" office:value="0" calcext:value-type="float">
            <text:p>0</text:p>
          </table:table-cell>
          <table:table-cell table:formula="of:=IF((([.V51] = 1)   AND   ([.V52] = 0))   OR   (([.V51] = 0)   AND   ([.V52] = 1));1;0)" office:value-type="float" office:value="0" calcext:value-type="float">
            <text:p>0</text:p>
          </table:table-cell>
          <table:table-cell table:formula="of:=IF((([.W51] = 1)   AND   ([.W52] = 0))   OR   (([.W51] = 0)   AND   ([.W52] = 1));1;0)" office:value-type="float" office:value="0" calcext:value-type="float">
            <text:p>0</text:p>
          </table:table-cell>
          <table:table-cell table:formula="of:=IF((([.X51] = 1)   AND   ([.X52] = 0))   OR   (([.X51] = 0)   AND   ([.X52] = 1));1;0)" office:value-type="float" office:value="0" calcext:value-type="float">
            <text:p>0</text:p>
          </table:table-cell>
          <table:table-cell table:formula="of:=IF((([.Y51] = 1)   AND   ([.Y52] = 0))   OR   (([.Y51] = 0)   AND   ([.Y52] = 1));1;0)" office:value-type="float" office:value="0" calcext:value-type="float">
            <text:p>0</text:p>
          </table:table-cell>
          <table:table-cell table:formula="of:=IF((([.Z51] = 1)   AND   ([.Z52] = 0))   OR   (([.Z51] = 0)   AND   ([.Z52] = 1));1;0)" office:value-type="float" office:value="0" calcext:value-type="float">
            <text:p>0</text:p>
          </table:table-cell>
          <table:table-cell table:formula="of:=IF((([.AA51] = 1)   AND   ([.AA52] = 0))   OR   (([.AA51] = 0)   AND   ([.AA52] = 1));1;0)" office:value-type="float" office:value="0" calcext:value-type="float">
            <text:p>0</text:p>
          </table:table-cell>
          <table:table-cell table:formula="of:=IF((([.AB51] = 1)   AND   ([.AB52] = 0))   OR   (([.AB51] = 0)   AND   ([.AB52] = 1));1;0)" office:value-type="float" office:value="0" calcext:value-type="float">
            <text:p>0</text:p>
          </table:table-cell>
          <table:table-cell table:formula="of:=IF((([.AC51] = 1)   AND   ([.AC52] = 0))   OR   (([.AC51] = 0)   AND   ([.AC52] = 1));1;0)" office:value-type="float" office:value="0" calcext:value-type="float">
            <text:p>0</text:p>
          </table:table-cell>
          <table:table-cell table:formula="of:=IF((([.AD51] = 1)   AND   ([.AD52] = 0))   OR   (([.AD51] = 0)   AND   ([.AD52] = 1));1;0)" office:value-type="float" office:value="0" calcext:value-type="float">
            <text:p>0</text:p>
          </table:table-cell>
          <table:table-cell table:formula="of:=IF((([.AE51] = 1)   AND   ([.AE52] = 0))   OR   (([.AE51] = 0)   AND   ([.AE52] = 1));1;0)" office:value-type="float" office:value="0" calcext:value-type="float">
            <text:p>0</text:p>
          </table:table-cell>
          <table:table-cell table:formula="of:=IF((([.AF51] = 1)   AND   ([.AF52] = 0))   OR   (([.AF51] = 0)   AND   ([.AF52] = 1));1;0)" office:value-type="float" office:value="0" calcext:value-type="float">
            <text:p>0</text:p>
          </table:table-cell>
          <table:table-cell table:formula="of:=IF((([.AG51] = 1)   AND   ([.AG52] = 0))   OR   (([.AG51] = 0)   AND   ([.AG52] = 1));1;0)" office:value-type="float" office:value="0" calcext:value-type="float">
            <text:p>0</text:p>
          </table:table-cell>
          <table:table-cell table:formula="of:=IF((([.AH51] = 1)   AND   ([.AH52] = 0))   OR   (([.AH51] = 0)   AND   ([.AH52] = 1));1;0)" office:value-type="float" office:value="0" calcext:value-type="float">
            <text:p>0</text:p>
          </table:table-cell>
          <table:table-cell table:formula="of:=IF((([.AI51] = 1)   AND   ([.AI52] = 0))   OR   (([.AI51] = 0)   AND   ([.AI52] = 1));1;0)" office:value-type="float" office:value="0" calcext:value-type="float">
            <text:p>0</text:p>
          </table:table-cell>
          <table:table-cell table:formula="of:=IF((([.AJ51] = 1)   AND   ([.AJ52] = 0))   OR   (([.AJ51] = 0)   AND   ([.AJ52] = 1));1;0)" office:value-type="float" office:value="0" calcext:value-type="float">
            <text:p>0</text:p>
          </table:table-cell>
          <table:table-cell table:formula="of:=IF((([.AK51] = 1)   AND   ([.AK52] = 0))   OR   (([.AK51] = 0)   AND   ([.AK52] = 1));1;0)" office:value-type="float" office:value="0" calcext:value-type="float">
            <text:p>0</text:p>
          </table:table-cell>
          <table:table-cell table:formula="of:=IF((([.AL51] = 1)   AND   ([.AL52] = 0))   OR   (([.AL51] = 0)   AND   ([.AL52] = 1));1;0)" office:value-type="float" office:value="0" calcext:value-type="float">
            <text:p>0</text:p>
          </table:table-cell>
          <table:table-cell table:formula="of:=IF((([.AM51] = 1)   AND   ([.AM52] = 0))   OR   (([.AM51] = 0)   AND   ([.AM52] = 1));1;0)" office:value-type="float" office:value="0" calcext:value-type="float">
            <text:p>0</text:p>
          </table:table-cell>
          <table:table-cell table:formula="of:=IF((([.AN51] = 1)   AND   ([.AN52] = 0))   OR   (([.AN51] = 0)   AND   ([.AN52] = 1));1;0)" office:value-type="float" office:value="0" calcext:value-type="float">
            <text:p>0</text:p>
          </table:table-cell>
          <table:table-cell table:formula="of:=IF((([.AO51] = 1)   AND   ([.AO52] = 0))   OR   (([.AO51] = 0)   AND   ([.AO52] = 1));1;0)" office:value-type="float" office:value="0" calcext:value-type="float">
            <text:p>0</text:p>
          </table:table-cell>
          <table:table-cell table:formula="of:=IF((([.AP51] = 1)   AND   ([.AP52] = 0))   OR   (([.AP51] = 0)   AND   ([.AP52] = 1));1;0)" office:value-type="float" office:value="0" calcext:value-type="float">
            <text:p>0</text:p>
          </table:table-cell>
          <table:table-cell table:formula="of:=IF((([.AQ51] = 1)   AND   ([.AQ52] = 0))   OR   (([.AQ51] = 0)   AND   ([.AQ52] = 1));1;0)" office:value-type="float" office:value="0" calcext:value-type="float">
            <text:p>0</text:p>
          </table:table-cell>
          <table:table-cell table:formula="of:=IF((([.AR51] = 1)   AND   ([.AR52] = 0))   OR   (([.AR51] = 0)   AND   ([.AR52] = 1));1;0)" office:value-type="float" office:value="0" calcext:value-type="float">
            <text:p>0</text:p>
          </table:table-cell>
          <table:table-cell table:formula="of:=IF((([.AS51] = 1)   AND   ([.AS52] = 0))   OR   (([.AS51] = 0)   AND   ([.AS52] = 1));1;0)" office:value-type="float" office:value="0" calcext:value-type="float">
            <text:p>0</text:p>
          </table:table-cell>
          <table:table-cell table:formula="of:=IF((([.AT51] = 1)   AND   ([.AT52] = 0))   OR   (([.AT51] = 0)   AND   ([.AT52] = 1));1;0)" office:value-type="float" office:value="0" calcext:value-type="float">
            <text:p>0</text:p>
          </table:table-cell>
          <table:table-cell table:formula="of:=IF((([.AU51] = 1)   AND   ([.AU52] = 0))   OR   (([.AU51] = 0)   AND   ([.AU52] = 1));1;0)" office:value-type="float" office:value="0" calcext:value-type="float">
            <text:p>0</text:p>
          </table:table-cell>
          <table:table-cell table:formula="of:=IF((([.AV51] = 1)   AND   ([.AV52] = 0))   OR   (([.AV51] = 0)   AND   ([.AV52] = 1));1;0)" office:value-type="float" office:value="0" calcext:value-type="float">
            <text:p>0</text:p>
          </table:table-cell>
          <table:table-cell table:formula="of:=IF((([.AW51] = 1)   AND   ([.AW52] = 0))   OR   (([.AW51] = 0)   AND   ([.AW52] = 1));1;0)" office:value-type="float" office:value="0" calcext:value-type="float">
            <text:p>0</text:p>
          </table:table-cell>
          <table:table-cell table:formula="of:=IF((([.AX51] = 1)   AND   ([.AX52] = 0))   OR   (([.AX51] = 0)   AND   ([.AX52] = 1));1;0)" office:value-type="float" office:value="0" calcext:value-type="float">
            <text:p>0</text:p>
          </table:table-cell>
          <table:table-cell table:formula="of:=IF((([.AY51] = 1)   AND   ([.AY52] = 0))   OR   (([.AY51] = 0)   AND   ([.AY52] = 1));1;0)" office:value-type="float" office:value="0" calcext:value-type="float">
            <text:p>0</text:p>
          </table:table-cell>
          <table:table-cell table:formula="of:=IF((([.AZ51] = 1)   AND   ([.AZ52] = 0))   OR   (([.AZ51] = 0)   AND   ([.AZ52] = 1));1;0)" office:value-type="float" office:value="1" calcext:value-type="float">
            <text:p>1</text:p>
          </table:table-cell>
          <table:table-cell table:formula="of:=IF((([.BA51] = 1)   AND   ([.BA52] = 0))   OR   (([.BA51] = 0)   AND   ([.BA52] = 1));1;0)" office:value-type="float" office:value="1" calcext:value-type="float">
            <text:p>1</text:p>
          </table:table-cell>
          <table:table-cell table:formula="of:=IF((([.BB51] = 1)   AND   ([.BB52] = 0))   OR   (([.BB51] = 0)   AND   ([.BB52] = 1));1;0)" office:value-type="float" office:value="0" calcext:value-type="float">
            <text:p>0</text:p>
          </table:table-cell>
          <table:table-cell table:formula="of:=IF((([.BC51] = 1)   AND   ([.BC52] = 0))   OR   (([.BC51] = 0)   AND   ([.BC52] = 1));1;0)" office:value-type="float" office:value="0" calcext:value-type="float">
            <text:p>0</text:p>
          </table:table-cell>
          <table:table-cell table:formula="of:=IF((([.BD51] = 1)   AND   ([.BD52] = 0))   OR   (([.BD51] = 0)   AND   ([.BD52] = 1));1;0)" office:value-type="float" office:value="1" calcext:value-type="float">
            <text:p>1</text:p>
          </table:table-cell>
          <table:table-cell table:formula="of:=IF((([.BE51] = 1)   AND   ([.BE52] = 0))   OR   (([.BE51] = 0)   AND   ([.BE52] = 1));1;0)" office:value-type="float" office:value="1" calcext:value-type="float">
            <text:p>1</text:p>
          </table:table-cell>
          <table:table-cell table:formula="of:=IF((([.BF51] = 1)   AND   ([.BF52] = 0))   OR   (([.BF51] = 0)   AND   ([.BF52] = 1));1;0)" office:value-type="float" office:value="0" calcext:value-type="float">
            <text:p>0</text:p>
          </table:table-cell>
          <table:table-cell table:formula="of:=IF((([.BG51] = 1)   AND   ([.BG52] = 0))   OR   (([.BG51] = 0)   AND   ([.BG52] = 1));1;0)" office:value-type="float" office:value="0" calcext:value-type="float">
            <text:p>0</text:p>
          </table:table-cell>
          <table:table-cell table:formula="of:=IF((([.BH51] = 1)   AND   ([.BH52] = 0))   OR   (([.BH51] = 0)   AND   ([.BH52] = 1));1;0)" office:value-type="float" office:value="1" calcext:value-type="float">
            <text:p>1</text:p>
          </table:table-cell>
          <table:table-cell table:formula="of:=IF((([.BI51] = 1)   AND   ([.BI52] = 0))   OR   (([.BI51] = 0)   AND   ([.BI52] = 1));1;0)" office:value-type="float" office:value="1" calcext:value-type="float">
            <text:p>1</text:p>
          </table:table-cell>
          <table:table-cell table:formula="of:=IF((([.BJ51] = 1)   AND   ([.BJ52] = 0))   OR   (([.BJ51] = 0)   AND   ([.BJ52] = 1));1;0)" office:value-type="float" office:value="0" calcext:value-type="float">
            <text:p>0</text:p>
          </table:table-cell>
          <table:table-cell table:formula="of:=IF((([.BK51] = 1)   AND   ([.BK52] = 0))   OR   (([.BK51] = 0)   AND   ([.BK52] = 1));1;0)" office:value-type="float" office:value="0" calcext:value-type="float">
            <text:p>0</text:p>
          </table:table-cell>
          <table:table-cell table:formula="of:=IF((([.BL51] = 1)   AND   ([.BL52] = 0))   OR   (([.BL51] = 0)   AND   ([.BL52] = 1));1;0)" office:value-type="float" office:value="1" calcext:value-type="float">
            <text:p>1</text:p>
          </table:table-cell>
          <table:table-cell table:formula="of:=IF((([.BM51] = 1)   AND   ([.BM52] = 0))   OR   (([.BM51] = 0)   AND   ([.BM52] = 1));1;0)" office:value-type="float" office:value="1" calcext:value-type="float">
            <text:p>1</text:p>
          </table:table-cell>
          <table:table-cell table:formula="of:=IF((([.BN51] = 1)   AND   ([.BN52] = 0))   OR   (([.BN51] = 0)   AND   ([.BN52] = 1));1;0)" office:value-type="float" office:value="0" calcext:value-type="float">
            <text:p>0</text:p>
          </table:table-cell>
          <table:table-cell table:formula="of:=IF((([.BO51] = 1)   AND   ([.BO52] = 0))   OR   (([.BO51] = 0)   AND   ([.BO52] = 1));1;0)" office:value-type="float" office:value="0" calcext:value-type="float">
            <text:p>0</text:p>
          </table:table-cell>
          <table:table-cell table:formula="of:=IF((([.BP51] = 1)   AND   ([.BP52] = 0))   OR   (([.BP51] = 0)   AND   ([.BP52] = 1));1;0)" office:value-type="float" office:value="0" calcext:value-type="float">
            <text:p>0</text:p>
          </table:table-cell>
          <table:table-cell table:formula="of:=IF((([.BQ51] = 1)   AND   ([.BQ52] = 0))   OR   (([.BQ51] = 0)   AND   ([.BQ52] = 1));1;0)" office:value-type="float" office:value="0" calcext:value-type="float">
            <text:p>0</text:p>
          </table:table-cell>
          <table:table-cell table:formula="of:=IF((([.BR51] = 1)   AND   ([.BR52] = 0))   OR   (([.BR51] = 0)   AND   ([.BR52] = 1));1;0)" office:value-type="float" office:value="0" calcext:value-type="float">
            <text:p>0</text:p>
          </table:table-cell>
          <table:table-cell table:formula="of:=IF((([.BS51] = 1)   AND   ([.BS52] = 0))   OR   (([.BS51] = 0)   AND   ([.BS52] = 1));1;0)" office:value-type="float" office:value="0" calcext:value-type="float">
            <text:p>0</text:p>
          </table:table-cell>
          <table:table-cell table:formula="of:=IF((([.BT51] = 1)   AND   ([.BT52] = 0))   OR   (([.BT51] = 0)   AND   ([.BT52] = 1));1;0)" office:value-type="float" office:value="0" calcext:value-type="float">
            <text:p>0</text:p>
          </table:table-cell>
          <table:table-cell table:formula="of:=IF((([.BU51] = 1)   AND   ([.BU52] = 0))   OR   (([.BU51] = 0)   AND   ([.BU52] = 1));1;0)" office:value-type="float" office:value="0" calcext:value-type="float">
            <text:p>0</text:p>
          </table:table-cell>
          <table:table-cell/>
          <table:table-cell table:formula="of:=SUM([.A52:.BW52])"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947"/>
        </table:table-row>
        <table:table-row table:style-name="ro1">
          <table:table-cell/>
          <table:table-cell table:formula="of:=IF((([.A52] = 1)   AND   ([.A53] = 0))   OR   (([.A52] = 0)   AND   ([.A53] = 1));1;0)" office:value-type="float" office:value="0" calcext:value-type="float">
            <text:p>0</text:p>
          </table:table-cell>
          <table:table-cell table:formula="of:=IF((([.B52] = 1)   AND   ([.B53] = 0))   OR   (([.B52] = 0)   AND   ([.B53] = 1));1;0)" office:value-type="float" office:value="0" calcext:value-type="float">
            <text:p>0</text:p>
          </table:table-cell>
          <table:table-cell table:formula="of:=IF((([.C52] = 1)   AND   ([.C53] = 0))   OR   (([.C52] = 0)   AND   ([.C53] = 1));1;0)" office:value-type="float" office:value="0" calcext:value-type="float">
            <text:p>0</text:p>
          </table:table-cell>
          <table:table-cell table:formula="of:=IF((([.D52] = 1)   AND   ([.D53] = 0))   OR   (([.D52] = 0)   AND   ([.D53] = 1));1;0)" office:value-type="float" office:value="0" calcext:value-type="float">
            <text:p>0</text:p>
          </table:table-cell>
          <table:table-cell table:formula="of:=IF((([.E52] = 1)   AND   ([.E53] = 0))   OR   (([.E52] = 0)   AND   ([.E53] = 1));1;0)" office:value-type="float" office:value="0" calcext:value-type="float">
            <text:p>0</text:p>
          </table:table-cell>
          <table:table-cell table:formula="of:=IF((([.F52] = 1)   AND   ([.F53] = 0))   OR   (([.F52] = 0)   AND   ([.F53] = 1));1;0)" office:value-type="float" office:value="0" calcext:value-type="float">
            <text:p>0</text:p>
          </table:table-cell>
          <table:table-cell table:formula="of:=IF((([.G52] = 1)   AND   ([.G53] = 0))   OR   (([.G52] = 0)   AND   ([.G53] = 1));1;0)" office:value-type="float" office:value="0" calcext:value-type="float">
            <text:p>0</text:p>
          </table:table-cell>
          <table:table-cell table:formula="of:=IF((([.H52] = 1)   AND   ([.H53] = 0))   OR   (([.H52] = 0)   AND   ([.H53] = 1));1;0)" office:value-type="float" office:value="0" calcext:value-type="float">
            <text:p>0</text:p>
          </table:table-cell>
          <table:table-cell table:formula="of:=IF((([.I52] = 1)   AND   ([.I53] = 0))   OR   (([.I52] = 0)   AND   ([.I53] = 1));1;0)" office:value-type="float" office:value="0" calcext:value-type="float">
            <text:p>0</text:p>
          </table:table-cell>
          <table:table-cell table:formula="of:=IF((([.J52] = 1)   AND   ([.J53] = 0))   OR   (([.J52] = 0)   AND   ([.J53] = 1));1;0)" office:value-type="float" office:value="0" calcext:value-type="float">
            <text:p>0</text:p>
          </table:table-cell>
          <table:table-cell table:formula="of:=IF((([.K52] = 1)   AND   ([.K53] = 0))   OR   (([.K52] = 0)   AND   ([.K53] = 1));1;0)" office:value-type="float" office:value="0" calcext:value-type="float">
            <text:p>0</text:p>
          </table:table-cell>
          <table:table-cell table:formula="of:=IF((([.L52] = 1)   AND   ([.L53] = 0))   OR   (([.L52] = 0)   AND   ([.L53] = 1));1;0)" office:value-type="float" office:value="0" calcext:value-type="float">
            <text:p>0</text:p>
          </table:table-cell>
          <table:table-cell table:formula="of:=IF((([.M52] = 1)   AND   ([.M53] = 0))   OR   (([.M52] = 0)   AND   ([.M53] = 1));1;0)" office:value-type="float" office:value="0" calcext:value-type="float">
            <text:p>0</text:p>
          </table:table-cell>
          <table:table-cell table:formula="of:=IF((([.N52] = 1)   AND   ([.N53] = 0))   OR   (([.N52] = 0)   AND   ([.N53] = 1));1;0)" office:value-type="float" office:value="0" calcext:value-type="float">
            <text:p>0</text:p>
          </table:table-cell>
          <table:table-cell table:formula="of:=IF((([.O52] = 1)   AND   ([.O53] = 0))   OR   (([.O52] = 0)   AND   ([.O53] = 1));1;0)" office:value-type="float" office:value="0" calcext:value-type="float">
            <text:p>0</text:p>
          </table:table-cell>
          <table:table-cell table:formula="of:=IF((([.P52] = 1)   AND   ([.P53] = 0))   OR   (([.P52] = 0)   AND   ([.P53] = 1));1;0)" office:value-type="float" office:value="0" calcext:value-type="float">
            <text:p>0</text:p>
          </table:table-cell>
          <table:table-cell table:formula="of:=IF((([.Q52] = 1)   AND   ([.Q53] = 0))   OR   (([.Q52] = 0)   AND   ([.Q53] = 1));1;0)" office:value-type="float" office:value="0" calcext:value-type="float">
            <text:p>0</text:p>
          </table:table-cell>
          <table:table-cell table:formula="of:=IF((([.R52] = 1)   AND   ([.R53] = 0))   OR   (([.R52] = 0)   AND   ([.R53] = 1));1;0)" office:value-type="float" office:value="0" calcext:value-type="float">
            <text:p>0</text:p>
          </table:table-cell>
          <table:table-cell table:formula="of:=IF((([.S52] = 1)   AND   ([.S53] = 0))   OR   (([.S52] = 0)   AND   ([.S53] = 1));1;0)" office:value-type="float" office:value="0" calcext:value-type="float">
            <text:p>0</text:p>
          </table:table-cell>
          <table:table-cell table:formula="of:=IF((([.T52] = 1)   AND   ([.T53] = 0))   OR   (([.T52] = 0)   AND   ([.T53] = 1));1;0)" office:value-type="float" office:value="0" calcext:value-type="float">
            <text:p>0</text:p>
          </table:table-cell>
          <table:table-cell table:formula="of:=IF((([.U52] = 1)   AND   ([.U53] = 0))   OR   (([.U52] = 0)   AND   ([.U53] = 1));1;0)" office:value-type="float" office:value="0" calcext:value-type="float">
            <text:p>0</text:p>
          </table:table-cell>
          <table:table-cell table:formula="of:=IF((([.V52] = 1)   AND   ([.V53] = 0))   OR   (([.V52] = 0)   AND   ([.V53] = 1));1;0)" office:value-type="float" office:value="0" calcext:value-type="float">
            <text:p>0</text:p>
          </table:table-cell>
          <table:table-cell table:formula="of:=IF((([.W52] = 1)   AND   ([.W53] = 0))   OR   (([.W52] = 0)   AND   ([.W53] = 1));1;0)" office:value-type="float" office:value="0" calcext:value-type="float">
            <text:p>0</text:p>
          </table:table-cell>
          <table:table-cell table:formula="of:=IF((([.X52] = 1)   AND   ([.X53] = 0))   OR   (([.X52] = 0)   AND   ([.X53] = 1));1;0)" office:value-type="float" office:value="0" calcext:value-type="float">
            <text:p>0</text:p>
          </table:table-cell>
          <table:table-cell table:formula="of:=IF((([.Y52] = 1)   AND   ([.Y53] = 0))   OR   (([.Y52] = 0)   AND   ([.Y53] = 1));1;0)" office:value-type="float" office:value="0" calcext:value-type="float">
            <text:p>0</text:p>
          </table:table-cell>
          <table:table-cell table:formula="of:=IF((([.Z52] = 1)   AND   ([.Z53] = 0))   OR   (([.Z52] = 0)   AND   ([.Z53] = 1));1;0)" office:value-type="float" office:value="0" calcext:value-type="float">
            <text:p>0</text:p>
          </table:table-cell>
          <table:table-cell table:formula="of:=IF((([.AA52] = 1)   AND   ([.AA53] = 0))   OR   (([.AA52] = 0)   AND   ([.AA53] = 1));1;0)" office:value-type="float" office:value="0" calcext:value-type="float">
            <text:p>0</text:p>
          </table:table-cell>
          <table:table-cell table:formula="of:=IF((([.AB52] = 1)   AND   ([.AB53] = 0))   OR   (([.AB52] = 0)   AND   ([.AB53] = 1));1;0)" office:value-type="float" office:value="0" calcext:value-type="float">
            <text:p>0</text:p>
          </table:table-cell>
          <table:table-cell table:formula="of:=IF((([.AC52] = 1)   AND   ([.AC53] = 0))   OR   (([.AC52] = 0)   AND   ([.AC53] = 1));1;0)" office:value-type="float" office:value="0" calcext:value-type="float">
            <text:p>0</text:p>
          </table:table-cell>
          <table:table-cell table:formula="of:=IF((([.AD52] = 1)   AND   ([.AD53] = 0))   OR   (([.AD52] = 0)   AND   ([.AD53] = 1));1;0)" office:value-type="float" office:value="0" calcext:value-type="float">
            <text:p>0</text:p>
          </table:table-cell>
          <table:table-cell table:formula="of:=IF((([.AE52] = 1)   AND   ([.AE53] = 0))   OR   (([.AE52] = 0)   AND   ([.AE53] = 1));1;0)" office:value-type="float" office:value="0" calcext:value-type="float">
            <text:p>0</text:p>
          </table:table-cell>
          <table:table-cell table:formula="of:=IF((([.AF52] = 1)   AND   ([.AF53] = 0))   OR   (([.AF52] = 0)   AND   ([.AF53] = 1));1;0)" office:value-type="float" office:value="0" calcext:value-type="float">
            <text:p>0</text:p>
          </table:table-cell>
          <table:table-cell table:formula="of:=IF((([.AG52] = 1)   AND   ([.AG53] = 0))   OR   (([.AG52] = 0)   AND   ([.AG53] = 1));1;0)" office:value-type="float" office:value="0" calcext:value-type="float">
            <text:p>0</text:p>
          </table:table-cell>
          <table:table-cell table:formula="of:=IF((([.AH52] = 1)   AND   ([.AH53] = 0))   OR   (([.AH52] = 0)   AND   ([.AH53] = 1));1;0)" office:value-type="float" office:value="0" calcext:value-type="float">
            <text:p>0</text:p>
          </table:table-cell>
          <table:table-cell table:formula="of:=IF((([.AI52] = 1)   AND   ([.AI53] = 0))   OR   (([.AI52] = 0)   AND   ([.AI53] = 1));1;0)" office:value-type="float" office:value="0" calcext:value-type="float">
            <text:p>0</text:p>
          </table:table-cell>
          <table:table-cell table:formula="of:=IF((([.AJ52] = 1)   AND   ([.AJ53] = 0))   OR   (([.AJ52] = 0)   AND   ([.AJ53] = 1));1;0)" office:value-type="float" office:value="0" calcext:value-type="float">
            <text:p>0</text:p>
          </table:table-cell>
          <table:table-cell table:formula="of:=IF((([.AK52] = 1)   AND   ([.AK53] = 0))   OR   (([.AK52] = 0)   AND   ([.AK53] = 1));1;0)" office:value-type="float" office:value="0" calcext:value-type="float">
            <text:p>0</text:p>
          </table:table-cell>
          <table:table-cell table:formula="of:=IF((([.AL52] = 1)   AND   ([.AL53] = 0))   OR   (([.AL52] = 0)   AND   ([.AL53] = 1));1;0)" office:value-type="float" office:value="0" calcext:value-type="float">
            <text:p>0</text:p>
          </table:table-cell>
          <table:table-cell table:formula="of:=IF((([.AM52] = 1)   AND   ([.AM53] = 0))   OR   (([.AM52] = 0)   AND   ([.AM53] = 1));1;0)" office:value-type="float" office:value="0" calcext:value-type="float">
            <text:p>0</text:p>
          </table:table-cell>
          <table:table-cell table:formula="of:=IF((([.AN52] = 1)   AND   ([.AN53] = 0))   OR   (([.AN52] = 0)   AND   ([.AN53] = 1));1;0)" office:value-type="float" office:value="0" calcext:value-type="float">
            <text:p>0</text:p>
          </table:table-cell>
          <table:table-cell table:formula="of:=IF((([.AO52] = 1)   AND   ([.AO53] = 0))   OR   (([.AO52] = 0)   AND   ([.AO53] = 1));1;0)" office:value-type="float" office:value="0" calcext:value-type="float">
            <text:p>0</text:p>
          </table:table-cell>
          <table:table-cell table:formula="of:=IF((([.AP52] = 1)   AND   ([.AP53] = 0))   OR   (([.AP52] = 0)   AND   ([.AP53] = 1));1;0)" office:value-type="float" office:value="0" calcext:value-type="float">
            <text:p>0</text:p>
          </table:table-cell>
          <table:table-cell table:formula="of:=IF((([.AQ52] = 1)   AND   ([.AQ53] = 0))   OR   (([.AQ52] = 0)   AND   ([.AQ53] = 1));1;0)" office:value-type="float" office:value="0" calcext:value-type="float">
            <text:p>0</text:p>
          </table:table-cell>
          <table:table-cell table:formula="of:=IF((([.AR52] = 1)   AND   ([.AR53] = 0))   OR   (([.AR52] = 0)   AND   ([.AR53] = 1));1;0)" office:value-type="float" office:value="0" calcext:value-type="float">
            <text:p>0</text:p>
          </table:table-cell>
          <table:table-cell table:formula="of:=IF((([.AS52] = 1)   AND   ([.AS53] = 0))   OR   (([.AS52] = 0)   AND   ([.AS53] = 1));1;0)" office:value-type="float" office:value="0" calcext:value-type="float">
            <text:p>0</text:p>
          </table:table-cell>
          <table:table-cell table:formula="of:=IF((([.AT52] = 1)   AND   ([.AT53] = 0))   OR   (([.AT52] = 0)   AND   ([.AT53] = 1));1;0)" office:value-type="float" office:value="0" calcext:value-type="float">
            <text:p>0</text:p>
          </table:table-cell>
          <table:table-cell table:formula="of:=IF((([.AU52] = 1)   AND   ([.AU53] = 0))   OR   (([.AU52] = 0)   AND   ([.AU53] = 1));1;0)" office:value-type="float" office:value="0" calcext:value-type="float">
            <text:p>0</text:p>
          </table:table-cell>
          <table:table-cell table:formula="of:=IF((([.AV52] = 1)   AND   ([.AV53] = 0))   OR   (([.AV52] = 0)   AND   ([.AV53] = 1));1;0)" office:value-type="float" office:value="0" calcext:value-type="float">
            <text:p>0</text:p>
          </table:table-cell>
          <table:table-cell table:formula="of:=IF((([.AW52] = 1)   AND   ([.AW53] = 0))   OR   (([.AW52] = 0)   AND   ([.AW53] = 1));1;0)" office:value-type="float" office:value="0" calcext:value-type="float">
            <text:p>0</text:p>
          </table:table-cell>
          <table:table-cell table:formula="of:=IF((([.AX52] = 1)   AND   ([.AX53] = 0))   OR   (([.AX52] = 0)   AND   ([.AX53] = 1));1;0)" office:value-type="float" office:value="0" calcext:value-type="float">
            <text:p>0</text:p>
          </table:table-cell>
          <table:table-cell table:formula="of:=IF((([.AY52] = 1)   AND   ([.AY53] = 0))   OR   (([.AY52] = 0)   AND   ([.AY53] = 1));1;0)" office:value-type="float" office:value="0" calcext:value-type="float">
            <text:p>0</text:p>
          </table:table-cell>
          <table:table-cell table:formula="of:=IF((([.AZ52] = 1)   AND   ([.AZ53] = 0))   OR   (([.AZ52] = 0)   AND   ([.AZ53] = 1));1;0)" office:value-type="float" office:value="0" calcext:value-type="float">
            <text:p>0</text:p>
          </table:table-cell>
          <table:table-cell table:formula="of:=IF((([.BA52] = 1)   AND   ([.BA53] = 0))   OR   (([.BA52] = 0)   AND   ([.BA53] = 1));1;0)" office:value-type="float" office:value="1" calcext:value-type="float">
            <text:p>1</text:p>
          </table:table-cell>
          <table:table-cell table:formula="of:=IF((([.BB52] = 1)   AND   ([.BB53] = 0))   OR   (([.BB52] = 0)   AND   ([.BB53] = 1));1;0)" office:value-type="float" office:value="0" calcext:value-type="float">
            <text:p>0</text:p>
          </table:table-cell>
          <table:table-cell table:formula="of:=IF((([.BC52] = 1)   AND   ([.BC53] = 0))   OR   (([.BC52] = 0)   AND   ([.BC53] = 1));1;0)" office:value-type="float" office:value="0" calcext:value-type="float">
            <text:p>0</text:p>
          </table:table-cell>
          <table:table-cell table:formula="of:=IF((([.BD52] = 1)   AND   ([.BD53] = 0))   OR   (([.BD52] = 0)   AND   ([.BD53] = 1));1;0)" office:value-type="float" office:value="0" calcext:value-type="float">
            <text:p>0</text:p>
          </table:table-cell>
          <table:table-cell table:formula="of:=IF((([.BE52] = 1)   AND   ([.BE53] = 0))   OR   (([.BE52] = 0)   AND   ([.BE53] = 1));1;0)" office:value-type="float" office:value="1" calcext:value-type="float">
            <text:p>1</text:p>
          </table:table-cell>
          <table:table-cell table:formula="of:=IF((([.BF52] = 1)   AND   ([.BF53] = 0))   OR   (([.BF52] = 0)   AND   ([.BF53] = 1));1;0)" office:value-type="float" office:value="0" calcext:value-type="float">
            <text:p>0</text:p>
          </table:table-cell>
          <table:table-cell table:formula="of:=IF((([.BG52] = 1)   AND   ([.BG53] = 0))   OR   (([.BG52] = 0)   AND   ([.BG53] = 1));1;0)" office:value-type="float" office:value="0" calcext:value-type="float">
            <text:p>0</text:p>
          </table:table-cell>
          <table:table-cell table:formula="of:=IF((([.BH52] = 1)   AND   ([.BH53] = 0))   OR   (([.BH52] = 0)   AND   ([.BH53] = 1));1;0)" office:value-type="float" office:value="0" calcext:value-type="float">
            <text:p>0</text:p>
          </table:table-cell>
          <table:table-cell table:formula="of:=IF((([.BI52] = 1)   AND   ([.BI53] = 0))   OR   (([.BI52] = 0)   AND   ([.BI53] = 1));1;0)" office:value-type="float" office:value="1" calcext:value-type="float">
            <text:p>1</text:p>
          </table:table-cell>
          <table:table-cell table:formula="of:=IF((([.BJ52] = 1)   AND   ([.BJ53] = 0))   OR   (([.BJ52] = 0)   AND   ([.BJ53] = 1));1;0)" office:value-type="float" office:value="0" calcext:value-type="float">
            <text:p>0</text:p>
          </table:table-cell>
          <table:table-cell table:formula="of:=IF((([.BK52] = 1)   AND   ([.BK53] = 0))   OR   (([.BK52] = 0)   AND   ([.BK53] = 1));1;0)" office:value-type="float" office:value="0" calcext:value-type="float">
            <text:p>0</text:p>
          </table:table-cell>
          <table:table-cell table:formula="of:=IF((([.BL52] = 1)   AND   ([.BL53] = 0))   OR   (([.BL52] = 0)   AND   ([.BL53] = 1));1;0)" office:value-type="float" office:value="0" calcext:value-type="float">
            <text:p>0</text:p>
          </table:table-cell>
          <table:table-cell table:formula="of:=IF((([.BM52] = 1)   AND   ([.BM53] = 0))   OR   (([.BM52] = 0)   AND   ([.BM53] = 1));1;0)" office:value-type="float" office:value="1" calcext:value-type="float">
            <text:p>1</text:p>
          </table:table-cell>
          <table:table-cell table:formula="of:=IF((([.BN52] = 1)   AND   ([.BN53] = 0))   OR   (([.BN52] = 0)   AND   ([.BN53] = 1));1;0)" office:value-type="float" office:value="0" calcext:value-type="float">
            <text:p>0</text:p>
          </table:table-cell>
          <table:table-cell table:formula="of:=IF((([.BO52] = 1)   AND   ([.BO53] = 0))   OR   (([.BO52] = 0)   AND   ([.BO53] = 1));1;0)" office:value-type="float" office:value="0" calcext:value-type="float">
            <text:p>0</text:p>
          </table:table-cell>
          <table:table-cell table:formula="of:=IF((([.BP52] = 1)   AND   ([.BP53] = 0))   OR   (([.BP52] = 0)   AND   ([.BP53] = 1));1;0)" office:value-type="float" office:value="0" calcext:value-type="float">
            <text:p>0</text:p>
          </table:table-cell>
          <table:table-cell table:formula="of:=IF((([.BQ52] = 1)   AND   ([.BQ53] = 0))   OR   (([.BQ52] = 0)   AND   ([.BQ53] = 1));1;0)" office:value-type="float" office:value="0" calcext:value-type="float">
            <text:p>0</text:p>
          </table:table-cell>
          <table:table-cell table:formula="of:=IF((([.BR52] = 1)   AND   ([.BR53] = 0))   OR   (([.BR52] = 0)   AND   ([.BR53] = 1));1;0)" office:value-type="float" office:value="0" calcext:value-type="float">
            <text:p>0</text:p>
          </table:table-cell>
          <table:table-cell table:formula="of:=IF((([.BS52] = 1)   AND   ([.BS53] = 0))   OR   (([.BS52] = 0)   AND   ([.BS53] = 1));1;0)" office:value-type="float" office:value="0" calcext:value-type="float">
            <text:p>0</text:p>
          </table:table-cell>
          <table:table-cell table:formula="of:=IF((([.BT52] = 1)   AND   ([.BT53] = 0))   OR   (([.BT52] = 0)   AND   ([.BT53] = 1));1;0)" office:value-type="float" office:value="0" calcext:value-type="float">
            <text:p>0</text:p>
          </table:table-cell>
          <table:table-cell table:formula="of:=IF((([.BU52] = 1)   AND   ([.BU53] = 0))   OR   (([.BU52] = 0)   AND   ([.BU53] = 1));1;0)" office:value-type="float" office:value="0" calcext:value-type="float">
            <text:p>0</text:p>
          </table:table-cell>
          <table:table-cell/>
          <table:table-cell table:formula="of:=SUM([.A53:.BW53]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947"/>
        </table:table-row>
        <table:table-row table:style-name="ro1">
          <table:table-cell/>
          <table:table-cell table:formula="of:=IF((([.A53] = 1)   AND   ([.A54] = 0))   OR   (([.A53] = 0)   AND   ([.A54] = 1));1;0)" office:value-type="float" office:value="0" calcext:value-type="float">
            <text:p>0</text:p>
          </table:table-cell>
          <table:table-cell table:formula="of:=IF((([.B53] = 1)   AND   ([.B54] = 0))   OR   (([.B53] = 0)   AND   ([.B54] = 1));1;0)" office:value-type="float" office:value="0" calcext:value-type="float">
            <text:p>0</text:p>
          </table:table-cell>
          <table:table-cell table:formula="of:=IF((([.C53] = 1)   AND   ([.C54] = 0))   OR   (([.C53] = 0)   AND   ([.C54] = 1));1;0)" office:value-type="float" office:value="0" calcext:value-type="float">
            <text:p>0</text:p>
          </table:table-cell>
          <table:table-cell table:formula="of:=IF((([.D53] = 1)   AND   ([.D54] = 0))   OR   (([.D53] = 0)   AND   ([.D54] = 1));1;0)" office:value-type="float" office:value="0" calcext:value-type="float">
            <text:p>0</text:p>
          </table:table-cell>
          <table:table-cell table:formula="of:=IF((([.E53] = 1)   AND   ([.E54] = 0))   OR   (([.E53] = 0)   AND   ([.E54] = 1));1;0)" office:value-type="float" office:value="0" calcext:value-type="float">
            <text:p>0</text:p>
          </table:table-cell>
          <table:table-cell table:formula="of:=IF((([.F53] = 1)   AND   ([.F54] = 0))   OR   (([.F53] = 0)   AND   ([.F54] = 1));1;0)" office:value-type="float" office:value="0" calcext:value-type="float">
            <text:p>0</text:p>
          </table:table-cell>
          <table:table-cell table:formula="of:=IF((([.G53] = 1)   AND   ([.G54] = 0))   OR   (([.G53] = 0)   AND   ([.G54] = 1));1;0)" office:value-type="float" office:value="0" calcext:value-type="float">
            <text:p>0</text:p>
          </table:table-cell>
          <table:table-cell table:formula="of:=IF((([.H53] = 1)   AND   ([.H54] = 0))   OR   (([.H53] = 0)   AND   ([.H54] = 1));1;0)" office:value-type="float" office:value="0" calcext:value-type="float">
            <text:p>0</text:p>
          </table:table-cell>
          <table:table-cell table:formula="of:=IF((([.I53] = 1)   AND   ([.I54] = 0))   OR   (([.I53] = 0)   AND   ([.I54] = 1));1;0)" office:value-type="float" office:value="0" calcext:value-type="float">
            <text:p>0</text:p>
          </table:table-cell>
          <table:table-cell table:formula="of:=IF((([.J53] = 1)   AND   ([.J54] = 0))   OR   (([.J53] = 0)   AND   ([.J54] = 1));1;0)" office:value-type="float" office:value="0" calcext:value-type="float">
            <text:p>0</text:p>
          </table:table-cell>
          <table:table-cell table:formula="of:=IF((([.K53] = 1)   AND   ([.K54] = 0))   OR   (([.K53] = 0)   AND   ([.K54] = 1));1;0)" office:value-type="float" office:value="0" calcext:value-type="float">
            <text:p>0</text:p>
          </table:table-cell>
          <table:table-cell table:formula="of:=IF((([.L53] = 1)   AND   ([.L54] = 0))   OR   (([.L53] = 0)   AND   ([.L54] = 1));1;0)" office:value-type="float" office:value="0" calcext:value-type="float">
            <text:p>0</text:p>
          </table:table-cell>
          <table:table-cell table:formula="of:=IF((([.M53] = 1)   AND   ([.M54] = 0))   OR   (([.M53] = 0)   AND   ([.M54] = 1));1;0)" office:value-type="float" office:value="0" calcext:value-type="float">
            <text:p>0</text:p>
          </table:table-cell>
          <table:table-cell table:formula="of:=IF((([.N53] = 1)   AND   ([.N54] = 0))   OR   (([.N53] = 0)   AND   ([.N54] = 1));1;0)" office:value-type="float" office:value="0" calcext:value-type="float">
            <text:p>0</text:p>
          </table:table-cell>
          <table:table-cell table:formula="of:=IF((([.O53] = 1)   AND   ([.O54] = 0))   OR   (([.O53] = 0)   AND   ([.O54] = 1));1;0)" office:value-type="float" office:value="0" calcext:value-type="float">
            <text:p>0</text:p>
          </table:table-cell>
          <table:table-cell table:formula="of:=IF((([.P53] = 1)   AND   ([.P54] = 0))   OR   (([.P53] = 0)   AND   ([.P54] = 1));1;0)" office:value-type="float" office:value="0" calcext:value-type="float">
            <text:p>0</text:p>
          </table:table-cell>
          <table:table-cell table:formula="of:=IF((([.Q53] = 1)   AND   ([.Q54] = 0))   OR   (([.Q53] = 0)   AND   ([.Q54] = 1));1;0)" office:value-type="float" office:value="0" calcext:value-type="float">
            <text:p>0</text:p>
          </table:table-cell>
          <table:table-cell table:formula="of:=IF((([.R53] = 1)   AND   ([.R54] = 0))   OR   (([.R53] = 0)   AND   ([.R54] = 1));1;0)" office:value-type="float" office:value="0" calcext:value-type="float">
            <text:p>0</text:p>
          </table:table-cell>
          <table:table-cell table:formula="of:=IF((([.S53] = 1)   AND   ([.S54] = 0))   OR   (([.S53] = 0)   AND   ([.S54] = 1));1;0)" office:value-type="float" office:value="0" calcext:value-type="float">
            <text:p>0</text:p>
          </table:table-cell>
          <table:table-cell table:formula="of:=IF((([.T53] = 1)   AND   ([.T54] = 0))   OR   (([.T53] = 0)   AND   ([.T54] = 1));1;0)" office:value-type="float" office:value="0" calcext:value-type="float">
            <text:p>0</text:p>
          </table:table-cell>
          <table:table-cell table:formula="of:=IF((([.U53] = 1)   AND   ([.U54] = 0))   OR   (([.U53] = 0)   AND   ([.U54] = 1));1;0)" office:value-type="float" office:value="0" calcext:value-type="float">
            <text:p>0</text:p>
          </table:table-cell>
          <table:table-cell table:formula="of:=IF((([.V53] = 1)   AND   ([.V54] = 0))   OR   (([.V53] = 0)   AND   ([.V54] = 1));1;0)" office:value-type="float" office:value="0" calcext:value-type="float">
            <text:p>0</text:p>
          </table:table-cell>
          <table:table-cell table:formula="of:=IF((([.W53] = 1)   AND   ([.W54] = 0))   OR   (([.W53] = 0)   AND   ([.W54] = 1));1;0)" office:value-type="float" office:value="0" calcext:value-type="float">
            <text:p>0</text:p>
          </table:table-cell>
          <table:table-cell table:formula="of:=IF((([.X53] = 1)   AND   ([.X54] = 0))   OR   (([.X53] = 0)   AND   ([.X54] = 1));1;0)" office:value-type="float" office:value="0" calcext:value-type="float">
            <text:p>0</text:p>
          </table:table-cell>
          <table:table-cell table:formula="of:=IF((([.Y53] = 1)   AND   ([.Y54] = 0))   OR   (([.Y53] = 0)   AND   ([.Y54] = 1));1;0)" office:value-type="float" office:value="0" calcext:value-type="float">
            <text:p>0</text:p>
          </table:table-cell>
          <table:table-cell table:formula="of:=IF((([.Z53] = 1)   AND   ([.Z54] = 0))   OR   (([.Z53] = 0)   AND   ([.Z54] = 1));1;0)" office:value-type="float" office:value="0" calcext:value-type="float">
            <text:p>0</text:p>
          </table:table-cell>
          <table:table-cell table:formula="of:=IF((([.AA53] = 1)   AND   ([.AA54] = 0))   OR   (([.AA53] = 0)   AND   ([.AA54] = 1));1;0)" office:value-type="float" office:value="0" calcext:value-type="float">
            <text:p>0</text:p>
          </table:table-cell>
          <table:table-cell table:formula="of:=IF((([.AB53] = 1)   AND   ([.AB54] = 0))   OR   (([.AB53] = 0)   AND   ([.AB54] = 1));1;0)" office:value-type="float" office:value="0" calcext:value-type="float">
            <text:p>0</text:p>
          </table:table-cell>
          <table:table-cell table:formula="of:=IF((([.AC53] = 1)   AND   ([.AC54] = 0))   OR   (([.AC53] = 0)   AND   ([.AC54] = 1));1;0)" office:value-type="float" office:value="0" calcext:value-type="float">
            <text:p>0</text:p>
          </table:table-cell>
          <table:table-cell table:formula="of:=IF((([.AD53] = 1)   AND   ([.AD54] = 0))   OR   (([.AD53] = 0)   AND   ([.AD54] = 1));1;0)" office:value-type="float" office:value="0" calcext:value-type="float">
            <text:p>0</text:p>
          </table:table-cell>
          <table:table-cell table:formula="of:=IF((([.AE53] = 1)   AND   ([.AE54] = 0))   OR   (([.AE53] = 0)   AND   ([.AE54] = 1));1;0)" office:value-type="float" office:value="0" calcext:value-type="float">
            <text:p>0</text:p>
          </table:table-cell>
          <table:table-cell table:formula="of:=IF((([.AF53] = 1)   AND   ([.AF54] = 0))   OR   (([.AF53] = 0)   AND   ([.AF54] = 1));1;0)" office:value-type="float" office:value="0" calcext:value-type="float">
            <text:p>0</text:p>
          </table:table-cell>
          <table:table-cell table:formula="of:=IF((([.AG53] = 1)   AND   ([.AG54] = 0))   OR   (([.AG53] = 0)   AND   ([.AG54] = 1));1;0)" office:value-type="float" office:value="0" calcext:value-type="float">
            <text:p>0</text:p>
          </table:table-cell>
          <table:table-cell table:formula="of:=IF((([.AH53] = 1)   AND   ([.AH54] = 0))   OR   (([.AH53] = 0)   AND   ([.AH54] = 1));1;0)" office:value-type="float" office:value="0" calcext:value-type="float">
            <text:p>0</text:p>
          </table:table-cell>
          <table:table-cell table:formula="of:=IF((([.AI53] = 1)   AND   ([.AI54] = 0))   OR   (([.AI53] = 0)   AND   ([.AI54] = 1));1;0)" office:value-type="float" office:value="0" calcext:value-type="float">
            <text:p>0</text:p>
          </table:table-cell>
          <table:table-cell table:formula="of:=IF((([.AJ53] = 1)   AND   ([.AJ54] = 0))   OR   (([.AJ53] = 0)   AND   ([.AJ54] = 1));1;0)" office:value-type="float" office:value="0" calcext:value-type="float">
            <text:p>0</text:p>
          </table:table-cell>
          <table:table-cell table:formula="of:=IF((([.AK53] = 1)   AND   ([.AK54] = 0))   OR   (([.AK53] = 0)   AND   ([.AK54] = 1));1;0)" office:value-type="float" office:value="0" calcext:value-type="float">
            <text:p>0</text:p>
          </table:table-cell>
          <table:table-cell table:formula="of:=IF((([.AL53] = 1)   AND   ([.AL54] = 0))   OR   (([.AL53] = 0)   AND   ([.AL54] = 1));1;0)" office:value-type="float" office:value="0" calcext:value-type="float">
            <text:p>0</text:p>
          </table:table-cell>
          <table:table-cell table:formula="of:=IF((([.AM53] = 1)   AND   ([.AM54] = 0))   OR   (([.AM53] = 0)   AND   ([.AM54] = 1));1;0)" office:value-type="float" office:value="0" calcext:value-type="float">
            <text:p>0</text:p>
          </table:table-cell>
          <table:table-cell table:formula="of:=IF((([.AN53] = 1)   AND   ([.AN54] = 0))   OR   (([.AN53] = 0)   AND   ([.AN54] = 1));1;0)" office:value-type="float" office:value="0" calcext:value-type="float">
            <text:p>0</text:p>
          </table:table-cell>
          <table:table-cell table:formula="of:=IF((([.AO53] = 1)   AND   ([.AO54] = 0))   OR   (([.AO53] = 0)   AND   ([.AO54] = 1));1;0)" office:value-type="float" office:value="0" calcext:value-type="float">
            <text:p>0</text:p>
          </table:table-cell>
          <table:table-cell table:formula="of:=IF((([.AP53] = 1)   AND   ([.AP54] = 0))   OR   (([.AP53] = 0)   AND   ([.AP54] = 1));1;0)" office:value-type="float" office:value="0" calcext:value-type="float">
            <text:p>0</text:p>
          </table:table-cell>
          <table:table-cell table:formula="of:=IF((([.AQ53] = 1)   AND   ([.AQ54] = 0))   OR   (([.AQ53] = 0)   AND   ([.AQ54] = 1));1;0)" office:value-type="float" office:value="0" calcext:value-type="float">
            <text:p>0</text:p>
          </table:table-cell>
          <table:table-cell table:formula="of:=IF((([.AR53] = 1)   AND   ([.AR54] = 0))   OR   (([.AR53] = 0)   AND   ([.AR54] = 1));1;0)" office:value-type="float" office:value="0" calcext:value-type="float">
            <text:p>0</text:p>
          </table:table-cell>
          <table:table-cell table:formula="of:=IF((([.AS53] = 1)   AND   ([.AS54] = 0))   OR   (([.AS53] = 0)   AND   ([.AS54] = 1));1;0)" office:value-type="float" office:value="0" calcext:value-type="float">
            <text:p>0</text:p>
          </table:table-cell>
          <table:table-cell table:formula="of:=IF((([.AT53] = 1)   AND   ([.AT54] = 0))   OR   (([.AT53] = 0)   AND   ([.AT54] = 1));1;0)" office:value-type="float" office:value="0" calcext:value-type="float">
            <text:p>0</text:p>
          </table:table-cell>
          <table:table-cell table:formula="of:=IF((([.AU53] = 1)   AND   ([.AU54] = 0))   OR   (([.AU53] = 0)   AND   ([.AU54] = 1));1;0)" office:value-type="float" office:value="0" calcext:value-type="float">
            <text:p>0</text:p>
          </table:table-cell>
          <table:table-cell table:formula="of:=IF((([.AV53] = 1)   AND   ([.AV54] = 0))   OR   (([.AV53] = 0)   AND   ([.AV54] = 1));1;0)" office:value-type="float" office:value="0" calcext:value-type="float">
            <text:p>0</text:p>
          </table:table-cell>
          <table:table-cell table:formula="of:=IF((([.AW53] = 1)   AND   ([.AW54] = 0))   OR   (([.AW53] = 0)   AND   ([.AW54] = 1));1;0)" office:value-type="float" office:value="0" calcext:value-type="float">
            <text:p>0</text:p>
          </table:table-cell>
          <table:table-cell table:formula="of:=IF((([.AX53] = 1)   AND   ([.AX54] = 0))   OR   (([.AX53] = 0)   AND   ([.AX54] = 1));1;0)" office:value-type="float" office:value="0" calcext:value-type="float">
            <text:p>0</text:p>
          </table:table-cell>
          <table:table-cell table:formula="of:=IF((([.AY53] = 1)   AND   ([.AY54] = 0))   OR   (([.AY53] = 0)   AND   ([.AY54] = 1));1;0)" office:value-type="float" office:value="0" calcext:value-type="float">
            <text:p>0</text:p>
          </table:table-cell>
          <table:table-cell table:formula="of:=IF((([.AZ53] = 1)   AND   ([.AZ54] = 0))   OR   (([.AZ53] = 0)   AND   ([.AZ54] = 1));1;0)" office:value-type="float" office:value="0" calcext:value-type="float">
            <text:p>0</text:p>
          </table:table-cell>
          <table:table-cell table:formula="of:=IF((([.BA53] = 1)   AND   ([.BA54] = 0))   OR   (([.BA53] = 0)   AND   ([.BA54] = 1));1;0)" office:value-type="float" office:value="0" calcext:value-type="float">
            <text:p>0</text:p>
          </table:table-cell>
          <table:table-cell table:formula="of:=IF((([.BB53] = 1)   AND   ([.BB54] = 0))   OR   (([.BB53] = 0)   AND   ([.BB54] = 1));1;0)" office:value-type="float" office:value="1" calcext:value-type="float">
            <text:p>1</text:p>
          </table:table-cell>
          <table:table-cell table:formula="of:=IF((([.BC53] = 1)   AND   ([.BC54] = 0))   OR   (([.BC53] = 0)   AND   ([.BC54] = 1));1;0)" office:value-type="float" office:value="1" calcext:value-type="float">
            <text:p>1</text:p>
          </table:table-cell>
          <table:table-cell table:formula="of:=IF((([.BD53] = 1)   AND   ([.BD54] = 0))   OR   (([.BD53] = 0)   AND   ([.BD54] = 1));1;0)" office:value-type="float" office:value="1" calcext:value-type="float">
            <text:p>1</text:p>
          </table:table-cell>
          <table:table-cell table:formula="of:=IF((([.BE53] = 1)   AND   ([.BE54] = 0))   OR   (([.BE53] = 0)   AND   ([.BE54] = 1));1;0)" office:value-type="float" office:value="1" calcext:value-type="float">
            <text:p>1</text:p>
          </table:table-cell>
          <table:table-cell table:formula="of:=IF((([.BF53] = 1)   AND   ([.BF54] = 0))   OR   (([.BF53] = 0)   AND   ([.BF54] = 1));1;0)" office:value-type="float" office:value="0" calcext:value-type="float">
            <text:p>0</text:p>
          </table:table-cell>
          <table:table-cell table:formula="of:=IF((([.BG53] = 1)   AND   ([.BG54] = 0))   OR   (([.BG53] = 0)   AND   ([.BG54] = 1));1;0)" office:value-type="float" office:value="0" calcext:value-type="float">
            <text:p>0</text:p>
          </table:table-cell>
          <table:table-cell table:formula="of:=IF((([.BH53] = 1)   AND   ([.BH54] = 0))   OR   (([.BH53] = 0)   AND   ([.BH54] = 1));1;0)" office:value-type="float" office:value="0" calcext:value-type="float">
            <text:p>0</text:p>
          </table:table-cell>
          <table:table-cell table:formula="of:=IF((([.BI53] = 1)   AND   ([.BI54] = 0))   OR   (([.BI53] = 0)   AND   ([.BI54] = 1));1;0)" office:value-type="float" office:value="0" calcext:value-type="float">
            <text:p>0</text:p>
          </table:table-cell>
          <table:table-cell table:formula="of:=IF((([.BJ53] = 1)   AND   ([.BJ54] = 0))   OR   (([.BJ53] = 0)   AND   ([.BJ54] = 1));1;0)" office:value-type="float" office:value="1" calcext:value-type="float">
            <text:p>1</text:p>
          </table:table-cell>
          <table:table-cell table:formula="of:=IF((([.BK53] = 1)   AND   ([.BK54] = 0))   OR   (([.BK53] = 0)   AND   ([.BK54] = 1));1;0)" office:value-type="float" office:value="1" calcext:value-type="float">
            <text:p>1</text:p>
          </table:table-cell>
          <table:table-cell table:formula="of:=IF((([.BL53] = 1)   AND   ([.BL54] = 0))   OR   (([.BL53] = 0)   AND   ([.BL54] = 1));1;0)" office:value-type="float" office:value="1" calcext:value-type="float">
            <text:p>1</text:p>
          </table:table-cell>
          <table:table-cell table:formula="of:=IF((([.BM53] = 1)   AND   ([.BM54] = 0))   OR   (([.BM53] = 0)   AND   ([.BM54] = 1));1;0)" office:value-type="float" office:value="1" calcext:value-type="float">
            <text:p>1</text:p>
          </table:table-cell>
          <table:table-cell table:formula="of:=IF((([.BN53] = 1)   AND   ([.BN54] = 0))   OR   (([.BN53] = 0)   AND   ([.BN54] = 1));1;0)" office:value-type="float" office:value="0" calcext:value-type="float">
            <text:p>0</text:p>
          </table:table-cell>
          <table:table-cell table:formula="of:=IF((([.BO53] = 1)   AND   ([.BO54] = 0))   OR   (([.BO53] = 0)   AND   ([.BO54] = 1));1;0)" office:value-type="float" office:value="0" calcext:value-type="float">
            <text:p>0</text:p>
          </table:table-cell>
          <table:table-cell table:formula="of:=IF((([.BP53] = 1)   AND   ([.BP54] = 0))   OR   (([.BP53] = 0)   AND   ([.BP54] = 1));1;0)" office:value-type="float" office:value="0" calcext:value-type="float">
            <text:p>0</text:p>
          </table:table-cell>
          <table:table-cell table:formula="of:=IF((([.BQ53] = 1)   AND   ([.BQ54] = 0))   OR   (([.BQ53] = 0)   AND   ([.BQ54] = 1));1;0)" office:value-type="float" office:value="0" calcext:value-type="float">
            <text:p>0</text:p>
          </table:table-cell>
          <table:table-cell table:formula="of:=IF((([.BR53] = 1)   AND   ([.BR54] = 0))   OR   (([.BR53] = 0)   AND   ([.BR54] = 1));1;0)" office:value-type="float" office:value="0" calcext:value-type="float">
            <text:p>0</text:p>
          </table:table-cell>
          <table:table-cell table:formula="of:=IF((([.BS53] = 1)   AND   ([.BS54] = 0))   OR   (([.BS53] = 0)   AND   ([.BS54] = 1));1;0)" office:value-type="float" office:value="0" calcext:value-type="float">
            <text:p>0</text:p>
          </table:table-cell>
          <table:table-cell table:formula="of:=IF((([.BT53] = 1)   AND   ([.BT54] = 0))   OR   (([.BT53] = 0)   AND   ([.BT54] = 1));1;0)" office:value-type="float" office:value="0" calcext:value-type="float">
            <text:p>0</text:p>
          </table:table-cell>
          <table:table-cell table:formula="of:=IF((([.BU53] = 1)   AND   ([.BU54] = 0))   OR   (([.BU53] = 0)   AND   ([.BU54] = 1));1;0)" office:value-type="float" office:value="0" calcext:value-type="float">
            <text:p>0</text:p>
          </table:table-cell>
          <table:table-cell/>
          <table:table-cell table:formula="of:=SUM([.A54:.BW54])"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number-columns-repeated="947"/>
        </table:table-row>
        <table:table-row table:style-name="ro1">
          <table:table-cell/>
          <table:table-cell table:formula="of:=IF((([.A54] = 1)   AND   ([.A55] = 0))   OR   (([.A54] = 0)   AND   ([.A55] = 1));1;0)" office:value-type="float" office:value="0" calcext:value-type="float">
            <text:p>0</text:p>
          </table:table-cell>
          <table:table-cell table:formula="of:=IF((([.B54] = 1)   AND   ([.B55] = 0))   OR   (([.B54] = 0)   AND   ([.B55] = 1));1;0)" office:value-type="float" office:value="0" calcext:value-type="float">
            <text:p>0</text:p>
          </table:table-cell>
          <table:table-cell table:formula="of:=IF((([.C54] = 1)   AND   ([.C55] = 0))   OR   (([.C54] = 0)   AND   ([.C55] = 1));1;0)" office:value-type="float" office:value="0" calcext:value-type="float">
            <text:p>0</text:p>
          </table:table-cell>
          <table:table-cell table:formula="of:=IF((([.D54] = 1)   AND   ([.D55] = 0))   OR   (([.D54] = 0)   AND   ([.D55] = 1));1;0)" office:value-type="float" office:value="0" calcext:value-type="float">
            <text:p>0</text:p>
          </table:table-cell>
          <table:table-cell table:formula="of:=IF((([.E54] = 1)   AND   ([.E55] = 0))   OR   (([.E54] = 0)   AND   ([.E55] = 1));1;0)" office:value-type="float" office:value="0" calcext:value-type="float">
            <text:p>0</text:p>
          </table:table-cell>
          <table:table-cell table:formula="of:=IF((([.F54] = 1)   AND   ([.F55] = 0))   OR   (([.F54] = 0)   AND   ([.F55] = 1));1;0)" office:value-type="float" office:value="0" calcext:value-type="float">
            <text:p>0</text:p>
          </table:table-cell>
          <table:table-cell table:formula="of:=IF((([.G54] = 1)   AND   ([.G55] = 0))   OR   (([.G54] = 0)   AND   ([.G55] = 1));1;0)" office:value-type="float" office:value="0" calcext:value-type="float">
            <text:p>0</text:p>
          </table:table-cell>
          <table:table-cell table:formula="of:=IF((([.H54] = 1)   AND   ([.H55] = 0))   OR   (([.H54] = 0)   AND   ([.H55] = 1));1;0)" office:value-type="float" office:value="0" calcext:value-type="float">
            <text:p>0</text:p>
          </table:table-cell>
          <table:table-cell table:formula="of:=IF((([.I54] = 1)   AND   ([.I55] = 0))   OR   (([.I54] = 0)   AND   ([.I55] = 1));1;0)" office:value-type="float" office:value="0" calcext:value-type="float">
            <text:p>0</text:p>
          </table:table-cell>
          <table:table-cell table:formula="of:=IF((([.J54] = 1)   AND   ([.J55] = 0))   OR   (([.J54] = 0)   AND   ([.J55] = 1));1;0)" office:value-type="float" office:value="0" calcext:value-type="float">
            <text:p>0</text:p>
          </table:table-cell>
          <table:table-cell table:formula="of:=IF((([.K54] = 1)   AND   ([.K55] = 0))   OR   (([.K54] = 0)   AND   ([.K55] = 1));1;0)" office:value-type="float" office:value="0" calcext:value-type="float">
            <text:p>0</text:p>
          </table:table-cell>
          <table:table-cell table:formula="of:=IF((([.L54] = 1)   AND   ([.L55] = 0))   OR   (([.L54] = 0)   AND   ([.L55] = 1));1;0)" office:value-type="float" office:value="0" calcext:value-type="float">
            <text:p>0</text:p>
          </table:table-cell>
          <table:table-cell table:formula="of:=IF((([.M54] = 1)   AND   ([.M55] = 0))   OR   (([.M54] = 0)   AND   ([.M55] = 1));1;0)" office:value-type="float" office:value="0" calcext:value-type="float">
            <text:p>0</text:p>
          </table:table-cell>
          <table:table-cell table:formula="of:=IF((([.N54] = 1)   AND   ([.N55] = 0))   OR   (([.N54] = 0)   AND   ([.N55] = 1));1;0)" office:value-type="float" office:value="0" calcext:value-type="float">
            <text:p>0</text:p>
          </table:table-cell>
          <table:table-cell table:formula="of:=IF((([.O54] = 1)   AND   ([.O55] = 0))   OR   (([.O54] = 0)   AND   ([.O55] = 1));1;0)" office:value-type="float" office:value="0" calcext:value-type="float">
            <text:p>0</text:p>
          </table:table-cell>
          <table:table-cell table:formula="of:=IF((([.P54] = 1)   AND   ([.P55] = 0))   OR   (([.P54] = 0)   AND   ([.P55] = 1));1;0)" office:value-type="float" office:value="0" calcext:value-type="float">
            <text:p>0</text:p>
          </table:table-cell>
          <table:table-cell table:formula="of:=IF((([.Q54] = 1)   AND   ([.Q55] = 0))   OR   (([.Q54] = 0)   AND   ([.Q55] = 1));1;0)" office:value-type="float" office:value="0" calcext:value-type="float">
            <text:p>0</text:p>
          </table:table-cell>
          <table:table-cell table:formula="of:=IF((([.R54] = 1)   AND   ([.R55] = 0))   OR   (([.R54] = 0)   AND   ([.R55] = 1));1;0)" office:value-type="float" office:value="0" calcext:value-type="float">
            <text:p>0</text:p>
          </table:table-cell>
          <table:table-cell table:formula="of:=IF((([.S54] = 1)   AND   ([.S55] = 0))   OR   (([.S54] = 0)   AND   ([.S55] = 1));1;0)" office:value-type="float" office:value="0" calcext:value-type="float">
            <text:p>0</text:p>
          </table:table-cell>
          <table:table-cell table:formula="of:=IF((([.T54] = 1)   AND   ([.T55] = 0))   OR   (([.T54] = 0)   AND   ([.T55] = 1));1;0)" office:value-type="float" office:value="0" calcext:value-type="float">
            <text:p>0</text:p>
          </table:table-cell>
          <table:table-cell table:formula="of:=IF((([.U54] = 1)   AND   ([.U55] = 0))   OR   (([.U54] = 0)   AND   ([.U55] = 1));1;0)" office:value-type="float" office:value="0" calcext:value-type="float">
            <text:p>0</text:p>
          </table:table-cell>
          <table:table-cell table:formula="of:=IF((([.V54] = 1)   AND   ([.V55] = 0))   OR   (([.V54] = 0)   AND   ([.V55] = 1));1;0)" office:value-type="float" office:value="0" calcext:value-type="float">
            <text:p>0</text:p>
          </table:table-cell>
          <table:table-cell table:formula="of:=IF((([.W54] = 1)   AND   ([.W55] = 0))   OR   (([.W54] = 0)   AND   ([.W55] = 1));1;0)" office:value-type="float" office:value="0" calcext:value-type="float">
            <text:p>0</text:p>
          </table:table-cell>
          <table:table-cell table:formula="of:=IF((([.X54] = 1)   AND   ([.X55] = 0))   OR   (([.X54] = 0)   AND   ([.X55] = 1));1;0)" office:value-type="float" office:value="0" calcext:value-type="float">
            <text:p>0</text:p>
          </table:table-cell>
          <table:table-cell table:formula="of:=IF((([.Y54] = 1)   AND   ([.Y55] = 0))   OR   (([.Y54] = 0)   AND   ([.Y55] = 1));1;0)" office:value-type="float" office:value="0" calcext:value-type="float">
            <text:p>0</text:p>
          </table:table-cell>
          <table:table-cell table:formula="of:=IF((([.Z54] = 1)   AND   ([.Z55] = 0))   OR   (([.Z54] = 0)   AND   ([.Z55] = 1));1;0)" office:value-type="float" office:value="0" calcext:value-type="float">
            <text:p>0</text:p>
          </table:table-cell>
          <table:table-cell table:formula="of:=IF((([.AA54] = 1)   AND   ([.AA55] = 0))   OR   (([.AA54] = 0)   AND   ([.AA55] = 1));1;0)" office:value-type="float" office:value="0" calcext:value-type="float">
            <text:p>0</text:p>
          </table:table-cell>
          <table:table-cell table:formula="of:=IF((([.AB54] = 1)   AND   ([.AB55] = 0))   OR   (([.AB54] = 0)   AND   ([.AB55] = 1));1;0)" office:value-type="float" office:value="0" calcext:value-type="float">
            <text:p>0</text:p>
          </table:table-cell>
          <table:table-cell table:formula="of:=IF((([.AC54] = 1)   AND   ([.AC55] = 0))   OR   (([.AC54] = 0)   AND   ([.AC55] = 1));1;0)" office:value-type="float" office:value="0" calcext:value-type="float">
            <text:p>0</text:p>
          </table:table-cell>
          <table:table-cell table:formula="of:=IF((([.AD54] = 1)   AND   ([.AD55] = 0))   OR   (([.AD54] = 0)   AND   ([.AD55] = 1));1;0)" office:value-type="float" office:value="0" calcext:value-type="float">
            <text:p>0</text:p>
          </table:table-cell>
          <table:table-cell table:formula="of:=IF((([.AE54] = 1)   AND   ([.AE55] = 0))   OR   (([.AE54] = 0)   AND   ([.AE55] = 1));1;0)" office:value-type="float" office:value="0" calcext:value-type="float">
            <text:p>0</text:p>
          </table:table-cell>
          <table:table-cell table:formula="of:=IF((([.AF54] = 1)   AND   ([.AF55] = 0))   OR   (([.AF54] = 0)   AND   ([.AF55] = 1));1;0)" office:value-type="float" office:value="0" calcext:value-type="float">
            <text:p>0</text:p>
          </table:table-cell>
          <table:table-cell table:formula="of:=IF((([.AG54] = 1)   AND   ([.AG55] = 0))   OR   (([.AG54] = 0)   AND   ([.AG55] = 1));1;0)" office:value-type="float" office:value="0" calcext:value-type="float">
            <text:p>0</text:p>
          </table:table-cell>
          <table:table-cell table:formula="of:=IF((([.AH54] = 1)   AND   ([.AH55] = 0))   OR   (([.AH54] = 0)   AND   ([.AH55] = 1));1;0)" office:value-type="float" office:value="0" calcext:value-type="float">
            <text:p>0</text:p>
          </table:table-cell>
          <table:table-cell table:formula="of:=IF((([.AI54] = 1)   AND   ([.AI55] = 0))   OR   (([.AI54] = 0)   AND   ([.AI55] = 1));1;0)" office:value-type="float" office:value="0" calcext:value-type="float">
            <text:p>0</text:p>
          </table:table-cell>
          <table:table-cell table:formula="of:=IF((([.AJ54] = 1)   AND   ([.AJ55] = 0))   OR   (([.AJ54] = 0)   AND   ([.AJ55] = 1));1;0)" office:value-type="float" office:value="0" calcext:value-type="float">
            <text:p>0</text:p>
          </table:table-cell>
          <table:table-cell table:formula="of:=IF((([.AK54] = 1)   AND   ([.AK55] = 0))   OR   (([.AK54] = 0)   AND   ([.AK55] = 1));1;0)" office:value-type="float" office:value="0" calcext:value-type="float">
            <text:p>0</text:p>
          </table:table-cell>
          <table:table-cell table:formula="of:=IF((([.AL54] = 1)   AND   ([.AL55] = 0))   OR   (([.AL54] = 0)   AND   ([.AL55] = 1));1;0)" office:value-type="float" office:value="0" calcext:value-type="float">
            <text:p>0</text:p>
          </table:table-cell>
          <table:table-cell table:formula="of:=IF((([.AM54] = 1)   AND   ([.AM55] = 0))   OR   (([.AM54] = 0)   AND   ([.AM55] = 1));1;0)" office:value-type="float" office:value="0" calcext:value-type="float">
            <text:p>0</text:p>
          </table:table-cell>
          <table:table-cell table:formula="of:=IF((([.AN54] = 1)   AND   ([.AN55] = 0))   OR   (([.AN54] = 0)   AND   ([.AN55] = 1));1;0)" office:value-type="float" office:value="0" calcext:value-type="float">
            <text:p>0</text:p>
          </table:table-cell>
          <table:table-cell table:formula="of:=IF((([.AO54] = 1)   AND   ([.AO55] = 0))   OR   (([.AO54] = 0)   AND   ([.AO55] = 1));1;0)" office:value-type="float" office:value="0" calcext:value-type="float">
            <text:p>0</text:p>
          </table:table-cell>
          <table:table-cell table:formula="of:=IF((([.AP54] = 1)   AND   ([.AP55] = 0))   OR   (([.AP54] = 0)   AND   ([.AP55] = 1));1;0)" office:value-type="float" office:value="0" calcext:value-type="float">
            <text:p>0</text:p>
          </table:table-cell>
          <table:table-cell table:formula="of:=IF((([.AQ54] = 1)   AND   ([.AQ55] = 0))   OR   (([.AQ54] = 0)   AND   ([.AQ55] = 1));1;0)" office:value-type="float" office:value="0" calcext:value-type="float">
            <text:p>0</text:p>
          </table:table-cell>
          <table:table-cell table:formula="of:=IF((([.AR54] = 1)   AND   ([.AR55] = 0))   OR   (([.AR54] = 0)   AND   ([.AR55] = 1));1;0)" office:value-type="float" office:value="0" calcext:value-type="float">
            <text:p>0</text:p>
          </table:table-cell>
          <table:table-cell table:formula="of:=IF((([.AS54] = 1)   AND   ([.AS55] = 0))   OR   (([.AS54] = 0)   AND   ([.AS55] = 1));1;0)" office:value-type="float" office:value="0" calcext:value-type="float">
            <text:p>0</text:p>
          </table:table-cell>
          <table:table-cell table:formula="of:=IF((([.AT54] = 1)   AND   ([.AT55] = 0))   OR   (([.AT54] = 0)   AND   ([.AT55] = 1));1;0)" office:value-type="float" office:value="0" calcext:value-type="float">
            <text:p>0</text:p>
          </table:table-cell>
          <table:table-cell table:formula="of:=IF((([.AU54] = 1)   AND   ([.AU55] = 0))   OR   (([.AU54] = 0)   AND   ([.AU55] = 1));1;0)" office:value-type="float" office:value="0" calcext:value-type="float">
            <text:p>0</text:p>
          </table:table-cell>
          <table:table-cell table:formula="of:=IF((([.AV54] = 1)   AND   ([.AV55] = 0))   OR   (([.AV54] = 0)   AND   ([.AV55] = 1));1;0)" office:value-type="float" office:value="0" calcext:value-type="float">
            <text:p>0</text:p>
          </table:table-cell>
          <table:table-cell table:formula="of:=IF((([.AW54] = 1)   AND   ([.AW55] = 0))   OR   (([.AW54] = 0)   AND   ([.AW55] = 1));1;0)" office:value-type="float" office:value="0" calcext:value-type="float">
            <text:p>0</text:p>
          </table:table-cell>
          <table:table-cell table:formula="of:=IF((([.AX54] = 1)   AND   ([.AX55] = 0))   OR   (([.AX54] = 0)   AND   ([.AX55] = 1));1;0)" office:value-type="float" office:value="0" calcext:value-type="float">
            <text:p>0</text:p>
          </table:table-cell>
          <table:table-cell table:formula="of:=IF((([.AY54] = 1)   AND   ([.AY55] = 0))   OR   (([.AY54] = 0)   AND   ([.AY55] = 1));1;0)" office:value-type="float" office:value="0" calcext:value-type="float">
            <text:p>0</text:p>
          </table:table-cell>
          <table:table-cell table:formula="of:=IF((([.AZ54] = 1)   AND   ([.AZ55] = 0))   OR   (([.AZ54] = 0)   AND   ([.AZ55] = 1));1;0)" office:value-type="float" office:value="0" calcext:value-type="float">
            <text:p>0</text:p>
          </table:table-cell>
          <table:table-cell table:formula="of:=IF((([.BA54] = 1)   AND   ([.BA55] = 0))   OR   (([.BA54] = 0)   AND   ([.BA55] = 1));1;0)" office:value-type="float" office:value="0" calcext:value-type="float">
            <text:p>0</text:p>
          </table:table-cell>
          <table:table-cell table:formula="of:=IF((([.BB54] = 1)   AND   ([.BB55] = 0))   OR   (([.BB54] = 0)   AND   ([.BB55] = 1));1;0)" office:value-type="float" office:value="0" calcext:value-type="float">
            <text:p>0</text:p>
          </table:table-cell>
          <table:table-cell table:formula="of:=IF((([.BC54] = 1)   AND   ([.BC55] = 0))   OR   (([.BC54] = 0)   AND   ([.BC55] = 1));1;0)" office:value-type="float" office:value="1" calcext:value-type="float">
            <text:p>1</text:p>
          </table:table-cell>
          <table:table-cell table:formula="of:=IF((([.BD54] = 1)   AND   ([.BD55] = 0))   OR   (([.BD54] = 0)   AND   ([.BD55] = 1));1;0)" office:value-type="float" office:value="0" calcext:value-type="float">
            <text:p>0</text:p>
          </table:table-cell>
          <table:table-cell table:formula="of:=IF((([.BE54] = 1)   AND   ([.BE55] = 0))   OR   (([.BE54] = 0)   AND   ([.BE55] = 1));1;0)" office:value-type="float" office:value="1" calcext:value-type="float">
            <text:p>1</text:p>
          </table:table-cell>
          <table:table-cell table:formula="of:=IF((([.BF54] = 1)   AND   ([.BF55] = 0))   OR   (([.BF54] = 0)   AND   ([.BF55] = 1));1;0)" office:value-type="float" office:value="0" calcext:value-type="float">
            <text:p>0</text:p>
          </table:table-cell>
          <table:table-cell table:formula="of:=IF((([.BG54] = 1)   AND   ([.BG55] = 0))   OR   (([.BG54] = 0)   AND   ([.BG55] = 1));1;0)" office:value-type="float" office:value="0" calcext:value-type="float">
            <text:p>0</text:p>
          </table:table-cell>
          <table:table-cell table:formula="of:=IF((([.BH54] = 1)   AND   ([.BH55] = 0))   OR   (([.BH54] = 0)   AND   ([.BH55] = 1));1;0)" office:value-type="float" office:value="0" calcext:value-type="float">
            <text:p>0</text:p>
          </table:table-cell>
          <table:table-cell table:formula="of:=IF((([.BI54] = 1)   AND   ([.BI55] = 0))   OR   (([.BI54] = 0)   AND   ([.BI55] = 1));1;0)" office:value-type="float" office:value="0" calcext:value-type="float">
            <text:p>0</text:p>
          </table:table-cell>
          <table:table-cell table:formula="of:=IF((([.BJ54] = 1)   AND   ([.BJ55] = 0))   OR   (([.BJ54] = 0)   AND   ([.BJ55] = 1));1;0)" office:value-type="float" office:value="0" calcext:value-type="float">
            <text:p>0</text:p>
          </table:table-cell>
          <table:table-cell table:formula="of:=IF((([.BK54] = 1)   AND   ([.BK55] = 0))   OR   (([.BK54] = 0)   AND   ([.BK55] = 1));1;0)" office:value-type="float" office:value="1" calcext:value-type="float">
            <text:p>1</text:p>
          </table:table-cell>
          <table:table-cell table:formula="of:=IF((([.BL54] = 1)   AND   ([.BL55] = 0))   OR   (([.BL54] = 0)   AND   ([.BL55] = 1));1;0)" office:value-type="float" office:value="0" calcext:value-type="float">
            <text:p>0</text:p>
          </table:table-cell>
          <table:table-cell table:formula="of:=IF((([.BM54] = 1)   AND   ([.BM55] = 0))   OR   (([.BM54] = 0)   AND   ([.BM55] = 1));1;0)" office:value-type="float" office:value="1" calcext:value-type="float">
            <text:p>1</text:p>
          </table:table-cell>
          <table:table-cell table:formula="of:=IF((([.BN54] = 1)   AND   ([.BN55] = 0))   OR   (([.BN54] = 0)   AND   ([.BN55] = 1));1;0)" office:value-type="float" office:value="0" calcext:value-type="float">
            <text:p>0</text:p>
          </table:table-cell>
          <table:table-cell table:formula="of:=IF((([.BO54] = 1)   AND   ([.BO55] = 0))   OR   (([.BO54] = 0)   AND   ([.BO55] = 1));1;0)" office:value-type="float" office:value="0" calcext:value-type="float">
            <text:p>0</text:p>
          </table:table-cell>
          <table:table-cell table:formula="of:=IF((([.BP54] = 1)   AND   ([.BP55] = 0))   OR   (([.BP54] = 0)   AND   ([.BP55] = 1));1;0)" office:value-type="float" office:value="0" calcext:value-type="float">
            <text:p>0</text:p>
          </table:table-cell>
          <table:table-cell table:formula="of:=IF((([.BQ54] = 1)   AND   ([.BQ55] = 0))   OR   (([.BQ54] = 0)   AND   ([.BQ55] = 1));1;0)" office:value-type="float" office:value="0" calcext:value-type="float">
            <text:p>0</text:p>
          </table:table-cell>
          <table:table-cell table:formula="of:=IF((([.BR54] = 1)   AND   ([.BR55] = 0))   OR   (([.BR54] = 0)   AND   ([.BR55] = 1));1;0)" office:value-type="float" office:value="0" calcext:value-type="float">
            <text:p>0</text:p>
          </table:table-cell>
          <table:table-cell table:formula="of:=IF((([.BS54] = 1)   AND   ([.BS55] = 0))   OR   (([.BS54] = 0)   AND   ([.BS55] = 1));1;0)" office:value-type="float" office:value="0" calcext:value-type="float">
            <text:p>0</text:p>
          </table:table-cell>
          <table:table-cell table:formula="of:=IF((([.BT54] = 1)   AND   ([.BT55] = 0))   OR   (([.BT54] = 0)   AND   ([.BT55] = 1));1;0)" office:value-type="float" office:value="0" calcext:value-type="float">
            <text:p>0</text:p>
          </table:table-cell>
          <table:table-cell table:formula="of:=IF((([.BU54] = 1)   AND   ([.BU55] = 0))   OR   (([.BU54] = 0)   AND   ([.BU55] = 1));1;0)" office:value-type="float" office:value="0" calcext:value-type="float">
            <text:p>0</text:p>
          </table:table-cell>
          <table:table-cell/>
          <table:table-cell table:formula="of:=SUM([.A55:.BW55])"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947"/>
        </table:table-row>
        <table:table-row table:style-name="ro1">
          <table:table-cell/>
          <table:table-cell table:formula="of:=IF((([.A55] = 1)   AND   ([.A56] = 0))   OR   (([.A55] = 0)   AND   ([.A56] = 1));1;0)" office:value-type="float" office:value="0" calcext:value-type="float">
            <text:p>0</text:p>
          </table:table-cell>
          <table:table-cell table:formula="of:=IF((([.B55] = 1)   AND   ([.B56] = 0))   OR   (([.B55] = 0)   AND   ([.B56] = 1));1;0)" office:value-type="float" office:value="0" calcext:value-type="float">
            <text:p>0</text:p>
          </table:table-cell>
          <table:table-cell table:formula="of:=IF((([.C55] = 1)   AND   ([.C56] = 0))   OR   (([.C55] = 0)   AND   ([.C56] = 1));1;0)" office:value-type="float" office:value="0" calcext:value-type="float">
            <text:p>0</text:p>
          </table:table-cell>
          <table:table-cell table:formula="of:=IF((([.D55] = 1)   AND   ([.D56] = 0))   OR   (([.D55] = 0)   AND   ([.D56] = 1));1;0)" office:value-type="float" office:value="0" calcext:value-type="float">
            <text:p>0</text:p>
          </table:table-cell>
          <table:table-cell table:formula="of:=IF((([.E55] = 1)   AND   ([.E56] = 0))   OR   (([.E55] = 0)   AND   ([.E56] = 1));1;0)" office:value-type="float" office:value="0" calcext:value-type="float">
            <text:p>0</text:p>
          </table:table-cell>
          <table:table-cell table:formula="of:=IF((([.F55] = 1)   AND   ([.F56] = 0))   OR   (([.F55] = 0)   AND   ([.F56] = 1));1;0)" office:value-type="float" office:value="0" calcext:value-type="float">
            <text:p>0</text:p>
          </table:table-cell>
          <table:table-cell table:formula="of:=IF((([.G55] = 1)   AND   ([.G56] = 0))   OR   (([.G55] = 0)   AND   ([.G56] = 1));1;0)" office:value-type="float" office:value="0" calcext:value-type="float">
            <text:p>0</text:p>
          </table:table-cell>
          <table:table-cell table:formula="of:=IF((([.H55] = 1)   AND   ([.H56] = 0))   OR   (([.H55] = 0)   AND   ([.H56] = 1));1;0)" office:value-type="float" office:value="0" calcext:value-type="float">
            <text:p>0</text:p>
          </table:table-cell>
          <table:table-cell table:formula="of:=IF((([.I55] = 1)   AND   ([.I56] = 0))   OR   (([.I55] = 0)   AND   ([.I56] = 1));1;0)" office:value-type="float" office:value="0" calcext:value-type="float">
            <text:p>0</text:p>
          </table:table-cell>
          <table:table-cell table:formula="of:=IF((([.J55] = 1)   AND   ([.J56] = 0))   OR   (([.J55] = 0)   AND   ([.J56] = 1));1;0)" office:value-type="float" office:value="0" calcext:value-type="float">
            <text:p>0</text:p>
          </table:table-cell>
          <table:table-cell table:formula="of:=IF((([.K55] = 1)   AND   ([.K56] = 0))   OR   (([.K55] = 0)   AND   ([.K56] = 1));1;0)" office:value-type="float" office:value="0" calcext:value-type="float">
            <text:p>0</text:p>
          </table:table-cell>
          <table:table-cell table:formula="of:=IF((([.L55] = 1)   AND   ([.L56] = 0))   OR   (([.L55] = 0)   AND   ([.L56] = 1));1;0)" office:value-type="float" office:value="0" calcext:value-type="float">
            <text:p>0</text:p>
          </table:table-cell>
          <table:table-cell table:formula="of:=IF((([.M55] = 1)   AND   ([.M56] = 0))   OR   (([.M55] = 0)   AND   ([.M56] = 1));1;0)" office:value-type="float" office:value="0" calcext:value-type="float">
            <text:p>0</text:p>
          </table:table-cell>
          <table:table-cell table:formula="of:=IF((([.N55] = 1)   AND   ([.N56] = 0))   OR   (([.N55] = 0)   AND   ([.N56] = 1));1;0)" office:value-type="float" office:value="0" calcext:value-type="float">
            <text:p>0</text:p>
          </table:table-cell>
          <table:table-cell table:formula="of:=IF((([.O55] = 1)   AND   ([.O56] = 0))   OR   (([.O55] = 0)   AND   ([.O56] = 1));1;0)" office:value-type="float" office:value="0" calcext:value-type="float">
            <text:p>0</text:p>
          </table:table-cell>
          <table:table-cell table:formula="of:=IF((([.P55] = 1)   AND   ([.P56] = 0))   OR   (([.P55] = 0)   AND   ([.P56] = 1));1;0)" office:value-type="float" office:value="0" calcext:value-type="float">
            <text:p>0</text:p>
          </table:table-cell>
          <table:table-cell table:formula="of:=IF((([.Q55] = 1)   AND   ([.Q56] = 0))   OR   (([.Q55] = 0)   AND   ([.Q56] = 1));1;0)" office:value-type="float" office:value="0" calcext:value-type="float">
            <text:p>0</text:p>
          </table:table-cell>
          <table:table-cell table:formula="of:=IF((([.R55] = 1)   AND   ([.R56] = 0))   OR   (([.R55] = 0)   AND   ([.R56] = 1));1;0)" office:value-type="float" office:value="0" calcext:value-type="float">
            <text:p>0</text:p>
          </table:table-cell>
          <table:table-cell table:formula="of:=IF((([.S55] = 1)   AND   ([.S56] = 0))   OR   (([.S55] = 0)   AND   ([.S56] = 1));1;0)" office:value-type="float" office:value="0" calcext:value-type="float">
            <text:p>0</text:p>
          </table:table-cell>
          <table:table-cell table:formula="of:=IF((([.T55] = 1)   AND   ([.T56] = 0))   OR   (([.T55] = 0)   AND   ([.T56] = 1));1;0)" office:value-type="float" office:value="0" calcext:value-type="float">
            <text:p>0</text:p>
          </table:table-cell>
          <table:table-cell table:formula="of:=IF((([.U55] = 1)   AND   ([.U56] = 0))   OR   (([.U55] = 0)   AND   ([.U56] = 1));1;0)" office:value-type="float" office:value="0" calcext:value-type="float">
            <text:p>0</text:p>
          </table:table-cell>
          <table:table-cell table:formula="of:=IF((([.V55] = 1)   AND   ([.V56] = 0))   OR   (([.V55] = 0)   AND   ([.V56] = 1));1;0)" office:value-type="float" office:value="0" calcext:value-type="float">
            <text:p>0</text:p>
          </table:table-cell>
          <table:table-cell table:formula="of:=IF((([.W55] = 1)   AND   ([.W56] = 0))   OR   (([.W55] = 0)   AND   ([.W56] = 1));1;0)" office:value-type="float" office:value="0" calcext:value-type="float">
            <text:p>0</text:p>
          </table:table-cell>
          <table:table-cell table:formula="of:=IF((([.X55] = 1)   AND   ([.X56] = 0))   OR   (([.X55] = 0)   AND   ([.X56] = 1));1;0)" office:value-type="float" office:value="0" calcext:value-type="float">
            <text:p>0</text:p>
          </table:table-cell>
          <table:table-cell table:formula="of:=IF((([.Y55] = 1)   AND   ([.Y56] = 0))   OR   (([.Y55] = 0)   AND   ([.Y56] = 1));1;0)" office:value-type="float" office:value="0" calcext:value-type="float">
            <text:p>0</text:p>
          </table:table-cell>
          <table:table-cell table:formula="of:=IF((([.Z55] = 1)   AND   ([.Z56] = 0))   OR   (([.Z55] = 0)   AND   ([.Z56] = 1));1;0)" office:value-type="float" office:value="0" calcext:value-type="float">
            <text:p>0</text:p>
          </table:table-cell>
          <table:table-cell table:formula="of:=IF((([.AA55] = 1)   AND   ([.AA56] = 0))   OR   (([.AA55] = 0)   AND   ([.AA56] = 1));1;0)" office:value-type="float" office:value="0" calcext:value-type="float">
            <text:p>0</text:p>
          </table:table-cell>
          <table:table-cell table:formula="of:=IF((([.AB55] = 1)   AND   ([.AB56] = 0))   OR   (([.AB55] = 0)   AND   ([.AB56] = 1));1;0)" office:value-type="float" office:value="0" calcext:value-type="float">
            <text:p>0</text:p>
          </table:table-cell>
          <table:table-cell table:formula="of:=IF((([.AC55] = 1)   AND   ([.AC56] = 0))   OR   (([.AC55] = 0)   AND   ([.AC56] = 1));1;0)" office:value-type="float" office:value="0" calcext:value-type="float">
            <text:p>0</text:p>
          </table:table-cell>
          <table:table-cell table:formula="of:=IF((([.AD55] = 1)   AND   ([.AD56] = 0))   OR   (([.AD55] = 0)   AND   ([.AD56] = 1));1;0)" office:value-type="float" office:value="0" calcext:value-type="float">
            <text:p>0</text:p>
          </table:table-cell>
          <table:table-cell table:formula="of:=IF((([.AE55] = 1)   AND   ([.AE56] = 0))   OR   (([.AE55] = 0)   AND   ([.AE56] = 1));1;0)" office:value-type="float" office:value="0" calcext:value-type="float">
            <text:p>0</text:p>
          </table:table-cell>
          <table:table-cell table:formula="of:=IF((([.AF55] = 1)   AND   ([.AF56] = 0))   OR   (([.AF55] = 0)   AND   ([.AF56] = 1));1;0)" office:value-type="float" office:value="0" calcext:value-type="float">
            <text:p>0</text:p>
          </table:table-cell>
          <table:table-cell table:formula="of:=IF((([.AG55] = 1)   AND   ([.AG56] = 0))   OR   (([.AG55] = 0)   AND   ([.AG56] = 1));1;0)" office:value-type="float" office:value="0" calcext:value-type="float">
            <text:p>0</text:p>
          </table:table-cell>
          <table:table-cell table:formula="of:=IF((([.AH55] = 1)   AND   ([.AH56] = 0))   OR   (([.AH55] = 0)   AND   ([.AH56] = 1));1;0)" office:value-type="float" office:value="0" calcext:value-type="float">
            <text:p>0</text:p>
          </table:table-cell>
          <table:table-cell table:formula="of:=IF((([.AI55] = 1)   AND   ([.AI56] = 0))   OR   (([.AI55] = 0)   AND   ([.AI56] = 1));1;0)" office:value-type="float" office:value="0" calcext:value-type="float">
            <text:p>0</text:p>
          </table:table-cell>
          <table:table-cell table:formula="of:=IF((([.AJ55] = 1)   AND   ([.AJ56] = 0))   OR   (([.AJ55] = 0)   AND   ([.AJ56] = 1));1;0)" office:value-type="float" office:value="0" calcext:value-type="float">
            <text:p>0</text:p>
          </table:table-cell>
          <table:table-cell table:formula="of:=IF((([.AK55] = 1)   AND   ([.AK56] = 0))   OR   (([.AK55] = 0)   AND   ([.AK56] = 1));1;0)" office:value-type="float" office:value="0" calcext:value-type="float">
            <text:p>0</text:p>
          </table:table-cell>
          <table:table-cell table:formula="of:=IF((([.AL55] = 1)   AND   ([.AL56] = 0))   OR   (([.AL55] = 0)   AND   ([.AL56] = 1));1;0)" office:value-type="float" office:value="0" calcext:value-type="float">
            <text:p>0</text:p>
          </table:table-cell>
          <table:table-cell table:formula="of:=IF((([.AM55] = 1)   AND   ([.AM56] = 0))   OR   (([.AM55] = 0)   AND   ([.AM56] = 1));1;0)" office:value-type="float" office:value="0" calcext:value-type="float">
            <text:p>0</text:p>
          </table:table-cell>
          <table:table-cell table:formula="of:=IF((([.AN55] = 1)   AND   ([.AN56] = 0))   OR   (([.AN55] = 0)   AND   ([.AN56] = 1));1;0)" office:value-type="float" office:value="0" calcext:value-type="float">
            <text:p>0</text:p>
          </table:table-cell>
          <table:table-cell table:formula="of:=IF((([.AO55] = 1)   AND   ([.AO56] = 0))   OR   (([.AO55] = 0)   AND   ([.AO56] = 1));1;0)" office:value-type="float" office:value="0" calcext:value-type="float">
            <text:p>0</text:p>
          </table:table-cell>
          <table:table-cell table:formula="of:=IF((([.AP55] = 1)   AND   ([.AP56] = 0))   OR   (([.AP55] = 0)   AND   ([.AP56] = 1));1;0)" office:value-type="float" office:value="0" calcext:value-type="float">
            <text:p>0</text:p>
          </table:table-cell>
          <table:table-cell table:formula="of:=IF((([.AQ55] = 1)   AND   ([.AQ56] = 0))   OR   (([.AQ55] = 0)   AND   ([.AQ56] = 1));1;0)" office:value-type="float" office:value="0" calcext:value-type="float">
            <text:p>0</text:p>
          </table:table-cell>
          <table:table-cell table:formula="of:=IF((([.AR55] = 1)   AND   ([.AR56] = 0))   OR   (([.AR55] = 0)   AND   ([.AR56] = 1));1;0)" office:value-type="float" office:value="0" calcext:value-type="float">
            <text:p>0</text:p>
          </table:table-cell>
          <table:table-cell table:formula="of:=IF((([.AS55] = 1)   AND   ([.AS56] = 0))   OR   (([.AS55] = 0)   AND   ([.AS56] = 1));1;0)" office:value-type="float" office:value="0" calcext:value-type="float">
            <text:p>0</text:p>
          </table:table-cell>
          <table:table-cell table:formula="of:=IF((([.AT55] = 1)   AND   ([.AT56] = 0))   OR   (([.AT55] = 0)   AND   ([.AT56] = 1));1;0)" office:value-type="float" office:value="0" calcext:value-type="float">
            <text:p>0</text:p>
          </table:table-cell>
          <table:table-cell table:formula="of:=IF((([.AU55] = 1)   AND   ([.AU56] = 0))   OR   (([.AU55] = 0)   AND   ([.AU56] = 1));1;0)" office:value-type="float" office:value="0" calcext:value-type="float">
            <text:p>0</text:p>
          </table:table-cell>
          <table:table-cell table:formula="of:=IF((([.AV55] = 1)   AND   ([.AV56] = 0))   OR   (([.AV55] = 0)   AND   ([.AV56] = 1));1;0)" office:value-type="float" office:value="0" calcext:value-type="float">
            <text:p>0</text:p>
          </table:table-cell>
          <table:table-cell table:formula="of:=IF((([.AW55] = 1)   AND   ([.AW56] = 0))   OR   (([.AW55] = 0)   AND   ([.AW56] = 1));1;0)" office:value-type="float" office:value="0" calcext:value-type="float">
            <text:p>0</text:p>
          </table:table-cell>
          <table:table-cell table:formula="of:=IF((([.AX55] = 1)   AND   ([.AX56] = 0))   OR   (([.AX55] = 0)   AND   ([.AX56] = 1));1;0)" office:value-type="float" office:value="0" calcext:value-type="float">
            <text:p>0</text:p>
          </table:table-cell>
          <table:table-cell table:formula="of:=IF((([.AY55] = 1)   AND   ([.AY56] = 0))   OR   (([.AY55] = 0)   AND   ([.AY56] = 1));1;0)" office:value-type="float" office:value="0" calcext:value-type="float">
            <text:p>0</text:p>
          </table:table-cell>
          <table:table-cell table:formula="of:=IF((([.AZ55] = 1)   AND   ([.AZ56] = 0))   OR   (([.AZ55] = 0)   AND   ([.AZ56] = 1));1;0)" office:value-type="float" office:value="0" calcext:value-type="float">
            <text:p>0</text:p>
          </table:table-cell>
          <table:table-cell table:formula="of:=IF((([.BA55] = 1)   AND   ([.BA56] = 0))   OR   (([.BA55] = 0)   AND   ([.BA56] = 1));1;0)" office:value-type="float" office:value="0" calcext:value-type="float">
            <text:p>0</text:p>
          </table:table-cell>
          <table:table-cell table:formula="of:=IF((([.BB55] = 1)   AND   ([.BB56] = 0))   OR   (([.BB55] = 0)   AND   ([.BB56] = 1));1;0)" office:value-type="float" office:value="0" calcext:value-type="float">
            <text:p>0</text:p>
          </table:table-cell>
          <table:table-cell table:formula="of:=IF((([.BC55] = 1)   AND   ([.BC56] = 0))   OR   (([.BC55] = 0)   AND   ([.BC56] = 1));1;0)" office:value-type="float" office:value="0" calcext:value-type="float">
            <text:p>0</text:p>
          </table:table-cell>
          <table:table-cell table:formula="of:=IF((([.BD55] = 1)   AND   ([.BD56] = 0))   OR   (([.BD55] = 0)   AND   ([.BD56] = 1));1;0)" office:value-type="float" office:value="1" calcext:value-type="float">
            <text:p>1</text:p>
          </table:table-cell>
          <table:table-cell table:formula="of:=IF((([.BE55] = 1)   AND   ([.BE56] = 0))   OR   (([.BE55] = 0)   AND   ([.BE56] = 1));1;0)" office:value-type="float" office:value="1" calcext:value-type="float">
            <text:p>1</text:p>
          </table:table-cell>
          <table:table-cell table:formula="of:=IF((([.BF55] = 1)   AND   ([.BF56] = 0))   OR   (([.BF55] = 0)   AND   ([.BF56] = 1));1;0)" office:value-type="float" office:value="0" calcext:value-type="float">
            <text:p>0</text:p>
          </table:table-cell>
          <table:table-cell table:formula="of:=IF((([.BG55] = 1)   AND   ([.BG56] = 0))   OR   (([.BG55] = 0)   AND   ([.BG56] = 1));1;0)" office:value-type="float" office:value="0" calcext:value-type="float">
            <text:p>0</text:p>
          </table:table-cell>
          <table:table-cell table:formula="of:=IF((([.BH55] = 1)   AND   ([.BH56] = 0))   OR   (([.BH55] = 0)   AND   ([.BH56] = 1));1;0)" office:value-type="float" office:value="0" calcext:value-type="float">
            <text:p>0</text:p>
          </table:table-cell>
          <table:table-cell table:formula="of:=IF((([.BI55] = 1)   AND   ([.BI56] = 0))   OR   (([.BI55] = 0)   AND   ([.BI56] = 1));1;0)" office:value-type="float" office:value="0" calcext:value-type="float">
            <text:p>0</text:p>
          </table:table-cell>
          <table:table-cell table:formula="of:=IF((([.BJ55] = 1)   AND   ([.BJ56] = 0))   OR   (([.BJ55] = 0)   AND   ([.BJ56] = 1));1;0)" office:value-type="float" office:value="0" calcext:value-type="float">
            <text:p>0</text:p>
          </table:table-cell>
          <table:table-cell table:formula="of:=IF((([.BK55] = 1)   AND   ([.BK56] = 0))   OR   (([.BK55] = 0)   AND   ([.BK56] = 1));1;0)" office:value-type="float" office:value="0" calcext:value-type="float">
            <text:p>0</text:p>
          </table:table-cell>
          <table:table-cell table:formula="of:=IF((([.BL55] = 1)   AND   ([.BL56] = 0))   OR   (([.BL55] = 0)   AND   ([.BL56] = 1));1;0)" office:value-type="float" office:value="1" calcext:value-type="float">
            <text:p>1</text:p>
          </table:table-cell>
          <table:table-cell table:formula="of:=IF((([.BM55] = 1)   AND   ([.BM56] = 0))   OR   (([.BM55] = 0)   AND   ([.BM56] = 1));1;0)" office:value-type="float" office:value="1" calcext:value-type="float">
            <text:p>1</text:p>
          </table:table-cell>
          <table:table-cell table:formula="of:=IF((([.BN55] = 1)   AND   ([.BN56] = 0))   OR   (([.BN55] = 0)   AND   ([.BN56] = 1));1;0)" office:value-type="float" office:value="0" calcext:value-type="float">
            <text:p>0</text:p>
          </table:table-cell>
          <table:table-cell table:formula="of:=IF((([.BO55] = 1)   AND   ([.BO56] = 0))   OR   (([.BO55] = 0)   AND   ([.BO56] = 1));1;0)" office:value-type="float" office:value="0" calcext:value-type="float">
            <text:p>0</text:p>
          </table:table-cell>
          <table:table-cell table:formula="of:=IF((([.BP55] = 1)   AND   ([.BP56] = 0))   OR   (([.BP55] = 0)   AND   ([.BP56] = 1));1;0)" office:value-type="float" office:value="0" calcext:value-type="float">
            <text:p>0</text:p>
          </table:table-cell>
          <table:table-cell table:formula="of:=IF((([.BQ55] = 1)   AND   ([.BQ56] = 0))   OR   (([.BQ55] = 0)   AND   ([.BQ56] = 1));1;0)" office:value-type="float" office:value="0" calcext:value-type="float">
            <text:p>0</text:p>
          </table:table-cell>
          <table:table-cell table:formula="of:=IF((([.BR55] = 1)   AND   ([.BR56] = 0))   OR   (([.BR55] = 0)   AND   ([.BR56] = 1));1;0)" office:value-type="float" office:value="0" calcext:value-type="float">
            <text:p>0</text:p>
          </table:table-cell>
          <table:table-cell table:formula="of:=IF((([.BS55] = 1)   AND   ([.BS56] = 0))   OR   (([.BS55] = 0)   AND   ([.BS56] = 1));1;0)" office:value-type="float" office:value="0" calcext:value-type="float">
            <text:p>0</text:p>
          </table:table-cell>
          <table:table-cell table:formula="of:=IF((([.BT55] = 1)   AND   ([.BT56] = 0))   OR   (([.BT55] = 0)   AND   ([.BT56] = 1));1;0)" office:value-type="float" office:value="0" calcext:value-type="float">
            <text:p>0</text:p>
          </table:table-cell>
          <table:table-cell table:formula="of:=IF((([.BU55] = 1)   AND   ([.BU56] = 0))   OR   (([.BU55] = 0)   AND   ([.BU56] = 1));1;0)" office:value-type="float" office:value="0" calcext:value-type="float">
            <text:p>0</text:p>
          </table:table-cell>
          <table:table-cell/>
          <table:table-cell table:formula="of:=SUM([.A56:.BW56])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947"/>
        </table:table-row>
        <table:table-row table:style-name="ro1">
          <table:table-cell/>
          <table:table-cell table:formula="of:=IF((([.A56] = 1)   AND   ([.A57] = 0))   OR   (([.A56] = 0)   AND   ([.A57] = 1));1;0)" office:value-type="float" office:value="0" calcext:value-type="float">
            <text:p>0</text:p>
          </table:table-cell>
          <table:table-cell table:formula="of:=IF((([.B56] = 1)   AND   ([.B57] = 0))   OR   (([.B56] = 0)   AND   ([.B57] = 1));1;0)" office:value-type="float" office:value="0" calcext:value-type="float">
            <text:p>0</text:p>
          </table:table-cell>
          <table:table-cell table:formula="of:=IF((([.C56] = 1)   AND   ([.C57] = 0))   OR   (([.C56] = 0)   AND   ([.C57] = 1));1;0)" office:value-type="float" office:value="0" calcext:value-type="float">
            <text:p>0</text:p>
          </table:table-cell>
          <table:table-cell table:formula="of:=IF((([.D56] = 1)   AND   ([.D57] = 0))   OR   (([.D56] = 0)   AND   ([.D57] = 1));1;0)" office:value-type="float" office:value="0" calcext:value-type="float">
            <text:p>0</text:p>
          </table:table-cell>
          <table:table-cell table:formula="of:=IF((([.E56] = 1)   AND   ([.E57] = 0))   OR   (([.E56] = 0)   AND   ([.E57] = 1));1;0)" office:value-type="float" office:value="0" calcext:value-type="float">
            <text:p>0</text:p>
          </table:table-cell>
          <table:table-cell table:formula="of:=IF((([.F56] = 1)   AND   ([.F57] = 0))   OR   (([.F56] = 0)   AND   ([.F57] = 1));1;0)" office:value-type="float" office:value="0" calcext:value-type="float">
            <text:p>0</text:p>
          </table:table-cell>
          <table:table-cell table:formula="of:=IF((([.G56] = 1)   AND   ([.G57] = 0))   OR   (([.G56] = 0)   AND   ([.G57] = 1));1;0)" office:value-type="float" office:value="0" calcext:value-type="float">
            <text:p>0</text:p>
          </table:table-cell>
          <table:table-cell table:formula="of:=IF((([.H56] = 1)   AND   ([.H57] = 0))   OR   (([.H56] = 0)   AND   ([.H57] = 1));1;0)" office:value-type="float" office:value="0" calcext:value-type="float">
            <text:p>0</text:p>
          </table:table-cell>
          <table:table-cell table:formula="of:=IF((([.I56] = 1)   AND   ([.I57] = 0))   OR   (([.I56] = 0)   AND   ([.I57] = 1));1;0)" office:value-type="float" office:value="0" calcext:value-type="float">
            <text:p>0</text:p>
          </table:table-cell>
          <table:table-cell table:formula="of:=IF((([.J56] = 1)   AND   ([.J57] = 0))   OR   (([.J56] = 0)   AND   ([.J57] = 1));1;0)" office:value-type="float" office:value="0" calcext:value-type="float">
            <text:p>0</text:p>
          </table:table-cell>
          <table:table-cell table:formula="of:=IF((([.K56] = 1)   AND   ([.K57] = 0))   OR   (([.K56] = 0)   AND   ([.K57] = 1));1;0)" office:value-type="float" office:value="0" calcext:value-type="float">
            <text:p>0</text:p>
          </table:table-cell>
          <table:table-cell table:formula="of:=IF((([.L56] = 1)   AND   ([.L57] = 0))   OR   (([.L56] = 0)   AND   ([.L57] = 1));1;0)" office:value-type="float" office:value="0" calcext:value-type="float">
            <text:p>0</text:p>
          </table:table-cell>
          <table:table-cell table:formula="of:=IF((([.M56] = 1)   AND   ([.M57] = 0))   OR   (([.M56] = 0)   AND   ([.M57] = 1));1;0)" office:value-type="float" office:value="0" calcext:value-type="float">
            <text:p>0</text:p>
          </table:table-cell>
          <table:table-cell table:formula="of:=IF((([.N56] = 1)   AND   ([.N57] = 0))   OR   (([.N56] = 0)   AND   ([.N57] = 1));1;0)" office:value-type="float" office:value="0" calcext:value-type="float">
            <text:p>0</text:p>
          </table:table-cell>
          <table:table-cell table:formula="of:=IF((([.O56] = 1)   AND   ([.O57] = 0))   OR   (([.O56] = 0)   AND   ([.O57] = 1));1;0)" office:value-type="float" office:value="0" calcext:value-type="float">
            <text:p>0</text:p>
          </table:table-cell>
          <table:table-cell table:formula="of:=IF((([.P56] = 1)   AND   ([.P57] = 0))   OR   (([.P56] = 0)   AND   ([.P57] = 1));1;0)" office:value-type="float" office:value="0" calcext:value-type="float">
            <text:p>0</text:p>
          </table:table-cell>
          <table:table-cell table:formula="of:=IF((([.Q56] = 1)   AND   ([.Q57] = 0))   OR   (([.Q56] = 0)   AND   ([.Q57] = 1));1;0)" office:value-type="float" office:value="0" calcext:value-type="float">
            <text:p>0</text:p>
          </table:table-cell>
          <table:table-cell table:formula="of:=IF((([.R56] = 1)   AND   ([.R57] = 0))   OR   (([.R56] = 0)   AND   ([.R57] = 1));1;0)" office:value-type="float" office:value="0" calcext:value-type="float">
            <text:p>0</text:p>
          </table:table-cell>
          <table:table-cell table:formula="of:=IF((([.S56] = 1)   AND   ([.S57] = 0))   OR   (([.S56] = 0)   AND   ([.S57] = 1));1;0)" office:value-type="float" office:value="0" calcext:value-type="float">
            <text:p>0</text:p>
          </table:table-cell>
          <table:table-cell table:formula="of:=IF((([.T56] = 1)   AND   ([.T57] = 0))   OR   (([.T56] = 0)   AND   ([.T57] = 1));1;0)" office:value-type="float" office:value="0" calcext:value-type="float">
            <text:p>0</text:p>
          </table:table-cell>
          <table:table-cell table:formula="of:=IF((([.U56] = 1)   AND   ([.U57] = 0))   OR   (([.U56] = 0)   AND   ([.U57] = 1));1;0)" office:value-type="float" office:value="0" calcext:value-type="float">
            <text:p>0</text:p>
          </table:table-cell>
          <table:table-cell table:formula="of:=IF((([.V56] = 1)   AND   ([.V57] = 0))   OR   (([.V56] = 0)   AND   ([.V57] = 1));1;0)" office:value-type="float" office:value="0" calcext:value-type="float">
            <text:p>0</text:p>
          </table:table-cell>
          <table:table-cell table:formula="of:=IF((([.W56] = 1)   AND   ([.W57] = 0))   OR   (([.W56] = 0)   AND   ([.W57] = 1));1;0)" office:value-type="float" office:value="0" calcext:value-type="float">
            <text:p>0</text:p>
          </table:table-cell>
          <table:table-cell table:formula="of:=IF((([.X56] = 1)   AND   ([.X57] = 0))   OR   (([.X56] = 0)   AND   ([.X57] = 1));1;0)" office:value-type="float" office:value="0" calcext:value-type="float">
            <text:p>0</text:p>
          </table:table-cell>
          <table:table-cell table:formula="of:=IF((([.Y56] = 1)   AND   ([.Y57] = 0))   OR   (([.Y56] = 0)   AND   ([.Y57] = 1));1;0)" office:value-type="float" office:value="0" calcext:value-type="float">
            <text:p>0</text:p>
          </table:table-cell>
          <table:table-cell table:formula="of:=IF((([.Z56] = 1)   AND   ([.Z57] = 0))   OR   (([.Z56] = 0)   AND   ([.Z57] = 1));1;0)" office:value-type="float" office:value="0" calcext:value-type="float">
            <text:p>0</text:p>
          </table:table-cell>
          <table:table-cell table:formula="of:=IF((([.AA56] = 1)   AND   ([.AA57] = 0))   OR   (([.AA56] = 0)   AND   ([.AA57] = 1));1;0)" office:value-type="float" office:value="0" calcext:value-type="float">
            <text:p>0</text:p>
          </table:table-cell>
          <table:table-cell table:formula="of:=IF((([.AB56] = 1)   AND   ([.AB57] = 0))   OR   (([.AB56] = 0)   AND   ([.AB57] = 1));1;0)" office:value-type="float" office:value="0" calcext:value-type="float">
            <text:p>0</text:p>
          </table:table-cell>
          <table:table-cell table:formula="of:=IF((([.AC56] = 1)   AND   ([.AC57] = 0))   OR   (([.AC56] = 0)   AND   ([.AC57] = 1));1;0)" office:value-type="float" office:value="0" calcext:value-type="float">
            <text:p>0</text:p>
          </table:table-cell>
          <table:table-cell table:formula="of:=IF((([.AD56] = 1)   AND   ([.AD57] = 0))   OR   (([.AD56] = 0)   AND   ([.AD57] = 1));1;0)" office:value-type="float" office:value="0" calcext:value-type="float">
            <text:p>0</text:p>
          </table:table-cell>
          <table:table-cell table:formula="of:=IF((([.AE56] = 1)   AND   ([.AE57] = 0))   OR   (([.AE56] = 0)   AND   ([.AE57] = 1));1;0)" office:value-type="float" office:value="0" calcext:value-type="float">
            <text:p>0</text:p>
          </table:table-cell>
          <table:table-cell table:formula="of:=IF((([.AF56] = 1)   AND   ([.AF57] = 0))   OR   (([.AF56] = 0)   AND   ([.AF57] = 1));1;0)" office:value-type="float" office:value="0" calcext:value-type="float">
            <text:p>0</text:p>
          </table:table-cell>
          <table:table-cell table:formula="of:=IF((([.AG56] = 1)   AND   ([.AG57] = 0))   OR   (([.AG56] = 0)   AND   ([.AG57] = 1));1;0)" office:value-type="float" office:value="0" calcext:value-type="float">
            <text:p>0</text:p>
          </table:table-cell>
          <table:table-cell table:formula="of:=IF((([.AH56] = 1)   AND   ([.AH57] = 0))   OR   (([.AH56] = 0)   AND   ([.AH57] = 1));1;0)" office:value-type="float" office:value="0" calcext:value-type="float">
            <text:p>0</text:p>
          </table:table-cell>
          <table:table-cell table:formula="of:=IF((([.AI56] = 1)   AND   ([.AI57] = 0))   OR   (([.AI56] = 0)   AND   ([.AI57] = 1));1;0)" office:value-type="float" office:value="0" calcext:value-type="float">
            <text:p>0</text:p>
          </table:table-cell>
          <table:table-cell table:formula="of:=IF((([.AJ56] = 1)   AND   ([.AJ57] = 0))   OR   (([.AJ56] = 0)   AND   ([.AJ57] = 1));1;0)" office:value-type="float" office:value="0" calcext:value-type="float">
            <text:p>0</text:p>
          </table:table-cell>
          <table:table-cell table:formula="of:=IF((([.AK56] = 1)   AND   ([.AK57] = 0))   OR   (([.AK56] = 0)   AND   ([.AK57] = 1));1;0)" office:value-type="float" office:value="0" calcext:value-type="float">
            <text:p>0</text:p>
          </table:table-cell>
          <table:table-cell table:formula="of:=IF((([.AL56] = 1)   AND   ([.AL57] = 0))   OR   (([.AL56] = 0)   AND   ([.AL57] = 1));1;0)" office:value-type="float" office:value="0" calcext:value-type="float">
            <text:p>0</text:p>
          </table:table-cell>
          <table:table-cell table:formula="of:=IF((([.AM56] = 1)   AND   ([.AM57] = 0))   OR   (([.AM56] = 0)   AND   ([.AM57] = 1));1;0)" office:value-type="float" office:value="0" calcext:value-type="float">
            <text:p>0</text:p>
          </table:table-cell>
          <table:table-cell table:formula="of:=IF((([.AN56] = 1)   AND   ([.AN57] = 0))   OR   (([.AN56] = 0)   AND   ([.AN57] = 1));1;0)" office:value-type="float" office:value="0" calcext:value-type="float">
            <text:p>0</text:p>
          </table:table-cell>
          <table:table-cell table:formula="of:=IF((([.AO56] = 1)   AND   ([.AO57] = 0))   OR   (([.AO56] = 0)   AND   ([.AO57] = 1));1;0)" office:value-type="float" office:value="0" calcext:value-type="float">
            <text:p>0</text:p>
          </table:table-cell>
          <table:table-cell table:formula="of:=IF((([.AP56] = 1)   AND   ([.AP57] = 0))   OR   (([.AP56] = 0)   AND   ([.AP57] = 1));1;0)" office:value-type="float" office:value="0" calcext:value-type="float">
            <text:p>0</text:p>
          </table:table-cell>
          <table:table-cell table:formula="of:=IF((([.AQ56] = 1)   AND   ([.AQ57] = 0))   OR   (([.AQ56] = 0)   AND   ([.AQ57] = 1));1;0)" office:value-type="float" office:value="0" calcext:value-type="float">
            <text:p>0</text:p>
          </table:table-cell>
          <table:table-cell table:formula="of:=IF((([.AR56] = 1)   AND   ([.AR57] = 0))   OR   (([.AR56] = 0)   AND   ([.AR57] = 1));1;0)" office:value-type="float" office:value="0" calcext:value-type="float">
            <text:p>0</text:p>
          </table:table-cell>
          <table:table-cell table:formula="of:=IF((([.AS56] = 1)   AND   ([.AS57] = 0))   OR   (([.AS56] = 0)   AND   ([.AS57] = 1));1;0)" office:value-type="float" office:value="0" calcext:value-type="float">
            <text:p>0</text:p>
          </table:table-cell>
          <table:table-cell table:formula="of:=IF((([.AT56] = 1)   AND   ([.AT57] = 0))   OR   (([.AT56] = 0)   AND   ([.AT57] = 1));1;0)" office:value-type="float" office:value="0" calcext:value-type="float">
            <text:p>0</text:p>
          </table:table-cell>
          <table:table-cell table:formula="of:=IF((([.AU56] = 1)   AND   ([.AU57] = 0))   OR   (([.AU56] = 0)   AND   ([.AU57] = 1));1;0)" office:value-type="float" office:value="0" calcext:value-type="float">
            <text:p>0</text:p>
          </table:table-cell>
          <table:table-cell table:formula="of:=IF((([.AV56] = 1)   AND   ([.AV57] = 0))   OR   (([.AV56] = 0)   AND   ([.AV57] = 1));1;0)" office:value-type="float" office:value="0" calcext:value-type="float">
            <text:p>0</text:p>
          </table:table-cell>
          <table:table-cell table:formula="of:=IF((([.AW56] = 1)   AND   ([.AW57] = 0))   OR   (([.AW56] = 0)   AND   ([.AW57] = 1));1;0)" office:value-type="float" office:value="0" calcext:value-type="float">
            <text:p>0</text:p>
          </table:table-cell>
          <table:table-cell table:formula="of:=IF((([.AX56] = 1)   AND   ([.AX57] = 0))   OR   (([.AX56] = 0)   AND   ([.AX57] = 1));1;0)" office:value-type="float" office:value="0" calcext:value-type="float">
            <text:p>0</text:p>
          </table:table-cell>
          <table:table-cell table:formula="of:=IF((([.AY56] = 1)   AND   ([.AY57] = 0))   OR   (([.AY56] = 0)   AND   ([.AY57] = 1));1;0)" office:value-type="float" office:value="0" calcext:value-type="float">
            <text:p>0</text:p>
          </table:table-cell>
          <table:table-cell table:formula="of:=IF((([.AZ56] = 1)   AND   ([.AZ57] = 0))   OR   (([.AZ56] = 0)   AND   ([.AZ57] = 1));1;0)" office:value-type="float" office:value="0" calcext:value-type="float">
            <text:p>0</text:p>
          </table:table-cell>
          <table:table-cell table:formula="of:=IF((([.BA56] = 1)   AND   ([.BA57] = 0))   OR   (([.BA56] = 0)   AND   ([.BA57] = 1));1;0)" office:value-type="float" office:value="0" calcext:value-type="float">
            <text:p>0</text:p>
          </table:table-cell>
          <table:table-cell table:formula="of:=IF((([.BB56] = 1)   AND   ([.BB57] = 0))   OR   (([.BB56] = 0)   AND   ([.BB57] = 1));1;0)" office:value-type="float" office:value="0" calcext:value-type="float">
            <text:p>0</text:p>
          </table:table-cell>
          <table:table-cell table:formula="of:=IF((([.BC56] = 1)   AND   ([.BC57] = 0))   OR   (([.BC56] = 0)   AND   ([.BC57] = 1));1;0)" office:value-type="float" office:value="0" calcext:value-type="float">
            <text:p>0</text:p>
          </table:table-cell>
          <table:table-cell table:formula="of:=IF((([.BD56] = 1)   AND   ([.BD57] = 0))   OR   (([.BD56] = 0)   AND   ([.BD57] = 1));1;0)" office:value-type="float" office:value="0" calcext:value-type="float">
            <text:p>0</text:p>
          </table:table-cell>
          <table:table-cell table:formula="of:=IF((([.BE56] = 1)   AND   ([.BE57] = 0))   OR   (([.BE56] = 0)   AND   ([.BE57] = 1));1;0)" office:value-type="float" office:value="1" calcext:value-type="float">
            <text:p>1</text:p>
          </table:table-cell>
          <table:table-cell table:formula="of:=IF((([.BF56] = 1)   AND   ([.BF57] = 0))   OR   (([.BF56] = 0)   AND   ([.BF57] = 1));1;0)" office:value-type="float" office:value="0" calcext:value-type="float">
            <text:p>0</text:p>
          </table:table-cell>
          <table:table-cell table:formula="of:=IF((([.BG56] = 1)   AND   ([.BG57] = 0))   OR   (([.BG56] = 0)   AND   ([.BG57] = 1));1;0)" office:value-type="float" office:value="0" calcext:value-type="float">
            <text:p>0</text:p>
          </table:table-cell>
          <table:table-cell table:formula="of:=IF((([.BH56] = 1)   AND   ([.BH57] = 0))   OR   (([.BH56] = 0)   AND   ([.BH57] = 1));1;0)" office:value-type="float" office:value="0" calcext:value-type="float">
            <text:p>0</text:p>
          </table:table-cell>
          <table:table-cell table:formula="of:=IF((([.BI56] = 1)   AND   ([.BI57] = 0))   OR   (([.BI56] = 0)   AND   ([.BI57] = 1));1;0)" office:value-type="float" office:value="0" calcext:value-type="float">
            <text:p>0</text:p>
          </table:table-cell>
          <table:table-cell table:formula="of:=IF((([.BJ56] = 1)   AND   ([.BJ57] = 0))   OR   (([.BJ56] = 0)   AND   ([.BJ57] = 1));1;0)" office:value-type="float" office:value="0" calcext:value-type="float">
            <text:p>0</text:p>
          </table:table-cell>
          <table:table-cell table:formula="of:=IF((([.BK56] = 1)   AND   ([.BK57] = 0))   OR   (([.BK56] = 0)   AND   ([.BK57] = 1));1;0)" office:value-type="float" office:value="0" calcext:value-type="float">
            <text:p>0</text:p>
          </table:table-cell>
          <table:table-cell table:formula="of:=IF((([.BL56] = 1)   AND   ([.BL57] = 0))   OR   (([.BL56] = 0)   AND   ([.BL57] = 1));1;0)" office:value-type="float" office:value="0" calcext:value-type="float">
            <text:p>0</text:p>
          </table:table-cell>
          <table:table-cell table:formula="of:=IF((([.BM56] = 1)   AND   ([.BM57] = 0))   OR   (([.BM56] = 0)   AND   ([.BM57] = 1));1;0)" office:value-type="float" office:value="1" calcext:value-type="float">
            <text:p>1</text:p>
          </table:table-cell>
          <table:table-cell table:formula="of:=IF((([.BN56] = 1)   AND   ([.BN57] = 0))   OR   (([.BN56] = 0)   AND   ([.BN57] = 1));1;0)" office:value-type="float" office:value="0" calcext:value-type="float">
            <text:p>0</text:p>
          </table:table-cell>
          <table:table-cell table:formula="of:=IF((([.BO56] = 1)   AND   ([.BO57] = 0))   OR   (([.BO56] = 0)   AND   ([.BO57] = 1));1;0)" office:value-type="float" office:value="0" calcext:value-type="float">
            <text:p>0</text:p>
          </table:table-cell>
          <table:table-cell table:formula="of:=IF((([.BP56] = 1)   AND   ([.BP57] = 0))   OR   (([.BP56] = 0)   AND   ([.BP57] = 1));1;0)" office:value-type="float" office:value="0" calcext:value-type="float">
            <text:p>0</text:p>
          </table:table-cell>
          <table:table-cell table:formula="of:=IF((([.BQ56] = 1)   AND   ([.BQ57] = 0))   OR   (([.BQ56] = 0)   AND   ([.BQ57] = 1));1;0)" office:value-type="float" office:value="0" calcext:value-type="float">
            <text:p>0</text:p>
          </table:table-cell>
          <table:table-cell table:formula="of:=IF((([.BR56] = 1)   AND   ([.BR57] = 0))   OR   (([.BR56] = 0)   AND   ([.BR57] = 1));1;0)" office:value-type="float" office:value="0" calcext:value-type="float">
            <text:p>0</text:p>
          </table:table-cell>
          <table:table-cell table:formula="of:=IF((([.BS56] = 1)   AND   ([.BS57] = 0))   OR   (([.BS56] = 0)   AND   ([.BS57] = 1));1;0)" office:value-type="float" office:value="0" calcext:value-type="float">
            <text:p>0</text:p>
          </table:table-cell>
          <table:table-cell table:formula="of:=IF((([.BT56] = 1)   AND   ([.BT57] = 0))   OR   (([.BT56] = 0)   AND   ([.BT57] = 1));1;0)" office:value-type="float" office:value="0" calcext:value-type="float">
            <text:p>0</text:p>
          </table:table-cell>
          <table:table-cell table:formula="of:=IF((([.BU56] = 1)   AND   ([.BU57] = 0))   OR   (([.BU56] = 0)   AND   ([.BU57] = 1));1;0)" office:value-type="float" office:value="0" calcext:value-type="float">
            <text:p>0</text:p>
          </table:table-cell>
          <table:table-cell/>
          <table:table-cell table:formula="of:=SUM([.A57:.BW57])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947"/>
        </table:table-row>
        <table:table-row table:style-name="ro1">
          <table:table-cell/>
          <table:table-cell table:formula="of:=IF((([.A57] = 1)   AND   ([.A58] = 0))   OR   (([.A57] = 0)   AND   ([.A58] = 1));1;0)" office:value-type="float" office:value="0" calcext:value-type="float">
            <text:p>0</text:p>
          </table:table-cell>
          <table:table-cell table:formula="of:=IF((([.B57] = 1)   AND   ([.B58] = 0))   OR   (([.B57] = 0)   AND   ([.B58] = 1));1;0)" office:value-type="float" office:value="0" calcext:value-type="float">
            <text:p>0</text:p>
          </table:table-cell>
          <table:table-cell table:formula="of:=IF((([.C57] = 1)   AND   ([.C58] = 0))   OR   (([.C57] = 0)   AND   ([.C58] = 1));1;0)" office:value-type="float" office:value="0" calcext:value-type="float">
            <text:p>0</text:p>
          </table:table-cell>
          <table:table-cell table:formula="of:=IF((([.D57] = 1)   AND   ([.D58] = 0))   OR   (([.D57] = 0)   AND   ([.D58] = 1));1;0)" office:value-type="float" office:value="0" calcext:value-type="float">
            <text:p>0</text:p>
          </table:table-cell>
          <table:table-cell table:formula="of:=IF((([.E57] = 1)   AND   ([.E58] = 0))   OR   (([.E57] = 0)   AND   ([.E58] = 1));1;0)" office:value-type="float" office:value="0" calcext:value-type="float">
            <text:p>0</text:p>
          </table:table-cell>
          <table:table-cell table:formula="of:=IF((([.F57] = 1)   AND   ([.F58] = 0))   OR   (([.F57] = 0)   AND   ([.F58] = 1));1;0)" office:value-type="float" office:value="0" calcext:value-type="float">
            <text:p>0</text:p>
          </table:table-cell>
          <table:table-cell table:formula="of:=IF((([.G57] = 1)   AND   ([.G58] = 0))   OR   (([.G57] = 0)   AND   ([.G58] = 1));1;0)" office:value-type="float" office:value="0" calcext:value-type="float">
            <text:p>0</text:p>
          </table:table-cell>
          <table:table-cell table:formula="of:=IF((([.H57] = 1)   AND   ([.H58] = 0))   OR   (([.H57] = 0)   AND   ([.H58] = 1));1;0)" office:value-type="float" office:value="0" calcext:value-type="float">
            <text:p>0</text:p>
          </table:table-cell>
          <table:table-cell table:formula="of:=IF((([.I57] = 1)   AND   ([.I58] = 0))   OR   (([.I57] = 0)   AND   ([.I58] = 1));1;0)" office:value-type="float" office:value="0" calcext:value-type="float">
            <text:p>0</text:p>
          </table:table-cell>
          <table:table-cell table:formula="of:=IF((([.J57] = 1)   AND   ([.J58] = 0))   OR   (([.J57] = 0)   AND   ([.J58] = 1));1;0)" office:value-type="float" office:value="0" calcext:value-type="float">
            <text:p>0</text:p>
          </table:table-cell>
          <table:table-cell table:formula="of:=IF((([.K57] = 1)   AND   ([.K58] = 0))   OR   (([.K57] = 0)   AND   ([.K58] = 1));1;0)" office:value-type="float" office:value="0" calcext:value-type="float">
            <text:p>0</text:p>
          </table:table-cell>
          <table:table-cell table:formula="of:=IF((([.L57] = 1)   AND   ([.L58] = 0))   OR   (([.L57] = 0)   AND   ([.L58] = 1));1;0)" office:value-type="float" office:value="0" calcext:value-type="float">
            <text:p>0</text:p>
          </table:table-cell>
          <table:table-cell table:formula="of:=IF((([.M57] = 1)   AND   ([.M58] = 0))   OR   (([.M57] = 0)   AND   ([.M58] = 1));1;0)" office:value-type="float" office:value="0" calcext:value-type="float">
            <text:p>0</text:p>
          </table:table-cell>
          <table:table-cell table:formula="of:=IF((([.N57] = 1)   AND   ([.N58] = 0))   OR   (([.N57] = 0)   AND   ([.N58] = 1));1;0)" office:value-type="float" office:value="0" calcext:value-type="float">
            <text:p>0</text:p>
          </table:table-cell>
          <table:table-cell table:formula="of:=IF((([.O57] = 1)   AND   ([.O58] = 0))   OR   (([.O57] = 0)   AND   ([.O58] = 1));1;0)" office:value-type="float" office:value="0" calcext:value-type="float">
            <text:p>0</text:p>
          </table:table-cell>
          <table:table-cell table:formula="of:=IF((([.P57] = 1)   AND   ([.P58] = 0))   OR   (([.P57] = 0)   AND   ([.P58] = 1));1;0)" office:value-type="float" office:value="0" calcext:value-type="float">
            <text:p>0</text:p>
          </table:table-cell>
          <table:table-cell table:formula="of:=IF((([.Q57] = 1)   AND   ([.Q58] = 0))   OR   (([.Q57] = 0)   AND   ([.Q58] = 1));1;0)" office:value-type="float" office:value="0" calcext:value-type="float">
            <text:p>0</text:p>
          </table:table-cell>
          <table:table-cell table:formula="of:=IF((([.R57] = 1)   AND   ([.R58] = 0))   OR   (([.R57] = 0)   AND   ([.R58] = 1));1;0)" office:value-type="float" office:value="0" calcext:value-type="float">
            <text:p>0</text:p>
          </table:table-cell>
          <table:table-cell table:formula="of:=IF((([.S57] = 1)   AND   ([.S58] = 0))   OR   (([.S57] = 0)   AND   ([.S58] = 1));1;0)" office:value-type="float" office:value="0" calcext:value-type="float">
            <text:p>0</text:p>
          </table:table-cell>
          <table:table-cell table:formula="of:=IF((([.T57] = 1)   AND   ([.T58] = 0))   OR   (([.T57] = 0)   AND   ([.T58] = 1));1;0)" office:value-type="float" office:value="0" calcext:value-type="float">
            <text:p>0</text:p>
          </table:table-cell>
          <table:table-cell table:formula="of:=IF((([.U57] = 1)   AND   ([.U58] = 0))   OR   (([.U57] = 0)   AND   ([.U58] = 1));1;0)" office:value-type="float" office:value="0" calcext:value-type="float">
            <text:p>0</text:p>
          </table:table-cell>
          <table:table-cell table:formula="of:=IF((([.V57] = 1)   AND   ([.V58] = 0))   OR   (([.V57] = 0)   AND   ([.V58] = 1));1;0)" office:value-type="float" office:value="0" calcext:value-type="float">
            <text:p>0</text:p>
          </table:table-cell>
          <table:table-cell table:formula="of:=IF((([.W57] = 1)   AND   ([.W58] = 0))   OR   (([.W57] = 0)   AND   ([.W58] = 1));1;0)" office:value-type="float" office:value="0" calcext:value-type="float">
            <text:p>0</text:p>
          </table:table-cell>
          <table:table-cell table:formula="of:=IF((([.X57] = 1)   AND   ([.X58] = 0))   OR   (([.X57] = 0)   AND   ([.X58] = 1));1;0)" office:value-type="float" office:value="0" calcext:value-type="float">
            <text:p>0</text:p>
          </table:table-cell>
          <table:table-cell table:formula="of:=IF((([.Y57] = 1)   AND   ([.Y58] = 0))   OR   (([.Y57] = 0)   AND   ([.Y58] = 1));1;0)" office:value-type="float" office:value="0" calcext:value-type="float">
            <text:p>0</text:p>
          </table:table-cell>
          <table:table-cell table:formula="of:=IF((([.Z57] = 1)   AND   ([.Z58] = 0))   OR   (([.Z57] = 0)   AND   ([.Z58] = 1));1;0)" office:value-type="float" office:value="0" calcext:value-type="float">
            <text:p>0</text:p>
          </table:table-cell>
          <table:table-cell table:formula="of:=IF((([.AA57] = 1)   AND   ([.AA58] = 0))   OR   (([.AA57] = 0)   AND   ([.AA58] = 1));1;0)" office:value-type="float" office:value="0" calcext:value-type="float">
            <text:p>0</text:p>
          </table:table-cell>
          <table:table-cell table:formula="of:=IF((([.AB57] = 1)   AND   ([.AB58] = 0))   OR   (([.AB57] = 0)   AND   ([.AB58] = 1));1;0)" office:value-type="float" office:value="0" calcext:value-type="float">
            <text:p>0</text:p>
          </table:table-cell>
          <table:table-cell table:formula="of:=IF((([.AC57] = 1)   AND   ([.AC58] = 0))   OR   (([.AC57] = 0)   AND   ([.AC58] = 1));1;0)" office:value-type="float" office:value="0" calcext:value-type="float">
            <text:p>0</text:p>
          </table:table-cell>
          <table:table-cell table:formula="of:=IF((([.AD57] = 1)   AND   ([.AD58] = 0))   OR   (([.AD57] = 0)   AND   ([.AD58] = 1));1;0)" office:value-type="float" office:value="0" calcext:value-type="float">
            <text:p>0</text:p>
          </table:table-cell>
          <table:table-cell table:formula="of:=IF((([.AE57] = 1)   AND   ([.AE58] = 0))   OR   (([.AE57] = 0)   AND   ([.AE58] = 1));1;0)" office:value-type="float" office:value="0" calcext:value-type="float">
            <text:p>0</text:p>
          </table:table-cell>
          <table:table-cell table:formula="of:=IF((([.AF57] = 1)   AND   ([.AF58] = 0))   OR   (([.AF57] = 0)   AND   ([.AF58] = 1));1;0)" office:value-type="float" office:value="0" calcext:value-type="float">
            <text:p>0</text:p>
          </table:table-cell>
          <table:table-cell table:formula="of:=IF((([.AG57] = 1)   AND   ([.AG58] = 0))   OR   (([.AG57] = 0)   AND   ([.AG58] = 1));1;0)" office:value-type="float" office:value="0" calcext:value-type="float">
            <text:p>0</text:p>
          </table:table-cell>
          <table:table-cell table:formula="of:=IF((([.AH57] = 1)   AND   ([.AH58] = 0))   OR   (([.AH57] = 0)   AND   ([.AH58] = 1));1;0)" office:value-type="float" office:value="0" calcext:value-type="float">
            <text:p>0</text:p>
          </table:table-cell>
          <table:table-cell table:formula="of:=IF((([.AI57] = 1)   AND   ([.AI58] = 0))   OR   (([.AI57] = 0)   AND   ([.AI58] = 1));1;0)" office:value-type="float" office:value="0" calcext:value-type="float">
            <text:p>0</text:p>
          </table:table-cell>
          <table:table-cell table:formula="of:=IF((([.AJ57] = 1)   AND   ([.AJ58] = 0))   OR   (([.AJ57] = 0)   AND   ([.AJ58] = 1));1;0)" office:value-type="float" office:value="0" calcext:value-type="float">
            <text:p>0</text:p>
          </table:table-cell>
          <table:table-cell table:formula="of:=IF((([.AK57] = 1)   AND   ([.AK58] = 0))   OR   (([.AK57] = 0)   AND   ([.AK58] = 1));1;0)" office:value-type="float" office:value="0" calcext:value-type="float">
            <text:p>0</text:p>
          </table:table-cell>
          <table:table-cell table:formula="of:=IF((([.AL57] = 1)   AND   ([.AL58] = 0))   OR   (([.AL57] = 0)   AND   ([.AL58] = 1));1;0)" office:value-type="float" office:value="0" calcext:value-type="float">
            <text:p>0</text:p>
          </table:table-cell>
          <table:table-cell table:formula="of:=IF((([.AM57] = 1)   AND   ([.AM58] = 0))   OR   (([.AM57] = 0)   AND   ([.AM58] = 1));1;0)" office:value-type="float" office:value="0" calcext:value-type="float">
            <text:p>0</text:p>
          </table:table-cell>
          <table:table-cell table:formula="of:=IF((([.AN57] = 1)   AND   ([.AN58] = 0))   OR   (([.AN57] = 0)   AND   ([.AN58] = 1));1;0)" office:value-type="float" office:value="0" calcext:value-type="float">
            <text:p>0</text:p>
          </table:table-cell>
          <table:table-cell table:formula="of:=IF((([.AO57] = 1)   AND   ([.AO58] = 0))   OR   (([.AO57] = 0)   AND   ([.AO58] = 1));1;0)" office:value-type="float" office:value="0" calcext:value-type="float">
            <text:p>0</text:p>
          </table:table-cell>
          <table:table-cell table:formula="of:=IF((([.AP57] = 1)   AND   ([.AP58] = 0))   OR   (([.AP57] = 0)   AND   ([.AP58] = 1));1;0)" office:value-type="float" office:value="0" calcext:value-type="float">
            <text:p>0</text:p>
          </table:table-cell>
          <table:table-cell table:formula="of:=IF((([.AQ57] = 1)   AND   ([.AQ58] = 0))   OR   (([.AQ57] = 0)   AND   ([.AQ58] = 1));1;0)" office:value-type="float" office:value="0" calcext:value-type="float">
            <text:p>0</text:p>
          </table:table-cell>
          <table:table-cell table:formula="of:=IF((([.AR57] = 1)   AND   ([.AR58] = 0))   OR   (([.AR57] = 0)   AND   ([.AR58] = 1));1;0)" office:value-type="float" office:value="0" calcext:value-type="float">
            <text:p>0</text:p>
          </table:table-cell>
          <table:table-cell table:formula="of:=IF((([.AS57] = 1)   AND   ([.AS58] = 0))   OR   (([.AS57] = 0)   AND   ([.AS58] = 1));1;0)" office:value-type="float" office:value="0" calcext:value-type="float">
            <text:p>0</text:p>
          </table:table-cell>
          <table:table-cell table:formula="of:=IF((([.AT57] = 1)   AND   ([.AT58] = 0))   OR   (([.AT57] = 0)   AND   ([.AT58] = 1));1;0)" office:value-type="float" office:value="0" calcext:value-type="float">
            <text:p>0</text:p>
          </table:table-cell>
          <table:table-cell table:formula="of:=IF((([.AU57] = 1)   AND   ([.AU58] = 0))   OR   (([.AU57] = 0)   AND   ([.AU58] = 1));1;0)" office:value-type="float" office:value="0" calcext:value-type="float">
            <text:p>0</text:p>
          </table:table-cell>
          <table:table-cell table:formula="of:=IF((([.AV57] = 1)   AND   ([.AV58] = 0))   OR   (([.AV57] = 0)   AND   ([.AV58] = 1));1;0)" office:value-type="float" office:value="0" calcext:value-type="float">
            <text:p>0</text:p>
          </table:table-cell>
          <table:table-cell table:formula="of:=IF((([.AW57] = 1)   AND   ([.AW58] = 0))   OR   (([.AW57] = 0)   AND   ([.AW58] = 1));1;0)" office:value-type="float" office:value="0" calcext:value-type="float">
            <text:p>0</text:p>
          </table:table-cell>
          <table:table-cell table:formula="of:=IF((([.AX57] = 1)   AND   ([.AX58] = 0))   OR   (([.AX57] = 0)   AND   ([.AX58] = 1));1;0)" office:value-type="float" office:value="0" calcext:value-type="float">
            <text:p>0</text:p>
          </table:table-cell>
          <table:table-cell table:formula="of:=IF((([.AY57] = 1)   AND   ([.AY58] = 0))   OR   (([.AY57] = 0)   AND   ([.AY58] = 1));1;0)" office:value-type="float" office:value="0" calcext:value-type="float">
            <text:p>0</text:p>
          </table:table-cell>
          <table:table-cell table:formula="of:=IF((([.AZ57] = 1)   AND   ([.AZ58] = 0))   OR   (([.AZ57] = 0)   AND   ([.AZ58] = 1));1;0)" office:value-type="float" office:value="0" calcext:value-type="float">
            <text:p>0</text:p>
          </table:table-cell>
          <table:table-cell table:formula="of:=IF((([.BA57] = 1)   AND   ([.BA58] = 0))   OR   (([.BA57] = 0)   AND   ([.BA58] = 1));1;0)" office:value-type="float" office:value="0" calcext:value-type="float">
            <text:p>0</text:p>
          </table:table-cell>
          <table:table-cell table:formula="of:=IF((([.BB57] = 1)   AND   ([.BB58] = 0))   OR   (([.BB57] = 0)   AND   ([.BB58] = 1));1;0)" office:value-type="float" office:value="0" calcext:value-type="float">
            <text:p>0</text:p>
          </table:table-cell>
          <table:table-cell table:formula="of:=IF((([.BC57] = 1)   AND   ([.BC58] = 0))   OR   (([.BC57] = 0)   AND   ([.BC58] = 1));1;0)" office:value-type="float" office:value="0" calcext:value-type="float">
            <text:p>0</text:p>
          </table:table-cell>
          <table:table-cell table:formula="of:=IF((([.BD57] = 1)   AND   ([.BD58] = 0))   OR   (([.BD57] = 0)   AND   ([.BD58] = 1));1;0)" office:value-type="float" office:value="0" calcext:value-type="float">
            <text:p>0</text:p>
          </table:table-cell>
          <table:table-cell table:formula="of:=IF((([.BE57] = 1)   AND   ([.BE58] = 0))   OR   (([.BE57] = 0)   AND   ([.BE58] = 1));1;0)" office:value-type="float" office:value="0" calcext:value-type="float">
            <text:p>0</text:p>
          </table:table-cell>
          <table:table-cell table:formula="of:=IF((([.BF57] = 1)   AND   ([.BF58] = 0))   OR   (([.BF57] = 0)   AND   ([.BF58] = 1));1;0)" office:value-type="float" office:value="1" calcext:value-type="float">
            <text:p>1</text:p>
          </table:table-cell>
          <table:table-cell table:formula="of:=IF((([.BG57] = 1)   AND   ([.BG58] = 0))   OR   (([.BG57] = 0)   AND   ([.BG58] = 1));1;0)" office:value-type="float" office:value="1" calcext:value-type="float">
            <text:p>1</text:p>
          </table:table-cell>
          <table:table-cell table:formula="of:=IF((([.BH57] = 1)   AND   ([.BH58] = 0))   OR   (([.BH57] = 0)   AND   ([.BH58] = 1));1;0)" office:value-type="float" office:value="1" calcext:value-type="float">
            <text:p>1</text:p>
          </table:table-cell>
          <table:table-cell table:formula="of:=IF((([.BI57] = 1)   AND   ([.BI58] = 0))   OR   (([.BI57] = 0)   AND   ([.BI58] = 1));1;0)" office:value-type="float" office:value="1" calcext:value-type="float">
            <text:p>1</text:p>
          </table:table-cell>
          <table:table-cell table:formula="of:=IF((([.BJ57] = 1)   AND   ([.BJ58] = 0))   OR   (([.BJ57] = 0)   AND   ([.BJ58] = 1));1;0)" office:value-type="float" office:value="1" calcext:value-type="float">
            <text:p>1</text:p>
          </table:table-cell>
          <table:table-cell table:formula="of:=IF((([.BK57] = 1)   AND   ([.BK58] = 0))   OR   (([.BK57] = 0)   AND   ([.BK58] = 1));1;0)" office:value-type="float" office:value="1" calcext:value-type="float">
            <text:p>1</text:p>
          </table:table-cell>
          <table:table-cell table:formula="of:=IF((([.BL57] = 1)   AND   ([.BL58] = 0))   OR   (([.BL57] = 0)   AND   ([.BL58] = 1));1;0)" office:value-type="float" office:value="1" calcext:value-type="float">
            <text:p>1</text:p>
          </table:table-cell>
          <table:table-cell table:formula="of:=IF((([.BM57] = 1)   AND   ([.BM58] = 0))   OR   (([.BM57] = 0)   AND   ([.BM58] = 1));1;0)" office:value-type="float" office:value="1" calcext:value-type="float">
            <text:p>1</text:p>
          </table:table-cell>
          <table:table-cell table:formula="of:=IF((([.BN57] = 1)   AND   ([.BN58] = 0))   OR   (([.BN57] = 0)   AND   ([.BN58] = 1));1;0)" office:value-type="float" office:value="0" calcext:value-type="float">
            <text:p>0</text:p>
          </table:table-cell>
          <table:table-cell table:formula="of:=IF((([.BO57] = 1)   AND   ([.BO58] = 0))   OR   (([.BO57] = 0)   AND   ([.BO58] = 1));1;0)" office:value-type="float" office:value="0" calcext:value-type="float">
            <text:p>0</text:p>
          </table:table-cell>
          <table:table-cell table:formula="of:=IF((([.BP57] = 1)   AND   ([.BP58] = 0))   OR   (([.BP57] = 0)   AND   ([.BP58] = 1));1;0)" office:value-type="float" office:value="0" calcext:value-type="float">
            <text:p>0</text:p>
          </table:table-cell>
          <table:table-cell table:formula="of:=IF((([.BQ57] = 1)   AND   ([.BQ58] = 0))   OR   (([.BQ57] = 0)   AND   ([.BQ58] = 1));1;0)" office:value-type="float" office:value="0" calcext:value-type="float">
            <text:p>0</text:p>
          </table:table-cell>
          <table:table-cell table:formula="of:=IF((([.BR57] = 1)   AND   ([.BR58] = 0))   OR   (([.BR57] = 0)   AND   ([.BR58] = 1));1;0)" office:value-type="float" office:value="0" calcext:value-type="float">
            <text:p>0</text:p>
          </table:table-cell>
          <table:table-cell table:formula="of:=IF((([.BS57] = 1)   AND   ([.BS58] = 0))   OR   (([.BS57] = 0)   AND   ([.BS58] = 1));1;0)" office:value-type="float" office:value="0" calcext:value-type="float">
            <text:p>0</text:p>
          </table:table-cell>
          <table:table-cell table:formula="of:=IF((([.BT57] = 1)   AND   ([.BT58] = 0))   OR   (([.BT57] = 0)   AND   ([.BT58] = 1));1;0)" office:value-type="float" office:value="0" calcext:value-type="float">
            <text:p>0</text:p>
          </table:table-cell>
          <table:table-cell table:formula="of:=IF((([.BU57] = 1)   AND   ([.BU58] = 0))   OR   (([.BU57] = 0)   AND   ([.BU58] = 1));1;0)" office:value-type="float" office:value="0" calcext:value-type="float">
            <text:p>0</text:p>
          </table:table-cell>
          <table:table-cell/>
          <table:table-cell table:formula="of:=SUM([.A58:.BW58])"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number-columns-repeated="947"/>
        </table:table-row>
        <table:table-row table:style-name="ro1">
          <table:table-cell/>
          <table:table-cell table:formula="of:=IF((([.A58] = 1)   AND   ([.A59] = 0))   OR   (([.A58] = 0)   AND   ([.A59] = 1));1;0)" office:value-type="float" office:value="0" calcext:value-type="float">
            <text:p>0</text:p>
          </table:table-cell>
          <table:table-cell table:formula="of:=IF((([.B58] = 1)   AND   ([.B59] = 0))   OR   (([.B58] = 0)   AND   ([.B59] = 1));1;0)" office:value-type="float" office:value="0" calcext:value-type="float">
            <text:p>0</text:p>
          </table:table-cell>
          <table:table-cell table:formula="of:=IF((([.C58] = 1)   AND   ([.C59] = 0))   OR   (([.C58] = 0)   AND   ([.C59] = 1));1;0)" office:value-type="float" office:value="0" calcext:value-type="float">
            <text:p>0</text:p>
          </table:table-cell>
          <table:table-cell table:formula="of:=IF((([.D58] = 1)   AND   ([.D59] = 0))   OR   (([.D58] = 0)   AND   ([.D59] = 1));1;0)" office:value-type="float" office:value="0" calcext:value-type="float">
            <text:p>0</text:p>
          </table:table-cell>
          <table:table-cell table:formula="of:=IF((([.E58] = 1)   AND   ([.E59] = 0))   OR   (([.E58] = 0)   AND   ([.E59] = 1));1;0)" office:value-type="float" office:value="0" calcext:value-type="float">
            <text:p>0</text:p>
          </table:table-cell>
          <table:table-cell table:formula="of:=IF((([.F58] = 1)   AND   ([.F59] = 0))   OR   (([.F58] = 0)   AND   ([.F59] = 1));1;0)" office:value-type="float" office:value="0" calcext:value-type="float">
            <text:p>0</text:p>
          </table:table-cell>
          <table:table-cell table:formula="of:=IF((([.G58] = 1)   AND   ([.G59] = 0))   OR   (([.G58] = 0)   AND   ([.G59] = 1));1;0)" office:value-type="float" office:value="0" calcext:value-type="float">
            <text:p>0</text:p>
          </table:table-cell>
          <table:table-cell table:formula="of:=IF((([.H58] = 1)   AND   ([.H59] = 0))   OR   (([.H58] = 0)   AND   ([.H59] = 1));1;0)" office:value-type="float" office:value="0" calcext:value-type="float">
            <text:p>0</text:p>
          </table:table-cell>
          <table:table-cell table:formula="of:=IF((([.I58] = 1)   AND   ([.I59] = 0))   OR   (([.I58] = 0)   AND   ([.I59] = 1));1;0)" office:value-type="float" office:value="0" calcext:value-type="float">
            <text:p>0</text:p>
          </table:table-cell>
          <table:table-cell table:formula="of:=IF((([.J58] = 1)   AND   ([.J59] = 0))   OR   (([.J58] = 0)   AND   ([.J59] = 1));1;0)" office:value-type="float" office:value="0" calcext:value-type="float">
            <text:p>0</text:p>
          </table:table-cell>
          <table:table-cell table:formula="of:=IF((([.K58] = 1)   AND   ([.K59] = 0))   OR   (([.K58] = 0)   AND   ([.K59] = 1));1;0)" office:value-type="float" office:value="0" calcext:value-type="float">
            <text:p>0</text:p>
          </table:table-cell>
          <table:table-cell table:formula="of:=IF((([.L58] = 1)   AND   ([.L59] = 0))   OR   (([.L58] = 0)   AND   ([.L59] = 1));1;0)" office:value-type="float" office:value="0" calcext:value-type="float">
            <text:p>0</text:p>
          </table:table-cell>
          <table:table-cell table:formula="of:=IF((([.M58] = 1)   AND   ([.M59] = 0))   OR   (([.M58] = 0)   AND   ([.M59] = 1));1;0)" office:value-type="float" office:value="0" calcext:value-type="float">
            <text:p>0</text:p>
          </table:table-cell>
          <table:table-cell table:formula="of:=IF((([.N58] = 1)   AND   ([.N59] = 0))   OR   (([.N58] = 0)   AND   ([.N59] = 1));1;0)" office:value-type="float" office:value="0" calcext:value-type="float">
            <text:p>0</text:p>
          </table:table-cell>
          <table:table-cell table:formula="of:=IF((([.O58] = 1)   AND   ([.O59] = 0))   OR   (([.O58] = 0)   AND   ([.O59] = 1));1;0)" office:value-type="float" office:value="0" calcext:value-type="float">
            <text:p>0</text:p>
          </table:table-cell>
          <table:table-cell table:formula="of:=IF((([.P58] = 1)   AND   ([.P59] = 0))   OR   (([.P58] = 0)   AND   ([.P59] = 1));1;0)" office:value-type="float" office:value="0" calcext:value-type="float">
            <text:p>0</text:p>
          </table:table-cell>
          <table:table-cell table:formula="of:=IF((([.Q58] = 1)   AND   ([.Q59] = 0))   OR   (([.Q58] = 0)   AND   ([.Q59] = 1));1;0)" office:value-type="float" office:value="0" calcext:value-type="float">
            <text:p>0</text:p>
          </table:table-cell>
          <table:table-cell table:formula="of:=IF((([.R58] = 1)   AND   ([.R59] = 0))   OR   (([.R58] = 0)   AND   ([.R59] = 1));1;0)" office:value-type="float" office:value="0" calcext:value-type="float">
            <text:p>0</text:p>
          </table:table-cell>
          <table:table-cell table:formula="of:=IF((([.S58] = 1)   AND   ([.S59] = 0))   OR   (([.S58] = 0)   AND   ([.S59] = 1));1;0)" office:value-type="float" office:value="0" calcext:value-type="float">
            <text:p>0</text:p>
          </table:table-cell>
          <table:table-cell table:formula="of:=IF((([.T58] = 1)   AND   ([.T59] = 0))   OR   (([.T58] = 0)   AND   ([.T59] = 1));1;0)" office:value-type="float" office:value="0" calcext:value-type="float">
            <text:p>0</text:p>
          </table:table-cell>
          <table:table-cell table:formula="of:=IF((([.U58] = 1)   AND   ([.U59] = 0))   OR   (([.U58] = 0)   AND   ([.U59] = 1));1;0)" office:value-type="float" office:value="0" calcext:value-type="float">
            <text:p>0</text:p>
          </table:table-cell>
          <table:table-cell table:formula="of:=IF((([.V58] = 1)   AND   ([.V59] = 0))   OR   (([.V58] = 0)   AND   ([.V59] = 1));1;0)" office:value-type="float" office:value="0" calcext:value-type="float">
            <text:p>0</text:p>
          </table:table-cell>
          <table:table-cell table:formula="of:=IF((([.W58] = 1)   AND   ([.W59] = 0))   OR   (([.W58] = 0)   AND   ([.W59] = 1));1;0)" office:value-type="float" office:value="0" calcext:value-type="float">
            <text:p>0</text:p>
          </table:table-cell>
          <table:table-cell table:formula="of:=IF((([.X58] = 1)   AND   ([.X59] = 0))   OR   (([.X58] = 0)   AND   ([.X59] = 1));1;0)" office:value-type="float" office:value="0" calcext:value-type="float">
            <text:p>0</text:p>
          </table:table-cell>
          <table:table-cell table:formula="of:=IF((([.Y58] = 1)   AND   ([.Y59] = 0))   OR   (([.Y58] = 0)   AND   ([.Y59] = 1));1;0)" office:value-type="float" office:value="0" calcext:value-type="float">
            <text:p>0</text:p>
          </table:table-cell>
          <table:table-cell table:formula="of:=IF((([.Z58] = 1)   AND   ([.Z59] = 0))   OR   (([.Z58] = 0)   AND   ([.Z59] = 1));1;0)" office:value-type="float" office:value="0" calcext:value-type="float">
            <text:p>0</text:p>
          </table:table-cell>
          <table:table-cell table:formula="of:=IF((([.AA58] = 1)   AND   ([.AA59] = 0))   OR   (([.AA58] = 0)   AND   ([.AA59] = 1));1;0)" office:value-type="float" office:value="0" calcext:value-type="float">
            <text:p>0</text:p>
          </table:table-cell>
          <table:table-cell table:formula="of:=IF((([.AB58] = 1)   AND   ([.AB59] = 0))   OR   (([.AB58] = 0)   AND   ([.AB59] = 1));1;0)" office:value-type="float" office:value="0" calcext:value-type="float">
            <text:p>0</text:p>
          </table:table-cell>
          <table:table-cell table:formula="of:=IF((([.AC58] = 1)   AND   ([.AC59] = 0))   OR   (([.AC58] = 0)   AND   ([.AC59] = 1));1;0)" office:value-type="float" office:value="0" calcext:value-type="float">
            <text:p>0</text:p>
          </table:table-cell>
          <table:table-cell table:formula="of:=IF((([.AD58] = 1)   AND   ([.AD59] = 0))   OR   (([.AD58] = 0)   AND   ([.AD59] = 1));1;0)" office:value-type="float" office:value="0" calcext:value-type="float">
            <text:p>0</text:p>
          </table:table-cell>
          <table:table-cell table:formula="of:=IF((([.AE58] = 1)   AND   ([.AE59] = 0))   OR   (([.AE58] = 0)   AND   ([.AE59] = 1));1;0)" office:value-type="float" office:value="0" calcext:value-type="float">
            <text:p>0</text:p>
          </table:table-cell>
          <table:table-cell table:formula="of:=IF((([.AF58] = 1)   AND   ([.AF59] = 0))   OR   (([.AF58] = 0)   AND   ([.AF59] = 1));1;0)" office:value-type="float" office:value="0" calcext:value-type="float">
            <text:p>0</text:p>
          </table:table-cell>
          <table:table-cell table:formula="of:=IF((([.AG58] = 1)   AND   ([.AG59] = 0))   OR   (([.AG58] = 0)   AND   ([.AG59] = 1));1;0)" office:value-type="float" office:value="0" calcext:value-type="float">
            <text:p>0</text:p>
          </table:table-cell>
          <table:table-cell table:formula="of:=IF((([.AH58] = 1)   AND   ([.AH59] = 0))   OR   (([.AH58] = 0)   AND   ([.AH59] = 1));1;0)" office:value-type="float" office:value="0" calcext:value-type="float">
            <text:p>0</text:p>
          </table:table-cell>
          <table:table-cell table:formula="of:=IF((([.AI58] = 1)   AND   ([.AI59] = 0))   OR   (([.AI58] = 0)   AND   ([.AI59] = 1));1;0)" office:value-type="float" office:value="0" calcext:value-type="float">
            <text:p>0</text:p>
          </table:table-cell>
          <table:table-cell table:formula="of:=IF((([.AJ58] = 1)   AND   ([.AJ59] = 0))   OR   (([.AJ58] = 0)   AND   ([.AJ59] = 1));1;0)" office:value-type="float" office:value="0" calcext:value-type="float">
            <text:p>0</text:p>
          </table:table-cell>
          <table:table-cell table:formula="of:=IF((([.AK58] = 1)   AND   ([.AK59] = 0))   OR   (([.AK58] = 0)   AND   ([.AK59] = 1));1;0)" office:value-type="float" office:value="0" calcext:value-type="float">
            <text:p>0</text:p>
          </table:table-cell>
          <table:table-cell table:formula="of:=IF((([.AL58] = 1)   AND   ([.AL59] = 0))   OR   (([.AL58] = 0)   AND   ([.AL59] = 1));1;0)" office:value-type="float" office:value="0" calcext:value-type="float">
            <text:p>0</text:p>
          </table:table-cell>
          <table:table-cell table:formula="of:=IF((([.AM58] = 1)   AND   ([.AM59] = 0))   OR   (([.AM58] = 0)   AND   ([.AM59] = 1));1;0)" office:value-type="float" office:value="0" calcext:value-type="float">
            <text:p>0</text:p>
          </table:table-cell>
          <table:table-cell table:formula="of:=IF((([.AN58] = 1)   AND   ([.AN59] = 0))   OR   (([.AN58] = 0)   AND   ([.AN59] = 1));1;0)" office:value-type="float" office:value="0" calcext:value-type="float">
            <text:p>0</text:p>
          </table:table-cell>
          <table:table-cell table:formula="of:=IF((([.AO58] = 1)   AND   ([.AO59] = 0))   OR   (([.AO58] = 0)   AND   ([.AO59] = 1));1;0)" office:value-type="float" office:value="0" calcext:value-type="float">
            <text:p>0</text:p>
          </table:table-cell>
          <table:table-cell table:formula="of:=IF((([.AP58] = 1)   AND   ([.AP59] = 0))   OR   (([.AP58] = 0)   AND   ([.AP59] = 1));1;0)" office:value-type="float" office:value="0" calcext:value-type="float">
            <text:p>0</text:p>
          </table:table-cell>
          <table:table-cell table:formula="of:=IF((([.AQ58] = 1)   AND   ([.AQ59] = 0))   OR   (([.AQ58] = 0)   AND   ([.AQ59] = 1));1;0)" office:value-type="float" office:value="0" calcext:value-type="float">
            <text:p>0</text:p>
          </table:table-cell>
          <table:table-cell table:formula="of:=IF((([.AR58] = 1)   AND   ([.AR59] = 0))   OR   (([.AR58] = 0)   AND   ([.AR59] = 1));1;0)" office:value-type="float" office:value="0" calcext:value-type="float">
            <text:p>0</text:p>
          </table:table-cell>
          <table:table-cell table:formula="of:=IF((([.AS58] = 1)   AND   ([.AS59] = 0))   OR   (([.AS58] = 0)   AND   ([.AS59] = 1));1;0)" office:value-type="float" office:value="0" calcext:value-type="float">
            <text:p>0</text:p>
          </table:table-cell>
          <table:table-cell table:formula="of:=IF((([.AT58] = 1)   AND   ([.AT59] = 0))   OR   (([.AT58] = 0)   AND   ([.AT59] = 1));1;0)" office:value-type="float" office:value="0" calcext:value-type="float">
            <text:p>0</text:p>
          </table:table-cell>
          <table:table-cell table:formula="of:=IF((([.AU58] = 1)   AND   ([.AU59] = 0))   OR   (([.AU58] = 0)   AND   ([.AU59] = 1));1;0)" office:value-type="float" office:value="0" calcext:value-type="float">
            <text:p>0</text:p>
          </table:table-cell>
          <table:table-cell table:formula="of:=IF((([.AV58] = 1)   AND   ([.AV59] = 0))   OR   (([.AV58] = 0)   AND   ([.AV59] = 1));1;0)" office:value-type="float" office:value="0" calcext:value-type="float">
            <text:p>0</text:p>
          </table:table-cell>
          <table:table-cell table:formula="of:=IF((([.AW58] = 1)   AND   ([.AW59] = 0))   OR   (([.AW58] = 0)   AND   ([.AW59] = 1));1;0)" office:value-type="float" office:value="0" calcext:value-type="float">
            <text:p>0</text:p>
          </table:table-cell>
          <table:table-cell table:formula="of:=IF((([.AX58] = 1)   AND   ([.AX59] = 0))   OR   (([.AX58] = 0)   AND   ([.AX59] = 1));1;0)" office:value-type="float" office:value="0" calcext:value-type="float">
            <text:p>0</text:p>
          </table:table-cell>
          <table:table-cell table:formula="of:=IF((([.AY58] = 1)   AND   ([.AY59] = 0))   OR   (([.AY58] = 0)   AND   ([.AY59] = 1));1;0)" office:value-type="float" office:value="0" calcext:value-type="float">
            <text:p>0</text:p>
          </table:table-cell>
          <table:table-cell table:formula="of:=IF((([.AZ58] = 1)   AND   ([.AZ59] = 0))   OR   (([.AZ58] = 0)   AND   ([.AZ59] = 1));1;0)" office:value-type="float" office:value="0" calcext:value-type="float">
            <text:p>0</text:p>
          </table:table-cell>
          <table:table-cell table:formula="of:=IF((([.BA58] = 1)   AND   ([.BA59] = 0))   OR   (([.BA58] = 0)   AND   ([.BA59] = 1));1;0)" office:value-type="float" office:value="0" calcext:value-type="float">
            <text:p>0</text:p>
          </table:table-cell>
          <table:table-cell table:formula="of:=IF((([.BB58] = 1)   AND   ([.BB59] = 0))   OR   (([.BB58] = 0)   AND   ([.BB59] = 1));1;0)" office:value-type="float" office:value="0" calcext:value-type="float">
            <text:p>0</text:p>
          </table:table-cell>
          <table:table-cell table:formula="of:=IF((([.BC58] = 1)   AND   ([.BC59] = 0))   OR   (([.BC58] = 0)   AND   ([.BC59] = 1));1;0)" office:value-type="float" office:value="0" calcext:value-type="float">
            <text:p>0</text:p>
          </table:table-cell>
          <table:table-cell table:formula="of:=IF((([.BD58] = 1)   AND   ([.BD59] = 0))   OR   (([.BD58] = 0)   AND   ([.BD59] = 1));1;0)" office:value-type="float" office:value="0" calcext:value-type="float">
            <text:p>0</text:p>
          </table:table-cell>
          <table:table-cell table:formula="of:=IF((([.BE58] = 1)   AND   ([.BE59] = 0))   OR   (([.BE58] = 0)   AND   ([.BE59] = 1));1;0)" office:value-type="float" office:value="0" calcext:value-type="float">
            <text:p>0</text:p>
          </table:table-cell>
          <table:table-cell table:formula="of:=IF((([.BF58] = 1)   AND   ([.BF59] = 0))   OR   (([.BF58] = 0)   AND   ([.BF59] = 1));1;0)" office:value-type="float" office:value="0" calcext:value-type="float">
            <text:p>0</text:p>
          </table:table-cell>
          <table:table-cell table:formula="of:=IF((([.BG58] = 1)   AND   ([.BG59] = 0))   OR   (([.BG58] = 0)   AND   ([.BG59] = 1));1;0)" office:value-type="float" office:value="1" calcext:value-type="float">
            <text:p>1</text:p>
          </table:table-cell>
          <table:table-cell table:formula="of:=IF((([.BH58] = 1)   AND   ([.BH59] = 0))   OR   (([.BH58] = 0)   AND   ([.BH59] = 1));1;0)" office:value-type="float" office:value="0" calcext:value-type="float">
            <text:p>0</text:p>
          </table:table-cell>
          <table:table-cell table:formula="of:=IF((([.BI58] = 1)   AND   ([.BI59] = 0))   OR   (([.BI58] = 0)   AND   ([.BI59] = 1));1;0)" office:value-type="float" office:value="1" calcext:value-type="float">
            <text:p>1</text:p>
          </table:table-cell>
          <table:table-cell table:formula="of:=IF((([.BJ58] = 1)   AND   ([.BJ59] = 0))   OR   (([.BJ58] = 0)   AND   ([.BJ59] = 1));1;0)" office:value-type="float" office:value="0" calcext:value-type="float">
            <text:p>0</text:p>
          </table:table-cell>
          <table:table-cell table:formula="of:=IF((([.BK58] = 1)   AND   ([.BK59] = 0))   OR   (([.BK58] = 0)   AND   ([.BK59] = 1));1;0)" office:value-type="float" office:value="1" calcext:value-type="float">
            <text:p>1</text:p>
          </table:table-cell>
          <table:table-cell table:formula="of:=IF((([.BL58] = 1)   AND   ([.BL59] = 0))   OR   (([.BL58] = 0)   AND   ([.BL59] = 1));1;0)" office:value-type="float" office:value="0" calcext:value-type="float">
            <text:p>0</text:p>
          </table:table-cell>
          <table:table-cell table:formula="of:=IF((([.BM58] = 1)   AND   ([.BM59] = 0))   OR   (([.BM58] = 0)   AND   ([.BM59] = 1));1;0)" office:value-type="float" office:value="1" calcext:value-type="float">
            <text:p>1</text:p>
          </table:table-cell>
          <table:table-cell table:formula="of:=IF((([.BN58] = 1)   AND   ([.BN59] = 0))   OR   (([.BN58] = 0)   AND   ([.BN59] = 1));1;0)" office:value-type="float" office:value="0" calcext:value-type="float">
            <text:p>0</text:p>
          </table:table-cell>
          <table:table-cell table:formula="of:=IF((([.BO58] = 1)   AND   ([.BO59] = 0))   OR   (([.BO58] = 0)   AND   ([.BO59] = 1));1;0)" office:value-type="float" office:value="0" calcext:value-type="float">
            <text:p>0</text:p>
          </table:table-cell>
          <table:table-cell table:formula="of:=IF((([.BP58] = 1)   AND   ([.BP59] = 0))   OR   (([.BP58] = 0)   AND   ([.BP59] = 1));1;0)" office:value-type="float" office:value="0" calcext:value-type="float">
            <text:p>0</text:p>
          </table:table-cell>
          <table:table-cell table:formula="of:=IF((([.BQ58] = 1)   AND   ([.BQ59] = 0))   OR   (([.BQ58] = 0)   AND   ([.BQ59] = 1));1;0)" office:value-type="float" office:value="0" calcext:value-type="float">
            <text:p>0</text:p>
          </table:table-cell>
          <table:table-cell table:formula="of:=IF((([.BR58] = 1)   AND   ([.BR59] = 0))   OR   (([.BR58] = 0)   AND   ([.BR59] = 1));1;0)" office:value-type="float" office:value="0" calcext:value-type="float">
            <text:p>0</text:p>
          </table:table-cell>
          <table:table-cell table:formula="of:=IF((([.BS58] = 1)   AND   ([.BS59] = 0))   OR   (([.BS58] = 0)   AND   ([.BS59] = 1));1;0)" office:value-type="float" office:value="0" calcext:value-type="float">
            <text:p>0</text:p>
          </table:table-cell>
          <table:table-cell table:formula="of:=IF((([.BT58] = 1)   AND   ([.BT59] = 0))   OR   (([.BT58] = 0)   AND   ([.BT59] = 1));1;0)" office:value-type="float" office:value="0" calcext:value-type="float">
            <text:p>0</text:p>
          </table:table-cell>
          <table:table-cell table:formula="of:=IF((([.BU58] = 1)   AND   ([.BU59] = 0))   OR   (([.BU58] = 0)   AND   ([.BU59] = 1));1;0)" office:value-type="float" office:value="0" calcext:value-type="float">
            <text:p>0</text:p>
          </table:table-cell>
          <table:table-cell/>
          <table:table-cell table:formula="of:=SUM([.A59:.BW59])"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947"/>
        </table:table-row>
        <table:table-row table:style-name="ro1">
          <table:table-cell/>
          <table:table-cell table:formula="of:=IF((([.A59] = 1)   AND   ([.A60] = 0))   OR   (([.A59] = 0)   AND   ([.A60] = 1));1;0)" office:value-type="float" office:value="0" calcext:value-type="float">
            <text:p>0</text:p>
          </table:table-cell>
          <table:table-cell table:formula="of:=IF((([.B59] = 1)   AND   ([.B60] = 0))   OR   (([.B59] = 0)   AND   ([.B60] = 1));1;0)" office:value-type="float" office:value="0" calcext:value-type="float">
            <text:p>0</text:p>
          </table:table-cell>
          <table:table-cell table:formula="of:=IF((([.C59] = 1)   AND   ([.C60] = 0))   OR   (([.C59] = 0)   AND   ([.C60] = 1));1;0)" office:value-type="float" office:value="0" calcext:value-type="float">
            <text:p>0</text:p>
          </table:table-cell>
          <table:table-cell table:formula="of:=IF((([.D59] = 1)   AND   ([.D60] = 0))   OR   (([.D59] = 0)   AND   ([.D60] = 1));1;0)" office:value-type="float" office:value="0" calcext:value-type="float">
            <text:p>0</text:p>
          </table:table-cell>
          <table:table-cell table:formula="of:=IF((([.E59] = 1)   AND   ([.E60] = 0))   OR   (([.E59] = 0)   AND   ([.E60] = 1));1;0)" office:value-type="float" office:value="0" calcext:value-type="float">
            <text:p>0</text:p>
          </table:table-cell>
          <table:table-cell table:formula="of:=IF((([.F59] = 1)   AND   ([.F60] = 0))   OR   (([.F59] = 0)   AND   ([.F60] = 1));1;0)" office:value-type="float" office:value="0" calcext:value-type="float">
            <text:p>0</text:p>
          </table:table-cell>
          <table:table-cell table:formula="of:=IF((([.G59] = 1)   AND   ([.G60] = 0))   OR   (([.G59] = 0)   AND   ([.G60] = 1));1;0)" office:value-type="float" office:value="0" calcext:value-type="float">
            <text:p>0</text:p>
          </table:table-cell>
          <table:table-cell table:formula="of:=IF((([.H59] = 1)   AND   ([.H60] = 0))   OR   (([.H59] = 0)   AND   ([.H60] = 1));1;0)" office:value-type="float" office:value="0" calcext:value-type="float">
            <text:p>0</text:p>
          </table:table-cell>
          <table:table-cell table:formula="of:=IF((([.I59] = 1)   AND   ([.I60] = 0))   OR   (([.I59] = 0)   AND   ([.I60] = 1));1;0)" office:value-type="float" office:value="0" calcext:value-type="float">
            <text:p>0</text:p>
          </table:table-cell>
          <table:table-cell table:formula="of:=IF((([.J59] = 1)   AND   ([.J60] = 0))   OR   (([.J59] = 0)   AND   ([.J60] = 1));1;0)" office:value-type="float" office:value="0" calcext:value-type="float">
            <text:p>0</text:p>
          </table:table-cell>
          <table:table-cell table:formula="of:=IF((([.K59] = 1)   AND   ([.K60] = 0))   OR   (([.K59] = 0)   AND   ([.K60] = 1));1;0)" office:value-type="float" office:value="0" calcext:value-type="float">
            <text:p>0</text:p>
          </table:table-cell>
          <table:table-cell table:formula="of:=IF((([.L59] = 1)   AND   ([.L60] = 0))   OR   (([.L59] = 0)   AND   ([.L60] = 1));1;0)" office:value-type="float" office:value="0" calcext:value-type="float">
            <text:p>0</text:p>
          </table:table-cell>
          <table:table-cell table:formula="of:=IF((([.M59] = 1)   AND   ([.M60] = 0))   OR   (([.M59] = 0)   AND   ([.M60] = 1));1;0)" office:value-type="float" office:value="0" calcext:value-type="float">
            <text:p>0</text:p>
          </table:table-cell>
          <table:table-cell table:formula="of:=IF((([.N59] = 1)   AND   ([.N60] = 0))   OR   (([.N59] = 0)   AND   ([.N60] = 1));1;0)" office:value-type="float" office:value="0" calcext:value-type="float">
            <text:p>0</text:p>
          </table:table-cell>
          <table:table-cell table:formula="of:=IF((([.O59] = 1)   AND   ([.O60] = 0))   OR   (([.O59] = 0)   AND   ([.O60] = 1));1;0)" office:value-type="float" office:value="0" calcext:value-type="float">
            <text:p>0</text:p>
          </table:table-cell>
          <table:table-cell table:formula="of:=IF((([.P59] = 1)   AND   ([.P60] = 0))   OR   (([.P59] = 0)   AND   ([.P60] = 1));1;0)" office:value-type="float" office:value="0" calcext:value-type="float">
            <text:p>0</text:p>
          </table:table-cell>
          <table:table-cell table:formula="of:=IF((([.Q59] = 1)   AND   ([.Q60] = 0))   OR   (([.Q59] = 0)   AND   ([.Q60] = 1));1;0)" office:value-type="float" office:value="0" calcext:value-type="float">
            <text:p>0</text:p>
          </table:table-cell>
          <table:table-cell table:formula="of:=IF((([.R59] = 1)   AND   ([.R60] = 0))   OR   (([.R59] = 0)   AND   ([.R60] = 1));1;0)" office:value-type="float" office:value="0" calcext:value-type="float">
            <text:p>0</text:p>
          </table:table-cell>
          <table:table-cell table:formula="of:=IF((([.S59] = 1)   AND   ([.S60] = 0))   OR   (([.S59] = 0)   AND   ([.S60] = 1));1;0)" office:value-type="float" office:value="0" calcext:value-type="float">
            <text:p>0</text:p>
          </table:table-cell>
          <table:table-cell table:formula="of:=IF((([.T59] = 1)   AND   ([.T60] = 0))   OR   (([.T59] = 0)   AND   ([.T60] = 1));1;0)" office:value-type="float" office:value="0" calcext:value-type="float">
            <text:p>0</text:p>
          </table:table-cell>
          <table:table-cell table:formula="of:=IF((([.U59] = 1)   AND   ([.U60] = 0))   OR   (([.U59] = 0)   AND   ([.U60] = 1));1;0)" office:value-type="float" office:value="0" calcext:value-type="float">
            <text:p>0</text:p>
          </table:table-cell>
          <table:table-cell table:formula="of:=IF((([.V59] = 1)   AND   ([.V60] = 0))   OR   (([.V59] = 0)   AND   ([.V60] = 1));1;0)" office:value-type="float" office:value="0" calcext:value-type="float">
            <text:p>0</text:p>
          </table:table-cell>
          <table:table-cell table:formula="of:=IF((([.W59] = 1)   AND   ([.W60] = 0))   OR   (([.W59] = 0)   AND   ([.W60] = 1));1;0)" office:value-type="float" office:value="0" calcext:value-type="float">
            <text:p>0</text:p>
          </table:table-cell>
          <table:table-cell table:formula="of:=IF((([.X59] = 1)   AND   ([.X60] = 0))   OR   (([.X59] = 0)   AND   ([.X60] = 1));1;0)" office:value-type="float" office:value="0" calcext:value-type="float">
            <text:p>0</text:p>
          </table:table-cell>
          <table:table-cell table:formula="of:=IF((([.Y59] = 1)   AND   ([.Y60] = 0))   OR   (([.Y59] = 0)   AND   ([.Y60] = 1));1;0)" office:value-type="float" office:value="0" calcext:value-type="float">
            <text:p>0</text:p>
          </table:table-cell>
          <table:table-cell table:formula="of:=IF((([.Z59] = 1)   AND   ([.Z60] = 0))   OR   (([.Z59] = 0)   AND   ([.Z60] = 1));1;0)" office:value-type="float" office:value="0" calcext:value-type="float">
            <text:p>0</text:p>
          </table:table-cell>
          <table:table-cell table:formula="of:=IF((([.AA59] = 1)   AND   ([.AA60] = 0))   OR   (([.AA59] = 0)   AND   ([.AA60] = 1));1;0)" office:value-type="float" office:value="0" calcext:value-type="float">
            <text:p>0</text:p>
          </table:table-cell>
          <table:table-cell table:formula="of:=IF((([.AB59] = 1)   AND   ([.AB60] = 0))   OR   (([.AB59] = 0)   AND   ([.AB60] = 1));1;0)" office:value-type="float" office:value="0" calcext:value-type="float">
            <text:p>0</text:p>
          </table:table-cell>
          <table:table-cell table:formula="of:=IF((([.AC59] = 1)   AND   ([.AC60] = 0))   OR   (([.AC59] = 0)   AND   ([.AC60] = 1));1;0)" office:value-type="float" office:value="0" calcext:value-type="float">
            <text:p>0</text:p>
          </table:table-cell>
          <table:table-cell table:formula="of:=IF((([.AD59] = 1)   AND   ([.AD60] = 0))   OR   (([.AD59] = 0)   AND   ([.AD60] = 1));1;0)" office:value-type="float" office:value="0" calcext:value-type="float">
            <text:p>0</text:p>
          </table:table-cell>
          <table:table-cell table:formula="of:=IF((([.AE59] = 1)   AND   ([.AE60] = 0))   OR   (([.AE59] = 0)   AND   ([.AE60] = 1));1;0)" office:value-type="float" office:value="0" calcext:value-type="float">
            <text:p>0</text:p>
          </table:table-cell>
          <table:table-cell table:formula="of:=IF((([.AF59] = 1)   AND   ([.AF60] = 0))   OR   (([.AF59] = 0)   AND   ([.AF60] = 1));1;0)" office:value-type="float" office:value="0" calcext:value-type="float">
            <text:p>0</text:p>
          </table:table-cell>
          <table:table-cell table:formula="of:=IF((([.AG59] = 1)   AND   ([.AG60] = 0))   OR   (([.AG59] = 0)   AND   ([.AG60] = 1));1;0)" office:value-type="float" office:value="0" calcext:value-type="float">
            <text:p>0</text:p>
          </table:table-cell>
          <table:table-cell table:formula="of:=IF((([.AH59] = 1)   AND   ([.AH60] = 0))   OR   (([.AH59] = 0)   AND   ([.AH60] = 1));1;0)" office:value-type="float" office:value="0" calcext:value-type="float">
            <text:p>0</text:p>
          </table:table-cell>
          <table:table-cell table:formula="of:=IF((([.AI59] = 1)   AND   ([.AI60] = 0))   OR   (([.AI59] = 0)   AND   ([.AI60] = 1));1;0)" office:value-type="float" office:value="0" calcext:value-type="float">
            <text:p>0</text:p>
          </table:table-cell>
          <table:table-cell table:formula="of:=IF((([.AJ59] = 1)   AND   ([.AJ60] = 0))   OR   (([.AJ59] = 0)   AND   ([.AJ60] = 1));1;0)" office:value-type="float" office:value="0" calcext:value-type="float">
            <text:p>0</text:p>
          </table:table-cell>
          <table:table-cell table:formula="of:=IF((([.AK59] = 1)   AND   ([.AK60] = 0))   OR   (([.AK59] = 0)   AND   ([.AK60] = 1));1;0)" office:value-type="float" office:value="0" calcext:value-type="float">
            <text:p>0</text:p>
          </table:table-cell>
          <table:table-cell table:formula="of:=IF((([.AL59] = 1)   AND   ([.AL60] = 0))   OR   (([.AL59] = 0)   AND   ([.AL60] = 1));1;0)" office:value-type="float" office:value="0" calcext:value-type="float">
            <text:p>0</text:p>
          </table:table-cell>
          <table:table-cell table:formula="of:=IF((([.AM59] = 1)   AND   ([.AM60] = 0))   OR   (([.AM59] = 0)   AND   ([.AM60] = 1));1;0)" office:value-type="float" office:value="0" calcext:value-type="float">
            <text:p>0</text:p>
          </table:table-cell>
          <table:table-cell table:formula="of:=IF((([.AN59] = 1)   AND   ([.AN60] = 0))   OR   (([.AN59] = 0)   AND   ([.AN60] = 1));1;0)" office:value-type="float" office:value="0" calcext:value-type="float">
            <text:p>0</text:p>
          </table:table-cell>
          <table:table-cell table:formula="of:=IF((([.AO59] = 1)   AND   ([.AO60] = 0))   OR   (([.AO59] = 0)   AND   ([.AO60] = 1));1;0)" office:value-type="float" office:value="0" calcext:value-type="float">
            <text:p>0</text:p>
          </table:table-cell>
          <table:table-cell table:formula="of:=IF((([.AP59] = 1)   AND   ([.AP60] = 0))   OR   (([.AP59] = 0)   AND   ([.AP60] = 1));1;0)" office:value-type="float" office:value="0" calcext:value-type="float">
            <text:p>0</text:p>
          </table:table-cell>
          <table:table-cell table:formula="of:=IF((([.AQ59] = 1)   AND   ([.AQ60] = 0))   OR   (([.AQ59] = 0)   AND   ([.AQ60] = 1));1;0)" office:value-type="float" office:value="0" calcext:value-type="float">
            <text:p>0</text:p>
          </table:table-cell>
          <table:table-cell table:formula="of:=IF((([.AR59] = 1)   AND   ([.AR60] = 0))   OR   (([.AR59] = 0)   AND   ([.AR60] = 1));1;0)" office:value-type="float" office:value="0" calcext:value-type="float">
            <text:p>0</text:p>
          </table:table-cell>
          <table:table-cell table:formula="of:=IF((([.AS59] = 1)   AND   ([.AS60] = 0))   OR   (([.AS59] = 0)   AND   ([.AS60] = 1));1;0)" office:value-type="float" office:value="0" calcext:value-type="float">
            <text:p>0</text:p>
          </table:table-cell>
          <table:table-cell table:formula="of:=IF((([.AT59] = 1)   AND   ([.AT60] = 0))   OR   (([.AT59] = 0)   AND   ([.AT60] = 1));1;0)" office:value-type="float" office:value="0" calcext:value-type="float">
            <text:p>0</text:p>
          </table:table-cell>
          <table:table-cell table:formula="of:=IF((([.AU59] = 1)   AND   ([.AU60] = 0))   OR   (([.AU59] = 0)   AND   ([.AU60] = 1));1;0)" office:value-type="float" office:value="0" calcext:value-type="float">
            <text:p>0</text:p>
          </table:table-cell>
          <table:table-cell table:formula="of:=IF((([.AV59] = 1)   AND   ([.AV60] = 0))   OR   (([.AV59] = 0)   AND   ([.AV60] = 1));1;0)" office:value-type="float" office:value="0" calcext:value-type="float">
            <text:p>0</text:p>
          </table:table-cell>
          <table:table-cell table:formula="of:=IF((([.AW59] = 1)   AND   ([.AW60] = 0))   OR   (([.AW59] = 0)   AND   ([.AW60] = 1));1;0)" office:value-type="float" office:value="0" calcext:value-type="float">
            <text:p>0</text:p>
          </table:table-cell>
          <table:table-cell table:formula="of:=IF((([.AX59] = 1)   AND   ([.AX60] = 0))   OR   (([.AX59] = 0)   AND   ([.AX60] = 1));1;0)" office:value-type="float" office:value="0" calcext:value-type="float">
            <text:p>0</text:p>
          </table:table-cell>
          <table:table-cell table:formula="of:=IF((([.AY59] = 1)   AND   ([.AY60] = 0))   OR   (([.AY59] = 0)   AND   ([.AY60] = 1));1;0)" office:value-type="float" office:value="0" calcext:value-type="float">
            <text:p>0</text:p>
          </table:table-cell>
          <table:table-cell table:formula="of:=IF((([.AZ59] = 1)   AND   ([.AZ60] = 0))   OR   (([.AZ59] = 0)   AND   ([.AZ60] = 1));1;0)" office:value-type="float" office:value="0" calcext:value-type="float">
            <text:p>0</text:p>
          </table:table-cell>
          <table:table-cell table:formula="of:=IF((([.BA59] = 1)   AND   ([.BA60] = 0))   OR   (([.BA59] = 0)   AND   ([.BA60] = 1));1;0)" office:value-type="float" office:value="0" calcext:value-type="float">
            <text:p>0</text:p>
          </table:table-cell>
          <table:table-cell table:formula="of:=IF((([.BB59] = 1)   AND   ([.BB60] = 0))   OR   (([.BB59] = 0)   AND   ([.BB60] = 1));1;0)" office:value-type="float" office:value="0" calcext:value-type="float">
            <text:p>0</text:p>
          </table:table-cell>
          <table:table-cell table:formula="of:=IF((([.BC59] = 1)   AND   ([.BC60] = 0))   OR   (([.BC59] = 0)   AND   ([.BC60] = 1));1;0)" office:value-type="float" office:value="0" calcext:value-type="float">
            <text:p>0</text:p>
          </table:table-cell>
          <table:table-cell table:formula="of:=IF((([.BD59] = 1)   AND   ([.BD60] = 0))   OR   (([.BD59] = 0)   AND   ([.BD60] = 1));1;0)" office:value-type="float" office:value="0" calcext:value-type="float">
            <text:p>0</text:p>
          </table:table-cell>
          <table:table-cell table:formula="of:=IF((([.BE59] = 1)   AND   ([.BE60] = 0))   OR   (([.BE59] = 0)   AND   ([.BE60] = 1));1;0)" office:value-type="float" office:value="0" calcext:value-type="float">
            <text:p>0</text:p>
          </table:table-cell>
          <table:table-cell table:formula="of:=IF((([.BF59] = 1)   AND   ([.BF60] = 0))   OR   (([.BF59] = 0)   AND   ([.BF60] = 1));1;0)" office:value-type="float" office:value="0" calcext:value-type="float">
            <text:p>0</text:p>
          </table:table-cell>
          <table:table-cell table:formula="of:=IF((([.BG59] = 1)   AND   ([.BG60] = 0))   OR   (([.BG59] = 0)   AND   ([.BG60] = 1));1;0)" office:value-type="float" office:value="0" calcext:value-type="float">
            <text:p>0</text:p>
          </table:table-cell>
          <table:table-cell table:formula="of:=IF((([.BH59] = 1)   AND   ([.BH60] = 0))   OR   (([.BH59] = 0)   AND   ([.BH60] = 1));1;0)" office:value-type="float" office:value="1" calcext:value-type="float">
            <text:p>1</text:p>
          </table:table-cell>
          <table:table-cell table:formula="of:=IF((([.BI59] = 1)   AND   ([.BI60] = 0))   OR   (([.BI59] = 0)   AND   ([.BI60] = 1));1;0)" office:value-type="float" office:value="1" calcext:value-type="float">
            <text:p>1</text:p>
          </table:table-cell>
          <table:table-cell table:formula="of:=IF((([.BJ59] = 1)   AND   ([.BJ60] = 0))   OR   (([.BJ59] = 0)   AND   ([.BJ60] = 1));1;0)" office:value-type="float" office:value="0" calcext:value-type="float">
            <text:p>0</text:p>
          </table:table-cell>
          <table:table-cell table:formula="of:=IF((([.BK59] = 1)   AND   ([.BK60] = 0))   OR   (([.BK59] = 0)   AND   ([.BK60] = 1));1;0)" office:value-type="float" office:value="0" calcext:value-type="float">
            <text:p>0</text:p>
          </table:table-cell>
          <table:table-cell table:formula="of:=IF((([.BL59] = 1)   AND   ([.BL60] = 0))   OR   (([.BL59] = 0)   AND   ([.BL60] = 1));1;0)" office:value-type="float" office:value="1" calcext:value-type="float">
            <text:p>1</text:p>
          </table:table-cell>
          <table:table-cell table:formula="of:=IF((([.BM59] = 1)   AND   ([.BM60] = 0))   OR   (([.BM59] = 0)   AND   ([.BM60] = 1));1;0)" office:value-type="float" office:value="1" calcext:value-type="float">
            <text:p>1</text:p>
          </table:table-cell>
          <table:table-cell table:formula="of:=IF((([.BN59] = 1)   AND   ([.BN60] = 0))   OR   (([.BN59] = 0)   AND   ([.BN60] = 1));1;0)" office:value-type="float" office:value="0" calcext:value-type="float">
            <text:p>0</text:p>
          </table:table-cell>
          <table:table-cell table:formula="of:=IF((([.BO59] = 1)   AND   ([.BO60] = 0))   OR   (([.BO59] = 0)   AND   ([.BO60] = 1));1;0)" office:value-type="float" office:value="0" calcext:value-type="float">
            <text:p>0</text:p>
          </table:table-cell>
          <table:table-cell table:formula="of:=IF((([.BP59] = 1)   AND   ([.BP60] = 0))   OR   (([.BP59] = 0)   AND   ([.BP60] = 1));1;0)" office:value-type="float" office:value="0" calcext:value-type="float">
            <text:p>0</text:p>
          </table:table-cell>
          <table:table-cell table:formula="of:=IF((([.BQ59] = 1)   AND   ([.BQ60] = 0))   OR   (([.BQ59] = 0)   AND   ([.BQ60] = 1));1;0)" office:value-type="float" office:value="0" calcext:value-type="float">
            <text:p>0</text:p>
          </table:table-cell>
          <table:table-cell table:formula="of:=IF((([.BR59] = 1)   AND   ([.BR60] = 0))   OR   (([.BR59] = 0)   AND   ([.BR60] = 1));1;0)" office:value-type="float" office:value="0" calcext:value-type="float">
            <text:p>0</text:p>
          </table:table-cell>
          <table:table-cell table:formula="of:=IF((([.BS59] = 1)   AND   ([.BS60] = 0))   OR   (([.BS59] = 0)   AND   ([.BS60] = 1));1;0)" office:value-type="float" office:value="0" calcext:value-type="float">
            <text:p>0</text:p>
          </table:table-cell>
          <table:table-cell table:formula="of:=IF((([.BT59] = 1)   AND   ([.BT60] = 0))   OR   (([.BT59] = 0)   AND   ([.BT60] = 1));1;0)" office:value-type="float" office:value="0" calcext:value-type="float">
            <text:p>0</text:p>
          </table:table-cell>
          <table:table-cell table:formula="of:=IF((([.BU59] = 1)   AND   ([.BU60] = 0))   OR   (([.BU59] = 0)   AND   ([.BU60] = 1));1;0)" office:value-type="float" office:value="0" calcext:value-type="float">
            <text:p>0</text:p>
          </table:table-cell>
          <table:table-cell/>
          <table:table-cell table:formula="of:=SUM([.A60:.BW60])"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947"/>
        </table:table-row>
        <table:table-row table:style-name="ro1">
          <table:table-cell/>
          <table:table-cell table:formula="of:=IF((([.A60] = 1)   AND   ([.A61] = 0))   OR   (([.A60] = 0)   AND   ([.A61] = 1));1;0)" office:value-type="float" office:value="0" calcext:value-type="float">
            <text:p>0</text:p>
          </table:table-cell>
          <table:table-cell table:formula="of:=IF((([.B60] = 1)   AND   ([.B61] = 0))   OR   (([.B60] = 0)   AND   ([.B61] = 1));1;0)" office:value-type="float" office:value="0" calcext:value-type="float">
            <text:p>0</text:p>
          </table:table-cell>
          <table:table-cell table:formula="of:=IF((([.C60] = 1)   AND   ([.C61] = 0))   OR   (([.C60] = 0)   AND   ([.C61] = 1));1;0)" office:value-type="float" office:value="0" calcext:value-type="float">
            <text:p>0</text:p>
          </table:table-cell>
          <table:table-cell table:formula="of:=IF((([.D60] = 1)   AND   ([.D61] = 0))   OR   (([.D60] = 0)   AND   ([.D61] = 1));1;0)" office:value-type="float" office:value="0" calcext:value-type="float">
            <text:p>0</text:p>
          </table:table-cell>
          <table:table-cell table:formula="of:=IF((([.E60] = 1)   AND   ([.E61] = 0))   OR   (([.E60] = 0)   AND   ([.E61] = 1));1;0)" office:value-type="float" office:value="0" calcext:value-type="float">
            <text:p>0</text:p>
          </table:table-cell>
          <table:table-cell table:formula="of:=IF((([.F60] = 1)   AND   ([.F61] = 0))   OR   (([.F60] = 0)   AND   ([.F61] = 1));1;0)" office:value-type="float" office:value="0" calcext:value-type="float">
            <text:p>0</text:p>
          </table:table-cell>
          <table:table-cell table:formula="of:=IF((([.G60] = 1)   AND   ([.G61] = 0))   OR   (([.G60] = 0)   AND   ([.G61] = 1));1;0)" office:value-type="float" office:value="0" calcext:value-type="float">
            <text:p>0</text:p>
          </table:table-cell>
          <table:table-cell table:formula="of:=IF((([.H60] = 1)   AND   ([.H61] = 0))   OR   (([.H60] = 0)   AND   ([.H61] = 1));1;0)" office:value-type="float" office:value="0" calcext:value-type="float">
            <text:p>0</text:p>
          </table:table-cell>
          <table:table-cell table:formula="of:=IF((([.I60] = 1)   AND   ([.I61] = 0))   OR   (([.I60] = 0)   AND   ([.I61] = 1));1;0)" office:value-type="float" office:value="0" calcext:value-type="float">
            <text:p>0</text:p>
          </table:table-cell>
          <table:table-cell table:formula="of:=IF((([.J60] = 1)   AND   ([.J61] = 0))   OR   (([.J60] = 0)   AND   ([.J61] = 1));1;0)" office:value-type="float" office:value="0" calcext:value-type="float">
            <text:p>0</text:p>
          </table:table-cell>
          <table:table-cell table:formula="of:=IF((([.K60] = 1)   AND   ([.K61] = 0))   OR   (([.K60] = 0)   AND   ([.K61] = 1));1;0)" office:value-type="float" office:value="0" calcext:value-type="float">
            <text:p>0</text:p>
          </table:table-cell>
          <table:table-cell table:formula="of:=IF((([.L60] = 1)   AND   ([.L61] = 0))   OR   (([.L60] = 0)   AND   ([.L61] = 1));1;0)" office:value-type="float" office:value="0" calcext:value-type="float">
            <text:p>0</text:p>
          </table:table-cell>
          <table:table-cell table:formula="of:=IF((([.M60] = 1)   AND   ([.M61] = 0))   OR   (([.M60] = 0)   AND   ([.M61] = 1));1;0)" office:value-type="float" office:value="0" calcext:value-type="float">
            <text:p>0</text:p>
          </table:table-cell>
          <table:table-cell table:formula="of:=IF((([.N60] = 1)   AND   ([.N61] = 0))   OR   (([.N60] = 0)   AND   ([.N61] = 1));1;0)" office:value-type="float" office:value="0" calcext:value-type="float">
            <text:p>0</text:p>
          </table:table-cell>
          <table:table-cell table:formula="of:=IF((([.O60] = 1)   AND   ([.O61] = 0))   OR   (([.O60] = 0)   AND   ([.O61] = 1));1;0)" office:value-type="float" office:value="0" calcext:value-type="float">
            <text:p>0</text:p>
          </table:table-cell>
          <table:table-cell table:formula="of:=IF((([.P60] = 1)   AND   ([.P61] = 0))   OR   (([.P60] = 0)   AND   ([.P61] = 1));1;0)" office:value-type="float" office:value="0" calcext:value-type="float">
            <text:p>0</text:p>
          </table:table-cell>
          <table:table-cell table:formula="of:=IF((([.Q60] = 1)   AND   ([.Q61] = 0))   OR   (([.Q60] = 0)   AND   ([.Q61] = 1));1;0)" office:value-type="float" office:value="0" calcext:value-type="float">
            <text:p>0</text:p>
          </table:table-cell>
          <table:table-cell table:formula="of:=IF((([.R60] = 1)   AND   ([.R61] = 0))   OR   (([.R60] = 0)   AND   ([.R61] = 1));1;0)" office:value-type="float" office:value="0" calcext:value-type="float">
            <text:p>0</text:p>
          </table:table-cell>
          <table:table-cell table:formula="of:=IF((([.S60] = 1)   AND   ([.S61] = 0))   OR   (([.S60] = 0)   AND   ([.S61] = 1));1;0)" office:value-type="float" office:value="0" calcext:value-type="float">
            <text:p>0</text:p>
          </table:table-cell>
          <table:table-cell table:formula="of:=IF((([.T60] = 1)   AND   ([.T61] = 0))   OR   (([.T60] = 0)   AND   ([.T61] = 1));1;0)" office:value-type="float" office:value="0" calcext:value-type="float">
            <text:p>0</text:p>
          </table:table-cell>
          <table:table-cell table:formula="of:=IF((([.U60] = 1)   AND   ([.U61] = 0))   OR   (([.U60] = 0)   AND   ([.U61] = 1));1;0)" office:value-type="float" office:value="0" calcext:value-type="float">
            <text:p>0</text:p>
          </table:table-cell>
          <table:table-cell table:formula="of:=IF((([.V60] = 1)   AND   ([.V61] = 0))   OR   (([.V60] = 0)   AND   ([.V61] = 1));1;0)" office:value-type="float" office:value="0" calcext:value-type="float">
            <text:p>0</text:p>
          </table:table-cell>
          <table:table-cell table:formula="of:=IF((([.W60] = 1)   AND   ([.W61] = 0))   OR   (([.W60] = 0)   AND   ([.W61] = 1));1;0)" office:value-type="float" office:value="0" calcext:value-type="float">
            <text:p>0</text:p>
          </table:table-cell>
          <table:table-cell table:formula="of:=IF((([.X60] = 1)   AND   ([.X61] = 0))   OR   (([.X60] = 0)   AND   ([.X61] = 1));1;0)" office:value-type="float" office:value="0" calcext:value-type="float">
            <text:p>0</text:p>
          </table:table-cell>
          <table:table-cell table:formula="of:=IF((([.Y60] = 1)   AND   ([.Y61] = 0))   OR   (([.Y60] = 0)   AND   ([.Y61] = 1));1;0)" office:value-type="float" office:value="0" calcext:value-type="float">
            <text:p>0</text:p>
          </table:table-cell>
          <table:table-cell table:formula="of:=IF((([.Z60] = 1)   AND   ([.Z61] = 0))   OR   (([.Z60] = 0)   AND   ([.Z61] = 1));1;0)" office:value-type="float" office:value="0" calcext:value-type="float">
            <text:p>0</text:p>
          </table:table-cell>
          <table:table-cell table:formula="of:=IF((([.AA60] = 1)   AND   ([.AA61] = 0))   OR   (([.AA60] = 0)   AND   ([.AA61] = 1));1;0)" office:value-type="float" office:value="0" calcext:value-type="float">
            <text:p>0</text:p>
          </table:table-cell>
          <table:table-cell table:formula="of:=IF((([.AB60] = 1)   AND   ([.AB61] = 0))   OR   (([.AB60] = 0)   AND   ([.AB61] = 1));1;0)" office:value-type="float" office:value="0" calcext:value-type="float">
            <text:p>0</text:p>
          </table:table-cell>
          <table:table-cell table:formula="of:=IF((([.AC60] = 1)   AND   ([.AC61] = 0))   OR   (([.AC60] = 0)   AND   ([.AC61] = 1));1;0)" office:value-type="float" office:value="0" calcext:value-type="float">
            <text:p>0</text:p>
          </table:table-cell>
          <table:table-cell table:formula="of:=IF((([.AD60] = 1)   AND   ([.AD61] = 0))   OR   (([.AD60] = 0)   AND   ([.AD61] = 1));1;0)" office:value-type="float" office:value="0" calcext:value-type="float">
            <text:p>0</text:p>
          </table:table-cell>
          <table:table-cell table:formula="of:=IF((([.AE60] = 1)   AND   ([.AE61] = 0))   OR   (([.AE60] = 0)   AND   ([.AE61] = 1));1;0)" office:value-type="float" office:value="0" calcext:value-type="float">
            <text:p>0</text:p>
          </table:table-cell>
          <table:table-cell table:formula="of:=IF((([.AF60] = 1)   AND   ([.AF61] = 0))   OR   (([.AF60] = 0)   AND   ([.AF61] = 1));1;0)" office:value-type="float" office:value="0" calcext:value-type="float">
            <text:p>0</text:p>
          </table:table-cell>
          <table:table-cell table:formula="of:=IF((([.AG60] = 1)   AND   ([.AG61] = 0))   OR   (([.AG60] = 0)   AND   ([.AG61] = 1));1;0)" office:value-type="float" office:value="0" calcext:value-type="float">
            <text:p>0</text:p>
          </table:table-cell>
          <table:table-cell table:formula="of:=IF((([.AH60] = 1)   AND   ([.AH61] = 0))   OR   (([.AH60] = 0)   AND   ([.AH61] = 1));1;0)" office:value-type="float" office:value="0" calcext:value-type="float">
            <text:p>0</text:p>
          </table:table-cell>
          <table:table-cell table:formula="of:=IF((([.AI60] = 1)   AND   ([.AI61] = 0))   OR   (([.AI60] = 0)   AND   ([.AI61] = 1));1;0)" office:value-type="float" office:value="0" calcext:value-type="float">
            <text:p>0</text:p>
          </table:table-cell>
          <table:table-cell table:formula="of:=IF((([.AJ60] = 1)   AND   ([.AJ61] = 0))   OR   (([.AJ60] = 0)   AND   ([.AJ61] = 1));1;0)" office:value-type="float" office:value="0" calcext:value-type="float">
            <text:p>0</text:p>
          </table:table-cell>
          <table:table-cell table:formula="of:=IF((([.AK60] = 1)   AND   ([.AK61] = 0))   OR   (([.AK60] = 0)   AND   ([.AK61] = 1));1;0)" office:value-type="float" office:value="0" calcext:value-type="float">
            <text:p>0</text:p>
          </table:table-cell>
          <table:table-cell table:formula="of:=IF((([.AL60] = 1)   AND   ([.AL61] = 0))   OR   (([.AL60] = 0)   AND   ([.AL61] = 1));1;0)" office:value-type="float" office:value="0" calcext:value-type="float">
            <text:p>0</text:p>
          </table:table-cell>
          <table:table-cell table:formula="of:=IF((([.AM60] = 1)   AND   ([.AM61] = 0))   OR   (([.AM60] = 0)   AND   ([.AM61] = 1));1;0)" office:value-type="float" office:value="0" calcext:value-type="float">
            <text:p>0</text:p>
          </table:table-cell>
          <table:table-cell table:formula="of:=IF((([.AN60] = 1)   AND   ([.AN61] = 0))   OR   (([.AN60] = 0)   AND   ([.AN61] = 1));1;0)" office:value-type="float" office:value="0" calcext:value-type="float">
            <text:p>0</text:p>
          </table:table-cell>
          <table:table-cell table:formula="of:=IF((([.AO60] = 1)   AND   ([.AO61] = 0))   OR   (([.AO60] = 0)   AND   ([.AO61] = 1));1;0)" office:value-type="float" office:value="0" calcext:value-type="float">
            <text:p>0</text:p>
          </table:table-cell>
          <table:table-cell table:formula="of:=IF((([.AP60] = 1)   AND   ([.AP61] = 0))   OR   (([.AP60] = 0)   AND   ([.AP61] = 1));1;0)" office:value-type="float" office:value="0" calcext:value-type="float">
            <text:p>0</text:p>
          </table:table-cell>
          <table:table-cell table:formula="of:=IF((([.AQ60] = 1)   AND   ([.AQ61] = 0))   OR   (([.AQ60] = 0)   AND   ([.AQ61] = 1));1;0)" office:value-type="float" office:value="0" calcext:value-type="float">
            <text:p>0</text:p>
          </table:table-cell>
          <table:table-cell table:formula="of:=IF((([.AR60] = 1)   AND   ([.AR61] = 0))   OR   (([.AR60] = 0)   AND   ([.AR61] = 1));1;0)" office:value-type="float" office:value="0" calcext:value-type="float">
            <text:p>0</text:p>
          </table:table-cell>
          <table:table-cell table:formula="of:=IF((([.AS60] = 1)   AND   ([.AS61] = 0))   OR   (([.AS60] = 0)   AND   ([.AS61] = 1));1;0)" office:value-type="float" office:value="0" calcext:value-type="float">
            <text:p>0</text:p>
          </table:table-cell>
          <table:table-cell table:formula="of:=IF((([.AT60] = 1)   AND   ([.AT61] = 0))   OR   (([.AT60] = 0)   AND   ([.AT61] = 1));1;0)" office:value-type="float" office:value="0" calcext:value-type="float">
            <text:p>0</text:p>
          </table:table-cell>
          <table:table-cell table:formula="of:=IF((([.AU60] = 1)   AND   ([.AU61] = 0))   OR   (([.AU60] = 0)   AND   ([.AU61] = 1));1;0)" office:value-type="float" office:value="0" calcext:value-type="float">
            <text:p>0</text:p>
          </table:table-cell>
          <table:table-cell table:formula="of:=IF((([.AV60] = 1)   AND   ([.AV61] = 0))   OR   (([.AV60] = 0)   AND   ([.AV61] = 1));1;0)" office:value-type="float" office:value="0" calcext:value-type="float">
            <text:p>0</text:p>
          </table:table-cell>
          <table:table-cell table:formula="of:=IF((([.AW60] = 1)   AND   ([.AW61] = 0))   OR   (([.AW60] = 0)   AND   ([.AW61] = 1));1;0)" office:value-type="float" office:value="0" calcext:value-type="float">
            <text:p>0</text:p>
          </table:table-cell>
          <table:table-cell table:formula="of:=IF((([.AX60] = 1)   AND   ([.AX61] = 0))   OR   (([.AX60] = 0)   AND   ([.AX61] = 1));1;0)" office:value-type="float" office:value="0" calcext:value-type="float">
            <text:p>0</text:p>
          </table:table-cell>
          <table:table-cell table:formula="of:=IF((([.AY60] = 1)   AND   ([.AY61] = 0))   OR   (([.AY60] = 0)   AND   ([.AY61] = 1));1;0)" office:value-type="float" office:value="0" calcext:value-type="float">
            <text:p>0</text:p>
          </table:table-cell>
          <table:table-cell table:formula="of:=IF((([.AZ60] = 1)   AND   ([.AZ61] = 0))   OR   (([.AZ60] = 0)   AND   ([.AZ61] = 1));1;0)" office:value-type="float" office:value="0" calcext:value-type="float">
            <text:p>0</text:p>
          </table:table-cell>
          <table:table-cell table:formula="of:=IF((([.BA60] = 1)   AND   ([.BA61] = 0))   OR   (([.BA60] = 0)   AND   ([.BA61] = 1));1;0)" office:value-type="float" office:value="0" calcext:value-type="float">
            <text:p>0</text:p>
          </table:table-cell>
          <table:table-cell table:formula="of:=IF((([.BB60] = 1)   AND   ([.BB61] = 0))   OR   (([.BB60] = 0)   AND   ([.BB61] = 1));1;0)" office:value-type="float" office:value="0" calcext:value-type="float">
            <text:p>0</text:p>
          </table:table-cell>
          <table:table-cell table:formula="of:=IF((([.BC60] = 1)   AND   ([.BC61] = 0))   OR   (([.BC60] = 0)   AND   ([.BC61] = 1));1;0)" office:value-type="float" office:value="0" calcext:value-type="float">
            <text:p>0</text:p>
          </table:table-cell>
          <table:table-cell table:formula="of:=IF((([.BD60] = 1)   AND   ([.BD61] = 0))   OR   (([.BD60] = 0)   AND   ([.BD61] = 1));1;0)" office:value-type="float" office:value="0" calcext:value-type="float">
            <text:p>0</text:p>
          </table:table-cell>
          <table:table-cell table:formula="of:=IF((([.BE60] = 1)   AND   ([.BE61] = 0))   OR   (([.BE60] = 0)   AND   ([.BE61] = 1));1;0)" office:value-type="float" office:value="0" calcext:value-type="float">
            <text:p>0</text:p>
          </table:table-cell>
          <table:table-cell table:formula="of:=IF((([.BF60] = 1)   AND   ([.BF61] = 0))   OR   (([.BF60] = 0)   AND   ([.BF61] = 1));1;0)" office:value-type="float" office:value="0" calcext:value-type="float">
            <text:p>0</text:p>
          </table:table-cell>
          <table:table-cell table:formula="of:=IF((([.BG60] = 1)   AND   ([.BG61] = 0))   OR   (([.BG60] = 0)   AND   ([.BG61] = 1));1;0)" office:value-type="float" office:value="0" calcext:value-type="float">
            <text:p>0</text:p>
          </table:table-cell>
          <table:table-cell table:formula="of:=IF((([.BH60] = 1)   AND   ([.BH61] = 0))   OR   (([.BH60] = 0)   AND   ([.BH61] = 1));1;0)" office:value-type="float" office:value="0" calcext:value-type="float">
            <text:p>0</text:p>
          </table:table-cell>
          <table:table-cell table:formula="of:=IF((([.BI60] = 1)   AND   ([.BI61] = 0))   OR   (([.BI60] = 0)   AND   ([.BI61] = 1));1;0)" office:value-type="float" office:value="1" calcext:value-type="float">
            <text:p>1</text:p>
          </table:table-cell>
          <table:table-cell table:formula="of:=IF((([.BJ60] = 1)   AND   ([.BJ61] = 0))   OR   (([.BJ60] = 0)   AND   ([.BJ61] = 1));1;0)" office:value-type="float" office:value="0" calcext:value-type="float">
            <text:p>0</text:p>
          </table:table-cell>
          <table:table-cell table:formula="of:=IF((([.BK60] = 1)   AND   ([.BK61] = 0))   OR   (([.BK60] = 0)   AND   ([.BK61] = 1));1;0)" office:value-type="float" office:value="0" calcext:value-type="float">
            <text:p>0</text:p>
          </table:table-cell>
          <table:table-cell table:formula="of:=IF((([.BL60] = 1)   AND   ([.BL61] = 0))   OR   (([.BL60] = 0)   AND   ([.BL61] = 1));1;0)" office:value-type="float" office:value="0" calcext:value-type="float">
            <text:p>0</text:p>
          </table:table-cell>
          <table:table-cell table:formula="of:=IF((([.BM60] = 1)   AND   ([.BM61] = 0))   OR   (([.BM60] = 0)   AND   ([.BM61] = 1));1;0)" office:value-type="float" office:value="1" calcext:value-type="float">
            <text:p>1</text:p>
          </table:table-cell>
          <table:table-cell table:formula="of:=IF((([.BN60] = 1)   AND   ([.BN61] = 0))   OR   (([.BN60] = 0)   AND   ([.BN61] = 1));1;0)" office:value-type="float" office:value="0" calcext:value-type="float">
            <text:p>0</text:p>
          </table:table-cell>
          <table:table-cell table:formula="of:=IF((([.BO60] = 1)   AND   ([.BO61] = 0))   OR   (([.BO60] = 0)   AND   ([.BO61] = 1));1;0)" office:value-type="float" office:value="0" calcext:value-type="float">
            <text:p>0</text:p>
          </table:table-cell>
          <table:table-cell table:formula="of:=IF((([.BP60] = 1)   AND   ([.BP61] = 0))   OR   (([.BP60] = 0)   AND   ([.BP61] = 1));1;0)" office:value-type="float" office:value="0" calcext:value-type="float">
            <text:p>0</text:p>
          </table:table-cell>
          <table:table-cell table:formula="of:=IF((([.BQ60] = 1)   AND   ([.BQ61] = 0))   OR   (([.BQ60] = 0)   AND   ([.BQ61] = 1));1;0)" office:value-type="float" office:value="0" calcext:value-type="float">
            <text:p>0</text:p>
          </table:table-cell>
          <table:table-cell table:formula="of:=IF((([.BR60] = 1)   AND   ([.BR61] = 0))   OR   (([.BR60] = 0)   AND   ([.BR61] = 1));1;0)" office:value-type="float" office:value="0" calcext:value-type="float">
            <text:p>0</text:p>
          </table:table-cell>
          <table:table-cell table:formula="of:=IF((([.BS60] = 1)   AND   ([.BS61] = 0))   OR   (([.BS60] = 0)   AND   ([.BS61] = 1));1;0)" office:value-type="float" office:value="0" calcext:value-type="float">
            <text:p>0</text:p>
          </table:table-cell>
          <table:table-cell table:formula="of:=IF((([.BT60] = 1)   AND   ([.BT61] = 0))   OR   (([.BT60] = 0)   AND   ([.BT61] = 1));1;0)" office:value-type="float" office:value="0" calcext:value-type="float">
            <text:p>0</text:p>
          </table:table-cell>
          <table:table-cell table:formula="of:=IF((([.BU60] = 1)   AND   ([.BU61] = 0))   OR   (([.BU60] = 0)   AND   ([.BU61] = 1));1;0)" office:value-type="float" office:value="0" calcext:value-type="float">
            <text:p>0</text:p>
          </table:table-cell>
          <table:table-cell/>
          <table:table-cell table:formula="of:=SUM([.A61:.BW61])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947"/>
        </table:table-row>
        <table:table-row table:style-name="ro1">
          <table:table-cell/>
          <table:table-cell table:formula="of:=IF((([.A61] = 1)   AND   ([.A62] = 0))   OR   (([.A61] = 0)   AND   ([.A62] = 1));1;0)" office:value-type="float" office:value="0" calcext:value-type="float">
            <text:p>0</text:p>
          </table:table-cell>
          <table:table-cell table:formula="of:=IF((([.B61] = 1)   AND   ([.B62] = 0))   OR   (([.B61] = 0)   AND   ([.B62] = 1));1;0)" office:value-type="float" office:value="0" calcext:value-type="float">
            <text:p>0</text:p>
          </table:table-cell>
          <table:table-cell table:formula="of:=IF((([.C61] = 1)   AND   ([.C62] = 0))   OR   (([.C61] = 0)   AND   ([.C62] = 1));1;0)" office:value-type="float" office:value="0" calcext:value-type="float">
            <text:p>0</text:p>
          </table:table-cell>
          <table:table-cell table:formula="of:=IF((([.D61] = 1)   AND   ([.D62] = 0))   OR   (([.D61] = 0)   AND   ([.D62] = 1));1;0)" office:value-type="float" office:value="0" calcext:value-type="float">
            <text:p>0</text:p>
          </table:table-cell>
          <table:table-cell table:formula="of:=IF((([.E61] = 1)   AND   ([.E62] = 0))   OR   (([.E61] = 0)   AND   ([.E62] = 1));1;0)" office:value-type="float" office:value="0" calcext:value-type="float">
            <text:p>0</text:p>
          </table:table-cell>
          <table:table-cell table:formula="of:=IF((([.F61] = 1)   AND   ([.F62] = 0))   OR   (([.F61] = 0)   AND   ([.F62] = 1));1;0)" office:value-type="float" office:value="0" calcext:value-type="float">
            <text:p>0</text:p>
          </table:table-cell>
          <table:table-cell table:formula="of:=IF((([.G61] = 1)   AND   ([.G62] = 0))   OR   (([.G61] = 0)   AND   ([.G62] = 1));1;0)" office:value-type="float" office:value="0" calcext:value-type="float">
            <text:p>0</text:p>
          </table:table-cell>
          <table:table-cell table:formula="of:=IF((([.H61] = 1)   AND   ([.H62] = 0))   OR   (([.H61] = 0)   AND   ([.H62] = 1));1;0)" office:value-type="float" office:value="0" calcext:value-type="float">
            <text:p>0</text:p>
          </table:table-cell>
          <table:table-cell table:formula="of:=IF((([.I61] = 1)   AND   ([.I62] = 0))   OR   (([.I61] = 0)   AND   ([.I62] = 1));1;0)" office:value-type="float" office:value="0" calcext:value-type="float">
            <text:p>0</text:p>
          </table:table-cell>
          <table:table-cell table:formula="of:=IF((([.J61] = 1)   AND   ([.J62] = 0))   OR   (([.J61] = 0)   AND   ([.J62] = 1));1;0)" office:value-type="float" office:value="0" calcext:value-type="float">
            <text:p>0</text:p>
          </table:table-cell>
          <table:table-cell table:formula="of:=IF((([.K61] = 1)   AND   ([.K62] = 0))   OR   (([.K61] = 0)   AND   ([.K62] = 1));1;0)" office:value-type="float" office:value="0" calcext:value-type="float">
            <text:p>0</text:p>
          </table:table-cell>
          <table:table-cell table:formula="of:=IF((([.L61] = 1)   AND   ([.L62] = 0))   OR   (([.L61] = 0)   AND   ([.L62] = 1));1;0)" office:value-type="float" office:value="0" calcext:value-type="float">
            <text:p>0</text:p>
          </table:table-cell>
          <table:table-cell table:formula="of:=IF((([.M61] = 1)   AND   ([.M62] = 0))   OR   (([.M61] = 0)   AND   ([.M62] = 1));1;0)" office:value-type="float" office:value="0" calcext:value-type="float">
            <text:p>0</text:p>
          </table:table-cell>
          <table:table-cell table:formula="of:=IF((([.N61] = 1)   AND   ([.N62] = 0))   OR   (([.N61] = 0)   AND   ([.N62] = 1));1;0)" office:value-type="float" office:value="0" calcext:value-type="float">
            <text:p>0</text:p>
          </table:table-cell>
          <table:table-cell table:formula="of:=IF((([.O61] = 1)   AND   ([.O62] = 0))   OR   (([.O61] = 0)   AND   ([.O62] = 1));1;0)" office:value-type="float" office:value="0" calcext:value-type="float">
            <text:p>0</text:p>
          </table:table-cell>
          <table:table-cell table:formula="of:=IF((([.P61] = 1)   AND   ([.P62] = 0))   OR   (([.P61] = 0)   AND   ([.P62] = 1));1;0)" office:value-type="float" office:value="0" calcext:value-type="float">
            <text:p>0</text:p>
          </table:table-cell>
          <table:table-cell table:formula="of:=IF((([.Q61] = 1)   AND   ([.Q62] = 0))   OR   (([.Q61] = 0)   AND   ([.Q62] = 1));1;0)" office:value-type="float" office:value="0" calcext:value-type="float">
            <text:p>0</text:p>
          </table:table-cell>
          <table:table-cell table:formula="of:=IF((([.R61] = 1)   AND   ([.R62] = 0))   OR   (([.R61] = 0)   AND   ([.R62] = 1));1;0)" office:value-type="float" office:value="0" calcext:value-type="float">
            <text:p>0</text:p>
          </table:table-cell>
          <table:table-cell table:formula="of:=IF((([.S61] = 1)   AND   ([.S62] = 0))   OR   (([.S61] = 0)   AND   ([.S62] = 1));1;0)" office:value-type="float" office:value="0" calcext:value-type="float">
            <text:p>0</text:p>
          </table:table-cell>
          <table:table-cell table:formula="of:=IF((([.T61] = 1)   AND   ([.T62] = 0))   OR   (([.T61] = 0)   AND   ([.T62] = 1));1;0)" office:value-type="float" office:value="0" calcext:value-type="float">
            <text:p>0</text:p>
          </table:table-cell>
          <table:table-cell table:formula="of:=IF((([.U61] = 1)   AND   ([.U62] = 0))   OR   (([.U61] = 0)   AND   ([.U62] = 1));1;0)" office:value-type="float" office:value="0" calcext:value-type="float">
            <text:p>0</text:p>
          </table:table-cell>
          <table:table-cell table:formula="of:=IF((([.V61] = 1)   AND   ([.V62] = 0))   OR   (([.V61] = 0)   AND   ([.V62] = 1));1;0)" office:value-type="float" office:value="0" calcext:value-type="float">
            <text:p>0</text:p>
          </table:table-cell>
          <table:table-cell table:formula="of:=IF((([.W61] = 1)   AND   ([.W62] = 0))   OR   (([.W61] = 0)   AND   ([.W62] = 1));1;0)" office:value-type="float" office:value="0" calcext:value-type="float">
            <text:p>0</text:p>
          </table:table-cell>
          <table:table-cell table:formula="of:=IF((([.X61] = 1)   AND   ([.X62] = 0))   OR   (([.X61] = 0)   AND   ([.X62] = 1));1;0)" office:value-type="float" office:value="0" calcext:value-type="float">
            <text:p>0</text:p>
          </table:table-cell>
          <table:table-cell table:formula="of:=IF((([.Y61] = 1)   AND   ([.Y62] = 0))   OR   (([.Y61] = 0)   AND   ([.Y62] = 1));1;0)" office:value-type="float" office:value="0" calcext:value-type="float">
            <text:p>0</text:p>
          </table:table-cell>
          <table:table-cell table:formula="of:=IF((([.Z61] = 1)   AND   ([.Z62] = 0))   OR   (([.Z61] = 0)   AND   ([.Z62] = 1));1;0)" office:value-type="float" office:value="0" calcext:value-type="float">
            <text:p>0</text:p>
          </table:table-cell>
          <table:table-cell table:formula="of:=IF((([.AA61] = 1)   AND   ([.AA62] = 0))   OR   (([.AA61] = 0)   AND   ([.AA62] = 1));1;0)" office:value-type="float" office:value="0" calcext:value-type="float">
            <text:p>0</text:p>
          </table:table-cell>
          <table:table-cell table:formula="of:=IF((([.AB61] = 1)   AND   ([.AB62] = 0))   OR   (([.AB61] = 0)   AND   ([.AB62] = 1));1;0)" office:value-type="float" office:value="0" calcext:value-type="float">
            <text:p>0</text:p>
          </table:table-cell>
          <table:table-cell table:formula="of:=IF((([.AC61] = 1)   AND   ([.AC62] = 0))   OR   (([.AC61] = 0)   AND   ([.AC62] = 1));1;0)" office:value-type="float" office:value="0" calcext:value-type="float">
            <text:p>0</text:p>
          </table:table-cell>
          <table:table-cell table:formula="of:=IF((([.AD61] = 1)   AND   ([.AD62] = 0))   OR   (([.AD61] = 0)   AND   ([.AD62] = 1));1;0)" office:value-type="float" office:value="0" calcext:value-type="float">
            <text:p>0</text:p>
          </table:table-cell>
          <table:table-cell table:formula="of:=IF((([.AE61] = 1)   AND   ([.AE62] = 0))   OR   (([.AE61] = 0)   AND   ([.AE62] = 1));1;0)" office:value-type="float" office:value="0" calcext:value-type="float">
            <text:p>0</text:p>
          </table:table-cell>
          <table:table-cell table:formula="of:=IF((([.AF61] = 1)   AND   ([.AF62] = 0))   OR   (([.AF61] = 0)   AND   ([.AF62] = 1));1;0)" office:value-type="float" office:value="0" calcext:value-type="float">
            <text:p>0</text:p>
          </table:table-cell>
          <table:table-cell table:formula="of:=IF((([.AG61] = 1)   AND   ([.AG62] = 0))   OR   (([.AG61] = 0)   AND   ([.AG62] = 1));1;0)" office:value-type="float" office:value="0" calcext:value-type="float">
            <text:p>0</text:p>
          </table:table-cell>
          <table:table-cell table:formula="of:=IF((([.AH61] = 1)   AND   ([.AH62] = 0))   OR   (([.AH61] = 0)   AND   ([.AH62] = 1));1;0)" office:value-type="float" office:value="0" calcext:value-type="float">
            <text:p>0</text:p>
          </table:table-cell>
          <table:table-cell table:formula="of:=IF((([.AI61] = 1)   AND   ([.AI62] = 0))   OR   (([.AI61] = 0)   AND   ([.AI62] = 1));1;0)" office:value-type="float" office:value="0" calcext:value-type="float">
            <text:p>0</text:p>
          </table:table-cell>
          <table:table-cell table:formula="of:=IF((([.AJ61] = 1)   AND   ([.AJ62] = 0))   OR   (([.AJ61] = 0)   AND   ([.AJ62] = 1));1;0)" office:value-type="float" office:value="0" calcext:value-type="float">
            <text:p>0</text:p>
          </table:table-cell>
          <table:table-cell table:formula="of:=IF((([.AK61] = 1)   AND   ([.AK62] = 0))   OR   (([.AK61] = 0)   AND   ([.AK62] = 1));1;0)" office:value-type="float" office:value="0" calcext:value-type="float">
            <text:p>0</text:p>
          </table:table-cell>
          <table:table-cell table:formula="of:=IF((([.AL61] = 1)   AND   ([.AL62] = 0))   OR   (([.AL61] = 0)   AND   ([.AL62] = 1));1;0)" office:value-type="float" office:value="0" calcext:value-type="float">
            <text:p>0</text:p>
          </table:table-cell>
          <table:table-cell table:formula="of:=IF((([.AM61] = 1)   AND   ([.AM62] = 0))   OR   (([.AM61] = 0)   AND   ([.AM62] = 1));1;0)" office:value-type="float" office:value="0" calcext:value-type="float">
            <text:p>0</text:p>
          </table:table-cell>
          <table:table-cell table:formula="of:=IF((([.AN61] = 1)   AND   ([.AN62] = 0))   OR   (([.AN61] = 0)   AND   ([.AN62] = 1));1;0)" office:value-type="float" office:value="0" calcext:value-type="float">
            <text:p>0</text:p>
          </table:table-cell>
          <table:table-cell table:formula="of:=IF((([.AO61] = 1)   AND   ([.AO62] = 0))   OR   (([.AO61] = 0)   AND   ([.AO62] = 1));1;0)" office:value-type="float" office:value="0" calcext:value-type="float">
            <text:p>0</text:p>
          </table:table-cell>
          <table:table-cell table:formula="of:=IF((([.AP61] = 1)   AND   ([.AP62] = 0))   OR   (([.AP61] = 0)   AND   ([.AP62] = 1));1;0)" office:value-type="float" office:value="0" calcext:value-type="float">
            <text:p>0</text:p>
          </table:table-cell>
          <table:table-cell table:formula="of:=IF((([.AQ61] = 1)   AND   ([.AQ62] = 0))   OR   (([.AQ61] = 0)   AND   ([.AQ62] = 1));1;0)" office:value-type="float" office:value="0" calcext:value-type="float">
            <text:p>0</text:p>
          </table:table-cell>
          <table:table-cell table:formula="of:=IF((([.AR61] = 1)   AND   ([.AR62] = 0))   OR   (([.AR61] = 0)   AND   ([.AR62] = 1));1;0)" office:value-type="float" office:value="0" calcext:value-type="float">
            <text:p>0</text:p>
          </table:table-cell>
          <table:table-cell table:formula="of:=IF((([.AS61] = 1)   AND   ([.AS62] = 0))   OR   (([.AS61] = 0)   AND   ([.AS62] = 1));1;0)" office:value-type="float" office:value="0" calcext:value-type="float">
            <text:p>0</text:p>
          </table:table-cell>
          <table:table-cell table:formula="of:=IF((([.AT61] = 1)   AND   ([.AT62] = 0))   OR   (([.AT61] = 0)   AND   ([.AT62] = 1));1;0)" office:value-type="float" office:value="0" calcext:value-type="float">
            <text:p>0</text:p>
          </table:table-cell>
          <table:table-cell table:formula="of:=IF((([.AU61] = 1)   AND   ([.AU62] = 0))   OR   (([.AU61] = 0)   AND   ([.AU62] = 1));1;0)" office:value-type="float" office:value="0" calcext:value-type="float">
            <text:p>0</text:p>
          </table:table-cell>
          <table:table-cell table:formula="of:=IF((([.AV61] = 1)   AND   ([.AV62] = 0))   OR   (([.AV61] = 0)   AND   ([.AV62] = 1));1;0)" office:value-type="float" office:value="0" calcext:value-type="float">
            <text:p>0</text:p>
          </table:table-cell>
          <table:table-cell table:formula="of:=IF((([.AW61] = 1)   AND   ([.AW62] = 0))   OR   (([.AW61] = 0)   AND   ([.AW62] = 1));1;0)" office:value-type="float" office:value="0" calcext:value-type="float">
            <text:p>0</text:p>
          </table:table-cell>
          <table:table-cell table:formula="of:=IF((([.AX61] = 1)   AND   ([.AX62] = 0))   OR   (([.AX61] = 0)   AND   ([.AX62] = 1));1;0)" office:value-type="float" office:value="0" calcext:value-type="float">
            <text:p>0</text:p>
          </table:table-cell>
          <table:table-cell table:formula="of:=IF((([.AY61] = 1)   AND   ([.AY62] = 0))   OR   (([.AY61] = 0)   AND   ([.AY62] = 1));1;0)" office:value-type="float" office:value="0" calcext:value-type="float">
            <text:p>0</text:p>
          </table:table-cell>
          <table:table-cell table:formula="of:=IF((([.AZ61] = 1)   AND   ([.AZ62] = 0))   OR   (([.AZ61] = 0)   AND   ([.AZ62] = 1));1;0)" office:value-type="float" office:value="0" calcext:value-type="float">
            <text:p>0</text:p>
          </table:table-cell>
          <table:table-cell table:formula="of:=IF((([.BA61] = 1)   AND   ([.BA62] = 0))   OR   (([.BA61] = 0)   AND   ([.BA62] = 1));1;0)" office:value-type="float" office:value="0" calcext:value-type="float">
            <text:p>0</text:p>
          </table:table-cell>
          <table:table-cell table:formula="of:=IF((([.BB61] = 1)   AND   ([.BB62] = 0))   OR   (([.BB61] = 0)   AND   ([.BB62] = 1));1;0)" office:value-type="float" office:value="0" calcext:value-type="float">
            <text:p>0</text:p>
          </table:table-cell>
          <table:table-cell table:formula="of:=IF((([.BC61] = 1)   AND   ([.BC62] = 0))   OR   (([.BC61] = 0)   AND   ([.BC62] = 1));1;0)" office:value-type="float" office:value="0" calcext:value-type="float">
            <text:p>0</text:p>
          </table:table-cell>
          <table:table-cell table:formula="of:=IF((([.BD61] = 1)   AND   ([.BD62] = 0))   OR   (([.BD61] = 0)   AND   ([.BD62] = 1));1;0)" office:value-type="float" office:value="0" calcext:value-type="float">
            <text:p>0</text:p>
          </table:table-cell>
          <table:table-cell table:formula="of:=IF((([.BE61] = 1)   AND   ([.BE62] = 0))   OR   (([.BE61] = 0)   AND   ([.BE62] = 1));1;0)" office:value-type="float" office:value="0" calcext:value-type="float">
            <text:p>0</text:p>
          </table:table-cell>
          <table:table-cell table:formula="of:=IF((([.BF61] = 1)   AND   ([.BF62] = 0))   OR   (([.BF61] = 0)   AND   ([.BF62] = 1));1;0)" office:value-type="float" office:value="0" calcext:value-type="float">
            <text:p>0</text:p>
          </table:table-cell>
          <table:table-cell table:formula="of:=IF((([.BG61] = 1)   AND   ([.BG62] = 0))   OR   (([.BG61] = 0)   AND   ([.BG62] = 1));1;0)" office:value-type="float" office:value="0" calcext:value-type="float">
            <text:p>0</text:p>
          </table:table-cell>
          <table:table-cell table:formula="of:=IF((([.BH61] = 1)   AND   ([.BH62] = 0))   OR   (([.BH61] = 0)   AND   ([.BH62] = 1));1;0)" office:value-type="float" office:value="0" calcext:value-type="float">
            <text:p>0</text:p>
          </table:table-cell>
          <table:table-cell table:formula="of:=IF((([.BI61] = 1)   AND   ([.BI62] = 0))   OR   (([.BI61] = 0)   AND   ([.BI62] = 1));1;0)" office:value-type="float" office:value="0" calcext:value-type="float">
            <text:p>0</text:p>
          </table:table-cell>
          <table:table-cell table:formula="of:=IF((([.BJ61] = 1)   AND   ([.BJ62] = 0))   OR   (([.BJ61] = 0)   AND   ([.BJ62] = 1));1;0)" office:value-type="float" office:value="1" calcext:value-type="float">
            <text:p>1</text:p>
          </table:table-cell>
          <table:table-cell table:formula="of:=IF((([.BK61] = 1)   AND   ([.BK62] = 0))   OR   (([.BK61] = 0)   AND   ([.BK62] = 1));1;0)" office:value-type="float" office:value="1" calcext:value-type="float">
            <text:p>1</text:p>
          </table:table-cell>
          <table:table-cell table:formula="of:=IF((([.BL61] = 1)   AND   ([.BL62] = 0))   OR   (([.BL61] = 0)   AND   ([.BL62] = 1));1;0)" office:value-type="float" office:value="1" calcext:value-type="float">
            <text:p>1</text:p>
          </table:table-cell>
          <table:table-cell table:formula="of:=IF((([.BM61] = 1)   AND   ([.BM62] = 0))   OR   (([.BM61] = 0)   AND   ([.BM62] = 1));1;0)" office:value-type="float" office:value="1" calcext:value-type="float">
            <text:p>1</text:p>
          </table:table-cell>
          <table:table-cell table:formula="of:=IF((([.BN61] = 1)   AND   ([.BN62] = 0))   OR   (([.BN61] = 0)   AND   ([.BN62] = 1));1;0)" office:value-type="float" office:value="0" calcext:value-type="float">
            <text:p>0</text:p>
          </table:table-cell>
          <table:table-cell table:formula="of:=IF((([.BO61] = 1)   AND   ([.BO62] = 0))   OR   (([.BO61] = 0)   AND   ([.BO62] = 1));1;0)" office:value-type="float" office:value="0" calcext:value-type="float">
            <text:p>0</text:p>
          </table:table-cell>
          <table:table-cell table:formula="of:=IF((([.BP61] = 1)   AND   ([.BP62] = 0))   OR   (([.BP61] = 0)   AND   ([.BP62] = 1));1;0)" office:value-type="float" office:value="0" calcext:value-type="float">
            <text:p>0</text:p>
          </table:table-cell>
          <table:table-cell table:formula="of:=IF((([.BQ61] = 1)   AND   ([.BQ62] = 0))   OR   (([.BQ61] = 0)   AND   ([.BQ62] = 1));1;0)" office:value-type="float" office:value="0" calcext:value-type="float">
            <text:p>0</text:p>
          </table:table-cell>
          <table:table-cell table:formula="of:=IF((([.BR61] = 1)   AND   ([.BR62] = 0))   OR   (([.BR61] = 0)   AND   ([.BR62] = 1));1;0)" office:value-type="float" office:value="0" calcext:value-type="float">
            <text:p>0</text:p>
          </table:table-cell>
          <table:table-cell table:formula="of:=IF((([.BS61] = 1)   AND   ([.BS62] = 0))   OR   (([.BS61] = 0)   AND   ([.BS62] = 1));1;0)" office:value-type="float" office:value="0" calcext:value-type="float">
            <text:p>0</text:p>
          </table:table-cell>
          <table:table-cell table:formula="of:=IF((([.BT61] = 1)   AND   ([.BT62] = 0))   OR   (([.BT61] = 0)   AND   ([.BT62] = 1));1;0)" office:value-type="float" office:value="0" calcext:value-type="float">
            <text:p>0</text:p>
          </table:table-cell>
          <table:table-cell table:formula="of:=IF((([.BU61] = 1)   AND   ([.BU62] = 0))   OR   (([.BU61] = 0)   AND   ([.BU62] = 1));1;0)" office:value-type="float" office:value="0" calcext:value-type="float">
            <text:p>0</text:p>
          </table:table-cell>
          <table:table-cell/>
          <table:table-cell table:formula="of:=SUM([.A62:.BW62])"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number-columns-repeated="947"/>
        </table:table-row>
        <table:table-row table:style-name="ro1">
          <table:table-cell/>
          <table:table-cell table:formula="of:=IF((([.A62] = 1)   AND   ([.A63] = 0))   OR   (([.A62] = 0)   AND   ([.A63] = 1));1;0)" office:value-type="float" office:value="0" calcext:value-type="float">
            <text:p>0</text:p>
          </table:table-cell>
          <table:table-cell table:formula="of:=IF((([.B62] = 1)   AND   ([.B63] = 0))   OR   (([.B62] = 0)   AND   ([.B63] = 1));1;0)" office:value-type="float" office:value="0" calcext:value-type="float">
            <text:p>0</text:p>
          </table:table-cell>
          <table:table-cell table:formula="of:=IF((([.C62] = 1)   AND   ([.C63] = 0))   OR   (([.C62] = 0)   AND   ([.C63] = 1));1;0)" office:value-type="float" office:value="0" calcext:value-type="float">
            <text:p>0</text:p>
          </table:table-cell>
          <table:table-cell table:formula="of:=IF((([.D62] = 1)   AND   ([.D63] = 0))   OR   (([.D62] = 0)   AND   ([.D63] = 1));1;0)" office:value-type="float" office:value="0" calcext:value-type="float">
            <text:p>0</text:p>
          </table:table-cell>
          <table:table-cell table:formula="of:=IF((([.E62] = 1)   AND   ([.E63] = 0))   OR   (([.E62] = 0)   AND   ([.E63] = 1));1;0)" office:value-type="float" office:value="0" calcext:value-type="float">
            <text:p>0</text:p>
          </table:table-cell>
          <table:table-cell table:formula="of:=IF((([.F62] = 1)   AND   ([.F63] = 0))   OR   (([.F62] = 0)   AND   ([.F63] = 1));1;0)" office:value-type="float" office:value="0" calcext:value-type="float">
            <text:p>0</text:p>
          </table:table-cell>
          <table:table-cell table:formula="of:=IF((([.G62] = 1)   AND   ([.G63] = 0))   OR   (([.G62] = 0)   AND   ([.G63] = 1));1;0)" office:value-type="float" office:value="0" calcext:value-type="float">
            <text:p>0</text:p>
          </table:table-cell>
          <table:table-cell table:formula="of:=IF((([.H62] = 1)   AND   ([.H63] = 0))   OR   (([.H62] = 0)   AND   ([.H63] = 1));1;0)" office:value-type="float" office:value="0" calcext:value-type="float">
            <text:p>0</text:p>
          </table:table-cell>
          <table:table-cell table:formula="of:=IF((([.I62] = 1)   AND   ([.I63] = 0))   OR   (([.I62] = 0)   AND   ([.I63] = 1));1;0)" office:value-type="float" office:value="0" calcext:value-type="float">
            <text:p>0</text:p>
          </table:table-cell>
          <table:table-cell table:formula="of:=IF((([.J62] = 1)   AND   ([.J63] = 0))   OR   (([.J62] = 0)   AND   ([.J63] = 1));1;0)" office:value-type="float" office:value="0" calcext:value-type="float">
            <text:p>0</text:p>
          </table:table-cell>
          <table:table-cell table:formula="of:=IF((([.K62] = 1)   AND   ([.K63] = 0))   OR   (([.K62] = 0)   AND   ([.K63] = 1));1;0)" office:value-type="float" office:value="0" calcext:value-type="float">
            <text:p>0</text:p>
          </table:table-cell>
          <table:table-cell table:formula="of:=IF((([.L62] = 1)   AND   ([.L63] = 0))   OR   (([.L62] = 0)   AND   ([.L63] = 1));1;0)" office:value-type="float" office:value="0" calcext:value-type="float">
            <text:p>0</text:p>
          </table:table-cell>
          <table:table-cell table:formula="of:=IF((([.M62] = 1)   AND   ([.M63] = 0))   OR   (([.M62] = 0)   AND   ([.M63] = 1));1;0)" office:value-type="float" office:value="0" calcext:value-type="float">
            <text:p>0</text:p>
          </table:table-cell>
          <table:table-cell table:formula="of:=IF((([.N62] = 1)   AND   ([.N63] = 0))   OR   (([.N62] = 0)   AND   ([.N63] = 1));1;0)" office:value-type="float" office:value="0" calcext:value-type="float">
            <text:p>0</text:p>
          </table:table-cell>
          <table:table-cell table:formula="of:=IF((([.O62] = 1)   AND   ([.O63] = 0))   OR   (([.O62] = 0)   AND   ([.O63] = 1));1;0)" office:value-type="float" office:value="0" calcext:value-type="float">
            <text:p>0</text:p>
          </table:table-cell>
          <table:table-cell table:formula="of:=IF((([.P62] = 1)   AND   ([.P63] = 0))   OR   (([.P62] = 0)   AND   ([.P63] = 1));1;0)" office:value-type="float" office:value="0" calcext:value-type="float">
            <text:p>0</text:p>
          </table:table-cell>
          <table:table-cell table:formula="of:=IF((([.Q62] = 1)   AND   ([.Q63] = 0))   OR   (([.Q62] = 0)   AND   ([.Q63] = 1));1;0)" office:value-type="float" office:value="0" calcext:value-type="float">
            <text:p>0</text:p>
          </table:table-cell>
          <table:table-cell table:formula="of:=IF((([.R62] = 1)   AND   ([.R63] = 0))   OR   (([.R62] = 0)   AND   ([.R63] = 1));1;0)" office:value-type="float" office:value="0" calcext:value-type="float">
            <text:p>0</text:p>
          </table:table-cell>
          <table:table-cell table:formula="of:=IF((([.S62] = 1)   AND   ([.S63] = 0))   OR   (([.S62] = 0)   AND   ([.S63] = 1));1;0)" office:value-type="float" office:value="0" calcext:value-type="float">
            <text:p>0</text:p>
          </table:table-cell>
          <table:table-cell table:formula="of:=IF((([.T62] = 1)   AND   ([.T63] = 0))   OR   (([.T62] = 0)   AND   ([.T63] = 1));1;0)" office:value-type="float" office:value="0" calcext:value-type="float">
            <text:p>0</text:p>
          </table:table-cell>
          <table:table-cell table:formula="of:=IF((([.U62] = 1)   AND   ([.U63] = 0))   OR   (([.U62] = 0)   AND   ([.U63] = 1));1;0)" office:value-type="float" office:value="0" calcext:value-type="float">
            <text:p>0</text:p>
          </table:table-cell>
          <table:table-cell table:formula="of:=IF((([.V62] = 1)   AND   ([.V63] = 0))   OR   (([.V62] = 0)   AND   ([.V63] = 1));1;0)" office:value-type="float" office:value="0" calcext:value-type="float">
            <text:p>0</text:p>
          </table:table-cell>
          <table:table-cell table:formula="of:=IF((([.W62] = 1)   AND   ([.W63] = 0))   OR   (([.W62] = 0)   AND   ([.W63] = 1));1;0)" office:value-type="float" office:value="0" calcext:value-type="float">
            <text:p>0</text:p>
          </table:table-cell>
          <table:table-cell table:formula="of:=IF((([.X62] = 1)   AND   ([.X63] = 0))   OR   (([.X62] = 0)   AND   ([.X63] = 1));1;0)" office:value-type="float" office:value="0" calcext:value-type="float">
            <text:p>0</text:p>
          </table:table-cell>
          <table:table-cell table:formula="of:=IF((([.Y62] = 1)   AND   ([.Y63] = 0))   OR   (([.Y62] = 0)   AND   ([.Y63] = 1));1;0)" office:value-type="float" office:value="0" calcext:value-type="float">
            <text:p>0</text:p>
          </table:table-cell>
          <table:table-cell table:formula="of:=IF((([.Z62] = 1)   AND   ([.Z63] = 0))   OR   (([.Z62] = 0)   AND   ([.Z63] = 1));1;0)" office:value-type="float" office:value="0" calcext:value-type="float">
            <text:p>0</text:p>
          </table:table-cell>
          <table:table-cell table:formula="of:=IF((([.AA62] = 1)   AND   ([.AA63] = 0))   OR   (([.AA62] = 0)   AND   ([.AA63] = 1));1;0)" office:value-type="float" office:value="0" calcext:value-type="float">
            <text:p>0</text:p>
          </table:table-cell>
          <table:table-cell table:formula="of:=IF((([.AB62] = 1)   AND   ([.AB63] = 0))   OR   (([.AB62] = 0)   AND   ([.AB63] = 1));1;0)" office:value-type="float" office:value="0" calcext:value-type="float">
            <text:p>0</text:p>
          </table:table-cell>
          <table:table-cell table:formula="of:=IF((([.AC62] = 1)   AND   ([.AC63] = 0))   OR   (([.AC62] = 0)   AND   ([.AC63] = 1));1;0)" office:value-type="float" office:value="0" calcext:value-type="float">
            <text:p>0</text:p>
          </table:table-cell>
          <table:table-cell table:formula="of:=IF((([.AD62] = 1)   AND   ([.AD63] = 0))   OR   (([.AD62] = 0)   AND   ([.AD63] = 1));1;0)" office:value-type="float" office:value="0" calcext:value-type="float">
            <text:p>0</text:p>
          </table:table-cell>
          <table:table-cell table:formula="of:=IF((([.AE62] = 1)   AND   ([.AE63] = 0))   OR   (([.AE62] = 0)   AND   ([.AE63] = 1));1;0)" office:value-type="float" office:value="0" calcext:value-type="float">
            <text:p>0</text:p>
          </table:table-cell>
          <table:table-cell table:formula="of:=IF((([.AF62] = 1)   AND   ([.AF63] = 0))   OR   (([.AF62] = 0)   AND   ([.AF63] = 1));1;0)" office:value-type="float" office:value="0" calcext:value-type="float">
            <text:p>0</text:p>
          </table:table-cell>
          <table:table-cell table:formula="of:=IF((([.AG62] = 1)   AND   ([.AG63] = 0))   OR   (([.AG62] = 0)   AND   ([.AG63] = 1));1;0)" office:value-type="float" office:value="0" calcext:value-type="float">
            <text:p>0</text:p>
          </table:table-cell>
          <table:table-cell table:formula="of:=IF((([.AH62] = 1)   AND   ([.AH63] = 0))   OR   (([.AH62] = 0)   AND   ([.AH63] = 1));1;0)" office:value-type="float" office:value="0" calcext:value-type="float">
            <text:p>0</text:p>
          </table:table-cell>
          <table:table-cell table:formula="of:=IF((([.AI62] = 1)   AND   ([.AI63] = 0))   OR   (([.AI62] = 0)   AND   ([.AI63] = 1));1;0)" office:value-type="float" office:value="0" calcext:value-type="float">
            <text:p>0</text:p>
          </table:table-cell>
          <table:table-cell table:formula="of:=IF((([.AJ62] = 1)   AND   ([.AJ63] = 0))   OR   (([.AJ62] = 0)   AND   ([.AJ63] = 1));1;0)" office:value-type="float" office:value="0" calcext:value-type="float">
            <text:p>0</text:p>
          </table:table-cell>
          <table:table-cell table:formula="of:=IF((([.AK62] = 1)   AND   ([.AK63] = 0))   OR   (([.AK62] = 0)   AND   ([.AK63] = 1));1;0)" office:value-type="float" office:value="0" calcext:value-type="float">
            <text:p>0</text:p>
          </table:table-cell>
          <table:table-cell table:formula="of:=IF((([.AL62] = 1)   AND   ([.AL63] = 0))   OR   (([.AL62] = 0)   AND   ([.AL63] = 1));1;0)" office:value-type="float" office:value="0" calcext:value-type="float">
            <text:p>0</text:p>
          </table:table-cell>
          <table:table-cell table:formula="of:=IF((([.AM62] = 1)   AND   ([.AM63] = 0))   OR   (([.AM62] = 0)   AND   ([.AM63] = 1));1;0)" office:value-type="float" office:value="0" calcext:value-type="float">
            <text:p>0</text:p>
          </table:table-cell>
          <table:table-cell table:formula="of:=IF((([.AN62] = 1)   AND   ([.AN63] = 0))   OR   (([.AN62] = 0)   AND   ([.AN63] = 1));1;0)" office:value-type="float" office:value="0" calcext:value-type="float">
            <text:p>0</text:p>
          </table:table-cell>
          <table:table-cell table:formula="of:=IF((([.AO62] = 1)   AND   ([.AO63] = 0))   OR   (([.AO62] = 0)   AND   ([.AO63] = 1));1;0)" office:value-type="float" office:value="0" calcext:value-type="float">
            <text:p>0</text:p>
          </table:table-cell>
          <table:table-cell table:formula="of:=IF((([.AP62] = 1)   AND   ([.AP63] = 0))   OR   (([.AP62] = 0)   AND   ([.AP63] = 1));1;0)" office:value-type="float" office:value="0" calcext:value-type="float">
            <text:p>0</text:p>
          </table:table-cell>
          <table:table-cell table:formula="of:=IF((([.AQ62] = 1)   AND   ([.AQ63] = 0))   OR   (([.AQ62] = 0)   AND   ([.AQ63] = 1));1;0)" office:value-type="float" office:value="0" calcext:value-type="float">
            <text:p>0</text:p>
          </table:table-cell>
          <table:table-cell table:formula="of:=IF((([.AR62] = 1)   AND   ([.AR63] = 0))   OR   (([.AR62] = 0)   AND   ([.AR63] = 1));1;0)" office:value-type="float" office:value="0" calcext:value-type="float">
            <text:p>0</text:p>
          </table:table-cell>
          <table:table-cell table:formula="of:=IF((([.AS62] = 1)   AND   ([.AS63] = 0))   OR   (([.AS62] = 0)   AND   ([.AS63] = 1));1;0)" office:value-type="float" office:value="0" calcext:value-type="float">
            <text:p>0</text:p>
          </table:table-cell>
          <table:table-cell table:formula="of:=IF((([.AT62] = 1)   AND   ([.AT63] = 0))   OR   (([.AT62] = 0)   AND   ([.AT63] = 1));1;0)" office:value-type="float" office:value="0" calcext:value-type="float">
            <text:p>0</text:p>
          </table:table-cell>
          <table:table-cell table:formula="of:=IF((([.AU62] = 1)   AND   ([.AU63] = 0))   OR   (([.AU62] = 0)   AND   ([.AU63] = 1));1;0)" office:value-type="float" office:value="0" calcext:value-type="float">
            <text:p>0</text:p>
          </table:table-cell>
          <table:table-cell table:formula="of:=IF((([.AV62] = 1)   AND   ([.AV63] = 0))   OR   (([.AV62] = 0)   AND   ([.AV63] = 1));1;0)" office:value-type="float" office:value="0" calcext:value-type="float">
            <text:p>0</text:p>
          </table:table-cell>
          <table:table-cell table:formula="of:=IF((([.AW62] = 1)   AND   ([.AW63] = 0))   OR   (([.AW62] = 0)   AND   ([.AW63] = 1));1;0)" office:value-type="float" office:value="0" calcext:value-type="float">
            <text:p>0</text:p>
          </table:table-cell>
          <table:table-cell table:formula="of:=IF((([.AX62] = 1)   AND   ([.AX63] = 0))   OR   (([.AX62] = 0)   AND   ([.AX63] = 1));1;0)" office:value-type="float" office:value="0" calcext:value-type="float">
            <text:p>0</text:p>
          </table:table-cell>
          <table:table-cell table:formula="of:=IF((([.AY62] = 1)   AND   ([.AY63] = 0))   OR   (([.AY62] = 0)   AND   ([.AY63] = 1));1;0)" office:value-type="float" office:value="0" calcext:value-type="float">
            <text:p>0</text:p>
          </table:table-cell>
          <table:table-cell table:formula="of:=IF((([.AZ62] = 1)   AND   ([.AZ63] = 0))   OR   (([.AZ62] = 0)   AND   ([.AZ63] = 1));1;0)" office:value-type="float" office:value="0" calcext:value-type="float">
            <text:p>0</text:p>
          </table:table-cell>
          <table:table-cell table:formula="of:=IF((([.BA62] = 1)   AND   ([.BA63] = 0))   OR   (([.BA62] = 0)   AND   ([.BA63] = 1));1;0)" office:value-type="float" office:value="0" calcext:value-type="float">
            <text:p>0</text:p>
          </table:table-cell>
          <table:table-cell table:formula="of:=IF((([.BB62] = 1)   AND   ([.BB63] = 0))   OR   (([.BB62] = 0)   AND   ([.BB63] = 1));1;0)" office:value-type="float" office:value="0" calcext:value-type="float">
            <text:p>0</text:p>
          </table:table-cell>
          <table:table-cell table:formula="of:=IF((([.BC62] = 1)   AND   ([.BC63] = 0))   OR   (([.BC62] = 0)   AND   ([.BC63] = 1));1;0)" office:value-type="float" office:value="0" calcext:value-type="float">
            <text:p>0</text:p>
          </table:table-cell>
          <table:table-cell table:formula="of:=IF((([.BD62] = 1)   AND   ([.BD63] = 0))   OR   (([.BD62] = 0)   AND   ([.BD63] = 1));1;0)" office:value-type="float" office:value="0" calcext:value-type="float">
            <text:p>0</text:p>
          </table:table-cell>
          <table:table-cell table:formula="of:=IF((([.BE62] = 1)   AND   ([.BE63] = 0))   OR   (([.BE62] = 0)   AND   ([.BE63] = 1));1;0)" office:value-type="float" office:value="0" calcext:value-type="float">
            <text:p>0</text:p>
          </table:table-cell>
          <table:table-cell table:formula="of:=IF((([.BF62] = 1)   AND   ([.BF63] = 0))   OR   (([.BF62] = 0)   AND   ([.BF63] = 1));1;0)" office:value-type="float" office:value="0" calcext:value-type="float">
            <text:p>0</text:p>
          </table:table-cell>
          <table:table-cell table:formula="of:=IF((([.BG62] = 1)   AND   ([.BG63] = 0))   OR   (([.BG62] = 0)   AND   ([.BG63] = 1));1;0)" office:value-type="float" office:value="0" calcext:value-type="float">
            <text:p>0</text:p>
          </table:table-cell>
          <table:table-cell table:formula="of:=IF((([.BH62] = 1)   AND   ([.BH63] = 0))   OR   (([.BH62] = 0)   AND   ([.BH63] = 1));1;0)" office:value-type="float" office:value="0" calcext:value-type="float">
            <text:p>0</text:p>
          </table:table-cell>
          <table:table-cell table:formula="of:=IF((([.BI62] = 1)   AND   ([.BI63] = 0))   OR   (([.BI62] = 0)   AND   ([.BI63] = 1));1;0)" office:value-type="float" office:value="0" calcext:value-type="float">
            <text:p>0</text:p>
          </table:table-cell>
          <table:table-cell table:formula="of:=IF((([.BJ62] = 1)   AND   ([.BJ63] = 0))   OR   (([.BJ62] = 0)   AND   ([.BJ63] = 1));1;0)" office:value-type="float" office:value="0" calcext:value-type="float">
            <text:p>0</text:p>
          </table:table-cell>
          <table:table-cell table:formula="of:=IF((([.BK62] = 1)   AND   ([.BK63] = 0))   OR   (([.BK62] = 0)   AND   ([.BK63] = 1));1;0)" office:value-type="float" office:value="1" calcext:value-type="float">
            <text:p>1</text:p>
          </table:table-cell>
          <table:table-cell table:formula="of:=IF((([.BL62] = 1)   AND   ([.BL63] = 0))   OR   (([.BL62] = 0)   AND   ([.BL63] = 1));1;0)" office:value-type="float" office:value="0" calcext:value-type="float">
            <text:p>0</text:p>
          </table:table-cell>
          <table:table-cell table:formula="of:=IF((([.BM62] = 1)   AND   ([.BM63] = 0))   OR   (([.BM62] = 0)   AND   ([.BM63] = 1));1;0)" office:value-type="float" office:value="1" calcext:value-type="float">
            <text:p>1</text:p>
          </table:table-cell>
          <table:table-cell table:formula="of:=IF((([.BN62] = 1)   AND   ([.BN63] = 0))   OR   (([.BN62] = 0)   AND   ([.BN63] = 1));1;0)" office:value-type="float" office:value="0" calcext:value-type="float">
            <text:p>0</text:p>
          </table:table-cell>
          <table:table-cell table:formula="of:=IF((([.BO62] = 1)   AND   ([.BO63] = 0))   OR   (([.BO62] = 0)   AND   ([.BO63] = 1));1;0)" office:value-type="float" office:value="0" calcext:value-type="float">
            <text:p>0</text:p>
          </table:table-cell>
          <table:table-cell table:formula="of:=IF((([.BP62] = 1)   AND   ([.BP63] = 0))   OR   (([.BP62] = 0)   AND   ([.BP63] = 1));1;0)" office:value-type="float" office:value="0" calcext:value-type="float">
            <text:p>0</text:p>
          </table:table-cell>
          <table:table-cell table:formula="of:=IF((([.BQ62] = 1)   AND   ([.BQ63] = 0))   OR   (([.BQ62] = 0)   AND   ([.BQ63] = 1));1;0)" office:value-type="float" office:value="0" calcext:value-type="float">
            <text:p>0</text:p>
          </table:table-cell>
          <table:table-cell table:formula="of:=IF((([.BR62] = 1)   AND   ([.BR63] = 0))   OR   (([.BR62] = 0)   AND   ([.BR63] = 1));1;0)" office:value-type="float" office:value="0" calcext:value-type="float">
            <text:p>0</text:p>
          </table:table-cell>
          <table:table-cell table:formula="of:=IF((([.BS62] = 1)   AND   ([.BS63] = 0))   OR   (([.BS62] = 0)   AND   ([.BS63] = 1));1;0)" office:value-type="float" office:value="0" calcext:value-type="float">
            <text:p>0</text:p>
          </table:table-cell>
          <table:table-cell table:formula="of:=IF((([.BT62] = 1)   AND   ([.BT63] = 0))   OR   (([.BT62] = 0)   AND   ([.BT63] = 1));1;0)" office:value-type="float" office:value="0" calcext:value-type="float">
            <text:p>0</text:p>
          </table:table-cell>
          <table:table-cell table:formula="of:=IF((([.BU62] = 1)   AND   ([.BU63] = 0))   OR   (([.BU62] = 0)   AND   ([.BU63] = 1));1;0)" office:value-type="float" office:value="0" calcext:value-type="float">
            <text:p>0</text:p>
          </table:table-cell>
          <table:table-cell/>
          <table:table-cell table:formula="of:=SUM([.A63:.BW63])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947"/>
        </table:table-row>
        <table:table-row table:style-name="ro1">
          <table:table-cell/>
          <table:table-cell table:formula="of:=IF((([.A63] = 1)   AND   ([.A64] = 0))   OR   (([.A63] = 0)   AND   ([.A64] = 1));1;0)" office:value-type="float" office:value="0" calcext:value-type="float">
            <text:p>0</text:p>
          </table:table-cell>
          <table:table-cell table:formula="of:=IF((([.B63] = 1)   AND   ([.B64] = 0))   OR   (([.B63] = 0)   AND   ([.B64] = 1));1;0)" office:value-type="float" office:value="0" calcext:value-type="float">
            <text:p>0</text:p>
          </table:table-cell>
          <table:table-cell table:formula="of:=IF((([.C63] = 1)   AND   ([.C64] = 0))   OR   (([.C63] = 0)   AND   ([.C64] = 1));1;0)" office:value-type="float" office:value="0" calcext:value-type="float">
            <text:p>0</text:p>
          </table:table-cell>
          <table:table-cell table:formula="of:=IF((([.D63] = 1)   AND   ([.D64] = 0))   OR   (([.D63] = 0)   AND   ([.D64] = 1));1;0)" office:value-type="float" office:value="0" calcext:value-type="float">
            <text:p>0</text:p>
          </table:table-cell>
          <table:table-cell table:formula="of:=IF((([.E63] = 1)   AND   ([.E64] = 0))   OR   (([.E63] = 0)   AND   ([.E64] = 1));1;0)" office:value-type="float" office:value="0" calcext:value-type="float">
            <text:p>0</text:p>
          </table:table-cell>
          <table:table-cell table:formula="of:=IF((([.F63] = 1)   AND   ([.F64] = 0))   OR   (([.F63] = 0)   AND   ([.F64] = 1));1;0)" office:value-type="float" office:value="0" calcext:value-type="float">
            <text:p>0</text:p>
          </table:table-cell>
          <table:table-cell table:formula="of:=IF((([.G63] = 1)   AND   ([.G64] = 0))   OR   (([.G63] = 0)   AND   ([.G64] = 1));1;0)" office:value-type="float" office:value="0" calcext:value-type="float">
            <text:p>0</text:p>
          </table:table-cell>
          <table:table-cell table:formula="of:=IF((([.H63] = 1)   AND   ([.H64] = 0))   OR   (([.H63] = 0)   AND   ([.H64] = 1));1;0)" office:value-type="float" office:value="0" calcext:value-type="float">
            <text:p>0</text:p>
          </table:table-cell>
          <table:table-cell table:formula="of:=IF((([.I63] = 1)   AND   ([.I64] = 0))   OR   (([.I63] = 0)   AND   ([.I64] = 1));1;0)" office:value-type="float" office:value="0" calcext:value-type="float">
            <text:p>0</text:p>
          </table:table-cell>
          <table:table-cell table:formula="of:=IF((([.J63] = 1)   AND   ([.J64] = 0))   OR   (([.J63] = 0)   AND   ([.J64] = 1));1;0)" office:value-type="float" office:value="0" calcext:value-type="float">
            <text:p>0</text:p>
          </table:table-cell>
          <table:table-cell table:formula="of:=IF((([.K63] = 1)   AND   ([.K64] = 0))   OR   (([.K63] = 0)   AND   ([.K64] = 1));1;0)" office:value-type="float" office:value="0" calcext:value-type="float">
            <text:p>0</text:p>
          </table:table-cell>
          <table:table-cell table:formula="of:=IF((([.L63] = 1)   AND   ([.L64] = 0))   OR   (([.L63] = 0)   AND   ([.L64] = 1));1;0)" office:value-type="float" office:value="0" calcext:value-type="float">
            <text:p>0</text:p>
          </table:table-cell>
          <table:table-cell table:formula="of:=IF((([.M63] = 1)   AND   ([.M64] = 0))   OR   (([.M63] = 0)   AND   ([.M64] = 1));1;0)" office:value-type="float" office:value="0" calcext:value-type="float">
            <text:p>0</text:p>
          </table:table-cell>
          <table:table-cell table:formula="of:=IF((([.N63] = 1)   AND   ([.N64] = 0))   OR   (([.N63] = 0)   AND   ([.N64] = 1));1;0)" office:value-type="float" office:value="0" calcext:value-type="float">
            <text:p>0</text:p>
          </table:table-cell>
          <table:table-cell table:formula="of:=IF((([.O63] = 1)   AND   ([.O64] = 0))   OR   (([.O63] = 0)   AND   ([.O64] = 1));1;0)" office:value-type="float" office:value="0" calcext:value-type="float">
            <text:p>0</text:p>
          </table:table-cell>
          <table:table-cell table:formula="of:=IF((([.P63] = 1)   AND   ([.P64] = 0))   OR   (([.P63] = 0)   AND   ([.P64] = 1));1;0)" office:value-type="float" office:value="0" calcext:value-type="float">
            <text:p>0</text:p>
          </table:table-cell>
          <table:table-cell table:formula="of:=IF((([.Q63] = 1)   AND   ([.Q64] = 0))   OR   (([.Q63] = 0)   AND   ([.Q64] = 1));1;0)" office:value-type="float" office:value="0" calcext:value-type="float">
            <text:p>0</text:p>
          </table:table-cell>
          <table:table-cell table:formula="of:=IF((([.R63] = 1)   AND   ([.R64] = 0))   OR   (([.R63] = 0)   AND   ([.R64] = 1));1;0)" office:value-type="float" office:value="0" calcext:value-type="float">
            <text:p>0</text:p>
          </table:table-cell>
          <table:table-cell table:formula="of:=IF((([.S63] = 1)   AND   ([.S64] = 0))   OR   (([.S63] = 0)   AND   ([.S64] = 1));1;0)" office:value-type="float" office:value="0" calcext:value-type="float">
            <text:p>0</text:p>
          </table:table-cell>
          <table:table-cell table:formula="of:=IF((([.T63] = 1)   AND   ([.T64] = 0))   OR   (([.T63] = 0)   AND   ([.T64] = 1));1;0)" office:value-type="float" office:value="0" calcext:value-type="float">
            <text:p>0</text:p>
          </table:table-cell>
          <table:table-cell table:formula="of:=IF((([.U63] = 1)   AND   ([.U64] = 0))   OR   (([.U63] = 0)   AND   ([.U64] = 1));1;0)" office:value-type="float" office:value="0" calcext:value-type="float">
            <text:p>0</text:p>
          </table:table-cell>
          <table:table-cell table:formula="of:=IF((([.V63] = 1)   AND   ([.V64] = 0))   OR   (([.V63] = 0)   AND   ([.V64] = 1));1;0)" office:value-type="float" office:value="0" calcext:value-type="float">
            <text:p>0</text:p>
          </table:table-cell>
          <table:table-cell table:formula="of:=IF((([.W63] = 1)   AND   ([.W64] = 0))   OR   (([.W63] = 0)   AND   ([.W64] = 1));1;0)" office:value-type="float" office:value="0" calcext:value-type="float">
            <text:p>0</text:p>
          </table:table-cell>
          <table:table-cell table:formula="of:=IF((([.X63] = 1)   AND   ([.X64] = 0))   OR   (([.X63] = 0)   AND   ([.X64] = 1));1;0)" office:value-type="float" office:value="0" calcext:value-type="float">
            <text:p>0</text:p>
          </table:table-cell>
          <table:table-cell table:formula="of:=IF((([.Y63] = 1)   AND   ([.Y64] = 0))   OR   (([.Y63] = 0)   AND   ([.Y64] = 1));1;0)" office:value-type="float" office:value="0" calcext:value-type="float">
            <text:p>0</text:p>
          </table:table-cell>
          <table:table-cell table:formula="of:=IF((([.Z63] = 1)   AND   ([.Z64] = 0))   OR   (([.Z63] = 0)   AND   ([.Z64] = 1));1;0)" office:value-type="float" office:value="0" calcext:value-type="float">
            <text:p>0</text:p>
          </table:table-cell>
          <table:table-cell table:formula="of:=IF((([.AA63] = 1)   AND   ([.AA64] = 0))   OR   (([.AA63] = 0)   AND   ([.AA64] = 1));1;0)" office:value-type="float" office:value="0" calcext:value-type="float">
            <text:p>0</text:p>
          </table:table-cell>
          <table:table-cell table:formula="of:=IF((([.AB63] = 1)   AND   ([.AB64] = 0))   OR   (([.AB63] = 0)   AND   ([.AB64] = 1));1;0)" office:value-type="float" office:value="0" calcext:value-type="float">
            <text:p>0</text:p>
          </table:table-cell>
          <table:table-cell table:formula="of:=IF((([.AC63] = 1)   AND   ([.AC64] = 0))   OR   (([.AC63] = 0)   AND   ([.AC64] = 1));1;0)" office:value-type="float" office:value="0" calcext:value-type="float">
            <text:p>0</text:p>
          </table:table-cell>
          <table:table-cell table:formula="of:=IF((([.AD63] = 1)   AND   ([.AD64] = 0))   OR   (([.AD63] = 0)   AND   ([.AD64] = 1));1;0)" office:value-type="float" office:value="0" calcext:value-type="float">
            <text:p>0</text:p>
          </table:table-cell>
          <table:table-cell table:formula="of:=IF((([.AE63] = 1)   AND   ([.AE64] = 0))   OR   (([.AE63] = 0)   AND   ([.AE64] = 1));1;0)" office:value-type="float" office:value="0" calcext:value-type="float">
            <text:p>0</text:p>
          </table:table-cell>
          <table:table-cell table:formula="of:=IF((([.AF63] = 1)   AND   ([.AF64] = 0))   OR   (([.AF63] = 0)   AND   ([.AF64] = 1));1;0)" office:value-type="float" office:value="0" calcext:value-type="float">
            <text:p>0</text:p>
          </table:table-cell>
          <table:table-cell table:formula="of:=IF((([.AG63] = 1)   AND   ([.AG64] = 0))   OR   (([.AG63] = 0)   AND   ([.AG64] = 1));1;0)" office:value-type="float" office:value="0" calcext:value-type="float">
            <text:p>0</text:p>
          </table:table-cell>
          <table:table-cell table:formula="of:=IF((([.AH63] = 1)   AND   ([.AH64] = 0))   OR   (([.AH63] = 0)   AND   ([.AH64] = 1));1;0)" office:value-type="float" office:value="0" calcext:value-type="float">
            <text:p>0</text:p>
          </table:table-cell>
          <table:table-cell table:formula="of:=IF((([.AI63] = 1)   AND   ([.AI64] = 0))   OR   (([.AI63] = 0)   AND   ([.AI64] = 1));1;0)" office:value-type="float" office:value="0" calcext:value-type="float">
            <text:p>0</text:p>
          </table:table-cell>
          <table:table-cell table:formula="of:=IF((([.AJ63] = 1)   AND   ([.AJ64] = 0))   OR   (([.AJ63] = 0)   AND   ([.AJ64] = 1));1;0)" office:value-type="float" office:value="0" calcext:value-type="float">
            <text:p>0</text:p>
          </table:table-cell>
          <table:table-cell table:formula="of:=IF((([.AK63] = 1)   AND   ([.AK64] = 0))   OR   (([.AK63] = 0)   AND   ([.AK64] = 1));1;0)" office:value-type="float" office:value="0" calcext:value-type="float">
            <text:p>0</text:p>
          </table:table-cell>
          <table:table-cell table:formula="of:=IF((([.AL63] = 1)   AND   ([.AL64] = 0))   OR   (([.AL63] = 0)   AND   ([.AL64] = 1));1;0)" office:value-type="float" office:value="0" calcext:value-type="float">
            <text:p>0</text:p>
          </table:table-cell>
          <table:table-cell table:formula="of:=IF((([.AM63] = 1)   AND   ([.AM64] = 0))   OR   (([.AM63] = 0)   AND   ([.AM64] = 1));1;0)" office:value-type="float" office:value="0" calcext:value-type="float">
            <text:p>0</text:p>
          </table:table-cell>
          <table:table-cell table:formula="of:=IF((([.AN63] = 1)   AND   ([.AN64] = 0))   OR   (([.AN63] = 0)   AND   ([.AN64] = 1));1;0)" office:value-type="float" office:value="0" calcext:value-type="float">
            <text:p>0</text:p>
          </table:table-cell>
          <table:table-cell table:formula="of:=IF((([.AO63] = 1)   AND   ([.AO64] = 0))   OR   (([.AO63] = 0)   AND   ([.AO64] = 1));1;0)" office:value-type="float" office:value="0" calcext:value-type="float">
            <text:p>0</text:p>
          </table:table-cell>
          <table:table-cell table:formula="of:=IF((([.AP63] = 1)   AND   ([.AP64] = 0))   OR   (([.AP63] = 0)   AND   ([.AP64] = 1));1;0)" office:value-type="float" office:value="0" calcext:value-type="float">
            <text:p>0</text:p>
          </table:table-cell>
          <table:table-cell table:formula="of:=IF((([.AQ63] = 1)   AND   ([.AQ64] = 0))   OR   (([.AQ63] = 0)   AND   ([.AQ64] = 1));1;0)" office:value-type="float" office:value="0" calcext:value-type="float">
            <text:p>0</text:p>
          </table:table-cell>
          <table:table-cell table:formula="of:=IF((([.AR63] = 1)   AND   ([.AR64] = 0))   OR   (([.AR63] = 0)   AND   ([.AR64] = 1));1;0)" office:value-type="float" office:value="0" calcext:value-type="float">
            <text:p>0</text:p>
          </table:table-cell>
          <table:table-cell table:formula="of:=IF((([.AS63] = 1)   AND   ([.AS64] = 0))   OR   (([.AS63] = 0)   AND   ([.AS64] = 1));1;0)" office:value-type="float" office:value="0" calcext:value-type="float">
            <text:p>0</text:p>
          </table:table-cell>
          <table:table-cell table:formula="of:=IF((([.AT63] = 1)   AND   ([.AT64] = 0))   OR   (([.AT63] = 0)   AND   ([.AT64] = 1));1;0)" office:value-type="float" office:value="0" calcext:value-type="float">
            <text:p>0</text:p>
          </table:table-cell>
          <table:table-cell table:formula="of:=IF((([.AU63] = 1)   AND   ([.AU64] = 0))   OR   (([.AU63] = 0)   AND   ([.AU64] = 1));1;0)" office:value-type="float" office:value="0" calcext:value-type="float">
            <text:p>0</text:p>
          </table:table-cell>
          <table:table-cell table:formula="of:=IF((([.AV63] = 1)   AND   ([.AV64] = 0))   OR   (([.AV63] = 0)   AND   ([.AV64] = 1));1;0)" office:value-type="float" office:value="0" calcext:value-type="float">
            <text:p>0</text:p>
          </table:table-cell>
          <table:table-cell table:formula="of:=IF((([.AW63] = 1)   AND   ([.AW64] = 0))   OR   (([.AW63] = 0)   AND   ([.AW64] = 1));1;0)" office:value-type="float" office:value="0" calcext:value-type="float">
            <text:p>0</text:p>
          </table:table-cell>
          <table:table-cell table:formula="of:=IF((([.AX63] = 1)   AND   ([.AX64] = 0))   OR   (([.AX63] = 0)   AND   ([.AX64] = 1));1;0)" office:value-type="float" office:value="0" calcext:value-type="float">
            <text:p>0</text:p>
          </table:table-cell>
          <table:table-cell table:formula="of:=IF((([.AY63] = 1)   AND   ([.AY64] = 0))   OR   (([.AY63] = 0)   AND   ([.AY64] = 1));1;0)" office:value-type="float" office:value="0" calcext:value-type="float">
            <text:p>0</text:p>
          </table:table-cell>
          <table:table-cell table:formula="of:=IF((([.AZ63] = 1)   AND   ([.AZ64] = 0))   OR   (([.AZ63] = 0)   AND   ([.AZ64] = 1));1;0)" office:value-type="float" office:value="0" calcext:value-type="float">
            <text:p>0</text:p>
          </table:table-cell>
          <table:table-cell table:formula="of:=IF((([.BA63] = 1)   AND   ([.BA64] = 0))   OR   (([.BA63] = 0)   AND   ([.BA64] = 1));1;0)" office:value-type="float" office:value="0" calcext:value-type="float">
            <text:p>0</text:p>
          </table:table-cell>
          <table:table-cell table:formula="of:=IF((([.BB63] = 1)   AND   ([.BB64] = 0))   OR   (([.BB63] = 0)   AND   ([.BB64] = 1));1;0)" office:value-type="float" office:value="0" calcext:value-type="float">
            <text:p>0</text:p>
          </table:table-cell>
          <table:table-cell table:formula="of:=IF((([.BC63] = 1)   AND   ([.BC64] = 0))   OR   (([.BC63] = 0)   AND   ([.BC64] = 1));1;0)" office:value-type="float" office:value="0" calcext:value-type="float">
            <text:p>0</text:p>
          </table:table-cell>
          <table:table-cell table:formula="of:=IF((([.BD63] = 1)   AND   ([.BD64] = 0))   OR   (([.BD63] = 0)   AND   ([.BD64] = 1));1;0)" office:value-type="float" office:value="0" calcext:value-type="float">
            <text:p>0</text:p>
          </table:table-cell>
          <table:table-cell table:formula="of:=IF((([.BE63] = 1)   AND   ([.BE64] = 0))   OR   (([.BE63] = 0)   AND   ([.BE64] = 1));1;0)" office:value-type="float" office:value="0" calcext:value-type="float">
            <text:p>0</text:p>
          </table:table-cell>
          <table:table-cell table:formula="of:=IF((([.BF63] = 1)   AND   ([.BF64] = 0))   OR   (([.BF63] = 0)   AND   ([.BF64] = 1));1;0)" office:value-type="float" office:value="0" calcext:value-type="float">
            <text:p>0</text:p>
          </table:table-cell>
          <table:table-cell table:formula="of:=IF((([.BG63] = 1)   AND   ([.BG64] = 0))   OR   (([.BG63] = 0)   AND   ([.BG64] = 1));1;0)" office:value-type="float" office:value="0" calcext:value-type="float">
            <text:p>0</text:p>
          </table:table-cell>
          <table:table-cell table:formula="of:=IF((([.BH63] = 1)   AND   ([.BH64] = 0))   OR   (([.BH63] = 0)   AND   ([.BH64] = 1));1;0)" office:value-type="float" office:value="0" calcext:value-type="float">
            <text:p>0</text:p>
          </table:table-cell>
          <table:table-cell table:formula="of:=IF((([.BI63] = 1)   AND   ([.BI64] = 0))   OR   (([.BI63] = 0)   AND   ([.BI64] = 1));1;0)" office:value-type="float" office:value="0" calcext:value-type="float">
            <text:p>0</text:p>
          </table:table-cell>
          <table:table-cell table:formula="of:=IF((([.BJ63] = 1)   AND   ([.BJ64] = 0))   OR   (([.BJ63] = 0)   AND   ([.BJ64] = 1));1;0)" office:value-type="float" office:value="0" calcext:value-type="float">
            <text:p>0</text:p>
          </table:table-cell>
          <table:table-cell table:formula="of:=IF((([.BK63] = 1)   AND   ([.BK64] = 0))   OR   (([.BK63] = 0)   AND   ([.BK64] = 1));1;0)" office:value-type="float" office:value="0" calcext:value-type="float">
            <text:p>0</text:p>
          </table:table-cell>
          <table:table-cell table:formula="of:=IF((([.BL63] = 1)   AND   ([.BL64] = 0))   OR   (([.BL63] = 0)   AND   ([.BL64] = 1));1;0)" office:value-type="float" office:value="1" calcext:value-type="float">
            <text:p>1</text:p>
          </table:table-cell>
          <table:table-cell table:formula="of:=IF((([.BM63] = 1)   AND   ([.BM64] = 0))   OR   (([.BM63] = 0)   AND   ([.BM64] = 1));1;0)" office:value-type="float" office:value="1" calcext:value-type="float">
            <text:p>1</text:p>
          </table:table-cell>
          <table:table-cell table:formula="of:=IF((([.BN63] = 1)   AND   ([.BN64] = 0))   OR   (([.BN63] = 0)   AND   ([.BN64] = 1));1;0)" office:value-type="float" office:value="0" calcext:value-type="float">
            <text:p>0</text:p>
          </table:table-cell>
          <table:table-cell table:formula="of:=IF((([.BO63] = 1)   AND   ([.BO64] = 0))   OR   (([.BO63] = 0)   AND   ([.BO64] = 1));1;0)" office:value-type="float" office:value="0" calcext:value-type="float">
            <text:p>0</text:p>
          </table:table-cell>
          <table:table-cell table:formula="of:=IF((([.BP63] = 1)   AND   ([.BP64] = 0))   OR   (([.BP63] = 0)   AND   ([.BP64] = 1));1;0)" office:value-type="float" office:value="0" calcext:value-type="float">
            <text:p>0</text:p>
          </table:table-cell>
          <table:table-cell table:formula="of:=IF((([.BQ63] = 1)   AND   ([.BQ64] = 0))   OR   (([.BQ63] = 0)   AND   ([.BQ64] = 1));1;0)" office:value-type="float" office:value="0" calcext:value-type="float">
            <text:p>0</text:p>
          </table:table-cell>
          <table:table-cell table:formula="of:=IF((([.BR63] = 1)   AND   ([.BR64] = 0))   OR   (([.BR63] = 0)   AND   ([.BR64] = 1));1;0)" office:value-type="float" office:value="0" calcext:value-type="float">
            <text:p>0</text:p>
          </table:table-cell>
          <table:table-cell table:formula="of:=IF((([.BS63] = 1)   AND   ([.BS64] = 0))   OR   (([.BS63] = 0)   AND   ([.BS64] = 1));1;0)" office:value-type="float" office:value="0" calcext:value-type="float">
            <text:p>0</text:p>
          </table:table-cell>
          <table:table-cell table:formula="of:=IF((([.BT63] = 1)   AND   ([.BT64] = 0))   OR   (([.BT63] = 0)   AND   ([.BT64] = 1));1;0)" office:value-type="float" office:value="0" calcext:value-type="float">
            <text:p>0</text:p>
          </table:table-cell>
          <table:table-cell table:formula="of:=IF((([.BU63] = 1)   AND   ([.BU64] = 0))   OR   (([.BU63] = 0)   AND   ([.BU64] = 1));1;0)" office:value-type="float" office:value="0" calcext:value-type="float">
            <text:p>0</text:p>
          </table:table-cell>
          <table:table-cell/>
          <table:table-cell table:formula="of:=SUM([.A64:.BW64])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947"/>
        </table:table-row>
        <table:table-row table:style-name="ro1">
          <table:table-cell/>
          <table:table-cell table:formula="of:=IF((([.A64] = 1)   AND   ([.A65] = 0))   OR   (([.A64] = 0)   AND   ([.A65] = 1));1;0)" office:value-type="float" office:value="0" calcext:value-type="float">
            <text:p>0</text:p>
          </table:table-cell>
          <table:table-cell table:formula="of:=IF((([.B64] = 1)   AND   ([.B65] = 0))   OR   (([.B64] = 0)   AND   ([.B65] = 1));1;0)" office:value-type="float" office:value="0" calcext:value-type="float">
            <text:p>0</text:p>
          </table:table-cell>
          <table:table-cell table:formula="of:=IF((([.C64] = 1)   AND   ([.C65] = 0))   OR   (([.C64] = 0)   AND   ([.C65] = 1));1;0)" office:value-type="float" office:value="0" calcext:value-type="float">
            <text:p>0</text:p>
          </table:table-cell>
          <table:table-cell table:formula="of:=IF((([.D64] = 1)   AND   ([.D65] = 0))   OR   (([.D64] = 0)   AND   ([.D65] = 1));1;0)" office:value-type="float" office:value="0" calcext:value-type="float">
            <text:p>0</text:p>
          </table:table-cell>
          <table:table-cell table:formula="of:=IF((([.E64] = 1)   AND   ([.E65] = 0))   OR   (([.E64] = 0)   AND   ([.E65] = 1));1;0)" office:value-type="float" office:value="0" calcext:value-type="float">
            <text:p>0</text:p>
          </table:table-cell>
          <table:table-cell table:formula="of:=IF((([.F64] = 1)   AND   ([.F65] = 0))   OR   (([.F64] = 0)   AND   ([.F65] = 1));1;0)" office:value-type="float" office:value="0" calcext:value-type="float">
            <text:p>0</text:p>
          </table:table-cell>
          <table:table-cell table:formula="of:=IF((([.G64] = 1)   AND   ([.G65] = 0))   OR   (([.G64] = 0)   AND   ([.G65] = 1));1;0)" office:value-type="float" office:value="0" calcext:value-type="float">
            <text:p>0</text:p>
          </table:table-cell>
          <table:table-cell table:formula="of:=IF((([.H64] = 1)   AND   ([.H65] = 0))   OR   (([.H64] = 0)   AND   ([.H65] = 1));1;0)" office:value-type="float" office:value="0" calcext:value-type="float">
            <text:p>0</text:p>
          </table:table-cell>
          <table:table-cell table:formula="of:=IF((([.I64] = 1)   AND   ([.I65] = 0))   OR   (([.I64] = 0)   AND   ([.I65] = 1));1;0)" office:value-type="float" office:value="0" calcext:value-type="float">
            <text:p>0</text:p>
          </table:table-cell>
          <table:table-cell table:formula="of:=IF((([.J64] = 1)   AND   ([.J65] = 0))   OR   (([.J64] = 0)   AND   ([.J65] = 1));1;0)" office:value-type="float" office:value="0" calcext:value-type="float">
            <text:p>0</text:p>
          </table:table-cell>
          <table:table-cell table:formula="of:=IF((([.K64] = 1)   AND   ([.K65] = 0))   OR   (([.K64] = 0)   AND   ([.K65] = 1));1;0)" office:value-type="float" office:value="0" calcext:value-type="float">
            <text:p>0</text:p>
          </table:table-cell>
          <table:table-cell table:formula="of:=IF((([.L64] = 1)   AND   ([.L65] = 0))   OR   (([.L64] = 0)   AND   ([.L65] = 1));1;0)" office:value-type="float" office:value="0" calcext:value-type="float">
            <text:p>0</text:p>
          </table:table-cell>
          <table:table-cell table:formula="of:=IF((([.M64] = 1)   AND   ([.M65] = 0))   OR   (([.M64] = 0)   AND   ([.M65] = 1));1;0)" office:value-type="float" office:value="0" calcext:value-type="float">
            <text:p>0</text:p>
          </table:table-cell>
          <table:table-cell table:formula="of:=IF((([.N64] = 1)   AND   ([.N65] = 0))   OR   (([.N64] = 0)   AND   ([.N65] = 1));1;0)" office:value-type="float" office:value="0" calcext:value-type="float">
            <text:p>0</text:p>
          </table:table-cell>
          <table:table-cell table:formula="of:=IF((([.O64] = 1)   AND   ([.O65] = 0))   OR   (([.O64] = 0)   AND   ([.O65] = 1));1;0)" office:value-type="float" office:value="0" calcext:value-type="float">
            <text:p>0</text:p>
          </table:table-cell>
          <table:table-cell table:formula="of:=IF((([.P64] = 1)   AND   ([.P65] = 0))   OR   (([.P64] = 0)   AND   ([.P65] = 1));1;0)" office:value-type="float" office:value="0" calcext:value-type="float">
            <text:p>0</text:p>
          </table:table-cell>
          <table:table-cell table:formula="of:=IF((([.Q64] = 1)   AND   ([.Q65] = 0))   OR   (([.Q64] = 0)   AND   ([.Q65] = 1));1;0)" office:value-type="float" office:value="0" calcext:value-type="float">
            <text:p>0</text:p>
          </table:table-cell>
          <table:table-cell table:formula="of:=IF((([.R64] = 1)   AND   ([.R65] = 0))   OR   (([.R64] = 0)   AND   ([.R65] = 1));1;0)" office:value-type="float" office:value="0" calcext:value-type="float">
            <text:p>0</text:p>
          </table:table-cell>
          <table:table-cell table:formula="of:=IF((([.S64] = 1)   AND   ([.S65] = 0))   OR   (([.S64] = 0)   AND   ([.S65] = 1));1;0)" office:value-type="float" office:value="0" calcext:value-type="float">
            <text:p>0</text:p>
          </table:table-cell>
          <table:table-cell table:formula="of:=IF((([.T64] = 1)   AND   ([.T65] = 0))   OR   (([.T64] = 0)   AND   ([.T65] = 1));1;0)" office:value-type="float" office:value="0" calcext:value-type="float">
            <text:p>0</text:p>
          </table:table-cell>
          <table:table-cell table:formula="of:=IF((([.U64] = 1)   AND   ([.U65] = 0))   OR   (([.U64] = 0)   AND   ([.U65] = 1));1;0)" office:value-type="float" office:value="0" calcext:value-type="float">
            <text:p>0</text:p>
          </table:table-cell>
          <table:table-cell table:formula="of:=IF((([.V64] = 1)   AND   ([.V65] = 0))   OR   (([.V64] = 0)   AND   ([.V65] = 1));1;0)" office:value-type="float" office:value="0" calcext:value-type="float">
            <text:p>0</text:p>
          </table:table-cell>
          <table:table-cell table:formula="of:=IF((([.W64] = 1)   AND   ([.W65] = 0))   OR   (([.W64] = 0)   AND   ([.W65] = 1));1;0)" office:value-type="float" office:value="0" calcext:value-type="float">
            <text:p>0</text:p>
          </table:table-cell>
          <table:table-cell table:formula="of:=IF((([.X64] = 1)   AND   ([.X65] = 0))   OR   (([.X64] = 0)   AND   ([.X65] = 1));1;0)" office:value-type="float" office:value="0" calcext:value-type="float">
            <text:p>0</text:p>
          </table:table-cell>
          <table:table-cell table:formula="of:=IF((([.Y64] = 1)   AND   ([.Y65] = 0))   OR   (([.Y64] = 0)   AND   ([.Y65] = 1));1;0)" office:value-type="float" office:value="0" calcext:value-type="float">
            <text:p>0</text:p>
          </table:table-cell>
          <table:table-cell table:formula="of:=IF((([.Z64] = 1)   AND   ([.Z65] = 0))   OR   (([.Z64] = 0)   AND   ([.Z65] = 1));1;0)" office:value-type="float" office:value="0" calcext:value-type="float">
            <text:p>0</text:p>
          </table:table-cell>
          <table:table-cell table:formula="of:=IF((([.AA64] = 1)   AND   ([.AA65] = 0))   OR   (([.AA64] = 0)   AND   ([.AA65] = 1));1;0)" office:value-type="float" office:value="0" calcext:value-type="float">
            <text:p>0</text:p>
          </table:table-cell>
          <table:table-cell table:formula="of:=IF((([.AB64] = 1)   AND   ([.AB65] = 0))   OR   (([.AB64] = 0)   AND   ([.AB65] = 1));1;0)" office:value-type="float" office:value="0" calcext:value-type="float">
            <text:p>0</text:p>
          </table:table-cell>
          <table:table-cell table:formula="of:=IF((([.AC64] = 1)   AND   ([.AC65] = 0))   OR   (([.AC64] = 0)   AND   ([.AC65] = 1));1;0)" office:value-type="float" office:value="0" calcext:value-type="float">
            <text:p>0</text:p>
          </table:table-cell>
          <table:table-cell table:formula="of:=IF((([.AD64] = 1)   AND   ([.AD65] = 0))   OR   (([.AD64] = 0)   AND   ([.AD65] = 1));1;0)" office:value-type="float" office:value="0" calcext:value-type="float">
            <text:p>0</text:p>
          </table:table-cell>
          <table:table-cell table:formula="of:=IF((([.AE64] = 1)   AND   ([.AE65] = 0))   OR   (([.AE64] = 0)   AND   ([.AE65] = 1));1;0)" office:value-type="float" office:value="0" calcext:value-type="float">
            <text:p>0</text:p>
          </table:table-cell>
          <table:table-cell table:formula="of:=IF((([.AF64] = 1)   AND   ([.AF65] = 0))   OR   (([.AF64] = 0)   AND   ([.AF65] = 1));1;0)" office:value-type="float" office:value="0" calcext:value-type="float">
            <text:p>0</text:p>
          </table:table-cell>
          <table:table-cell table:formula="of:=IF((([.AG64] = 1)   AND   ([.AG65] = 0))   OR   (([.AG64] = 0)   AND   ([.AG65] = 1));1;0)" office:value-type="float" office:value="0" calcext:value-type="float">
            <text:p>0</text:p>
          </table:table-cell>
          <table:table-cell table:formula="of:=IF((([.AH64] = 1)   AND   ([.AH65] = 0))   OR   (([.AH64] = 0)   AND   ([.AH65] = 1));1;0)" office:value-type="float" office:value="0" calcext:value-type="float">
            <text:p>0</text:p>
          </table:table-cell>
          <table:table-cell table:formula="of:=IF((([.AI64] = 1)   AND   ([.AI65] = 0))   OR   (([.AI64] = 0)   AND   ([.AI65] = 1));1;0)" office:value-type="float" office:value="0" calcext:value-type="float">
            <text:p>0</text:p>
          </table:table-cell>
          <table:table-cell table:formula="of:=IF((([.AJ64] = 1)   AND   ([.AJ65] = 0))   OR   (([.AJ64] = 0)   AND   ([.AJ65] = 1));1;0)" office:value-type="float" office:value="0" calcext:value-type="float">
            <text:p>0</text:p>
          </table:table-cell>
          <table:table-cell table:formula="of:=IF((([.AK64] = 1)   AND   ([.AK65] = 0))   OR   (([.AK64] = 0)   AND   ([.AK65] = 1));1;0)" office:value-type="float" office:value="0" calcext:value-type="float">
            <text:p>0</text:p>
          </table:table-cell>
          <table:table-cell table:formula="of:=IF((([.AL64] = 1)   AND   ([.AL65] = 0))   OR   (([.AL64] = 0)   AND   ([.AL65] = 1));1;0)" office:value-type="float" office:value="0" calcext:value-type="float">
            <text:p>0</text:p>
          </table:table-cell>
          <table:table-cell table:formula="of:=IF((([.AM64] = 1)   AND   ([.AM65] = 0))   OR   (([.AM64] = 0)   AND   ([.AM65] = 1));1;0)" office:value-type="float" office:value="0" calcext:value-type="float">
            <text:p>0</text:p>
          </table:table-cell>
          <table:table-cell table:formula="of:=IF((([.AN64] = 1)   AND   ([.AN65] = 0))   OR   (([.AN64] = 0)   AND   ([.AN65] = 1));1;0)" office:value-type="float" office:value="0" calcext:value-type="float">
            <text:p>0</text:p>
          </table:table-cell>
          <table:table-cell table:formula="of:=IF((([.AO64] = 1)   AND   ([.AO65] = 0))   OR   (([.AO64] = 0)   AND   ([.AO65] = 1));1;0)" office:value-type="float" office:value="0" calcext:value-type="float">
            <text:p>0</text:p>
          </table:table-cell>
          <table:table-cell table:formula="of:=IF((([.AP64] = 1)   AND   ([.AP65] = 0))   OR   (([.AP64] = 0)   AND   ([.AP65] = 1));1;0)" office:value-type="float" office:value="0" calcext:value-type="float">
            <text:p>0</text:p>
          </table:table-cell>
          <table:table-cell table:formula="of:=IF((([.AQ64] = 1)   AND   ([.AQ65] = 0))   OR   (([.AQ64] = 0)   AND   ([.AQ65] = 1));1;0)" office:value-type="float" office:value="0" calcext:value-type="float">
            <text:p>0</text:p>
          </table:table-cell>
          <table:table-cell table:formula="of:=IF((([.AR64] = 1)   AND   ([.AR65] = 0))   OR   (([.AR64] = 0)   AND   ([.AR65] = 1));1;0)" office:value-type="float" office:value="0" calcext:value-type="float">
            <text:p>0</text:p>
          </table:table-cell>
          <table:table-cell table:formula="of:=IF((([.AS64] = 1)   AND   ([.AS65] = 0))   OR   (([.AS64] = 0)   AND   ([.AS65] = 1));1;0)" office:value-type="float" office:value="0" calcext:value-type="float">
            <text:p>0</text:p>
          </table:table-cell>
          <table:table-cell table:formula="of:=IF((([.AT64] = 1)   AND   ([.AT65] = 0))   OR   (([.AT64] = 0)   AND   ([.AT65] = 1));1;0)" office:value-type="float" office:value="0" calcext:value-type="float">
            <text:p>0</text:p>
          </table:table-cell>
          <table:table-cell table:formula="of:=IF((([.AU64] = 1)   AND   ([.AU65] = 0))   OR   (([.AU64] = 0)   AND   ([.AU65] = 1));1;0)" office:value-type="float" office:value="0" calcext:value-type="float">
            <text:p>0</text:p>
          </table:table-cell>
          <table:table-cell table:formula="of:=IF((([.AV64] = 1)   AND   ([.AV65] = 0))   OR   (([.AV64] = 0)   AND   ([.AV65] = 1));1;0)" office:value-type="float" office:value="0" calcext:value-type="float">
            <text:p>0</text:p>
          </table:table-cell>
          <table:table-cell table:formula="of:=IF((([.AW64] = 1)   AND   ([.AW65] = 0))   OR   (([.AW64] = 0)   AND   ([.AW65] = 1));1;0)" office:value-type="float" office:value="0" calcext:value-type="float">
            <text:p>0</text:p>
          </table:table-cell>
          <table:table-cell table:formula="of:=IF((([.AX64] = 1)   AND   ([.AX65] = 0))   OR   (([.AX64] = 0)   AND   ([.AX65] = 1));1;0)" office:value-type="float" office:value="0" calcext:value-type="float">
            <text:p>0</text:p>
          </table:table-cell>
          <table:table-cell table:formula="of:=IF((([.AY64] = 1)   AND   ([.AY65] = 0))   OR   (([.AY64] = 0)   AND   ([.AY65] = 1));1;0)" office:value-type="float" office:value="0" calcext:value-type="float">
            <text:p>0</text:p>
          </table:table-cell>
          <table:table-cell table:formula="of:=IF((([.AZ64] = 1)   AND   ([.AZ65] = 0))   OR   (([.AZ64] = 0)   AND   ([.AZ65] = 1));1;0)" office:value-type="float" office:value="0" calcext:value-type="float">
            <text:p>0</text:p>
          </table:table-cell>
          <table:table-cell table:formula="of:=IF((([.BA64] = 1)   AND   ([.BA65] = 0))   OR   (([.BA64] = 0)   AND   ([.BA65] = 1));1;0)" office:value-type="float" office:value="0" calcext:value-type="float">
            <text:p>0</text:p>
          </table:table-cell>
          <table:table-cell table:formula="of:=IF((([.BB64] = 1)   AND   ([.BB65] = 0))   OR   (([.BB64] = 0)   AND   ([.BB65] = 1));1;0)" office:value-type="float" office:value="0" calcext:value-type="float">
            <text:p>0</text:p>
          </table:table-cell>
          <table:table-cell table:formula="of:=IF((([.BC64] = 1)   AND   ([.BC65] = 0))   OR   (([.BC64] = 0)   AND   ([.BC65] = 1));1;0)" office:value-type="float" office:value="0" calcext:value-type="float">
            <text:p>0</text:p>
          </table:table-cell>
          <table:table-cell table:formula="of:=IF((([.BD64] = 1)   AND   ([.BD65] = 0))   OR   (([.BD64] = 0)   AND   ([.BD65] = 1));1;0)" office:value-type="float" office:value="0" calcext:value-type="float">
            <text:p>0</text:p>
          </table:table-cell>
          <table:table-cell table:formula="of:=IF((([.BE64] = 1)   AND   ([.BE65] = 0))   OR   (([.BE64] = 0)   AND   ([.BE65] = 1));1;0)" office:value-type="float" office:value="0" calcext:value-type="float">
            <text:p>0</text:p>
          </table:table-cell>
          <table:table-cell table:formula="of:=IF((([.BF64] = 1)   AND   ([.BF65] = 0))   OR   (([.BF64] = 0)   AND   ([.BF65] = 1));1;0)" office:value-type="float" office:value="0" calcext:value-type="float">
            <text:p>0</text:p>
          </table:table-cell>
          <table:table-cell table:formula="of:=IF((([.BG64] = 1)   AND   ([.BG65] = 0))   OR   (([.BG64] = 0)   AND   ([.BG65] = 1));1;0)" office:value-type="float" office:value="0" calcext:value-type="float">
            <text:p>0</text:p>
          </table:table-cell>
          <table:table-cell table:formula="of:=IF((([.BH64] = 1)   AND   ([.BH65] = 0))   OR   (([.BH64] = 0)   AND   ([.BH65] = 1));1;0)" office:value-type="float" office:value="0" calcext:value-type="float">
            <text:p>0</text:p>
          </table:table-cell>
          <table:table-cell table:formula="of:=IF((([.BI64] = 1)   AND   ([.BI65] = 0))   OR   (([.BI64] = 0)   AND   ([.BI65] = 1));1;0)" office:value-type="float" office:value="0" calcext:value-type="float">
            <text:p>0</text:p>
          </table:table-cell>
          <table:table-cell table:formula="of:=IF((([.BJ64] = 1)   AND   ([.BJ65] = 0))   OR   (([.BJ64] = 0)   AND   ([.BJ65] = 1));1;0)" office:value-type="float" office:value="0" calcext:value-type="float">
            <text:p>0</text:p>
          </table:table-cell>
          <table:table-cell table:formula="of:=IF((([.BK64] = 1)   AND   ([.BK65] = 0))   OR   (([.BK64] = 0)   AND   ([.BK65] = 1));1;0)" office:value-type="float" office:value="0" calcext:value-type="float">
            <text:p>0</text:p>
          </table:table-cell>
          <table:table-cell table:formula="of:=IF((([.BL64] = 1)   AND   ([.BL65] = 0))   OR   (([.BL64] = 0)   AND   ([.BL65] = 1));1;0)" office:value-type="float" office:value="0" calcext:value-type="float">
            <text:p>0</text:p>
          </table:table-cell>
          <table:table-cell table:formula="of:=IF((([.BM64] = 1)   AND   ([.BM65] = 0))   OR   (([.BM64] = 0)   AND   ([.BM65] = 1));1;0)" office:value-type="float" office:value="1" calcext:value-type="float">
            <text:p>1</text:p>
          </table:table-cell>
          <table:table-cell table:formula="of:=IF((([.BN64] = 1)   AND   ([.BN65] = 0))   OR   (([.BN64] = 0)   AND   ([.BN65] = 1));1;0)" office:value-type="float" office:value="0" calcext:value-type="float">
            <text:p>0</text:p>
          </table:table-cell>
          <table:table-cell table:formula="of:=IF((([.BO64] = 1)   AND   ([.BO65] = 0))   OR   (([.BO64] = 0)   AND   ([.BO65] = 1));1;0)" office:value-type="float" office:value="0" calcext:value-type="float">
            <text:p>0</text:p>
          </table:table-cell>
          <table:table-cell table:formula="of:=IF((([.BP64] = 1)   AND   ([.BP65] = 0))   OR   (([.BP64] = 0)   AND   ([.BP65] = 1));1;0)" office:value-type="float" office:value="0" calcext:value-type="float">
            <text:p>0</text:p>
          </table:table-cell>
          <table:table-cell table:formula="of:=IF((([.BQ64] = 1)   AND   ([.BQ65] = 0))   OR   (([.BQ64] = 0)   AND   ([.BQ65] = 1));1;0)" office:value-type="float" office:value="0" calcext:value-type="float">
            <text:p>0</text:p>
          </table:table-cell>
          <table:table-cell table:formula="of:=IF((([.BR64] = 1)   AND   ([.BR65] = 0))   OR   (([.BR64] = 0)   AND   ([.BR65] = 1));1;0)" office:value-type="float" office:value="0" calcext:value-type="float">
            <text:p>0</text:p>
          </table:table-cell>
          <table:table-cell table:formula="of:=IF((([.BS64] = 1)   AND   ([.BS65] = 0))   OR   (([.BS64] = 0)   AND   ([.BS65] = 1));1;0)" office:value-type="float" office:value="0" calcext:value-type="float">
            <text:p>0</text:p>
          </table:table-cell>
          <table:table-cell table:formula="of:=IF((([.BT64] = 1)   AND   ([.BT65] = 0))   OR   (([.BT64] = 0)   AND   ([.BT65] = 1));1;0)" office:value-type="float" office:value="0" calcext:value-type="float">
            <text:p>0</text:p>
          </table:table-cell>
          <table:table-cell table:formula="of:=IF((([.BU64] = 1)   AND   ([.BU65] = 0))   OR   (([.BU64] = 0)   AND   ([.BU65] = 1));1;0)" office:value-type="float" office:value="0" calcext:value-type="float">
            <text:p>0</text:p>
          </table:table-cell>
          <table:table-cell/>
          <table:table-cell table:formula="of:=SUM([.A65:.BW65])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947"/>
        </table:table-row>
        <table:table-row table:style-name="ro1">
          <table:table-cell/>
          <table:table-cell table:formula="of:=IF((([.A65] = 1)   AND   ([.A66] = 0))   OR   (([.A65] = 0)   AND   ([.A66] = 1));1;0)" office:value-type="float" office:value="0" calcext:value-type="float">
            <text:p>0</text:p>
          </table:table-cell>
          <table:table-cell table:formula="of:=IF((([.B65] = 1)   AND   ([.B66] = 0))   OR   (([.B65] = 0)   AND   ([.B66] = 1));1;0)" office:value-type="float" office:value="0" calcext:value-type="float">
            <text:p>0</text:p>
          </table:table-cell>
          <table:table-cell table:formula="of:=IF((([.C65] = 1)   AND   ([.C66] = 0))   OR   (([.C65] = 0)   AND   ([.C66] = 1));1;0)" office:value-type="float" office:value="0" calcext:value-type="float">
            <text:p>0</text:p>
          </table:table-cell>
          <table:table-cell table:formula="of:=IF((([.D65] = 1)   AND   ([.D66] = 0))   OR   (([.D65] = 0)   AND   ([.D66] = 1));1;0)" office:value-type="float" office:value="0" calcext:value-type="float">
            <text:p>0</text:p>
          </table:table-cell>
          <table:table-cell table:formula="of:=IF((([.E65] = 1)   AND   ([.E66] = 0))   OR   (([.E65] = 0)   AND   ([.E66] = 1));1;0)" office:value-type="float" office:value="0" calcext:value-type="float">
            <text:p>0</text:p>
          </table:table-cell>
          <table:table-cell table:formula="of:=IF((([.F65] = 1)   AND   ([.F66] = 0))   OR   (([.F65] = 0)   AND   ([.F66] = 1));1;0)" office:value-type="float" office:value="0" calcext:value-type="float">
            <text:p>0</text:p>
          </table:table-cell>
          <table:table-cell table:formula="of:=IF((([.G65] = 1)   AND   ([.G66] = 0))   OR   (([.G65] = 0)   AND   ([.G66] = 1));1;0)" office:value-type="float" office:value="0" calcext:value-type="float">
            <text:p>0</text:p>
          </table:table-cell>
          <table:table-cell table:formula="of:=IF((([.H65] = 1)   AND   ([.H66] = 0))   OR   (([.H65] = 0)   AND   ([.H66] = 1));1;0)" office:value-type="float" office:value="0" calcext:value-type="float">
            <text:p>0</text:p>
          </table:table-cell>
          <table:table-cell table:formula="of:=IF((([.I65] = 1)   AND   ([.I66] = 0))   OR   (([.I65] = 0)   AND   ([.I66] = 1));1;0)" office:value-type="float" office:value="0" calcext:value-type="float">
            <text:p>0</text:p>
          </table:table-cell>
          <table:table-cell table:formula="of:=IF((([.J65] = 1)   AND   ([.J66] = 0))   OR   (([.J65] = 0)   AND   ([.J66] = 1));1;0)" office:value-type="float" office:value="0" calcext:value-type="float">
            <text:p>0</text:p>
          </table:table-cell>
          <table:table-cell table:formula="of:=IF((([.K65] = 1)   AND   ([.K66] = 0))   OR   (([.K65] = 0)   AND   ([.K66] = 1));1;0)" office:value-type="float" office:value="0" calcext:value-type="float">
            <text:p>0</text:p>
          </table:table-cell>
          <table:table-cell table:formula="of:=IF((([.L65] = 1)   AND   ([.L66] = 0))   OR   (([.L65] = 0)   AND   ([.L66] = 1));1;0)" office:value-type="float" office:value="0" calcext:value-type="float">
            <text:p>0</text:p>
          </table:table-cell>
          <table:table-cell table:formula="of:=IF((([.M65] = 1)   AND   ([.M66] = 0))   OR   (([.M65] = 0)   AND   ([.M66] = 1));1;0)" office:value-type="float" office:value="0" calcext:value-type="float">
            <text:p>0</text:p>
          </table:table-cell>
          <table:table-cell table:formula="of:=IF((([.N65] = 1)   AND   ([.N66] = 0))   OR   (([.N65] = 0)   AND   ([.N66] = 1));1;0)" office:value-type="float" office:value="0" calcext:value-type="float">
            <text:p>0</text:p>
          </table:table-cell>
          <table:table-cell table:formula="of:=IF((([.O65] = 1)   AND   ([.O66] = 0))   OR   (([.O65] = 0)   AND   ([.O66] = 1));1;0)" office:value-type="float" office:value="0" calcext:value-type="float">
            <text:p>0</text:p>
          </table:table-cell>
          <table:table-cell table:formula="of:=IF((([.P65] = 1)   AND   ([.P66] = 0))   OR   (([.P65] = 0)   AND   ([.P66] = 1));1;0)" office:value-type="float" office:value="0" calcext:value-type="float">
            <text:p>0</text:p>
          </table:table-cell>
          <table:table-cell table:formula="of:=IF((([.Q65] = 1)   AND   ([.Q66] = 0))   OR   (([.Q65] = 0)   AND   ([.Q66] = 1));1;0)" office:value-type="float" office:value="0" calcext:value-type="float">
            <text:p>0</text:p>
          </table:table-cell>
          <table:table-cell table:formula="of:=IF((([.R65] = 1)   AND   ([.R66] = 0))   OR   (([.R65] = 0)   AND   ([.R66] = 1));1;0)" office:value-type="float" office:value="0" calcext:value-type="float">
            <text:p>0</text:p>
          </table:table-cell>
          <table:table-cell table:formula="of:=IF((([.S65] = 1)   AND   ([.S66] = 0))   OR   (([.S65] = 0)   AND   ([.S66] = 1));1;0)" office:value-type="float" office:value="0" calcext:value-type="float">
            <text:p>0</text:p>
          </table:table-cell>
          <table:table-cell table:formula="of:=IF((([.T65] = 1)   AND   ([.T66] = 0))   OR   (([.T65] = 0)   AND   ([.T66] = 1));1;0)" office:value-type="float" office:value="0" calcext:value-type="float">
            <text:p>0</text:p>
          </table:table-cell>
          <table:table-cell table:formula="of:=IF((([.U65] = 1)   AND   ([.U66] = 0))   OR   (([.U65] = 0)   AND   ([.U66] = 1));1;0)" office:value-type="float" office:value="0" calcext:value-type="float">
            <text:p>0</text:p>
          </table:table-cell>
          <table:table-cell table:formula="of:=IF((([.V65] = 1)   AND   ([.V66] = 0))   OR   (([.V65] = 0)   AND   ([.V66] = 1));1;0)" office:value-type="float" office:value="0" calcext:value-type="float">
            <text:p>0</text:p>
          </table:table-cell>
          <table:table-cell table:formula="of:=IF((([.W65] = 1)   AND   ([.W66] = 0))   OR   (([.W65] = 0)   AND   ([.W66] = 1));1;0)" office:value-type="float" office:value="0" calcext:value-type="float">
            <text:p>0</text:p>
          </table:table-cell>
          <table:table-cell table:formula="of:=IF((([.X65] = 1)   AND   ([.X66] = 0))   OR   (([.X65] = 0)   AND   ([.X66] = 1));1;0)" office:value-type="float" office:value="0" calcext:value-type="float">
            <text:p>0</text:p>
          </table:table-cell>
          <table:table-cell table:formula="of:=IF((([.Y65] = 1)   AND   ([.Y66] = 0))   OR   (([.Y65] = 0)   AND   ([.Y66] = 1));1;0)" office:value-type="float" office:value="0" calcext:value-type="float">
            <text:p>0</text:p>
          </table:table-cell>
          <table:table-cell table:formula="of:=IF((([.Z65] = 1)   AND   ([.Z66] = 0))   OR   (([.Z65] = 0)   AND   ([.Z66] = 1));1;0)" office:value-type="float" office:value="0" calcext:value-type="float">
            <text:p>0</text:p>
          </table:table-cell>
          <table:table-cell table:formula="of:=IF((([.AA65] = 1)   AND   ([.AA66] = 0))   OR   (([.AA65] = 0)   AND   ([.AA66] = 1));1;0)" office:value-type="float" office:value="0" calcext:value-type="float">
            <text:p>0</text:p>
          </table:table-cell>
          <table:table-cell table:formula="of:=IF((([.AB65] = 1)   AND   ([.AB66] = 0))   OR   (([.AB65] = 0)   AND   ([.AB66] = 1));1;0)" office:value-type="float" office:value="0" calcext:value-type="float">
            <text:p>0</text:p>
          </table:table-cell>
          <table:table-cell table:formula="of:=IF((([.AC65] = 1)   AND   ([.AC66] = 0))   OR   (([.AC65] = 0)   AND   ([.AC66] = 1));1;0)" office:value-type="float" office:value="0" calcext:value-type="float">
            <text:p>0</text:p>
          </table:table-cell>
          <table:table-cell table:formula="of:=IF((([.AD65] = 1)   AND   ([.AD66] = 0))   OR   (([.AD65] = 0)   AND   ([.AD66] = 1));1;0)" office:value-type="float" office:value="0" calcext:value-type="float">
            <text:p>0</text:p>
          </table:table-cell>
          <table:table-cell table:formula="of:=IF((([.AE65] = 1)   AND   ([.AE66] = 0))   OR   (([.AE65] = 0)   AND   ([.AE66] = 1));1;0)" office:value-type="float" office:value="0" calcext:value-type="float">
            <text:p>0</text:p>
          </table:table-cell>
          <table:table-cell table:formula="of:=IF((([.AF65] = 1)   AND   ([.AF66] = 0))   OR   (([.AF65] = 0)   AND   ([.AF66] = 1));1;0)" office:value-type="float" office:value="0" calcext:value-type="float">
            <text:p>0</text:p>
          </table:table-cell>
          <table:table-cell table:formula="of:=IF((([.AG65] = 1)   AND   ([.AG66] = 0))   OR   (([.AG65] = 0)   AND   ([.AG66] = 1));1;0)" office:value-type="float" office:value="0" calcext:value-type="float">
            <text:p>0</text:p>
          </table:table-cell>
          <table:table-cell table:formula="of:=IF((([.AH65] = 1)   AND   ([.AH66] = 0))   OR   (([.AH65] = 0)   AND   ([.AH66] = 1));1;0)" office:value-type="float" office:value="0" calcext:value-type="float">
            <text:p>0</text:p>
          </table:table-cell>
          <table:table-cell table:formula="of:=IF((([.AI65] = 1)   AND   ([.AI66] = 0))   OR   (([.AI65] = 0)   AND   ([.AI66] = 1));1;0)" office:value-type="float" office:value="0" calcext:value-type="float">
            <text:p>0</text:p>
          </table:table-cell>
          <table:table-cell table:formula="of:=IF((([.AJ65] = 1)   AND   ([.AJ66] = 0))   OR   (([.AJ65] = 0)   AND   ([.AJ66] = 1));1;0)" office:value-type="float" office:value="0" calcext:value-type="float">
            <text:p>0</text:p>
          </table:table-cell>
          <table:table-cell table:formula="of:=IF((([.AK65] = 1)   AND   ([.AK66] = 0))   OR   (([.AK65] = 0)   AND   ([.AK66] = 1));1;0)" office:value-type="float" office:value="0" calcext:value-type="float">
            <text:p>0</text:p>
          </table:table-cell>
          <table:table-cell table:formula="of:=IF((([.AL65] = 1)   AND   ([.AL66] = 0))   OR   (([.AL65] = 0)   AND   ([.AL66] = 1));1;0)" office:value-type="float" office:value="0" calcext:value-type="float">
            <text:p>0</text:p>
          </table:table-cell>
          <table:table-cell table:formula="of:=IF((([.AM65] = 1)   AND   ([.AM66] = 0))   OR   (([.AM65] = 0)   AND   ([.AM66] = 1));1;0)" office:value-type="float" office:value="0" calcext:value-type="float">
            <text:p>0</text:p>
          </table:table-cell>
          <table:table-cell table:formula="of:=IF((([.AN65] = 1)   AND   ([.AN66] = 0))   OR   (([.AN65] = 0)   AND   ([.AN66] = 1));1;0)" office:value-type="float" office:value="0" calcext:value-type="float">
            <text:p>0</text:p>
          </table:table-cell>
          <table:table-cell table:formula="of:=IF((([.AO65] = 1)   AND   ([.AO66] = 0))   OR   (([.AO65] = 0)   AND   ([.AO66] = 1));1;0)" office:value-type="float" office:value="0" calcext:value-type="float">
            <text:p>0</text:p>
          </table:table-cell>
          <table:table-cell table:formula="of:=IF((([.AP65] = 1)   AND   ([.AP66] = 0))   OR   (([.AP65] = 0)   AND   ([.AP66] = 1));1;0)" office:value-type="float" office:value="0" calcext:value-type="float">
            <text:p>0</text:p>
          </table:table-cell>
          <table:table-cell table:formula="of:=IF((([.AQ65] = 1)   AND   ([.AQ66] = 0))   OR   (([.AQ65] = 0)   AND   ([.AQ66] = 1));1;0)" office:value-type="float" office:value="0" calcext:value-type="float">
            <text:p>0</text:p>
          </table:table-cell>
          <table:table-cell table:formula="of:=IF((([.AR65] = 1)   AND   ([.AR66] = 0))   OR   (([.AR65] = 0)   AND   ([.AR66] = 1));1;0)" office:value-type="float" office:value="0" calcext:value-type="float">
            <text:p>0</text:p>
          </table:table-cell>
          <table:table-cell table:formula="of:=IF((([.AS65] = 1)   AND   ([.AS66] = 0))   OR   (([.AS65] = 0)   AND   ([.AS66] = 1));1;0)" office:value-type="float" office:value="0" calcext:value-type="float">
            <text:p>0</text:p>
          </table:table-cell>
          <table:table-cell table:formula="of:=IF((([.AT65] = 1)   AND   ([.AT66] = 0))   OR   (([.AT65] = 0)   AND   ([.AT66] = 1));1;0)" office:value-type="float" office:value="0" calcext:value-type="float">
            <text:p>0</text:p>
          </table:table-cell>
          <table:table-cell table:formula="of:=IF((([.AU65] = 1)   AND   ([.AU66] = 0))   OR   (([.AU65] = 0)   AND   ([.AU66] = 1));1;0)" office:value-type="float" office:value="0" calcext:value-type="float">
            <text:p>0</text:p>
          </table:table-cell>
          <table:table-cell table:formula="of:=IF((([.AV65] = 1)   AND   ([.AV66] = 0))   OR   (([.AV65] = 0)   AND   ([.AV66] = 1));1;0)" office:value-type="float" office:value="0" calcext:value-type="float">
            <text:p>0</text:p>
          </table:table-cell>
          <table:table-cell table:formula="of:=IF((([.AW65] = 1)   AND   ([.AW66] = 0))   OR   (([.AW65] = 0)   AND   ([.AW66] = 1));1;0)" office:value-type="float" office:value="0" calcext:value-type="float">
            <text:p>0</text:p>
          </table:table-cell>
          <table:table-cell table:formula="of:=IF((([.AX65] = 1)   AND   ([.AX66] = 0))   OR   (([.AX65] = 0)   AND   ([.AX66] = 1));1;0)" office:value-type="float" office:value="0" calcext:value-type="float">
            <text:p>0</text:p>
          </table:table-cell>
          <table:table-cell table:formula="of:=IF((([.AY65] = 1)   AND   ([.AY66] = 0))   OR   (([.AY65] = 0)   AND   ([.AY66] = 1));1;0)" office:value-type="float" office:value="0" calcext:value-type="float">
            <text:p>0</text:p>
          </table:table-cell>
          <table:table-cell table:formula="of:=IF((([.AZ65] = 1)   AND   ([.AZ66] = 0))   OR   (([.AZ65] = 0)   AND   ([.AZ66] = 1));1;0)" office:value-type="float" office:value="0" calcext:value-type="float">
            <text:p>0</text:p>
          </table:table-cell>
          <table:table-cell table:formula="of:=IF((([.BA65] = 1)   AND   ([.BA66] = 0))   OR   (([.BA65] = 0)   AND   ([.BA66] = 1));1;0)" office:value-type="float" office:value="0" calcext:value-type="float">
            <text:p>0</text:p>
          </table:table-cell>
          <table:table-cell table:formula="of:=IF((([.BB65] = 1)   AND   ([.BB66] = 0))   OR   (([.BB65] = 0)   AND   ([.BB66] = 1));1;0)" office:value-type="float" office:value="0" calcext:value-type="float">
            <text:p>0</text:p>
          </table:table-cell>
          <table:table-cell table:formula="of:=IF((([.BC65] = 1)   AND   ([.BC66] = 0))   OR   (([.BC65] = 0)   AND   ([.BC66] = 1));1;0)" office:value-type="float" office:value="0" calcext:value-type="float">
            <text:p>0</text:p>
          </table:table-cell>
          <table:table-cell table:formula="of:=IF((([.BD65] = 1)   AND   ([.BD66] = 0))   OR   (([.BD65] = 0)   AND   ([.BD66] = 1));1;0)" office:value-type="float" office:value="0" calcext:value-type="float">
            <text:p>0</text:p>
          </table:table-cell>
          <table:table-cell table:formula="of:=IF((([.BE65] = 1)   AND   ([.BE66] = 0))   OR   (([.BE65] = 0)   AND   ([.BE66] = 1));1;0)" office:value-type="float" office:value="0" calcext:value-type="float">
            <text:p>0</text:p>
          </table:table-cell>
          <table:table-cell table:formula="of:=IF((([.BF65] = 1)   AND   ([.BF66] = 0))   OR   (([.BF65] = 0)   AND   ([.BF66] = 1));1;0)" office:value-type="float" office:value="0" calcext:value-type="float">
            <text:p>0</text:p>
          </table:table-cell>
          <table:table-cell table:formula="of:=IF((([.BG65] = 1)   AND   ([.BG66] = 0))   OR   (([.BG65] = 0)   AND   ([.BG66] = 1));1;0)" office:value-type="float" office:value="0" calcext:value-type="float">
            <text:p>0</text:p>
          </table:table-cell>
          <table:table-cell table:formula="of:=IF((([.BH65] = 1)   AND   ([.BH66] = 0))   OR   (([.BH65] = 0)   AND   ([.BH66] = 1));1;0)" office:value-type="float" office:value="0" calcext:value-type="float">
            <text:p>0</text:p>
          </table:table-cell>
          <table:table-cell table:formula="of:=IF((([.BI65] = 1)   AND   ([.BI66] = 0))   OR   (([.BI65] = 0)   AND   ([.BI66] = 1));1;0)" office:value-type="float" office:value="0" calcext:value-type="float">
            <text:p>0</text:p>
          </table:table-cell>
          <table:table-cell table:formula="of:=IF((([.BJ65] = 1)   AND   ([.BJ66] = 0))   OR   (([.BJ65] = 0)   AND   ([.BJ66] = 1));1;0)" office:value-type="float" office:value="0" calcext:value-type="float">
            <text:p>0</text:p>
          </table:table-cell>
          <table:table-cell table:formula="of:=IF((([.BK65] = 1)   AND   ([.BK66] = 0))   OR   (([.BK65] = 0)   AND   ([.BK66] = 1));1;0)" office:value-type="float" office:value="0" calcext:value-type="float">
            <text:p>0</text:p>
          </table:table-cell>
          <table:table-cell table:formula="of:=IF((([.BL65] = 1)   AND   ([.BL66] = 0))   OR   (([.BL65] = 0)   AND   ([.BL66] = 1));1;0)" office:value-type="float" office:value="0" calcext:value-type="float">
            <text:p>0</text:p>
          </table:table-cell>
          <table:table-cell table:formula="of:=IF((([.BM65] = 1)   AND   ([.BM66] = 0))   OR   (([.BM65] = 0)   AND   ([.BM66] = 1));1;0)" office:value-type="float" office:value="0" calcext:value-type="float">
            <text:p>0</text:p>
          </table:table-cell>
          <table:table-cell table:formula="of:=IF((([.BN65] = 1)   AND   ([.BN66] = 0))   OR   (([.BN65] = 0)   AND   ([.BN66] = 1));1;0)" office:value-type="float" office:value="1" calcext:value-type="float">
            <text:p>1</text:p>
          </table:table-cell>
          <table:table-cell table:formula="of:=IF((([.BO65] = 1)   AND   ([.BO66] = 0))   OR   (([.BO65] = 0)   AND   ([.BO66] = 1));1;0)" office:value-type="float" office:value="1" calcext:value-type="float">
            <text:p>1</text:p>
          </table:table-cell>
          <table:table-cell table:formula="of:=IF((([.BP65] = 1)   AND   ([.BP66] = 0))   OR   (([.BP65] = 0)   AND   ([.BP66] = 1));1;0)" office:value-type="float" office:value="1" calcext:value-type="float">
            <text:p>1</text:p>
          </table:table-cell>
          <table:table-cell table:formula="of:=IF((([.BQ65] = 1)   AND   ([.BQ66] = 0))   OR   (([.BQ65] = 0)   AND   ([.BQ66] = 1));1;0)" office:value-type="float" office:value="1" calcext:value-type="float">
            <text:p>1</text:p>
          </table:table-cell>
          <table:table-cell table:formula="of:=IF((([.BR65] = 1)   AND   ([.BR66] = 0))   OR   (([.BR65] = 0)   AND   ([.BR66] = 1));1;0)" office:value-type="float" office:value="1" calcext:value-type="float">
            <text:p>1</text:p>
          </table:table-cell>
          <table:table-cell table:formula="of:=IF((([.BS65] = 1)   AND   ([.BS66] = 0))   OR   (([.BS65] = 0)   AND   ([.BS66] = 1));1;0)" office:value-type="float" office:value="1" calcext:value-type="float">
            <text:p>1</text:p>
          </table:table-cell>
          <table:table-cell table:formula="of:=IF((([.BT65] = 1)   AND   ([.BT66] = 0))   OR   (([.BT65] = 0)   AND   ([.BT66] = 1));1;0)" office:value-type="float" office:value="1" calcext:value-type="float">
            <text:p>1</text:p>
          </table:table-cell>
          <table:table-cell table:formula="of:=IF((([.BU65] = 1)   AND   ([.BU66] = 0))   OR   (([.BU65] = 0)   AND   ([.BU66] = 1));1;0)" office:value-type="float" office:value="1" calcext:value-type="float">
            <text:p>1</text:p>
          </table:table-cell>
          <table:table-cell table:number-columns-repeated="950"/>
        </table:table-row>
        <table:table-row table:style-name="ro1">
          <table:table-cell/>
          <table:table-cell table:formula="of:=IF((([.A66] = 1)   AND   ([.A67] = 0))   OR   (([.A66] = 0)   AND   ([.A67] = 1));1;0)" office:value-type="float" office:value="0" calcext:value-type="float">
            <text:p>0</text:p>
          </table:table-cell>
          <table:table-cell table:formula="of:=IF((([.B66] = 1)   AND   ([.B67] = 0))   OR   (([.B66] = 0)   AND   ([.B67] = 1));1;0)" office:value-type="float" office:value="0" calcext:value-type="float">
            <text:p>0</text:p>
          </table:table-cell>
          <table:table-cell table:formula="of:=IF((([.C66] = 1)   AND   ([.C67] = 0))   OR   (([.C66] = 0)   AND   ([.C67] = 1));1;0)" office:value-type="float" office:value="0" calcext:value-type="float">
            <text:p>0</text:p>
          </table:table-cell>
          <table:table-cell table:formula="of:=IF((([.D66] = 1)   AND   ([.D67] = 0))   OR   (([.D66] = 0)   AND   ([.D67] = 1));1;0)" office:value-type="float" office:value="0" calcext:value-type="float">
            <text:p>0</text:p>
          </table:table-cell>
          <table:table-cell table:formula="of:=IF((([.E66] = 1)   AND   ([.E67] = 0))   OR   (([.E66] = 0)   AND   ([.E67] = 1));1;0)" office:value-type="float" office:value="0" calcext:value-type="float">
            <text:p>0</text:p>
          </table:table-cell>
          <table:table-cell table:formula="of:=IF((([.F66] = 1)   AND   ([.F67] = 0))   OR   (([.F66] = 0)   AND   ([.F67] = 1));1;0)" office:value-type="float" office:value="0" calcext:value-type="float">
            <text:p>0</text:p>
          </table:table-cell>
          <table:table-cell table:formula="of:=IF((([.G66] = 1)   AND   ([.G67] = 0))   OR   (([.G66] = 0)   AND   ([.G67] = 1));1;0)" office:value-type="float" office:value="0" calcext:value-type="float">
            <text:p>0</text:p>
          </table:table-cell>
          <table:table-cell table:formula="of:=IF((([.H66] = 1)   AND   ([.H67] = 0))   OR   (([.H66] = 0)   AND   ([.H67] = 1));1;0)" office:value-type="float" office:value="0" calcext:value-type="float">
            <text:p>0</text:p>
          </table:table-cell>
          <table:table-cell table:formula="of:=IF((([.I66] = 1)   AND   ([.I67] = 0))   OR   (([.I66] = 0)   AND   ([.I67] = 1));1;0)" office:value-type="float" office:value="0" calcext:value-type="float">
            <text:p>0</text:p>
          </table:table-cell>
          <table:table-cell table:formula="of:=IF((([.J66] = 1)   AND   ([.J67] = 0))   OR   (([.J66] = 0)   AND   ([.J67] = 1));1;0)" office:value-type="float" office:value="0" calcext:value-type="float">
            <text:p>0</text:p>
          </table:table-cell>
          <table:table-cell table:formula="of:=IF((([.K66] = 1)   AND   ([.K67] = 0))   OR   (([.K66] = 0)   AND   ([.K67] = 1));1;0)" office:value-type="float" office:value="0" calcext:value-type="float">
            <text:p>0</text:p>
          </table:table-cell>
          <table:table-cell table:formula="of:=IF((([.L66] = 1)   AND   ([.L67] = 0))   OR   (([.L66] = 0)   AND   ([.L67] = 1));1;0)" office:value-type="float" office:value="0" calcext:value-type="float">
            <text:p>0</text:p>
          </table:table-cell>
          <table:table-cell table:formula="of:=IF((([.M66] = 1)   AND   ([.M67] = 0))   OR   (([.M66] = 0)   AND   ([.M67] = 1));1;0)" office:value-type="float" office:value="0" calcext:value-type="float">
            <text:p>0</text:p>
          </table:table-cell>
          <table:table-cell table:formula="of:=IF((([.N66] = 1)   AND   ([.N67] = 0))   OR   (([.N66] = 0)   AND   ([.N67] = 1));1;0)" office:value-type="float" office:value="0" calcext:value-type="float">
            <text:p>0</text:p>
          </table:table-cell>
          <table:table-cell table:formula="of:=IF((([.O66] = 1)   AND   ([.O67] = 0))   OR   (([.O66] = 0)   AND   ([.O67] = 1));1;0)" office:value-type="float" office:value="0" calcext:value-type="float">
            <text:p>0</text:p>
          </table:table-cell>
          <table:table-cell table:formula="of:=IF((([.P66] = 1)   AND   ([.P67] = 0))   OR   (([.P66] = 0)   AND   ([.P67] = 1));1;0)" office:value-type="float" office:value="0" calcext:value-type="float">
            <text:p>0</text:p>
          </table:table-cell>
          <table:table-cell table:formula="of:=IF((([.Q66] = 1)   AND   ([.Q67] = 0))   OR   (([.Q66] = 0)   AND   ([.Q67] = 1));1;0)" office:value-type="float" office:value="0" calcext:value-type="float">
            <text:p>0</text:p>
          </table:table-cell>
          <table:table-cell table:formula="of:=IF((([.R66] = 1)   AND   ([.R67] = 0))   OR   (([.R66] = 0)   AND   ([.R67] = 1));1;0)" office:value-type="float" office:value="0" calcext:value-type="float">
            <text:p>0</text:p>
          </table:table-cell>
          <table:table-cell table:formula="of:=IF((([.S66] = 1)   AND   ([.S67] = 0))   OR   (([.S66] = 0)   AND   ([.S67] = 1));1;0)" office:value-type="float" office:value="0" calcext:value-type="float">
            <text:p>0</text:p>
          </table:table-cell>
          <table:table-cell table:formula="of:=IF((([.T66] = 1)   AND   ([.T67] = 0))   OR   (([.T66] = 0)   AND   ([.T67] = 1));1;0)" office:value-type="float" office:value="0" calcext:value-type="float">
            <text:p>0</text:p>
          </table:table-cell>
          <table:table-cell table:formula="of:=IF((([.U66] = 1)   AND   ([.U67] = 0))   OR   (([.U66] = 0)   AND   ([.U67] = 1));1;0)" office:value-type="float" office:value="0" calcext:value-type="float">
            <text:p>0</text:p>
          </table:table-cell>
          <table:table-cell table:formula="of:=IF((([.V66] = 1)   AND   ([.V67] = 0))   OR   (([.V66] = 0)   AND   ([.V67] = 1));1;0)" office:value-type="float" office:value="0" calcext:value-type="float">
            <text:p>0</text:p>
          </table:table-cell>
          <table:table-cell table:formula="of:=IF((([.W66] = 1)   AND   ([.W67] = 0))   OR   (([.W66] = 0)   AND   ([.W67] = 1));1;0)" office:value-type="float" office:value="0" calcext:value-type="float">
            <text:p>0</text:p>
          </table:table-cell>
          <table:table-cell table:formula="of:=IF((([.X66] = 1)   AND   ([.X67] = 0))   OR   (([.X66] = 0)   AND   ([.X67] = 1));1;0)" office:value-type="float" office:value="0" calcext:value-type="float">
            <text:p>0</text:p>
          </table:table-cell>
          <table:table-cell table:formula="of:=IF((([.Y66] = 1)   AND   ([.Y67] = 0))   OR   (([.Y66] = 0)   AND   ([.Y67] = 1));1;0)" office:value-type="float" office:value="0" calcext:value-type="float">
            <text:p>0</text:p>
          </table:table-cell>
          <table:table-cell table:formula="of:=IF((([.Z66] = 1)   AND   ([.Z67] = 0))   OR   (([.Z66] = 0)   AND   ([.Z67] = 1));1;0)" office:value-type="float" office:value="0" calcext:value-type="float">
            <text:p>0</text:p>
          </table:table-cell>
          <table:table-cell table:formula="of:=IF((([.AA66] = 1)   AND   ([.AA67] = 0))   OR   (([.AA66] = 0)   AND   ([.AA67] = 1));1;0)" office:value-type="float" office:value="0" calcext:value-type="float">
            <text:p>0</text:p>
          </table:table-cell>
          <table:table-cell table:formula="of:=IF((([.AB66] = 1)   AND   ([.AB67] = 0))   OR   (([.AB66] = 0)   AND   ([.AB67] = 1));1;0)" office:value-type="float" office:value="0" calcext:value-type="float">
            <text:p>0</text:p>
          </table:table-cell>
          <table:table-cell table:formula="of:=IF((([.AC66] = 1)   AND   ([.AC67] = 0))   OR   (([.AC66] = 0)   AND   ([.AC67] = 1));1;0)" office:value-type="float" office:value="0" calcext:value-type="float">
            <text:p>0</text:p>
          </table:table-cell>
          <table:table-cell table:formula="of:=IF((([.AD66] = 1)   AND   ([.AD67] = 0))   OR   (([.AD66] = 0)   AND   ([.AD67] = 1));1;0)" office:value-type="float" office:value="0" calcext:value-type="float">
            <text:p>0</text:p>
          </table:table-cell>
          <table:table-cell table:formula="of:=IF((([.AE66] = 1)   AND   ([.AE67] = 0))   OR   (([.AE66] = 0)   AND   ([.AE67] = 1));1;0)" office:value-type="float" office:value="0" calcext:value-type="float">
            <text:p>0</text:p>
          </table:table-cell>
          <table:table-cell table:formula="of:=IF((([.AF66] = 1)   AND   ([.AF67] = 0))   OR   (([.AF66] = 0)   AND   ([.AF67] = 1));1;0)" office:value-type="float" office:value="0" calcext:value-type="float">
            <text:p>0</text:p>
          </table:table-cell>
          <table:table-cell table:formula="of:=IF((([.AG66] = 1)   AND   ([.AG67] = 0))   OR   (([.AG66] = 0)   AND   ([.AG67] = 1));1;0)" office:value-type="float" office:value="0" calcext:value-type="float">
            <text:p>0</text:p>
          </table:table-cell>
          <table:table-cell table:formula="of:=IF((([.AH66] = 1)   AND   ([.AH67] = 0))   OR   (([.AH66] = 0)   AND   ([.AH67] = 1));1;0)" office:value-type="float" office:value="0" calcext:value-type="float">
            <text:p>0</text:p>
          </table:table-cell>
          <table:table-cell table:formula="of:=IF((([.AI66] = 1)   AND   ([.AI67] = 0))   OR   (([.AI66] = 0)   AND   ([.AI67] = 1));1;0)" office:value-type="float" office:value="0" calcext:value-type="float">
            <text:p>0</text:p>
          </table:table-cell>
          <table:table-cell table:formula="of:=IF((([.AJ66] = 1)   AND   ([.AJ67] = 0))   OR   (([.AJ66] = 0)   AND   ([.AJ67] = 1));1;0)" office:value-type="float" office:value="0" calcext:value-type="float">
            <text:p>0</text:p>
          </table:table-cell>
          <table:table-cell table:formula="of:=IF((([.AK66] = 1)   AND   ([.AK67] = 0))   OR   (([.AK66] = 0)   AND   ([.AK67] = 1));1;0)" office:value-type="float" office:value="0" calcext:value-type="float">
            <text:p>0</text:p>
          </table:table-cell>
          <table:table-cell table:formula="of:=IF((([.AL66] = 1)   AND   ([.AL67] = 0))   OR   (([.AL66] = 0)   AND   ([.AL67] = 1));1;0)" office:value-type="float" office:value="0" calcext:value-type="float">
            <text:p>0</text:p>
          </table:table-cell>
          <table:table-cell table:formula="of:=IF((([.AM66] = 1)   AND   ([.AM67] = 0))   OR   (([.AM66] = 0)   AND   ([.AM67] = 1));1;0)" office:value-type="float" office:value="0" calcext:value-type="float">
            <text:p>0</text:p>
          </table:table-cell>
          <table:table-cell table:formula="of:=IF((([.AN66] = 1)   AND   ([.AN67] = 0))   OR   (([.AN66] = 0)   AND   ([.AN67] = 1));1;0)" office:value-type="float" office:value="0" calcext:value-type="float">
            <text:p>0</text:p>
          </table:table-cell>
          <table:table-cell table:formula="of:=IF((([.AO66] = 1)   AND   ([.AO67] = 0))   OR   (([.AO66] = 0)   AND   ([.AO67] = 1));1;0)" office:value-type="float" office:value="0" calcext:value-type="float">
            <text:p>0</text:p>
          </table:table-cell>
          <table:table-cell table:formula="of:=IF((([.AP66] = 1)   AND   ([.AP67] = 0))   OR   (([.AP66] = 0)   AND   ([.AP67] = 1));1;0)" office:value-type="float" office:value="0" calcext:value-type="float">
            <text:p>0</text:p>
          </table:table-cell>
          <table:table-cell table:formula="of:=IF((([.AQ66] = 1)   AND   ([.AQ67] = 0))   OR   (([.AQ66] = 0)   AND   ([.AQ67] = 1));1;0)" office:value-type="float" office:value="0" calcext:value-type="float">
            <text:p>0</text:p>
          </table:table-cell>
          <table:table-cell table:formula="of:=IF((([.AR66] = 1)   AND   ([.AR67] = 0))   OR   (([.AR66] = 0)   AND   ([.AR67] = 1));1;0)" office:value-type="float" office:value="0" calcext:value-type="float">
            <text:p>0</text:p>
          </table:table-cell>
          <table:table-cell table:formula="of:=IF((([.AS66] = 1)   AND   ([.AS67] = 0))   OR   (([.AS66] = 0)   AND   ([.AS67] = 1));1;0)" office:value-type="float" office:value="0" calcext:value-type="float">
            <text:p>0</text:p>
          </table:table-cell>
          <table:table-cell table:formula="of:=IF((([.AT66] = 1)   AND   ([.AT67] = 0))   OR   (([.AT66] = 0)   AND   ([.AT67] = 1));1;0)" office:value-type="float" office:value="0" calcext:value-type="float">
            <text:p>0</text:p>
          </table:table-cell>
          <table:table-cell table:formula="of:=IF((([.AU66] = 1)   AND   ([.AU67] = 0))   OR   (([.AU66] = 0)   AND   ([.AU67] = 1));1;0)" office:value-type="float" office:value="0" calcext:value-type="float">
            <text:p>0</text:p>
          </table:table-cell>
          <table:table-cell table:formula="of:=IF((([.AV66] = 1)   AND   ([.AV67] = 0))   OR   (([.AV66] = 0)   AND   ([.AV67] = 1));1;0)" office:value-type="float" office:value="0" calcext:value-type="float">
            <text:p>0</text:p>
          </table:table-cell>
          <table:table-cell table:formula="of:=IF((([.AW66] = 1)   AND   ([.AW67] = 0))   OR   (([.AW66] = 0)   AND   ([.AW67] = 1));1;0)" office:value-type="float" office:value="0" calcext:value-type="float">
            <text:p>0</text:p>
          </table:table-cell>
          <table:table-cell table:formula="of:=IF((([.AX66] = 1)   AND   ([.AX67] = 0))   OR   (([.AX66] = 0)   AND   ([.AX67] = 1));1;0)" office:value-type="float" office:value="0" calcext:value-type="float">
            <text:p>0</text:p>
          </table:table-cell>
          <table:table-cell table:formula="of:=IF((([.AY66] = 1)   AND   ([.AY67] = 0))   OR   (([.AY66] = 0)   AND   ([.AY67] = 1));1;0)" office:value-type="float" office:value="0" calcext:value-type="float">
            <text:p>0</text:p>
          </table:table-cell>
          <table:table-cell table:formula="of:=IF((([.AZ66] = 1)   AND   ([.AZ67] = 0))   OR   (([.AZ66] = 0)   AND   ([.AZ67] = 1));1;0)" office:value-type="float" office:value="0" calcext:value-type="float">
            <text:p>0</text:p>
          </table:table-cell>
          <table:table-cell table:formula="of:=IF((([.BA66] = 1)   AND   ([.BA67] = 0))   OR   (([.BA66] = 0)   AND   ([.BA67] = 1));1;0)" office:value-type="float" office:value="0" calcext:value-type="float">
            <text:p>0</text:p>
          </table:table-cell>
          <table:table-cell table:formula="of:=IF((([.BB66] = 1)   AND   ([.BB67] = 0))   OR   (([.BB66] = 0)   AND   ([.BB67] = 1));1;0)" office:value-type="float" office:value="0" calcext:value-type="float">
            <text:p>0</text:p>
          </table:table-cell>
          <table:table-cell table:formula="of:=IF((([.BC66] = 1)   AND   ([.BC67] = 0))   OR   (([.BC66] = 0)   AND   ([.BC67] = 1));1;0)" office:value-type="float" office:value="0" calcext:value-type="float">
            <text:p>0</text:p>
          </table:table-cell>
          <table:table-cell table:formula="of:=IF((([.BD66] = 1)   AND   ([.BD67] = 0))   OR   (([.BD66] = 0)   AND   ([.BD67] = 1));1;0)" office:value-type="float" office:value="0" calcext:value-type="float">
            <text:p>0</text:p>
          </table:table-cell>
          <table:table-cell table:formula="of:=IF((([.BE66] = 1)   AND   ([.BE67] = 0))   OR   (([.BE66] = 0)   AND   ([.BE67] = 1));1;0)" office:value-type="float" office:value="0" calcext:value-type="float">
            <text:p>0</text:p>
          </table:table-cell>
          <table:table-cell table:formula="of:=IF((([.BF66] = 1)   AND   ([.BF67] = 0))   OR   (([.BF66] = 0)   AND   ([.BF67] = 1));1;0)" office:value-type="float" office:value="0" calcext:value-type="float">
            <text:p>0</text:p>
          </table:table-cell>
          <table:table-cell table:formula="of:=IF((([.BG66] = 1)   AND   ([.BG67] = 0))   OR   (([.BG66] = 0)   AND   ([.BG67] = 1));1;0)" office:value-type="float" office:value="0" calcext:value-type="float">
            <text:p>0</text:p>
          </table:table-cell>
          <table:table-cell table:formula="of:=IF((([.BH66] = 1)   AND   ([.BH67] = 0))   OR   (([.BH66] = 0)   AND   ([.BH67] = 1));1;0)" office:value-type="float" office:value="0" calcext:value-type="float">
            <text:p>0</text:p>
          </table:table-cell>
          <table:table-cell table:formula="of:=IF((([.BI66] = 1)   AND   ([.BI67] = 0))   OR   (([.BI66] = 0)   AND   ([.BI67] = 1));1;0)" office:value-type="float" office:value="0" calcext:value-type="float">
            <text:p>0</text:p>
          </table:table-cell>
          <table:table-cell table:formula="of:=IF((([.BJ66] = 1)   AND   ([.BJ67] = 0))   OR   (([.BJ66] = 0)   AND   ([.BJ67] = 1));1;0)" office:value-type="float" office:value="0" calcext:value-type="float">
            <text:p>0</text:p>
          </table:table-cell>
          <table:table-cell table:formula="of:=IF((([.BK66] = 1)   AND   ([.BK67] = 0))   OR   (([.BK66] = 0)   AND   ([.BK67] = 1));1;0)" office:value-type="float" office:value="0" calcext:value-type="float">
            <text:p>0</text:p>
          </table:table-cell>
          <table:table-cell table:formula="of:=IF((([.BL66] = 1)   AND   ([.BL67] = 0))   OR   (([.BL66] = 0)   AND   ([.BL67] = 1));1;0)" office:value-type="float" office:value="0" calcext:value-type="float">
            <text:p>0</text:p>
          </table:table-cell>
          <table:table-cell table:formula="of:=IF((([.BM66] = 1)   AND   ([.BM67] = 0))   OR   (([.BM66] = 0)   AND   ([.BM67] = 1));1;0)" office:value-type="float" office:value="0" calcext:value-type="float">
            <text:p>0</text:p>
          </table:table-cell>
          <table:table-cell table:formula="of:=IF((([.BN66] = 1)   AND   ([.BN67] = 0))   OR   (([.BN66] = 0)   AND   ([.BN67] = 1));1;0)" office:value-type="float" office:value="0" calcext:value-type="float">
            <text:p>0</text:p>
          </table:table-cell>
          <table:table-cell table:formula="of:=IF((([.BO66] = 1)   AND   ([.BO67] = 0))   OR   (([.BO66] = 0)   AND   ([.BO67] = 1));1;0)" office:value-type="float" office:value="1" calcext:value-type="float">
            <text:p>1</text:p>
          </table:table-cell>
          <table:table-cell table:formula="of:=IF((([.BP66] = 1)   AND   ([.BP67] = 0))   OR   (([.BP66] = 0)   AND   ([.BP67] = 1));1;0)" office:value-type="float" office:value="0" calcext:value-type="float">
            <text:p>0</text:p>
          </table:table-cell>
          <table:table-cell table:formula="of:=IF((([.BQ66] = 1)   AND   ([.BQ67] = 0))   OR   (([.BQ66] = 0)   AND   ([.BQ67] = 1));1;0)" office:value-type="float" office:value="1" calcext:value-type="float">
            <text:p>1</text:p>
          </table:table-cell>
          <table:table-cell table:formula="of:=IF((([.BR66] = 1)   AND   ([.BR67] = 0))   OR   (([.BR66] = 0)   AND   ([.BR67] = 1));1;0)" office:value-type="float" office:value="0" calcext:value-type="float">
            <text:p>0</text:p>
          </table:table-cell>
          <table:table-cell table:formula="of:=IF((([.BS66] = 1)   AND   ([.BS67] = 0))   OR   (([.BS66] = 0)   AND   ([.BS67] = 1));1;0)" office:value-type="float" office:value="1" calcext:value-type="float">
            <text:p>1</text:p>
          </table:table-cell>
          <table:table-cell table:formula="of:=IF((([.BT66] = 1)   AND   ([.BT67] = 0))   OR   (([.BT66] = 0)   AND   ([.BT67] = 1));1;0)" office:value-type="float" office:value="0" calcext:value-type="float">
            <text:p>0</text:p>
          </table:table-cell>
          <table:table-cell table:formula="of:=IF((([.BU66] = 1)   AND   ([.BU67] = 0))   OR   (([.BU66] = 0)   AND   ([.BU67] = 1));1;0)" office:value-type="float" office:value="1" calcext:value-type="float">
            <text:p>1</text:p>
          </table:table-cell>
          <table:table-cell table:number-columns-repeated="950"/>
        </table:table-row>
        <table:table-row table:style-name="ro1">
          <table:table-cell/>
          <table:table-cell table:formula="of:=IF((([.A67] = 1)   AND   ([.A68] = 0))   OR   (([.A67] = 0)   AND   ([.A68] = 1));1;0)" office:value-type="float" office:value="0" calcext:value-type="float">
            <text:p>0</text:p>
          </table:table-cell>
          <table:table-cell table:formula="of:=IF((([.B67] = 1)   AND   ([.B68] = 0))   OR   (([.B67] = 0)   AND   ([.B68] = 1));1;0)" office:value-type="float" office:value="0" calcext:value-type="float">
            <text:p>0</text:p>
          </table:table-cell>
          <table:table-cell table:formula="of:=IF((([.C67] = 1)   AND   ([.C68] = 0))   OR   (([.C67] = 0)   AND   ([.C68] = 1));1;0)" office:value-type="float" office:value="0" calcext:value-type="float">
            <text:p>0</text:p>
          </table:table-cell>
          <table:table-cell table:formula="of:=IF((([.D67] = 1)   AND   ([.D68] = 0))   OR   (([.D67] = 0)   AND   ([.D68] = 1));1;0)" office:value-type="float" office:value="0" calcext:value-type="float">
            <text:p>0</text:p>
          </table:table-cell>
          <table:table-cell table:formula="of:=IF((([.E67] = 1)   AND   ([.E68] = 0))   OR   (([.E67] = 0)   AND   ([.E68] = 1));1;0)" office:value-type="float" office:value="0" calcext:value-type="float">
            <text:p>0</text:p>
          </table:table-cell>
          <table:table-cell table:formula="of:=IF((([.F67] = 1)   AND   ([.F68] = 0))   OR   (([.F67] = 0)   AND   ([.F68] = 1));1;0)" office:value-type="float" office:value="0" calcext:value-type="float">
            <text:p>0</text:p>
          </table:table-cell>
          <table:table-cell table:formula="of:=IF((([.G67] = 1)   AND   ([.G68] = 0))   OR   (([.G67] = 0)   AND   ([.G68] = 1));1;0)" office:value-type="float" office:value="0" calcext:value-type="float">
            <text:p>0</text:p>
          </table:table-cell>
          <table:table-cell table:formula="of:=IF((([.H67] = 1)   AND   ([.H68] = 0))   OR   (([.H67] = 0)   AND   ([.H68] = 1));1;0)" office:value-type="float" office:value="0" calcext:value-type="float">
            <text:p>0</text:p>
          </table:table-cell>
          <table:table-cell table:formula="of:=IF((([.I67] = 1)   AND   ([.I68] = 0))   OR   (([.I67] = 0)   AND   ([.I68] = 1));1;0)" office:value-type="float" office:value="0" calcext:value-type="float">
            <text:p>0</text:p>
          </table:table-cell>
          <table:table-cell table:formula="of:=IF((([.J67] = 1)   AND   ([.J68] = 0))   OR   (([.J67] = 0)   AND   ([.J68] = 1));1;0)" office:value-type="float" office:value="0" calcext:value-type="float">
            <text:p>0</text:p>
          </table:table-cell>
          <table:table-cell table:formula="of:=IF((([.K67] = 1)   AND   ([.K68] = 0))   OR   (([.K67] = 0)   AND   ([.K68] = 1));1;0)" office:value-type="float" office:value="0" calcext:value-type="float">
            <text:p>0</text:p>
          </table:table-cell>
          <table:table-cell table:formula="of:=IF((([.L67] = 1)   AND   ([.L68] = 0))   OR   (([.L67] = 0)   AND   ([.L68] = 1));1;0)" office:value-type="float" office:value="0" calcext:value-type="float">
            <text:p>0</text:p>
          </table:table-cell>
          <table:table-cell table:formula="of:=IF((([.M67] = 1)   AND   ([.M68] = 0))   OR   (([.M67] = 0)   AND   ([.M68] = 1));1;0)" office:value-type="float" office:value="0" calcext:value-type="float">
            <text:p>0</text:p>
          </table:table-cell>
          <table:table-cell table:formula="of:=IF((([.N67] = 1)   AND   ([.N68] = 0))   OR   (([.N67] = 0)   AND   ([.N68] = 1));1;0)" office:value-type="float" office:value="0" calcext:value-type="float">
            <text:p>0</text:p>
          </table:table-cell>
          <table:table-cell table:formula="of:=IF((([.O67] = 1)   AND   ([.O68] = 0))   OR   (([.O67] = 0)   AND   ([.O68] = 1));1;0)" office:value-type="float" office:value="0" calcext:value-type="float">
            <text:p>0</text:p>
          </table:table-cell>
          <table:table-cell table:formula="of:=IF((([.P67] = 1)   AND   ([.P68] = 0))   OR   (([.P67] = 0)   AND   ([.P68] = 1));1;0)" office:value-type="float" office:value="0" calcext:value-type="float">
            <text:p>0</text:p>
          </table:table-cell>
          <table:table-cell table:formula="of:=IF((([.Q67] = 1)   AND   ([.Q68] = 0))   OR   (([.Q67] = 0)   AND   ([.Q68] = 1));1;0)" office:value-type="float" office:value="0" calcext:value-type="float">
            <text:p>0</text:p>
          </table:table-cell>
          <table:table-cell table:formula="of:=IF((([.R67] = 1)   AND   ([.R68] = 0))   OR   (([.R67] = 0)   AND   ([.R68] = 1));1;0)" office:value-type="float" office:value="0" calcext:value-type="float">
            <text:p>0</text:p>
          </table:table-cell>
          <table:table-cell table:formula="of:=IF((([.S67] = 1)   AND   ([.S68] = 0))   OR   (([.S67] = 0)   AND   ([.S68] = 1));1;0)" office:value-type="float" office:value="0" calcext:value-type="float">
            <text:p>0</text:p>
          </table:table-cell>
          <table:table-cell table:formula="of:=IF((([.T67] = 1)   AND   ([.T68] = 0))   OR   (([.T67] = 0)   AND   ([.T68] = 1));1;0)" office:value-type="float" office:value="0" calcext:value-type="float">
            <text:p>0</text:p>
          </table:table-cell>
          <table:table-cell table:formula="of:=IF((([.U67] = 1)   AND   ([.U68] = 0))   OR   (([.U67] = 0)   AND   ([.U68] = 1));1;0)" office:value-type="float" office:value="0" calcext:value-type="float">
            <text:p>0</text:p>
          </table:table-cell>
          <table:table-cell table:formula="of:=IF((([.V67] = 1)   AND   ([.V68] = 0))   OR   (([.V67] = 0)   AND   ([.V68] = 1));1;0)" office:value-type="float" office:value="0" calcext:value-type="float">
            <text:p>0</text:p>
          </table:table-cell>
          <table:table-cell table:formula="of:=IF((([.W67] = 1)   AND   ([.W68] = 0))   OR   (([.W67] = 0)   AND   ([.W68] = 1));1;0)" office:value-type="float" office:value="0" calcext:value-type="float">
            <text:p>0</text:p>
          </table:table-cell>
          <table:table-cell table:formula="of:=IF((([.X67] = 1)   AND   ([.X68] = 0))   OR   (([.X67] = 0)   AND   ([.X68] = 1));1;0)" office:value-type="float" office:value="0" calcext:value-type="float">
            <text:p>0</text:p>
          </table:table-cell>
          <table:table-cell table:formula="of:=IF((([.Y67] = 1)   AND   ([.Y68] = 0))   OR   (([.Y67] = 0)   AND   ([.Y68] = 1));1;0)" office:value-type="float" office:value="0" calcext:value-type="float">
            <text:p>0</text:p>
          </table:table-cell>
          <table:table-cell table:formula="of:=IF((([.Z67] = 1)   AND   ([.Z68] = 0))   OR   (([.Z67] = 0)   AND   ([.Z68] = 1));1;0)" office:value-type="float" office:value="0" calcext:value-type="float">
            <text:p>0</text:p>
          </table:table-cell>
          <table:table-cell table:formula="of:=IF((([.AA67] = 1)   AND   ([.AA68] = 0))   OR   (([.AA67] = 0)   AND   ([.AA68] = 1));1;0)" office:value-type="float" office:value="0" calcext:value-type="float">
            <text:p>0</text:p>
          </table:table-cell>
          <table:table-cell table:formula="of:=IF((([.AB67] = 1)   AND   ([.AB68] = 0))   OR   (([.AB67] = 0)   AND   ([.AB68] = 1));1;0)" office:value-type="float" office:value="0" calcext:value-type="float">
            <text:p>0</text:p>
          </table:table-cell>
          <table:table-cell table:formula="of:=IF((([.AC67] = 1)   AND   ([.AC68] = 0))   OR   (([.AC67] = 0)   AND   ([.AC68] = 1));1;0)" office:value-type="float" office:value="0" calcext:value-type="float">
            <text:p>0</text:p>
          </table:table-cell>
          <table:table-cell table:formula="of:=IF((([.AD67] = 1)   AND   ([.AD68] = 0))   OR   (([.AD67] = 0)   AND   ([.AD68] = 1));1;0)" office:value-type="float" office:value="0" calcext:value-type="float">
            <text:p>0</text:p>
          </table:table-cell>
          <table:table-cell table:formula="of:=IF((([.AE67] = 1)   AND   ([.AE68] = 0))   OR   (([.AE67] = 0)   AND   ([.AE68] = 1));1;0)" office:value-type="float" office:value="0" calcext:value-type="float">
            <text:p>0</text:p>
          </table:table-cell>
          <table:table-cell table:formula="of:=IF((([.AF67] = 1)   AND   ([.AF68] = 0))   OR   (([.AF67] = 0)   AND   ([.AF68] = 1));1;0)" office:value-type="float" office:value="0" calcext:value-type="float">
            <text:p>0</text:p>
          </table:table-cell>
          <table:table-cell table:formula="of:=IF((([.AG67] = 1)   AND   ([.AG68] = 0))   OR   (([.AG67] = 0)   AND   ([.AG68] = 1));1;0)" office:value-type="float" office:value="0" calcext:value-type="float">
            <text:p>0</text:p>
          </table:table-cell>
          <table:table-cell table:formula="of:=IF((([.AH67] = 1)   AND   ([.AH68] = 0))   OR   (([.AH67] = 0)   AND   ([.AH68] = 1));1;0)" office:value-type="float" office:value="0" calcext:value-type="float">
            <text:p>0</text:p>
          </table:table-cell>
          <table:table-cell table:formula="of:=IF((([.AI67] = 1)   AND   ([.AI68] = 0))   OR   (([.AI67] = 0)   AND   ([.AI68] = 1));1;0)" office:value-type="float" office:value="0" calcext:value-type="float">
            <text:p>0</text:p>
          </table:table-cell>
          <table:table-cell table:formula="of:=IF((([.AJ67] = 1)   AND   ([.AJ68] = 0))   OR   (([.AJ67] = 0)   AND   ([.AJ68] = 1));1;0)" office:value-type="float" office:value="0" calcext:value-type="float">
            <text:p>0</text:p>
          </table:table-cell>
          <table:table-cell table:formula="of:=IF((([.AK67] = 1)   AND   ([.AK68] = 0))   OR   (([.AK67] = 0)   AND   ([.AK68] = 1));1;0)" office:value-type="float" office:value="0" calcext:value-type="float">
            <text:p>0</text:p>
          </table:table-cell>
          <table:table-cell table:formula="of:=IF((([.AL67] = 1)   AND   ([.AL68] = 0))   OR   (([.AL67] = 0)   AND   ([.AL68] = 1));1;0)" office:value-type="float" office:value="0" calcext:value-type="float">
            <text:p>0</text:p>
          </table:table-cell>
          <table:table-cell table:formula="of:=IF((([.AM67] = 1)   AND   ([.AM68] = 0))   OR   (([.AM67] = 0)   AND   ([.AM68] = 1));1;0)" office:value-type="float" office:value="0" calcext:value-type="float">
            <text:p>0</text:p>
          </table:table-cell>
          <table:table-cell table:formula="of:=IF((([.AN67] = 1)   AND   ([.AN68] = 0))   OR   (([.AN67] = 0)   AND   ([.AN68] = 1));1;0)" office:value-type="float" office:value="0" calcext:value-type="float">
            <text:p>0</text:p>
          </table:table-cell>
          <table:table-cell table:formula="of:=IF((([.AO67] = 1)   AND   ([.AO68] = 0))   OR   (([.AO67] = 0)   AND   ([.AO68] = 1));1;0)" office:value-type="float" office:value="0" calcext:value-type="float">
            <text:p>0</text:p>
          </table:table-cell>
          <table:table-cell table:formula="of:=IF((([.AP67] = 1)   AND   ([.AP68] = 0))   OR   (([.AP67] = 0)   AND   ([.AP68] = 1));1;0)" office:value-type="float" office:value="0" calcext:value-type="float">
            <text:p>0</text:p>
          </table:table-cell>
          <table:table-cell table:formula="of:=IF((([.AQ67] = 1)   AND   ([.AQ68] = 0))   OR   (([.AQ67] = 0)   AND   ([.AQ68] = 1));1;0)" office:value-type="float" office:value="0" calcext:value-type="float">
            <text:p>0</text:p>
          </table:table-cell>
          <table:table-cell table:formula="of:=IF((([.AR67] = 1)   AND   ([.AR68] = 0))   OR   (([.AR67] = 0)   AND   ([.AR68] = 1));1;0)" office:value-type="float" office:value="0" calcext:value-type="float">
            <text:p>0</text:p>
          </table:table-cell>
          <table:table-cell table:formula="of:=IF((([.AS67] = 1)   AND   ([.AS68] = 0))   OR   (([.AS67] = 0)   AND   ([.AS68] = 1));1;0)" office:value-type="float" office:value="0" calcext:value-type="float">
            <text:p>0</text:p>
          </table:table-cell>
          <table:table-cell table:formula="of:=IF((([.AT67] = 1)   AND   ([.AT68] = 0))   OR   (([.AT67] = 0)   AND   ([.AT68] = 1));1;0)" office:value-type="float" office:value="0" calcext:value-type="float">
            <text:p>0</text:p>
          </table:table-cell>
          <table:table-cell table:formula="of:=IF((([.AU67] = 1)   AND   ([.AU68] = 0))   OR   (([.AU67] = 0)   AND   ([.AU68] = 1));1;0)" office:value-type="float" office:value="0" calcext:value-type="float">
            <text:p>0</text:p>
          </table:table-cell>
          <table:table-cell table:formula="of:=IF((([.AV67] = 1)   AND   ([.AV68] = 0))   OR   (([.AV67] = 0)   AND   ([.AV68] = 1));1;0)" office:value-type="float" office:value="0" calcext:value-type="float">
            <text:p>0</text:p>
          </table:table-cell>
          <table:table-cell table:formula="of:=IF((([.AW67] = 1)   AND   ([.AW68] = 0))   OR   (([.AW67] = 0)   AND   ([.AW68] = 1));1;0)" office:value-type="float" office:value="0" calcext:value-type="float">
            <text:p>0</text:p>
          </table:table-cell>
          <table:table-cell table:formula="of:=IF((([.AX67] = 1)   AND   ([.AX68] = 0))   OR   (([.AX67] = 0)   AND   ([.AX68] = 1));1;0)" office:value-type="float" office:value="0" calcext:value-type="float">
            <text:p>0</text:p>
          </table:table-cell>
          <table:table-cell table:formula="of:=IF((([.AY67] = 1)   AND   ([.AY68] = 0))   OR   (([.AY67] = 0)   AND   ([.AY68] = 1));1;0)" office:value-type="float" office:value="0" calcext:value-type="float">
            <text:p>0</text:p>
          </table:table-cell>
          <table:table-cell table:formula="of:=IF((([.AZ67] = 1)   AND   ([.AZ68] = 0))   OR   (([.AZ67] = 0)   AND   ([.AZ68] = 1));1;0)" office:value-type="float" office:value="0" calcext:value-type="float">
            <text:p>0</text:p>
          </table:table-cell>
          <table:table-cell table:formula="of:=IF((([.BA67] = 1)   AND   ([.BA68] = 0))   OR   (([.BA67] = 0)   AND   ([.BA68] = 1));1;0)" office:value-type="float" office:value="0" calcext:value-type="float">
            <text:p>0</text:p>
          </table:table-cell>
          <table:table-cell table:formula="of:=IF((([.BB67] = 1)   AND   ([.BB68] = 0))   OR   (([.BB67] = 0)   AND   ([.BB68] = 1));1;0)" office:value-type="float" office:value="0" calcext:value-type="float">
            <text:p>0</text:p>
          </table:table-cell>
          <table:table-cell table:formula="of:=IF((([.BC67] = 1)   AND   ([.BC68] = 0))   OR   (([.BC67] = 0)   AND   ([.BC68] = 1));1;0)" office:value-type="float" office:value="0" calcext:value-type="float">
            <text:p>0</text:p>
          </table:table-cell>
          <table:table-cell table:formula="of:=IF((([.BD67] = 1)   AND   ([.BD68] = 0))   OR   (([.BD67] = 0)   AND   ([.BD68] = 1));1;0)" office:value-type="float" office:value="0" calcext:value-type="float">
            <text:p>0</text:p>
          </table:table-cell>
          <table:table-cell table:formula="of:=IF((([.BE67] = 1)   AND   ([.BE68] = 0))   OR   (([.BE67] = 0)   AND   ([.BE68] = 1));1;0)" office:value-type="float" office:value="0" calcext:value-type="float">
            <text:p>0</text:p>
          </table:table-cell>
          <table:table-cell table:formula="of:=IF((([.BF67] = 1)   AND   ([.BF68] = 0))   OR   (([.BF67] = 0)   AND   ([.BF68] = 1));1;0)" office:value-type="float" office:value="0" calcext:value-type="float">
            <text:p>0</text:p>
          </table:table-cell>
          <table:table-cell table:formula="of:=IF((([.BG67] = 1)   AND   ([.BG68] = 0))   OR   (([.BG67] = 0)   AND   ([.BG68] = 1));1;0)" office:value-type="float" office:value="0" calcext:value-type="float">
            <text:p>0</text:p>
          </table:table-cell>
          <table:table-cell table:formula="of:=IF((([.BH67] = 1)   AND   ([.BH68] = 0))   OR   (([.BH67] = 0)   AND   ([.BH68] = 1));1;0)" office:value-type="float" office:value="0" calcext:value-type="float">
            <text:p>0</text:p>
          </table:table-cell>
          <table:table-cell table:formula="of:=IF((([.BI67] = 1)   AND   ([.BI68] = 0))   OR   (([.BI67] = 0)   AND   ([.BI68] = 1));1;0)" office:value-type="float" office:value="0" calcext:value-type="float">
            <text:p>0</text:p>
          </table:table-cell>
          <table:table-cell table:formula="of:=IF((([.BJ67] = 1)   AND   ([.BJ68] = 0))   OR   (([.BJ67] = 0)   AND   ([.BJ68] = 1));1;0)" office:value-type="float" office:value="0" calcext:value-type="float">
            <text:p>0</text:p>
          </table:table-cell>
          <table:table-cell table:formula="of:=IF((([.BK67] = 1)   AND   ([.BK68] = 0))   OR   (([.BK67] = 0)   AND   ([.BK68] = 1));1;0)" office:value-type="float" office:value="0" calcext:value-type="float">
            <text:p>0</text:p>
          </table:table-cell>
          <table:table-cell table:formula="of:=IF((([.BL67] = 1)   AND   ([.BL68] = 0))   OR   (([.BL67] = 0)   AND   ([.BL68] = 1));1;0)" office:value-type="float" office:value="0" calcext:value-type="float">
            <text:p>0</text:p>
          </table:table-cell>
          <table:table-cell table:formula="of:=IF((([.BM67] = 1)   AND   ([.BM68] = 0))   OR   (([.BM67] = 0)   AND   ([.BM68] = 1));1;0)" office:value-type="float" office:value="0" calcext:value-type="float">
            <text:p>0</text:p>
          </table:table-cell>
          <table:table-cell table:formula="of:=IF((([.BN67] = 1)   AND   ([.BN68] = 0))   OR   (([.BN67] = 0)   AND   ([.BN68] = 1));1;0)" office:value-type="float" office:value="0" calcext:value-type="float">
            <text:p>0</text:p>
          </table:table-cell>
          <table:table-cell table:formula="of:=IF((([.BO67] = 1)   AND   ([.BO68] = 0))   OR   (([.BO67] = 0)   AND   ([.BO68] = 1));1;0)" office:value-type="float" office:value="0" calcext:value-type="float">
            <text:p>0</text:p>
          </table:table-cell>
          <table:table-cell table:formula="of:=IF((([.BP67] = 1)   AND   ([.BP68] = 0))   OR   (([.BP67] = 0)   AND   ([.BP68] = 1));1;0)" office:value-type="float" office:value="1" calcext:value-type="float">
            <text:p>1</text:p>
          </table:table-cell>
          <table:table-cell table:formula="of:=IF((([.BQ67] = 1)   AND   ([.BQ68] = 0))   OR   (([.BQ67] = 0)   AND   ([.BQ68] = 1));1;0)" office:value-type="float" office:value="1" calcext:value-type="float">
            <text:p>1</text:p>
          </table:table-cell>
          <table:table-cell table:formula="of:=IF((([.BR67] = 1)   AND   ([.BR68] = 0))   OR   (([.BR67] = 0)   AND   ([.BR68] = 1));1;0)" office:value-type="float" office:value="0" calcext:value-type="float">
            <text:p>0</text:p>
          </table:table-cell>
          <table:table-cell table:formula="of:=IF((([.BS67] = 1)   AND   ([.BS68] = 0))   OR   (([.BS67] = 0)   AND   ([.BS68] = 1));1;0)" office:value-type="float" office:value="0" calcext:value-type="float">
            <text:p>0</text:p>
          </table:table-cell>
          <table:table-cell table:formula="of:=IF((([.BT67] = 1)   AND   ([.BT68] = 0))   OR   (([.BT67] = 0)   AND   ([.BT68] = 1));1;0)" office:value-type="float" office:value="1" calcext:value-type="float">
            <text:p>1</text:p>
          </table:table-cell>
          <table:table-cell table:formula="of:=IF((([.BU67] = 1)   AND   ([.BU68] = 0))   OR   (([.BU67] = 0)   AND   ([.BU68] = 1));1;0)" office:value-type="float" office:value="1" calcext:value-type="float">
            <text:p>1</text:p>
          </table:table-cell>
          <table:table-cell table:number-columns-repeated="950"/>
        </table:table-row>
        <table:table-row table:style-name="ro1">
          <table:table-cell/>
          <table:table-cell table:formula="of:=IF((([.A68] = 1)   AND   ([.A69] = 0))   OR   (([.A68] = 0)   AND   ([.A69] = 1));1;0)" office:value-type="float" office:value="0" calcext:value-type="float">
            <text:p>0</text:p>
          </table:table-cell>
          <table:table-cell table:formula="of:=IF((([.B68] = 1)   AND   ([.B69] = 0))   OR   (([.B68] = 0)   AND   ([.B69] = 1));1;0)" office:value-type="float" office:value="0" calcext:value-type="float">
            <text:p>0</text:p>
          </table:table-cell>
          <table:table-cell table:formula="of:=IF((([.C68] = 1)   AND   ([.C69] = 0))   OR   (([.C68] = 0)   AND   ([.C69] = 1));1;0)" office:value-type="float" office:value="0" calcext:value-type="float">
            <text:p>0</text:p>
          </table:table-cell>
          <table:table-cell table:formula="of:=IF((([.D68] = 1)   AND   ([.D69] = 0))   OR   (([.D68] = 0)   AND   ([.D69] = 1));1;0)" office:value-type="float" office:value="0" calcext:value-type="float">
            <text:p>0</text:p>
          </table:table-cell>
          <table:table-cell table:formula="of:=IF((([.E68] = 1)   AND   ([.E69] = 0))   OR   (([.E68] = 0)   AND   ([.E69] = 1));1;0)" office:value-type="float" office:value="0" calcext:value-type="float">
            <text:p>0</text:p>
          </table:table-cell>
          <table:table-cell table:formula="of:=IF((([.F68] = 1)   AND   ([.F69] = 0))   OR   (([.F68] = 0)   AND   ([.F69] = 1));1;0)" office:value-type="float" office:value="0" calcext:value-type="float">
            <text:p>0</text:p>
          </table:table-cell>
          <table:table-cell table:formula="of:=IF((([.G68] = 1)   AND   ([.G69] = 0))   OR   (([.G68] = 0)   AND   ([.G69] = 1));1;0)" office:value-type="float" office:value="0" calcext:value-type="float">
            <text:p>0</text:p>
          </table:table-cell>
          <table:table-cell table:formula="of:=IF((([.H68] = 1)   AND   ([.H69] = 0))   OR   (([.H68] = 0)   AND   ([.H69] = 1));1;0)" office:value-type="float" office:value="0" calcext:value-type="float">
            <text:p>0</text:p>
          </table:table-cell>
          <table:table-cell table:formula="of:=IF((([.I68] = 1)   AND   ([.I69] = 0))   OR   (([.I68] = 0)   AND   ([.I69] = 1));1;0)" office:value-type="float" office:value="0" calcext:value-type="float">
            <text:p>0</text:p>
          </table:table-cell>
          <table:table-cell table:formula="of:=IF((([.J68] = 1)   AND   ([.J69] = 0))   OR   (([.J68] = 0)   AND   ([.J69] = 1));1;0)" office:value-type="float" office:value="0" calcext:value-type="float">
            <text:p>0</text:p>
          </table:table-cell>
          <table:table-cell table:formula="of:=IF((([.K68] = 1)   AND   ([.K69] = 0))   OR   (([.K68] = 0)   AND   ([.K69] = 1));1;0)" office:value-type="float" office:value="0" calcext:value-type="float">
            <text:p>0</text:p>
          </table:table-cell>
          <table:table-cell table:formula="of:=IF((([.L68] = 1)   AND   ([.L69] = 0))   OR   (([.L68] = 0)   AND   ([.L69] = 1));1;0)" office:value-type="float" office:value="0" calcext:value-type="float">
            <text:p>0</text:p>
          </table:table-cell>
          <table:table-cell table:formula="of:=IF((([.M68] = 1)   AND   ([.M69] = 0))   OR   (([.M68] = 0)   AND   ([.M69] = 1));1;0)" office:value-type="float" office:value="0" calcext:value-type="float">
            <text:p>0</text:p>
          </table:table-cell>
          <table:table-cell table:formula="of:=IF((([.N68] = 1)   AND   ([.N69] = 0))   OR   (([.N68] = 0)   AND   ([.N69] = 1));1;0)" office:value-type="float" office:value="0" calcext:value-type="float">
            <text:p>0</text:p>
          </table:table-cell>
          <table:table-cell table:formula="of:=IF((([.O68] = 1)   AND   ([.O69] = 0))   OR   (([.O68] = 0)   AND   ([.O69] = 1));1;0)" office:value-type="float" office:value="0" calcext:value-type="float">
            <text:p>0</text:p>
          </table:table-cell>
          <table:table-cell table:formula="of:=IF((([.P68] = 1)   AND   ([.P69] = 0))   OR   (([.P68] = 0)   AND   ([.P69] = 1));1;0)" office:value-type="float" office:value="0" calcext:value-type="float">
            <text:p>0</text:p>
          </table:table-cell>
          <table:table-cell table:formula="of:=IF((([.Q68] = 1)   AND   ([.Q69] = 0))   OR   (([.Q68] = 0)   AND   ([.Q69] = 1));1;0)" office:value-type="float" office:value="0" calcext:value-type="float">
            <text:p>0</text:p>
          </table:table-cell>
          <table:table-cell table:formula="of:=IF((([.R68] = 1)   AND   ([.R69] = 0))   OR   (([.R68] = 0)   AND   ([.R69] = 1));1;0)" office:value-type="float" office:value="0" calcext:value-type="float">
            <text:p>0</text:p>
          </table:table-cell>
          <table:table-cell table:formula="of:=IF((([.S68] = 1)   AND   ([.S69] = 0))   OR   (([.S68] = 0)   AND   ([.S69] = 1));1;0)" office:value-type="float" office:value="0" calcext:value-type="float">
            <text:p>0</text:p>
          </table:table-cell>
          <table:table-cell table:formula="of:=IF((([.T68] = 1)   AND   ([.T69] = 0))   OR   (([.T68] = 0)   AND   ([.T69] = 1));1;0)" office:value-type="float" office:value="0" calcext:value-type="float">
            <text:p>0</text:p>
          </table:table-cell>
          <table:table-cell table:formula="of:=IF((([.U68] = 1)   AND   ([.U69] = 0))   OR   (([.U68] = 0)   AND   ([.U69] = 1));1;0)" office:value-type="float" office:value="0" calcext:value-type="float">
            <text:p>0</text:p>
          </table:table-cell>
          <table:table-cell table:formula="of:=IF((([.V68] = 1)   AND   ([.V69] = 0))   OR   (([.V68] = 0)   AND   ([.V69] = 1));1;0)" office:value-type="float" office:value="0" calcext:value-type="float">
            <text:p>0</text:p>
          </table:table-cell>
          <table:table-cell table:formula="of:=IF((([.W68] = 1)   AND   ([.W69] = 0))   OR   (([.W68] = 0)   AND   ([.W69] = 1));1;0)" office:value-type="float" office:value="0" calcext:value-type="float">
            <text:p>0</text:p>
          </table:table-cell>
          <table:table-cell table:formula="of:=IF((([.X68] = 1)   AND   ([.X69] = 0))   OR   (([.X68] = 0)   AND   ([.X69] = 1));1;0)" office:value-type="float" office:value="0" calcext:value-type="float">
            <text:p>0</text:p>
          </table:table-cell>
          <table:table-cell table:formula="of:=IF((([.Y68] = 1)   AND   ([.Y69] = 0))   OR   (([.Y68] = 0)   AND   ([.Y69] = 1));1;0)" office:value-type="float" office:value="0" calcext:value-type="float">
            <text:p>0</text:p>
          </table:table-cell>
          <table:table-cell table:formula="of:=IF((([.Z68] = 1)   AND   ([.Z69] = 0))   OR   (([.Z68] = 0)   AND   ([.Z69] = 1));1;0)" office:value-type="float" office:value="0" calcext:value-type="float">
            <text:p>0</text:p>
          </table:table-cell>
          <table:table-cell table:formula="of:=IF((([.AA68] = 1)   AND   ([.AA69] = 0))   OR   (([.AA68] = 0)   AND   ([.AA69] = 1));1;0)" office:value-type="float" office:value="0" calcext:value-type="float">
            <text:p>0</text:p>
          </table:table-cell>
          <table:table-cell table:formula="of:=IF((([.AB68] = 1)   AND   ([.AB69] = 0))   OR   (([.AB68] = 0)   AND   ([.AB69] = 1));1;0)" office:value-type="float" office:value="0" calcext:value-type="float">
            <text:p>0</text:p>
          </table:table-cell>
          <table:table-cell table:formula="of:=IF((([.AC68] = 1)   AND   ([.AC69] = 0))   OR   (([.AC68] = 0)   AND   ([.AC69] = 1));1;0)" office:value-type="float" office:value="0" calcext:value-type="float">
            <text:p>0</text:p>
          </table:table-cell>
          <table:table-cell table:formula="of:=IF((([.AD68] = 1)   AND   ([.AD69] = 0))   OR   (([.AD68] = 0)   AND   ([.AD69] = 1));1;0)" office:value-type="float" office:value="0" calcext:value-type="float">
            <text:p>0</text:p>
          </table:table-cell>
          <table:table-cell table:formula="of:=IF((([.AE68] = 1)   AND   ([.AE69] = 0))   OR   (([.AE68] = 0)   AND   ([.AE69] = 1));1;0)" office:value-type="float" office:value="0" calcext:value-type="float">
            <text:p>0</text:p>
          </table:table-cell>
          <table:table-cell table:formula="of:=IF((([.AF68] = 1)   AND   ([.AF69] = 0))   OR   (([.AF68] = 0)   AND   ([.AF69] = 1));1;0)" office:value-type="float" office:value="0" calcext:value-type="float">
            <text:p>0</text:p>
          </table:table-cell>
          <table:table-cell table:formula="of:=IF((([.AG68] = 1)   AND   ([.AG69] = 0))   OR   (([.AG68] = 0)   AND   ([.AG69] = 1));1;0)" office:value-type="float" office:value="0" calcext:value-type="float">
            <text:p>0</text:p>
          </table:table-cell>
          <table:table-cell table:formula="of:=IF((([.AH68] = 1)   AND   ([.AH69] = 0))   OR   (([.AH68] = 0)   AND   ([.AH69] = 1));1;0)" office:value-type="float" office:value="0" calcext:value-type="float">
            <text:p>0</text:p>
          </table:table-cell>
          <table:table-cell table:formula="of:=IF((([.AI68] = 1)   AND   ([.AI69] = 0))   OR   (([.AI68] = 0)   AND   ([.AI69] = 1));1;0)" office:value-type="float" office:value="0" calcext:value-type="float">
            <text:p>0</text:p>
          </table:table-cell>
          <table:table-cell table:formula="of:=IF((([.AJ68] = 1)   AND   ([.AJ69] = 0))   OR   (([.AJ68] = 0)   AND   ([.AJ69] = 1));1;0)" office:value-type="float" office:value="0" calcext:value-type="float">
            <text:p>0</text:p>
          </table:table-cell>
          <table:table-cell table:formula="of:=IF((([.AK68] = 1)   AND   ([.AK69] = 0))   OR   (([.AK68] = 0)   AND   ([.AK69] = 1));1;0)" office:value-type="float" office:value="0" calcext:value-type="float">
            <text:p>0</text:p>
          </table:table-cell>
          <table:table-cell table:formula="of:=IF((([.AL68] = 1)   AND   ([.AL69] = 0))   OR   (([.AL68] = 0)   AND   ([.AL69] = 1));1;0)" office:value-type="float" office:value="0" calcext:value-type="float">
            <text:p>0</text:p>
          </table:table-cell>
          <table:table-cell table:formula="of:=IF((([.AM68] = 1)   AND   ([.AM69] = 0))   OR   (([.AM68] = 0)   AND   ([.AM69] = 1));1;0)" office:value-type="float" office:value="0" calcext:value-type="float">
            <text:p>0</text:p>
          </table:table-cell>
          <table:table-cell table:formula="of:=IF((([.AN68] = 1)   AND   ([.AN69] = 0))   OR   (([.AN68] = 0)   AND   ([.AN69] = 1));1;0)" office:value-type="float" office:value="0" calcext:value-type="float">
            <text:p>0</text:p>
          </table:table-cell>
          <table:table-cell table:formula="of:=IF((([.AO68] = 1)   AND   ([.AO69] = 0))   OR   (([.AO68] = 0)   AND   ([.AO69] = 1));1;0)" office:value-type="float" office:value="0" calcext:value-type="float">
            <text:p>0</text:p>
          </table:table-cell>
          <table:table-cell table:formula="of:=IF((([.AP68] = 1)   AND   ([.AP69] = 0))   OR   (([.AP68] = 0)   AND   ([.AP69] = 1));1;0)" office:value-type="float" office:value="0" calcext:value-type="float">
            <text:p>0</text:p>
          </table:table-cell>
          <table:table-cell table:formula="of:=IF((([.AQ68] = 1)   AND   ([.AQ69] = 0))   OR   (([.AQ68] = 0)   AND   ([.AQ69] = 1));1;0)" office:value-type="float" office:value="0" calcext:value-type="float">
            <text:p>0</text:p>
          </table:table-cell>
          <table:table-cell table:formula="of:=IF((([.AR68] = 1)   AND   ([.AR69] = 0))   OR   (([.AR68] = 0)   AND   ([.AR69] = 1));1;0)" office:value-type="float" office:value="0" calcext:value-type="float">
            <text:p>0</text:p>
          </table:table-cell>
          <table:table-cell table:formula="of:=IF((([.AS68] = 1)   AND   ([.AS69] = 0))   OR   (([.AS68] = 0)   AND   ([.AS69] = 1));1;0)" office:value-type="float" office:value="0" calcext:value-type="float">
            <text:p>0</text:p>
          </table:table-cell>
          <table:table-cell table:formula="of:=IF((([.AT68] = 1)   AND   ([.AT69] = 0))   OR   (([.AT68] = 0)   AND   ([.AT69] = 1));1;0)" office:value-type="float" office:value="0" calcext:value-type="float">
            <text:p>0</text:p>
          </table:table-cell>
          <table:table-cell table:formula="of:=IF((([.AU68] = 1)   AND   ([.AU69] = 0))   OR   (([.AU68] = 0)   AND   ([.AU69] = 1));1;0)" office:value-type="float" office:value="0" calcext:value-type="float">
            <text:p>0</text:p>
          </table:table-cell>
          <table:table-cell table:formula="of:=IF((([.AV68] = 1)   AND   ([.AV69] = 0))   OR   (([.AV68] = 0)   AND   ([.AV69] = 1));1;0)" office:value-type="float" office:value="0" calcext:value-type="float">
            <text:p>0</text:p>
          </table:table-cell>
          <table:table-cell table:formula="of:=IF((([.AW68] = 1)   AND   ([.AW69] = 0))   OR   (([.AW68] = 0)   AND   ([.AW69] = 1));1;0)" office:value-type="float" office:value="0" calcext:value-type="float">
            <text:p>0</text:p>
          </table:table-cell>
          <table:table-cell table:formula="of:=IF((([.AX68] = 1)   AND   ([.AX69] = 0))   OR   (([.AX68] = 0)   AND   ([.AX69] = 1));1;0)" office:value-type="float" office:value="0" calcext:value-type="float">
            <text:p>0</text:p>
          </table:table-cell>
          <table:table-cell table:formula="of:=IF((([.AY68] = 1)   AND   ([.AY69] = 0))   OR   (([.AY68] = 0)   AND   ([.AY69] = 1));1;0)" office:value-type="float" office:value="0" calcext:value-type="float">
            <text:p>0</text:p>
          </table:table-cell>
          <table:table-cell table:formula="of:=IF((([.AZ68] = 1)   AND   ([.AZ69] = 0))   OR   (([.AZ68] = 0)   AND   ([.AZ69] = 1));1;0)" office:value-type="float" office:value="0" calcext:value-type="float">
            <text:p>0</text:p>
          </table:table-cell>
          <table:table-cell table:formula="of:=IF((([.BA68] = 1)   AND   ([.BA69] = 0))   OR   (([.BA68] = 0)   AND   ([.BA69] = 1));1;0)" office:value-type="float" office:value="0" calcext:value-type="float">
            <text:p>0</text:p>
          </table:table-cell>
          <table:table-cell table:formula="of:=IF((([.BB68] = 1)   AND   ([.BB69] = 0))   OR   (([.BB68] = 0)   AND   ([.BB69] = 1));1;0)" office:value-type="float" office:value="0" calcext:value-type="float">
            <text:p>0</text:p>
          </table:table-cell>
          <table:table-cell table:formula="of:=IF((([.BC68] = 1)   AND   ([.BC69] = 0))   OR   (([.BC68] = 0)   AND   ([.BC69] = 1));1;0)" office:value-type="float" office:value="0" calcext:value-type="float">
            <text:p>0</text:p>
          </table:table-cell>
          <table:table-cell table:formula="of:=IF((([.BD68] = 1)   AND   ([.BD69] = 0))   OR   (([.BD68] = 0)   AND   ([.BD69] = 1));1;0)" office:value-type="float" office:value="0" calcext:value-type="float">
            <text:p>0</text:p>
          </table:table-cell>
          <table:table-cell table:formula="of:=IF((([.BE68] = 1)   AND   ([.BE69] = 0))   OR   (([.BE68] = 0)   AND   ([.BE69] = 1));1;0)" office:value-type="float" office:value="0" calcext:value-type="float">
            <text:p>0</text:p>
          </table:table-cell>
          <table:table-cell table:formula="of:=IF((([.BF68] = 1)   AND   ([.BF69] = 0))   OR   (([.BF68] = 0)   AND   ([.BF69] = 1));1;0)" office:value-type="float" office:value="0" calcext:value-type="float">
            <text:p>0</text:p>
          </table:table-cell>
          <table:table-cell table:formula="of:=IF((([.BG68] = 1)   AND   ([.BG69] = 0))   OR   (([.BG68] = 0)   AND   ([.BG69] = 1));1;0)" office:value-type="float" office:value="0" calcext:value-type="float">
            <text:p>0</text:p>
          </table:table-cell>
          <table:table-cell table:formula="of:=IF((([.BH68] = 1)   AND   ([.BH69] = 0))   OR   (([.BH68] = 0)   AND   ([.BH69] = 1));1;0)" office:value-type="float" office:value="0" calcext:value-type="float">
            <text:p>0</text:p>
          </table:table-cell>
          <table:table-cell table:formula="of:=IF((([.BI68] = 1)   AND   ([.BI69] = 0))   OR   (([.BI68] = 0)   AND   ([.BI69] = 1));1;0)" office:value-type="float" office:value="0" calcext:value-type="float">
            <text:p>0</text:p>
          </table:table-cell>
          <table:table-cell table:formula="of:=IF((([.BJ68] = 1)   AND   ([.BJ69] = 0))   OR   (([.BJ68] = 0)   AND   ([.BJ69] = 1));1;0)" office:value-type="float" office:value="0" calcext:value-type="float">
            <text:p>0</text:p>
          </table:table-cell>
          <table:table-cell table:formula="of:=IF((([.BK68] = 1)   AND   ([.BK69] = 0))   OR   (([.BK68] = 0)   AND   ([.BK69] = 1));1;0)" office:value-type="float" office:value="0" calcext:value-type="float">
            <text:p>0</text:p>
          </table:table-cell>
          <table:table-cell table:formula="of:=IF((([.BL68] = 1)   AND   ([.BL69] = 0))   OR   (([.BL68] = 0)   AND   ([.BL69] = 1));1;0)" office:value-type="float" office:value="0" calcext:value-type="float">
            <text:p>0</text:p>
          </table:table-cell>
          <table:table-cell table:formula="of:=IF((([.BM68] = 1)   AND   ([.BM69] = 0))   OR   (([.BM68] = 0)   AND   ([.BM69] = 1));1;0)" office:value-type="float" office:value="0" calcext:value-type="float">
            <text:p>0</text:p>
          </table:table-cell>
          <table:table-cell table:formula="of:=IF((([.BN68] = 1)   AND   ([.BN69] = 0))   OR   (([.BN68] = 0)   AND   ([.BN69] = 1));1;0)" office:value-type="float" office:value="0" calcext:value-type="float">
            <text:p>0</text:p>
          </table:table-cell>
          <table:table-cell table:formula="of:=IF((([.BO68] = 1)   AND   ([.BO69] = 0))   OR   (([.BO68] = 0)   AND   ([.BO69] = 1));1;0)" office:value-type="float" office:value="0" calcext:value-type="float">
            <text:p>0</text:p>
          </table:table-cell>
          <table:table-cell table:formula="of:=IF((([.BP68] = 1)   AND   ([.BP69] = 0))   OR   (([.BP68] = 0)   AND   ([.BP69] = 1));1;0)" office:value-type="float" office:value="0" calcext:value-type="float">
            <text:p>0</text:p>
          </table:table-cell>
          <table:table-cell table:formula="of:=IF((([.BQ68] = 1)   AND   ([.BQ69] = 0))   OR   (([.BQ68] = 0)   AND   ([.BQ69] = 1));1;0)" office:value-type="float" office:value="1" calcext:value-type="float">
            <text:p>1</text:p>
          </table:table-cell>
          <table:table-cell table:formula="of:=IF((([.BR68] = 1)   AND   ([.BR69] = 0))   OR   (([.BR68] = 0)   AND   ([.BR69] = 1));1;0)" office:value-type="float" office:value="0" calcext:value-type="float">
            <text:p>0</text:p>
          </table:table-cell>
          <table:table-cell table:formula="of:=IF((([.BS68] = 1)   AND   ([.BS69] = 0))   OR   (([.BS68] = 0)   AND   ([.BS69] = 1));1;0)" office:value-type="float" office:value="0" calcext:value-type="float">
            <text:p>0</text:p>
          </table:table-cell>
          <table:table-cell table:formula="of:=IF((([.BT68] = 1)   AND   ([.BT69] = 0))   OR   (([.BT68] = 0)   AND   ([.BT69] = 1));1;0)" office:value-type="float" office:value="0" calcext:value-type="float">
            <text:p>0</text:p>
          </table:table-cell>
          <table:table-cell table:formula="of:=IF((([.BU68] = 1)   AND   ([.BU69] = 0))   OR   (([.BU68] = 0)   AND   ([.BU69] = 1));1;0)" office:value-type="float" office:value="1" calcext:value-type="float">
            <text:p>1</text:p>
          </table:table-cell>
          <table:table-cell table:number-columns-repeated="950"/>
        </table:table-row>
        <table:table-row table:style-name="ro1">
          <table:table-cell/>
          <table:table-cell table:formula="of:=IF((([.A69] = 1)   AND   ([.A70] = 0))   OR   (([.A69] = 0)   AND   ([.A70] = 1));1;0)" office:value-type="float" office:value="0" calcext:value-type="float">
            <text:p>0</text:p>
          </table:table-cell>
          <table:table-cell table:formula="of:=IF((([.B69] = 1)   AND   ([.B70] = 0))   OR   (([.B69] = 0)   AND   ([.B70] = 1));1;0)" office:value-type="float" office:value="0" calcext:value-type="float">
            <text:p>0</text:p>
          </table:table-cell>
          <table:table-cell table:formula="of:=IF((([.C69] = 1)   AND   ([.C70] = 0))   OR   (([.C69] = 0)   AND   ([.C70] = 1));1;0)" office:value-type="float" office:value="0" calcext:value-type="float">
            <text:p>0</text:p>
          </table:table-cell>
          <table:table-cell table:formula="of:=IF((([.D69] = 1)   AND   ([.D70] = 0))   OR   (([.D69] = 0)   AND   ([.D70] = 1));1;0)" office:value-type="float" office:value="0" calcext:value-type="float">
            <text:p>0</text:p>
          </table:table-cell>
          <table:table-cell table:formula="of:=IF((([.E69] = 1)   AND   ([.E70] = 0))   OR   (([.E69] = 0)   AND   ([.E70] = 1));1;0)" office:value-type="float" office:value="0" calcext:value-type="float">
            <text:p>0</text:p>
          </table:table-cell>
          <table:table-cell table:formula="of:=IF((([.F69] = 1)   AND   ([.F70] = 0))   OR   (([.F69] = 0)   AND   ([.F70] = 1));1;0)" office:value-type="float" office:value="0" calcext:value-type="float">
            <text:p>0</text:p>
          </table:table-cell>
          <table:table-cell table:formula="of:=IF((([.G69] = 1)   AND   ([.G70] = 0))   OR   (([.G69] = 0)   AND   ([.G70] = 1));1;0)" office:value-type="float" office:value="0" calcext:value-type="float">
            <text:p>0</text:p>
          </table:table-cell>
          <table:table-cell table:formula="of:=IF((([.H69] = 1)   AND   ([.H70] = 0))   OR   (([.H69] = 0)   AND   ([.H70] = 1));1;0)" office:value-type="float" office:value="0" calcext:value-type="float">
            <text:p>0</text:p>
          </table:table-cell>
          <table:table-cell table:formula="of:=IF((([.I69] = 1)   AND   ([.I70] = 0))   OR   (([.I69] = 0)   AND   ([.I70] = 1));1;0)" office:value-type="float" office:value="0" calcext:value-type="float">
            <text:p>0</text:p>
          </table:table-cell>
          <table:table-cell table:formula="of:=IF((([.J69] = 1)   AND   ([.J70] = 0))   OR   (([.J69] = 0)   AND   ([.J70] = 1));1;0)" office:value-type="float" office:value="0" calcext:value-type="float">
            <text:p>0</text:p>
          </table:table-cell>
          <table:table-cell table:formula="of:=IF((([.K69] = 1)   AND   ([.K70] = 0))   OR   (([.K69] = 0)   AND   ([.K70] = 1));1;0)" office:value-type="float" office:value="0" calcext:value-type="float">
            <text:p>0</text:p>
          </table:table-cell>
          <table:table-cell table:formula="of:=IF((([.L69] = 1)   AND   ([.L70] = 0))   OR   (([.L69] = 0)   AND   ([.L70] = 1));1;0)" office:value-type="float" office:value="0" calcext:value-type="float">
            <text:p>0</text:p>
          </table:table-cell>
          <table:table-cell table:formula="of:=IF((([.M69] = 1)   AND   ([.M70] = 0))   OR   (([.M69] = 0)   AND   ([.M70] = 1));1;0)" office:value-type="float" office:value="0" calcext:value-type="float">
            <text:p>0</text:p>
          </table:table-cell>
          <table:table-cell table:formula="of:=IF((([.N69] = 1)   AND   ([.N70] = 0))   OR   (([.N69] = 0)   AND   ([.N70] = 1));1;0)" office:value-type="float" office:value="0" calcext:value-type="float">
            <text:p>0</text:p>
          </table:table-cell>
          <table:table-cell table:formula="of:=IF((([.O69] = 1)   AND   ([.O70] = 0))   OR   (([.O69] = 0)   AND   ([.O70] = 1));1;0)" office:value-type="float" office:value="0" calcext:value-type="float">
            <text:p>0</text:p>
          </table:table-cell>
          <table:table-cell table:formula="of:=IF((([.P69] = 1)   AND   ([.P70] = 0))   OR   (([.P69] = 0)   AND   ([.P70] = 1));1;0)" office:value-type="float" office:value="0" calcext:value-type="float">
            <text:p>0</text:p>
          </table:table-cell>
          <table:table-cell table:formula="of:=IF((([.Q69] = 1)   AND   ([.Q70] = 0))   OR   (([.Q69] = 0)   AND   ([.Q70] = 1));1;0)" office:value-type="float" office:value="0" calcext:value-type="float">
            <text:p>0</text:p>
          </table:table-cell>
          <table:table-cell table:formula="of:=IF((([.R69] = 1)   AND   ([.R70] = 0))   OR   (([.R69] = 0)   AND   ([.R70] = 1));1;0)" office:value-type="float" office:value="0" calcext:value-type="float">
            <text:p>0</text:p>
          </table:table-cell>
          <table:table-cell table:formula="of:=IF((([.S69] = 1)   AND   ([.S70] = 0))   OR   (([.S69] = 0)   AND   ([.S70] = 1));1;0)" office:value-type="float" office:value="0" calcext:value-type="float">
            <text:p>0</text:p>
          </table:table-cell>
          <table:table-cell table:formula="of:=IF((([.T69] = 1)   AND   ([.T70] = 0))   OR   (([.T69] = 0)   AND   ([.T70] = 1));1;0)" office:value-type="float" office:value="0" calcext:value-type="float">
            <text:p>0</text:p>
          </table:table-cell>
          <table:table-cell table:formula="of:=IF((([.U69] = 1)   AND   ([.U70] = 0))   OR   (([.U69] = 0)   AND   ([.U70] = 1));1;0)" office:value-type="float" office:value="0" calcext:value-type="float">
            <text:p>0</text:p>
          </table:table-cell>
          <table:table-cell table:formula="of:=IF((([.V69] = 1)   AND   ([.V70] = 0))   OR   (([.V69] = 0)   AND   ([.V70] = 1));1;0)" office:value-type="float" office:value="0" calcext:value-type="float">
            <text:p>0</text:p>
          </table:table-cell>
          <table:table-cell table:formula="of:=IF((([.W69] = 1)   AND   ([.W70] = 0))   OR   (([.W69] = 0)   AND   ([.W70] = 1));1;0)" office:value-type="float" office:value="0" calcext:value-type="float">
            <text:p>0</text:p>
          </table:table-cell>
          <table:table-cell table:formula="of:=IF((([.X69] = 1)   AND   ([.X70] = 0))   OR   (([.X69] = 0)   AND   ([.X70] = 1));1;0)" office:value-type="float" office:value="0" calcext:value-type="float">
            <text:p>0</text:p>
          </table:table-cell>
          <table:table-cell table:formula="of:=IF((([.Y69] = 1)   AND   ([.Y70] = 0))   OR   (([.Y69] = 0)   AND   ([.Y70] = 1));1;0)" office:value-type="float" office:value="0" calcext:value-type="float">
            <text:p>0</text:p>
          </table:table-cell>
          <table:table-cell table:formula="of:=IF((([.Z69] = 1)   AND   ([.Z70] = 0))   OR   (([.Z69] = 0)   AND   ([.Z70] = 1));1;0)" office:value-type="float" office:value="0" calcext:value-type="float">
            <text:p>0</text:p>
          </table:table-cell>
          <table:table-cell table:formula="of:=IF((([.AA69] = 1)   AND   ([.AA70] = 0))   OR   (([.AA69] = 0)   AND   ([.AA70] = 1));1;0)" office:value-type="float" office:value="0" calcext:value-type="float">
            <text:p>0</text:p>
          </table:table-cell>
          <table:table-cell table:formula="of:=IF((([.AB69] = 1)   AND   ([.AB70] = 0))   OR   (([.AB69] = 0)   AND   ([.AB70] = 1));1;0)" office:value-type="float" office:value="0" calcext:value-type="float">
            <text:p>0</text:p>
          </table:table-cell>
          <table:table-cell table:formula="of:=IF((([.AC69] = 1)   AND   ([.AC70] = 0))   OR   (([.AC69] = 0)   AND   ([.AC70] = 1));1;0)" office:value-type="float" office:value="0" calcext:value-type="float">
            <text:p>0</text:p>
          </table:table-cell>
          <table:table-cell table:formula="of:=IF((([.AD69] = 1)   AND   ([.AD70] = 0))   OR   (([.AD69] = 0)   AND   ([.AD70] = 1));1;0)" office:value-type="float" office:value="0" calcext:value-type="float">
            <text:p>0</text:p>
          </table:table-cell>
          <table:table-cell table:formula="of:=IF((([.AE69] = 1)   AND   ([.AE70] = 0))   OR   (([.AE69] = 0)   AND   ([.AE70] = 1));1;0)" office:value-type="float" office:value="0" calcext:value-type="float">
            <text:p>0</text:p>
          </table:table-cell>
          <table:table-cell table:formula="of:=IF((([.AF69] = 1)   AND   ([.AF70] = 0))   OR   (([.AF69] = 0)   AND   ([.AF70] = 1));1;0)" office:value-type="float" office:value="0" calcext:value-type="float">
            <text:p>0</text:p>
          </table:table-cell>
          <table:table-cell table:formula="of:=IF((([.AG69] = 1)   AND   ([.AG70] = 0))   OR   (([.AG69] = 0)   AND   ([.AG70] = 1));1;0)" office:value-type="float" office:value="0" calcext:value-type="float">
            <text:p>0</text:p>
          </table:table-cell>
          <table:table-cell table:formula="of:=IF((([.AH69] = 1)   AND   ([.AH70] = 0))   OR   (([.AH69] = 0)   AND   ([.AH70] = 1));1;0)" office:value-type="float" office:value="0" calcext:value-type="float">
            <text:p>0</text:p>
          </table:table-cell>
          <table:table-cell table:formula="of:=IF((([.AI69] = 1)   AND   ([.AI70] = 0))   OR   (([.AI69] = 0)   AND   ([.AI70] = 1));1;0)" office:value-type="float" office:value="0" calcext:value-type="float">
            <text:p>0</text:p>
          </table:table-cell>
          <table:table-cell table:formula="of:=IF((([.AJ69] = 1)   AND   ([.AJ70] = 0))   OR   (([.AJ69] = 0)   AND   ([.AJ70] = 1));1;0)" office:value-type="float" office:value="0" calcext:value-type="float">
            <text:p>0</text:p>
          </table:table-cell>
          <table:table-cell table:formula="of:=IF((([.AK69] = 1)   AND   ([.AK70] = 0))   OR   (([.AK69] = 0)   AND   ([.AK70] = 1));1;0)" office:value-type="float" office:value="0" calcext:value-type="float">
            <text:p>0</text:p>
          </table:table-cell>
          <table:table-cell table:formula="of:=IF((([.AL69] = 1)   AND   ([.AL70] = 0))   OR   (([.AL69] = 0)   AND   ([.AL70] = 1));1;0)" office:value-type="float" office:value="0" calcext:value-type="float">
            <text:p>0</text:p>
          </table:table-cell>
          <table:table-cell table:formula="of:=IF((([.AM69] = 1)   AND   ([.AM70] = 0))   OR   (([.AM69] = 0)   AND   ([.AM70] = 1));1;0)" office:value-type="float" office:value="0" calcext:value-type="float">
            <text:p>0</text:p>
          </table:table-cell>
          <table:table-cell table:formula="of:=IF((([.AN69] = 1)   AND   ([.AN70] = 0))   OR   (([.AN69] = 0)   AND   ([.AN70] = 1));1;0)" office:value-type="float" office:value="0" calcext:value-type="float">
            <text:p>0</text:p>
          </table:table-cell>
          <table:table-cell table:formula="of:=IF((([.AO69] = 1)   AND   ([.AO70] = 0))   OR   (([.AO69] = 0)   AND   ([.AO70] = 1));1;0)" office:value-type="float" office:value="0" calcext:value-type="float">
            <text:p>0</text:p>
          </table:table-cell>
          <table:table-cell table:formula="of:=IF((([.AP69] = 1)   AND   ([.AP70] = 0))   OR   (([.AP69] = 0)   AND   ([.AP70] = 1));1;0)" office:value-type="float" office:value="0" calcext:value-type="float">
            <text:p>0</text:p>
          </table:table-cell>
          <table:table-cell table:formula="of:=IF((([.AQ69] = 1)   AND   ([.AQ70] = 0))   OR   (([.AQ69] = 0)   AND   ([.AQ70] = 1));1;0)" office:value-type="float" office:value="0" calcext:value-type="float">
            <text:p>0</text:p>
          </table:table-cell>
          <table:table-cell table:formula="of:=IF((([.AR69] = 1)   AND   ([.AR70] = 0))   OR   (([.AR69] = 0)   AND   ([.AR70] = 1));1;0)" office:value-type="float" office:value="0" calcext:value-type="float">
            <text:p>0</text:p>
          </table:table-cell>
          <table:table-cell table:formula="of:=IF((([.AS69] = 1)   AND   ([.AS70] = 0))   OR   (([.AS69] = 0)   AND   ([.AS70] = 1));1;0)" office:value-type="float" office:value="0" calcext:value-type="float">
            <text:p>0</text:p>
          </table:table-cell>
          <table:table-cell table:formula="of:=IF((([.AT69] = 1)   AND   ([.AT70] = 0))   OR   (([.AT69] = 0)   AND   ([.AT70] = 1));1;0)" office:value-type="float" office:value="0" calcext:value-type="float">
            <text:p>0</text:p>
          </table:table-cell>
          <table:table-cell table:formula="of:=IF((([.AU69] = 1)   AND   ([.AU70] = 0))   OR   (([.AU69] = 0)   AND   ([.AU70] = 1));1;0)" office:value-type="float" office:value="0" calcext:value-type="float">
            <text:p>0</text:p>
          </table:table-cell>
          <table:table-cell table:formula="of:=IF((([.AV69] = 1)   AND   ([.AV70] = 0))   OR   (([.AV69] = 0)   AND   ([.AV70] = 1));1;0)" office:value-type="float" office:value="0" calcext:value-type="float">
            <text:p>0</text:p>
          </table:table-cell>
          <table:table-cell table:formula="of:=IF((([.AW69] = 1)   AND   ([.AW70] = 0))   OR   (([.AW69] = 0)   AND   ([.AW70] = 1));1;0)" office:value-type="float" office:value="0" calcext:value-type="float">
            <text:p>0</text:p>
          </table:table-cell>
          <table:table-cell table:formula="of:=IF((([.AX69] = 1)   AND   ([.AX70] = 0))   OR   (([.AX69] = 0)   AND   ([.AX70] = 1));1;0)" office:value-type="float" office:value="0" calcext:value-type="float">
            <text:p>0</text:p>
          </table:table-cell>
          <table:table-cell table:formula="of:=IF((([.AY69] = 1)   AND   ([.AY70] = 0))   OR   (([.AY69] = 0)   AND   ([.AY70] = 1));1;0)" office:value-type="float" office:value="0" calcext:value-type="float">
            <text:p>0</text:p>
          </table:table-cell>
          <table:table-cell table:formula="of:=IF((([.AZ69] = 1)   AND   ([.AZ70] = 0))   OR   (([.AZ69] = 0)   AND   ([.AZ70] = 1));1;0)" office:value-type="float" office:value="0" calcext:value-type="float">
            <text:p>0</text:p>
          </table:table-cell>
          <table:table-cell table:formula="of:=IF((([.BA69] = 1)   AND   ([.BA70] = 0))   OR   (([.BA69] = 0)   AND   ([.BA70] = 1));1;0)" office:value-type="float" office:value="0" calcext:value-type="float">
            <text:p>0</text:p>
          </table:table-cell>
          <table:table-cell table:formula="of:=IF((([.BB69] = 1)   AND   ([.BB70] = 0))   OR   (([.BB69] = 0)   AND   ([.BB70] = 1));1;0)" office:value-type="float" office:value="0" calcext:value-type="float">
            <text:p>0</text:p>
          </table:table-cell>
          <table:table-cell table:formula="of:=IF((([.BC69] = 1)   AND   ([.BC70] = 0))   OR   (([.BC69] = 0)   AND   ([.BC70] = 1));1;0)" office:value-type="float" office:value="0" calcext:value-type="float">
            <text:p>0</text:p>
          </table:table-cell>
          <table:table-cell table:formula="of:=IF((([.BD69] = 1)   AND   ([.BD70] = 0))   OR   (([.BD69] = 0)   AND   ([.BD70] = 1));1;0)" office:value-type="float" office:value="0" calcext:value-type="float">
            <text:p>0</text:p>
          </table:table-cell>
          <table:table-cell table:formula="of:=IF((([.BE69] = 1)   AND   ([.BE70] = 0))   OR   (([.BE69] = 0)   AND   ([.BE70] = 1));1;0)" office:value-type="float" office:value="0" calcext:value-type="float">
            <text:p>0</text:p>
          </table:table-cell>
          <table:table-cell table:formula="of:=IF((([.BF69] = 1)   AND   ([.BF70] = 0))   OR   (([.BF69] = 0)   AND   ([.BF70] = 1));1;0)" office:value-type="float" office:value="0" calcext:value-type="float">
            <text:p>0</text:p>
          </table:table-cell>
          <table:table-cell table:formula="of:=IF((([.BG69] = 1)   AND   ([.BG70] = 0))   OR   (([.BG69] = 0)   AND   ([.BG70] = 1));1;0)" office:value-type="float" office:value="0" calcext:value-type="float">
            <text:p>0</text:p>
          </table:table-cell>
          <table:table-cell table:formula="of:=IF((([.BH69] = 1)   AND   ([.BH70] = 0))   OR   (([.BH69] = 0)   AND   ([.BH70] = 1));1;0)" office:value-type="float" office:value="0" calcext:value-type="float">
            <text:p>0</text:p>
          </table:table-cell>
          <table:table-cell table:formula="of:=IF((([.BI69] = 1)   AND   ([.BI70] = 0))   OR   (([.BI69] = 0)   AND   ([.BI70] = 1));1;0)" office:value-type="float" office:value="0" calcext:value-type="float">
            <text:p>0</text:p>
          </table:table-cell>
          <table:table-cell table:formula="of:=IF((([.BJ69] = 1)   AND   ([.BJ70] = 0))   OR   (([.BJ69] = 0)   AND   ([.BJ70] = 1));1;0)" office:value-type="float" office:value="0" calcext:value-type="float">
            <text:p>0</text:p>
          </table:table-cell>
          <table:table-cell table:formula="of:=IF((([.BK69] = 1)   AND   ([.BK70] = 0))   OR   (([.BK69] = 0)   AND   ([.BK70] = 1));1;0)" office:value-type="float" office:value="0" calcext:value-type="float">
            <text:p>0</text:p>
          </table:table-cell>
          <table:table-cell table:formula="of:=IF((([.BL69] = 1)   AND   ([.BL70] = 0))   OR   (([.BL69] = 0)   AND   ([.BL70] = 1));1;0)" office:value-type="float" office:value="0" calcext:value-type="float">
            <text:p>0</text:p>
          </table:table-cell>
          <table:table-cell table:formula="of:=IF((([.BM69] = 1)   AND   ([.BM70] = 0))   OR   (([.BM69] = 0)   AND   ([.BM70] = 1));1;0)" office:value-type="float" office:value="0" calcext:value-type="float">
            <text:p>0</text:p>
          </table:table-cell>
          <table:table-cell table:formula="of:=IF((([.BN69] = 1)   AND   ([.BN70] = 0))   OR   (([.BN69] = 0)   AND   ([.BN70] = 1));1;0)" office:value-type="float" office:value="0" calcext:value-type="float">
            <text:p>0</text:p>
          </table:table-cell>
          <table:table-cell table:formula="of:=IF((([.BO69] = 1)   AND   ([.BO70] = 0))   OR   (([.BO69] = 0)   AND   ([.BO70] = 1));1;0)" office:value-type="float" office:value="0" calcext:value-type="float">
            <text:p>0</text:p>
          </table:table-cell>
          <table:table-cell table:formula="of:=IF((([.BP69] = 1)   AND   ([.BP70] = 0))   OR   (([.BP69] = 0)   AND   ([.BP70] = 1));1;0)" office:value-type="float" office:value="0" calcext:value-type="float">
            <text:p>0</text:p>
          </table:table-cell>
          <table:table-cell table:formula="of:=IF((([.BQ69] = 1)   AND   ([.BQ70] = 0))   OR   (([.BQ69] = 0)   AND   ([.BQ70] = 1));1;0)" office:value-type="float" office:value="0" calcext:value-type="float">
            <text:p>0</text:p>
          </table:table-cell>
          <table:table-cell table:formula="of:=IF((([.BR69] = 1)   AND   ([.BR70] = 0))   OR   (([.BR69] = 0)   AND   ([.BR70] = 1));1;0)" office:value-type="float" office:value="1" calcext:value-type="float">
            <text:p>1</text:p>
          </table:table-cell>
          <table:table-cell table:formula="of:=IF((([.BS69] = 1)   AND   ([.BS70] = 0))   OR   (([.BS69] = 0)   AND   ([.BS70] = 1));1;0)" office:value-type="float" office:value="1" calcext:value-type="float">
            <text:p>1</text:p>
          </table:table-cell>
          <table:table-cell table:formula="of:=IF((([.BT69] = 1)   AND   ([.BT70] = 0))   OR   (([.BT69] = 0)   AND   ([.BT70] = 1));1;0)" office:value-type="float" office:value="1" calcext:value-type="float">
            <text:p>1</text:p>
          </table:table-cell>
          <table:table-cell table:formula="of:=IF((([.BU69] = 1)   AND   ([.BU70] = 0))   OR   (([.BU69] = 0)   AND   ([.BU70] = 1));1;0)" office:value-type="float" office:value="1" calcext:value-type="float">
            <text:p>1</text:p>
          </table:table-cell>
          <table:table-cell table:number-columns-repeated="950"/>
        </table:table-row>
        <table:table-row table:style-name="ro1">
          <table:table-cell/>
          <table:table-cell table:formula="of:=IF((([.A70] = 1)   AND   ([.A71] = 0))   OR   (([.A70] = 0)   AND   ([.A71] = 1));1;0)" office:value-type="float" office:value="0" calcext:value-type="float">
            <text:p>0</text:p>
          </table:table-cell>
          <table:table-cell table:formula="of:=IF((([.B70] = 1)   AND   ([.B71] = 0))   OR   (([.B70] = 0)   AND   ([.B71] = 1));1;0)" office:value-type="float" office:value="0" calcext:value-type="float">
            <text:p>0</text:p>
          </table:table-cell>
          <table:table-cell table:formula="of:=IF((([.C70] = 1)   AND   ([.C71] = 0))   OR   (([.C70] = 0)   AND   ([.C71] = 1));1;0)" office:value-type="float" office:value="0" calcext:value-type="float">
            <text:p>0</text:p>
          </table:table-cell>
          <table:table-cell table:formula="of:=IF((([.D70] = 1)   AND   ([.D71] = 0))   OR   (([.D70] = 0)   AND   ([.D71] = 1));1;0)" office:value-type="float" office:value="0" calcext:value-type="float">
            <text:p>0</text:p>
          </table:table-cell>
          <table:table-cell table:formula="of:=IF((([.E70] = 1)   AND   ([.E71] = 0))   OR   (([.E70] = 0)   AND   ([.E71] = 1));1;0)" office:value-type="float" office:value="0" calcext:value-type="float">
            <text:p>0</text:p>
          </table:table-cell>
          <table:table-cell table:formula="of:=IF((([.F70] = 1)   AND   ([.F71] = 0))   OR   (([.F70] = 0)   AND   ([.F71] = 1));1;0)" office:value-type="float" office:value="0" calcext:value-type="float">
            <text:p>0</text:p>
          </table:table-cell>
          <table:table-cell table:formula="of:=IF((([.G70] = 1)   AND   ([.G71] = 0))   OR   (([.G70] = 0)   AND   ([.G71] = 1));1;0)" office:value-type="float" office:value="0" calcext:value-type="float">
            <text:p>0</text:p>
          </table:table-cell>
          <table:table-cell table:formula="of:=IF((([.H70] = 1)   AND   ([.H71] = 0))   OR   (([.H70] = 0)   AND   ([.H71] = 1));1;0)" office:value-type="float" office:value="0" calcext:value-type="float">
            <text:p>0</text:p>
          </table:table-cell>
          <table:table-cell table:formula="of:=IF((([.I70] = 1)   AND   ([.I71] = 0))   OR   (([.I70] = 0)   AND   ([.I71] = 1));1;0)" office:value-type="float" office:value="0" calcext:value-type="float">
            <text:p>0</text:p>
          </table:table-cell>
          <table:table-cell table:formula="of:=IF((([.J70] = 1)   AND   ([.J71] = 0))   OR   (([.J70] = 0)   AND   ([.J71] = 1));1;0)" office:value-type="float" office:value="0" calcext:value-type="float">
            <text:p>0</text:p>
          </table:table-cell>
          <table:table-cell table:formula="of:=IF((([.K70] = 1)   AND   ([.K71] = 0))   OR   (([.K70] = 0)   AND   ([.K71] = 1));1;0)" office:value-type="float" office:value="0" calcext:value-type="float">
            <text:p>0</text:p>
          </table:table-cell>
          <table:table-cell table:formula="of:=IF((([.L70] = 1)   AND   ([.L71] = 0))   OR   (([.L70] = 0)   AND   ([.L71] = 1));1;0)" office:value-type="float" office:value="0" calcext:value-type="float">
            <text:p>0</text:p>
          </table:table-cell>
          <table:table-cell table:formula="of:=IF((([.M70] = 1)   AND   ([.M71] = 0))   OR   (([.M70] = 0)   AND   ([.M71] = 1));1;0)" office:value-type="float" office:value="0" calcext:value-type="float">
            <text:p>0</text:p>
          </table:table-cell>
          <table:table-cell table:formula="of:=IF((([.N70] = 1)   AND   ([.N71] = 0))   OR   (([.N70] = 0)   AND   ([.N71] = 1));1;0)" office:value-type="float" office:value="0" calcext:value-type="float">
            <text:p>0</text:p>
          </table:table-cell>
          <table:table-cell table:formula="of:=IF((([.O70] = 1)   AND   ([.O71] = 0))   OR   (([.O70] = 0)   AND   ([.O71] = 1));1;0)" office:value-type="float" office:value="0" calcext:value-type="float">
            <text:p>0</text:p>
          </table:table-cell>
          <table:table-cell table:formula="of:=IF((([.P70] = 1)   AND   ([.P71] = 0))   OR   (([.P70] = 0)   AND   ([.P71] = 1));1;0)" office:value-type="float" office:value="0" calcext:value-type="float">
            <text:p>0</text:p>
          </table:table-cell>
          <table:table-cell table:formula="of:=IF((([.Q70] = 1)   AND   ([.Q71] = 0))   OR   (([.Q70] = 0)   AND   ([.Q71] = 1));1;0)" office:value-type="float" office:value="0" calcext:value-type="float">
            <text:p>0</text:p>
          </table:table-cell>
          <table:table-cell table:formula="of:=IF((([.R70] = 1)   AND   ([.R71] = 0))   OR   (([.R70] = 0)   AND   ([.R71] = 1));1;0)" office:value-type="float" office:value="0" calcext:value-type="float">
            <text:p>0</text:p>
          </table:table-cell>
          <table:table-cell table:formula="of:=IF((([.S70] = 1)   AND   ([.S71] = 0))   OR   (([.S70] = 0)   AND   ([.S71] = 1));1;0)" office:value-type="float" office:value="0" calcext:value-type="float">
            <text:p>0</text:p>
          </table:table-cell>
          <table:table-cell table:formula="of:=IF((([.T70] = 1)   AND   ([.T71] = 0))   OR   (([.T70] = 0)   AND   ([.T71] = 1));1;0)" office:value-type="float" office:value="0" calcext:value-type="float">
            <text:p>0</text:p>
          </table:table-cell>
          <table:table-cell table:formula="of:=IF((([.U70] = 1)   AND   ([.U71] = 0))   OR   (([.U70] = 0)   AND   ([.U71] = 1));1;0)" office:value-type="float" office:value="0" calcext:value-type="float">
            <text:p>0</text:p>
          </table:table-cell>
          <table:table-cell table:formula="of:=IF((([.V70] = 1)   AND   ([.V71] = 0))   OR   (([.V70] = 0)   AND   ([.V71] = 1));1;0)" office:value-type="float" office:value="0" calcext:value-type="float">
            <text:p>0</text:p>
          </table:table-cell>
          <table:table-cell table:formula="of:=IF((([.W70] = 1)   AND   ([.W71] = 0))   OR   (([.W70] = 0)   AND   ([.W71] = 1));1;0)" office:value-type="float" office:value="0" calcext:value-type="float">
            <text:p>0</text:p>
          </table:table-cell>
          <table:table-cell table:formula="of:=IF((([.X70] = 1)   AND   ([.X71] = 0))   OR   (([.X70] = 0)   AND   ([.X71] = 1));1;0)" office:value-type="float" office:value="0" calcext:value-type="float">
            <text:p>0</text:p>
          </table:table-cell>
          <table:table-cell table:formula="of:=IF((([.Y70] = 1)   AND   ([.Y71] = 0))   OR   (([.Y70] = 0)   AND   ([.Y71] = 1));1;0)" office:value-type="float" office:value="0" calcext:value-type="float">
            <text:p>0</text:p>
          </table:table-cell>
          <table:table-cell table:formula="of:=IF((([.Z70] = 1)   AND   ([.Z71] = 0))   OR   (([.Z70] = 0)   AND   ([.Z71] = 1));1;0)" office:value-type="float" office:value="0" calcext:value-type="float">
            <text:p>0</text:p>
          </table:table-cell>
          <table:table-cell table:formula="of:=IF((([.AA70] = 1)   AND   ([.AA71] = 0))   OR   (([.AA70] = 0)   AND   ([.AA71] = 1));1;0)" office:value-type="float" office:value="0" calcext:value-type="float">
            <text:p>0</text:p>
          </table:table-cell>
          <table:table-cell table:formula="of:=IF((([.AB70] = 1)   AND   ([.AB71] = 0))   OR   (([.AB70] = 0)   AND   ([.AB71] = 1));1;0)" office:value-type="float" office:value="0" calcext:value-type="float">
            <text:p>0</text:p>
          </table:table-cell>
          <table:table-cell table:formula="of:=IF((([.AC70] = 1)   AND   ([.AC71] = 0))   OR   (([.AC70] = 0)   AND   ([.AC71] = 1));1;0)" office:value-type="float" office:value="0" calcext:value-type="float">
            <text:p>0</text:p>
          </table:table-cell>
          <table:table-cell table:formula="of:=IF((([.AD70] = 1)   AND   ([.AD71] = 0))   OR   (([.AD70] = 0)   AND   ([.AD71] = 1));1;0)" office:value-type="float" office:value="0" calcext:value-type="float">
            <text:p>0</text:p>
          </table:table-cell>
          <table:table-cell table:formula="of:=IF((([.AE70] = 1)   AND   ([.AE71] = 0))   OR   (([.AE70] = 0)   AND   ([.AE71] = 1));1;0)" office:value-type="float" office:value="0" calcext:value-type="float">
            <text:p>0</text:p>
          </table:table-cell>
          <table:table-cell table:formula="of:=IF((([.AF70] = 1)   AND   ([.AF71] = 0))   OR   (([.AF70] = 0)   AND   ([.AF71] = 1));1;0)" office:value-type="float" office:value="0" calcext:value-type="float">
            <text:p>0</text:p>
          </table:table-cell>
          <table:table-cell table:formula="of:=IF((([.AG70] = 1)   AND   ([.AG71] = 0))   OR   (([.AG70] = 0)   AND   ([.AG71] = 1));1;0)" office:value-type="float" office:value="0" calcext:value-type="float">
            <text:p>0</text:p>
          </table:table-cell>
          <table:table-cell table:formula="of:=IF((([.AH70] = 1)   AND   ([.AH71] = 0))   OR   (([.AH70] = 0)   AND   ([.AH71] = 1));1;0)" office:value-type="float" office:value="0" calcext:value-type="float">
            <text:p>0</text:p>
          </table:table-cell>
          <table:table-cell table:formula="of:=IF((([.AI70] = 1)   AND   ([.AI71] = 0))   OR   (([.AI70] = 0)   AND   ([.AI71] = 1));1;0)" office:value-type="float" office:value="0" calcext:value-type="float">
            <text:p>0</text:p>
          </table:table-cell>
          <table:table-cell table:formula="of:=IF((([.AJ70] = 1)   AND   ([.AJ71] = 0))   OR   (([.AJ70] = 0)   AND   ([.AJ71] = 1));1;0)" office:value-type="float" office:value="0" calcext:value-type="float">
            <text:p>0</text:p>
          </table:table-cell>
          <table:table-cell table:formula="of:=IF((([.AK70] = 1)   AND   ([.AK71] = 0))   OR   (([.AK70] = 0)   AND   ([.AK71] = 1));1;0)" office:value-type="float" office:value="0" calcext:value-type="float">
            <text:p>0</text:p>
          </table:table-cell>
          <table:table-cell table:formula="of:=IF((([.AL70] = 1)   AND   ([.AL71] = 0))   OR   (([.AL70] = 0)   AND   ([.AL71] = 1));1;0)" office:value-type="float" office:value="0" calcext:value-type="float">
            <text:p>0</text:p>
          </table:table-cell>
          <table:table-cell table:formula="of:=IF((([.AM70] = 1)   AND   ([.AM71] = 0))   OR   (([.AM70] = 0)   AND   ([.AM71] = 1));1;0)" office:value-type="float" office:value="0" calcext:value-type="float">
            <text:p>0</text:p>
          </table:table-cell>
          <table:table-cell table:formula="of:=IF((([.AN70] = 1)   AND   ([.AN71] = 0))   OR   (([.AN70] = 0)   AND   ([.AN71] = 1));1;0)" office:value-type="float" office:value="0" calcext:value-type="float">
            <text:p>0</text:p>
          </table:table-cell>
          <table:table-cell table:formula="of:=IF((([.AO70] = 1)   AND   ([.AO71] = 0))   OR   (([.AO70] = 0)   AND   ([.AO71] = 1));1;0)" office:value-type="float" office:value="0" calcext:value-type="float">
            <text:p>0</text:p>
          </table:table-cell>
          <table:table-cell table:formula="of:=IF((([.AP70] = 1)   AND   ([.AP71] = 0))   OR   (([.AP70] = 0)   AND   ([.AP71] = 1));1;0)" office:value-type="float" office:value="0" calcext:value-type="float">
            <text:p>0</text:p>
          </table:table-cell>
          <table:table-cell table:formula="of:=IF((([.AQ70] = 1)   AND   ([.AQ71] = 0))   OR   (([.AQ70] = 0)   AND   ([.AQ71] = 1));1;0)" office:value-type="float" office:value="0" calcext:value-type="float">
            <text:p>0</text:p>
          </table:table-cell>
          <table:table-cell table:formula="of:=IF((([.AR70] = 1)   AND   ([.AR71] = 0))   OR   (([.AR70] = 0)   AND   ([.AR71] = 1));1;0)" office:value-type="float" office:value="0" calcext:value-type="float">
            <text:p>0</text:p>
          </table:table-cell>
          <table:table-cell table:formula="of:=IF((([.AS70] = 1)   AND   ([.AS71] = 0))   OR   (([.AS70] = 0)   AND   ([.AS71] = 1));1;0)" office:value-type="float" office:value="0" calcext:value-type="float">
            <text:p>0</text:p>
          </table:table-cell>
          <table:table-cell table:formula="of:=IF((([.AT70] = 1)   AND   ([.AT71] = 0))   OR   (([.AT70] = 0)   AND   ([.AT71] = 1));1;0)" office:value-type="float" office:value="0" calcext:value-type="float">
            <text:p>0</text:p>
          </table:table-cell>
          <table:table-cell table:formula="of:=IF((([.AU70] = 1)   AND   ([.AU71] = 0))   OR   (([.AU70] = 0)   AND   ([.AU71] = 1));1;0)" office:value-type="float" office:value="0" calcext:value-type="float">
            <text:p>0</text:p>
          </table:table-cell>
          <table:table-cell table:formula="of:=IF((([.AV70] = 1)   AND   ([.AV71] = 0))   OR   (([.AV70] = 0)   AND   ([.AV71] = 1));1;0)" office:value-type="float" office:value="0" calcext:value-type="float">
            <text:p>0</text:p>
          </table:table-cell>
          <table:table-cell table:formula="of:=IF((([.AW70] = 1)   AND   ([.AW71] = 0))   OR   (([.AW70] = 0)   AND   ([.AW71] = 1));1;0)" office:value-type="float" office:value="0" calcext:value-type="float">
            <text:p>0</text:p>
          </table:table-cell>
          <table:table-cell table:formula="of:=IF((([.AX70] = 1)   AND   ([.AX71] = 0))   OR   (([.AX70] = 0)   AND   ([.AX71] = 1));1;0)" office:value-type="float" office:value="0" calcext:value-type="float">
            <text:p>0</text:p>
          </table:table-cell>
          <table:table-cell table:formula="of:=IF((([.AY70] = 1)   AND   ([.AY71] = 0))   OR   (([.AY70] = 0)   AND   ([.AY71] = 1));1;0)" office:value-type="float" office:value="0" calcext:value-type="float">
            <text:p>0</text:p>
          </table:table-cell>
          <table:table-cell table:formula="of:=IF((([.AZ70] = 1)   AND   ([.AZ71] = 0))   OR   (([.AZ70] = 0)   AND   ([.AZ71] = 1));1;0)" office:value-type="float" office:value="0" calcext:value-type="float">
            <text:p>0</text:p>
          </table:table-cell>
          <table:table-cell table:formula="of:=IF((([.BA70] = 1)   AND   ([.BA71] = 0))   OR   (([.BA70] = 0)   AND   ([.BA71] = 1));1;0)" office:value-type="float" office:value="0" calcext:value-type="float">
            <text:p>0</text:p>
          </table:table-cell>
          <table:table-cell table:formula="of:=IF((([.BB70] = 1)   AND   ([.BB71] = 0))   OR   (([.BB70] = 0)   AND   ([.BB71] = 1));1;0)" office:value-type="float" office:value="0" calcext:value-type="float">
            <text:p>0</text:p>
          </table:table-cell>
          <table:table-cell table:formula="of:=IF((([.BC70] = 1)   AND   ([.BC71] = 0))   OR   (([.BC70] = 0)   AND   ([.BC71] = 1));1;0)" office:value-type="float" office:value="0" calcext:value-type="float">
            <text:p>0</text:p>
          </table:table-cell>
          <table:table-cell table:formula="of:=IF((([.BD70] = 1)   AND   ([.BD71] = 0))   OR   (([.BD70] = 0)   AND   ([.BD71] = 1));1;0)" office:value-type="float" office:value="0" calcext:value-type="float">
            <text:p>0</text:p>
          </table:table-cell>
          <table:table-cell table:formula="of:=IF((([.BE70] = 1)   AND   ([.BE71] = 0))   OR   (([.BE70] = 0)   AND   ([.BE71] = 1));1;0)" office:value-type="float" office:value="0" calcext:value-type="float">
            <text:p>0</text:p>
          </table:table-cell>
          <table:table-cell table:formula="of:=IF((([.BF70] = 1)   AND   ([.BF71] = 0))   OR   (([.BF70] = 0)   AND   ([.BF71] = 1));1;0)" office:value-type="float" office:value="0" calcext:value-type="float">
            <text:p>0</text:p>
          </table:table-cell>
          <table:table-cell table:formula="of:=IF((([.BG70] = 1)   AND   ([.BG71] = 0))   OR   (([.BG70] = 0)   AND   ([.BG71] = 1));1;0)" office:value-type="float" office:value="0" calcext:value-type="float">
            <text:p>0</text:p>
          </table:table-cell>
          <table:table-cell table:formula="of:=IF((([.BH70] = 1)   AND   ([.BH71] = 0))   OR   (([.BH70] = 0)   AND   ([.BH71] = 1));1;0)" office:value-type="float" office:value="0" calcext:value-type="float">
            <text:p>0</text:p>
          </table:table-cell>
          <table:table-cell table:formula="of:=IF((([.BI70] = 1)   AND   ([.BI71] = 0))   OR   (([.BI70] = 0)   AND   ([.BI71] = 1));1;0)" office:value-type="float" office:value="0" calcext:value-type="float">
            <text:p>0</text:p>
          </table:table-cell>
          <table:table-cell table:formula="of:=IF((([.BJ70] = 1)   AND   ([.BJ71] = 0))   OR   (([.BJ70] = 0)   AND   ([.BJ71] = 1));1;0)" office:value-type="float" office:value="0" calcext:value-type="float">
            <text:p>0</text:p>
          </table:table-cell>
          <table:table-cell table:formula="of:=IF((([.BK70] = 1)   AND   ([.BK71] = 0))   OR   (([.BK70] = 0)   AND   ([.BK71] = 1));1;0)" office:value-type="float" office:value="0" calcext:value-type="float">
            <text:p>0</text:p>
          </table:table-cell>
          <table:table-cell table:formula="of:=IF((([.BL70] = 1)   AND   ([.BL71] = 0))   OR   (([.BL70] = 0)   AND   ([.BL71] = 1));1;0)" office:value-type="float" office:value="0" calcext:value-type="float">
            <text:p>0</text:p>
          </table:table-cell>
          <table:table-cell table:formula="of:=IF((([.BM70] = 1)   AND   ([.BM71] = 0))   OR   (([.BM70] = 0)   AND   ([.BM71] = 1));1;0)" office:value-type="float" office:value="0" calcext:value-type="float">
            <text:p>0</text:p>
          </table:table-cell>
          <table:table-cell table:formula="of:=IF((([.BN70] = 1)   AND   ([.BN71] = 0))   OR   (([.BN70] = 0)   AND   ([.BN71] = 1));1;0)" office:value-type="float" office:value="0" calcext:value-type="float">
            <text:p>0</text:p>
          </table:table-cell>
          <table:table-cell table:formula="of:=IF((([.BO70] = 1)   AND   ([.BO71] = 0))   OR   (([.BO70] = 0)   AND   ([.BO71] = 1));1;0)" office:value-type="float" office:value="0" calcext:value-type="float">
            <text:p>0</text:p>
          </table:table-cell>
          <table:table-cell table:formula="of:=IF((([.BP70] = 1)   AND   ([.BP71] = 0))   OR   (([.BP70] = 0)   AND   ([.BP71] = 1));1;0)" office:value-type="float" office:value="0" calcext:value-type="float">
            <text:p>0</text:p>
          </table:table-cell>
          <table:table-cell table:formula="of:=IF((([.BQ70] = 1)   AND   ([.BQ71] = 0))   OR   (([.BQ70] = 0)   AND   ([.BQ71] = 1));1;0)" office:value-type="float" office:value="0" calcext:value-type="float">
            <text:p>0</text:p>
          </table:table-cell>
          <table:table-cell table:formula="of:=IF((([.BR70] = 1)   AND   ([.BR71] = 0))   OR   (([.BR70] = 0)   AND   ([.BR71] = 1));1;0)" office:value-type="float" office:value="0" calcext:value-type="float">
            <text:p>0</text:p>
          </table:table-cell>
          <table:table-cell table:formula="of:=IF((([.BS70] = 1)   AND   ([.BS71] = 0))   OR   (([.BS70] = 0)   AND   ([.BS71] = 1));1;0)" office:value-type="float" office:value="1" calcext:value-type="float">
            <text:p>1</text:p>
          </table:table-cell>
          <table:table-cell table:formula="of:=IF((([.BT70] = 1)   AND   ([.BT71] = 0))   OR   (([.BT70] = 0)   AND   ([.BT71] = 1));1;0)" office:value-type="float" office:value="0" calcext:value-type="float">
            <text:p>0</text:p>
          </table:table-cell>
          <table:table-cell table:formula="of:=IF((([.BU70] = 1)   AND   ([.BU71] = 0))   OR   (([.BU70] = 0)   AND   ([.BU71] = 1));1;0)" office:value-type="float" office:value="1" calcext:value-type="float">
            <text:p>1</text:p>
          </table:table-cell>
          <table:table-cell table:number-columns-repeated="950"/>
        </table:table-row>
        <table:table-row table:style-name="ro1">
          <table:table-cell/>
          <table:table-cell table:formula="of:=IF((([.A71] = 1)   AND   ([.A72] = 0))   OR   (([.A71] = 0)   AND   ([.A72] = 1));1;0)" office:value-type="float" office:value="0" calcext:value-type="float">
            <text:p>0</text:p>
          </table:table-cell>
          <table:table-cell table:formula="of:=IF((([.B71] = 1)   AND   ([.B72] = 0))   OR   (([.B71] = 0)   AND   ([.B72] = 1));1;0)" office:value-type="float" office:value="0" calcext:value-type="float">
            <text:p>0</text:p>
          </table:table-cell>
          <table:table-cell table:formula="of:=IF((([.C71] = 1)   AND   ([.C72] = 0))   OR   (([.C71] = 0)   AND   ([.C72] = 1));1;0)" office:value-type="float" office:value="0" calcext:value-type="float">
            <text:p>0</text:p>
          </table:table-cell>
          <table:table-cell table:formula="of:=IF((([.D71] = 1)   AND   ([.D72] = 0))   OR   (([.D71] = 0)   AND   ([.D72] = 1));1;0)" office:value-type="float" office:value="0" calcext:value-type="float">
            <text:p>0</text:p>
          </table:table-cell>
          <table:table-cell table:formula="of:=IF((([.E71] = 1)   AND   ([.E72] = 0))   OR   (([.E71] = 0)   AND   ([.E72] = 1));1;0)" office:value-type="float" office:value="0" calcext:value-type="float">
            <text:p>0</text:p>
          </table:table-cell>
          <table:table-cell table:formula="of:=IF((([.F71] = 1)   AND   ([.F72] = 0))   OR   (([.F71] = 0)   AND   ([.F72] = 1));1;0)" office:value-type="float" office:value="0" calcext:value-type="float">
            <text:p>0</text:p>
          </table:table-cell>
          <table:table-cell table:formula="of:=IF((([.G71] = 1)   AND   ([.G72] = 0))   OR   (([.G71] = 0)   AND   ([.G72] = 1));1;0)" office:value-type="float" office:value="0" calcext:value-type="float">
            <text:p>0</text:p>
          </table:table-cell>
          <table:table-cell table:formula="of:=IF((([.H71] = 1)   AND   ([.H72] = 0))   OR   (([.H71] = 0)   AND   ([.H72] = 1));1;0)" office:value-type="float" office:value="0" calcext:value-type="float">
            <text:p>0</text:p>
          </table:table-cell>
          <table:table-cell table:formula="of:=IF((([.I71] = 1)   AND   ([.I72] = 0))   OR   (([.I71] = 0)   AND   ([.I72] = 1));1;0)" office:value-type="float" office:value="0" calcext:value-type="float">
            <text:p>0</text:p>
          </table:table-cell>
          <table:table-cell table:formula="of:=IF((([.J71] = 1)   AND   ([.J72] = 0))   OR   (([.J71] = 0)   AND   ([.J72] = 1));1;0)" office:value-type="float" office:value="0" calcext:value-type="float">
            <text:p>0</text:p>
          </table:table-cell>
          <table:table-cell table:formula="of:=IF((([.K71] = 1)   AND   ([.K72] = 0))   OR   (([.K71] = 0)   AND   ([.K72] = 1));1;0)" office:value-type="float" office:value="0" calcext:value-type="float">
            <text:p>0</text:p>
          </table:table-cell>
          <table:table-cell table:formula="of:=IF((([.L71] = 1)   AND   ([.L72] = 0))   OR   (([.L71] = 0)   AND   ([.L72] = 1));1;0)" office:value-type="float" office:value="0" calcext:value-type="float">
            <text:p>0</text:p>
          </table:table-cell>
          <table:table-cell table:formula="of:=IF((([.M71] = 1)   AND   ([.M72] = 0))   OR   (([.M71] = 0)   AND   ([.M72] = 1));1;0)" office:value-type="float" office:value="0" calcext:value-type="float">
            <text:p>0</text:p>
          </table:table-cell>
          <table:table-cell table:formula="of:=IF((([.N71] = 1)   AND   ([.N72] = 0))   OR   (([.N71] = 0)   AND   ([.N72] = 1));1;0)" office:value-type="float" office:value="0" calcext:value-type="float">
            <text:p>0</text:p>
          </table:table-cell>
          <table:table-cell table:formula="of:=IF((([.O71] = 1)   AND   ([.O72] = 0))   OR   (([.O71] = 0)   AND   ([.O72] = 1));1;0)" office:value-type="float" office:value="0" calcext:value-type="float">
            <text:p>0</text:p>
          </table:table-cell>
          <table:table-cell table:formula="of:=IF((([.P71] = 1)   AND   ([.P72] = 0))   OR   (([.P71] = 0)   AND   ([.P72] = 1));1;0)" office:value-type="float" office:value="0" calcext:value-type="float">
            <text:p>0</text:p>
          </table:table-cell>
          <table:table-cell table:formula="of:=IF((([.Q71] = 1)   AND   ([.Q72] = 0))   OR   (([.Q71] = 0)   AND   ([.Q72] = 1));1;0)" office:value-type="float" office:value="0" calcext:value-type="float">
            <text:p>0</text:p>
          </table:table-cell>
          <table:table-cell table:formula="of:=IF((([.R71] = 1)   AND   ([.R72] = 0))   OR   (([.R71] = 0)   AND   ([.R72] = 1));1;0)" office:value-type="float" office:value="0" calcext:value-type="float">
            <text:p>0</text:p>
          </table:table-cell>
          <table:table-cell table:formula="of:=IF((([.S71] = 1)   AND   ([.S72] = 0))   OR   (([.S71] = 0)   AND   ([.S72] = 1));1;0)" office:value-type="float" office:value="0" calcext:value-type="float">
            <text:p>0</text:p>
          </table:table-cell>
          <table:table-cell table:formula="of:=IF((([.T71] = 1)   AND   ([.T72] = 0))   OR   (([.T71] = 0)   AND   ([.T72] = 1));1;0)" office:value-type="float" office:value="0" calcext:value-type="float">
            <text:p>0</text:p>
          </table:table-cell>
          <table:table-cell table:formula="of:=IF((([.U71] = 1)   AND   ([.U72] = 0))   OR   (([.U71] = 0)   AND   ([.U72] = 1));1;0)" office:value-type="float" office:value="0" calcext:value-type="float">
            <text:p>0</text:p>
          </table:table-cell>
          <table:table-cell table:formula="of:=IF((([.V71] = 1)   AND   ([.V72] = 0))   OR   (([.V71] = 0)   AND   ([.V72] = 1));1;0)" office:value-type="float" office:value="0" calcext:value-type="float">
            <text:p>0</text:p>
          </table:table-cell>
          <table:table-cell table:formula="of:=IF((([.W71] = 1)   AND   ([.W72] = 0))   OR   (([.W71] = 0)   AND   ([.W72] = 1));1;0)" office:value-type="float" office:value="0" calcext:value-type="float">
            <text:p>0</text:p>
          </table:table-cell>
          <table:table-cell table:formula="of:=IF((([.X71] = 1)   AND   ([.X72] = 0))   OR   (([.X71] = 0)   AND   ([.X72] = 1));1;0)" office:value-type="float" office:value="0" calcext:value-type="float">
            <text:p>0</text:p>
          </table:table-cell>
          <table:table-cell table:formula="of:=IF((([.Y71] = 1)   AND   ([.Y72] = 0))   OR   (([.Y71] = 0)   AND   ([.Y72] = 1));1;0)" office:value-type="float" office:value="0" calcext:value-type="float">
            <text:p>0</text:p>
          </table:table-cell>
          <table:table-cell table:formula="of:=IF((([.Z71] = 1)   AND   ([.Z72] = 0))   OR   (([.Z71] = 0)   AND   ([.Z72] = 1));1;0)" office:value-type="float" office:value="0" calcext:value-type="float">
            <text:p>0</text:p>
          </table:table-cell>
          <table:table-cell table:formula="of:=IF((([.AA71] = 1)   AND   ([.AA72] = 0))   OR   (([.AA71] = 0)   AND   ([.AA72] = 1));1;0)" office:value-type="float" office:value="0" calcext:value-type="float">
            <text:p>0</text:p>
          </table:table-cell>
          <table:table-cell table:formula="of:=IF((([.AB71] = 1)   AND   ([.AB72] = 0))   OR   (([.AB71] = 0)   AND   ([.AB72] = 1));1;0)" office:value-type="float" office:value="0" calcext:value-type="float">
            <text:p>0</text:p>
          </table:table-cell>
          <table:table-cell table:formula="of:=IF((([.AC71] = 1)   AND   ([.AC72] = 0))   OR   (([.AC71] = 0)   AND   ([.AC72] = 1));1;0)" office:value-type="float" office:value="0" calcext:value-type="float">
            <text:p>0</text:p>
          </table:table-cell>
          <table:table-cell table:formula="of:=IF((([.AD71] = 1)   AND   ([.AD72] = 0))   OR   (([.AD71] = 0)   AND   ([.AD72] = 1));1;0)" office:value-type="float" office:value="0" calcext:value-type="float">
            <text:p>0</text:p>
          </table:table-cell>
          <table:table-cell table:formula="of:=IF((([.AE71] = 1)   AND   ([.AE72] = 0))   OR   (([.AE71] = 0)   AND   ([.AE72] = 1));1;0)" office:value-type="float" office:value="0" calcext:value-type="float">
            <text:p>0</text:p>
          </table:table-cell>
          <table:table-cell table:formula="of:=IF((([.AF71] = 1)   AND   ([.AF72] = 0))   OR   (([.AF71] = 0)   AND   ([.AF72] = 1));1;0)" office:value-type="float" office:value="0" calcext:value-type="float">
            <text:p>0</text:p>
          </table:table-cell>
          <table:table-cell table:formula="of:=IF((([.AG71] = 1)   AND   ([.AG72] = 0))   OR   (([.AG71] = 0)   AND   ([.AG72] = 1));1;0)" office:value-type="float" office:value="0" calcext:value-type="float">
            <text:p>0</text:p>
          </table:table-cell>
          <table:table-cell table:formula="of:=IF((([.AH71] = 1)   AND   ([.AH72] = 0))   OR   (([.AH71] = 0)   AND   ([.AH72] = 1));1;0)" office:value-type="float" office:value="0" calcext:value-type="float">
            <text:p>0</text:p>
          </table:table-cell>
          <table:table-cell table:formula="of:=IF((([.AI71] = 1)   AND   ([.AI72] = 0))   OR   (([.AI71] = 0)   AND   ([.AI72] = 1));1;0)" office:value-type="float" office:value="0" calcext:value-type="float">
            <text:p>0</text:p>
          </table:table-cell>
          <table:table-cell table:formula="of:=IF((([.AJ71] = 1)   AND   ([.AJ72] = 0))   OR   (([.AJ71] = 0)   AND   ([.AJ72] = 1));1;0)" office:value-type="float" office:value="0" calcext:value-type="float">
            <text:p>0</text:p>
          </table:table-cell>
          <table:table-cell table:formula="of:=IF((([.AK71] = 1)   AND   ([.AK72] = 0))   OR   (([.AK71] = 0)   AND   ([.AK72] = 1));1;0)" office:value-type="float" office:value="0" calcext:value-type="float">
            <text:p>0</text:p>
          </table:table-cell>
          <table:table-cell table:formula="of:=IF((([.AL71] = 1)   AND   ([.AL72] = 0))   OR   (([.AL71] = 0)   AND   ([.AL72] = 1));1;0)" office:value-type="float" office:value="0" calcext:value-type="float">
            <text:p>0</text:p>
          </table:table-cell>
          <table:table-cell table:formula="of:=IF((([.AM71] = 1)   AND   ([.AM72] = 0))   OR   (([.AM71] = 0)   AND   ([.AM72] = 1));1;0)" office:value-type="float" office:value="0" calcext:value-type="float">
            <text:p>0</text:p>
          </table:table-cell>
          <table:table-cell table:formula="of:=IF((([.AN71] = 1)   AND   ([.AN72] = 0))   OR   (([.AN71] = 0)   AND   ([.AN72] = 1));1;0)" office:value-type="float" office:value="0" calcext:value-type="float">
            <text:p>0</text:p>
          </table:table-cell>
          <table:table-cell table:formula="of:=IF((([.AO71] = 1)   AND   ([.AO72] = 0))   OR   (([.AO71] = 0)   AND   ([.AO72] = 1));1;0)" office:value-type="float" office:value="0" calcext:value-type="float">
            <text:p>0</text:p>
          </table:table-cell>
          <table:table-cell table:formula="of:=IF((([.AP71] = 1)   AND   ([.AP72] = 0))   OR   (([.AP71] = 0)   AND   ([.AP72] = 1));1;0)" office:value-type="float" office:value="0" calcext:value-type="float">
            <text:p>0</text:p>
          </table:table-cell>
          <table:table-cell table:formula="of:=IF((([.AQ71] = 1)   AND   ([.AQ72] = 0))   OR   (([.AQ71] = 0)   AND   ([.AQ72] = 1));1;0)" office:value-type="float" office:value="0" calcext:value-type="float">
            <text:p>0</text:p>
          </table:table-cell>
          <table:table-cell table:formula="of:=IF((([.AR71] = 1)   AND   ([.AR72] = 0))   OR   (([.AR71] = 0)   AND   ([.AR72] = 1));1;0)" office:value-type="float" office:value="0" calcext:value-type="float">
            <text:p>0</text:p>
          </table:table-cell>
          <table:table-cell table:formula="of:=IF((([.AS71] = 1)   AND   ([.AS72] = 0))   OR   (([.AS71] = 0)   AND   ([.AS72] = 1));1;0)" office:value-type="float" office:value="0" calcext:value-type="float">
            <text:p>0</text:p>
          </table:table-cell>
          <table:table-cell table:formula="of:=IF((([.AT71] = 1)   AND   ([.AT72] = 0))   OR   (([.AT71] = 0)   AND   ([.AT72] = 1));1;0)" office:value-type="float" office:value="0" calcext:value-type="float">
            <text:p>0</text:p>
          </table:table-cell>
          <table:table-cell table:formula="of:=IF((([.AU71] = 1)   AND   ([.AU72] = 0))   OR   (([.AU71] = 0)   AND   ([.AU72] = 1));1;0)" office:value-type="float" office:value="0" calcext:value-type="float">
            <text:p>0</text:p>
          </table:table-cell>
          <table:table-cell table:formula="of:=IF((([.AV71] = 1)   AND   ([.AV72] = 0))   OR   (([.AV71] = 0)   AND   ([.AV72] = 1));1;0)" office:value-type="float" office:value="0" calcext:value-type="float">
            <text:p>0</text:p>
          </table:table-cell>
          <table:table-cell table:formula="of:=IF((([.AW71] = 1)   AND   ([.AW72] = 0))   OR   (([.AW71] = 0)   AND   ([.AW72] = 1));1;0)" office:value-type="float" office:value="0" calcext:value-type="float">
            <text:p>0</text:p>
          </table:table-cell>
          <table:table-cell table:formula="of:=IF((([.AX71] = 1)   AND   ([.AX72] = 0))   OR   (([.AX71] = 0)   AND   ([.AX72] = 1));1;0)" office:value-type="float" office:value="0" calcext:value-type="float">
            <text:p>0</text:p>
          </table:table-cell>
          <table:table-cell table:formula="of:=IF((([.AY71] = 1)   AND   ([.AY72] = 0))   OR   (([.AY71] = 0)   AND   ([.AY72] = 1));1;0)" office:value-type="float" office:value="0" calcext:value-type="float">
            <text:p>0</text:p>
          </table:table-cell>
          <table:table-cell table:formula="of:=IF((([.AZ71] = 1)   AND   ([.AZ72] = 0))   OR   (([.AZ71] = 0)   AND   ([.AZ72] = 1));1;0)" office:value-type="float" office:value="0" calcext:value-type="float">
            <text:p>0</text:p>
          </table:table-cell>
          <table:table-cell table:formula="of:=IF((([.BA71] = 1)   AND   ([.BA72] = 0))   OR   (([.BA71] = 0)   AND   ([.BA72] = 1));1;0)" office:value-type="float" office:value="0" calcext:value-type="float">
            <text:p>0</text:p>
          </table:table-cell>
          <table:table-cell table:formula="of:=IF((([.BB71] = 1)   AND   ([.BB72] = 0))   OR   (([.BB71] = 0)   AND   ([.BB72] = 1));1;0)" office:value-type="float" office:value="0" calcext:value-type="float">
            <text:p>0</text:p>
          </table:table-cell>
          <table:table-cell table:formula="of:=IF((([.BC71] = 1)   AND   ([.BC72] = 0))   OR   (([.BC71] = 0)   AND   ([.BC72] = 1));1;0)" office:value-type="float" office:value="0" calcext:value-type="float">
            <text:p>0</text:p>
          </table:table-cell>
          <table:table-cell table:formula="of:=IF((([.BD71] = 1)   AND   ([.BD72] = 0))   OR   (([.BD71] = 0)   AND   ([.BD72] = 1));1;0)" office:value-type="float" office:value="0" calcext:value-type="float">
            <text:p>0</text:p>
          </table:table-cell>
          <table:table-cell table:formula="of:=IF((([.BE71] = 1)   AND   ([.BE72] = 0))   OR   (([.BE71] = 0)   AND   ([.BE72] = 1));1;0)" office:value-type="float" office:value="0" calcext:value-type="float">
            <text:p>0</text:p>
          </table:table-cell>
          <table:table-cell table:formula="of:=IF((([.BF71] = 1)   AND   ([.BF72] = 0))   OR   (([.BF71] = 0)   AND   ([.BF72] = 1));1;0)" office:value-type="float" office:value="0" calcext:value-type="float">
            <text:p>0</text:p>
          </table:table-cell>
          <table:table-cell table:formula="of:=IF((([.BG71] = 1)   AND   ([.BG72] = 0))   OR   (([.BG71] = 0)   AND   ([.BG72] = 1));1;0)" office:value-type="float" office:value="0" calcext:value-type="float">
            <text:p>0</text:p>
          </table:table-cell>
          <table:table-cell table:formula="of:=IF((([.BH71] = 1)   AND   ([.BH72] = 0))   OR   (([.BH71] = 0)   AND   ([.BH72] = 1));1;0)" office:value-type="float" office:value="0" calcext:value-type="float">
            <text:p>0</text:p>
          </table:table-cell>
          <table:table-cell table:formula="of:=IF((([.BI71] = 1)   AND   ([.BI72] = 0))   OR   (([.BI71] = 0)   AND   ([.BI72] = 1));1;0)" office:value-type="float" office:value="0" calcext:value-type="float">
            <text:p>0</text:p>
          </table:table-cell>
          <table:table-cell table:formula="of:=IF((([.BJ71] = 1)   AND   ([.BJ72] = 0))   OR   (([.BJ71] = 0)   AND   ([.BJ72] = 1));1;0)" office:value-type="float" office:value="0" calcext:value-type="float">
            <text:p>0</text:p>
          </table:table-cell>
          <table:table-cell table:formula="of:=IF((([.BK71] = 1)   AND   ([.BK72] = 0))   OR   (([.BK71] = 0)   AND   ([.BK72] = 1));1;0)" office:value-type="float" office:value="0" calcext:value-type="float">
            <text:p>0</text:p>
          </table:table-cell>
          <table:table-cell table:formula="of:=IF((([.BL71] = 1)   AND   ([.BL72] = 0))   OR   (([.BL71] = 0)   AND   ([.BL72] = 1));1;0)" office:value-type="float" office:value="0" calcext:value-type="float">
            <text:p>0</text:p>
          </table:table-cell>
          <table:table-cell table:formula="of:=IF((([.BM71] = 1)   AND   ([.BM72] = 0))   OR   (([.BM71] = 0)   AND   ([.BM72] = 1));1;0)" office:value-type="float" office:value="0" calcext:value-type="float">
            <text:p>0</text:p>
          </table:table-cell>
          <table:table-cell table:formula="of:=IF((([.BN71] = 1)   AND   ([.BN72] = 0))   OR   (([.BN71] = 0)   AND   ([.BN72] = 1));1;0)" office:value-type="float" office:value="0" calcext:value-type="float">
            <text:p>0</text:p>
          </table:table-cell>
          <table:table-cell table:formula="of:=IF((([.BO71] = 1)   AND   ([.BO72] = 0))   OR   (([.BO71] = 0)   AND   ([.BO72] = 1));1;0)" office:value-type="float" office:value="0" calcext:value-type="float">
            <text:p>0</text:p>
          </table:table-cell>
          <table:table-cell table:formula="of:=IF((([.BP71] = 1)   AND   ([.BP72] = 0))   OR   (([.BP71] = 0)   AND   ([.BP72] = 1));1;0)" office:value-type="float" office:value="0" calcext:value-type="float">
            <text:p>0</text:p>
          </table:table-cell>
          <table:table-cell table:formula="of:=IF((([.BQ71] = 1)   AND   ([.BQ72] = 0))   OR   (([.BQ71] = 0)   AND   ([.BQ72] = 1));1;0)" office:value-type="float" office:value="0" calcext:value-type="float">
            <text:p>0</text:p>
          </table:table-cell>
          <table:table-cell table:formula="of:=IF((([.BR71] = 1)   AND   ([.BR72] = 0))   OR   (([.BR71] = 0)   AND   ([.BR72] = 1));1;0)" office:value-type="float" office:value="0" calcext:value-type="float">
            <text:p>0</text:p>
          </table:table-cell>
          <table:table-cell table:formula="of:=IF((([.BS71] = 1)   AND   ([.BS72] = 0))   OR   (([.BS71] = 0)   AND   ([.BS72] = 1));1;0)" office:value-type="float" office:value="0" calcext:value-type="float">
            <text:p>0</text:p>
          </table:table-cell>
          <table:table-cell table:formula="of:=IF((([.BT71] = 1)   AND   ([.BT72] = 0))   OR   (([.BT71] = 0)   AND   ([.BT72] = 1));1;0)" office:value-type="float" office:value="1" calcext:value-type="float">
            <text:p>1</text:p>
          </table:table-cell>
          <table:table-cell table:formula="of:=IF((([.BU71] = 1)   AND   ([.BU72] = 0))   OR   (([.BU71] = 0)   AND   ([.BU72] = 1));1;0)" office:value-type="float" office:value="1" calcext:value-type="float">
            <text:p>1</text:p>
          </table:table-cell>
          <table:table-cell table:number-columns-repeated="950"/>
        </table:table-row>
        <table:table-row table:style-name="ro1">
          <table:table-cell/>
          <table:table-cell table:formula="of:=IF((([.A72] = 1)   AND   ([.A73] = 0))   OR   (([.A72] = 0)   AND   ([.A73] = 1));1;0)" office:value-type="float" office:value="0" calcext:value-type="float">
            <text:p>0</text:p>
          </table:table-cell>
          <table:table-cell table:formula="of:=IF((([.B72] = 1)   AND   ([.B73] = 0))   OR   (([.B72] = 0)   AND   ([.B73] = 1));1;0)" office:value-type="float" office:value="0" calcext:value-type="float">
            <text:p>0</text:p>
          </table:table-cell>
          <table:table-cell table:formula="of:=IF((([.C72] = 1)   AND   ([.C73] = 0))   OR   (([.C72] = 0)   AND   ([.C73] = 1));1;0)" office:value-type="float" office:value="0" calcext:value-type="float">
            <text:p>0</text:p>
          </table:table-cell>
          <table:table-cell table:formula="of:=IF((([.D72] = 1)   AND   ([.D73] = 0))   OR   (([.D72] = 0)   AND   ([.D73] = 1));1;0)" office:value-type="float" office:value="0" calcext:value-type="float">
            <text:p>0</text:p>
          </table:table-cell>
          <table:table-cell table:formula="of:=IF((([.E72] = 1)   AND   ([.E73] = 0))   OR   (([.E72] = 0)   AND   ([.E73] = 1));1;0)" office:value-type="float" office:value="0" calcext:value-type="float">
            <text:p>0</text:p>
          </table:table-cell>
          <table:table-cell table:formula="of:=IF((([.F72] = 1)   AND   ([.F73] = 0))   OR   (([.F72] = 0)   AND   ([.F73] = 1));1;0)" office:value-type="float" office:value="0" calcext:value-type="float">
            <text:p>0</text:p>
          </table:table-cell>
          <table:table-cell table:formula="of:=IF((([.G72] = 1)   AND   ([.G73] = 0))   OR   (([.G72] = 0)   AND   ([.G73] = 1));1;0)" office:value-type="float" office:value="0" calcext:value-type="float">
            <text:p>0</text:p>
          </table:table-cell>
          <table:table-cell table:formula="of:=IF((([.H72] = 1)   AND   ([.H73] = 0))   OR   (([.H72] = 0)   AND   ([.H73] = 1));1;0)" office:value-type="float" office:value="0" calcext:value-type="float">
            <text:p>0</text:p>
          </table:table-cell>
          <table:table-cell table:formula="of:=IF((([.I72] = 1)   AND   ([.I73] = 0))   OR   (([.I72] = 0)   AND   ([.I73] = 1));1;0)" office:value-type="float" office:value="0" calcext:value-type="float">
            <text:p>0</text:p>
          </table:table-cell>
          <table:table-cell table:formula="of:=IF((([.J72] = 1)   AND   ([.J73] = 0))   OR   (([.J72] = 0)   AND   ([.J73] = 1));1;0)" office:value-type="float" office:value="0" calcext:value-type="float">
            <text:p>0</text:p>
          </table:table-cell>
          <table:table-cell table:formula="of:=IF((([.K72] = 1)   AND   ([.K73] = 0))   OR   (([.K72] = 0)   AND   ([.K73] = 1));1;0)" office:value-type="float" office:value="0" calcext:value-type="float">
            <text:p>0</text:p>
          </table:table-cell>
          <table:table-cell table:formula="of:=IF((([.L72] = 1)   AND   ([.L73] = 0))   OR   (([.L72] = 0)   AND   ([.L73] = 1));1;0)" office:value-type="float" office:value="0" calcext:value-type="float">
            <text:p>0</text:p>
          </table:table-cell>
          <table:table-cell table:formula="of:=IF((([.M72] = 1)   AND   ([.M73] = 0))   OR   (([.M72] = 0)   AND   ([.M73] = 1));1;0)" office:value-type="float" office:value="0" calcext:value-type="float">
            <text:p>0</text:p>
          </table:table-cell>
          <table:table-cell table:formula="of:=IF((([.N72] = 1)   AND   ([.N73] = 0))   OR   (([.N72] = 0)   AND   ([.N73] = 1));1;0)" office:value-type="float" office:value="0" calcext:value-type="float">
            <text:p>0</text:p>
          </table:table-cell>
          <table:table-cell table:formula="of:=IF((([.O72] = 1)   AND   ([.O73] = 0))   OR   (([.O72] = 0)   AND   ([.O73] = 1));1;0)" office:value-type="float" office:value="0" calcext:value-type="float">
            <text:p>0</text:p>
          </table:table-cell>
          <table:table-cell table:formula="of:=IF((([.P72] = 1)   AND   ([.P73] = 0))   OR   (([.P72] = 0)   AND   ([.P73] = 1));1;0)" office:value-type="float" office:value="0" calcext:value-type="float">
            <text:p>0</text:p>
          </table:table-cell>
          <table:table-cell table:formula="of:=IF((([.Q72] = 1)   AND   ([.Q73] = 0))   OR   (([.Q72] = 0)   AND   ([.Q73] = 1));1;0)" office:value-type="float" office:value="0" calcext:value-type="float">
            <text:p>0</text:p>
          </table:table-cell>
          <table:table-cell table:formula="of:=IF((([.R72] = 1)   AND   ([.R73] = 0))   OR   (([.R72] = 0)   AND   ([.R73] = 1));1;0)" office:value-type="float" office:value="0" calcext:value-type="float">
            <text:p>0</text:p>
          </table:table-cell>
          <table:table-cell table:formula="of:=IF((([.S72] = 1)   AND   ([.S73] = 0))   OR   (([.S72] = 0)   AND   ([.S73] = 1));1;0)" office:value-type="float" office:value="0" calcext:value-type="float">
            <text:p>0</text:p>
          </table:table-cell>
          <table:table-cell table:formula="of:=IF((([.T72] = 1)   AND   ([.T73] = 0))   OR   (([.T72] = 0)   AND   ([.T73] = 1));1;0)" office:value-type="float" office:value="0" calcext:value-type="float">
            <text:p>0</text:p>
          </table:table-cell>
          <table:table-cell table:formula="of:=IF((([.U72] = 1)   AND   ([.U73] = 0))   OR   (([.U72] = 0)   AND   ([.U73] = 1));1;0)" office:value-type="float" office:value="0" calcext:value-type="float">
            <text:p>0</text:p>
          </table:table-cell>
          <table:table-cell table:formula="of:=IF((([.V72] = 1)   AND   ([.V73] = 0))   OR   (([.V72] = 0)   AND   ([.V73] = 1));1;0)" office:value-type="float" office:value="0" calcext:value-type="float">
            <text:p>0</text:p>
          </table:table-cell>
          <table:table-cell table:formula="of:=IF((([.W72] = 1)   AND   ([.W73] = 0))   OR   (([.W72] = 0)   AND   ([.W73] = 1));1;0)" office:value-type="float" office:value="0" calcext:value-type="float">
            <text:p>0</text:p>
          </table:table-cell>
          <table:table-cell table:formula="of:=IF((([.X72] = 1)   AND   ([.X73] = 0))   OR   (([.X72] = 0)   AND   ([.X73] = 1));1;0)" office:value-type="float" office:value="0" calcext:value-type="float">
            <text:p>0</text:p>
          </table:table-cell>
          <table:table-cell table:formula="of:=IF((([.Y72] = 1)   AND   ([.Y73] = 0))   OR   (([.Y72] = 0)   AND   ([.Y73] = 1));1;0)" office:value-type="float" office:value="0" calcext:value-type="float">
            <text:p>0</text:p>
          </table:table-cell>
          <table:table-cell table:formula="of:=IF((([.Z72] = 1)   AND   ([.Z73] = 0))   OR   (([.Z72] = 0)   AND   ([.Z73] = 1));1;0)" office:value-type="float" office:value="0" calcext:value-type="float">
            <text:p>0</text:p>
          </table:table-cell>
          <table:table-cell table:formula="of:=IF((([.AA72] = 1)   AND   ([.AA73] = 0))   OR   (([.AA72] = 0)   AND   ([.AA73] = 1));1;0)" office:value-type="float" office:value="0" calcext:value-type="float">
            <text:p>0</text:p>
          </table:table-cell>
          <table:table-cell table:formula="of:=IF((([.AB72] = 1)   AND   ([.AB73] = 0))   OR   (([.AB72] = 0)   AND   ([.AB73] = 1));1;0)" office:value-type="float" office:value="0" calcext:value-type="float">
            <text:p>0</text:p>
          </table:table-cell>
          <table:table-cell table:formula="of:=IF((([.AC72] = 1)   AND   ([.AC73] = 0))   OR   (([.AC72] = 0)   AND   ([.AC73] = 1));1;0)" office:value-type="float" office:value="0" calcext:value-type="float">
            <text:p>0</text:p>
          </table:table-cell>
          <table:table-cell table:formula="of:=IF((([.AD72] = 1)   AND   ([.AD73] = 0))   OR   (([.AD72] = 0)   AND   ([.AD73] = 1));1;0)" office:value-type="float" office:value="0" calcext:value-type="float">
            <text:p>0</text:p>
          </table:table-cell>
          <table:table-cell table:formula="of:=IF((([.AE72] = 1)   AND   ([.AE73] = 0))   OR   (([.AE72] = 0)   AND   ([.AE73] = 1));1;0)" office:value-type="float" office:value="0" calcext:value-type="float">
            <text:p>0</text:p>
          </table:table-cell>
          <table:table-cell table:formula="of:=IF((([.AF72] = 1)   AND   ([.AF73] = 0))   OR   (([.AF72] = 0)   AND   ([.AF73] = 1));1;0)" office:value-type="float" office:value="0" calcext:value-type="float">
            <text:p>0</text:p>
          </table:table-cell>
          <table:table-cell table:formula="of:=IF((([.AG72] = 1)   AND   ([.AG73] = 0))   OR   (([.AG72] = 0)   AND   ([.AG73] = 1));1;0)" office:value-type="float" office:value="0" calcext:value-type="float">
            <text:p>0</text:p>
          </table:table-cell>
          <table:table-cell table:formula="of:=IF((([.AH72] = 1)   AND   ([.AH73] = 0))   OR   (([.AH72] = 0)   AND   ([.AH73] = 1));1;0)" office:value-type="float" office:value="0" calcext:value-type="float">
            <text:p>0</text:p>
          </table:table-cell>
          <table:table-cell table:formula="of:=IF((([.AI72] = 1)   AND   ([.AI73] = 0))   OR   (([.AI72] = 0)   AND   ([.AI73] = 1));1;0)" office:value-type="float" office:value="0" calcext:value-type="float">
            <text:p>0</text:p>
          </table:table-cell>
          <table:table-cell table:formula="of:=IF((([.AJ72] = 1)   AND   ([.AJ73] = 0))   OR   (([.AJ72] = 0)   AND   ([.AJ73] = 1));1;0)" office:value-type="float" office:value="0" calcext:value-type="float">
            <text:p>0</text:p>
          </table:table-cell>
          <table:table-cell table:formula="of:=IF((([.AK72] = 1)   AND   ([.AK73] = 0))   OR   (([.AK72] = 0)   AND   ([.AK73] = 1));1;0)" office:value-type="float" office:value="0" calcext:value-type="float">
            <text:p>0</text:p>
          </table:table-cell>
          <table:table-cell table:formula="of:=IF((([.AL72] = 1)   AND   ([.AL73] = 0))   OR   (([.AL72] = 0)   AND   ([.AL73] = 1));1;0)" office:value-type="float" office:value="0" calcext:value-type="float">
            <text:p>0</text:p>
          </table:table-cell>
          <table:table-cell table:formula="of:=IF((([.AM72] = 1)   AND   ([.AM73] = 0))   OR   (([.AM72] = 0)   AND   ([.AM73] = 1));1;0)" office:value-type="float" office:value="0" calcext:value-type="float">
            <text:p>0</text:p>
          </table:table-cell>
          <table:table-cell table:formula="of:=IF((([.AN72] = 1)   AND   ([.AN73] = 0))   OR   (([.AN72] = 0)   AND   ([.AN73] = 1));1;0)" office:value-type="float" office:value="0" calcext:value-type="float">
            <text:p>0</text:p>
          </table:table-cell>
          <table:table-cell table:formula="of:=IF((([.AO72] = 1)   AND   ([.AO73] = 0))   OR   (([.AO72] = 0)   AND   ([.AO73] = 1));1;0)" office:value-type="float" office:value="0" calcext:value-type="float">
            <text:p>0</text:p>
          </table:table-cell>
          <table:table-cell table:formula="of:=IF((([.AP72] = 1)   AND   ([.AP73] = 0))   OR   (([.AP72] = 0)   AND   ([.AP73] = 1));1;0)" office:value-type="float" office:value="0" calcext:value-type="float">
            <text:p>0</text:p>
          </table:table-cell>
          <table:table-cell table:formula="of:=IF((([.AQ72] = 1)   AND   ([.AQ73] = 0))   OR   (([.AQ72] = 0)   AND   ([.AQ73] = 1));1;0)" office:value-type="float" office:value="0" calcext:value-type="float">
            <text:p>0</text:p>
          </table:table-cell>
          <table:table-cell table:formula="of:=IF((([.AR72] = 1)   AND   ([.AR73] = 0))   OR   (([.AR72] = 0)   AND   ([.AR73] = 1));1;0)" office:value-type="float" office:value="0" calcext:value-type="float">
            <text:p>0</text:p>
          </table:table-cell>
          <table:table-cell table:formula="of:=IF((([.AS72] = 1)   AND   ([.AS73] = 0))   OR   (([.AS72] = 0)   AND   ([.AS73] = 1));1;0)" office:value-type="float" office:value="0" calcext:value-type="float">
            <text:p>0</text:p>
          </table:table-cell>
          <table:table-cell table:formula="of:=IF((([.AT72] = 1)   AND   ([.AT73] = 0))   OR   (([.AT72] = 0)   AND   ([.AT73] = 1));1;0)" office:value-type="float" office:value="0" calcext:value-type="float">
            <text:p>0</text:p>
          </table:table-cell>
          <table:table-cell table:formula="of:=IF((([.AU72] = 1)   AND   ([.AU73] = 0))   OR   (([.AU72] = 0)   AND   ([.AU73] = 1));1;0)" office:value-type="float" office:value="0" calcext:value-type="float">
            <text:p>0</text:p>
          </table:table-cell>
          <table:table-cell table:formula="of:=IF((([.AV72] = 1)   AND   ([.AV73] = 0))   OR   (([.AV72] = 0)   AND   ([.AV73] = 1));1;0)" office:value-type="float" office:value="0" calcext:value-type="float">
            <text:p>0</text:p>
          </table:table-cell>
          <table:table-cell table:formula="of:=IF((([.AW72] = 1)   AND   ([.AW73] = 0))   OR   (([.AW72] = 0)   AND   ([.AW73] = 1));1;0)" office:value-type="float" office:value="0" calcext:value-type="float">
            <text:p>0</text:p>
          </table:table-cell>
          <table:table-cell table:formula="of:=IF((([.AX72] = 1)   AND   ([.AX73] = 0))   OR   (([.AX72] = 0)   AND   ([.AX73] = 1));1;0)" office:value-type="float" office:value="0" calcext:value-type="float">
            <text:p>0</text:p>
          </table:table-cell>
          <table:table-cell table:formula="of:=IF((([.AY72] = 1)   AND   ([.AY73] = 0))   OR   (([.AY72] = 0)   AND   ([.AY73] = 1));1;0)" office:value-type="float" office:value="0" calcext:value-type="float">
            <text:p>0</text:p>
          </table:table-cell>
          <table:table-cell table:formula="of:=IF((([.AZ72] = 1)   AND   ([.AZ73] = 0))   OR   (([.AZ72] = 0)   AND   ([.AZ73] = 1));1;0)" office:value-type="float" office:value="0" calcext:value-type="float">
            <text:p>0</text:p>
          </table:table-cell>
          <table:table-cell table:formula="of:=IF((([.BA72] = 1)   AND   ([.BA73] = 0))   OR   (([.BA72] = 0)   AND   ([.BA73] = 1));1;0)" office:value-type="float" office:value="0" calcext:value-type="float">
            <text:p>0</text:p>
          </table:table-cell>
          <table:table-cell table:formula="of:=IF((([.BB72] = 1)   AND   ([.BB73] = 0))   OR   (([.BB72] = 0)   AND   ([.BB73] = 1));1;0)" office:value-type="float" office:value="0" calcext:value-type="float">
            <text:p>0</text:p>
          </table:table-cell>
          <table:table-cell table:formula="of:=IF((([.BC72] = 1)   AND   ([.BC73] = 0))   OR   (([.BC72] = 0)   AND   ([.BC73] = 1));1;0)" office:value-type="float" office:value="0" calcext:value-type="float">
            <text:p>0</text:p>
          </table:table-cell>
          <table:table-cell table:formula="of:=IF((([.BD72] = 1)   AND   ([.BD73] = 0))   OR   (([.BD72] = 0)   AND   ([.BD73] = 1));1;0)" office:value-type="float" office:value="0" calcext:value-type="float">
            <text:p>0</text:p>
          </table:table-cell>
          <table:table-cell table:formula="of:=IF((([.BE72] = 1)   AND   ([.BE73] = 0))   OR   (([.BE72] = 0)   AND   ([.BE73] = 1));1;0)" office:value-type="float" office:value="0" calcext:value-type="float">
            <text:p>0</text:p>
          </table:table-cell>
          <table:table-cell table:formula="of:=IF((([.BF72] = 1)   AND   ([.BF73] = 0))   OR   (([.BF72] = 0)   AND   ([.BF73] = 1));1;0)" office:value-type="float" office:value="0" calcext:value-type="float">
            <text:p>0</text:p>
          </table:table-cell>
          <table:table-cell table:formula="of:=IF((([.BG72] = 1)   AND   ([.BG73] = 0))   OR   (([.BG72] = 0)   AND   ([.BG73] = 1));1;0)" office:value-type="float" office:value="0" calcext:value-type="float">
            <text:p>0</text:p>
          </table:table-cell>
          <table:table-cell table:formula="of:=IF((([.BH72] = 1)   AND   ([.BH73] = 0))   OR   (([.BH72] = 0)   AND   ([.BH73] = 1));1;0)" office:value-type="float" office:value="0" calcext:value-type="float">
            <text:p>0</text:p>
          </table:table-cell>
          <table:table-cell table:formula="of:=IF((([.BI72] = 1)   AND   ([.BI73] = 0))   OR   (([.BI72] = 0)   AND   ([.BI73] = 1));1;0)" office:value-type="float" office:value="0" calcext:value-type="float">
            <text:p>0</text:p>
          </table:table-cell>
          <table:table-cell table:formula="of:=IF((([.BJ72] = 1)   AND   ([.BJ73] = 0))   OR   (([.BJ72] = 0)   AND   ([.BJ73] = 1));1;0)" office:value-type="float" office:value="0" calcext:value-type="float">
            <text:p>0</text:p>
          </table:table-cell>
          <table:table-cell table:formula="of:=IF((([.BK72] = 1)   AND   ([.BK73] = 0))   OR   (([.BK72] = 0)   AND   ([.BK73] = 1));1;0)" office:value-type="float" office:value="0" calcext:value-type="float">
            <text:p>0</text:p>
          </table:table-cell>
          <table:table-cell table:formula="of:=IF((([.BL72] = 1)   AND   ([.BL73] = 0))   OR   (([.BL72] = 0)   AND   ([.BL73] = 1));1;0)" office:value-type="float" office:value="0" calcext:value-type="float">
            <text:p>0</text:p>
          </table:table-cell>
          <table:table-cell table:formula="of:=IF((([.BM72] = 1)   AND   ([.BM73] = 0))   OR   (([.BM72] = 0)   AND   ([.BM73] = 1));1;0)" office:value-type="float" office:value="0" calcext:value-type="float">
            <text:p>0</text:p>
          </table:table-cell>
          <table:table-cell table:formula="of:=IF((([.BN72] = 1)   AND   ([.BN73] = 0))   OR   (([.BN72] = 0)   AND   ([.BN73] = 1));1;0)" office:value-type="float" office:value="0" calcext:value-type="float">
            <text:p>0</text:p>
          </table:table-cell>
          <table:table-cell table:formula="of:=IF((([.BO72] = 1)   AND   ([.BO73] = 0))   OR   (([.BO72] = 0)   AND   ([.BO73] = 1));1;0)" office:value-type="float" office:value="0" calcext:value-type="float">
            <text:p>0</text:p>
          </table:table-cell>
          <table:table-cell table:formula="of:=IF((([.BP72] = 1)   AND   ([.BP73] = 0))   OR   (([.BP72] = 0)   AND   ([.BP73] = 1));1;0)" office:value-type="float" office:value="0" calcext:value-type="float">
            <text:p>0</text:p>
          </table:table-cell>
          <table:table-cell table:formula="of:=IF((([.BQ72] = 1)   AND   ([.BQ73] = 0))   OR   (([.BQ72] = 0)   AND   ([.BQ73] = 1));1;0)" office:value-type="float" office:value="0" calcext:value-type="float">
            <text:p>0</text:p>
          </table:table-cell>
          <table:table-cell table:formula="of:=IF((([.BR72] = 1)   AND   ([.BR73] = 0))   OR   (([.BR72] = 0)   AND   ([.BR73] = 1));1;0)" office:value-type="float" office:value="0" calcext:value-type="float">
            <text:p>0</text:p>
          </table:table-cell>
          <table:table-cell table:formula="of:=IF((([.BS72] = 1)   AND   ([.BS73] = 0))   OR   (([.BS72] = 0)   AND   ([.BS73] = 1));1;0)" office:value-type="float" office:value="0" calcext:value-type="float">
            <text:p>0</text:p>
          </table:table-cell>
          <table:table-cell table:formula="of:=IF((([.BT72] = 1)   AND   ([.BT73] = 0))   OR   (([.BT72] = 0)   AND   ([.BT73] = 1));1;0)" office:value-type="float" office:value="0" calcext:value-type="float">
            <text:p>0</text:p>
          </table:table-cell>
          <table:table-cell table:formula="of:=IF((([.BU72] = 1)   AND   ([.BU73] = 0))   OR   (([.BU72] = 0)   AND   ([.BU73] = 1));1;0)" office:value-type="float" office:value="1" calcext:value-type="float">
            <text:p>1</text:p>
          </table:table-cell>
          <table:table-cell table:number-columns-repeated="95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950"/>
        </table:table-row>
        <table:table-row table:style-name="ro1">
          <table:table-cell/>
          <table:table-cell table:style-name="ce3" table:formula="of:=SUM([.B1:.B73])" office:value-type="float" office:value="1" calcext:value-type="float">
            <text:p>1</text:p>
          </table:table-cell>
          <table:table-cell table:style-name="ce3" table:formula="of:=SUM([.C1:.C73])" office:value-type="float" office:value="1" calcext:value-type="float">
            <text:p>1</text:p>
          </table:table-cell>
          <table:table-cell table:style-name="ce3" table:formula="of:=SUM([.D1:.D73])" office:value-type="float" office:value="2" calcext:value-type="float">
            <text:p>2</text:p>
          </table:table-cell>
          <table:table-cell table:style-name="ce3" table:formula="of:=SUM([.E1:.E73])" office:value-type="float" office:value="2" calcext:value-type="float">
            <text:p>2</text:p>
          </table:table-cell>
          <table:table-cell table:style-name="ce3" table:formula="of:=SUM([.F1:.F73])" office:value-type="float" office:value="4" calcext:value-type="float">
            <text:p>4</text:p>
          </table:table-cell>
          <table:table-cell table:style-name="ce3" table:formula="of:=SUM([.G1:.G73])" office:value-type="float" office:value="2" calcext:value-type="float">
            <text:p>2</text:p>
          </table:table-cell>
          <table:table-cell table:style-name="ce3" table:formula="of:=SUM([.H1:.H73])" office:value-type="float" office:value="4" calcext:value-type="float">
            <text:p>4</text:p>
          </table:table-cell>
          <table:table-cell table:style-name="ce3" table:formula="of:=SUM([.I1:.I73])" office:value-type="float" office:value="4" calcext:value-type="float">
            <text:p>4</text:p>
          </table:table-cell>
          <table:table-cell table:style-name="ce3" table:formula="of:=SUM([.J1:.J73])" office:value-type="float" office:value="8" calcext:value-type="float">
            <text:p>8</text:p>
          </table:table-cell>
          <table:table-cell table:style-name="ce3" table:formula="of:=SUM([.K1:.K73])" office:value-type="float" office:value="2" calcext:value-type="float">
            <text:p>2</text:p>
          </table:table-cell>
          <table:table-cell table:style-name="ce3" table:formula="of:=SUM([.L1:.L73])" office:value-type="float" office:value="4" calcext:value-type="float">
            <text:p>4</text:p>
          </table:table-cell>
          <table:table-cell table:style-name="ce3" table:formula="of:=SUM([.M1:.M73])" office:value-type="float" office:value="4" calcext:value-type="float">
            <text:p>4</text:p>
          </table:table-cell>
          <table:table-cell table:style-name="ce3" table:formula="of:=SUM([.N1:.N73])" office:value-type="float" office:value="8" calcext:value-type="float">
            <text:p>8</text:p>
          </table:table-cell>
          <table:table-cell table:style-name="ce3" table:formula="of:=SUM([.O1:.O73])" office:value-type="float" office:value="4" calcext:value-type="float">
            <text:p>4</text:p>
          </table:table-cell>
          <table:table-cell table:style-name="ce3" table:formula="of:=SUM([.P1:.P73])" office:value-type="float" office:value="8" calcext:value-type="float">
            <text:p>8</text:p>
          </table:table-cell>
          <table:table-cell table:style-name="ce3" table:formula="of:=SUM([.Q1:.Q73])" office:value-type="float" office:value="8" calcext:value-type="float">
            <text:p>8</text:p>
          </table:table-cell>
          <table:table-cell table:style-name="ce3" table:formula="of:=SUM([.R1:.R73])" office:value-type="float" office:value="16" calcext:value-type="float">
            <text:p>16</text:p>
          </table:table-cell>
          <table:table-cell table:style-name="ce3" table:formula="of:=SUM([.S1:.S73])" office:value-type="float" office:value="2" calcext:value-type="float">
            <text:p>2</text:p>
          </table:table-cell>
          <table:table-cell table:style-name="ce3" table:formula="of:=SUM([.T1:.T73])" office:value-type="float" office:value="4" calcext:value-type="float">
            <text:p>4</text:p>
          </table:table-cell>
          <table:table-cell table:style-name="ce3" table:formula="of:=SUM([.U1:.U73])" office:value-type="float" office:value="4" calcext:value-type="float">
            <text:p>4</text:p>
          </table:table-cell>
          <table:table-cell table:style-name="ce3" table:formula="of:=SUM([.V1:.V73])" office:value-type="float" office:value="8" calcext:value-type="float">
            <text:p>8</text:p>
          </table:table-cell>
          <table:table-cell table:style-name="ce3" table:formula="of:=SUM([.W1:.W73])" office:value-type="float" office:value="4" calcext:value-type="float">
            <text:p>4</text:p>
          </table:table-cell>
          <table:table-cell table:style-name="ce3" table:formula="of:=SUM([.X1:.X73])" office:value-type="float" office:value="8" calcext:value-type="float">
            <text:p>8</text:p>
          </table:table-cell>
          <table:table-cell table:style-name="ce3" table:formula="of:=SUM([.Y1:.Y73])" office:value-type="float" office:value="8" calcext:value-type="float">
            <text:p>8</text:p>
          </table:table-cell>
          <table:table-cell table:style-name="ce3" table:formula="of:=SUM([.Z1:.Z73])" office:value-type="float" office:value="16" calcext:value-type="float">
            <text:p>16</text:p>
          </table:table-cell>
          <table:table-cell table:style-name="ce3" table:formula="of:=SUM([.AA1:.AA73])" office:value-type="float" office:value="4" calcext:value-type="float">
            <text:p>4</text:p>
          </table:table-cell>
          <table:table-cell table:style-name="ce3" table:formula="of:=SUM([.AB1:.AB73])" office:value-type="float" office:value="8" calcext:value-type="float">
            <text:p>8</text:p>
          </table:table-cell>
          <table:table-cell table:style-name="ce3" table:formula="of:=SUM([.AC1:.AC73])" office:value-type="float" office:value="8" calcext:value-type="float">
            <text:p>8</text:p>
          </table:table-cell>
          <table:table-cell table:style-name="ce3" table:formula="of:=SUM([.AD1:.AD73])" office:value-type="float" office:value="16" calcext:value-type="float">
            <text:p>16</text:p>
          </table:table-cell>
          <table:table-cell table:style-name="ce3" table:formula="of:=SUM([.AE1:.AE73])" office:value-type="float" office:value="8" calcext:value-type="float">
            <text:p>8</text:p>
          </table:table-cell>
          <table:table-cell table:style-name="ce3" table:formula="of:=SUM([.AF1:.AF73])" office:value-type="float" office:value="16" calcext:value-type="float">
            <text:p>16</text:p>
          </table:table-cell>
          <table:table-cell table:style-name="ce3" table:formula="of:=SUM([.AG1:.AG73])" office:value-type="float" office:value="16" calcext:value-type="float">
            <text:p>16</text:p>
          </table:table-cell>
          <table:table-cell table:style-name="ce3" table:formula="of:=SUM([.AH1:.AH73])" office:value-type="float" office:value="32" calcext:value-type="float">
            <text:p>32</text:p>
          </table:table-cell>
          <table:table-cell table:style-name="ce3" table:formula="of:=SUM([.AI1:.AI73])" office:value-type="float" office:value="2" calcext:value-type="float">
            <text:p>2</text:p>
          </table:table-cell>
          <table:table-cell table:style-name="ce3" table:formula="of:=SUM([.AJ1:.AJ73])" office:value-type="float" office:value="4" calcext:value-type="float">
            <text:p>4</text:p>
          </table:table-cell>
          <table:table-cell table:style-name="ce3" table:formula="of:=SUM([.AK1:.AK73])" office:value-type="float" office:value="4" calcext:value-type="float">
            <text:p>4</text:p>
          </table:table-cell>
          <table:table-cell table:style-name="ce3" table:formula="of:=SUM([.AL1:.AL73])" office:value-type="float" office:value="8" calcext:value-type="float">
            <text:p>8</text:p>
          </table:table-cell>
          <table:table-cell table:style-name="ce3" table:formula="of:=SUM([.AM1:.AM73])" office:value-type="float" office:value="4" calcext:value-type="float">
            <text:p>4</text:p>
          </table:table-cell>
          <table:table-cell table:style-name="ce3" table:formula="of:=SUM([.AN1:.AN73])" office:value-type="float" office:value="8" calcext:value-type="float">
            <text:p>8</text:p>
          </table:table-cell>
          <table:table-cell table:style-name="ce3" table:formula="of:=SUM([.AO1:.AO73])" office:value-type="float" office:value="8" calcext:value-type="float">
            <text:p>8</text:p>
          </table:table-cell>
          <table:table-cell table:style-name="ce3" table:formula="of:=SUM([.AP1:.AP73])" office:value-type="float" office:value="16" calcext:value-type="float">
            <text:p>16</text:p>
          </table:table-cell>
          <table:table-cell table:style-name="ce3" table:formula="of:=SUM([.AQ1:.AQ73])" office:value-type="float" office:value="4" calcext:value-type="float">
            <text:p>4</text:p>
          </table:table-cell>
          <table:table-cell table:style-name="ce3" table:formula="of:=SUM([.AR1:.AR73])" office:value-type="float" office:value="8" calcext:value-type="float">
            <text:p>8</text:p>
          </table:table-cell>
          <table:table-cell table:style-name="ce3" table:formula="of:=SUM([.AS1:.AS73])" office:value-type="float" office:value="8" calcext:value-type="float">
            <text:p>8</text:p>
          </table:table-cell>
          <table:table-cell table:style-name="ce3" table:formula="of:=SUM([.AT1:.AT73])" office:value-type="float" office:value="16" calcext:value-type="float">
            <text:p>16</text:p>
          </table:table-cell>
          <table:table-cell table:style-name="ce3" table:formula="of:=SUM([.AU1:.AU73])" office:value-type="float" office:value="8" calcext:value-type="float">
            <text:p>8</text:p>
          </table:table-cell>
          <table:table-cell table:style-name="ce3" table:formula="of:=SUM([.AV1:.AV73])" office:value-type="float" office:value="16" calcext:value-type="float">
            <text:p>16</text:p>
          </table:table-cell>
          <table:table-cell table:style-name="ce3" table:formula="of:=SUM([.AW1:.AW73])" office:value-type="float" office:value="16" calcext:value-type="float">
            <text:p>16</text:p>
          </table:table-cell>
          <table:table-cell table:style-name="ce3" table:formula="of:=SUM([.AX1:.AX73])" office:value-type="float" office:value="32" calcext:value-type="float">
            <text:p>32</text:p>
          </table:table-cell>
          <table:table-cell table:style-name="ce3" table:formula="of:=SUM([.AY1:.AY73])" office:value-type="float" office:value="4" calcext:value-type="float">
            <text:p>4</text:p>
          </table:table-cell>
          <table:table-cell table:style-name="ce3" table:formula="of:=SUM([.AZ1:.AZ73])" office:value-type="float" office:value="8" calcext:value-type="float">
            <text:p>8</text:p>
          </table:table-cell>
          <table:table-cell table:style-name="ce3" table:formula="of:=SUM([.BA1:.BA73])" office:value-type="float" office:value="8" calcext:value-type="float">
            <text:p>8</text:p>
          </table:table-cell>
          <table:table-cell table:style-name="ce3" table:formula="of:=SUM([.BB1:.BB73])" office:value-type="float" office:value="16" calcext:value-type="float">
            <text:p>16</text:p>
          </table:table-cell>
          <table:table-cell table:style-name="ce3" table:formula="of:=SUM([.BC1:.BC73])" office:value-type="float" office:value="8" calcext:value-type="float">
            <text:p>8</text:p>
          </table:table-cell>
          <table:table-cell table:style-name="ce3" table:formula="of:=SUM([.BD1:.BD73])" office:value-type="float" office:value="16" calcext:value-type="float">
            <text:p>16</text:p>
          </table:table-cell>
          <table:table-cell table:style-name="ce3" table:formula="of:=SUM([.BE1:.BE73])" office:value-type="float" office:value="16" calcext:value-type="float">
            <text:p>16</text:p>
          </table:table-cell>
          <table:table-cell table:style-name="ce3" table:formula="of:=SUM([.BF1:.BF73])" office:value-type="float" office:value="32" calcext:value-type="float">
            <text:p>32</text:p>
          </table:table-cell>
          <table:table-cell table:style-name="ce3" table:formula="of:=SUM([.BG1:.BG73])" office:value-type="float" office:value="8" calcext:value-type="float">
            <text:p>8</text:p>
          </table:table-cell>
          <table:table-cell table:style-name="ce3" table:formula="of:=SUM([.BH1:.BH73])" office:value-type="float" office:value="16" calcext:value-type="float">
            <text:p>16</text:p>
          </table:table-cell>
          <table:table-cell table:style-name="ce3" table:formula="of:=SUM([.BI1:.BI73])" office:value-type="float" office:value="16" calcext:value-type="float">
            <text:p>16</text:p>
          </table:table-cell>
          <table:table-cell table:style-name="ce3" table:formula="of:=SUM([.BJ1:.BJ73])" office:value-type="float" office:value="32" calcext:value-type="float">
            <text:p>32</text:p>
          </table:table-cell>
          <table:table-cell table:style-name="ce3" table:formula="of:=SUM([.BK1:.BK73])" office:value-type="float" office:value="16" calcext:value-type="float">
            <text:p>16</text:p>
          </table:table-cell>
          <table:table-cell table:style-name="ce3" table:formula="of:=SUM([.BL1:.BL73])" office:value-type="float" office:value="32" calcext:value-type="float">
            <text:p>32</text:p>
          </table:table-cell>
          <table:table-cell table:style-name="ce3" table:formula="of:=SUM([.BM1:.BM73])" office:value-type="float" office:value="32" calcext:value-type="float">
            <text:p>32</text:p>
          </table:table-cell>
          <table:table-cell table:style-name="ce3" table:formula="of:=SUM([.BN1:.BN73])" office:value-type="float" office:value="64" calcext:value-type="float">
            <text:p>64</text:p>
          </table:table-cell>
          <table:table-cell table:style-name="ce3" table:formula="of:=SUM([.BO1:.BO73])" office:value-type="float" office:value="2" calcext:value-type="float">
            <text:p>2</text:p>
          </table:table-cell>
          <table:table-cell table:style-name="ce3" table:formula="of:=SUM([.BP1:.BP73])" office:value-type="float" office:value="4" calcext:value-type="float">
            <text:p>4</text:p>
          </table:table-cell>
          <table:table-cell table:style-name="ce3" table:formula="of:=SUM([.BQ1:.BQ73])" office:value-type="float" office:value="4" calcext:value-type="float">
            <text:p>4</text:p>
          </table:table-cell>
          <table:table-cell table:style-name="ce3" table:formula="of:=SUM([.BR1:.BR73])" office:value-type="float" office:value="8" calcext:value-type="float">
            <text:p>8</text:p>
          </table:table-cell>
          <table:table-cell table:style-name="ce3" table:formula="of:=SUM([.BS1:.BS73])" office:value-type="float" office:value="4" calcext:value-type="float">
            <text:p>4</text:p>
          </table:table-cell>
          <table:table-cell table:style-name="ce3" table:formula="of:=SUM([.BT1:.BT73])" office:value-type="float" office:value="8" calcext:value-type="float">
            <text:p>8</text:p>
          </table:table-cell>
          <table:table-cell table:style-name="ce3" table:formula="of:=SUM([.BU1:.BU73])" office:value-type="float" office:value="8" calcext:value-type="float">
            <text:p>8</text:p>
          </table:table-cell>
          <table:table-cell table:style-name="ce3" table:formula="of:=SUM([.BV1:.BV73])" office:value-type="float" office:value="16" calcext:value-type="float">
            <text:p>16</text:p>
          </table:table-cell>
          <table:table-cell table:number-columns-repeated="950"/>
        </table:table-row>
        <table:table-row table:style-name="ro1">
          <table:table-cell/>
          <table:table-cell table:formula="of:=([.B74]-[.B75])" office:value-type="float" office:value="0" calcext:value-type="float">
            <text:p>0</text:p>
          </table:table-cell>
          <table:table-cell table:formula="of:=([.C74]-[.C75])" office:value-type="float" office:value="1" calcext:value-type="float">
            <text:p>1</text:p>
          </table:table-cell>
          <table:table-cell table:formula="of:=([.D74]-[.D75])" office:value-type="float" office:value="1" calcext:value-type="float">
            <text:p>1</text:p>
          </table:table-cell>
          <table:table-cell table:formula="of:=([.E74]-[.E75])" office:value-type="float" office:value="2" calcext:value-type="float">
            <text:p>2</text:p>
          </table:table-cell>
          <table:table-cell table:formula="of:=([.F74]-[.F75])" office:value-type="float" office:value="1" calcext:value-type="float">
            <text:p>1</text:p>
          </table:table-cell>
          <table:table-cell table:formula="of:=([.G74]-[.G75])" office:value-type="float" office:value="4" calcext:value-type="float">
            <text:p>4</text:p>
          </table:table-cell>
          <table:table-cell table:formula="of:=([.H74]-[.H75])" office:value-type="float" office:value="3" calcext:value-type="float">
            <text:p>3</text:p>
          </table:table-cell>
          <table:table-cell table:formula="of:=([.I74]-[.I75])" office:value-type="float" office:value="4" calcext:value-type="float">
            <text:p>4</text:p>
          </table:table-cell>
          <table:table-cell table:formula="of:=([.J74]-[.J75])" office:value-type="float" office:value="1" calcext:value-type="float">
            <text:p>1</text:p>
          </table:table-cell>
          <table:table-cell table:formula="of:=([.K74]-[.K75])" office:value-type="float" office:value="8" calcext:value-type="float">
            <text:p>8</text:p>
          </table:table-cell>
          <table:table-cell table:formula="of:=([.L74]-[.L75])" office:value-type="float" office:value="7" calcext:value-type="float">
            <text:p>7</text:p>
          </table:table-cell>
          <table:table-cell table:formula="of:=([.M74]-[.M75])" office:value-type="float" office:value="8" calcext:value-type="float">
            <text:p>8</text:p>
          </table:table-cell>
          <table:table-cell table:formula="of:=([.N74]-[.N75])" office:value-type="float" office:value="5" calcext:value-type="float">
            <text:p>5</text:p>
          </table:table-cell>
          <table:table-cell table:formula="of:=([.O74]-[.O75])" office:value-type="float" office:value="10" calcext:value-type="float">
            <text:p>10</text:p>
          </table:table-cell>
          <table:table-cell table:formula="of:=([.P74]-[.P75])" office:value-type="float" office:value="7" calcext:value-type="float">
            <text:p>7</text:p>
          </table:table-cell>
          <table:table-cell table:formula="of:=([.Q74]-[.Q75])" office:value-type="float" office:value="8" calcext:value-type="float">
            <text:p>8</text:p>
          </table:table-cell>
          <table:table-cell table:formula="of:=([.R74]-[.R75])" office:value-type="float" office:value="1" calcext:value-type="float">
            <text:p>1</text:p>
          </table:table-cell>
          <table:table-cell table:formula="of:=([.S74]-[.S75])" office:value-type="float" office:value="16" calcext:value-type="float">
            <text:p>16</text:p>
          </table:table-cell>
          <table:table-cell table:formula="of:=([.T74]-[.T75])" office:value-type="float" office:value="15" calcext:value-type="float">
            <text:p>15</text:p>
          </table:table-cell>
          <table:table-cell table:formula="of:=([.U74]-[.U75])" office:value-type="float" office:value="16" calcext:value-type="float">
            <text:p>16</text:p>
          </table:table-cell>
          <table:table-cell table:formula="of:=([.V74]-[.V75])" office:value-type="float" office:value="13" calcext:value-type="float">
            <text:p>13</text:p>
          </table:table-cell>
          <table:table-cell table:formula="of:=([.W74]-[.W75])" office:value-type="float" office:value="18" calcext:value-type="float">
            <text:p>18</text:p>
          </table:table-cell>
          <table:table-cell table:formula="of:=([.X74]-[.X75])" office:value-type="float" office:value="15" calcext:value-type="float">
            <text:p>15</text:p>
          </table:table-cell>
          <table:table-cell table:formula="of:=([.Y74]-[.Y75])" office:value-type="float" office:value="16" calcext:value-type="float">
            <text:p>16</text:p>
          </table:table-cell>
          <table:table-cell table:formula="of:=([.Z74]-[.Z75])" office:value-type="float" office:value="9" calcext:value-type="float">
            <text:p>9</text:p>
          </table:table-cell>
          <table:table-cell table:formula="of:=([.AA74]-[.AA75])" office:value-type="float" office:value="22" calcext:value-type="float">
            <text:p>22</text:p>
          </table:table-cell>
          <table:table-cell table:formula="of:=([.AB74]-[.AB75])" office:value-type="float" office:value="19" calcext:value-type="float">
            <text:p>19</text:p>
          </table:table-cell>
          <table:table-cell table:formula="of:=([.AC74]-[.AC75])" office:value-type="float" office:value="20" calcext:value-type="float">
            <text:p>20</text:p>
          </table:table-cell>
          <table:table-cell table:formula="of:=([.AD74]-[.AD75])" office:value-type="float" office:value="13" calcext:value-type="float">
            <text:p>13</text:p>
          </table:table-cell>
          <table:table-cell table:formula="of:=([.AE74]-[.AE75])" office:value-type="float" office:value="22" calcext:value-type="float">
            <text:p>22</text:p>
          </table:table-cell>
          <table:table-cell table:formula="of:=([.AF74]-[.AF75])" office:value-type="float" office:value="15" calcext:value-type="float">
            <text:p>15</text:p>
          </table:table-cell>
          <table:table-cell table:formula="of:=([.AG74]-[.AG75])" office:value-type="float" office:value="16" calcext:value-type="float">
            <text:p>16</text:p>
          </table:table-cell>
          <table:table-cell table:formula="of:=([.AH74]-[.AH75])" office:value-type="float" office:value="1" calcext:value-type="float">
            <text:p>1</text:p>
          </table:table-cell>
          <table:table-cell table:formula="of:=([.AI74]-[.AI75])" office:value-type="float" office:value="32" calcext:value-type="float">
            <text:p>32</text:p>
          </table:table-cell>
          <table:table-cell table:formula="of:=([.AJ74]-[.AJ75])" office:value-type="float" office:value="31" calcext:value-type="float">
            <text:p>31</text:p>
          </table:table-cell>
          <table:table-cell table:formula="of:=([.AK74]-[.AK75])" office:value-type="float" office:value="32" calcext:value-type="float">
            <text:p>32</text:p>
          </table:table-cell>
          <table:table-cell table:formula="of:=([.AL74]-[.AL75])" office:value-type="float" office:value="29" calcext:value-type="float">
            <text:p>29</text:p>
          </table:table-cell>
          <table:table-cell table:formula="of:=([.AM74]-[.AM75])" office:value-type="float" office:value="34" calcext:value-type="float">
            <text:p>34</text:p>
          </table:table-cell>
          <table:table-cell table:formula="of:=([.AN74]-[.AN75])" office:value-type="float" office:value="31" calcext:value-type="float">
            <text:p>31</text:p>
          </table:table-cell>
          <table:table-cell table:formula="of:=([.AO74]-[.AO75])" office:value-type="float" office:value="32" calcext:value-type="float">
            <text:p>32</text:p>
          </table:table-cell>
          <table:table-cell table:formula="of:=([.AP74]-[.AP75])" office:value-type="float" office:value="25" calcext:value-type="float">
            <text:p>25</text:p>
          </table:table-cell>
          <table:table-cell table:formula="of:=([.AQ74]-[.AQ75])" office:value-type="float" office:value="38" calcext:value-type="float">
            <text:p>38</text:p>
          </table:table-cell>
          <table:table-cell table:formula="of:=([.AR74]-[.AR75])" office:value-type="float" office:value="35" calcext:value-type="float">
            <text:p>35</text:p>
          </table:table-cell>
          <table:table-cell table:formula="of:=([.AS74]-[.AS75])" office:value-type="float" office:value="36" calcext:value-type="float">
            <text:p>36</text:p>
          </table:table-cell>
          <table:table-cell table:formula="of:=([.AT74]-[.AT75])" office:value-type="float" office:value="29" calcext:value-type="float">
            <text:p>29</text:p>
          </table:table-cell>
          <table:table-cell table:formula="of:=([.AU74]-[.AU75])" office:value-type="float" office:value="38" calcext:value-type="float">
            <text:p>38</text:p>
          </table:table-cell>
          <table:table-cell table:formula="of:=([.AV74]-[.AV75])" office:value-type="float" office:value="31" calcext:value-type="float">
            <text:p>31</text:p>
          </table:table-cell>
          <table:table-cell table:formula="of:=([.AW74]-[.AW75])" office:value-type="float" office:value="32" calcext:value-type="float">
            <text:p>32</text:p>
          </table:table-cell>
          <table:table-cell table:formula="of:=([.AX74]-[.AX75])" office:value-type="float" office:value="17" calcext:value-type="float">
            <text:p>17</text:p>
          </table:table-cell>
          <table:table-cell table:formula="of:=([.AY74]-[.AY75])" office:value-type="float" office:value="46" calcext:value-type="float">
            <text:p>46</text:p>
          </table:table-cell>
          <table:table-cell table:formula="of:=([.AZ74]-[.AZ75])" office:value-type="float" office:value="43" calcext:value-type="float">
            <text:p>43</text:p>
          </table:table-cell>
          <table:table-cell table:formula="of:=([.BA74]-[.BA75])" office:value-type="float" office:value="44" calcext:value-type="float">
            <text:p>44</text:p>
          </table:table-cell>
          <table:table-cell table:formula="of:=([.BB74]-[.BB75])" office:value-type="float" office:value="37" calcext:value-type="float">
            <text:p>37</text:p>
          </table:table-cell>
          <table:table-cell table:formula="of:=([.BC74]-[.BC75])" office:value-type="float" office:value="46" calcext:value-type="float">
            <text:p>46</text:p>
          </table:table-cell>
          <table:table-cell table:formula="of:=([.BD74]-[.BD75])" office:value-type="float" office:value="39" calcext:value-type="float">
            <text:p>39</text:p>
          </table:table-cell>
          <table:table-cell table:formula="of:=([.BE74]-[.BE75])" office:value-type="float" office:value="40" calcext:value-type="float">
            <text:p>40</text:p>
          </table:table-cell>
          <table:table-cell table:formula="of:=([.BF74]-[.BF75])" office:value-type="float" office:value="25" calcext:value-type="float">
            <text:p>25</text:p>
          </table:table-cell>
          <table:table-cell table:formula="of:=([.BG74]-[.BG75])" office:value-type="float" office:value="50" calcext:value-type="float">
            <text:p>50</text:p>
          </table:table-cell>
          <table:table-cell table:formula="of:=([.BH74]-[.BH75])" office:value-type="float" office:value="43" calcext:value-type="float">
            <text:p>43</text:p>
          </table:table-cell>
          <table:table-cell table:formula="of:=([.BI74]-[.BI75])" office:value-type="float" office:value="44" calcext:value-type="float">
            <text:p>44</text:p>
          </table:table-cell>
          <table:table-cell table:formula="of:=([.BJ74]-[.BJ75])" office:value-type="float" office:value="29" calcext:value-type="float">
            <text:p>29</text:p>
          </table:table-cell>
          <table:table-cell table:formula="of:=([.BK74]-[.BK75])" office:value-type="float" office:value="46" calcext:value-type="float">
            <text:p>46</text:p>
          </table:table-cell>
          <table:table-cell table:formula="of:=([.BL74]-[.BL75])" office:value-type="float" office:value="31" calcext:value-type="float">
            <text:p>31</text:p>
          </table:table-cell>
          <table:table-cell table:formula="of:=([.BM74]-[.BM75])" office:value-type="float" office:value="32" calcext:value-type="float">
            <text:p>32</text:p>
          </table:table-cell>
          <table:table-cell table:formula="of:=([.BN74]-[.BN75])" office:value-type="float" office:value="1" calcext:value-type="float">
            <text:p>1</text:p>
          </table:table-cell>
          <table:table-cell table:formula="of:=([.BO74]-[.BO75])" office:value-type="float" office:value="64" calcext:value-type="float">
            <text:p>64</text:p>
          </table:table-cell>
          <table:table-cell table:formula="of:=([.BP74]-[.BP75])" office:value-type="float" office:value="63" calcext:value-type="float">
            <text:p>63</text:p>
          </table:table-cell>
          <table:table-cell table:formula="of:=([.BQ74]-[.BQ75])" office:value-type="float" office:value="64" calcext:value-type="float">
            <text:p>64</text:p>
          </table:table-cell>
          <table:table-cell table:formula="of:=([.BR74]-[.BR75])" office:value-type="float" office:value="61" calcext:value-type="float">
            <text:p>61</text:p>
          </table:table-cell>
          <table:table-cell table:formula="of:=([.BS74]-[.BS75])" office:value-type="float" office:value="66" calcext:value-type="float">
            <text:p>66</text:p>
          </table:table-cell>
          <table:table-cell table:formula="of:=([.BT74]-[.BT75])" office:value-type="float" office:value="63" calcext:value-type="float">
            <text:p>63</text:p>
          </table:table-cell>
          <table:table-cell table:formula="of:=([.BU74]-[.BU75])" office:value-type="float" office:value="64" calcext:value-type="float">
            <text:p>64</text:p>
          </table:table-cell>
          <table:table-cell table:formula="of:=([.BV74]-[.BV75])" office:value-type="float" office:value="57" calcext:value-type="float">
            <text:p>57</text:p>
          </table:table-cell>
          <table:table-cell table:number-columns-repeated="95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73"/>
          <table:table-cell table:number-columns-repeated="950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A1:Tabelle1.AMJ73 Tabelle1.A76:Tabelle1.AMJ79 Tabelle1.A74:Tabelle1.A75 Tabelle1.BW74:Tabelle1.AMJ75 Tabelle1.A81:Tabelle1.AMJ1048576 Tabelle1.A80:Tabelle1.A80 Tabelle1.BW80:Tabelle1.AMJ80">
            <calcext:condition calcext:apply-style-name="Unbenannt1" calcext:value="=1" calcext:base-cell-address="Tabelle1.A1"/>
          </calcext:conditional-format>
          <calcext:conditional-format calcext:target-range-address="Tabelle1.B75:Tabelle1.BV75">
            <calcext:condition calcext:apply-style-name="Unbenannt1" calcext:value="=1" calcext:base-cell-address="Tabelle1.B75"/>
          </calcext:conditional-format>
          <calcext:conditional-format calcext:target-range-address="Tabelle1.B74:Tabelle1.BV74">
            <calcext:condition calcext:apply-style-name="Unbenannt1" calcext:value="=1" calcext:base-cell-address="Tabelle1.B7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22:37:15.411886183</meta:creation-date>
    <dc:date>2016-11-02T23:47:38.793249054</dc:date>
    <meta:editing-duration>PT29M52S</meta:editing-duration>
    <meta:editing-cycles>1</meta:editing-cycles>
    <meta:document-statistic meta:table-count="1" meta:cell-count="5694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952cm" style:legend-expansion="high" chart:style-name="ch2"/>
        <chart:plot-area chart:style-name="ch3" table:cell-range-address="Tabelle1.B74:Tabelle1.BV76" chart:data-source-has-labels="row" svg:x="0.32cm" svg:y="0.18cm" svg:width="12.799cm" svg:height="8.64cm">
          <chartooo:coordinate-region svg:x="0.941cm" svg:y="0.379cm" svg:width="12.038cm" svg:height="7.649cm"/>
          <chart:axis chart:dimension="x" chart:name="primary-x" chart:style-name="ch4" chartooo:axis-type="auto">
            <chartooo:date-scale/>
            <chart:categories table:cell-range-address="Tabelle1.B74:Tabelle1.BV7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75:Tabelle1.BV75" chart:class="chart:line">
            <chart:data-point chart:repeated="73"/>
          </chart:series>
          <chart:series chart:style-name="ch7" chart:values-cell-range-address="Tabelle1.B76:Tabelle1.BV76" chart:class="chart:line">
            <chart:data-point chart:repeated="7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abelle1.B74:Tabelle1.BV7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</table:table-header-rows>
          <table:table-rows>
            <table:table-row>
              <table:table-cell office:value-type="string">
                <text:p>Zeile 7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abelle1.B75:Tabelle1.BV7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Zeile 7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abelle1.B76:Tabelle1.BV7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29">
                <text:p>29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